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4mm"/>
    </style:style>
    <style:style style:name="co2" style:family="table-column">
      <style:table-column-properties fo:break-before="auto" style:column-width="17.9mm"/>
    </style:style>
    <style:style style:name="co3" style:family="table-column">
      <style:table-column-properties fo:break-before="auto" style:column-width="21.25mm"/>
    </style:style>
    <style:style style:name="co4" style:family="table-column">
      <style:table-column-properties fo:break-before="auto" style:column-width="43.9mm"/>
    </style:style>
    <style:style style:name="co5" style:family="table-column">
      <style:table-column-properties fo:break-before="auto" style:column-width="6.99mm"/>
    </style:style>
    <style:style style:name="co6" style:family="table-column">
      <style:table-column-properties fo:break-before="auto" style:column-width="24.32mm"/>
    </style:style>
    <style:style style:name="co7" style:family="table-column">
      <style:table-column-properties fo:break-before="auto" style:column-width="39.99mm"/>
    </style:style>
    <style:style style:name="co8" style:family="table-column">
      <style:table-column-properties fo:break-before="auto" style:column-width="18.19mm"/>
    </style:style>
    <style:style style:name="co9" style:family="table-column">
      <style:table-column-properties fo:break-before="auto" style:column-width="20.69mm"/>
    </style:style>
    <style:style style:name="co10" style:family="table-column">
      <style:table-column-properties fo:break-before="auto" style:column-width="29.93mm"/>
    </style:style>
    <style:style style:name="co11" style:family="table-column">
      <style:table-column-properties fo:break-before="auto" style:column-width="23.21mm"/>
    </style:style>
    <style:style style:name="co12" style:family="table-column">
      <style:table-column-properties fo:break-before="auto" style:column-width="17.74mm"/>
    </style:style>
    <style:style style:name="co13" style:family="table-column">
      <style:table-column-properties fo:break-before="auto" style:column-width="40.55mm"/>
    </style:style>
    <style:style style:name="co14" style:family="table-column">
      <style:table-column-properties fo:break-before="auto" style:column-width="19.01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64.33mm"/>
    </style:style>
    <style:style style:name="co17" style:family="table-column">
      <style:table-column-properties fo:break-before="auto" style:column-width="21.54mm"/>
    </style:style>
    <style:style style:name="co18" style:family="table-column">
      <style:table-column-properties fo:break-before="auto" style:column-width="79.71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ta1" style:family="table" style:master-page-name="PageStyle_5f_Intro">
      <style:table-properties table:display="true" style:writing-mode="lr-tb"/>
    </style:style>
    <style:style style:name="ta2" style:family="table" style:master-page-name="PageStyle_5f_Doc_26_Transposer">
      <style:table-properties table:display="true" style:writing-mode="lr-tb"/>
    </style:style>
    <style:style style:name="ta3" style:family="table" style:master-page-name="PageStyle_5f_Speed">
      <style:table-properties table:display="true" style:writing-mode="lr-tb"/>
    </style:style>
    <style:style style:name="ta4" style:family="table" style:master-page-name="PageStyle_5f_Speed-normal">
      <style:table-properties table:display="true" style:writing-mode="lr-tb"/>
    </style:style>
    <style:style style:name="ta5" style:family="table" style:master-page-name="PageStyle_5f_Speed-ratio">
      <style:table-properties table:display="true" style:writing-mode="lr-tb"/>
    </style:style>
    <style:style style:name="ta6" style:family="table" style:master-page-name="PageStyle_5f_Speed-chart">
      <style:table-properties table:display="true" style:writing-mode="lr-tb"/>
    </style:style>
    <style:style style:name="ta7" style:family="table" style:master-page-name="PageStyle_5f_Size">
      <style:table-properties table:display="true" style:writing-mode="lr-tb"/>
    </style:style>
    <style:style style:name="ta8" style:family="table" style:master-page-name="PageStyle_5f_Size-ratio">
      <style:table-properties table:display="true" style:writing-mode="lr-tb"/>
    </style:style>
    <style:style style:name="ta9" style:family="table" style:master-page-name="PageStyle_5f_Size-chart">
      <style:table-properties table:display="true" style:writing-mode="lr-tb"/>
    </style:style>
    <style:style style:name="ta10" style:family="table" style:master-page-name="PageStyle_5f_Loop_5f_Bench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#969696" fo:padding="0.71mm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order-bottom="none" fo:background-color="#666699" style:diagonal-bl-tr="none" style:diagonal-tl-br="none" fo:border-left="0.74pt solid #3c3c3c" fo:padding="0.71mm" fo:border-right="0.74pt solid #3c3c3c" style:rotation-align="none" fo:border-top="0.74pt solid #3c3c3c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ackground-color="#666699" style:diagonal-bl-tr="none" style:diagonal-tl-br="none" fo:border-left="0.74pt solid #3c3c3c" fo:padding="0.71mm" fo:border-right="0.74pt solid #3c3c3c" style:rotation-align="none" fo:border-top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0.74pt solid #3c3c3c" fo:background-color="#666699" style:diagonal-bl-tr="none" style:diagonal-tl-br="none" fo:border-left="0.74pt solid #3c3c3c" fo:padding="0.71mm" fo:border-right="0.74pt solid #3c3c3c" style:rotation-align="none" fo:border-top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666699" style:diagonal-bl-tr="none" style:diagonal-tl-br="none" fo:border="0.74pt solid #3c3c3c" fo:padding="0.71mm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666699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fo:background-color="#666699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3c3c3c" fo:background-color="#666699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none" fo:background-color="#808080" style:diagonal-bl-tr="none" style:diagonal-tl-br="none" fo:border-left="0.74pt solid #3c3c3c" fo:padding="0.71mm" fo:border-right="none" style:rotation-align="none" fo:border-top="0.74pt solid #3c3c3c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none" fo:background-color="#808080" style:diagonal-bl-tr="none" style:diagonal-tl-br="none" fo:border-left="0.74pt solid #3c3c3c" fo:padding="0.71mm" fo:border-right="none" style:rotation-align="none" fo:border-top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0.74pt solid #3c3c3c" fo:background-color="#808080" style:diagonal-bl-tr="none" style:diagonal-tl-br="none" fo:border-left="0.74pt solid #3c3c3c" fo:padding="0.71mm" fo:border-right="none" style:rotation-align="none" fo:border-top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0.74pt solid #3c3c3c" fo:background-color="#808080" style:diagonal-bl-tr="none" style:diagonal-tl-br="none" fo:border-left="0.74pt solid #3c3c3c" fo:padding="0.71mm" fo:border-right="none" style:rotation-align="none" fo:border-top="0.74pt solid #3c3c3c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Excel_5f_BuiltIn_5f_Hyperlink" style:data-style-name="N0">
      <style:table-cell-properties style:glyph-orientation-vertical="0" fo:background-color="#808080" style:cell-protect="protected" style:print-content="true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cc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fo:background-color="#808080" style:diagonal-bl-tr="none" style:diagonal-tl-br="none" fo:border-left="none" fo:padding="0.71mm" fo:border-right="none" style:rotation-align="none" fo:border-top="0.74pt solid #3c3c3c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80808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0.74pt solid #3c3c3c" fo:background-color="#808080" style:diagonal-bl-tr="none" style:diagonal-tl-br="none" fo:border-left="none" fo:padding="0.71mm" fo:border-right="none" style:rotation-align="none" fo:border-top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74pt solid #3c3c3c" fo:background-color="#808080" style:diagonal-bl-tr="none" style:diagonal-tl-br="none" fo:border-left="none" fo:padding="0.71mm" fo:border-right="none" style:rotation-align="none" fo:border-top="0.74pt solid #3c3c3c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Excel_5f_BuiltIn_5f_Hyperlink" style:data-style-name="N0">
      <style:table-cell-properties style:glyph-orientation-vertical="0" fo:background-color="#808080" style:cell-protect="protected" style:print-content="true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>
        <style:hyperlink xlink:href="#Doc&amp;Transposer.A1" xlink:type="simple"/>
      </style:table-cell-properties>
      <style:paragraph-properties fo:text-align="center" css3t:text-justify="auto" fo:margin-left="0mm" style:writing-mode="page"/>
      <style:text-properties fo:color="#ffcc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Excel_5f_BuiltIn_5f_Hyperlink" style:data-style-name="N0">
      <style:table-cell-properties style:glyph-orientation-vertical="0" fo:background-color="#808080" style:cell-protect="protected" style:print-content="true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>
        <style:hyperlink xlink:href="#Speed.A1" xlink:type="simple"/>
      </style:table-cell-properties>
      <style:paragraph-properties fo:text-align="center" css3t:text-justify="auto" fo:margin-left="0mm" style:writing-mode="page"/>
      <style:text-properties fo:color="#ffcc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Excel_5f_BuiltIn_5f_Hyperlink" style:data-style-name="N0">
      <style:table-cell-properties style:glyph-orientation-vertical="0" fo:background-color="#808080" style:cell-protect="protected" style:print-content="true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>
        <style:hyperlink xlink:href="#Size.A1" xlink:type="simple"/>
      </style:table-cell-properties>
      <style:paragraph-properties fo:text-align="center" css3t:text-justify="auto" fo:margin-left="0mm" style:writing-mode="page"/>
      <style:text-properties fo:color="#ffcc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Excel_5f_BuiltIn_5f_Hyperlink" style:data-style-name="N0">
      <style:table-cell-properties style:glyph-orientation-vertical="0" fo:background-color="#808080" style:cell-protect="protected" style:print-content="true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>
        <style:hyperlink xlink:href="#Speed-normal.A1" xlink:type="simple"/>
      </style:table-cell-properties>
      <style:paragraph-properties fo:text-align="center" css3t:text-justify="auto" fo:margin-left="0mm" style:writing-mode="page"/>
      <style:text-properties fo:color="#ffcc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Excel_5f_BuiltIn_5f_Hyperlink" style:data-style-name="N0">
      <style:table-cell-properties style:glyph-orientation-vertical="0" fo:background-color="#808080" style:cell-protect="protected" style:print-content="true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>
        <style:hyperlink xlink:href="#Speed-ratio.A1" xlink:type="simple"/>
      </style:table-cell-properties>
      <style:paragraph-properties fo:text-align="center" css3t:text-justify="auto" fo:margin-left="0mm" style:writing-mode="page"/>
      <style:text-properties fo:color="#ffcc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Excel_5f_BuiltIn_5f_Hyperlink" style:data-style-name="N0">
      <style:table-cell-properties style:glyph-orientation-vertical="0" fo:background-color="#808080" style:cell-protect="protected" style:print-content="true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>
        <style:hyperlink xlink:href="#Size-ratio.A1" xlink:type="simple"/>
      </style:table-cell-properties>
      <style:paragraph-properties fo:text-align="center" css3t:text-justify="auto" fo:margin-left="0mm" style:writing-mode="page"/>
      <style:text-properties fo:color="#ffcc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Excel_5f_BuiltIn_5f_Hyperlink" style:data-style-name="N0">
      <style:table-cell-properties style:glyph-orientation-vertical="0" fo:background-color="#808080" style:cell-protect="protected" style:print-content="true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>
        <style:hyperlink xlink:href="#Loop_Benchs.A1" xlink:type="simple"/>
      </style:table-cell-properties>
      <style:paragraph-properties fo:text-align="center" css3t:text-justify="auto" fo:margin-left="0mm" style:writing-mode="page"/>
      <style:text-properties fo:color="#ffcc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969696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fo:background-color="#808080" style:diagonal-bl-tr="none" style:diagonal-tl-br="none" fo:border-left="none" fo:padding="0.71mm" fo:border-right="0.74pt solid #3c3c3c" style:rotation-align="none" fo:border-top="0.74pt solid #3c3c3c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fo:background-color="#808080" style:diagonal-bl-tr="none" style:diagonal-tl-br="none" fo:border-left="none" fo:padding="0.71mm" fo:border-right="0.74pt solid #3c3c3c" style:rotation-align="none" fo:border-top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-bottom="0.74pt solid #3c3c3c" fo:background-color="#808080" style:diagonal-bl-tr="none" style:diagonal-tl-br="none" fo:border-left="none" fo:padding="0.71mm" fo:border-right="0.74pt solid #3c3c3c" style:rotation-align="none" fo:border-top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order-bottom="0.74pt solid #3c3c3c" fo:background-color="#808080" style:diagonal-bl-tr="none" style:diagonal-tl-br="none" fo:border-left="none" fo:padding="0.71mm" fo:border-right="0.74pt solid #3c3c3c" style:rotation-align="none" fo:border-top="0.74pt solid #3c3c3c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ackground-color="#969696" fo:padding="0.71mm"/>
      <style:text-properties fo:color="#ffff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c0c0c0" fo:background-color="#6666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99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666699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99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35" style:family="table-cell" style:parent-style-name="Default">
      <style:table-cell-properties fo:background-color="#666699" fo:padding="0.71mm"/>
      <style:text-properties fo:color="#ffff99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ackground-color="#969696" fo:padding="0.71mm"/>
    </style:style>
    <style:style style:name="ce37" style:family="table-cell" style:parent-style-name="Default" style:data-style-name="N100">
      <style:table-cell-properties style:glyph-orientation-vertical="0" fo:background-color="#666699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38" style:family="table-cell" style:parent-style-name="Default" style:data-style-name="N100">
      <style:table-cell-properties fo:background-color="#80808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ackground-color="#80808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padding="0.71mm"/>
    </style:style>
    <style:style style:name="ce42" style:family="table-cell" style:parent-style-name="Default" style:data-style-name="N100">
      <style:table-cell-properties fo:background-color="#969696" fo:padding="0.71mm"/>
      <style:text-properties fo:color="#ffff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c0c0c0" fo:background-color="#6666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99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ackground-color="#666699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99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 style:data-style-name="N100">
      <style:table-cell-properties fo:background-color="#666699" fo:padding="0.71mm"/>
      <style:text-properties fo:color="#ffff99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ackground-color="#80808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fo:background-color="#80808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ackground-color="#969696" style:diagonal-bl-tr="none" style:diagonal-tl-br="none" fo:border="none" fo:padding="0.71mm" style:rotation-align="none"/>
      <style:text-properties fo:color="#ffff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ackground-color="#c0c0c0" style:cell-protect="none" style:print-content="true" style:diagonal-bl-tr="none" style:diagonal-tl-br="none" fo:border="0.74pt solid #3c3c3c" fo:padding="0.71mm" style:rotation-align="none"/>
    </style:style>
    <style:style style:name="ce50" style:family="table-cell" style:parent-style-name="Default">
      <style:table-cell-properties fo:background-color="#969696" style:diagonal-bl-tr="none" style:diagonal-tl-br="none" fo:border="none" fo:padding="0.71mm" style:rotation-align="none"/>
    </style:style>
    <style:style style:name="ce51" style:family="table-cell" style:parent-style-name="Default">
      <style:table-cell-properties fo:background-color="#969696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ackground-color="#333399" style:diagonal-bl-tr="none" style:diagonal-tl-br="none" fo:border="0.74pt solid #3c3c3c" fo:padding="0.71mm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background-color="#969696" style:cell-protect="protected" style:print-content="true" style:diagonal-bl-tr="none" style:diagonal-tl-br="none" fo:border="0.74pt solid #3c3c3c" fo:padding="0.71mm" style:rotation-align="none"/>
      <style:text-properties fo:color="#3333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ackground-color="#99ccff" style:cell-protect="protected" style:print-content="true" style:diagonal-bl-tr="none" style:diagonal-tl-br="none" fo:border="0.74pt solid #3c3c3c" fo:padding="0.71mm" style:rotation-align="none"/>
      <style:text-properties fo:color="#3333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ackground-color="#ccccff" style:cell-protect="protected" style:print-content="true" style:diagonal-bl-tr="none" style:diagonal-tl-br="none" fo:border="0.74pt solid #3c3c3c" fo:padding="0.71mm" style:rotation-align="none"/>
      <style:text-properties fo:color="#3333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ackground-color="#969696" style:cell-protect="protected" style:print-content="true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ackground-color="#969696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333399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ackground-color="#99ccff" style:diagonal-bl-tr="none" style:diagonal-tl-br="none" fo:border="0.74pt solid #3c3c3c" fo:padding="0.71mm" style:rotation-align="none"/>
      <style:text-properties fo:color="#3333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ackground-color="#969696" style:diagonal-bl-tr="none" style:diagonal-tl-br="none" fo:border="0.74pt solid #3c3c3c" fo:padding="0.71mm" style:rotation-align="none"/>
      <style:text-properties fo:color="#3333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ackground-color="#969696" style:cell-protect="protected" style:print-content="true" style:diagonal-bl-tr="none" style:diagonal-tl-br="none" fo:border="0.74pt solid #3c3c3c" fo:padding="0.71mm" style:rotation-align="none"/>
      <style:text-properties fo:color="#333399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2" style:family="table-cell" style:parent-style-name="Default" style:data-style-name="N2">
      <style:table-cell-properties fo:background-color="#969696" style:cell-protect="protected" style:print-content="true" style:diagonal-bl-tr="none" style:diagonal-tl-br="none" fo:border="0.74pt solid #3c3c3c" fo:padding="0.71mm" style:rotation-align="none"/>
      <style:text-properties fo:color="#333399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3" style:family="table-cell" style:parent-style-name="Default">
      <style:table-cell-properties fo:background-color="#969696" style:diagonal-bl-tr="none" style:diagonal-tl-br="none" fo:border="none" fo:padding="0.71mm" style:rotation-align="none"/>
      <style:text-properties fo:color="#3333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74pt solid #3c3c3c" fo:background-color="#333399" style:diagonal-bl-tr="none" style:diagonal-tl-br="none" style:text-align-source="fix" style:repeat-content="false" fo:wrap-option="no-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fo:background-color="#808080" fo:padding="0.71mm"/>
    </style:style>
    <style:style style:name="ce66" style:family="table-cell" style:parent-style-name="Default">
      <style:table-cell-properties fo:background-color="#969696" style:cell-protect="none" style:print-content="true" style:diagonal-bl-tr="none" style:diagonal-tl-br="none" fo:border="none" fo:padding="0.71mm" style:rotation-align="none"/>
    </style:style>
    <style:style style:name="ce67" style:family="table-cell" style:parent-style-name="Default">
      <style:table-cell-properties style:glyph-orientation-vertical="0" fo:background-color="#80808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cc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Excel_5f_BuiltIn_5f_Hyperlink" style:data-style-name="N0">
      <style:table-cell-properties style:glyph-orientation-vertical="0" fo:background-color="#80808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cc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fo:background-color="#ccccff" style:diagonal-bl-tr="none" style:diagonal-tl-br="none" fo:border="0.74pt solid #3c3c3c" fo:padding="0.71mm" style:rotation-align="none"/>
      <style:text-properties fo:color="#3333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fo:background-color="#c0c0c0" fo:padding="0.71mm"/>
    </style:style>
    <style:style style:name="ce71" style:family="table-cell" style:parent-style-name="Default">
      <style:table-cell-properties fo:background-color="#008080" fo:padding="0.71mm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fo:background-color="#363681" style:diagonal-bl-tr="none" style:diagonal-tl-br="none" fo:border="0.74pt solid #3c3c3c" fo:padding="0.71mm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25">
      <style:table-cell-properties style:glyph-orientation-vertical="0" fo:background-color="#333399" style:cell-protect="none" style:print-content="true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ackground-color="#333399" style:cell-protect="none" style:print-content="true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fo:background-color="#ccccff" style:cell-protect="none" style:print-content="true" style:diagonal-bl-tr="none" style:diagonal-tl-br="none" fo:border="0.74pt solid #3c3c3c" fo:padding="0.71mm" style:rotation-align="none"/>
      <style:text-properties fo:color="#3333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AIL&quot;" style:apply-style-name="Excel_5f_CondFormat_5f_3_5f_2_5f_1" style:base-cell-address="Speed.C4"/>
    </style:style>
    <style:style style:name="ce77" style:family="table-cell" style:parent-style-name="Default">
      <style:table-cell-properties fo:background-color="#ccccff" style:cell-protect="none" style:print-content="true" style:diagonal-bl-tr="none" style:diagonal-tl-br="none" fo:border="0.74pt solid #3c3c3c" fo:padding="0.71mm" style:rotation-align="none"/>
      <style:text-properties fo:color="#333399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  <style:map style:condition="cell-content()=&quot;FAIL&quot;" style:apply-style-name="Excel_5f_CondFormat_5f_3_5f_2_5f_1" style:base-cell-address="Speed.C4"/>
    </style:style>
    <style:style style:name="ce78" style:family="table-cell" style:parent-style-name="Default">
      <style:table-cell-properties fo:background-color="#c0c0c0" style:cell-protect="none" style:print-content="true" style:diagonal-bl-tr="none" style:diagonal-tl-br="none" fo:border="0.74pt solid #3c3c3c" fo:padding="0.71mm" style:rotation-align="none"/>
      <style:text-properties fo:color="#3333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AIL&quot;" style:apply-style-name="Excel_5f_CondFormat_5f_3_5f_2_5f_1" style:base-cell-address="Speed.C4"/>
    </style:style>
    <style:style style:name="ce79" style:family="table-cell" style:parent-style-name="Default">
      <style:table-cell-properties fo:background-color="#a8a8ce" style:cell-protect="none" style:print-content="true" style:diagonal-bl-tr="none" style:diagonal-tl-br="none" fo:border="0.74pt solid #3c3c3c" fo:padding="0.71mm" style:rotation-align="none"/>
      <style:text-properties fo:color="#3333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AIL&quot;" style:apply-style-name="Excel_5f_CondFormat_5f_3_5f_2_5f_1" style:base-cell-address="Speed.C4"/>
    </style:style>
    <style:style style:name="ce80" style:family="table-cell" style:parent-style-name="Default">
      <style:table-cell-properties fo:background-color="#ccccff" style:cell-protect="protected" style:print-content="true" style:diagonal-bl-tr="none" style:diagonal-tl-br="none" fo:border="0.74pt solid #3c3c3c" fo:padding="0.71mm" style:rotation-align="none"/>
      <style:text-properties fo:color="#3333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AIL&quot;" style:apply-style-name="Excel_5f_CondFormat_5f_3_5f_2_5f_1" style:base-cell-address="Speed.C4"/>
    </style:style>
    <style:style style:name="ce81" style:family="table-cell" style:parent-style-name="Default">
      <style:table-cell-properties fo:background-color="#333399" style:diagonal-bl-tr="none" style:diagonal-tl-br="none" fo:border="0.74pt solid #3c3c3c" fo:padding="0.71mm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gt;0" style:apply-style-name="Excel_5f_CondFormat_5f_3_5f_1_5f_1" style:base-cell-address="Speed.C73"/>
    </style:style>
    <style:style style:name="ce82" style:family="table-cell" style:parent-style-name="Default">
      <style:table-cell-properties fo:background-color="#ccccff" style:cell-protect="none" style:print-content="true" style:diagonal-bl-tr="none" style:diagonal-tl-br="none" fo:border="0.74pt solid #3c3c3c" fo:padding="0.71mm" style:rotation-align="none"/>
      <style:text-properties fo:color="#333399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AIL&quot;" style:apply-style-name="Excel_5f_CondFormat_5f_3_5f_2_5f_1" style:base-cell-address="Speed.C4"/>
    </style:style>
    <style:style style:name="ce83" style:family="table-cell" style:parent-style-name="Default" style:data-style-name="N1">
      <style:table-cell-properties fo:background-color="#c0c0c0" fo:padding="0.71mm"/>
    </style:style>
    <style:style style:name="ce84" style:family="table-cell" style:parent-style-name="Default" style:data-style-name="N1">
      <style:table-cell-properties fo:background-color="#c0c0c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126">
      <style:table-cell-properties fo:background-color="#c0c0c0" fo:padding="0.71mm"/>
    </style:style>
    <style:style style:name="ce86" style:family="table-cell" style:parent-style-name="Default" style:data-style-name="N126">
      <style:table-cell-properties fo:background-color="#c0c0c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125">
      <style:table-cell-properties style:glyph-orientation-vertical="0" fo:background-color="#333399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1">
      <style:table-cell-properties fo:background-color="#ccccff" style:diagonal-bl-tr="none" style:diagonal-tl-br="none" fo:border="0.74pt solid #3c3c3c" fo:padding="0.71mm" style:rotation-align="none"/>
      <style:text-properties fo:color="#3333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AIL&quot;" style:apply-style-name="Excel_5f_CondFormat_5f_4_5f_1_5f_1" style:base-cell-address="'Speed-normal'.F4"/>
    </style:style>
    <style:style style:name="ce89" style:family="table-cell" style:parent-style-name="Default" style:data-style-name="N1">
      <style:table-cell-properties fo:background-color="#c0c0c0" style:diagonal-bl-tr="none" style:diagonal-tl-br="none" fo:border="0.74pt solid #3c3c3c" fo:padding="0.71mm" style:rotation-align="none"/>
      <style:text-properties fo:color="#3333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AIL&quot;" style:apply-style-name="Excel_5f_CondFormat_5f_4_5f_1_5f_1" style:base-cell-address="'Speed-normal'.F4"/>
    </style:style>
    <style:style style:name="ce90" style:family="table-cell" style:parent-style-name="Default" style:data-style-name="N1">
      <style:table-cell-properties fo:background-color="#a8a8ce" style:diagonal-bl-tr="none" style:diagonal-tl-br="none" fo:border="0.74pt solid #3c3c3c" fo:padding="0.71mm" style:rotation-align="none"/>
      <style:text-properties fo:color="#3333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AIL&quot;" style:apply-style-name="Excel_5f_CondFormat_5f_4_5f_1_5f_1" style:base-cell-address="'Speed-normal'.F4"/>
    </style:style>
    <style:style style:name="ce91" style:family="table-cell" style:parent-style-name="Default" style:data-style-name="N125">
      <style:table-cell-properties style:glyph-orientation-vertical="0" fo:border-bottom="0.74pt solid #3c3c3c" fo:background-color="#333399" style:diagonal-bl-tr="none" style:diagonal-tl-br="none" style:text-align-source="fix" style:repeat-content="false" fo:wrap-option="no-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126">
      <style:table-cell-properties fo:background-color="#9999ff" style:diagonal-bl-tr="none" style:diagonal-tl-br="none" fo:border="0.74pt solid #3c3c3c" fo:padding="0.71mm" style:rotation-align="none"/>
      <style:text-properties fo:color="#3333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AIL&quot;" style:apply-style-name="Excel_5f_CondFormat_5f_4_5f_1_5f_1" style:base-cell-address="'Speed-normal'.F4"/>
    </style:style>
    <style:style style:name="ce93" style:family="table-cell" style:parent-style-name="Default" style:data-style-name="N126">
      <style:table-cell-properties fo:background-color="#c0c0c0" style:diagonal-bl-tr="none" style:diagonal-tl-br="none" fo:border="0.74pt solid #3c3c3c" fo:padding="0.71mm" style:rotation-align="none"/>
      <style:text-properties fo:color="#3333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AIL&quot;" style:apply-style-name="Excel_5f_CondFormat_5f_4_5f_1_5f_1" style:base-cell-address="'Speed-normal'.F4"/>
    </style:style>
    <style:style style:name="ce94" style:family="table-cell" style:parent-style-name="Default" style:data-style-name="N126">
      <style:table-cell-properties fo:background-color="#8181ce" style:diagonal-bl-tr="none" style:diagonal-tl-br="none" fo:border="0.74pt solid #3c3c3c" fo:padding="0.71mm" style:rotation-align="none"/>
      <style:text-properties fo:color="#3333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AIL&quot;" style:apply-style-name="Excel_5f_CondFormat_5f_4_5f_1_5f_1" style:base-cell-address="'Speed-normal'.F4"/>
    </style:style>
    <style:style style:name="ce95" style:family="table-cell" style:parent-style-name="Default" style:data-style-name="N0">
      <style:table-cell-properties fo:background-color="#333399" style:diagonal-bl-tr="none" style:diagonal-tl-br="none" fo:border="0.74pt solid #3c3c3c" fo:padding="0.71mm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0">
      <style:table-cell-properties fo:background-color="#363681" style:diagonal-bl-tr="none" style:diagonal-tl-br="none" fo:border="0.74pt solid #3c3c3c" fo:padding="0.71mm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0">
      <style:table-cell-properties fo:background-color="#333399" style:diagonal-bl-tr="none" style:diagonal-tl-br="none" fo:border="0.74pt solid #3c3c3c" fo:padding="0.71mm" style:rotation-align="non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8" style:family="table-cell" style:parent-style-name="Default" style:data-style-name="N126">
      <style:table-cell-properties fo:background-color="#808080" style:diagonal-bl-tr="none" style:diagonal-tl-br="none" fo:border="0.74pt solid #3c3c3c" fo:padding="0.71mm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&quot;" style:apply-style-name="Excel_5f_CondFormat_5f_5_5f_1_5f_1" style:base-cell-address="'Speed-ratio'.C4"/>
      <style:map style:condition="cell-content()&lt;0.999" style:apply-style-name="Excel_5f_CondFormat_5f_5_5f_1_5f_2" style:base-cell-address="'Speed-ratio'.C4"/>
      <style:map style:condition="cell-content()&gt;1.001" style:apply-style-name="Excel_5f_CondFormat_5f_5_5f_1_5f_3" style:base-cell-address="'Speed-ratio'.C4"/>
    </style:style>
    <style:style style:name="ce99" style:family="table-cell" style:parent-style-name="Default" style:data-style-name="N126">
      <style:table-cell-properties fo:background-color="#c0c0c0" style:diagonal-bl-tr="none" style:diagonal-tl-br="none" fo:border="0.74pt solid #3c3c3c" fo:padding="0.71mm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&quot;" style:apply-style-name="Excel_5f_CondFormat_5f_5_5f_1_5f_1" style:base-cell-address="'Speed-ratio'.C4"/>
      <style:map style:condition="cell-content()&lt;0.999" style:apply-style-name="Excel_5f_CondFormat_5f_5_5f_1_5f_2" style:base-cell-address="'Speed-ratio'.C4"/>
      <style:map style:condition="cell-content()&gt;1.001" style:apply-style-name="Excel_5f_CondFormat_5f_5_5f_1_5f_3" style:base-cell-address="'Speed-ratio'.C4"/>
    </style:style>
    <style:style style:name="ce100" style:family="table-cell" style:parent-style-name="Default" style:data-style-name="N126">
      <style:table-cell-properties fo:background-color="#6f6f6f" style:diagonal-bl-tr="none" style:diagonal-tl-br="none" fo:border="0.74pt solid #3c3c3c" fo:padding="0.71mm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&quot;" style:apply-style-name="Excel_5f_CondFormat_5f_5_5f_1_5f_1" style:base-cell-address="'Speed-ratio'.C4"/>
      <style:map style:condition="cell-content()&lt;0.999" style:apply-style-name="Excel_5f_CondFormat_5f_5_5f_1_5f_2" style:base-cell-address="'Speed-ratio'.C4"/>
      <style:map style:condition="cell-content()&gt;1.001" style:apply-style-name="Excel_5f_CondFormat_5f_5_5f_1_5f_3" style:base-cell-address="'Speed-ratio'.C4"/>
    </style:style>
    <style:style style:name="ce101" style:family="table-cell" style:parent-style-name="Default" style:data-style-name="N126">
      <style:table-cell-properties fo:background-color="#808080" style:diagonal-bl-tr="none" style:diagonal-tl-br="none" fo:border="0.74pt solid #3c3c3c" fo:padding="0.71mm" style:rotation-align="non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&quot;&quot;" style:apply-style-name="Excel_5f_CondFormat_5f_5_5f_1_5f_1" style:base-cell-address="'Speed-ratio'.C4"/>
      <style:map style:condition="cell-content()&lt;0.999" style:apply-style-name="Excel_5f_CondFormat_5f_5_5f_1_5f_2" style:base-cell-address="'Speed-ratio'.C4"/>
      <style:map style:condition="cell-content()&gt;1.001" style:apply-style-name="Excel_5f_CondFormat_5f_5_5f_1_5f_3" style:base-cell-address="'Speed-ratio'.C4"/>
    </style:style>
    <style:style style:name="ce102" style:family="table-cell" style:parent-style-name="Default">
      <style:table-cell-properties fo:background-color="#ccccff" style:cell-protect="none" style:print-content="true" style:diagonal-bl-tr="none" style:diagonal-tl-br="none" fo:border="0.74pt solid #3c3c3c" fo:padding="0.71mm" style:rotation-align="none"/>
      <style:text-properties fo:color="#3333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AIL&quot;" style:apply-style-name="Excel_5f_CondFormat_5f_7_5f_2_5f_1" style:base-cell-address="Size.C4"/>
    </style:style>
    <style:style style:name="ce103" style:family="table-cell" style:parent-style-name="Default">
      <style:table-cell-properties fo:background-color="#ccccff" style:cell-protect="none" style:print-content="true" style:diagonal-bl-tr="none" style:diagonal-tl-br="none" fo:border="0.74pt solid #3c3c3c" fo:padding="0.71mm" style:rotation-align="none"/>
      <style:text-properties fo:color="#333399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  <style:map style:condition="cell-content()=&quot;FAIL&quot;" style:apply-style-name="Excel_5f_CondFormat_5f_7_5f_2_5f_1" style:base-cell-address="Size.C4"/>
    </style:style>
    <style:style style:name="ce104" style:family="table-cell" style:parent-style-name="Default">
      <style:table-cell-properties fo:background-color="#c0c0c0" style:cell-protect="none" style:print-content="true" style:diagonal-bl-tr="none" style:diagonal-tl-br="none" fo:border="0.74pt solid #3c3c3c" fo:padding="0.71mm" style:rotation-align="none"/>
      <style:text-properties fo:color="#3333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AIL&quot;" style:apply-style-name="Excel_5f_CondFormat_5f_7_5f_2_5f_1" style:base-cell-address="Size.C4"/>
    </style:style>
    <style:style style:name="ce105" style:family="table-cell" style:parent-style-name="Default">
      <style:table-cell-properties fo:background-color="#a8a8ce" style:cell-protect="none" style:print-content="true" style:diagonal-bl-tr="none" style:diagonal-tl-br="none" fo:border="0.74pt solid #3c3c3c" fo:padding="0.71mm" style:rotation-align="none"/>
      <style:text-properties fo:color="#3333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AIL&quot;" style:apply-style-name="Excel_5f_CondFormat_5f_7_5f_2_5f_1" style:base-cell-address="Size.C4"/>
    </style:style>
    <style:style style:name="ce106" style:family="table-cell" style:parent-style-name="Default">
      <style:table-cell-properties fo:background-color="#ccccff" style:diagonal-bl-tr="none" style:diagonal-tl-br="none" fo:border="0.74pt solid #3c3c3c" fo:padding="0.71mm" style:rotation-align="none"/>
      <style:text-properties fo:color="#3333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AIL&quot;" style:apply-style-name="Excel_5f_CondFormat_5f_7_5f_2_5f_1" style:base-cell-address="Size.C4"/>
    </style:style>
    <style:style style:name="ce107" style:family="table-cell" style:parent-style-name="Default">
      <style:table-cell-properties fo:background-color="#333399" style:diagonal-bl-tr="none" style:diagonal-tl-br="none" fo:border="0.74pt solid #3c3c3c" fo:padding="0.71mm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gt;0" style:apply-style-name="Excel_5f_CondFormat_5f_7_5f_1_5f_1" style:base-cell-address="Size.C73"/>
    </style:style>
    <style:style style:name="ce108" style:family="table-cell" style:parent-style-name="Default">
      <style:table-cell-properties fo:background-color="#ccccff" style:cell-protect="none" style:print-content="true" style:diagonal-bl-tr="none" style:diagonal-tl-br="none" fo:border="0.74pt solid #3c3c3c" fo:padding="0.71mm" style:rotation-align="none"/>
      <style:text-properties fo:color="#333399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FAIL&quot;" style:apply-style-name="Excel_5f_CondFormat_5f_7_5f_2_5f_1" style:base-cell-address="Size.C4"/>
    </style:style>
    <style:style style:name="ce109" style:family="table-cell" style:parent-style-name="Default" style:data-style-name="N126">
      <style:table-cell-properties fo:background-color="#808080" style:diagonal-bl-tr="none" style:diagonal-tl-br="none" fo:border="0.74pt solid #3c3c3c" fo:padding="0.71mm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&quot;" style:apply-style-name="Excel_5f_CondFormat_5f_8_5f_1_5f_1" style:base-cell-address="'Size-ratio'.C4"/>
      <style:map style:condition="cell-content()&lt;0.999" style:apply-style-name="Excel_5f_CondFormat_5f_8_5f_1_5f_2" style:base-cell-address="'Size-ratio'.C4"/>
      <style:map style:condition="cell-content()&gt;1.001" style:apply-style-name="Excel_5f_CondFormat_5f_8_5f_1_5f_3" style:base-cell-address="'Size-ratio'.C4"/>
    </style:style>
    <style:style style:name="ce110" style:family="table-cell" style:parent-style-name="Default" style:data-style-name="N126">
      <style:table-cell-properties fo:background-color="#c0c0c0" style:diagonal-bl-tr="none" style:diagonal-tl-br="none" fo:border="0.74pt solid #3c3c3c" fo:padding="0.71mm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&quot;" style:apply-style-name="Excel_5f_CondFormat_5f_8_5f_1_5f_1" style:base-cell-address="'Size-ratio'.C4"/>
      <style:map style:condition="cell-content()&lt;0.999" style:apply-style-name="Excel_5f_CondFormat_5f_8_5f_1_5f_2" style:base-cell-address="'Size-ratio'.C4"/>
      <style:map style:condition="cell-content()&gt;1.001" style:apply-style-name="Excel_5f_CondFormat_5f_8_5f_1_5f_3" style:base-cell-address="'Size-ratio'.C4"/>
    </style:style>
    <style:style style:name="ce111" style:family="table-cell" style:parent-style-name="Default" style:data-style-name="N126">
      <style:table-cell-properties fo:background-color="#6f6f6f" style:diagonal-bl-tr="none" style:diagonal-tl-br="none" fo:border="0.74pt solid #3c3c3c" fo:padding="0.71mm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&quot;" style:apply-style-name="Excel_5f_CondFormat_5f_8_5f_1_5f_1" style:base-cell-address="'Size-ratio'.C4"/>
      <style:map style:condition="cell-content()&lt;0.999" style:apply-style-name="Excel_5f_CondFormat_5f_8_5f_1_5f_2" style:base-cell-address="'Size-ratio'.C4"/>
      <style:map style:condition="cell-content()&gt;1.001" style:apply-style-name="Excel_5f_CondFormat_5f_8_5f_1_5f_3" style:base-cell-address="'Size-ratio'.C4"/>
    </style:style>
    <style:style style:name="ce112" style:family="table-cell" style:parent-style-name="Default" style:data-style-name="N126">
      <style:table-cell-properties fo:background-color="#808080" style:diagonal-bl-tr="none" style:diagonal-tl-br="none" fo:border="0.74pt solid #3c3c3c" fo:padding="0.71mm" style:rotation-align="non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&quot;&quot;" style:apply-style-name="Excel_5f_CondFormat_5f_8_5f_1_5f_1" style:base-cell-address="'Size-ratio'.C4"/>
      <style:map style:condition="cell-content()&lt;0.999" style:apply-style-name="Excel_5f_CondFormat_5f_8_5f_1_5f_2" style:base-cell-address="'Size-ratio'.C4"/>
      <style:map style:condition="cell-content()&gt;1.001" style:apply-style-name="Excel_5f_CondFormat_5f_8_5f_1_5f_3" style:base-cell-address="'Size-ratio'.C4"/>
    </style:style>
    <style:style style:name="ce113" style:family="table-cell" style:parent-style-name="Default">
      <style:table-cell-properties style:glyph-orientation-vertical="0" fo:background-color="#333399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ackground-color="#99ccff" style:cell-protect="none" style:print-content="true" style:diagonal-bl-tr="none" style:diagonal-tl-br="none" fo:border="0.74pt solid #3c3c3c" fo:padding="0.71mm" style:rotation-align="none"/>
      <style:text-properties fo:color="#3333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 (not executed)&quot;" style:apply-style-name="Excel_5f_CondFormat_5f_10_5f_1_5f_1" style:base-cell-address="Loop_Benchs.B5"/>
    </style:style>
    <style:style style:name="ce115" style:family="table-cell" style:parent-style-name="Default" style:data-style-name="N125">
      <style:table-cell-properties style:glyph-orientation-vertical="0" fo:border-bottom="0.74pt solid #3c3c3c" fo:background-color="#333399" style:cell-protect="none" style:print-content="true" style:diagonal-bl-tr="none" style:diagonal-tl-br="none" style:text-align-source="fix" style:repeat-content="false" fo:wrap-option="no-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74pt solid #3c3c3c" fo:background-color="#333399" style:cell-protect="none" style:print-content="true" style:diagonal-bl-tr="none" style:diagonal-tl-br="none" style:text-align-source="fix" style:repeat-content="false" fo:wrap-option="no-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>
      <style:table-cell-properties fo:background-color="#ccccff" style:cell-protect="none" style:print-content="true" style:diagonal-bl-tr="none" style:diagonal-tl-br="none" fo:border="0.74pt solid #3c3c3c" fo:padding="0.71mm" style:rotation-align="none"/>
      <style:text-properties fo:color="#3333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 (not executed)&quot;" style:apply-style-name="Excel_5f_CondFormat_5f_10_5f_1_5f_1" style:base-cell-address="Loop_Benchs.B5"/>
    </style:style>
    <style:style style:name="ce118" style:family="table-cell" style:parent-style-name="Default">
      <style:table-cell-properties style:glyph-orientation-vertical="0" fo:background-color="#333399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none" fo:background-color="#333399" style:diagonal-bl-tr="none" style:diagonal-tl-br="none" style:text-align-source="fix" style:repeat-content="false" fo:wrap-option="no-wrap" fo:border-left="0.74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74pt solid #3c3c3c" fo:background-color="#333399" style:diagonal-bl-tr="none" style:diagonal-tl-br="none" style:text-align-source="fix" style:repeat-content="false" fo:wrap-option="no-wrap" fo:border-left="0.74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 style:data-style-name="N129">
      <style:table-cell-properties fo:background-color="#969696" style:diagonal-bl-tr="none" style:diagonal-tl-br="none" fo:border="0.74pt solid #3c3c3c" fo:padding="0.71mm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-&quot;" style:apply-style-name="Excel_5f_CondFormat_5f_10_5f_2_5f_1" style:base-cell-address="Loop_Benchs.F5"/>
      <style:map style:condition="cell-content()&gt;0.01" style:apply-style-name="Excel_5f_CondFormat_5f_10_5f_2_5f_2" style:base-cell-address="Loop_Benchs.F5"/>
      <style:map style:condition="cell-content()&lt;-0.01" style:apply-style-name="Excel_5f_CondFormat_5f_10_5f_2_5f_3" style:base-cell-address="Loop_Benchs.F5"/>
    </style:style>
    <style:style style:name="ce122" style:family="table-cell" style:parent-style-name="Default" style:data-style-name="N129">
      <style:table-cell-properties fo:background-color="#333399" style:diagonal-bl-tr="none" style:diagonal-tl-br="none" fo:border="0.74pt solid #3c3c3c" fo:padding="0.71mm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none" fo:background-color="#333399" style:diagonal-bl-tr="none" style:diagonal-tl-br="none" style:text-align-source="fix" style:repeat-content="false" fo:wrap-option="no-wrap" fo:border-left="none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none" fo:background-color="#333399" style:diagonal-bl-tr="none" style:diagonal-tl-br="none" style:text-align-source="fix" style:repeat-content="false" fo:wrap-option="no-wrap" fo:border-left="none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0.74pt solid #3c3c3c" fo:background-color="#333399" style:diagonal-bl-tr="none" style:diagonal-tl-br="none" style:text-align-source="fix" style:repeat-content="false" fo:wrap-option="no-wrap" fo:border-left="none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>
      <style:table-cell-properties fo:background-color="#969696" fo:padding="0.71mm"/>
      <style:text-properties fo:color="#ffcc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stroke="solid" svg:stroke-width="0.26mm" svg:stroke-color="#000000" draw:marker-start="Extrémités_20_de_20_flèche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31.28mm" fo:min-width="40.03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2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3" style:family="graphic">
      <style:graphic-properties draw:stroke="solid" svg:stroke-width="0.26mm" svg:stroke-color="#000000" draw:marker-start="Extrémités_20_de_20_flèche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7mm" fo:min-width="30.52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4" style:family="graphic">
      <style:graphic-properties draw:stroke="solid" svg:stroke-width="0.26mm" svg:stroke-color="#000000" draw:marker-start="Extrémités_20_de_20_flèche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31.28mm" fo:min-width="40.05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5" style:family="graphic">
      <style:graphic-properties draw:stroke="solid" svg:stroke-width="0.26mm" svg:stroke-color="#000000" draw:marker-start="Extrémités_20_de_20_flèche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31.28mm" fo:min-width="40.13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T3" style:family="text">
      <style:text-properties fo:color="#ffcc00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FR" style:country-asian="CN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Intro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ce1"/>
        <table:table-column table:style-name="co2" table:number-columns-repeated="256" table:default-cell-style-name="ce1"/>
        <table:table-column table:style-name="co2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Nature:</text:p>
          </table:table-cell>
          <table:table-cell table:style-name="ce9" office:value-type="string" calcext:value-type="string">
            <text:p>This file aims to be used to visualize the results of QA tests in a synthetic way, as well as the speed/size evolution</text:p>
          </table:table-cell>
          <table:table-cell table:style-name="ce15" table:number-columns-repeated="10"/>
          <table:table-cell table:style-name="ce28"/>
          <table:table-cell table:number-columns-repeated="1011"/>
        </table:table-row>
        <table:table-row table:style-name="ro1">
          <table:table-cell table:style-name="ce3"/>
          <table:table-cell table:style-name="ce10" office:value-type="string" calcext:value-type="string">
            <text:p>It makes use of a set of tests which is as representative as possible, but can be run within one night on any machine</text:p>
          </table:table-cell>
          <table:table-cell table:style-name="ce16" table:number-columns-repeated="10"/>
          <table:table-cell table:style-name="ce29"/>
          <table:table-cell table:number-columns-repeated="1011"/>
        </table:table-row>
        <table:table-row table:style-name="ro1">
          <table:table-cell table:style-name="ce3"/>
          <table:table-cell table:style-name="ce10" office:value-type="string" calcext:value-type="string">
            <text:p>All vocoders are tested, as well as video applications, customers tests, loop benchs, and two "standards" (including Pstone)</text:p>
          </table:table-cell>
          <table:table-cell table:style-name="ce16" table:number-columns-repeated="10"/>
          <table:table-cell table:style-name="ce29"/>
          <table:table-cell table:number-columns-repeated="1011"/>
        </table:table-row>
        <table:table-row table:style-name="ro1">
          <table:table-cell table:style-name="ce3"/>
          <table:table-cell table:style-name="ce10" office:value-type="string" calcext:value-type="string">
            <text:p>It is based on options (-be -O3 -Og [ , -Os]), meaning it test both optimization for speed and size</text:p>
          </table:table-cell>
          <table:table-cell table:style-name="ce16" table:number-columns-repeated="10"/>
          <table:table-cell table:style-name="ce29"/>
          <table:table-cell table:number-columns-repeated="1011"/>
        </table:table-row>
        <table:table-row table:style-name="ro1">
          <table:table-cell table:style-name="ce3"/>
          <table:table-cell table:style-name="ce10" office:value-type="string" calcext:value-type="string">
            <text:p>All applications are run with the performance mode to save time</text:p>
          </table:table-cell>
          <table:table-cell table:style-name="ce16" table:number-columns-repeated="10"/>
          <table:table-cell table:style-name="ce29"/>
          <table:table-cell table:number-columns-repeated="1011"/>
        </table:table-row>
        <table:table-row table:style-name="ro1">
          <table:table-cell table:style-name="ce4"/>
          <table:table-cell table:style-name="ce11" office:value-type="string" calcext:value-type="string">
            <text:p>The corresponding scenario is nammed vlO3_new.scn (vlO3_newsun.scn or vlO3_newpc.xls depending on the paltform)</text:p>
          </table:table-cell>
          <table:table-cell table:style-name="ce17" table:number-columns-repeated="10"/>
          <table:table-cell table:style-name="ce30"/>
          <table:table-cell table:number-columns-repeated="1011"/>
        </table:table-row>
        <table:table-row table:style-name="ro1">
          <table:table-cell table:style-name="ce5" office:value-type="string" calcext:value-type="string">
            <text:p>Documentation:</text:p>
          </table:table-cell>
          <table:table-cell table:style-name="ce12" office:value-type="string" calcext:value-type="string">
            <text:p>The procedure to run tests and extract data from reports is explained inside</text:p>
          </table:table-cell>
          <table:table-cell table:style-name="ce18" table:number-columns-repeated="10"/>
          <table:table-cell table:style-name="ce31"/>
          <table:table-cell table:number-columns-repeated="1011"/>
        </table:table-row>
        <table:table-row table:style-name="ro1">
          <table:table-cell table:style-name="ce6" office:value-type="string" calcext:value-type="string" table:number-columns-spanned="1" table:number-rows-spanned="12">
            <text:p>Content:</text:p>
          </table:table-cell>
          <table:table-cell table:style-name="ce13" office:value-type="string" calcext:value-type="string" table:number-columns-spanned="3" table:number-rows-spanned="1">
            <text:p><text:span text:style-name="T3"><text:a xlink:href="#Doc&amp;Transposer.A1" xlink:type="simple">#'Doc&amp;Transposer'!A1</text:a></text:span></text:p>
          </table:table-cell>
          <table:covered-table-cell table:number-columns-repeated="2" table:style-name="ce19"/>
          <table:table-cell table:style-name="ce26" office:value-type="string" calcext:value-type="string" table:number-columns-spanned="9" table:number-rows-spanned="1">
            <text:p>Documentation and transposer tools, to be used to import data from reports</text:p>
          </table:table-cell>
          <table:covered-table-cell table:number-columns-repeated="8" table:style-name="ce26"/>
          <table:table-cell table:number-columns-repeated="1011"/>
        </table:table-row>
        <table:table-row table:style-name="ro1">
          <table:covered-table-cell table:style-name="ce7"/>
          <table:table-cell table:style-name="ce13" office:value-type="string" calcext:value-type="string" table:number-columns-spanned="3" table:number-rows-spanned="1">
            <text:p><text:span text:style-name="T3"><text:a xlink:href="#Speed.A1" xlink:type="simple">#Speed!A1</text:a></text:span></text:p>
          </table:table-cell>
          <table:covered-table-cell table:number-columns-repeated="2" table:style-name="ce20"/>
          <table:table-cell table:style-name="ce26" office:value-type="string" calcext:value-type="string" table:number-columns-spanned="9" table:number-rows-spanned="1">
            <text:p>The sheet to recopy raw speed data obtain from transposer</text:p>
          </table:table-cell>
          <table:covered-table-cell table:number-columns-repeated="8" table:style-name="ce26"/>
          <table:table-cell table:number-columns-repeated="1011"/>
        </table:table-row>
        <table:table-row table:style-name="ro1">
          <table:covered-table-cell table:style-name="ce7"/>
          <table:table-cell table:style-name="ce13" office:value-type="string" calcext:value-type="string" table:number-columns-spanned="3" table:number-rows-spanned="1">
            <text:p><text:span text:style-name="T3"><text:a xlink:href="#Size.A1" xlink:type="simple">#Size!A1</text:a></text:span></text:p>
          </table:table-cell>
          <table:covered-table-cell table:number-columns-repeated="2" table:style-name="ce21"/>
          <table:table-cell table:style-name="ce26" office:value-type="string" calcext:value-type="string" table:number-columns-spanned="9" table:number-rows-spanned="1">
            <text:p>The sheet to recopy raw size data obtain from transposer</text:p>
          </table:table-cell>
          <table:covered-table-cell table:number-columns-repeated="8" table:style-name="ce26"/>
          <table:table-cell table:number-columns-repeated="1011"/>
        </table:table-row>
        <table:table-row table:style-name="ro1">
          <table:covered-table-cell table:style-name="ce7"/>
          <table:table-cell table:style-name="ce13" office:value-type="string" calcext:value-type="string" table:number-columns-spanned="3" table:number-rows-spanned="1">
            <text:p><text:span text:style-name="T3"><text:a xlink:href="#Speed-normal.A1" xlink:type="simple">#'Speed-normal'!A1</text:a></text:span></text:p>
          </table:table-cell>
          <table:covered-table-cell table:number-columns-repeated="2" table:style-name="ce22"/>
          <table:table-cell table:style-name="ce26" office:value-type="string" calcext:value-type="string" table:number-columns-spanned="9" table:number-rows-spanned="1">
            <text:p>An overview of normalized speed data, i.e. using cycles/frames and MIPS units</text:p>
          </table:table-cell>
          <table:covered-table-cell table:number-columns-repeated="8" table:style-name="ce26"/>
          <table:table-cell table:number-columns-repeated="1011"/>
        </table:table-row>
        <table:table-row table:style-name="ro1">
          <table:covered-table-cell table:style-name="ce7"/>
          <table:table-cell table:style-name="ce13" office:value-type="string" calcext:value-type="string" table:number-columns-spanned="3" table:number-rows-spanned="1">
            <text:p><text:span text:style-name="T3"><text:a xlink:href="#Speed-ratio.A1" xlink:type="simple">#'Speed-ratio'!A1</text:a></text:span></text:p>
          </table:table-cell>
          <table:covered-table-cell table:number-columns-repeated="2" table:style-name="ce23"/>
          <table:table-cell table:style-name="ce26" office:value-type="string" calcext:value-type="string" table:number-columns-spanned="9" table:number-rows-spanned="1">
            <text:p>The speed gains as raw percentages, with color coding</text:p>
          </table:table-cell>
          <table:covered-table-cell table:number-columns-repeated="8" table:style-name="ce26"/>
          <table:table-cell table:number-columns-repeated="1011"/>
        </table:table-row>
        <table:table-row table:style-name="ro1">
          <table:covered-table-cell table:style-name="ce7"/>
          <table:table-cell table:style-name="ce13" office:value-type="string" calcext:value-type="string" table:number-columns-spanned="3" table:number-rows-spanned="1">
            <text:p><text:span text:style-name="T3"><text:a xlink:href="#Size-ratio.A1" xlink:type="simple">#'Size-ratio'!A1</text:a></text:span></text:p>
          </table:table-cell>
          <table:covered-table-cell table:number-columns-repeated="2" table:style-name="ce24"/>
          <table:table-cell table:style-name="ce26" office:value-type="string" calcext:value-type="string" table:number-columns-spanned="9" table:number-rows-spanned="1">
            <text:p>The size gains as raw percentages, with color coding</text:p>
          </table:table-cell>
          <table:covered-table-cell table:number-columns-repeated="8" table:style-name="ce26"/>
          <table:table-cell table:number-columns-repeated="1011"/>
        </table:table-row>
        <table:table-row table:style-name="ro1">
          <table:covered-table-cell table:style-name="ce7"/>
          <table:table-cell table:style-name="ce13" office:value-type="string" calcext:value-type="string" table:number-columns-spanned="3" table:number-rows-spanned="1">
            <text:p><text:span text:style-name="T3"><text:a xlink:href="#Loop_Benchs.A1" xlink:type="simple">#Loop_Benchs!A1</text:a></text:span></text:p>
          </table:table-cell>
          <table:covered-table-cell table:number-columns-repeated="2" table:style-name="ce25"/>
          <table:table-cell table:style-name="ce26" office:value-type="string" calcext:value-type="string" table:number-columns-spanned="9" table:number-rows-spanned="1">
            <text:p>A dedicated sheet to compare current results of loop benchs with a given reference</text:p>
          </table:table-cell>
          <table:covered-table-cell table:number-columns-repeated="8" table:style-name="ce26"/>
          <table:table-cell table:number-columns-repeated="1011"/>
        </table:table-row>
        <table:table-row table:style-name="ro1">
          <table:covered-table-cell table:style-name="ce7"/>
          <table:table-cell table:style-name="ce14" office:value-type="string" calcext:value-type="string" table:number-columns-spanned="3" table:number-rows-spanned="1">
            <text:p>Sheet "Speed-chart"</text:p>
          </table:table-cell>
          <table:covered-table-cell table:number-columns-repeated="2" table:style-name="ce14"/>
          <table:table-cell table:style-name="ce26" office:value-type="string" calcext:value-type="string" table:number-columns-spanned="9" table:number-rows-spanned="1">
            <text:p>The curves of speed gains (sorry hyperlinks can not be used to access charts sheet!)</text:p>
          </table:table-cell>
          <table:covered-table-cell table:number-columns-repeated="8" table:style-name="ce26"/>
          <table:table-cell table:number-columns-repeated="1011"/>
        </table:table-row>
        <table:table-row table:style-name="ro1">
          <table:covered-table-cell table:style-name="ce7"/>
          <table:table-cell table:style-name="ce14" office:value-type="string" calcext:value-type="string" table:number-columns-spanned="3" table:number-rows-spanned="1">
            <text:p>Sheet "Size-chart"</text:p>
          </table:table-cell>
          <table:covered-table-cell table:number-columns-repeated="2" table:style-name="ce14"/>
          <table:table-cell table:style-name="ce26" office:value-type="string" calcext:value-type="string" table:number-columns-spanned="9" table:number-rows-spanned="1">
            <text:p>The curves of size gains</text:p>
          </table:table-cell>
          <table:covered-table-cell table:number-columns-repeated="8" table:style-name="ce26"/>
          <table:table-cell table:number-columns-repeated="1011"/>
        </table:table-row>
        <table:table-row table:style-name="ro1">
          <table:covered-table-cell table:style-name="ce7"/>
          <table:table-cell table:style-name="ce14" table:number-columns-spanned="3" table:number-rows-spanned="1"/>
          <table:covered-table-cell table:number-columns-repeated="2" table:style-name="ce14"/>
          <table:table-cell table:style-name="ce26" table:number-columns-spanned="9" table:number-rows-spanned="1"/>
          <table:covered-table-cell table:number-columns-repeated="8" table:style-name="ce26"/>
          <table:table-cell table:number-columns-repeated="1011"/>
        </table:table-row>
        <table:table-row table:style-name="ro1">
          <table:covered-table-cell table:style-name="ce7"/>
          <table:table-cell table:style-name="ce14" table:number-columns-spanned="3" table:number-rows-spanned="1"/>
          <table:covered-table-cell table:number-columns-repeated="2" table:style-name="ce14"/>
          <table:table-cell table:style-name="ce26" table:number-columns-spanned="9" table:number-rows-spanned="1"/>
          <table:covered-table-cell table:number-columns-repeated="8" table:style-name="ce26"/>
          <table:table-cell table:number-columns-repeated="1011"/>
        </table:table-row>
        <table:table-row table:style-name="ro1">
          <table:covered-table-cell table:style-name="ce8"/>
          <table:table-cell table:style-name="ce14" table:number-columns-spanned="3" table:number-rows-spanned="1"/>
          <table:covered-table-cell table:number-columns-repeated="2" table:style-name="ce14"/>
          <table:table-cell table:style-name="ce26" table:number-columns-spanned="9" table:number-rows-spanned="1"/>
          <table:covered-table-cell table:number-columns-repeated="8" table:style-name="ce26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27"/>
          <table:table-cell table:number-columns-repeated="101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&amp;Transposer" table:style-name="ta2">
        <office:forms form:automatic-focus="false" form:apply-design-mode="false"/>
        <table:table-column table:style-name="co3" table:default-cell-style-name="ce41"/>
        <table:table-column table:style-name="co4" table:default-cell-style-name="ce41"/>
        <table:table-column table:style-name="co5" table:default-cell-style-name="ce41"/>
        <table:table-column table:style-name="co6" table:number-columns-repeated="2" table:default-cell-style-name="ce41"/>
        <table:table-column table:style-name="co5" table:default-cell-style-name="ce41"/>
        <table:table-column table:style-name="co7" table:default-cell-style-name="ce41"/>
        <table:table-column table:style-name="co6" table:default-cell-style-name="ce41"/>
        <table:table-column table:style-name="co8" table:default-cell-style-name="ce41"/>
        <table:table-column table:style-name="co9" table:default-cell-style-name="ce41"/>
        <table:table-column table:style-name="co5" table:default-cell-style-name="ce41"/>
        <table:table-column table:style-name="co10" table:default-cell-style-name="ce41"/>
        <table:table-column table:style-name="co11" table:number-columns-repeated="4" table:default-cell-style-name="ce41"/>
        <table:table-column table:style-name="co12" table:number-columns-repeated="1008" table:default-cell-style-name="Default"/>
        <table:table-row table:style-name="ro2">
          <table:table-cell table:style-name="ce32"/>
          <table:table-cell table:style-name="ce42"/>
          <table:table-cell table:style-name="ce32"/>
          <table:table-cell table:style-name="ce42"/>
          <table:table-cell table:style-name="ce36" table:number-columns-repeated="56"/>
          <table:table-cell table:number-columns-repeated="964"/>
        </table:table-row>
        <table:table-row table:style-name="ro2">
          <table:table-cell table:style-name="ce33" office:value-type="string" calcext:value-type="string" table:number-columns-spanned="1" table:number-rows-spanned="3">
            <text:p>V2</text:p>
          </table:table-cell>
          <table:table-cell table:style-name="ce43" office:value-type="string" calcext:value-type="string" table:number-columns-spanned="1" table:number-rows-spanned="3">
            <text:p>Q.A. to Excel</text:p>
          </table:table-cell>
          <table:table-cell table:style-name="ce48"/>
          <table:table-cell table:style-name="ce37" office:value-type="string" calcext:value-type="string" table:number-columns-spanned="1" table:number-rows-spanned="3">
            <text:p>4</text:p>
          </table:table-cell>
          <table:table-cell table:style-name="ce47"/>
          <table:table-cell table:style-name="ce50"/>
          <table:table-cell table:style-name="ce37" office:value-type="string" calcext:value-type="string" table:number-columns-spanned="1" table:number-rows-spanned="3">
            <text:p>5</text:p>
          </table:table-cell>
          <table:table-cell table:style-name="ce47" table:number-columns-repeated="3"/>
          <table:table-cell table:style-name="ce50"/>
          <table:table-cell table:style-name="ce37" office:value-type="string" calcext:value-type="string" table:number-columns-spanned="1" table:number-rows-spanned="3">
            <text:p>6</text:p>
          </table:table-cell>
          <table:table-cell table:style-name="ce47" table:number-columns-repeated="2"/>
          <table:table-cell table:style-name="ce65"/>
          <table:table-cell table:style-name="ce67"/>
          <table:table-cell table:style-name="ce36" table:number-columns-repeated="44"/>
          <table:table-cell table:number-columns-repeated="964"/>
        </table:table-row>
        <table:table-row table:style-name="ro2">
          <table:covered-table-cell table:style-name="ce34"/>
          <table:covered-table-cell table:style-name="ce44"/>
          <table:table-cell table:style-name="ce48"/>
          <table:covered-table-cell table:style-name="ce37"/>
          <table:table-cell table:style-name="ce46" office:value-type="string" calcext:value-type="string">
            <text:p>Copy (1)</text:p>
          </table:table-cell>
          <table:table-cell table:style-name="ce50"/>
          <table:covered-table-cell table:style-name="ce37"/>
          <table:table-cell table:style-name="ce46" office:value-type="string" calcext:value-type="string">
            <text:p>Raw propagated results</text:p>
          </table:table-cell>
          <table:table-cell table:style-name="ce47" table:number-columns-repeated="2"/>
          <table:table-cell table:style-name="ce50"/>
          <table:covered-table-cell table:style-name="ce37"/>
          <table:table-cell table:style-name="ce46" office:value-type="string" calcext:value-type="string">
            <text:p>Copy (2)</text:p>
          </table:table-cell>
          <table:table-cell table:style-name="ce47"/>
          <table:table-cell table:style-name="ce65"/>
          <table:table-cell table:style-name="ce67"/>
          <table:table-cell table:style-name="ce36" table:number-columns-repeated="44"/>
          <table:table-cell table:number-columns-repeated="964"/>
        </table:table-row>
        <table:table-row table:style-name="ro2">
          <table:covered-table-cell table:style-name="ce33"/>
          <table:covered-table-cell table:style-name="ce43"/>
          <table:table-cell table:style-name="ce48"/>
          <table:covered-table-cell table:style-name="ce37"/>
          <table:table-cell table:style-name="ce47"/>
          <table:table-cell table:style-name="ce50"/>
          <table:covered-table-cell table:style-name="ce37"/>
          <table:table-cell table:style-name="ce47" table:number-columns-repeated="3"/>
          <table:table-cell table:style-name="ce50"/>
          <table:covered-table-cell table:style-name="ce37"/>
          <table:table-cell table:style-name="ce47" table:number-columns-repeated="2"/>
          <table:table-cell table:style-name="ce65"/>
          <table:table-cell table:style-name="ce67"/>
          <table:table-cell table:style-name="ce36" table:number-columns-repeated="44"/>
          <table:table-cell table:number-columns-repeated="964"/>
        </table:table-row>
        <table:table-row table:style-name="ro2">
          <table:table-cell table:style-name="ce35" office:value-type="string" calcext:value-type="string">
            <text:p>scenario</text:p>
          </table:table-cell>
          <table:table-cell table:style-name="ce35" office:value-type="string" calcext:value-type="string">
            <text:p>vl_O3_new.scn</text:p>
          </table:table-cell>
          <table:table-cell table:style-name="ce48"/>
          <table:table-cell table:style-name="ce38" office:value-type="string" calcext:value-type="string">
            <text:p>Copy imported file here</text:p>
          </table:table-cell>
          <table:table-cell table:style-name="ce47"/>
          <table:table-cell table:style-name="ce50"/>
          <table:table-cell table:style-name="ce47" office:value-type="string" calcext:value-type="string">
            <text:p>Columns D/E are propagated to J/K</text:p>
          </table:table-cell>
          <table:table-cell table:style-name="ce47" table:number-columns-repeated="3"/>
          <table:table-cell table:style-name="ce50"/>
          <table:table-cell table:style-name="ce47" office:value-type="string" calcext:value-type="string">
            <text:p>Copy values from colored area in column N to "size" sheet</text:p>
          </table:table-cell>
          <table:table-cell table:style-name="ce47" table:number-columns-repeated="2"/>
          <table:table-cell table:style-name="ce65"/>
          <table:table-cell table:style-name="ce68" office:value-type="string" calcext:value-type="string">
            <text:p><text:span text:style-name="T3"><text:a xlink:href="#Size.A1" xlink:type="simple">size sheet</text:a></text:span></text:p>
          </table:table-cell>
          <table:table-cell table:style-name="ce36" table:number-columns-repeated="44"/>
          <table:table-cell table:number-columns-repeated="964"/>
        </table:table-row>
        <table:table-row table:style-name="ro2">
          <table:table-cell table:style-name="ce35" office:value-type="string" calcext:value-type="string">
            <text:p>report pack</text:p>
          </table:table-cell>
          <table:table-cell table:style-name="ce35" office:value-type="string" calcext:value-type="string">
            <text:p>vl_reports_order.scn</text:p>
          </table:table-cell>
          <table:table-cell table:style-name="ce48"/>
          <table:table-cell table:style-name="ce38" office:value-type="string" calcext:value-type="string">
            <text:p>Limit to columns C/D</text:p>
          </table:table-cell>
          <table:table-cell table:style-name="ce47"/>
          <table:table-cell table:style-name="ce50"/>
          <table:table-cell table:style-name="ce47" office:value-type="string" calcext:value-type="string">
            <text:p>Values are then automatically transposed to N/Q</text:p>
          </table:table-cell>
          <table:table-cell table:style-name="ce47" table:number-columns-repeated="3"/>
          <table:table-cell table:style-name="ce50"/>
          <table:table-cell table:style-name="ce47" office:value-type="string" calcext:value-type="string">
            <text:p>Copy values from colored area to column Q to "speed" sheet</text:p>
          </table:table-cell>
          <table:table-cell table:style-name="ce47" table:number-columns-repeated="2"/>
          <table:table-cell table:style-name="ce65"/>
          <table:table-cell table:style-name="ce68" office:value-type="string" calcext:value-type="string">
            <text:p><text:span text:style-name="T3"><text:a xlink:href="#Speed.A1" xlink:type="simple">speed sheet</text:a></text:span></text:p>
          </table:table-cell>
          <table:table-cell table:style-name="ce36" table:number-columns-repeated="44"/>
          <table:table-cell table:number-columns-repeated="964"/>
        </table:table-row>
        <table:table-row table:style-name="ro2">
          <table:table-cell table:style-name="ce35" office:value-type="string" calcext:value-type="string">
            <text:p>extraction</text:p>
          </table:table-cell>
          <table:table-cell table:style-name="ce35" office:value-type="string" calcext:value-type="string">
            <text:p>vl_perfrep.csh</text:p>
          </table:table-cell>
          <table:table-cell table:style-name="ce48"/>
          <table:table-cell table:style-name="ce39" office:value-type="string" calcext:value-type="string">
            <text:p>Stop at line 116</text:p>
          </table:table-cell>
          <table:table-cell table:style-name="ce47"/>
          <table:table-cell table:style-name="ce50"/>
          <table:table-cell table:style-name="ce47" table:number-columns-repeated="4"/>
          <table:table-cell table:style-name="ce50"/>
          <table:table-cell table:style-name="ce47" office:value-type="string" calcext:value-type="string">
            <text:p>Comparison data and curves are built</text:p>
          </table:table-cell>
          <table:table-cell table:style-name="ce47" table:number-columns-repeated="2"/>
          <table:table-cell table:style-name="ce65"/>
          <table:table-cell table:style-name="ce67"/>
          <table:table-cell table:style-name="ce36" table:number-columns-repeated="44"/>
          <table:table-cell table:number-columns-repeated="964"/>
        </table:table-row>
        <table:table-row table:style-name="ro2">
          <table:table-cell table:style-name="ce35" office:value-type="string" calcext:value-type="string">
            <text:p>options</text:p>
          </table:table-cell>
          <table:table-cell table:style-name="ce45" office:value-type="string" calcext:value-type="string">
            <text:p>-mod -be -O3 -Og [-Os]</text:p>
          </table:table-cell>
          <table:table-cell table:style-name="ce48"/>
          <table:table-cell table:style-name="ce39" office:value-type="string" calcext:value-type="string">
            <text:p>Use "copy values" function</text:p>
          </table:table-cell>
          <table:table-cell table:style-name="ce47"/>
          <table:table-cell table:style-name="ce50"/>
          <table:table-cell table:style-name="ce51" table:number-columns-repeated="4"/>
          <table:table-cell table:style-name="ce50"/>
          <table:table-cell table:style-name="ce51" table:number-columns-repeated="3"/>
          <table:table-cell table:style-name="ce36" table:number-columns-repeated="46"/>
          <table:table-cell table:number-columns-repeated="964"/>
        </table:table-row>
        <table:table-row table:style-name="ro2">
          <table:table-cell table:style-name="ce32"/>
          <table:table-cell table:style-name="ce42"/>
          <table:table-cell table:style-name="ce36" table:number-columns-repeated="10"/>
          <table:table-cell table:style-name="ce58" office:value-type="string" calcext:value-type="string" table:number-columns-spanned="2" table:number-rows-spanned="1">
            <text:p>O3 Og Os</text:p>
          </table:table-cell>
          <table:covered-table-cell table:style-name="ce64"/>
          <table:table-cell table:style-name="ce58" office:value-type="string" calcext:value-type="string" table:number-columns-spanned="2" table:number-rows-spanned="1">
            <text:p>O3 Og</text:p>
          </table:table-cell>
          <table:covered-table-cell table:style-name="ce64"/>
          <table:table-cell table:style-name="ce36" table:number-columns-repeated="44"/>
          <table:table-cell table:number-columns-repeated="964"/>
        </table:table-row>
        <table:table-row table:style-name="ro2">
          <table:table-cell table:style-name="ce32"/>
          <table:table-cell table:style-name="ce42"/>
          <table:table-cell table:style-name="ce36" table:number-columns-repeated="4"/>
          <table:table-cell table:style-name="ce52" table:number-columns-repeated="2"/>
          <table:table-cell table:style-name="ce52" office:value-type="string" calcext:value-type="string">
            <text:p>Size</text:p>
          </table:table-cell>
          <table:table-cell table:style-name="ce52" office:value-type="string" calcext:value-type="string">
            <text:p>Speed</text:p>
          </table:table-cell>
          <table:table-cell table:style-name="ce36"/>
          <table:table-cell table:style-name="ce52"/>
          <table:table-cell table:style-name="ce58" office:value-type="string" calcext:value-type="string">
            <text:p>Size</text:p>
          </table:table-cell>
          <table:table-cell table:style-name="ce58" office:value-type="string" calcext:value-type="string">
            <text:p>Speed</text:p>
          </table:table-cell>
          <table:table-cell table:style-name="ce58" office:value-type="string" calcext:value-type="string">
            <text:p>Size</text:p>
          </table:table-cell>
          <table:table-cell table:style-name="ce58" office:value-type="string" calcext:value-type="string">
            <text:p>Speed</text:p>
          </table:table-cell>
          <table:table-cell table:style-name="ce36" table:number-columns-repeated="44"/>
          <table:table-cell table:number-columns-repeated="964"/>
        </table:table-row>
        <table:table-row table:style-name="ro2">
          <table:table-cell table:style-name="ce36" table:number-columns-repeated="3"/>
          <table:table-cell table:style-name="ce49" office:value-type="float" office:value="59520" calcext:value-type="float">
            <text:p>59520</text:p>
          </table:table-cell>
          <table:table-cell table:style-name="ce49" office:value-type="float" office:value="2331490" calcext:value-type="float">
            <text:p>2331490</text:p>
          </table:table-cell>
          <table:table-cell table:style-name="ce36"/>
          <table:table-cell table:style-name="ce52" office:value-type="string" calcext:value-type="string">
            <text:p>AMR-cod</text:p>
          </table:table-cell>
          <table:table-cell table:style-name="ce52" office:value-type="string" calcext:value-type="string">
            <text:p>speed opt</text:p>
          </table:table-cell>
          <table:table-cell table:style-name="ce53" table:formula="of:=[.D11]" office:value-type="float" office:value="59520" calcext:value-type="float">
            <text:p>59520</text:p>
          </table:table-cell>
          <table:table-cell table:style-name="ce55" table:formula="of:=[.E11]" office:value-type="float" office:value="2331490" calcext:value-type="float">
            <text:p>2331490</text:p>
          </table:table-cell>
          <table:table-cell table:style-name="ce36"/>
          <table:table-cell table:style-name="ce52" table:formula="of:=[.G11]" office:value-type="string" office:string-value="AMR-cod" calcext:value-type="string">
            <text:p>AMR-cod</text:p>
          </table:table-cell>
          <table:table-cell table:style-name="ce59" table:formula="of:=[.I12]" office:value-type="float" office:value="36738" calcext:value-type="float">
            <text:p>36738</text:p>
          </table:table-cell>
          <table:table-cell table:style-name="ce60" table:formula="of:=[.J12]" office:value-type="float" office:value="5768414" calcext:value-type="float">
            <text:p>5768414</text:p>
          </table:table-cell>
          <table:table-cell table:style-name="ce60" table:formula="of:=[.I11]" office:value-type="float" office:value="59520" calcext:value-type="float">
            <text:p>59520</text:p>
          </table:table-cell>
          <table:table-cell table:style-name="ce69" table:formula="of:=[.J11]" office:value-type="float" office:value="2331490" calcext:value-type="float">
            <text:p>2331490</text:p>
          </table:table-cell>
          <table:table-cell table:style-name="ce36"/>
          <table:table-cell table:style-name="ce66" table:number-columns-repeated="2"/>
          <table:table-cell table:style-name="ce36" table:number-columns-repeated="41"/>
          <table:table-cell table:number-columns-repeated="964"/>
        </table:table-row>
        <table:table-row table:style-name="ro2">
          <table:table-cell table:style-name="ce37" office:value-type="string" calcext:value-type="string" table:number-columns-spanned="1" table:number-rows-spanned="3">
            <text:p>1</text:p>
          </table:table-cell>
          <table:table-cell table:style-name="ce46"/>
          <table:table-cell table:style-name="ce36"/>
          <table:table-cell table:style-name="ce49" office:value-type="float" office:value="36738" calcext:value-type="float">
            <text:p>36738</text:p>
          </table:table-cell>
          <table:table-cell table:style-name="ce49" office:value-type="float" office:value="5768414" calcext:value-type="float">
            <text:p>5768414</text:p>
          </table:table-cell>
          <table:table-cell table:style-name="ce36"/>
          <table:table-cell table:style-name="ce52" office:value-type="string" calcext:value-type="string">
            <text:p>AMR-cod</text:p>
          </table:table-cell>
          <table:table-cell table:style-name="ce5" office:value-type="string" calcext:value-type="string">
            <text:p>size opt</text:p>
          </table:table-cell>
          <table:table-cell table:style-name="ce54" table:formula="of:=[.D12]" office:value-type="float" office:value="36738" calcext:value-type="float">
            <text:p>36738</text:p>
          </table:table-cell>
          <table:table-cell table:style-name="ce53" table:formula="of:=[.E12]" office:value-type="float" office:value="5768414" calcext:value-type="float">
            <text:p>5768414</text:p>
          </table:table-cell>
          <table:table-cell table:style-name="ce36"/>
          <table:table-cell table:style-name="ce52" table:formula="of:=[.G13]" office:value-type="string" office:string-value="AMR-dec" calcext:value-type="string">
            <text:p>AMR-dec</text:p>
          </table:table-cell>
          <table:table-cell table:style-name="ce59" table:formula="of:=[.I14]" office:value-type="float" office:value="18996" calcext:value-type="float">
            <text:p>18996</text:p>
          </table:table-cell>
          <table:table-cell table:style-name="ce60" table:formula="of:=[.J14]" office:value-type="float" office:value="1351745" calcext:value-type="float">
            <text:p>1351745</text:p>
          </table:table-cell>
          <table:table-cell table:style-name="ce60" table:formula="of:=[.I13]" office:value-type="float" office:value="31200" calcext:value-type="float">
            <text:p>31200</text:p>
          </table:table-cell>
          <table:table-cell table:style-name="ce69" table:formula="of:=[.J13]" office:value-type="float" office:value="607217" calcext:value-type="float">
            <text:p>607217</text:p>
          </table:table-cell>
          <table:table-cell table:style-name="ce36"/>
          <table:table-cell table:style-name="ce66" table:number-columns-repeated="2"/>
          <table:table-cell table:style-name="ce36" table:number-columns-repeated="41"/>
          <table:table-cell table:number-columns-repeated="964"/>
        </table:table-row>
        <table:table-row table:style-name="ro2">
          <table:covered-table-cell table:style-name="ce37"/>
          <table:table-cell table:style-name="ce46" office:value-type="string" calcext:value-type="string">
            <text:p>Run tests</text:p>
          </table:table-cell>
          <table:table-cell table:style-name="ce36"/>
          <table:table-cell table:style-name="ce49" office:value-type="float" office:value="31200" calcext:value-type="float">
            <text:p>31200</text:p>
          </table:table-cell>
          <table:table-cell table:style-name="ce49" office:value-type="float" office:value="607217" calcext:value-type="float">
            <text:p>607217</text:p>
          </table:table-cell>
          <table:table-cell table:style-name="ce36"/>
          <table:table-cell table:style-name="ce52" office:value-type="string" calcext:value-type="string">
            <text:p>AMR-dec</text:p>
          </table:table-cell>
          <table:table-cell table:style-name="ce52" office:value-type="string" calcext:value-type="string">
            <text:p>speed opt</text:p>
          </table:table-cell>
          <table:table-cell table:style-name="ce53" table:formula="of:=[.D13]" office:value-type="float" office:value="31200" calcext:value-type="float">
            <text:p>31200</text:p>
          </table:table-cell>
          <table:table-cell table:style-name="ce55" table:formula="of:=[.E13]" office:value-type="float" office:value="607217" calcext:value-type="float">
            <text:p>607217</text:p>
          </table:table-cell>
          <table:table-cell table:style-name="ce36"/>
          <table:table-cell table:style-name="ce52" table:formula="of:=[.G15]" office:value-type="string" office:string-value="ECC-cod" calcext:value-type="string">
            <text:p>ECC-cod</text:p>
          </table:table-cell>
          <table:table-cell table:style-name="ce59" table:formula="of:=[.I16]" office:value-type="float" office:value="546" calcext:value-type="float">
            <text:p>546</text:p>
          </table:table-cell>
          <table:table-cell table:style-name="ce60" table:formula="of:=[.J16]" office:value-type="float" office:value="303418" calcext:value-type="float">
            <text:p>303418</text:p>
          </table:table-cell>
          <table:table-cell table:style-name="ce60" table:formula="of:=[.I15]" office:value-type="float" office:value="896" calcext:value-type="float">
            <text:p>896</text:p>
          </table:table-cell>
          <table:table-cell table:style-name="ce69" table:formula="of:=[.J15]" office:value-type="float" office:value="261101" calcext:value-type="float">
            <text:p>261101</text:p>
          </table:table-cell>
          <table:table-cell table:style-name="ce36"/>
          <table:table-cell table:style-name="ce66" table:number-columns-repeated="2"/>
          <table:table-cell table:style-name="ce36" table:number-columns-repeated="41"/>
          <table:table-cell table:number-columns-repeated="964"/>
        </table:table-row>
        <table:table-row table:style-name="ro2">
          <table:covered-table-cell table:style-name="ce37"/>
          <table:table-cell table:style-name="ce46"/>
          <table:table-cell table:style-name="ce36"/>
          <table:table-cell table:style-name="ce49" office:value-type="float" office:value="18996" calcext:value-type="float">
            <text:p>18996</text:p>
          </table:table-cell>
          <table:table-cell table:style-name="ce49" office:value-type="float" office:value="1351745" calcext:value-type="float">
            <text:p>1351745</text:p>
          </table:table-cell>
          <table:table-cell table:style-name="ce36"/>
          <table:table-cell table:style-name="ce52" office:value-type="string" calcext:value-type="string">
            <text:p>AMR-dec</text:p>
          </table:table-cell>
          <table:table-cell table:style-name="ce5" office:value-type="string" calcext:value-type="string">
            <text:p>size opt</text:p>
          </table:table-cell>
          <table:table-cell table:style-name="ce54" table:formula="of:=[.D14]" office:value-type="float" office:value="18996" calcext:value-type="float">
            <text:p>18996</text:p>
          </table:table-cell>
          <table:table-cell table:style-name="ce53" table:formula="of:=[.E14]" office:value-type="float" office:value="1351745" calcext:value-type="float">
            <text:p>1351745</text:p>
          </table:table-cell>
          <table:table-cell table:style-name="ce36"/>
          <table:table-cell table:style-name="ce52" table:formula="of:=[.G17]" office:value-type="string" office:string-value="ECC-dec" calcext:value-type="string">
            <text:p>ECC-dec</text:p>
          </table:table-cell>
          <table:table-cell table:style-name="ce59" table:formula="of:=[.I18]" office:value-type="float" office:value="2760" calcext:value-type="float">
            <text:p>2760</text:p>
          </table:table-cell>
          <table:table-cell table:style-name="ce60" table:formula="of:=[.J18]" office:value-type="float" office:value="635322" calcext:value-type="float">
            <text:p>635322</text:p>
          </table:table-cell>
          <table:table-cell table:style-name="ce60" table:formula="of:=[.I17]" office:value-type="float" office:value="4304" calcext:value-type="float">
            <text:p>4304</text:p>
          </table:table-cell>
          <table:table-cell table:style-name="ce69" table:formula="of:=[.J17]" office:value-type="float" office:value="512411" calcext:value-type="float">
            <text:p>512411</text:p>
          </table:table-cell>
          <table:table-cell table:style-name="ce36"/>
          <table:table-cell table:style-name="ce66" table:number-columns-repeated="2"/>
          <table:table-cell table:style-name="ce36" table:number-columns-repeated="41"/>
          <table:table-cell table:number-columns-repeated="964"/>
        </table:table-row>
        <table:table-row table:style-name="ro2">
          <table:table-cell table:style-name="ce38" office:value-type="string" calcext:value-type="string">
            <text:p>Run new_allapp.pl in new Q.A.</text:p>
          </table:table-cell>
          <table:table-cell table:style-name="ce47"/>
          <table:table-cell table:style-name="ce36"/>
          <table:table-cell table:style-name="ce49" office:value-type="float" office:value="896" calcext:value-type="float">
            <text:p>896</text:p>
          </table:table-cell>
          <table:table-cell table:style-name="ce49" office:value-type="float" office:value="261101" calcext:value-type="float">
            <text:p>261101</text:p>
          </table:table-cell>
          <table:table-cell table:style-name="ce36"/>
          <table:table-cell table:style-name="ce52" office:value-type="string" calcext:value-type="string">
            <text:p>ECC-cod</text:p>
          </table:table-cell>
          <table:table-cell table:style-name="ce52" office:value-type="string" calcext:value-type="string">
            <text:p>speed opt</text:p>
          </table:table-cell>
          <table:table-cell table:style-name="ce53" table:formula="of:=[.D15]" office:value-type="float" office:value="896" calcext:value-type="float">
            <text:p>896</text:p>
          </table:table-cell>
          <table:table-cell table:style-name="ce55" table:formula="of:=[.E15]" office:value-type="float" office:value="261101" calcext:value-type="float">
            <text:p>261101</text:p>
          </table:table-cell>
          <table:table-cell table:style-name="ce36"/>
          <table:table-cell table:style-name="ce52" table:formula="of:=[.G19]" office:value-type="string" office:string-value="EFR-cod" calcext:value-type="string">
            <text:p>EFR-cod</text:p>
          </table:table-cell>
          <table:table-cell table:style-name="ce59" table:formula="of:=[.I20]" office:value-type="float" office:value="17176" calcext:value-type="float">
            <text:p>17176</text:p>
          </table:table-cell>
          <table:table-cell table:style-name="ce60" table:formula="of:=[.J20]" office:value-type="float" office:value="11036624" calcext:value-type="float">
            <text:p>11036624</text:p>
          </table:table-cell>
          <table:table-cell table:style-name="ce60" table:formula="of:=[.I19]" office:value-type="float" office:value="27280" calcext:value-type="float">
            <text:p>27280</text:p>
          </table:table-cell>
          <table:table-cell table:style-name="ce69" table:formula="of:=[.J19]" office:value-type="float" office:value="3984012" calcext:value-type="float">
            <text:p>3984012</text:p>
          </table:table-cell>
          <table:table-cell table:style-name="ce36"/>
          <table:table-cell table:style-name="ce66" table:number-columns-repeated="2"/>
          <table:table-cell table:style-name="ce36" table:number-columns-repeated="41"/>
          <table:table-cell table:number-columns-repeated="964"/>
        </table:table-row>
        <table:table-row table:style-name="ro2">
          <table:table-cell table:style-name="ce39" office:value-type="string" calcext:value-type="string">
            <text:p>Use scenario vl_O3_new.pl</text:p>
          </table:table-cell>
          <table:table-cell table:style-name="ce39"/>
          <table:table-cell table:style-name="ce36"/>
          <table:table-cell table:style-name="ce49" office:value-type="float" office:value="546" calcext:value-type="float">
            <text:p>546</text:p>
          </table:table-cell>
          <table:table-cell table:style-name="ce49" office:value-type="float" office:value="303418" calcext:value-type="float">
            <text:p>303418</text:p>
          </table:table-cell>
          <table:table-cell table:style-name="ce36"/>
          <table:table-cell table:style-name="ce52" office:value-type="string" calcext:value-type="string">
            <text:p>ECC-cod</text:p>
          </table:table-cell>
          <table:table-cell table:style-name="ce5" office:value-type="string" calcext:value-type="string">
            <text:p>size opt</text:p>
          </table:table-cell>
          <table:table-cell table:style-name="ce54" table:formula="of:=[.D16]" office:value-type="float" office:value="546" calcext:value-type="float">
            <text:p>546</text:p>
          </table:table-cell>
          <table:table-cell table:style-name="ce53" table:formula="of:=[.E16]" office:value-type="float" office:value="303418" calcext:value-type="float">
            <text:p>303418</text:p>
          </table:table-cell>
          <table:table-cell table:style-name="ce36"/>
          <table:table-cell table:style-name="ce52" table:formula="of:=[.G21]" office:value-type="string" office:string-value="EFR-dec" calcext:value-type="string">
            <text:p>EFR-dec</text:p>
          </table:table-cell>
          <table:table-cell table:style-name="ce59" table:formula="of:=[.I22]" office:value-type="float" office:value="7642" calcext:value-type="float">
            <text:p>7642</text:p>
          </table:table-cell>
          <table:table-cell table:style-name="ce60" table:formula="of:=[.J22]" office:value-type="float" office:value="918028" calcext:value-type="float">
            <text:p>918028</text:p>
          </table:table-cell>
          <table:table-cell table:style-name="ce60" table:formula="of:=[.I21]" office:value-type="float" office:value="11968" calcext:value-type="float">
            <text:p>11968</text:p>
          </table:table-cell>
          <table:table-cell table:style-name="ce69" table:formula="of:=[.J21]" office:value-type="float" office:value="492728" calcext:value-type="float">
            <text:p>492728</text:p>
          </table:table-cell>
          <table:table-cell table:style-name="ce36"/>
          <table:table-cell table:style-name="ce66" table:number-columns-repeated="2"/>
          <table:table-cell table:style-name="ce36" table:number-columns-repeated="41"/>
          <table:table-cell table:number-columns-repeated="964"/>
        </table:table-row>
        <table:table-row table:style-name="ro2">
          <table:table-cell table:style-name="ce39" office:value-type="string" calcext:value-type="string">
            <text:p>View results in allapp_report_vxxxx</text:p>
          </table:table-cell>
          <table:table-cell table:style-name="ce39"/>
          <table:table-cell table:style-name="ce36"/>
          <table:table-cell table:style-name="ce49" office:value-type="float" office:value="4304" calcext:value-type="float">
            <text:p>4304</text:p>
          </table:table-cell>
          <table:table-cell table:style-name="ce49" office:value-type="float" office:value="512411" calcext:value-type="float">
            <text:p>512411</text:p>
          </table:table-cell>
          <table:table-cell table:style-name="ce36"/>
          <table:table-cell table:style-name="ce52" office:value-type="string" calcext:value-type="string">
            <text:p>ECC-dec</text:p>
          </table:table-cell>
          <table:table-cell table:style-name="ce52" office:value-type="string" calcext:value-type="string">
            <text:p>speed opt</text:p>
          </table:table-cell>
          <table:table-cell table:style-name="ce53" table:formula="of:=[.D17]" office:value-type="float" office:value="4304" calcext:value-type="float">
            <text:p>4304</text:p>
          </table:table-cell>
          <table:table-cell table:style-name="ce55" table:formula="of:=[.E17]" office:value-type="float" office:value="512411" calcext:value-type="float">
            <text:p>512411</text:p>
          </table:table-cell>
          <table:table-cell table:style-name="ce36"/>
          <table:table-cell table:style-name="ce52" table:formula="of:=[.G23]" office:value-type="string" office:string-value="EVR-cod" calcext:value-type="string">
            <text:p>EVR-cod</text:p>
          </table:table-cell>
          <table:table-cell table:style-name="ce59" table:formula="of:=[.I24]" office:value-type="float" office:value="25604" calcext:value-type="float">
            <text:p>25604</text:p>
          </table:table-cell>
          <table:table-cell table:style-name="ce60" table:formula="of:=[.J24]" office:value-type="float" office:value="8785745" calcext:value-type="float">
            <text:p>8785745</text:p>
          </table:table-cell>
          <table:table-cell table:style-name="ce60" table:formula="of:=[.I23]" office:value-type="float" office:value="39876" calcext:value-type="float">
            <text:p>39876</text:p>
          </table:table-cell>
          <table:table-cell table:style-name="ce69" table:formula="of:=[.J23]" office:value-type="float" office:value="6052090" calcext:value-type="float">
            <text:p>6052090</text:p>
          </table:table-cell>
          <table:table-cell table:style-name="ce36"/>
          <table:table-cell table:style-name="ce66" table:number-columns-repeated="2"/>
          <table:table-cell table:style-name="ce36" table:number-columns-repeated="41"/>
          <table:table-cell table:number-columns-repeated="964"/>
        </table:table-row>
        <table:table-row table:style-name="ro2">
          <table:table-cell table:style-name="ce39" table:number-columns-repeated="2"/>
          <table:table-cell table:style-name="ce36"/>
          <table:table-cell table:style-name="ce49" office:value-type="float" office:value="2760" calcext:value-type="float">
            <text:p>2760</text:p>
          </table:table-cell>
          <table:table-cell table:style-name="ce49" office:value-type="float" office:value="635322" calcext:value-type="float">
            <text:p>635322</text:p>
          </table:table-cell>
          <table:table-cell table:style-name="ce36"/>
          <table:table-cell table:style-name="ce52" office:value-type="string" calcext:value-type="string">
            <text:p>ECC-dec</text:p>
          </table:table-cell>
          <table:table-cell table:style-name="ce5" office:value-type="string" calcext:value-type="string">
            <text:p>size opt</text:p>
          </table:table-cell>
          <table:table-cell table:style-name="ce54" table:formula="of:=[.D18]" office:value-type="float" office:value="2760" calcext:value-type="float">
            <text:p>2760</text:p>
          </table:table-cell>
          <table:table-cell table:style-name="ce53" table:formula="of:=[.E18]" office:value-type="float" office:value="635322" calcext:value-type="float">
            <text:p>635322</text:p>
          </table:table-cell>
          <table:table-cell table:style-name="ce36"/>
          <table:table-cell table:style-name="ce52" table:formula="of:=[.G25]" office:value-type="string" office:string-value="EVR-dec" calcext:value-type="string">
            <text:p>EVR-dec</text:p>
          </table:table-cell>
          <table:table-cell table:style-name="ce59" table:formula="of:=[.I26]" office:value-type="float" office:value="9344" calcext:value-type="float">
            <text:p>9344</text:p>
          </table:table-cell>
          <table:table-cell table:style-name="ce60" table:formula="of:=[.J26]" office:value-type="float" office:value="1762018" calcext:value-type="float">
            <text:p>1762018</text:p>
          </table:table-cell>
          <table:table-cell table:style-name="ce60" table:formula="of:=[.I25]" office:value-type="float" office:value="14628" calcext:value-type="float">
            <text:p>14628</text:p>
          </table:table-cell>
          <table:table-cell table:style-name="ce69" table:formula="of:=[.J25]" office:value-type="float" office:value="1267978" calcext:value-type="float">
            <text:p>1267978</text:p>
          </table:table-cell>
          <table:table-cell table:style-name="ce36"/>
          <table:table-cell table:style-name="ce66" table:number-columns-repeated="2"/>
          <table:table-cell table:style-name="ce36" table:number-columns-repeated="41"/>
          <table:table-cell table:number-columns-repeated="964"/>
        </table:table-row>
        <table:table-row table:style-name="ro2">
          <table:table-cell table:style-name="ce36" table:number-columns-repeated="3"/>
          <table:table-cell table:style-name="ce49" office:value-type="float" office:value="27280" calcext:value-type="float">
            <text:p>27280</text:p>
          </table:table-cell>
          <table:table-cell table:style-name="ce49" office:value-type="float" office:value="3984012" calcext:value-type="float">
            <text:p>3984012</text:p>
          </table:table-cell>
          <table:table-cell table:style-name="ce36"/>
          <table:table-cell table:style-name="ce52" office:value-type="string" calcext:value-type="string">
            <text:p>EFR-cod</text:p>
          </table:table-cell>
          <table:table-cell table:style-name="ce52" office:value-type="string" calcext:value-type="string">
            <text:p>speed opt</text:p>
          </table:table-cell>
          <table:table-cell table:style-name="ce53" table:formula="of:=[.D19]" office:value-type="float" office:value="27280" calcext:value-type="float">
            <text:p>27280</text:p>
          </table:table-cell>
          <table:table-cell table:style-name="ce55" table:formula="of:=[.E19]" office:value-type="float" office:value="3984012" calcext:value-type="float">
            <text:p>3984012</text:p>
          </table:table-cell>
          <table:table-cell table:style-name="ce36"/>
          <table:table-cell table:style-name="ce52" table:formula="of:=[.G29]" office:value-type="string" office:string-value="FR-cod" calcext:value-type="string">
            <text:p>FR-cod</text:p>
          </table:table-cell>
          <table:table-cell table:style-name="ce59" table:formula="of:=[.I29]" office:value-type="float" office:value="8056" calcext:value-type="float">
            <text:p>8056</text:p>
          </table:table-cell>
          <table:table-cell table:style-name="ce60" table:formula="of:=[.J29]" office:value-type="float" office:value="389161" calcext:value-type="float">
            <text:p>389161</text:p>
          </table:table-cell>
          <table:table-cell table:style-name="ce60" table:formula="of:=[.I27]" office:value-type="float" office:value="14952" calcext:value-type="float">
            <text:p>14952</text:p>
          </table:table-cell>
          <table:table-cell table:style-name="ce69" table:formula="of:=[.J27]" office:value-type="float" office:value="939438" calcext:value-type="float">
            <text:p>939438</text:p>
          </table:table-cell>
          <table:table-cell table:style-name="ce36"/>
          <table:table-cell table:style-name="ce66" table:number-columns-repeated="2"/>
          <table:table-cell table:style-name="ce36" table:number-columns-repeated="41"/>
          <table:table-cell table:number-columns-repeated="964"/>
        </table:table-row>
        <table:table-row table:style-name="ro2">
          <table:table-cell table:style-name="ce37" office:value-type="string" calcext:value-type="string" table:number-columns-spanned="1" table:number-rows-spanned="3">
            <text:p>2</text:p>
          </table:table-cell>
          <table:table-cell table:style-name="ce46"/>
          <table:table-cell table:style-name="ce36"/>
          <table:table-cell table:style-name="ce49" office:value-type="float" office:value="17176" calcext:value-type="float">
            <text:p>17176</text:p>
          </table:table-cell>
          <table:table-cell table:style-name="ce49" office:value-type="float" office:value="11036624" calcext:value-type="float">
            <text:p>11036624</text:p>
          </table:table-cell>
          <table:table-cell table:style-name="ce36"/>
          <table:table-cell table:style-name="ce52" office:value-type="string" calcext:value-type="string">
            <text:p>EFR-cod</text:p>
          </table:table-cell>
          <table:table-cell table:style-name="ce5" office:value-type="string" calcext:value-type="string">
            <text:p>size opt</text:p>
          </table:table-cell>
          <table:table-cell table:style-name="ce54" table:formula="of:=[.D20]" office:value-type="float" office:value="17176" calcext:value-type="float">
            <text:p>17176</text:p>
          </table:table-cell>
          <table:table-cell table:style-name="ce53" table:formula="of:=[.E20]" office:value-type="float" office:value="11036624" calcext:value-type="float">
            <text:p>11036624</text:p>
          </table:table-cell>
          <table:table-cell table:style-name="ce36"/>
          <table:table-cell table:style-name="ce52" table:formula="of:=[.G30]" office:value-type="string" office:string-value="FR-dec" calcext:value-type="string">
            <text:p>FR-dec</text:p>
          </table:table-cell>
          <table:table-cell table:style-name="ce59" table:formula="of:=[.I30]" office:value-type="float" office:value="5148" calcext:value-type="float">
            <text:p>5148</text:p>
          </table:table-cell>
          <table:table-cell table:style-name="ce60" table:formula="of:=[.J30]" office:value-type="float" office:value="564109" calcext:value-type="float">
            <text:p>564109</text:p>
          </table:table-cell>
          <table:table-cell table:style-name="ce60" table:formula="of:=[.I28]" office:value-type="float" office:value="9720" calcext:value-type="float">
            <text:p>9720</text:p>
          </table:table-cell>
          <table:table-cell table:style-name="ce69" table:formula="of:=[.J28]" office:value-type="float" office:value="2970801" calcext:value-type="float">
            <text:p>2970801</text:p>
          </table:table-cell>
          <table:table-cell table:style-name="ce36"/>
          <table:table-cell table:style-name="ce66" table:number-columns-repeated="2"/>
          <table:table-cell table:style-name="ce36" table:number-columns-repeated="41"/>
          <table:table-cell table:number-columns-repeated="964"/>
        </table:table-row>
        <table:table-row table:style-name="ro2">
          <table:covered-table-cell table:style-name="ce37"/>
          <table:table-cell table:style-name="ce46" office:value-type="string" calcext:value-type="string">
            <text:p>Extract results</text:p>
          </table:table-cell>
          <table:table-cell table:style-name="ce36"/>
          <table:table-cell table:style-name="ce49" office:value-type="float" office:value="11968" calcext:value-type="float">
            <text:p>11968</text:p>
          </table:table-cell>
          <table:table-cell table:style-name="ce49" office:value-type="float" office:value="492728" calcext:value-type="float">
            <text:p>492728</text:p>
          </table:table-cell>
          <table:table-cell table:style-name="ce36"/>
          <table:table-cell table:style-name="ce52" office:value-type="string" calcext:value-type="string">
            <text:p>EFR-dec</text:p>
          </table:table-cell>
          <table:table-cell table:style-name="ce52" office:value-type="string" calcext:value-type="string">
            <text:p>speed opt</text:p>
          </table:table-cell>
          <table:table-cell table:style-name="ce53" table:formula="of:=[.D21]" office:value-type="float" office:value="11968" calcext:value-type="float">
            <text:p>11968</text:p>
          </table:table-cell>
          <table:table-cell table:style-name="ce55" table:formula="of:=[.E21]" office:value-type="float" office:value="492728" calcext:value-type="float">
            <text:p>492728</text:p>
          </table:table-cell>
          <table:table-cell table:style-name="ce36"/>
          <table:table-cell table:style-name="ce52" table:formula="of:=[.G31]" office:value-type="string" office:string-value="G721-cod" calcext:value-type="string">
            <text:p>G721-cod</text:p>
          </table:table-cell>
          <table:table-cell table:style-name="ce59" table:formula="of:=[.I32]" office:value-type="float" office:value="2020" calcext:value-type="float">
            <text:p>2020</text:p>
          </table:table-cell>
          <table:table-cell table:style-name="ce60" table:formula="of:=[.J32]" office:value-type="float" office:value="55674" calcext:value-type="float">
            <text:p>55674</text:p>
          </table:table-cell>
          <table:table-cell table:style-name="ce60" table:formula="of:=[.I31]" office:value-type="float" office:value="2928" calcext:value-type="float">
            <text:p>2928</text:p>
          </table:table-cell>
          <table:table-cell table:style-name="ce69" table:formula="of:=[.J31]" office:value-type="float" office:value="41509" calcext:value-type="float">
            <text:p>41509</text:p>
          </table:table-cell>
          <table:table-cell table:style-name="ce36"/>
          <table:table-cell table:style-name="ce66" table:number-columns-repeated="2"/>
          <table:table-cell table:style-name="ce36" table:number-columns-repeated="41"/>
          <table:table-cell table:number-columns-repeated="964"/>
        </table:table-row>
        <table:table-row table:style-name="ro2">
          <table:covered-table-cell table:style-name="ce37"/>
          <table:table-cell table:style-name="ce46"/>
          <table:table-cell table:style-name="ce36"/>
          <table:table-cell table:style-name="ce49" office:value-type="float" office:value="7642" calcext:value-type="float">
            <text:p>7642</text:p>
          </table:table-cell>
          <table:table-cell table:style-name="ce49" office:value-type="float" office:value="918028" calcext:value-type="float">
            <text:p>918028</text:p>
          </table:table-cell>
          <table:table-cell table:style-name="ce36"/>
          <table:table-cell table:style-name="ce52" office:value-type="string" calcext:value-type="string">
            <text:p>EFR-dec</text:p>
          </table:table-cell>
          <table:table-cell table:style-name="ce5" office:value-type="string" calcext:value-type="string">
            <text:p>size opt</text:p>
          </table:table-cell>
          <table:table-cell table:style-name="ce54" table:formula="of:=[.D22]" office:value-type="float" office:value="7642" calcext:value-type="float">
            <text:p>7642</text:p>
          </table:table-cell>
          <table:table-cell table:style-name="ce53" table:formula="of:=[.E22]" office:value-type="float" office:value="918028" calcext:value-type="float">
            <text:p>918028</text:p>
          </table:table-cell>
          <table:table-cell table:style-name="ce36"/>
          <table:table-cell table:style-name="ce52" table:formula="of:=[.G33]" office:value-type="string" office:string-value="G721-dec" calcext:value-type="string">
            <text:p>G721-dec</text:p>
          </table:table-cell>
          <table:table-cell table:style-name="ce59" table:formula="of:=[.I34]" office:value-type="float" office:value="2246" calcext:value-type="float">
            <text:p>2246</text:p>
          </table:table-cell>
          <table:table-cell table:style-name="ce60" table:formula="of:=[.J34]" office:value-type="float" office:value="54740" calcext:value-type="float">
            <text:p>54740</text:p>
          </table:table-cell>
          <table:table-cell table:style-name="ce60" table:formula="of:=[.I33]" office:value-type="float" office:value="3232" calcext:value-type="float">
            <text:p>3232</text:p>
          </table:table-cell>
          <table:table-cell table:style-name="ce69" table:formula="of:=[.J33]" office:value-type="float" office:value="38663" calcext:value-type="float">
            <text:p>38663</text:p>
          </table:table-cell>
          <table:table-cell table:style-name="ce36"/>
          <table:table-cell table:style-name="ce66" table:number-columns-repeated="2"/>
          <table:table-cell table:style-name="ce36" table:number-columns-repeated="41"/>
          <table:table-cell table:number-columns-repeated="964"/>
        </table:table-row>
        <table:table-row table:style-name="ro2">
          <table:table-cell table:style-name="ce38" office:value-type="string" calcext:value-type="string">
            <text:p>Run vl_perfrep.csh vxxxx</text:p>
          </table:table-cell>
          <table:table-cell table:style-name="ce47"/>
          <table:table-cell table:style-name="ce36"/>
          <table:table-cell table:style-name="ce49" office:value-type="float" office:value="39876" calcext:value-type="float">
            <text:p>39876</text:p>
          </table:table-cell>
          <table:table-cell table:style-name="ce49" office:value-type="float" office:value="6052090" calcext:value-type="float">
            <text:p>6052090</text:p>
          </table:table-cell>
          <table:table-cell table:style-name="ce36"/>
          <table:table-cell table:style-name="ce52" office:value-type="string" calcext:value-type="string">
            <text:p>EVR-cod</text:p>
          </table:table-cell>
          <table:table-cell table:style-name="ce52" office:value-type="string" calcext:value-type="string">
            <text:p>speed opt</text:p>
          </table:table-cell>
          <table:table-cell table:style-name="ce53" table:formula="of:=[.D23]" office:value-type="float" office:value="39876" calcext:value-type="float">
            <text:p>39876</text:p>
          </table:table-cell>
          <table:table-cell table:style-name="ce55" table:formula="of:=[.E23]" office:value-type="float" office:value="6052090" calcext:value-type="float">
            <text:p>6052090</text:p>
          </table:table-cell>
          <table:table-cell table:style-name="ce36"/>
          <table:table-cell table:style-name="ce52" table:formula="of:=[.G35]" office:value-type="string" office:string-value="G722-cod" calcext:value-type="string">
            <text:p>G722-cod</text:p>
          </table:table-cell>
          <table:table-cell table:style-name="ce59" table:formula="of:=[.I36]" office:value-type="float" office:value="1826" calcext:value-type="float">
            <text:p>1826</text:p>
          </table:table-cell>
          <table:table-cell table:style-name="ce60" table:formula="of:=[.J36]" office:value-type="float" office:value="23276" calcext:value-type="float">
            <text:p>23276</text:p>
          </table:table-cell>
          <table:table-cell table:style-name="ce60" table:formula="of:=[.I35]" office:value-type="float" office:value="3088" calcext:value-type="float">
            <text:p>3088</text:p>
          </table:table-cell>
          <table:table-cell table:style-name="ce69" table:formula="of:=[.J35]" office:value-type="float" office:value="12232" calcext:value-type="float">
            <text:p>12232</text:p>
          </table:table-cell>
          <table:table-cell table:style-name="ce36"/>
          <table:table-cell table:style-name="ce66" table:number-columns-repeated="2"/>
          <table:table-cell table:style-name="ce36" table:number-columns-repeated="41"/>
          <table:table-cell table:number-columns-repeated="964"/>
        </table:table-row>
        <table:table-row table:style-name="ro2">
          <table:table-cell table:style-name="ce38" office:value-type="string" calcext:value-type="string">
            <text:p>View results in /tmp/perfxl_vxxxx.txt</text:p>
          </table:table-cell>
          <table:table-cell table:style-name="ce47"/>
          <table:table-cell table:style-name="ce36"/>
          <table:table-cell table:style-name="ce49" office:value-type="float" office:value="25604" calcext:value-type="float">
            <text:p>25604</text:p>
          </table:table-cell>
          <table:table-cell table:style-name="ce49" office:value-type="float" office:value="8785745" calcext:value-type="float">
            <text:p>8785745</text:p>
          </table:table-cell>
          <table:table-cell table:style-name="ce36"/>
          <table:table-cell table:style-name="ce52" office:value-type="string" calcext:value-type="string">
            <text:p>EVR-cod</text:p>
          </table:table-cell>
          <table:table-cell table:style-name="ce5" office:value-type="string" calcext:value-type="string">
            <text:p>size opt</text:p>
          </table:table-cell>
          <table:table-cell table:style-name="ce54" table:formula="of:=[.D24]" office:value-type="float" office:value="25604" calcext:value-type="float">
            <text:p>25604</text:p>
          </table:table-cell>
          <table:table-cell table:style-name="ce53" table:formula="of:=[.E24]" office:value-type="float" office:value="8785745" calcext:value-type="float">
            <text:p>8785745</text:p>
          </table:table-cell>
          <table:table-cell table:style-name="ce36"/>
          <table:table-cell table:style-name="ce52" table:formula="of:=[.G37]" office:value-type="string" office:string-value="G722-dec" calcext:value-type="string">
            <text:p>G722-dec</text:p>
          </table:table-cell>
          <table:table-cell table:style-name="ce59" table:formula="of:=[.I38]" office:value-type="float" office:value="1792" calcext:value-type="float">
            <text:p>1792</text:p>
          </table:table-cell>
          <table:table-cell table:style-name="ce60" table:formula="of:=[.J38]" office:value-type="float" office:value="22195" calcext:value-type="float">
            <text:p>22195</text:p>
          </table:table-cell>
          <table:table-cell table:style-name="ce60" table:formula="of:=[.I37]" office:value-type="float" office:value="3184" calcext:value-type="float">
            <text:p>3184</text:p>
          </table:table-cell>
          <table:table-cell table:style-name="ce69" table:formula="of:=[.J37]" office:value-type="float" office:value="9732" calcext:value-type="float">
            <text:p>9732</text:p>
          </table:table-cell>
          <table:table-cell table:style-name="ce36"/>
          <table:table-cell table:style-name="ce66" table:number-columns-repeated="2"/>
          <table:table-cell table:style-name="ce36" table:number-columns-repeated="41"/>
          <table:table-cell table:number-columns-repeated="964"/>
        </table:table-row>
        <table:table-row table:style-name="ro2">
          <table:table-cell table:style-name="ce38"/>
          <table:table-cell table:style-name="ce47"/>
          <table:table-cell table:style-name="ce36"/>
          <table:table-cell table:style-name="ce49" office:value-type="float" office:value="14628" calcext:value-type="float">
            <text:p>14628</text:p>
          </table:table-cell>
          <table:table-cell table:style-name="ce49" office:value-type="float" office:value="1267978" calcext:value-type="float">
            <text:p>1267978</text:p>
          </table:table-cell>
          <table:table-cell table:style-name="ce36"/>
          <table:table-cell table:style-name="ce52" office:value-type="string" calcext:value-type="string">
            <text:p>EVR-dec</text:p>
          </table:table-cell>
          <table:table-cell table:style-name="ce52" office:value-type="string" calcext:value-type="string">
            <text:p>speed opt</text:p>
          </table:table-cell>
          <table:table-cell table:style-name="ce53" table:formula="of:=[.D25]" office:value-type="float" office:value="14628" calcext:value-type="float">
            <text:p>14628</text:p>
          </table:table-cell>
          <table:table-cell table:style-name="ce55" table:formula="of:=[.E25]" office:value-type="float" office:value="1267978" calcext:value-type="float">
            <text:p>1267978</text:p>
          </table:table-cell>
          <table:table-cell table:style-name="ce36"/>
          <table:table-cell table:style-name="ce52" table:formula="of:=[.G39]" office:value-type="string" office:string-value="G723-cod" calcext:value-type="string">
            <text:p>G723-cod</text:p>
          </table:table-cell>
          <table:table-cell table:style-name="ce59" table:formula="of:=[.I40]" office:value-type="float" office:value="15978" calcext:value-type="float">
            <text:p>15978</text:p>
          </table:table-cell>
          <table:table-cell table:style-name="ce60" table:formula="of:=[.J40]" office:value-type="float" office:value="3610916" calcext:value-type="float">
            <text:p>3610916</text:p>
          </table:table-cell>
          <table:table-cell table:style-name="ce60" table:formula="of:=[.I39]" office:value-type="float" office:value="21616" calcext:value-type="float">
            <text:p>21616</text:p>
          </table:table-cell>
          <table:table-cell table:style-name="ce69" table:formula="of:=[.J39]" office:value-type="float" office:value="1953233" calcext:value-type="float">
            <text:p>1953233</text:p>
          </table:table-cell>
          <table:table-cell table:style-name="ce36"/>
          <table:table-cell table:style-name="ce66" table:number-columns-repeated="2"/>
          <table:table-cell table:style-name="ce36" table:number-columns-repeated="41"/>
          <table:table-cell table:number-columns-repeated="964"/>
        </table:table-row>
        <table:table-row table:style-name="ro2">
          <table:table-cell table:style-name="ce39" table:number-columns-repeated="2"/>
          <table:table-cell table:style-name="ce36"/>
          <table:table-cell table:style-name="ce49" office:value-type="float" office:value="9344" calcext:value-type="float">
            <text:p>9344</text:p>
          </table:table-cell>
          <table:table-cell table:style-name="ce49" office:value-type="float" office:value="1762018" calcext:value-type="float">
            <text:p>1762018</text:p>
          </table:table-cell>
          <table:table-cell table:style-name="ce36"/>
          <table:table-cell table:style-name="ce52" office:value-type="string" calcext:value-type="string">
            <text:p>EVR-dec</text:p>
          </table:table-cell>
          <table:table-cell table:style-name="ce5" office:value-type="string" calcext:value-type="string">
            <text:p>size opt</text:p>
          </table:table-cell>
          <table:table-cell table:style-name="ce54" table:formula="of:=[.D26]" office:value-type="float" office:value="9344" calcext:value-type="float">
            <text:p>9344</text:p>
          </table:table-cell>
          <table:table-cell table:style-name="ce53" table:formula="of:=[.E26]" office:value-type="float" office:value="1762018" calcext:value-type="float">
            <text:p>1762018</text:p>
          </table:table-cell>
          <table:table-cell table:style-name="ce36"/>
          <table:table-cell table:style-name="ce52" table:formula="of:=[.G41]" office:value-type="string" office:string-value="G723-dec" calcext:value-type="string">
            <text:p>G723-dec</text:p>
          </table:table-cell>
          <table:table-cell table:style-name="ce59" table:formula="of:=[.I42]" office:value-type="float" office:value="7092" calcext:value-type="float">
            <text:p>7092</text:p>
          </table:table-cell>
          <table:table-cell table:style-name="ce60" table:formula="of:=[.J42]" office:value-type="float" office:value="289407" calcext:value-type="float">
            <text:p>289407</text:p>
          </table:table-cell>
          <table:table-cell table:style-name="ce60" table:formula="of:=[.I41]" office:value-type="float" office:value="12400" calcext:value-type="float">
            <text:p>12400</text:p>
          </table:table-cell>
          <table:table-cell table:style-name="ce69" table:formula="of:=[.J41]" office:value-type="float" office:value="194801" calcext:value-type="float">
            <text:p>194801</text:p>
          </table:table-cell>
          <table:table-cell table:style-name="ce36"/>
          <table:table-cell table:style-name="ce66" table:number-columns-repeated="2"/>
          <table:table-cell table:style-name="ce36" table:number-columns-repeated="41"/>
          <table:table-cell table:number-columns-repeated="964"/>
        </table:table-row>
        <table:table-row table:style-name="ro2">
          <table:table-cell table:style-name="ce36" table:number-columns-repeated="3"/>
          <table:table-cell table:style-name="ce49" office:value-type="float" office:value="14952" calcext:value-type="float">
            <text:p>14952</text:p>
          </table:table-cell>
          <table:table-cell table:style-name="ce49" office:value-type="float" office:value="939438" calcext:value-type="float">
            <text:p>939438</text:p>
          </table:table-cell>
          <table:table-cell table:style-name="ce36"/>
          <table:table-cell table:style-name="ce52" office:value-type="string" calcext:value-type="string">
            <text:p>FR-cod</text:p>
          </table:table-cell>
          <table:table-cell table:style-name="ce52" office:value-type="string" calcext:value-type="string">
            <text:p>speed opt</text:p>
          </table:table-cell>
          <table:table-cell table:style-name="ce53" table:formula="of:=[.D27]" office:value-type="float" office:value="14952" calcext:value-type="float">
            <text:p>14952</text:p>
          </table:table-cell>
          <table:table-cell table:style-name="ce55" table:formula="of:=[.E27]" office:value-type="float" office:value="939438" calcext:value-type="float">
            <text:p>939438</text:p>
          </table:table-cell>
          <table:table-cell table:style-name="ce36"/>
          <table:table-cell table:style-name="ce52" table:formula="of:=[.G43]" office:value-type="string" office:string-value="G723_24-cod" calcext:value-type="string">
            <text:p>G723_24-cod</text:p>
          </table:table-cell>
          <table:table-cell table:style-name="ce59" table:formula="of:=[.I44]" office:value-type="float" office:value="1986" calcext:value-type="float">
            <text:p>1986</text:p>
          </table:table-cell>
          <table:table-cell table:style-name="ce60" table:formula="of:=[.J44]" office:value-type="float" office:value="50220" calcext:value-type="float">
            <text:p>50220</text:p>
          </table:table-cell>
          <table:table-cell table:style-name="ce60" table:formula="of:=[.I43]" office:value-type="float" office:value="2800" calcext:value-type="float">
            <text:p>2800</text:p>
          </table:table-cell>
          <table:table-cell table:style-name="ce69" table:formula="of:=[.J43]" office:value-type="float" office:value="36118" calcext:value-type="float">
            <text:p>36118</text:p>
          </table:table-cell>
          <table:table-cell table:style-name="ce36"/>
          <table:table-cell table:style-name="ce66" table:number-columns-repeated="2"/>
          <table:table-cell table:style-name="ce36" table:number-columns-repeated="41"/>
          <table:table-cell table:number-columns-repeated="964"/>
        </table:table-row>
        <table:table-row table:style-name="ro2">
          <table:table-cell table:style-name="ce37" office:value-type="string" calcext:value-type="string" table:number-columns-spanned="1" table:number-rows-spanned="3">
            <text:p>3</text:p>
          </table:table-cell>
          <table:table-cell table:style-name="ce46"/>
          <table:table-cell table:style-name="ce36"/>
          <table:table-cell table:style-name="ce49" office:value-type="float" office:value="9720" calcext:value-type="float">
            <text:p>9720</text:p>
          </table:table-cell>
          <table:table-cell table:style-name="ce49" office:value-type="float" office:value="2970801" calcext:value-type="float">
            <text:p>2970801</text:p>
          </table:table-cell>
          <table:table-cell table:style-name="ce36"/>
          <table:table-cell table:style-name="ce52" office:value-type="string" calcext:value-type="string">
            <text:p>FR-dec</text:p>
          </table:table-cell>
          <table:table-cell table:style-name="ce52" office:value-type="string" calcext:value-type="string">
            <text:p>speed opt</text:p>
          </table:table-cell>
          <table:table-cell table:style-name="ce53" table:formula="of:=[.D28]" office:value-type="float" office:value="9720" calcext:value-type="float">
            <text:p>9720</text:p>
          </table:table-cell>
          <table:table-cell table:style-name="ce55" table:formula="of:=[.E28]" office:value-type="float" office:value="2970801" calcext:value-type="float">
            <text:p>2970801</text:p>
          </table:table-cell>
          <table:table-cell table:style-name="ce36"/>
          <table:table-cell table:style-name="ce52" table:formula="of:=[.G45]" office:value-type="string" office:string-value="G723_24-dec" calcext:value-type="string">
            <text:p>G723_24-dec</text:p>
          </table:table-cell>
          <table:table-cell table:style-name="ce59" table:formula="of:=[.I46]" office:value-type="float" office:value="2246" calcext:value-type="float">
            <text:p>2246</text:p>
          </table:table-cell>
          <table:table-cell table:style-name="ce60" table:formula="of:=[.J46]" office:value-type="float" office:value="64817" calcext:value-type="float">
            <text:p>64817</text:p>
          </table:table-cell>
          <table:table-cell table:style-name="ce60" table:formula="of:=[.I45]" office:value-type="float" office:value="3216" calcext:value-type="float">
            <text:p>3216</text:p>
          </table:table-cell>
          <table:table-cell table:style-name="ce69" table:formula="of:=[.J45]" office:value-type="float" office:value="45508" calcext:value-type="float">
            <text:p>45508</text:p>
          </table:table-cell>
          <table:table-cell table:style-name="ce36"/>
          <table:table-cell table:style-name="ce66" table:number-columns-repeated="2"/>
          <table:table-cell table:style-name="ce36" table:number-columns-repeated="41"/>
          <table:table-cell table:number-columns-repeated="964"/>
        </table:table-row>
        <table:table-row table:style-name="ro2">
          <table:covered-table-cell table:style-name="ce37"/>
          <table:table-cell table:style-name="ce46" office:value-type="string" calcext:value-type="string">
            <text:p>Import in Excel</text:p>
          </table:table-cell>
          <table:table-cell table:style-name="ce36"/>
          <table:table-cell table:style-name="ce49" office:value-type="float" office:value="8056" calcext:value-type="float">
            <text:p>8056</text:p>
          </table:table-cell>
          <table:table-cell table:style-name="ce49" office:value-type="float" office:value="389161" calcext:value-type="float">
            <text:p>389161</text:p>
          </table:table-cell>
          <table:table-cell table:style-name="ce36"/>
          <table:table-cell table:style-name="ce52" office:value-type="string" calcext:value-type="string">
            <text:p>FR-cod</text:p>
          </table:table-cell>
          <table:table-cell table:style-name="ce5" office:value-type="string" calcext:value-type="string">
            <text:p>size opt</text:p>
          </table:table-cell>
          <table:table-cell table:style-name="ce54" table:formula="of:=[.D29]" office:value-type="float" office:value="8056" calcext:value-type="float">
            <text:p>8056</text:p>
          </table:table-cell>
          <table:table-cell table:style-name="ce53" table:formula="of:=[.E29]" office:value-type="float" office:value="389161" calcext:value-type="float">
            <text:p>389161</text:p>
          </table:table-cell>
          <table:table-cell table:style-name="ce36"/>
          <table:table-cell table:style-name="ce52" table:formula="of:=[.G47]" office:value-type="string" office:string-value="G723_40-cod" calcext:value-type="string">
            <text:p>G723_40-cod</text:p>
          </table:table-cell>
          <table:table-cell table:style-name="ce59" table:formula="of:=[.I48]" office:value-type="float" office:value="1982" calcext:value-type="float">
            <text:p>1982</text:p>
          </table:table-cell>
          <table:table-cell table:style-name="ce60" table:formula="of:=[.J48]" office:value-type="float" office:value="51470" calcext:value-type="float">
            <text:p>51470</text:p>
          </table:table-cell>
          <table:table-cell table:style-name="ce60" table:formula="of:=[.I47]" office:value-type="float" office:value="2800" calcext:value-type="float">
            <text:p>2800</text:p>
          </table:table-cell>
          <table:table-cell table:style-name="ce69" table:formula="of:=[.J47]" office:value-type="float" office:value="37664" calcext:value-type="float">
            <text:p>37664</text:p>
          </table:table-cell>
          <table:table-cell table:style-name="ce36"/>
          <table:table-cell table:style-name="ce66" table:number-columns-repeated="2"/>
          <table:table-cell table:style-name="ce36" table:number-columns-repeated="41"/>
          <table:table-cell table:number-columns-repeated="964"/>
        </table:table-row>
        <table:table-row table:style-name="ro2">
          <table:covered-table-cell table:style-name="ce37"/>
          <table:table-cell table:style-name="ce46"/>
          <table:table-cell table:style-name="ce36"/>
          <table:table-cell table:style-name="ce49" office:value-type="float" office:value="5148" calcext:value-type="float">
            <text:p>5148</text:p>
          </table:table-cell>
          <table:table-cell table:style-name="ce49" office:value-type="float" office:value="564109" calcext:value-type="float">
            <text:p>564109</text:p>
          </table:table-cell>
          <table:table-cell table:style-name="ce36"/>
          <table:table-cell table:style-name="ce52" office:value-type="string" calcext:value-type="string">
            <text:p>FR-dec</text:p>
          </table:table-cell>
          <table:table-cell table:style-name="ce5" office:value-type="string" calcext:value-type="string">
            <text:p>size opt</text:p>
          </table:table-cell>
          <table:table-cell table:style-name="ce54" table:formula="of:=[.D30]" office:value-type="float" office:value="5148" calcext:value-type="float">
            <text:p>5148</text:p>
          </table:table-cell>
          <table:table-cell table:style-name="ce53" table:formula="of:=[.E30]" office:value-type="float" office:value="564109" calcext:value-type="float">
            <text:p>564109</text:p>
          </table:table-cell>
          <table:table-cell table:style-name="ce36"/>
          <table:table-cell table:style-name="ce52" table:formula="of:=[.G49]" office:value-type="string" office:string-value="G723_40-dec" calcext:value-type="string">
            <text:p>G723_40-dec</text:p>
          </table:table-cell>
          <table:table-cell table:style-name="ce59" table:formula="of:=[.I50]" office:value-type="float" office:value="2246" calcext:value-type="float">
            <text:p>2246</text:p>
          </table:table-cell>
          <table:table-cell table:style-name="ce60" table:formula="of:=[.J50]" office:value-type="float" office:value="66978" calcext:value-type="float">
            <text:p>66978</text:p>
          </table:table-cell>
          <table:table-cell table:style-name="ce60" table:formula="of:=[.I49]" office:value-type="float" office:value="3216" calcext:value-type="float">
            <text:p>3216</text:p>
          </table:table-cell>
          <table:table-cell table:style-name="ce69" table:formula="of:=[.J49]" office:value-type="float" office:value="47421" calcext:value-type="float">
            <text:p>47421</text:p>
          </table:table-cell>
          <table:table-cell table:style-name="ce36"/>
          <table:table-cell table:style-name="ce66" table:number-columns-repeated="2"/>
          <table:table-cell table:style-name="ce36" table:number-columns-repeated="41"/>
          <table:table-cell table:number-columns-repeated="964"/>
        </table:table-row>
        <table:table-row table:style-name="ro2">
          <table:table-cell table:style-name="ce40" office:value-type="string" calcext:value-type="string">
            <text:p>Open /tmp/perfxl_vxxxx.txt</text:p>
          </table:table-cell>
          <table:table-cell table:style-name="ce47"/>
          <table:table-cell table:style-name="ce36"/>
          <table:table-cell table:style-name="ce49" office:value-type="float" office:value="2928" calcext:value-type="float">
            <text:p>2928</text:p>
          </table:table-cell>
          <table:table-cell table:style-name="ce49" office:value-type="float" office:value="41509" calcext:value-type="float">
            <text:p>41509</text:p>
          </table:table-cell>
          <table:table-cell table:style-name="ce36"/>
          <table:table-cell table:style-name="ce52" office:value-type="string" calcext:value-type="string">
            <text:p>G721-cod</text:p>
          </table:table-cell>
          <table:table-cell table:style-name="ce52" office:value-type="string" calcext:value-type="string">
            <text:p>speed opt</text:p>
          </table:table-cell>
          <table:table-cell table:style-name="ce53" table:formula="of:=[.D31]" office:value-type="float" office:value="2928" calcext:value-type="float">
            <text:p>2928</text:p>
          </table:table-cell>
          <table:table-cell table:style-name="ce55" table:formula="of:=[.E31]" office:value-type="float" office:value="41509" calcext:value-type="float">
            <text:p>41509</text:p>
          </table:table-cell>
          <table:table-cell table:style-name="ce36"/>
          <table:table-cell table:style-name="ce52" table:formula="of:=[.G51]" office:value-type="string" office:string-value="G728-cod" calcext:value-type="string">
            <text:p>G728-cod</text:p>
          </table:table-cell>
          <table:table-cell table:style-name="ce59" table:formula="of:=[.I52]" office:value-type="float" office:value="7010" calcext:value-type="float">
            <text:p>7010</text:p>
          </table:table-cell>
          <table:table-cell table:style-name="ce60" table:formula="of:=[.J52]" office:value-type="float" office:value="7350537" calcext:value-type="float">
            <text:p>7350537</text:p>
          </table:table-cell>
          <table:table-cell table:style-name="ce60" table:formula="of:=[.I51]" office:value-type="float" office:value="11328" calcext:value-type="float">
            <text:p>11328</text:p>
          </table:table-cell>
          <table:table-cell table:style-name="ce69" table:formula="of:=[.J51]" office:value-type="float" office:value="4968780" calcext:value-type="float">
            <text:p>4968780</text:p>
          </table:table-cell>
          <table:table-cell table:style-name="ce36"/>
          <table:table-cell table:style-name="ce66" table:number-columns-repeated="2"/>
          <table:table-cell table:style-name="ce36" table:number-columns-repeated="41"/>
          <table:table-cell table:number-columns-repeated="964"/>
        </table:table-row>
        <table:table-row table:style-name="ro2">
          <table:table-cell table:style-name="ce40" office:value-type="string" calcext:value-type="string">
            <text:p>Use comma as only delimiter</text:p>
          </table:table-cell>
          <table:table-cell table:style-name="ce47"/>
          <table:table-cell table:style-name="ce36"/>
          <table:table-cell table:style-name="ce49" office:value-type="float" office:value="2020" calcext:value-type="float">
            <text:p>2020</text:p>
          </table:table-cell>
          <table:table-cell table:style-name="ce49" office:value-type="float" office:value="55674" calcext:value-type="float">
            <text:p>55674</text:p>
          </table:table-cell>
          <table:table-cell table:style-name="ce36"/>
          <table:table-cell table:style-name="ce52" office:value-type="string" calcext:value-type="string">
            <text:p>G721-cod</text:p>
          </table:table-cell>
          <table:table-cell table:style-name="ce5" office:value-type="string" calcext:value-type="string">
            <text:p>size opt</text:p>
          </table:table-cell>
          <table:table-cell table:style-name="ce54" table:formula="of:=[.D32]" office:value-type="float" office:value="2020" calcext:value-type="float">
            <text:p>2020</text:p>
          </table:table-cell>
          <table:table-cell table:style-name="ce53" table:formula="of:=[.E32]" office:value-type="float" office:value="55674" calcext:value-type="float">
            <text:p>55674</text:p>
          </table:table-cell>
          <table:table-cell table:style-name="ce36"/>
          <table:table-cell table:style-name="ce52" table:formula="of:=[.G53]" office:value-type="string" office:string-value="G728-dec" calcext:value-type="string">
            <text:p>G728-dec</text:p>
          </table:table-cell>
          <table:table-cell table:style-name="ce59" table:formula="of:=[.I54]" office:value-type="float" office:value="7368" calcext:value-type="float">
            <text:p>7368</text:p>
          </table:table-cell>
          <table:table-cell table:style-name="ce60" table:formula="of:=[.J54]" office:value-type="float" office:value="4766139" calcext:value-type="float">
            <text:p>4766139</text:p>
          </table:table-cell>
          <table:table-cell table:style-name="ce60" table:formula="of:=[.I53]" office:value-type="float" office:value="11536" calcext:value-type="float">
            <text:p>11536</text:p>
          </table:table-cell>
          <table:table-cell table:style-name="ce69" table:formula="of:=[.J53]" office:value-type="float" office:value="3466405" calcext:value-type="float">
            <text:p>3466405</text:p>
          </table:table-cell>
          <table:table-cell table:style-name="ce36"/>
          <table:table-cell table:style-name="ce66" table:number-columns-repeated="2"/>
          <table:table-cell table:style-name="ce36" table:number-columns-repeated="41"/>
          <table:table-cell table:number-columns-repeated="964"/>
        </table:table-row>
        <table:table-row table:style-name="ro1">
          <table:table-cell table:style-name="ce38"/>
          <table:table-cell table:style-name="ce47"/>
          <table:table-cell table:style-name="ce36"/>
          <table:table-cell table:style-name="ce49" office:value-type="float" office:value="3232" calcext:value-type="float">
            <text:p>3232</text:p>
          </table:table-cell>
          <table:table-cell table:style-name="ce49" office:value-type="float" office:value="38663" calcext:value-type="float">
            <text:p>38663</text:p>
          </table:table-cell>
          <table:table-cell table:style-name="ce36"/>
          <table:table-cell table:style-name="ce52" office:value-type="string" calcext:value-type="string">
            <text:p>G721-dec</text:p>
          </table:table-cell>
          <table:table-cell table:style-name="ce52" office:value-type="string" calcext:value-type="string">
            <text:p>speed opt</text:p>
          </table:table-cell>
          <table:table-cell table:style-name="ce53" table:formula="of:=[.D33]" office:value-type="float" office:value="3232" calcext:value-type="float">
            <text:p>3232</text:p>
          </table:table-cell>
          <table:table-cell table:style-name="ce55" table:formula="of:=[.E33]" office:value-type="float" office:value="38663" calcext:value-type="float">
            <text:p>38663</text:p>
          </table:table-cell>
          <table:table-cell table:style-name="ce36"/>
          <table:table-cell table:style-name="ce52" table:formula="of:=[.G55]" office:value-type="string" office:string-value="G728-cod V1" calcext:value-type="string">
            <text:p>G728-cod V1</text:p>
          </table:table-cell>
          <table:table-cell table:style-name="ce59" table:formula="of:=[.I56]" office:value-type="float" office:value="7860" calcext:value-type="float">
            <text:p>7860</text:p>
          </table:table-cell>
          <table:table-cell table:style-name="ce60" table:formula="of:=[.J56]" office:value-type="float" office:value="5314958" calcext:value-type="float">
            <text:p>5314958</text:p>
          </table:table-cell>
          <table:table-cell table:style-name="ce60" table:formula="of:=[.I55]" office:value-type="float" office:value="12976" calcext:value-type="float">
            <text:p>12976</text:p>
          </table:table-cell>
          <table:table-cell table:style-name="ce69" table:formula="of:=[.J55]" office:value-type="float" office:value="2708598" calcext:value-type="float">
            <text:p>2708598</text:p>
          </table:table-cell>
          <table:table-cell table:style-name="ce36"/>
          <table:table-cell table:style-name="ce66" table:number-columns-repeated="2"/>
          <table:table-cell table:style-name="ce36" table:number-columns-repeated="41"/>
          <table:table-cell table:number-columns-repeated="964"/>
        </table:table-row>
        <table:table-row table:style-name="ro1">
          <table:table-cell table:style-name="ce38"/>
          <table:table-cell table:style-name="ce47"/>
          <table:table-cell table:style-name="ce36"/>
          <table:table-cell table:style-name="ce49" office:value-type="float" office:value="2246" calcext:value-type="float">
            <text:p>2246</text:p>
          </table:table-cell>
          <table:table-cell table:style-name="ce49" office:value-type="float" office:value="54740" calcext:value-type="float">
            <text:p>54740</text:p>
          </table:table-cell>
          <table:table-cell table:style-name="ce36"/>
          <table:table-cell table:style-name="ce52" office:value-type="string" calcext:value-type="string">
            <text:p>G721-dec</text:p>
          </table:table-cell>
          <table:table-cell table:style-name="ce5" office:value-type="string" calcext:value-type="string">
            <text:p>size opt</text:p>
          </table:table-cell>
          <table:table-cell table:style-name="ce54" table:formula="of:=[.D34]" office:value-type="float" office:value="2246" calcext:value-type="float">
            <text:p>2246</text:p>
          </table:table-cell>
          <table:table-cell table:style-name="ce53" table:formula="of:=[.E34]" office:value-type="float" office:value="54740" calcext:value-type="float">
            <text:p>54740</text:p>
          </table:table-cell>
          <table:table-cell table:style-name="ce36"/>
          <table:table-cell table:style-name="ce52" table:formula="of:=[.G57]" office:value-type="string" office:string-value="G728-dec V1" calcext:value-type="string">
            <text:p>G728-dec V1</text:p>
          </table:table-cell>
          <table:table-cell table:style-name="ce59" table:formula="of:=[.I58]" office:value-type="float" office:value="8726" calcext:value-type="float">
            <text:p>8726</text:p>
          </table:table-cell>
          <table:table-cell table:style-name="ce60" table:formula="of:=[.J58]" office:value-type="float" office:value="3477501" calcext:value-type="float">
            <text:p>3477501</text:p>
          </table:table-cell>
          <table:table-cell table:style-name="ce60" table:formula="of:=[.I57]" office:value-type="float" office:value="14096" calcext:value-type="float">
            <text:p>14096</text:p>
          </table:table-cell>
          <table:table-cell table:style-name="ce69" table:formula="of:=[.J57]" office:value-type="float" office:value="1967284" calcext:value-type="float">
            <text:p>1967284</text:p>
          </table:table-cell>
          <table:table-cell table:style-name="ce36"/>
          <table:table-cell table:style-name="ce66" table:number-columns-repeated="2"/>
          <table:table-cell table:style-name="ce36" table:number-columns-repeated="41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3088" calcext:value-type="float">
            <text:p>3088</text:p>
          </table:table-cell>
          <table:table-cell table:style-name="ce49" office:value-type="float" office:value="12232" calcext:value-type="float">
            <text:p>12232</text:p>
          </table:table-cell>
          <table:table-cell table:style-name="ce36"/>
          <table:table-cell table:style-name="ce52" office:value-type="string" calcext:value-type="string">
            <text:p>G722-cod</text:p>
          </table:table-cell>
          <table:table-cell table:style-name="ce52" office:value-type="string" calcext:value-type="string">
            <text:p>speed opt</text:p>
          </table:table-cell>
          <table:table-cell table:style-name="ce53" table:formula="of:=[.D35]" office:value-type="float" office:value="3088" calcext:value-type="float">
            <text:p>3088</text:p>
          </table:table-cell>
          <table:table-cell table:style-name="ce55" table:formula="of:=[.E35]" office:value-type="float" office:value="12232" calcext:value-type="float">
            <text:p>12232</text:p>
          </table:table-cell>
          <table:table-cell table:style-name="ce36"/>
          <table:table-cell table:style-name="ce52" table:formula="of:=[.G59]" office:value-type="string" office:string-value="G729AB-cod" calcext:value-type="string">
            <text:p>G729AB-cod</text:p>
          </table:table-cell>
          <table:table-cell table:style-name="ce59" table:formula="of:=[.I60]" office:value-type="float" office:value="22310" calcext:value-type="float">
            <text:p>22310</text:p>
          </table:table-cell>
          <table:table-cell table:style-name="ce60" table:formula="of:=[.J60]" office:value-type="float" office:value="3288719" calcext:value-type="float">
            <text:p>3288719</text:p>
          </table:table-cell>
          <table:table-cell table:style-name="ce60" table:formula="of:=[.I59]" office:value-type="float" office:value="35392" calcext:value-type="float">
            <text:p>35392</text:p>
          </table:table-cell>
          <table:table-cell table:style-name="ce69" table:formula="of:=[.J59]" office:value-type="float" office:value="1466927" calcext:value-type="float">
            <text:p>1466927</text:p>
          </table:table-cell>
          <table:table-cell table:style-name="ce36"/>
          <table:table-cell table:style-name="ce66" table:number-columns-repeated="2"/>
          <table:table-cell table:style-name="ce36" table:number-columns-repeated="41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1826" calcext:value-type="float">
            <text:p>1826</text:p>
          </table:table-cell>
          <table:table-cell table:style-name="ce49" office:value-type="float" office:value="23276" calcext:value-type="float">
            <text:p>23276</text:p>
          </table:table-cell>
          <table:table-cell table:style-name="ce36"/>
          <table:table-cell table:style-name="ce52" office:value-type="string" calcext:value-type="string">
            <text:p>G722-cod</text:p>
          </table:table-cell>
          <table:table-cell table:style-name="ce5" office:value-type="string" calcext:value-type="string">
            <text:p>size opt</text:p>
          </table:table-cell>
          <table:table-cell table:style-name="ce54" table:formula="of:=[.D36]" office:value-type="float" office:value="1826" calcext:value-type="float">
            <text:p>1826</text:p>
          </table:table-cell>
          <table:table-cell table:style-name="ce53" table:formula="of:=[.E36]" office:value-type="float" office:value="23276" calcext:value-type="float">
            <text:p>23276</text:p>
          </table:table-cell>
          <table:table-cell table:style-name="ce36"/>
          <table:table-cell table:style-name="ce52" table:formula="of:=[.G61]" office:value-type="string" office:string-value="G728AB-dec" calcext:value-type="string">
            <text:p>G728AB-dec</text:p>
          </table:table-cell>
          <table:table-cell table:style-name="ce59" table:formula="of:=[.I62]" office:value-type="float" office:value="8232" calcext:value-type="float">
            <text:p>8232</text:p>
          </table:table-cell>
          <table:table-cell table:style-name="ce60" table:formula="of:=[.J62]" office:value-type="float" office:value="682827" calcext:value-type="float">
            <text:p>682827</text:p>
          </table:table-cell>
          <table:table-cell table:style-name="ce60" table:formula="of:=[.I61]" office:value-type="float" office:value="13584" calcext:value-type="float">
            <text:p>13584</text:p>
          </table:table-cell>
          <table:table-cell table:style-name="ce69" table:formula="of:=[.J61]" office:value-type="float" office:value="345863" calcext:value-type="float">
            <text:p>345863</text:p>
          </table:table-cell>
          <table:table-cell table:style-name="ce36"/>
          <table:table-cell table:style-name="ce66" table:number-columns-repeated="2"/>
          <table:table-cell table:style-name="ce36" table:number-columns-repeated="41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3184" calcext:value-type="float">
            <text:p>3184</text:p>
          </table:table-cell>
          <table:table-cell table:style-name="ce49" office:value-type="float" office:value="9732" calcext:value-type="float">
            <text:p>9732</text:p>
          </table:table-cell>
          <table:table-cell table:style-name="ce36"/>
          <table:table-cell table:style-name="ce52" office:value-type="string" calcext:value-type="string">
            <text:p>G722-dec</text:p>
          </table:table-cell>
          <table:table-cell table:style-name="ce52" office:value-type="string" calcext:value-type="string">
            <text:p>speed opt</text:p>
          </table:table-cell>
          <table:table-cell table:style-name="ce53" table:formula="of:=[.D37]" office:value-type="float" office:value="3184" calcext:value-type="float">
            <text:p>3184</text:p>
          </table:table-cell>
          <table:table-cell table:style-name="ce55" table:formula="of:=[.E37]" office:value-type="float" office:value="9732" calcext:value-type="float">
            <text:p>9732</text:p>
          </table:table-cell>
          <table:table-cell table:style-name="ce36"/>
          <table:table-cell table:style-name="ce52" table:formula="of:=[.G63]" office:value-type="string" office:string-value="G729I-cod" calcext:value-type="string">
            <text:p>G729I-cod</text:p>
          </table:table-cell>
          <table:table-cell table:style-name="ce59" table:formula="of:=[.I64]" office:value-type="float" office:value="26882" calcext:value-type="float">
            <text:p>26882</text:p>
          </table:table-cell>
          <table:table-cell table:style-name="ce60" table:formula="of:=[.J64]" office:value-type="float" office:value="6448247" calcext:value-type="float">
            <text:p>6448247</text:p>
          </table:table-cell>
          <table:table-cell table:style-name="ce60" table:formula="of:=[.I63]" office:value-type="float" office:value="42880" calcext:value-type="float">
            <text:p>42880</text:p>
          </table:table-cell>
          <table:table-cell table:style-name="ce69" table:formula="of:=[.J63]" office:value-type="float" office:value="3074497" calcext:value-type="float">
            <text:p>3074497</text:p>
          </table:table-cell>
          <table:table-cell table:style-name="ce36"/>
          <table:table-cell table:style-name="ce66" table:number-columns-repeated="2"/>
          <table:table-cell table:style-name="ce36" table:number-columns-repeated="41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1792" calcext:value-type="float">
            <text:p>1792</text:p>
          </table:table-cell>
          <table:table-cell table:style-name="ce49" office:value-type="float" office:value="22195" calcext:value-type="float">
            <text:p>22195</text:p>
          </table:table-cell>
          <table:table-cell table:style-name="ce36"/>
          <table:table-cell table:style-name="ce52" office:value-type="string" calcext:value-type="string">
            <text:p>G722-dec</text:p>
          </table:table-cell>
          <table:table-cell table:style-name="ce5" office:value-type="string" calcext:value-type="string">
            <text:p>size opt</text:p>
          </table:table-cell>
          <table:table-cell table:style-name="ce54" table:formula="of:=[.D38]" office:value-type="float" office:value="1792" calcext:value-type="float">
            <text:p>1792</text:p>
          </table:table-cell>
          <table:table-cell table:style-name="ce53" table:formula="of:=[.E38]" office:value-type="float" office:value="22195" calcext:value-type="float">
            <text:p>22195</text:p>
          </table:table-cell>
          <table:table-cell table:style-name="ce36"/>
          <table:table-cell table:style-name="ce52" table:formula="of:=[.G66]" office:value-type="string" office:string-value="G729I-dec" calcext:value-type="string">
            <text:p>G729I-dec</text:p>
          </table:table-cell>
          <table:table-cell table:style-name="ce59" table:formula="of:=[.I66]" office:value-type="float" office:value="16366" calcext:value-type="float">
            <text:p>16366</text:p>
          </table:table-cell>
          <table:table-cell table:style-name="ce60" table:formula="of:=[.J66]" office:value-type="float" office:value="1223011" calcext:value-type="float">
            <text:p>1223011</text:p>
          </table:table-cell>
          <table:table-cell table:style-name="ce60" table:formula="of:=[.I65]" office:value-type="float" office:value="26928" calcext:value-type="float">
            <text:p>26928</text:p>
          </table:table-cell>
          <table:table-cell table:style-name="ce69" table:formula="of:=[.J65]" office:value-type="float" office:value="570341" calcext:value-type="float">
            <text:p>570341</text:p>
          </table:table-cell>
          <table:table-cell table:style-name="ce36"/>
          <table:table-cell table:style-name="ce66" table:number-columns-repeated="2"/>
          <table:table-cell table:style-name="ce36" table:number-columns-repeated="41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21616" calcext:value-type="float">
            <text:p>21616</text:p>
          </table:table-cell>
          <table:table-cell table:style-name="ce49" office:value-type="float" office:value="1953233" calcext:value-type="float">
            <text:p>1953233</text:p>
          </table:table-cell>
          <table:table-cell table:style-name="ce36"/>
          <table:table-cell table:style-name="ce52" office:value-type="string" calcext:value-type="string">
            <text:p>G723-cod</text:p>
          </table:table-cell>
          <table:table-cell table:style-name="ce52" office:value-type="string" calcext:value-type="string">
            <text:p>speed opt</text:p>
          </table:table-cell>
          <table:table-cell table:style-name="ce53" table:formula="of:=[.D39]" office:value-type="float" office:value="21616" calcext:value-type="float">
            <text:p>21616</text:p>
          </table:table-cell>
          <table:table-cell table:style-name="ce55" table:formula="of:=[.E39]" office:value-type="float" office:value="1953233" calcext:value-type="float">
            <text:p>1953233</text:p>
          </table:table-cell>
          <table:table-cell table:style-name="ce36"/>
          <table:table-cell table:style-name="ce52" table:formula="of:=[.G67]" office:value-type="string" office:string-value="G729I-cod V1" calcext:value-type="string">
            <text:p>G729I-cod V1</text:p>
          </table:table-cell>
          <table:table-cell table:style-name="ce59" table:formula="of:=[.I68]" office:value-type="float" office:value="27512" calcext:value-type="float">
            <text:p>27512</text:p>
          </table:table-cell>
          <table:table-cell table:style-name="ce60" table:formula="of:=[.J68]" office:value-type="float" office:value="5705325" calcext:value-type="float">
            <text:p>5705325</text:p>
          </table:table-cell>
          <table:table-cell table:style-name="ce60" table:formula="of:=[.I67]" office:value-type="float" office:value="44448" calcext:value-type="float">
            <text:p>44448</text:p>
          </table:table-cell>
          <table:table-cell table:style-name="ce69" table:formula="of:=[.J67]" office:value-type="float" office:value="2582214" calcext:value-type="float">
            <text:p>2582214</text:p>
          </table:table-cell>
          <table:table-cell table:style-name="ce36"/>
          <table:table-cell table:style-name="ce66" table:number-columns-repeated="2"/>
          <table:table-cell table:style-name="ce36" table:number-columns-repeated="41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15978" calcext:value-type="float">
            <text:p>15978</text:p>
          </table:table-cell>
          <table:table-cell table:style-name="ce49" office:value-type="float" office:value="3610916" calcext:value-type="float">
            <text:p>3610916</text:p>
          </table:table-cell>
          <table:table-cell table:style-name="ce36"/>
          <table:table-cell table:style-name="ce52" office:value-type="string" calcext:value-type="string">
            <text:p>G723-cod</text:p>
          </table:table-cell>
          <table:table-cell table:style-name="ce5" office:value-type="string" calcext:value-type="string">
            <text:p>size opt</text:p>
          </table:table-cell>
          <table:table-cell table:style-name="ce54" table:formula="of:=[.D40]" office:value-type="float" office:value="15978" calcext:value-type="float">
            <text:p>15978</text:p>
          </table:table-cell>
          <table:table-cell table:style-name="ce53" table:formula="of:=[.E40]" office:value-type="float" office:value="3610916" calcext:value-type="float">
            <text:p>3610916</text:p>
          </table:table-cell>
          <table:table-cell table:style-name="ce36"/>
          <table:table-cell table:style-name="ce52" table:formula="of:=[.G69]" office:value-type="string" office:string-value="G729I-dec V1" calcext:value-type="string">
            <text:p>G729I-dec V1</text:p>
          </table:table-cell>
          <table:table-cell table:style-name="ce59" table:formula="of:=[.I70]" office:value-type="float" office:value="16634" calcext:value-type="float">
            <text:p>16634</text:p>
          </table:table-cell>
          <table:table-cell table:style-name="ce60" table:formula="of:=[.J70]" office:value-type="float" office:value="1124554" calcext:value-type="float">
            <text:p>1124554</text:p>
          </table:table-cell>
          <table:table-cell table:style-name="ce60" table:formula="of:=[.I69]" office:value-type="float" office:value="27440" calcext:value-type="float">
            <text:p>27440</text:p>
          </table:table-cell>
          <table:table-cell table:style-name="ce69" table:formula="of:=[.J69]" office:value-type="float" office:value="479090" calcext:value-type="float">
            <text:p>479090</text:p>
          </table:table-cell>
          <table:table-cell table:style-name="ce36"/>
          <table:table-cell table:style-name="ce66" table:number-columns-repeated="2"/>
          <table:table-cell table:style-name="ce36" table:number-columns-repeated="41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12400" calcext:value-type="float">
            <text:p>12400</text:p>
          </table:table-cell>
          <table:table-cell table:style-name="ce49" office:value-type="float" office:value="194801" calcext:value-type="float">
            <text:p>194801</text:p>
          </table:table-cell>
          <table:table-cell table:style-name="ce36"/>
          <table:table-cell table:style-name="ce52" office:value-type="string" calcext:value-type="string">
            <text:p>G723-dec</text:p>
          </table:table-cell>
          <table:table-cell table:style-name="ce52" office:value-type="string" calcext:value-type="string">
            <text:p>speed opt</text:p>
          </table:table-cell>
          <table:table-cell table:style-name="ce53" table:formula="of:=[.D41]" office:value-type="float" office:value="12400" calcext:value-type="float">
            <text:p>12400</text:p>
          </table:table-cell>
          <table:table-cell table:style-name="ce55" table:formula="of:=[.E41]" office:value-type="float" office:value="194801" calcext:value-type="float">
            <text:p>194801</text:p>
          </table:table-cell>
          <table:table-cell table:style-name="ce36"/>
          <table:table-cell table:style-name="ce52" table:formula="of:=[.G71]" office:value-type="string" office:string-value="GSM9-cod" calcext:value-type="string">
            <text:p>GSM9-cod</text:p>
          </table:table-cell>
          <table:table-cell table:style-name="ce59" table:formula="of:=[.I72]" office:value-type="float" office:value="8066" calcext:value-type="float">
            <text:p>8066</text:p>
          </table:table-cell>
          <table:table-cell table:style-name="ce60" table:formula="of:=[.J72]" office:value-type="float" office:value="1791950" calcext:value-type="float">
            <text:p>1791950</text:p>
          </table:table-cell>
          <table:table-cell table:style-name="ce60" table:formula="of:=[.I71]" office:value-type="float" office:value="12592" calcext:value-type="float">
            <text:p>12592</text:p>
          </table:table-cell>
          <table:table-cell table:style-name="ce69" table:formula="of:=[.J71]" office:value-type="float" office:value="1410633" calcext:value-type="float">
            <text:p>1410633</text:p>
          </table:table-cell>
          <table:table-cell table:style-name="ce36"/>
          <table:table-cell table:style-name="ce66" table:number-columns-repeated="2"/>
          <table:table-cell table:style-name="ce36" table:number-columns-repeated="41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7092" calcext:value-type="float">
            <text:p>7092</text:p>
          </table:table-cell>
          <table:table-cell table:style-name="ce49" office:value-type="float" office:value="289407" calcext:value-type="float">
            <text:p>289407</text:p>
          </table:table-cell>
          <table:table-cell table:style-name="ce36"/>
          <table:table-cell table:style-name="ce52" office:value-type="string" calcext:value-type="string">
            <text:p>G723-dec</text:p>
          </table:table-cell>
          <table:table-cell table:style-name="ce5" office:value-type="string" calcext:value-type="string">
            <text:p>size opt</text:p>
          </table:table-cell>
          <table:table-cell table:style-name="ce54" table:formula="of:=[.D42]" office:value-type="float" office:value="7092" calcext:value-type="float">
            <text:p>7092</text:p>
          </table:table-cell>
          <table:table-cell table:style-name="ce53" table:formula="of:=[.E42]" office:value-type="float" office:value="289407" calcext:value-type="float">
            <text:p>289407</text:p>
          </table:table-cell>
          <table:table-cell table:style-name="ce36"/>
          <table:table-cell table:style-name="ce52"/>
          <table:table-cell table:style-name="ce60" table:number-columns-repeated="4"/>
          <table:table-cell table:style-name="ce36"/>
          <table:table-cell table:style-name="ce66" table:number-columns-repeated="2"/>
          <table:table-cell table:style-name="ce36" table:number-columns-repeated="41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2800" calcext:value-type="float">
            <text:p>2800</text:p>
          </table:table-cell>
          <table:table-cell table:style-name="ce49" office:value-type="float" office:value="36118" calcext:value-type="float">
            <text:p>36118</text:p>
          </table:table-cell>
          <table:table-cell table:style-name="ce36"/>
          <table:table-cell table:style-name="ce52" office:value-type="string" calcext:value-type="string">
            <text:p>G723_24-cod</text:p>
          </table:table-cell>
          <table:table-cell table:style-name="ce52" office:value-type="string" calcext:value-type="string">
            <text:p>speed opt</text:p>
          </table:table-cell>
          <table:table-cell table:style-name="ce53" table:formula="of:=[.D43]" office:value-type="float" office:value="2800" calcext:value-type="float">
            <text:p>2800</text:p>
          </table:table-cell>
          <table:table-cell table:style-name="ce55" table:formula="of:=[.E43]" office:value-type="float" office:value="36118" calcext:value-type="float">
            <text:p>36118</text:p>
          </table:table-cell>
          <table:table-cell table:style-name="ce36"/>
          <table:table-cell table:style-name="ce52" table:formula="of:=[.G73]" office:value-type="string" office:string-value="GSM10-cod" calcext:value-type="string">
            <text:p>GSM10-cod</text:p>
          </table:table-cell>
          <table:table-cell table:style-name="ce59" table:formula="of:=[.I74]" office:value-type="float" office:value="8262" calcext:value-type="float">
            <text:p>8262</text:p>
          </table:table-cell>
          <table:table-cell table:style-name="ce60" table:formula="of:=[.J74]" office:value-type="float" office:value="1784777" calcext:value-type="float">
            <text:p>1784777</text:p>
          </table:table-cell>
          <table:table-cell table:style-name="ce60" table:formula="of:=[.I73]" office:value-type="float" office:value="12608" calcext:value-type="float">
            <text:p>12608</text:p>
          </table:table-cell>
          <table:table-cell table:style-name="ce69" table:formula="of:=[.J73]" office:value-type="float" office:value="1426196" calcext:value-type="float">
            <text:p>1426196</text:p>
          </table:table-cell>
          <table:table-cell table:style-name="ce36"/>
          <table:table-cell table:style-name="ce66" table:number-columns-repeated="2"/>
          <table:table-cell table:style-name="ce36" table:number-columns-repeated="41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1986" calcext:value-type="float">
            <text:p>1986</text:p>
          </table:table-cell>
          <table:table-cell table:style-name="ce49" office:value-type="float" office:value="50220" calcext:value-type="float">
            <text:p>50220</text:p>
          </table:table-cell>
          <table:table-cell table:style-name="ce36"/>
          <table:table-cell table:style-name="ce52" office:value-type="string" calcext:value-type="string">
            <text:p>G723_24-cod</text:p>
          </table:table-cell>
          <table:table-cell table:style-name="ce5" office:value-type="string" calcext:value-type="string">
            <text:p>size opt</text:p>
          </table:table-cell>
          <table:table-cell table:style-name="ce54" table:formula="of:=[.D44]" office:value-type="float" office:value="1986" calcext:value-type="float">
            <text:p>1986</text:p>
          </table:table-cell>
          <table:table-cell table:style-name="ce53" table:formula="of:=[.E44]" office:value-type="float" office:value="50220" calcext:value-type="float">
            <text:p>50220</text:p>
          </table:table-cell>
          <table:table-cell table:style-name="ce36"/>
          <table:table-cell table:style-name="ce52" table:formula="of:=[.G75]" office:value-type="string" office:string-value="GSM10-dec" calcext:value-type="string">
            <text:p>GSM10-dec</text:p>
          </table:table-cell>
          <table:table-cell table:style-name="ce59" table:formula="of:=[.I76]" office:value-type="float" office:value="3794" calcext:value-type="float">
            <text:p>3794</text:p>
          </table:table-cell>
          <table:table-cell table:style-name="ce60" table:formula="of:=[.J76]" office:value-type="float" office:value="1109899" calcext:value-type="float">
            <text:p>1109899</text:p>
          </table:table-cell>
          <table:table-cell table:style-name="ce60" table:formula="of:=[.I75]" office:value-type="float" office:value="5488" calcext:value-type="float">
            <text:p>5488</text:p>
          </table:table-cell>
          <table:table-cell table:style-name="ce69" table:formula="of:=[.J75]" office:value-type="float" office:value="902344" calcext:value-type="float">
            <text:p>902344</text:p>
          </table:table-cell>
          <table:table-cell table:style-name="ce36"/>
          <table:table-cell table:style-name="ce66" table:number-columns-repeated="2"/>
          <table:table-cell table:style-name="ce36" table:number-columns-repeated="41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3216" calcext:value-type="float">
            <text:p>3216</text:p>
          </table:table-cell>
          <table:table-cell table:style-name="ce49" office:value-type="float" office:value="45508" calcext:value-type="float">
            <text:p>45508</text:p>
          </table:table-cell>
          <table:table-cell table:style-name="ce36"/>
          <table:table-cell table:style-name="ce52" office:value-type="string" calcext:value-type="string">
            <text:p>G723_24-dec</text:p>
          </table:table-cell>
          <table:table-cell table:style-name="ce52" office:value-type="string" calcext:value-type="string">
            <text:p>speed opt</text:p>
          </table:table-cell>
          <table:table-cell table:style-name="ce53" table:formula="of:=[.D45]" office:value-type="float" office:value="3216" calcext:value-type="float">
            <text:p>3216</text:p>
          </table:table-cell>
          <table:table-cell table:style-name="ce55" table:formula="of:=[.E45]" office:value-type="float" office:value="45508" calcext:value-type="float">
            <text:p>45508</text:p>
          </table:table-cell>
          <table:table-cell table:style-name="ce36"/>
          <table:table-cell table:style-name="ce52" table:formula="of:=[.G77]" office:value-type="string" office:string-value="HR-cod" calcext:value-type="string">
            <text:p>HR-cod</text:p>
          </table:table-cell>
          <table:table-cell table:style-name="ce59" table:formula="of:=[.I78]" office:value-type="float" office:value="27898" calcext:value-type="float">
            <text:p>27898</text:p>
          </table:table-cell>
          <table:table-cell table:style-name="ce60" table:formula="of:=[.J78]" office:value-type="float" office:value="11652722" calcext:value-type="float">
            <text:p>11652722</text:p>
          </table:table-cell>
          <table:table-cell table:style-name="ce60" table:formula="of:=[.I77]" office:value-type="float" office:value="45152" calcext:value-type="float">
            <text:p>45152</text:p>
          </table:table-cell>
          <table:table-cell table:style-name="ce69" table:formula="of:=[.J77]" office:value-type="float" office:value="7009038" calcext:value-type="float">
            <text:p>7009038</text:p>
          </table:table-cell>
          <table:table-cell table:style-name="ce36"/>
          <table:table-cell table:style-name="ce66" table:number-columns-repeated="2"/>
          <table:table-cell table:style-name="ce36" table:number-columns-repeated="41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2246" calcext:value-type="float">
            <text:p>2246</text:p>
          </table:table-cell>
          <table:table-cell table:style-name="ce49" office:value-type="float" office:value="64817" calcext:value-type="float">
            <text:p>64817</text:p>
          </table:table-cell>
          <table:table-cell table:style-name="ce36"/>
          <table:table-cell table:style-name="ce52" office:value-type="string" calcext:value-type="string">
            <text:p>G723_24-dec</text:p>
          </table:table-cell>
          <table:table-cell table:style-name="ce5" office:value-type="string" calcext:value-type="string">
            <text:p>size opt</text:p>
          </table:table-cell>
          <table:table-cell table:style-name="ce54" table:formula="of:=[.D46]" office:value-type="float" office:value="2246" calcext:value-type="float">
            <text:p>2246</text:p>
          </table:table-cell>
          <table:table-cell table:style-name="ce53" table:formula="of:=[.E46]" office:value-type="float" office:value="64817" calcext:value-type="float">
            <text:p>64817</text:p>
          </table:table-cell>
          <table:table-cell table:style-name="ce36"/>
          <table:table-cell table:style-name="ce52" table:formula="of:=[.G79]" office:value-type="string" office:string-value="HR-dec" calcext:value-type="string">
            <text:p>HR-dec</text:p>
          </table:table-cell>
          <table:table-cell table:style-name="ce59" table:formula="of:=[.I80]" office:value-type="float" office:value="10158" calcext:value-type="float">
            <text:p>10158</text:p>
          </table:table-cell>
          <table:table-cell table:style-name="ce60" table:formula="of:=[.J80]" office:value-type="float" office:value="1411206" calcext:value-type="float">
            <text:p>1411206</text:p>
          </table:table-cell>
          <table:table-cell table:style-name="ce60" table:formula="of:=[.I79]" office:value-type="float" office:value="16192" calcext:value-type="float">
            <text:p>16192</text:p>
          </table:table-cell>
          <table:table-cell table:style-name="ce69" table:formula="of:=[.J79]" office:value-type="float" office:value="965417" calcext:value-type="float">
            <text:p>965417</text:p>
          </table:table-cell>
          <table:table-cell table:style-name="ce36"/>
          <table:table-cell table:style-name="ce66" table:number-columns-repeated="2"/>
          <table:table-cell table:style-name="ce36" table:number-columns-repeated="41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2800" calcext:value-type="float">
            <text:p>2800</text:p>
          </table:table-cell>
          <table:table-cell table:style-name="ce49" office:value-type="float" office:value="37664" calcext:value-type="float">
            <text:p>37664</text:p>
          </table:table-cell>
          <table:table-cell table:style-name="ce36"/>
          <table:table-cell table:style-name="ce52" office:value-type="string" calcext:value-type="string">
            <text:p>G723_40-cod</text:p>
          </table:table-cell>
          <table:table-cell table:style-name="ce52" office:value-type="string" calcext:value-type="string">
            <text:p>speed opt</text:p>
          </table:table-cell>
          <table:table-cell table:style-name="ce53" table:formula="of:=[.D47]" office:value-type="float" office:value="2800" calcext:value-type="float">
            <text:p>2800</text:p>
          </table:table-cell>
          <table:table-cell table:style-name="ce55" table:formula="of:=[.E47]" office:value-type="float" office:value="37664" calcext:value-type="float">
            <text:p>37664</text:p>
          </table:table-cell>
          <table:table-cell table:style-name="ce36"/>
          <table:table-cell table:style-name="ce52"/>
          <table:table-cell table:style-name="ce60" table:number-columns-repeated="4"/>
          <table:table-cell table:style-name="ce36"/>
          <table:table-cell table:style-name="ce66" table:number-columns-repeated="2"/>
          <table:table-cell table:style-name="ce36" table:number-columns-repeated="41"/>
          <table:table-cell table:number-columns-repeated="964"/>
        </table:table-row>
        <table:table-row table:style-name="ro1">
          <table:table-cell table:style-name="ce36"/>
          <table:table-cell table:style-name="ce36" office:value-type="string" calcext:value-type="string">
            <text:p><text:s/></text:p>
          </table:table-cell>
          <table:table-cell table:style-name="ce36"/>
          <table:table-cell table:style-name="ce49" office:value-type="float" office:value="1982" calcext:value-type="float">
            <text:p>1982</text:p>
          </table:table-cell>
          <table:table-cell table:style-name="ce49" office:value-type="float" office:value="51470" calcext:value-type="float">
            <text:p>51470</text:p>
          </table:table-cell>
          <table:table-cell table:style-name="ce36"/>
          <table:table-cell table:style-name="ce52" office:value-type="string" calcext:value-type="string">
            <text:p>G723_40-cod</text:p>
          </table:table-cell>
          <table:table-cell table:style-name="ce5" office:value-type="string" calcext:value-type="string">
            <text:p>size opt</text:p>
          </table:table-cell>
          <table:table-cell table:style-name="ce54" table:formula="of:=[.D48]" office:value-type="float" office:value="1982" calcext:value-type="float">
            <text:p>1982</text:p>
          </table:table-cell>
          <table:table-cell table:style-name="ce53" table:formula="of:=[.E48]" office:value-type="float" office:value="51470" calcext:value-type="float">
            <text:p>51470</text:p>
          </table:table-cell>
          <table:table-cell table:style-name="ce36"/>
          <table:table-cell table:style-name="ce52" table:formula="of:=[.G82]" office:value-type="string" office:string-value="MP3-CF2-dec" calcext:value-type="string">
            <text:p>MP3-CF2-dec</text:p>
          </table:table-cell>
          <table:table-cell table:style-name="ce59" table:formula="of:=[.I82]" office:value-type="float" office:value="34746" calcext:value-type="float">
            <text:p>34746</text:p>
          </table:table-cell>
          <table:table-cell table:style-name="ce60" table:formula="of:=[.J82]" office:value-type="float" office:value="6127025" calcext:value-type="float">
            <text:p>6127025</text:p>
          </table:table-cell>
          <table:table-cell table:style-name="ce60" table:formula="of:=[.I81]" office:value-type="float" office:value="73584" calcext:value-type="float">
            <text:p>73584</text:p>
          </table:table-cell>
          <table:table-cell table:style-name="ce69" table:formula="of:=[.J81]" office:value-type="float" office:value="6242614" calcext:value-type="float">
            <text:p>6242614</text:p>
          </table:table-cell>
          <table:table-cell table:style-name="ce36"/>
          <table:table-cell table:style-name="ce66" table:number-columns-repeated="2"/>
          <table:table-cell table:style-name="ce36" table:number-columns-repeated="41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3216" calcext:value-type="float">
            <text:p>3216</text:p>
          </table:table-cell>
          <table:table-cell table:style-name="ce49" office:value-type="float" office:value="47421" calcext:value-type="float">
            <text:p>47421</text:p>
          </table:table-cell>
          <table:table-cell table:style-name="ce36"/>
          <table:table-cell table:style-name="ce52" office:value-type="string" calcext:value-type="string">
            <text:p>G723_40-dec</text:p>
          </table:table-cell>
          <table:table-cell table:style-name="ce52" office:value-type="string" calcext:value-type="string">
            <text:p>speed opt</text:p>
          </table:table-cell>
          <table:table-cell table:style-name="ce53" table:formula="of:=[.D49]" office:value-type="float" office:value="3216" calcext:value-type="float">
            <text:p>3216</text:p>
          </table:table-cell>
          <table:table-cell table:style-name="ce55" table:formula="of:=[.E49]" office:value-type="float" office:value="47421" calcext:value-type="float">
            <text:p>47421</text:p>
          </table:table-cell>
          <table:table-cell table:style-name="ce36"/>
          <table:table-cell table:style-name="ce52" table:formula="of:=[.G83]" office:value-type="string" office:string-value="WB-AMR-cod" calcext:value-type="string">
            <text:p>WB-AMR-cod</text:p>
          </table:table-cell>
          <table:table-cell table:style-name="ce59" table:formula="of:=[.I84]" office:value-type="float" office:value="29058" calcext:value-type="float">
            <text:p>29058</text:p>
          </table:table-cell>
          <table:table-cell table:style-name="ce60" table:formula="of:=[.J84]" office:value-type="float" office:value="14673341" calcext:value-type="float">
            <text:p>14673341</text:p>
          </table:table-cell>
          <table:table-cell table:style-name="ce60" table:formula="of:=[.I83]" office:value-type="float" office:value="50992" calcext:value-type="float">
            <text:p>50992</text:p>
          </table:table-cell>
          <table:table-cell table:style-name="ce69" table:formula="of:=[.J83]" office:value-type="float" office:value="7438750" calcext:value-type="float">
            <text:p>7438750</text:p>
          </table:table-cell>
          <table:table-cell table:style-name="ce36"/>
          <table:table-cell table:style-name="ce66" table:number-columns-repeated="2"/>
          <table:table-cell table:style-name="ce36" table:number-columns-repeated="41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2246" calcext:value-type="float">
            <text:p>2246</text:p>
          </table:table-cell>
          <table:table-cell table:style-name="ce49" office:value-type="float" office:value="66978" calcext:value-type="float">
            <text:p>66978</text:p>
          </table:table-cell>
          <table:table-cell table:style-name="ce36"/>
          <table:table-cell table:style-name="ce52" office:value-type="string" calcext:value-type="string">
            <text:p>G723_40-dec</text:p>
          </table:table-cell>
          <table:table-cell table:style-name="ce5" office:value-type="string" calcext:value-type="string">
            <text:p>size opt</text:p>
          </table:table-cell>
          <table:table-cell table:style-name="ce54" table:formula="of:=[.D50]" office:value-type="float" office:value="2246" calcext:value-type="float">
            <text:p>2246</text:p>
          </table:table-cell>
          <table:table-cell table:style-name="ce53" table:formula="of:=[.E50]" office:value-type="float" office:value="66978" calcext:value-type="float">
            <text:p>66978</text:p>
          </table:table-cell>
          <table:table-cell table:style-name="ce36"/>
          <table:table-cell table:style-name="ce52" table:formula="of:=[.G85]" office:value-type="string" office:string-value="WB-AMR-dec" calcext:value-type="string">
            <text:p>WB-AMR-dec</text:p>
          </table:table-cell>
          <table:table-cell table:style-name="ce59" table:formula="of:=[.I86]" office:value-type="float" office:value="17360" calcext:value-type="float">
            <text:p>17360</text:p>
          </table:table-cell>
          <table:table-cell table:style-name="ce60" table:formula="of:=[.J86]" office:value-type="float" office:value="4926543" calcext:value-type="float">
            <text:p>4926543</text:p>
          </table:table-cell>
          <table:table-cell table:style-name="ce60" table:formula="of:=[.I85]" office:value-type="float" office:value="28192" calcext:value-type="float">
            <text:p>28192</text:p>
          </table:table-cell>
          <table:table-cell table:style-name="ce69" table:formula="of:=[.J85]" office:value-type="float" office:value="2267186" calcext:value-type="float">
            <text:p>2267186</text:p>
          </table:table-cell>
          <table:table-cell table:style-name="ce36"/>
          <table:table-cell table:style-name="ce66" table:number-columns-repeated="2"/>
          <table:table-cell table:style-name="ce36" table:number-columns-repeated="41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11328" calcext:value-type="float">
            <text:p>11328</text:p>
          </table:table-cell>
          <table:table-cell table:style-name="ce49" office:value-type="float" office:value="4968780" calcext:value-type="float">
            <text:p>4968780</text:p>
          </table:table-cell>
          <table:table-cell table:style-name="ce36"/>
          <table:table-cell table:style-name="ce52" office:value-type="string" calcext:value-type="string">
            <text:p>G728-cod</text:p>
          </table:table-cell>
          <table:table-cell table:style-name="ce52" office:value-type="string" calcext:value-type="string">
            <text:p>speed opt</text:p>
          </table:table-cell>
          <table:table-cell table:style-name="ce53" table:formula="of:=[.D51]" office:value-type="float" office:value="11328" calcext:value-type="float">
            <text:p>11328</text:p>
          </table:table-cell>
          <table:table-cell table:style-name="ce55" table:formula="of:=[.E51]" office:value-type="float" office:value="4968780" calcext:value-type="float">
            <text:p>4968780</text:p>
          </table:table-cell>
          <table:table-cell table:style-name="ce36"/>
          <table:table-cell table:style-name="ce52" table:formula="of:=[.G87]" office:value-type="string" office:string-value="MPEG4-cod" calcext:value-type="string">
            <text:p>MPEG4-cod</text:p>
          </table:table-cell>
          <table:table-cell table:style-name="ce59" table:formula="of:=[.I88]" office:value-type="float" office:value="38510" calcext:value-type="float">
            <text:p>38510</text:p>
          </table:table-cell>
          <table:table-cell table:style-name="ce60" table:formula="of:=[.J88]" office:value-type="float" office:value="422467554" calcext:value-type="float">
            <text:p>422467554</text:p>
          </table:table-cell>
          <table:table-cell table:style-name="ce60" table:formula="of:=[.I87]" office:value-type="float" office:value="62288" calcext:value-type="float">
            <text:p>62288</text:p>
          </table:table-cell>
          <table:table-cell table:style-name="ce69" table:formula="of:=[.J87]" office:value-type="float" office:value="193602628" calcext:value-type="float">
            <text:p>193602628</text:p>
          </table:table-cell>
          <table:table-cell table:style-name="ce36"/>
          <table:table-cell table:style-name="ce66" table:number-columns-repeated="2"/>
          <table:table-cell table:style-name="ce36" table:number-columns-repeated="41"/>
          <table:table-cell table:number-columns-repeated="964"/>
        </table:table-row>
        <table:table-row table:style-name="ro1">
          <table:table-cell table:style-name="ce36"/>
          <table:table-cell table:style-name="ce36" office:value-type="string" calcext:value-type="string">
            <text:p><text:s/></text:p>
          </table:table-cell>
          <table:table-cell table:style-name="ce36"/>
          <table:table-cell table:style-name="ce49" office:value-type="float" office:value="7010" calcext:value-type="float">
            <text:p>7010</text:p>
          </table:table-cell>
          <table:table-cell table:style-name="ce49" office:value-type="float" office:value="7350537" calcext:value-type="float">
            <text:p>7350537</text:p>
          </table:table-cell>
          <table:table-cell table:style-name="ce36"/>
          <table:table-cell table:style-name="ce52" office:value-type="string" calcext:value-type="string">
            <text:p>G728-cod</text:p>
          </table:table-cell>
          <table:table-cell table:style-name="ce5" office:value-type="string" calcext:value-type="string">
            <text:p>size opt</text:p>
          </table:table-cell>
          <table:table-cell table:style-name="ce54" table:formula="of:=[.D52]" office:value-type="float" office:value="7010" calcext:value-type="float">
            <text:p>7010</text:p>
          </table:table-cell>
          <table:table-cell table:style-name="ce53" table:formula="of:=[.E52]" office:value-type="float" office:value="7350537" calcext:value-type="float">
            <text:p>7350537</text:p>
          </table:table-cell>
          <table:table-cell table:style-name="ce36"/>
          <table:table-cell table:style-name="ce52"/>
          <table:table-cell table:style-name="ce60" table:number-columns-repeated="4"/>
          <table:table-cell table:style-name="ce36"/>
          <table:table-cell table:style-name="ce66" table:number-columns-repeated="2"/>
          <table:table-cell table:style-name="ce36" table:number-columns-repeated="41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11536" calcext:value-type="float">
            <text:p>11536</text:p>
          </table:table-cell>
          <table:table-cell table:style-name="ce49" office:value-type="float" office:value="3466405" calcext:value-type="float">
            <text:p>3466405</text:p>
          </table:table-cell>
          <table:table-cell table:style-name="ce36"/>
          <table:table-cell table:style-name="ce52" office:value-type="string" calcext:value-type="string">
            <text:p>G728-dec</text:p>
          </table:table-cell>
          <table:table-cell table:style-name="ce52" office:value-type="string" calcext:value-type="string">
            <text:p>speed opt</text:p>
          </table:table-cell>
          <table:table-cell table:style-name="ce53" table:formula="of:=[.D53]" office:value-type="float" office:value="11536" calcext:value-type="float">
            <text:p>11536</text:p>
          </table:table-cell>
          <table:table-cell table:style-name="ce55" table:formula="of:=[.E53]" office:value-type="float" office:value="3466405" calcext:value-type="float">
            <text:p>3466405</text:p>
          </table:table-cell>
          <table:table-cell table:style-name="ce36"/>
          <table:table-cell table:style-name="ce52" table:formula="of:=[.G89]" office:value-type="string" office:string-value="MPEG4_Fast-cod" calcext:value-type="string">
            <text:p>MPEG4_Fast-cod</text:p>
          </table:table-cell>
          <table:table-cell table:style-name="ce59" table:formula="of:=[.I91]" office:value-type="float" office:value="38510" calcext:value-type="float">
            <text:p>38510</text:p>
          </table:table-cell>
          <table:table-cell table:style-name="ce60" table:formula="of:=[.J91]" office:value-type="float" office:value="422468538" calcext:value-type="float">
            <text:p>422468538</text:p>
          </table:table-cell>
          <table:table-cell table:style-name="ce60" table:formula="of:=[.I89]" office:value-type="float" office:value="62288" calcext:value-type="float">
            <text:p>62288</text:p>
          </table:table-cell>
          <table:table-cell table:style-name="ce69" table:formula="of:=[.J89]" office:value-type="float" office:value="193603612" calcext:value-type="float">
            <text:p>193603612</text:p>
          </table:table-cell>
          <table:table-cell table:style-name="ce36"/>
          <table:table-cell table:style-name="ce66" table:number-columns-repeated="2"/>
          <table:table-cell table:style-name="ce36" table:number-columns-repeated="41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7368" calcext:value-type="float">
            <text:p>7368</text:p>
          </table:table-cell>
          <table:table-cell table:style-name="ce49" office:value-type="float" office:value="4766139" calcext:value-type="float">
            <text:p>4766139</text:p>
          </table:table-cell>
          <table:table-cell table:style-name="ce36"/>
          <table:table-cell table:style-name="ce52" office:value-type="string" calcext:value-type="string">
            <text:p>G728-dec</text:p>
          </table:table-cell>
          <table:table-cell table:style-name="ce5" office:value-type="string" calcext:value-type="string">
            <text:p>size opt</text:p>
          </table:table-cell>
          <table:table-cell table:style-name="ce54" table:formula="of:=[.D54]" office:value-type="float" office:value="7368" calcext:value-type="float">
            <text:p>7368</text:p>
          </table:table-cell>
          <table:table-cell table:style-name="ce53" table:formula="of:=[.E54]" office:value-type="float" office:value="4766139" calcext:value-type="float">
            <text:p>4766139</text:p>
          </table:table-cell>
          <table:table-cell table:style-name="ce36"/>
          <table:table-cell table:style-name="ce52" table:formula="of:=[.G90]" office:value-type="string" office:string-value="MPEG4_Fast-dec" calcext:value-type="string">
            <text:p>MPEG4_Fast-dec</text:p>
          </table:table-cell>
          <table:table-cell table:style-name="ce59" table:formula="of:=[.I92]" office:value-type="float" office:value="14918" calcext:value-type="float">
            <text:p>14918</text:p>
          </table:table-cell>
          <table:table-cell table:style-name="ce60" table:formula="of:=[.J92]" office:value-type="float" office:value="20904250" calcext:value-type="float">
            <text:p>20904250</text:p>
          </table:table-cell>
          <table:table-cell table:style-name="ce60" table:formula="of:=[.I90]" office:value-type="float" office:value="22432" calcext:value-type="float">
            <text:p>22432</text:p>
          </table:table-cell>
          <table:table-cell table:style-name="ce69" table:formula="of:=[.J90]" office:value-type="float" office:value="14343323" calcext:value-type="float">
            <text:p>14343323</text:p>
          </table:table-cell>
          <table:table-cell table:style-name="ce36"/>
          <table:table-cell table:style-name="ce66" table:number-columns-repeated="2"/>
          <table:table-cell table:style-name="ce36" table:number-columns-repeated="41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12976" calcext:value-type="float">
            <text:p>12976</text:p>
          </table:table-cell>
          <table:table-cell table:style-name="ce49" office:value-type="float" office:value="2708598" calcext:value-type="float">
            <text:p>2708598</text:p>
          </table:table-cell>
          <table:table-cell table:style-name="ce36"/>
          <table:table-cell table:style-name="ce52" office:value-type="string" calcext:value-type="string">
            <text:p>G728-cod V1</text:p>
          </table:table-cell>
          <table:table-cell table:style-name="ce52" office:value-type="string" calcext:value-type="string">
            <text:p>speed opt</text:p>
          </table:table-cell>
          <table:table-cell table:style-name="ce53" table:formula="of:=[.D55]" office:value-type="float" office:value="12976" calcext:value-type="float">
            <text:p>12976</text:p>
          </table:table-cell>
          <table:table-cell table:style-name="ce55" table:formula="of:=[.E55]" office:value-type="float" office:value="2708598" calcext:value-type="float">
            <text:p>2708598</text:p>
          </table:table-cell>
          <table:table-cell table:style-name="ce36"/>
          <table:table-cell table:style-name="ce52" table:formula="of:=[.G93]" office:value-type="string" office:string-value="JPEG-cod" calcext:value-type="string">
            <text:p>JPEG-cod</text:p>
          </table:table-cell>
          <table:table-cell table:style-name="ce59" table:formula="of:=[.I94]" office:value-type="float" office:value="22750" calcext:value-type="float">
            <text:p>22750</text:p>
          </table:table-cell>
          <table:table-cell table:style-name="ce60" table:formula="of:=[.J94]" office:value-type="float" office:value="2603111" calcext:value-type="float">
            <text:p>2603111</text:p>
          </table:table-cell>
          <table:table-cell table:style-name="ce60" table:formula="of:=[.I93]" office:value-type="float" office:value="37184" calcext:value-type="float">
            <text:p>37184</text:p>
          </table:table-cell>
          <table:table-cell table:style-name="ce69" table:formula="of:=[.J93]" office:value-type="float" office:value="1735450" calcext:value-type="float">
            <text:p>1735450</text:p>
          </table:table-cell>
          <table:table-cell table:style-name="ce36"/>
          <table:table-cell table:style-name="ce66" table:number-columns-repeated="2"/>
          <table:table-cell table:style-name="ce36" table:number-columns-repeated="41"/>
          <table:table-cell table:number-columns-repeated="964"/>
        </table:table-row>
        <table:table-row table:style-name="ro1">
          <table:table-cell table:style-name="ce36"/>
          <table:table-cell table:style-name="ce36" office:value-type="string" calcext:value-type="string">
            <text:p><text:s text:c="2"/></text:p>
          </table:table-cell>
          <table:table-cell table:style-name="ce36"/>
          <table:table-cell table:style-name="ce49" office:value-type="float" office:value="7860" calcext:value-type="float">
            <text:p>7860</text:p>
          </table:table-cell>
          <table:table-cell table:style-name="ce49" office:value-type="float" office:value="5314958" calcext:value-type="float">
            <text:p>5314958</text:p>
          </table:table-cell>
          <table:table-cell table:style-name="ce36"/>
          <table:table-cell table:style-name="ce52" office:value-type="string" calcext:value-type="string">
            <text:p>G728-cod V1</text:p>
          </table:table-cell>
          <table:table-cell table:style-name="ce5" office:value-type="string" calcext:value-type="string">
            <text:p>size opt</text:p>
          </table:table-cell>
          <table:table-cell table:style-name="ce54" table:formula="of:=[.D56]" office:value-type="float" office:value="7860" calcext:value-type="float">
            <text:p>7860</text:p>
          </table:table-cell>
          <table:table-cell table:style-name="ce53" table:formula="of:=[.E56]" office:value-type="float" office:value="5314958" calcext:value-type="float">
            <text:p>5314958</text:p>
          </table:table-cell>
          <table:table-cell table:style-name="ce36"/>
          <table:table-cell table:style-name="ce52" table:formula="of:=[.G95]" office:value-type="string" office:string-value="JPEG-dec" calcext:value-type="string">
            <text:p>JPEG-dec</text:p>
          </table:table-cell>
          <table:table-cell table:style-name="ce59" table:formula="of:=[.I96]" office:value-type="float" office:value="27792" calcext:value-type="float">
            <text:p>27792</text:p>
          </table:table-cell>
          <table:table-cell table:style-name="ce60" table:formula="of:=[.J96]" office:value-type="float" office:value="1794781" calcext:value-type="float">
            <text:p>1794781</text:p>
          </table:table-cell>
          <table:table-cell table:style-name="ce60" table:formula="of:=[.I95]" office:value-type="float" office:value="47360" calcext:value-type="float">
            <text:p>47360</text:p>
          </table:table-cell>
          <table:table-cell table:style-name="ce69" table:formula="of:=[.J95]" office:value-type="float" office:value="1204654" calcext:value-type="float">
            <text:p>1204654</text:p>
          </table:table-cell>
          <table:table-cell table:style-name="ce36"/>
          <table:table-cell table:style-name="ce66" table:number-columns-repeated="2"/>
          <table:table-cell table:style-name="ce36" table:number-columns-repeated="41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14096" calcext:value-type="float">
            <text:p>14096</text:p>
          </table:table-cell>
          <table:table-cell table:style-name="ce49" office:value-type="float" office:value="1967284" calcext:value-type="float">
            <text:p>1967284</text:p>
          </table:table-cell>
          <table:table-cell table:style-name="ce36"/>
          <table:table-cell table:style-name="ce52" office:value-type="string" calcext:value-type="string">
            <text:p>G728-dec V1</text:p>
          </table:table-cell>
          <table:table-cell table:style-name="ce52" office:value-type="string" calcext:value-type="string">
            <text:p>speed opt</text:p>
          </table:table-cell>
          <table:table-cell table:style-name="ce53" table:formula="of:=[.D57]" office:value-type="float" office:value="14096" calcext:value-type="float">
            <text:p>14096</text:p>
          </table:table-cell>
          <table:table-cell table:style-name="ce55" table:formula="of:=[.E57]" office:value-type="float" office:value="1967284" calcext:value-type="float">
            <text:p>1967284</text:p>
          </table:table-cell>
          <table:table-cell table:style-name="ce36"/>
          <table:table-cell table:style-name="ce52" table:formula="of:=[.G97]" office:value-type="string" office:string-value="JPEG2000-cod" calcext:value-type="string">
            <text:p>JPEG2000-cod</text:p>
          </table:table-cell>
          <table:table-cell table:style-name="ce59" table:formula="of:=[.I98]" office:value-type="float" office:value="217480" calcext:value-type="float">
            <text:p>217480</text:p>
          </table:table-cell>
          <table:table-cell table:style-name="ce60" table:formula="of:=[.J98]" office:value-type="float" office:value="68185810" calcext:value-type="float">
            <text:p>68185810</text:p>
          </table:table-cell>
          <table:table-cell table:style-name="ce60" table:formula="of:=[.I97]" office:value-type="float" office:value="378176" calcext:value-type="float">
            <text:p>378176</text:p>
          </table:table-cell>
          <table:table-cell table:style-name="ce69" table:formula="of:=[.J97]" office:value-type="float" office:value="65348558" calcext:value-type="float">
            <text:p>65348558</text:p>
          </table:table-cell>
          <table:table-cell table:style-name="ce36"/>
          <table:table-cell table:style-name="ce66" table:number-columns-repeated="2"/>
          <table:table-cell table:style-name="ce36" table:number-columns-repeated="41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8726" calcext:value-type="float">
            <text:p>8726</text:p>
          </table:table-cell>
          <table:table-cell table:style-name="ce49" office:value-type="float" office:value="3477501" calcext:value-type="float">
            <text:p>3477501</text:p>
          </table:table-cell>
          <table:table-cell table:style-name="ce36"/>
          <table:table-cell table:style-name="ce52" office:value-type="string" calcext:value-type="string">
            <text:p>G728-dec V1</text:p>
          </table:table-cell>
          <table:table-cell table:style-name="ce5" office:value-type="string" calcext:value-type="string">
            <text:p>size opt</text:p>
          </table:table-cell>
          <table:table-cell table:style-name="ce54" table:formula="of:=[.D58]" office:value-type="float" office:value="8726" calcext:value-type="float">
            <text:p>8726</text:p>
          </table:table-cell>
          <table:table-cell table:style-name="ce53" table:formula="of:=[.E58]" office:value-type="float" office:value="3477501" calcext:value-type="float">
            <text:p>3477501</text:p>
          </table:table-cell>
          <table:table-cell table:style-name="ce36"/>
          <table:table-cell table:style-name="ce52" table:formula="of:=[.G99]" office:value-type="string" office:string-value="JPEG2000-dec" calcext:value-type="string">
            <text:p>JPEG2000-dec</text:p>
          </table:table-cell>
          <table:table-cell table:style-name="ce59" table:formula="of:=[.I100]" office:value-type="float" office:value="177620" calcext:value-type="float">
            <text:p>177620</text:p>
          </table:table-cell>
          <table:table-cell table:style-name="ce60" table:formula="of:=[.J100]" office:value-type="float" office:value="45314097" calcext:value-type="float">
            <text:p>45314097</text:p>
          </table:table-cell>
          <table:table-cell table:style-name="ce60" table:formula="of:=[.I99]" office:value-type="float" office:value="307184" calcext:value-type="float">
            <text:p>307184</text:p>
          </table:table-cell>
          <table:table-cell table:style-name="ce69" table:formula="of:=[.J99]" office:value-type="float" office:value="44241578" calcext:value-type="float">
            <text:p>44241578</text:p>
          </table:table-cell>
          <table:table-cell table:style-name="ce36"/>
          <table:table-cell table:style-name="ce66" table:number-columns-repeated="2"/>
          <table:table-cell table:style-name="ce36" table:number-columns-repeated="41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35392" calcext:value-type="float">
            <text:p>35392</text:p>
          </table:table-cell>
          <table:table-cell table:style-name="ce49" office:value-type="float" office:value="1466927" calcext:value-type="float">
            <text:p>1466927</text:p>
          </table:table-cell>
          <table:table-cell table:style-name="ce36"/>
          <table:table-cell table:style-name="ce52" office:value-type="string" calcext:value-type="string">
            <text:p>G729AB-cod</text:p>
          </table:table-cell>
          <table:table-cell table:style-name="ce52" office:value-type="string" calcext:value-type="string">
            <text:p>speed opt</text:p>
          </table:table-cell>
          <table:table-cell table:style-name="ce53" table:formula="of:=[.D59]" office:value-type="float" office:value="35392" calcext:value-type="float">
            <text:p>35392</text:p>
          </table:table-cell>
          <table:table-cell table:style-name="ce55" table:formula="of:=[.E59]" office:value-type="float" office:value="1466927" calcext:value-type="float">
            <text:p>1466927</text:p>
          </table:table-cell>
          <table:table-cell table:style-name="ce36"/>
          <table:table-cell table:style-name="ce52" table:formula="of:=[.G101]" office:value-type="string" office:string-value="LMS" calcext:value-type="string">
            <text:p>LMS</text:p>
          </table:table-cell>
          <table:table-cell table:style-name="ce59" table:formula="of:=[.I103]" office:value-type="float" office:value="240" calcext:value-type="float">
            <text:p>240</text:p>
          </table:table-cell>
          <table:table-cell table:style-name="ce60" table:formula="of:=[.J103]" office:value-type="float" office:value="45128" calcext:value-type="float">
            <text:p>45128</text:p>
          </table:table-cell>
          <table:table-cell table:style-name="ce60" table:formula="of:=[.I101]" office:value-type="float" office:value="272" calcext:value-type="float">
            <text:p>272</text:p>
          </table:table-cell>
          <table:table-cell table:style-name="ce69" table:formula="of:=[.J101]" office:value-type="float" office:value="7625" calcext:value-type="float">
            <text:p>7625</text:p>
          </table:table-cell>
          <table:table-cell table:style-name="ce36"/>
          <table:table-cell table:style-name="ce66" table:number-columns-repeated="2"/>
          <table:table-cell table:style-name="ce36" table:number-columns-repeated="41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22310" calcext:value-type="float">
            <text:p>22310</text:p>
          </table:table-cell>
          <table:table-cell table:style-name="ce49" office:value-type="float" office:value="3288719" calcext:value-type="float">
            <text:p>3288719</text:p>
          </table:table-cell>
          <table:table-cell table:style-name="ce36"/>
          <table:table-cell table:style-name="ce52" office:value-type="string" calcext:value-type="string">
            <text:p>G729AB-cod</text:p>
          </table:table-cell>
          <table:table-cell table:style-name="ce5" office:value-type="string" calcext:value-type="string">
            <text:p>size opt</text:p>
          </table:table-cell>
          <table:table-cell table:style-name="ce54" table:formula="of:=[.D60]" office:value-type="float" office:value="22310" calcext:value-type="float">
            <text:p>22310</text:p>
          </table:table-cell>
          <table:table-cell table:style-name="ce53" table:formula="of:=[.E60]" office:value-type="float" office:value="3288719" calcext:value-type="float">
            <text:p>3288719</text:p>
          </table:table-cell>
          <table:table-cell table:style-name="ce36"/>
          <table:table-cell table:style-name="ce52" table:formula="of:=[.G102]" office:value-type="string" office:string-value="RLS" calcext:value-type="string">
            <text:p>RLS</text:p>
          </table:table-cell>
          <table:table-cell table:style-name="ce59" table:formula="of:=[.I104]" office:value-type="float" office:value="1466" calcext:value-type="float">
            <text:p>1466</text:p>
          </table:table-cell>
          <table:table-cell table:style-name="ce60" table:formula="of:=[.J104]" office:value-type="float" office:value="665647" calcext:value-type="float">
            <text:p>665647</text:p>
          </table:table-cell>
          <table:table-cell table:style-name="ce60" table:formula="of:=[.I102]" office:value-type="float" office:value="1776" calcext:value-type="float">
            <text:p>1776</text:p>
          </table:table-cell>
          <table:table-cell table:style-name="ce69" table:formula="of:=[.J102]" office:value-type="float" office:value="135504" calcext:value-type="float">
            <text:p>135504</text:p>
          </table:table-cell>
          <table:table-cell table:style-name="ce36"/>
          <table:table-cell table:style-name="ce66" table:number-columns-repeated="2"/>
          <table:table-cell table:style-name="ce36" table:number-columns-repeated="41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13584" calcext:value-type="float">
            <text:p>13584</text:p>
          </table:table-cell>
          <table:table-cell table:style-name="ce49" office:value-type="float" office:value="345863" calcext:value-type="float">
            <text:p>345863</text:p>
          </table:table-cell>
          <table:table-cell table:style-name="ce36"/>
          <table:table-cell table:style-name="ce52" office:value-type="string" calcext:value-type="string">
            <text:p>G728AB-dec</text:p>
          </table:table-cell>
          <table:table-cell table:style-name="ce52" office:value-type="string" calcext:value-type="string">
            <text:p>speed opt</text:p>
          </table:table-cell>
          <table:table-cell table:style-name="ce53" table:formula="of:=[.D61]" office:value-type="float" office:value="13584" calcext:value-type="float">
            <text:p>13584</text:p>
          </table:table-cell>
          <table:table-cell table:style-name="ce55" table:formula="of:=[.E61]" office:value-type="float" office:value="345863" calcext:value-type="float">
            <text:p>345863</text:p>
          </table:table-cell>
          <table:table-cell table:style-name="ce36"/>
          <table:table-cell table:style-name="ce52" table:formula="of:=[.G105]" office:value-type="string" office:string-value="DES2" calcext:value-type="string">
            <text:p>DES2</text:p>
          </table:table-cell>
          <table:table-cell table:style-name="ce59" table:formula="of:=[.I106]" office:value-type="float" office:value="1858" calcext:value-type="float">
            <text:p>1858</text:p>
          </table:table-cell>
          <table:table-cell table:style-name="ce60" table:formula="of:=[.J106]" office:value-type="float" office:value="20386820" calcext:value-type="float">
            <text:p>20386820</text:p>
          </table:table-cell>
          <table:table-cell table:style-name="ce60" table:formula="of:=[.I105]" office:value-type="float" office:value="3184" calcext:value-type="float">
            <text:p>3184</text:p>
          </table:table-cell>
          <table:table-cell table:style-name="ce69" table:formula="of:=[.J105]" office:value-type="float" office:value="14495359" calcext:value-type="float">
            <text:p>14495359</text:p>
          </table:table-cell>
          <table:table-cell table:style-name="ce36"/>
          <table:table-cell table:style-name="ce66" table:number-columns-repeated="2"/>
          <table:table-cell table:style-name="ce36" table:number-columns-repeated="41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8232" calcext:value-type="float">
            <text:p>8232</text:p>
          </table:table-cell>
          <table:table-cell table:style-name="ce49" office:value-type="float" office:value="682827" calcext:value-type="float">
            <text:p>682827</text:p>
          </table:table-cell>
          <table:table-cell table:style-name="ce36"/>
          <table:table-cell table:style-name="ce52" office:value-type="string" calcext:value-type="string">
            <text:p>G728AB-dec</text:p>
          </table:table-cell>
          <table:table-cell table:style-name="ce5" office:value-type="string" calcext:value-type="string">
            <text:p>size opt</text:p>
          </table:table-cell>
          <table:table-cell table:style-name="ce54" table:formula="of:=[.D62]" office:value-type="float" office:value="8232" calcext:value-type="float">
            <text:p>8232</text:p>
          </table:table-cell>
          <table:table-cell table:style-name="ce53" table:formula="of:=[.E62]" office:value-type="float" office:value="682827" calcext:value-type="float">
            <text:p>682827</text:p>
          </table:table-cell>
          <table:table-cell table:style-name="ce36"/>
          <table:table-cell table:style-name="ce52" table:formula="of:=[.G107]" office:value-type="string" office:string-value="auto" calcext:value-type="string">
            <text:p>auto</text:p>
          </table:table-cell>
          <table:table-cell table:style-name="ce59" table:formula="of:=[.I121]" office:value-type="float" office:value="1610" calcext:value-type="float">
            <text:p>1610</text:p>
          </table:table-cell>
          <table:table-cell table:style-name="ce60" table:formula="of:=[.J121]" office:value-type="float" office:value="5435" calcext:value-type="float">
            <text:p>5435</text:p>
          </table:table-cell>
          <table:table-cell table:style-name="ce60" table:formula="of:=[.I107]" office:value-type="float" office:value="2752" calcext:value-type="float">
            <text:p>2752</text:p>
          </table:table-cell>
          <table:table-cell table:style-name="ce69" table:formula="of:=[.J107]" office:value-type="float" office:value="3831" calcext:value-type="float">
            <text:p>3831</text:p>
          </table:table-cell>
          <table:table-cell table:style-name="ce36"/>
          <table:table-cell table:style-name="ce66" table:number-columns-repeated="2"/>
          <table:table-cell table:style-name="ce36" table:number-columns-repeated="41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42880" calcext:value-type="float">
            <text:p>42880</text:p>
          </table:table-cell>
          <table:table-cell table:style-name="ce49" office:value-type="float" office:value="3074497" calcext:value-type="float">
            <text:p>3074497</text:p>
          </table:table-cell>
          <table:table-cell table:style-name="ce36"/>
          <table:table-cell table:style-name="ce52" office:value-type="string" calcext:value-type="string">
            <text:p>G729I-cod</text:p>
          </table:table-cell>
          <table:table-cell table:style-name="ce52" office:value-type="string" calcext:value-type="string">
            <text:p>speed opt</text:p>
          </table:table-cell>
          <table:table-cell table:style-name="ce53" table:formula="of:=[.D63]" office:value-type="float" office:value="42880" calcext:value-type="float">
            <text:p>42880</text:p>
          </table:table-cell>
          <table:table-cell table:style-name="ce55" table:formula="of:=[.E63]" office:value-type="float" office:value="3074497" calcext:value-type="float">
            <text:p>3074497</text:p>
          </table:table-cell>
          <table:table-cell table:style-name="ce36"/>
          <table:table-cell table:style-name="ce52" table:formula="of:=[.G108]" office:value-type="string" office:string-value="blit" calcext:value-type="string">
            <text:p>blit</text:p>
          </table:table-cell>
          <table:table-cell table:style-name="ce59" table:formula="of:=[.I122]" office:value-type="float" office:value="492" calcext:value-type="float">
            <text:p>492</text:p>
          </table:table-cell>
          <table:table-cell table:style-name="ce60" table:formula="of:=[.J122]" office:value-type="float" office:value="34839" calcext:value-type="float">
            <text:p>34839</text:p>
          </table:table-cell>
          <table:table-cell table:style-name="ce60" table:formula="of:=[.I108]" office:value-type="float" office:value="784" calcext:value-type="float">
            <text:p>784</text:p>
          </table:table-cell>
          <table:table-cell table:style-name="ce69" table:formula="of:=[.J108]" office:value-type="float" office:value="22187" calcext:value-type="float">
            <text:p>22187</text:p>
          </table:table-cell>
          <table:table-cell table:style-name="ce36"/>
          <table:table-cell table:style-name="ce66" table:number-columns-repeated="2"/>
          <table:table-cell table:style-name="ce36" table:number-columns-repeated="41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26882" calcext:value-type="float">
            <text:p>26882</text:p>
          </table:table-cell>
          <table:table-cell table:style-name="ce49" office:value-type="float" office:value="6448247" calcext:value-type="float">
            <text:p>6448247</text:p>
          </table:table-cell>
          <table:table-cell table:style-name="ce36"/>
          <table:table-cell table:style-name="ce52" office:value-type="string" calcext:value-type="string">
            <text:p>G729I-cod</text:p>
          </table:table-cell>
          <table:table-cell table:style-name="ce5" office:value-type="string" calcext:value-type="string">
            <text:p>size opt</text:p>
          </table:table-cell>
          <table:table-cell table:style-name="ce54" table:formula="of:=[.D64]" office:value-type="float" office:value="26882" calcext:value-type="float">
            <text:p>26882</text:p>
          </table:table-cell>
          <table:table-cell table:style-name="ce53" table:formula="of:=[.E64]" office:value-type="float" office:value="6448247" calcext:value-type="float">
            <text:p>6448247</text:p>
          </table:table-cell>
          <table:table-cell table:style-name="ce36"/>
          <table:table-cell table:style-name="ce52" table:formula="of:=[.G109]" office:value-type="string" office:string-value="compress" calcext:value-type="string">
            <text:p>compress</text:p>
          </table:table-cell>
          <table:table-cell table:style-name="ce59" table:formula="of:=[.I123]" office:value-type="float" office:value="1270" calcext:value-type="float">
            <text:p>1270</text:p>
          </table:table-cell>
          <table:table-cell table:style-name="ce60" table:formula="of:=[.J123]" office:value-type="float" office:value="15179" calcext:value-type="float">
            <text:p>15179</text:p>
          </table:table-cell>
          <table:table-cell table:style-name="ce60" table:formula="of:=[.I109]" office:value-type="float" office:value="2816" calcext:value-type="float">
            <text:p>2816</text:p>
          </table:table-cell>
          <table:table-cell table:style-name="ce69" table:formula="of:=[.J109]" office:value-type="float" office:value="11050" calcext:value-type="float">
            <text:p>11050</text:p>
          </table:table-cell>
          <table:table-cell table:style-name="ce36"/>
          <table:table-cell table:style-name="ce66" table:number-columns-repeated="2"/>
          <table:table-cell table:style-name="ce36" table:number-columns-repeated="41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26928" calcext:value-type="float">
            <text:p>26928</text:p>
          </table:table-cell>
          <table:table-cell table:style-name="ce49" office:value-type="float" office:value="570341" calcext:value-type="float">
            <text:p>570341</text:p>
          </table:table-cell>
          <table:table-cell table:style-name="ce36"/>
          <table:table-cell table:style-name="ce52" office:value-type="string" calcext:value-type="string">
            <text:p>G729I-dec</text:p>
          </table:table-cell>
          <table:table-cell table:style-name="ce52" office:value-type="string" calcext:value-type="string">
            <text:p>speed opt</text:p>
          </table:table-cell>
          <table:table-cell table:style-name="ce53" table:formula="of:=[.D65]" office:value-type="float" office:value="26928" calcext:value-type="float">
            <text:p>26928</text:p>
          </table:table-cell>
          <table:table-cell table:style-name="ce55" table:formula="of:=[.E65]" office:value-type="float" office:value="570341" calcext:value-type="float">
            <text:p>570341</text:p>
          </table:table-cell>
          <table:table-cell table:style-name="ce36"/>
          <table:table-cell table:style-name="ce52" table:formula="of:=[.G110]" office:value-type="string" office:string-value="des" calcext:value-type="string">
            <text:p>des</text:p>
          </table:table-cell>
          <table:table-cell table:style-name="ce59" table:formula="of:=[.I124]" office:value-type="float" office:value="1440" calcext:value-type="float">
            <text:p>1440</text:p>
          </table:table-cell>
          <table:table-cell table:style-name="ce60" table:formula="of:=[.J124]" office:value-type="float" office:value="132189" calcext:value-type="float">
            <text:p>132189</text:p>
          </table:table-cell>
          <table:table-cell table:style-name="ce60" table:formula="of:=[.I110]" office:value-type="float" office:value="2064" calcext:value-type="float">
            <text:p>2064</text:p>
          </table:table-cell>
          <table:table-cell table:style-name="ce69" table:formula="of:=[.J110]" office:value-type="float" office:value="56514" calcext:value-type="float">
            <text:p>56514</text:p>
          </table:table-cell>
          <table:table-cell table:style-name="ce36"/>
          <table:table-cell table:style-name="ce66" table:number-columns-repeated="2"/>
          <table:table-cell table:style-name="ce36" table:number-columns-repeated="41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16366" calcext:value-type="float">
            <text:p>16366</text:p>
          </table:table-cell>
          <table:table-cell table:style-name="ce49" office:value-type="float" office:value="1223011" calcext:value-type="float">
            <text:p>1223011</text:p>
          </table:table-cell>
          <table:table-cell table:style-name="ce36"/>
          <table:table-cell table:style-name="ce52" office:value-type="string" calcext:value-type="string">
            <text:p>G729I-dec</text:p>
          </table:table-cell>
          <table:table-cell table:style-name="ce5" office:value-type="string" calcext:value-type="string">
            <text:p>size opt</text:p>
          </table:table-cell>
          <table:table-cell table:style-name="ce54" table:formula="of:=[.D66]" office:value-type="float" office:value="16366" calcext:value-type="float">
            <text:p>16366</text:p>
          </table:table-cell>
          <table:table-cell table:style-name="ce53" table:formula="of:=[.E66]" office:value-type="float" office:value="1223011" calcext:value-type="float">
            <text:p>1223011</text:p>
          </table:table-cell>
          <table:table-cell table:style-name="ce36"/>
          <table:table-cell table:style-name="ce52" table:formula="of:=[.G111]" office:value-type="string" office:string-value="dhry21" calcext:value-type="string">
            <text:p>dhry21</text:p>
          </table:table-cell>
          <table:table-cell table:style-name="ce59" table:formula="of:=[.I125]" office:value-type="float" office:value="762" calcext:value-type="float">
            <text:p>762</text:p>
          </table:table-cell>
          <table:table-cell table:style-name="ce60" table:formula="of:=[.J125]" office:value-type="float" office:value="3175" calcext:value-type="float">
            <text:p>3175</text:p>
          </table:table-cell>
          <table:table-cell table:style-name="ce60" table:formula="of:=[.I111]" office:value-type="float" office:value="1008" calcext:value-type="float">
            <text:p>1008</text:p>
          </table:table-cell>
          <table:table-cell table:style-name="ce69" table:formula="of:=[.J111]" office:value-type="float" office:value="2841" calcext:value-type="float">
            <text:p>2841</text:p>
          </table:table-cell>
          <table:table-cell table:style-name="ce36"/>
          <table:table-cell table:style-name="ce66" table:number-columns-repeated="2"/>
          <table:table-cell table:style-name="ce36" table:number-columns-repeated="41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44448" calcext:value-type="float">
            <text:p>44448</text:p>
          </table:table-cell>
          <table:table-cell table:style-name="ce49" office:value-type="float" office:value="2582214" calcext:value-type="float">
            <text:p>2582214</text:p>
          </table:table-cell>
          <table:table-cell table:style-name="ce36"/>
          <table:table-cell table:style-name="ce52" office:value-type="string" calcext:value-type="string">
            <text:p>G729I-cod V1</text:p>
          </table:table-cell>
          <table:table-cell table:style-name="ce52" office:value-type="string" calcext:value-type="string">
            <text:p>speed opt</text:p>
          </table:table-cell>
          <table:table-cell table:style-name="ce53" table:formula="of:=[.D67]" office:value-type="float" office:value="44448" calcext:value-type="float">
            <text:p>44448</text:p>
          </table:table-cell>
          <table:table-cell table:style-name="ce55" table:formula="of:=[.E67]" office:value-type="float" office:value="2582214" calcext:value-type="float">
            <text:p>2582214</text:p>
          </table:table-cell>
          <table:table-cell table:style-name="ce36"/>
          <table:table-cell table:style-name="ce52" table:formula="of:=[.G112]" office:value-type="string" office:string-value="engine" calcext:value-type="string">
            <text:p>engine</text:p>
          </table:table-cell>
          <table:table-cell table:style-name="ce59" table:formula="of:=[.I126]" office:value-type="float" office:value="608" calcext:value-type="float">
            <text:p>608</text:p>
          </table:table-cell>
          <table:table-cell table:style-name="ce60" table:formula="of:=[.J126]" office:value-type="float" office:value="89815" calcext:value-type="float">
            <text:p>89815</text:p>
          </table:table-cell>
          <table:table-cell table:style-name="ce60" table:formula="of:=[.I112]" office:value-type="float" office:value="784" calcext:value-type="float">
            <text:p>784</text:p>
          </table:table-cell>
          <table:table-cell table:style-name="ce69" table:formula="of:=[.J112]" office:value-type="float" office:value="74173" calcext:value-type="float">
            <text:p>74173</text:p>
          </table:table-cell>
          <table:table-cell table:style-name="ce36"/>
          <table:table-cell table:style-name="ce66" table:number-columns-repeated="2"/>
          <table:table-cell table:style-name="ce36" table:number-columns-repeated="41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27512" calcext:value-type="float">
            <text:p>27512</text:p>
          </table:table-cell>
          <table:table-cell table:style-name="ce49" office:value-type="float" office:value="5705325" calcext:value-type="float">
            <text:p>5705325</text:p>
          </table:table-cell>
          <table:table-cell table:style-name="ce36"/>
          <table:table-cell table:style-name="ce52" office:value-type="string" calcext:value-type="string">
            <text:p>G729I-cod V1</text:p>
          </table:table-cell>
          <table:table-cell table:style-name="ce5" office:value-type="string" calcext:value-type="string">
            <text:p>size opt</text:p>
          </table:table-cell>
          <table:table-cell table:style-name="ce54" table:formula="of:=[.D68]" office:value-type="float" office:value="27512" calcext:value-type="float">
            <text:p>27512</text:p>
          </table:table-cell>
          <table:table-cell table:style-name="ce53" table:formula="of:=[.E68]" office:value-type="float" office:value="5705325" calcext:value-type="float">
            <text:p>5705325</text:p>
          </table:table-cell>
          <table:table-cell table:style-name="ce36"/>
          <table:table-cell table:style-name="ce52" table:formula="of:=[.G113]" office:value-type="string" office:string-value="eval2" calcext:value-type="string">
            <text:p>eval2</text:p>
          </table:table-cell>
          <table:table-cell table:style-name="ce59" table:formula="of:=[.I127]" office:value-type="float" office:value="1478" calcext:value-type="float">
            <text:p>1478</text:p>
          </table:table-cell>
          <table:table-cell table:style-name="ce60" table:formula="of:=[.J127]" office:value-type="float" office:value="1620" calcext:value-type="float">
            <text:p>1620</text:p>
          </table:table-cell>
          <table:table-cell table:style-name="ce60" table:formula="of:=[.I113]" office:value-type="float" office:value="1760" calcext:value-type="float">
            <text:p>1760</text:p>
          </table:table-cell>
          <table:table-cell table:style-name="ce69" table:formula="of:=[.J113]" office:value-type="float" office:value="1493" calcext:value-type="float">
            <text:p>1493</text:p>
          </table:table-cell>
          <table:table-cell table:style-name="ce36"/>
          <table:table-cell table:style-name="ce66" table:number-columns-repeated="2"/>
          <table:table-cell table:style-name="ce36" table:number-columns-repeated="41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27440" calcext:value-type="float">
            <text:p>27440</text:p>
          </table:table-cell>
          <table:table-cell table:style-name="ce49" office:value-type="float" office:value="479090" calcext:value-type="float">
            <text:p>479090</text:p>
          </table:table-cell>
          <table:table-cell table:style-name="ce36"/>
          <table:table-cell table:style-name="ce52" office:value-type="string" calcext:value-type="string">
            <text:p>G729I-dec V1</text:p>
          </table:table-cell>
          <table:table-cell table:style-name="ce52" office:value-type="string" calcext:value-type="string">
            <text:p>speed opt</text:p>
          </table:table-cell>
          <table:table-cell table:style-name="ce53" table:formula="of:=[.D69]" office:value-type="float" office:value="27440" calcext:value-type="float">
            <text:p>27440</text:p>
          </table:table-cell>
          <table:table-cell table:style-name="ce55" table:formula="of:=[.E69]" office:value-type="float" office:value="479090" calcext:value-type="float">
            <text:p>479090</text:p>
          </table:table-cell>
          <table:table-cell table:style-name="ce36"/>
          <table:table-cell table:style-name="ce52" table:formula="of:=[.G114]" office:value-type="string" office:string-value="fir_int" calcext:value-type="string">
            <text:p>fir_int</text:p>
          </table:table-cell>
          <table:table-cell table:style-name="ce59" table:formula="of:=[.I128]" office:value-type="float" office:value="200" calcext:value-type="float">
            <text:p>200</text:p>
          </table:table-cell>
          <table:table-cell table:style-name="ce60" table:formula="of:=[.J128]" office:value-type="float" office:value="121467" calcext:value-type="float">
            <text:p>121467</text:p>
          </table:table-cell>
          <table:table-cell table:style-name="ce60" table:formula="of:=[.I114]" office:value-type="float" office:value="272" calcext:value-type="float">
            <text:p>272</text:p>
          </table:table-cell>
          <table:table-cell table:style-name="ce69" table:formula="of:=[.J114]" office:value-type="float" office:value="93768" calcext:value-type="float">
            <text:p>93768</text:p>
          </table:table-cell>
          <table:table-cell table:style-name="ce36"/>
          <table:table-cell table:style-name="ce66" table:number-columns-repeated="2"/>
          <table:table-cell table:style-name="ce36" table:number-columns-repeated="41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16634" calcext:value-type="float">
            <text:p>16634</text:p>
          </table:table-cell>
          <table:table-cell table:style-name="ce49" office:value-type="float" office:value="1124554" calcext:value-type="float">
            <text:p>1124554</text:p>
          </table:table-cell>
          <table:table-cell table:style-name="ce36"/>
          <table:table-cell table:style-name="ce52" office:value-type="string" calcext:value-type="string">
            <text:p>G729I-dec V1</text:p>
          </table:table-cell>
          <table:table-cell table:style-name="ce5" office:value-type="string" calcext:value-type="string">
            <text:p>size opt</text:p>
          </table:table-cell>
          <table:table-cell table:style-name="ce54" table:formula="of:=[.D70]" office:value-type="float" office:value="16634" calcext:value-type="float">
            <text:p>16634</text:p>
          </table:table-cell>
          <table:table-cell table:style-name="ce53" table:formula="of:=[.E70]" office:value-type="float" office:value="1124554" calcext:value-type="float">
            <text:p>1124554</text:p>
          </table:table-cell>
          <table:table-cell table:style-name="ce36"/>
          <table:table-cell table:style-name="ce52" table:formula="of:=[.G115]" office:value-type="string" office:string-value="g3fax" calcext:value-type="string">
            <text:p>g3fax</text:p>
          </table:table-cell>
          <table:table-cell table:style-name="ce59" table:formula="of:=[.I129]" office:value-type="float" office:value="632" calcext:value-type="float">
            <text:p>632</text:p>
          </table:table-cell>
          <table:table-cell table:style-name="ce60" table:formula="of:=[.J129]" office:value-type="float" office:value="777102" calcext:value-type="float">
            <text:p>777102</text:p>
          </table:table-cell>
          <table:table-cell table:style-name="ce60" table:formula="of:=[.I115]" office:value-type="float" office:value="960" calcext:value-type="float">
            <text:p>960</text:p>
          </table:table-cell>
          <table:table-cell table:style-name="ce69" table:formula="of:=[.J115]" office:value-type="float" office:value="637286" calcext:value-type="float">
            <text:p>637286</text:p>
          </table:table-cell>
          <table:table-cell table:style-name="ce36"/>
          <table:table-cell table:style-name="ce66" table:number-columns-repeated="2"/>
          <table:table-cell table:style-name="ce36" table:number-columns-repeated="41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12592" calcext:value-type="float">
            <text:p>12592</text:p>
          </table:table-cell>
          <table:table-cell table:style-name="ce49" office:value-type="float" office:value="1410633" calcext:value-type="float">
            <text:p>1410633</text:p>
          </table:table-cell>
          <table:table-cell table:style-name="ce36"/>
          <table:table-cell table:style-name="ce52" office:value-type="string" calcext:value-type="string">
            <text:p>GSM9-cod</text:p>
          </table:table-cell>
          <table:table-cell table:style-name="ce52" office:value-type="string" calcext:value-type="string">
            <text:p>speed opt</text:p>
          </table:table-cell>
          <table:table-cell table:style-name="ce53" table:formula="of:=[.D71]" office:value-type="float" office:value="12592" calcext:value-type="float">
            <text:p>12592</text:p>
          </table:table-cell>
          <table:table-cell table:style-name="ce55" table:formula="of:=[.E71]" office:value-type="float" office:value="1410633" calcext:value-type="float">
            <text:p>1410633</text:p>
          </table:table-cell>
          <table:table-cell table:style-name="ce36"/>
          <table:table-cell table:style-name="ce52" table:formula="of:=[.G116]" office:value-type="string" office:string-value="jpeg" calcext:value-type="string">
            <text:p>jpeg</text:p>
          </table:table-cell>
          <table:table-cell table:style-name="ce59" table:formula="of:=[.I130]" office:value-type="float" office:value="1444" calcext:value-type="float">
            <text:p>1444</text:p>
          </table:table-cell>
          <table:table-cell table:style-name="ce60" table:formula="of:=[.J130]" office:value-type="float" office:value="401910" calcext:value-type="float">
            <text:p>401910</text:p>
          </table:table-cell>
          <table:table-cell table:style-name="ce60" table:formula="of:=[.I116]" office:value-type="float" office:value="2192" calcext:value-type="float">
            <text:p>2192</text:p>
          </table:table-cell>
          <table:table-cell table:style-name="ce69" table:formula="of:=[.J116]" office:value-type="float" office:value="222409" calcext:value-type="float">
            <text:p>222409</text:p>
          </table:table-cell>
          <table:table-cell table:style-name="ce36"/>
          <table:table-cell table:style-name="ce66" table:number-columns-repeated="2"/>
          <table:table-cell table:style-name="ce36" table:number-columns-repeated="41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8066" calcext:value-type="float">
            <text:p>8066</text:p>
          </table:table-cell>
          <table:table-cell table:style-name="ce49" office:value-type="float" office:value="1791950" calcext:value-type="float">
            <text:p>1791950</text:p>
          </table:table-cell>
          <table:table-cell table:style-name="ce36"/>
          <table:table-cell table:style-name="ce52" office:value-type="string" calcext:value-type="string">
            <text:p>GSM9-cod</text:p>
          </table:table-cell>
          <table:table-cell table:style-name="ce5" office:value-type="string" calcext:value-type="string">
            <text:p>size opt</text:p>
          </table:table-cell>
          <table:table-cell table:style-name="ce54" table:formula="of:=[.D72]" office:value-type="float" office:value="8066" calcext:value-type="float">
            <text:p>8066</text:p>
          </table:table-cell>
          <table:table-cell table:style-name="ce53" table:formula="of:=[.E72]" office:value-type="float" office:value="1791950" calcext:value-type="float">
            <text:p>1791950</text:p>
          </table:table-cell>
          <table:table-cell table:style-name="ce36"/>
          <table:table-cell table:style-name="ce52" table:formula="of:=[.G117]" office:value-type="string" office:string-value="pocsag" calcext:value-type="string">
            <text:p>pocsag</text:p>
          </table:table-cell>
          <table:table-cell table:style-name="ce59" table:formula="of:=[.I131]" office:value-type="float" office:value="1184" calcext:value-type="float">
            <text:p>1184</text:p>
          </table:table-cell>
          <table:table-cell table:style-name="ce60" table:formula="of:=[.J131]" office:value-type="float" office:value="91177" calcext:value-type="float">
            <text:p>91177</text:p>
          </table:table-cell>
          <table:table-cell table:style-name="ce60" table:formula="of:=[.I117]" office:value-type="float" office:value="2144" calcext:value-type="float">
            <text:p>2144</text:p>
          </table:table-cell>
          <table:table-cell table:style-name="ce69" table:formula="of:=[.J117]" office:value-type="float" office:value="51545" calcext:value-type="float">
            <text:p>51545</text:p>
          </table:table-cell>
          <table:table-cell table:style-name="ce36" table:number-columns-repeated="44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12608" calcext:value-type="float">
            <text:p>12608</text:p>
          </table:table-cell>
          <table:table-cell table:style-name="ce49" office:value-type="float" office:value="1426196" calcext:value-type="float">
            <text:p>1426196</text:p>
          </table:table-cell>
          <table:table-cell table:style-name="ce36"/>
          <table:table-cell table:style-name="ce52" office:value-type="string" calcext:value-type="string">
            <text:p>GSM10-cod</text:p>
          </table:table-cell>
          <table:table-cell table:style-name="ce52" office:value-type="string" calcext:value-type="string">
            <text:p>speed opt</text:p>
          </table:table-cell>
          <table:table-cell table:style-name="ce53" table:formula="of:=[.D73]" office:value-type="float" office:value="12608" calcext:value-type="float">
            <text:p>12608</text:p>
          </table:table-cell>
          <table:table-cell table:style-name="ce55" table:formula="of:=[.E73]" office:value-type="float" office:value="1426196" calcext:value-type="float">
            <text:p>1426196</text:p>
          </table:table-cell>
          <table:table-cell table:style-name="ce36"/>
          <table:table-cell table:style-name="ce52" table:formula="of:=[.G118]" office:value-type="string" office:string-value="summin" calcext:value-type="string">
            <text:p>summin</text:p>
          </table:table-cell>
          <table:table-cell table:style-name="ce59" table:formula="of:=[.I132]" office:value-type="float" office:value="202" calcext:value-type="float">
            <text:p>202</text:p>
          </table:table-cell>
          <table:table-cell table:style-name="ce60" table:formula="of:=[.J132]" office:value-type="float" office:value="156425" calcext:value-type="float">
            <text:p>156425</text:p>
          </table:table-cell>
          <table:table-cell table:style-name="ce60" table:formula="of:=[.I118]" office:value-type="float" office:value="272" calcext:value-type="float">
            <text:p>272</text:p>
          </table:table-cell>
          <table:table-cell table:style-name="ce69" table:formula="of:=[.J118]" office:value-type="float" office:value="109518" calcext:value-type="float">
            <text:p>109518</text:p>
          </table:table-cell>
          <table:table-cell table:style-name="ce36" table:number-columns-repeated="44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8262" calcext:value-type="float">
            <text:p>8262</text:p>
          </table:table-cell>
          <table:table-cell table:style-name="ce49" office:value-type="float" office:value="1784777" calcext:value-type="float">
            <text:p>1784777</text:p>
          </table:table-cell>
          <table:table-cell table:style-name="ce36"/>
          <table:table-cell table:style-name="ce52" office:value-type="string" calcext:value-type="string">
            <text:p>GSM10-cod</text:p>
          </table:table-cell>
          <table:table-cell table:style-name="ce5" office:value-type="string" calcext:value-type="string">
            <text:p>size opt</text:p>
          </table:table-cell>
          <table:table-cell table:style-name="ce54" table:formula="of:=[.D74]" office:value-type="float" office:value="8262" calcext:value-type="float">
            <text:p>8262</text:p>
          </table:table-cell>
          <table:table-cell table:style-name="ce53" table:formula="of:=[.E74]" office:value-type="float" office:value="1784777" calcext:value-type="float">
            <text:p>1784777</text:p>
          </table:table-cell>
          <table:table-cell table:style-name="ce36"/>
          <table:table-cell table:style-name="ce52" table:formula="of:=[.G119]" office:value-type="string" office:string-value="ucbqsort" calcext:value-type="string">
            <text:p>ucbqsort</text:p>
          </table:table-cell>
          <table:table-cell table:style-name="ce59" table:formula="of:=[.I133]" office:value-type="float" office:value="716" calcext:value-type="float">
            <text:p>716</text:p>
          </table:table-cell>
          <table:table-cell table:style-name="ce60" table:formula="of:=[.J133]" office:value-type="float" office:value="414207" calcext:value-type="float">
            <text:p>414207</text:p>
          </table:table-cell>
          <table:table-cell table:style-name="ce60" table:formula="of:=[.I119]" office:value-type="float" office:value="1104" calcext:value-type="float">
            <text:p>1104</text:p>
          </table:table-cell>
          <table:table-cell table:style-name="ce69" table:formula="of:=[.J119]" office:value-type="float" office:value="318569" calcext:value-type="float">
            <text:p>318569</text:p>
          </table:table-cell>
          <table:table-cell table:style-name="ce36" table:number-columns-repeated="44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5488" calcext:value-type="float">
            <text:p>5488</text:p>
          </table:table-cell>
          <table:table-cell table:style-name="ce49" office:value-type="float" office:value="902344" calcext:value-type="float">
            <text:p>902344</text:p>
          </table:table-cell>
          <table:table-cell table:style-name="ce36"/>
          <table:table-cell table:style-name="ce52" office:value-type="string" calcext:value-type="string">
            <text:p>GSM10-dec</text:p>
          </table:table-cell>
          <table:table-cell table:style-name="ce52" office:value-type="string" calcext:value-type="string">
            <text:p>speed opt</text:p>
          </table:table-cell>
          <table:table-cell table:style-name="ce53" table:formula="of:=[.D75]" office:value-type="float" office:value="5488" calcext:value-type="float">
            <text:p>5488</text:p>
          </table:table-cell>
          <table:table-cell table:style-name="ce55" table:formula="of:=[.E75]" office:value-type="float" office:value="902344" calcext:value-type="float">
            <text:p>902344</text:p>
          </table:table-cell>
          <table:table-cell table:style-name="ce36"/>
          <table:table-cell table:style-name="ce52" table:formula="of:=[.G120]" office:value-type="string" office:string-value="v42bis" calcext:value-type="string">
            <text:p>v42bis</text:p>
          </table:table-cell>
          <table:table-cell table:style-name="ce59" table:formula="of:=[.I134]" office:value-type="float" office:value="2066" calcext:value-type="float">
            <text:p>2066</text:p>
          </table:table-cell>
          <table:table-cell table:style-name="ce60" table:formula="of:=[.J134]" office:value-type="float" office:value="68887" calcext:value-type="float">
            <text:p>68887</text:p>
          </table:table-cell>
          <table:table-cell table:style-name="ce60" table:formula="of:=[.I120]" office:value-type="float" office:value="2976" calcext:value-type="float">
            <text:p>2976</text:p>
          </table:table-cell>
          <table:table-cell table:style-name="ce69" table:formula="of:=[.J120]" office:value-type="float" office:value="27507" calcext:value-type="float">
            <text:p>27507</text:p>
          </table:table-cell>
          <table:table-cell table:style-name="ce36" table:number-columns-repeated="44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3794" calcext:value-type="float">
            <text:p>3794</text:p>
          </table:table-cell>
          <table:table-cell table:style-name="ce49" office:value-type="float" office:value="1109899" calcext:value-type="float">
            <text:p>1109899</text:p>
          </table:table-cell>
          <table:table-cell table:style-name="ce36"/>
          <table:table-cell table:style-name="ce52" office:value-type="string" calcext:value-type="string">
            <text:p>GSM10-dec</text:p>
          </table:table-cell>
          <table:table-cell table:style-name="ce5" office:value-type="string" calcext:value-type="string">
            <text:p>size opt</text:p>
          </table:table-cell>
          <table:table-cell table:style-name="ce54" table:formula="of:=[.D76]" office:value-type="float" office:value="3794" calcext:value-type="float">
            <text:p>3794</text:p>
          </table:table-cell>
          <table:table-cell table:style-name="ce53" table:formula="of:=[.E76]" office:value-type="float" office:value="1109899" calcext:value-type="float">
            <text:p>1109899</text:p>
          </table:table-cell>
          <table:table-cell table:style-name="ce36"/>
          <table:table-cell table:style-name="ce52" table:formula="of:=[.G135]" office:value-type="string" office:string-value="DryStone" calcext:value-type="string">
            <text:p>DryStone</text:p>
          </table:table-cell>
          <table:table-cell table:style-name="ce59" table:formula="of:=[.I136]" office:value-type="float" office:value="506" calcext:value-type="float">
            <text:p>506</text:p>
          </table:table-cell>
          <table:table-cell table:style-name="ce60" table:formula="of:=[.J136]" office:value-type="float" office:value="42607" calcext:value-type="float">
            <text:p>42607</text:p>
          </table:table-cell>
          <table:table-cell table:style-name="ce60" table:formula="of:=[.I135]" office:value-type="float" office:value="752" calcext:value-type="float">
            <text:p>752</text:p>
          </table:table-cell>
          <table:table-cell table:style-name="ce69" table:formula="of:=[.J135]" office:value-type="float" office:value="37642" calcext:value-type="float">
            <text:p>37642</text:p>
          </table:table-cell>
          <table:table-cell table:style-name="ce36" table:number-columns-repeated="44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45152" calcext:value-type="float">
            <text:p>45152</text:p>
          </table:table-cell>
          <table:table-cell table:style-name="ce49" office:value-type="float" office:value="7009038" calcext:value-type="float">
            <text:p>7009038</text:p>
          </table:table-cell>
          <table:table-cell table:style-name="ce36"/>
          <table:table-cell table:style-name="ce52" office:value-type="string" calcext:value-type="string">
            <text:p>HR-cod</text:p>
          </table:table-cell>
          <table:table-cell table:style-name="ce52" office:value-type="string" calcext:value-type="string">
            <text:p>speed opt</text:p>
          </table:table-cell>
          <table:table-cell table:style-name="ce53" table:formula="of:=[.D77]" office:value-type="float" office:value="45152" calcext:value-type="float">
            <text:p>45152</text:p>
          </table:table-cell>
          <table:table-cell table:style-name="ce55" table:formula="of:=[.E77]" office:value-type="float" office:value="7009038" calcext:value-type="float">
            <text:p>7009038</text:p>
          </table:table-cell>
          <table:table-cell table:style-name="ce36"/>
          <table:table-cell table:style-name="ce56"/>
          <table:table-cell table:style-name="ce61" table:formula="of:=SUM([.M11:.M76])" office:value-type="float" office:value="1015420" calcext:value-type="float">
            <text:p>1015420</text:p>
          </table:table-cell>
          <table:table-cell table:style-name="ce61" table:formula="of:=SUM([.N11:.N76])" office:value-type="float" office:value="1125855328" calcext:value-type="float">
            <text:p>1125855328</text:p>
          </table:table-cell>
          <table:table-cell table:style-name="ce61" table:formula="of:=SUM([.O11:.O76])" office:value-type="float" office:value="1703016" calcext:value-type="float">
            <text:p>1703016</text:p>
          </table:table-cell>
          <table:table-cell table:style-name="ce61" table:formula="of:=SUM([.P11:.P76])" office:value-type="float" office:value="601516948" calcext:value-type="float">
            <text:p>601516948</text:p>
          </table:table-cell>
          <table:table-cell table:style-name="ce36" table:number-columns-repeated="44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27898" calcext:value-type="float">
            <text:p>27898</text:p>
          </table:table-cell>
          <table:table-cell table:style-name="ce49" office:value-type="float" office:value="11652722" calcext:value-type="float">
            <text:p>11652722</text:p>
          </table:table-cell>
          <table:table-cell table:style-name="ce36"/>
          <table:table-cell table:style-name="ce52" office:value-type="string" calcext:value-type="string">
            <text:p>HR-cod</text:p>
          </table:table-cell>
          <table:table-cell table:style-name="ce5" office:value-type="string" calcext:value-type="string">
            <text:p>size opt</text:p>
          </table:table-cell>
          <table:table-cell table:style-name="ce54" table:formula="of:=[.D78]" office:value-type="float" office:value="27898" calcext:value-type="float">
            <text:p>27898</text:p>
          </table:table-cell>
          <table:table-cell table:style-name="ce53" table:formula="of:=[.E78]" office:value-type="float" office:value="11652722" calcext:value-type="float">
            <text:p>11652722</text:p>
          </table:table-cell>
          <table:table-cell table:style-name="ce36"/>
          <table:table-cell table:style-name="ce56"/>
          <table:table-cell table:style-name="ce62" table:formula="of:=[.M77]/[.O77]" office:value-type="float" office:value="0.596248068133241" calcext:value-type="float">
            <text:p>0,60</text:p>
          </table:table-cell>
          <table:table-cell table:style-name="ce62" table:formula="of:=[.N77]/[.P77]" office:value-type="float" office:value="1.87169344395596" calcext:value-type="float">
            <text:p>1,87</text:p>
          </table:table-cell>
          <table:table-cell table:style-name="ce62" table:formula="of:=[.O77]/[.M77]" office:value-type="float" office:value="1.67715428098718" calcext:value-type="float">
            <text:p>1,68</text:p>
          </table:table-cell>
          <table:table-cell table:style-name="ce62" table:formula="of:=[.P77]/[.N77]" office:value-type="float" office:value="0.534275526384505" calcext:value-type="float">
            <text:p>0,53</text:p>
          </table:table-cell>
          <table:table-cell table:style-name="ce36" table:number-columns-repeated="44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16192" calcext:value-type="float">
            <text:p>16192</text:p>
          </table:table-cell>
          <table:table-cell table:style-name="ce49" office:value-type="float" office:value="965417" calcext:value-type="float">
            <text:p>965417</text:p>
          </table:table-cell>
          <table:table-cell table:style-name="ce36"/>
          <table:table-cell table:style-name="ce52" office:value-type="string" calcext:value-type="string">
            <text:p>HR-dec</text:p>
          </table:table-cell>
          <table:table-cell table:style-name="ce52" office:value-type="string" calcext:value-type="string">
            <text:p>speed opt</text:p>
          </table:table-cell>
          <table:table-cell table:style-name="ce53" table:formula="of:=[.D79]" office:value-type="float" office:value="16192" calcext:value-type="float">
            <text:p>16192</text:p>
          </table:table-cell>
          <table:table-cell table:style-name="ce55" table:formula="of:=[.E79]" office:value-type="float" office:value="965417" calcext:value-type="float">
            <text:p>965417</text:p>
          </table:table-cell>
          <table:table-cell table:style-name="ce36" table:number-columns-repeated="2"/>
          <table:table-cell table:style-name="ce63" table:number-columns-repeated="2"/>
          <table:table-cell table:style-name="ce66" table:number-columns-repeated="2"/>
          <table:table-cell table:style-name="ce36" table:number-columns-repeated="44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10158" calcext:value-type="float">
            <text:p>10158</text:p>
          </table:table-cell>
          <table:table-cell table:style-name="ce49" office:value-type="float" office:value="1411206" calcext:value-type="float">
            <text:p>1411206</text:p>
          </table:table-cell>
          <table:table-cell table:style-name="ce36"/>
          <table:table-cell table:style-name="ce52" office:value-type="string" calcext:value-type="string">
            <text:p>HR-dec</text:p>
          </table:table-cell>
          <table:table-cell table:style-name="ce5" office:value-type="string" calcext:value-type="string">
            <text:p>size opt</text:p>
          </table:table-cell>
          <table:table-cell table:style-name="ce54" table:formula="of:=[.D80]" office:value-type="float" office:value="10158" calcext:value-type="float">
            <text:p>10158</text:p>
          </table:table-cell>
          <table:table-cell table:style-name="ce53" table:formula="of:=[.E80]" office:value-type="float" office:value="1411206" calcext:value-type="float">
            <text:p>1411206</text:p>
          </table:table-cell>
          <table:table-cell table:style-name="ce36"/>
          <table:table-cell table:style-name="ce57"/>
          <table:table-cell table:style-name="ce63" table:number-columns-repeated="2"/>
          <table:table-cell table:style-name="ce66" table:number-columns-repeated="2"/>
          <table:table-cell table:style-name="ce36" table:number-columns-repeated="44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73584" calcext:value-type="float">
            <text:p>73584</text:p>
          </table:table-cell>
          <table:table-cell table:style-name="ce49" office:value-type="float" office:value="6242614" calcext:value-type="float">
            <text:p>6242614</text:p>
          </table:table-cell>
          <table:table-cell table:style-name="ce36"/>
          <table:table-cell table:style-name="ce52" office:value-type="string" calcext:value-type="string">
            <text:p>MP3-CF2-dec</text:p>
          </table:table-cell>
          <table:table-cell table:style-name="ce52" office:value-type="string" calcext:value-type="string">
            <text:p>speed opt</text:p>
          </table:table-cell>
          <table:table-cell table:style-name="ce53" table:formula="of:=[.D81]" office:value-type="float" office:value="73584" calcext:value-type="float">
            <text:p>73584</text:p>
          </table:table-cell>
          <table:table-cell table:style-name="ce55" table:formula="of:=[.E81]" office:value-type="float" office:value="6242614" calcext:value-type="float">
            <text:p>6242614</text:p>
          </table:table-cell>
          <table:table-cell table:style-name="ce36"/>
          <table:table-cell table:style-name="ce57"/>
          <table:table-cell table:style-name="ce63" table:number-columns-repeated="2"/>
          <table:table-cell table:style-name="ce66" table:number-columns-repeated="2"/>
          <table:table-cell table:style-name="ce36" table:number-columns-repeated="44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34746" calcext:value-type="float">
            <text:p>34746</text:p>
          </table:table-cell>
          <table:table-cell table:style-name="ce49" office:value-type="float" office:value="6127025" calcext:value-type="float">
            <text:p>6127025</text:p>
          </table:table-cell>
          <table:table-cell table:style-name="ce36"/>
          <table:table-cell table:style-name="ce52" office:value-type="string" calcext:value-type="string">
            <text:p>MP3-CF2-dec</text:p>
          </table:table-cell>
          <table:table-cell table:style-name="ce5" office:value-type="string" calcext:value-type="string">
            <text:p>size opt</text:p>
          </table:table-cell>
          <table:table-cell table:style-name="ce54" table:formula="of:=[.D82]" office:value-type="float" office:value="34746" calcext:value-type="float">
            <text:p>34746</text:p>
          </table:table-cell>
          <table:table-cell table:style-name="ce53" table:formula="of:=[.E82]" office:value-type="float" office:value="6127025" calcext:value-type="float">
            <text:p>6127025</text:p>
          </table:table-cell>
          <table:table-cell table:style-name="ce36"/>
          <table:table-cell table:style-name="ce57"/>
          <table:table-cell table:style-name="ce36" table:number-columns-repeated="2"/>
          <table:table-cell table:style-name="ce66" table:number-columns-repeated="2"/>
          <table:table-cell table:style-name="ce36" table:number-columns-repeated="44"/>
          <table:table-cell table:number-columns-repeated="964"/>
        </table:table-row>
        <table:table-row table:style-name="ro2">
          <table:table-cell table:style-name="ce36" table:number-columns-repeated="3"/>
          <table:table-cell table:style-name="ce49" office:value-type="float" office:value="50992" calcext:value-type="float">
            <text:p>50992</text:p>
          </table:table-cell>
          <table:table-cell table:style-name="ce49" office:value-type="float" office:value="7438750" calcext:value-type="float">
            <text:p>7438750</text:p>
          </table:table-cell>
          <table:table-cell table:style-name="ce36"/>
          <table:table-cell table:style-name="ce52" office:value-type="string" calcext:value-type="string">
            <text:p>WB-AMR-cod</text:p>
          </table:table-cell>
          <table:table-cell table:style-name="ce52" office:value-type="string" calcext:value-type="string">
            <text:p>speed opt</text:p>
          </table:table-cell>
          <table:table-cell table:style-name="ce53" table:formula="of:=[.D83]" office:value-type="float" office:value="50992" calcext:value-type="float">
            <text:p>50992</text:p>
          </table:table-cell>
          <table:table-cell table:style-name="ce55" table:formula="of:=[.E83]" office:value-type="float" office:value="7438750" calcext:value-type="float">
            <text:p>7438750</text:p>
          </table:table-cell>
          <table:table-cell table:style-name="ce36" table:number-columns-repeated="4"/>
          <table:table-cell table:style-name="ce66" table:number-columns-repeated="2"/>
          <table:table-cell table:style-name="ce36" table:number-columns-repeated="44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29058" calcext:value-type="float">
            <text:p>29058</text:p>
          </table:table-cell>
          <table:table-cell table:style-name="ce49" office:value-type="float" office:value="14673341" calcext:value-type="float">
            <text:p>14673341</text:p>
          </table:table-cell>
          <table:table-cell table:style-name="ce36"/>
          <table:table-cell table:style-name="ce52" office:value-type="string" calcext:value-type="string">
            <text:p>WB-AMR-cod</text:p>
          </table:table-cell>
          <table:table-cell table:style-name="ce5" office:value-type="string" calcext:value-type="string">
            <text:p>size opt</text:p>
          </table:table-cell>
          <table:table-cell table:style-name="ce54" table:formula="of:=[.D84]" office:value-type="float" office:value="29058" calcext:value-type="float">
            <text:p>29058</text:p>
          </table:table-cell>
          <table:table-cell table:style-name="ce53" table:formula="of:=[.E84]" office:value-type="float" office:value="14673341" calcext:value-type="float">
            <text:p>14673341</text:p>
          </table:table-cell>
          <table:table-cell table:style-name="ce36" table:number-columns-repeated="4"/>
          <table:table-cell table:style-name="ce66" table:number-columns-repeated="2"/>
          <table:table-cell table:style-name="ce36" table:number-columns-repeated="44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28192" calcext:value-type="float">
            <text:p>28192</text:p>
          </table:table-cell>
          <table:table-cell table:style-name="ce49" office:value-type="float" office:value="2267186" calcext:value-type="float">
            <text:p>2267186</text:p>
          </table:table-cell>
          <table:table-cell table:style-name="ce36"/>
          <table:table-cell table:style-name="ce52" office:value-type="string" calcext:value-type="string">
            <text:p>WB-AMR-dec</text:p>
          </table:table-cell>
          <table:table-cell table:style-name="ce52" office:value-type="string" calcext:value-type="string">
            <text:p>speed opt</text:p>
          </table:table-cell>
          <table:table-cell table:style-name="ce53" table:formula="of:=[.D85]" office:value-type="float" office:value="28192" calcext:value-type="float">
            <text:p>28192</text:p>
          </table:table-cell>
          <table:table-cell table:style-name="ce55" table:formula="of:=[.E85]" office:value-type="float" office:value="2267186" calcext:value-type="float">
            <text:p>2267186</text:p>
          </table:table-cell>
          <table:table-cell table:style-name="ce36" table:number-columns-repeated="4"/>
          <table:table-cell table:style-name="ce66" table:number-columns-repeated="2"/>
          <table:table-cell table:style-name="ce36" table:number-columns-repeated="44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17360" calcext:value-type="float">
            <text:p>17360</text:p>
          </table:table-cell>
          <table:table-cell table:style-name="ce49" office:value-type="float" office:value="4926543" calcext:value-type="float">
            <text:p>4926543</text:p>
          </table:table-cell>
          <table:table-cell table:style-name="ce36"/>
          <table:table-cell table:style-name="ce52" office:value-type="string" calcext:value-type="string">
            <text:p>WB-AMR-dec</text:p>
          </table:table-cell>
          <table:table-cell table:style-name="ce5" office:value-type="string" calcext:value-type="string">
            <text:p>size opt</text:p>
          </table:table-cell>
          <table:table-cell table:style-name="ce54" table:formula="of:=[.D86]" office:value-type="float" office:value="17360" calcext:value-type="float">
            <text:p>17360</text:p>
          </table:table-cell>
          <table:table-cell table:style-name="ce53" table:formula="of:=[.E86]" office:value-type="float" office:value="4926543" calcext:value-type="float">
            <text:p>4926543</text:p>
          </table:table-cell>
          <table:table-cell table:style-name="ce36" table:number-columns-repeated="4"/>
          <table:table-cell table:style-name="ce66" table:number-columns-repeated="2"/>
          <table:table-cell table:style-name="ce36" table:number-columns-repeated="44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62288" calcext:value-type="float">
            <text:p>62288</text:p>
          </table:table-cell>
          <table:table-cell table:style-name="ce49" office:value-type="float" office:value="193602628" calcext:value-type="float">
            <text:p>193602628</text:p>
          </table:table-cell>
          <table:table-cell table:style-name="ce36"/>
          <table:table-cell table:style-name="ce52" office:value-type="string" calcext:value-type="string">
            <text:p>MPEG4-cod</text:p>
          </table:table-cell>
          <table:table-cell table:style-name="ce52" office:value-type="string" calcext:value-type="string">
            <text:p>speed opt</text:p>
          </table:table-cell>
          <table:table-cell table:style-name="ce53" table:formula="of:=[.D87]" office:value-type="float" office:value="62288" calcext:value-type="float">
            <text:p>62288</text:p>
          </table:table-cell>
          <table:table-cell table:style-name="ce55" table:formula="of:=[.E87]" office:value-type="float" office:value="193602628" calcext:value-type="float">
            <text:p>193602628</text:p>
          </table:table-cell>
          <table:table-cell table:style-name="ce36" table:number-columns-repeated="4"/>
          <table:table-cell table:style-name="ce66" table:number-columns-repeated="2"/>
          <table:table-cell table:style-name="ce36" table:number-columns-repeated="44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38510" calcext:value-type="float">
            <text:p>38510</text:p>
          </table:table-cell>
          <table:table-cell table:style-name="ce49" office:value-type="float" office:value="422467554" calcext:value-type="float">
            <text:p>422467554</text:p>
          </table:table-cell>
          <table:table-cell table:style-name="ce36"/>
          <table:table-cell table:style-name="ce52" office:value-type="string" calcext:value-type="string">
            <text:p>MPEG4-cod</text:p>
          </table:table-cell>
          <table:table-cell table:style-name="ce5" office:value-type="string" calcext:value-type="string">
            <text:p>size opt</text:p>
          </table:table-cell>
          <table:table-cell table:style-name="ce54" table:formula="of:=[.D88]" office:value-type="float" office:value="38510" calcext:value-type="float">
            <text:p>38510</text:p>
          </table:table-cell>
          <table:table-cell table:style-name="ce53" table:formula="of:=[.E88]" office:value-type="float" office:value="422467554" calcext:value-type="float">
            <text:p>422467554</text:p>
          </table:table-cell>
          <table:table-cell table:style-name="ce36" table:number-columns-repeated="4"/>
          <table:table-cell table:style-name="ce66" table:number-columns-repeated="2"/>
          <table:table-cell table:style-name="ce36" table:number-columns-repeated="44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62288" calcext:value-type="float">
            <text:p>62288</text:p>
          </table:table-cell>
          <table:table-cell table:style-name="ce49" office:value-type="float" office:value="193603612" calcext:value-type="float">
            <text:p>193603612</text:p>
          </table:table-cell>
          <table:table-cell table:style-name="ce36"/>
          <table:table-cell table:style-name="ce52" office:value-type="string" calcext:value-type="string">
            <text:p>MPEG4_Fast-cod</text:p>
          </table:table-cell>
          <table:table-cell table:style-name="ce52" office:value-type="string" calcext:value-type="string">
            <text:p>speed opt</text:p>
          </table:table-cell>
          <table:table-cell table:style-name="ce53" table:formula="of:=[.D89]" office:value-type="float" office:value="62288" calcext:value-type="float">
            <text:p>62288</text:p>
          </table:table-cell>
          <table:table-cell table:style-name="ce55" table:formula="of:=[.E89]" office:value-type="float" office:value="193603612" calcext:value-type="float">
            <text:p>193603612</text:p>
          </table:table-cell>
          <table:table-cell table:style-name="ce36" table:number-columns-repeated="4"/>
          <table:table-cell table:style-name="ce66" table:number-columns-repeated="2"/>
          <table:table-cell table:style-name="ce36" table:number-columns-repeated="44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22432" calcext:value-type="float">
            <text:p>22432</text:p>
          </table:table-cell>
          <table:table-cell table:style-name="ce49" office:value-type="float" office:value="14343323" calcext:value-type="float">
            <text:p>14343323</text:p>
          </table:table-cell>
          <table:table-cell table:style-name="ce36"/>
          <table:table-cell table:style-name="ce52" office:value-type="string" calcext:value-type="string">
            <text:p>MPEG4_Fast-dec</text:p>
          </table:table-cell>
          <table:table-cell table:style-name="ce52" office:value-type="string" calcext:value-type="string">
            <text:p>speed opt</text:p>
          </table:table-cell>
          <table:table-cell table:style-name="ce53" table:formula="of:=[.D90]" office:value-type="float" office:value="22432" calcext:value-type="float">
            <text:p>22432</text:p>
          </table:table-cell>
          <table:table-cell table:style-name="ce55" table:formula="of:=[.E90]" office:value-type="float" office:value="14343323" calcext:value-type="float">
            <text:p>14343323</text:p>
          </table:table-cell>
          <table:table-cell table:style-name="ce36" table:number-columns-repeated="4"/>
          <table:table-cell table:style-name="ce66" table:number-columns-repeated="2"/>
          <table:table-cell table:style-name="ce36" table:number-columns-repeated="44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38510" calcext:value-type="float">
            <text:p>38510</text:p>
          </table:table-cell>
          <table:table-cell table:style-name="ce49" office:value-type="float" office:value="422468538" calcext:value-type="float">
            <text:p>422468538</text:p>
          </table:table-cell>
          <table:table-cell table:style-name="ce36"/>
          <table:table-cell table:style-name="ce52" office:value-type="string" calcext:value-type="string">
            <text:p>MPEG4_Fast-cod</text:p>
          </table:table-cell>
          <table:table-cell table:style-name="ce5" office:value-type="string" calcext:value-type="string">
            <text:p>size opt</text:p>
          </table:table-cell>
          <table:table-cell table:style-name="ce54" table:formula="of:=[.D91]" office:value-type="float" office:value="38510" calcext:value-type="float">
            <text:p>38510</text:p>
          </table:table-cell>
          <table:table-cell table:style-name="ce53" table:formula="of:=[.E91]" office:value-type="float" office:value="422468538" calcext:value-type="float">
            <text:p>422468538</text:p>
          </table:table-cell>
          <table:table-cell table:style-name="ce36" table:number-columns-repeated="4"/>
          <table:table-cell table:style-name="ce66" table:number-columns-repeated="2"/>
          <table:table-cell table:style-name="ce36" table:number-columns-repeated="44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14918" calcext:value-type="float">
            <text:p>14918</text:p>
          </table:table-cell>
          <table:table-cell table:style-name="ce49" office:value-type="float" office:value="20904250" calcext:value-type="float">
            <text:p>20904250</text:p>
          </table:table-cell>
          <table:table-cell table:style-name="ce36"/>
          <table:table-cell table:style-name="ce52" office:value-type="string" calcext:value-type="string">
            <text:p>MPEG4_Fast-dec</text:p>
          </table:table-cell>
          <table:table-cell table:style-name="ce5" office:value-type="string" calcext:value-type="string">
            <text:p>size opt</text:p>
          </table:table-cell>
          <table:table-cell table:style-name="ce54" table:formula="of:=[.D92]" office:value-type="float" office:value="14918" calcext:value-type="float">
            <text:p>14918</text:p>
          </table:table-cell>
          <table:table-cell table:style-name="ce53" table:formula="of:=[.E92]" office:value-type="float" office:value="20904250" calcext:value-type="float">
            <text:p>20904250</text:p>
          </table:table-cell>
          <table:table-cell table:style-name="ce36" table:number-columns-repeated="4"/>
          <table:table-cell table:style-name="ce66" table:number-columns-repeated="2"/>
          <table:table-cell table:style-name="ce36" table:number-columns-repeated="44"/>
          <table:table-cell table:number-columns-repeated="964"/>
        </table:table-row>
        <table:table-row table:style-name="ro2">
          <table:table-cell table:style-name="ce36" table:number-columns-repeated="3"/>
          <table:table-cell table:style-name="ce49" office:value-type="float" office:value="37184" calcext:value-type="float">
            <text:p>37184</text:p>
          </table:table-cell>
          <table:table-cell table:style-name="ce49" office:value-type="float" office:value="1735450" calcext:value-type="float">
            <text:p>1735450</text:p>
          </table:table-cell>
          <table:table-cell table:style-name="ce36"/>
          <table:table-cell table:style-name="ce52" office:value-type="string" calcext:value-type="string">
            <text:p>JPEG-cod</text:p>
          </table:table-cell>
          <table:table-cell table:style-name="ce52" office:value-type="string" calcext:value-type="string">
            <text:p>speed opt</text:p>
          </table:table-cell>
          <table:table-cell table:style-name="ce53" table:formula="of:=[.D93]" office:value-type="float" office:value="37184" calcext:value-type="float">
            <text:p>37184</text:p>
          </table:table-cell>
          <table:table-cell table:style-name="ce55" table:formula="of:=[.E93]" office:value-type="float" office:value="1735450" calcext:value-type="float">
            <text:p>1735450</text:p>
          </table:table-cell>
          <table:table-cell table:style-name="ce36" table:number-columns-repeated="4"/>
          <table:table-cell table:style-name="ce66" table:number-columns-repeated="2"/>
          <table:table-cell table:style-name="ce36" table:number-columns-repeated="44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22750" calcext:value-type="float">
            <text:p>22750</text:p>
          </table:table-cell>
          <table:table-cell table:style-name="ce49" office:value-type="float" office:value="2603111" calcext:value-type="float">
            <text:p>2603111</text:p>
          </table:table-cell>
          <table:table-cell table:style-name="ce36"/>
          <table:table-cell table:style-name="ce52" office:value-type="string" calcext:value-type="string">
            <text:p>JPEG-cod</text:p>
          </table:table-cell>
          <table:table-cell table:style-name="ce5" office:value-type="string" calcext:value-type="string">
            <text:p>size opt</text:p>
          </table:table-cell>
          <table:table-cell table:style-name="ce54" table:formula="of:=[.D94]" office:value-type="float" office:value="22750" calcext:value-type="float">
            <text:p>22750</text:p>
          </table:table-cell>
          <table:table-cell table:style-name="ce53" table:formula="of:=[.E94]" office:value-type="float" office:value="2603111" calcext:value-type="float">
            <text:p>2603111</text:p>
          </table:table-cell>
          <table:table-cell table:style-name="ce36" table:number-columns-repeated="4"/>
          <table:table-cell table:style-name="ce66" table:number-columns-repeated="2"/>
          <table:table-cell table:style-name="ce36" table:number-columns-repeated="44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47360" calcext:value-type="float">
            <text:p>47360</text:p>
          </table:table-cell>
          <table:table-cell table:style-name="ce49" office:value-type="float" office:value="1204654" calcext:value-type="float">
            <text:p>1204654</text:p>
          </table:table-cell>
          <table:table-cell table:style-name="ce36"/>
          <table:table-cell table:style-name="ce52" office:value-type="string" calcext:value-type="string">
            <text:p>JPEG-dec</text:p>
          </table:table-cell>
          <table:table-cell table:style-name="ce52" office:value-type="string" calcext:value-type="string">
            <text:p>speed opt</text:p>
          </table:table-cell>
          <table:table-cell table:style-name="ce53" table:formula="of:=[.D95]" office:value-type="float" office:value="47360" calcext:value-type="float">
            <text:p>47360</text:p>
          </table:table-cell>
          <table:table-cell table:style-name="ce55" table:formula="of:=[.E95]" office:value-type="float" office:value="1204654" calcext:value-type="float">
            <text:p>1204654</text:p>
          </table:table-cell>
          <table:table-cell table:style-name="ce36" table:number-columns-repeated="4"/>
          <table:table-cell table:style-name="ce66" table:number-columns-repeated="2"/>
          <table:table-cell table:style-name="ce36" table:number-columns-repeated="44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27792" calcext:value-type="float">
            <text:p>27792</text:p>
          </table:table-cell>
          <table:table-cell table:style-name="ce49" office:value-type="float" office:value="1794781" calcext:value-type="float">
            <text:p>1794781</text:p>
          </table:table-cell>
          <table:table-cell table:style-name="ce36"/>
          <table:table-cell table:style-name="ce52" office:value-type="string" calcext:value-type="string">
            <text:p>JPEG-dec</text:p>
          </table:table-cell>
          <table:table-cell table:style-name="ce5" office:value-type="string" calcext:value-type="string">
            <text:p>size opt</text:p>
          </table:table-cell>
          <table:table-cell table:style-name="ce54" table:formula="of:=[.D96]" office:value-type="float" office:value="27792" calcext:value-type="float">
            <text:p>27792</text:p>
          </table:table-cell>
          <table:table-cell table:style-name="ce53" table:formula="of:=[.E96]" office:value-type="float" office:value="1794781" calcext:value-type="float">
            <text:p>1794781</text:p>
          </table:table-cell>
          <table:table-cell table:style-name="ce36" table:number-columns-repeated="4"/>
          <table:table-cell table:style-name="ce66" table:number-columns-repeated="2"/>
          <table:table-cell table:style-name="ce36" table:number-columns-repeated="44"/>
          <table:table-cell table:number-columns-repeated="964"/>
        </table:table-row>
        <table:table-row table:style-name="ro2">
          <table:table-cell table:style-name="ce36" table:number-columns-repeated="3"/>
          <table:table-cell table:style-name="ce49" office:value-type="float" office:value="378176" calcext:value-type="float">
            <text:p>378176</text:p>
          </table:table-cell>
          <table:table-cell table:style-name="ce49" office:value-type="float" office:value="65348558" calcext:value-type="float">
            <text:p>65348558</text:p>
          </table:table-cell>
          <table:table-cell table:style-name="ce36"/>
          <table:table-cell table:style-name="ce52" office:value-type="string" calcext:value-type="string">
            <text:p>JPEG2000-cod</text:p>
          </table:table-cell>
          <table:table-cell table:style-name="ce52" office:value-type="string" calcext:value-type="string">
            <text:p>speed opt</text:p>
          </table:table-cell>
          <table:table-cell table:style-name="ce53" table:formula="of:=[.D97]" office:value-type="float" office:value="378176" calcext:value-type="float">
            <text:p>378176</text:p>
          </table:table-cell>
          <table:table-cell table:style-name="ce55" table:formula="of:=[.E97]" office:value-type="float" office:value="65348558" calcext:value-type="float">
            <text:p>65348558</text:p>
          </table:table-cell>
          <table:table-cell table:style-name="ce36" table:number-columns-repeated="4"/>
          <table:table-cell table:style-name="ce66" table:number-columns-repeated="2"/>
          <table:table-cell table:style-name="ce36" table:number-columns-repeated="44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217480" calcext:value-type="float">
            <text:p>217480</text:p>
          </table:table-cell>
          <table:table-cell table:style-name="ce49" office:value-type="float" office:value="68185810" calcext:value-type="float">
            <text:p>68185810</text:p>
          </table:table-cell>
          <table:table-cell table:style-name="ce36"/>
          <table:table-cell table:style-name="ce52" office:value-type="string" calcext:value-type="string">
            <text:p>JPEG2000-cod</text:p>
          </table:table-cell>
          <table:table-cell table:style-name="ce5" office:value-type="string" calcext:value-type="string">
            <text:p>size opt</text:p>
          </table:table-cell>
          <table:table-cell table:style-name="ce54" table:formula="of:=[.D98]" office:value-type="float" office:value="217480" calcext:value-type="float">
            <text:p>217480</text:p>
          </table:table-cell>
          <table:table-cell table:style-name="ce53" table:formula="of:=[.E98]" office:value-type="float" office:value="68185810" calcext:value-type="float">
            <text:p>68185810</text:p>
          </table:table-cell>
          <table:table-cell table:style-name="ce36" table:number-columns-repeated="4"/>
          <table:table-cell table:style-name="ce66" table:number-columns-repeated="2"/>
          <table:table-cell table:style-name="ce36" table:number-columns-repeated="44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307184" calcext:value-type="float">
            <text:p>307184</text:p>
          </table:table-cell>
          <table:table-cell table:style-name="ce49" office:value-type="float" office:value="44241578" calcext:value-type="float">
            <text:p>44241578</text:p>
          </table:table-cell>
          <table:table-cell table:style-name="ce36"/>
          <table:table-cell table:style-name="ce52" office:value-type="string" calcext:value-type="string">
            <text:p>JPEG2000-dec</text:p>
          </table:table-cell>
          <table:table-cell table:style-name="ce52" office:value-type="string" calcext:value-type="string">
            <text:p>speed opt</text:p>
          </table:table-cell>
          <table:table-cell table:style-name="ce53" table:formula="of:=[.D99]" office:value-type="float" office:value="307184" calcext:value-type="float">
            <text:p>307184</text:p>
          </table:table-cell>
          <table:table-cell table:style-name="ce55" table:formula="of:=[.E99]" office:value-type="float" office:value="44241578" calcext:value-type="float">
            <text:p>44241578</text:p>
          </table:table-cell>
          <table:table-cell table:style-name="ce36" table:number-columns-repeated="4"/>
          <table:table-cell table:style-name="ce66" table:number-columns-repeated="2"/>
          <table:table-cell table:style-name="ce36" table:number-columns-repeated="44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177620" calcext:value-type="float">
            <text:p>177620</text:p>
          </table:table-cell>
          <table:table-cell table:style-name="ce49" office:value-type="float" office:value="45314097" calcext:value-type="float">
            <text:p>45314097</text:p>
          </table:table-cell>
          <table:table-cell table:style-name="ce36"/>
          <table:table-cell table:style-name="ce52" office:value-type="string" calcext:value-type="string">
            <text:p>JPEG2000-dec</text:p>
          </table:table-cell>
          <table:table-cell table:style-name="ce5" office:value-type="string" calcext:value-type="string">
            <text:p>size opt</text:p>
          </table:table-cell>
          <table:table-cell table:style-name="ce54" table:formula="of:=[.D100]" office:value-type="float" office:value="177620" calcext:value-type="float">
            <text:p>177620</text:p>
          </table:table-cell>
          <table:table-cell table:style-name="ce53" table:formula="of:=[.E100]" office:value-type="float" office:value="45314097" calcext:value-type="float">
            <text:p>45314097</text:p>
          </table:table-cell>
          <table:table-cell table:style-name="ce36" table:number-columns-repeated="4"/>
          <table:table-cell table:style-name="ce66" table:number-columns-repeated="2"/>
          <table:table-cell table:style-name="ce36" table:number-columns-repeated="44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272" calcext:value-type="float">
            <text:p>272</text:p>
          </table:table-cell>
          <table:table-cell table:style-name="ce49" office:value-type="float" office:value="7625" calcext:value-type="float">
            <text:p>7625</text:p>
          </table:table-cell>
          <table:table-cell table:style-name="ce36"/>
          <table:table-cell table:style-name="ce52" office:value-type="string" calcext:value-type="string">
            <text:p>LMS</text:p>
          </table:table-cell>
          <table:table-cell table:style-name="ce52" office:value-type="string" calcext:value-type="string">
            <text:p>speed opt</text:p>
          </table:table-cell>
          <table:table-cell table:style-name="ce53" table:formula="of:=[.D101]" office:value-type="float" office:value="272" calcext:value-type="float">
            <text:p>272</text:p>
          </table:table-cell>
          <table:table-cell table:style-name="ce55" table:formula="of:=[.E101]" office:value-type="float" office:value="7625" calcext:value-type="float">
            <text:p>7625</text:p>
          </table:table-cell>
          <table:table-cell table:style-name="ce36" table:number-columns-repeated="4"/>
          <table:table-cell table:style-name="ce66" table:number-columns-repeated="2"/>
          <table:table-cell table:style-name="ce36" table:number-columns-repeated="44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1776" calcext:value-type="float">
            <text:p>1776</text:p>
          </table:table-cell>
          <table:table-cell table:style-name="ce49" office:value-type="float" office:value="135504" calcext:value-type="float">
            <text:p>135504</text:p>
          </table:table-cell>
          <table:table-cell table:style-name="ce36"/>
          <table:table-cell table:style-name="ce52" office:value-type="string" calcext:value-type="string">
            <text:p>RLS</text:p>
          </table:table-cell>
          <table:table-cell table:style-name="ce52" office:value-type="string" calcext:value-type="string">
            <text:p>speed opt</text:p>
          </table:table-cell>
          <table:table-cell table:style-name="ce53" table:formula="of:=[.D102]" office:value-type="float" office:value="1776" calcext:value-type="float">
            <text:p>1776</text:p>
          </table:table-cell>
          <table:table-cell table:style-name="ce55" table:formula="of:=[.E102]" office:value-type="float" office:value="135504" calcext:value-type="float">
            <text:p>135504</text:p>
          </table:table-cell>
          <table:table-cell table:style-name="ce36" table:number-columns-repeated="4"/>
          <table:table-cell table:style-name="ce66" table:number-columns-repeated="2"/>
          <table:table-cell table:style-name="ce36" table:number-columns-repeated="44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240" calcext:value-type="float">
            <text:p>240</text:p>
          </table:table-cell>
          <table:table-cell table:style-name="ce49" office:value-type="float" office:value="45128" calcext:value-type="float">
            <text:p>45128</text:p>
          </table:table-cell>
          <table:table-cell table:style-name="ce36"/>
          <table:table-cell table:style-name="ce52" office:value-type="string" calcext:value-type="string">
            <text:p>LMS</text:p>
          </table:table-cell>
          <table:table-cell table:style-name="ce5" office:value-type="string" calcext:value-type="string">
            <text:p>size opt</text:p>
          </table:table-cell>
          <table:table-cell table:style-name="ce54" table:formula="of:=[.D103]" office:value-type="float" office:value="240" calcext:value-type="float">
            <text:p>240</text:p>
          </table:table-cell>
          <table:table-cell table:style-name="ce53" table:formula="of:=[.E103]" office:value-type="float" office:value="45128" calcext:value-type="float">
            <text:p>45128</text:p>
          </table:table-cell>
          <table:table-cell table:style-name="ce36" table:number-columns-repeated="4"/>
          <table:table-cell table:style-name="ce66" table:number-columns-repeated="2"/>
          <table:table-cell table:style-name="ce36" table:number-columns-repeated="44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1466" calcext:value-type="float">
            <text:p>1466</text:p>
          </table:table-cell>
          <table:table-cell table:style-name="ce49" office:value-type="float" office:value="665647" calcext:value-type="float">
            <text:p>665647</text:p>
          </table:table-cell>
          <table:table-cell table:style-name="ce36"/>
          <table:table-cell table:style-name="ce52" office:value-type="string" calcext:value-type="string">
            <text:p>RLS</text:p>
          </table:table-cell>
          <table:table-cell table:style-name="ce5" office:value-type="string" calcext:value-type="string">
            <text:p>size opt</text:p>
          </table:table-cell>
          <table:table-cell table:style-name="ce54" table:formula="of:=[.D104]" office:value-type="float" office:value="1466" calcext:value-type="float">
            <text:p>1466</text:p>
          </table:table-cell>
          <table:table-cell table:style-name="ce53" table:formula="of:=[.E104]" office:value-type="float" office:value="665647" calcext:value-type="float">
            <text:p>665647</text:p>
          </table:table-cell>
          <table:table-cell table:style-name="ce36" table:number-columns-repeated="4"/>
          <table:table-cell table:style-name="ce66" table:number-columns-repeated="2"/>
          <table:table-cell table:style-name="ce36" table:number-columns-repeated="44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3184" calcext:value-type="float">
            <text:p>3184</text:p>
          </table:table-cell>
          <table:table-cell table:style-name="ce49" office:value-type="float" office:value="14495359" calcext:value-type="float">
            <text:p>14495359</text:p>
          </table:table-cell>
          <table:table-cell table:style-name="ce36"/>
          <table:table-cell table:style-name="ce52" office:value-type="string" calcext:value-type="string">
            <text:p>DES2</text:p>
          </table:table-cell>
          <table:table-cell table:style-name="ce52" office:value-type="string" calcext:value-type="string">
            <text:p>speed opt</text:p>
          </table:table-cell>
          <table:table-cell table:style-name="ce53" table:formula="of:=[.D105]" office:value-type="float" office:value="3184" calcext:value-type="float">
            <text:p>3184</text:p>
          </table:table-cell>
          <table:table-cell table:style-name="ce55" table:formula="of:=[.E105]" office:value-type="float" office:value="14495359" calcext:value-type="float">
            <text:p>14495359</text:p>
          </table:table-cell>
          <table:table-cell table:style-name="ce36" table:number-columns-repeated="4"/>
          <table:table-cell table:style-name="ce66" table:number-columns-repeated="2"/>
          <table:table-cell table:style-name="ce36" table:number-columns-repeated="44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1858" calcext:value-type="float">
            <text:p>1858</text:p>
          </table:table-cell>
          <table:table-cell table:style-name="ce49" office:value-type="float" office:value="20386820" calcext:value-type="float">
            <text:p>20386820</text:p>
          </table:table-cell>
          <table:table-cell table:style-name="ce36"/>
          <table:table-cell table:style-name="ce52" office:value-type="string" calcext:value-type="string">
            <text:p>DES2</text:p>
          </table:table-cell>
          <table:table-cell table:style-name="ce5" office:value-type="string" calcext:value-type="string">
            <text:p>size opt</text:p>
          </table:table-cell>
          <table:table-cell table:style-name="ce54" table:formula="of:=[.D106]" office:value-type="float" office:value="1858" calcext:value-type="float">
            <text:p>1858</text:p>
          </table:table-cell>
          <table:table-cell table:style-name="ce53" table:formula="of:=[.E106]" office:value-type="float" office:value="20386820" calcext:value-type="float">
            <text:p>20386820</text:p>
          </table:table-cell>
          <table:table-cell table:style-name="ce36" table:number-columns-repeated="4"/>
          <table:table-cell table:style-name="ce66" table:number-columns-repeated="2"/>
          <table:table-cell table:style-name="ce36" table:number-columns-repeated="44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2752" calcext:value-type="float">
            <text:p>2752</text:p>
          </table:table-cell>
          <table:table-cell table:style-name="ce49" office:value-type="float" office:value="3831" calcext:value-type="float">
            <text:p>3831</text:p>
          </table:table-cell>
          <table:table-cell table:style-name="ce36"/>
          <table:table-cell table:style-name="ce52" office:value-type="string" calcext:value-type="string">
            <text:p>auto</text:p>
          </table:table-cell>
          <table:table-cell table:style-name="ce52" office:value-type="string" calcext:value-type="string">
            <text:p>speed opt</text:p>
          </table:table-cell>
          <table:table-cell table:style-name="ce53" table:formula="of:=[.D107]" office:value-type="float" office:value="2752" calcext:value-type="float">
            <text:p>2752</text:p>
          </table:table-cell>
          <table:table-cell table:style-name="ce55" table:formula="of:=[.E107]" office:value-type="float" office:value="3831" calcext:value-type="float">
            <text:p>3831</text:p>
          </table:table-cell>
          <table:table-cell table:style-name="ce36" table:number-columns-repeated="4"/>
          <table:table-cell table:style-name="ce66" table:number-columns-repeated="2"/>
          <table:table-cell table:style-name="ce36" table:number-columns-repeated="44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784" calcext:value-type="float">
            <text:p>784</text:p>
          </table:table-cell>
          <table:table-cell table:style-name="ce49" office:value-type="float" office:value="22187" calcext:value-type="float">
            <text:p>22187</text:p>
          </table:table-cell>
          <table:table-cell table:style-name="ce36"/>
          <table:table-cell table:style-name="ce52" office:value-type="string" calcext:value-type="string">
            <text:p>blit</text:p>
          </table:table-cell>
          <table:table-cell table:style-name="ce52" office:value-type="string" calcext:value-type="string">
            <text:p>speed opt</text:p>
          </table:table-cell>
          <table:table-cell table:style-name="ce53" table:formula="of:=[.D108]" office:value-type="float" office:value="784" calcext:value-type="float">
            <text:p>784</text:p>
          </table:table-cell>
          <table:table-cell table:style-name="ce55" table:formula="of:=[.E108]" office:value-type="float" office:value="22187" calcext:value-type="float">
            <text:p>22187</text:p>
          </table:table-cell>
          <table:table-cell table:style-name="ce36" table:number-columns-repeated="4"/>
          <table:table-cell table:style-name="ce66" table:number-columns-repeated="2"/>
          <table:table-cell table:style-name="ce36" table:number-columns-repeated="44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2816" calcext:value-type="float">
            <text:p>2816</text:p>
          </table:table-cell>
          <table:table-cell table:style-name="ce49" office:value-type="float" office:value="11050" calcext:value-type="float">
            <text:p>11050</text:p>
          </table:table-cell>
          <table:table-cell table:style-name="ce36"/>
          <table:table-cell table:style-name="ce52" office:value-type="string" calcext:value-type="string">
            <text:p>compress</text:p>
          </table:table-cell>
          <table:table-cell table:style-name="ce52" office:value-type="string" calcext:value-type="string">
            <text:p>speed opt</text:p>
          </table:table-cell>
          <table:table-cell table:style-name="ce53" table:formula="of:=[.D109]" office:value-type="float" office:value="2816" calcext:value-type="float">
            <text:p>2816</text:p>
          </table:table-cell>
          <table:table-cell table:style-name="ce55" table:formula="of:=[.E109]" office:value-type="float" office:value="11050" calcext:value-type="float">
            <text:p>11050</text:p>
          </table:table-cell>
          <table:table-cell table:style-name="ce36" table:number-columns-repeated="4"/>
          <table:table-cell table:style-name="ce66" table:number-columns-repeated="2"/>
          <table:table-cell table:style-name="ce36" table:number-columns-repeated="44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2064" calcext:value-type="float">
            <text:p>2064</text:p>
          </table:table-cell>
          <table:table-cell table:style-name="ce49" office:value-type="float" office:value="56514" calcext:value-type="float">
            <text:p>56514</text:p>
          </table:table-cell>
          <table:table-cell table:style-name="ce36"/>
          <table:table-cell table:style-name="ce52" office:value-type="string" calcext:value-type="string">
            <text:p>des</text:p>
          </table:table-cell>
          <table:table-cell table:style-name="ce52" office:value-type="string" calcext:value-type="string">
            <text:p>speed opt</text:p>
          </table:table-cell>
          <table:table-cell table:style-name="ce53" table:formula="of:=[.D110]" office:value-type="float" office:value="2064" calcext:value-type="float">
            <text:p>2064</text:p>
          </table:table-cell>
          <table:table-cell table:style-name="ce55" table:formula="of:=[.E110]" office:value-type="float" office:value="56514" calcext:value-type="float">
            <text:p>56514</text:p>
          </table:table-cell>
          <table:table-cell table:style-name="ce36" table:number-columns-repeated="4"/>
          <table:table-cell table:style-name="ce66" table:number-columns-repeated="2"/>
          <table:table-cell table:style-name="ce36" table:number-columns-repeated="44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1008" calcext:value-type="float">
            <text:p>1008</text:p>
          </table:table-cell>
          <table:table-cell table:style-name="ce49" office:value-type="float" office:value="2841" calcext:value-type="float">
            <text:p>2841</text:p>
          </table:table-cell>
          <table:table-cell table:style-name="ce36"/>
          <table:table-cell table:style-name="ce52" office:value-type="string" calcext:value-type="string">
            <text:p>dhry21</text:p>
          </table:table-cell>
          <table:table-cell table:style-name="ce52" office:value-type="string" calcext:value-type="string">
            <text:p>speed opt</text:p>
          </table:table-cell>
          <table:table-cell table:style-name="ce53" table:formula="of:=[.D111]" office:value-type="float" office:value="1008" calcext:value-type="float">
            <text:p>1008</text:p>
          </table:table-cell>
          <table:table-cell table:style-name="ce55" table:formula="of:=[.E111]" office:value-type="float" office:value="2841" calcext:value-type="float">
            <text:p>2841</text:p>
          </table:table-cell>
          <table:table-cell table:style-name="ce36" table:number-columns-repeated="4"/>
          <table:table-cell table:style-name="ce66" table:number-columns-repeated="2"/>
          <table:table-cell table:style-name="ce36" table:number-columns-repeated="44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784" calcext:value-type="float">
            <text:p>784</text:p>
          </table:table-cell>
          <table:table-cell table:style-name="ce49" office:value-type="float" office:value="74173" calcext:value-type="float">
            <text:p>74173</text:p>
          </table:table-cell>
          <table:table-cell table:style-name="ce36"/>
          <table:table-cell table:style-name="ce52" office:value-type="string" calcext:value-type="string">
            <text:p>engine</text:p>
          </table:table-cell>
          <table:table-cell table:style-name="ce52" office:value-type="string" calcext:value-type="string">
            <text:p>speed opt</text:p>
          </table:table-cell>
          <table:table-cell table:style-name="ce53" table:formula="of:=[.D112]" office:value-type="float" office:value="784" calcext:value-type="float">
            <text:p>784</text:p>
          </table:table-cell>
          <table:table-cell table:style-name="ce55" table:formula="of:=[.E112]" office:value-type="float" office:value="74173" calcext:value-type="float">
            <text:p>74173</text:p>
          </table:table-cell>
          <table:table-cell table:style-name="ce36" table:number-columns-repeated="4"/>
          <table:table-cell table:style-name="ce66" table:number-columns-repeated="2"/>
          <table:table-cell table:style-name="ce36" table:number-columns-repeated="44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1760" calcext:value-type="float">
            <text:p>1760</text:p>
          </table:table-cell>
          <table:table-cell table:style-name="ce49" office:value-type="float" office:value="1493" calcext:value-type="float">
            <text:p>1493</text:p>
          </table:table-cell>
          <table:table-cell table:style-name="ce36"/>
          <table:table-cell table:style-name="ce52" office:value-type="string" calcext:value-type="string">
            <text:p>eval2</text:p>
          </table:table-cell>
          <table:table-cell table:style-name="ce52" office:value-type="string" calcext:value-type="string">
            <text:p>speed opt</text:p>
          </table:table-cell>
          <table:table-cell table:style-name="ce53" table:formula="of:=[.D113]" office:value-type="float" office:value="1760" calcext:value-type="float">
            <text:p>1760</text:p>
          </table:table-cell>
          <table:table-cell table:style-name="ce55" table:formula="of:=[.E113]" office:value-type="float" office:value="1493" calcext:value-type="float">
            <text:p>1493</text:p>
          </table:table-cell>
          <table:table-cell table:style-name="ce36" table:number-columns-repeated="4"/>
          <table:table-cell table:style-name="ce66" table:number-columns-repeated="2"/>
          <table:table-cell table:style-name="ce36" table:number-columns-repeated="44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272" calcext:value-type="float">
            <text:p>272</text:p>
          </table:table-cell>
          <table:table-cell table:style-name="ce49" office:value-type="float" office:value="93768" calcext:value-type="float">
            <text:p>93768</text:p>
          </table:table-cell>
          <table:table-cell table:style-name="ce36"/>
          <table:table-cell table:style-name="ce52" office:value-type="string" calcext:value-type="string">
            <text:p>fir_int</text:p>
          </table:table-cell>
          <table:table-cell table:style-name="ce52" office:value-type="string" calcext:value-type="string">
            <text:p>speed opt</text:p>
          </table:table-cell>
          <table:table-cell table:style-name="ce53" table:formula="of:=[.D114]" office:value-type="float" office:value="272" calcext:value-type="float">
            <text:p>272</text:p>
          </table:table-cell>
          <table:table-cell table:style-name="ce55" table:formula="of:=[.E114]" office:value-type="float" office:value="93768" calcext:value-type="float">
            <text:p>93768</text:p>
          </table:table-cell>
          <table:table-cell table:style-name="ce36" table:number-columns-repeated="4"/>
          <table:table-cell table:style-name="ce66" table:number-columns-repeated="2"/>
          <table:table-cell table:style-name="ce36" table:number-columns-repeated="44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960" calcext:value-type="float">
            <text:p>960</text:p>
          </table:table-cell>
          <table:table-cell table:style-name="ce49" office:value-type="float" office:value="637286" calcext:value-type="float">
            <text:p>637286</text:p>
          </table:table-cell>
          <table:table-cell table:style-name="ce36"/>
          <table:table-cell table:style-name="ce52" office:value-type="string" calcext:value-type="string">
            <text:p>g3fax</text:p>
          </table:table-cell>
          <table:table-cell table:style-name="ce52" office:value-type="string" calcext:value-type="string">
            <text:p>speed opt</text:p>
          </table:table-cell>
          <table:table-cell table:style-name="ce53" table:formula="of:=[.D115]" office:value-type="float" office:value="960" calcext:value-type="float">
            <text:p>960</text:p>
          </table:table-cell>
          <table:table-cell table:style-name="ce55" table:formula="of:=[.E115]" office:value-type="float" office:value="637286" calcext:value-type="float">
            <text:p>637286</text:p>
          </table:table-cell>
          <table:table-cell table:style-name="ce36" table:number-columns-repeated="4"/>
          <table:table-cell table:style-name="ce66" table:number-columns-repeated="2"/>
          <table:table-cell table:style-name="ce36" table:number-columns-repeated="44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2192" calcext:value-type="float">
            <text:p>2192</text:p>
          </table:table-cell>
          <table:table-cell table:style-name="ce49" office:value-type="float" office:value="222409" calcext:value-type="float">
            <text:p>222409</text:p>
          </table:table-cell>
          <table:table-cell table:style-name="ce36"/>
          <table:table-cell table:style-name="ce52" office:value-type="string" calcext:value-type="string">
            <text:p>jpeg</text:p>
          </table:table-cell>
          <table:table-cell table:style-name="ce52" office:value-type="string" calcext:value-type="string">
            <text:p>speed opt</text:p>
          </table:table-cell>
          <table:table-cell table:style-name="ce53" table:formula="of:=[.D116]" office:value-type="float" office:value="2192" calcext:value-type="float">
            <text:p>2192</text:p>
          </table:table-cell>
          <table:table-cell table:style-name="ce55" table:formula="of:=[.E116]" office:value-type="float" office:value="222409" calcext:value-type="float">
            <text:p>222409</text:p>
          </table:table-cell>
          <table:table-cell table:style-name="ce36" table:number-columns-repeated="4"/>
          <table:table-cell table:style-name="ce66" table:number-columns-repeated="2"/>
          <table:table-cell table:style-name="ce36" table:number-columns-repeated="44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2144" calcext:value-type="float">
            <text:p>2144</text:p>
          </table:table-cell>
          <table:table-cell table:style-name="ce49" office:value-type="float" office:value="51545" calcext:value-type="float">
            <text:p>51545</text:p>
          </table:table-cell>
          <table:table-cell table:style-name="ce36"/>
          <table:table-cell table:style-name="ce52" office:value-type="string" calcext:value-type="string">
            <text:p>pocsag</text:p>
          </table:table-cell>
          <table:table-cell table:style-name="ce52" office:value-type="string" calcext:value-type="string">
            <text:p>speed opt</text:p>
          </table:table-cell>
          <table:table-cell table:style-name="ce53" table:formula="of:=[.D117]" office:value-type="float" office:value="2144" calcext:value-type="float">
            <text:p>2144</text:p>
          </table:table-cell>
          <table:table-cell table:style-name="ce55" table:formula="of:=[.E117]" office:value-type="float" office:value="51545" calcext:value-type="float">
            <text:p>51545</text:p>
          </table:table-cell>
          <table:table-cell table:style-name="ce36" table:number-columns-repeated="4"/>
          <table:table-cell table:style-name="ce66" table:number-columns-repeated="2"/>
          <table:table-cell table:style-name="ce36" table:number-columns-repeated="44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272" calcext:value-type="float">
            <text:p>272</text:p>
          </table:table-cell>
          <table:table-cell table:style-name="ce49" office:value-type="float" office:value="109518" calcext:value-type="float">
            <text:p>109518</text:p>
          </table:table-cell>
          <table:table-cell table:style-name="ce36"/>
          <table:table-cell table:style-name="ce52" office:value-type="string" calcext:value-type="string">
            <text:p>summin</text:p>
          </table:table-cell>
          <table:table-cell table:style-name="ce52" office:value-type="string" calcext:value-type="string">
            <text:p>speed opt</text:p>
          </table:table-cell>
          <table:table-cell table:style-name="ce53" table:formula="of:=[.D118]" office:value-type="float" office:value="272" calcext:value-type="float">
            <text:p>272</text:p>
          </table:table-cell>
          <table:table-cell table:style-name="ce55" table:formula="of:=[.E118]" office:value-type="float" office:value="109518" calcext:value-type="float">
            <text:p>109518</text:p>
          </table:table-cell>
          <table:table-cell table:style-name="ce36" table:number-columns-repeated="4"/>
          <table:table-cell table:style-name="ce66" table:number-columns-repeated="2"/>
          <table:table-cell table:style-name="ce36" table:number-columns-repeated="44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1104" calcext:value-type="float">
            <text:p>1104</text:p>
          </table:table-cell>
          <table:table-cell table:style-name="ce49" office:value-type="float" office:value="318569" calcext:value-type="float">
            <text:p>318569</text:p>
          </table:table-cell>
          <table:table-cell table:style-name="ce36"/>
          <table:table-cell table:style-name="ce52" office:value-type="string" calcext:value-type="string">
            <text:p>ucbqsort</text:p>
          </table:table-cell>
          <table:table-cell table:style-name="ce52" office:value-type="string" calcext:value-type="string">
            <text:p>speed opt</text:p>
          </table:table-cell>
          <table:table-cell table:style-name="ce53" table:formula="of:=[.D119]" office:value-type="float" office:value="1104" calcext:value-type="float">
            <text:p>1104</text:p>
          </table:table-cell>
          <table:table-cell table:style-name="ce55" table:formula="of:=[.E119]" office:value-type="float" office:value="318569" calcext:value-type="float">
            <text:p>318569</text:p>
          </table:table-cell>
          <table:table-cell table:style-name="ce36" table:number-columns-repeated="4"/>
          <table:table-cell table:style-name="ce66" table:number-columns-repeated="2"/>
          <table:table-cell table:style-name="ce36" table:number-columns-repeated="44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2976" calcext:value-type="float">
            <text:p>2976</text:p>
          </table:table-cell>
          <table:table-cell table:style-name="ce49" office:value-type="float" office:value="27507" calcext:value-type="float">
            <text:p>27507</text:p>
          </table:table-cell>
          <table:table-cell table:style-name="ce36"/>
          <table:table-cell table:style-name="ce52" office:value-type="string" calcext:value-type="string">
            <text:p>v42bis</text:p>
          </table:table-cell>
          <table:table-cell table:style-name="ce52" office:value-type="string" calcext:value-type="string">
            <text:p>speed opt</text:p>
          </table:table-cell>
          <table:table-cell table:style-name="ce53" table:formula="of:=[.D120]" office:value-type="float" office:value="2976" calcext:value-type="float">
            <text:p>2976</text:p>
          </table:table-cell>
          <table:table-cell table:style-name="ce55" table:formula="of:=[.E120]" office:value-type="float" office:value="27507" calcext:value-type="float">
            <text:p>27507</text:p>
          </table:table-cell>
          <table:table-cell table:style-name="ce36" table:number-columns-repeated="4"/>
          <table:table-cell table:style-name="ce66" table:number-columns-repeated="2"/>
          <table:table-cell table:style-name="ce36" table:number-columns-repeated="44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1610" calcext:value-type="float">
            <text:p>1610</text:p>
          </table:table-cell>
          <table:table-cell table:style-name="ce49" office:value-type="float" office:value="5435" calcext:value-type="float">
            <text:p>5435</text:p>
          </table:table-cell>
          <table:table-cell table:style-name="ce36"/>
          <table:table-cell table:style-name="ce52" office:value-type="string" calcext:value-type="string">
            <text:p>auto</text:p>
          </table:table-cell>
          <table:table-cell table:style-name="ce5" office:value-type="string" calcext:value-type="string">
            <text:p>size opt</text:p>
          </table:table-cell>
          <table:table-cell table:style-name="ce54" table:formula="of:=[.D121]" office:value-type="float" office:value="1610" calcext:value-type="float">
            <text:p>1610</text:p>
          </table:table-cell>
          <table:table-cell table:style-name="ce53" table:formula="of:=[.E121]" office:value-type="float" office:value="5435" calcext:value-type="float">
            <text:p>5435</text:p>
          </table:table-cell>
          <table:table-cell table:style-name="ce36" table:number-columns-repeated="4"/>
          <table:table-cell table:style-name="ce66" table:number-columns-repeated="2"/>
          <table:table-cell table:style-name="ce36" table:number-columns-repeated="44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492" calcext:value-type="float">
            <text:p>492</text:p>
          </table:table-cell>
          <table:table-cell table:style-name="ce49" office:value-type="float" office:value="34839" calcext:value-type="float">
            <text:p>34839</text:p>
          </table:table-cell>
          <table:table-cell table:style-name="ce36"/>
          <table:table-cell table:style-name="ce52" office:value-type="string" calcext:value-type="string">
            <text:p>blit</text:p>
          </table:table-cell>
          <table:table-cell table:style-name="ce5" office:value-type="string" calcext:value-type="string">
            <text:p>size opt</text:p>
          </table:table-cell>
          <table:table-cell table:style-name="ce54" table:formula="of:=[.D122]" office:value-type="float" office:value="492" calcext:value-type="float">
            <text:p>492</text:p>
          </table:table-cell>
          <table:table-cell table:style-name="ce53" table:formula="of:=[.E122]" office:value-type="float" office:value="34839" calcext:value-type="float">
            <text:p>34839</text:p>
          </table:table-cell>
          <table:table-cell table:style-name="ce36" table:number-columns-repeated="4"/>
          <table:table-cell table:style-name="ce66" table:number-columns-repeated="2"/>
          <table:table-cell table:style-name="ce36" table:number-columns-repeated="44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1270" calcext:value-type="float">
            <text:p>1270</text:p>
          </table:table-cell>
          <table:table-cell table:style-name="ce49" office:value-type="float" office:value="15179" calcext:value-type="float">
            <text:p>15179</text:p>
          </table:table-cell>
          <table:table-cell table:style-name="ce36"/>
          <table:table-cell table:style-name="ce52" office:value-type="string" calcext:value-type="string">
            <text:p>compress</text:p>
          </table:table-cell>
          <table:table-cell table:style-name="ce5" office:value-type="string" calcext:value-type="string">
            <text:p>size opt</text:p>
          </table:table-cell>
          <table:table-cell table:style-name="ce54" table:formula="of:=[.D123]" office:value-type="float" office:value="1270" calcext:value-type="float">
            <text:p>1270</text:p>
          </table:table-cell>
          <table:table-cell table:style-name="ce53" table:formula="of:=[.E123]" office:value-type="float" office:value="15179" calcext:value-type="float">
            <text:p>15179</text:p>
          </table:table-cell>
          <table:table-cell table:style-name="ce36" table:number-columns-repeated="4"/>
          <table:table-cell table:style-name="ce66" table:number-columns-repeated="2"/>
          <table:table-cell table:style-name="ce36" table:number-columns-repeated="44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1440" calcext:value-type="float">
            <text:p>1440</text:p>
          </table:table-cell>
          <table:table-cell table:style-name="ce49" office:value-type="float" office:value="132189" calcext:value-type="float">
            <text:p>132189</text:p>
          </table:table-cell>
          <table:table-cell table:style-name="ce36"/>
          <table:table-cell table:style-name="ce52" office:value-type="string" calcext:value-type="string">
            <text:p>des</text:p>
          </table:table-cell>
          <table:table-cell table:style-name="ce5" office:value-type="string" calcext:value-type="string">
            <text:p>size opt</text:p>
          </table:table-cell>
          <table:table-cell table:style-name="ce54" table:formula="of:=[.D124]" office:value-type="float" office:value="1440" calcext:value-type="float">
            <text:p>1440</text:p>
          </table:table-cell>
          <table:table-cell table:style-name="ce53" table:formula="of:=[.E124]" office:value-type="float" office:value="132189" calcext:value-type="float">
            <text:p>132189</text:p>
          </table:table-cell>
          <table:table-cell table:style-name="ce36" table:number-columns-repeated="4"/>
          <table:table-cell table:style-name="ce66" table:number-columns-repeated="2"/>
          <table:table-cell table:style-name="ce36" table:number-columns-repeated="44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762" calcext:value-type="float">
            <text:p>762</text:p>
          </table:table-cell>
          <table:table-cell table:style-name="ce49" office:value-type="float" office:value="3175" calcext:value-type="float">
            <text:p>3175</text:p>
          </table:table-cell>
          <table:table-cell table:style-name="ce36"/>
          <table:table-cell table:style-name="ce52" office:value-type="string" calcext:value-type="string">
            <text:p>dhry21</text:p>
          </table:table-cell>
          <table:table-cell table:style-name="ce5" office:value-type="string" calcext:value-type="string">
            <text:p>size opt</text:p>
          </table:table-cell>
          <table:table-cell table:style-name="ce54" table:formula="of:=[.D125]" office:value-type="float" office:value="762" calcext:value-type="float">
            <text:p>762</text:p>
          </table:table-cell>
          <table:table-cell table:style-name="ce53" table:formula="of:=[.E125]" office:value-type="float" office:value="3175" calcext:value-type="float">
            <text:p>3175</text:p>
          </table:table-cell>
          <table:table-cell table:style-name="ce36" table:number-columns-repeated="4"/>
          <table:table-cell table:style-name="ce66" table:number-columns-repeated="2"/>
          <table:table-cell table:style-name="ce36" table:number-columns-repeated="44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608" calcext:value-type="float">
            <text:p>608</text:p>
          </table:table-cell>
          <table:table-cell table:style-name="ce49" office:value-type="float" office:value="89815" calcext:value-type="float">
            <text:p>89815</text:p>
          </table:table-cell>
          <table:table-cell table:style-name="ce36"/>
          <table:table-cell table:style-name="ce52" office:value-type="string" calcext:value-type="string">
            <text:p>engine</text:p>
          </table:table-cell>
          <table:table-cell table:style-name="ce5" office:value-type="string" calcext:value-type="string">
            <text:p>size opt</text:p>
          </table:table-cell>
          <table:table-cell table:style-name="ce54" table:formula="of:=[.D126]" office:value-type="float" office:value="608" calcext:value-type="float">
            <text:p>608</text:p>
          </table:table-cell>
          <table:table-cell table:style-name="ce53" table:formula="of:=[.E126]" office:value-type="float" office:value="89815" calcext:value-type="float">
            <text:p>89815</text:p>
          </table:table-cell>
          <table:table-cell table:style-name="ce36" table:number-columns-repeated="4"/>
          <table:table-cell table:style-name="ce66" table:number-columns-repeated="2"/>
          <table:table-cell table:style-name="ce36" table:number-columns-repeated="44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1478" calcext:value-type="float">
            <text:p>1478</text:p>
          </table:table-cell>
          <table:table-cell table:style-name="ce49" office:value-type="float" office:value="1620" calcext:value-type="float">
            <text:p>1620</text:p>
          </table:table-cell>
          <table:table-cell table:style-name="ce36"/>
          <table:table-cell table:style-name="ce52" office:value-type="string" calcext:value-type="string">
            <text:p>eval2</text:p>
          </table:table-cell>
          <table:table-cell table:style-name="ce5" office:value-type="string" calcext:value-type="string">
            <text:p>size opt</text:p>
          </table:table-cell>
          <table:table-cell table:style-name="ce54" table:formula="of:=[.D127]" office:value-type="float" office:value="1478" calcext:value-type="float">
            <text:p>1478</text:p>
          </table:table-cell>
          <table:table-cell table:style-name="ce53" table:formula="of:=[.E127]" office:value-type="float" office:value="1620" calcext:value-type="float">
            <text:p>1620</text:p>
          </table:table-cell>
          <table:table-cell table:style-name="ce36" table:number-columns-repeated="4"/>
          <table:table-cell table:style-name="ce66" table:number-columns-repeated="2"/>
          <table:table-cell table:style-name="ce36" table:number-columns-repeated="44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200" calcext:value-type="float">
            <text:p>200</text:p>
          </table:table-cell>
          <table:table-cell table:style-name="ce49" office:value-type="float" office:value="121467" calcext:value-type="float">
            <text:p>121467</text:p>
          </table:table-cell>
          <table:table-cell table:style-name="ce36"/>
          <table:table-cell table:style-name="ce52" office:value-type="string" calcext:value-type="string">
            <text:p>fir_int</text:p>
          </table:table-cell>
          <table:table-cell table:style-name="ce5" office:value-type="string" calcext:value-type="string">
            <text:p>size opt</text:p>
          </table:table-cell>
          <table:table-cell table:style-name="ce54" table:formula="of:=[.D128]" office:value-type="float" office:value="200" calcext:value-type="float">
            <text:p>200</text:p>
          </table:table-cell>
          <table:table-cell table:style-name="ce53" table:formula="of:=[.E128]" office:value-type="float" office:value="121467" calcext:value-type="float">
            <text:p>121467</text:p>
          </table:table-cell>
          <table:table-cell table:style-name="ce36" table:number-columns-repeated="4"/>
          <table:table-cell table:style-name="ce66" table:number-columns-repeated="2"/>
          <table:table-cell table:style-name="ce36" table:number-columns-repeated="44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632" calcext:value-type="float">
            <text:p>632</text:p>
          </table:table-cell>
          <table:table-cell table:style-name="ce49" office:value-type="float" office:value="777102" calcext:value-type="float">
            <text:p>777102</text:p>
          </table:table-cell>
          <table:table-cell table:style-name="ce36"/>
          <table:table-cell table:style-name="ce52" office:value-type="string" calcext:value-type="string">
            <text:p>g3fax</text:p>
          </table:table-cell>
          <table:table-cell table:style-name="ce5" office:value-type="string" calcext:value-type="string">
            <text:p>size opt</text:p>
          </table:table-cell>
          <table:table-cell table:style-name="ce54" table:formula="of:=[.D129]" office:value-type="float" office:value="632" calcext:value-type="float">
            <text:p>632</text:p>
          </table:table-cell>
          <table:table-cell table:style-name="ce53" table:formula="of:=[.E129]" office:value-type="float" office:value="777102" calcext:value-type="float">
            <text:p>777102</text:p>
          </table:table-cell>
          <table:table-cell table:style-name="ce36" table:number-columns-repeated="4"/>
          <table:table-cell table:style-name="ce66" table:number-columns-repeated="2"/>
          <table:table-cell table:style-name="ce36" table:number-columns-repeated="44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1444" calcext:value-type="float">
            <text:p>1444</text:p>
          </table:table-cell>
          <table:table-cell table:style-name="ce49" office:value-type="float" office:value="401910" calcext:value-type="float">
            <text:p>401910</text:p>
          </table:table-cell>
          <table:table-cell table:style-name="ce36"/>
          <table:table-cell table:style-name="ce52" office:value-type="string" calcext:value-type="string">
            <text:p>jpeg</text:p>
          </table:table-cell>
          <table:table-cell table:style-name="ce5" office:value-type="string" calcext:value-type="string">
            <text:p>size opt</text:p>
          </table:table-cell>
          <table:table-cell table:style-name="ce54" table:formula="of:=[.D130]" office:value-type="float" office:value="1444" calcext:value-type="float">
            <text:p>1444</text:p>
          </table:table-cell>
          <table:table-cell table:style-name="ce53" table:formula="of:=[.E130]" office:value-type="float" office:value="401910" calcext:value-type="float">
            <text:p>401910</text:p>
          </table:table-cell>
          <table:table-cell table:style-name="ce36" table:number-columns-repeated="4"/>
          <table:table-cell table:style-name="ce66" table:number-columns-repeated="2"/>
          <table:table-cell table:style-name="ce36" table:number-columns-repeated="44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1184" calcext:value-type="float">
            <text:p>1184</text:p>
          </table:table-cell>
          <table:table-cell table:style-name="ce49" office:value-type="float" office:value="91177" calcext:value-type="float">
            <text:p>91177</text:p>
          </table:table-cell>
          <table:table-cell table:style-name="ce36"/>
          <table:table-cell table:style-name="ce52" office:value-type="string" calcext:value-type="string">
            <text:p>pocsag</text:p>
          </table:table-cell>
          <table:table-cell table:style-name="ce5" office:value-type="string" calcext:value-type="string">
            <text:p>size opt</text:p>
          </table:table-cell>
          <table:table-cell table:style-name="ce54" table:formula="of:=[.D131]" office:value-type="float" office:value="1184" calcext:value-type="float">
            <text:p>1184</text:p>
          </table:table-cell>
          <table:table-cell table:style-name="ce53" table:formula="of:=[.E131]" office:value-type="float" office:value="91177" calcext:value-type="float">
            <text:p>91177</text:p>
          </table:table-cell>
          <table:table-cell table:style-name="ce36" table:number-columns-repeated="4"/>
          <table:table-cell table:style-name="ce66" table:number-columns-repeated="2"/>
          <table:table-cell table:style-name="ce36" table:number-columns-repeated="44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202" calcext:value-type="float">
            <text:p>202</text:p>
          </table:table-cell>
          <table:table-cell table:style-name="ce49" office:value-type="float" office:value="156425" calcext:value-type="float">
            <text:p>156425</text:p>
          </table:table-cell>
          <table:table-cell table:style-name="ce36"/>
          <table:table-cell table:style-name="ce52" office:value-type="string" calcext:value-type="string">
            <text:p>summin</text:p>
          </table:table-cell>
          <table:table-cell table:style-name="ce5" office:value-type="string" calcext:value-type="string">
            <text:p>size opt</text:p>
          </table:table-cell>
          <table:table-cell table:style-name="ce54" table:formula="of:=[.D132]" office:value-type="float" office:value="202" calcext:value-type="float">
            <text:p>202</text:p>
          </table:table-cell>
          <table:table-cell table:style-name="ce53" table:formula="of:=[.E132]" office:value-type="float" office:value="156425" calcext:value-type="float">
            <text:p>156425</text:p>
          </table:table-cell>
          <table:table-cell table:style-name="ce36" table:number-columns-repeated="50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716" calcext:value-type="float">
            <text:p>716</text:p>
          </table:table-cell>
          <table:table-cell table:style-name="ce49" office:value-type="float" office:value="414207" calcext:value-type="float">
            <text:p>414207</text:p>
          </table:table-cell>
          <table:table-cell table:style-name="ce36"/>
          <table:table-cell table:style-name="ce52" office:value-type="string" calcext:value-type="string">
            <text:p>ucbqsort</text:p>
          </table:table-cell>
          <table:table-cell table:style-name="ce5" office:value-type="string" calcext:value-type="string">
            <text:p>size opt</text:p>
          </table:table-cell>
          <table:table-cell table:style-name="ce54" table:formula="of:=[.D133]" office:value-type="float" office:value="716" calcext:value-type="float">
            <text:p>716</text:p>
          </table:table-cell>
          <table:table-cell table:style-name="ce53" table:formula="of:=[.E133]" office:value-type="float" office:value="414207" calcext:value-type="float">
            <text:p>414207</text:p>
          </table:table-cell>
          <table:table-cell table:style-name="ce36" table:number-columns-repeated="50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2066" calcext:value-type="float">
            <text:p>2066</text:p>
          </table:table-cell>
          <table:table-cell table:style-name="ce49" office:value-type="float" office:value="68887" calcext:value-type="float">
            <text:p>68887</text:p>
          </table:table-cell>
          <table:table-cell table:style-name="ce36"/>
          <table:table-cell table:style-name="ce52" office:value-type="string" calcext:value-type="string">
            <text:p>v42bis</text:p>
          </table:table-cell>
          <table:table-cell table:style-name="ce5" office:value-type="string" calcext:value-type="string">
            <text:p>size opt</text:p>
          </table:table-cell>
          <table:table-cell table:style-name="ce54" table:formula="of:=[.D134]" office:value-type="float" office:value="2066" calcext:value-type="float">
            <text:p>2066</text:p>
          </table:table-cell>
          <table:table-cell table:style-name="ce53" table:formula="of:=[.E134]" office:value-type="float" office:value="68887" calcext:value-type="float">
            <text:p>68887</text:p>
          </table:table-cell>
          <table:table-cell table:style-name="ce36" table:number-columns-repeated="50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752" calcext:value-type="float">
            <text:p>752</text:p>
          </table:table-cell>
          <table:table-cell table:style-name="ce49" office:value-type="float" office:value="37642" calcext:value-type="float">
            <text:p>37642</text:p>
          </table:table-cell>
          <table:table-cell table:style-name="ce36"/>
          <table:table-cell table:style-name="ce52" office:value-type="string" calcext:value-type="string">
            <text:p>DryStone</text:p>
          </table:table-cell>
          <table:table-cell table:style-name="ce52" office:value-type="string" calcext:value-type="string">
            <text:p>speed opt</text:p>
          </table:table-cell>
          <table:table-cell table:style-name="ce53" table:formula="of:=[.D135]" office:value-type="float" office:value="752" calcext:value-type="float">
            <text:p>752</text:p>
          </table:table-cell>
          <table:table-cell table:style-name="ce55" table:formula="of:=[.E135]" office:value-type="float" office:value="37642" calcext:value-type="float">
            <text:p>37642</text:p>
          </table:table-cell>
          <table:table-cell table:style-name="ce36" table:number-columns-repeated="50"/>
          <table:table-cell table:number-columns-repeated="964"/>
        </table:table-row>
        <table:table-row table:style-name="ro1">
          <table:table-cell table:style-name="ce36" table:number-columns-repeated="3"/>
          <table:table-cell table:style-name="ce49" office:value-type="float" office:value="506" calcext:value-type="float">
            <text:p>506</text:p>
          </table:table-cell>
          <table:table-cell table:style-name="ce49" office:value-type="float" office:value="42607" calcext:value-type="float">
            <text:p>42607</text:p>
          </table:table-cell>
          <table:table-cell table:style-name="ce36"/>
          <table:table-cell table:style-name="ce52" office:value-type="string" calcext:value-type="string">
            <text:p>DryStone</text:p>
          </table:table-cell>
          <table:table-cell table:style-name="ce5" office:value-type="string" calcext:value-type="string">
            <text:p>size opt</text:p>
          </table:table-cell>
          <table:table-cell table:style-name="ce54" table:formula="of:=[.D136]" office:value-type="float" office:value="506" calcext:value-type="float">
            <text:p>506</text:p>
          </table:table-cell>
          <table:table-cell table:style-name="ce53" table:formula="of:=[.E136]" office:value-type="float" office:value="42607" calcext:value-type="float">
            <text:p>42607</text:p>
          </table:table-cell>
          <table:table-cell table:style-name="ce36" table:number-columns-repeated="50"/>
          <table:table-cell table:number-columns-repeated="964"/>
        </table:table-row>
        <table:table-row table:style-name="ro1" table:number-rows-repeated="6">
          <table:table-cell table:style-name="ce36" table:number-columns-repeated="60"/>
          <table:table-cell table:number-columns-repeated="964"/>
        </table:table-row>
        <table:table-row table:style-name="ro1" table:number-rows-repeated="10484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ed" table:style-name="ta3">
        <office:forms form:automatic-focus="false" form:apply-design-mode="false"/>
        <table:table-column table:style-name="co12" table:default-cell-style-name="Default"/>
        <table:table-column table:style-name="co13" table:default-cell-style-name="ce41"/>
        <table:table-column table:style-name="co14" table:number-columns-repeated="49" table:default-cell-style-name="ce41"/>
        <table:table-column table:style-name="co12" table:number-columns-repeated="973" table:default-cell-style-name="Default"/>
        <table:table-row table:style-name="ro1">
          <table:table-cell table:style-name="ce70" table:number-columns-repeated="51"/>
          <table:table-cell table:number-columns-repeated="973"/>
        </table:table-row>
        <table:table-row table:style-name="ro1">
          <table:table-cell table:style-name="ce70"/>
          <table:table-cell table:style-name="ce58" office:value-type="string" calcext:value-type="string">
            <text:p>Speed O3 Og</text:p>
          </table:table-cell>
          <table:table-cell table:style-name="ce74" office:value-type="string" calcext:value-type="string">
            <office:annotation draw:style-name="gr1" draw:text-style-name="P2" svg:width="45.03mm" svg:height="33.88mm" svg:x="81.79mm" svg:y="1.84mm" draw:caption-point-x="-4.58mm" draw:caption-point-y="2.75mm">
              <dc:date>2016-10-28T00:00:00</dc:date>
              <text:p text:style-name="P1"><text:span text:style-name="T1">Motorola PC:</text:span></text:p>
              <text:p text:style-name="P1"><text:span text:style-name="T2">COBJ: 2.6</text:span></text:p>
              <text:p text:style-name="P1"><text:span text:style-name="T2">ICODE : 2.46</text:span></text:p>
              <text:p text:style-name="P1"><text:span text:style-name="T2">LLT : MDCR_NEWRA_140</text:span></text:p>
              <text:p text:style-name="P1"><text:span text:style-name="T2">ASMSC100: 6.4.52</text:span></text:p>
              <text:p text:style-name="P1"><text:span text:style-name="T2">SC100-LD: <text:s/>1.3.33</text:span></text:p>
            </office:annotation>
            <text:p>Prod2.02</text:p>
          </table:table-cell>
          <table:table-cell table:style-name="ce74" office:value-type="string" calcext:value-type="string">
            <office:annotation draw:style-name="gr1" draw:text-style-name="P2" svg:width="45.03mm" svg:height="33.88mm" svg:x="100.8mm" svg:y="1.84mm" draw:caption-point-x="-4.58mm" draw:caption-point-y="2.75mm">
              <dc:date>2016-10-28T00:00:00</dc:date>
              <text:p text:style-name="P1"><text:span text:style-name="T1">Motorola PC:</text:span></text:p>
              <text:p text:style-name="P1"><text:span text:style-name="T2">COBJ: 2.11</text:span></text:p>
              <text:p text:style-name="P1"><text:span text:style-name="T2">ICODE X2.68-d8-l0</text:span></text:p>
              <text:p text:style-name="P1"><text:span text:style-name="T2">LLT : MDCR_NEWRA_147</text:span></text:p>
              <text:p text:style-name="P1"><text:span text:style-name="T2">ASMSC100: 6.4.63</text:span></text:p>
              <text:p text:style-name="P1"><text:span text:style-name="T2">SC100-LD: <text:s/>1.3.34</text:span></text:p>
            </office:annotation>
            <text:p>Prod2.5</text:p>
          </table:table-cell>
          <table:table-cell table:style-name="ce74" office:value-type="date" office:date-value="2003-07-25" calcext:value-type="date">
            <office:annotation draw:style-name="gr1" draw:text-style-name="P2" svg:width="45.03mm" svg:height="33.88mm" svg:x="119.82mm" svg:y="1.84mm" draw:caption-point-x="-4.58mm" draw:caption-point-y="2.75mm">
              <dc:date>2016-10-28T00:00:00</dc:date>
              <text:p text:style-name="P1"><text:span text:style-name="T1">Motorola PC:</text:span></text:p>
              <text:p text:style-name="P1"><text:span text:style-name="T2">COBJ: 2.14</text:span></text:p>
              <text:p text:style-name="P1"><text:span text:style-name="T2">ICODE X2.86-d1.l0.u1005</text:span></text:p>
              <text:p text:style-name="P1"><text:span text:style-name="T2">LLT : 156</text:span></text:p>
              <text:p text:style-name="P1"><text:span text:style-name="T2">ASMSC100: 6.4.72</text:span></text:p>
              <text:p text:style-name="P1"><text:span text:style-name="T2">SC100-LD: <text:s/>1.3.34</text:span></text:p>
            </office:annotation>
            <text:p>25/juil./03</text:p>
          </table:table-cell>
          <table:table-cell table:style-name="ce74" office:value-type="date" office:date-value="2003-07-25" calcext:value-type="date">
            <office:annotation draw:style-name="gr1" draw:text-style-name="P2" svg:width="45.03mm" svg:height="33.88mm" svg:x="138.83mm" svg:y="1.84mm" draw:caption-point-x="-4.58mm" draw:caption-point-y="2.75mm">
              <dc:date>2016-10-28T00:00:00</dc:date>
              <text:p text:style-name="P1"><text:span text:style-name="T1">Motorola PC:</text:span></text:p>
              <text:p text:style-name="P1"><text:span text:style-name="T2">COBJ: 2.14</text:span></text:p>
              <text:p text:style-name="P1"><text:span text:style-name="T2">ICODE X2.86-d1.l0.u1005</text:span></text:p>
              <text:p text:style-name="P1"><text:span text:style-name="T2">LLT : 157</text:span></text:p>
              <text:p text:style-name="P1"><text:span text:style-name="T2">ASMSC100: 6.4.72</text:span></text:p>
              <text:p text:style-name="P1"><text:span text:style-name="T2">SC100-LD: <text:s/>1.3.34</text:span></text:p>
            </office:annotation>
            <text:p>25/juil./03</text:p>
          </table:table-cell>
          <table:table-cell table:style-name="ce74" office:value-type="date" office:date-value="2003-07-25" calcext:value-type="date">
            <office:annotation draw:style-name="gr1" draw:text-style-name="P2" svg:width="45.03mm" svg:height="33.88mm" svg:x="157.85mm" svg:y="1.84mm" draw:caption-point-x="-4.58mm" draw:caption-point-y="2.75mm">
              <dc:date>2016-10-28T00:00:00</dc:date>
              <text:p text:style-name="P1"><text:span text:style-name="T1">Motorola PC:</text:span></text:p>
              <text:p text:style-name="P1"><text:span text:style-name="T2">COBJ: 2.14</text:span></text:p>
              <text:p text:style-name="P1"><text:span text:style-name="T2">ICODE X2.86-d1.l0.u1005</text:span></text:p>
              <text:p text:style-name="P1"><text:span text:style-name="T2">LLT : 157bis</text:span></text:p>
              <text:p text:style-name="P1"><text:span text:style-name="T2">ASMSC100: 6.4.72</text:span></text:p>
              <text:p text:style-name="P1"><text:span text:style-name="T2">SC100-LD: <text:s/>1.3.34</text:span></text:p>
            </office:annotation>
            <text:p>25/juil./03</text:p>
          </table:table-cell>
          <table:table-cell table:style-name="ce74" office:value-type="date" office:date-value="2003-07-30" calcext:value-type="date">
            <office:annotation draw:style-name="gr1" draw:text-style-name="P2" svg:width="45.03mm" svg:height="33.88mm" svg:x="176.86mm" svg:y="1.84mm" draw:caption-point-x="-4.58mm" draw:caption-point-y="2.75mm">
              <dc:date>2016-10-28T00:00:00</dc:date>
              <text:p text:style-name="P1"><text:span text:style-name="T1">Motorola PC:</text:span></text:p>
              <text:p text:style-name="P1"><text:span text:style-name="T2">COBJ: 2.14</text:span></text:p>
              <text:p text:style-name="P1"><text:span text:style-name="T2">ICODE X2.86-d1.l0.u1005</text:span></text:p>
              <text:p text:style-name="P1"><text:span text:style-name="T2">LLT : 158</text:span></text:p>
              <text:p text:style-name="P1"><text:span text:style-name="T2">ASMSC100: 6.4.72</text:span></text:p>
              <text:p text:style-name="P1"><text:span text:style-name="T2">SC100-LD: <text:s/>1.3.34</text:span></text:p>
            </office:annotation>
            <text:p>30/juil./03</text:p>
          </table:table-cell>
          <table:table-cell table:style-name="ce74" office:value-type="date" office:date-value="2003-08-11" calcext:value-type="date">
            <office:annotation draw:style-name="gr1" draw:text-style-name="P2" svg:width="45.03mm" svg:height="33.88mm" svg:x="195.87mm" svg:y="1.84mm" draw:caption-point-x="-4.58mm" draw:caption-point-y="2.75mm">
              <dc:date>2016-10-28T00:00:00</dc:date>
              <text:p text:style-name="P1"><text:span text:style-name="T1">Motorola PC:</text:span></text:p>
              <text:p text:style-name="P1"><text:span text:style-name="T2">COBJ: 2.14</text:span></text:p>
              <text:p text:style-name="P1"><text:span text:style-name="T2">ICODE: 2.89</text:span></text:p>
              <text:p text:style-name="P1"><text:span text:style-name="T2">LLT : 160</text:span></text:p>
              <text:p text:style-name="P1"><text:span text:style-name="T2">ASMSC100: 6.4.79</text:span></text:p>
              <text:p text:style-name="P1"><text:span text:style-name="T2">SC100-LD: <text:s/>1.3.35</text:span></text:p>
            </office:annotation>
            <text:p>11/août/03</text:p>
          </table:table-cell>
          <table:table-cell table:style-name="ce74" table:number-columns-repeated="3"/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0"/>
          <table:table-cell table:style-name="ce58"/>
          <table:table-cell table:style-name="ce75" office:value-type="string" calcext:value-type="string">
            <text:p>sun-1357</text:p>
          </table:table-cell>
          <table:table-cell table:style-name="ce75" office:value-type="string" calcext:value-type="string">
            <text:p>sval-464</text:p>
          </table:table-cell>
          <table:table-cell table:style-name="ce75" office:value-type="string" calcext:value-type="string">
            <text:p>sval-638</text:p>
          </table:table-cell>
          <table:table-cell table:style-name="ce75" office:value-type="string" calcext:value-type="string">
            <text:p>sval-636</text:p>
          </table:table-cell>
          <table:table-cell table:style-name="ce75" office:value-type="string" calcext:value-type="string">
            <text:p>sval-639</text:p>
          </table:table-cell>
          <table:table-cell table:style-name="ce75" office:value-type="string" calcext:value-type="string">
            <text:p>sval-653</text:p>
          </table:table-cell>
          <table:table-cell table:style-name="ce75" office:value-type="string" calcext:value-type="string">
            <text:p>verc-127</text:p>
          </table:table-cell>
          <table:table-cell table:style-name="ce75" table:number-columns-repeated="3"/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 office:value-type="string" calcext:value-type="string">
            <text:p>Vocoder</text:p>
          </table:table-cell>
          <table:table-cell table:style-name="ce52" office:value-type="string" calcext:value-type="string">
            <text:p>AMR-cod</text:p>
          </table:table-cell>
          <table:table-cell table:style-name="ce76" office:value-type="float" office:value="2263548" calcext:value-type="float">
            <text:p>2263548</text:p>
          </table:table-cell>
          <table:table-cell table:style-name="ce76" office:value-type="float" office:value="2273558" calcext:value-type="float">
            <text:p>2273558</text:p>
          </table:table-cell>
          <table:table-cell table:style-name="ce76" office:value-type="float" office:value="2263820" calcext:value-type="float">
            <text:p>2263820</text:p>
          </table:table-cell>
          <table:table-cell table:style-name="ce76" office:value-type="float" office:value="2255492" calcext:value-type="float">
            <text:p>2255492</text:p>
          </table:table-cell>
          <table:table-cell table:style-name="ce76" office:value-type="float" office:value="2256634" calcext:value-type="float">
            <text:p>2256634</text:p>
          </table:table-cell>
          <table:table-cell table:style-name="ce76" office:value-type="float" office:value="2267180" calcext:value-type="float">
            <text:p>2267180</text:p>
          </table:table-cell>
          <table:table-cell table:style-name="ce76" office:value-type="float" office:value="2264091" calcext:value-type="float">
            <text:p>2264091</text:p>
          </table:table-cell>
          <table:table-cell table:style-name="ce76" office:value-type="float" office:value="2331490" calcext:value-type="float">
            <text:p>2331490</text:p>
          </table:table-cell>
          <table:table-cell table:style-name="ce76" table:number-columns-repeated="2"/>
          <table:table-cell table:style-name="ce83"/>
          <table:table-cell table:style-name="ce85"/>
          <table:table-cell table:style-name="ce70" table:number-columns-repeated="37"/>
          <table:table-cell table:number-columns-repeated="973"/>
        </table:table-row>
        <table:table-row table:style-name="ro1">
          <table:table-cell table:style-name="ce71"/>
          <table:table-cell table:style-name="ce52" office:value-type="string" calcext:value-type="string">
            <text:p>AMR-dec</text:p>
          </table:table-cell>
          <table:table-cell table:style-name="ce76" office:value-type="float" office:value="601396" calcext:value-type="float">
            <text:p>601396</text:p>
          </table:table-cell>
          <table:table-cell table:style-name="ce76" office:value-type="float" office:value="587108" calcext:value-type="float">
            <text:p>587108</text:p>
          </table:table-cell>
          <table:table-cell table:style-name="ce76" office:value-type="float" office:value="588285" calcext:value-type="float">
            <text:p>588285</text:p>
          </table:table-cell>
          <table:table-cell table:style-name="ce76" office:value-type="float" office:value="583304" calcext:value-type="float">
            <text:p>583304</text:p>
          </table:table-cell>
          <table:table-cell table:style-name="ce76" office:value-type="float" office:value="583239" calcext:value-type="float">
            <text:p>583239</text:p>
          </table:table-cell>
          <table:table-cell table:style-name="ce76" office:value-type="float" office:value="588714" calcext:value-type="float">
            <text:p>588714</text:p>
          </table:table-cell>
          <table:table-cell table:style-name="ce76" office:value-type="float" office:value="589046" calcext:value-type="float">
            <text:p>589046</text:p>
          </table:table-cell>
          <table:table-cell table:style-name="ce76" office:value-type="float" office:value="607217" calcext:value-type="float">
            <text:p>607217</text:p>
          </table:table-cell>
          <table:table-cell table:style-name="ce76" table:number-columns-repeated="2"/>
          <table:table-cell table:style-name="ce83"/>
          <table:table-cell table:style-name="ce85"/>
          <table:table-cell table:style-name="ce70" table:number-columns-repeated="37"/>
          <table:table-cell table:number-columns-repeated="973"/>
        </table:table-row>
        <table:table-row table:style-name="ro1">
          <table:table-cell table:style-name="ce71"/>
          <table:table-cell table:style-name="ce52" office:value-type="string" calcext:value-type="string">
            <text:p>ECC-cod</text:p>
          </table:table-cell>
          <table:table-cell table:style-name="ce76" office:value-type="float" office:value="265481" calcext:value-type="float">
            <text:p>265481</text:p>
          </table:table-cell>
          <table:table-cell table:style-name="ce76" office:value-type="float" office:value="256066" calcext:value-type="float">
            <text:p>256066</text:p>
          </table:table-cell>
          <table:table-cell table:number-columns-repeated="3" table:style-name="ce76" office:value-type="float" office:value="256107" calcext:value-type="float">
            <text:p>256107</text:p>
          </table:table-cell>
          <table:table-cell table:style-name="ce76" office:value-type="float" office:value="262083" calcext:value-type="float">
            <text:p>262083</text:p>
          </table:table-cell>
          <table:table-cell table:style-name="ce76" office:value-type="float" office:value="262081" calcext:value-type="float">
            <text:p>262081</text:p>
          </table:table-cell>
          <table:table-cell table:style-name="ce76" office:value-type="float" office:value="261101" calcext:value-type="float">
            <text:p>261101</text:p>
          </table:table-cell>
          <table:table-cell table:style-name="ce76" table:number-columns-repeated="2"/>
          <table:table-cell table:style-name="ce83"/>
          <table:table-cell table:style-name="ce85"/>
          <table:table-cell table:style-name="ce70" table:number-columns-repeated="37"/>
          <table:table-cell table:number-columns-repeated="973"/>
        </table:table-row>
        <table:table-row table:style-name="ro1">
          <table:table-cell table:style-name="ce71"/>
          <table:table-cell table:style-name="ce52" office:value-type="string" calcext:value-type="string">
            <text:p>ECC-dec</text:p>
          </table:table-cell>
          <table:table-cell table:style-name="ce76" office:value-type="float" office:value="524600" calcext:value-type="float">
            <text:p>524600</text:p>
          </table:table-cell>
          <table:table-cell table:style-name="ce76" office:value-type="float" office:value="497066" calcext:value-type="float">
            <text:p>497066</text:p>
          </table:table-cell>
          <table:table-cell table:style-name="ce76" office:value-type="float" office:value="500167" calcext:value-type="float">
            <text:p>500167</text:p>
          </table:table-cell>
          <table:table-cell table:number-columns-repeated="2" table:style-name="ce76" office:value-type="float" office:value="500172" calcext:value-type="float">
            <text:p>500172</text:p>
          </table:table-cell>
          <table:table-cell table:style-name="ce76" office:value-type="float" office:value="512414" calcext:value-type="float">
            <text:p>512414</text:p>
          </table:table-cell>
          <table:table-cell table:style-name="ce76" office:value-type="float" office:value="512412" calcext:value-type="float">
            <text:p>512412</text:p>
          </table:table-cell>
          <table:table-cell table:style-name="ce76" office:value-type="float" office:value="512411" calcext:value-type="float">
            <text:p>512411</text:p>
          </table:table-cell>
          <table:table-cell table:style-name="ce76" table:number-columns-repeated="2"/>
          <table:table-cell table:style-name="ce83"/>
          <table:table-cell table:style-name="ce85"/>
          <table:table-cell table:style-name="ce70" table:number-columns-repeated="37"/>
          <table:table-cell table:number-columns-repeated="973"/>
        </table:table-row>
        <table:table-row table:style-name="ro1">
          <table:table-cell table:style-name="ce71"/>
          <table:table-cell table:style-name="ce52" office:value-type="string" calcext:value-type="string">
            <text:p>EFR-cod</text:p>
          </table:table-cell>
          <table:table-cell table:style-name="ce76" office:value-type="float" office:value="3898400" calcext:value-type="float">
            <text:p>3898400</text:p>
          </table:table-cell>
          <table:table-cell table:style-name="ce76" office:value-type="float" office:value="3917478" calcext:value-type="float">
            <text:p>3917478</text:p>
          </table:table-cell>
          <table:table-cell table:style-name="ce76" office:value-type="float" office:value="3930338" calcext:value-type="float">
            <text:p>3930338</text:p>
          </table:table-cell>
          <table:table-cell table:style-name="ce76" office:value-type="float" office:value="3887696" calcext:value-type="float">
            <text:p>3887696</text:p>
          </table:table-cell>
          <table:table-cell table:style-name="ce76" office:value-type="float" office:value="3889121" calcext:value-type="float">
            <text:p>3889121</text:p>
          </table:table-cell>
          <table:table-cell table:style-name="ce76" office:value-type="float" office:value="3901461" calcext:value-type="float">
            <text:p>3901461</text:p>
          </table:table-cell>
          <table:table-cell table:style-name="ce76" office:value-type="float" office:value="3888807" calcext:value-type="float">
            <text:p>3888807</text:p>
          </table:table-cell>
          <table:table-cell table:style-name="ce76" office:value-type="float" office:value="3984012" calcext:value-type="float">
            <text:p>3984012</text:p>
          </table:table-cell>
          <table:table-cell table:style-name="ce76" table:number-columns-repeated="2"/>
          <table:table-cell table:style-name="ce83"/>
          <table:table-cell table:style-name="ce85"/>
          <table:table-cell table:style-name="ce70" table:number-columns-repeated="37"/>
          <table:table-cell table:number-columns-repeated="973"/>
        </table:table-row>
        <table:table-row table:style-name="ro1">
          <table:table-cell table:style-name="ce71"/>
          <table:table-cell table:style-name="ce52" office:value-type="string" calcext:value-type="string">
            <text:p>EFR-dec</text:p>
          </table:table-cell>
          <table:table-cell table:style-name="ce76" office:value-type="float" office:value="484383" calcext:value-type="float">
            <text:p>484383</text:p>
          </table:table-cell>
          <table:table-cell table:style-name="ce76" office:value-type="float" office:value="480825" calcext:value-type="float">
            <text:p>480825</text:p>
          </table:table-cell>
          <table:table-cell table:style-name="ce76" office:value-type="float" office:value="480830" calcext:value-type="float">
            <text:p>480830</text:p>
          </table:table-cell>
          <table:table-cell table:style-name="ce76" office:value-type="float" office:value="479994" calcext:value-type="float">
            <text:p>479994</text:p>
          </table:table-cell>
          <table:table-cell table:style-name="ce76" office:value-type="float" office:value="480698" calcext:value-type="float">
            <text:p>480698</text:p>
          </table:table-cell>
          <table:table-cell table:style-name="ce76" office:value-type="float" office:value="480193" calcext:value-type="float">
            <text:p>480193</text:p>
          </table:table-cell>
          <table:table-cell table:style-name="ce76" office:value-type="float" office:value="480055" calcext:value-type="float">
            <text:p>480055</text:p>
          </table:table-cell>
          <table:table-cell table:style-name="ce76" office:value-type="float" office:value="492728" calcext:value-type="float">
            <text:p>492728</text:p>
          </table:table-cell>
          <table:table-cell table:style-name="ce76" table:number-columns-repeated="2"/>
          <table:table-cell table:style-name="ce83"/>
          <table:table-cell table:style-name="ce85"/>
          <table:table-cell table:style-name="ce70" table:number-columns-repeated="37"/>
          <table:table-cell table:number-columns-repeated="973"/>
        </table:table-row>
        <table:table-row table:style-name="ro1">
          <table:table-cell table:style-name="ce71"/>
          <table:table-cell table:style-name="ce52" office:value-type="string" calcext:value-type="string">
            <text:p>EVR-cod</text:p>
          </table:table-cell>
          <table:table-cell table:style-name="ce76" office:value-type="float" office:value="6107329" calcext:value-type="float">
            <text:p>6107329</text:p>
          </table:table-cell>
          <table:table-cell table:style-name="ce76" office:value-type="float" office:value="6081723" calcext:value-type="float">
            <text:p>6081723</text:p>
          </table:table-cell>
          <table:table-cell table:style-name="ce76" office:value-type="float" office:value="5970983" calcext:value-type="float">
            <text:p>5970983</text:p>
          </table:table-cell>
          <table:table-cell table:style-name="ce76" office:value-type="float" office:value="5981276" calcext:value-type="float">
            <text:p>5981276</text:p>
          </table:table-cell>
          <table:table-cell table:style-name="ce76" office:value-type="float" office:value="5980399" calcext:value-type="float">
            <text:p>5980399</text:p>
          </table:table-cell>
          <table:table-cell table:style-name="ce76" office:value-type="float" office:value="5951503" calcext:value-type="float">
            <text:p>5951503</text:p>
          </table:table-cell>
          <table:table-cell table:style-name="ce76" office:value-type="float" office:value="5973211" calcext:value-type="float">
            <text:p>5973211</text:p>
          </table:table-cell>
          <table:table-cell table:style-name="ce76" office:value-type="float" office:value="6052090" calcext:value-type="float">
            <text:p>6052090</text:p>
          </table:table-cell>
          <table:table-cell table:style-name="ce76" table:number-columns-repeated="2"/>
          <table:table-cell table:style-name="ce83"/>
          <table:table-cell table:style-name="ce85"/>
          <table:table-cell table:style-name="ce70" table:number-columns-repeated="37"/>
          <table:table-cell table:number-columns-repeated="973"/>
        </table:table-row>
        <table:table-row table:style-name="ro1">
          <table:table-cell table:style-name="ce71"/>
          <table:table-cell table:style-name="ce52" office:value-type="string" calcext:value-type="string">
            <text:p>EVR-dec</text:p>
          </table:table-cell>
          <table:table-cell table:style-name="ce76" office:value-type="float" office:value="1273970" calcext:value-type="float">
            <text:p>1273970</text:p>
          </table:table-cell>
          <table:table-cell table:style-name="ce76" office:value-type="float" office:value="1277425" calcext:value-type="float">
            <text:p>1277425</text:p>
          </table:table-cell>
          <table:table-cell table:style-name="ce76" office:value-type="float" office:value="1274744" calcext:value-type="float">
            <text:p>1274744</text:p>
          </table:table-cell>
          <table:table-cell table:style-name="ce76" office:value-type="float" office:value="1263756" calcext:value-type="float">
            <text:p>1263756</text:p>
          </table:table-cell>
          <table:table-cell table:style-name="ce76" office:value-type="float" office:value="1263669" calcext:value-type="float">
            <text:p>1263669</text:p>
          </table:table-cell>
          <table:table-cell table:style-name="ce76" office:value-type="float" office:value="1266226" calcext:value-type="float">
            <text:p>1266226</text:p>
          </table:table-cell>
          <table:table-cell table:style-name="ce76" office:value-type="float" office:value="1265703" calcext:value-type="float">
            <text:p>1265703</text:p>
          </table:table-cell>
          <table:table-cell table:style-name="ce76" office:value-type="float" office:value="1267978" calcext:value-type="float">
            <text:p>1267978</text:p>
          </table:table-cell>
          <table:table-cell table:style-name="ce76" table:number-columns-repeated="2"/>
          <table:table-cell table:style-name="ce83"/>
          <table:table-cell table:style-name="ce85"/>
          <table:table-cell table:style-name="ce70" table:number-columns-repeated="37"/>
          <table:table-cell table:number-columns-repeated="973"/>
        </table:table-row>
        <table:table-row table:style-name="ro1">
          <table:table-cell table:style-name="ce71"/>
          <table:table-cell table:style-name="ce52" office:value-type="string" calcext:value-type="string">
            <text:p>FR-cod</text:p>
          </table:table-cell>
          <table:table-cell table:number-columns-repeated="2" table:style-name="ce77" office:value-type="float" office:value="1005506" calcext:value-type="float">
            <text:p>1005506</text:p>
          </table:table-cell>
          <table:table-cell table:style-name="ce76" office:value-type="float" office:value="1006988" calcext:value-type="float">
            <text:p>1006988</text:p>
          </table:table-cell>
          <table:table-cell table:style-name="ce76" office:value-type="float" office:value="1004469" calcext:value-type="float">
            <text:p>1004469</text:p>
          </table:table-cell>
          <table:table-cell table:style-name="ce76" office:value-type="float" office:value="1004936" calcext:value-type="float">
            <text:p>1004936</text:p>
          </table:table-cell>
          <table:table-cell table:style-name="ce76" office:value-type="float" office:value="1003392" calcext:value-type="float">
            <text:p>1003392</text:p>
          </table:table-cell>
          <table:table-cell table:style-name="ce76" office:value-type="float" office:value="927947" calcext:value-type="float">
            <text:p>927947</text:p>
          </table:table-cell>
          <table:table-cell table:style-name="ce76" office:value-type="float" office:value="939438" calcext:value-type="float">
            <text:p>939438</text:p>
          </table:table-cell>
          <table:table-cell table:style-name="ce76" table:number-columns-repeated="2"/>
          <table:table-cell table:style-name="ce83"/>
          <table:table-cell table:style-name="ce85"/>
          <table:table-cell table:style-name="ce70" table:number-columns-repeated="37"/>
          <table:table-cell table:number-columns-repeated="973"/>
        </table:table-row>
        <table:table-row table:style-name="ro1">
          <table:table-cell table:style-name="ce71"/>
          <table:table-cell table:style-name="ce52" office:value-type="string" calcext:value-type="string">
            <text:p>FR-dec</text:p>
          </table:table-cell>
          <table:table-cell table:number-columns-repeated="2" table:style-name="ce77" office:value-type="float" office:value="2787595" calcext:value-type="float">
            <text:p>2787595</text:p>
          </table:table-cell>
          <table:table-cell table:style-name="ce76" office:value-type="float" office:value="2840691" calcext:value-type="float">
            <text:p>2840691</text:p>
          </table:table-cell>
          <table:table-cell table:style-name="ce76" office:value-type="float" office:value="2832435" calcext:value-type="float">
            <text:p>2832435</text:p>
          </table:table-cell>
          <table:table-cell table:style-name="ce76" office:value-type="float" office:value="2504426" calcext:value-type="float">
            <text:p>2504426</text:p>
          </table:table-cell>
          <table:table-cell table:style-name="ce76" office:value-type="float" office:value="2510014" calcext:value-type="float">
            <text:p>2510014</text:p>
          </table:table-cell>
          <table:table-cell table:style-name="ce76" office:value-type="float" office:value="2433993" calcext:value-type="float">
            <text:p>2433993</text:p>
          </table:table-cell>
          <table:table-cell table:style-name="ce76" office:value-type="float" office:value="389161" calcext:value-type="float">
            <text:p>389161</text:p>
          </table:table-cell>
          <table:table-cell table:style-name="ce76" table:number-columns-repeated="2"/>
          <table:table-cell table:style-name="ce83"/>
          <table:table-cell table:style-name="ce85"/>
          <table:table-cell table:style-name="ce70" table:number-columns-repeated="37"/>
          <table:table-cell table:number-columns-repeated="973"/>
        </table:table-row>
        <table:table-row table:style-name="ro1">
          <table:table-cell table:style-name="ce71"/>
          <table:table-cell table:style-name="ce52" office:value-type="string" calcext:value-type="string">
            <text:p>G721-cod</text:p>
          </table:table-cell>
          <table:table-cell table:style-name="ce76" office:value-type="float" office:value="41624" calcext:value-type="float">
            <text:p>41624</text:p>
          </table:table-cell>
          <table:table-cell table:style-name="ce76" office:value-type="float" office:value="40629" calcext:value-type="float">
            <text:p>40629</text:p>
          </table:table-cell>
          <table:table-cell table:style-name="ce76" office:value-type="float" office:value="40644" calcext:value-type="float">
            <text:p>40644</text:p>
          </table:table-cell>
          <table:table-cell table:number-columns-repeated="2" table:style-name="ce76" office:value-type="float" office:value="40632" calcext:value-type="float">
            <text:p>40632</text:p>
          </table:table-cell>
          <table:table-cell table:style-name="ce76" office:value-type="float" office:value="41512" calcext:value-type="float">
            <text:p>41512</text:p>
          </table:table-cell>
          <table:table-cell table:style-name="ce76" office:value-type="float" office:value="41510" calcext:value-type="float">
            <text:p>41510</text:p>
          </table:table-cell>
          <table:table-cell table:style-name="ce76" office:value-type="float" office:value="41509" calcext:value-type="float">
            <text:p>41509</text:p>
          </table:table-cell>
          <table:table-cell table:style-name="ce76" table:number-columns-repeated="2"/>
          <table:table-cell table:style-name="ce83"/>
          <table:table-cell table:style-name="ce85"/>
          <table:table-cell table:style-name="ce70" table:number-columns-repeated="37"/>
          <table:table-cell table:number-columns-repeated="973"/>
        </table:table-row>
        <table:table-row table:style-name="ro1">
          <table:table-cell table:style-name="ce71"/>
          <table:table-cell table:style-name="ce52" office:value-type="string" calcext:value-type="string">
            <text:p>G721-dec</text:p>
          </table:table-cell>
          <table:table-cell table:style-name="ce76" office:value-type="float" office:value="38721" calcext:value-type="float">
            <text:p>38721</text:p>
          </table:table-cell>
          <table:table-cell table:style-name="ce76" office:value-type="float" office:value="37749" calcext:value-type="float">
            <text:p>37749</text:p>
          </table:table-cell>
          <table:table-cell table:style-name="ce76" office:value-type="float" office:value="37790" calcext:value-type="float">
            <text:p>37790</text:p>
          </table:table-cell>
          <table:table-cell table:number-columns-repeated="2" table:style-name="ce76" office:value-type="float" office:value="37752" calcext:value-type="float">
            <text:p>37752</text:p>
          </table:table-cell>
          <table:table-cell table:style-name="ce76" office:value-type="float" office:value="38666" calcext:value-type="float">
            <text:p>38666</text:p>
          </table:table-cell>
          <table:table-cell table:style-name="ce76" office:value-type="float" office:value="38664" calcext:value-type="float">
            <text:p>38664</text:p>
          </table:table-cell>
          <table:table-cell table:style-name="ce76" office:value-type="float" office:value="38663" calcext:value-type="float">
            <text:p>38663</text:p>
          </table:table-cell>
          <table:table-cell table:style-name="ce76" table:number-columns-repeated="2"/>
          <table:table-cell table:style-name="ce83"/>
          <table:table-cell table:style-name="ce85"/>
          <table:table-cell table:style-name="ce70" table:number-columns-repeated="37"/>
          <table:table-cell table:number-columns-repeated="973"/>
        </table:table-row>
        <table:table-row table:style-name="ro1">
          <table:table-cell table:style-name="ce71"/>
          <table:table-cell table:style-name="ce52" office:value-type="string" calcext:value-type="string">
            <text:p>G722-cod</text:p>
          </table:table-cell>
          <table:table-cell table:style-name="ce76" office:value-type="float" office:value="12483" calcext:value-type="float">
            <text:p>12483</text:p>
          </table:table-cell>
          <table:table-cell table:style-name="ce76" office:value-type="float" office:value="12275" calcext:value-type="float">
            <text:p>12275</text:p>
          </table:table-cell>
          <table:table-cell table:style-name="ce76" office:value-type="float" office:value="12255" calcext:value-type="float">
            <text:p>12255</text:p>
          </table:table-cell>
          <table:table-cell table:style-name="ce76" office:value-type="float" office:value="12118" calcext:value-type="float">
            <text:p>12118</text:p>
          </table:table-cell>
          <table:table-cell table:style-name="ce76" office:value-type="float" office:value="12140" calcext:value-type="float">
            <text:p>12140</text:p>
          </table:table-cell>
          <table:table-cell table:style-name="ce76" office:value-type="float" office:value="12235" calcext:value-type="float">
            <text:p>12235</text:p>
          </table:table-cell>
          <table:table-cell table:style-name="ce76" office:value-type="float" office:value="12233" calcext:value-type="float">
            <text:p>12233</text:p>
          </table:table-cell>
          <table:table-cell table:style-name="ce76" office:value-type="float" office:value="12232" calcext:value-type="float">
            <text:p>12232</text:p>
          </table:table-cell>
          <table:table-cell table:style-name="ce76" table:number-columns-repeated="2"/>
          <table:table-cell table:style-name="ce83"/>
          <table:table-cell table:style-name="ce85"/>
          <table:table-cell table:style-name="ce70" table:number-columns-repeated="37"/>
          <table:table-cell table:number-columns-repeated="973"/>
        </table:table-row>
        <table:table-row table:style-name="ro1">
          <table:table-cell table:style-name="ce71"/>
          <table:table-cell table:style-name="ce52" office:value-type="string" calcext:value-type="string">
            <text:p>G722-dec</text:p>
          </table:table-cell>
          <table:table-cell table:style-name="ce76" office:value-type="float" office:value="10144" calcext:value-type="float">
            <text:p>10144</text:p>
          </table:table-cell>
          <table:table-cell table:style-name="ce76" office:value-type="float" office:value="10016" calcext:value-type="float">
            <text:p>10016</text:p>
          </table:table-cell>
          <table:table-cell table:style-name="ce76" office:value-type="float" office:value="9897" calcext:value-type="float">
            <text:p>9897</text:p>
          </table:table-cell>
          <table:table-cell table:style-name="ce76" office:value-type="float" office:value="9798" calcext:value-type="float">
            <text:p>9798</text:p>
          </table:table-cell>
          <table:table-cell table:style-name="ce76" office:value-type="float" office:value="9861" calcext:value-type="float">
            <text:p>9861</text:p>
          </table:table-cell>
          <table:table-cell table:style-name="ce76" office:value-type="float" office:value="9735" calcext:value-type="float">
            <text:p>9735</text:p>
          </table:table-cell>
          <table:table-cell table:style-name="ce76" office:value-type="float" office:value="9733" calcext:value-type="float">
            <text:p>9733</text:p>
          </table:table-cell>
          <table:table-cell table:style-name="ce76" office:value-type="float" office:value="9732" calcext:value-type="float">
            <text:p>9732</text:p>
          </table:table-cell>
          <table:table-cell table:style-name="ce76" table:number-columns-repeated="2"/>
          <table:table-cell table:style-name="ce83"/>
          <table:table-cell table:style-name="ce85"/>
          <table:table-cell table:style-name="ce70" table:number-columns-repeated="37"/>
          <table:table-cell table:number-columns-repeated="973"/>
        </table:table-row>
        <table:table-row table:style-name="ro1">
          <table:table-cell table:style-name="ce71"/>
          <table:table-cell table:style-name="ce52" office:value-type="string" calcext:value-type="string">
            <text:p>G723-cod</text:p>
          </table:table-cell>
          <table:table-cell table:style-name="ce76" office:value-type="float" office:value="1907461" calcext:value-type="float">
            <text:p>1907461</text:p>
          </table:table-cell>
          <table:table-cell table:style-name="ce76" office:value-type="float" office:value="1941521" calcext:value-type="float">
            <text:p>1941521</text:p>
          </table:table-cell>
          <table:table-cell table:style-name="ce76" office:value-type="float" office:value="1943469" calcext:value-type="float">
            <text:p>1943469</text:p>
          </table:table-cell>
          <table:table-cell table:style-name="ce76" office:value-type="float" office:value="1941160" calcext:value-type="float">
            <text:p>1941160</text:p>
          </table:table-cell>
          <table:table-cell table:style-name="ce76" office:value-type="float" office:value="1940735" calcext:value-type="float">
            <text:p>1940735</text:p>
          </table:table-cell>
          <table:table-cell table:style-name="ce76" office:value-type="float" office:value="1943969" calcext:value-type="float">
            <text:p>1943969</text:p>
          </table:table-cell>
          <table:table-cell table:style-name="ce76" office:value-type="float" office:value="1937305" calcext:value-type="float">
            <text:p>1937305</text:p>
          </table:table-cell>
          <table:table-cell table:style-name="ce76" office:value-type="float" office:value="1953233" calcext:value-type="float">
            <text:p>1953233</text:p>
          </table:table-cell>
          <table:table-cell table:style-name="ce76" table:number-columns-repeated="2"/>
          <table:table-cell table:style-name="ce83"/>
          <table:table-cell table:style-name="ce85"/>
          <table:table-cell table:style-name="ce70" table:number-columns-repeated="37"/>
          <table:table-cell table:number-columns-repeated="973"/>
        </table:table-row>
        <table:table-row table:style-name="ro1">
          <table:table-cell table:style-name="ce71"/>
          <table:table-cell table:style-name="ce52" office:value-type="string" calcext:value-type="string">
            <text:p>G723-dec</text:p>
          </table:table-cell>
          <table:table-cell table:style-name="ce76" office:value-type="float" office:value="192486" calcext:value-type="float">
            <text:p>192486</text:p>
          </table:table-cell>
          <table:table-cell table:style-name="ce76" office:value-type="float" office:value="188284" calcext:value-type="float">
            <text:p>188284</text:p>
          </table:table-cell>
          <table:table-cell table:style-name="ce76" office:value-type="float" office:value="186773" calcext:value-type="float">
            <text:p>186773</text:p>
          </table:table-cell>
          <table:table-cell table:style-name="ce76" office:value-type="float" office:value="186278" calcext:value-type="float">
            <text:p>186278</text:p>
          </table:table-cell>
          <table:table-cell table:style-name="ce76" office:value-type="float" office:value="186430" calcext:value-type="float">
            <text:p>186430</text:p>
          </table:table-cell>
          <table:table-cell table:style-name="ce76" office:value-type="float" office:value="187102" calcext:value-type="float">
            <text:p>187102</text:p>
          </table:table-cell>
          <table:table-cell table:style-name="ce76" office:value-type="float" office:value="186631" calcext:value-type="float">
            <text:p>186631</text:p>
          </table:table-cell>
          <table:table-cell table:style-name="ce76" office:value-type="float" office:value="194801" calcext:value-type="float">
            <text:p>194801</text:p>
          </table:table-cell>
          <table:table-cell table:style-name="ce76" table:number-columns-repeated="2"/>
          <table:table-cell table:style-name="ce83"/>
          <table:table-cell table:style-name="ce85"/>
          <table:table-cell table:style-name="ce70" table:number-columns-repeated="37"/>
          <table:table-cell table:number-columns-repeated="973"/>
        </table:table-row>
        <table:table-row table:style-name="ro1">
          <table:table-cell table:style-name="ce71"/>
          <table:table-cell table:style-name="ce52" office:value-type="string" calcext:value-type="string">
            <text:p>G723_24-cod</text:p>
          </table:table-cell>
          <table:table-cell table:style-name="ce76" office:value-type="float" office:value="36395" calcext:value-type="float">
            <text:p>36395</text:p>
          </table:table-cell>
          <table:table-cell table:style-name="ce76" office:value-type="float" office:value="35291" calcext:value-type="float">
            <text:p>35291</text:p>
          </table:table-cell>
          <table:table-cell table:style-name="ce76" office:value-type="float" office:value="35306" calcext:value-type="float">
            <text:p>35306</text:p>
          </table:table-cell>
          <table:table-cell table:number-columns-repeated="2" table:style-name="ce76" office:value-type="float" office:value="35277" calcext:value-type="float">
            <text:p>35277</text:p>
          </table:table-cell>
          <table:table-cell table:style-name="ce76" office:value-type="float" office:value="36121" calcext:value-type="float">
            <text:p>36121</text:p>
          </table:table-cell>
          <table:table-cell table:style-name="ce76" office:value-type="float" office:value="36119" calcext:value-type="float">
            <text:p>36119</text:p>
          </table:table-cell>
          <table:table-cell table:style-name="ce76" office:value-type="float" office:value="36118" calcext:value-type="float">
            <text:p>36118</text:p>
          </table:table-cell>
          <table:table-cell table:style-name="ce76" table:number-columns-repeated="2"/>
          <table:table-cell table:style-name="ce83"/>
          <table:table-cell table:style-name="ce85"/>
          <table:table-cell table:style-name="ce70" table:number-columns-repeated="37"/>
          <table:table-cell table:number-columns-repeated="973"/>
        </table:table-row>
        <table:table-row table:style-name="ro1">
          <table:table-cell table:style-name="ce71"/>
          <table:table-cell table:style-name="ce52" office:value-type="string" calcext:value-type="string">
            <text:p>G723_24-dec</text:p>
          </table:table-cell>
          <table:table-cell table:style-name="ce76" office:value-type="float" office:value="45513" calcext:value-type="float">
            <text:p>45513</text:p>
          </table:table-cell>
          <table:table-cell table:style-name="ce76" office:value-type="float" office:value="44627" calcext:value-type="float">
            <text:p>44627</text:p>
          </table:table-cell>
          <table:table-cell table:style-name="ce76" office:value-type="float" office:value="44668" calcext:value-type="float">
            <text:p>44668</text:p>
          </table:table-cell>
          <table:table-cell table:number-columns-repeated="2" table:style-name="ce76" office:value-type="float" office:value="44624" calcext:value-type="float">
            <text:p>44624</text:p>
          </table:table-cell>
          <table:table-cell table:style-name="ce76" office:value-type="float" office:value="45511" calcext:value-type="float">
            <text:p>45511</text:p>
          </table:table-cell>
          <table:table-cell table:style-name="ce76" office:value-type="float" office:value="45509" calcext:value-type="float">
            <text:p>45509</text:p>
          </table:table-cell>
          <table:table-cell table:style-name="ce76" office:value-type="float" office:value="45508" calcext:value-type="float">
            <text:p>45508</text:p>
          </table:table-cell>
          <table:table-cell table:style-name="ce76" table:number-columns-repeated="2"/>
          <table:table-cell table:style-name="ce83"/>
          <table:table-cell table:style-name="ce85"/>
          <table:table-cell table:style-name="ce70" table:number-columns-repeated="37"/>
          <table:table-cell table:number-columns-repeated="973"/>
        </table:table-row>
        <table:table-row table:style-name="ro1">
          <table:table-cell table:style-name="ce71"/>
          <table:table-cell table:style-name="ce52" office:value-type="string" calcext:value-type="string">
            <text:p>G723_40-cod</text:p>
          </table:table-cell>
          <table:table-cell table:style-name="ce76" office:value-type="float" office:value="37869" calcext:value-type="float">
            <text:p>37869</text:p>
          </table:table-cell>
          <table:table-cell table:style-name="ce76" office:value-type="float" office:value="36830" calcext:value-type="float">
            <text:p>36830</text:p>
          </table:table-cell>
          <table:table-cell table:style-name="ce76" office:value-type="float" office:value="36845" calcext:value-type="float">
            <text:p>36845</text:p>
          </table:table-cell>
          <table:table-cell table:number-columns-repeated="2" table:style-name="ce76" office:value-type="float" office:value="36823" calcext:value-type="float">
            <text:p>36823</text:p>
          </table:table-cell>
          <table:table-cell table:style-name="ce76" office:value-type="float" office:value="37667" calcext:value-type="float">
            <text:p>37667</text:p>
          </table:table-cell>
          <table:table-cell table:style-name="ce76" office:value-type="float" office:value="37665" calcext:value-type="float">
            <text:p>37665</text:p>
          </table:table-cell>
          <table:table-cell table:style-name="ce76" office:value-type="float" office:value="37664" calcext:value-type="float">
            <text:p>37664</text:p>
          </table:table-cell>
          <table:table-cell table:style-name="ce76" table:number-columns-repeated="2"/>
          <table:table-cell table:style-name="ce83"/>
          <table:table-cell table:style-name="ce85"/>
          <table:table-cell table:style-name="ce70" table:number-columns-repeated="37"/>
          <table:table-cell table:number-columns-repeated="973"/>
        </table:table-row>
        <table:table-row table:style-name="ro1">
          <table:table-cell table:style-name="ce71"/>
          <table:table-cell table:style-name="ce52" office:value-type="string" calcext:value-type="string">
            <text:p>G723_40-dec</text:p>
          </table:table-cell>
          <table:table-cell table:style-name="ce76" office:value-type="float" office:value="47413" calcext:value-type="float">
            <text:p>47413</text:p>
          </table:table-cell>
          <table:table-cell table:style-name="ce76" office:value-type="float" office:value="46506" calcext:value-type="float">
            <text:p>46506</text:p>
          </table:table-cell>
          <table:table-cell table:style-name="ce76" office:value-type="float" office:value="46547" calcext:value-type="float">
            <text:p>46547</text:p>
          </table:table-cell>
          <table:table-cell table:number-columns-repeated="2" table:style-name="ce76" office:value-type="float" office:value="46503" calcext:value-type="float">
            <text:p>46503</text:p>
          </table:table-cell>
          <table:table-cell table:style-name="ce76" office:value-type="float" office:value="47424" calcext:value-type="float">
            <text:p>47424</text:p>
          </table:table-cell>
          <table:table-cell table:style-name="ce76" office:value-type="float" office:value="47422" calcext:value-type="float">
            <text:p>47422</text:p>
          </table:table-cell>
          <table:table-cell table:style-name="ce76" office:value-type="float" office:value="47421" calcext:value-type="float">
            <text:p>47421</text:p>
          </table:table-cell>
          <table:table-cell table:style-name="ce76" table:number-columns-repeated="2"/>
          <table:table-cell table:style-name="ce83"/>
          <table:table-cell table:style-name="ce85"/>
          <table:table-cell table:style-name="ce70" table:number-columns-repeated="37"/>
          <table:table-cell table:number-columns-repeated="973"/>
        </table:table-row>
        <table:table-row table:style-name="ro1">
          <table:table-cell table:style-name="ce71"/>
          <table:table-cell table:style-name="ce52" office:value-type="string" calcext:value-type="string">
            <text:p>G728-cod</text:p>
          </table:table-cell>
          <table:table-cell table:style-name="ce76" office:value-type="float" office:value="4975895" calcext:value-type="float">
            <text:p>4975895</text:p>
          </table:table-cell>
          <table:table-cell table:style-name="ce76" office:value-type="float" office:value="4900824" calcext:value-type="float">
            <text:p>4900824</text:p>
          </table:table-cell>
          <table:table-cell table:style-name="ce76" office:value-type="float" office:value="4900831" calcext:value-type="float">
            <text:p>4900831</text:p>
          </table:table-cell>
          <table:table-cell table:style-name="ce76" office:value-type="float" office:value="4898842" calcext:value-type="float">
            <text:p>4898842</text:p>
          </table:table-cell>
          <table:table-cell table:style-name="ce76" office:value-type="float" office:value="4899869" calcext:value-type="float">
            <text:p>4899869</text:p>
          </table:table-cell>
          <table:table-cell table:style-name="ce76" office:value-type="float" office:value="4905885" calcext:value-type="float">
            <text:p>4905885</text:p>
          </table:table-cell>
          <table:table-cell table:style-name="ce76" office:value-type="float" office:value="4906975" calcext:value-type="float">
            <text:p>4906975</text:p>
          </table:table-cell>
          <table:table-cell table:style-name="ce76" office:value-type="float" office:value="4968780" calcext:value-type="float">
            <text:p>4968780</text:p>
          </table:table-cell>
          <table:table-cell table:style-name="ce76" table:number-columns-repeated="2"/>
          <table:table-cell table:style-name="ce83"/>
          <table:table-cell table:style-name="ce85"/>
          <table:table-cell table:style-name="ce70" table:number-columns-repeated="37"/>
          <table:table-cell table:number-columns-repeated="973"/>
        </table:table-row>
        <table:table-row table:style-name="ro1">
          <table:table-cell table:style-name="ce71"/>
          <table:table-cell table:style-name="ce52" office:value-type="string" calcext:value-type="string">
            <text:p>G728-dec</text:p>
          </table:table-cell>
          <table:table-cell table:style-name="ce76" office:value-type="float" office:value="3417572" calcext:value-type="float">
            <text:p>3417572</text:p>
          </table:table-cell>
          <table:table-cell table:style-name="ce76" office:value-type="float" office:value="3431429" calcext:value-type="float">
            <text:p>3431429</text:p>
          </table:table-cell>
          <table:table-cell table:style-name="ce76" office:value-type="float" office:value="3441805" calcext:value-type="float">
            <text:p>3441805</text:p>
          </table:table-cell>
          <table:table-cell table:style-name="ce76" office:value-type="float" office:value="3431030" calcext:value-type="float">
            <text:p>3431030</text:p>
          </table:table-cell>
          <table:table-cell table:style-name="ce76" office:value-type="float" office:value="3431543" calcext:value-type="float">
            <text:p>3431543</text:p>
          </table:table-cell>
          <table:table-cell table:style-name="ce76" office:value-type="float" office:value="3435968" calcext:value-type="float">
            <text:p>3435968</text:p>
          </table:table-cell>
          <table:table-cell table:style-name="ce76" office:value-type="float" office:value="3435063" calcext:value-type="float">
            <text:p>3435063</text:p>
          </table:table-cell>
          <table:table-cell table:style-name="ce76" office:value-type="float" office:value="3466405" calcext:value-type="float">
            <text:p>3466405</text:p>
          </table:table-cell>
          <table:table-cell table:style-name="ce76" table:number-columns-repeated="2"/>
          <table:table-cell table:style-name="ce83"/>
          <table:table-cell table:style-name="ce85"/>
          <table:table-cell table:style-name="ce70" table:number-columns-repeated="37"/>
          <table:table-cell table:number-columns-repeated="973"/>
        </table:table-row>
        <table:table-row table:style-name="ro1">
          <table:table-cell table:style-name="ce71"/>
          <table:table-cell table:style-name="ce52" office:value-type="string" calcext:value-type="string">
            <text:p>G728-cod V1</text:p>
          </table:table-cell>
          <table:table-cell table:style-name="ce76" office:value-type="float" office:value="2753354" calcext:value-type="float">
            <text:p>2753354</text:p>
          </table:table-cell>
          <table:table-cell table:style-name="ce76" office:value-type="float" office:value="2710810" calcext:value-type="float">
            <text:p>2710810</text:p>
          </table:table-cell>
          <table:table-cell table:style-name="ce76" office:value-type="float" office:value="2713917" calcext:value-type="float">
            <text:p>2713917</text:p>
          </table:table-cell>
          <table:table-cell table:style-name="ce76" office:value-type="float" office:value="2703581" calcext:value-type="float">
            <text:p>2703581</text:p>
          </table:table-cell>
          <table:table-cell table:style-name="ce76" office:value-type="float" office:value="2725148" calcext:value-type="float">
            <text:p>2725148</text:p>
          </table:table-cell>
          <table:table-cell table:style-name="ce76" office:value-type="float" office:value="2708594" calcext:value-type="float">
            <text:p>2708594</text:p>
          </table:table-cell>
          <table:table-cell table:style-name="ce76" office:value-type="float" office:value="2708666" calcext:value-type="float">
            <text:p>2708666</text:p>
          </table:table-cell>
          <table:table-cell table:style-name="ce76" office:value-type="float" office:value="2708598" calcext:value-type="float">
            <text:p>2708598</text:p>
          </table:table-cell>
          <table:table-cell table:style-name="ce76" table:number-columns-repeated="2"/>
          <table:table-cell table:style-name="ce83"/>
          <table:table-cell table:style-name="ce85"/>
          <table:table-cell table:style-name="ce70" table:number-columns-repeated="37"/>
          <table:table-cell table:number-columns-repeated="973"/>
        </table:table-row>
        <table:table-row table:style-name="ro1">
          <table:table-cell table:style-name="ce71"/>
          <table:table-cell table:style-name="ce52" office:value-type="string" calcext:value-type="string">
            <text:p>G728-dec V1</text:p>
          </table:table-cell>
          <table:table-cell table:style-name="ce76" office:value-type="float" office:value="1982222" calcext:value-type="float">
            <text:p>1982222</text:p>
          </table:table-cell>
          <table:table-cell table:style-name="ce76" office:value-type="float" office:value="1988215" calcext:value-type="float">
            <text:p>1988215</text:p>
          </table:table-cell>
          <table:table-cell table:style-name="ce76" office:value-type="float" office:value="1996617" calcext:value-type="float">
            <text:p>1996617</text:p>
          </table:table-cell>
          <table:table-cell table:style-name="ce76" office:value-type="float" office:value="1982358" calcext:value-type="float">
            <text:p>1982358</text:p>
          </table:table-cell>
          <table:table-cell table:style-name="ce76" office:value-type="float" office:value="1970407" calcext:value-type="float">
            <text:p>1970407</text:p>
          </table:table-cell>
          <table:table-cell table:style-name="ce76" office:value-type="float" office:value="1967364" calcext:value-type="float">
            <text:p>1967364</text:p>
          </table:table-cell>
          <table:table-cell table:style-name="ce76" office:value-type="float" office:value="1968983" calcext:value-type="float">
            <text:p>1968983</text:p>
          </table:table-cell>
          <table:table-cell table:style-name="ce76" office:value-type="float" office:value="1967284" calcext:value-type="float">
            <text:p>1967284</text:p>
          </table:table-cell>
          <table:table-cell table:style-name="ce76" table:number-columns-repeated="2"/>
          <table:table-cell table:style-name="ce83"/>
          <table:table-cell table:style-name="ce85"/>
          <table:table-cell table:style-name="ce70" table:number-columns-repeated="37"/>
          <table:table-cell table:number-columns-repeated="973"/>
        </table:table-row>
        <table:table-row table:style-name="ro1">
          <table:table-cell table:style-name="ce71"/>
          <table:table-cell table:style-name="ce52" office:value-type="string" calcext:value-type="string">
            <text:p>G729AB-cod</text:p>
          </table:table-cell>
          <table:table-cell table:style-name="ce76" office:value-type="float" office:value="1416123" calcext:value-type="float">
            <text:p>1416123</text:p>
          </table:table-cell>
          <table:table-cell table:style-name="ce76" office:value-type="float" office:value="1442638" calcext:value-type="float">
            <text:p>1442638</text:p>
          </table:table-cell>
          <table:table-cell table:style-name="ce76" office:value-type="float" office:value="1440715" calcext:value-type="float">
            <text:p>1440715</text:p>
          </table:table-cell>
          <table:table-cell table:style-name="ce76" office:value-type="float" office:value="1431742" calcext:value-type="float">
            <text:p>1431742</text:p>
          </table:table-cell>
          <table:table-cell table:style-name="ce76" office:value-type="float" office:value="1422931" calcext:value-type="float">
            <text:p>1422931</text:p>
          </table:table-cell>
          <table:table-cell table:style-name="ce76" office:value-type="float" office:value="1422932" calcext:value-type="float">
            <text:p>1422932</text:p>
          </table:table-cell>
          <table:table-cell table:style-name="ce76" office:value-type="float" office:value="1430899" calcext:value-type="float">
            <text:p>1430899</text:p>
          </table:table-cell>
          <table:table-cell table:style-name="ce76" office:value-type="float" office:value="1466927" calcext:value-type="float">
            <text:p>1466927</text:p>
          </table:table-cell>
          <table:table-cell table:style-name="ce76" table:number-columns-repeated="2"/>
          <table:table-cell table:style-name="ce84"/>
          <table:table-cell table:style-name="ce86"/>
          <table:table-cell table:style-name="ce70" table:number-columns-repeated="37"/>
          <table:table-cell table:number-columns-repeated="973"/>
        </table:table-row>
        <table:table-row table:style-name="ro1">
          <table:table-cell table:style-name="ce71"/>
          <table:table-cell table:style-name="ce52" office:value-type="string" calcext:value-type="string">
            <text:p>G728AB-dec</text:p>
          </table:table-cell>
          <table:table-cell table:style-name="ce76" office:value-type="float" office:value="334357" calcext:value-type="float">
            <text:p>334357</text:p>
          </table:table-cell>
          <table:table-cell table:style-name="ce76" office:value-type="float" office:value="328896" calcext:value-type="float">
            <text:p>328896</text:p>
          </table:table-cell>
          <table:table-cell table:style-name="ce76" office:value-type="float" office:value="329342" calcext:value-type="float">
            <text:p>329342</text:p>
          </table:table-cell>
          <table:table-cell table:style-name="ce76" office:value-type="float" office:value="328197" calcext:value-type="float">
            <text:p>328197</text:p>
          </table:table-cell>
          <table:table-cell table:style-name="ce76" office:value-type="float" office:value="328289" calcext:value-type="float">
            <text:p>328289</text:p>
          </table:table-cell>
          <table:table-cell table:style-name="ce76" office:value-type="float" office:value="331107" calcext:value-type="float">
            <text:p>331107</text:p>
          </table:table-cell>
          <table:table-cell table:style-name="ce76" office:value-type="float" office:value="331174" calcext:value-type="float">
            <text:p>331174</text:p>
          </table:table-cell>
          <table:table-cell table:style-name="ce76" office:value-type="float" office:value="345863" calcext:value-type="float">
            <text:p>345863</text:p>
          </table:table-cell>
          <table:table-cell table:style-name="ce76" table:number-columns-repeated="2"/>
          <table:table-cell table:style-name="ce84"/>
          <table:table-cell table:style-name="ce86"/>
          <table:table-cell table:style-name="ce70" table:number-columns-repeated="37"/>
          <table:table-cell table:number-columns-repeated="973"/>
        </table:table-row>
        <table:table-row table:style-name="ro1">
          <table:table-cell table:style-name="ce71"/>
          <table:table-cell table:style-name="ce52" office:value-type="string" calcext:value-type="string">
            <text:p>G729I-cod</text:p>
          </table:table-cell>
          <table:table-cell table:style-name="ce76" office:value-type="float" office:value="2966562" calcext:value-type="float">
            <text:p>2966562</text:p>
          </table:table-cell>
          <table:table-cell table:style-name="ce76" office:value-type="float" office:value="2957731" calcext:value-type="float">
            <text:p>2957731</text:p>
          </table:table-cell>
          <table:table-cell table:style-name="ce76" office:value-type="float" office:value="2978618" calcext:value-type="float">
            <text:p>2978618</text:p>
          </table:table-cell>
          <table:table-cell table:style-name="ce76" office:value-type="float" office:value="2969964" calcext:value-type="float">
            <text:p>2969964</text:p>
          </table:table-cell>
          <table:table-cell table:style-name="ce76" office:value-type="float" office:value="2952514" calcext:value-type="float">
            <text:p>2952514</text:p>
          </table:table-cell>
          <table:table-cell table:style-name="ce76" office:value-type="float" office:value="2979018" calcext:value-type="float">
            <text:p>2979018</text:p>
          </table:table-cell>
          <table:table-cell table:style-name="ce76" office:value-type="float" office:value="2977200" calcext:value-type="float">
            <text:p>2977200</text:p>
          </table:table-cell>
          <table:table-cell table:style-name="ce76" office:value-type="float" office:value="3074497" calcext:value-type="float">
            <text:p>3074497</text:p>
          </table:table-cell>
          <table:table-cell table:style-name="ce76" table:number-columns-repeated="2"/>
          <table:table-cell table:style-name="ce84"/>
          <table:table-cell table:style-name="ce86"/>
          <table:table-cell table:style-name="ce70" table:number-columns-repeated="37"/>
          <table:table-cell table:number-columns-repeated="973"/>
        </table:table-row>
        <table:table-row table:style-name="ro1">
          <table:table-cell table:style-name="ce71"/>
          <table:table-cell table:style-name="ce52" office:value-type="string" calcext:value-type="string">
            <text:p>G729I-dec</text:p>
          </table:table-cell>
          <table:table-cell table:style-name="ce76" office:value-type="float" office:value="558431" calcext:value-type="float">
            <text:p>558431</text:p>
          </table:table-cell>
          <table:table-cell table:style-name="ce76" office:value-type="float" office:value="557655" calcext:value-type="float">
            <text:p>557655</text:p>
          </table:table-cell>
          <table:table-cell table:style-name="ce76" office:value-type="float" office:value="551458" calcext:value-type="float">
            <text:p>551458</text:p>
          </table:table-cell>
          <table:table-cell table:style-name="ce76" office:value-type="float" office:value="550867" calcext:value-type="float">
            <text:p>550867</text:p>
          </table:table-cell>
          <table:table-cell table:style-name="ce76" office:value-type="float" office:value="551354" calcext:value-type="float">
            <text:p>551354</text:p>
          </table:table-cell>
          <table:table-cell table:style-name="ce76" office:value-type="float" office:value="552403" calcext:value-type="float">
            <text:p>552403</text:p>
          </table:table-cell>
          <table:table-cell table:style-name="ce76" office:value-type="float" office:value="552341" calcext:value-type="float">
            <text:p>552341</text:p>
          </table:table-cell>
          <table:table-cell table:style-name="ce76" office:value-type="float" office:value="570341" calcext:value-type="float">
            <text:p>570341</text:p>
          </table:table-cell>
          <table:table-cell table:style-name="ce76" table:number-columns-repeated="2"/>
          <table:table-cell table:style-name="ce84"/>
          <table:table-cell table:style-name="ce86"/>
          <table:table-cell table:style-name="ce70" table:number-columns-repeated="37"/>
          <table:table-cell table:number-columns-repeated="973"/>
        </table:table-row>
        <table:table-row table:style-name="ro1">
          <table:table-cell table:style-name="ce71"/>
          <table:table-cell table:style-name="ce52" office:value-type="string" calcext:value-type="string">
            <text:p>G729I-cod V1</text:p>
          </table:table-cell>
          <table:table-cell table:style-name="ce76" office:value-type="float" office:value="2532642" calcext:value-type="float">
            <text:p>2532642</text:p>
          </table:table-cell>
          <table:table-cell table:style-name="ce76" office:value-type="float" office:value="2525348" calcext:value-type="float">
            <text:p>2525348</text:p>
          </table:table-cell>
          <table:table-cell table:style-name="ce76" office:value-type="float" office:value="2523940" calcext:value-type="float">
            <text:p>2523940</text:p>
          </table:table-cell>
          <table:table-cell table:style-name="ce76" office:value-type="float" office:value="2490859" calcext:value-type="float">
            <text:p>2490859</text:p>
          </table:table-cell>
          <table:table-cell table:style-name="ce76" office:value-type="float" office:value="2510518" calcext:value-type="float">
            <text:p>2510518</text:p>
          </table:table-cell>
          <table:table-cell table:style-name="ce76" office:value-type="float" office:value="2526431" calcext:value-type="float">
            <text:p>2526431</text:p>
          </table:table-cell>
          <table:table-cell table:style-name="ce76" office:value-type="float" office:value="2527820" calcext:value-type="float">
            <text:p>2527820</text:p>
          </table:table-cell>
          <table:table-cell table:style-name="ce76" office:value-type="float" office:value="2582214" calcext:value-type="float">
            <text:p>2582214</text:p>
          </table:table-cell>
          <table:table-cell table:style-name="ce76" table:number-columns-repeated="2"/>
          <table:table-cell table:style-name="ce84"/>
          <table:table-cell table:style-name="ce86"/>
          <table:table-cell table:style-name="ce70" table:number-columns-repeated="37"/>
          <table:table-cell table:number-columns-repeated="973"/>
        </table:table-row>
        <table:table-row table:style-name="ro1">
          <table:table-cell table:style-name="ce71"/>
          <table:table-cell table:style-name="ce52" office:value-type="string" calcext:value-type="string">
            <text:p>G729I-dec V1</text:p>
          </table:table-cell>
          <table:table-cell table:style-name="ce76" office:value-type="float" office:value="484700" calcext:value-type="float">
            <text:p>484700</text:p>
          </table:table-cell>
          <table:table-cell table:style-name="ce76" office:value-type="float" office:value="481461" calcext:value-type="float">
            <text:p>481461</text:p>
          </table:table-cell>
          <table:table-cell table:style-name="ce76" office:value-type="float" office:value="475648" calcext:value-type="float">
            <text:p>475648</text:p>
          </table:table-cell>
          <table:table-cell table:style-name="ce76" office:value-type="float" office:value="472640" calcext:value-type="float">
            <text:p>472640</text:p>
          </table:table-cell>
          <table:table-cell table:style-name="ce76" office:value-type="float" office:value="480848" calcext:value-type="float">
            <text:p>480848</text:p>
          </table:table-cell>
          <table:table-cell table:style-name="ce76" office:value-type="float" office:value="467498" calcext:value-type="float">
            <text:p>467498</text:p>
          </table:table-cell>
          <table:table-cell table:style-name="ce76" office:value-type="float" office:value="467387" calcext:value-type="float">
            <text:p>467387</text:p>
          </table:table-cell>
          <table:table-cell table:style-name="ce76" office:value-type="float" office:value="479090" calcext:value-type="float">
            <text:p>479090</text:p>
          </table:table-cell>
          <table:table-cell table:style-name="ce76" table:number-columns-repeated="2"/>
          <table:table-cell table:style-name="ce84"/>
          <table:table-cell table:style-name="ce86"/>
          <table:table-cell table:style-name="ce70" table:number-columns-repeated="37"/>
          <table:table-cell table:number-columns-repeated="973"/>
        </table:table-row>
        <table:table-row table:style-name="ro1">
          <table:table-cell table:style-name="ce71"/>
          <table:table-cell table:style-name="ce52" office:value-type="string" calcext:value-type="string">
            <text:p>GSM9-cod</text:p>
          </table:table-cell>
          <table:table-cell table:style-name="ce76" office:value-type="float" office:value="1488956" calcext:value-type="float">
            <text:p>1488956</text:p>
          </table:table-cell>
          <table:table-cell table:style-name="ce76" office:value-type="float" office:value="1428705" calcext:value-type="float">
            <text:p>1428705</text:p>
          </table:table-cell>
          <table:table-cell table:style-name="ce76" office:value-type="float" office:value="1531856" calcext:value-type="float">
            <text:p>1531856</text:p>
          </table:table-cell>
          <table:table-cell table:style-name="ce76" office:value-type="float" office:value="1391042" calcext:value-type="float">
            <text:p>1391042</text:p>
          </table:table-cell>
          <table:table-cell table:style-name="ce76" office:value-type="float" office:value="1375587" calcext:value-type="float">
            <text:p>1375587</text:p>
          </table:table-cell>
          <table:table-cell table:style-name="ce76" office:value-type="float" office:value="1427266" calcext:value-type="float">
            <text:p>1427266</text:p>
          </table:table-cell>
          <table:table-cell table:style-name="ce76" office:value-type="float" office:value="1404932" calcext:value-type="float">
            <text:p>1404932</text:p>
          </table:table-cell>
          <table:table-cell table:style-name="ce76" office:value-type="float" office:value="1410633" calcext:value-type="float">
            <text:p>1410633</text:p>
          </table:table-cell>
          <table:table-cell table:style-name="ce76" table:number-columns-repeated="2"/>
          <table:table-cell table:style-name="ce83"/>
          <table:table-cell table:style-name="ce85"/>
          <table:table-cell table:style-name="ce70" table:number-columns-repeated="37"/>
          <table:table-cell table:number-columns-repeated="973"/>
        </table:table-row>
        <table:table-row table:style-name="ro1">
          <table:table-cell table:style-name="ce71"/>
          <table:table-cell table:style-name="ce52" office:value-type="string" calcext:value-type="string">
            <text:p>GSM9-dec</text:p>
          </table:table-cell>
          <table:table-cell table:style-name="ce78" table:number-columns-repeated="10"/>
          <table:table-cell table:style-name="ce83"/>
          <table:table-cell table:style-name="ce85"/>
          <table:table-cell table:style-name="ce70" table:number-columns-repeated="37"/>
          <table:table-cell table:number-columns-repeated="973"/>
        </table:table-row>
        <table:table-row table:style-name="ro1">
          <table:table-cell table:style-name="ce71"/>
          <table:table-cell table:style-name="ce52" office:value-type="string" calcext:value-type="string">
            <text:p>GSM10-cod</text:p>
          </table:table-cell>
          <table:table-cell table:style-name="ce76" office:value-type="float" office:value="1538360" calcext:value-type="float">
            <text:p>1538360</text:p>
          </table:table-cell>
          <table:table-cell table:style-name="ce76" office:value-type="float" office:value="1445145" calcext:value-type="float">
            <text:p>1445145</text:p>
          </table:table-cell>
          <table:table-cell table:style-name="ce76" office:value-type="float" office:value="1521486" calcext:value-type="float">
            <text:p>1521486</text:p>
          </table:table-cell>
          <table:table-cell table:style-name="ce76" office:value-type="float" office:value="1399370" calcext:value-type="float">
            <text:p>1399370</text:p>
          </table:table-cell>
          <table:table-cell table:style-name="ce76" office:value-type="float" office:value="1402643" calcext:value-type="float">
            <text:p>1402643</text:p>
          </table:table-cell>
          <table:table-cell table:style-name="ce76" office:value-type="float" office:value="1444796" calcext:value-type="float">
            <text:p>1444796</text:p>
          </table:table-cell>
          <table:table-cell table:style-name="ce76" office:value-type="float" office:value="1422465" calcext:value-type="float">
            <text:p>1422465</text:p>
          </table:table-cell>
          <table:table-cell table:style-name="ce76" office:value-type="float" office:value="1426196" calcext:value-type="float">
            <text:p>1426196</text:p>
          </table:table-cell>
          <table:table-cell table:style-name="ce76" table:number-columns-repeated="2"/>
          <table:table-cell table:style-name="ce83"/>
          <table:table-cell table:style-name="ce85"/>
          <table:table-cell table:style-name="ce70" table:number-columns-repeated="37"/>
          <table:table-cell table:number-columns-repeated="973"/>
        </table:table-row>
        <table:table-row table:style-name="ro1">
          <table:table-cell table:style-name="ce71"/>
          <table:table-cell table:style-name="ce52" office:value-type="string" calcext:value-type="string">
            <text:p>GSM10-dec</text:p>
          </table:table-cell>
          <table:table-cell table:style-name="ce76" office:value-type="float" office:value="957885" calcext:value-type="float">
            <text:p>957885</text:p>
          </table:table-cell>
          <table:table-cell table:style-name="ce76" office:value-type="float" office:value="899037" calcext:value-type="float">
            <text:p>899037</text:p>
          </table:table-cell>
          <table:table-cell table:style-name="ce76" office:value-type="float" office:value="1011306" calcext:value-type="float">
            <text:p>1011306</text:p>
          </table:table-cell>
          <table:table-cell table:style-name="ce76" office:value-type="float" office:value="927590" calcext:value-type="float">
            <text:p>927590</text:p>
          </table:table-cell>
          <table:table-cell table:style-name="ce76" office:value-type="float" office:value="926916" calcext:value-type="float">
            <text:p>926916</text:p>
          </table:table-cell>
          <table:table-cell table:style-name="ce76" office:value-type="float" office:value="904191" calcext:value-type="float">
            <text:p>904191</text:p>
          </table:table-cell>
          <table:table-cell table:style-name="ce76" office:value-type="float" office:value="900963" calcext:value-type="float">
            <text:p>900963</text:p>
          </table:table-cell>
          <table:table-cell table:style-name="ce76" office:value-type="float" office:value="902344" calcext:value-type="float">
            <text:p>902344</text:p>
          </table:table-cell>
          <table:table-cell table:style-name="ce76" table:number-columns-repeated="2"/>
          <table:table-cell table:style-name="ce83"/>
          <table:table-cell table:style-name="ce85"/>
          <table:table-cell table:style-name="ce70" table:number-columns-repeated="37"/>
          <table:table-cell table:number-columns-repeated="973"/>
        </table:table-row>
        <table:table-row table:style-name="ro1">
          <table:table-cell table:style-name="ce71"/>
          <table:table-cell table:style-name="ce52" office:value-type="string" calcext:value-type="string">
            <text:p>HR-cod</text:p>
          </table:table-cell>
          <table:table-cell table:style-name="ce76" office:value-type="float" office:value="10212613" calcext:value-type="float">
            <text:p>10212613</text:p>
          </table:table-cell>
          <table:table-cell table:style-name="ce76" office:value-type="float" office:value="6981725" calcext:value-type="float">
            <text:p>6981725</text:p>
          </table:table-cell>
          <table:table-cell table:style-name="ce76" office:value-type="float" office:value="6926669" calcext:value-type="float">
            <text:p>6926669</text:p>
          </table:table-cell>
          <table:table-cell table:style-name="ce82" office:value-type="float" office:value="6916152" calcext:value-type="float">
            <text:p>6916152</text:p>
          </table:table-cell>
          <table:table-cell table:style-name="ce76" office:value-type="float" office:value="6959360" calcext:value-type="float">
            <text:p>6959360</text:p>
          </table:table-cell>
          <table:table-cell table:style-name="ce82" office:value-type="float" office:value="6968071" calcext:value-type="float">
            <text:p>6968071</text:p>
          </table:table-cell>
          <table:table-cell table:style-name="ce82" office:value-type="float" office:value="6973691" calcext:value-type="float">
            <text:p>6973691</text:p>
          </table:table-cell>
          <table:table-cell table:style-name="ce76" office:value-type="float" office:value="7009038" calcext:value-type="float">
            <text:p>7009038</text:p>
          </table:table-cell>
          <table:table-cell table:style-name="ce76" table:number-columns-repeated="2"/>
          <table:table-cell table:style-name="ce83"/>
          <table:table-cell table:style-name="ce85"/>
          <table:table-cell table:style-name="ce70" table:number-columns-repeated="37"/>
          <table:table-cell table:number-columns-repeated="973"/>
        </table:table-row>
        <table:table-row table:style-name="ro1">
          <table:table-cell table:style-name="ce71"/>
          <table:table-cell table:style-name="ce52" office:value-type="string" calcext:value-type="string">
            <text:p>HR-dec</text:p>
          </table:table-cell>
          <table:table-cell table:style-name="ce76" office:value-type="float" office:value="1458943" calcext:value-type="float">
            <text:p>1458943</text:p>
          </table:table-cell>
          <table:table-cell table:style-name="ce76" office:value-type="float" office:value="946142" calcext:value-type="float">
            <text:p>946142</text:p>
          </table:table-cell>
          <table:table-cell table:style-name="ce76" office:value-type="float" office:value="946193" calcext:value-type="float">
            <text:p>946193</text:p>
          </table:table-cell>
          <table:table-cell table:style-name="ce76" office:value-type="float" office:value="945463" calcext:value-type="float">
            <text:p>945463</text:p>
          </table:table-cell>
          <table:table-cell table:style-name="ce76" office:value-type="float" office:value="945281" calcext:value-type="float">
            <text:p>945281</text:p>
          </table:table-cell>
          <table:table-cell table:style-name="ce76" office:value-type="float" office:value="937081" calcext:value-type="float">
            <text:p>937081</text:p>
          </table:table-cell>
          <table:table-cell table:style-name="ce76" office:value-type="float" office:value="944121" calcext:value-type="float">
            <text:p>944121</text:p>
          </table:table-cell>
          <table:table-cell table:style-name="ce76" office:value-type="float" office:value="965417" calcext:value-type="float">
            <text:p>965417</text:p>
          </table:table-cell>
          <table:table-cell table:style-name="ce76" table:number-columns-repeated="2"/>
          <table:table-cell table:style-name="ce83"/>
          <table:table-cell table:style-name="ce85"/>
          <table:table-cell table:style-name="ce70" table:number-columns-repeated="37"/>
          <table:table-cell table:number-columns-repeated="973"/>
        </table:table-row>
        <table:table-row table:style-name="ro1">
          <table:table-cell table:style-name="ce71"/>
          <table:table-cell table:style-name="ce52" office:value-type="string" calcext:value-type="string">
            <text:p>MP3-CF2-cod</text:p>
          </table:table-cell>
          <table:table-cell table:style-name="ce78" table:number-columns-repeated="10"/>
          <table:table-cell table:style-name="ce83"/>
          <table:table-cell table:style-name="ce70" table:number-columns-repeated="38"/>
          <table:table-cell table:number-columns-repeated="973"/>
        </table:table-row>
        <table:table-row table:style-name="ro1">
          <table:table-cell table:style-name="ce71"/>
          <table:table-cell table:style-name="ce52" office:value-type="string" calcext:value-type="string">
            <text:p>MP3-CF2-dec</text:p>
          </table:table-cell>
          <table:table-cell table:style-name="ce76" office:value-type="float" office:value="6454060" calcext:value-type="float">
            <text:p>6454060</text:p>
          </table:table-cell>
          <table:table-cell table:style-name="ce76" office:value-type="float" office:value="6406542" calcext:value-type="float">
            <text:p>6406542</text:p>
          </table:table-cell>
          <table:table-cell table:style-name="ce76" office:value-type="float" office:value="6575631" calcext:value-type="float">
            <text:p>6575631</text:p>
          </table:table-cell>
          <table:table-cell table:style-name="ce76" office:value-type="float" office:value="6570425" calcext:value-type="float">
            <text:p>6570425</text:p>
          </table:table-cell>
          <table:table-cell table:style-name="ce76" office:value-type="float" office:value="6600602" calcext:value-type="float">
            <text:p>6600602</text:p>
          </table:table-cell>
          <table:table-cell table:style-name="ce76" office:value-type="float" office:value="6432728" calcext:value-type="float">
            <text:p>6432728</text:p>
          </table:table-cell>
          <table:table-cell table:style-name="ce76" office:value-type="float" office:value="6260585" calcext:value-type="float">
            <text:p>6260585</text:p>
          </table:table-cell>
          <table:table-cell table:style-name="ce76" office:value-type="float" office:value="6242614" calcext:value-type="float">
            <text:p>6242614</text:p>
          </table:table-cell>
          <table:table-cell table:style-name="ce76" table:number-columns-repeated="2"/>
          <table:table-cell table:style-name="ce83"/>
          <table:table-cell table:style-name="ce70" table:number-columns-repeated="38"/>
          <table:table-cell table:number-columns-repeated="973"/>
        </table:table-row>
        <table:table-row table:style-name="ro1">
          <table:table-cell table:style-name="ce71"/>
          <table:table-cell table:style-name="ce52" office:value-type="string" calcext:value-type="string">
            <text:p>WB-AMR-cod</text:p>
          </table:table-cell>
          <table:table-cell table:style-name="ce76" office:value-type="float" office:value="7273715" calcext:value-type="float">
            <text:p>7273715</text:p>
          </table:table-cell>
          <table:table-cell table:style-name="ce76" office:value-type="float" office:value="7306397" calcext:value-type="float">
            <text:p>7306397</text:p>
          </table:table-cell>
          <table:table-cell table:style-name="ce76" office:value-type="float" office:value="7273198" calcext:value-type="float">
            <text:p>7273198</text:p>
          </table:table-cell>
          <table:table-cell table:style-name="ce76" office:value-type="float" office:value="7355717" calcext:value-type="float">
            <text:p>7355717</text:p>
          </table:table-cell>
          <table:table-cell table:style-name="ce76" office:value-type="float" office:value="7205721" calcext:value-type="float">
            <text:p>7205721</text:p>
          </table:table-cell>
          <table:table-cell table:style-name="ce76" office:value-type="float" office:value="7245762" calcext:value-type="float">
            <text:p>7245762</text:p>
          </table:table-cell>
          <table:table-cell table:style-name="ce76" office:value-type="float" office:value="7212139" calcext:value-type="float">
            <text:p>7212139</text:p>
          </table:table-cell>
          <table:table-cell table:style-name="ce76" office:value-type="float" office:value="7438750" calcext:value-type="float">
            <text:p>7438750</text:p>
          </table:table-cell>
          <table:table-cell table:style-name="ce76" table:number-columns-repeated="2"/>
          <table:table-cell table:style-name="ce83"/>
          <table:table-cell table:style-name="ce70" table:number-columns-repeated="38"/>
          <table:table-cell table:number-columns-repeated="973"/>
        </table:table-row>
        <table:table-row table:style-name="ro1">
          <table:table-cell table:style-name="ce71"/>
          <table:table-cell table:style-name="ce52" office:value-type="string" calcext:value-type="string">
            <text:p>WB-AMR-dec</text:p>
          </table:table-cell>
          <table:table-cell table:style-name="ce76" office:value-type="float" office:value="2097889" calcext:value-type="float">
            <text:p>2097889</text:p>
          </table:table-cell>
          <table:table-cell table:style-name="ce76" office:value-type="float" office:value="2131033" calcext:value-type="float">
            <text:p>2131033</text:p>
          </table:table-cell>
          <table:table-cell table:style-name="ce76" office:value-type="float" office:value="2127126" calcext:value-type="float">
            <text:p>2127126</text:p>
          </table:table-cell>
          <table:table-cell table:style-name="ce76" office:value-type="float" office:value="2139069" calcext:value-type="float">
            <text:p>2139069</text:p>
          </table:table-cell>
          <table:table-cell table:style-name="ce76" office:value-type="float" office:value="2117755" calcext:value-type="float">
            <text:p>2117755</text:p>
          </table:table-cell>
          <table:table-cell table:style-name="ce76" office:value-type="float" office:value="2124168" calcext:value-type="float">
            <text:p>2124168</text:p>
          </table:table-cell>
          <table:table-cell table:style-name="ce76" office:value-type="float" office:value="2127575" calcext:value-type="float">
            <text:p>2127575</text:p>
          </table:table-cell>
          <table:table-cell table:style-name="ce76" office:value-type="float" office:value="2267186" calcext:value-type="float">
            <text:p>2267186</text:p>
          </table:table-cell>
          <table:table-cell table:style-name="ce76" table:number-columns-repeated="2"/>
          <table:table-cell table:style-name="ce83"/>
          <table:table-cell table:style-name="ce85"/>
          <table:table-cell table:style-name="ce70" table:number-columns-repeated="37"/>
          <table:table-cell table:number-columns-repeated="973"/>
        </table:table-row>
        <table:table-row table:style-name="ro1">
          <table:table-cell table:style-name="ce72" office:value-type="string" calcext:value-type="string">
            <text:p>Video</text:p>
          </table:table-cell>
          <table:table-cell table:style-name="ce52" office:value-type="string" calcext:value-type="string">
            <text:p>MPEG4-cod</text:p>
          </table:table-cell>
          <table:table-cell table:style-name="ce76" office:value-type="float" office:value="200981669" calcext:value-type="float">
            <text:p>200981669</text:p>
          </table:table-cell>
          <table:table-cell table:style-name="ce76" office:value-type="float" office:value="200216749" calcext:value-type="float">
            <text:p>200216749</text:p>
          </table:table-cell>
          <table:table-cell table:style-name="ce76" office:value-type="float" office:value="205595755" calcext:value-type="float">
            <text:p>205595755</text:p>
          </table:table-cell>
          <table:table-cell table:style-name="ce76" office:value-type="float" office:value="204116188" calcext:value-type="float">
            <text:p>204116188</text:p>
          </table:table-cell>
          <table:table-cell table:style-name="ce76" office:value-type="float" office:value="203678553" calcext:value-type="float">
            <text:p>203678553</text:p>
          </table:table-cell>
          <table:table-cell table:style-name="ce76" office:value-type="float" office:value="202370264" calcext:value-type="float">
            <text:p>202370264</text:p>
          </table:table-cell>
          <table:table-cell table:style-name="ce76" office:value-type="float" office:value="197792237" calcext:value-type="float">
            <text:p>197792237</text:p>
          </table:table-cell>
          <table:table-cell table:style-name="ce76" office:value-type="float" office:value="193602628" calcext:value-type="float">
            <text:p>193602628</text:p>
          </table:table-cell>
          <table:table-cell table:style-name="ce76" table:number-columns-repeated="2"/>
          <table:table-cell table:style-name="ce70"/>
          <table:table-cell table:style-name="ce85"/>
          <table:table-cell table:style-name="ce70" table:number-columns-repeated="37"/>
          <table:table-cell table:number-columns-repeated="973"/>
        </table:table-row>
        <table:table-row table:style-name="ro1">
          <table:table-cell table:style-name="ce72"/>
          <table:table-cell table:style-name="ce52" office:value-type="string" calcext:value-type="string">
            <text:p>MPEG4-dec</text:p>
          </table:table-cell>
          <table:table-cell table:style-name="ce78" table:number-columns-repeated="10"/>
          <table:table-cell table:style-name="ce70"/>
          <table:table-cell table:style-name="ce85"/>
          <table:table-cell table:style-name="ce70" table:number-columns-repeated="37"/>
          <table:table-cell table:number-columns-repeated="973"/>
        </table:table-row>
        <table:table-row table:style-name="ro1">
          <table:table-cell table:style-name="ce72"/>
          <table:table-cell table:style-name="ce52" office:value-type="string" calcext:value-type="string">
            <text:p>MPEG4_Fast-cod</text:p>
          </table:table-cell>
          <table:table-cell table:number-columns-repeated="7" table:style-name="ce77" office:value-type="float" office:value="193603612" calcext:value-type="float">
            <text:p>193603612</text:p>
          </table:table-cell>
          <table:table-cell table:style-name="ce76" office:value-type="float" office:value="193603612" calcext:value-type="float">
            <text:p>193603612</text:p>
          </table:table-cell>
          <table:table-cell table:style-name="ce76" table:number-columns-repeated="2"/>
          <table:table-cell table:style-name="ce70"/>
          <table:table-cell table:style-name="ce85"/>
          <table:table-cell table:style-name="ce70" table:number-columns-repeated="37"/>
          <table:table-cell table:number-columns-repeated="973"/>
        </table:table-row>
        <table:table-row table:style-name="ro1">
          <table:table-cell table:style-name="ce72"/>
          <table:table-cell table:style-name="ce52" office:value-type="string" calcext:value-type="string">
            <text:p>MPEG4_Fast-dec</text:p>
          </table:table-cell>
          <table:table-cell table:number-columns-repeated="2" table:style-name="ce77" office:value-type="float" office:value="14486193" calcext:value-type="float">
            <text:p>14486193</text:p>
          </table:table-cell>
          <table:table-cell table:style-name="ce76" office:value-type="float" office:value="14595113" calcext:value-type="float">
            <text:p>14595113</text:p>
          </table:table-cell>
          <table:table-cell table:style-name="ce76" office:value-type="float" office:value="14470626" calcext:value-type="float">
            <text:p>14470626</text:p>
          </table:table-cell>
          <table:table-cell table:style-name="ce76" office:value-type="float" office:value="14506427" calcext:value-type="float">
            <text:p>14506427</text:p>
          </table:table-cell>
          <table:table-cell table:style-name="ce76" office:value-type="float" office:value="14644326" calcext:value-type="float">
            <text:p>14644326</text:p>
          </table:table-cell>
          <table:table-cell table:style-name="ce76" office:value-type="float" office:value="14342484" calcext:value-type="float">
            <text:p>14342484</text:p>
          </table:table-cell>
          <table:table-cell table:style-name="ce76" office:value-type="float" office:value="14343323" calcext:value-type="float">
            <text:p>14343323</text:p>
          </table:table-cell>
          <table:table-cell table:style-name="ce76" table:number-columns-repeated="2"/>
          <table:table-cell table:style-name="ce70"/>
          <table:table-cell table:style-name="ce85"/>
          <table:table-cell table:style-name="ce70" table:number-columns-repeated="37"/>
          <table:table-cell table:number-columns-repeated="973"/>
        </table:table-row>
        <table:table-row table:style-name="ro1">
          <table:table-cell table:style-name="ce72"/>
          <table:table-cell table:style-name="ce52" office:value-type="string" calcext:value-type="string">
            <text:p>JPEG-cod</text:p>
          </table:table-cell>
          <table:table-cell table:style-name="ce76" office:value-type="float" office:value="1828812" calcext:value-type="float">
            <text:p>1828812</text:p>
          </table:table-cell>
          <table:table-cell table:style-name="ce76" office:value-type="float" office:value="1779707" calcext:value-type="float">
            <text:p>1779707</text:p>
          </table:table-cell>
          <table:table-cell table:style-name="ce76" office:value-type="float" office:value="1816024" calcext:value-type="float">
            <text:p>1816024</text:p>
          </table:table-cell>
          <table:table-cell table:style-name="ce76" office:value-type="float" office:value="1843413" calcext:value-type="float">
            <text:p>1843413</text:p>
          </table:table-cell>
          <table:table-cell table:style-name="ce76" office:value-type="float" office:value="1819160" calcext:value-type="float">
            <text:p>1819160</text:p>
          </table:table-cell>
          <table:table-cell table:style-name="ce76" office:value-type="float" office:value="1814244" calcext:value-type="float">
            <text:p>1814244</text:p>
          </table:table-cell>
          <table:table-cell table:style-name="ce76" office:value-type="float" office:value="1766639" calcext:value-type="float">
            <text:p>1766639</text:p>
          </table:table-cell>
          <table:table-cell table:style-name="ce76" office:value-type="float" office:value="1735450" calcext:value-type="float">
            <text:p>1735450</text:p>
          </table:table-cell>
          <table:table-cell table:style-name="ce76" table:number-columns-repeated="2"/>
          <table:table-cell table:style-name="ce70"/>
          <table:table-cell table:style-name="ce85"/>
          <table:table-cell table:style-name="ce70" table:number-columns-repeated="37"/>
          <table:table-cell table:number-columns-repeated="973"/>
        </table:table-row>
        <table:table-row table:style-name="ro1">
          <table:table-cell table:style-name="ce72"/>
          <table:table-cell table:style-name="ce52" office:value-type="string" calcext:value-type="string">
            <text:p>JPEG-dec</text:p>
          </table:table-cell>
          <table:table-cell table:style-name="ce76" office:value-type="float" office:value="1208143" calcext:value-type="float">
            <text:p>1208143</text:p>
          </table:table-cell>
          <table:table-cell table:style-name="ce76" office:value-type="float" office:value="1218320" calcext:value-type="float">
            <text:p>1218320</text:p>
          </table:table-cell>
          <table:table-cell table:style-name="ce76" office:value-type="float" office:value="1400535" calcext:value-type="float">
            <text:p>1400535</text:p>
          </table:table-cell>
          <table:table-cell table:style-name="ce76" office:value-type="float" office:value="1394577" calcext:value-type="float">
            <text:p>1394577</text:p>
          </table:table-cell>
          <table:table-cell table:style-name="ce76" office:value-type="float" office:value="1396863" calcext:value-type="float">
            <text:p>1396863</text:p>
          </table:table-cell>
          <table:table-cell table:style-name="ce76" office:value-type="float" office:value="1396577" calcext:value-type="float">
            <text:p>1396577</text:p>
          </table:table-cell>
          <table:table-cell table:style-name="ce76" office:value-type="float" office:value="1215431" calcext:value-type="float">
            <text:p>1215431</text:p>
          </table:table-cell>
          <table:table-cell table:style-name="ce76" office:value-type="float" office:value="1204654" calcext:value-type="float">
            <text:p>1204654</text:p>
          </table:table-cell>
          <table:table-cell table:style-name="ce76" table:number-columns-repeated="2"/>
          <table:table-cell table:style-name="ce70"/>
          <table:table-cell table:style-name="ce85"/>
          <table:table-cell table:style-name="ce70" table:number-columns-repeated="37"/>
          <table:table-cell table:number-columns-repeated="973"/>
        </table:table-row>
        <table:table-row table:style-name="ro1">
          <table:table-cell table:style-name="ce72"/>
          <table:table-cell table:style-name="ce52" office:value-type="string" calcext:value-type="string">
            <text:p>JPEG2000-cod</text:p>
          </table:table-cell>
          <table:table-cell table:style-name="ce76" office:value-type="float" office:value="66141149" calcext:value-type="float">
            <text:p>66141149</text:p>
          </table:table-cell>
          <table:table-cell table:style-name="ce76" office:value-type="float" office:value="66019788" calcext:value-type="float">
            <text:p>66019788</text:p>
          </table:table-cell>
          <table:table-cell table:style-name="ce76" office:value-type="float" office:value="67387649" calcext:value-type="float">
            <text:p>67387649</text:p>
          </table:table-cell>
          <table:table-cell table:style-name="ce76" office:value-type="float" office:value="67330116" calcext:value-type="float">
            <text:p>67330116</text:p>
          </table:table-cell>
          <table:table-cell table:style-name="ce76" office:value-type="float" office:value="67319710" calcext:value-type="float">
            <text:p>67319710</text:p>
          </table:table-cell>
          <table:table-cell table:style-name="ce76" office:value-type="float" office:value="67337548" calcext:value-type="float">
            <text:p>67337548</text:p>
          </table:table-cell>
          <table:table-cell table:style-name="ce76" office:value-type="float" office:value="65318371" calcext:value-type="float">
            <text:p>65318371</text:p>
          </table:table-cell>
          <table:table-cell table:style-name="ce76" office:value-type="float" office:value="65348558" calcext:value-type="float">
            <text:p>65348558</text:p>
          </table:table-cell>
          <table:table-cell table:style-name="ce76" table:number-columns-repeated="2"/>
          <table:table-cell table:style-name="ce70"/>
          <table:table-cell table:style-name="ce85"/>
          <table:table-cell table:style-name="ce70" table:number-columns-repeated="37"/>
          <table:table-cell table:number-columns-repeated="973"/>
        </table:table-row>
        <table:table-row table:style-name="ro1">
          <table:table-cell table:style-name="ce72"/>
          <table:table-cell table:style-name="ce52" office:value-type="string" calcext:value-type="string">
            <text:p>JPEG2000-dec</text:p>
          </table:table-cell>
          <table:table-cell table:style-name="ce76" office:value-type="float" office:value="44597941" calcext:value-type="float">
            <text:p>44597941</text:p>
          </table:table-cell>
          <table:table-cell table:style-name="ce76" office:value-type="float" office:value="44796446" calcext:value-type="float">
            <text:p>44796446</text:p>
          </table:table-cell>
          <table:table-cell table:style-name="ce76" office:value-type="float" office:value="46792643" calcext:value-type="float">
            <text:p>46792643</text:p>
          </table:table-cell>
          <table:table-cell table:style-name="ce76" office:value-type="float" office:value="46093737" calcext:value-type="float">
            <text:p>46093737</text:p>
          </table:table-cell>
          <table:table-cell table:style-name="ce76" office:value-type="float" office:value="46092813" calcext:value-type="float">
            <text:p>46092813</text:p>
          </table:table-cell>
          <table:table-cell table:style-name="ce76" office:value-type="float" office:value="45939112" calcext:value-type="float">
            <text:p>45939112</text:p>
          </table:table-cell>
          <table:table-cell table:style-name="ce76" office:value-type="float" office:value="44091629" calcext:value-type="float">
            <text:p>44091629</text:p>
          </table:table-cell>
          <table:table-cell table:style-name="ce76" office:value-type="float" office:value="44241578" calcext:value-type="float">
            <text:p>44241578</text:p>
          </table:table-cell>
          <table:table-cell table:style-name="ce76" table:number-columns-repeated="2"/>
          <table:table-cell table:style-name="ce70"/>
          <table:table-cell table:style-name="ce85"/>
          <table:table-cell table:style-name="ce70" table:number-columns-repeated="37"/>
          <table:table-cell table:number-columns-repeated="973"/>
        </table:table-row>
        <table:table-row table:style-name="ro1">
          <table:table-cell table:style-name="ce71" office:value-type="string" calcext:value-type="string">
            <text:p>Custom</text:p>
          </table:table-cell>
          <table:table-cell table:style-name="ce52" office:value-type="string" calcext:value-type="string">
            <text:p>LMS</text:p>
          </table:table-cell>
          <table:table-cell table:style-name="ce76" office:value-type="float" office:value="8828" calcext:value-type="float">
            <text:p>8828</text:p>
          </table:table-cell>
          <table:table-cell table:number-columns-repeated="7" table:style-name="ce76" office:value-type="float" office:value="7625" calcext:value-type="float">
            <text:p>7625</text:p>
          </table:table-cell>
          <table:table-cell table:style-name="ce76" table:number-columns-repeated="2"/>
          <table:table-cell table:style-name="ce70"/>
          <table:table-cell table:style-name="ce85"/>
          <table:table-cell table:style-name="ce70" table:number-columns-repeated="37"/>
          <table:table-cell table:number-columns-repeated="973"/>
        </table:table-row>
        <table:table-row table:style-name="ro1">
          <table:table-cell table:style-name="ce71"/>
          <table:table-cell table:style-name="ce52" office:value-type="string" calcext:value-type="string">
            <text:p>RLS</text:p>
          </table:table-cell>
          <table:table-cell table:number-columns-repeated="3" table:style-name="ce76" office:value-type="float" office:value="136704" calcext:value-type="float">
            <text:p>136704</text:p>
          </table:table-cell>
          <table:table-cell table:style-name="ce76" office:value-type="float" office:value="132504" calcext:value-type="float">
            <text:p>132504</text:p>
          </table:table-cell>
          <table:table-cell table:style-name="ce76" office:value-type="float" office:value="179306" calcext:value-type="float">
            <text:p>179306</text:p>
          </table:table-cell>
          <table:table-cell table:style-name="ce76" office:value-type="float" office:value="134004" calcext:value-type="float">
            <text:p>134004</text:p>
          </table:table-cell>
          <table:table-cell table:number-columns-repeated="2" table:style-name="ce76" office:value-type="float" office:value="135504" calcext:value-type="float">
            <text:p>135504</text:p>
          </table:table-cell>
          <table:table-cell table:style-name="ce76" table:number-columns-repeated="2"/>
          <table:table-cell table:style-name="ce70"/>
          <table:table-cell table:style-name="ce85"/>
          <table:table-cell table:style-name="ce70" table:number-columns-repeated="37"/>
          <table:table-cell table:number-columns-repeated="973"/>
        </table:table-row>
        <table:table-row table:style-name="ro1">
          <table:table-cell table:style-name="ce71"/>
          <table:table-cell table:style-name="ce52" office:value-type="string" calcext:value-type="string">
            <text:p>DES2</text:p>
          </table:table-cell>
          <table:table-cell table:number-columns-repeated="2" table:style-name="ce77" office:value-type="float" office:value="14603544" calcext:value-type="float">
            <text:p>14603544</text:p>
          </table:table-cell>
          <table:table-cell table:style-name="ce76" office:value-type="float" office:value="14346515" calcext:value-type="float">
            <text:p>14346515</text:p>
          </table:table-cell>
          <table:table-cell table:style-name="ce76" office:value-type="float" office:value="14240376" calcext:value-type="float">
            <text:p>14240376</text:p>
          </table:table-cell>
          <table:table-cell table:style-name="ce76" office:value-type="float" office:value="14226408" calcext:value-type="float">
            <text:p>14226408</text:p>
          </table:table-cell>
          <table:table-cell table:style-name="ce76" office:value-type="float" office:value="14687084" calcext:value-type="float">
            <text:p>14687084</text:p>
          </table:table-cell>
          <table:table-cell table:style-name="ce76" office:value-type="float" office:value="14726458" calcext:value-type="float">
            <text:p>14726458</text:p>
          </table:table-cell>
          <table:table-cell table:style-name="ce76" office:value-type="float" office:value="14495359" calcext:value-type="float">
            <text:p>14495359</text:p>
          </table:table-cell>
          <table:table-cell table:style-name="ce76" table:number-columns-repeated="2"/>
          <table:table-cell table:style-name="ce70"/>
          <table:table-cell table:style-name="ce85"/>
          <table:table-cell table:style-name="ce70" table:number-columns-repeated="37"/>
          <table:table-cell table:number-columns-repeated="973"/>
        </table:table-row>
        <table:table-row table:style-name="ro1">
          <table:table-cell table:style-name="ce72" office:value-type="string" calcext:value-type="string">
            <text:p>Pstone</text:p>
          </table:table-cell>
          <table:table-cell table:style-name="ce73" office:value-type="string" calcext:value-type="string">
            <text:p>auto</text:p>
          </table:table-cell>
          <table:table-cell table:style-name="ce79" office:value-type="float" office:value="3369" calcext:value-type="float">
            <text:p>3369</text:p>
          </table:table-cell>
          <table:table-cell table:style-name="ce79" office:value-type="float" office:value="3270" calcext:value-type="float">
            <text:p>3270</text:p>
          </table:table-cell>
          <table:table-cell table:style-name="ce79" office:value-type="float" office:value="3319" calcext:value-type="float">
            <text:p>3319</text:p>
          </table:table-cell>
          <table:table-cell table:number-columns-repeated="3" table:style-name="ce79" office:value-type="float" office:value="3318" calcext:value-type="float">
            <text:p>3318</text:p>
          </table:table-cell>
          <table:table-cell table:style-name="ce79" office:value-type="float" office:value="3308" calcext:value-type="float">
            <text:p>3308</text:p>
          </table:table-cell>
          <table:table-cell table:style-name="ce79" office:value-type="float" office:value="3831" calcext:value-type="float">
            <text:p>3831</text:p>
          </table:table-cell>
          <table:table-cell table:style-name="ce79" table:number-columns-repeated="2"/>
          <table:table-cell table:style-name="ce70"/>
          <table:table-cell table:style-name="ce85"/>
          <table:table-cell table:style-name="ce70" table:number-columns-repeated="37"/>
          <table:table-cell table:number-columns-repeated="973"/>
        </table:table-row>
        <table:table-row table:style-name="ro1">
          <table:table-cell table:style-name="ce72"/>
          <table:table-cell table:style-name="ce73" office:value-type="string" calcext:value-type="string">
            <text:p>blit</text:p>
          </table:table-cell>
          <table:table-cell table:style-name="ce79" office:value-type="float" office:value="22157" calcext:value-type="float">
            <text:p>22157</text:p>
          </table:table-cell>
          <table:table-cell table:style-name="ce79" office:value-type="float" office:value="22663" calcext:value-type="float">
            <text:p>22663</text:p>
          </table:table-cell>
          <table:table-cell table:number-columns-repeated="2" table:style-name="ce79" office:value-type="float" office:value="22697" calcext:value-type="float">
            <text:p>22697</text:p>
          </table:table-cell>
          <table:table-cell table:style-name="ce79" office:value-type="float" office:value="22698" calcext:value-type="float">
            <text:p>22698</text:p>
          </table:table-cell>
          <table:table-cell table:style-name="ce79" office:value-type="float" office:value="22695" calcext:value-type="float">
            <text:p>22695</text:p>
          </table:table-cell>
          <table:table-cell table:style-name="ce79" office:value-type="float" office:value="22685" calcext:value-type="float">
            <text:p>22685</text:p>
          </table:table-cell>
          <table:table-cell table:style-name="ce79" office:value-type="float" office:value="22187" calcext:value-type="float">
            <text:p>22187</text:p>
          </table:table-cell>
          <table:table-cell table:style-name="ce79" table:number-columns-repeated="2"/>
          <table:table-cell table:style-name="ce70"/>
          <table:table-cell table:style-name="ce85"/>
          <table:table-cell table:style-name="ce70" table:number-columns-repeated="37"/>
          <table:table-cell table:number-columns-repeated="973"/>
        </table:table-row>
        <table:table-row table:style-name="ro1">
          <table:table-cell table:style-name="ce72"/>
          <table:table-cell table:style-name="ce73" office:value-type="string" calcext:value-type="string">
            <text:p>compress</text:p>
          </table:table-cell>
          <table:table-cell table:style-name="ce79" office:value-type="float" office:value="11032" calcext:value-type="float">
            <text:p>11032</text:p>
          </table:table-cell>
          <table:table-cell table:style-name="ce79" office:value-type="float" office:value="10778" calcext:value-type="float">
            <text:p>10778</text:p>
          </table:table-cell>
          <table:table-cell table:style-name="ce79" office:value-type="float" office:value="10876" calcext:value-type="float">
            <text:p>10876</text:p>
          </table:table-cell>
          <table:table-cell table:style-name="ce79" office:value-type="float" office:value="10926" calcext:value-type="float">
            <text:p>10926</text:p>
          </table:table-cell>
          <table:table-cell table:style-name="ce79" office:value-type="float" office:value="10920" calcext:value-type="float">
            <text:p>10920</text:p>
          </table:table-cell>
          <table:table-cell table:style-name="ce79" office:value-type="float" office:value="11061" calcext:value-type="float">
            <text:p>11061</text:p>
          </table:table-cell>
          <table:table-cell table:style-name="ce79" office:value-type="float" office:value="11051" calcext:value-type="float">
            <text:p>11051</text:p>
          </table:table-cell>
          <table:table-cell table:style-name="ce79" office:value-type="float" office:value="11050" calcext:value-type="float">
            <text:p>11050</text:p>
          </table:table-cell>
          <table:table-cell table:style-name="ce79" table:number-columns-repeated="2"/>
          <table:table-cell table:style-name="ce70"/>
          <table:table-cell table:style-name="ce85"/>
          <table:table-cell table:style-name="ce70" table:number-columns-repeated="37"/>
          <table:table-cell table:number-columns-repeated="973"/>
        </table:table-row>
        <table:table-row table:style-name="ro1">
          <table:table-cell table:style-name="ce72"/>
          <table:table-cell table:style-name="ce73" office:value-type="string" calcext:value-type="string">
            <text:p>des</text:p>
          </table:table-cell>
          <table:table-cell table:style-name="ce79" office:value-type="float" office:value="52903" calcext:value-type="float">
            <text:p>52903</text:p>
          </table:table-cell>
          <table:table-cell table:style-name="ce79" office:value-type="float" office:value="57085" calcext:value-type="float">
            <text:p>57085</text:p>
          </table:table-cell>
          <table:table-cell table:number-columns-repeated="2" table:style-name="ce79" office:value-type="float" office:value="57088" calcext:value-type="float">
            <text:p>57088</text:p>
          </table:table-cell>
          <table:table-cell table:style-name="ce79" office:value-type="float" office:value="56241" calcext:value-type="float">
            <text:p>56241</text:p>
          </table:table-cell>
          <table:table-cell table:style-name="ce79" office:value-type="float" office:value="56572" calcext:value-type="float">
            <text:p>56572</text:p>
          </table:table-cell>
          <table:table-cell table:style-name="ce79" office:value-type="float" office:value="56562" calcext:value-type="float">
            <text:p>56562</text:p>
          </table:table-cell>
          <table:table-cell table:style-name="ce79" office:value-type="float" office:value="56514" calcext:value-type="float">
            <text:p>56514</text:p>
          </table:table-cell>
          <table:table-cell table:style-name="ce79" table:number-columns-repeated="2"/>
          <table:table-cell table:style-name="ce70"/>
          <table:table-cell table:style-name="ce85"/>
          <table:table-cell table:style-name="ce70" table:number-columns-repeated="37"/>
          <table:table-cell table:number-columns-repeated="973"/>
        </table:table-row>
        <table:table-row table:style-name="ro1">
          <table:table-cell table:style-name="ce72"/>
          <table:table-cell table:style-name="ce73" office:value-type="string" calcext:value-type="string">
            <text:p>dhry21</text:p>
          </table:table-cell>
          <table:table-cell table:style-name="ce79" office:value-type="float" office:value="2881" calcext:value-type="float">
            <text:p>2881</text:p>
          </table:table-cell>
          <table:table-cell table:style-name="ce79" office:value-type="float" office:value="2806" calcext:value-type="float">
            <text:p>2806</text:p>
          </table:table-cell>
          <table:table-cell table:style-name="ce79" office:value-type="float" office:value="2855" calcext:value-type="float">
            <text:p>2855</text:p>
          </table:table-cell>
          <table:table-cell table:number-columns-repeated="2" table:style-name="ce79" office:value-type="float" office:value="2854" calcext:value-type="float">
            <text:p>2854</text:p>
          </table:table-cell>
          <table:table-cell table:style-name="ce79" office:value-type="float" office:value="2850" calcext:value-type="float">
            <text:p>2850</text:p>
          </table:table-cell>
          <table:table-cell table:style-name="ce79" office:value-type="float" office:value="2840" calcext:value-type="float">
            <text:p>2840</text:p>
          </table:table-cell>
          <table:table-cell table:style-name="ce79" office:value-type="float" office:value="2841" calcext:value-type="float">
            <text:p>2841</text:p>
          </table:table-cell>
          <table:table-cell table:style-name="ce79" table:number-columns-repeated="2"/>
          <table:table-cell table:style-name="ce70"/>
          <table:table-cell table:style-name="ce85"/>
          <table:table-cell table:style-name="ce70" table:number-columns-repeated="37"/>
          <table:table-cell table:number-columns-repeated="973"/>
        </table:table-row>
        <table:table-row table:style-name="ro1">
          <table:table-cell table:style-name="ce72"/>
          <table:table-cell table:style-name="ce73" office:value-type="string" calcext:value-type="string">
            <text:p>engine</text:p>
          </table:table-cell>
          <table:table-cell table:style-name="ce79" office:value-type="float" office:value="74212" calcext:value-type="float">
            <text:p>74212</text:p>
          </table:table-cell>
          <table:table-cell table:style-name="ce79" office:value-type="float" office:value="74134" calcext:value-type="float">
            <text:p>74134</text:p>
          </table:table-cell>
          <table:table-cell table:number-columns-repeated="3" table:style-name="ce79" office:value-type="float" office:value="74183" calcext:value-type="float">
            <text:p>74183</text:p>
          </table:table-cell>
          <table:table-cell table:style-name="ce79" office:value-type="float" office:value="74184" calcext:value-type="float">
            <text:p>74184</text:p>
          </table:table-cell>
          <table:table-cell table:style-name="ce79" office:value-type="float" office:value="74174" calcext:value-type="float">
            <text:p>74174</text:p>
          </table:table-cell>
          <table:table-cell table:style-name="ce79" office:value-type="float" office:value="74173" calcext:value-type="float">
            <text:p>74173</text:p>
          </table:table-cell>
          <table:table-cell table:style-name="ce79" table:number-columns-repeated="2"/>
          <table:table-cell table:style-name="ce70"/>
          <table:table-cell table:style-name="ce85"/>
          <table:table-cell table:style-name="ce70" table:number-columns-repeated="37"/>
          <table:table-cell table:number-columns-repeated="973"/>
        </table:table-row>
        <table:table-row table:style-name="ro1">
          <table:table-cell table:style-name="ce72"/>
          <table:table-cell table:style-name="ce73" office:value-type="string" calcext:value-type="string">
            <text:p>eval2</text:p>
          </table:table-cell>
          <table:table-cell table:style-name="ce79" office:value-type="float" office:value="1460" calcext:value-type="float">
            <text:p>1460</text:p>
          </table:table-cell>
          <table:table-cell table:style-name="ce79" office:value-type="float" office:value="1455" calcext:value-type="float">
            <text:p>1455</text:p>
          </table:table-cell>
          <table:table-cell table:style-name="ce79" office:value-type="float" office:value="1504" calcext:value-type="float">
            <text:p>1504</text:p>
          </table:table-cell>
          <table:table-cell table:number-columns-repeated="2" table:style-name="ce79" office:value-type="float" office:value="1506" calcext:value-type="float">
            <text:p>1506</text:p>
          </table:table-cell>
          <table:table-cell table:style-name="ce79" office:value-type="float" office:value="1504" calcext:value-type="float">
            <text:p>1504</text:p>
          </table:table-cell>
          <table:table-cell table:style-name="ce79" office:value-type="float" office:value="1494" calcext:value-type="float">
            <text:p>1494</text:p>
          </table:table-cell>
          <table:table-cell table:style-name="ce79" office:value-type="float" office:value="1493" calcext:value-type="float">
            <text:p>1493</text:p>
          </table:table-cell>
          <table:table-cell table:style-name="ce79" table:number-columns-repeated="2"/>
          <table:table-cell table:style-name="ce70"/>
          <table:table-cell table:style-name="ce85"/>
          <table:table-cell table:style-name="ce70" table:number-columns-repeated="37"/>
          <table:table-cell table:number-columns-repeated="973"/>
        </table:table-row>
        <table:table-row table:style-name="ro1">
          <table:table-cell table:style-name="ce72"/>
          <table:table-cell table:style-name="ce73" office:value-type="string" calcext:value-type="string">
            <text:p>fir_int</text:p>
          </table:table-cell>
          <table:table-cell table:style-name="ce79" office:value-type="float" office:value="93857" calcext:value-type="float">
            <text:p>93857</text:p>
          </table:table-cell>
          <table:table-cell table:style-name="ce79" office:value-type="float" office:value="93820" calcext:value-type="float">
            <text:p>93820</text:p>
          </table:table-cell>
          <table:table-cell table:number-columns-repeated="4" table:style-name="ce79" office:value-type="float" office:value="93779" calcext:value-type="float">
            <text:p>93779</text:p>
          </table:table-cell>
          <table:table-cell table:style-name="ce79" office:value-type="float" office:value="93769" calcext:value-type="float">
            <text:p>93769</text:p>
          </table:table-cell>
          <table:table-cell table:style-name="ce79" office:value-type="float" office:value="93768" calcext:value-type="float">
            <text:p>93768</text:p>
          </table:table-cell>
          <table:table-cell table:style-name="ce79" table:number-columns-repeated="2"/>
          <table:table-cell table:style-name="ce70"/>
          <table:table-cell table:style-name="ce85"/>
          <table:table-cell table:style-name="ce70" table:number-columns-repeated="37"/>
          <table:table-cell table:number-columns-repeated="973"/>
        </table:table-row>
        <table:table-row table:style-name="ro1">
          <table:table-cell table:style-name="ce72"/>
          <table:table-cell table:style-name="ce73" office:value-type="string" calcext:value-type="string">
            <text:p>g3fax</text:p>
          </table:table-cell>
          <table:table-cell table:style-name="ce79" office:value-type="float" office:value="638153" calcext:value-type="float">
            <text:p>638153</text:p>
          </table:table-cell>
          <table:table-cell table:style-name="ce79" office:value-type="float" office:value="623818" calcext:value-type="float">
            <text:p>623818</text:p>
          </table:table-cell>
          <table:table-cell table:style-name="ce79" office:value-type="float" office:value="627786" calcext:value-type="float">
            <text:p>627786</text:p>
          </table:table-cell>
          <table:table-cell table:number-columns-repeated="2" table:style-name="ce79" office:value-type="float" office:value="623867" calcext:value-type="float">
            <text:p>623867</text:p>
          </table:table-cell>
          <table:table-cell table:style-name="ce79" office:value-type="float" office:value="637297" calcext:value-type="float">
            <text:p>637297</text:p>
          </table:table-cell>
          <table:table-cell table:style-name="ce79" office:value-type="float" office:value="637287" calcext:value-type="float">
            <text:p>637287</text:p>
          </table:table-cell>
          <table:table-cell table:style-name="ce79" office:value-type="float" office:value="637286" calcext:value-type="float">
            <text:p>637286</text:p>
          </table:table-cell>
          <table:table-cell table:style-name="ce79" table:number-columns-repeated="2"/>
          <table:table-cell table:style-name="ce70"/>
          <table:table-cell table:style-name="ce85"/>
          <table:table-cell table:style-name="ce70" table:number-columns-repeated="37"/>
          <table:table-cell table:number-columns-repeated="973"/>
        </table:table-row>
        <table:table-row table:style-name="ro1">
          <table:table-cell table:style-name="ce72"/>
          <table:table-cell table:style-name="ce73" office:value-type="string" calcext:value-type="string">
            <text:p>jpeg</text:p>
          </table:table-cell>
          <table:table-cell table:style-name="ce79" office:value-type="float" office:value="235149" calcext:value-type="float">
            <text:p>235149</text:p>
          </table:table-cell>
          <table:table-cell table:style-name="ce79" office:value-type="float" office:value="235952" calcext:value-type="float">
            <text:p>235952</text:p>
          </table:table-cell>
          <table:table-cell table:style-name="ce79" office:value-type="float" office:value="236001" calcext:value-type="float">
            <text:p>236001</text:p>
          </table:table-cell>
          <table:table-cell table:style-name="ce79" office:value-type="float" office:value="237861" calcext:value-type="float">
            <text:p>237861</text:p>
          </table:table-cell>
          <table:table-cell table:style-name="ce79" office:value-type="float" office:value="237801" calcext:value-type="float">
            <text:p>237801</text:p>
          </table:table-cell>
          <table:table-cell table:style-name="ce79" office:value-type="float" office:value="215627" calcext:value-type="float">
            <text:p>215627</text:p>
          </table:table-cell>
          <table:table-cell table:style-name="ce79" office:value-type="float" office:value="215617" calcext:value-type="float">
            <text:p>215617</text:p>
          </table:table-cell>
          <table:table-cell table:style-name="ce79" office:value-type="float" office:value="222409" calcext:value-type="float">
            <text:p>222409</text:p>
          </table:table-cell>
          <table:table-cell table:style-name="ce79" table:number-columns-repeated="2"/>
          <table:table-cell table:style-name="ce70"/>
          <table:table-cell table:style-name="ce85"/>
          <table:table-cell table:style-name="ce70" table:number-columns-repeated="37"/>
          <table:table-cell table:number-columns-repeated="973"/>
        </table:table-row>
        <table:table-row table:style-name="ro1">
          <table:table-cell table:style-name="ce72"/>
          <table:table-cell table:style-name="ce73" office:value-type="string" calcext:value-type="string">
            <text:p>pocsag</text:p>
          </table:table-cell>
          <table:table-cell table:style-name="ce79" office:value-type="float" office:value="54905" calcext:value-type="float">
            <text:p>54905</text:p>
          </table:table-cell>
          <table:table-cell table:style-name="ce79" office:value-type="float" office:value="54856" calcext:value-type="float">
            <text:p>54856</text:p>
          </table:table-cell>
          <table:table-cell table:style-name="ce79" office:value-type="float" office:value="54598" calcext:value-type="float">
            <text:p>54598</text:p>
          </table:table-cell>
          <table:table-cell table:style-name="ce79" office:value-type="float" office:value="54941" calcext:value-type="float">
            <text:p>54941</text:p>
          </table:table-cell>
          <table:table-cell table:style-name="ce79" office:value-type="float" office:value="54767" calcext:value-type="float">
            <text:p>54767</text:p>
          </table:table-cell>
          <table:table-cell table:style-name="ce79" office:value-type="float" office:value="54564" calcext:value-type="float">
            <text:p>54564</text:p>
          </table:table-cell>
          <table:table-cell table:style-name="ce79" office:value-type="float" office:value="54544" calcext:value-type="float">
            <text:p>54544</text:p>
          </table:table-cell>
          <table:table-cell table:style-name="ce79" office:value-type="float" office:value="51545" calcext:value-type="float">
            <text:p>51545</text:p>
          </table:table-cell>
          <table:table-cell table:style-name="ce79" table:number-columns-repeated="2"/>
          <table:table-cell table:style-name="ce70"/>
          <table:table-cell table:style-name="ce85"/>
          <table:table-cell table:style-name="ce70" table:number-columns-repeated="37"/>
          <table:table-cell table:number-columns-repeated="973"/>
        </table:table-row>
        <table:table-row table:style-name="ro1">
          <table:table-cell table:style-name="ce72"/>
          <table:table-cell table:style-name="ce73" office:value-type="string" calcext:value-type="string">
            <text:p>summin</text:p>
          </table:table-cell>
          <table:table-cell table:style-name="ce79" office:value-type="float" office:value="44681" calcext:value-type="float">
            <text:p>44681</text:p>
          </table:table-cell>
          <table:table-cell table:style-name="ce79" office:value-type="float" office:value="44680" calcext:value-type="float">
            <text:p>44680</text:p>
          </table:table-cell>
          <table:table-cell table:number-columns-repeated="4" table:style-name="ce79" office:value-type="float" office:value="44729" calcext:value-type="float">
            <text:p>44729</text:p>
          </table:table-cell>
          <table:table-cell table:style-name="ce79" office:value-type="float" office:value="44719" calcext:value-type="float">
            <text:p>44719</text:p>
          </table:table-cell>
          <table:table-cell table:style-name="ce79" office:value-type="float" office:value="109518" calcext:value-type="float">
            <text:p>109518</text:p>
          </table:table-cell>
          <table:table-cell table:style-name="ce79" table:number-columns-repeated="2"/>
          <table:table-cell table:style-name="ce70"/>
          <table:table-cell table:style-name="ce85"/>
          <table:table-cell table:style-name="ce70" table:number-columns-repeated="37"/>
          <table:table-cell table:number-columns-repeated="973"/>
        </table:table-row>
        <table:table-row table:style-name="ro1">
          <table:table-cell table:style-name="ce72"/>
          <table:table-cell table:style-name="ce73" office:value-type="string" calcext:value-type="string">
            <text:p>ucbqsort</text:p>
          </table:table-cell>
          <table:table-cell table:style-name="ce79" office:value-type="float" office:value="325286" calcext:value-type="float">
            <text:p>325286</text:p>
          </table:table-cell>
          <table:table-cell table:style-name="ce79" office:value-type="float" office:value="331523" calcext:value-type="float">
            <text:p>331523</text:p>
          </table:table-cell>
          <table:table-cell table:style-name="ce79" office:value-type="float" office:value="331572" calcext:value-type="float">
            <text:p>331572</text:p>
          </table:table-cell>
          <table:table-cell table:number-columns-repeated="2" table:style-name="ce79" office:value-type="float" office:value="317722" calcext:value-type="float">
            <text:p>317722</text:p>
          </table:table-cell>
          <table:table-cell table:style-name="ce79" office:value-type="float" office:value="318415" calcext:value-type="float">
            <text:p>318415</text:p>
          </table:table-cell>
          <table:table-cell table:style-name="ce79" office:value-type="float" office:value="318564" calcext:value-type="float">
            <text:p>318564</text:p>
          </table:table-cell>
          <table:table-cell table:style-name="ce79" office:value-type="float" office:value="318569" calcext:value-type="float">
            <text:p>318569</text:p>
          </table:table-cell>
          <table:table-cell table:style-name="ce79" table:number-columns-repeated="2"/>
          <table:table-cell table:style-name="ce70"/>
          <table:table-cell table:style-name="ce85"/>
          <table:table-cell table:style-name="ce70" table:number-columns-repeated="37"/>
          <table:table-cell table:number-columns-repeated="973"/>
        </table:table-row>
        <table:table-row table:style-name="ro1">
          <table:table-cell table:style-name="ce72"/>
          <table:table-cell table:style-name="ce73" office:value-type="string" calcext:value-type="string">
            <text:p>v42bis</text:p>
          </table:table-cell>
          <table:table-cell table:style-name="ce79" office:value-type="float" office:value="19299" calcext:value-type="float">
            <text:p>19299</text:p>
          </table:table-cell>
          <table:table-cell table:style-name="ce79" office:value-type="float" office:value="27525" calcext:value-type="float">
            <text:p>27525</text:p>
          </table:table-cell>
          <table:table-cell table:style-name="ce79" office:value-type="float" office:value="27558" calcext:value-type="float">
            <text:p>27558</text:p>
          </table:table-cell>
          <table:table-cell table:number-columns-repeated="2" table:style-name="ce79" office:value-type="float" office:value="27548" calcext:value-type="float">
            <text:p>27548</text:p>
          </table:table-cell>
          <table:table-cell table:style-name="ce79" office:value-type="float" office:value="27528" calcext:value-type="float">
            <text:p>27528</text:p>
          </table:table-cell>
          <table:table-cell table:style-name="ce79" office:value-type="float" office:value="27539" calcext:value-type="float">
            <text:p>27539</text:p>
          </table:table-cell>
          <table:table-cell table:style-name="ce79" office:value-type="float" office:value="27507" calcext:value-type="float">
            <text:p>27507</text:p>
          </table:table-cell>
          <table:table-cell table:style-name="ce79" table:number-columns-repeated="2"/>
          <table:table-cell table:style-name="ce70"/>
          <table:table-cell table:style-name="ce85"/>
          <table:table-cell table:style-name="ce70" table:number-columns-repeated="37"/>
          <table:table-cell table:number-columns-repeated="973"/>
        </table:table-row>
        <table:table-row table:style-name="ro1">
          <table:table-cell table:style-name="ce72"/>
          <table:table-cell table:style-name="ce52" office:value-type="string" calcext:value-type="string">
            <text:p>Pstone - total</text:p>
          </table:table-cell>
          <table:table-cell table:style-name="ce80" table:formula="of:=IF(ISBLANK([.C68]);&quot;&quot;;SUM([.C55:.C68]))" office:value-type="float" office:value="1579344" calcext:value-type="float">
            <text:p>1579344</text:p>
          </table:table-cell>
          <table:table-cell table:style-name="ce80" table:formula="of:=IF(ISBLANK([.D68]);&quot;&quot;;SUM([.D55:.D68]))" office:value-type="float" office:value="1584365" calcext:value-type="float">
            <text:p>1584365</text:p>
          </table:table-cell>
          <table:table-cell table:style-name="ce80" table:formula="of:=IF(ISBLANK([.E68]);&quot;&quot;;SUM([.E55:.E68]))" office:value-type="float" office:value="1588545" calcext:value-type="float">
            <text:p>1588545</text:p>
          </table:table-cell>
          <table:table-cell table:style-name="ce80" table:formula="of:=IF(ISBLANK([.F68]);&quot;&quot;;SUM([.F55:.F68]))" office:value-type="float" office:value="1573019" calcext:value-type="float">
            <text:p>1573019</text:p>
          </table:table-cell>
          <table:table-cell table:style-name="ce80" table:formula="of:=IF(ISBLANK([.G68]);&quot;&quot;;SUM([.G55:.G68]))" office:value-type="float" office:value="1571933" calcext:value-type="float">
            <text:p>1571933</text:p>
          </table:table-cell>
          <table:table-cell table:style-name="ce80" table:formula="of:=IF(ISBLANK([.H68]);&quot;&quot;;SUM([.H55:.H68]))" office:value-type="float" office:value="1564123" calcext:value-type="float">
            <text:p>1564123</text:p>
          </table:table-cell>
          <table:table-cell table:style-name="ce80" table:formula="of:=IF(ISBLANK([.I68]);&quot;&quot;;SUM([.I55:.I68]))" office:value-type="float" office:value="1564153" calcext:value-type="float">
            <text:p>1564153</text:p>
          </table:table-cell>
          <table:table-cell table:style-name="ce80" table:formula="of:=IF(ISBLANK([.J68]);&quot;&quot;;SUM([.J55:.J68]))" office:value-type="float" office:value="1632691" calcext:value-type="float">
            <text:p>1632691</text:p>
          </table:table-cell>
          <table:table-cell table:style-name="ce80" table:formula="of:=IF(ISBLANK([.K68]);&quot;&quot;;SUM([.K55:.K68]))">
            <text:p/>
          </table:table-cell>
          <table:table-cell table:style-name="ce80" table:formula="of:=IF(ISBLANK([.L68]);&quot;&quot;;SUM([.L55:.L68]))">
            <text:p/>
          </table:table-cell>
          <table:table-cell table:style-name="ce70"/>
          <table:table-cell table:style-name="ce85"/>
          <table:table-cell table:style-name="ce70" table:number-columns-repeated="37"/>
          <table:table-cell table:number-columns-repeated="973"/>
        </table:table-row>
        <table:table-row table:style-name="ro1">
          <table:table-cell table:style-name="ce72" office:value-type="string" calcext:value-type="string">
            <text:p>DhryStone</text:p>
          </table:table-cell>
          <table:table-cell table:style-name="ce52" office:value-type="string" calcext:value-type="string">
            <text:p>DhrySTone</text:p>
          </table:table-cell>
          <table:table-cell table:style-name="ce76" office:value-type="float" office:value="38845" calcext:value-type="float">
            <text:p>38845</text:p>
          </table:table-cell>
          <table:table-cell table:style-name="ce76" office:value-type="float" office:value="39697" calcext:value-type="float">
            <text:p>39697</text:p>
          </table:table-cell>
          <table:table-cell table:style-name="ce76" office:value-type="float" office:value="37595" calcext:value-type="float">
            <text:p>37595</text:p>
          </table:table-cell>
          <table:table-cell table:style-name="ce76" office:value-type="float" office:value="37592" calcext:value-type="float">
            <text:p>37592</text:p>
          </table:table-cell>
          <table:table-cell table:style-name="ce76" office:value-type="float" office:value="37542" calcext:value-type="float">
            <text:p>37542</text:p>
          </table:table-cell>
          <table:table-cell table:number-columns-repeated="3" table:style-name="ce76" office:value-type="float" office:value="37642" calcext:value-type="float">
            <text:p>37642</text:p>
          </table:table-cell>
          <table:table-cell table:style-name="ce76" table:number-columns-repeated="2"/>
          <table:table-cell table:style-name="ce70"/>
          <table:table-cell table:style-name="ce85"/>
          <table:table-cell table:style-name="ce70" table:number-columns-repeated="37"/>
          <table:table-cell table:number-columns-repeated="973"/>
        </table:table-row>
        <table:table-row table:style-name="ro1">
          <table:table-cell table:style-name="ce71" office:value-type="string" calcext:value-type="string">
            <text:p>Loop</text:p>
          </table:table-cell>
          <table:table-cell table:style-name="ce52" office:value-type="string" calcext:value-type="string">
            <text:p>BenchLoop - total</text:p>
          </table:table-cell>
          <table:table-cell table:style-name="ce76" table:number-columns-repeated="5"/>
          <table:table-cell table:style-name="ce82" table:number-columns-repeated="2"/>
          <table:table-cell table:style-name="ce76" table:number-columns-repeated="3"/>
          <table:table-cell table:style-name="ce70"/>
          <table:table-cell table:style-name="ce85"/>
          <table:table-cell table:style-name="ce70" table:number-columns-repeated="37"/>
          <table:table-cell table:number-columns-repeated="973"/>
        </table:table-row>
        <table:table-row table:style-name="ro1">
          <table:table-cell table:style-name="ce70"/>
          <table:table-cell table:style-name="ce52" office:value-type="string" calcext:value-type="string">
            <text:p>Total</text:p>
          </table:table-cell>
          <table:table-cell table:style-name="ce52" table:formula="of:=IF(SUM([.C69:.C71];[.C4:.C54])=0;&quot;&quot;;SUM([.C69:.C71];[.C4:.C54]))" office:value-type="float" office:value="613701380" calcext:value-type="float">
            <text:p>613701380</text:p>
          </table:table-cell>
          <table:table-cell table:style-name="ce52" table:formula="of:=IF(SUM([.D69:.D71];[.D4:.D54])=0;&quot;&quot;;SUM([.D69:.D71];[.D4:.D54]))" office:value-type="float" office:value="608920561" calcext:value-type="float">
            <text:p>608920561</text:p>
          </table:table-cell>
          <table:table-cell table:style-name="ce52" table:formula="of:=IF(SUM([.E69:.E71];[.E4:.E54])=0;&quot;&quot;;SUM([.E69:.E71];[.E4:.E54]))" office:value-type="float" office:value="618081818" calcext:value-type="float">
            <text:p>618081818</text:p>
          </table:table-cell>
          <table:table-cell table:style-name="ce52" table:formula="of:=IF(SUM([.F69:.F71];[.F4:.F54])=0;&quot;&quot;;SUM([.F69:.F71];[.F4:.F54]))" office:value-type="float" office:value="615183959" calcext:value-type="float">
            <text:p>615183959</text:p>
          </table:table-cell>
          <table:table-cell table:style-name="ce52" table:formula="of:=IF(SUM([.G69:.G71];[.G4:.G54])=0;&quot;&quot;;SUM([.G69:.G71];[.G4:.G54]))" office:value-type="float" office:value="614357416" calcext:value-type="float">
            <text:p>614357416</text:p>
          </table:table-cell>
          <table:table-cell table:style-name="ce52" table:formula="of:=IF(SUM([.H69:.H71];[.H4:.H54])=0;&quot;&quot;;SUM([.H69:.H71];[.H4:.H54]))" office:value-type="float" office:value="613460546" calcext:value-type="float">
            <text:p>613460546</text:p>
          </table:table-cell>
          <table:table-cell table:style-name="ce52" table:formula="of:=IF(SUM([.I69:.I71];[.I4:.I54])=0;&quot;&quot;;SUM([.I69:.I71];[.I4:.I54]))" office:value-type="float" office:value="604144901" calcext:value-type="float">
            <text:p>604144901</text:p>
          </table:table-cell>
          <table:table-cell table:style-name="ce52" table:formula="of:=IF(SUM([.J69:.J71];[.J4:.J54])=0;&quot;&quot;;SUM([.J69:.J71];[.J4:.J54]))" office:value-type="float" office:value="598935308" calcext:value-type="float">
            <text:p>598935308</text:p>
          </table:table-cell>
          <table:table-cell table:style-name="ce52" table:formula="of:=IF(SUM([.K69:.K71];[.K4:.K54])=0;&quot;&quot;;SUM([.K69:.K71];[.K4:.K54]))">
            <text:p/>
          </table:table-cell>
          <table:table-cell table:style-name="ce52" table:formula="of:=IF(SUM([.L69:.L71];[.L4:.L54])=0;&quot;&quot;;SUM([.L69:.L71];[.L4:.L54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0"/>
          <table:table-cell table:style-name="ce52" office:value-type="string" calcext:value-type="string">
            <text:p>Failures</text:p>
          </table:table-cell>
          <table:table-cell table:style-name="ce81" table:formula="of:=COUNTIF([.C4:.C71];&quot;FAIL&quot;)" office:value-type="float" office:value="0" calcext:value-type="float">
            <text:p>0</text:p>
          </table:table-cell>
          <table:table-cell table:style-name="ce81" table:formula="of:=COUNTIF([.D4:.D71];&quot;FAIL&quot;)" office:value-type="float" office:value="0" calcext:value-type="float">
            <text:p>0</text:p>
          </table:table-cell>
          <table:table-cell table:style-name="ce81" table:formula="of:=COUNTIF([.E4:.E71];&quot;FAIL&quot;)" office:value-type="float" office:value="0" calcext:value-type="float">
            <text:p>0</text:p>
          </table:table-cell>
          <table:table-cell table:style-name="ce81" table:formula="of:=COUNTIF([.F4:.F71];&quot;FAIL&quot;)" office:value-type="float" office:value="0" calcext:value-type="float">
            <text:p>0</text:p>
          </table:table-cell>
          <table:table-cell table:style-name="ce81" table:formula="of:=COUNTIF([.G4:.G71];&quot;FAIL&quot;)" office:value-type="float" office:value="0" calcext:value-type="float">
            <text:p>0</text:p>
          </table:table-cell>
          <table:table-cell table:style-name="ce81" table:formula="of:=COUNTIF([.H4:.H71];&quot;FAIL&quot;)" office:value-type="float" office:value="0" calcext:value-type="float">
            <text:p>0</text:p>
          </table:table-cell>
          <table:table-cell table:style-name="ce81" table:formula="of:=COUNTIF([.I4:.I71];&quot;FAIL&quot;)" office:value-type="float" office:value="0" calcext:value-type="float">
            <text:p>0</text:p>
          </table:table-cell>
          <table:table-cell table:style-name="ce81" table:formula="of:=COUNTIF([.J4:.J71];&quot;FAIL&quot;)" office:value-type="float" office:value="0" calcext:value-type="float">
            <text:p>0</text:p>
          </table:table-cell>
          <table:table-cell table:style-name="ce81" table:formula="of:=COUNTIF([.K4:.K71];&quot;FAIL&quot;)" office:value-type="float" office:value="0" calcext:value-type="float">
            <text:p>0</text:p>
          </table:table-cell>
          <table:table-cell table:style-name="ce81" table:formula="of:=COUNTIF([.L4:.L71];&quot;FAIL&quot;)" office:value-type="float" office:value="0" calcext:value-type="float">
            <text:p>0</text:p>
          </table:table-cell>
          <table:table-cell table:style-name="ce70" table:number-columns-repeated="39"/>
          <table:table-cell table:number-columns-repeated="973"/>
        </table:table-row>
        <table:table-row table:style-name="ro1" table:number-rows-repeated="165">
          <table:table-cell table:style-name="ce70" table:number-columns-repeated="51"/>
          <table:table-cell table:number-columns-repeated="973"/>
        </table:table-row>
        <table:table-row table:style-name="ro1" table:number-rows-repeated="104833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peed.C73:Speed.L73">
            <calcext:condition calcext:apply-style-name="Excel_CondFormat_3_1_1" calcext:value="&gt;0" calcext:base-cell-address="Speed.C73"/>
          </calcext:conditional-format>
          <calcext:conditional-format calcext:target-range-address="Speed.C4:Speed.L71">
            <calcext:condition calcext:apply-style-name="Excel_CondFormat_3_2_1" calcext:value="=&quot;FAIL&quot;" calcext:base-cell-address="Speed.C4"/>
          </calcext:conditional-format>
        </calcext:conditional-formats>
      </table:table>
      <table:table table:name="Speed-normal" table:style-name="ta4">
        <office:forms form:automatic-focus="false" form:apply-design-mode="false"/>
        <table:table-column table:style-name="co12" table:default-cell-style-name="Default"/>
        <table:table-column table:style-name="co13" table:default-cell-style-name="ce41"/>
        <table:table-column table:style-name="co14" table:number-columns-repeated="52" table:default-cell-style-name="ce41"/>
        <table:table-column table:style-name="co12" table:number-columns-repeated="970" table:default-cell-style-name="Default"/>
        <table:table-row table:style-name="ro1">
          <table:table-cell table:style-name="ce70" table:number-columns-repeated="54"/>
          <table:table-cell table:number-columns-repeated="970"/>
        </table:table-row>
        <table:table-row table:style-name="ro1">
          <table:table-cell table:style-name="ce70"/>
          <table:table-cell table:style-name="ce58" table:formula="of:=IF(ISBLANK([$Speed.B2]);&quot;&quot;;[$Speed.B2])" office:value-type="string" office:string-value="Speed O3 Og" calcext:value-type="string">
            <text:p>Speed O3 Og</text:p>
          </table:table-cell>
          <table:table-cell table:style-name="ce58" table:number-columns-repeated="3"/>
          <table:table-cell table:style-name="ce87" table:formula="of:=IF(ISBLANK([$Speed.C2]);&quot;&quot;;[$Speed.C2])" office:value-type="string" office:string-value="Prod2.02" calcext:value-type="string" table:number-columns-spanned="2" table:number-rows-spanned="1">
            <text:p>Prod2.02</text:p>
          </table:table-cell>
          <table:covered-table-cell table:style-name="ce91" table:formula="of:=IF(ISBLANK([$Speed.G2]);&quot;&quot;;[$Speed.G2])" office:value-type="date" office:date-value="2003-07-25" calcext:value-type="date">
            <text:p>25/juil./03</text:p>
          </table:covered-table-cell>
          <table:table-cell table:style-name="ce87" table:formula="of:=IF(ISBLANK([$Speed.D2]);&quot;&quot;;[$Speed.D2])" office:value-type="string" office:string-value="Prod2.5" calcext:value-type="string" table:number-columns-spanned="2" table:number-rows-spanned="1">
            <text:p>Prod2.5</text:p>
          </table:table-cell>
          <table:covered-table-cell table:style-name="ce91"/>
          <table:table-cell table:style-name="ce87" table:formula="of:=IF(ISBLANK([$Speed.E2]);&quot;&quot;;[$Speed.E2])" office:value-type="date" office:date-value="2003-07-25" calcext:value-type="date" table:number-columns-spanned="2" table:number-rows-spanned="1">
            <text:p>25/juil./03</text:p>
          </table:table-cell>
          <table:covered-table-cell table:style-name="ce91"/>
          <table:table-cell table:style-name="ce87" table:formula="of:=IF(ISBLANK([$Speed.F2]);&quot;&quot;;[$Speed.F2])" office:value-type="date" office:date-value="2003-07-25" calcext:value-type="date" table:number-columns-spanned="2" table:number-rows-spanned="1">
            <text:p>25/juil./03</text:p>
          </table:table-cell>
          <table:covered-table-cell table:style-name="ce91"/>
          <table:table-cell table:style-name="ce87" table:formula="of:=IF(ISBLANK([$Speed.G2]);&quot;&quot;;[$Speed.G2])" office:value-type="date" office:date-value="2003-07-25" calcext:value-type="date" table:number-columns-spanned="2" table:number-rows-spanned="1">
            <text:p>25/juil./03</text:p>
          </table:table-cell>
          <table:covered-table-cell table:style-name="ce91"/>
          <table:table-cell table:style-name="ce87" table:formula="of:=IF(ISBLANK([$Speed.H2]);&quot;&quot;;[$Speed.H2])" office:value-type="date" office:date-value="2003-07-30" calcext:value-type="date" table:number-columns-spanned="2" table:number-rows-spanned="1">
            <text:p>30/juil./03</text:p>
          </table:table-cell>
          <table:covered-table-cell table:style-name="ce91"/>
          <table:table-cell table:style-name="ce87" table:formula="of:=IF(ISBLANK([$Speed.I2]);&quot;&quot;;[$Speed.I2])" office:value-type="date" office:date-value="2003-08-11" calcext:value-type="date" table:number-columns-spanned="2" table:number-rows-spanned="1">
            <text:p>11/août/03</text:p>
          </table:table-cell>
          <table:covered-table-cell table:style-name="ce91"/>
          <table:table-cell table:style-name="ce87" table:formula="of:=IF(ISBLANK([$Speed.J2]);&quot;&quot;;[$Speed.J2])" table:number-columns-spanned="2" table:number-rows-spanned="1">
            <text:p/>
          </table:table-cell>
          <table:covered-table-cell table:style-name="ce91"/>
          <table:table-cell table:style-name="ce87" table:formula="of:=IF(ISBLANK([$Speed.K2]);&quot;&quot;;[$Speed.K2])" table:number-columns-spanned="2" table:number-rows-spanned="1">
            <text:p/>
          </table:table-cell>
          <table:covered-table-cell table:style-name="ce91"/>
          <table:table-cell table:style-name="ce87" table:formula="of:=IF(ISBLANK([$Speed.L2]);&quot;&quot;;[$Speed.L2])" table:number-columns-spanned="2" table:number-rows-spanned="1">
            <text:p/>
          </table:table-cell>
          <table:covered-table-cell table:style-name="ce91"/>
          <table:table-cell table:style-name="ce70" table:number-columns-repeated="27"/>
          <table:table-cell table:number-columns-repeated="972"/>
        </table:table-row>
        <table:table-row table:style-name="ro1">
          <table:table-cell table:style-name="ce70"/>
          <table:table-cell table:style-name="ce58" table:formula="of:=IF(ISBLANK([$Speed.B3]);&quot;&quot;;[$Speed.B3])">
            <text:p/>
          </table:table-cell>
          <table:table-cell table:style-name="ce58" office:value-type="string" calcext:value-type="string">
            <text:p>#frames</text:p>
          </table:table-cell>
          <table:table-cell table:style-name="ce58" office:value-type="string" calcext:value-type="string">
            <text:p>#smpl/fr</text:p>
          </table:table-cell>
          <table:table-cell table:style-name="ce58" office:value-type="string" calcext:value-type="string">
            <text:p>frequency</text:p>
          </table:table-cell>
          <table:table-cell table:style-name="ce58" office:value-type="string" calcext:value-type="string">
            <text:p>cyles/fr</text:p>
          </table:table-cell>
          <table:table-cell table:style-name="ce58" office:value-type="string" calcext:value-type="string">
            <text:p>Mips</text:p>
          </table:table-cell>
          <table:table-cell table:style-name="ce58" office:value-type="string" calcext:value-type="string">
            <text:p>cyles/fr</text:p>
          </table:table-cell>
          <table:table-cell table:style-name="ce58" office:value-type="string" calcext:value-type="string">
            <text:p>Mips</text:p>
          </table:table-cell>
          <table:table-cell table:style-name="ce58" office:value-type="string" calcext:value-type="string">
            <text:p>cyles/fr</text:p>
          </table:table-cell>
          <table:table-cell table:style-name="ce58" office:value-type="string" calcext:value-type="string">
            <text:p>Mips</text:p>
          </table:table-cell>
          <table:table-cell table:style-name="ce58" office:value-type="string" calcext:value-type="string">
            <text:p>cyles/fr</text:p>
          </table:table-cell>
          <table:table-cell table:style-name="ce58" office:value-type="string" calcext:value-type="string">
            <text:p>Mips</text:p>
          </table:table-cell>
          <table:table-cell table:style-name="ce58" office:value-type="string" calcext:value-type="string">
            <text:p>cyles/fr</text:p>
          </table:table-cell>
          <table:table-cell table:style-name="ce58" office:value-type="string" calcext:value-type="string">
            <text:p>Mips</text:p>
          </table:table-cell>
          <table:table-cell table:style-name="ce58" office:value-type="string" calcext:value-type="string">
            <text:p>cyles/fr</text:p>
          </table:table-cell>
          <table:table-cell table:style-name="ce58" office:value-type="string" calcext:value-type="string">
            <text:p>Mips</text:p>
          </table:table-cell>
          <table:table-cell table:style-name="ce58" office:value-type="string" calcext:value-type="string">
            <text:p>cyles/fr</text:p>
          </table:table-cell>
          <table:table-cell table:style-name="ce58" office:value-type="string" calcext:value-type="string">
            <text:p>Mips</text:p>
          </table:table-cell>
          <table:table-cell table:style-name="ce58" office:value-type="string" calcext:value-type="string">
            <text:p>cyles/fr</text:p>
          </table:table-cell>
          <table:table-cell table:style-name="ce58" office:value-type="string" calcext:value-type="string">
            <text:p>Mips</text:p>
          </table:table-cell>
          <table:table-cell table:style-name="ce58" office:value-type="string" calcext:value-type="string">
            <text:p>cyles/fr</text:p>
          </table:table-cell>
          <table:table-cell table:style-name="ce58" office:value-type="string" calcext:value-type="string">
            <text:p>Mips</text:p>
          </table:table-cell>
          <table:table-cell table:style-name="ce58" office:value-type="string" calcext:value-type="string">
            <text:p>cyles/fr</text:p>
          </table:table-cell>
          <table:table-cell table:style-name="ce58" office:value-type="string" calcext:value-type="string">
            <text:p>Mips</text:p>
          </table:table-cell>
          <table:table-cell table:style-name="ce70" table:number-columns-repeated="29"/>
          <table:table-cell table:number-columns-repeated="970"/>
        </table:table-row>
        <table:table-row table:style-name="ro1">
          <table:table-cell table:style-name="ce71" office:value-type="string" calcext:value-type="string">
            <text:p>Vocoder</text:p>
          </table:table-cell>
          <table:table-cell table:style-name="ce52" table:formula="of:=IF(ISBLANK([$Speed.B4]);&quot;&quot;;[$Speed.B4])" office:value-type="string" office:string-value="AMR-cod" calcext:value-type="string">
            <text:p>AMR-cod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160" calcext:value-type="float">
            <text:p>160</text:p>
          </table:table-cell>
          <table:table-cell table:style-name="ce52" office:value-type="float" office:value="8000" calcext:value-type="float">
            <text:p>8000</text:p>
          </table:table-cell>
          <table:table-cell table:style-name="ce88" table:formula="of:=IF(OR(ISBLANK([.$C4]);ISBLANK([$Speed.C4]));&quot;&quot;;IF([$Speed.C4]=&quot;FAIL&quot;;&quot;FAIL&quot;;[$Speed.C4]/[.$C4]))" office:value-type="float" office:value="113177.4" calcext:value-type="float">
            <text:p>113177</text:p>
          </table:table-cell>
          <table:table-cell table:style-name="ce92" table:formula="of:=IF(OR(ISBLANK([.$C4]);ISBLANK([.$D4]);ISBLANK([.$E4]);ISBLANK([$Speed.C4]));&quot;&quot;;IF([.F4]=&quot;FAIL&quot;;&quot;FAIL&quot;;[.F4]*[.$E4]/[.$D4]/1000000))" office:value-type="float" office:value="5.65887" calcext:value-type="float">
            <text:p>5,659</text:p>
          </table:table-cell>
          <table:table-cell table:style-name="ce88" table:formula="of:=IF(OR(ISBLANK([.$C4]);ISBLANK([$Speed.D4]));&quot;&quot;;IF([$Speed.D4]=&quot;FAIL&quot;;&quot;FAIL&quot;;[$Speed.D4]/[.$C4]))" office:value-type="float" office:value="113677.9" calcext:value-type="float">
            <text:p>113678</text:p>
          </table:table-cell>
          <table:table-cell table:style-name="ce92" table:formula="of:=IF(OR(ISBLANK([.$C4]);ISBLANK([.$D4]);ISBLANK([.$E4]);ISBLANK([$Speed.D4]));&quot;&quot;;IF([.H4]=&quot;FAIL&quot;;&quot;FAIL&quot;;[.H4]*[.$E4]/[.$D4]/1000000))" office:value-type="float" office:value="5.683895" calcext:value-type="float">
            <text:p>5,684</text:p>
          </table:table-cell>
          <table:table-cell table:style-name="ce88" table:formula="of:=IF(OR(ISBLANK([.$C4]);ISBLANK([$Speed.E4]));&quot;&quot;;IF([$Speed.E4]=&quot;FAIL&quot;;&quot;FAIL&quot;;[$Speed.E4]/[.$C4]))" office:value-type="float" office:value="113191" calcext:value-type="float">
            <text:p>113191</text:p>
          </table:table-cell>
          <table:table-cell table:style-name="ce92" table:formula="of:=IF(OR(ISBLANK([.$C4]);ISBLANK([.$D4]);ISBLANK([.$E4]);ISBLANK([$Speed.E4]));&quot;&quot;;IF([.J4]=&quot;FAIL&quot;;&quot;FAIL&quot;;[.J4]*[.$E4]/[.$D4]/1000000))" office:value-type="float" office:value="5.65955" calcext:value-type="float">
            <text:p>5,660</text:p>
          </table:table-cell>
          <table:table-cell table:style-name="ce88" table:formula="of:=IF(OR(ISBLANK([.$C4]);ISBLANK([$Speed.F4]));&quot;&quot;;IF([$Speed.F4]=&quot;FAIL&quot;;&quot;FAIL&quot;;[$Speed.F4]/[.$C4]))" office:value-type="float" office:value="112774.6" calcext:value-type="float">
            <text:p>112775</text:p>
          </table:table-cell>
          <table:table-cell table:style-name="ce92" table:formula="of:=IF(OR(ISBLANK([.$C4]);ISBLANK([.$D4]);ISBLANK([.$E4]);ISBLANK([$Speed.F4]));&quot;&quot;;IF([.L4]=&quot;FAIL&quot;;&quot;FAIL&quot;;[.L4]*[.$E4]/[.$D4]/1000000))" office:value-type="float" office:value="5.63873" calcext:value-type="float">
            <text:p>5,639</text:p>
          </table:table-cell>
          <table:table-cell table:style-name="ce88" table:formula="of:=IF(OR(ISBLANK([.$C4]);ISBLANK([$Speed.G4]));&quot;&quot;;IF([$Speed.G4]=&quot;FAIL&quot;;&quot;FAIL&quot;;[$Speed.G4]/[.$C4]))" office:value-type="float" office:value="112831.7" calcext:value-type="float">
            <text:p>112832</text:p>
          </table:table-cell>
          <table:table-cell table:style-name="ce92" table:formula="of:=IF(OR(ISBLANK([.$C4]);ISBLANK([.$D4]);ISBLANK([.$E4]);ISBLANK([$Speed.G4]));&quot;&quot;;IF([.N4]=&quot;FAIL&quot;;&quot;FAIL&quot;;[.N4]*[.$E4]/[.$D4]/1000000))" office:value-type="float" office:value="5.641585" calcext:value-type="float">
            <text:p>5,642</text:p>
          </table:table-cell>
          <table:table-cell table:style-name="ce88" table:formula="of:=IF(OR(ISBLANK([.$C4]);ISBLANK([$Speed.H4]));&quot;&quot;;IF([$Speed.H4]=&quot;FAIL&quot;;&quot;FAIL&quot;;[$Speed.H4]/[.$C4]))" office:value-type="float" office:value="113359" calcext:value-type="float">
            <text:p>113359</text:p>
          </table:table-cell>
          <table:table-cell table:style-name="ce92" table:formula="of:=IF(OR(ISBLANK([.$C4]);ISBLANK([.$D4]);ISBLANK([.$E4]);ISBLANK([$Speed.H4]));&quot;&quot;;IF([.P4]=&quot;FAIL&quot;;&quot;FAIL&quot;;[.P4]*[.$E4]/[.$D4]/1000000))" office:value-type="float" office:value="5.66795" calcext:value-type="float">
            <text:p>5,668</text:p>
          </table:table-cell>
          <table:table-cell table:style-name="ce88" table:formula="of:=IF(OR(ISBLANK([.$C4]);ISBLANK([$Speed.I4]));&quot;&quot;;IF([$Speed.I4]=&quot;FAIL&quot;;&quot;FAIL&quot;;[$Speed.I4]/[.$C4]))" office:value-type="float" office:value="113204.55" calcext:value-type="float">
            <text:p>113205</text:p>
          </table:table-cell>
          <table:table-cell table:style-name="ce92" table:formula="of:=IF(OR(ISBLANK([.$C4]);ISBLANK([.$D4]);ISBLANK([.$E4]);ISBLANK([$Speed.I4]));&quot;&quot;;IF([.R4]=&quot;FAIL&quot;;&quot;FAIL&quot;;[.R4]*[.$E4]/[.$D4]/1000000))" office:value-type="float" office:value="5.6602275" calcext:value-type="float">
            <text:p>5,660</text:p>
          </table:table-cell>
          <table:table-cell table:style-name="ce88" table:formula="of:=IF(OR(ISBLANK([.$C4]);ISBLANK([$Speed.J4]));&quot;&quot;;IF([$Speed.J4]=&quot;FAIL&quot;;&quot;FAIL&quot;;[$Speed.J4]/[.$C4]))" office:value-type="float" office:value="116574.5" calcext:value-type="float">
            <text:p>116575</text:p>
          </table:table-cell>
          <table:table-cell table:style-name="ce92" table:formula="of:=IF(OR(ISBLANK([.$C4]);ISBLANK([.$D4]);ISBLANK([.$E4]);ISBLANK([$Speed.J4]));&quot;&quot;;IF([.T4]=&quot;FAIL&quot;;&quot;FAIL&quot;;[.T4]*[.$E4]/[.$D4]/1000000))" office:value-type="float" office:value="5.828725" calcext:value-type="float">
            <text:p>5,829</text:p>
          </table:table-cell>
          <table:table-cell table:style-name="ce88" table:formula="of:=IF(OR(ISBLANK([.$C4]);ISBLANK([$Speed.K4]));&quot;&quot;;IF([$Speed.K4]=&quot;FAIL&quot;;&quot;FAIL&quot;;[$Speed.K4]/[.$C4]))">
            <text:p/>
          </table:table-cell>
          <table:table-cell table:style-name="ce92" table:formula="of:=IF(OR(ISBLANK([.$C4]);ISBLANK([.$D4]);ISBLANK([.$E4]);ISBLANK([$Speed.K4]));&quot;&quot;;IF([.V4]=&quot;FAIL&quot;;&quot;FAIL&quot;;[.V4]*[.$E4]/[.$D4]/1000000))">
            <text:p/>
          </table:table-cell>
          <table:table-cell table:style-name="ce88" table:formula="of:=IF(OR(ISBLANK([.$C4]);ISBLANK([$Speed.L4]));&quot;&quot;;IF([$Speed.L4]=&quot;FAIL&quot;;&quot;FAIL&quot;;[$Speed.L4]/[.$C4]))">
            <text:p/>
          </table:table-cell>
          <table:table-cell table:style-name="ce92" table:formula="of:=IF(OR(ISBLANK([.$C4]);ISBLANK([.$D4]);ISBLANK([.$E4]);ISBLANK([$Speed.L4]));&quot;&quot;;IF([.X4]=&quot;FAIL&quot;;&quot;FAIL&quot;;[.X4]*[.$E4]/[.$D4]/1000000))">
            <text:p/>
          </table:table-cell>
          <table:table-cell table:style-name="ce70" table:number-columns-repeated="29"/>
          <table:table-cell table:number-columns-repeated="970"/>
        </table:table-row>
        <table:table-row table:style-name="ro1">
          <table:table-cell table:style-name="ce71"/>
          <table:table-cell table:style-name="ce52" table:formula="of:=IF(ISBLANK([$Speed.B5]);&quot;&quot;;[$Speed.B5])" office:value-type="string" office:string-value="AMR-dec" calcext:value-type="string">
            <text:p>AMR-dec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160" calcext:value-type="float">
            <text:p>160</text:p>
          </table:table-cell>
          <table:table-cell table:style-name="ce52" office:value-type="float" office:value="8000" calcext:value-type="float">
            <text:p>8000</text:p>
          </table:table-cell>
          <table:table-cell table:style-name="ce88" table:formula="of:=IF(OR(ISBLANK([.$C5]);ISBLANK([$Speed.C5]));&quot;&quot;;IF([$Speed.C5]=&quot;FAIL&quot;;&quot;FAIL&quot;;[$Speed.C5]/[.$C5]))" office:value-type="float" office:value="30069.8" calcext:value-type="float">
            <text:p>30070</text:p>
          </table:table-cell>
          <table:table-cell table:style-name="ce92" table:formula="of:=IF(OR(ISBLANK([.$C5]);ISBLANK([.$D5]);ISBLANK([.$E5]);ISBLANK([$Speed.C5]));&quot;&quot;;IF([.F5]=&quot;FAIL&quot;;&quot;FAIL&quot;;[.F5]*[.$E5]/[.$D5]/1000000))" office:value-type="float" office:value="1.50349" calcext:value-type="float">
            <text:p>1,503</text:p>
          </table:table-cell>
          <table:table-cell table:style-name="ce88" table:formula="of:=IF(OR(ISBLANK([.$C5]);ISBLANK([$Speed.D5]));&quot;&quot;;IF([$Speed.D5]=&quot;FAIL&quot;;&quot;FAIL&quot;;[$Speed.D5]/[.$C5]))" office:value-type="float" office:value="29355.4" calcext:value-type="float">
            <text:p>29355</text:p>
          </table:table-cell>
          <table:table-cell table:style-name="ce92" table:formula="of:=IF(OR(ISBLANK([.$C5]);ISBLANK([.$D5]);ISBLANK([.$E5]);ISBLANK([$Speed.D5]));&quot;&quot;;IF([.H5]=&quot;FAIL&quot;;&quot;FAIL&quot;;[.H5]*[.$E5]/[.$D5]/1000000))" office:value-type="float" office:value="1.46777" calcext:value-type="float">
            <text:p>1,468</text:p>
          </table:table-cell>
          <table:table-cell table:style-name="ce88" table:formula="of:=IF(OR(ISBLANK([.$C5]);ISBLANK([$Speed.E5]));&quot;&quot;;IF([$Speed.E5]=&quot;FAIL&quot;;&quot;FAIL&quot;;[$Speed.E5]/[.$C5]))" office:value-type="float" office:value="29414.25" calcext:value-type="float">
            <text:p>29414</text:p>
          </table:table-cell>
          <table:table-cell table:style-name="ce92" table:formula="of:=IF(OR(ISBLANK([.$C5]);ISBLANK([.$D5]);ISBLANK([.$E5]);ISBLANK([$Speed.E5]));&quot;&quot;;IF([.J5]=&quot;FAIL&quot;;&quot;FAIL&quot;;[.J5]*[.$E5]/[.$D5]/1000000))" office:value-type="float" office:value="1.4707125" calcext:value-type="float">
            <text:p>1,471</text:p>
          </table:table-cell>
          <table:table-cell table:style-name="ce88" table:formula="of:=IF(OR(ISBLANK([.$C5]);ISBLANK([$Speed.F5]));&quot;&quot;;IF([$Speed.F5]=&quot;FAIL&quot;;&quot;FAIL&quot;;[$Speed.F5]/[.$C5]))" office:value-type="float" office:value="29165.2" calcext:value-type="float">
            <text:p>29165</text:p>
          </table:table-cell>
          <table:table-cell table:style-name="ce92" table:formula="of:=IF(OR(ISBLANK([.$C5]);ISBLANK([.$D5]);ISBLANK([.$E5]);ISBLANK([$Speed.F5]));&quot;&quot;;IF([.L5]=&quot;FAIL&quot;;&quot;FAIL&quot;;[.L5]*[.$E5]/[.$D5]/1000000))" office:value-type="float" office:value="1.45826" calcext:value-type="float">
            <text:p>1,458</text:p>
          </table:table-cell>
          <table:table-cell table:style-name="ce88" table:formula="of:=IF(OR(ISBLANK([.$C5]);ISBLANK([$Speed.G5]));&quot;&quot;;IF([$Speed.G5]=&quot;FAIL&quot;;&quot;FAIL&quot;;[$Speed.G5]/[.$C5]))" office:value-type="float" office:value="29161.95" calcext:value-type="float">
            <text:p>29162</text:p>
          </table:table-cell>
          <table:table-cell table:style-name="ce92" table:formula="of:=IF(OR(ISBLANK([.$C5]);ISBLANK([.$D5]);ISBLANK([.$E5]);ISBLANK([$Speed.G5]));&quot;&quot;;IF([.N5]=&quot;FAIL&quot;;&quot;FAIL&quot;;[.N5]*[.$E5]/[.$D5]/1000000))" office:value-type="float" office:value="1.4580975" calcext:value-type="float">
            <text:p>1,458</text:p>
          </table:table-cell>
          <table:table-cell table:style-name="ce88" table:formula="of:=IF(OR(ISBLANK([.$C5]);ISBLANK([$Speed.H5]));&quot;&quot;;IF([$Speed.H5]=&quot;FAIL&quot;;&quot;FAIL&quot;;[$Speed.H5]/[.$C5]))" office:value-type="float" office:value="29435.7" calcext:value-type="float">
            <text:p>29436</text:p>
          </table:table-cell>
          <table:table-cell table:style-name="ce92" table:formula="of:=IF(OR(ISBLANK([.$C5]);ISBLANK([.$D5]);ISBLANK([.$E5]);ISBLANK([$Speed.H5]));&quot;&quot;;IF([.P5]=&quot;FAIL&quot;;&quot;FAIL&quot;;[.P5]*[.$E5]/[.$D5]/1000000))" office:value-type="float" office:value="1.471785" calcext:value-type="float">
            <text:p>1,472</text:p>
          </table:table-cell>
          <table:table-cell table:style-name="ce88" table:formula="of:=IF(OR(ISBLANK([.$C5]);ISBLANK([$Speed.I5]));&quot;&quot;;IF([$Speed.I5]=&quot;FAIL&quot;;&quot;FAIL&quot;;[$Speed.I5]/[.$C5]))" office:value-type="float" office:value="29452.3" calcext:value-type="float">
            <text:p>29452</text:p>
          </table:table-cell>
          <table:table-cell table:style-name="ce92" table:formula="of:=IF(OR(ISBLANK([.$C5]);ISBLANK([.$D5]);ISBLANK([.$E5]);ISBLANK([$Speed.I5]));&quot;&quot;;IF([.R5]=&quot;FAIL&quot;;&quot;FAIL&quot;;[.R5]*[.$E5]/[.$D5]/1000000))" office:value-type="float" office:value="1.472615" calcext:value-type="float">
            <text:p>1,473</text:p>
          </table:table-cell>
          <table:table-cell table:style-name="ce88" table:formula="of:=IF(OR(ISBLANK([.$C5]);ISBLANK([$Speed.J5]));&quot;&quot;;IF([$Speed.J5]=&quot;FAIL&quot;;&quot;FAIL&quot;;[$Speed.J5]/[.$C5]))" office:value-type="float" office:value="30360.85" calcext:value-type="float">
            <text:p>30361</text:p>
          </table:table-cell>
          <table:table-cell table:style-name="ce92" table:formula="of:=IF(OR(ISBLANK([.$C5]);ISBLANK([.$D5]);ISBLANK([.$E5]);ISBLANK([$Speed.J5]));&quot;&quot;;IF([.T5]=&quot;FAIL&quot;;&quot;FAIL&quot;;[.T5]*[.$E5]/[.$D5]/1000000))" office:value-type="float" office:value="1.5180425" calcext:value-type="float">
            <text:p>1,518</text:p>
          </table:table-cell>
          <table:table-cell table:style-name="ce88" table:formula="of:=IF(OR(ISBLANK([.$C5]);ISBLANK([$Speed.K5]));&quot;&quot;;IF([$Speed.K5]=&quot;FAIL&quot;;&quot;FAIL&quot;;[$Speed.K5]/[.$C5]))">
            <text:p/>
          </table:table-cell>
          <table:table-cell table:style-name="ce92" table:formula="of:=IF(OR(ISBLANK([.$C5]);ISBLANK([.$D5]);ISBLANK([.$E5]);ISBLANK([$Speed.K5]));&quot;&quot;;IF([.V5]=&quot;FAIL&quot;;&quot;FAIL&quot;;[.V5]*[.$E5]/[.$D5]/1000000))">
            <text:p/>
          </table:table-cell>
          <table:table-cell table:style-name="ce88" table:formula="of:=IF(OR(ISBLANK([.$C5]);ISBLANK([$Speed.L5]));&quot;&quot;;IF([$Speed.L5]=&quot;FAIL&quot;;&quot;FAIL&quot;;[$Speed.L5]/[.$C5]))">
            <text:p/>
          </table:table-cell>
          <table:table-cell table:style-name="ce92" table:formula="of:=IF(OR(ISBLANK([.$C5]);ISBLANK([.$D5]);ISBLANK([.$E5]);ISBLANK([$Speed.L5]));&quot;&quot;;IF([.X5]=&quot;FAIL&quot;;&quot;FAIL&quot;;[.X5]*[.$E5]/[.$D5]/1000000))">
            <text:p/>
          </table:table-cell>
          <table:table-cell table:style-name="ce70" table:number-columns-repeated="29"/>
          <table:table-cell table:number-columns-repeated="970"/>
        </table:table-row>
        <table:table-row table:style-name="ro1">
          <table:table-cell table:style-name="ce71"/>
          <table:table-cell table:style-name="ce52" table:formula="of:=IF(ISBLANK([$Speed.B6]);&quot;&quot;;[$Speed.B6])" office:value-type="string" office:string-value="ECC-cod" calcext:value-type="string">
            <text:p>ECC-cod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248" calcext:value-type="float">
            <text:p>248</text:p>
          </table:table-cell>
          <table:table-cell table:style-name="ce52" office:value-type="float" office:value="8000" calcext:value-type="float">
            <text:p>8000</text:p>
          </table:table-cell>
          <table:table-cell table:style-name="ce88" table:formula="of:=IF(OR(ISBLANK([.$C6]);ISBLANK([$Speed.C6]));&quot;&quot;;IF([$Speed.C6]=&quot;FAIL&quot;;&quot;FAIL&quot;;[$Speed.C6]/[.$C6]))" office:value-type="float" office:value="132740.5" calcext:value-type="float">
            <text:p>132741</text:p>
          </table:table-cell>
          <table:table-cell table:style-name="ce92" table:formula="of:=IF(OR(ISBLANK([.$C6]);ISBLANK([.$D6]);ISBLANK([.$E6]);ISBLANK([$Speed.C6]));&quot;&quot;;IF([.F6]=&quot;FAIL&quot;;&quot;FAIL&quot;;[.F6]*[.$E6]/[.$D6]/1000000))" office:value-type="float" office:value="4.28195161290323" calcext:value-type="float">
            <text:p>4,282</text:p>
          </table:table-cell>
          <table:table-cell table:style-name="ce88" table:formula="of:=IF(OR(ISBLANK([.$C6]);ISBLANK([$Speed.D6]));&quot;&quot;;IF([$Speed.D6]=&quot;FAIL&quot;;&quot;FAIL&quot;;[$Speed.D6]/[.$C6]))" office:value-type="float" office:value="128033" calcext:value-type="float">
            <text:p>128033</text:p>
          </table:table-cell>
          <table:table-cell table:style-name="ce92" table:formula="of:=IF(OR(ISBLANK([.$C6]);ISBLANK([.$D6]);ISBLANK([.$E6]);ISBLANK([$Speed.D6]));&quot;&quot;;IF([.H6]=&quot;FAIL&quot;;&quot;FAIL&quot;;[.H6]*[.$E6]/[.$D6]/1000000))" office:value-type="float" office:value="4.13009677419355" calcext:value-type="float">
            <text:p>4,130</text:p>
          </table:table-cell>
          <table:table-cell table:style-name="ce88" table:formula="of:=IF(OR(ISBLANK([.$C6]);ISBLANK([$Speed.E6]));&quot;&quot;;IF([$Speed.E6]=&quot;FAIL&quot;;&quot;FAIL&quot;;[$Speed.E6]/[.$C6]))" office:value-type="float" office:value="128053.5" calcext:value-type="float">
            <text:p>128054</text:p>
          </table:table-cell>
          <table:table-cell table:style-name="ce92" table:formula="of:=IF(OR(ISBLANK([.$C6]);ISBLANK([.$D6]);ISBLANK([.$E6]);ISBLANK([$Speed.E6]));&quot;&quot;;IF([.J6]=&quot;FAIL&quot;;&quot;FAIL&quot;;[.J6]*[.$E6]/[.$D6]/1000000))" office:value-type="float" office:value="4.13075806451613" calcext:value-type="float">
            <text:p>4,131</text:p>
          </table:table-cell>
          <table:table-cell table:style-name="ce88" table:formula="of:=IF(OR(ISBLANK([.$C6]);ISBLANK([$Speed.F6]));&quot;&quot;;IF([$Speed.F6]=&quot;FAIL&quot;;&quot;FAIL&quot;;[$Speed.F6]/[.$C6]))" office:value-type="float" office:value="128053.5" calcext:value-type="float">
            <text:p>128054</text:p>
          </table:table-cell>
          <table:table-cell table:style-name="ce92" table:formula="of:=IF(OR(ISBLANK([.$C6]);ISBLANK([.$D6]);ISBLANK([.$E6]);ISBLANK([$Speed.F6]));&quot;&quot;;IF([.L6]=&quot;FAIL&quot;;&quot;FAIL&quot;;[.L6]*[.$E6]/[.$D6]/1000000))" office:value-type="float" office:value="4.13075806451613" calcext:value-type="float">
            <text:p>4,131</text:p>
          </table:table-cell>
          <table:table-cell table:style-name="ce88" table:formula="of:=IF(OR(ISBLANK([.$C6]);ISBLANK([$Speed.G6]));&quot;&quot;;IF([$Speed.G6]=&quot;FAIL&quot;;&quot;FAIL&quot;;[$Speed.G6]/[.$C6]))" office:value-type="float" office:value="128053.5" calcext:value-type="float">
            <text:p>128054</text:p>
          </table:table-cell>
          <table:table-cell table:style-name="ce92" table:formula="of:=IF(OR(ISBLANK([.$C6]);ISBLANK([.$D6]);ISBLANK([.$E6]);ISBLANK([$Speed.G6]));&quot;&quot;;IF([.N6]=&quot;FAIL&quot;;&quot;FAIL&quot;;[.N6]*[.$E6]/[.$D6]/1000000))" office:value-type="float" office:value="4.13075806451613" calcext:value-type="float">
            <text:p>4,131</text:p>
          </table:table-cell>
          <table:table-cell table:style-name="ce88" table:formula="of:=IF(OR(ISBLANK([.$C6]);ISBLANK([$Speed.H6]));&quot;&quot;;IF([$Speed.H6]=&quot;FAIL&quot;;&quot;FAIL&quot;;[$Speed.H6]/[.$C6]))" office:value-type="float" office:value="131041.5" calcext:value-type="float">
            <text:p>131042</text:p>
          </table:table-cell>
          <table:table-cell table:style-name="ce92" table:formula="of:=IF(OR(ISBLANK([.$C6]);ISBLANK([.$D6]);ISBLANK([.$E6]);ISBLANK([$Speed.H6]));&quot;&quot;;IF([.P6]=&quot;FAIL&quot;;&quot;FAIL&quot;;[.P6]*[.$E6]/[.$D6]/1000000))" office:value-type="float" office:value="4.22714516129032" calcext:value-type="float">
            <text:p>4,227</text:p>
          </table:table-cell>
          <table:table-cell table:style-name="ce88" table:formula="of:=IF(OR(ISBLANK([.$C6]);ISBLANK([$Speed.I6]));&quot;&quot;;IF([$Speed.I6]=&quot;FAIL&quot;;&quot;FAIL&quot;;[$Speed.I6]/[.$C6]))" office:value-type="float" office:value="131040.5" calcext:value-type="float">
            <text:p>131041</text:p>
          </table:table-cell>
          <table:table-cell table:style-name="ce92" table:formula="of:=IF(OR(ISBLANK([.$C6]);ISBLANK([.$D6]);ISBLANK([.$E6]);ISBLANK([$Speed.I6]));&quot;&quot;;IF([.R6]=&quot;FAIL&quot;;&quot;FAIL&quot;;[.R6]*[.$E6]/[.$D6]/1000000))" office:value-type="float" office:value="4.22711290322581" calcext:value-type="float">
            <text:p>4,227</text:p>
          </table:table-cell>
          <table:table-cell table:style-name="ce88" table:formula="of:=IF(OR(ISBLANK([.$C6]);ISBLANK([$Speed.J6]));&quot;&quot;;IF([$Speed.J6]=&quot;FAIL&quot;;&quot;FAIL&quot;;[$Speed.J6]/[.$C6]))" office:value-type="float" office:value="130550.5" calcext:value-type="float">
            <text:p>130551</text:p>
          </table:table-cell>
          <table:table-cell table:style-name="ce92" table:formula="of:=IF(OR(ISBLANK([.$C6]);ISBLANK([.$D6]);ISBLANK([.$E6]);ISBLANK([$Speed.J6]));&quot;&quot;;IF([.T6]=&quot;FAIL&quot;;&quot;FAIL&quot;;[.T6]*[.$E6]/[.$D6]/1000000))" office:value-type="float" office:value="4.2113064516129" calcext:value-type="float">
            <text:p>4,211</text:p>
          </table:table-cell>
          <table:table-cell table:style-name="ce88" table:formula="of:=IF(OR(ISBLANK([.$C6]);ISBLANK([$Speed.K6]));&quot;&quot;;IF([$Speed.K6]=&quot;FAIL&quot;;&quot;FAIL&quot;;[$Speed.K6]/[.$C6]))">
            <text:p/>
          </table:table-cell>
          <table:table-cell table:style-name="ce92" table:formula="of:=IF(OR(ISBLANK([.$C6]);ISBLANK([.$D6]);ISBLANK([.$E6]);ISBLANK([$Speed.K6]));&quot;&quot;;IF([.V6]=&quot;FAIL&quot;;&quot;FAIL&quot;;[.V6]*[.$E6]/[.$D6]/1000000))">
            <text:p/>
          </table:table-cell>
          <table:table-cell table:style-name="ce88" table:formula="of:=IF(OR(ISBLANK([.$C6]);ISBLANK([$Speed.L6]));&quot;&quot;;IF([$Speed.L6]=&quot;FAIL&quot;;&quot;FAIL&quot;;[$Speed.L6]/[.$C6]))">
            <text:p/>
          </table:table-cell>
          <table:table-cell table:style-name="ce92" table:formula="of:=IF(OR(ISBLANK([.$C6]);ISBLANK([.$D6]);ISBLANK([.$E6]);ISBLANK([$Speed.L6]));&quot;&quot;;IF([.X6]=&quot;FAIL&quot;;&quot;FAIL&quot;;[.X6]*[.$E6]/[.$D6]/1000000))">
            <text:p/>
          </table:table-cell>
          <table:table-cell table:style-name="ce70" table:number-columns-repeated="29"/>
          <table:table-cell table:number-columns-repeated="970"/>
        </table:table-row>
        <table:table-row table:style-name="ro1">
          <table:table-cell table:style-name="ce71"/>
          <table:table-cell table:style-name="ce52" table:formula="of:=IF(ISBLANK([$Speed.B7]);&quot;&quot;;[$Speed.B7])" office:value-type="string" office:string-value="ECC-dec" calcext:value-type="string">
            <text:p>ECC-dec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248" calcext:value-type="float">
            <text:p>248</text:p>
          </table:table-cell>
          <table:table-cell table:style-name="ce52" office:value-type="float" office:value="8000" calcext:value-type="float">
            <text:p>8000</text:p>
          </table:table-cell>
          <table:table-cell table:style-name="ce88" table:formula="of:=IF(OR(ISBLANK([.$C7]);ISBLANK([$Speed.C7]));&quot;&quot;;IF([$Speed.C7]=&quot;FAIL&quot;;&quot;FAIL&quot;;[$Speed.C7]/[.$C7]))" office:value-type="float" office:value="262300" calcext:value-type="float">
            <text:p>262300</text:p>
          </table:table-cell>
          <table:table-cell table:style-name="ce92" table:formula="of:=IF(OR(ISBLANK([.$C7]);ISBLANK([.$D7]);ISBLANK([.$E7]);ISBLANK([$Speed.C7]));&quot;&quot;;IF([.F7]=&quot;FAIL&quot;;&quot;FAIL&quot;;[.F7]*[.$E7]/[.$D7]/1000000))" office:value-type="float" office:value="8.46129032258065" calcext:value-type="float">
            <text:p>8,461</text:p>
          </table:table-cell>
          <table:table-cell table:style-name="ce88" table:formula="of:=IF(OR(ISBLANK([.$C7]);ISBLANK([$Speed.D7]));&quot;&quot;;IF([$Speed.D7]=&quot;FAIL&quot;;&quot;FAIL&quot;;[$Speed.D7]/[.$C7]))" office:value-type="float" office:value="248533" calcext:value-type="float">
            <text:p>248533</text:p>
          </table:table-cell>
          <table:table-cell table:style-name="ce92" table:formula="of:=IF(OR(ISBLANK([.$C7]);ISBLANK([.$D7]);ISBLANK([.$E7]);ISBLANK([$Speed.D7]));&quot;&quot;;IF([.H7]=&quot;FAIL&quot;;&quot;FAIL&quot;;[.H7]*[.$E7]/[.$D7]/1000000))" office:value-type="float" office:value="8.0171935483871" calcext:value-type="float">
            <text:p>8,017</text:p>
          </table:table-cell>
          <table:table-cell table:style-name="ce88" table:formula="of:=IF(OR(ISBLANK([.$C7]);ISBLANK([$Speed.E7]));&quot;&quot;;IF([$Speed.E7]=&quot;FAIL&quot;;&quot;FAIL&quot;;[$Speed.E7]/[.$C7]))" office:value-type="float" office:value="250083.5" calcext:value-type="float">
            <text:p>250084</text:p>
          </table:table-cell>
          <table:table-cell table:style-name="ce92" table:formula="of:=IF(OR(ISBLANK([.$C7]);ISBLANK([.$D7]);ISBLANK([.$E7]);ISBLANK([$Speed.E7]));&quot;&quot;;IF([.J7]=&quot;FAIL&quot;;&quot;FAIL&quot;;[.J7]*[.$E7]/[.$D7]/1000000))" office:value-type="float" office:value="8.06720967741935" calcext:value-type="float">
            <text:p>8,067</text:p>
          </table:table-cell>
          <table:table-cell table:style-name="ce88" table:formula="of:=IF(OR(ISBLANK([.$C7]);ISBLANK([$Speed.F7]));&quot;&quot;;IF([$Speed.F7]=&quot;FAIL&quot;;&quot;FAIL&quot;;[$Speed.F7]/[.$C7]))" office:value-type="float" office:value="250086" calcext:value-type="float">
            <text:p>250086</text:p>
          </table:table-cell>
          <table:table-cell table:style-name="ce92" table:formula="of:=IF(OR(ISBLANK([.$C7]);ISBLANK([.$D7]);ISBLANK([.$E7]);ISBLANK([$Speed.F7]));&quot;&quot;;IF([.L7]=&quot;FAIL&quot;;&quot;FAIL&quot;;[.L7]*[.$E7]/[.$D7]/1000000))" office:value-type="float" office:value="8.06729032258065" calcext:value-type="float">
            <text:p>8,067</text:p>
          </table:table-cell>
          <table:table-cell table:style-name="ce88" table:formula="of:=IF(OR(ISBLANK([.$C7]);ISBLANK([$Speed.G7]));&quot;&quot;;IF([$Speed.G7]=&quot;FAIL&quot;;&quot;FAIL&quot;;[$Speed.G7]/[.$C7]))" office:value-type="float" office:value="250086" calcext:value-type="float">
            <text:p>250086</text:p>
          </table:table-cell>
          <table:table-cell table:style-name="ce92" table:formula="of:=IF(OR(ISBLANK([.$C7]);ISBLANK([.$D7]);ISBLANK([.$E7]);ISBLANK([$Speed.G7]));&quot;&quot;;IF([.N7]=&quot;FAIL&quot;;&quot;FAIL&quot;;[.N7]*[.$E7]/[.$D7]/1000000))" office:value-type="float" office:value="8.06729032258065" calcext:value-type="float">
            <text:p>8,067</text:p>
          </table:table-cell>
          <table:table-cell table:style-name="ce88" table:formula="of:=IF(OR(ISBLANK([.$C7]);ISBLANK([$Speed.H7]));&quot;&quot;;IF([$Speed.H7]=&quot;FAIL&quot;;&quot;FAIL&quot;;[$Speed.H7]/[.$C7]))" office:value-type="float" office:value="256207" calcext:value-type="float">
            <text:p>256207</text:p>
          </table:table-cell>
          <table:table-cell table:style-name="ce92" table:formula="of:=IF(OR(ISBLANK([.$C7]);ISBLANK([.$D7]);ISBLANK([.$E7]);ISBLANK([$Speed.H7]));&quot;&quot;;IF([.P7]=&quot;FAIL&quot;;&quot;FAIL&quot;;[.P7]*[.$E7]/[.$D7]/1000000))" office:value-type="float" office:value="8.26474193548387" calcext:value-type="float">
            <text:p>8,265</text:p>
          </table:table-cell>
          <table:table-cell table:style-name="ce88" table:formula="of:=IF(OR(ISBLANK([.$C7]);ISBLANK([$Speed.I7]));&quot;&quot;;IF([$Speed.I7]=&quot;FAIL&quot;;&quot;FAIL&quot;;[$Speed.I7]/[.$C7]))" office:value-type="float" office:value="256206" calcext:value-type="float">
            <text:p>256206</text:p>
          </table:table-cell>
          <table:table-cell table:style-name="ce92" table:formula="of:=IF(OR(ISBLANK([.$C7]);ISBLANK([.$D7]);ISBLANK([.$E7]);ISBLANK([$Speed.I7]));&quot;&quot;;IF([.R7]=&quot;FAIL&quot;;&quot;FAIL&quot;;[.R7]*[.$E7]/[.$D7]/1000000))" office:value-type="float" office:value="8.26470967741936" calcext:value-type="float">
            <text:p>8,265</text:p>
          </table:table-cell>
          <table:table-cell table:style-name="ce88" table:formula="of:=IF(OR(ISBLANK([.$C7]);ISBLANK([$Speed.J7]));&quot;&quot;;IF([$Speed.J7]=&quot;FAIL&quot;;&quot;FAIL&quot;;[$Speed.J7]/[.$C7]))" office:value-type="float" office:value="256205.5" calcext:value-type="float">
            <text:p>256206</text:p>
          </table:table-cell>
          <table:table-cell table:style-name="ce92" table:formula="of:=IF(OR(ISBLANK([.$C7]);ISBLANK([.$D7]);ISBLANK([.$E7]);ISBLANK([$Speed.J7]));&quot;&quot;;IF([.T7]=&quot;FAIL&quot;;&quot;FAIL&quot;;[.T7]*[.$E7]/[.$D7]/1000000))" office:value-type="float" office:value="8.2646935483871" calcext:value-type="float">
            <text:p>8,265</text:p>
          </table:table-cell>
          <table:table-cell table:style-name="ce88" table:formula="of:=IF(OR(ISBLANK([.$C7]);ISBLANK([$Speed.K7]));&quot;&quot;;IF([$Speed.K7]=&quot;FAIL&quot;;&quot;FAIL&quot;;[$Speed.K7]/[.$C7]))">
            <text:p/>
          </table:table-cell>
          <table:table-cell table:style-name="ce92" table:formula="of:=IF(OR(ISBLANK([.$C7]);ISBLANK([.$D7]);ISBLANK([.$E7]);ISBLANK([$Speed.K7]));&quot;&quot;;IF([.V7]=&quot;FAIL&quot;;&quot;FAIL&quot;;[.V7]*[.$E7]/[.$D7]/1000000))">
            <text:p/>
          </table:table-cell>
          <table:table-cell table:style-name="ce88" table:formula="of:=IF(OR(ISBLANK([.$C7]);ISBLANK([$Speed.L7]));&quot;&quot;;IF([$Speed.L7]=&quot;FAIL&quot;;&quot;FAIL&quot;;[$Speed.L7]/[.$C7]))">
            <text:p/>
          </table:table-cell>
          <table:table-cell table:style-name="ce92" table:formula="of:=IF(OR(ISBLANK([.$C7]);ISBLANK([.$D7]);ISBLANK([.$E7]);ISBLANK([$Speed.L7]));&quot;&quot;;IF([.X7]=&quot;FAIL&quot;;&quot;FAIL&quot;;[.X7]*[.$E7]/[.$D7]/1000000))">
            <text:p/>
          </table:table-cell>
          <table:table-cell table:style-name="ce70" table:number-columns-repeated="29"/>
          <table:table-cell table:number-columns-repeated="970"/>
        </table:table-row>
        <table:table-row table:style-name="ro1">
          <table:table-cell table:style-name="ce71"/>
          <table:table-cell table:style-name="ce52" table:formula="of:=IF(ISBLANK([$Speed.B8]);&quot;&quot;;[$Speed.B8])" office:value-type="string" office:string-value="EFR-cod" calcext:value-type="string">
            <text:p>EFR-cod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160" calcext:value-type="float">
            <text:p>160</text:p>
          </table:table-cell>
          <table:table-cell table:style-name="ce52" office:value-type="float" office:value="8000" calcext:value-type="float">
            <text:p>8000</text:p>
          </table:table-cell>
          <table:table-cell table:style-name="ce88" table:formula="of:=IF(OR(ISBLANK([.$C8]);ISBLANK([$Speed.C8]));&quot;&quot;;IF([$Speed.C8]=&quot;FAIL&quot;;&quot;FAIL&quot;;[$Speed.C8]/[.$C8]))" office:value-type="float" office:value="194920" calcext:value-type="float">
            <text:p>194920</text:p>
          </table:table-cell>
          <table:table-cell table:style-name="ce92" table:formula="of:=IF(OR(ISBLANK([.$C8]);ISBLANK([.$D8]);ISBLANK([.$E8]);ISBLANK([$Speed.C8]));&quot;&quot;;IF([.F8]=&quot;FAIL&quot;;&quot;FAIL&quot;;[.F8]*[.$E8]/[.$D8]/1000000))" office:value-type="float" office:value="9.746" calcext:value-type="float">
            <text:p>9,746</text:p>
          </table:table-cell>
          <table:table-cell table:style-name="ce88" table:formula="of:=IF(OR(ISBLANK([.$C8]);ISBLANK([$Speed.D8]));&quot;&quot;;IF([$Speed.D8]=&quot;FAIL&quot;;&quot;FAIL&quot;;[$Speed.D8]/[.$C8]))" office:value-type="float" office:value="195873.9" calcext:value-type="float">
            <text:p>195874</text:p>
          </table:table-cell>
          <table:table-cell table:style-name="ce92" table:formula="of:=IF(OR(ISBLANK([.$C8]);ISBLANK([.$D8]);ISBLANK([.$E8]);ISBLANK([$Speed.D8]));&quot;&quot;;IF([.H8]=&quot;FAIL&quot;;&quot;FAIL&quot;;[.H8]*[.$E8]/[.$D8]/1000000))" office:value-type="float" office:value="9.793695" calcext:value-type="float">
            <text:p>9,794</text:p>
          </table:table-cell>
          <table:table-cell table:style-name="ce88" table:formula="of:=IF(OR(ISBLANK([.$C8]);ISBLANK([$Speed.E8]));&quot;&quot;;IF([$Speed.E8]=&quot;FAIL&quot;;&quot;FAIL&quot;;[$Speed.E8]/[.$C8]))" office:value-type="float" office:value="196516.9" calcext:value-type="float">
            <text:p>196517</text:p>
          </table:table-cell>
          <table:table-cell table:style-name="ce92" table:formula="of:=IF(OR(ISBLANK([.$C8]);ISBLANK([.$D8]);ISBLANK([.$E8]);ISBLANK([$Speed.E8]));&quot;&quot;;IF([.J8]=&quot;FAIL&quot;;&quot;FAIL&quot;;[.J8]*[.$E8]/[.$D8]/1000000))" office:value-type="float" office:value="9.825845" calcext:value-type="float">
            <text:p>9,826</text:p>
          </table:table-cell>
          <table:table-cell table:style-name="ce88" table:formula="of:=IF(OR(ISBLANK([.$C8]);ISBLANK([$Speed.F8]));&quot;&quot;;IF([$Speed.F8]=&quot;FAIL&quot;;&quot;FAIL&quot;;[$Speed.F8]/[.$C8]))" office:value-type="float" office:value="194384.8" calcext:value-type="float">
            <text:p>194385</text:p>
          </table:table-cell>
          <table:table-cell table:style-name="ce92" table:formula="of:=IF(OR(ISBLANK([.$C8]);ISBLANK([.$D8]);ISBLANK([.$E8]);ISBLANK([$Speed.F8]));&quot;&quot;;IF([.L8]=&quot;FAIL&quot;;&quot;FAIL&quot;;[.L8]*[.$E8]/[.$D8]/1000000))" office:value-type="float" office:value="9.71924" calcext:value-type="float">
            <text:p>9,719</text:p>
          </table:table-cell>
          <table:table-cell table:style-name="ce88" table:formula="of:=IF(OR(ISBLANK([.$C8]);ISBLANK([$Speed.G8]));&quot;&quot;;IF([$Speed.G8]=&quot;FAIL&quot;;&quot;FAIL&quot;;[$Speed.G8]/[.$C8]))" office:value-type="float" office:value="194456.05" calcext:value-type="float">
            <text:p>194456</text:p>
          </table:table-cell>
          <table:table-cell table:style-name="ce92" table:formula="of:=IF(OR(ISBLANK([.$C8]);ISBLANK([.$D8]);ISBLANK([.$E8]);ISBLANK([$Speed.G8]));&quot;&quot;;IF([.N8]=&quot;FAIL&quot;;&quot;FAIL&quot;;[.N8]*[.$E8]/[.$D8]/1000000))" office:value-type="float" office:value="9.7228025" calcext:value-type="float">
            <text:p>9,723</text:p>
          </table:table-cell>
          <table:table-cell table:style-name="ce88" table:formula="of:=IF(OR(ISBLANK([.$C8]);ISBLANK([$Speed.H8]));&quot;&quot;;IF([$Speed.H8]=&quot;FAIL&quot;;&quot;FAIL&quot;;[$Speed.H8]/[.$C8]))" office:value-type="float" office:value="195073.05" calcext:value-type="float">
            <text:p>195073</text:p>
          </table:table-cell>
          <table:table-cell table:style-name="ce92" table:formula="of:=IF(OR(ISBLANK([.$C8]);ISBLANK([.$D8]);ISBLANK([.$E8]);ISBLANK([$Speed.H8]));&quot;&quot;;IF([.P8]=&quot;FAIL&quot;;&quot;FAIL&quot;;[.P8]*[.$E8]/[.$D8]/1000000))" office:value-type="float" office:value="9.7536525" calcext:value-type="float">
            <text:p>9,754</text:p>
          </table:table-cell>
          <table:table-cell table:style-name="ce88" table:formula="of:=IF(OR(ISBLANK([.$C8]);ISBLANK([$Speed.I8]));&quot;&quot;;IF([$Speed.I8]=&quot;FAIL&quot;;&quot;FAIL&quot;;[$Speed.I8]/[.$C8]))" office:value-type="float" office:value="194440.35" calcext:value-type="float">
            <text:p>194440</text:p>
          </table:table-cell>
          <table:table-cell table:style-name="ce92" table:formula="of:=IF(OR(ISBLANK([.$C8]);ISBLANK([.$D8]);ISBLANK([.$E8]);ISBLANK([$Speed.I8]));&quot;&quot;;IF([.R8]=&quot;FAIL&quot;;&quot;FAIL&quot;;[.R8]*[.$E8]/[.$D8]/1000000))" office:value-type="float" office:value="9.7220175" calcext:value-type="float">
            <text:p>9,722</text:p>
          </table:table-cell>
          <table:table-cell table:style-name="ce88" table:formula="of:=IF(OR(ISBLANK([.$C8]);ISBLANK([$Speed.J8]));&quot;&quot;;IF([$Speed.J8]=&quot;FAIL&quot;;&quot;FAIL&quot;;[$Speed.J8]/[.$C8]))" office:value-type="float" office:value="199200.6" calcext:value-type="float">
            <text:p>199201</text:p>
          </table:table-cell>
          <table:table-cell table:style-name="ce92" table:formula="of:=IF(OR(ISBLANK([.$C8]);ISBLANK([.$D8]);ISBLANK([.$E8]);ISBLANK([$Speed.J8]));&quot;&quot;;IF([.T8]=&quot;FAIL&quot;;&quot;FAIL&quot;;[.T8]*[.$E8]/[.$D8]/1000000))" office:value-type="float" office:value="9.96003" calcext:value-type="float">
            <text:p>9,960</text:p>
          </table:table-cell>
          <table:table-cell table:style-name="ce88" table:formula="of:=IF(OR(ISBLANK([.$C8]);ISBLANK([$Speed.K8]));&quot;&quot;;IF([$Speed.K8]=&quot;FAIL&quot;;&quot;FAIL&quot;;[$Speed.K8]/[.$C8]))">
            <text:p/>
          </table:table-cell>
          <table:table-cell table:style-name="ce92" table:formula="of:=IF(OR(ISBLANK([.$C8]);ISBLANK([.$D8]);ISBLANK([.$E8]);ISBLANK([$Speed.K8]));&quot;&quot;;IF([.V8]=&quot;FAIL&quot;;&quot;FAIL&quot;;[.V8]*[.$E8]/[.$D8]/1000000))">
            <text:p/>
          </table:table-cell>
          <table:table-cell table:style-name="ce88" table:formula="of:=IF(OR(ISBLANK([.$C8]);ISBLANK([$Speed.L8]));&quot;&quot;;IF([$Speed.L8]=&quot;FAIL&quot;;&quot;FAIL&quot;;[$Speed.L8]/[.$C8]))">
            <text:p/>
          </table:table-cell>
          <table:table-cell table:style-name="ce92" table:formula="of:=IF(OR(ISBLANK([.$C8]);ISBLANK([.$D8]);ISBLANK([.$E8]);ISBLANK([$Speed.L8]));&quot;&quot;;IF([.X8]=&quot;FAIL&quot;;&quot;FAIL&quot;;[.X8]*[.$E8]/[.$D8]/1000000))">
            <text:p/>
          </table:table-cell>
          <table:table-cell table:style-name="ce70" table:number-columns-repeated="29"/>
          <table:table-cell table:number-columns-repeated="970"/>
        </table:table-row>
        <table:table-row table:style-name="ro1">
          <table:table-cell table:style-name="ce71"/>
          <table:table-cell table:style-name="ce52" table:formula="of:=IF(ISBLANK([$Speed.B9]);&quot;&quot;;[$Speed.B9])" office:value-type="string" office:string-value="EFR-dec" calcext:value-type="string">
            <text:p>EFR-dec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160" calcext:value-type="float">
            <text:p>160</text:p>
          </table:table-cell>
          <table:table-cell table:style-name="ce52" office:value-type="float" office:value="8000" calcext:value-type="float">
            <text:p>8000</text:p>
          </table:table-cell>
          <table:table-cell table:style-name="ce88" table:formula="of:=IF(OR(ISBLANK([.$C9]);ISBLANK([$Speed.C9]));&quot;&quot;;IF([$Speed.C9]=&quot;FAIL&quot;;&quot;FAIL&quot;;[$Speed.C9]/[.$C9]))" office:value-type="float" office:value="24219.15" calcext:value-type="float">
            <text:p>24219</text:p>
          </table:table-cell>
          <table:table-cell table:style-name="ce92" table:formula="of:=IF(OR(ISBLANK([.$C9]);ISBLANK([.$D9]);ISBLANK([.$E9]);ISBLANK([$Speed.C9]));&quot;&quot;;IF([.F9]=&quot;FAIL&quot;;&quot;FAIL&quot;;[.F9]*[.$E9]/[.$D9]/1000000))" office:value-type="float" office:value="1.2109575" calcext:value-type="float">
            <text:p>1,211</text:p>
          </table:table-cell>
          <table:table-cell table:style-name="ce88" table:formula="of:=IF(OR(ISBLANK([.$C9]);ISBLANK([$Speed.D9]));&quot;&quot;;IF([$Speed.D9]=&quot;FAIL&quot;;&quot;FAIL&quot;;[$Speed.D9]/[.$C9]))" office:value-type="float" office:value="24041.25" calcext:value-type="float">
            <text:p>24041</text:p>
          </table:table-cell>
          <table:table-cell table:style-name="ce92" table:formula="of:=IF(OR(ISBLANK([.$C9]);ISBLANK([.$D9]);ISBLANK([.$E9]);ISBLANK([$Speed.D9]));&quot;&quot;;IF([.H9]=&quot;FAIL&quot;;&quot;FAIL&quot;;[.H9]*[.$E9]/[.$D9]/1000000))" office:value-type="float" office:value="1.2020625" calcext:value-type="float">
            <text:p>1,202</text:p>
          </table:table-cell>
          <table:table-cell table:style-name="ce88" table:formula="of:=IF(OR(ISBLANK([.$C9]);ISBLANK([$Speed.E9]));&quot;&quot;;IF([$Speed.E9]=&quot;FAIL&quot;;&quot;FAIL&quot;;[$Speed.E9]/[.$C9]))" office:value-type="float" office:value="24041.5" calcext:value-type="float">
            <text:p>24042</text:p>
          </table:table-cell>
          <table:table-cell table:style-name="ce92" table:formula="of:=IF(OR(ISBLANK([.$C9]);ISBLANK([.$D9]);ISBLANK([.$E9]);ISBLANK([$Speed.E9]));&quot;&quot;;IF([.J9]=&quot;FAIL&quot;;&quot;FAIL&quot;;[.J9]*[.$E9]/[.$D9]/1000000))" office:value-type="float" office:value="1.202075" calcext:value-type="float">
            <text:p>1,202</text:p>
          </table:table-cell>
          <table:table-cell table:style-name="ce88" table:formula="of:=IF(OR(ISBLANK([.$C9]);ISBLANK([$Speed.F9]));&quot;&quot;;IF([$Speed.F9]=&quot;FAIL&quot;;&quot;FAIL&quot;;[$Speed.F9]/[.$C9]))" office:value-type="float" office:value="23999.7" calcext:value-type="float">
            <text:p>24000</text:p>
          </table:table-cell>
          <table:table-cell table:style-name="ce92" table:formula="of:=IF(OR(ISBLANK([.$C9]);ISBLANK([.$D9]);ISBLANK([.$E9]);ISBLANK([$Speed.F9]));&quot;&quot;;IF([.L9]=&quot;FAIL&quot;;&quot;FAIL&quot;;[.L9]*[.$E9]/[.$D9]/1000000))" office:value-type="float" office:value="1.199985" calcext:value-type="float">
            <text:p>1,200</text:p>
          </table:table-cell>
          <table:table-cell table:style-name="ce88" table:formula="of:=IF(OR(ISBLANK([.$C9]);ISBLANK([$Speed.G9]));&quot;&quot;;IF([$Speed.G9]=&quot;FAIL&quot;;&quot;FAIL&quot;;[$Speed.G9]/[.$C9]))" office:value-type="float" office:value="24034.9" calcext:value-type="float">
            <text:p>24035</text:p>
          </table:table-cell>
          <table:table-cell table:style-name="ce92" table:formula="of:=IF(OR(ISBLANK([.$C9]);ISBLANK([.$D9]);ISBLANK([.$E9]);ISBLANK([$Speed.G9]));&quot;&quot;;IF([.N9]=&quot;FAIL&quot;;&quot;FAIL&quot;;[.N9]*[.$E9]/[.$D9]/1000000))" office:value-type="float" office:value="1.201745" calcext:value-type="float">
            <text:p>1,202</text:p>
          </table:table-cell>
          <table:table-cell table:style-name="ce88" table:formula="of:=IF(OR(ISBLANK([.$C9]);ISBLANK([$Speed.H9]));&quot;&quot;;IF([$Speed.H9]=&quot;FAIL&quot;;&quot;FAIL&quot;;[$Speed.H9]/[.$C9]))" office:value-type="float" office:value="24009.65" calcext:value-type="float">
            <text:p>24010</text:p>
          </table:table-cell>
          <table:table-cell table:style-name="ce92" table:formula="of:=IF(OR(ISBLANK([.$C9]);ISBLANK([.$D9]);ISBLANK([.$E9]);ISBLANK([$Speed.H9]));&quot;&quot;;IF([.P9]=&quot;FAIL&quot;;&quot;FAIL&quot;;[.P9]*[.$E9]/[.$D9]/1000000))" office:value-type="float" office:value="1.2004825" calcext:value-type="float">
            <text:p>1,200</text:p>
          </table:table-cell>
          <table:table-cell table:style-name="ce88" table:formula="of:=IF(OR(ISBLANK([.$C9]);ISBLANK([$Speed.I9]));&quot;&quot;;IF([$Speed.I9]=&quot;FAIL&quot;;&quot;FAIL&quot;;[$Speed.I9]/[.$C9]))" office:value-type="float" office:value="24002.75" calcext:value-type="float">
            <text:p>24003</text:p>
          </table:table-cell>
          <table:table-cell table:style-name="ce92" table:formula="of:=IF(OR(ISBLANK([.$C9]);ISBLANK([.$D9]);ISBLANK([.$E9]);ISBLANK([$Speed.I9]));&quot;&quot;;IF([.R9]=&quot;FAIL&quot;;&quot;FAIL&quot;;[.R9]*[.$E9]/[.$D9]/1000000))" office:value-type="float" office:value="1.2001375" calcext:value-type="float">
            <text:p>1,200</text:p>
          </table:table-cell>
          <table:table-cell table:style-name="ce88" table:formula="of:=IF(OR(ISBLANK([.$C9]);ISBLANK([$Speed.J9]));&quot;&quot;;IF([$Speed.J9]=&quot;FAIL&quot;;&quot;FAIL&quot;;[$Speed.J9]/[.$C9]))" office:value-type="float" office:value="24636.4" calcext:value-type="float">
            <text:p>24636</text:p>
          </table:table-cell>
          <table:table-cell table:style-name="ce92" table:formula="of:=IF(OR(ISBLANK([.$C9]);ISBLANK([.$D9]);ISBLANK([.$E9]);ISBLANK([$Speed.J9]));&quot;&quot;;IF([.T9]=&quot;FAIL&quot;;&quot;FAIL&quot;;[.T9]*[.$E9]/[.$D9]/1000000))" office:value-type="float" office:value="1.23182" calcext:value-type="float">
            <text:p>1,232</text:p>
          </table:table-cell>
          <table:table-cell table:style-name="ce88" table:formula="of:=IF(OR(ISBLANK([.$C9]);ISBLANK([$Speed.K9]));&quot;&quot;;IF([$Speed.K9]=&quot;FAIL&quot;;&quot;FAIL&quot;;[$Speed.K9]/[.$C9]))">
            <text:p/>
          </table:table-cell>
          <table:table-cell table:style-name="ce92" table:formula="of:=IF(OR(ISBLANK([.$C9]);ISBLANK([.$D9]);ISBLANK([.$E9]);ISBLANK([$Speed.K9]));&quot;&quot;;IF([.V9]=&quot;FAIL&quot;;&quot;FAIL&quot;;[.V9]*[.$E9]/[.$D9]/1000000))">
            <text:p/>
          </table:table-cell>
          <table:table-cell table:style-name="ce88" table:formula="of:=IF(OR(ISBLANK([.$C9]);ISBLANK([$Speed.L9]));&quot;&quot;;IF([$Speed.L9]=&quot;FAIL&quot;;&quot;FAIL&quot;;[$Speed.L9]/[.$C9]))">
            <text:p/>
          </table:table-cell>
          <table:table-cell table:style-name="ce92" table:formula="of:=IF(OR(ISBLANK([.$C9]);ISBLANK([.$D9]);ISBLANK([.$E9]);ISBLANK([$Speed.L9]));&quot;&quot;;IF([.X9]=&quot;FAIL&quot;;&quot;FAIL&quot;;[.X9]*[.$E9]/[.$D9]/1000000))">
            <text:p/>
          </table:table-cell>
          <table:table-cell table:style-name="ce70" table:number-columns-repeated="29"/>
          <table:table-cell table:number-columns-repeated="970"/>
        </table:table-row>
        <table:table-row table:style-name="ro1">
          <table:table-cell table:style-name="ce71"/>
          <table:table-cell table:style-name="ce52" table:formula="of:=IF(ISBLANK([$Speed.B10]);&quot;&quot;;[$Speed.B10])" office:value-type="string" office:string-value="EVR-cod" calcext:value-type="string">
            <text:p>EVR-cod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160" calcext:value-type="float">
            <text:p>160</text:p>
          </table:table-cell>
          <table:table-cell table:style-name="ce52" office:value-type="float" office:value="8000" calcext:value-type="float">
            <text:p>8000</text:p>
          </table:table-cell>
          <table:table-cell table:style-name="ce88" table:formula="of:=IF(OR(ISBLANK([.$C10]);ISBLANK([$Speed.C10]));&quot;&quot;;IF([$Speed.C10]=&quot;FAIL&quot;;&quot;FAIL&quot;;[$Speed.C10]/[.$C10]))" office:value-type="float" office:value="305366.45" calcext:value-type="float">
            <text:p>305366</text:p>
          </table:table-cell>
          <table:table-cell table:style-name="ce92" table:formula="of:=IF(OR(ISBLANK([.$C10]);ISBLANK([.$D10]);ISBLANK([.$E10]);ISBLANK([$Speed.C10]));&quot;&quot;;IF([.F10]=&quot;FAIL&quot;;&quot;FAIL&quot;;[.F10]*[.$E10]/[.$D10]/1000000))" office:value-type="float" office:value="15.2683225" calcext:value-type="float">
            <text:p>15,268</text:p>
          </table:table-cell>
          <table:table-cell table:style-name="ce88" table:formula="of:=IF(OR(ISBLANK([.$C10]);ISBLANK([$Speed.D10]));&quot;&quot;;IF([$Speed.D10]=&quot;FAIL&quot;;&quot;FAIL&quot;;[$Speed.D10]/[.$C10]))" office:value-type="float" office:value="304086.15" calcext:value-type="float">
            <text:p>304086</text:p>
          </table:table-cell>
          <table:table-cell table:style-name="ce92" table:formula="of:=IF(OR(ISBLANK([.$C10]);ISBLANK([.$D10]);ISBLANK([.$E10]);ISBLANK([$Speed.D10]));&quot;&quot;;IF([.H10]=&quot;FAIL&quot;;&quot;FAIL&quot;;[.H10]*[.$E10]/[.$D10]/1000000))" office:value-type="float" office:value="15.2043075" calcext:value-type="float">
            <text:p>15,204</text:p>
          </table:table-cell>
          <table:table-cell table:style-name="ce88" table:formula="of:=IF(OR(ISBLANK([.$C10]);ISBLANK([$Speed.E10]));&quot;&quot;;IF([$Speed.E10]=&quot;FAIL&quot;;&quot;FAIL&quot;;[$Speed.E10]/[.$C10]))" office:value-type="float" office:value="298549.15" calcext:value-type="float">
            <text:p>298549</text:p>
          </table:table-cell>
          <table:table-cell table:style-name="ce92" table:formula="of:=IF(OR(ISBLANK([.$C10]);ISBLANK([.$D10]);ISBLANK([.$E10]);ISBLANK([$Speed.E10]));&quot;&quot;;IF([.J10]=&quot;FAIL&quot;;&quot;FAIL&quot;;[.J10]*[.$E10]/[.$D10]/1000000))" office:value-type="float" office:value="14.9274575" calcext:value-type="float">
            <text:p>14,927</text:p>
          </table:table-cell>
          <table:table-cell table:style-name="ce88" table:formula="of:=IF(OR(ISBLANK([.$C10]);ISBLANK([$Speed.F10]));&quot;&quot;;IF([$Speed.F10]=&quot;FAIL&quot;;&quot;FAIL&quot;;[$Speed.F10]/[.$C10]))" office:value-type="float" office:value="299063.8" calcext:value-type="float">
            <text:p>299064</text:p>
          </table:table-cell>
          <table:table-cell table:style-name="ce92" table:formula="of:=IF(OR(ISBLANK([.$C10]);ISBLANK([.$D10]);ISBLANK([.$E10]);ISBLANK([$Speed.F10]));&quot;&quot;;IF([.L10]=&quot;FAIL&quot;;&quot;FAIL&quot;;[.L10]*[.$E10]/[.$D10]/1000000))" office:value-type="float" office:value="14.95319" calcext:value-type="float">
            <text:p>14,953</text:p>
          </table:table-cell>
          <table:table-cell table:style-name="ce88" table:formula="of:=IF(OR(ISBLANK([.$C10]);ISBLANK([$Speed.G10]));&quot;&quot;;IF([$Speed.G10]=&quot;FAIL&quot;;&quot;FAIL&quot;;[$Speed.G10]/[.$C10]))" office:value-type="float" office:value="299019.95" calcext:value-type="float">
            <text:p>299020</text:p>
          </table:table-cell>
          <table:table-cell table:style-name="ce92" table:formula="of:=IF(OR(ISBLANK([.$C10]);ISBLANK([.$D10]);ISBLANK([.$E10]);ISBLANK([$Speed.G10]));&quot;&quot;;IF([.N10]=&quot;FAIL&quot;;&quot;FAIL&quot;;[.N10]*[.$E10]/[.$D10]/1000000))" office:value-type="float" office:value="14.9509975" calcext:value-type="float">
            <text:p>14,951</text:p>
          </table:table-cell>
          <table:table-cell table:style-name="ce88" table:formula="of:=IF(OR(ISBLANK([.$C10]);ISBLANK([$Speed.H10]));&quot;&quot;;IF([$Speed.H10]=&quot;FAIL&quot;;&quot;FAIL&quot;;[$Speed.H10]/[.$C10]))" office:value-type="float" office:value="297575.15" calcext:value-type="float">
            <text:p>297575</text:p>
          </table:table-cell>
          <table:table-cell table:style-name="ce92" table:formula="of:=IF(OR(ISBLANK([.$C10]);ISBLANK([.$D10]);ISBLANK([.$E10]);ISBLANK([$Speed.H10]));&quot;&quot;;IF([.P10]=&quot;FAIL&quot;;&quot;FAIL&quot;;[.P10]*[.$E10]/[.$D10]/1000000))" office:value-type="float" office:value="14.8787575" calcext:value-type="float">
            <text:p>14,879</text:p>
          </table:table-cell>
          <table:table-cell table:style-name="ce88" table:formula="of:=IF(OR(ISBLANK([.$C10]);ISBLANK([$Speed.I10]));&quot;&quot;;IF([$Speed.I10]=&quot;FAIL&quot;;&quot;FAIL&quot;;[$Speed.I10]/[.$C10]))" office:value-type="float" office:value="298660.55" calcext:value-type="float">
            <text:p>298661</text:p>
          </table:table-cell>
          <table:table-cell table:style-name="ce92" table:formula="of:=IF(OR(ISBLANK([.$C10]);ISBLANK([.$D10]);ISBLANK([.$E10]);ISBLANK([$Speed.I10]));&quot;&quot;;IF([.R10]=&quot;FAIL&quot;;&quot;FAIL&quot;;[.R10]*[.$E10]/[.$D10]/1000000))" office:value-type="float" office:value="14.9330275" calcext:value-type="float">
            <text:p>14,933</text:p>
          </table:table-cell>
          <table:table-cell table:style-name="ce88" table:formula="of:=IF(OR(ISBLANK([.$C10]);ISBLANK([$Speed.J10]));&quot;&quot;;IF([$Speed.J10]=&quot;FAIL&quot;;&quot;FAIL&quot;;[$Speed.J10]/[.$C10]))" office:value-type="float" office:value="302604.5" calcext:value-type="float">
            <text:p>302605</text:p>
          </table:table-cell>
          <table:table-cell table:style-name="ce92" table:formula="of:=IF(OR(ISBLANK([.$C10]);ISBLANK([.$D10]);ISBLANK([.$E10]);ISBLANK([$Speed.J10]));&quot;&quot;;IF([.T10]=&quot;FAIL&quot;;&quot;FAIL&quot;;[.T10]*[.$E10]/[.$D10]/1000000))" office:value-type="float" office:value="15.130225" calcext:value-type="float">
            <text:p>15,130</text:p>
          </table:table-cell>
          <table:table-cell table:style-name="ce88" table:formula="of:=IF(OR(ISBLANK([.$C10]);ISBLANK([$Speed.K10]));&quot;&quot;;IF([$Speed.K10]=&quot;FAIL&quot;;&quot;FAIL&quot;;[$Speed.K10]/[.$C10]))">
            <text:p/>
          </table:table-cell>
          <table:table-cell table:style-name="ce92" table:formula="of:=IF(OR(ISBLANK([.$C10]);ISBLANK([.$D10]);ISBLANK([.$E10]);ISBLANK([$Speed.K10]));&quot;&quot;;IF([.V10]=&quot;FAIL&quot;;&quot;FAIL&quot;;[.V10]*[.$E10]/[.$D10]/1000000))">
            <text:p/>
          </table:table-cell>
          <table:table-cell table:style-name="ce88" table:formula="of:=IF(OR(ISBLANK([.$C10]);ISBLANK([$Speed.L10]));&quot;&quot;;IF([$Speed.L10]=&quot;FAIL&quot;;&quot;FAIL&quot;;[$Speed.L10]/[.$C10]))">
            <text:p/>
          </table:table-cell>
          <table:table-cell table:style-name="ce92" table:formula="of:=IF(OR(ISBLANK([.$C10]);ISBLANK([.$D10]);ISBLANK([.$E10]);ISBLANK([$Speed.L10]));&quot;&quot;;IF([.X10]=&quot;FAIL&quot;;&quot;FAIL&quot;;[.X10]*[.$E10]/[.$D10]/1000000))">
            <text:p/>
          </table:table-cell>
          <table:table-cell table:style-name="ce70" table:number-columns-repeated="29"/>
          <table:table-cell table:number-columns-repeated="970"/>
        </table:table-row>
        <table:table-row table:style-name="ro1">
          <table:table-cell table:style-name="ce71"/>
          <table:table-cell table:style-name="ce52" table:formula="of:=IF(ISBLANK([$Speed.B11]);&quot;&quot;;[$Speed.B11])" office:value-type="string" office:string-value="EVR-dec" calcext:value-type="string">
            <text:p>EVR-dec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160" calcext:value-type="float">
            <text:p>160</text:p>
          </table:table-cell>
          <table:table-cell table:style-name="ce52" office:value-type="float" office:value="8000" calcext:value-type="float">
            <text:p>8000</text:p>
          </table:table-cell>
          <table:table-cell table:style-name="ce88" table:formula="of:=IF(OR(ISBLANK([.$C11]);ISBLANK([$Speed.C11]));&quot;&quot;;IF([$Speed.C11]=&quot;FAIL&quot;;&quot;FAIL&quot;;[$Speed.C11]/[.$C11]))" office:value-type="float" office:value="63698.5" calcext:value-type="float">
            <text:p>63699</text:p>
          </table:table-cell>
          <table:table-cell table:style-name="ce92" table:formula="of:=IF(OR(ISBLANK([.$C11]);ISBLANK([.$D11]);ISBLANK([.$E11]);ISBLANK([$Speed.C11]));&quot;&quot;;IF([.F11]=&quot;FAIL&quot;;&quot;FAIL&quot;;[.F11]*[.$E11]/[.$D11]/1000000))" office:value-type="float" office:value="3.184925" calcext:value-type="float">
            <text:p>3,185</text:p>
          </table:table-cell>
          <table:table-cell table:style-name="ce88" table:formula="of:=IF(OR(ISBLANK([.$C11]);ISBLANK([$Speed.D11]));&quot;&quot;;IF([$Speed.D11]=&quot;FAIL&quot;;&quot;FAIL&quot;;[$Speed.D11]/[.$C11]))" office:value-type="float" office:value="63871.25" calcext:value-type="float">
            <text:p>63871</text:p>
          </table:table-cell>
          <table:table-cell table:style-name="ce92" table:formula="of:=IF(OR(ISBLANK([.$C11]);ISBLANK([.$D11]);ISBLANK([.$E11]);ISBLANK([$Speed.D11]));&quot;&quot;;IF([.H11]=&quot;FAIL&quot;;&quot;FAIL&quot;;[.H11]*[.$E11]/[.$D11]/1000000))" office:value-type="float" office:value="3.1935625" calcext:value-type="float">
            <text:p>3,194</text:p>
          </table:table-cell>
          <table:table-cell table:style-name="ce88" table:formula="of:=IF(OR(ISBLANK([.$C11]);ISBLANK([$Speed.E11]));&quot;&quot;;IF([$Speed.E11]=&quot;FAIL&quot;;&quot;FAIL&quot;;[$Speed.E11]/[.$C11]))" office:value-type="float" office:value="63737.2" calcext:value-type="float">
            <text:p>63737</text:p>
          </table:table-cell>
          <table:table-cell table:style-name="ce92" table:formula="of:=IF(OR(ISBLANK([.$C11]);ISBLANK([.$D11]);ISBLANK([.$E11]);ISBLANK([$Speed.E11]));&quot;&quot;;IF([.J11]=&quot;FAIL&quot;;&quot;FAIL&quot;;[.J11]*[.$E11]/[.$D11]/1000000))" office:value-type="float" office:value="3.18686" calcext:value-type="float">
            <text:p>3,187</text:p>
          </table:table-cell>
          <table:table-cell table:style-name="ce88" table:formula="of:=IF(OR(ISBLANK([.$C11]);ISBLANK([$Speed.F11]));&quot;&quot;;IF([$Speed.F11]=&quot;FAIL&quot;;&quot;FAIL&quot;;[$Speed.F11]/[.$C11]))" office:value-type="float" office:value="63187.8" calcext:value-type="float">
            <text:p>63188</text:p>
          </table:table-cell>
          <table:table-cell table:style-name="ce92" table:formula="of:=IF(OR(ISBLANK([.$C11]);ISBLANK([.$D11]);ISBLANK([.$E11]);ISBLANK([$Speed.F11]));&quot;&quot;;IF([.L11]=&quot;FAIL&quot;;&quot;FAIL&quot;;[.L11]*[.$E11]/[.$D11]/1000000))" office:value-type="float" office:value="3.15939" calcext:value-type="float">
            <text:p>3,159</text:p>
          </table:table-cell>
          <table:table-cell table:style-name="ce88" table:formula="of:=IF(OR(ISBLANK([.$C11]);ISBLANK([$Speed.G11]));&quot;&quot;;IF([$Speed.G11]=&quot;FAIL&quot;;&quot;FAIL&quot;;[$Speed.G11]/[.$C11]))" office:value-type="float" office:value="63183.45" calcext:value-type="float">
            <text:p>63183</text:p>
          </table:table-cell>
          <table:table-cell table:style-name="ce92" table:formula="of:=IF(OR(ISBLANK([.$C11]);ISBLANK([.$D11]);ISBLANK([.$E11]);ISBLANK([$Speed.G11]));&quot;&quot;;IF([.N11]=&quot;FAIL&quot;;&quot;FAIL&quot;;[.N11]*[.$E11]/[.$D11]/1000000))" office:value-type="float" office:value="3.1591725" calcext:value-type="float">
            <text:p>3,159</text:p>
          </table:table-cell>
          <table:table-cell table:style-name="ce88" table:formula="of:=IF(OR(ISBLANK([.$C11]);ISBLANK([$Speed.H11]));&quot;&quot;;IF([$Speed.H11]=&quot;FAIL&quot;;&quot;FAIL&quot;;[$Speed.H11]/[.$C11]))" office:value-type="float" office:value="63311.3" calcext:value-type="float">
            <text:p>63311</text:p>
          </table:table-cell>
          <table:table-cell table:style-name="ce92" table:formula="of:=IF(OR(ISBLANK([.$C11]);ISBLANK([.$D11]);ISBLANK([.$E11]);ISBLANK([$Speed.H11]));&quot;&quot;;IF([.P11]=&quot;FAIL&quot;;&quot;FAIL&quot;;[.P11]*[.$E11]/[.$D11]/1000000))" office:value-type="float" office:value="3.165565" calcext:value-type="float">
            <text:p>3,166</text:p>
          </table:table-cell>
          <table:table-cell table:style-name="ce88" table:formula="of:=IF(OR(ISBLANK([.$C11]);ISBLANK([$Speed.I11]));&quot;&quot;;IF([$Speed.I11]=&quot;FAIL&quot;;&quot;FAIL&quot;;[$Speed.I11]/[.$C11]))" office:value-type="float" office:value="63285.15" calcext:value-type="float">
            <text:p>63285</text:p>
          </table:table-cell>
          <table:table-cell table:style-name="ce92" table:formula="of:=IF(OR(ISBLANK([.$C11]);ISBLANK([.$D11]);ISBLANK([.$E11]);ISBLANK([$Speed.I11]));&quot;&quot;;IF([.R11]=&quot;FAIL&quot;;&quot;FAIL&quot;;[.R11]*[.$E11]/[.$D11]/1000000))" office:value-type="float" office:value="3.1642575" calcext:value-type="float">
            <text:p>3,164</text:p>
          </table:table-cell>
          <table:table-cell table:style-name="ce88" table:formula="of:=IF(OR(ISBLANK([.$C11]);ISBLANK([$Speed.J11]));&quot;&quot;;IF([$Speed.J11]=&quot;FAIL&quot;;&quot;FAIL&quot;;[$Speed.J11]/[.$C11]))" office:value-type="float" office:value="63398.9" calcext:value-type="float">
            <text:p>63399</text:p>
          </table:table-cell>
          <table:table-cell table:style-name="ce92" table:formula="of:=IF(OR(ISBLANK([.$C11]);ISBLANK([.$D11]);ISBLANK([.$E11]);ISBLANK([$Speed.J11]));&quot;&quot;;IF([.T11]=&quot;FAIL&quot;;&quot;FAIL&quot;;[.T11]*[.$E11]/[.$D11]/1000000))" office:value-type="float" office:value="3.169945" calcext:value-type="float">
            <text:p>3,170</text:p>
          </table:table-cell>
          <table:table-cell table:style-name="ce88" table:formula="of:=IF(OR(ISBLANK([.$C11]);ISBLANK([$Speed.K11]));&quot;&quot;;IF([$Speed.K11]=&quot;FAIL&quot;;&quot;FAIL&quot;;[$Speed.K11]/[.$C11]))">
            <text:p/>
          </table:table-cell>
          <table:table-cell table:style-name="ce92" table:formula="of:=IF(OR(ISBLANK([.$C11]);ISBLANK([.$D11]);ISBLANK([.$E11]);ISBLANK([$Speed.K11]));&quot;&quot;;IF([.V11]=&quot;FAIL&quot;;&quot;FAIL&quot;;[.V11]*[.$E11]/[.$D11]/1000000))">
            <text:p/>
          </table:table-cell>
          <table:table-cell table:style-name="ce88" table:formula="of:=IF(OR(ISBLANK([.$C11]);ISBLANK([$Speed.L11]));&quot;&quot;;IF([$Speed.L11]=&quot;FAIL&quot;;&quot;FAIL&quot;;[$Speed.L11]/[.$C11]))">
            <text:p/>
          </table:table-cell>
          <table:table-cell table:style-name="ce92" table:formula="of:=IF(OR(ISBLANK([.$C11]);ISBLANK([.$D11]);ISBLANK([.$E11]);ISBLANK([$Speed.L11]));&quot;&quot;;IF([.X11]=&quot;FAIL&quot;;&quot;FAIL&quot;;[.X11]*[.$E11]/[.$D11]/1000000))">
            <text:p/>
          </table:table-cell>
          <table:table-cell table:style-name="ce70" table:number-columns-repeated="29"/>
          <table:table-cell table:number-columns-repeated="970"/>
        </table:table-row>
        <table:table-row table:style-name="ro1">
          <table:table-cell table:style-name="ce71"/>
          <table:table-cell table:style-name="ce52" office:value-type="string" calcext:value-type="string">
            <text:p>FR-cod</text:p>
          </table:table-cell>
          <table:table-cell table:style-name="ce52" table:number-columns-repeated="3"/>
          <table:table-cell table:style-name="ce88" table:formula="of:=IF(OR(ISBLANK([.$C12]);ISBLANK([$Speed.C12]));&quot;&quot;;IF([$Speed.C12]=&quot;FAIL&quot;;&quot;FAIL&quot;;[$Speed.C12]/[.$C12]))">
            <text:p/>
          </table:table-cell>
          <table:table-cell table:style-name="ce92" table:formula="of:=IF(OR(ISBLANK([.$C12]);ISBLANK([.$D12]);ISBLANK([.$E12]);ISBLANK([$Speed.C12]));&quot;&quot;;IF([.F12]=&quot;FAIL&quot;;&quot;FAIL&quot;;[.F12]*[.$E12]/[.$D12]/1000000))">
            <text:p/>
          </table:table-cell>
          <table:table-cell table:style-name="ce88" table:formula="of:=IF(OR(ISBLANK([.$C12]);ISBLANK([$Speed.D12]));&quot;&quot;;IF([$Speed.D12]=&quot;FAIL&quot;;&quot;FAIL&quot;;[$Speed.D12]/[.$C12]))">
            <text:p/>
          </table:table-cell>
          <table:table-cell table:style-name="ce92" table:formula="of:=IF(OR(ISBLANK([.$C12]);ISBLANK([.$D12]);ISBLANK([.$E12]);ISBLANK([$Speed.D12]));&quot;&quot;;IF([.H12]=&quot;FAIL&quot;;&quot;FAIL&quot;;[.H12]*[.$E12]/[.$D12]/1000000))">
            <text:p/>
          </table:table-cell>
          <table:table-cell table:style-name="ce88" table:formula="of:=IF(OR(ISBLANK([.$C12]);ISBLANK([$Speed.E12]));&quot;&quot;;IF([$Speed.E12]=&quot;FAIL&quot;;&quot;FAIL&quot;;[$Speed.E12]/[.$C12]))">
            <text:p/>
          </table:table-cell>
          <table:table-cell table:style-name="ce92" table:formula="of:=IF(OR(ISBLANK([.$C12]);ISBLANK([.$D12]);ISBLANK([.$E12]);ISBLANK([$Speed.E12]));&quot;&quot;;IF([.J12]=&quot;FAIL&quot;;&quot;FAIL&quot;;[.J12]*[.$E12]/[.$D12]/1000000))">
            <text:p/>
          </table:table-cell>
          <table:table-cell table:style-name="ce88" table:formula="of:=IF(OR(ISBLANK([.$C12]);ISBLANK([$Speed.F12]));&quot;&quot;;IF([$Speed.F12]=&quot;FAIL&quot;;&quot;FAIL&quot;;[$Speed.F12]/[.$C12]))">
            <text:p/>
          </table:table-cell>
          <table:table-cell table:style-name="ce92" table:formula="of:=IF(OR(ISBLANK([.$C12]);ISBLANK([.$D12]);ISBLANK([.$E12]);ISBLANK([$Speed.F12]));&quot;&quot;;IF([.L12]=&quot;FAIL&quot;;&quot;FAIL&quot;;[.L12]*[.$E12]/[.$D12]/1000000))">
            <text:p/>
          </table:table-cell>
          <table:table-cell table:style-name="ce88" table:formula="of:=IF(OR(ISBLANK([.$C12]);ISBLANK([$Speed.G12]));&quot;&quot;;IF([$Speed.G12]=&quot;FAIL&quot;;&quot;FAIL&quot;;[$Speed.G12]/[.$C12]))">
            <text:p/>
          </table:table-cell>
          <table:table-cell table:style-name="ce92" table:formula="of:=IF(OR(ISBLANK([.$C12]);ISBLANK([.$D12]);ISBLANK([.$E12]);ISBLANK([$Speed.G12]));&quot;&quot;;IF([.N12]=&quot;FAIL&quot;;&quot;FAIL&quot;;[.N12]*[.$E12]/[.$D12]/1000000))">
            <text:p/>
          </table:table-cell>
          <table:table-cell table:style-name="ce88" table:formula="of:=IF(OR(ISBLANK([.$C12]);ISBLANK([$Speed.H12]));&quot;&quot;;IF([$Speed.H12]=&quot;FAIL&quot;;&quot;FAIL&quot;;[$Speed.H12]/[.$C12]))">
            <text:p/>
          </table:table-cell>
          <table:table-cell table:style-name="ce92" table:formula="of:=IF(OR(ISBLANK([.$C12]);ISBLANK([.$D12]);ISBLANK([.$E12]);ISBLANK([$Speed.H12]));&quot;&quot;;IF([.P12]=&quot;FAIL&quot;;&quot;FAIL&quot;;[.P12]*[.$E12]/[.$D12]/1000000))">
            <text:p/>
          </table:table-cell>
          <table:table-cell table:style-name="ce88" table:formula="of:=IF(OR(ISBLANK([.$C12]);ISBLANK([$Speed.I12]));&quot;&quot;;IF([$Speed.I12]=&quot;FAIL&quot;;&quot;FAIL&quot;;[$Speed.I12]/[.$C12]))">
            <text:p/>
          </table:table-cell>
          <table:table-cell table:style-name="ce92" table:formula="of:=IF(OR(ISBLANK([.$C12]);ISBLANK([.$D12]);ISBLANK([.$E12]);ISBLANK([$Speed.I12]));&quot;&quot;;IF([.R12]=&quot;FAIL&quot;;&quot;FAIL&quot;;[.R12]*[.$E12]/[.$D12]/1000000))">
            <text:p/>
          </table:table-cell>
          <table:table-cell table:style-name="ce88" table:formula="of:=IF(OR(ISBLANK([.$C12]);ISBLANK([$Speed.J12]));&quot;&quot;;IF([$Speed.J12]=&quot;FAIL&quot;;&quot;FAIL&quot;;[$Speed.J12]/[.$C12]))">
            <text:p/>
          </table:table-cell>
          <table:table-cell table:style-name="ce92" table:formula="of:=IF(OR(ISBLANK([.$C12]);ISBLANK([.$D12]);ISBLANK([.$E12]);ISBLANK([$Speed.J12]));&quot;&quot;;IF([.T12]=&quot;FAIL&quot;;&quot;FAIL&quot;;[.T12]*[.$E12]/[.$D12]/1000000))">
            <text:p/>
          </table:table-cell>
          <table:table-cell table:style-name="ce88" table:formula="of:=IF(OR(ISBLANK([.$C12]);ISBLANK([$Speed.K12]));&quot;&quot;;IF([$Speed.K12]=&quot;FAIL&quot;;&quot;FAIL&quot;;[$Speed.K12]/[.$C12]))">
            <text:p/>
          </table:table-cell>
          <table:table-cell table:style-name="ce92" table:formula="of:=IF(OR(ISBLANK([.$C12]);ISBLANK([.$D12]);ISBLANK([.$E12]);ISBLANK([$Speed.K12]));&quot;&quot;;IF([.V12]=&quot;FAIL&quot;;&quot;FAIL&quot;;[.V12]*[.$E12]/[.$D12]/1000000))">
            <text:p/>
          </table:table-cell>
          <table:table-cell table:style-name="ce88" table:formula="of:=IF(OR(ISBLANK([.$C12]);ISBLANK([$Speed.L12]));&quot;&quot;;IF([$Speed.L12]=&quot;FAIL&quot;;&quot;FAIL&quot;;[$Speed.L12]/[.$C12]))">
            <text:p/>
          </table:table-cell>
          <table:table-cell table:style-name="ce92" table:formula="of:=IF(OR(ISBLANK([.$C12]);ISBLANK([.$D12]);ISBLANK([.$E12]);ISBLANK([$Speed.L12]));&quot;&quot;;IF([.X12]=&quot;FAIL&quot;;&quot;FAIL&quot;;[.X12]*[.$E12]/[.$D12]/1000000))">
            <text:p/>
          </table:table-cell>
          <table:table-cell table:style-name="ce70" table:number-columns-repeated="29"/>
          <table:table-cell table:number-columns-repeated="970"/>
        </table:table-row>
        <table:table-row table:style-name="ro1">
          <table:table-cell table:style-name="ce71"/>
          <table:table-cell table:style-name="ce52" office:value-type="string" calcext:value-type="string">
            <text:p>FR-dec</text:p>
          </table:table-cell>
          <table:table-cell table:style-name="ce52" table:number-columns-repeated="3"/>
          <table:table-cell table:style-name="ce88" table:formula="of:=IF(OR(ISBLANK([.$C13]);ISBLANK([$Speed.C13]));&quot;&quot;;IF([$Speed.C13]=&quot;FAIL&quot;;&quot;FAIL&quot;;[$Speed.C13]/[.$C13]))">
            <text:p/>
          </table:table-cell>
          <table:table-cell table:style-name="ce92" table:formula="of:=IF(OR(ISBLANK([.$C13]);ISBLANK([.$D13]);ISBLANK([.$E13]);ISBLANK([$Speed.C13]));&quot;&quot;;IF([.F13]=&quot;FAIL&quot;;&quot;FAIL&quot;;[.F13]*[.$E13]/[.$D13]/1000000))">
            <text:p/>
          </table:table-cell>
          <table:table-cell table:style-name="ce88" table:formula="of:=IF(OR(ISBLANK([.$C13]);ISBLANK([$Speed.D13]));&quot;&quot;;IF([$Speed.D13]=&quot;FAIL&quot;;&quot;FAIL&quot;;[$Speed.D13]/[.$C13]))">
            <text:p/>
          </table:table-cell>
          <table:table-cell table:style-name="ce92" table:formula="of:=IF(OR(ISBLANK([.$C13]);ISBLANK([.$D13]);ISBLANK([.$E13]);ISBLANK([$Speed.D13]));&quot;&quot;;IF([.H13]=&quot;FAIL&quot;;&quot;FAIL&quot;;[.H13]*[.$E13]/[.$D13]/1000000))">
            <text:p/>
          </table:table-cell>
          <table:table-cell table:style-name="ce88" table:formula="of:=IF(OR(ISBLANK([.$C13]);ISBLANK([$Speed.E13]));&quot;&quot;;IF([$Speed.E13]=&quot;FAIL&quot;;&quot;FAIL&quot;;[$Speed.E13]/[.$C13]))">
            <text:p/>
          </table:table-cell>
          <table:table-cell table:style-name="ce92" table:formula="of:=IF(OR(ISBLANK([.$C13]);ISBLANK([.$D13]);ISBLANK([.$E13]);ISBLANK([$Speed.E13]));&quot;&quot;;IF([.J13]=&quot;FAIL&quot;;&quot;FAIL&quot;;[.J13]*[.$E13]/[.$D13]/1000000))">
            <text:p/>
          </table:table-cell>
          <table:table-cell table:style-name="ce88" table:formula="of:=IF(OR(ISBLANK([.$C13]);ISBLANK([$Speed.F13]));&quot;&quot;;IF([$Speed.F13]=&quot;FAIL&quot;;&quot;FAIL&quot;;[$Speed.F13]/[.$C13]))">
            <text:p/>
          </table:table-cell>
          <table:table-cell table:style-name="ce92" table:formula="of:=IF(OR(ISBLANK([.$C13]);ISBLANK([.$D13]);ISBLANK([.$E13]);ISBLANK([$Speed.F13]));&quot;&quot;;IF([.L13]=&quot;FAIL&quot;;&quot;FAIL&quot;;[.L13]*[.$E13]/[.$D13]/1000000))">
            <text:p/>
          </table:table-cell>
          <table:table-cell table:style-name="ce88" table:formula="of:=IF(OR(ISBLANK([.$C13]);ISBLANK([$Speed.G13]));&quot;&quot;;IF([$Speed.G13]=&quot;FAIL&quot;;&quot;FAIL&quot;;[$Speed.G13]/[.$C13]))">
            <text:p/>
          </table:table-cell>
          <table:table-cell table:style-name="ce92" table:formula="of:=IF(OR(ISBLANK([.$C13]);ISBLANK([.$D13]);ISBLANK([.$E13]);ISBLANK([$Speed.G13]));&quot;&quot;;IF([.N13]=&quot;FAIL&quot;;&quot;FAIL&quot;;[.N13]*[.$E13]/[.$D13]/1000000))">
            <text:p/>
          </table:table-cell>
          <table:table-cell table:style-name="ce88" table:formula="of:=IF(OR(ISBLANK([.$C13]);ISBLANK([$Speed.H13]));&quot;&quot;;IF([$Speed.H13]=&quot;FAIL&quot;;&quot;FAIL&quot;;[$Speed.H13]/[.$C13]))">
            <text:p/>
          </table:table-cell>
          <table:table-cell table:style-name="ce92" table:formula="of:=IF(OR(ISBLANK([.$C13]);ISBLANK([.$D13]);ISBLANK([.$E13]);ISBLANK([$Speed.H13]));&quot;&quot;;IF([.P13]=&quot;FAIL&quot;;&quot;FAIL&quot;;[.P13]*[.$E13]/[.$D13]/1000000))">
            <text:p/>
          </table:table-cell>
          <table:table-cell table:style-name="ce88" table:formula="of:=IF(OR(ISBLANK([.$C13]);ISBLANK([$Speed.I13]));&quot;&quot;;IF([$Speed.I13]=&quot;FAIL&quot;;&quot;FAIL&quot;;[$Speed.I13]/[.$C13]))">
            <text:p/>
          </table:table-cell>
          <table:table-cell table:style-name="ce92" table:formula="of:=IF(OR(ISBLANK([.$C13]);ISBLANK([.$D13]);ISBLANK([.$E13]);ISBLANK([$Speed.I13]));&quot;&quot;;IF([.R13]=&quot;FAIL&quot;;&quot;FAIL&quot;;[.R13]*[.$E13]/[.$D13]/1000000))">
            <text:p/>
          </table:table-cell>
          <table:table-cell table:style-name="ce88" table:formula="of:=IF(OR(ISBLANK([.$C13]);ISBLANK([$Speed.J13]));&quot;&quot;;IF([$Speed.J13]=&quot;FAIL&quot;;&quot;FAIL&quot;;[$Speed.J13]/[.$C13]))">
            <text:p/>
          </table:table-cell>
          <table:table-cell table:style-name="ce92" table:formula="of:=IF(OR(ISBLANK([.$C13]);ISBLANK([.$D13]);ISBLANK([.$E13]);ISBLANK([$Speed.J13]));&quot;&quot;;IF([.T13]=&quot;FAIL&quot;;&quot;FAIL&quot;;[.T13]*[.$E13]/[.$D13]/1000000))">
            <text:p/>
          </table:table-cell>
          <table:table-cell table:style-name="ce88" table:formula="of:=IF(OR(ISBLANK([.$C13]);ISBLANK([$Speed.K13]));&quot;&quot;;IF([$Speed.K13]=&quot;FAIL&quot;;&quot;FAIL&quot;;[$Speed.K13]/[.$C13]))">
            <text:p/>
          </table:table-cell>
          <table:table-cell table:style-name="ce92" table:formula="of:=IF(OR(ISBLANK([.$C13]);ISBLANK([.$D13]);ISBLANK([.$E13]);ISBLANK([$Speed.K13]));&quot;&quot;;IF([.V13]=&quot;FAIL&quot;;&quot;FAIL&quot;;[.V13]*[.$E13]/[.$D13]/1000000))">
            <text:p/>
          </table:table-cell>
          <table:table-cell table:style-name="ce88" table:formula="of:=IF(OR(ISBLANK([.$C13]);ISBLANK([$Speed.L13]));&quot;&quot;;IF([$Speed.L13]=&quot;FAIL&quot;;&quot;FAIL&quot;;[$Speed.L13]/[.$C13]))">
            <text:p/>
          </table:table-cell>
          <table:table-cell table:style-name="ce92" table:formula="of:=IF(OR(ISBLANK([.$C13]);ISBLANK([.$D13]);ISBLANK([.$E13]);ISBLANK([$Speed.L13]));&quot;&quot;;IF([.X13]=&quot;FAIL&quot;;&quot;FAIL&quot;;[.X13]*[.$E13]/[.$D13]/1000000))">
            <text:p/>
          </table:table-cell>
          <table:table-cell table:style-name="ce70" table:number-columns-repeated="29"/>
          <table:table-cell table:number-columns-repeated="970"/>
        </table:table-row>
        <table:table-row table:style-name="ro1">
          <table:table-cell table:style-name="ce71"/>
          <table:table-cell table:style-name="ce52" table:formula="of:=IF(ISBLANK([$Speed.B14]);&quot;&quot;;[$Speed.B14])" office:value-type="string" office:string-value="G721-cod" calcext:value-type="string">
            <text:p>G721-cod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8000" calcext:value-type="float">
            <text:p>8000</text:p>
          </table:table-cell>
          <table:table-cell table:style-name="ce88" table:formula="of:=IF(OR(ISBLANK([.$C14]);ISBLANK([$Speed.C14]));&quot;&quot;;IF([$Speed.C14]=&quot;FAIL&quot;;&quot;FAIL&quot;;[$Speed.C14]/[.$C14]))" office:value-type="float" office:value="1600.92307692308" calcext:value-type="float">
            <text:p>1601</text:p>
          </table:table-cell>
          <table:table-cell table:style-name="ce92" table:formula="of:=IF(OR(ISBLANK([.$C14]);ISBLANK([.$D14]);ISBLANK([.$E14]);ISBLANK([$Speed.C14]));&quot;&quot;;IF([.F14]=&quot;FAIL&quot;;&quot;FAIL&quot;;[.F14]*[.$E14]/[.$D14]/1000000))" office:value-type="float" office:value="12.8073846153846" calcext:value-type="float">
            <text:p>12,807</text:p>
          </table:table-cell>
          <table:table-cell table:style-name="ce88" table:formula="of:=IF(OR(ISBLANK([.$C14]);ISBLANK([$Speed.D14]));&quot;&quot;;IF([$Speed.D14]=&quot;FAIL&quot;;&quot;FAIL&quot;;[$Speed.D14]/[.$C14]))" office:value-type="float" office:value="1562.65384615385" calcext:value-type="float">
            <text:p>1563</text:p>
          </table:table-cell>
          <table:table-cell table:style-name="ce92" table:formula="of:=IF(OR(ISBLANK([.$C14]);ISBLANK([.$D14]);ISBLANK([.$E14]);ISBLANK([$Speed.D14]));&quot;&quot;;IF([.H14]=&quot;FAIL&quot;;&quot;FAIL&quot;;[.H14]*[.$E14]/[.$D14]/1000000))" office:value-type="float" office:value="12.5012307692308" calcext:value-type="float">
            <text:p>12,501</text:p>
          </table:table-cell>
          <table:table-cell table:style-name="ce88" table:formula="of:=IF(OR(ISBLANK([.$C14]);ISBLANK([$Speed.E14]));&quot;&quot;;IF([$Speed.E14]=&quot;FAIL&quot;;&quot;FAIL&quot;;[$Speed.E14]/[.$C14]))" office:value-type="float" office:value="1563.23076923077" calcext:value-type="float">
            <text:p>1563</text:p>
          </table:table-cell>
          <table:table-cell table:style-name="ce92" table:formula="of:=IF(OR(ISBLANK([.$C14]);ISBLANK([.$D14]);ISBLANK([.$E14]);ISBLANK([$Speed.E14]));&quot;&quot;;IF([.J14]=&quot;FAIL&quot;;&quot;FAIL&quot;;[.J14]*[.$E14]/[.$D14]/1000000))" office:value-type="float" office:value="12.5058461538462" calcext:value-type="float">
            <text:p>12,506</text:p>
          </table:table-cell>
          <table:table-cell table:style-name="ce88" table:formula="of:=IF(OR(ISBLANK([.$C14]);ISBLANK([$Speed.F14]));&quot;&quot;;IF([$Speed.F14]=&quot;FAIL&quot;;&quot;FAIL&quot;;[$Speed.F14]/[.$C14]))" office:value-type="float" office:value="1562.76923076923" calcext:value-type="float">
            <text:p>1563</text:p>
          </table:table-cell>
          <table:table-cell table:style-name="ce92" table:formula="of:=IF(OR(ISBLANK([.$C14]);ISBLANK([.$D14]);ISBLANK([.$E14]);ISBLANK([$Speed.F14]));&quot;&quot;;IF([.L14]=&quot;FAIL&quot;;&quot;FAIL&quot;;[.L14]*[.$E14]/[.$D14]/1000000))" office:value-type="float" office:value="12.5021538461538" calcext:value-type="float">
            <text:p>12,502</text:p>
          </table:table-cell>
          <table:table-cell table:style-name="ce88" table:formula="of:=IF(OR(ISBLANK([.$C14]);ISBLANK([$Speed.G14]));&quot;&quot;;IF([$Speed.G14]=&quot;FAIL&quot;;&quot;FAIL&quot;;[$Speed.G14]/[.$C14]))" office:value-type="float" office:value="1562.76923076923" calcext:value-type="float">
            <text:p>1563</text:p>
          </table:table-cell>
          <table:table-cell table:style-name="ce92" table:formula="of:=IF(OR(ISBLANK([.$C14]);ISBLANK([.$D14]);ISBLANK([.$E14]);ISBLANK([$Speed.G14]));&quot;&quot;;IF([.N14]=&quot;FAIL&quot;;&quot;FAIL&quot;;[.N14]*[.$E14]/[.$D14]/1000000))" office:value-type="float" office:value="12.5021538461538" calcext:value-type="float">
            <text:p>12,502</text:p>
          </table:table-cell>
          <table:table-cell table:style-name="ce88" table:formula="of:=IF(OR(ISBLANK([.$C14]);ISBLANK([$Speed.H14]));&quot;&quot;;IF([$Speed.H14]=&quot;FAIL&quot;;&quot;FAIL&quot;;[$Speed.H14]/[.$C14]))" office:value-type="float" office:value="1596.61538461538" calcext:value-type="float">
            <text:p>1597</text:p>
          </table:table-cell>
          <table:table-cell table:style-name="ce92" table:formula="of:=IF(OR(ISBLANK([.$C14]);ISBLANK([.$D14]);ISBLANK([.$E14]);ISBLANK([$Speed.H14]));&quot;&quot;;IF([.P14]=&quot;FAIL&quot;;&quot;FAIL&quot;;[.P14]*[.$E14]/[.$D14]/1000000))" office:value-type="float" office:value="12.7729230769231" calcext:value-type="float">
            <text:p>12,773</text:p>
          </table:table-cell>
          <table:table-cell table:style-name="ce88" table:formula="of:=IF(OR(ISBLANK([.$C14]);ISBLANK([$Speed.I14]));&quot;&quot;;IF([$Speed.I14]=&quot;FAIL&quot;;&quot;FAIL&quot;;[$Speed.I14]/[.$C14]))" office:value-type="float" office:value="1596.53846153846" calcext:value-type="float">
            <text:p>1597</text:p>
          </table:table-cell>
          <table:table-cell table:style-name="ce92" table:formula="of:=IF(OR(ISBLANK([.$C14]);ISBLANK([.$D14]);ISBLANK([.$E14]);ISBLANK([$Speed.I14]));&quot;&quot;;IF([.R14]=&quot;FAIL&quot;;&quot;FAIL&quot;;[.R14]*[.$E14]/[.$D14]/1000000))" office:value-type="float" office:value="12.7723076923077" calcext:value-type="float">
            <text:p>12,772</text:p>
          </table:table-cell>
          <table:table-cell table:style-name="ce88" table:formula="of:=IF(OR(ISBLANK([.$C14]);ISBLANK([$Speed.J14]));&quot;&quot;;IF([$Speed.J14]=&quot;FAIL&quot;;&quot;FAIL&quot;;[$Speed.J14]/[.$C14]))" office:value-type="float" office:value="1596.5" calcext:value-type="float">
            <text:p>1597</text:p>
          </table:table-cell>
          <table:table-cell table:style-name="ce92" table:formula="of:=IF(OR(ISBLANK([.$C14]);ISBLANK([.$D14]);ISBLANK([.$E14]);ISBLANK([$Speed.J14]));&quot;&quot;;IF([.T14]=&quot;FAIL&quot;;&quot;FAIL&quot;;[.T14]*[.$E14]/[.$D14]/1000000))" office:value-type="float" office:value="12.772" calcext:value-type="float">
            <text:p>12,772</text:p>
          </table:table-cell>
          <table:table-cell table:style-name="ce88" table:formula="of:=IF(OR(ISBLANK([.$C14]);ISBLANK([$Speed.K14]));&quot;&quot;;IF([$Speed.K14]=&quot;FAIL&quot;;&quot;FAIL&quot;;[$Speed.K14]/[.$C14]))">
            <text:p/>
          </table:table-cell>
          <table:table-cell table:style-name="ce92" table:formula="of:=IF(OR(ISBLANK([.$C14]);ISBLANK([.$D14]);ISBLANK([.$E14]);ISBLANK([$Speed.K14]));&quot;&quot;;IF([.V14]=&quot;FAIL&quot;;&quot;FAIL&quot;;[.V14]*[.$E14]/[.$D14]/1000000))">
            <text:p/>
          </table:table-cell>
          <table:table-cell table:style-name="ce88" table:formula="of:=IF(OR(ISBLANK([.$C14]);ISBLANK([$Speed.L14]));&quot;&quot;;IF([$Speed.L14]=&quot;FAIL&quot;;&quot;FAIL&quot;;[$Speed.L14]/[.$C14]))">
            <text:p/>
          </table:table-cell>
          <table:table-cell table:style-name="ce92" table:formula="of:=IF(OR(ISBLANK([.$C14]);ISBLANK([.$D14]);ISBLANK([.$E14]);ISBLANK([$Speed.L14]));&quot;&quot;;IF([.X14]=&quot;FAIL&quot;;&quot;FAIL&quot;;[.X14]*[.$E14]/[.$D14]/1000000))">
            <text:p/>
          </table:table-cell>
          <table:table-cell table:style-name="ce70" table:number-columns-repeated="29"/>
          <table:table-cell table:number-columns-repeated="970"/>
        </table:table-row>
        <table:table-row table:style-name="ro1">
          <table:table-cell table:style-name="ce71"/>
          <table:table-cell table:style-name="ce52" table:formula="of:=IF(ISBLANK([$Speed.B15]);&quot;&quot;;[$Speed.B15])" office:value-type="string" office:string-value="G721-dec" calcext:value-type="string">
            <text:p>G721-dec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8000" calcext:value-type="float">
            <text:p>8000</text:p>
          </table:table-cell>
          <table:table-cell table:style-name="ce88" table:formula="of:=IF(OR(ISBLANK([.$C15]);ISBLANK([$Speed.C15]));&quot;&quot;;IF([$Speed.C15]=&quot;FAIL&quot;;&quot;FAIL&quot;;[$Speed.C15]/[.$C15]))" office:value-type="float" office:value="1489.26923076923" calcext:value-type="float">
            <text:p>1489</text:p>
          </table:table-cell>
          <table:table-cell table:style-name="ce92" table:formula="of:=IF(OR(ISBLANK([.$C15]);ISBLANK([.$D15]);ISBLANK([.$E15]);ISBLANK([$Speed.C15]));&quot;&quot;;IF([.F15]=&quot;FAIL&quot;;&quot;FAIL&quot;;[.F15]*[.$E15]/[.$D15]/1000000))" office:value-type="float" office:value="11.9141538461538" calcext:value-type="float">
            <text:p>11,914</text:p>
          </table:table-cell>
          <table:table-cell table:style-name="ce88" table:formula="of:=IF(OR(ISBLANK([.$C15]);ISBLANK([$Speed.D15]));&quot;&quot;;IF([$Speed.D15]=&quot;FAIL&quot;;&quot;FAIL&quot;;[$Speed.D15]/[.$C15]))" office:value-type="float" office:value="1451.88461538462" calcext:value-type="float">
            <text:p>1452</text:p>
          </table:table-cell>
          <table:table-cell table:style-name="ce92" table:formula="of:=IF(OR(ISBLANK([.$C15]);ISBLANK([.$D15]);ISBLANK([.$E15]);ISBLANK([$Speed.D15]));&quot;&quot;;IF([.H15]=&quot;FAIL&quot;;&quot;FAIL&quot;;[.H15]*[.$E15]/[.$D15]/1000000))" office:value-type="float" office:value="11.6150769230769" calcext:value-type="float">
            <text:p>11,615</text:p>
          </table:table-cell>
          <table:table-cell table:style-name="ce88" table:formula="of:=IF(OR(ISBLANK([.$C15]);ISBLANK([$Speed.E15]));&quot;&quot;;IF([$Speed.E15]=&quot;FAIL&quot;;&quot;FAIL&quot;;[$Speed.E15]/[.$C15]))" office:value-type="float" office:value="1453.46153846154" calcext:value-type="float">
            <text:p>1453</text:p>
          </table:table-cell>
          <table:table-cell table:style-name="ce92" table:formula="of:=IF(OR(ISBLANK([.$C15]);ISBLANK([.$D15]);ISBLANK([.$E15]);ISBLANK([$Speed.E15]));&quot;&quot;;IF([.J15]=&quot;FAIL&quot;;&quot;FAIL&quot;;[.J15]*[.$E15]/[.$D15]/1000000))" office:value-type="float" office:value="11.6276923076923" calcext:value-type="float">
            <text:p>11,628</text:p>
          </table:table-cell>
          <table:table-cell table:style-name="ce88" table:formula="of:=IF(OR(ISBLANK([.$C15]);ISBLANK([$Speed.F15]));&quot;&quot;;IF([$Speed.F15]=&quot;FAIL&quot;;&quot;FAIL&quot;;[$Speed.F15]/[.$C15]))" office:value-type="float" office:value="1452" calcext:value-type="float">
            <text:p>1452</text:p>
          </table:table-cell>
          <table:table-cell table:style-name="ce92" table:formula="of:=IF(OR(ISBLANK([.$C15]);ISBLANK([.$D15]);ISBLANK([.$E15]);ISBLANK([$Speed.F15]));&quot;&quot;;IF([.L15]=&quot;FAIL&quot;;&quot;FAIL&quot;;[.L15]*[.$E15]/[.$D15]/1000000))" office:value-type="float" office:value="11.616" calcext:value-type="float">
            <text:p>11,616</text:p>
          </table:table-cell>
          <table:table-cell table:style-name="ce88" table:formula="of:=IF(OR(ISBLANK([.$C15]);ISBLANK([$Speed.G15]));&quot;&quot;;IF([$Speed.G15]=&quot;FAIL&quot;;&quot;FAIL&quot;;[$Speed.G15]/[.$C15]))" office:value-type="float" office:value="1452" calcext:value-type="float">
            <text:p>1452</text:p>
          </table:table-cell>
          <table:table-cell table:style-name="ce92" table:formula="of:=IF(OR(ISBLANK([.$C15]);ISBLANK([.$D15]);ISBLANK([.$E15]);ISBLANK([$Speed.G15]));&quot;&quot;;IF([.N15]=&quot;FAIL&quot;;&quot;FAIL&quot;;[.N15]*[.$E15]/[.$D15]/1000000))" office:value-type="float" office:value="11.616" calcext:value-type="float">
            <text:p>11,616</text:p>
          </table:table-cell>
          <table:table-cell table:style-name="ce88" table:formula="of:=IF(OR(ISBLANK([.$C15]);ISBLANK([$Speed.H15]));&quot;&quot;;IF([$Speed.H15]=&quot;FAIL&quot;;&quot;FAIL&quot;;[$Speed.H15]/[.$C15]))" office:value-type="float" office:value="1487.15384615385" calcext:value-type="float">
            <text:p>1487</text:p>
          </table:table-cell>
          <table:table-cell table:style-name="ce92" table:formula="of:=IF(OR(ISBLANK([.$C15]);ISBLANK([.$D15]);ISBLANK([.$E15]);ISBLANK([$Speed.H15]));&quot;&quot;;IF([.P15]=&quot;FAIL&quot;;&quot;FAIL&quot;;[.P15]*[.$E15]/[.$D15]/1000000))" office:value-type="float" office:value="11.8972307692308" calcext:value-type="float">
            <text:p>11,897</text:p>
          </table:table-cell>
          <table:table-cell table:style-name="ce88" table:formula="of:=IF(OR(ISBLANK([.$C15]);ISBLANK([$Speed.I15]));&quot;&quot;;IF([$Speed.I15]=&quot;FAIL&quot;;&quot;FAIL&quot;;[$Speed.I15]/[.$C15]))" office:value-type="float" office:value="1487.07692307692" calcext:value-type="float">
            <text:p>1487</text:p>
          </table:table-cell>
          <table:table-cell table:style-name="ce92" table:formula="of:=IF(OR(ISBLANK([.$C15]);ISBLANK([.$D15]);ISBLANK([.$E15]);ISBLANK([$Speed.I15]));&quot;&quot;;IF([.R15]=&quot;FAIL&quot;;&quot;FAIL&quot;;[.R15]*[.$E15]/[.$D15]/1000000))" office:value-type="float" office:value="11.8966153846154" calcext:value-type="float">
            <text:p>11,897</text:p>
          </table:table-cell>
          <table:table-cell table:style-name="ce88" table:formula="of:=IF(OR(ISBLANK([.$C15]);ISBLANK([$Speed.J15]));&quot;&quot;;IF([$Speed.J15]=&quot;FAIL&quot;;&quot;FAIL&quot;;[$Speed.J15]/[.$C15]))" office:value-type="float" office:value="1487.03846153846" calcext:value-type="float">
            <text:p>1487</text:p>
          </table:table-cell>
          <table:table-cell table:style-name="ce92" table:formula="of:=IF(OR(ISBLANK([.$C15]);ISBLANK([.$D15]);ISBLANK([.$E15]);ISBLANK([$Speed.J15]));&quot;&quot;;IF([.T15]=&quot;FAIL&quot;;&quot;FAIL&quot;;[.T15]*[.$E15]/[.$D15]/1000000))" office:value-type="float" office:value="11.8963076923077" calcext:value-type="float">
            <text:p>11,896</text:p>
          </table:table-cell>
          <table:table-cell table:style-name="ce88" table:formula="of:=IF(OR(ISBLANK([.$C15]);ISBLANK([$Speed.K15]));&quot;&quot;;IF([$Speed.K15]=&quot;FAIL&quot;;&quot;FAIL&quot;;[$Speed.K15]/[.$C15]))">
            <text:p/>
          </table:table-cell>
          <table:table-cell table:style-name="ce92" table:formula="of:=IF(OR(ISBLANK([.$C15]);ISBLANK([.$D15]);ISBLANK([.$E15]);ISBLANK([$Speed.K15]));&quot;&quot;;IF([.V15]=&quot;FAIL&quot;;&quot;FAIL&quot;;[.V15]*[.$E15]/[.$D15]/1000000))">
            <text:p/>
          </table:table-cell>
          <table:table-cell table:style-name="ce88" table:formula="of:=IF(OR(ISBLANK([.$C15]);ISBLANK([$Speed.L15]));&quot;&quot;;IF([$Speed.L15]=&quot;FAIL&quot;;&quot;FAIL&quot;;[$Speed.L15]/[.$C15]))">
            <text:p/>
          </table:table-cell>
          <table:table-cell table:style-name="ce92" table:formula="of:=IF(OR(ISBLANK([.$C15]);ISBLANK([.$D15]);ISBLANK([.$E15]);ISBLANK([$Speed.L15]));&quot;&quot;;IF([.X15]=&quot;FAIL&quot;;&quot;FAIL&quot;;[.X15]*[.$E15]/[.$D15]/1000000))">
            <text:p/>
          </table:table-cell>
          <table:table-cell table:style-name="ce70" table:number-columns-repeated="29"/>
          <table:table-cell table:number-columns-repeated="970"/>
        </table:table-row>
        <table:table-row table:style-name="ro1">
          <table:table-cell table:style-name="ce71"/>
          <table:table-cell table:style-name="ce52" table:formula="of:=IF(ISBLANK([$Speed.B16]);&quot;&quot;;[$Speed.B16])" office:value-type="string" office:string-value="G722-cod" calcext:value-type="string">
            <text:p>G722-cod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8000" calcext:value-type="float">
            <text:p>8000</text:p>
          </table:table-cell>
          <table:table-cell table:style-name="ce88" table:formula="of:=IF(OR(ISBLANK([.$C16]);ISBLANK([$Speed.C16]));&quot;&quot;;IF([$Speed.C16]=&quot;FAIL&quot;;&quot;FAIL&quot;;[$Speed.C16]/[.$C16]))" office:value-type="float" office:value="624.15" calcext:value-type="float">
            <text:p>624</text:p>
          </table:table-cell>
          <table:table-cell table:style-name="ce92" table:formula="of:=IF(OR(ISBLANK([.$C16]);ISBLANK([.$D16]);ISBLANK([.$E16]);ISBLANK([$Speed.C16]));&quot;&quot;;IF([.F16]=&quot;FAIL&quot;;&quot;FAIL&quot;;[.F16]*[.$E16]/[.$D16]/1000000))" office:value-type="float" office:value="2.4966" calcext:value-type="float">
            <text:p>2,497</text:p>
          </table:table-cell>
          <table:table-cell table:style-name="ce88" table:formula="of:=IF(OR(ISBLANK([.$C16]);ISBLANK([$Speed.D16]));&quot;&quot;;IF([$Speed.D16]=&quot;FAIL&quot;;&quot;FAIL&quot;;[$Speed.D16]/[.$C16]))" office:value-type="float" office:value="613.75" calcext:value-type="float">
            <text:p>614</text:p>
          </table:table-cell>
          <table:table-cell table:style-name="ce92" table:formula="of:=IF(OR(ISBLANK([.$C16]);ISBLANK([.$D16]);ISBLANK([.$E16]);ISBLANK([$Speed.D16]));&quot;&quot;;IF([.H16]=&quot;FAIL&quot;;&quot;FAIL&quot;;[.H16]*[.$E16]/[.$D16]/1000000))" office:value-type="float" office:value="2.455" calcext:value-type="float">
            <text:p>2,455</text:p>
          </table:table-cell>
          <table:table-cell table:style-name="ce88" table:formula="of:=IF(OR(ISBLANK([.$C16]);ISBLANK([$Speed.E16]));&quot;&quot;;IF([$Speed.E16]=&quot;FAIL&quot;;&quot;FAIL&quot;;[$Speed.E16]/[.$C16]))" office:value-type="float" office:value="612.75" calcext:value-type="float">
            <text:p>613</text:p>
          </table:table-cell>
          <table:table-cell table:style-name="ce92" table:formula="of:=IF(OR(ISBLANK([.$C16]);ISBLANK([.$D16]);ISBLANK([.$E16]);ISBLANK([$Speed.E16]));&quot;&quot;;IF([.J16]=&quot;FAIL&quot;;&quot;FAIL&quot;;[.J16]*[.$E16]/[.$D16]/1000000))" office:value-type="float" office:value="2.451" calcext:value-type="float">
            <text:p>2,451</text:p>
          </table:table-cell>
          <table:table-cell table:style-name="ce88" table:formula="of:=IF(OR(ISBLANK([.$C16]);ISBLANK([$Speed.F16]));&quot;&quot;;IF([$Speed.F16]=&quot;FAIL&quot;;&quot;FAIL&quot;;[$Speed.F16]/[.$C16]))" office:value-type="float" office:value="605.9" calcext:value-type="float">
            <text:p>606</text:p>
          </table:table-cell>
          <table:table-cell table:style-name="ce92" table:formula="of:=IF(OR(ISBLANK([.$C16]);ISBLANK([.$D16]);ISBLANK([.$E16]);ISBLANK([$Speed.F16]));&quot;&quot;;IF([.L16]=&quot;FAIL&quot;;&quot;FAIL&quot;;[.L16]*[.$E16]/[.$D16]/1000000))" office:value-type="float" office:value="2.4236" calcext:value-type="float">
            <text:p>2,424</text:p>
          </table:table-cell>
          <table:table-cell table:style-name="ce88" table:formula="of:=IF(OR(ISBLANK([.$C16]);ISBLANK([$Speed.G16]));&quot;&quot;;IF([$Speed.G16]=&quot;FAIL&quot;;&quot;FAIL&quot;;[$Speed.G16]/[.$C16]))" office:value-type="float" office:value="607" calcext:value-type="float">
            <text:p>607</text:p>
          </table:table-cell>
          <table:table-cell table:style-name="ce92" table:formula="of:=IF(OR(ISBLANK([.$C16]);ISBLANK([.$D16]);ISBLANK([.$E16]);ISBLANK([$Speed.G16]));&quot;&quot;;IF([.N16]=&quot;FAIL&quot;;&quot;FAIL&quot;;[.N16]*[.$E16]/[.$D16]/1000000))" office:value-type="float" office:value="2.428" calcext:value-type="float">
            <text:p>2,428</text:p>
          </table:table-cell>
          <table:table-cell table:style-name="ce88" table:formula="of:=IF(OR(ISBLANK([.$C16]);ISBLANK([$Speed.H16]));&quot;&quot;;IF([$Speed.H16]=&quot;FAIL&quot;;&quot;FAIL&quot;;[$Speed.H16]/[.$C16]))" office:value-type="float" office:value="611.75" calcext:value-type="float">
            <text:p>612</text:p>
          </table:table-cell>
          <table:table-cell table:style-name="ce92" table:formula="of:=IF(OR(ISBLANK([.$C16]);ISBLANK([.$D16]);ISBLANK([.$E16]);ISBLANK([$Speed.H16]));&quot;&quot;;IF([.P16]=&quot;FAIL&quot;;&quot;FAIL&quot;;[.P16]*[.$E16]/[.$D16]/1000000))" office:value-type="float" office:value="2.447" calcext:value-type="float">
            <text:p>2,447</text:p>
          </table:table-cell>
          <table:table-cell table:style-name="ce88" table:formula="of:=IF(OR(ISBLANK([.$C16]);ISBLANK([$Speed.I16]));&quot;&quot;;IF([$Speed.I16]=&quot;FAIL&quot;;&quot;FAIL&quot;;[$Speed.I16]/[.$C16]))" office:value-type="float" office:value="611.65" calcext:value-type="float">
            <text:p>612</text:p>
          </table:table-cell>
          <table:table-cell table:style-name="ce92" table:formula="of:=IF(OR(ISBLANK([.$C16]);ISBLANK([.$D16]);ISBLANK([.$E16]);ISBLANK([$Speed.I16]));&quot;&quot;;IF([.R16]=&quot;FAIL&quot;;&quot;FAIL&quot;;[.R16]*[.$E16]/[.$D16]/1000000))" office:value-type="float" office:value="2.4466" calcext:value-type="float">
            <text:p>2,447</text:p>
          </table:table-cell>
          <table:table-cell table:style-name="ce88" table:formula="of:=IF(OR(ISBLANK([.$C16]);ISBLANK([$Speed.J16]));&quot;&quot;;IF([$Speed.J16]=&quot;FAIL&quot;;&quot;FAIL&quot;;[$Speed.J16]/[.$C16]))" office:value-type="float" office:value="611.6" calcext:value-type="float">
            <text:p>612</text:p>
          </table:table-cell>
          <table:table-cell table:style-name="ce92" table:formula="of:=IF(OR(ISBLANK([.$C16]);ISBLANK([.$D16]);ISBLANK([.$E16]);ISBLANK([$Speed.J16]));&quot;&quot;;IF([.T16]=&quot;FAIL&quot;;&quot;FAIL&quot;;[.T16]*[.$E16]/[.$D16]/1000000))" office:value-type="float" office:value="2.4464" calcext:value-type="float">
            <text:p>2,446</text:p>
          </table:table-cell>
          <table:table-cell table:style-name="ce88" table:formula="of:=IF(OR(ISBLANK([.$C16]);ISBLANK([$Speed.K16]));&quot;&quot;;IF([$Speed.K16]=&quot;FAIL&quot;;&quot;FAIL&quot;;[$Speed.K16]/[.$C16]))">
            <text:p/>
          </table:table-cell>
          <table:table-cell table:style-name="ce92" table:formula="of:=IF(OR(ISBLANK([.$C16]);ISBLANK([.$D16]);ISBLANK([.$E16]);ISBLANK([$Speed.K16]));&quot;&quot;;IF([.V16]=&quot;FAIL&quot;;&quot;FAIL&quot;;[.V16]*[.$E16]/[.$D16]/1000000))">
            <text:p/>
          </table:table-cell>
          <table:table-cell table:style-name="ce88" table:formula="of:=IF(OR(ISBLANK([.$C16]);ISBLANK([$Speed.L16]));&quot;&quot;;IF([$Speed.L16]=&quot;FAIL&quot;;&quot;FAIL&quot;;[$Speed.L16]/[.$C16]))">
            <text:p/>
          </table:table-cell>
          <table:table-cell table:style-name="ce92" table:formula="of:=IF(OR(ISBLANK([.$C16]);ISBLANK([.$D16]);ISBLANK([.$E16]);ISBLANK([$Speed.L16]));&quot;&quot;;IF([.X16]=&quot;FAIL&quot;;&quot;FAIL&quot;;[.X16]*[.$E16]/[.$D16]/1000000))">
            <text:p/>
          </table:table-cell>
          <table:table-cell table:style-name="ce70" table:number-columns-repeated="29"/>
          <table:table-cell table:number-columns-repeated="970"/>
        </table:table-row>
        <table:table-row table:style-name="ro1">
          <table:table-cell table:style-name="ce71"/>
          <table:table-cell table:style-name="ce52" table:formula="of:=IF(ISBLANK([$Speed.B17]);&quot;&quot;;[$Speed.B17])" office:value-type="string" office:string-value="G722-dec" calcext:value-type="string">
            <text:p>G722-dec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8000" calcext:value-type="float">
            <text:p>8000</text:p>
          </table:table-cell>
          <table:table-cell table:style-name="ce88" table:formula="of:=IF(OR(ISBLANK([.$C17]);ISBLANK([$Speed.C17]));&quot;&quot;;IF([$Speed.C17]=&quot;FAIL&quot;;&quot;FAIL&quot;;[$Speed.C17]/[.$C17]))" office:value-type="float" office:value="507.2" calcext:value-type="float">
            <text:p>507</text:p>
          </table:table-cell>
          <table:table-cell table:style-name="ce92" table:formula="of:=IF(OR(ISBLANK([.$C17]);ISBLANK([.$D17]);ISBLANK([.$E17]);ISBLANK([$Speed.C17]));&quot;&quot;;IF([.F17]=&quot;FAIL&quot;;&quot;FAIL&quot;;[.F17]*[.$E17]/[.$D17]/1000000))" office:value-type="float" office:value="2.0288" calcext:value-type="float">
            <text:p>2,029</text:p>
          </table:table-cell>
          <table:table-cell table:style-name="ce88" table:formula="of:=IF(OR(ISBLANK([.$C17]);ISBLANK([$Speed.D17]));&quot;&quot;;IF([$Speed.D17]=&quot;FAIL&quot;;&quot;FAIL&quot;;[$Speed.D17]/[.$C17]))" office:value-type="float" office:value="500.8" calcext:value-type="float">
            <text:p>501</text:p>
          </table:table-cell>
          <table:table-cell table:style-name="ce92" table:formula="of:=IF(OR(ISBLANK([.$C17]);ISBLANK([.$D17]);ISBLANK([.$E17]);ISBLANK([$Speed.D17]));&quot;&quot;;IF([.H17]=&quot;FAIL&quot;;&quot;FAIL&quot;;[.H17]*[.$E17]/[.$D17]/1000000))" office:value-type="float" office:value="2.0032" calcext:value-type="float">
            <text:p>2,003</text:p>
          </table:table-cell>
          <table:table-cell table:style-name="ce88" table:formula="of:=IF(OR(ISBLANK([.$C17]);ISBLANK([$Speed.E17]));&quot;&quot;;IF([$Speed.E17]=&quot;FAIL&quot;;&quot;FAIL&quot;;[$Speed.E17]/[.$C17]))" office:value-type="float" office:value="494.85" calcext:value-type="float">
            <text:p>495</text:p>
          </table:table-cell>
          <table:table-cell table:style-name="ce92" table:formula="of:=IF(OR(ISBLANK([.$C17]);ISBLANK([.$D17]);ISBLANK([.$E17]);ISBLANK([$Speed.E17]));&quot;&quot;;IF([.J17]=&quot;FAIL&quot;;&quot;FAIL&quot;;[.J17]*[.$E17]/[.$D17]/1000000))" office:value-type="float" office:value="1.9794" calcext:value-type="float">
            <text:p>1,979</text:p>
          </table:table-cell>
          <table:table-cell table:style-name="ce88" table:formula="of:=IF(OR(ISBLANK([.$C17]);ISBLANK([$Speed.F17]));&quot;&quot;;IF([$Speed.F17]=&quot;FAIL&quot;;&quot;FAIL&quot;;[$Speed.F17]/[.$C17]))" office:value-type="float" office:value="489.9" calcext:value-type="float">
            <text:p>490</text:p>
          </table:table-cell>
          <table:table-cell table:style-name="ce92" table:formula="of:=IF(OR(ISBLANK([.$C17]);ISBLANK([.$D17]);ISBLANK([.$E17]);ISBLANK([$Speed.F17]));&quot;&quot;;IF([.L17]=&quot;FAIL&quot;;&quot;FAIL&quot;;[.L17]*[.$E17]/[.$D17]/1000000))" office:value-type="float" office:value="1.9596" calcext:value-type="float">
            <text:p>1,960</text:p>
          </table:table-cell>
          <table:table-cell table:style-name="ce88" table:formula="of:=IF(OR(ISBLANK([.$C17]);ISBLANK([$Speed.G17]));&quot;&quot;;IF([$Speed.G17]=&quot;FAIL&quot;;&quot;FAIL&quot;;[$Speed.G17]/[.$C17]))" office:value-type="float" office:value="493.05" calcext:value-type="float">
            <text:p>493</text:p>
          </table:table-cell>
          <table:table-cell table:style-name="ce92" table:formula="of:=IF(OR(ISBLANK([.$C17]);ISBLANK([.$D17]);ISBLANK([.$E17]);ISBLANK([$Speed.G17]));&quot;&quot;;IF([.N17]=&quot;FAIL&quot;;&quot;FAIL&quot;;[.N17]*[.$E17]/[.$D17]/1000000))" office:value-type="float" office:value="1.9722" calcext:value-type="float">
            <text:p>1,972</text:p>
          </table:table-cell>
          <table:table-cell table:style-name="ce88" table:formula="of:=IF(OR(ISBLANK([.$C17]);ISBLANK([$Speed.H17]));&quot;&quot;;IF([$Speed.H17]=&quot;FAIL&quot;;&quot;FAIL&quot;;[$Speed.H17]/[.$C17]))" office:value-type="float" office:value="486.75" calcext:value-type="float">
            <text:p>487</text:p>
          </table:table-cell>
          <table:table-cell table:style-name="ce92" table:formula="of:=IF(OR(ISBLANK([.$C17]);ISBLANK([.$D17]);ISBLANK([.$E17]);ISBLANK([$Speed.H17]));&quot;&quot;;IF([.P17]=&quot;FAIL&quot;;&quot;FAIL&quot;;[.P17]*[.$E17]/[.$D17]/1000000))" office:value-type="float" office:value="1.947" calcext:value-type="float">
            <text:p>1,947</text:p>
          </table:table-cell>
          <table:table-cell table:style-name="ce88" table:formula="of:=IF(OR(ISBLANK([.$C17]);ISBLANK([$Speed.I17]));&quot;&quot;;IF([$Speed.I17]=&quot;FAIL&quot;;&quot;FAIL&quot;;[$Speed.I17]/[.$C17]))" office:value-type="float" office:value="486.65" calcext:value-type="float">
            <text:p>487</text:p>
          </table:table-cell>
          <table:table-cell table:style-name="ce92" table:formula="of:=IF(OR(ISBLANK([.$C17]);ISBLANK([.$D17]);ISBLANK([.$E17]);ISBLANK([$Speed.I17]));&quot;&quot;;IF([.R17]=&quot;FAIL&quot;;&quot;FAIL&quot;;[.R17]*[.$E17]/[.$D17]/1000000))" office:value-type="float" office:value="1.9466" calcext:value-type="float">
            <text:p>1,947</text:p>
          </table:table-cell>
          <table:table-cell table:style-name="ce88" table:formula="of:=IF(OR(ISBLANK([.$C17]);ISBLANK([$Speed.J17]));&quot;&quot;;IF([$Speed.J17]=&quot;FAIL&quot;;&quot;FAIL&quot;;[$Speed.J17]/[.$C17]))" office:value-type="float" office:value="486.6" calcext:value-type="float">
            <text:p>487</text:p>
          </table:table-cell>
          <table:table-cell table:style-name="ce92" table:formula="of:=IF(OR(ISBLANK([.$C17]);ISBLANK([.$D17]);ISBLANK([.$E17]);ISBLANK([$Speed.J17]));&quot;&quot;;IF([.T17]=&quot;FAIL&quot;;&quot;FAIL&quot;;[.T17]*[.$E17]/[.$D17]/1000000))" office:value-type="float" office:value="1.9464" calcext:value-type="float">
            <text:p>1,946</text:p>
          </table:table-cell>
          <table:table-cell table:style-name="ce88" table:formula="of:=IF(OR(ISBLANK([.$C17]);ISBLANK([$Speed.K17]));&quot;&quot;;IF([$Speed.K17]=&quot;FAIL&quot;;&quot;FAIL&quot;;[$Speed.K17]/[.$C17]))">
            <text:p/>
          </table:table-cell>
          <table:table-cell table:style-name="ce92" table:formula="of:=IF(OR(ISBLANK([.$C17]);ISBLANK([.$D17]);ISBLANK([.$E17]);ISBLANK([$Speed.K17]));&quot;&quot;;IF([.V17]=&quot;FAIL&quot;;&quot;FAIL&quot;;[.V17]*[.$E17]/[.$D17]/1000000))">
            <text:p/>
          </table:table-cell>
          <table:table-cell table:style-name="ce88" table:formula="of:=IF(OR(ISBLANK([.$C17]);ISBLANK([$Speed.L17]));&quot;&quot;;IF([$Speed.L17]=&quot;FAIL&quot;;&quot;FAIL&quot;;[$Speed.L17]/[.$C17]))">
            <text:p/>
          </table:table-cell>
          <table:table-cell table:style-name="ce92" table:formula="of:=IF(OR(ISBLANK([.$C17]);ISBLANK([.$D17]);ISBLANK([.$E17]);ISBLANK([$Speed.L17]));&quot;&quot;;IF([.X17]=&quot;FAIL&quot;;&quot;FAIL&quot;;[.X17]*[.$E17]/[.$D17]/1000000))">
            <text:p/>
          </table:table-cell>
          <table:table-cell table:style-name="ce70" table:number-columns-repeated="29"/>
          <table:table-cell table:number-columns-repeated="970"/>
        </table:table-row>
        <table:table-row table:style-name="ro1">
          <table:table-cell table:style-name="ce71"/>
          <table:table-cell table:style-name="ce52" table:formula="of:=IF(ISBLANK([$Speed.B18]);&quot;&quot;;[$Speed.B18])" office:value-type="string" office:string-value="G723-cod" calcext:value-type="string">
            <text:p>G723-cod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40" calcext:value-type="float">
            <text:p>240</text:p>
          </table:table-cell>
          <table:table-cell table:style-name="ce52" office:value-type="float" office:value="8000" calcext:value-type="float">
            <text:p>8000</text:p>
          </table:table-cell>
          <table:table-cell table:style-name="ce88" table:formula="of:=IF(OR(ISBLANK([.$C18]);ISBLANK([$Speed.C18]));&quot;&quot;;IF([$Speed.C18]=&quot;FAIL&quot;;&quot;FAIL&quot;;[$Speed.C18]/[.$C18]))" office:value-type="float" office:value="635820.333333333" calcext:value-type="float">
            <text:p>635820</text:p>
          </table:table-cell>
          <table:table-cell table:style-name="ce92" table:formula="of:=IF(OR(ISBLANK([.$C18]);ISBLANK([.$D18]);ISBLANK([.$E18]);ISBLANK([$Speed.C18]));&quot;&quot;;IF([.F18]=&quot;FAIL&quot;;&quot;FAIL&quot;;[.F18]*[.$E18]/[.$D18]/1000000))" office:value-type="float" office:value="21.1940111111111" calcext:value-type="float">
            <text:p>21,194</text:p>
          </table:table-cell>
          <table:table-cell table:style-name="ce88" table:formula="of:=IF(OR(ISBLANK([.$C18]);ISBLANK([$Speed.D18]));&quot;&quot;;IF([$Speed.D18]=&quot;FAIL&quot;;&quot;FAIL&quot;;[$Speed.D18]/[.$C18]))" office:value-type="float" office:value="647173.666666667" calcext:value-type="float">
            <text:p>647174</text:p>
          </table:table-cell>
          <table:table-cell table:style-name="ce92" table:formula="of:=IF(OR(ISBLANK([.$C18]);ISBLANK([.$D18]);ISBLANK([.$E18]);ISBLANK([$Speed.D18]));&quot;&quot;;IF([.H18]=&quot;FAIL&quot;;&quot;FAIL&quot;;[.H18]*[.$E18]/[.$D18]/1000000))" office:value-type="float" office:value="21.5724555555556" calcext:value-type="float">
            <text:p>21,572</text:p>
          </table:table-cell>
          <table:table-cell table:style-name="ce88" table:formula="of:=IF(OR(ISBLANK([.$C18]);ISBLANK([$Speed.E18]));&quot;&quot;;IF([$Speed.E18]=&quot;FAIL&quot;;&quot;FAIL&quot;;[$Speed.E18]/[.$C18]))" office:value-type="float" office:value="647823" calcext:value-type="float">
            <text:p>647823</text:p>
          </table:table-cell>
          <table:table-cell table:style-name="ce92" table:formula="of:=IF(OR(ISBLANK([.$C18]);ISBLANK([.$D18]);ISBLANK([.$E18]);ISBLANK([$Speed.E18]));&quot;&quot;;IF([.J18]=&quot;FAIL&quot;;&quot;FAIL&quot;;[.J18]*[.$E18]/[.$D18]/1000000))" office:value-type="float" office:value="21.5941" calcext:value-type="float">
            <text:p>21,594</text:p>
          </table:table-cell>
          <table:table-cell table:style-name="ce88" table:formula="of:=IF(OR(ISBLANK([.$C18]);ISBLANK([$Speed.F18]));&quot;&quot;;IF([$Speed.F18]=&quot;FAIL&quot;;&quot;FAIL&quot;;[$Speed.F18]/[.$C18]))" office:value-type="float" office:value="647053.333333333" calcext:value-type="float">
            <text:p>647053</text:p>
          </table:table-cell>
          <table:table-cell table:style-name="ce92" table:formula="of:=IF(OR(ISBLANK([.$C18]);ISBLANK([.$D18]);ISBLANK([.$E18]);ISBLANK([$Speed.F18]));&quot;&quot;;IF([.L18]=&quot;FAIL&quot;;&quot;FAIL&quot;;[.L18]*[.$E18]/[.$D18]/1000000))" office:value-type="float" office:value="21.5684444444444" calcext:value-type="float">
            <text:p>21,568</text:p>
          </table:table-cell>
          <table:table-cell table:style-name="ce88" table:formula="of:=IF(OR(ISBLANK([.$C18]);ISBLANK([$Speed.G18]));&quot;&quot;;IF([$Speed.G18]=&quot;FAIL&quot;;&quot;FAIL&quot;;[$Speed.G18]/[.$C18]))" office:value-type="float" office:value="646911.666666667" calcext:value-type="float">
            <text:p>646912</text:p>
          </table:table-cell>
          <table:table-cell table:style-name="ce92" table:formula="of:=IF(OR(ISBLANK([.$C18]);ISBLANK([.$D18]);ISBLANK([.$E18]);ISBLANK([$Speed.G18]));&quot;&quot;;IF([.N18]=&quot;FAIL&quot;;&quot;FAIL&quot;;[.N18]*[.$E18]/[.$D18]/1000000))" office:value-type="float" office:value="21.5637222222222" calcext:value-type="float">
            <text:p>21,564</text:p>
          </table:table-cell>
          <table:table-cell table:style-name="ce88" table:formula="of:=IF(OR(ISBLANK([.$C18]);ISBLANK([$Speed.H18]));&quot;&quot;;IF([$Speed.H18]=&quot;FAIL&quot;;&quot;FAIL&quot;;[$Speed.H18]/[.$C18]))" office:value-type="float" office:value="647989.666666667" calcext:value-type="float">
            <text:p>647990</text:p>
          </table:table-cell>
          <table:table-cell table:style-name="ce92" table:formula="of:=IF(OR(ISBLANK([.$C18]);ISBLANK([.$D18]);ISBLANK([.$E18]);ISBLANK([$Speed.H18]));&quot;&quot;;IF([.P18]=&quot;FAIL&quot;;&quot;FAIL&quot;;[.P18]*[.$E18]/[.$D18]/1000000))" office:value-type="float" office:value="21.5996555555556" calcext:value-type="float">
            <text:p>21,600</text:p>
          </table:table-cell>
          <table:table-cell table:style-name="ce88" table:formula="of:=IF(OR(ISBLANK([.$C18]);ISBLANK([$Speed.I18]));&quot;&quot;;IF([$Speed.I18]=&quot;FAIL&quot;;&quot;FAIL&quot;;[$Speed.I18]/[.$C18]))" office:value-type="float" office:value="645768.333333333" calcext:value-type="float">
            <text:p>645768</text:p>
          </table:table-cell>
          <table:table-cell table:style-name="ce92" table:formula="of:=IF(OR(ISBLANK([.$C18]);ISBLANK([.$D18]);ISBLANK([.$E18]);ISBLANK([$Speed.I18]));&quot;&quot;;IF([.R18]=&quot;FAIL&quot;;&quot;FAIL&quot;;[.R18]*[.$E18]/[.$D18]/1000000))" office:value-type="float" office:value="21.5256111111111" calcext:value-type="float">
            <text:p>21,526</text:p>
          </table:table-cell>
          <table:table-cell table:style-name="ce88" table:formula="of:=IF(OR(ISBLANK([.$C18]);ISBLANK([$Speed.J18]));&quot;&quot;;IF([$Speed.J18]=&quot;FAIL&quot;;&quot;FAIL&quot;;[$Speed.J18]/[.$C18]))" office:value-type="float" office:value="651077.666666667" calcext:value-type="float">
            <text:p>651078</text:p>
          </table:table-cell>
          <table:table-cell table:style-name="ce92" table:formula="of:=IF(OR(ISBLANK([.$C18]);ISBLANK([.$D18]);ISBLANK([.$E18]);ISBLANK([$Speed.J18]));&quot;&quot;;IF([.T18]=&quot;FAIL&quot;;&quot;FAIL&quot;;[.T18]*[.$E18]/[.$D18]/1000000))" office:value-type="float" office:value="21.7025888888889" calcext:value-type="float">
            <text:p>21,703</text:p>
          </table:table-cell>
          <table:table-cell table:style-name="ce88" table:formula="of:=IF(OR(ISBLANK([.$C18]);ISBLANK([$Speed.K18]));&quot;&quot;;IF([$Speed.K18]=&quot;FAIL&quot;;&quot;FAIL&quot;;[$Speed.K18]/[.$C18]))">
            <text:p/>
          </table:table-cell>
          <table:table-cell table:style-name="ce92" table:formula="of:=IF(OR(ISBLANK([.$C18]);ISBLANK([.$D18]);ISBLANK([.$E18]);ISBLANK([$Speed.K18]));&quot;&quot;;IF([.V18]=&quot;FAIL&quot;;&quot;FAIL&quot;;[.V18]*[.$E18]/[.$D18]/1000000))">
            <text:p/>
          </table:table-cell>
          <table:table-cell table:style-name="ce88" table:formula="of:=IF(OR(ISBLANK([.$C18]);ISBLANK([$Speed.L18]));&quot;&quot;;IF([$Speed.L18]=&quot;FAIL&quot;;&quot;FAIL&quot;;[$Speed.L18]/[.$C18]))">
            <text:p/>
          </table:table-cell>
          <table:table-cell table:style-name="ce92" table:formula="of:=IF(OR(ISBLANK([.$C18]);ISBLANK([.$D18]);ISBLANK([.$E18]);ISBLANK([$Speed.L18]));&quot;&quot;;IF([.X18]=&quot;FAIL&quot;;&quot;FAIL&quot;;[.X18]*[.$E18]/[.$D18]/1000000))">
            <text:p/>
          </table:table-cell>
          <table:table-cell table:style-name="ce70" table:number-columns-repeated="29"/>
          <table:table-cell table:number-columns-repeated="970"/>
        </table:table-row>
        <table:table-row table:style-name="ro1">
          <table:table-cell table:style-name="ce71"/>
          <table:table-cell table:style-name="ce52" table:formula="of:=IF(ISBLANK([$Speed.B19]);&quot;&quot;;[$Speed.B19])" office:value-type="string" office:string-value="G723-dec" calcext:value-type="string">
            <text:p>G723-dec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40" calcext:value-type="float">
            <text:p>240</text:p>
          </table:table-cell>
          <table:table-cell table:style-name="ce52" office:value-type="float" office:value="8000" calcext:value-type="float">
            <text:p>8000</text:p>
          </table:table-cell>
          <table:table-cell table:style-name="ce88" table:formula="of:=IF(OR(ISBLANK([.$C19]);ISBLANK([$Speed.C19]));&quot;&quot;;IF([$Speed.C19]=&quot;FAIL&quot;;&quot;FAIL&quot;;[$Speed.C19]/[.$C19]))" office:value-type="float" office:value="64162" calcext:value-type="float">
            <text:p>64162</text:p>
          </table:table-cell>
          <table:table-cell table:style-name="ce92" table:formula="of:=IF(OR(ISBLANK([.$C19]);ISBLANK([.$D19]);ISBLANK([.$E19]);ISBLANK([$Speed.C19]));&quot;&quot;;IF([.F19]=&quot;FAIL&quot;;&quot;FAIL&quot;;[.F19]*[.$E19]/[.$D19]/1000000))" office:value-type="float" office:value="2.13873333333333" calcext:value-type="float">
            <text:p>2,139</text:p>
          </table:table-cell>
          <table:table-cell table:style-name="ce88" table:formula="of:=IF(OR(ISBLANK([.$C19]);ISBLANK([$Speed.D19]));&quot;&quot;;IF([$Speed.D19]=&quot;FAIL&quot;;&quot;FAIL&quot;;[$Speed.D19]/[.$C19]))" office:value-type="float" office:value="62761.3333333333" calcext:value-type="float">
            <text:p>62761</text:p>
          </table:table-cell>
          <table:table-cell table:style-name="ce92" table:formula="of:=IF(OR(ISBLANK([.$C19]);ISBLANK([.$D19]);ISBLANK([.$E19]);ISBLANK([$Speed.D19]));&quot;&quot;;IF([.H19]=&quot;FAIL&quot;;&quot;FAIL&quot;;[.H19]*[.$E19]/[.$D19]/1000000))" office:value-type="float" office:value="2.09204444444444" calcext:value-type="float">
            <text:p>2,092</text:p>
          </table:table-cell>
          <table:table-cell table:style-name="ce88" table:formula="of:=IF(OR(ISBLANK([.$C19]);ISBLANK([$Speed.E19]));&quot;&quot;;IF([$Speed.E19]=&quot;FAIL&quot;;&quot;FAIL&quot;;[$Speed.E19]/[.$C19]))" office:value-type="float" office:value="62257.6666666667" calcext:value-type="float">
            <text:p>62258</text:p>
          </table:table-cell>
          <table:table-cell table:style-name="ce92" table:formula="of:=IF(OR(ISBLANK([.$C19]);ISBLANK([.$D19]);ISBLANK([.$E19]);ISBLANK([$Speed.E19]));&quot;&quot;;IF([.J19]=&quot;FAIL&quot;;&quot;FAIL&quot;;[.J19]*[.$E19]/[.$D19]/1000000))" office:value-type="float" office:value="2.07525555555556" calcext:value-type="float">
            <text:p>2,075</text:p>
          </table:table-cell>
          <table:table-cell table:style-name="ce88" table:formula="of:=IF(OR(ISBLANK([.$C19]);ISBLANK([$Speed.F19]));&quot;&quot;;IF([$Speed.F19]=&quot;FAIL&quot;;&quot;FAIL&quot;;[$Speed.F19]/[.$C19]))" office:value-type="float" office:value="62092.6666666667" calcext:value-type="float">
            <text:p>62093</text:p>
          </table:table-cell>
          <table:table-cell table:style-name="ce92" table:formula="of:=IF(OR(ISBLANK([.$C19]);ISBLANK([.$D19]);ISBLANK([.$E19]);ISBLANK([$Speed.F19]));&quot;&quot;;IF([.L19]=&quot;FAIL&quot;;&quot;FAIL&quot;;[.L19]*[.$E19]/[.$D19]/1000000))" office:value-type="float" office:value="2.06975555555556" calcext:value-type="float">
            <text:p>2,070</text:p>
          </table:table-cell>
          <table:table-cell table:style-name="ce88" table:formula="of:=IF(OR(ISBLANK([.$C19]);ISBLANK([$Speed.G19]));&quot;&quot;;IF([$Speed.G19]=&quot;FAIL&quot;;&quot;FAIL&quot;;[$Speed.G19]/[.$C19]))" office:value-type="float" office:value="62143.3333333333" calcext:value-type="float">
            <text:p>62143</text:p>
          </table:table-cell>
          <table:table-cell table:style-name="ce92" table:formula="of:=IF(OR(ISBLANK([.$C19]);ISBLANK([.$D19]);ISBLANK([.$E19]);ISBLANK([$Speed.G19]));&quot;&quot;;IF([.N19]=&quot;FAIL&quot;;&quot;FAIL&quot;;[.N19]*[.$E19]/[.$D19]/1000000))" office:value-type="float" office:value="2.07144444444444" calcext:value-type="float">
            <text:p>2,071</text:p>
          </table:table-cell>
          <table:table-cell table:style-name="ce88" table:formula="of:=IF(OR(ISBLANK([.$C19]);ISBLANK([$Speed.H19]));&quot;&quot;;IF([$Speed.H19]=&quot;FAIL&quot;;&quot;FAIL&quot;;[$Speed.H19]/[.$C19]))" office:value-type="float" office:value="62367.3333333333" calcext:value-type="float">
            <text:p>62367</text:p>
          </table:table-cell>
          <table:table-cell table:style-name="ce92" table:formula="of:=IF(OR(ISBLANK([.$C19]);ISBLANK([.$D19]);ISBLANK([.$E19]);ISBLANK([$Speed.H19]));&quot;&quot;;IF([.P19]=&quot;FAIL&quot;;&quot;FAIL&quot;;[.P19]*[.$E19]/[.$D19]/1000000))" office:value-type="float" office:value="2.07891111111111" calcext:value-type="float">
            <text:p>2,079</text:p>
          </table:table-cell>
          <table:table-cell table:style-name="ce88" table:formula="of:=IF(OR(ISBLANK([.$C19]);ISBLANK([$Speed.I19]));&quot;&quot;;IF([$Speed.I19]=&quot;FAIL&quot;;&quot;FAIL&quot;;[$Speed.I19]/[.$C19]))" office:value-type="float" office:value="62210.3333333333" calcext:value-type="float">
            <text:p>62210</text:p>
          </table:table-cell>
          <table:table-cell table:style-name="ce92" table:formula="of:=IF(OR(ISBLANK([.$C19]);ISBLANK([.$D19]);ISBLANK([.$E19]);ISBLANK([$Speed.I19]));&quot;&quot;;IF([.R19]=&quot;FAIL&quot;;&quot;FAIL&quot;;[.R19]*[.$E19]/[.$D19]/1000000))" office:value-type="float" office:value="2.07367777777778" calcext:value-type="float">
            <text:p>2,074</text:p>
          </table:table-cell>
          <table:table-cell table:style-name="ce88" table:formula="of:=IF(OR(ISBLANK([.$C19]);ISBLANK([$Speed.J19]));&quot;&quot;;IF([$Speed.J19]=&quot;FAIL&quot;;&quot;FAIL&quot;;[$Speed.J19]/[.$C19]))" office:value-type="float" office:value="64933.6666666667" calcext:value-type="float">
            <text:p>64934</text:p>
          </table:table-cell>
          <table:table-cell table:style-name="ce92" table:formula="of:=IF(OR(ISBLANK([.$C19]);ISBLANK([.$D19]);ISBLANK([.$E19]);ISBLANK([$Speed.J19]));&quot;&quot;;IF([.T19]=&quot;FAIL&quot;;&quot;FAIL&quot;;[.T19]*[.$E19]/[.$D19]/1000000))" office:value-type="float" office:value="2.16445555555556" calcext:value-type="float">
            <text:p>2,164</text:p>
          </table:table-cell>
          <table:table-cell table:style-name="ce88" table:formula="of:=IF(OR(ISBLANK([.$C19]);ISBLANK([$Speed.K19]));&quot;&quot;;IF([$Speed.K19]=&quot;FAIL&quot;;&quot;FAIL&quot;;[$Speed.K19]/[.$C19]))">
            <text:p/>
          </table:table-cell>
          <table:table-cell table:style-name="ce92" table:formula="of:=IF(OR(ISBLANK([.$C19]);ISBLANK([.$D19]);ISBLANK([.$E19]);ISBLANK([$Speed.K19]));&quot;&quot;;IF([.V19]=&quot;FAIL&quot;;&quot;FAIL&quot;;[.V19]*[.$E19]/[.$D19]/1000000))">
            <text:p/>
          </table:table-cell>
          <table:table-cell table:style-name="ce88" table:formula="of:=IF(OR(ISBLANK([.$C19]);ISBLANK([$Speed.L19]));&quot;&quot;;IF([$Speed.L19]=&quot;FAIL&quot;;&quot;FAIL&quot;;[$Speed.L19]/[.$C19]))">
            <text:p/>
          </table:table-cell>
          <table:table-cell table:style-name="ce92" table:formula="of:=IF(OR(ISBLANK([.$C19]);ISBLANK([.$D19]);ISBLANK([.$E19]);ISBLANK([$Speed.L19]));&quot;&quot;;IF([.X19]=&quot;FAIL&quot;;&quot;FAIL&quot;;[.X19]*[.$E19]/[.$D19]/1000000))">
            <text:p/>
          </table:table-cell>
          <table:table-cell table:style-name="ce70" table:number-columns-repeated="29"/>
          <table:table-cell table:number-columns-repeated="970"/>
        </table:table-row>
        <table:table-row table:style-name="ro1">
          <table:table-cell table:style-name="ce71"/>
          <table:table-cell table:style-name="ce52" table:formula="of:=IF(ISBLANK([$Speed.B20]);&quot;&quot;;[$Speed.B20])" office:value-type="string" office:string-value="G723_24-cod" calcext:value-type="string">
            <text:p>G723_24-cod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8000" calcext:value-type="float">
            <text:p>8000</text:p>
          </table:table-cell>
          <table:table-cell table:style-name="ce88" table:formula="of:=IF(OR(ISBLANK([.$C20]);ISBLANK([$Speed.C20]));&quot;&quot;;IF([$Speed.C20]=&quot;FAIL&quot;;&quot;FAIL&quot;;[$Speed.C20]/[.$C20]))" office:value-type="float" office:value="1399.80769230769" calcext:value-type="float">
            <text:p>1400</text:p>
          </table:table-cell>
          <table:table-cell table:style-name="ce92" table:formula="of:=IF(OR(ISBLANK([.$C20]);ISBLANK([.$D20]);ISBLANK([.$E20]);ISBLANK([$Speed.C20]));&quot;&quot;;IF([.F20]=&quot;FAIL&quot;;&quot;FAIL&quot;;[.F20]*[.$E20]/[.$D20]/1000000))" office:value-type="float" office:value="11.1984615384615" calcext:value-type="float">
            <text:p>11,198</text:p>
          </table:table-cell>
          <table:table-cell table:style-name="ce88" table:formula="of:=IF(OR(ISBLANK([.$C20]);ISBLANK([$Speed.D20]));&quot;&quot;;IF([$Speed.D20]=&quot;FAIL&quot;;&quot;FAIL&quot;;[$Speed.D20]/[.$C20]))" office:value-type="float" office:value="1357.34615384615" calcext:value-type="float">
            <text:p>1357</text:p>
          </table:table-cell>
          <table:table-cell table:style-name="ce92" table:formula="of:=IF(OR(ISBLANK([.$C20]);ISBLANK([.$D20]);ISBLANK([.$E20]);ISBLANK([$Speed.D20]));&quot;&quot;;IF([.H20]=&quot;FAIL&quot;;&quot;FAIL&quot;;[.H20]*[.$E20]/[.$D20]/1000000))" office:value-type="float" office:value="10.8587692307692" calcext:value-type="float">
            <text:p>10,859</text:p>
          </table:table-cell>
          <table:table-cell table:style-name="ce88" table:formula="of:=IF(OR(ISBLANK([.$C20]);ISBLANK([$Speed.E20]));&quot;&quot;;IF([$Speed.E20]=&quot;FAIL&quot;;&quot;FAIL&quot;;[$Speed.E20]/[.$C20]))" office:value-type="float" office:value="1357.92307692308" calcext:value-type="float">
            <text:p>1358</text:p>
          </table:table-cell>
          <table:table-cell table:style-name="ce92" table:formula="of:=IF(OR(ISBLANK([.$C20]);ISBLANK([.$D20]);ISBLANK([.$E20]);ISBLANK([$Speed.E20]));&quot;&quot;;IF([.J20]=&quot;FAIL&quot;;&quot;FAIL&quot;;[.J20]*[.$E20]/[.$D20]/1000000))" office:value-type="float" office:value="10.8633846153846" calcext:value-type="float">
            <text:p>10,863</text:p>
          </table:table-cell>
          <table:table-cell table:style-name="ce88" table:formula="of:=IF(OR(ISBLANK([.$C20]);ISBLANK([$Speed.F20]));&quot;&quot;;IF([$Speed.F20]=&quot;FAIL&quot;;&quot;FAIL&quot;;[$Speed.F20]/[.$C20]))" office:value-type="float" office:value="1356.80769230769" calcext:value-type="float">
            <text:p>1357</text:p>
          </table:table-cell>
          <table:table-cell table:style-name="ce92" table:formula="of:=IF(OR(ISBLANK([.$C20]);ISBLANK([.$D20]);ISBLANK([.$E20]);ISBLANK([$Speed.F20]));&quot;&quot;;IF([.L20]=&quot;FAIL&quot;;&quot;FAIL&quot;;[.L20]*[.$E20]/[.$D20]/1000000))" office:value-type="float" office:value="10.8544615384615" calcext:value-type="float">
            <text:p>10,854</text:p>
          </table:table-cell>
          <table:table-cell table:style-name="ce88" table:formula="of:=IF(OR(ISBLANK([.$C20]);ISBLANK([$Speed.G20]));&quot;&quot;;IF([$Speed.G20]=&quot;FAIL&quot;;&quot;FAIL&quot;;[$Speed.G20]/[.$C20]))" office:value-type="float" office:value="1356.80769230769" calcext:value-type="float">
            <text:p>1357</text:p>
          </table:table-cell>
          <table:table-cell table:style-name="ce92" table:formula="of:=IF(OR(ISBLANK([.$C20]);ISBLANK([.$D20]);ISBLANK([.$E20]);ISBLANK([$Speed.G20]));&quot;&quot;;IF([.N20]=&quot;FAIL&quot;;&quot;FAIL&quot;;[.N20]*[.$E20]/[.$D20]/1000000))" office:value-type="float" office:value="10.8544615384615" calcext:value-type="float">
            <text:p>10,854</text:p>
          </table:table-cell>
          <table:table-cell table:style-name="ce88" table:formula="of:=IF(OR(ISBLANK([.$C20]);ISBLANK([$Speed.H20]));&quot;&quot;;IF([$Speed.H20]=&quot;FAIL&quot;;&quot;FAIL&quot;;[$Speed.H20]/[.$C20]))" office:value-type="float" office:value="1389.26923076923" calcext:value-type="float">
            <text:p>1389</text:p>
          </table:table-cell>
          <table:table-cell table:style-name="ce92" table:formula="of:=IF(OR(ISBLANK([.$C20]);ISBLANK([.$D20]);ISBLANK([.$E20]);ISBLANK([$Speed.H20]));&quot;&quot;;IF([.P20]=&quot;FAIL&quot;;&quot;FAIL&quot;;[.P20]*[.$E20]/[.$D20]/1000000))" office:value-type="float" office:value="11.1141538461538" calcext:value-type="float">
            <text:p>11,114</text:p>
          </table:table-cell>
          <table:table-cell table:style-name="ce88" table:formula="of:=IF(OR(ISBLANK([.$C20]);ISBLANK([$Speed.I20]));&quot;&quot;;IF([$Speed.I20]=&quot;FAIL&quot;;&quot;FAIL&quot;;[$Speed.I20]/[.$C20]))" office:value-type="float" office:value="1389.19230769231" calcext:value-type="float">
            <text:p>1389</text:p>
          </table:table-cell>
          <table:table-cell table:style-name="ce92" table:formula="of:=IF(OR(ISBLANK([.$C20]);ISBLANK([.$D20]);ISBLANK([.$E20]);ISBLANK([$Speed.I20]));&quot;&quot;;IF([.R20]=&quot;FAIL&quot;;&quot;FAIL&quot;;[.R20]*[.$E20]/[.$D20]/1000000))" office:value-type="float" office:value="11.1135384615385" calcext:value-type="float">
            <text:p>11,114</text:p>
          </table:table-cell>
          <table:table-cell table:style-name="ce88" table:formula="of:=IF(OR(ISBLANK([.$C20]);ISBLANK([$Speed.J20]));&quot;&quot;;IF([$Speed.J20]=&quot;FAIL&quot;;&quot;FAIL&quot;;[$Speed.J20]/[.$C20]))" office:value-type="float" office:value="1389.15384615385" calcext:value-type="float">
            <text:p>1389</text:p>
          </table:table-cell>
          <table:table-cell table:style-name="ce92" table:formula="of:=IF(OR(ISBLANK([.$C20]);ISBLANK([.$D20]);ISBLANK([.$E20]);ISBLANK([$Speed.J20]));&quot;&quot;;IF([.T20]=&quot;FAIL&quot;;&quot;FAIL&quot;;[.T20]*[.$E20]/[.$D20]/1000000))" office:value-type="float" office:value="11.1132307692308" calcext:value-type="float">
            <text:p>11,113</text:p>
          </table:table-cell>
          <table:table-cell table:style-name="ce88" table:formula="of:=IF(OR(ISBLANK([.$C20]);ISBLANK([$Speed.K20]));&quot;&quot;;IF([$Speed.K20]=&quot;FAIL&quot;;&quot;FAIL&quot;;[$Speed.K20]/[.$C20]))">
            <text:p/>
          </table:table-cell>
          <table:table-cell table:style-name="ce92" table:formula="of:=IF(OR(ISBLANK([.$C20]);ISBLANK([.$D20]);ISBLANK([.$E20]);ISBLANK([$Speed.K20]));&quot;&quot;;IF([.V20]=&quot;FAIL&quot;;&quot;FAIL&quot;;[.V20]*[.$E20]/[.$D20]/1000000))">
            <text:p/>
          </table:table-cell>
          <table:table-cell table:style-name="ce88" table:formula="of:=IF(OR(ISBLANK([.$C20]);ISBLANK([$Speed.L20]));&quot;&quot;;IF([$Speed.L20]=&quot;FAIL&quot;;&quot;FAIL&quot;;[$Speed.L20]/[.$C20]))">
            <text:p/>
          </table:table-cell>
          <table:table-cell table:style-name="ce92" table:formula="of:=IF(OR(ISBLANK([.$C20]);ISBLANK([.$D20]);ISBLANK([.$E20]);ISBLANK([$Speed.L20]));&quot;&quot;;IF([.X20]=&quot;FAIL&quot;;&quot;FAIL&quot;;[.X20]*[.$E20]/[.$D20]/1000000))">
            <text:p/>
          </table:table-cell>
          <table:table-cell table:style-name="ce70" table:number-columns-repeated="29"/>
          <table:table-cell table:number-columns-repeated="970"/>
        </table:table-row>
        <table:table-row table:style-name="ro1">
          <table:table-cell table:style-name="ce71"/>
          <table:table-cell table:style-name="ce52" table:formula="of:=IF(ISBLANK([$Speed.B21]);&quot;&quot;;[$Speed.B21])" office:value-type="string" office:string-value="G723_24-dec" calcext:value-type="string">
            <text:p>G723_24-dec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8000" calcext:value-type="float">
            <text:p>8000</text:p>
          </table:table-cell>
          <table:table-cell table:style-name="ce88" table:formula="of:=IF(OR(ISBLANK([.$C21]);ISBLANK([$Speed.C21]));&quot;&quot;;IF([$Speed.C21]=&quot;FAIL&quot;;&quot;FAIL&quot;;[$Speed.C21]/[.$C21]))" office:value-type="float" office:value="1750.5" calcext:value-type="float">
            <text:p>1751</text:p>
          </table:table-cell>
          <table:table-cell table:style-name="ce92" table:formula="of:=IF(OR(ISBLANK([.$C21]);ISBLANK([.$D21]);ISBLANK([.$E21]);ISBLANK([$Speed.C21]));&quot;&quot;;IF([.F21]=&quot;FAIL&quot;;&quot;FAIL&quot;;[.F21]*[.$E21]/[.$D21]/1000000))" office:value-type="float" office:value="14.004" calcext:value-type="float">
            <text:p>14,004</text:p>
          </table:table-cell>
          <table:table-cell table:style-name="ce88" table:formula="of:=IF(OR(ISBLANK([.$C21]);ISBLANK([$Speed.D21]));&quot;&quot;;IF([$Speed.D21]=&quot;FAIL&quot;;&quot;FAIL&quot;;[$Speed.D21]/[.$C21]))" office:value-type="float" office:value="1716.42307692308" calcext:value-type="float">
            <text:p>1716</text:p>
          </table:table-cell>
          <table:table-cell table:style-name="ce92" table:formula="of:=IF(OR(ISBLANK([.$C21]);ISBLANK([.$D21]);ISBLANK([.$E21]);ISBLANK([$Speed.D21]));&quot;&quot;;IF([.H21]=&quot;FAIL&quot;;&quot;FAIL&quot;;[.H21]*[.$E21]/[.$D21]/1000000))" office:value-type="float" office:value="13.7313846153846" calcext:value-type="float">
            <text:p>13,731</text:p>
          </table:table-cell>
          <table:table-cell table:style-name="ce88" table:formula="of:=IF(OR(ISBLANK([.$C21]);ISBLANK([$Speed.E21]));&quot;&quot;;IF([$Speed.E21]=&quot;FAIL&quot;;&quot;FAIL&quot;;[$Speed.E21]/[.$C21]))" office:value-type="float" office:value="1718" calcext:value-type="float">
            <text:p>1718</text:p>
          </table:table-cell>
          <table:table-cell table:style-name="ce92" table:formula="of:=IF(OR(ISBLANK([.$C21]);ISBLANK([.$D21]);ISBLANK([.$E21]);ISBLANK([$Speed.E21]));&quot;&quot;;IF([.J21]=&quot;FAIL&quot;;&quot;FAIL&quot;;[.J21]*[.$E21]/[.$D21]/1000000))" office:value-type="float" office:value="13.744" calcext:value-type="float">
            <text:p>13,744</text:p>
          </table:table-cell>
          <table:table-cell table:style-name="ce88" table:formula="of:=IF(OR(ISBLANK([.$C21]);ISBLANK([$Speed.F21]));&quot;&quot;;IF([$Speed.F21]=&quot;FAIL&quot;;&quot;FAIL&quot;;[$Speed.F21]/[.$C21]))" office:value-type="float" office:value="1716.30769230769" calcext:value-type="float">
            <text:p>1716</text:p>
          </table:table-cell>
          <table:table-cell table:style-name="ce92" table:formula="of:=IF(OR(ISBLANK([.$C21]);ISBLANK([.$D21]);ISBLANK([.$E21]);ISBLANK([$Speed.F21]));&quot;&quot;;IF([.L21]=&quot;FAIL&quot;;&quot;FAIL&quot;;[.L21]*[.$E21]/[.$D21]/1000000))" office:value-type="float" office:value="13.7304615384615" calcext:value-type="float">
            <text:p>13,730</text:p>
          </table:table-cell>
          <table:table-cell table:style-name="ce88" table:formula="of:=IF(OR(ISBLANK([.$C21]);ISBLANK([$Speed.G21]));&quot;&quot;;IF([$Speed.G21]=&quot;FAIL&quot;;&quot;FAIL&quot;;[$Speed.G21]/[.$C21]))" office:value-type="float" office:value="1716.30769230769" calcext:value-type="float">
            <text:p>1716</text:p>
          </table:table-cell>
          <table:table-cell table:style-name="ce92" table:formula="of:=IF(OR(ISBLANK([.$C21]);ISBLANK([.$D21]);ISBLANK([.$E21]);ISBLANK([$Speed.G21]));&quot;&quot;;IF([.N21]=&quot;FAIL&quot;;&quot;FAIL&quot;;[.N21]*[.$E21]/[.$D21]/1000000))" office:value-type="float" office:value="13.7304615384615" calcext:value-type="float">
            <text:p>13,730</text:p>
          </table:table-cell>
          <table:table-cell table:style-name="ce88" table:formula="of:=IF(OR(ISBLANK([.$C21]);ISBLANK([$Speed.H21]));&quot;&quot;;IF([$Speed.H21]=&quot;FAIL&quot;;&quot;FAIL&quot;;[$Speed.H21]/[.$C21]))" office:value-type="float" office:value="1750.42307692308" calcext:value-type="float">
            <text:p>1750</text:p>
          </table:table-cell>
          <table:table-cell table:style-name="ce92" table:formula="of:=IF(OR(ISBLANK([.$C21]);ISBLANK([.$D21]);ISBLANK([.$E21]);ISBLANK([$Speed.H21]));&quot;&quot;;IF([.P21]=&quot;FAIL&quot;;&quot;FAIL&quot;;[.P21]*[.$E21]/[.$D21]/1000000))" office:value-type="float" office:value="14.0033846153846" calcext:value-type="float">
            <text:p>14,003</text:p>
          </table:table-cell>
          <table:table-cell table:style-name="ce88" table:formula="of:=IF(OR(ISBLANK([.$C21]);ISBLANK([$Speed.I21]));&quot;&quot;;IF([$Speed.I21]=&quot;FAIL&quot;;&quot;FAIL&quot;;[$Speed.I21]/[.$C21]))" office:value-type="float" office:value="1750.34615384615" calcext:value-type="float">
            <text:p>1750</text:p>
          </table:table-cell>
          <table:table-cell table:style-name="ce92" table:formula="of:=IF(OR(ISBLANK([.$C21]);ISBLANK([.$D21]);ISBLANK([.$E21]);ISBLANK([$Speed.I21]));&quot;&quot;;IF([.R21]=&quot;FAIL&quot;;&quot;FAIL&quot;;[.R21]*[.$E21]/[.$D21]/1000000))" office:value-type="float" office:value="14.0027692307692" calcext:value-type="float">
            <text:p>14,003</text:p>
          </table:table-cell>
          <table:table-cell table:style-name="ce88" table:formula="of:=IF(OR(ISBLANK([.$C21]);ISBLANK([$Speed.J21]));&quot;&quot;;IF([$Speed.J21]=&quot;FAIL&quot;;&quot;FAIL&quot;;[$Speed.J21]/[.$C21]))" office:value-type="float" office:value="1750.30769230769" calcext:value-type="float">
            <text:p>1750</text:p>
          </table:table-cell>
          <table:table-cell table:style-name="ce92" table:formula="of:=IF(OR(ISBLANK([.$C21]);ISBLANK([.$D21]);ISBLANK([.$E21]);ISBLANK([$Speed.J21]));&quot;&quot;;IF([.T21]=&quot;FAIL&quot;;&quot;FAIL&quot;;[.T21]*[.$E21]/[.$D21]/1000000))" office:value-type="float" office:value="14.0024615384615" calcext:value-type="float">
            <text:p>14,002</text:p>
          </table:table-cell>
          <table:table-cell table:style-name="ce88" table:formula="of:=IF(OR(ISBLANK([.$C21]);ISBLANK([$Speed.K21]));&quot;&quot;;IF([$Speed.K21]=&quot;FAIL&quot;;&quot;FAIL&quot;;[$Speed.K21]/[.$C21]))">
            <text:p/>
          </table:table-cell>
          <table:table-cell table:style-name="ce92" table:formula="of:=IF(OR(ISBLANK([.$C21]);ISBLANK([.$D21]);ISBLANK([.$E21]);ISBLANK([$Speed.K21]));&quot;&quot;;IF([.V21]=&quot;FAIL&quot;;&quot;FAIL&quot;;[.V21]*[.$E21]/[.$D21]/1000000))">
            <text:p/>
          </table:table-cell>
          <table:table-cell table:style-name="ce88" table:formula="of:=IF(OR(ISBLANK([.$C21]);ISBLANK([$Speed.L21]));&quot;&quot;;IF([$Speed.L21]=&quot;FAIL&quot;;&quot;FAIL&quot;;[$Speed.L21]/[.$C21]))">
            <text:p/>
          </table:table-cell>
          <table:table-cell table:style-name="ce92" table:formula="of:=IF(OR(ISBLANK([.$C21]);ISBLANK([.$D21]);ISBLANK([.$E21]);ISBLANK([$Speed.L21]));&quot;&quot;;IF([.X21]=&quot;FAIL&quot;;&quot;FAIL&quot;;[.X21]*[.$E21]/[.$D21]/1000000))">
            <text:p/>
          </table:table-cell>
          <table:table-cell table:style-name="ce70" table:number-columns-repeated="29"/>
          <table:table-cell table:number-columns-repeated="970"/>
        </table:table-row>
        <table:table-row table:style-name="ro1">
          <table:table-cell table:style-name="ce71"/>
          <table:table-cell table:style-name="ce52" table:formula="of:=IF(ISBLANK([$Speed.B22]);&quot;&quot;;[$Speed.B22])" office:value-type="string" office:string-value="G723_40-cod" calcext:value-type="string">
            <text:p>G723_40-cod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8000" calcext:value-type="float">
            <text:p>8000</text:p>
          </table:table-cell>
          <table:table-cell table:style-name="ce88" table:formula="of:=IF(OR(ISBLANK([.$C22]);ISBLANK([$Speed.C22]));&quot;&quot;;IF([$Speed.C22]=&quot;FAIL&quot;;&quot;FAIL&quot;;[$Speed.C22]/[.$C22]))" office:value-type="float" office:value="1456.5" calcext:value-type="float">
            <text:p>1457</text:p>
          </table:table-cell>
          <table:table-cell table:style-name="ce92" table:formula="of:=IF(OR(ISBLANK([.$C22]);ISBLANK([.$D22]);ISBLANK([.$E22]);ISBLANK([$Speed.C22]));&quot;&quot;;IF([.F22]=&quot;FAIL&quot;;&quot;FAIL&quot;;[.F22]*[.$E22]/[.$D22]/1000000))" office:value-type="float" office:value="11.652" calcext:value-type="float">
            <text:p>11,652</text:p>
          </table:table-cell>
          <table:table-cell table:style-name="ce88" table:formula="of:=IF(OR(ISBLANK([.$C22]);ISBLANK([$Speed.D22]));&quot;&quot;;IF([$Speed.D22]=&quot;FAIL&quot;;&quot;FAIL&quot;;[$Speed.D22]/[.$C22]))" office:value-type="float" office:value="1416.53846153846" calcext:value-type="float">
            <text:p>1417</text:p>
          </table:table-cell>
          <table:table-cell table:style-name="ce92" table:formula="of:=IF(OR(ISBLANK([.$C22]);ISBLANK([.$D22]);ISBLANK([.$E22]);ISBLANK([$Speed.D22]));&quot;&quot;;IF([.H22]=&quot;FAIL&quot;;&quot;FAIL&quot;;[.H22]*[.$E22]/[.$D22]/1000000))" office:value-type="float" office:value="11.3323076923077" calcext:value-type="float">
            <text:p>11,332</text:p>
          </table:table-cell>
          <table:table-cell table:style-name="ce88" table:formula="of:=IF(OR(ISBLANK([.$C22]);ISBLANK([$Speed.E22]));&quot;&quot;;IF([$Speed.E22]=&quot;FAIL&quot;;&quot;FAIL&quot;;[$Speed.E22]/[.$C22]))" office:value-type="float" office:value="1417.11538461538" calcext:value-type="float">
            <text:p>1417</text:p>
          </table:table-cell>
          <table:table-cell table:style-name="ce92" table:formula="of:=IF(OR(ISBLANK([.$C22]);ISBLANK([.$D22]);ISBLANK([.$E22]);ISBLANK([$Speed.E22]));&quot;&quot;;IF([.J22]=&quot;FAIL&quot;;&quot;FAIL&quot;;[.J22]*[.$E22]/[.$D22]/1000000))" office:value-type="float" office:value="11.3369230769231" calcext:value-type="float">
            <text:p>11,337</text:p>
          </table:table-cell>
          <table:table-cell table:style-name="ce88" table:formula="of:=IF(OR(ISBLANK([.$C22]);ISBLANK([$Speed.F22]));&quot;&quot;;IF([$Speed.F22]=&quot;FAIL&quot;;&quot;FAIL&quot;;[$Speed.F22]/[.$C22]))" office:value-type="float" office:value="1416.26923076923" calcext:value-type="float">
            <text:p>1416</text:p>
          </table:table-cell>
          <table:table-cell table:style-name="ce92" table:formula="of:=IF(OR(ISBLANK([.$C22]);ISBLANK([.$D22]);ISBLANK([.$E22]);ISBLANK([$Speed.F22]));&quot;&quot;;IF([.L22]=&quot;FAIL&quot;;&quot;FAIL&quot;;[.L22]*[.$E22]/[.$D22]/1000000))" office:value-type="float" office:value="11.3301538461538" calcext:value-type="float">
            <text:p>11,330</text:p>
          </table:table-cell>
          <table:table-cell table:style-name="ce88" table:formula="of:=IF(OR(ISBLANK([.$C22]);ISBLANK([$Speed.G22]));&quot;&quot;;IF([$Speed.G22]=&quot;FAIL&quot;;&quot;FAIL&quot;;[$Speed.G22]/[.$C22]))" office:value-type="float" office:value="1416.26923076923" calcext:value-type="float">
            <text:p>1416</text:p>
          </table:table-cell>
          <table:table-cell table:style-name="ce92" table:formula="of:=IF(OR(ISBLANK([.$C22]);ISBLANK([.$D22]);ISBLANK([.$E22]);ISBLANK([$Speed.G22]));&quot;&quot;;IF([.N22]=&quot;FAIL&quot;;&quot;FAIL&quot;;[.N22]*[.$E22]/[.$D22]/1000000))" office:value-type="float" office:value="11.3301538461538" calcext:value-type="float">
            <text:p>11,330</text:p>
          </table:table-cell>
          <table:table-cell table:style-name="ce88" table:formula="of:=IF(OR(ISBLANK([.$C22]);ISBLANK([$Speed.H22]));&quot;&quot;;IF([$Speed.H22]=&quot;FAIL&quot;;&quot;FAIL&quot;;[$Speed.H22]/[.$C22]))" office:value-type="float" office:value="1448.73076923077" calcext:value-type="float">
            <text:p>1449</text:p>
          </table:table-cell>
          <table:table-cell table:style-name="ce92" table:formula="of:=IF(OR(ISBLANK([.$C22]);ISBLANK([.$D22]);ISBLANK([.$E22]);ISBLANK([$Speed.H22]));&quot;&quot;;IF([.P22]=&quot;FAIL&quot;;&quot;FAIL&quot;;[.P22]*[.$E22]/[.$D22]/1000000))" office:value-type="float" office:value="11.5898461538462" calcext:value-type="float">
            <text:p>11,590</text:p>
          </table:table-cell>
          <table:table-cell table:style-name="ce88" table:formula="of:=IF(OR(ISBLANK([.$C22]);ISBLANK([$Speed.I22]));&quot;&quot;;IF([$Speed.I22]=&quot;FAIL&quot;;&quot;FAIL&quot;;[$Speed.I22]/[.$C22]))" office:value-type="float" office:value="1448.65384615385" calcext:value-type="float">
            <text:p>1449</text:p>
          </table:table-cell>
          <table:table-cell table:style-name="ce92" table:formula="of:=IF(OR(ISBLANK([.$C22]);ISBLANK([.$D22]);ISBLANK([.$E22]);ISBLANK([$Speed.I22]));&quot;&quot;;IF([.R22]=&quot;FAIL&quot;;&quot;FAIL&quot;;[.R22]*[.$E22]/[.$D22]/1000000))" office:value-type="float" office:value="11.5892307692308" calcext:value-type="float">
            <text:p>11,589</text:p>
          </table:table-cell>
          <table:table-cell table:style-name="ce88" table:formula="of:=IF(OR(ISBLANK([.$C22]);ISBLANK([$Speed.J22]));&quot;&quot;;IF([$Speed.J22]=&quot;FAIL&quot;;&quot;FAIL&quot;;[$Speed.J22]/[.$C22]))" office:value-type="float" office:value="1448.61538461538" calcext:value-type="float">
            <text:p>1449</text:p>
          </table:table-cell>
          <table:table-cell table:style-name="ce92" table:formula="of:=IF(OR(ISBLANK([.$C22]);ISBLANK([.$D22]);ISBLANK([.$E22]);ISBLANK([$Speed.J22]));&quot;&quot;;IF([.T22]=&quot;FAIL&quot;;&quot;FAIL&quot;;[.T22]*[.$E22]/[.$D22]/1000000))" office:value-type="float" office:value="11.5889230769231" calcext:value-type="float">
            <text:p>11,589</text:p>
          </table:table-cell>
          <table:table-cell table:style-name="ce88" table:formula="of:=IF(OR(ISBLANK([.$C22]);ISBLANK([$Speed.K22]));&quot;&quot;;IF([$Speed.K22]=&quot;FAIL&quot;;&quot;FAIL&quot;;[$Speed.K22]/[.$C22]))">
            <text:p/>
          </table:table-cell>
          <table:table-cell table:style-name="ce92" table:formula="of:=IF(OR(ISBLANK([.$C22]);ISBLANK([.$D22]);ISBLANK([.$E22]);ISBLANK([$Speed.K22]));&quot;&quot;;IF([.V22]=&quot;FAIL&quot;;&quot;FAIL&quot;;[.V22]*[.$E22]/[.$D22]/1000000))">
            <text:p/>
          </table:table-cell>
          <table:table-cell table:style-name="ce88" table:formula="of:=IF(OR(ISBLANK([.$C22]);ISBLANK([$Speed.L22]));&quot;&quot;;IF([$Speed.L22]=&quot;FAIL&quot;;&quot;FAIL&quot;;[$Speed.L22]/[.$C22]))">
            <text:p/>
          </table:table-cell>
          <table:table-cell table:style-name="ce92" table:formula="of:=IF(OR(ISBLANK([.$C22]);ISBLANK([.$D22]);ISBLANK([.$E22]);ISBLANK([$Speed.L22]));&quot;&quot;;IF([.X22]=&quot;FAIL&quot;;&quot;FAIL&quot;;[.X22]*[.$E22]/[.$D22]/1000000))">
            <text:p/>
          </table:table-cell>
          <table:table-cell table:style-name="ce70" table:number-columns-repeated="29"/>
          <table:table-cell table:number-columns-repeated="970"/>
        </table:table-row>
        <table:table-row table:style-name="ro1">
          <table:table-cell table:style-name="ce71"/>
          <table:table-cell table:style-name="ce52" table:formula="of:=IF(ISBLANK([$Speed.B23]);&quot;&quot;;[$Speed.B23])" office:value-type="string" office:string-value="G723_40-dec" calcext:value-type="string">
            <text:p>G723_40-dec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8000" calcext:value-type="float">
            <text:p>8000</text:p>
          </table:table-cell>
          <table:table-cell table:style-name="ce88" table:formula="of:=IF(OR(ISBLANK([.$C23]);ISBLANK([$Speed.C23]));&quot;&quot;;IF([$Speed.C23]=&quot;FAIL&quot;;&quot;FAIL&quot;;[$Speed.C23]/[.$C23]))" office:value-type="float" office:value="1823.57692307692" calcext:value-type="float">
            <text:p>1824</text:p>
          </table:table-cell>
          <table:table-cell table:style-name="ce92" table:formula="of:=IF(OR(ISBLANK([.$C23]);ISBLANK([.$D23]);ISBLANK([.$E23]);ISBLANK([$Speed.C23]));&quot;&quot;;IF([.F23]=&quot;FAIL&quot;;&quot;FAIL&quot;;[.F23]*[.$E23]/[.$D23]/1000000))" office:value-type="float" office:value="14.5886153846154" calcext:value-type="float">
            <text:p>14,589</text:p>
          </table:table-cell>
          <table:table-cell table:style-name="ce88" table:formula="of:=IF(OR(ISBLANK([.$C23]);ISBLANK([$Speed.D23]));&quot;&quot;;IF([$Speed.D23]=&quot;FAIL&quot;;&quot;FAIL&quot;;[$Speed.D23]/[.$C23]))" office:value-type="float" office:value="1788.69230769231" calcext:value-type="float">
            <text:p>1789</text:p>
          </table:table-cell>
          <table:table-cell table:style-name="ce92" table:formula="of:=IF(OR(ISBLANK([.$C23]);ISBLANK([.$D23]);ISBLANK([.$E23]);ISBLANK([$Speed.D23]));&quot;&quot;;IF([.H23]=&quot;FAIL&quot;;&quot;FAIL&quot;;[.H23]*[.$E23]/[.$D23]/1000000))" office:value-type="float" office:value="14.3095384615385" calcext:value-type="float">
            <text:p>14,310</text:p>
          </table:table-cell>
          <table:table-cell table:style-name="ce88" table:formula="of:=IF(OR(ISBLANK([.$C23]);ISBLANK([$Speed.E23]));&quot;&quot;;IF([$Speed.E23]=&quot;FAIL&quot;;&quot;FAIL&quot;;[$Speed.E23]/[.$C23]))" office:value-type="float" office:value="1790.26923076923" calcext:value-type="float">
            <text:p>1790</text:p>
          </table:table-cell>
          <table:table-cell table:style-name="ce92" table:formula="of:=IF(OR(ISBLANK([.$C23]);ISBLANK([.$D23]);ISBLANK([.$E23]);ISBLANK([$Speed.E23]));&quot;&quot;;IF([.J23]=&quot;FAIL&quot;;&quot;FAIL&quot;;[.J23]*[.$E23]/[.$D23]/1000000))" office:value-type="float" office:value="14.3221538461538" calcext:value-type="float">
            <text:p>14,322</text:p>
          </table:table-cell>
          <table:table-cell table:style-name="ce88" table:formula="of:=IF(OR(ISBLANK([.$C23]);ISBLANK([$Speed.F23]));&quot;&quot;;IF([$Speed.F23]=&quot;FAIL&quot;;&quot;FAIL&quot;;[$Speed.F23]/[.$C23]))" office:value-type="float" office:value="1788.57692307692" calcext:value-type="float">
            <text:p>1789</text:p>
          </table:table-cell>
          <table:table-cell table:style-name="ce92" table:formula="of:=IF(OR(ISBLANK([.$C23]);ISBLANK([.$D23]);ISBLANK([.$E23]);ISBLANK([$Speed.F23]));&quot;&quot;;IF([.L23]=&quot;FAIL&quot;;&quot;FAIL&quot;;[.L23]*[.$E23]/[.$D23]/1000000))" office:value-type="float" office:value="14.3086153846154" calcext:value-type="float">
            <text:p>14,309</text:p>
          </table:table-cell>
          <table:table-cell table:style-name="ce88" table:formula="of:=IF(OR(ISBLANK([.$C23]);ISBLANK([$Speed.G23]));&quot;&quot;;IF([$Speed.G23]=&quot;FAIL&quot;;&quot;FAIL&quot;;[$Speed.G23]/[.$C23]))" office:value-type="float" office:value="1788.57692307692" calcext:value-type="float">
            <text:p>1789</text:p>
          </table:table-cell>
          <table:table-cell table:style-name="ce92" table:formula="of:=IF(OR(ISBLANK([.$C23]);ISBLANK([.$D23]);ISBLANK([.$E23]);ISBLANK([$Speed.G23]));&quot;&quot;;IF([.N23]=&quot;FAIL&quot;;&quot;FAIL&quot;;[.N23]*[.$E23]/[.$D23]/1000000))" office:value-type="float" office:value="14.3086153846154" calcext:value-type="float">
            <text:p>14,309</text:p>
          </table:table-cell>
          <table:table-cell table:style-name="ce88" table:formula="of:=IF(OR(ISBLANK([.$C23]);ISBLANK([$Speed.H23]));&quot;&quot;;IF([$Speed.H23]=&quot;FAIL&quot;;&quot;FAIL&quot;;[$Speed.H23]/[.$C23]))" office:value-type="float" office:value="1824" calcext:value-type="float">
            <text:p>1824</text:p>
          </table:table-cell>
          <table:table-cell table:style-name="ce92" table:formula="of:=IF(OR(ISBLANK([.$C23]);ISBLANK([.$D23]);ISBLANK([.$E23]);ISBLANK([$Speed.H23]));&quot;&quot;;IF([.P23]=&quot;FAIL&quot;;&quot;FAIL&quot;;[.P23]*[.$E23]/[.$D23]/1000000))" office:value-type="float" office:value="14.592" calcext:value-type="float">
            <text:p>14,592</text:p>
          </table:table-cell>
          <table:table-cell table:style-name="ce88" table:formula="of:=IF(OR(ISBLANK([.$C23]);ISBLANK([$Speed.I23]));&quot;&quot;;IF([$Speed.I23]=&quot;FAIL&quot;;&quot;FAIL&quot;;[$Speed.I23]/[.$C23]))" office:value-type="float" office:value="1823.92307692308" calcext:value-type="float">
            <text:p>1824</text:p>
          </table:table-cell>
          <table:table-cell table:style-name="ce92" table:formula="of:=IF(OR(ISBLANK([.$C23]);ISBLANK([.$D23]);ISBLANK([.$E23]);ISBLANK([$Speed.I23]));&quot;&quot;;IF([.R23]=&quot;FAIL&quot;;&quot;FAIL&quot;;[.R23]*[.$E23]/[.$D23]/1000000))" office:value-type="float" office:value="14.5913846153846" calcext:value-type="float">
            <text:p>14,591</text:p>
          </table:table-cell>
          <table:table-cell table:style-name="ce88" table:formula="of:=IF(OR(ISBLANK([.$C23]);ISBLANK([$Speed.J23]));&quot;&quot;;IF([$Speed.J23]=&quot;FAIL&quot;;&quot;FAIL&quot;;[$Speed.J23]/[.$C23]))" office:value-type="float" office:value="1823.88461538462" calcext:value-type="float">
            <text:p>1824</text:p>
          </table:table-cell>
          <table:table-cell table:style-name="ce92" table:formula="of:=IF(OR(ISBLANK([.$C23]);ISBLANK([.$D23]);ISBLANK([.$E23]);ISBLANK([$Speed.J23]));&quot;&quot;;IF([.T23]=&quot;FAIL&quot;;&quot;FAIL&quot;;[.T23]*[.$E23]/[.$D23]/1000000))" office:value-type="float" office:value="14.5910769230769" calcext:value-type="float">
            <text:p>14,591</text:p>
          </table:table-cell>
          <table:table-cell table:style-name="ce88" table:formula="of:=IF(OR(ISBLANK([.$C23]);ISBLANK([$Speed.K23]));&quot;&quot;;IF([$Speed.K23]=&quot;FAIL&quot;;&quot;FAIL&quot;;[$Speed.K23]/[.$C23]))">
            <text:p/>
          </table:table-cell>
          <table:table-cell table:style-name="ce92" table:formula="of:=IF(OR(ISBLANK([.$C23]);ISBLANK([.$D23]);ISBLANK([.$E23]);ISBLANK([$Speed.K23]));&quot;&quot;;IF([.V23]=&quot;FAIL&quot;;&quot;FAIL&quot;;[.V23]*[.$E23]/[.$D23]/1000000))">
            <text:p/>
          </table:table-cell>
          <table:table-cell table:style-name="ce88" table:formula="of:=IF(OR(ISBLANK([.$C23]);ISBLANK([$Speed.L23]));&quot;&quot;;IF([$Speed.L23]=&quot;FAIL&quot;;&quot;FAIL&quot;;[$Speed.L23]/[.$C23]))">
            <text:p/>
          </table:table-cell>
          <table:table-cell table:style-name="ce92" table:formula="of:=IF(OR(ISBLANK([.$C23]);ISBLANK([.$D23]);ISBLANK([.$E23]);ISBLANK([$Speed.L23]));&quot;&quot;;IF([.X23]=&quot;FAIL&quot;;&quot;FAIL&quot;;[.X23]*[.$E23]/[.$D23]/1000000))">
            <text:p/>
          </table:table-cell>
          <table:table-cell table:style-name="ce70" table:number-columns-repeated="29"/>
          <table:table-cell table:number-columns-repeated="970"/>
        </table:table-row>
        <table:table-row table:style-name="ro1">
          <table:table-cell table:style-name="ce71"/>
          <table:table-cell table:style-name="ce52" table:formula="of:=IF(ISBLANK([$Speed.B24]);&quot;&quot;;[$Speed.B24])" office:value-type="string" office:string-value="G728-cod" calcext:value-type="string">
            <text:p>G728-cod</text:p>
          </table:table-cell>
          <table:table-cell table:style-name="ce52" office:value-type="float" office:value="256" calcext:value-type="float">
            <text:p>256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8000" calcext:value-type="float">
            <text:p>8000</text:p>
          </table:table-cell>
          <table:table-cell table:style-name="ce88" table:formula="of:=IF(OR(ISBLANK([.$C24]);ISBLANK([$Speed.C24]));&quot;&quot;;IF([$Speed.C24]=&quot;FAIL&quot;;&quot;FAIL&quot;;[$Speed.C24]/[.$C24]))" office:value-type="float" office:value="19437.08984375" calcext:value-type="float">
            <text:p>19437</text:p>
          </table:table-cell>
          <table:table-cell table:style-name="ce92" table:formula="of:=IF(OR(ISBLANK([.$C24]);ISBLANK([.$D24]);ISBLANK([.$E24]);ISBLANK([$Speed.C24]));&quot;&quot;;IF([.F24]=&quot;FAIL&quot;;&quot;FAIL&quot;;[.F24]*[.$E24]/[.$D24]/1000000))" office:value-type="float" office:value="31.09934375" calcext:value-type="float">
            <text:p>31,099</text:p>
          </table:table-cell>
          <table:table-cell table:style-name="ce88" table:formula="of:=IF(OR(ISBLANK([.$C24]);ISBLANK([$Speed.D24]));&quot;&quot;;IF([$Speed.D24]=&quot;FAIL&quot;;&quot;FAIL&quot;;[$Speed.D24]/[.$C24]))" office:value-type="float" office:value="19143.84375" calcext:value-type="float">
            <text:p>19144</text:p>
          </table:table-cell>
          <table:table-cell table:style-name="ce92" table:formula="of:=IF(OR(ISBLANK([.$C24]);ISBLANK([.$D24]);ISBLANK([.$E24]);ISBLANK([$Speed.D24]));&quot;&quot;;IF([.H24]=&quot;FAIL&quot;;&quot;FAIL&quot;;[.H24]*[.$E24]/[.$D24]/1000000))" office:value-type="float" office:value="30.63015" calcext:value-type="float">
            <text:p>30,630</text:p>
          </table:table-cell>
          <table:table-cell table:style-name="ce88" table:formula="of:=IF(OR(ISBLANK([.$C24]);ISBLANK([$Speed.E24]));&quot;&quot;;IF([$Speed.E24]=&quot;FAIL&quot;;&quot;FAIL&quot;;[$Speed.E24]/[.$C24]))" office:value-type="float" office:value="19143.87109375" calcext:value-type="float">
            <text:p>19144</text:p>
          </table:table-cell>
          <table:table-cell table:style-name="ce92" table:formula="of:=IF(OR(ISBLANK([.$C24]);ISBLANK([.$D24]);ISBLANK([.$E24]);ISBLANK([$Speed.E24]));&quot;&quot;;IF([.J24]=&quot;FAIL&quot;;&quot;FAIL&quot;;[.J24]*[.$E24]/[.$D24]/1000000))" office:value-type="float" office:value="30.63019375" calcext:value-type="float">
            <text:p>30,630</text:p>
          </table:table-cell>
          <table:table-cell table:style-name="ce88" table:formula="of:=IF(OR(ISBLANK([.$C24]);ISBLANK([$Speed.F24]));&quot;&quot;;IF([$Speed.F24]=&quot;FAIL&quot;;&quot;FAIL&quot;;[$Speed.F24]/[.$C24]))" office:value-type="float" office:value="19136.1015625" calcext:value-type="float">
            <text:p>19136</text:p>
          </table:table-cell>
          <table:table-cell table:style-name="ce92" table:formula="of:=IF(OR(ISBLANK([.$C24]);ISBLANK([.$D24]);ISBLANK([.$E24]);ISBLANK([$Speed.F24]));&quot;&quot;;IF([.L24]=&quot;FAIL&quot;;&quot;FAIL&quot;;[.L24]*[.$E24]/[.$D24]/1000000))" office:value-type="float" office:value="30.6177625" calcext:value-type="float">
            <text:p>30,618</text:p>
          </table:table-cell>
          <table:table-cell table:style-name="ce88" table:formula="of:=IF(OR(ISBLANK([.$C24]);ISBLANK([$Speed.G24]));&quot;&quot;;IF([$Speed.G24]=&quot;FAIL&quot;;&quot;FAIL&quot;;[$Speed.G24]/[.$C24]))" office:value-type="float" office:value="19140.11328125" calcext:value-type="float">
            <text:p>19140</text:p>
          </table:table-cell>
          <table:table-cell table:style-name="ce92" table:formula="of:=IF(OR(ISBLANK([.$C24]);ISBLANK([.$D24]);ISBLANK([.$E24]);ISBLANK([$Speed.G24]));&quot;&quot;;IF([.N24]=&quot;FAIL&quot;;&quot;FAIL&quot;;[.N24]*[.$E24]/[.$D24]/1000000))" office:value-type="float" office:value="30.62418125" calcext:value-type="float">
            <text:p>30,624</text:p>
          </table:table-cell>
          <table:table-cell table:style-name="ce88" table:formula="of:=IF(OR(ISBLANK([.$C24]);ISBLANK([$Speed.H24]));&quot;&quot;;IF([$Speed.H24]=&quot;FAIL&quot;;&quot;FAIL&quot;;[$Speed.H24]/[.$C24]))" office:value-type="float" office:value="19163.61328125" calcext:value-type="float">
            <text:p>19164</text:p>
          </table:table-cell>
          <table:table-cell table:style-name="ce92" table:formula="of:=IF(OR(ISBLANK([.$C24]);ISBLANK([.$D24]);ISBLANK([.$E24]);ISBLANK([$Speed.H24]));&quot;&quot;;IF([.P24]=&quot;FAIL&quot;;&quot;FAIL&quot;;[.P24]*[.$E24]/[.$D24]/1000000))" office:value-type="float" office:value="30.66178125" calcext:value-type="float">
            <text:p>30,662</text:p>
          </table:table-cell>
          <table:table-cell table:style-name="ce88" table:formula="of:=IF(OR(ISBLANK([.$C24]);ISBLANK([$Speed.I24]));&quot;&quot;;IF([$Speed.I24]=&quot;FAIL&quot;;&quot;FAIL&quot;;[$Speed.I24]/[.$C24]))" office:value-type="float" office:value="19167.87109375" calcext:value-type="float">
            <text:p>19168</text:p>
          </table:table-cell>
          <table:table-cell table:style-name="ce92" table:formula="of:=IF(OR(ISBLANK([.$C24]);ISBLANK([.$D24]);ISBLANK([.$E24]);ISBLANK([$Speed.I24]));&quot;&quot;;IF([.R24]=&quot;FAIL&quot;;&quot;FAIL&quot;;[.R24]*[.$E24]/[.$D24]/1000000))" office:value-type="float" office:value="30.66859375" calcext:value-type="float">
            <text:p>30,669</text:p>
          </table:table-cell>
          <table:table-cell table:style-name="ce88" table:formula="of:=IF(OR(ISBLANK([.$C24]);ISBLANK([$Speed.J24]));&quot;&quot;;IF([$Speed.J24]=&quot;FAIL&quot;;&quot;FAIL&quot;;[$Speed.J24]/[.$C24]))" office:value-type="float" office:value="19409.296875" calcext:value-type="float">
            <text:p>19409</text:p>
          </table:table-cell>
          <table:table-cell table:style-name="ce92" table:formula="of:=IF(OR(ISBLANK([.$C24]);ISBLANK([.$D24]);ISBLANK([.$E24]);ISBLANK([$Speed.J24]));&quot;&quot;;IF([.T24]=&quot;FAIL&quot;;&quot;FAIL&quot;;[.T24]*[.$E24]/[.$D24]/1000000))" office:value-type="float" office:value="31.054875" calcext:value-type="float">
            <text:p>31,055</text:p>
          </table:table-cell>
          <table:table-cell table:style-name="ce88" table:formula="of:=IF(OR(ISBLANK([.$C24]);ISBLANK([$Speed.K24]));&quot;&quot;;IF([$Speed.K24]=&quot;FAIL&quot;;&quot;FAIL&quot;;[$Speed.K24]/[.$C24]))">
            <text:p/>
          </table:table-cell>
          <table:table-cell table:style-name="ce92" table:formula="of:=IF(OR(ISBLANK([.$C24]);ISBLANK([.$D24]);ISBLANK([.$E24]);ISBLANK([$Speed.K24]));&quot;&quot;;IF([.V24]=&quot;FAIL&quot;;&quot;FAIL&quot;;[.V24]*[.$E24]/[.$D24]/1000000))">
            <text:p/>
          </table:table-cell>
          <table:table-cell table:style-name="ce88" table:formula="of:=IF(OR(ISBLANK([.$C24]);ISBLANK([$Speed.L24]));&quot;&quot;;IF([$Speed.L24]=&quot;FAIL&quot;;&quot;FAIL&quot;;[$Speed.L24]/[.$C24]))">
            <text:p/>
          </table:table-cell>
          <table:table-cell table:style-name="ce92" table:formula="of:=IF(OR(ISBLANK([.$C24]);ISBLANK([.$D24]);ISBLANK([.$E24]);ISBLANK([$Speed.L24]));&quot;&quot;;IF([.X24]=&quot;FAIL&quot;;&quot;FAIL&quot;;[.X24]*[.$E24]/[.$D24]/1000000))">
            <text:p/>
          </table:table-cell>
          <table:table-cell table:style-name="ce70" table:number-columns-repeated="29"/>
          <table:table-cell table:number-columns-repeated="970"/>
        </table:table-row>
        <table:table-row table:style-name="ro1">
          <table:table-cell table:style-name="ce71"/>
          <table:table-cell table:style-name="ce52" table:formula="of:=IF(ISBLANK([$Speed.B25]);&quot;&quot;;[$Speed.B25])" office:value-type="string" office:string-value="G728-dec" calcext:value-type="string">
            <text:p>G728-dec</text:p>
          </table:table-cell>
          <table:table-cell table:style-name="ce52" office:value-type="float" office:value="256" calcext:value-type="float">
            <text:p>256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8000" calcext:value-type="float">
            <text:p>8000</text:p>
          </table:table-cell>
          <table:table-cell table:style-name="ce88" table:formula="of:=IF(OR(ISBLANK([.$C25]);ISBLANK([$Speed.C25]));&quot;&quot;;IF([$Speed.C25]=&quot;FAIL&quot;;&quot;FAIL&quot;;[$Speed.C25]/[.$C25]))" office:value-type="float" office:value="13349.890625" calcext:value-type="float">
            <text:p>13350</text:p>
          </table:table-cell>
          <table:table-cell table:style-name="ce92" table:formula="of:=IF(OR(ISBLANK([.$C25]);ISBLANK([.$D25]);ISBLANK([.$E25]);ISBLANK([$Speed.C25]));&quot;&quot;;IF([.F25]=&quot;FAIL&quot;;&quot;FAIL&quot;;[.F25]*[.$E25]/[.$D25]/1000000))" office:value-type="float" office:value="21.359825" calcext:value-type="float">
            <text:p>21,360</text:p>
          </table:table-cell>
          <table:table-cell table:style-name="ce88" table:formula="of:=IF(OR(ISBLANK([.$C25]);ISBLANK([$Speed.D25]));&quot;&quot;;IF([$Speed.D25]=&quot;FAIL&quot;;&quot;FAIL&quot;;[$Speed.D25]/[.$C25]))" office:value-type="float" office:value="13404.01953125" calcext:value-type="float">
            <text:p>13404</text:p>
          </table:table-cell>
          <table:table-cell table:style-name="ce92" table:formula="of:=IF(OR(ISBLANK([.$C25]);ISBLANK([.$D25]);ISBLANK([.$E25]);ISBLANK([$Speed.D25]));&quot;&quot;;IF([.H25]=&quot;FAIL&quot;;&quot;FAIL&quot;;[.H25]*[.$E25]/[.$D25]/1000000))" office:value-type="float" office:value="21.44643125" calcext:value-type="float">
            <text:p>21,446</text:p>
          </table:table-cell>
          <table:table-cell table:style-name="ce88" table:formula="of:=IF(OR(ISBLANK([.$C25]);ISBLANK([$Speed.E25]));&quot;&quot;;IF([$Speed.E25]=&quot;FAIL&quot;;&quot;FAIL&quot;;[$Speed.E25]/[.$C25]))" office:value-type="float" office:value="13444.55078125" calcext:value-type="float">
            <text:p>13445</text:p>
          </table:table-cell>
          <table:table-cell table:style-name="ce92" table:formula="of:=IF(OR(ISBLANK([.$C25]);ISBLANK([.$D25]);ISBLANK([.$E25]);ISBLANK([$Speed.E25]));&quot;&quot;;IF([.J25]=&quot;FAIL&quot;;&quot;FAIL&quot;;[.J25]*[.$E25]/[.$D25]/1000000))" office:value-type="float" office:value="21.51128125" calcext:value-type="float">
            <text:p>21,511</text:p>
          </table:table-cell>
          <table:table-cell table:style-name="ce88" table:formula="of:=IF(OR(ISBLANK([.$C25]);ISBLANK([$Speed.F25]));&quot;&quot;;IF([$Speed.F25]=&quot;FAIL&quot;;&quot;FAIL&quot;;[$Speed.F25]/[.$C25]))" office:value-type="float" office:value="13402.4609375" calcext:value-type="float">
            <text:p>13402</text:p>
          </table:table-cell>
          <table:table-cell table:style-name="ce92" table:formula="of:=IF(OR(ISBLANK([.$C25]);ISBLANK([.$D25]);ISBLANK([.$E25]);ISBLANK([$Speed.F25]));&quot;&quot;;IF([.L25]=&quot;FAIL&quot;;&quot;FAIL&quot;;[.L25]*[.$E25]/[.$D25]/1000000))" office:value-type="float" office:value="21.4439375" calcext:value-type="float">
            <text:p>21,444</text:p>
          </table:table-cell>
          <table:table-cell table:style-name="ce88" table:formula="of:=IF(OR(ISBLANK([.$C25]);ISBLANK([$Speed.G25]));&quot;&quot;;IF([$Speed.G25]=&quot;FAIL&quot;;&quot;FAIL&quot;;[$Speed.G25]/[.$C25]))" office:value-type="float" office:value="13404.46484375" calcext:value-type="float">
            <text:p>13404</text:p>
          </table:table-cell>
          <table:table-cell table:style-name="ce92" table:formula="of:=IF(OR(ISBLANK([.$C25]);ISBLANK([.$D25]);ISBLANK([.$E25]);ISBLANK([$Speed.G25]));&quot;&quot;;IF([.N25]=&quot;FAIL&quot;;&quot;FAIL&quot;;[.N25]*[.$E25]/[.$D25]/1000000))" office:value-type="float" office:value="21.44714375" calcext:value-type="float">
            <text:p>21,447</text:p>
          </table:table-cell>
          <table:table-cell table:style-name="ce88" table:formula="of:=IF(OR(ISBLANK([.$C25]);ISBLANK([$Speed.H25]));&quot;&quot;;IF([$Speed.H25]=&quot;FAIL&quot;;&quot;FAIL&quot;;[$Speed.H25]/[.$C25]))" office:value-type="float" office:value="13421.75" calcext:value-type="float">
            <text:p>13422</text:p>
          </table:table-cell>
          <table:table-cell table:style-name="ce92" table:formula="of:=IF(OR(ISBLANK([.$C25]);ISBLANK([.$D25]);ISBLANK([.$E25]);ISBLANK([$Speed.H25]));&quot;&quot;;IF([.P25]=&quot;FAIL&quot;;&quot;FAIL&quot;;[.P25]*[.$E25]/[.$D25]/1000000))" office:value-type="float" office:value="21.4748" calcext:value-type="float">
            <text:p>21,475</text:p>
          </table:table-cell>
          <table:table-cell table:style-name="ce88" table:formula="of:=IF(OR(ISBLANK([.$C25]);ISBLANK([$Speed.I25]));&quot;&quot;;IF([$Speed.I25]=&quot;FAIL&quot;;&quot;FAIL&quot;;[$Speed.I25]/[.$C25]))" office:value-type="float" office:value="13418.21484375" calcext:value-type="float">
            <text:p>13418</text:p>
          </table:table-cell>
          <table:table-cell table:style-name="ce92" table:formula="of:=IF(OR(ISBLANK([.$C25]);ISBLANK([.$D25]);ISBLANK([.$E25]);ISBLANK([$Speed.I25]));&quot;&quot;;IF([.R25]=&quot;FAIL&quot;;&quot;FAIL&quot;;[.R25]*[.$E25]/[.$D25]/1000000))" office:value-type="float" office:value="21.46914375" calcext:value-type="float">
            <text:p>21,469</text:p>
          </table:table-cell>
          <table:table-cell table:style-name="ce88" table:formula="of:=IF(OR(ISBLANK([.$C25]);ISBLANK([$Speed.J25]));&quot;&quot;;IF([$Speed.J25]=&quot;FAIL&quot;;&quot;FAIL&quot;;[$Speed.J25]/[.$C25]))" office:value-type="float" office:value="13540.64453125" calcext:value-type="float">
            <text:p>13541</text:p>
          </table:table-cell>
          <table:table-cell table:style-name="ce92" table:formula="of:=IF(OR(ISBLANK([.$C25]);ISBLANK([.$D25]);ISBLANK([.$E25]);ISBLANK([$Speed.J25]));&quot;&quot;;IF([.T25]=&quot;FAIL&quot;;&quot;FAIL&quot;;[.T25]*[.$E25]/[.$D25]/1000000))" office:value-type="float" office:value="21.66503125" calcext:value-type="float">
            <text:p>21,665</text:p>
          </table:table-cell>
          <table:table-cell table:style-name="ce88" table:formula="of:=IF(OR(ISBLANK([.$C25]);ISBLANK([$Speed.K25]));&quot;&quot;;IF([$Speed.K25]=&quot;FAIL&quot;;&quot;FAIL&quot;;[$Speed.K25]/[.$C25]))">
            <text:p/>
          </table:table-cell>
          <table:table-cell table:style-name="ce92" table:formula="of:=IF(OR(ISBLANK([.$C25]);ISBLANK([.$D25]);ISBLANK([.$E25]);ISBLANK([$Speed.K25]));&quot;&quot;;IF([.V25]=&quot;FAIL&quot;;&quot;FAIL&quot;;[.V25]*[.$E25]/[.$D25]/1000000))">
            <text:p/>
          </table:table-cell>
          <table:table-cell table:style-name="ce88" table:formula="of:=IF(OR(ISBLANK([.$C25]);ISBLANK([$Speed.L25]));&quot;&quot;;IF([$Speed.L25]=&quot;FAIL&quot;;&quot;FAIL&quot;;[$Speed.L25]/[.$C25]))">
            <text:p/>
          </table:table-cell>
          <table:table-cell table:style-name="ce92" table:formula="of:=IF(OR(ISBLANK([.$C25]);ISBLANK([.$D25]);ISBLANK([.$E25]);ISBLANK([$Speed.L25]));&quot;&quot;;IF([.X25]=&quot;FAIL&quot;;&quot;FAIL&quot;;[.X25]*[.$E25]/[.$D25]/1000000))">
            <text:p/>
          </table:table-cell>
          <table:table-cell table:style-name="ce70" table:number-columns-repeated="29"/>
          <table:table-cell table:number-columns-repeated="970"/>
        </table:table-row>
        <table:table-row table:style-name="ro1">
          <table:table-cell table:style-name="ce71"/>
          <table:table-cell table:style-name="ce52" table:formula="of:=IF(ISBLANK([$Speed.B26]);&quot;&quot;;[$Speed.B26])" office:value-type="string" office:string-value="G728-cod V1" calcext:value-type="string">
            <text:p>G728-cod V1</text:p>
          </table:table-cell>
          <table:table-cell table:style-name="ce52" office:value-type="float" office:value="256" calcext:value-type="float">
            <text:p>256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8000" calcext:value-type="float">
            <text:p>8000</text:p>
          </table:table-cell>
          <table:table-cell table:style-name="ce88" table:formula="of:=IF(OR(ISBLANK([.$C26]);ISBLANK([$Speed.C26]));&quot;&quot;;IF([$Speed.C26]=&quot;FAIL&quot;;&quot;FAIL&quot;;[$Speed.C26]/[.$C26]))" office:value-type="float" office:value="10755.2890625" calcext:value-type="float">
            <text:p>10755</text:p>
          </table:table-cell>
          <table:table-cell table:style-name="ce92" table:formula="of:=IF(OR(ISBLANK([.$C26]);ISBLANK([.$D26]);ISBLANK([.$E26]);ISBLANK([$Speed.C26]));&quot;&quot;;IF([.F26]=&quot;FAIL&quot;;&quot;FAIL&quot;;[.F26]*[.$E26]/[.$D26]/1000000))" office:value-type="float" office:value="17.2084625" calcext:value-type="float">
            <text:p>17,208</text:p>
          </table:table-cell>
          <table:table-cell table:style-name="ce88" table:formula="of:=IF(OR(ISBLANK([.$C26]);ISBLANK([$Speed.D26]));&quot;&quot;;IF([$Speed.D26]=&quot;FAIL&quot;;&quot;FAIL&quot;;[$Speed.D26]/[.$C26]))" office:value-type="float" office:value="10589.1015625" calcext:value-type="float">
            <text:p>10589</text:p>
          </table:table-cell>
          <table:table-cell table:style-name="ce92" table:formula="of:=IF(OR(ISBLANK([.$C26]);ISBLANK([.$D26]);ISBLANK([.$E26]);ISBLANK([$Speed.D26]));&quot;&quot;;IF([.H26]=&quot;FAIL&quot;;&quot;FAIL&quot;;[.H26]*[.$E26]/[.$D26]/1000000))" office:value-type="float" office:value="16.9425625" calcext:value-type="float">
            <text:p>16,943</text:p>
          </table:table-cell>
          <table:table-cell table:style-name="ce88" table:formula="of:=IF(OR(ISBLANK([.$C26]);ISBLANK([$Speed.E26]));&quot;&quot;;IF([$Speed.E26]=&quot;FAIL&quot;;&quot;FAIL&quot;;[$Speed.E26]/[.$C26]))" office:value-type="float" office:value="10601.23828125" calcext:value-type="float">
            <text:p>10601</text:p>
          </table:table-cell>
          <table:table-cell table:style-name="ce92" table:formula="of:=IF(OR(ISBLANK([.$C26]);ISBLANK([.$D26]);ISBLANK([.$E26]);ISBLANK([$Speed.E26]));&quot;&quot;;IF([.J26]=&quot;FAIL&quot;;&quot;FAIL&quot;;[.J26]*[.$E26]/[.$D26]/1000000))" office:value-type="float" office:value="16.96198125" calcext:value-type="float">
            <text:p>16,962</text:p>
          </table:table-cell>
          <table:table-cell table:style-name="ce88" table:formula="of:=IF(OR(ISBLANK([.$C26]);ISBLANK([$Speed.F26]));&quot;&quot;;IF([$Speed.F26]=&quot;FAIL&quot;;&quot;FAIL&quot;;[$Speed.F26]/[.$C26]))" office:value-type="float" office:value="10560.86328125" calcext:value-type="float">
            <text:p>10561</text:p>
          </table:table-cell>
          <table:table-cell table:style-name="ce92" table:formula="of:=IF(OR(ISBLANK([.$C26]);ISBLANK([.$D26]);ISBLANK([.$E26]);ISBLANK([$Speed.F26]));&quot;&quot;;IF([.L26]=&quot;FAIL&quot;;&quot;FAIL&quot;;[.L26]*[.$E26]/[.$D26]/1000000))" office:value-type="float" office:value="16.89738125" calcext:value-type="float">
            <text:p>16,897</text:p>
          </table:table-cell>
          <table:table-cell table:style-name="ce88" table:formula="of:=IF(OR(ISBLANK([.$C26]);ISBLANK([$Speed.G26]));&quot;&quot;;IF([$Speed.G26]=&quot;FAIL&quot;;&quot;FAIL&quot;;[$Speed.G26]/[.$C26]))" office:value-type="float" office:value="10645.109375" calcext:value-type="float">
            <text:p>10645</text:p>
          </table:table-cell>
          <table:table-cell table:style-name="ce92" table:formula="of:=IF(OR(ISBLANK([.$C26]);ISBLANK([.$D26]);ISBLANK([.$E26]);ISBLANK([$Speed.G26]));&quot;&quot;;IF([.N26]=&quot;FAIL&quot;;&quot;FAIL&quot;;[.N26]*[.$E26]/[.$D26]/1000000))" office:value-type="float" office:value="17.032175" calcext:value-type="float">
            <text:p>17,032</text:p>
          </table:table-cell>
          <table:table-cell table:style-name="ce88" table:formula="of:=IF(OR(ISBLANK([.$C26]);ISBLANK([$Speed.H26]));&quot;&quot;;IF([$Speed.H26]=&quot;FAIL&quot;;&quot;FAIL&quot;;[$Speed.H26]/[.$C26]))" office:value-type="float" office:value="10580.4453125" calcext:value-type="float">
            <text:p>10580</text:p>
          </table:table-cell>
          <table:table-cell table:style-name="ce92" table:formula="of:=IF(OR(ISBLANK([.$C26]);ISBLANK([.$D26]);ISBLANK([.$E26]);ISBLANK([$Speed.H26]));&quot;&quot;;IF([.P26]=&quot;FAIL&quot;;&quot;FAIL&quot;;[.P26]*[.$E26]/[.$D26]/1000000))" office:value-type="float" office:value="16.9287125" calcext:value-type="float">
            <text:p>16,929</text:p>
          </table:table-cell>
          <table:table-cell table:style-name="ce88" table:formula="of:=IF(OR(ISBLANK([.$C26]);ISBLANK([$Speed.I26]));&quot;&quot;;IF([$Speed.I26]=&quot;FAIL&quot;;&quot;FAIL&quot;;[$Speed.I26]/[.$C26]))" office:value-type="float" office:value="10580.7265625" calcext:value-type="float">
            <text:p>10581</text:p>
          </table:table-cell>
          <table:table-cell table:style-name="ce92" table:formula="of:=IF(OR(ISBLANK([.$C26]);ISBLANK([.$D26]);ISBLANK([.$E26]);ISBLANK([$Speed.I26]));&quot;&quot;;IF([.R26]=&quot;FAIL&quot;;&quot;FAIL&quot;;[.R26]*[.$E26]/[.$D26]/1000000))" office:value-type="float" office:value="16.9291625" calcext:value-type="float">
            <text:p>16,929</text:p>
          </table:table-cell>
          <table:table-cell table:style-name="ce88" table:formula="of:=IF(OR(ISBLANK([.$C26]);ISBLANK([$Speed.J26]));&quot;&quot;;IF([$Speed.J26]=&quot;FAIL&quot;;&quot;FAIL&quot;;[$Speed.J26]/[.$C26]))" office:value-type="float" office:value="10580.4609375" calcext:value-type="float">
            <text:p>10580</text:p>
          </table:table-cell>
          <table:table-cell table:style-name="ce92" table:formula="of:=IF(OR(ISBLANK([.$C26]);ISBLANK([.$D26]);ISBLANK([.$E26]);ISBLANK([$Speed.J26]));&quot;&quot;;IF([.T26]=&quot;FAIL&quot;;&quot;FAIL&quot;;[.T26]*[.$E26]/[.$D26]/1000000))" office:value-type="float" office:value="16.9287375" calcext:value-type="float">
            <text:p>16,929</text:p>
          </table:table-cell>
          <table:table-cell table:style-name="ce88" table:formula="of:=IF(OR(ISBLANK([.$C26]);ISBLANK([$Speed.K26]));&quot;&quot;;IF([$Speed.K26]=&quot;FAIL&quot;;&quot;FAIL&quot;;[$Speed.K26]/[.$C26]))">
            <text:p/>
          </table:table-cell>
          <table:table-cell table:style-name="ce92" table:formula="of:=IF(OR(ISBLANK([.$C26]);ISBLANK([.$D26]);ISBLANK([.$E26]);ISBLANK([$Speed.K26]));&quot;&quot;;IF([.V26]=&quot;FAIL&quot;;&quot;FAIL&quot;;[.V26]*[.$E26]/[.$D26]/1000000))">
            <text:p/>
          </table:table-cell>
          <table:table-cell table:style-name="ce88" table:formula="of:=IF(OR(ISBLANK([.$C26]);ISBLANK([$Speed.L26]));&quot;&quot;;IF([$Speed.L26]=&quot;FAIL&quot;;&quot;FAIL&quot;;[$Speed.L26]/[.$C26]))">
            <text:p/>
          </table:table-cell>
          <table:table-cell table:style-name="ce92" table:formula="of:=IF(OR(ISBLANK([.$C26]);ISBLANK([.$D26]);ISBLANK([.$E26]);ISBLANK([$Speed.L26]));&quot;&quot;;IF([.X26]=&quot;FAIL&quot;;&quot;FAIL&quot;;[.X26]*[.$E26]/[.$D26]/1000000))">
            <text:p/>
          </table:table-cell>
          <table:table-cell table:style-name="ce70" table:number-columns-repeated="29"/>
          <table:table-cell table:number-columns-repeated="970"/>
        </table:table-row>
        <table:table-row table:style-name="ro1">
          <table:table-cell table:style-name="ce71"/>
          <table:table-cell table:style-name="ce52" table:formula="of:=IF(ISBLANK([$Speed.B27]);&quot;&quot;;[$Speed.B27])" office:value-type="string" office:string-value="G728-dec V1" calcext:value-type="string">
            <text:p>G728-dec V1</text:p>
          </table:table-cell>
          <table:table-cell table:style-name="ce52" office:value-type="float" office:value="256" calcext:value-type="float">
            <text:p>256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8000" calcext:value-type="float">
            <text:p>8000</text:p>
          </table:table-cell>
          <table:table-cell table:style-name="ce88" table:formula="of:=IF(OR(ISBLANK([.$C27]);ISBLANK([$Speed.C27]));&quot;&quot;;IF([$Speed.C27]=&quot;FAIL&quot;;&quot;FAIL&quot;;[$Speed.C27]/[.$C27]))" office:value-type="float" office:value="7743.0546875" calcext:value-type="float">
            <text:p>7743</text:p>
          </table:table-cell>
          <table:table-cell table:style-name="ce92" table:formula="of:=IF(OR(ISBLANK([.$C27]);ISBLANK([.$D27]);ISBLANK([.$E27]);ISBLANK([$Speed.C27]));&quot;&quot;;IF([.F27]=&quot;FAIL&quot;;&quot;FAIL&quot;;[.F27]*[.$E27]/[.$D27]/1000000))" office:value-type="float" office:value="12.3888875" calcext:value-type="float">
            <text:p>12,389</text:p>
          </table:table-cell>
          <table:table-cell table:style-name="ce88" table:formula="of:=IF(OR(ISBLANK([.$C27]);ISBLANK([$Speed.D27]));&quot;&quot;;IF([$Speed.D27]=&quot;FAIL&quot;;&quot;FAIL&quot;;[$Speed.D27]/[.$C27]))" office:value-type="float" office:value="7766.46484375" calcext:value-type="float">
            <text:p>7766</text:p>
          </table:table-cell>
          <table:table-cell table:style-name="ce92" table:formula="of:=IF(OR(ISBLANK([.$C27]);ISBLANK([.$D27]);ISBLANK([.$E27]);ISBLANK([$Speed.D27]));&quot;&quot;;IF([.H27]=&quot;FAIL&quot;;&quot;FAIL&quot;;[.H27]*[.$E27]/[.$D27]/1000000))" office:value-type="float" office:value="12.42634375" calcext:value-type="float">
            <text:p>12,426</text:p>
          </table:table-cell>
          <table:table-cell table:style-name="ce88" table:formula="of:=IF(OR(ISBLANK([.$C27]);ISBLANK([$Speed.E27]));&quot;&quot;;IF([$Speed.E27]=&quot;FAIL&quot;;&quot;FAIL&quot;;[$Speed.E27]/[.$C27]))" office:value-type="float" office:value="7799.28515625" calcext:value-type="float">
            <text:p>7799</text:p>
          </table:table-cell>
          <table:table-cell table:style-name="ce92" table:formula="of:=IF(OR(ISBLANK([.$C27]);ISBLANK([.$D27]);ISBLANK([.$E27]);ISBLANK([$Speed.E27]));&quot;&quot;;IF([.J27]=&quot;FAIL&quot;;&quot;FAIL&quot;;[.J27]*[.$E27]/[.$D27]/1000000))" office:value-type="float" office:value="12.47885625" calcext:value-type="float">
            <text:p>12,479</text:p>
          </table:table-cell>
          <table:table-cell table:style-name="ce88" table:formula="of:=IF(OR(ISBLANK([.$C27]);ISBLANK([$Speed.F27]));&quot;&quot;;IF([$Speed.F27]=&quot;FAIL&quot;;&quot;FAIL&quot;;[$Speed.F27]/[.$C27]))" office:value-type="float" office:value="7743.5859375" calcext:value-type="float">
            <text:p>7744</text:p>
          </table:table-cell>
          <table:table-cell table:style-name="ce92" table:formula="of:=IF(OR(ISBLANK([.$C27]);ISBLANK([.$D27]);ISBLANK([.$E27]);ISBLANK([$Speed.F27]));&quot;&quot;;IF([.L27]=&quot;FAIL&quot;;&quot;FAIL&quot;;[.L27]*[.$E27]/[.$D27]/1000000))" office:value-type="float" office:value="12.3897375" calcext:value-type="float">
            <text:p>12,390</text:p>
          </table:table-cell>
          <table:table-cell table:style-name="ce88" table:formula="of:=IF(OR(ISBLANK([.$C27]);ISBLANK([$Speed.G27]));&quot;&quot;;IF([$Speed.G27]=&quot;FAIL&quot;;&quot;FAIL&quot;;[$Speed.G27]/[.$C27]))" office:value-type="float" office:value="7696.90234375" calcext:value-type="float">
            <text:p>7697</text:p>
          </table:table-cell>
          <table:table-cell table:style-name="ce92" table:formula="of:=IF(OR(ISBLANK([.$C27]);ISBLANK([.$D27]);ISBLANK([.$E27]);ISBLANK([$Speed.G27]));&quot;&quot;;IF([.N27]=&quot;FAIL&quot;;&quot;FAIL&quot;;[.N27]*[.$E27]/[.$D27]/1000000))" office:value-type="float" office:value="12.31504375" calcext:value-type="float">
            <text:p>12,315</text:p>
          </table:table-cell>
          <table:table-cell table:style-name="ce88" table:formula="of:=IF(OR(ISBLANK([.$C27]);ISBLANK([$Speed.H27]));&quot;&quot;;IF([$Speed.H27]=&quot;FAIL&quot;;&quot;FAIL&quot;;[$Speed.H27]/[.$C27]))" office:value-type="float" office:value="7685.015625" calcext:value-type="float">
            <text:p>7685</text:p>
          </table:table-cell>
          <table:table-cell table:style-name="ce92" table:formula="of:=IF(OR(ISBLANK([.$C27]);ISBLANK([.$D27]);ISBLANK([.$E27]);ISBLANK([$Speed.H27]));&quot;&quot;;IF([.P27]=&quot;FAIL&quot;;&quot;FAIL&quot;;[.P27]*[.$E27]/[.$D27]/1000000))" office:value-type="float" office:value="12.296025" calcext:value-type="float">
            <text:p>12,296</text:p>
          </table:table-cell>
          <table:table-cell table:style-name="ce88" table:formula="of:=IF(OR(ISBLANK([.$C27]);ISBLANK([$Speed.I27]));&quot;&quot;;IF([$Speed.I27]=&quot;FAIL&quot;;&quot;FAIL&quot;;[$Speed.I27]/[.$C27]))" office:value-type="float" office:value="7691.33984375" calcext:value-type="float">
            <text:p>7691</text:p>
          </table:table-cell>
          <table:table-cell table:style-name="ce92" table:formula="of:=IF(OR(ISBLANK([.$C27]);ISBLANK([.$D27]);ISBLANK([.$E27]);ISBLANK([$Speed.I27]));&quot;&quot;;IF([.R27]=&quot;FAIL&quot;;&quot;FAIL&quot;;[.R27]*[.$E27]/[.$D27]/1000000))" office:value-type="float" office:value="12.30614375" calcext:value-type="float">
            <text:p>12,306</text:p>
          </table:table-cell>
          <table:table-cell table:style-name="ce88" table:formula="of:=IF(OR(ISBLANK([.$C27]);ISBLANK([$Speed.J27]));&quot;&quot;;IF([$Speed.J27]=&quot;FAIL&quot;;&quot;FAIL&quot;;[$Speed.J27]/[.$C27]))" office:value-type="float" office:value="7684.703125" calcext:value-type="float">
            <text:p>7685</text:p>
          </table:table-cell>
          <table:table-cell table:style-name="ce92" table:formula="of:=IF(OR(ISBLANK([.$C27]);ISBLANK([.$D27]);ISBLANK([.$E27]);ISBLANK([$Speed.J27]));&quot;&quot;;IF([.T27]=&quot;FAIL&quot;;&quot;FAIL&quot;;[.T27]*[.$E27]/[.$D27]/1000000))" office:value-type="float" office:value="12.295525" calcext:value-type="float">
            <text:p>12,296</text:p>
          </table:table-cell>
          <table:table-cell table:style-name="ce88" table:formula="of:=IF(OR(ISBLANK([.$C27]);ISBLANK([$Speed.K27]));&quot;&quot;;IF([$Speed.K27]=&quot;FAIL&quot;;&quot;FAIL&quot;;[$Speed.K27]/[.$C27]))">
            <text:p/>
          </table:table-cell>
          <table:table-cell table:style-name="ce92" table:formula="of:=IF(OR(ISBLANK([.$C27]);ISBLANK([.$D27]);ISBLANK([.$E27]);ISBLANK([$Speed.K27]));&quot;&quot;;IF([.V27]=&quot;FAIL&quot;;&quot;FAIL&quot;;[.V27]*[.$E27]/[.$D27]/1000000))">
            <text:p/>
          </table:table-cell>
          <table:table-cell table:style-name="ce88" table:formula="of:=IF(OR(ISBLANK([.$C27]);ISBLANK([$Speed.L27]));&quot;&quot;;IF([$Speed.L27]=&quot;FAIL&quot;;&quot;FAIL&quot;;[$Speed.L27]/[.$C27]))">
            <text:p/>
          </table:table-cell>
          <table:table-cell table:style-name="ce92" table:formula="of:=IF(OR(ISBLANK([.$C27]);ISBLANK([.$D27]);ISBLANK([.$E27]);ISBLANK([$Speed.L27]));&quot;&quot;;IF([.X27]=&quot;FAIL&quot;;&quot;FAIL&quot;;[.X27]*[.$E27]/[.$D27]/1000000))">
            <text:p/>
          </table:table-cell>
          <table:table-cell table:style-name="ce70" table:number-columns-repeated="29"/>
          <table:table-cell table:number-columns-repeated="970"/>
        </table:table-row>
        <table:table-row table:style-name="ro1">
          <table:table-cell table:style-name="ce71"/>
          <table:table-cell table:style-name="ce52" table:formula="of:=IF(ISBLANK([$Speed.B28]);&quot;&quot;;[$Speed.B28])" office:value-type="string" office:string-value="G729AB-cod" calcext:value-type="string">
            <text:p>G729AB-cod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80" calcext:value-type="float">
            <text:p>80</text:p>
          </table:table-cell>
          <table:table-cell table:style-name="ce52" office:value-type="float" office:value="8000" calcext:value-type="float">
            <text:p>8000</text:p>
          </table:table-cell>
          <table:table-cell table:style-name="ce88" table:formula="of:=IF(OR(ISBLANK([.$C28]);ISBLANK([$Speed.C28]));&quot;&quot;;IF([$Speed.C28]=&quot;FAIL&quot;;&quot;FAIL&quot;;[$Speed.C28]/[.$C28]))" office:value-type="float" office:value="70806.15" calcext:value-type="float">
            <text:p>70806</text:p>
          </table:table-cell>
          <table:table-cell table:style-name="ce92" table:formula="of:=IF(OR(ISBLANK([.$C28]);ISBLANK([.$D28]);ISBLANK([.$E28]);ISBLANK([$Speed.C28]));&quot;&quot;;IF([.F28]=&quot;FAIL&quot;;&quot;FAIL&quot;;[.F28]*[.$E28]/[.$D28]/1000000))" office:value-type="float" office:value="7.080615" calcext:value-type="float">
            <text:p>7,081</text:p>
          </table:table-cell>
          <table:table-cell table:style-name="ce88" table:formula="of:=IF(OR(ISBLANK([.$C28]);ISBLANK([$Speed.D28]));&quot;&quot;;IF([$Speed.D28]=&quot;FAIL&quot;;&quot;FAIL&quot;;[$Speed.D28]/[.$C28]))" office:value-type="float" office:value="72131.9" calcext:value-type="float">
            <text:p>72132</text:p>
          </table:table-cell>
          <table:table-cell table:style-name="ce92" table:formula="of:=IF(OR(ISBLANK([.$C28]);ISBLANK([.$D28]);ISBLANK([.$E28]);ISBLANK([$Speed.D28]));&quot;&quot;;IF([.H28]=&quot;FAIL&quot;;&quot;FAIL&quot;;[.H28]*[.$E28]/[.$D28]/1000000))" office:value-type="float" office:value="7.21319" calcext:value-type="float">
            <text:p>7,213</text:p>
          </table:table-cell>
          <table:table-cell table:style-name="ce88" table:formula="of:=IF(OR(ISBLANK([.$C28]);ISBLANK([$Speed.E28]));&quot;&quot;;IF([$Speed.E28]=&quot;FAIL&quot;;&quot;FAIL&quot;;[$Speed.E28]/[.$C28]))" office:value-type="float" office:value="72035.75" calcext:value-type="float">
            <text:p>72036</text:p>
          </table:table-cell>
          <table:table-cell table:style-name="ce92" table:formula="of:=IF(OR(ISBLANK([.$C28]);ISBLANK([.$D28]);ISBLANK([.$E28]);ISBLANK([$Speed.E28]));&quot;&quot;;IF([.J28]=&quot;FAIL&quot;;&quot;FAIL&quot;;[.J28]*[.$E28]/[.$D28]/1000000))" office:value-type="float" office:value="7.203575" calcext:value-type="float">
            <text:p>7,204</text:p>
          </table:table-cell>
          <table:table-cell table:style-name="ce88" table:formula="of:=IF(OR(ISBLANK([.$C28]);ISBLANK([$Speed.F28]));&quot;&quot;;IF([$Speed.F28]=&quot;FAIL&quot;;&quot;FAIL&quot;;[$Speed.F28]/[.$C28]))" office:value-type="float" office:value="71587.1" calcext:value-type="float">
            <text:p>71587</text:p>
          </table:table-cell>
          <table:table-cell table:style-name="ce92" table:formula="of:=IF(OR(ISBLANK([.$C28]);ISBLANK([.$D28]);ISBLANK([.$E28]);ISBLANK([$Speed.F28]));&quot;&quot;;IF([.L28]=&quot;FAIL&quot;;&quot;FAIL&quot;;[.L28]*[.$E28]/[.$D28]/1000000))" office:value-type="float" office:value="7.15871" calcext:value-type="float">
            <text:p>7,159</text:p>
          </table:table-cell>
          <table:table-cell table:style-name="ce88" table:formula="of:=IF(OR(ISBLANK([.$C28]);ISBLANK([$Speed.G28]));&quot;&quot;;IF([$Speed.G28]=&quot;FAIL&quot;;&quot;FAIL&quot;;[$Speed.G28]/[.$C28]))" office:value-type="float" office:value="71146.55" calcext:value-type="float">
            <text:p>71147</text:p>
          </table:table-cell>
          <table:table-cell table:style-name="ce92" table:formula="of:=IF(OR(ISBLANK([.$C28]);ISBLANK([.$D28]);ISBLANK([.$E28]);ISBLANK([$Speed.G28]));&quot;&quot;;IF([.N28]=&quot;FAIL&quot;;&quot;FAIL&quot;;[.N28]*[.$E28]/[.$D28]/1000000))" office:value-type="float" office:value="7.114655" calcext:value-type="float">
            <text:p>7,115</text:p>
          </table:table-cell>
          <table:table-cell table:style-name="ce88" table:formula="of:=IF(OR(ISBLANK([.$C28]);ISBLANK([$Speed.H28]));&quot;&quot;;IF([$Speed.H28]=&quot;FAIL&quot;;&quot;FAIL&quot;;[$Speed.H28]/[.$C28]))" office:value-type="float" office:value="71146.6" calcext:value-type="float">
            <text:p>71147</text:p>
          </table:table-cell>
          <table:table-cell table:style-name="ce92" table:formula="of:=IF(OR(ISBLANK([.$C28]);ISBLANK([.$D28]);ISBLANK([.$E28]);ISBLANK([$Speed.H28]));&quot;&quot;;IF([.P28]=&quot;FAIL&quot;;&quot;FAIL&quot;;[.P28]*[.$E28]/[.$D28]/1000000))" office:value-type="float" office:value="7.11466" calcext:value-type="float">
            <text:p>7,115</text:p>
          </table:table-cell>
          <table:table-cell table:style-name="ce88" table:formula="of:=IF(OR(ISBLANK([.$C28]);ISBLANK([$Speed.I28]));&quot;&quot;;IF([$Speed.I28]=&quot;FAIL&quot;;&quot;FAIL&quot;;[$Speed.I28]/[.$C28]))" office:value-type="float" office:value="71544.95" calcext:value-type="float">
            <text:p>71545</text:p>
          </table:table-cell>
          <table:table-cell table:style-name="ce92" table:formula="of:=IF(OR(ISBLANK([.$C28]);ISBLANK([.$D28]);ISBLANK([.$E28]);ISBLANK([$Speed.I28]));&quot;&quot;;IF([.R28]=&quot;FAIL&quot;;&quot;FAIL&quot;;[.R28]*[.$E28]/[.$D28]/1000000))" office:value-type="float" office:value="7.154495" calcext:value-type="float">
            <text:p>7,154</text:p>
          </table:table-cell>
          <table:table-cell table:style-name="ce88" table:formula="of:=IF(OR(ISBLANK([.$C28]);ISBLANK([$Speed.J28]));&quot;&quot;;IF([$Speed.J28]=&quot;FAIL&quot;;&quot;FAIL&quot;;[$Speed.J28]/[.$C28]))" office:value-type="float" office:value="73346.35" calcext:value-type="float">
            <text:p>73346</text:p>
          </table:table-cell>
          <table:table-cell table:style-name="ce92" table:formula="of:=IF(OR(ISBLANK([.$C28]);ISBLANK([.$D28]);ISBLANK([.$E28]);ISBLANK([$Speed.J28]));&quot;&quot;;IF([.T28]=&quot;FAIL&quot;;&quot;FAIL&quot;;[.T28]*[.$E28]/[.$D28]/1000000))" office:value-type="float" office:value="7.334635" calcext:value-type="float">
            <text:p>7,335</text:p>
          </table:table-cell>
          <table:table-cell table:style-name="ce88" table:formula="of:=IF(OR(ISBLANK([.$C28]);ISBLANK([$Speed.K28]));&quot;&quot;;IF([$Speed.K28]=&quot;FAIL&quot;;&quot;FAIL&quot;;[$Speed.K28]/[.$C28]))">
            <text:p/>
          </table:table-cell>
          <table:table-cell table:style-name="ce92" table:formula="of:=IF(OR(ISBLANK([.$C28]);ISBLANK([.$D28]);ISBLANK([.$E28]);ISBLANK([$Speed.K28]));&quot;&quot;;IF([.V28]=&quot;FAIL&quot;;&quot;FAIL&quot;;[.V28]*[.$E28]/[.$D28]/1000000))">
            <text:p/>
          </table:table-cell>
          <table:table-cell table:style-name="ce88" table:formula="of:=IF(OR(ISBLANK([.$C28]);ISBLANK([$Speed.L28]));&quot;&quot;;IF([$Speed.L28]=&quot;FAIL&quot;;&quot;FAIL&quot;;[$Speed.L28]/[.$C28]))">
            <text:p/>
          </table:table-cell>
          <table:table-cell table:style-name="ce92" table:formula="of:=IF(OR(ISBLANK([.$C28]);ISBLANK([.$D28]);ISBLANK([.$E28]);ISBLANK([$Speed.L28]));&quot;&quot;;IF([.X28]=&quot;FAIL&quot;;&quot;FAIL&quot;;[.X28]*[.$E28]/[.$D28]/1000000))">
            <text:p/>
          </table:table-cell>
          <table:table-cell table:style-name="ce70" table:number-columns-repeated="29"/>
          <table:table-cell table:number-columns-repeated="970"/>
        </table:table-row>
        <table:table-row table:style-name="ro1">
          <table:table-cell table:style-name="ce71"/>
          <table:table-cell table:style-name="ce52" table:formula="of:=IF(ISBLANK([$Speed.B29]);&quot;&quot;;[$Speed.B29])" office:value-type="string" office:string-value="G728AB-dec" calcext:value-type="string">
            <text:p>G728AB-dec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80" calcext:value-type="float">
            <text:p>80</text:p>
          </table:table-cell>
          <table:table-cell table:style-name="ce52" office:value-type="float" office:value="8000" calcext:value-type="float">
            <text:p>8000</text:p>
          </table:table-cell>
          <table:table-cell table:style-name="ce88" table:formula="of:=IF(OR(ISBLANK([.$C29]);ISBLANK([$Speed.C29]));&quot;&quot;;IF([$Speed.C29]=&quot;FAIL&quot;;&quot;FAIL&quot;;[$Speed.C29]/[.$C29]))" office:value-type="float" office:value="16717.85" calcext:value-type="float">
            <text:p>16718</text:p>
          </table:table-cell>
          <table:table-cell table:style-name="ce92" table:formula="of:=IF(OR(ISBLANK([.$C29]);ISBLANK([.$D29]);ISBLANK([.$E29]);ISBLANK([$Speed.C29]));&quot;&quot;;IF([.F29]=&quot;FAIL&quot;;&quot;FAIL&quot;;[.F29]*[.$E29]/[.$D29]/1000000))" office:value-type="float" office:value="1.671785" calcext:value-type="float">
            <text:p>1,672</text:p>
          </table:table-cell>
          <table:table-cell table:style-name="ce88" table:formula="of:=IF(OR(ISBLANK([.$C29]);ISBLANK([$Speed.D29]));&quot;&quot;;IF([$Speed.D29]=&quot;FAIL&quot;;&quot;FAIL&quot;;[$Speed.D29]/[.$C29]))" office:value-type="float" office:value="16444.8" calcext:value-type="float">
            <text:p>16445</text:p>
          </table:table-cell>
          <table:table-cell table:style-name="ce92" table:formula="of:=IF(OR(ISBLANK([.$C29]);ISBLANK([.$D29]);ISBLANK([.$E29]);ISBLANK([$Speed.D29]));&quot;&quot;;IF([.H29]=&quot;FAIL&quot;;&quot;FAIL&quot;;[.H29]*[.$E29]/[.$D29]/1000000))" office:value-type="float" office:value="1.64448" calcext:value-type="float">
            <text:p>1,644</text:p>
          </table:table-cell>
          <table:table-cell table:style-name="ce88" table:formula="of:=IF(OR(ISBLANK([.$C29]);ISBLANK([$Speed.E29]));&quot;&quot;;IF([$Speed.E29]=&quot;FAIL&quot;;&quot;FAIL&quot;;[$Speed.E29]/[.$C29]))" office:value-type="float" office:value="16467.1" calcext:value-type="float">
            <text:p>16467</text:p>
          </table:table-cell>
          <table:table-cell table:style-name="ce92" table:formula="of:=IF(OR(ISBLANK([.$C29]);ISBLANK([.$D29]);ISBLANK([.$E29]);ISBLANK([$Speed.E29]));&quot;&quot;;IF([.J29]=&quot;FAIL&quot;;&quot;FAIL&quot;;[.J29]*[.$E29]/[.$D29]/1000000))" office:value-type="float" office:value="1.64671" calcext:value-type="float">
            <text:p>1,647</text:p>
          </table:table-cell>
          <table:table-cell table:style-name="ce88" table:formula="of:=IF(OR(ISBLANK([.$C29]);ISBLANK([$Speed.F29]));&quot;&quot;;IF([$Speed.F29]=&quot;FAIL&quot;;&quot;FAIL&quot;;[$Speed.F29]/[.$C29]))" office:value-type="float" office:value="16409.85" calcext:value-type="float">
            <text:p>16410</text:p>
          </table:table-cell>
          <table:table-cell table:style-name="ce92" table:formula="of:=IF(OR(ISBLANK([.$C29]);ISBLANK([.$D29]);ISBLANK([.$E29]);ISBLANK([$Speed.F29]));&quot;&quot;;IF([.L29]=&quot;FAIL&quot;;&quot;FAIL&quot;;[.L29]*[.$E29]/[.$D29]/1000000))" office:value-type="float" office:value="1.640985" calcext:value-type="float">
            <text:p>1,641</text:p>
          </table:table-cell>
          <table:table-cell table:style-name="ce88" table:formula="of:=IF(OR(ISBLANK([.$C29]);ISBLANK([$Speed.G29]));&quot;&quot;;IF([$Speed.G29]=&quot;FAIL&quot;;&quot;FAIL&quot;;[$Speed.G29]/[.$C29]))" office:value-type="float" office:value="16414.45" calcext:value-type="float">
            <text:p>16414</text:p>
          </table:table-cell>
          <table:table-cell table:style-name="ce92" table:formula="of:=IF(OR(ISBLANK([.$C29]);ISBLANK([.$D29]);ISBLANK([.$E29]);ISBLANK([$Speed.G29]));&quot;&quot;;IF([.N29]=&quot;FAIL&quot;;&quot;FAIL&quot;;[.N29]*[.$E29]/[.$D29]/1000000))" office:value-type="float" office:value="1.641445" calcext:value-type="float">
            <text:p>1,641</text:p>
          </table:table-cell>
          <table:table-cell table:style-name="ce88" table:formula="of:=IF(OR(ISBLANK([.$C29]);ISBLANK([$Speed.H29]));&quot;&quot;;IF([$Speed.H29]=&quot;FAIL&quot;;&quot;FAIL&quot;;[$Speed.H29]/[.$C29]))" office:value-type="float" office:value="16555.35" calcext:value-type="float">
            <text:p>16555</text:p>
          </table:table-cell>
          <table:table-cell table:style-name="ce92" table:formula="of:=IF(OR(ISBLANK([.$C29]);ISBLANK([.$D29]);ISBLANK([.$E29]);ISBLANK([$Speed.H29]));&quot;&quot;;IF([.P29]=&quot;FAIL&quot;;&quot;FAIL&quot;;[.P29]*[.$E29]/[.$D29]/1000000))" office:value-type="float" office:value="1.655535" calcext:value-type="float">
            <text:p>1,656</text:p>
          </table:table-cell>
          <table:table-cell table:style-name="ce88" table:formula="of:=IF(OR(ISBLANK([.$C29]);ISBLANK([$Speed.I29]));&quot;&quot;;IF([$Speed.I29]=&quot;FAIL&quot;;&quot;FAIL&quot;;[$Speed.I29]/[.$C29]))" office:value-type="float" office:value="16558.7" calcext:value-type="float">
            <text:p>16559</text:p>
          </table:table-cell>
          <table:table-cell table:style-name="ce92" table:formula="of:=IF(OR(ISBLANK([.$C29]);ISBLANK([.$D29]);ISBLANK([.$E29]);ISBLANK([$Speed.I29]));&quot;&quot;;IF([.R29]=&quot;FAIL&quot;;&quot;FAIL&quot;;[.R29]*[.$E29]/[.$D29]/1000000))" office:value-type="float" office:value="1.65587" calcext:value-type="float">
            <text:p>1,656</text:p>
          </table:table-cell>
          <table:table-cell table:style-name="ce88" table:formula="of:=IF(OR(ISBLANK([.$C29]);ISBLANK([$Speed.J29]));&quot;&quot;;IF([$Speed.J29]=&quot;FAIL&quot;;&quot;FAIL&quot;;[$Speed.J29]/[.$C29]))" office:value-type="float" office:value="17293.15" calcext:value-type="float">
            <text:p>17293</text:p>
          </table:table-cell>
          <table:table-cell table:style-name="ce92" table:formula="of:=IF(OR(ISBLANK([.$C29]);ISBLANK([.$D29]);ISBLANK([.$E29]);ISBLANK([$Speed.J29]));&quot;&quot;;IF([.T29]=&quot;FAIL&quot;;&quot;FAIL&quot;;[.T29]*[.$E29]/[.$D29]/1000000))" office:value-type="float" office:value="1.729315" calcext:value-type="float">
            <text:p>1,729</text:p>
          </table:table-cell>
          <table:table-cell table:style-name="ce88" table:formula="of:=IF(OR(ISBLANK([.$C29]);ISBLANK([$Speed.K29]));&quot;&quot;;IF([$Speed.K29]=&quot;FAIL&quot;;&quot;FAIL&quot;;[$Speed.K29]/[.$C29]))">
            <text:p/>
          </table:table-cell>
          <table:table-cell table:style-name="ce92" table:formula="of:=IF(OR(ISBLANK([.$C29]);ISBLANK([.$D29]);ISBLANK([.$E29]);ISBLANK([$Speed.K29]));&quot;&quot;;IF([.V29]=&quot;FAIL&quot;;&quot;FAIL&quot;;[.V29]*[.$E29]/[.$D29]/1000000))">
            <text:p/>
          </table:table-cell>
          <table:table-cell table:style-name="ce88" table:formula="of:=IF(OR(ISBLANK([.$C29]);ISBLANK([$Speed.L29]));&quot;&quot;;IF([$Speed.L29]=&quot;FAIL&quot;;&quot;FAIL&quot;;[$Speed.L29]/[.$C29]))">
            <text:p/>
          </table:table-cell>
          <table:table-cell table:style-name="ce92" table:formula="of:=IF(OR(ISBLANK([.$C29]);ISBLANK([.$D29]);ISBLANK([.$E29]);ISBLANK([$Speed.L29]));&quot;&quot;;IF([.X29]=&quot;FAIL&quot;;&quot;FAIL&quot;;[.X29]*[.$E29]/[.$D29]/1000000))">
            <text:p/>
          </table:table-cell>
          <table:table-cell table:style-name="ce70" table:number-columns-repeated="29"/>
          <table:table-cell table:number-columns-repeated="970"/>
        </table:table-row>
        <table:table-row table:style-name="ro1">
          <table:table-cell table:style-name="ce71"/>
          <table:table-cell table:style-name="ce52" table:formula="of:=IF(ISBLANK([$Speed.B30]);&quot;&quot;;[$Speed.B30])" office:value-type="string" office:string-value="G729I-cod" calcext:value-type="string">
            <text:p>G729I-cod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80" calcext:value-type="float">
            <text:p>80</text:p>
          </table:table-cell>
          <table:table-cell table:style-name="ce52" office:value-type="float" office:value="8000" calcext:value-type="float">
            <text:p>8000</text:p>
          </table:table-cell>
          <table:table-cell table:style-name="ce88" table:formula="of:=IF(OR(ISBLANK([.$C30]);ISBLANK([$Speed.C30]));&quot;&quot;;IF([$Speed.C30]=&quot;FAIL&quot;;&quot;FAIL&quot;;[$Speed.C30]/[.$C30]))" office:value-type="float" office:value="148328.1" calcext:value-type="float">
            <text:p>148328</text:p>
          </table:table-cell>
          <table:table-cell table:style-name="ce92" table:formula="of:=IF(OR(ISBLANK([.$C30]);ISBLANK([.$D30]);ISBLANK([.$E30]);ISBLANK([$Speed.C30]));&quot;&quot;;IF([.F30]=&quot;FAIL&quot;;&quot;FAIL&quot;;[.F30]*[.$E30]/[.$D30]/1000000))" office:value-type="float" office:value="14.83281" calcext:value-type="float">
            <text:p>14,833</text:p>
          </table:table-cell>
          <table:table-cell table:style-name="ce88" table:formula="of:=IF(OR(ISBLANK([.$C30]);ISBLANK([$Speed.D30]));&quot;&quot;;IF([$Speed.D30]=&quot;FAIL&quot;;&quot;FAIL&quot;;[$Speed.D30]/[.$C30]))" office:value-type="float" office:value="147886.55" calcext:value-type="float">
            <text:p>147887</text:p>
          </table:table-cell>
          <table:table-cell table:style-name="ce92" table:formula="of:=IF(OR(ISBLANK([.$C30]);ISBLANK([.$D30]);ISBLANK([.$E30]);ISBLANK([$Speed.D30]));&quot;&quot;;IF([.H30]=&quot;FAIL&quot;;&quot;FAIL&quot;;[.H30]*[.$E30]/[.$D30]/1000000))" office:value-type="float" office:value="14.788655" calcext:value-type="float">
            <text:p>14,789</text:p>
          </table:table-cell>
          <table:table-cell table:style-name="ce88" table:formula="of:=IF(OR(ISBLANK([.$C30]);ISBLANK([$Speed.E30]));&quot;&quot;;IF([$Speed.E30]=&quot;FAIL&quot;;&quot;FAIL&quot;;[$Speed.E30]/[.$C30]))" office:value-type="float" office:value="148930.9" calcext:value-type="float">
            <text:p>148931</text:p>
          </table:table-cell>
          <table:table-cell table:style-name="ce92" table:formula="of:=IF(OR(ISBLANK([.$C30]);ISBLANK([.$D30]);ISBLANK([.$E30]);ISBLANK([$Speed.E30]));&quot;&quot;;IF([.J30]=&quot;FAIL&quot;;&quot;FAIL&quot;;[.J30]*[.$E30]/[.$D30]/1000000))" office:value-type="float" office:value="14.89309" calcext:value-type="float">
            <text:p>14,893</text:p>
          </table:table-cell>
          <table:table-cell table:style-name="ce88" table:formula="of:=IF(OR(ISBLANK([.$C30]);ISBLANK([$Speed.F30]));&quot;&quot;;IF([$Speed.F30]=&quot;FAIL&quot;;&quot;FAIL&quot;;[$Speed.F30]/[.$C30]))" office:value-type="float" office:value="148498.2" calcext:value-type="float">
            <text:p>148498</text:p>
          </table:table-cell>
          <table:table-cell table:style-name="ce92" table:formula="of:=IF(OR(ISBLANK([.$C30]);ISBLANK([.$D30]);ISBLANK([.$E30]);ISBLANK([$Speed.F30]));&quot;&quot;;IF([.L30]=&quot;FAIL&quot;;&quot;FAIL&quot;;[.L30]*[.$E30]/[.$D30]/1000000))" office:value-type="float" office:value="14.84982" calcext:value-type="float">
            <text:p>14,850</text:p>
          </table:table-cell>
          <table:table-cell table:style-name="ce88" table:formula="of:=IF(OR(ISBLANK([.$C30]);ISBLANK([$Speed.G30]));&quot;&quot;;IF([$Speed.G30]=&quot;FAIL&quot;;&quot;FAIL&quot;;[$Speed.G30]/[.$C30]))" office:value-type="float" office:value="147625.7" calcext:value-type="float">
            <text:p>147626</text:p>
          </table:table-cell>
          <table:table-cell table:style-name="ce92" table:formula="of:=IF(OR(ISBLANK([.$C30]);ISBLANK([.$D30]);ISBLANK([.$E30]);ISBLANK([$Speed.G30]));&quot;&quot;;IF([.N30]=&quot;FAIL&quot;;&quot;FAIL&quot;;[.N30]*[.$E30]/[.$D30]/1000000))" office:value-type="float" office:value="14.76257" calcext:value-type="float">
            <text:p>14,763</text:p>
          </table:table-cell>
          <table:table-cell table:style-name="ce88" table:formula="of:=IF(OR(ISBLANK([.$C30]);ISBLANK([$Speed.H30]));&quot;&quot;;IF([$Speed.H30]=&quot;FAIL&quot;;&quot;FAIL&quot;;[$Speed.H30]/[.$C30]))" office:value-type="float" office:value="148950.9" calcext:value-type="float">
            <text:p>148951</text:p>
          </table:table-cell>
          <table:table-cell table:style-name="ce92" table:formula="of:=IF(OR(ISBLANK([.$C30]);ISBLANK([.$D30]);ISBLANK([.$E30]);ISBLANK([$Speed.H30]));&quot;&quot;;IF([.P30]=&quot;FAIL&quot;;&quot;FAIL&quot;;[.P30]*[.$E30]/[.$D30]/1000000))" office:value-type="float" office:value="14.89509" calcext:value-type="float">
            <text:p>14,895</text:p>
          </table:table-cell>
          <table:table-cell table:style-name="ce88" table:formula="of:=IF(OR(ISBLANK([.$C30]);ISBLANK([$Speed.I30]));&quot;&quot;;IF([$Speed.I30]=&quot;FAIL&quot;;&quot;FAIL&quot;;[$Speed.I30]/[.$C30]))" office:value-type="float" office:value="148860" calcext:value-type="float">
            <text:p>148860</text:p>
          </table:table-cell>
          <table:table-cell table:style-name="ce92" table:formula="of:=IF(OR(ISBLANK([.$C30]);ISBLANK([.$D30]);ISBLANK([.$E30]);ISBLANK([$Speed.I30]));&quot;&quot;;IF([.R30]=&quot;FAIL&quot;;&quot;FAIL&quot;;[.R30]*[.$E30]/[.$D30]/1000000))" office:value-type="float" office:value="14.886" calcext:value-type="float">
            <text:p>14,886</text:p>
          </table:table-cell>
          <table:table-cell table:style-name="ce88" table:formula="of:=IF(OR(ISBLANK([.$C30]);ISBLANK([$Speed.J30]));&quot;&quot;;IF([$Speed.J30]=&quot;FAIL&quot;;&quot;FAIL&quot;;[$Speed.J30]/[.$C30]))" office:value-type="float" office:value="153724.85" calcext:value-type="float">
            <text:p>153725</text:p>
          </table:table-cell>
          <table:table-cell table:style-name="ce92" table:formula="of:=IF(OR(ISBLANK([.$C30]);ISBLANK([.$D30]);ISBLANK([.$E30]);ISBLANK([$Speed.J30]));&quot;&quot;;IF([.T30]=&quot;FAIL&quot;;&quot;FAIL&quot;;[.T30]*[.$E30]/[.$D30]/1000000))" office:value-type="float" office:value="15.372485" calcext:value-type="float">
            <text:p>15,372</text:p>
          </table:table-cell>
          <table:table-cell table:style-name="ce88" table:formula="of:=IF(OR(ISBLANK([.$C30]);ISBLANK([$Speed.K30]));&quot;&quot;;IF([$Speed.K30]=&quot;FAIL&quot;;&quot;FAIL&quot;;[$Speed.K30]/[.$C30]))">
            <text:p/>
          </table:table-cell>
          <table:table-cell table:style-name="ce92" table:formula="of:=IF(OR(ISBLANK([.$C30]);ISBLANK([.$D30]);ISBLANK([.$E30]);ISBLANK([$Speed.K30]));&quot;&quot;;IF([.V30]=&quot;FAIL&quot;;&quot;FAIL&quot;;[.V30]*[.$E30]/[.$D30]/1000000))">
            <text:p/>
          </table:table-cell>
          <table:table-cell table:style-name="ce88" table:formula="of:=IF(OR(ISBLANK([.$C30]);ISBLANK([$Speed.L30]));&quot;&quot;;IF([$Speed.L30]=&quot;FAIL&quot;;&quot;FAIL&quot;;[$Speed.L30]/[.$C30]))">
            <text:p/>
          </table:table-cell>
          <table:table-cell table:style-name="ce92" table:formula="of:=IF(OR(ISBLANK([.$C30]);ISBLANK([.$D30]);ISBLANK([.$E30]);ISBLANK([$Speed.L30]));&quot;&quot;;IF([.X30]=&quot;FAIL&quot;;&quot;FAIL&quot;;[.X30]*[.$E30]/[.$D30]/1000000))">
            <text:p/>
          </table:table-cell>
          <table:table-cell table:style-name="ce70" table:number-columns-repeated="29"/>
          <table:table-cell table:number-columns-repeated="970"/>
        </table:table-row>
        <table:table-row table:style-name="ro1">
          <table:table-cell table:style-name="ce71"/>
          <table:table-cell table:style-name="ce52" table:formula="of:=IF(ISBLANK([$Speed.B31]);&quot;&quot;;[$Speed.B31])" office:value-type="string" office:string-value="G729I-dec" calcext:value-type="string">
            <text:p>G729I-dec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80" calcext:value-type="float">
            <text:p>80</text:p>
          </table:table-cell>
          <table:table-cell table:style-name="ce52" office:value-type="float" office:value="8000" calcext:value-type="float">
            <text:p>8000</text:p>
          </table:table-cell>
          <table:table-cell table:style-name="ce88" table:formula="of:=IF(OR(ISBLANK([.$C31]);ISBLANK([$Speed.C31]));&quot;&quot;;IF([$Speed.C31]=&quot;FAIL&quot;;&quot;FAIL&quot;;[$Speed.C31]/[.$C31]))" office:value-type="float" office:value="27921.55" calcext:value-type="float">
            <text:p>27922</text:p>
          </table:table-cell>
          <table:table-cell table:style-name="ce92" table:formula="of:=IF(OR(ISBLANK([.$C31]);ISBLANK([.$D31]);ISBLANK([.$E31]);ISBLANK([$Speed.C31]));&quot;&quot;;IF([.F31]=&quot;FAIL&quot;;&quot;FAIL&quot;;[.F31]*[.$E31]/[.$D31]/1000000))" office:value-type="float" office:value="2.792155" calcext:value-type="float">
            <text:p>2,792</text:p>
          </table:table-cell>
          <table:table-cell table:style-name="ce88" table:formula="of:=IF(OR(ISBLANK([.$C31]);ISBLANK([$Speed.D31]));&quot;&quot;;IF([$Speed.D31]=&quot;FAIL&quot;;&quot;FAIL&quot;;[$Speed.D31]/[.$C31]))" office:value-type="float" office:value="27882.75" calcext:value-type="float">
            <text:p>27883</text:p>
          </table:table-cell>
          <table:table-cell table:style-name="ce92" table:formula="of:=IF(OR(ISBLANK([.$C31]);ISBLANK([.$D31]);ISBLANK([.$E31]);ISBLANK([$Speed.D31]));&quot;&quot;;IF([.H31]=&quot;FAIL&quot;;&quot;FAIL&quot;;[.H31]*[.$E31]/[.$D31]/1000000))" office:value-type="float" office:value="2.788275" calcext:value-type="float">
            <text:p>2,788</text:p>
          </table:table-cell>
          <table:table-cell table:style-name="ce88" table:formula="of:=IF(OR(ISBLANK([.$C31]);ISBLANK([$Speed.E31]));&quot;&quot;;IF([$Speed.E31]=&quot;FAIL&quot;;&quot;FAIL&quot;;[$Speed.E31]/[.$C31]))" office:value-type="float" office:value="27572.9" calcext:value-type="float">
            <text:p>27573</text:p>
          </table:table-cell>
          <table:table-cell table:style-name="ce92" table:formula="of:=IF(OR(ISBLANK([.$C31]);ISBLANK([.$D31]);ISBLANK([.$E31]);ISBLANK([$Speed.E31]));&quot;&quot;;IF([.J31]=&quot;FAIL&quot;;&quot;FAIL&quot;;[.J31]*[.$E31]/[.$D31]/1000000))" office:value-type="float" office:value="2.75729" calcext:value-type="float">
            <text:p>2,757</text:p>
          </table:table-cell>
          <table:table-cell table:style-name="ce88" table:formula="of:=IF(OR(ISBLANK([.$C31]);ISBLANK([$Speed.F31]));&quot;&quot;;IF([$Speed.F31]=&quot;FAIL&quot;;&quot;FAIL&quot;;[$Speed.F31]/[.$C31]))" office:value-type="float" office:value="27543.35" calcext:value-type="float">
            <text:p>27543</text:p>
          </table:table-cell>
          <table:table-cell table:style-name="ce92" table:formula="of:=IF(OR(ISBLANK([.$C31]);ISBLANK([.$D31]);ISBLANK([.$E31]);ISBLANK([$Speed.F31]));&quot;&quot;;IF([.L31]=&quot;FAIL&quot;;&quot;FAIL&quot;;[.L31]*[.$E31]/[.$D31]/1000000))" office:value-type="float" office:value="2.754335" calcext:value-type="float">
            <text:p>2,754</text:p>
          </table:table-cell>
          <table:table-cell table:style-name="ce88" table:formula="of:=IF(OR(ISBLANK([.$C31]);ISBLANK([$Speed.G31]));&quot;&quot;;IF([$Speed.G31]=&quot;FAIL&quot;;&quot;FAIL&quot;;[$Speed.G31]/[.$C31]))" office:value-type="float" office:value="27567.7" calcext:value-type="float">
            <text:p>27568</text:p>
          </table:table-cell>
          <table:table-cell table:style-name="ce92" table:formula="of:=IF(OR(ISBLANK([.$C31]);ISBLANK([.$D31]);ISBLANK([.$E31]);ISBLANK([$Speed.G31]));&quot;&quot;;IF([.N31]=&quot;FAIL&quot;;&quot;FAIL&quot;;[.N31]*[.$E31]/[.$D31]/1000000))" office:value-type="float" office:value="2.75677" calcext:value-type="float">
            <text:p>2,757</text:p>
          </table:table-cell>
          <table:table-cell table:style-name="ce88" table:formula="of:=IF(OR(ISBLANK([.$C31]);ISBLANK([$Speed.H31]));&quot;&quot;;IF([$Speed.H31]=&quot;FAIL&quot;;&quot;FAIL&quot;;[$Speed.H31]/[.$C31]))" office:value-type="float" office:value="27620.15" calcext:value-type="float">
            <text:p>27620</text:p>
          </table:table-cell>
          <table:table-cell table:style-name="ce92" table:formula="of:=IF(OR(ISBLANK([.$C31]);ISBLANK([.$D31]);ISBLANK([.$E31]);ISBLANK([$Speed.H31]));&quot;&quot;;IF([.P31]=&quot;FAIL&quot;;&quot;FAIL&quot;;[.P31]*[.$E31]/[.$D31]/1000000))" office:value-type="float" office:value="2.762015" calcext:value-type="float">
            <text:p>2,762</text:p>
          </table:table-cell>
          <table:table-cell table:style-name="ce88" table:formula="of:=IF(OR(ISBLANK([.$C31]);ISBLANK([$Speed.I31]));&quot;&quot;;IF([$Speed.I31]=&quot;FAIL&quot;;&quot;FAIL&quot;;[$Speed.I31]/[.$C31]))" office:value-type="float" office:value="27617.05" calcext:value-type="float">
            <text:p>27617</text:p>
          </table:table-cell>
          <table:table-cell table:style-name="ce92" table:formula="of:=IF(OR(ISBLANK([.$C31]);ISBLANK([.$D31]);ISBLANK([.$E31]);ISBLANK([$Speed.I31]));&quot;&quot;;IF([.R31]=&quot;FAIL&quot;;&quot;FAIL&quot;;[.R31]*[.$E31]/[.$D31]/1000000))" office:value-type="float" office:value="2.761705" calcext:value-type="float">
            <text:p>2,762</text:p>
          </table:table-cell>
          <table:table-cell table:style-name="ce88" table:formula="of:=IF(OR(ISBLANK([.$C31]);ISBLANK([$Speed.J31]));&quot;&quot;;IF([$Speed.J31]=&quot;FAIL&quot;;&quot;FAIL&quot;;[$Speed.J31]/[.$C31]))" office:value-type="float" office:value="28517.05" calcext:value-type="float">
            <text:p>28517</text:p>
          </table:table-cell>
          <table:table-cell table:style-name="ce92" table:formula="of:=IF(OR(ISBLANK([.$C31]);ISBLANK([.$D31]);ISBLANK([.$E31]);ISBLANK([$Speed.J31]));&quot;&quot;;IF([.T31]=&quot;FAIL&quot;;&quot;FAIL&quot;;[.T31]*[.$E31]/[.$D31]/1000000))" office:value-type="float" office:value="2.851705" calcext:value-type="float">
            <text:p>2,852</text:p>
          </table:table-cell>
          <table:table-cell table:style-name="ce88" table:formula="of:=IF(OR(ISBLANK([.$C31]);ISBLANK([$Speed.K31]));&quot;&quot;;IF([$Speed.K31]=&quot;FAIL&quot;;&quot;FAIL&quot;;[$Speed.K31]/[.$C31]))">
            <text:p/>
          </table:table-cell>
          <table:table-cell table:style-name="ce92" table:formula="of:=IF(OR(ISBLANK([.$C31]);ISBLANK([.$D31]);ISBLANK([.$E31]);ISBLANK([$Speed.K31]));&quot;&quot;;IF([.V31]=&quot;FAIL&quot;;&quot;FAIL&quot;;[.V31]*[.$E31]/[.$D31]/1000000))">
            <text:p/>
          </table:table-cell>
          <table:table-cell table:style-name="ce88" table:formula="of:=IF(OR(ISBLANK([.$C31]);ISBLANK([$Speed.L31]));&quot;&quot;;IF([$Speed.L31]=&quot;FAIL&quot;;&quot;FAIL&quot;;[$Speed.L31]/[.$C31]))">
            <text:p/>
          </table:table-cell>
          <table:table-cell table:style-name="ce92" table:formula="of:=IF(OR(ISBLANK([.$C31]);ISBLANK([.$D31]);ISBLANK([.$E31]);ISBLANK([$Speed.L31]));&quot;&quot;;IF([.X31]=&quot;FAIL&quot;;&quot;FAIL&quot;;[.X31]*[.$E31]/[.$D31]/1000000))">
            <text:p/>
          </table:table-cell>
          <table:table-cell table:style-name="ce70" table:number-columns-repeated="29"/>
          <table:table-cell table:number-columns-repeated="970"/>
        </table:table-row>
        <table:table-row table:style-name="ro1">
          <table:table-cell table:style-name="ce71"/>
          <table:table-cell table:style-name="ce52" table:formula="of:=IF(ISBLANK([$Speed.B32]);&quot;&quot;;[$Speed.B32])" office:value-type="string" office:string-value="G729I-cod V1" calcext:value-type="string">
            <text:p>G729I-cod V1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80" calcext:value-type="float">
            <text:p>80</text:p>
          </table:table-cell>
          <table:table-cell table:style-name="ce52" office:value-type="float" office:value="8000" calcext:value-type="float">
            <text:p>8000</text:p>
          </table:table-cell>
          <table:table-cell table:style-name="ce88" table:formula="of:=IF(OR(ISBLANK([.$C32]);ISBLANK([$Speed.C32]));&quot;&quot;;IF([$Speed.C32]=&quot;FAIL&quot;;&quot;FAIL&quot;;[$Speed.C32]/[.$C32]))" office:value-type="float" office:value="126632.1" calcext:value-type="float">
            <text:p>126632</text:p>
          </table:table-cell>
          <table:table-cell table:style-name="ce92" table:formula="of:=IF(OR(ISBLANK([.$C32]);ISBLANK([.$D32]);ISBLANK([.$E32]);ISBLANK([$Speed.C32]));&quot;&quot;;IF([.F32]=&quot;FAIL&quot;;&quot;FAIL&quot;;[.F32]*[.$E32]/[.$D32]/1000000))" office:value-type="float" office:value="12.66321" calcext:value-type="float">
            <text:p>12,663</text:p>
          </table:table-cell>
          <table:table-cell table:style-name="ce88" table:formula="of:=IF(OR(ISBLANK([.$C32]);ISBLANK([$Speed.D32]));&quot;&quot;;IF([$Speed.D32]=&quot;FAIL&quot;;&quot;FAIL&quot;;[$Speed.D32]/[.$C32]))" office:value-type="float" office:value="126267.4" calcext:value-type="float">
            <text:p>126267</text:p>
          </table:table-cell>
          <table:table-cell table:style-name="ce92" table:formula="of:=IF(OR(ISBLANK([.$C32]);ISBLANK([.$D32]);ISBLANK([.$E32]);ISBLANK([$Speed.D32]));&quot;&quot;;IF([.H32]=&quot;FAIL&quot;;&quot;FAIL&quot;;[.H32]*[.$E32]/[.$D32]/1000000))" office:value-type="float" office:value="12.62674" calcext:value-type="float">
            <text:p>12,627</text:p>
          </table:table-cell>
          <table:table-cell table:style-name="ce88" table:formula="of:=IF(OR(ISBLANK([.$C32]);ISBLANK([$Speed.E32]));&quot;&quot;;IF([$Speed.E32]=&quot;FAIL&quot;;&quot;FAIL&quot;;[$Speed.E32]/[.$C32]))" office:value-type="float" office:value="126197" calcext:value-type="float">
            <text:p>126197</text:p>
          </table:table-cell>
          <table:table-cell table:style-name="ce92" table:formula="of:=IF(OR(ISBLANK([.$C32]);ISBLANK([.$D32]);ISBLANK([.$E32]);ISBLANK([$Speed.E32]));&quot;&quot;;IF([.J32]=&quot;FAIL&quot;;&quot;FAIL&quot;;[.J32]*[.$E32]/[.$D32]/1000000))" office:value-type="float" office:value="12.6197" calcext:value-type="float">
            <text:p>12,620</text:p>
          </table:table-cell>
          <table:table-cell table:style-name="ce88" table:formula="of:=IF(OR(ISBLANK([.$C32]);ISBLANK([$Speed.F32]));&quot;&quot;;IF([$Speed.F32]=&quot;FAIL&quot;;&quot;FAIL&quot;;[$Speed.F32]/[.$C32]))" office:value-type="float" office:value="124542.95" calcext:value-type="float">
            <text:p>124543</text:p>
          </table:table-cell>
          <table:table-cell table:style-name="ce92" table:formula="of:=IF(OR(ISBLANK([.$C32]);ISBLANK([.$D32]);ISBLANK([.$E32]);ISBLANK([$Speed.F32]));&quot;&quot;;IF([.L32]=&quot;FAIL&quot;;&quot;FAIL&quot;;[.L32]*[.$E32]/[.$D32]/1000000))" office:value-type="float" office:value="12.454295" calcext:value-type="float">
            <text:p>12,454</text:p>
          </table:table-cell>
          <table:table-cell table:style-name="ce88" table:formula="of:=IF(OR(ISBLANK([.$C32]);ISBLANK([$Speed.G32]));&quot;&quot;;IF([$Speed.G32]=&quot;FAIL&quot;;&quot;FAIL&quot;;[$Speed.G32]/[.$C32]))" office:value-type="float" office:value="125525.9" calcext:value-type="float">
            <text:p>125526</text:p>
          </table:table-cell>
          <table:table-cell table:style-name="ce92" table:formula="of:=IF(OR(ISBLANK([.$C32]);ISBLANK([.$D32]);ISBLANK([.$E32]);ISBLANK([$Speed.G32]));&quot;&quot;;IF([.N32]=&quot;FAIL&quot;;&quot;FAIL&quot;;[.N32]*[.$E32]/[.$D32]/1000000))" office:value-type="float" office:value="12.55259" calcext:value-type="float">
            <text:p>12,553</text:p>
          </table:table-cell>
          <table:table-cell table:style-name="ce88" table:formula="of:=IF(OR(ISBLANK([.$C32]);ISBLANK([$Speed.H32]));&quot;&quot;;IF([$Speed.H32]=&quot;FAIL&quot;;&quot;FAIL&quot;;[$Speed.H32]/[.$C32]))" office:value-type="float" office:value="126321.55" calcext:value-type="float">
            <text:p>126322</text:p>
          </table:table-cell>
          <table:table-cell table:style-name="ce92" table:formula="of:=IF(OR(ISBLANK([.$C32]);ISBLANK([.$D32]);ISBLANK([.$E32]);ISBLANK([$Speed.H32]));&quot;&quot;;IF([.P32]=&quot;FAIL&quot;;&quot;FAIL&quot;;[.P32]*[.$E32]/[.$D32]/1000000))" office:value-type="float" office:value="12.632155" calcext:value-type="float">
            <text:p>12,632</text:p>
          </table:table-cell>
          <table:table-cell table:style-name="ce88" table:formula="of:=IF(OR(ISBLANK([.$C32]);ISBLANK([$Speed.I32]));&quot;&quot;;IF([$Speed.I32]=&quot;FAIL&quot;;&quot;FAIL&quot;;[$Speed.I32]/[.$C32]))" office:value-type="float" office:value="126391" calcext:value-type="float">
            <text:p>126391</text:p>
          </table:table-cell>
          <table:table-cell table:style-name="ce92" table:formula="of:=IF(OR(ISBLANK([.$C32]);ISBLANK([.$D32]);ISBLANK([.$E32]);ISBLANK([$Speed.I32]));&quot;&quot;;IF([.R32]=&quot;FAIL&quot;;&quot;FAIL&quot;;[.R32]*[.$E32]/[.$D32]/1000000))" office:value-type="float" office:value="12.6391" calcext:value-type="float">
            <text:p>12,639</text:p>
          </table:table-cell>
          <table:table-cell table:style-name="ce88" table:formula="of:=IF(OR(ISBLANK([.$C32]);ISBLANK([$Speed.J32]));&quot;&quot;;IF([$Speed.J32]=&quot;FAIL&quot;;&quot;FAIL&quot;;[$Speed.J32]/[.$C32]))" office:value-type="float" office:value="129110.7" calcext:value-type="float">
            <text:p>129111</text:p>
          </table:table-cell>
          <table:table-cell table:style-name="ce92" table:formula="of:=IF(OR(ISBLANK([.$C32]);ISBLANK([.$D32]);ISBLANK([.$E32]);ISBLANK([$Speed.J32]));&quot;&quot;;IF([.T32]=&quot;FAIL&quot;;&quot;FAIL&quot;;[.T32]*[.$E32]/[.$D32]/1000000))" office:value-type="float" office:value="12.91107" calcext:value-type="float">
            <text:p>12,911</text:p>
          </table:table-cell>
          <table:table-cell table:style-name="ce88" table:formula="of:=IF(OR(ISBLANK([.$C32]);ISBLANK([$Speed.K32]));&quot;&quot;;IF([$Speed.K32]=&quot;FAIL&quot;;&quot;FAIL&quot;;[$Speed.K32]/[.$C32]))">
            <text:p/>
          </table:table-cell>
          <table:table-cell table:style-name="ce92" table:formula="of:=IF(OR(ISBLANK([.$C32]);ISBLANK([.$D32]);ISBLANK([.$E32]);ISBLANK([$Speed.K32]));&quot;&quot;;IF([.V32]=&quot;FAIL&quot;;&quot;FAIL&quot;;[.V32]*[.$E32]/[.$D32]/1000000))">
            <text:p/>
          </table:table-cell>
          <table:table-cell table:style-name="ce88" table:formula="of:=IF(OR(ISBLANK([.$C32]);ISBLANK([$Speed.L32]));&quot;&quot;;IF([$Speed.L32]=&quot;FAIL&quot;;&quot;FAIL&quot;;[$Speed.L32]/[.$C32]))">
            <text:p/>
          </table:table-cell>
          <table:table-cell table:style-name="ce92" table:formula="of:=IF(OR(ISBLANK([.$C32]);ISBLANK([.$D32]);ISBLANK([.$E32]);ISBLANK([$Speed.L32]));&quot;&quot;;IF([.X32]=&quot;FAIL&quot;;&quot;FAIL&quot;;[.X32]*[.$E32]/[.$D32]/1000000))">
            <text:p/>
          </table:table-cell>
          <table:table-cell table:style-name="ce70" table:number-columns-repeated="29"/>
          <table:table-cell table:number-columns-repeated="970"/>
        </table:table-row>
        <table:table-row table:style-name="ro1">
          <table:table-cell table:style-name="ce71"/>
          <table:table-cell table:style-name="ce52" table:formula="of:=IF(ISBLANK([$Speed.B33]);&quot;&quot;;[$Speed.B33])" office:value-type="string" office:string-value="G729I-dec V1" calcext:value-type="string">
            <text:p>G729I-dec V1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80" calcext:value-type="float">
            <text:p>80</text:p>
          </table:table-cell>
          <table:table-cell table:style-name="ce52" office:value-type="float" office:value="8000" calcext:value-type="float">
            <text:p>8000</text:p>
          </table:table-cell>
          <table:table-cell table:style-name="ce88" table:formula="of:=IF(OR(ISBLANK([.$C33]);ISBLANK([$Speed.C33]));&quot;&quot;;IF([$Speed.C33]=&quot;FAIL&quot;;&quot;FAIL&quot;;[$Speed.C33]/[.$C33]))" office:value-type="float" office:value="24235" calcext:value-type="float">
            <text:p>24235</text:p>
          </table:table-cell>
          <table:table-cell table:style-name="ce92" table:formula="of:=IF(OR(ISBLANK([.$C33]);ISBLANK([.$D33]);ISBLANK([.$E33]);ISBLANK([$Speed.C33]));&quot;&quot;;IF([.F33]=&quot;FAIL&quot;;&quot;FAIL&quot;;[.F33]*[.$E33]/[.$D33]/1000000))" office:value-type="float" office:value="2.4235" calcext:value-type="float">
            <text:p>2,424</text:p>
          </table:table-cell>
          <table:table-cell table:style-name="ce88" table:formula="of:=IF(OR(ISBLANK([.$C33]);ISBLANK([$Speed.D33]));&quot;&quot;;IF([$Speed.D33]=&quot;FAIL&quot;;&quot;FAIL&quot;;[$Speed.D33]/[.$C33]))" office:value-type="float" office:value="24073.05" calcext:value-type="float">
            <text:p>24073</text:p>
          </table:table-cell>
          <table:table-cell table:style-name="ce92" table:formula="of:=IF(OR(ISBLANK([.$C33]);ISBLANK([.$D33]);ISBLANK([.$E33]);ISBLANK([$Speed.D33]));&quot;&quot;;IF([.H33]=&quot;FAIL&quot;;&quot;FAIL&quot;;[.H33]*[.$E33]/[.$D33]/1000000))" office:value-type="float" office:value="2.407305" calcext:value-type="float">
            <text:p>2,407</text:p>
          </table:table-cell>
          <table:table-cell table:style-name="ce88" table:formula="of:=IF(OR(ISBLANK([.$C33]);ISBLANK([$Speed.E33]));&quot;&quot;;IF([$Speed.E33]=&quot;FAIL&quot;;&quot;FAIL&quot;;[$Speed.E33]/[.$C33]))" office:value-type="float" office:value="23782.4" calcext:value-type="float">
            <text:p>23782</text:p>
          </table:table-cell>
          <table:table-cell table:style-name="ce92" table:formula="of:=IF(OR(ISBLANK([.$C33]);ISBLANK([.$D33]);ISBLANK([.$E33]);ISBLANK([$Speed.E33]));&quot;&quot;;IF([.J33]=&quot;FAIL&quot;;&quot;FAIL&quot;;[.J33]*[.$E33]/[.$D33]/1000000))" office:value-type="float" office:value="2.37824" calcext:value-type="float">
            <text:p>2,378</text:p>
          </table:table-cell>
          <table:table-cell table:style-name="ce88" table:formula="of:=IF(OR(ISBLANK([.$C33]);ISBLANK([$Speed.F33]));&quot;&quot;;IF([$Speed.F33]=&quot;FAIL&quot;;&quot;FAIL&quot;;[$Speed.F33]/[.$C33]))" office:value-type="float" office:value="23632" calcext:value-type="float">
            <text:p>23632</text:p>
          </table:table-cell>
          <table:table-cell table:style-name="ce92" table:formula="of:=IF(OR(ISBLANK([.$C33]);ISBLANK([.$D33]);ISBLANK([.$E33]);ISBLANK([$Speed.F33]));&quot;&quot;;IF([.L33]=&quot;FAIL&quot;;&quot;FAIL&quot;;[.L33]*[.$E33]/[.$D33]/1000000))" office:value-type="float" office:value="2.3632" calcext:value-type="float">
            <text:p>2,363</text:p>
          </table:table-cell>
          <table:table-cell table:style-name="ce88" table:formula="of:=IF(OR(ISBLANK([.$C33]);ISBLANK([$Speed.G33]));&quot;&quot;;IF([$Speed.G33]=&quot;FAIL&quot;;&quot;FAIL&quot;;[$Speed.G33]/[.$C33]))" office:value-type="float" office:value="24042.4" calcext:value-type="float">
            <text:p>24042</text:p>
          </table:table-cell>
          <table:table-cell table:style-name="ce92" table:formula="of:=IF(OR(ISBLANK([.$C33]);ISBLANK([.$D33]);ISBLANK([.$E33]);ISBLANK([$Speed.G33]));&quot;&quot;;IF([.N33]=&quot;FAIL&quot;;&quot;FAIL&quot;;[.N33]*[.$E33]/[.$D33]/1000000))" office:value-type="float" office:value="2.40424" calcext:value-type="float">
            <text:p>2,404</text:p>
          </table:table-cell>
          <table:table-cell table:style-name="ce88" table:formula="of:=IF(OR(ISBLANK([.$C33]);ISBLANK([$Speed.H33]));&quot;&quot;;IF([$Speed.H33]=&quot;FAIL&quot;;&quot;FAIL&quot;;[$Speed.H33]/[.$C33]))" office:value-type="float" office:value="23374.9" calcext:value-type="float">
            <text:p>23375</text:p>
          </table:table-cell>
          <table:table-cell table:style-name="ce92" table:formula="of:=IF(OR(ISBLANK([.$C33]);ISBLANK([.$D33]);ISBLANK([.$E33]);ISBLANK([$Speed.H33]));&quot;&quot;;IF([.P33]=&quot;FAIL&quot;;&quot;FAIL&quot;;[.P33]*[.$E33]/[.$D33]/1000000))" office:value-type="float" office:value="2.33749" calcext:value-type="float">
            <text:p>2,337</text:p>
          </table:table-cell>
          <table:table-cell table:style-name="ce88" table:formula="of:=IF(OR(ISBLANK([.$C33]);ISBLANK([$Speed.I33]));&quot;&quot;;IF([$Speed.I33]=&quot;FAIL&quot;;&quot;FAIL&quot;;[$Speed.I33]/[.$C33]))" office:value-type="float" office:value="23369.35" calcext:value-type="float">
            <text:p>23369</text:p>
          </table:table-cell>
          <table:table-cell table:style-name="ce92" table:formula="of:=IF(OR(ISBLANK([.$C33]);ISBLANK([.$D33]);ISBLANK([.$E33]);ISBLANK([$Speed.I33]));&quot;&quot;;IF([.R33]=&quot;FAIL&quot;;&quot;FAIL&quot;;[.R33]*[.$E33]/[.$D33]/1000000))" office:value-type="float" office:value="2.336935" calcext:value-type="float">
            <text:p>2,337</text:p>
          </table:table-cell>
          <table:table-cell table:style-name="ce88" table:formula="of:=IF(OR(ISBLANK([.$C33]);ISBLANK([$Speed.J33]));&quot;&quot;;IF([$Speed.J33]=&quot;FAIL&quot;;&quot;FAIL&quot;;[$Speed.J33]/[.$C33]))" office:value-type="float" office:value="23954.5" calcext:value-type="float">
            <text:p>23955</text:p>
          </table:table-cell>
          <table:table-cell table:style-name="ce92" table:formula="of:=IF(OR(ISBLANK([.$C33]);ISBLANK([.$D33]);ISBLANK([.$E33]);ISBLANK([$Speed.J33]));&quot;&quot;;IF([.T33]=&quot;FAIL&quot;;&quot;FAIL&quot;;[.T33]*[.$E33]/[.$D33]/1000000))" office:value-type="float" office:value="2.39545" calcext:value-type="float">
            <text:p>2,395</text:p>
          </table:table-cell>
          <table:table-cell table:style-name="ce88" table:formula="of:=IF(OR(ISBLANK([.$C33]);ISBLANK([$Speed.K33]));&quot;&quot;;IF([$Speed.K33]=&quot;FAIL&quot;;&quot;FAIL&quot;;[$Speed.K33]/[.$C33]))">
            <text:p/>
          </table:table-cell>
          <table:table-cell table:style-name="ce92" table:formula="of:=IF(OR(ISBLANK([.$C33]);ISBLANK([.$D33]);ISBLANK([.$E33]);ISBLANK([$Speed.K33]));&quot;&quot;;IF([.V33]=&quot;FAIL&quot;;&quot;FAIL&quot;;[.V33]*[.$E33]/[.$D33]/1000000))">
            <text:p/>
          </table:table-cell>
          <table:table-cell table:style-name="ce88" table:formula="of:=IF(OR(ISBLANK([.$C33]);ISBLANK([$Speed.L33]));&quot;&quot;;IF([$Speed.L33]=&quot;FAIL&quot;;&quot;FAIL&quot;;[$Speed.L33]/[.$C33]))">
            <text:p/>
          </table:table-cell>
          <table:table-cell table:style-name="ce92" table:formula="of:=IF(OR(ISBLANK([.$C33]);ISBLANK([.$D33]);ISBLANK([.$E33]);ISBLANK([$Speed.L33]));&quot;&quot;;IF([.X33]=&quot;FAIL&quot;;&quot;FAIL&quot;;[.X33]*[.$E33]/[.$D33]/1000000))">
            <text:p/>
          </table:table-cell>
          <table:table-cell table:style-name="ce70" table:number-columns-repeated="29"/>
          <table:table-cell table:number-columns-repeated="970"/>
        </table:table-row>
        <table:table-row table:style-name="ro1">
          <table:table-cell table:style-name="ce71"/>
          <table:table-cell table:style-name="ce52" table:formula="of:=IF(ISBLANK([$Speed.B34]);&quot;&quot;;[$Speed.B34])" office:value-type="string" office:string-value="GSM9-cod" calcext:value-type="string">
            <text:p>GSM9-cod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160" calcext:value-type="float">
            <text:p>160</text:p>
          </table:table-cell>
          <table:table-cell table:style-name="ce52" office:value-type="float" office:value="8000" calcext:value-type="float">
            <text:p>8000</text:p>
          </table:table-cell>
          <table:table-cell table:style-name="ce88" table:formula="of:=IF(OR(ISBLANK([.$C34]);ISBLANK([$Speed.C34]));&quot;&quot;;IF([$Speed.C34]=&quot;FAIL&quot;;&quot;FAIL&quot;;[$Speed.C34]/[.$C34]))" office:value-type="float" office:value="74447.8" calcext:value-type="float">
            <text:p>74448</text:p>
          </table:table-cell>
          <table:table-cell table:style-name="ce92" table:formula="of:=IF(OR(ISBLANK([.$C34]);ISBLANK([.$D34]);ISBLANK([.$E34]);ISBLANK([$Speed.C34]));&quot;&quot;;IF([.F34]=&quot;FAIL&quot;;&quot;FAIL&quot;;[.F34]*[.$E34]/[.$D34]/1000000))" office:value-type="float" office:value="3.72239" calcext:value-type="float">
            <text:p>3,722</text:p>
          </table:table-cell>
          <table:table-cell table:style-name="ce88" table:formula="of:=IF(OR(ISBLANK([.$C34]);ISBLANK([$Speed.D34]));&quot;&quot;;IF([$Speed.D34]=&quot;FAIL&quot;;&quot;FAIL&quot;;[$Speed.D34]/[.$C34]))" office:value-type="float" office:value="71435.25" calcext:value-type="float">
            <text:p>71435</text:p>
          </table:table-cell>
          <table:table-cell table:style-name="ce92" table:formula="of:=IF(OR(ISBLANK([.$C34]);ISBLANK([.$D34]);ISBLANK([.$E34]);ISBLANK([$Speed.D34]));&quot;&quot;;IF([.H34]=&quot;FAIL&quot;;&quot;FAIL&quot;;[.H34]*[.$E34]/[.$D34]/1000000))" office:value-type="float" office:value="3.5717625" calcext:value-type="float">
            <text:p>3,572</text:p>
          </table:table-cell>
          <table:table-cell table:style-name="ce88" table:formula="of:=IF(OR(ISBLANK([.$C34]);ISBLANK([$Speed.E34]));&quot;&quot;;IF([$Speed.E34]=&quot;FAIL&quot;;&quot;FAIL&quot;;[$Speed.E34]/[.$C34]))" office:value-type="float" office:value="76592.8" calcext:value-type="float">
            <text:p>76593</text:p>
          </table:table-cell>
          <table:table-cell table:style-name="ce92" table:formula="of:=IF(OR(ISBLANK([.$C34]);ISBLANK([.$D34]);ISBLANK([.$E34]);ISBLANK([$Speed.E34]));&quot;&quot;;IF([.J34]=&quot;FAIL&quot;;&quot;FAIL&quot;;[.J34]*[.$E34]/[.$D34]/1000000))" office:value-type="float" office:value="3.82964" calcext:value-type="float">
            <text:p>3,830</text:p>
          </table:table-cell>
          <table:table-cell table:style-name="ce88" table:formula="of:=IF(OR(ISBLANK([.$C34]);ISBLANK([$Speed.F34]));&quot;&quot;;IF([$Speed.F34]=&quot;FAIL&quot;;&quot;FAIL&quot;;[$Speed.F34]/[.$C34]))" office:value-type="float" office:value="69552.1" calcext:value-type="float">
            <text:p>69552</text:p>
          </table:table-cell>
          <table:table-cell table:style-name="ce92" table:formula="of:=IF(OR(ISBLANK([.$C34]);ISBLANK([.$D34]);ISBLANK([.$E34]);ISBLANK([$Speed.F34]));&quot;&quot;;IF([.L34]=&quot;FAIL&quot;;&quot;FAIL&quot;;[.L34]*[.$E34]/[.$D34]/1000000))" office:value-type="float" office:value="3.477605" calcext:value-type="float">
            <text:p>3,478</text:p>
          </table:table-cell>
          <table:table-cell table:style-name="ce88" table:formula="of:=IF(OR(ISBLANK([.$C34]);ISBLANK([$Speed.G34]));&quot;&quot;;IF([$Speed.G34]=&quot;FAIL&quot;;&quot;FAIL&quot;;[$Speed.G34]/[.$C34]))" office:value-type="float" office:value="68779.35" calcext:value-type="float">
            <text:p>68779</text:p>
          </table:table-cell>
          <table:table-cell table:style-name="ce92" table:formula="of:=IF(OR(ISBLANK([.$C34]);ISBLANK([.$D34]);ISBLANK([.$E34]);ISBLANK([$Speed.G34]));&quot;&quot;;IF([.N34]=&quot;FAIL&quot;;&quot;FAIL&quot;;[.N34]*[.$E34]/[.$D34]/1000000))" office:value-type="float" office:value="3.4389675" calcext:value-type="float">
            <text:p>3,439</text:p>
          </table:table-cell>
          <table:table-cell table:style-name="ce88" table:formula="of:=IF(OR(ISBLANK([.$C34]);ISBLANK([$Speed.H34]));&quot;&quot;;IF([$Speed.H34]=&quot;FAIL&quot;;&quot;FAIL&quot;;[$Speed.H34]/[.$C34]))" office:value-type="float" office:value="71363.3" calcext:value-type="float">
            <text:p>71363</text:p>
          </table:table-cell>
          <table:table-cell table:style-name="ce92" table:formula="of:=IF(OR(ISBLANK([.$C34]);ISBLANK([.$D34]);ISBLANK([.$E34]);ISBLANK([$Speed.H34]));&quot;&quot;;IF([.P34]=&quot;FAIL&quot;;&quot;FAIL&quot;;[.P34]*[.$E34]/[.$D34]/1000000))" office:value-type="float" office:value="3.568165" calcext:value-type="float">
            <text:p>3,568</text:p>
          </table:table-cell>
          <table:table-cell table:style-name="ce88" table:formula="of:=IF(OR(ISBLANK([.$C34]);ISBLANK([$Speed.I34]));&quot;&quot;;IF([$Speed.I34]=&quot;FAIL&quot;;&quot;FAIL&quot;;[$Speed.I34]/[.$C34]))" office:value-type="float" office:value="70246.6" calcext:value-type="float">
            <text:p>70247</text:p>
          </table:table-cell>
          <table:table-cell table:style-name="ce92" table:formula="of:=IF(OR(ISBLANK([.$C34]);ISBLANK([.$D34]);ISBLANK([.$E34]);ISBLANK([$Speed.I34]));&quot;&quot;;IF([.R34]=&quot;FAIL&quot;;&quot;FAIL&quot;;[.R34]*[.$E34]/[.$D34]/1000000))" office:value-type="float" office:value="3.51233" calcext:value-type="float">
            <text:p>3,512</text:p>
          </table:table-cell>
          <table:table-cell table:style-name="ce88" table:formula="of:=IF(OR(ISBLANK([.$C34]);ISBLANK([$Speed.J34]));&quot;&quot;;IF([$Speed.J34]=&quot;FAIL&quot;;&quot;FAIL&quot;;[$Speed.J34]/[.$C34]))" office:value-type="float" office:value="70531.65" calcext:value-type="float">
            <text:p>70532</text:p>
          </table:table-cell>
          <table:table-cell table:style-name="ce92" table:formula="of:=IF(OR(ISBLANK([.$C34]);ISBLANK([.$D34]);ISBLANK([.$E34]);ISBLANK([$Speed.J34]));&quot;&quot;;IF([.T34]=&quot;FAIL&quot;;&quot;FAIL&quot;;[.T34]*[.$E34]/[.$D34]/1000000))" office:value-type="float" office:value="3.5265825" calcext:value-type="float">
            <text:p>3,527</text:p>
          </table:table-cell>
          <table:table-cell table:style-name="ce88" table:formula="of:=IF(OR(ISBLANK([.$C34]);ISBLANK([$Speed.K34]));&quot;&quot;;IF([$Speed.K34]=&quot;FAIL&quot;;&quot;FAIL&quot;;[$Speed.K34]/[.$C34]))">
            <text:p/>
          </table:table-cell>
          <table:table-cell table:style-name="ce92" table:formula="of:=IF(OR(ISBLANK([.$C34]);ISBLANK([.$D34]);ISBLANK([.$E34]);ISBLANK([$Speed.K34]));&quot;&quot;;IF([.V34]=&quot;FAIL&quot;;&quot;FAIL&quot;;[.V34]*[.$E34]/[.$D34]/1000000))">
            <text:p/>
          </table:table-cell>
          <table:table-cell table:style-name="ce88" table:formula="of:=IF(OR(ISBLANK([.$C34]);ISBLANK([$Speed.L34]));&quot;&quot;;IF([$Speed.L34]=&quot;FAIL&quot;;&quot;FAIL&quot;;[$Speed.L34]/[.$C34]))">
            <text:p/>
          </table:table-cell>
          <table:table-cell table:style-name="ce92" table:formula="of:=IF(OR(ISBLANK([.$C34]);ISBLANK([.$D34]);ISBLANK([.$E34]);ISBLANK([$Speed.L34]));&quot;&quot;;IF([.X34]=&quot;FAIL&quot;;&quot;FAIL&quot;;[.X34]*[.$E34]/[.$D34]/1000000))">
            <text:p/>
          </table:table-cell>
          <table:table-cell table:style-name="ce70" table:number-columns-repeated="29"/>
          <table:table-cell table:number-columns-repeated="970"/>
        </table:table-row>
        <table:table-row table:style-name="ro1">
          <table:table-cell table:style-name="ce71"/>
          <table:table-cell table:style-name="ce52" table:formula="of:=IF(ISBLANK([$Speed.B35]);&quot;&quot;;[$Speed.B35])" office:value-type="string" office:string-value="GSM9-dec" calcext:value-type="string">
            <text:p>GSM9-dec</text:p>
          </table:table-cell>
          <table:table-cell table:style-name="ce52" table:number-columns-repeated="3"/>
          <table:table-cell table:style-name="ce89" table:formula="of:=IF(OR(ISBLANK([.$C35]);ISBLANK([$Speed.C35]));&quot;&quot;;IF([$Speed.C35]=&quot;FAIL&quot;;&quot;FAIL&quot;;[$Speed.C35]/[.$C35]))">
            <text:p/>
          </table:table-cell>
          <table:table-cell table:style-name="ce93" table:formula="of:=IF(OR(ISBLANK([.$C35]);ISBLANK([.$D35]);ISBLANK([.$E35]);ISBLANK([$Speed.C35]));&quot;&quot;;IF([.F35]=&quot;FAIL&quot;;&quot;FAIL&quot;;[.F35]*[.$E35]/[.$D35]/1000000))">
            <text:p/>
          </table:table-cell>
          <table:table-cell table:style-name="ce89" table:formula="of:=IF(OR(ISBLANK([.$C35]);ISBLANK([$Speed.D35]));&quot;&quot;;IF([$Speed.D35]=&quot;FAIL&quot;;&quot;FAIL&quot;;[$Speed.D35]/[.$C35]))">
            <text:p/>
          </table:table-cell>
          <table:table-cell table:style-name="ce93" table:formula="of:=IF(OR(ISBLANK([.$C35]);ISBLANK([.$D35]);ISBLANK([.$E35]);ISBLANK([$Speed.D35]));&quot;&quot;;IF([.H35]=&quot;FAIL&quot;;&quot;FAIL&quot;;[.H35]*[.$E35]/[.$D35]/1000000))">
            <text:p/>
          </table:table-cell>
          <table:table-cell table:style-name="ce89" table:formula="of:=IF(OR(ISBLANK([.$C35]);ISBLANK([$Speed.E35]));&quot;&quot;;IF([$Speed.E35]=&quot;FAIL&quot;;&quot;FAIL&quot;;[$Speed.E35]/[.$C35]))">
            <text:p/>
          </table:table-cell>
          <table:table-cell table:style-name="ce93" table:formula="of:=IF(OR(ISBLANK([.$C35]);ISBLANK([.$D35]);ISBLANK([.$E35]);ISBLANK([$Speed.E35]));&quot;&quot;;IF([.J35]=&quot;FAIL&quot;;&quot;FAIL&quot;;[.J35]*[.$E35]/[.$D35]/1000000))">
            <text:p/>
          </table:table-cell>
          <table:table-cell table:style-name="ce89" table:formula="of:=IF(OR(ISBLANK([.$C35]);ISBLANK([$Speed.F35]));&quot;&quot;;IF([$Speed.F35]=&quot;FAIL&quot;;&quot;FAIL&quot;;[$Speed.F35]/[.$C35]))">
            <text:p/>
          </table:table-cell>
          <table:table-cell table:style-name="ce93" table:formula="of:=IF(OR(ISBLANK([.$C35]);ISBLANK([.$D35]);ISBLANK([.$E35]);ISBLANK([$Speed.F35]));&quot;&quot;;IF([.L35]=&quot;FAIL&quot;;&quot;FAIL&quot;;[.L35]*[.$E35]/[.$D35]/1000000))">
            <text:p/>
          </table:table-cell>
          <table:table-cell table:style-name="ce89" table:formula="of:=IF(OR(ISBLANK([.$C35]);ISBLANK([$Speed.G35]));&quot;&quot;;IF([$Speed.G35]=&quot;FAIL&quot;;&quot;FAIL&quot;;[$Speed.G35]/[.$C35]))">
            <text:p/>
          </table:table-cell>
          <table:table-cell table:style-name="ce93" table:formula="of:=IF(OR(ISBLANK([.$C35]);ISBLANK([.$D35]);ISBLANK([.$E35]);ISBLANK([$Speed.G35]));&quot;&quot;;IF([.N35]=&quot;FAIL&quot;;&quot;FAIL&quot;;[.N35]*[.$E35]/[.$D35]/1000000))">
            <text:p/>
          </table:table-cell>
          <table:table-cell table:style-name="ce89" table:formula="of:=IF(OR(ISBLANK([.$C35]);ISBLANK([$Speed.H35]));&quot;&quot;;IF([$Speed.H35]=&quot;FAIL&quot;;&quot;FAIL&quot;;[$Speed.H35]/[.$C35]))">
            <text:p/>
          </table:table-cell>
          <table:table-cell table:style-name="ce93" table:formula="of:=IF(OR(ISBLANK([.$C35]);ISBLANK([.$D35]);ISBLANK([.$E35]);ISBLANK([$Speed.H35]));&quot;&quot;;IF([.P35]=&quot;FAIL&quot;;&quot;FAIL&quot;;[.P35]*[.$E35]/[.$D35]/1000000))">
            <text:p/>
          </table:table-cell>
          <table:table-cell table:style-name="ce89" table:formula="of:=IF(OR(ISBLANK([.$C35]);ISBLANK([$Speed.I35]));&quot;&quot;;IF([$Speed.I35]=&quot;FAIL&quot;;&quot;FAIL&quot;;[$Speed.I35]/[.$C35]))">
            <text:p/>
          </table:table-cell>
          <table:table-cell table:style-name="ce93" table:formula="of:=IF(OR(ISBLANK([.$C35]);ISBLANK([.$D35]);ISBLANK([.$E35]);ISBLANK([$Speed.I35]));&quot;&quot;;IF([.R35]=&quot;FAIL&quot;;&quot;FAIL&quot;;[.R35]*[.$E35]/[.$D35]/1000000))">
            <text:p/>
          </table:table-cell>
          <table:table-cell table:style-name="ce89" table:formula="of:=IF(OR(ISBLANK([.$C35]);ISBLANK([$Speed.J35]));&quot;&quot;;IF([$Speed.J35]=&quot;FAIL&quot;;&quot;FAIL&quot;;[$Speed.J35]/[.$C35]))">
            <text:p/>
          </table:table-cell>
          <table:table-cell table:style-name="ce93" table:formula="of:=IF(OR(ISBLANK([.$C35]);ISBLANK([.$D35]);ISBLANK([.$E35]);ISBLANK([$Speed.J35]));&quot;&quot;;IF([.T35]=&quot;FAIL&quot;;&quot;FAIL&quot;;[.T35]*[.$E35]/[.$D35]/1000000))">
            <text:p/>
          </table:table-cell>
          <table:table-cell table:style-name="ce89" table:formula="of:=IF(OR(ISBLANK([.$C35]);ISBLANK([$Speed.K35]));&quot;&quot;;IF([$Speed.K35]=&quot;FAIL&quot;;&quot;FAIL&quot;;[$Speed.K35]/[.$C35]))">
            <text:p/>
          </table:table-cell>
          <table:table-cell table:style-name="ce93" table:formula="of:=IF(OR(ISBLANK([.$C35]);ISBLANK([.$D35]);ISBLANK([.$E35]);ISBLANK([$Speed.K35]));&quot;&quot;;IF([.V35]=&quot;FAIL&quot;;&quot;FAIL&quot;;[.V35]*[.$E35]/[.$D35]/1000000))">
            <text:p/>
          </table:table-cell>
          <table:table-cell table:style-name="ce89" table:formula="of:=IF(OR(ISBLANK([.$C35]);ISBLANK([$Speed.L35]));&quot;&quot;;IF([$Speed.L35]=&quot;FAIL&quot;;&quot;FAIL&quot;;[$Speed.L35]/[.$C35]))">
            <text:p/>
          </table:table-cell>
          <table:table-cell table:style-name="ce93" table:formula="of:=IF(OR(ISBLANK([.$C35]);ISBLANK([.$D35]);ISBLANK([.$E35]);ISBLANK([$Speed.L35]));&quot;&quot;;IF([.X35]=&quot;FAIL&quot;;&quot;FAIL&quot;;[.X35]*[.$E35]/[.$D35]/1000000))">
            <text:p/>
          </table:table-cell>
          <table:table-cell table:style-name="ce70" table:number-columns-repeated="29"/>
          <table:table-cell table:number-columns-repeated="970"/>
        </table:table-row>
        <table:table-row table:style-name="ro1">
          <table:table-cell table:style-name="ce71"/>
          <table:table-cell table:style-name="ce52" table:formula="of:=IF(ISBLANK([$Speed.B36]);&quot;&quot;;[$Speed.B36])" office:value-type="string" office:string-value="GSM10-cod" calcext:value-type="string">
            <text:p>GSM10-cod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160" calcext:value-type="float">
            <text:p>160</text:p>
          </table:table-cell>
          <table:table-cell table:style-name="ce52" office:value-type="float" office:value="8000" calcext:value-type="float">
            <text:p>8000</text:p>
          </table:table-cell>
          <table:table-cell table:style-name="ce88" table:formula="of:=IF(OR(ISBLANK([.$C36]);ISBLANK([$Speed.C36]));&quot;&quot;;IF([$Speed.C36]=&quot;FAIL&quot;;&quot;FAIL&quot;;[$Speed.C36]/[.$C36]))" office:value-type="float" office:value="76918" calcext:value-type="float">
            <text:p>76918</text:p>
          </table:table-cell>
          <table:table-cell table:style-name="ce92" table:formula="of:=IF(OR(ISBLANK([.$C36]);ISBLANK([.$D36]);ISBLANK([.$E36]);ISBLANK([$Speed.C36]));&quot;&quot;;IF([.F36]=&quot;FAIL&quot;;&quot;FAIL&quot;;[.F36]*[.$E36]/[.$D36]/1000000))" office:value-type="float" office:value="3.8459" calcext:value-type="float">
            <text:p>3,846</text:p>
          </table:table-cell>
          <table:table-cell table:style-name="ce88" table:formula="of:=IF(OR(ISBLANK([.$C36]);ISBLANK([$Speed.D36]));&quot;&quot;;IF([$Speed.D36]=&quot;FAIL&quot;;&quot;FAIL&quot;;[$Speed.D36]/[.$C36]))" office:value-type="float" office:value="72257.25" calcext:value-type="float">
            <text:p>72257</text:p>
          </table:table-cell>
          <table:table-cell table:style-name="ce92" table:formula="of:=IF(OR(ISBLANK([.$C36]);ISBLANK([.$D36]);ISBLANK([.$E36]);ISBLANK([$Speed.D36]));&quot;&quot;;IF([.H36]=&quot;FAIL&quot;;&quot;FAIL&quot;;[.H36]*[.$E36]/[.$D36]/1000000))" office:value-type="float" office:value="3.6128625" calcext:value-type="float">
            <text:p>3,613</text:p>
          </table:table-cell>
          <table:table-cell table:style-name="ce88" table:formula="of:=IF(OR(ISBLANK([.$C36]);ISBLANK([$Speed.E36]));&quot;&quot;;IF([$Speed.E36]=&quot;FAIL&quot;;&quot;FAIL&quot;;[$Speed.E36]/[.$C36]))" office:value-type="float" office:value="76074.3" calcext:value-type="float">
            <text:p>76074</text:p>
          </table:table-cell>
          <table:table-cell table:style-name="ce92" table:formula="of:=IF(OR(ISBLANK([.$C36]);ISBLANK([.$D36]);ISBLANK([.$E36]);ISBLANK([$Speed.E36]));&quot;&quot;;IF([.J36]=&quot;FAIL&quot;;&quot;FAIL&quot;;[.J36]*[.$E36]/[.$D36]/1000000))" office:value-type="float" office:value="3.803715" calcext:value-type="float">
            <text:p>3,804</text:p>
          </table:table-cell>
          <table:table-cell table:style-name="ce88" table:formula="of:=IF(OR(ISBLANK([.$C36]);ISBLANK([$Speed.F36]));&quot;&quot;;IF([$Speed.F36]=&quot;FAIL&quot;;&quot;FAIL&quot;;[$Speed.F36]/[.$C36]))" office:value-type="float" office:value="69968.5" calcext:value-type="float">
            <text:p>69969</text:p>
          </table:table-cell>
          <table:table-cell table:style-name="ce92" table:formula="of:=IF(OR(ISBLANK([.$C36]);ISBLANK([.$D36]);ISBLANK([.$E36]);ISBLANK([$Speed.F36]));&quot;&quot;;IF([.L36]=&quot;FAIL&quot;;&quot;FAIL&quot;;[.L36]*[.$E36]/[.$D36]/1000000))" office:value-type="float" office:value="3.498425" calcext:value-type="float">
            <text:p>3,498</text:p>
          </table:table-cell>
          <table:table-cell table:style-name="ce88" table:formula="of:=IF(OR(ISBLANK([.$C36]);ISBLANK([$Speed.G36]));&quot;&quot;;IF([$Speed.G36]=&quot;FAIL&quot;;&quot;FAIL&quot;;[$Speed.G36]/[.$C36]))" office:value-type="float" office:value="70132.15" calcext:value-type="float">
            <text:p>70132</text:p>
          </table:table-cell>
          <table:table-cell table:style-name="ce92" table:formula="of:=IF(OR(ISBLANK([.$C36]);ISBLANK([.$D36]);ISBLANK([.$E36]);ISBLANK([$Speed.G36]));&quot;&quot;;IF([.N36]=&quot;FAIL&quot;;&quot;FAIL&quot;;[.N36]*[.$E36]/[.$D36]/1000000))" office:value-type="float" office:value="3.5066075" calcext:value-type="float">
            <text:p>3,507</text:p>
          </table:table-cell>
          <table:table-cell table:style-name="ce88" table:formula="of:=IF(OR(ISBLANK([.$C36]);ISBLANK([$Speed.H36]));&quot;&quot;;IF([$Speed.H36]=&quot;FAIL&quot;;&quot;FAIL&quot;;[$Speed.H36]/[.$C36]))" office:value-type="float" office:value="72239.8" calcext:value-type="float">
            <text:p>72240</text:p>
          </table:table-cell>
          <table:table-cell table:style-name="ce92" table:formula="of:=IF(OR(ISBLANK([.$C36]);ISBLANK([.$D36]);ISBLANK([.$E36]);ISBLANK([$Speed.H36]));&quot;&quot;;IF([.P36]=&quot;FAIL&quot;;&quot;FAIL&quot;;[.P36]*[.$E36]/[.$D36]/1000000))" office:value-type="float" office:value="3.61199" calcext:value-type="float">
            <text:p>3,612</text:p>
          </table:table-cell>
          <table:table-cell table:style-name="ce88" table:formula="of:=IF(OR(ISBLANK([.$C36]);ISBLANK([$Speed.I36]));&quot;&quot;;IF([$Speed.I36]=&quot;FAIL&quot;;&quot;FAIL&quot;;[$Speed.I36]/[.$C36]))" office:value-type="float" office:value="71123.25" calcext:value-type="float">
            <text:p>71123</text:p>
          </table:table-cell>
          <table:table-cell table:style-name="ce92" table:formula="of:=IF(OR(ISBLANK([.$C36]);ISBLANK([.$D36]);ISBLANK([.$E36]);ISBLANK([$Speed.I36]));&quot;&quot;;IF([.R36]=&quot;FAIL&quot;;&quot;FAIL&quot;;[.R36]*[.$E36]/[.$D36]/1000000))" office:value-type="float" office:value="3.5561625" calcext:value-type="float">
            <text:p>3,556</text:p>
          </table:table-cell>
          <table:table-cell table:style-name="ce88" table:formula="of:=IF(OR(ISBLANK([.$C36]);ISBLANK([$Speed.J36]));&quot;&quot;;IF([$Speed.J36]=&quot;FAIL&quot;;&quot;FAIL&quot;;[$Speed.J36]/[.$C36]))" office:value-type="float" office:value="71309.8" calcext:value-type="float">
            <text:p>71310</text:p>
          </table:table-cell>
          <table:table-cell table:style-name="ce92" table:formula="of:=IF(OR(ISBLANK([.$C36]);ISBLANK([.$D36]);ISBLANK([.$E36]);ISBLANK([$Speed.J36]));&quot;&quot;;IF([.T36]=&quot;FAIL&quot;;&quot;FAIL&quot;;[.T36]*[.$E36]/[.$D36]/1000000))" office:value-type="float" office:value="3.56549" calcext:value-type="float">
            <text:p>3,565</text:p>
          </table:table-cell>
          <table:table-cell table:style-name="ce88" table:formula="of:=IF(OR(ISBLANK([.$C36]);ISBLANK([$Speed.K36]));&quot;&quot;;IF([$Speed.K36]=&quot;FAIL&quot;;&quot;FAIL&quot;;[$Speed.K36]/[.$C36]))">
            <text:p/>
          </table:table-cell>
          <table:table-cell table:style-name="ce92" table:formula="of:=IF(OR(ISBLANK([.$C36]);ISBLANK([.$D36]);ISBLANK([.$E36]);ISBLANK([$Speed.K36]));&quot;&quot;;IF([.V36]=&quot;FAIL&quot;;&quot;FAIL&quot;;[.V36]*[.$E36]/[.$D36]/1000000))">
            <text:p/>
          </table:table-cell>
          <table:table-cell table:style-name="ce88" table:formula="of:=IF(OR(ISBLANK([.$C36]);ISBLANK([$Speed.L36]));&quot;&quot;;IF([$Speed.L36]=&quot;FAIL&quot;;&quot;FAIL&quot;;[$Speed.L36]/[.$C36]))">
            <text:p/>
          </table:table-cell>
          <table:table-cell table:style-name="ce92" table:formula="of:=IF(OR(ISBLANK([.$C36]);ISBLANK([.$D36]);ISBLANK([.$E36]);ISBLANK([$Speed.L36]));&quot;&quot;;IF([.X36]=&quot;FAIL&quot;;&quot;FAIL&quot;;[.X36]*[.$E36]/[.$D36]/1000000))">
            <text:p/>
          </table:table-cell>
          <table:table-cell table:style-name="ce70" table:number-columns-repeated="29"/>
          <table:table-cell table:number-columns-repeated="970"/>
        </table:table-row>
        <table:table-row table:style-name="ro1">
          <table:table-cell table:style-name="ce71"/>
          <table:table-cell table:style-name="ce52" table:formula="of:=IF(ISBLANK([$Speed.B37]);&quot;&quot;;[$Speed.B37])" office:value-type="string" office:string-value="GSM10-dec" calcext:value-type="string">
            <text:p>GSM10-dec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160" calcext:value-type="float">
            <text:p>160</text:p>
          </table:table-cell>
          <table:table-cell table:style-name="ce52" office:value-type="float" office:value="8000" calcext:value-type="float">
            <text:p>8000</text:p>
          </table:table-cell>
          <table:table-cell table:style-name="ce88" table:formula="of:=IF(OR(ISBLANK([.$C37]);ISBLANK([$Speed.C37]));&quot;&quot;;IF([$Speed.C37]=&quot;FAIL&quot;;&quot;FAIL&quot;;[$Speed.C37]/[.$C37]))" office:value-type="float" office:value="47894.25" calcext:value-type="float">
            <text:p>47894</text:p>
          </table:table-cell>
          <table:table-cell table:style-name="ce92" table:formula="of:=IF(OR(ISBLANK([.$C37]);ISBLANK([.$D37]);ISBLANK([.$E37]);ISBLANK([$Speed.C37]));&quot;&quot;;IF([.F37]=&quot;FAIL&quot;;&quot;FAIL&quot;;[.F37]*[.$E37]/[.$D37]/1000000))" office:value-type="float" office:value="2.3947125" calcext:value-type="float">
            <text:p>2,395</text:p>
          </table:table-cell>
          <table:table-cell table:style-name="ce88" table:formula="of:=IF(OR(ISBLANK([.$C37]);ISBLANK([$Speed.D37]));&quot;&quot;;IF([$Speed.D37]=&quot;FAIL&quot;;&quot;FAIL&quot;;[$Speed.D37]/[.$C37]))" office:value-type="float" office:value="44951.85" calcext:value-type="float">
            <text:p>44952</text:p>
          </table:table-cell>
          <table:table-cell table:style-name="ce92" table:formula="of:=IF(OR(ISBLANK([.$C37]);ISBLANK([.$D37]);ISBLANK([.$E37]);ISBLANK([$Speed.D37]));&quot;&quot;;IF([.H37]=&quot;FAIL&quot;;&quot;FAIL&quot;;[.H37]*[.$E37]/[.$D37]/1000000))" office:value-type="float" office:value="2.2475925" calcext:value-type="float">
            <text:p>2,248</text:p>
          </table:table-cell>
          <table:table-cell table:style-name="ce88" table:formula="of:=IF(OR(ISBLANK([.$C37]);ISBLANK([$Speed.E37]));&quot;&quot;;IF([$Speed.E37]=&quot;FAIL&quot;;&quot;FAIL&quot;;[$Speed.E37]/[.$C37]))" office:value-type="float" office:value="50565.3" calcext:value-type="float">
            <text:p>50565</text:p>
          </table:table-cell>
          <table:table-cell table:style-name="ce92" table:formula="of:=IF(OR(ISBLANK([.$C37]);ISBLANK([.$D37]);ISBLANK([.$E37]);ISBLANK([$Speed.E37]));&quot;&quot;;IF([.J37]=&quot;FAIL&quot;;&quot;FAIL&quot;;[.J37]*[.$E37]/[.$D37]/1000000))" office:value-type="float" office:value="2.528265" calcext:value-type="float">
            <text:p>2,528</text:p>
          </table:table-cell>
          <table:table-cell table:style-name="ce88" table:formula="of:=IF(OR(ISBLANK([.$C37]);ISBLANK([$Speed.F37]));&quot;&quot;;IF([$Speed.F37]=&quot;FAIL&quot;;&quot;FAIL&quot;;[$Speed.F37]/[.$C37]))" office:value-type="float" office:value="46379.5" calcext:value-type="float">
            <text:p>46380</text:p>
          </table:table-cell>
          <table:table-cell table:style-name="ce92" table:formula="of:=IF(OR(ISBLANK([.$C37]);ISBLANK([.$D37]);ISBLANK([.$E37]);ISBLANK([$Speed.F37]));&quot;&quot;;IF([.L37]=&quot;FAIL&quot;;&quot;FAIL&quot;;[.L37]*[.$E37]/[.$D37]/1000000))" office:value-type="float" office:value="2.318975" calcext:value-type="float">
            <text:p>2,319</text:p>
          </table:table-cell>
          <table:table-cell table:style-name="ce88" table:formula="of:=IF(OR(ISBLANK([.$C37]);ISBLANK([$Speed.G37]));&quot;&quot;;IF([$Speed.G37]=&quot;FAIL&quot;;&quot;FAIL&quot;;[$Speed.G37]/[.$C37]))" office:value-type="float" office:value="46345.8" calcext:value-type="float">
            <text:p>46346</text:p>
          </table:table-cell>
          <table:table-cell table:style-name="ce92" table:formula="of:=IF(OR(ISBLANK([.$C37]);ISBLANK([.$D37]);ISBLANK([.$E37]);ISBLANK([$Speed.G37]));&quot;&quot;;IF([.N37]=&quot;FAIL&quot;;&quot;FAIL&quot;;[.N37]*[.$E37]/[.$D37]/1000000))" office:value-type="float" office:value="2.31729" calcext:value-type="float">
            <text:p>2,317</text:p>
          </table:table-cell>
          <table:table-cell table:style-name="ce88" table:formula="of:=IF(OR(ISBLANK([.$C37]);ISBLANK([$Speed.H37]));&quot;&quot;;IF([$Speed.H37]=&quot;FAIL&quot;;&quot;FAIL&quot;;[$Speed.H37]/[.$C37]))" office:value-type="float" office:value="45209.55" calcext:value-type="float">
            <text:p>45210</text:p>
          </table:table-cell>
          <table:table-cell table:style-name="ce92" table:formula="of:=IF(OR(ISBLANK([.$C37]);ISBLANK([.$D37]);ISBLANK([.$E37]);ISBLANK([$Speed.H37]));&quot;&quot;;IF([.P37]=&quot;FAIL&quot;;&quot;FAIL&quot;;[.P37]*[.$E37]/[.$D37]/1000000))" office:value-type="float" office:value="2.2604775" calcext:value-type="float">
            <text:p>2,260</text:p>
          </table:table-cell>
          <table:table-cell table:style-name="ce88" table:formula="of:=IF(OR(ISBLANK([.$C37]);ISBLANK([$Speed.I37]));&quot;&quot;;IF([$Speed.I37]=&quot;FAIL&quot;;&quot;FAIL&quot;;[$Speed.I37]/[.$C37]))" office:value-type="float" office:value="45048.15" calcext:value-type="float">
            <text:p>45048</text:p>
          </table:table-cell>
          <table:table-cell table:style-name="ce92" table:formula="of:=IF(OR(ISBLANK([.$C37]);ISBLANK([.$D37]);ISBLANK([.$E37]);ISBLANK([$Speed.I37]));&quot;&quot;;IF([.R37]=&quot;FAIL&quot;;&quot;FAIL&quot;;[.R37]*[.$E37]/[.$D37]/1000000))" office:value-type="float" office:value="2.2524075" calcext:value-type="float">
            <text:p>2,252</text:p>
          </table:table-cell>
          <table:table-cell table:style-name="ce88" table:formula="of:=IF(OR(ISBLANK([.$C37]);ISBLANK([$Speed.J37]));&quot;&quot;;IF([$Speed.J37]=&quot;FAIL&quot;;&quot;FAIL&quot;;[$Speed.J37]/[.$C37]))" office:value-type="float" office:value="45117.2" calcext:value-type="float">
            <text:p>45117</text:p>
          </table:table-cell>
          <table:table-cell table:style-name="ce92" table:formula="of:=IF(OR(ISBLANK([.$C37]);ISBLANK([.$D37]);ISBLANK([.$E37]);ISBLANK([$Speed.J37]));&quot;&quot;;IF([.T37]=&quot;FAIL&quot;;&quot;FAIL&quot;;[.T37]*[.$E37]/[.$D37]/1000000))" office:value-type="float" office:value="2.25586" calcext:value-type="float">
            <text:p>2,256</text:p>
          </table:table-cell>
          <table:table-cell table:style-name="ce88" table:formula="of:=IF(OR(ISBLANK([.$C37]);ISBLANK([$Speed.K37]));&quot;&quot;;IF([$Speed.K37]=&quot;FAIL&quot;;&quot;FAIL&quot;;[$Speed.K37]/[.$C37]))">
            <text:p/>
          </table:table-cell>
          <table:table-cell table:style-name="ce92" table:formula="of:=IF(OR(ISBLANK([.$C37]);ISBLANK([.$D37]);ISBLANK([.$E37]);ISBLANK([$Speed.K37]));&quot;&quot;;IF([.V37]=&quot;FAIL&quot;;&quot;FAIL&quot;;[.V37]*[.$E37]/[.$D37]/1000000))">
            <text:p/>
          </table:table-cell>
          <table:table-cell table:style-name="ce88" table:formula="of:=IF(OR(ISBLANK([.$C37]);ISBLANK([$Speed.L37]));&quot;&quot;;IF([$Speed.L37]=&quot;FAIL&quot;;&quot;FAIL&quot;;[$Speed.L37]/[.$C37]))">
            <text:p/>
          </table:table-cell>
          <table:table-cell table:style-name="ce92" table:formula="of:=IF(OR(ISBLANK([.$C37]);ISBLANK([.$D37]);ISBLANK([.$E37]);ISBLANK([$Speed.L37]));&quot;&quot;;IF([.X37]=&quot;FAIL&quot;;&quot;FAIL&quot;;[.X37]*[.$E37]/[.$D37]/1000000))">
            <text:p/>
          </table:table-cell>
          <table:table-cell table:style-name="ce70" table:number-columns-repeated="29"/>
          <table:table-cell table:number-columns-repeated="970"/>
        </table:table-row>
        <table:table-row table:style-name="ro1">
          <table:table-cell table:style-name="ce71"/>
          <table:table-cell table:style-name="ce52" table:formula="of:=IF(ISBLANK([$Speed.B38]);&quot;&quot;;[$Speed.B38])" office:value-type="string" office:string-value="HR-cod" calcext:value-type="string">
            <text:p>HR-cod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160" calcext:value-type="float">
            <text:p>160</text:p>
          </table:table-cell>
          <table:table-cell table:style-name="ce52" office:value-type="float" office:value="8000" calcext:value-type="float">
            <text:p>8000</text:p>
          </table:table-cell>
          <table:table-cell table:style-name="ce88" table:formula="of:=IF(OR(ISBLANK([.$C38]);ISBLANK([$Speed.C38]));&quot;&quot;;IF([$Speed.C38]=&quot;FAIL&quot;;&quot;FAIL&quot;;[$Speed.C38]/[.$C38]))" office:value-type="float" office:value="510630.65" calcext:value-type="float">
            <text:p>510631</text:p>
          </table:table-cell>
          <table:table-cell table:style-name="ce92" table:formula="of:=IF(OR(ISBLANK([.$C38]);ISBLANK([.$D38]);ISBLANK([.$E38]);ISBLANK([$Speed.C38]));&quot;&quot;;IF([.F38]=&quot;FAIL&quot;;&quot;FAIL&quot;;[.F38]*[.$E38]/[.$D38]/1000000))" office:value-type="float" office:value="25.5315325" calcext:value-type="float">
            <text:p>25,532</text:p>
          </table:table-cell>
          <table:table-cell table:style-name="ce88" table:formula="of:=IF(OR(ISBLANK([.$C38]);ISBLANK([$Speed.D38]));&quot;&quot;;IF([$Speed.D38]=&quot;FAIL&quot;;&quot;FAIL&quot;;[$Speed.D38]/[.$C38]))" office:value-type="float" office:value="349086.25" calcext:value-type="float">
            <text:p>349086</text:p>
          </table:table-cell>
          <table:table-cell table:style-name="ce92" table:formula="of:=IF(OR(ISBLANK([.$C38]);ISBLANK([.$D38]);ISBLANK([.$E38]);ISBLANK([$Speed.D38]));&quot;&quot;;IF([.H38]=&quot;FAIL&quot;;&quot;FAIL&quot;;[.H38]*[.$E38]/[.$D38]/1000000))" office:value-type="float" office:value="17.4543125" calcext:value-type="float">
            <text:p>17,454</text:p>
          </table:table-cell>
          <table:table-cell table:style-name="ce88" table:formula="of:=IF(OR(ISBLANK([.$C38]);ISBLANK([$Speed.E38]));&quot;&quot;;IF([$Speed.E38]=&quot;FAIL&quot;;&quot;FAIL&quot;;[$Speed.E38]/[.$C38]))" office:value-type="float" office:value="346333.45" calcext:value-type="float">
            <text:p>346333</text:p>
          </table:table-cell>
          <table:table-cell table:style-name="ce92" table:formula="of:=IF(OR(ISBLANK([.$C38]);ISBLANK([.$D38]);ISBLANK([.$E38]);ISBLANK([$Speed.E38]));&quot;&quot;;IF([.J38]=&quot;FAIL&quot;;&quot;FAIL&quot;;[.J38]*[.$E38]/[.$D38]/1000000))" office:value-type="float" office:value="17.3166725" calcext:value-type="float">
            <text:p>17,317</text:p>
          </table:table-cell>
          <table:table-cell table:style-name="ce88" table:formula="of:=IF(OR(ISBLANK([.$C38]);ISBLANK([$Speed.F38]));&quot;&quot;;IF([$Speed.F38]=&quot;FAIL&quot;;&quot;FAIL&quot;;[$Speed.F38]/[.$C38]))" office:value-type="float" office:value="345807.6" calcext:value-type="float">
            <text:p>345808</text:p>
          </table:table-cell>
          <table:table-cell table:style-name="ce92" table:formula="of:=IF(OR(ISBLANK([.$C38]);ISBLANK([.$D38]);ISBLANK([.$E38]);ISBLANK([$Speed.F38]));&quot;&quot;;IF([.L38]=&quot;FAIL&quot;;&quot;FAIL&quot;;[.L38]*[.$E38]/[.$D38]/1000000))" office:value-type="float" office:value="17.29038" calcext:value-type="float">
            <text:p>17,290</text:p>
          </table:table-cell>
          <table:table-cell table:style-name="ce88" table:formula="of:=IF(OR(ISBLANK([.$C38]);ISBLANK([$Speed.G38]));&quot;&quot;;IF([$Speed.G38]=&quot;FAIL&quot;;&quot;FAIL&quot;;[$Speed.G38]/[.$C38]))" office:value-type="float" office:value="347968" calcext:value-type="float">
            <text:p>347968</text:p>
          </table:table-cell>
          <table:table-cell table:style-name="ce92" table:formula="of:=IF(OR(ISBLANK([.$C38]);ISBLANK([.$D38]);ISBLANK([.$E38]);ISBLANK([$Speed.G38]));&quot;&quot;;IF([.N38]=&quot;FAIL&quot;;&quot;FAIL&quot;;[.N38]*[.$E38]/[.$D38]/1000000))" office:value-type="float" office:value="17.3984" calcext:value-type="float">
            <text:p>17,398</text:p>
          </table:table-cell>
          <table:table-cell table:style-name="ce88" table:formula="of:=IF(OR(ISBLANK([.$C38]);ISBLANK([$Speed.H38]));&quot;&quot;;IF([$Speed.H38]=&quot;FAIL&quot;;&quot;FAIL&quot;;[$Speed.H38]/[.$C38]))" office:value-type="float" office:value="348403.55" calcext:value-type="float">
            <text:p>348404</text:p>
          </table:table-cell>
          <table:table-cell table:style-name="ce92" table:formula="of:=IF(OR(ISBLANK([.$C38]);ISBLANK([.$D38]);ISBLANK([.$E38]);ISBLANK([$Speed.H38]));&quot;&quot;;IF([.P38]=&quot;FAIL&quot;;&quot;FAIL&quot;;[.P38]*[.$E38]/[.$D38]/1000000))" office:value-type="float" office:value="17.4201775" calcext:value-type="float">
            <text:p>17,420</text:p>
          </table:table-cell>
          <table:table-cell table:style-name="ce88" table:formula="of:=IF(OR(ISBLANK([.$C38]);ISBLANK([$Speed.I38]));&quot;&quot;;IF([$Speed.I38]=&quot;FAIL&quot;;&quot;FAIL&quot;;[$Speed.I38]/[.$C38]))" office:value-type="float" office:value="348684.55" calcext:value-type="float">
            <text:p>348685</text:p>
          </table:table-cell>
          <table:table-cell table:style-name="ce92" table:formula="of:=IF(OR(ISBLANK([.$C38]);ISBLANK([.$D38]);ISBLANK([.$E38]);ISBLANK([$Speed.I38]));&quot;&quot;;IF([.R38]=&quot;FAIL&quot;;&quot;FAIL&quot;;[.R38]*[.$E38]/[.$D38]/1000000))" office:value-type="float" office:value="17.4342275" calcext:value-type="float">
            <text:p>17,434</text:p>
          </table:table-cell>
          <table:table-cell table:style-name="ce88" table:formula="of:=IF(OR(ISBLANK([.$C38]);ISBLANK([$Speed.J38]));&quot;&quot;;IF([$Speed.J38]=&quot;FAIL&quot;;&quot;FAIL&quot;;[$Speed.J38]/[.$C38]))" office:value-type="float" office:value="350451.9" calcext:value-type="float">
            <text:p>350452</text:p>
          </table:table-cell>
          <table:table-cell table:style-name="ce92" table:formula="of:=IF(OR(ISBLANK([.$C38]);ISBLANK([.$D38]);ISBLANK([.$E38]);ISBLANK([$Speed.J38]));&quot;&quot;;IF([.T38]=&quot;FAIL&quot;;&quot;FAIL&quot;;[.T38]*[.$E38]/[.$D38]/1000000))" office:value-type="float" office:value="17.522595" calcext:value-type="float">
            <text:p>17,523</text:p>
          </table:table-cell>
          <table:table-cell table:style-name="ce88" table:formula="of:=IF(OR(ISBLANK([.$C38]);ISBLANK([$Speed.K38]));&quot;&quot;;IF([$Speed.K38]=&quot;FAIL&quot;;&quot;FAIL&quot;;[$Speed.K38]/[.$C38]))">
            <text:p/>
          </table:table-cell>
          <table:table-cell table:style-name="ce92" table:formula="of:=IF(OR(ISBLANK([.$C38]);ISBLANK([.$D38]);ISBLANK([.$E38]);ISBLANK([$Speed.K38]));&quot;&quot;;IF([.V38]=&quot;FAIL&quot;;&quot;FAIL&quot;;[.V38]*[.$E38]/[.$D38]/1000000))">
            <text:p/>
          </table:table-cell>
          <table:table-cell table:style-name="ce88" table:formula="of:=IF(OR(ISBLANK([.$C38]);ISBLANK([$Speed.L38]));&quot;&quot;;IF([$Speed.L38]=&quot;FAIL&quot;;&quot;FAIL&quot;;[$Speed.L38]/[.$C38]))">
            <text:p/>
          </table:table-cell>
          <table:table-cell table:style-name="ce92" table:formula="of:=IF(OR(ISBLANK([.$C38]);ISBLANK([.$D38]);ISBLANK([.$E38]);ISBLANK([$Speed.L38]));&quot;&quot;;IF([.X38]=&quot;FAIL&quot;;&quot;FAIL&quot;;[.X38]*[.$E38]/[.$D38]/1000000))">
            <text:p/>
          </table:table-cell>
          <table:table-cell table:style-name="ce70" table:number-columns-repeated="29"/>
          <table:table-cell table:number-columns-repeated="970"/>
        </table:table-row>
        <table:table-row table:style-name="ro1">
          <table:table-cell table:style-name="ce71"/>
          <table:table-cell table:style-name="ce52" table:formula="of:=IF(ISBLANK([$Speed.B39]);&quot;&quot;;[$Speed.B39])" office:value-type="string" office:string-value="HR-dec" calcext:value-type="string">
            <text:p>HR-dec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160" calcext:value-type="float">
            <text:p>160</text:p>
          </table:table-cell>
          <table:table-cell table:style-name="ce52" office:value-type="float" office:value="8000" calcext:value-type="float">
            <text:p>8000</text:p>
          </table:table-cell>
          <table:table-cell table:style-name="ce88" table:formula="of:=IF(OR(ISBLANK([.$C39]);ISBLANK([$Speed.C39]));&quot;&quot;;IF([$Speed.C39]=&quot;FAIL&quot;;&quot;FAIL&quot;;[$Speed.C39]/[.$C39]))" office:value-type="float" office:value="72947.15" calcext:value-type="float">
            <text:p>72947</text:p>
          </table:table-cell>
          <table:table-cell table:style-name="ce92" table:formula="of:=IF(OR(ISBLANK([.$C39]);ISBLANK([.$D39]);ISBLANK([.$E39]);ISBLANK([$Speed.C39]));&quot;&quot;;IF([.F39]=&quot;FAIL&quot;;&quot;FAIL&quot;;[.F39]*[.$E39]/[.$D39]/1000000))" office:value-type="float" office:value="3.6473575" calcext:value-type="float">
            <text:p>3,647</text:p>
          </table:table-cell>
          <table:table-cell table:style-name="ce88" table:formula="of:=IF(OR(ISBLANK([.$C39]);ISBLANK([$Speed.D39]));&quot;&quot;;IF([$Speed.D39]=&quot;FAIL&quot;;&quot;FAIL&quot;;[$Speed.D39]/[.$C39]))" office:value-type="float" office:value="47307.1" calcext:value-type="float">
            <text:p>47307</text:p>
          </table:table-cell>
          <table:table-cell table:style-name="ce92" table:formula="of:=IF(OR(ISBLANK([.$C39]);ISBLANK([.$D39]);ISBLANK([.$E39]);ISBLANK([$Speed.D39]));&quot;&quot;;IF([.H39]=&quot;FAIL&quot;;&quot;FAIL&quot;;[.H39]*[.$E39]/[.$D39]/1000000))" office:value-type="float" office:value="2.365355" calcext:value-type="float">
            <text:p>2,365</text:p>
          </table:table-cell>
          <table:table-cell table:style-name="ce88" table:formula="of:=IF(OR(ISBLANK([.$C39]);ISBLANK([$Speed.E39]));&quot;&quot;;IF([$Speed.E39]=&quot;FAIL&quot;;&quot;FAIL&quot;;[$Speed.E39]/[.$C39]))" office:value-type="float" office:value="47309.65" calcext:value-type="float">
            <text:p>47310</text:p>
          </table:table-cell>
          <table:table-cell table:style-name="ce92" table:formula="of:=IF(OR(ISBLANK([.$C39]);ISBLANK([.$D39]);ISBLANK([.$E39]);ISBLANK([$Speed.E39]));&quot;&quot;;IF([.J39]=&quot;FAIL&quot;;&quot;FAIL&quot;;[.J39]*[.$E39]/[.$D39]/1000000))" office:value-type="float" office:value="2.3654825" calcext:value-type="float">
            <text:p>2,365</text:p>
          </table:table-cell>
          <table:table-cell table:style-name="ce88" table:formula="of:=IF(OR(ISBLANK([.$C39]);ISBLANK([$Speed.F39]));&quot;&quot;;IF([$Speed.F39]=&quot;FAIL&quot;;&quot;FAIL&quot;;[$Speed.F39]/[.$C39]))" office:value-type="float" office:value="47273.15" calcext:value-type="float">
            <text:p>47273</text:p>
          </table:table-cell>
          <table:table-cell table:style-name="ce92" table:formula="of:=IF(OR(ISBLANK([.$C39]);ISBLANK([.$D39]);ISBLANK([.$E39]);ISBLANK([$Speed.F39]));&quot;&quot;;IF([.L39]=&quot;FAIL&quot;;&quot;FAIL&quot;;[.L39]*[.$E39]/[.$D39]/1000000))" office:value-type="float" office:value="2.3636575" calcext:value-type="float">
            <text:p>2,364</text:p>
          </table:table-cell>
          <table:table-cell table:style-name="ce88" table:formula="of:=IF(OR(ISBLANK([.$C39]);ISBLANK([$Speed.G39]));&quot;&quot;;IF([$Speed.G39]=&quot;FAIL&quot;;&quot;FAIL&quot;;[$Speed.G39]/[.$C39]))" office:value-type="float" office:value="47264.05" calcext:value-type="float">
            <text:p>47264</text:p>
          </table:table-cell>
          <table:table-cell table:style-name="ce92" table:formula="of:=IF(OR(ISBLANK([.$C39]);ISBLANK([.$D39]);ISBLANK([.$E39]);ISBLANK([$Speed.G39]));&quot;&quot;;IF([.N39]=&quot;FAIL&quot;;&quot;FAIL&quot;;[.N39]*[.$E39]/[.$D39]/1000000))" office:value-type="float" office:value="2.3632025" calcext:value-type="float">
            <text:p>2,363</text:p>
          </table:table-cell>
          <table:table-cell table:style-name="ce88" table:formula="of:=IF(OR(ISBLANK([.$C39]);ISBLANK([$Speed.H39]));&quot;&quot;;IF([$Speed.H39]=&quot;FAIL&quot;;&quot;FAIL&quot;;[$Speed.H39]/[.$C39]))" office:value-type="float" office:value="46854.05" calcext:value-type="float">
            <text:p>46854</text:p>
          </table:table-cell>
          <table:table-cell table:style-name="ce92" table:formula="of:=IF(OR(ISBLANK([.$C39]);ISBLANK([.$D39]);ISBLANK([.$E39]);ISBLANK([$Speed.H39]));&quot;&quot;;IF([.P39]=&quot;FAIL&quot;;&quot;FAIL&quot;;[.P39]*[.$E39]/[.$D39]/1000000))" office:value-type="float" office:value="2.3427025" calcext:value-type="float">
            <text:p>2,343</text:p>
          </table:table-cell>
          <table:table-cell table:style-name="ce88" table:formula="of:=IF(OR(ISBLANK([.$C39]);ISBLANK([$Speed.I39]));&quot;&quot;;IF([$Speed.I39]=&quot;FAIL&quot;;&quot;FAIL&quot;;[$Speed.I39]/[.$C39]))" office:value-type="float" office:value="47206.05" calcext:value-type="float">
            <text:p>47206</text:p>
          </table:table-cell>
          <table:table-cell table:style-name="ce92" table:formula="of:=IF(OR(ISBLANK([.$C39]);ISBLANK([.$D39]);ISBLANK([.$E39]);ISBLANK([$Speed.I39]));&quot;&quot;;IF([.R39]=&quot;FAIL&quot;;&quot;FAIL&quot;;[.R39]*[.$E39]/[.$D39]/1000000))" office:value-type="float" office:value="2.3603025" calcext:value-type="float">
            <text:p>2,360</text:p>
          </table:table-cell>
          <table:table-cell table:style-name="ce88" table:formula="of:=IF(OR(ISBLANK([.$C39]);ISBLANK([$Speed.J39]));&quot;&quot;;IF([$Speed.J39]=&quot;FAIL&quot;;&quot;FAIL&quot;;[$Speed.J39]/[.$C39]))" office:value-type="float" office:value="48270.85" calcext:value-type="float">
            <text:p>48271</text:p>
          </table:table-cell>
          <table:table-cell table:style-name="ce92" table:formula="of:=IF(OR(ISBLANK([.$C39]);ISBLANK([.$D39]);ISBLANK([.$E39]);ISBLANK([$Speed.J39]));&quot;&quot;;IF([.T39]=&quot;FAIL&quot;;&quot;FAIL&quot;;[.T39]*[.$E39]/[.$D39]/1000000))" office:value-type="float" office:value="2.4135425" calcext:value-type="float">
            <text:p>2,414</text:p>
          </table:table-cell>
          <table:table-cell table:style-name="ce88" table:formula="of:=IF(OR(ISBLANK([.$C39]);ISBLANK([$Speed.K39]));&quot;&quot;;IF([$Speed.K39]=&quot;FAIL&quot;;&quot;FAIL&quot;;[$Speed.K39]/[.$C39]))">
            <text:p/>
          </table:table-cell>
          <table:table-cell table:style-name="ce92" table:formula="of:=IF(OR(ISBLANK([.$C39]);ISBLANK([.$D39]);ISBLANK([.$E39]);ISBLANK([$Speed.K39]));&quot;&quot;;IF([.V39]=&quot;FAIL&quot;;&quot;FAIL&quot;;[.V39]*[.$E39]/[.$D39]/1000000))">
            <text:p/>
          </table:table-cell>
          <table:table-cell table:style-name="ce88" table:formula="of:=IF(OR(ISBLANK([.$C39]);ISBLANK([$Speed.L39]));&quot;&quot;;IF([$Speed.L39]=&quot;FAIL&quot;;&quot;FAIL&quot;;[$Speed.L39]/[.$C39]))">
            <text:p/>
          </table:table-cell>
          <table:table-cell table:style-name="ce92" table:formula="of:=IF(OR(ISBLANK([.$C39]);ISBLANK([.$D39]);ISBLANK([.$E39]);ISBLANK([$Speed.L39]));&quot;&quot;;IF([.X39]=&quot;FAIL&quot;;&quot;FAIL&quot;;[.X39]*[.$E39]/[.$D39]/1000000))">
            <text:p/>
          </table:table-cell>
          <table:table-cell table:style-name="ce70" table:number-columns-repeated="29"/>
          <table:table-cell table:number-columns-repeated="970"/>
        </table:table-row>
        <table:table-row table:style-name="ro1">
          <table:table-cell table:style-name="ce71"/>
          <table:table-cell table:style-name="ce52" table:formula="of:=IF(ISBLANK([$Speed.B40]);&quot;&quot;;[$Speed.B40])" office:value-type="string" office:string-value="MP3-CF2-cod" calcext:value-type="string">
            <text:p>MP3-CF2-cod</text:p>
          </table:table-cell>
          <table:table-cell table:style-name="ce52" table:number-columns-repeated="3"/>
          <table:table-cell table:style-name="ce89" table:formula="of:=IF(OR(ISBLANK([.$C40]);ISBLANK([$Speed.C40]));&quot;&quot;;IF([$Speed.C40]=&quot;FAIL&quot;;&quot;FAIL&quot;;[$Speed.C40]/[.$C40]))">
            <text:p/>
          </table:table-cell>
          <table:table-cell table:style-name="ce93" table:formula="of:=IF(OR(ISBLANK([.$C40]);ISBLANK([.$D40]);ISBLANK([.$E40]);ISBLANK([$Speed.C40]));&quot;&quot;;IF([.F40]=&quot;FAIL&quot;;&quot;FAIL&quot;;[.F40]*[.$E40]/[.$D40]/1000000))">
            <text:p/>
          </table:table-cell>
          <table:table-cell table:style-name="ce89" table:formula="of:=IF(OR(ISBLANK([.$C40]);ISBLANK([$Speed.D40]));&quot;&quot;;IF([$Speed.D40]=&quot;FAIL&quot;;&quot;FAIL&quot;;[$Speed.D40]/[.$C40]))">
            <text:p/>
          </table:table-cell>
          <table:table-cell table:style-name="ce93" table:formula="of:=IF(OR(ISBLANK([.$C40]);ISBLANK([.$D40]);ISBLANK([.$E40]);ISBLANK([$Speed.D40]));&quot;&quot;;IF([.H40]=&quot;FAIL&quot;;&quot;FAIL&quot;;[.H40]*[.$E40]/[.$D40]/1000000))">
            <text:p/>
          </table:table-cell>
          <table:table-cell table:style-name="ce89" table:formula="of:=IF(OR(ISBLANK([.$C40]);ISBLANK([$Speed.E40]));&quot;&quot;;IF([$Speed.E40]=&quot;FAIL&quot;;&quot;FAIL&quot;;[$Speed.E40]/[.$C40]))">
            <text:p/>
          </table:table-cell>
          <table:table-cell table:style-name="ce93" table:formula="of:=IF(OR(ISBLANK([.$C40]);ISBLANK([.$D40]);ISBLANK([.$E40]);ISBLANK([$Speed.E40]));&quot;&quot;;IF([.J40]=&quot;FAIL&quot;;&quot;FAIL&quot;;[.J40]*[.$E40]/[.$D40]/1000000))">
            <text:p/>
          </table:table-cell>
          <table:table-cell table:style-name="ce89" table:formula="of:=IF(OR(ISBLANK([.$C40]);ISBLANK([$Speed.F40]));&quot;&quot;;IF([$Speed.F40]=&quot;FAIL&quot;;&quot;FAIL&quot;;[$Speed.F40]/[.$C40]))">
            <text:p/>
          </table:table-cell>
          <table:table-cell table:style-name="ce93" table:formula="of:=IF(OR(ISBLANK([.$C40]);ISBLANK([.$D40]);ISBLANK([.$E40]);ISBLANK([$Speed.F40]));&quot;&quot;;IF([.L40]=&quot;FAIL&quot;;&quot;FAIL&quot;;[.L40]*[.$E40]/[.$D40]/1000000))">
            <text:p/>
          </table:table-cell>
          <table:table-cell table:style-name="ce89" table:formula="of:=IF(OR(ISBLANK([.$C40]);ISBLANK([$Speed.G40]));&quot;&quot;;IF([$Speed.G40]=&quot;FAIL&quot;;&quot;FAIL&quot;;[$Speed.G40]/[.$C40]))">
            <text:p/>
          </table:table-cell>
          <table:table-cell table:style-name="ce93" table:formula="of:=IF(OR(ISBLANK([.$C40]);ISBLANK([.$D40]);ISBLANK([.$E40]);ISBLANK([$Speed.G40]));&quot;&quot;;IF([.N40]=&quot;FAIL&quot;;&quot;FAIL&quot;;[.N40]*[.$E40]/[.$D40]/1000000))">
            <text:p/>
          </table:table-cell>
          <table:table-cell table:style-name="ce89" table:formula="of:=IF(OR(ISBLANK([.$C40]);ISBLANK([$Speed.H40]));&quot;&quot;;IF([$Speed.H40]=&quot;FAIL&quot;;&quot;FAIL&quot;;[$Speed.H40]/[.$C40]))">
            <text:p/>
          </table:table-cell>
          <table:table-cell table:style-name="ce93" table:formula="of:=IF(OR(ISBLANK([.$C40]);ISBLANK([.$D40]);ISBLANK([.$E40]);ISBLANK([$Speed.H40]));&quot;&quot;;IF([.P40]=&quot;FAIL&quot;;&quot;FAIL&quot;;[.P40]*[.$E40]/[.$D40]/1000000))">
            <text:p/>
          </table:table-cell>
          <table:table-cell table:style-name="ce89" table:formula="of:=IF(OR(ISBLANK([.$C40]);ISBLANK([$Speed.I40]));&quot;&quot;;IF([$Speed.I40]=&quot;FAIL&quot;;&quot;FAIL&quot;;[$Speed.I40]/[.$C40]))">
            <text:p/>
          </table:table-cell>
          <table:table-cell table:style-name="ce93" table:formula="of:=IF(OR(ISBLANK([.$C40]);ISBLANK([.$D40]);ISBLANK([.$E40]);ISBLANK([$Speed.I40]));&quot;&quot;;IF([.R40]=&quot;FAIL&quot;;&quot;FAIL&quot;;[.R40]*[.$E40]/[.$D40]/1000000))">
            <text:p/>
          </table:table-cell>
          <table:table-cell table:style-name="ce89" table:formula="of:=IF(OR(ISBLANK([.$C40]);ISBLANK([$Speed.J40]));&quot;&quot;;IF([$Speed.J40]=&quot;FAIL&quot;;&quot;FAIL&quot;;[$Speed.J40]/[.$C40]))">
            <text:p/>
          </table:table-cell>
          <table:table-cell table:style-name="ce93" table:formula="of:=IF(OR(ISBLANK([.$C40]);ISBLANK([.$D40]);ISBLANK([.$E40]);ISBLANK([$Speed.J40]));&quot;&quot;;IF([.T40]=&quot;FAIL&quot;;&quot;FAIL&quot;;[.T40]*[.$E40]/[.$D40]/1000000))">
            <text:p/>
          </table:table-cell>
          <table:table-cell table:style-name="ce89" table:formula="of:=IF(OR(ISBLANK([.$C40]);ISBLANK([$Speed.K40]));&quot;&quot;;IF([$Speed.K40]=&quot;FAIL&quot;;&quot;FAIL&quot;;[$Speed.K40]/[.$C40]))">
            <text:p/>
          </table:table-cell>
          <table:table-cell table:style-name="ce93" table:formula="of:=IF(OR(ISBLANK([.$C40]);ISBLANK([.$D40]);ISBLANK([.$E40]);ISBLANK([$Speed.K40]));&quot;&quot;;IF([.V40]=&quot;FAIL&quot;;&quot;FAIL&quot;;[.V40]*[.$E40]/[.$D40]/1000000))">
            <text:p/>
          </table:table-cell>
          <table:table-cell table:style-name="ce89" table:formula="of:=IF(OR(ISBLANK([.$C40]);ISBLANK([$Speed.L40]));&quot;&quot;;IF([$Speed.L40]=&quot;FAIL&quot;;&quot;FAIL&quot;;[$Speed.L40]/[.$C40]))">
            <text:p/>
          </table:table-cell>
          <table:table-cell table:style-name="ce93" table:formula="of:=IF(OR(ISBLANK([.$C40]);ISBLANK([.$D40]);ISBLANK([.$E40]);ISBLANK([$Speed.L40]));&quot;&quot;;IF([.X40]=&quot;FAIL&quot;;&quot;FAIL&quot;;[.X40]*[.$E40]/[.$D40]/1000000))">
            <text:p/>
          </table:table-cell>
          <table:table-cell table:style-name="ce70" table:number-columns-repeated="29"/>
          <table:table-cell table:number-columns-repeated="970"/>
        </table:table-row>
        <table:table-row table:style-name="ro1">
          <table:table-cell table:style-name="ce71"/>
          <table:table-cell table:style-name="ce52" table:formula="of:=IF(ISBLANK([$Speed.B41]);&quot;&quot;;[$Speed.B41])" office:value-type="string" office:string-value="MP3-CF2-dec" calcext:value-type="string">
            <text:p>MP3-CF2-dec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1152" calcext:value-type="float">
            <text:p>1152</text:p>
          </table:table-cell>
          <table:table-cell table:style-name="ce52" office:value-type="float" office:value="8000" calcext:value-type="float">
            <text:p>8000</text:p>
          </table:table-cell>
          <table:table-cell table:style-name="ce88" table:formula="of:=IF(OR(ISBLANK([.$C41]);ISBLANK([$Speed.C41]));&quot;&quot;;IF([$Speed.C41]=&quot;FAIL&quot;;&quot;FAIL&quot;;[$Speed.C41]/[.$C41]))" office:value-type="float" office:value="339687.368421053" calcext:value-type="float">
            <text:p>339687</text:p>
          </table:table-cell>
          <table:table-cell table:style-name="ce92" table:formula="of:=IF(OR(ISBLANK([.$C41]);ISBLANK([.$D41]);ISBLANK([.$E41]);ISBLANK([$Speed.C41]));&quot;&quot;;IF([.F41]=&quot;FAIL&quot;;&quot;FAIL&quot;;[.F41]*[.$E41]/[.$D41]/1000000))" office:value-type="float" office:value="2.35894005847953" calcext:value-type="float">
            <text:p>2,359</text:p>
          </table:table-cell>
          <table:table-cell table:style-name="ce88" table:formula="of:=IF(OR(ISBLANK([.$C41]);ISBLANK([$Speed.D41]));&quot;&quot;;IF([$Speed.D41]=&quot;FAIL&quot;;&quot;FAIL&quot;;[$Speed.D41]/[.$C41]))" office:value-type="float" office:value="337186.421052632" calcext:value-type="float">
            <text:p>337186</text:p>
          </table:table-cell>
          <table:table-cell table:style-name="ce92" table:formula="of:=IF(OR(ISBLANK([.$C41]);ISBLANK([.$D41]);ISBLANK([.$E41]);ISBLANK([$Speed.D41]));&quot;&quot;;IF([.H41]=&quot;FAIL&quot;;&quot;FAIL&quot;;[.H41]*[.$E41]/[.$D41]/1000000))" office:value-type="float" office:value="2.34157236842105" calcext:value-type="float">
            <text:p>2,342</text:p>
          </table:table-cell>
          <table:table-cell table:style-name="ce88" table:formula="of:=IF(OR(ISBLANK([.$C41]);ISBLANK([$Speed.E41]));&quot;&quot;;IF([$Speed.E41]=&quot;FAIL&quot;;&quot;FAIL&quot;;[$Speed.E41]/[.$C41]))" office:value-type="float" office:value="346085.842105263" calcext:value-type="float">
            <text:p>346086</text:p>
          </table:table-cell>
          <table:table-cell table:style-name="ce92" table:formula="of:=IF(OR(ISBLANK([.$C41]);ISBLANK([.$D41]);ISBLANK([.$E41]);ISBLANK([$Speed.E41]));&quot;&quot;;IF([.J41]=&quot;FAIL&quot;;&quot;FAIL&quot;;[.J41]*[.$E41]/[.$D41]/1000000))" office:value-type="float" office:value="2.40337390350877" calcext:value-type="float">
            <text:p>2,403</text:p>
          </table:table-cell>
          <table:table-cell table:style-name="ce88" table:formula="of:=IF(OR(ISBLANK([.$C41]);ISBLANK([$Speed.F41]));&quot;&quot;;IF([$Speed.F41]=&quot;FAIL&quot;;&quot;FAIL&quot;;[$Speed.F41]/[.$C41]))" office:value-type="float" office:value="345811.842105263" calcext:value-type="float">
            <text:p>345812</text:p>
          </table:table-cell>
          <table:table-cell table:style-name="ce92" table:formula="of:=IF(OR(ISBLANK([.$C41]);ISBLANK([.$D41]);ISBLANK([.$E41]);ISBLANK([$Speed.F41]));&quot;&quot;;IF([.L41]=&quot;FAIL&quot;;&quot;FAIL&quot;;[.L41]*[.$E41]/[.$D41]/1000000))" office:value-type="float" office:value="2.40147112573099" calcext:value-type="float">
            <text:p>2,401</text:p>
          </table:table-cell>
          <table:table-cell table:style-name="ce88" table:formula="of:=IF(OR(ISBLANK([.$C41]);ISBLANK([$Speed.G41]));&quot;&quot;;IF([$Speed.G41]=&quot;FAIL&quot;;&quot;FAIL&quot;;[$Speed.G41]/[.$C41]))" office:value-type="float" office:value="347400.105263158" calcext:value-type="float">
            <text:p>347400</text:p>
          </table:table-cell>
          <table:table-cell table:style-name="ce92" table:formula="of:=IF(OR(ISBLANK([.$C41]);ISBLANK([.$D41]);ISBLANK([.$E41]);ISBLANK([$Speed.G41]));&quot;&quot;;IF([.N41]=&quot;FAIL&quot;;&quot;FAIL&quot;;[.N41]*[.$E41]/[.$D41]/1000000))" office:value-type="float" office:value="2.41250073099415" calcext:value-type="float">
            <text:p>2,413</text:p>
          </table:table-cell>
          <table:table-cell table:style-name="ce88" table:formula="of:=IF(OR(ISBLANK([.$C41]);ISBLANK([$Speed.H41]));&quot;&quot;;IF([$Speed.H41]=&quot;FAIL&quot;;&quot;FAIL&quot;;[$Speed.H41]/[.$C41]))" office:value-type="float" office:value="338564.631578947" calcext:value-type="float">
            <text:p>338565</text:p>
          </table:table-cell>
          <table:table-cell table:style-name="ce92" table:formula="of:=IF(OR(ISBLANK([.$C41]);ISBLANK([.$D41]);ISBLANK([.$E41]);ISBLANK([$Speed.H41]));&quot;&quot;;IF([.P41]=&quot;FAIL&quot;;&quot;FAIL&quot;;[.P41]*[.$E41]/[.$D41]/1000000))" office:value-type="float" office:value="2.3511432748538" calcext:value-type="float">
            <text:p>2,351</text:p>
          </table:table-cell>
          <table:table-cell table:style-name="ce88" table:formula="of:=IF(OR(ISBLANK([.$C41]);ISBLANK([$Speed.I41]));&quot;&quot;;IF([$Speed.I41]=&quot;FAIL&quot;;&quot;FAIL&quot;;[$Speed.I41]/[.$C41]))" office:value-type="float" office:value="329504.47368421" calcext:value-type="float">
            <text:p>329504</text:p>
          </table:table-cell>
          <table:table-cell table:style-name="ce92" table:formula="of:=IF(OR(ISBLANK([.$C41]);ISBLANK([.$D41]);ISBLANK([.$E41]);ISBLANK([$Speed.I41]));&quot;&quot;;IF([.R41]=&quot;FAIL&quot;;&quot;FAIL&quot;;[.R41]*[.$E41]/[.$D41]/1000000))" office:value-type="float" office:value="2.28822551169591" calcext:value-type="float">
            <text:p>2,288</text:p>
          </table:table-cell>
          <table:table-cell table:style-name="ce88" table:formula="of:=IF(OR(ISBLANK([.$C41]);ISBLANK([$Speed.J41]));&quot;&quot;;IF([$Speed.J41]=&quot;FAIL&quot;;&quot;FAIL&quot;;[$Speed.J41]/[.$C41]))" office:value-type="float" office:value="328558.631578947" calcext:value-type="float">
            <text:p>328559</text:p>
          </table:table-cell>
          <table:table-cell table:style-name="ce92" table:formula="of:=IF(OR(ISBLANK([.$C41]);ISBLANK([.$D41]);ISBLANK([.$E41]);ISBLANK([$Speed.J41]));&quot;&quot;;IF([.T41]=&quot;FAIL&quot;;&quot;FAIL&quot;;[.T41]*[.$E41]/[.$D41]/1000000))" office:value-type="float" office:value="2.28165716374269" calcext:value-type="float">
            <text:p>2,282</text:p>
          </table:table-cell>
          <table:table-cell table:style-name="ce88" table:formula="of:=IF(OR(ISBLANK([.$C41]);ISBLANK([$Speed.K41]));&quot;&quot;;IF([$Speed.K41]=&quot;FAIL&quot;;&quot;FAIL&quot;;[$Speed.K41]/[.$C41]))">
            <text:p/>
          </table:table-cell>
          <table:table-cell table:style-name="ce92" table:formula="of:=IF(OR(ISBLANK([.$C41]);ISBLANK([.$D41]);ISBLANK([.$E41]);ISBLANK([$Speed.K41]));&quot;&quot;;IF([.V41]=&quot;FAIL&quot;;&quot;FAIL&quot;;[.V41]*[.$E41]/[.$D41]/1000000))">
            <text:p/>
          </table:table-cell>
          <table:table-cell table:style-name="ce88" table:formula="of:=IF(OR(ISBLANK([.$C41]);ISBLANK([$Speed.L41]));&quot;&quot;;IF([$Speed.L41]=&quot;FAIL&quot;;&quot;FAIL&quot;;[$Speed.L41]/[.$C41]))">
            <text:p/>
          </table:table-cell>
          <table:table-cell table:style-name="ce92" table:formula="of:=IF(OR(ISBLANK([.$C41]);ISBLANK([.$D41]);ISBLANK([.$E41]);ISBLANK([$Speed.L41]));&quot;&quot;;IF([.X41]=&quot;FAIL&quot;;&quot;FAIL&quot;;[.X41]*[.$E41]/[.$D41]/1000000))">
            <text:p/>
          </table:table-cell>
          <table:table-cell table:style-name="ce70" table:number-columns-repeated="29"/>
          <table:table-cell table:number-columns-repeated="970"/>
        </table:table-row>
        <table:table-row table:style-name="ro1">
          <table:table-cell table:style-name="ce71"/>
          <table:table-cell table:style-name="ce52" table:formula="of:=IF(ISBLANK([$Speed.B42]);&quot;&quot;;[$Speed.B42])" office:value-type="string" office:string-value="WB-AMR-cod" calcext:value-type="string">
            <text:p>WB-AMR-cod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320" calcext:value-type="float">
            <text:p>320</text:p>
          </table:table-cell>
          <table:table-cell table:style-name="ce52" office:value-type="float" office:value="16000" calcext:value-type="float">
            <text:p>16000</text:p>
          </table:table-cell>
          <table:table-cell table:style-name="ce88" table:formula="of:=IF(OR(ISBLANK([.$C42]);ISBLANK([$Speed.C42]));&quot;&quot;;IF([$Speed.C42]=&quot;FAIL&quot;;&quot;FAIL&quot;;[$Speed.C42]/[.$C42]))" office:value-type="float" office:value="363685.75" calcext:value-type="float">
            <text:p>363686</text:p>
          </table:table-cell>
          <table:table-cell table:style-name="ce92" table:formula="of:=IF(OR(ISBLANK([.$C42]);ISBLANK([.$D42]);ISBLANK([.$E42]);ISBLANK([$Speed.C42]));&quot;&quot;;IF([.F42]=&quot;FAIL&quot;;&quot;FAIL&quot;;[.F42]*[.$E42]/[.$D42]/1000000))" office:value-type="float" office:value="18.1842875" calcext:value-type="float">
            <text:p>18,184</text:p>
          </table:table-cell>
          <table:table-cell table:style-name="ce88" table:formula="of:=IF(OR(ISBLANK([.$C42]);ISBLANK([$Speed.D42]));&quot;&quot;;IF([$Speed.D42]=&quot;FAIL&quot;;&quot;FAIL&quot;;[$Speed.D42]/[.$C42]))" office:value-type="float" office:value="365319.85" calcext:value-type="float">
            <text:p>365320</text:p>
          </table:table-cell>
          <table:table-cell table:style-name="ce92" table:formula="of:=IF(OR(ISBLANK([.$C42]);ISBLANK([.$D42]);ISBLANK([.$E42]);ISBLANK([$Speed.D42]));&quot;&quot;;IF([.H42]=&quot;FAIL&quot;;&quot;FAIL&quot;;[.H42]*[.$E42]/[.$D42]/1000000))" office:value-type="float" office:value="18.2659925" calcext:value-type="float">
            <text:p>18,266</text:p>
          </table:table-cell>
          <table:table-cell table:style-name="ce88" table:formula="of:=IF(OR(ISBLANK([.$C42]);ISBLANK([$Speed.E42]));&quot;&quot;;IF([$Speed.E42]=&quot;FAIL&quot;;&quot;FAIL&quot;;[$Speed.E42]/[.$C42]))" office:value-type="float" office:value="363659.9" calcext:value-type="float">
            <text:p>363660</text:p>
          </table:table-cell>
          <table:table-cell table:style-name="ce92" table:formula="of:=IF(OR(ISBLANK([.$C42]);ISBLANK([.$D42]);ISBLANK([.$E42]);ISBLANK([$Speed.E42]));&quot;&quot;;IF([.J42]=&quot;FAIL&quot;;&quot;FAIL&quot;;[.J42]*[.$E42]/[.$D42]/1000000))" office:value-type="float" office:value="18.182995" calcext:value-type="float">
            <text:p>18,183</text:p>
          </table:table-cell>
          <table:table-cell table:style-name="ce88" table:formula="of:=IF(OR(ISBLANK([.$C42]);ISBLANK([$Speed.F42]));&quot;&quot;;IF([$Speed.F42]=&quot;FAIL&quot;;&quot;FAIL&quot;;[$Speed.F42]/[.$C42]))" office:value-type="float" office:value="367785.85" calcext:value-type="float">
            <text:p>367786</text:p>
          </table:table-cell>
          <table:table-cell table:style-name="ce92" table:formula="of:=IF(OR(ISBLANK([.$C42]);ISBLANK([.$D42]);ISBLANK([.$E42]);ISBLANK([$Speed.F42]));&quot;&quot;;IF([.L42]=&quot;FAIL&quot;;&quot;FAIL&quot;;[.L42]*[.$E42]/[.$D42]/1000000))" office:value-type="float" office:value="18.3892925" calcext:value-type="float">
            <text:p>18,389</text:p>
          </table:table-cell>
          <table:table-cell table:style-name="ce88" table:formula="of:=IF(OR(ISBLANK([.$C42]);ISBLANK([$Speed.G42]));&quot;&quot;;IF([$Speed.G42]=&quot;FAIL&quot;;&quot;FAIL&quot;;[$Speed.G42]/[.$C42]))" office:value-type="float" office:value="360286.05" calcext:value-type="float">
            <text:p>360286</text:p>
          </table:table-cell>
          <table:table-cell table:style-name="ce92" table:formula="of:=IF(OR(ISBLANK([.$C42]);ISBLANK([.$D42]);ISBLANK([.$E42]);ISBLANK([$Speed.G42]));&quot;&quot;;IF([.N42]=&quot;FAIL&quot;;&quot;FAIL&quot;;[.N42]*[.$E42]/[.$D42]/1000000))" office:value-type="float" office:value="18.0143025" calcext:value-type="float">
            <text:p>18,014</text:p>
          </table:table-cell>
          <table:table-cell table:style-name="ce88" table:formula="of:=IF(OR(ISBLANK([.$C42]);ISBLANK([$Speed.H42]));&quot;&quot;;IF([$Speed.H42]=&quot;FAIL&quot;;&quot;FAIL&quot;;[$Speed.H42]/[.$C42]))" office:value-type="float" office:value="362288.1" calcext:value-type="float">
            <text:p>362288</text:p>
          </table:table-cell>
          <table:table-cell table:style-name="ce92" table:formula="of:=IF(OR(ISBLANK([.$C42]);ISBLANK([.$D42]);ISBLANK([.$E42]);ISBLANK([$Speed.H42]));&quot;&quot;;IF([.P42]=&quot;FAIL&quot;;&quot;FAIL&quot;;[.P42]*[.$E42]/[.$D42]/1000000))" office:value-type="float" office:value="18.114405" calcext:value-type="float">
            <text:p>18,114</text:p>
          </table:table-cell>
          <table:table-cell table:style-name="ce88" table:formula="of:=IF(OR(ISBLANK([.$C42]);ISBLANK([$Speed.I42]));&quot;&quot;;IF([$Speed.I42]=&quot;FAIL&quot;;&quot;FAIL&quot;;[$Speed.I42]/[.$C42]))" office:value-type="float" office:value="360606.95" calcext:value-type="float">
            <text:p>360607</text:p>
          </table:table-cell>
          <table:table-cell table:style-name="ce92" table:formula="of:=IF(OR(ISBLANK([.$C42]);ISBLANK([.$D42]);ISBLANK([.$E42]);ISBLANK([$Speed.I42]));&quot;&quot;;IF([.R42]=&quot;FAIL&quot;;&quot;FAIL&quot;;[.R42]*[.$E42]/[.$D42]/1000000))" office:value-type="float" office:value="18.0303475" calcext:value-type="float">
            <text:p>18,030</text:p>
          </table:table-cell>
          <table:table-cell table:style-name="ce88" table:formula="of:=IF(OR(ISBLANK([.$C42]);ISBLANK([$Speed.J42]));&quot;&quot;;IF([$Speed.J42]=&quot;FAIL&quot;;&quot;FAIL&quot;;[$Speed.J42]/[.$C42]))" office:value-type="float" office:value="371937.5" calcext:value-type="float">
            <text:p>371938</text:p>
          </table:table-cell>
          <table:table-cell table:style-name="ce92" table:formula="of:=IF(OR(ISBLANK([.$C42]);ISBLANK([.$D42]);ISBLANK([.$E42]);ISBLANK([$Speed.J42]));&quot;&quot;;IF([.T42]=&quot;FAIL&quot;;&quot;FAIL&quot;;[.T42]*[.$E42]/[.$D42]/1000000))" office:value-type="float" office:value="18.596875" calcext:value-type="float">
            <text:p>18,597</text:p>
          </table:table-cell>
          <table:table-cell table:style-name="ce88" table:formula="of:=IF(OR(ISBLANK([.$C42]);ISBLANK([$Speed.K42]));&quot;&quot;;IF([$Speed.K42]=&quot;FAIL&quot;;&quot;FAIL&quot;;[$Speed.K42]/[.$C42]))">
            <text:p/>
          </table:table-cell>
          <table:table-cell table:style-name="ce92" table:formula="of:=IF(OR(ISBLANK([.$C42]);ISBLANK([.$D42]);ISBLANK([.$E42]);ISBLANK([$Speed.K42]));&quot;&quot;;IF([.V42]=&quot;FAIL&quot;;&quot;FAIL&quot;;[.V42]*[.$E42]/[.$D42]/1000000))">
            <text:p/>
          </table:table-cell>
          <table:table-cell table:style-name="ce88" table:formula="of:=IF(OR(ISBLANK([.$C42]);ISBLANK([$Speed.L42]));&quot;&quot;;IF([$Speed.L42]=&quot;FAIL&quot;;&quot;FAIL&quot;;[$Speed.L42]/[.$C42]))">
            <text:p/>
          </table:table-cell>
          <table:table-cell table:style-name="ce92" table:formula="of:=IF(OR(ISBLANK([.$C42]);ISBLANK([.$D42]);ISBLANK([.$E42]);ISBLANK([$Speed.L42]));&quot;&quot;;IF([.X42]=&quot;FAIL&quot;;&quot;FAIL&quot;;[.X42]*[.$E42]/[.$D42]/1000000))">
            <text:p/>
          </table:table-cell>
          <table:table-cell table:style-name="ce70" table:number-columns-repeated="29"/>
          <table:table-cell table:number-columns-repeated="970"/>
        </table:table-row>
        <table:table-row table:style-name="ro1">
          <table:table-cell table:style-name="ce71"/>
          <table:table-cell table:style-name="ce52" table:formula="of:=IF(ISBLANK([$Speed.B43]);&quot;&quot;;[$Speed.B43])" office:value-type="string" office:string-value="WB-AMR-dec" calcext:value-type="string">
            <text:p>WB-AMR-dec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320" calcext:value-type="float">
            <text:p>320</text:p>
          </table:table-cell>
          <table:table-cell table:style-name="ce52" office:value-type="float" office:value="16000" calcext:value-type="float">
            <text:p>16000</text:p>
          </table:table-cell>
          <table:table-cell table:style-name="ce88" table:formula="of:=IF(OR(ISBLANK([.$C43]);ISBLANK([$Speed.C43]));&quot;&quot;;IF([$Speed.C43]=&quot;FAIL&quot;;&quot;FAIL&quot;;[$Speed.C43]/[.$C43]))" office:value-type="float" office:value="104894.45" calcext:value-type="float">
            <text:p>104894</text:p>
          </table:table-cell>
          <table:table-cell table:style-name="ce92" table:formula="of:=IF(OR(ISBLANK([.$C43]);ISBLANK([.$D43]);ISBLANK([.$E43]);ISBLANK([$Speed.C43]));&quot;&quot;;IF([.F43]=&quot;FAIL&quot;;&quot;FAIL&quot;;[.F43]*[.$E43]/[.$D43]/1000000))" office:value-type="float" office:value="5.2447225" calcext:value-type="float">
            <text:p>5,245</text:p>
          </table:table-cell>
          <table:table-cell table:style-name="ce88" table:formula="of:=IF(OR(ISBLANK([.$C43]);ISBLANK([$Speed.D43]));&quot;&quot;;IF([$Speed.D43]=&quot;FAIL&quot;;&quot;FAIL&quot;;[$Speed.D43]/[.$C43]))" office:value-type="float" office:value="106551.65" calcext:value-type="float">
            <text:p>106552</text:p>
          </table:table-cell>
          <table:table-cell table:style-name="ce92" table:formula="of:=IF(OR(ISBLANK([.$C43]);ISBLANK([.$D43]);ISBLANK([.$E43]);ISBLANK([$Speed.D43]));&quot;&quot;;IF([.H43]=&quot;FAIL&quot;;&quot;FAIL&quot;;[.H43]*[.$E43]/[.$D43]/1000000))" office:value-type="float" office:value="5.3275825" calcext:value-type="float">
            <text:p>5,328</text:p>
          </table:table-cell>
          <table:table-cell table:style-name="ce88" table:formula="of:=IF(OR(ISBLANK([.$C43]);ISBLANK([$Speed.E43]));&quot;&quot;;IF([$Speed.E43]=&quot;FAIL&quot;;&quot;FAIL&quot;;[$Speed.E43]/[.$C43]))" office:value-type="float" office:value="106356.3" calcext:value-type="float">
            <text:p>106356</text:p>
          </table:table-cell>
          <table:table-cell table:style-name="ce92" table:formula="of:=IF(OR(ISBLANK([.$C43]);ISBLANK([.$D43]);ISBLANK([.$E43]);ISBLANK([$Speed.E43]));&quot;&quot;;IF([.J43]=&quot;FAIL&quot;;&quot;FAIL&quot;;[.J43]*[.$E43]/[.$D43]/1000000))" office:value-type="float" office:value="5.317815" calcext:value-type="float">
            <text:p>5,318</text:p>
          </table:table-cell>
          <table:table-cell table:style-name="ce88" table:formula="of:=IF(OR(ISBLANK([.$C43]);ISBLANK([$Speed.F43]));&quot;&quot;;IF([$Speed.F43]=&quot;FAIL&quot;;&quot;FAIL&quot;;[$Speed.F43]/[.$C43]))" office:value-type="float" office:value="106953.45" calcext:value-type="float">
            <text:p>106953</text:p>
          </table:table-cell>
          <table:table-cell table:style-name="ce92" table:formula="of:=IF(OR(ISBLANK([.$C43]);ISBLANK([.$D43]);ISBLANK([.$E43]);ISBLANK([$Speed.F43]));&quot;&quot;;IF([.L43]=&quot;FAIL&quot;;&quot;FAIL&quot;;[.L43]*[.$E43]/[.$D43]/1000000))" office:value-type="float" office:value="5.3476725" calcext:value-type="float">
            <text:p>5,348</text:p>
          </table:table-cell>
          <table:table-cell table:style-name="ce88" table:formula="of:=IF(OR(ISBLANK([.$C43]);ISBLANK([$Speed.G43]));&quot;&quot;;IF([$Speed.G43]=&quot;FAIL&quot;;&quot;FAIL&quot;;[$Speed.G43]/[.$C43]))" office:value-type="float" office:value="105887.75" calcext:value-type="float">
            <text:p>105888</text:p>
          </table:table-cell>
          <table:table-cell table:style-name="ce92" table:formula="of:=IF(OR(ISBLANK([.$C43]);ISBLANK([.$D43]);ISBLANK([.$E43]);ISBLANK([$Speed.G43]));&quot;&quot;;IF([.N43]=&quot;FAIL&quot;;&quot;FAIL&quot;;[.N43]*[.$E43]/[.$D43]/1000000))" office:value-type="float" office:value="5.2943875" calcext:value-type="float">
            <text:p>5,294</text:p>
          </table:table-cell>
          <table:table-cell table:style-name="ce88" table:formula="of:=IF(OR(ISBLANK([.$C43]);ISBLANK([$Speed.H43]));&quot;&quot;;IF([$Speed.H43]=&quot;FAIL&quot;;&quot;FAIL&quot;;[$Speed.H43]/[.$C43]))" office:value-type="float" office:value="106208.4" calcext:value-type="float">
            <text:p>106208</text:p>
          </table:table-cell>
          <table:table-cell table:style-name="ce92" table:formula="of:=IF(OR(ISBLANK([.$C43]);ISBLANK([.$D43]);ISBLANK([.$E43]);ISBLANK([$Speed.H43]));&quot;&quot;;IF([.P43]=&quot;FAIL&quot;;&quot;FAIL&quot;;[.P43]*[.$E43]/[.$D43]/1000000))" office:value-type="float" office:value="5.31042" calcext:value-type="float">
            <text:p>5,310</text:p>
          </table:table-cell>
          <table:table-cell table:style-name="ce88" table:formula="of:=IF(OR(ISBLANK([.$C43]);ISBLANK([$Speed.I43]));&quot;&quot;;IF([$Speed.I43]=&quot;FAIL&quot;;&quot;FAIL&quot;;[$Speed.I43]/[.$C43]))" office:value-type="float" office:value="106378.75" calcext:value-type="float">
            <text:p>106379</text:p>
          </table:table-cell>
          <table:table-cell table:style-name="ce92" table:formula="of:=IF(OR(ISBLANK([.$C43]);ISBLANK([.$D43]);ISBLANK([.$E43]);ISBLANK([$Speed.I43]));&quot;&quot;;IF([.R43]=&quot;FAIL&quot;;&quot;FAIL&quot;;[.R43]*[.$E43]/[.$D43]/1000000))" office:value-type="float" office:value="5.3189375" calcext:value-type="float">
            <text:p>5,319</text:p>
          </table:table-cell>
          <table:table-cell table:style-name="ce88" table:formula="of:=IF(OR(ISBLANK([.$C43]);ISBLANK([$Speed.J43]));&quot;&quot;;IF([$Speed.J43]=&quot;FAIL&quot;;&quot;FAIL&quot;;[$Speed.J43]/[.$C43]))" office:value-type="float" office:value="113359.3" calcext:value-type="float">
            <text:p>113359</text:p>
          </table:table-cell>
          <table:table-cell table:style-name="ce92" table:formula="of:=IF(OR(ISBLANK([.$C43]);ISBLANK([.$D43]);ISBLANK([.$E43]);ISBLANK([$Speed.J43]));&quot;&quot;;IF([.T43]=&quot;FAIL&quot;;&quot;FAIL&quot;;[.T43]*[.$E43]/[.$D43]/1000000))" office:value-type="float" office:value="5.667965" calcext:value-type="float">
            <text:p>5,668</text:p>
          </table:table-cell>
          <table:table-cell table:style-name="ce88" table:formula="of:=IF(OR(ISBLANK([.$C43]);ISBLANK([$Speed.K43]));&quot;&quot;;IF([$Speed.K43]=&quot;FAIL&quot;;&quot;FAIL&quot;;[$Speed.K43]/[.$C43]))">
            <text:p/>
          </table:table-cell>
          <table:table-cell table:style-name="ce92" table:formula="of:=IF(OR(ISBLANK([.$C43]);ISBLANK([.$D43]);ISBLANK([.$E43]);ISBLANK([$Speed.K43]));&quot;&quot;;IF([.V43]=&quot;FAIL&quot;;&quot;FAIL&quot;;[.V43]*[.$E43]/[.$D43]/1000000))">
            <text:p/>
          </table:table-cell>
          <table:table-cell table:style-name="ce88" table:formula="of:=IF(OR(ISBLANK([.$C43]);ISBLANK([$Speed.L43]));&quot;&quot;;IF([$Speed.L43]=&quot;FAIL&quot;;&quot;FAIL&quot;;[$Speed.L43]/[.$C43]))">
            <text:p/>
          </table:table-cell>
          <table:table-cell table:style-name="ce92" table:formula="of:=IF(OR(ISBLANK([.$C43]);ISBLANK([.$D43]);ISBLANK([.$E43]);ISBLANK([$Speed.L43]));&quot;&quot;;IF([.X43]=&quot;FAIL&quot;;&quot;FAIL&quot;;[.X43]*[.$E43]/[.$D43]/1000000))">
            <text:p/>
          </table:table-cell>
          <table:table-cell table:style-name="ce70" table:number-columns-repeated="29"/>
          <table:table-cell table:number-columns-repeated="970"/>
        </table:table-row>
        <table:table-row table:style-name="ro1">
          <table:table-cell table:style-name="ce72" office:value-type="string" calcext:value-type="string">
            <text:p>Video</text:p>
          </table:table-cell>
          <table:table-cell table:style-name="ce52" table:formula="of:=IF(ISBLANK([$Speed.B44]);&quot;&quot;;[$Speed.B44])" office:value-type="string" office:string-value="MPEG4-cod" calcext:value-type="string">
            <text:p>MPEG4-cod</text:p>
          </table:table-cell>
          <table:table-cell table:style-name="ce52" table:number-columns-repeated="3"/>
          <table:table-cell table:style-name="ce88" table:formula="of:=IF(OR(ISBLANK([.$C44]);ISBLANK([$Speed.C44]));&quot;&quot;;IF([$Speed.C44]=&quot;FAIL&quot;;&quot;FAIL&quot;;[$Speed.C44]/[.$C44]))">
            <text:p/>
          </table:table-cell>
          <table:table-cell table:style-name="ce92" table:formula="of:=IF(OR(ISBLANK([.$C44]);ISBLANK([.$D44]);ISBLANK([.$E44]);ISBLANK([$Speed.C44]));&quot;&quot;;IF([.F44]=&quot;FAIL&quot;;&quot;FAIL&quot;;[.F44]*[.$E44]/[.$D44]/1000000))">
            <text:p/>
          </table:table-cell>
          <table:table-cell table:style-name="ce88" table:formula="of:=IF(OR(ISBLANK([.$C44]);ISBLANK([$Speed.D44]));&quot;&quot;;IF([$Speed.D44]=&quot;FAIL&quot;;&quot;FAIL&quot;;[$Speed.D44]/[.$C44]))">
            <text:p/>
          </table:table-cell>
          <table:table-cell table:style-name="ce92" table:formula="of:=IF(OR(ISBLANK([.$C44]);ISBLANK([.$D44]);ISBLANK([.$E44]);ISBLANK([$Speed.D44]));&quot;&quot;;IF([.H44]=&quot;FAIL&quot;;&quot;FAIL&quot;;[.H44]*[.$E44]/[.$D44]/1000000))">
            <text:p/>
          </table:table-cell>
          <table:table-cell table:style-name="ce88" table:formula="of:=IF(OR(ISBLANK([.$C44]);ISBLANK([$Speed.E44]));&quot;&quot;;IF([$Speed.E44]=&quot;FAIL&quot;;&quot;FAIL&quot;;[$Speed.E44]/[.$C44]))">
            <text:p/>
          </table:table-cell>
          <table:table-cell table:style-name="ce92" table:formula="of:=IF(OR(ISBLANK([.$C44]);ISBLANK([.$D44]);ISBLANK([.$E44]);ISBLANK([$Speed.E44]));&quot;&quot;;IF([.J44]=&quot;FAIL&quot;;&quot;FAIL&quot;;[.J44]*[.$E44]/[.$D44]/1000000))">
            <text:p/>
          </table:table-cell>
          <table:table-cell table:style-name="ce88" table:formula="of:=IF(OR(ISBLANK([.$C44]);ISBLANK([$Speed.F44]));&quot;&quot;;IF([$Speed.F44]=&quot;FAIL&quot;;&quot;FAIL&quot;;[$Speed.F44]/[.$C44]))">
            <text:p/>
          </table:table-cell>
          <table:table-cell table:style-name="ce92" table:formula="of:=IF(OR(ISBLANK([.$C44]);ISBLANK([.$D44]);ISBLANK([.$E44]);ISBLANK([$Speed.F44]));&quot;&quot;;IF([.L44]=&quot;FAIL&quot;;&quot;FAIL&quot;;[.L44]*[.$E44]/[.$D44]/1000000))">
            <text:p/>
          </table:table-cell>
          <table:table-cell table:style-name="ce88" table:formula="of:=IF(OR(ISBLANK([.$C44]);ISBLANK([$Speed.G44]));&quot;&quot;;IF([$Speed.G44]=&quot;FAIL&quot;;&quot;FAIL&quot;;[$Speed.G44]/[.$C44]))">
            <text:p/>
          </table:table-cell>
          <table:table-cell table:style-name="ce92" table:formula="of:=IF(OR(ISBLANK([.$C44]);ISBLANK([.$D44]);ISBLANK([.$E44]);ISBLANK([$Speed.G44]));&quot;&quot;;IF([.N44]=&quot;FAIL&quot;;&quot;FAIL&quot;;[.N44]*[.$E44]/[.$D44]/1000000))">
            <text:p/>
          </table:table-cell>
          <table:table-cell table:style-name="ce88" table:formula="of:=IF(OR(ISBLANK([.$C44]);ISBLANK([$Speed.H44]));&quot;&quot;;IF([$Speed.H44]=&quot;FAIL&quot;;&quot;FAIL&quot;;[$Speed.H44]/[.$C44]))">
            <text:p/>
          </table:table-cell>
          <table:table-cell table:style-name="ce92" table:formula="of:=IF(OR(ISBLANK([.$C44]);ISBLANK([.$D44]);ISBLANK([.$E44]);ISBLANK([$Speed.H44]));&quot;&quot;;IF([.P44]=&quot;FAIL&quot;;&quot;FAIL&quot;;[.P44]*[.$E44]/[.$D44]/1000000))">
            <text:p/>
          </table:table-cell>
          <table:table-cell table:style-name="ce88" table:formula="of:=IF(OR(ISBLANK([.$C44]);ISBLANK([$Speed.I44]));&quot;&quot;;IF([$Speed.I44]=&quot;FAIL&quot;;&quot;FAIL&quot;;[$Speed.I44]/[.$C44]))">
            <text:p/>
          </table:table-cell>
          <table:table-cell table:style-name="ce92" table:formula="of:=IF(OR(ISBLANK([.$C44]);ISBLANK([.$D44]);ISBLANK([.$E44]);ISBLANK([$Speed.I44]));&quot;&quot;;IF([.R44]=&quot;FAIL&quot;;&quot;FAIL&quot;;[.R44]*[.$E44]/[.$D44]/1000000))">
            <text:p/>
          </table:table-cell>
          <table:table-cell table:style-name="ce88" table:formula="of:=IF(OR(ISBLANK([.$C44]);ISBLANK([$Speed.J44]));&quot;&quot;;IF([$Speed.J44]=&quot;FAIL&quot;;&quot;FAIL&quot;;[$Speed.J44]/[.$C44]))">
            <text:p/>
          </table:table-cell>
          <table:table-cell table:style-name="ce92" table:formula="of:=IF(OR(ISBLANK([.$C44]);ISBLANK([.$D44]);ISBLANK([.$E44]);ISBLANK([$Speed.J44]));&quot;&quot;;IF([.T44]=&quot;FAIL&quot;;&quot;FAIL&quot;;[.T44]*[.$E44]/[.$D44]/1000000))">
            <text:p/>
          </table:table-cell>
          <table:table-cell table:style-name="ce88" table:formula="of:=IF(OR(ISBLANK([.$C44]);ISBLANK([$Speed.K44]));&quot;&quot;;IF([$Speed.K44]=&quot;FAIL&quot;;&quot;FAIL&quot;;[$Speed.K44]/[.$C44]))">
            <text:p/>
          </table:table-cell>
          <table:table-cell table:style-name="ce92" table:formula="of:=IF(OR(ISBLANK([.$C44]);ISBLANK([.$D44]);ISBLANK([.$E44]);ISBLANK([$Speed.K44]));&quot;&quot;;IF([.V44]=&quot;FAIL&quot;;&quot;FAIL&quot;;[.V44]*[.$E44]/[.$D44]/1000000))">
            <text:p/>
          </table:table-cell>
          <table:table-cell table:style-name="ce88" table:formula="of:=IF(OR(ISBLANK([.$C44]);ISBLANK([$Speed.L44]));&quot;&quot;;IF([$Speed.L44]=&quot;FAIL&quot;;&quot;FAIL&quot;;[$Speed.L44]/[.$C44]))">
            <text:p/>
          </table:table-cell>
          <table:table-cell table:style-name="ce92" table:formula="of:=IF(OR(ISBLANK([.$C44]);ISBLANK([.$D44]);ISBLANK([.$E44]);ISBLANK([$Speed.L44]));&quot;&quot;;IF([.X44]=&quot;FAIL&quot;;&quot;FAIL&quot;;[.X44]*[.$E44]/[.$D44]/1000000))">
            <text:p/>
          </table:table-cell>
          <table:table-cell table:style-name="ce70" table:number-columns-repeated="29"/>
          <table:table-cell table:number-columns-repeated="970"/>
        </table:table-row>
        <table:table-row table:style-name="ro1">
          <table:table-cell table:style-name="ce72"/>
          <table:table-cell table:style-name="ce52" table:formula="of:=IF(ISBLANK([$Speed.B45]);&quot;&quot;;[$Speed.B45])" office:value-type="string" office:string-value="MPEG4-dec" calcext:value-type="string">
            <text:p>MPEG4-dec</text:p>
          </table:table-cell>
          <table:table-cell table:style-name="ce52" table:number-columns-repeated="3"/>
          <table:table-cell table:style-name="ce89" table:formula="of:=IF(OR(ISBLANK([.$C45]);ISBLANK([$Speed.C45]));&quot;&quot;;IF([$Speed.C45]=&quot;FAIL&quot;;&quot;FAIL&quot;;[$Speed.C45]/[.$C45]))">
            <text:p/>
          </table:table-cell>
          <table:table-cell table:style-name="ce93" table:formula="of:=IF(OR(ISBLANK([.$C45]);ISBLANK([.$D45]);ISBLANK([.$E45]);ISBLANK([$Speed.C45]));&quot;&quot;;IF([.F45]=&quot;FAIL&quot;;&quot;FAIL&quot;;[.F45]*[.$E45]/[.$D45]/1000000))">
            <text:p/>
          </table:table-cell>
          <table:table-cell table:style-name="ce89" table:formula="of:=IF(OR(ISBLANK([.$C45]);ISBLANK([$Speed.D45]));&quot;&quot;;IF([$Speed.D45]=&quot;FAIL&quot;;&quot;FAIL&quot;;[$Speed.D45]/[.$C45]))">
            <text:p/>
          </table:table-cell>
          <table:table-cell table:style-name="ce93" table:formula="of:=IF(OR(ISBLANK([.$C45]);ISBLANK([.$D45]);ISBLANK([.$E45]);ISBLANK([$Speed.D45]));&quot;&quot;;IF([.H45]=&quot;FAIL&quot;;&quot;FAIL&quot;;[.H45]*[.$E45]/[.$D45]/1000000))">
            <text:p/>
          </table:table-cell>
          <table:table-cell table:style-name="ce89" table:formula="of:=IF(OR(ISBLANK([.$C45]);ISBLANK([$Speed.E45]));&quot;&quot;;IF([$Speed.E45]=&quot;FAIL&quot;;&quot;FAIL&quot;;[$Speed.E45]/[.$C45]))">
            <text:p/>
          </table:table-cell>
          <table:table-cell table:style-name="ce93" table:formula="of:=IF(OR(ISBLANK([.$C45]);ISBLANK([.$D45]);ISBLANK([.$E45]);ISBLANK([$Speed.E45]));&quot;&quot;;IF([.J45]=&quot;FAIL&quot;;&quot;FAIL&quot;;[.J45]*[.$E45]/[.$D45]/1000000))">
            <text:p/>
          </table:table-cell>
          <table:table-cell table:style-name="ce89" table:formula="of:=IF(OR(ISBLANK([.$C45]);ISBLANK([$Speed.F45]));&quot;&quot;;IF([$Speed.F45]=&quot;FAIL&quot;;&quot;FAIL&quot;;[$Speed.F45]/[.$C45]))">
            <text:p/>
          </table:table-cell>
          <table:table-cell table:style-name="ce93" table:formula="of:=IF(OR(ISBLANK([.$C45]);ISBLANK([.$D45]);ISBLANK([.$E45]);ISBLANK([$Speed.F45]));&quot;&quot;;IF([.L45]=&quot;FAIL&quot;;&quot;FAIL&quot;;[.L45]*[.$E45]/[.$D45]/1000000))">
            <text:p/>
          </table:table-cell>
          <table:table-cell table:style-name="ce89" table:formula="of:=IF(OR(ISBLANK([.$C45]);ISBLANK([$Speed.G45]));&quot;&quot;;IF([$Speed.G45]=&quot;FAIL&quot;;&quot;FAIL&quot;;[$Speed.G45]/[.$C45]))">
            <text:p/>
          </table:table-cell>
          <table:table-cell table:style-name="ce93" table:formula="of:=IF(OR(ISBLANK([.$C45]);ISBLANK([.$D45]);ISBLANK([.$E45]);ISBLANK([$Speed.G45]));&quot;&quot;;IF([.N45]=&quot;FAIL&quot;;&quot;FAIL&quot;;[.N45]*[.$E45]/[.$D45]/1000000))">
            <text:p/>
          </table:table-cell>
          <table:table-cell table:style-name="ce89" table:formula="of:=IF(OR(ISBLANK([.$C45]);ISBLANK([$Speed.H45]));&quot;&quot;;IF([$Speed.H45]=&quot;FAIL&quot;;&quot;FAIL&quot;;[$Speed.H45]/[.$C45]))">
            <text:p/>
          </table:table-cell>
          <table:table-cell table:style-name="ce93" table:formula="of:=IF(OR(ISBLANK([.$C45]);ISBLANK([.$D45]);ISBLANK([.$E45]);ISBLANK([$Speed.H45]));&quot;&quot;;IF([.P45]=&quot;FAIL&quot;;&quot;FAIL&quot;;[.P45]*[.$E45]/[.$D45]/1000000))">
            <text:p/>
          </table:table-cell>
          <table:table-cell table:style-name="ce89" table:formula="of:=IF(OR(ISBLANK([.$C45]);ISBLANK([$Speed.I45]));&quot;&quot;;IF([$Speed.I45]=&quot;FAIL&quot;;&quot;FAIL&quot;;[$Speed.I45]/[.$C45]))">
            <text:p/>
          </table:table-cell>
          <table:table-cell table:style-name="ce93" table:formula="of:=IF(OR(ISBLANK([.$C45]);ISBLANK([.$D45]);ISBLANK([.$E45]);ISBLANK([$Speed.I45]));&quot;&quot;;IF([.R45]=&quot;FAIL&quot;;&quot;FAIL&quot;;[.R45]*[.$E45]/[.$D45]/1000000))">
            <text:p/>
          </table:table-cell>
          <table:table-cell table:style-name="ce89" table:formula="of:=IF(OR(ISBLANK([.$C45]);ISBLANK([$Speed.J45]));&quot;&quot;;IF([$Speed.J45]=&quot;FAIL&quot;;&quot;FAIL&quot;;[$Speed.J45]/[.$C45]))">
            <text:p/>
          </table:table-cell>
          <table:table-cell table:style-name="ce93" table:formula="of:=IF(OR(ISBLANK([.$C45]);ISBLANK([.$D45]);ISBLANK([.$E45]);ISBLANK([$Speed.J45]));&quot;&quot;;IF([.T45]=&quot;FAIL&quot;;&quot;FAIL&quot;;[.T45]*[.$E45]/[.$D45]/1000000))">
            <text:p/>
          </table:table-cell>
          <table:table-cell table:style-name="ce89" table:formula="of:=IF(OR(ISBLANK([.$C45]);ISBLANK([$Speed.K45]));&quot;&quot;;IF([$Speed.K45]=&quot;FAIL&quot;;&quot;FAIL&quot;;[$Speed.K45]/[.$C45]))">
            <text:p/>
          </table:table-cell>
          <table:table-cell table:style-name="ce93" table:formula="of:=IF(OR(ISBLANK([.$C45]);ISBLANK([.$D45]);ISBLANK([.$E45]);ISBLANK([$Speed.K45]));&quot;&quot;;IF([.V45]=&quot;FAIL&quot;;&quot;FAIL&quot;;[.V45]*[.$E45]/[.$D45]/1000000))">
            <text:p/>
          </table:table-cell>
          <table:table-cell table:style-name="ce89" table:formula="of:=IF(OR(ISBLANK([.$C45]);ISBLANK([$Speed.L45]));&quot;&quot;;IF([$Speed.L45]=&quot;FAIL&quot;;&quot;FAIL&quot;;[$Speed.L45]/[.$C45]))">
            <text:p/>
          </table:table-cell>
          <table:table-cell table:style-name="ce93" table:formula="of:=IF(OR(ISBLANK([.$C45]);ISBLANK([.$D45]);ISBLANK([.$E45]);ISBLANK([$Speed.L45]));&quot;&quot;;IF([.X45]=&quot;FAIL&quot;;&quot;FAIL&quot;;[.X45]*[.$E45]/[.$D45]/1000000))">
            <text:p/>
          </table:table-cell>
          <table:table-cell table:style-name="ce70" table:number-columns-repeated="29"/>
          <table:table-cell table:number-columns-repeated="970"/>
        </table:table-row>
        <table:table-row table:style-name="ro1">
          <table:table-cell table:style-name="ce72"/>
          <table:table-cell table:style-name="ce52" table:formula="of:=IF(ISBLANK([$Speed.B46]);&quot;&quot;;[$Speed.B46])" office:value-type="string" office:string-value="MPEG4_Fast-cod" calcext:value-type="string">
            <text:p>MPEG4_Fast-cod</text:p>
          </table:table-cell>
          <table:table-cell table:style-name="ce52" table:number-columns-repeated="3"/>
          <table:table-cell table:style-name="ce88" table:formula="of:=IF(OR(ISBLANK([.$C46]);ISBLANK([$Speed.C46]));&quot;&quot;;IF([$Speed.C46]=&quot;FAIL&quot;;&quot;FAIL&quot;;[$Speed.C46]/[.$C46]))">
            <text:p/>
          </table:table-cell>
          <table:table-cell table:style-name="ce92" table:formula="of:=IF(OR(ISBLANK([.$C46]);ISBLANK([.$D46]);ISBLANK([.$E46]);ISBLANK([$Speed.C46]));&quot;&quot;;IF([.F46]=&quot;FAIL&quot;;&quot;FAIL&quot;;[.F46]*[.$E46]/[.$D46]/1000000))">
            <text:p/>
          </table:table-cell>
          <table:table-cell table:style-name="ce88" table:formula="of:=IF(OR(ISBLANK([.$C46]);ISBLANK([$Speed.D46]));&quot;&quot;;IF([$Speed.D46]=&quot;FAIL&quot;;&quot;FAIL&quot;;[$Speed.D46]/[.$C46]))">
            <text:p/>
          </table:table-cell>
          <table:table-cell table:style-name="ce92" table:formula="of:=IF(OR(ISBLANK([.$C46]);ISBLANK([.$D46]);ISBLANK([.$E46]);ISBLANK([$Speed.D46]));&quot;&quot;;IF([.H46]=&quot;FAIL&quot;;&quot;FAIL&quot;;[.H46]*[.$E46]/[.$D46]/1000000))">
            <text:p/>
          </table:table-cell>
          <table:table-cell table:style-name="ce88" table:formula="of:=IF(OR(ISBLANK([.$C46]);ISBLANK([$Speed.E46]));&quot;&quot;;IF([$Speed.E46]=&quot;FAIL&quot;;&quot;FAIL&quot;;[$Speed.E46]/[.$C46]))">
            <text:p/>
          </table:table-cell>
          <table:table-cell table:style-name="ce92" table:formula="of:=IF(OR(ISBLANK([.$C46]);ISBLANK([.$D46]);ISBLANK([.$E46]);ISBLANK([$Speed.E46]));&quot;&quot;;IF([.J46]=&quot;FAIL&quot;;&quot;FAIL&quot;;[.J46]*[.$E46]/[.$D46]/1000000))">
            <text:p/>
          </table:table-cell>
          <table:table-cell table:style-name="ce88" table:formula="of:=IF(OR(ISBLANK([.$C46]);ISBLANK([$Speed.F46]));&quot;&quot;;IF([$Speed.F46]=&quot;FAIL&quot;;&quot;FAIL&quot;;[$Speed.F46]/[.$C46]))">
            <text:p/>
          </table:table-cell>
          <table:table-cell table:style-name="ce92" table:formula="of:=IF(OR(ISBLANK([.$C46]);ISBLANK([.$D46]);ISBLANK([.$E46]);ISBLANK([$Speed.F46]));&quot;&quot;;IF([.L46]=&quot;FAIL&quot;;&quot;FAIL&quot;;[.L46]*[.$E46]/[.$D46]/1000000))">
            <text:p/>
          </table:table-cell>
          <table:table-cell table:style-name="ce88" table:formula="of:=IF(OR(ISBLANK([.$C46]);ISBLANK([$Speed.G46]));&quot;&quot;;IF([$Speed.G46]=&quot;FAIL&quot;;&quot;FAIL&quot;;[$Speed.G46]/[.$C46]))">
            <text:p/>
          </table:table-cell>
          <table:table-cell table:style-name="ce92" table:formula="of:=IF(OR(ISBLANK([.$C46]);ISBLANK([.$D46]);ISBLANK([.$E46]);ISBLANK([$Speed.G46]));&quot;&quot;;IF([.N46]=&quot;FAIL&quot;;&quot;FAIL&quot;;[.N46]*[.$E46]/[.$D46]/1000000))">
            <text:p/>
          </table:table-cell>
          <table:table-cell table:style-name="ce88" table:formula="of:=IF(OR(ISBLANK([.$C46]);ISBLANK([$Speed.H46]));&quot;&quot;;IF([$Speed.H46]=&quot;FAIL&quot;;&quot;FAIL&quot;;[$Speed.H46]/[.$C46]))">
            <text:p/>
          </table:table-cell>
          <table:table-cell table:style-name="ce92" table:formula="of:=IF(OR(ISBLANK([.$C46]);ISBLANK([.$D46]);ISBLANK([.$E46]);ISBLANK([$Speed.H46]));&quot;&quot;;IF([.P46]=&quot;FAIL&quot;;&quot;FAIL&quot;;[.P46]*[.$E46]/[.$D46]/1000000))">
            <text:p/>
          </table:table-cell>
          <table:table-cell table:style-name="ce88" table:formula="of:=IF(OR(ISBLANK([.$C46]);ISBLANK([$Speed.I46]));&quot;&quot;;IF([$Speed.I46]=&quot;FAIL&quot;;&quot;FAIL&quot;;[$Speed.I46]/[.$C46]))">
            <text:p/>
          </table:table-cell>
          <table:table-cell table:style-name="ce92" table:formula="of:=IF(OR(ISBLANK([.$C46]);ISBLANK([.$D46]);ISBLANK([.$E46]);ISBLANK([$Speed.I46]));&quot;&quot;;IF([.R46]=&quot;FAIL&quot;;&quot;FAIL&quot;;[.R46]*[.$E46]/[.$D46]/1000000))">
            <text:p/>
          </table:table-cell>
          <table:table-cell table:style-name="ce88" table:formula="of:=IF(OR(ISBLANK([.$C46]);ISBLANK([$Speed.J46]));&quot;&quot;;IF([$Speed.J46]=&quot;FAIL&quot;;&quot;FAIL&quot;;[$Speed.J46]/[.$C46]))">
            <text:p/>
          </table:table-cell>
          <table:table-cell table:style-name="ce92" table:formula="of:=IF(OR(ISBLANK([.$C46]);ISBLANK([.$D46]);ISBLANK([.$E46]);ISBLANK([$Speed.J46]));&quot;&quot;;IF([.T46]=&quot;FAIL&quot;;&quot;FAIL&quot;;[.T46]*[.$E46]/[.$D46]/1000000))">
            <text:p/>
          </table:table-cell>
          <table:table-cell table:style-name="ce88" table:formula="of:=IF(OR(ISBLANK([.$C46]);ISBLANK([$Speed.K46]));&quot;&quot;;IF([$Speed.K46]=&quot;FAIL&quot;;&quot;FAIL&quot;;[$Speed.K46]/[.$C46]))">
            <text:p/>
          </table:table-cell>
          <table:table-cell table:style-name="ce92" table:formula="of:=IF(OR(ISBLANK([.$C46]);ISBLANK([.$D46]);ISBLANK([.$E46]);ISBLANK([$Speed.K46]));&quot;&quot;;IF([.V46]=&quot;FAIL&quot;;&quot;FAIL&quot;;[.V46]*[.$E46]/[.$D46]/1000000))">
            <text:p/>
          </table:table-cell>
          <table:table-cell table:style-name="ce88" table:formula="of:=IF(OR(ISBLANK([.$C46]);ISBLANK([$Speed.L46]));&quot;&quot;;IF([$Speed.L46]=&quot;FAIL&quot;;&quot;FAIL&quot;;[$Speed.L46]/[.$C46]))">
            <text:p/>
          </table:table-cell>
          <table:table-cell table:style-name="ce92" table:formula="of:=IF(OR(ISBLANK([.$C46]);ISBLANK([.$D46]);ISBLANK([.$E46]);ISBLANK([$Speed.L46]));&quot;&quot;;IF([.X46]=&quot;FAIL&quot;;&quot;FAIL&quot;;[.X46]*[.$E46]/[.$D46]/1000000))">
            <text:p/>
          </table:table-cell>
          <table:table-cell table:style-name="ce70" table:number-columns-repeated="29"/>
          <table:table-cell table:number-columns-repeated="970"/>
        </table:table-row>
        <table:table-row table:style-name="ro1">
          <table:table-cell table:style-name="ce72"/>
          <table:table-cell table:style-name="ce52" table:formula="of:=IF(ISBLANK([$Speed.B47]);&quot;&quot;;[$Speed.B47])" office:value-type="string" office:string-value="MPEG4_Fast-dec" calcext:value-type="string">
            <text:p>MPEG4_Fast-dec</text:p>
          </table:table-cell>
          <table:table-cell table:style-name="ce52" table:number-columns-repeated="3"/>
          <table:table-cell table:style-name="ce88" table:formula="of:=IF(OR(ISBLANK([.$C47]);ISBLANK([$Speed.C47]));&quot;&quot;;IF([$Speed.C47]=&quot;FAIL&quot;;&quot;FAIL&quot;;[$Speed.C47]/[.$C47]))">
            <text:p/>
          </table:table-cell>
          <table:table-cell table:style-name="ce92" table:formula="of:=IF(OR(ISBLANK([.$C47]);ISBLANK([.$D47]);ISBLANK([.$E47]);ISBLANK([$Speed.C47]));&quot;&quot;;IF([.F47]=&quot;FAIL&quot;;&quot;FAIL&quot;;[.F47]*[.$E47]/[.$D47]/1000000))">
            <text:p/>
          </table:table-cell>
          <table:table-cell table:style-name="ce88" table:formula="of:=IF(OR(ISBLANK([.$C47]);ISBLANK([$Speed.D47]));&quot;&quot;;IF([$Speed.D47]=&quot;FAIL&quot;;&quot;FAIL&quot;;[$Speed.D47]/[.$C47]))">
            <text:p/>
          </table:table-cell>
          <table:table-cell table:style-name="ce92" table:formula="of:=IF(OR(ISBLANK([.$C47]);ISBLANK([.$D47]);ISBLANK([.$E47]);ISBLANK([$Speed.D47]));&quot;&quot;;IF([.H47]=&quot;FAIL&quot;;&quot;FAIL&quot;;[.H47]*[.$E47]/[.$D47]/1000000))">
            <text:p/>
          </table:table-cell>
          <table:table-cell table:style-name="ce88" table:formula="of:=IF(OR(ISBLANK([.$C47]);ISBLANK([$Speed.E47]));&quot;&quot;;IF([$Speed.E47]=&quot;FAIL&quot;;&quot;FAIL&quot;;[$Speed.E47]/[.$C47]))">
            <text:p/>
          </table:table-cell>
          <table:table-cell table:style-name="ce92" table:formula="of:=IF(OR(ISBLANK([.$C47]);ISBLANK([.$D47]);ISBLANK([.$E47]);ISBLANK([$Speed.E47]));&quot;&quot;;IF([.J47]=&quot;FAIL&quot;;&quot;FAIL&quot;;[.J47]*[.$E47]/[.$D47]/1000000))">
            <text:p/>
          </table:table-cell>
          <table:table-cell table:style-name="ce88" table:formula="of:=IF(OR(ISBLANK([.$C47]);ISBLANK([$Speed.F47]));&quot;&quot;;IF([$Speed.F47]=&quot;FAIL&quot;;&quot;FAIL&quot;;[$Speed.F47]/[.$C47]))">
            <text:p/>
          </table:table-cell>
          <table:table-cell table:style-name="ce92" table:formula="of:=IF(OR(ISBLANK([.$C47]);ISBLANK([.$D47]);ISBLANK([.$E47]);ISBLANK([$Speed.F47]));&quot;&quot;;IF([.L47]=&quot;FAIL&quot;;&quot;FAIL&quot;;[.L47]*[.$E47]/[.$D47]/1000000))">
            <text:p/>
          </table:table-cell>
          <table:table-cell table:style-name="ce88" table:formula="of:=IF(OR(ISBLANK([.$C47]);ISBLANK([$Speed.G47]));&quot;&quot;;IF([$Speed.G47]=&quot;FAIL&quot;;&quot;FAIL&quot;;[$Speed.G47]/[.$C47]))">
            <text:p/>
          </table:table-cell>
          <table:table-cell table:style-name="ce92" table:formula="of:=IF(OR(ISBLANK([.$C47]);ISBLANK([.$D47]);ISBLANK([.$E47]);ISBLANK([$Speed.G47]));&quot;&quot;;IF([.N47]=&quot;FAIL&quot;;&quot;FAIL&quot;;[.N47]*[.$E47]/[.$D47]/1000000))">
            <text:p/>
          </table:table-cell>
          <table:table-cell table:style-name="ce88" table:formula="of:=IF(OR(ISBLANK([.$C47]);ISBLANK([$Speed.H47]));&quot;&quot;;IF([$Speed.H47]=&quot;FAIL&quot;;&quot;FAIL&quot;;[$Speed.H47]/[.$C47]))">
            <text:p/>
          </table:table-cell>
          <table:table-cell table:style-name="ce92" table:formula="of:=IF(OR(ISBLANK([.$C47]);ISBLANK([.$D47]);ISBLANK([.$E47]);ISBLANK([$Speed.H47]));&quot;&quot;;IF([.P47]=&quot;FAIL&quot;;&quot;FAIL&quot;;[.P47]*[.$E47]/[.$D47]/1000000))">
            <text:p/>
          </table:table-cell>
          <table:table-cell table:style-name="ce88" table:formula="of:=IF(OR(ISBLANK([.$C47]);ISBLANK([$Speed.I47]));&quot;&quot;;IF([$Speed.I47]=&quot;FAIL&quot;;&quot;FAIL&quot;;[$Speed.I47]/[.$C47]))">
            <text:p/>
          </table:table-cell>
          <table:table-cell table:style-name="ce92" table:formula="of:=IF(OR(ISBLANK([.$C47]);ISBLANK([.$D47]);ISBLANK([.$E47]);ISBLANK([$Speed.I47]));&quot;&quot;;IF([.R47]=&quot;FAIL&quot;;&quot;FAIL&quot;;[.R47]*[.$E47]/[.$D47]/1000000))">
            <text:p/>
          </table:table-cell>
          <table:table-cell table:style-name="ce88" table:formula="of:=IF(OR(ISBLANK([.$C47]);ISBLANK([$Speed.J47]));&quot;&quot;;IF([$Speed.J47]=&quot;FAIL&quot;;&quot;FAIL&quot;;[$Speed.J47]/[.$C47]))">
            <text:p/>
          </table:table-cell>
          <table:table-cell table:style-name="ce92" table:formula="of:=IF(OR(ISBLANK([.$C47]);ISBLANK([.$D47]);ISBLANK([.$E47]);ISBLANK([$Speed.J47]));&quot;&quot;;IF([.T47]=&quot;FAIL&quot;;&quot;FAIL&quot;;[.T47]*[.$E47]/[.$D47]/1000000))">
            <text:p/>
          </table:table-cell>
          <table:table-cell table:style-name="ce88" table:formula="of:=IF(OR(ISBLANK([.$C47]);ISBLANK([$Speed.K47]));&quot;&quot;;IF([$Speed.K47]=&quot;FAIL&quot;;&quot;FAIL&quot;;[$Speed.K47]/[.$C47]))">
            <text:p/>
          </table:table-cell>
          <table:table-cell table:style-name="ce92" table:formula="of:=IF(OR(ISBLANK([.$C47]);ISBLANK([.$D47]);ISBLANK([.$E47]);ISBLANK([$Speed.K47]));&quot;&quot;;IF([.V47]=&quot;FAIL&quot;;&quot;FAIL&quot;;[.V47]*[.$E47]/[.$D47]/1000000))">
            <text:p/>
          </table:table-cell>
          <table:table-cell table:style-name="ce88" table:formula="of:=IF(OR(ISBLANK([.$C47]);ISBLANK([$Speed.L47]));&quot;&quot;;IF([$Speed.L47]=&quot;FAIL&quot;;&quot;FAIL&quot;;[$Speed.L47]/[.$C47]))">
            <text:p/>
          </table:table-cell>
          <table:table-cell table:style-name="ce92" table:formula="of:=IF(OR(ISBLANK([.$C47]);ISBLANK([.$D47]);ISBLANK([.$E47]);ISBLANK([$Speed.L47]));&quot;&quot;;IF([.X47]=&quot;FAIL&quot;;&quot;FAIL&quot;;[.X47]*[.$E47]/[.$D47]/1000000))">
            <text:p/>
          </table:table-cell>
          <table:table-cell table:style-name="ce70" table:number-columns-repeated="29"/>
          <table:table-cell table:number-columns-repeated="970"/>
        </table:table-row>
        <table:table-row table:style-name="ro1">
          <table:table-cell table:style-name="ce72"/>
          <table:table-cell table:style-name="ce52" table:formula="of:=IF(ISBLANK([$Speed.B48]);&quot;&quot;;[$Speed.B48])" office:value-type="string" office:string-value="JPEG-cod" calcext:value-type="string">
            <text:p>JPEG-cod</text:p>
          </table:table-cell>
          <table:table-cell table:style-name="ce52" table:number-columns-repeated="3"/>
          <table:table-cell table:style-name="ce88" table:formula="of:=IF(OR(ISBLANK([.$C48]);ISBLANK([$Speed.C48]));&quot;&quot;;IF([$Speed.C48]=&quot;FAIL&quot;;&quot;FAIL&quot;;[$Speed.C48]/[.$C48]))">
            <text:p/>
          </table:table-cell>
          <table:table-cell table:style-name="ce92" table:formula="of:=IF(OR(ISBLANK([.$C48]);ISBLANK([.$D48]);ISBLANK([.$E48]);ISBLANK([$Speed.C48]));&quot;&quot;;IF([.F48]=&quot;FAIL&quot;;&quot;FAIL&quot;;[.F48]*[.$E48]/[.$D48]/1000000))">
            <text:p/>
          </table:table-cell>
          <table:table-cell table:style-name="ce88" table:formula="of:=IF(OR(ISBLANK([.$C48]);ISBLANK([$Speed.D48]));&quot;&quot;;IF([$Speed.D48]=&quot;FAIL&quot;;&quot;FAIL&quot;;[$Speed.D48]/[.$C48]))">
            <text:p/>
          </table:table-cell>
          <table:table-cell table:style-name="ce92" table:formula="of:=IF(OR(ISBLANK([.$C48]);ISBLANK([.$D48]);ISBLANK([.$E48]);ISBLANK([$Speed.D48]));&quot;&quot;;IF([.H48]=&quot;FAIL&quot;;&quot;FAIL&quot;;[.H48]*[.$E48]/[.$D48]/1000000))">
            <text:p/>
          </table:table-cell>
          <table:table-cell table:style-name="ce88" table:formula="of:=IF(OR(ISBLANK([.$C48]);ISBLANK([$Speed.E48]));&quot;&quot;;IF([$Speed.E48]=&quot;FAIL&quot;;&quot;FAIL&quot;;[$Speed.E48]/[.$C48]))">
            <text:p/>
          </table:table-cell>
          <table:table-cell table:style-name="ce92" table:formula="of:=IF(OR(ISBLANK([.$C48]);ISBLANK([.$D48]);ISBLANK([.$E48]);ISBLANK([$Speed.E48]));&quot;&quot;;IF([.J48]=&quot;FAIL&quot;;&quot;FAIL&quot;;[.J48]*[.$E48]/[.$D48]/1000000))">
            <text:p/>
          </table:table-cell>
          <table:table-cell table:style-name="ce88" table:formula="of:=IF(OR(ISBLANK([.$C48]);ISBLANK([$Speed.F48]));&quot;&quot;;IF([$Speed.F48]=&quot;FAIL&quot;;&quot;FAIL&quot;;[$Speed.F48]/[.$C48]))">
            <text:p/>
          </table:table-cell>
          <table:table-cell table:style-name="ce92" table:formula="of:=IF(OR(ISBLANK([.$C48]);ISBLANK([.$D48]);ISBLANK([.$E48]);ISBLANK([$Speed.F48]));&quot;&quot;;IF([.L48]=&quot;FAIL&quot;;&quot;FAIL&quot;;[.L48]*[.$E48]/[.$D48]/1000000))">
            <text:p/>
          </table:table-cell>
          <table:table-cell table:style-name="ce88" table:formula="of:=IF(OR(ISBLANK([.$C48]);ISBLANK([$Speed.G48]));&quot;&quot;;IF([$Speed.G48]=&quot;FAIL&quot;;&quot;FAIL&quot;;[$Speed.G48]/[.$C48]))">
            <text:p/>
          </table:table-cell>
          <table:table-cell table:style-name="ce92" table:formula="of:=IF(OR(ISBLANK([.$C48]);ISBLANK([.$D48]);ISBLANK([.$E48]);ISBLANK([$Speed.G48]));&quot;&quot;;IF([.N48]=&quot;FAIL&quot;;&quot;FAIL&quot;;[.N48]*[.$E48]/[.$D48]/1000000))">
            <text:p/>
          </table:table-cell>
          <table:table-cell table:style-name="ce88" table:formula="of:=IF(OR(ISBLANK([.$C48]);ISBLANK([$Speed.H48]));&quot;&quot;;IF([$Speed.H48]=&quot;FAIL&quot;;&quot;FAIL&quot;;[$Speed.H48]/[.$C48]))">
            <text:p/>
          </table:table-cell>
          <table:table-cell table:style-name="ce92" table:formula="of:=IF(OR(ISBLANK([.$C48]);ISBLANK([.$D48]);ISBLANK([.$E48]);ISBLANK([$Speed.H48]));&quot;&quot;;IF([.P48]=&quot;FAIL&quot;;&quot;FAIL&quot;;[.P48]*[.$E48]/[.$D48]/1000000))">
            <text:p/>
          </table:table-cell>
          <table:table-cell table:style-name="ce88" table:formula="of:=IF(OR(ISBLANK([.$C48]);ISBLANK([$Speed.I48]));&quot;&quot;;IF([$Speed.I48]=&quot;FAIL&quot;;&quot;FAIL&quot;;[$Speed.I48]/[.$C48]))">
            <text:p/>
          </table:table-cell>
          <table:table-cell table:style-name="ce92" table:formula="of:=IF(OR(ISBLANK([.$C48]);ISBLANK([.$D48]);ISBLANK([.$E48]);ISBLANK([$Speed.I48]));&quot;&quot;;IF([.R48]=&quot;FAIL&quot;;&quot;FAIL&quot;;[.R48]*[.$E48]/[.$D48]/1000000))">
            <text:p/>
          </table:table-cell>
          <table:table-cell table:style-name="ce88" table:formula="of:=IF(OR(ISBLANK([.$C48]);ISBLANK([$Speed.J48]));&quot;&quot;;IF([$Speed.J48]=&quot;FAIL&quot;;&quot;FAIL&quot;;[$Speed.J48]/[.$C48]))">
            <text:p/>
          </table:table-cell>
          <table:table-cell table:style-name="ce92" table:formula="of:=IF(OR(ISBLANK([.$C48]);ISBLANK([.$D48]);ISBLANK([.$E48]);ISBLANK([$Speed.J48]));&quot;&quot;;IF([.T48]=&quot;FAIL&quot;;&quot;FAIL&quot;;[.T48]*[.$E48]/[.$D48]/1000000))">
            <text:p/>
          </table:table-cell>
          <table:table-cell table:style-name="ce88" table:formula="of:=IF(OR(ISBLANK([.$C48]);ISBLANK([$Speed.K48]));&quot;&quot;;IF([$Speed.K48]=&quot;FAIL&quot;;&quot;FAIL&quot;;[$Speed.K48]/[.$C48]))">
            <text:p/>
          </table:table-cell>
          <table:table-cell table:style-name="ce92" table:formula="of:=IF(OR(ISBLANK([.$C48]);ISBLANK([.$D48]);ISBLANK([.$E48]);ISBLANK([$Speed.K48]));&quot;&quot;;IF([.V48]=&quot;FAIL&quot;;&quot;FAIL&quot;;[.V48]*[.$E48]/[.$D48]/1000000))">
            <text:p/>
          </table:table-cell>
          <table:table-cell table:style-name="ce88" table:formula="of:=IF(OR(ISBLANK([.$C48]);ISBLANK([$Speed.L48]));&quot;&quot;;IF([$Speed.L48]=&quot;FAIL&quot;;&quot;FAIL&quot;;[$Speed.L48]/[.$C48]))">
            <text:p/>
          </table:table-cell>
          <table:table-cell table:style-name="ce92" table:formula="of:=IF(OR(ISBLANK([.$C48]);ISBLANK([.$D48]);ISBLANK([.$E48]);ISBLANK([$Speed.L48]));&quot;&quot;;IF([.X48]=&quot;FAIL&quot;;&quot;FAIL&quot;;[.X48]*[.$E48]/[.$D48]/1000000))">
            <text:p/>
          </table:table-cell>
          <table:table-cell table:style-name="ce70" table:number-columns-repeated="29"/>
          <table:table-cell table:number-columns-repeated="970"/>
        </table:table-row>
        <table:table-row table:style-name="ro1">
          <table:table-cell table:style-name="ce72"/>
          <table:table-cell table:style-name="ce52" table:formula="of:=IF(ISBLANK([$Speed.B49]);&quot;&quot;;[$Speed.B49])" office:value-type="string" office:string-value="JPEG-dec" calcext:value-type="string">
            <text:p>JPEG-dec</text:p>
          </table:table-cell>
          <table:table-cell table:style-name="ce52" table:number-columns-repeated="3"/>
          <table:table-cell table:style-name="ce88" table:formula="of:=IF(OR(ISBLANK([.$C49]);ISBLANK([$Speed.C49]));&quot;&quot;;IF([$Speed.C49]=&quot;FAIL&quot;;&quot;FAIL&quot;;[$Speed.C49]/[.$C49]))">
            <text:p/>
          </table:table-cell>
          <table:table-cell table:style-name="ce92" table:formula="of:=IF(OR(ISBLANK([.$C49]);ISBLANK([.$D49]);ISBLANK([.$E49]);ISBLANK([$Speed.C49]));&quot;&quot;;IF([.F49]=&quot;FAIL&quot;;&quot;FAIL&quot;;[.F49]*[.$E49]/[.$D49]/1000000))">
            <text:p/>
          </table:table-cell>
          <table:table-cell table:style-name="ce88" table:formula="of:=IF(OR(ISBLANK([.$C49]);ISBLANK([$Speed.D49]));&quot;&quot;;IF([$Speed.D49]=&quot;FAIL&quot;;&quot;FAIL&quot;;[$Speed.D49]/[.$C49]))">
            <text:p/>
          </table:table-cell>
          <table:table-cell table:style-name="ce92" table:formula="of:=IF(OR(ISBLANK([.$C49]);ISBLANK([.$D49]);ISBLANK([.$E49]);ISBLANK([$Speed.D49]));&quot;&quot;;IF([.H49]=&quot;FAIL&quot;;&quot;FAIL&quot;;[.H49]*[.$E49]/[.$D49]/1000000))">
            <text:p/>
          </table:table-cell>
          <table:table-cell table:style-name="ce88" table:formula="of:=IF(OR(ISBLANK([.$C49]);ISBLANK([$Speed.E49]));&quot;&quot;;IF([$Speed.E49]=&quot;FAIL&quot;;&quot;FAIL&quot;;[$Speed.E49]/[.$C49]))">
            <text:p/>
          </table:table-cell>
          <table:table-cell table:style-name="ce92" table:formula="of:=IF(OR(ISBLANK([.$C49]);ISBLANK([.$D49]);ISBLANK([.$E49]);ISBLANK([$Speed.E49]));&quot;&quot;;IF([.J49]=&quot;FAIL&quot;;&quot;FAIL&quot;;[.J49]*[.$E49]/[.$D49]/1000000))">
            <text:p/>
          </table:table-cell>
          <table:table-cell table:style-name="ce88" table:formula="of:=IF(OR(ISBLANK([.$C49]);ISBLANK([$Speed.F49]));&quot;&quot;;IF([$Speed.F49]=&quot;FAIL&quot;;&quot;FAIL&quot;;[$Speed.F49]/[.$C49]))">
            <text:p/>
          </table:table-cell>
          <table:table-cell table:style-name="ce92" table:formula="of:=IF(OR(ISBLANK([.$C49]);ISBLANK([.$D49]);ISBLANK([.$E49]);ISBLANK([$Speed.F49]));&quot;&quot;;IF([.L49]=&quot;FAIL&quot;;&quot;FAIL&quot;;[.L49]*[.$E49]/[.$D49]/1000000))">
            <text:p/>
          </table:table-cell>
          <table:table-cell table:style-name="ce88" table:formula="of:=IF(OR(ISBLANK([.$C49]);ISBLANK([$Speed.G49]));&quot;&quot;;IF([$Speed.G49]=&quot;FAIL&quot;;&quot;FAIL&quot;;[$Speed.G49]/[.$C49]))">
            <text:p/>
          </table:table-cell>
          <table:table-cell table:style-name="ce92" table:formula="of:=IF(OR(ISBLANK([.$C49]);ISBLANK([.$D49]);ISBLANK([.$E49]);ISBLANK([$Speed.G49]));&quot;&quot;;IF([.N49]=&quot;FAIL&quot;;&quot;FAIL&quot;;[.N49]*[.$E49]/[.$D49]/1000000))">
            <text:p/>
          </table:table-cell>
          <table:table-cell table:style-name="ce88" table:formula="of:=IF(OR(ISBLANK([.$C49]);ISBLANK([$Speed.H49]));&quot;&quot;;IF([$Speed.H49]=&quot;FAIL&quot;;&quot;FAIL&quot;;[$Speed.H49]/[.$C49]))">
            <text:p/>
          </table:table-cell>
          <table:table-cell table:style-name="ce92" table:formula="of:=IF(OR(ISBLANK([.$C49]);ISBLANK([.$D49]);ISBLANK([.$E49]);ISBLANK([$Speed.H49]));&quot;&quot;;IF([.P49]=&quot;FAIL&quot;;&quot;FAIL&quot;;[.P49]*[.$E49]/[.$D49]/1000000))">
            <text:p/>
          </table:table-cell>
          <table:table-cell table:style-name="ce88" table:formula="of:=IF(OR(ISBLANK([.$C49]);ISBLANK([$Speed.I49]));&quot;&quot;;IF([$Speed.I49]=&quot;FAIL&quot;;&quot;FAIL&quot;;[$Speed.I49]/[.$C49]))">
            <text:p/>
          </table:table-cell>
          <table:table-cell table:style-name="ce92" table:formula="of:=IF(OR(ISBLANK([.$C49]);ISBLANK([.$D49]);ISBLANK([.$E49]);ISBLANK([$Speed.I49]));&quot;&quot;;IF([.R49]=&quot;FAIL&quot;;&quot;FAIL&quot;;[.R49]*[.$E49]/[.$D49]/1000000))">
            <text:p/>
          </table:table-cell>
          <table:table-cell table:style-name="ce88" table:formula="of:=IF(OR(ISBLANK([.$C49]);ISBLANK([$Speed.J49]));&quot;&quot;;IF([$Speed.J49]=&quot;FAIL&quot;;&quot;FAIL&quot;;[$Speed.J49]/[.$C49]))">
            <text:p/>
          </table:table-cell>
          <table:table-cell table:style-name="ce92" table:formula="of:=IF(OR(ISBLANK([.$C49]);ISBLANK([.$D49]);ISBLANK([.$E49]);ISBLANK([$Speed.J49]));&quot;&quot;;IF([.T49]=&quot;FAIL&quot;;&quot;FAIL&quot;;[.T49]*[.$E49]/[.$D49]/1000000))">
            <text:p/>
          </table:table-cell>
          <table:table-cell table:style-name="ce88" table:formula="of:=IF(OR(ISBLANK([.$C49]);ISBLANK([$Speed.K49]));&quot;&quot;;IF([$Speed.K49]=&quot;FAIL&quot;;&quot;FAIL&quot;;[$Speed.K49]/[.$C49]))">
            <text:p/>
          </table:table-cell>
          <table:table-cell table:style-name="ce92" table:formula="of:=IF(OR(ISBLANK([.$C49]);ISBLANK([.$D49]);ISBLANK([.$E49]);ISBLANK([$Speed.K49]));&quot;&quot;;IF([.V49]=&quot;FAIL&quot;;&quot;FAIL&quot;;[.V49]*[.$E49]/[.$D49]/1000000))">
            <text:p/>
          </table:table-cell>
          <table:table-cell table:style-name="ce88" table:formula="of:=IF(OR(ISBLANK([.$C49]);ISBLANK([$Speed.L49]));&quot;&quot;;IF([$Speed.L49]=&quot;FAIL&quot;;&quot;FAIL&quot;;[$Speed.L49]/[.$C49]))">
            <text:p/>
          </table:table-cell>
          <table:table-cell table:style-name="ce92" table:formula="of:=IF(OR(ISBLANK([.$C49]);ISBLANK([.$D49]);ISBLANK([.$E49]);ISBLANK([$Speed.L49]));&quot;&quot;;IF([.X49]=&quot;FAIL&quot;;&quot;FAIL&quot;;[.X49]*[.$E49]/[.$D49]/1000000))">
            <text:p/>
          </table:table-cell>
          <table:table-cell table:style-name="ce70" table:number-columns-repeated="29"/>
          <table:table-cell table:number-columns-repeated="970"/>
        </table:table-row>
        <table:table-row table:style-name="ro1">
          <table:table-cell table:style-name="ce72"/>
          <table:table-cell table:style-name="ce52" table:formula="of:=IF(ISBLANK([$Speed.B50]);&quot;&quot;;[$Speed.B50])" office:value-type="string" office:string-value="JPEG2000-cod" calcext:value-type="string">
            <text:p>JPEG2000-cod</text:p>
          </table:table-cell>
          <table:table-cell table:style-name="ce52" table:number-columns-repeated="3"/>
          <table:table-cell table:style-name="ce88" table:formula="of:=IF(OR(ISBLANK([.$C50]);ISBLANK([$Speed.C50]));&quot;&quot;;IF([$Speed.C50]=&quot;FAIL&quot;;&quot;FAIL&quot;;[$Speed.C50]/[.$C50]))">
            <text:p/>
          </table:table-cell>
          <table:table-cell table:style-name="ce92" table:formula="of:=IF(OR(ISBLANK([.$C50]);ISBLANK([.$D50]);ISBLANK([.$E50]);ISBLANK([$Speed.C50]));&quot;&quot;;IF([.F50]=&quot;FAIL&quot;;&quot;FAIL&quot;;[.F50]*[.$E50]/[.$D50]/1000000))">
            <text:p/>
          </table:table-cell>
          <table:table-cell table:style-name="ce88" table:formula="of:=IF(OR(ISBLANK([.$C50]);ISBLANK([$Speed.D50]));&quot;&quot;;IF([$Speed.D50]=&quot;FAIL&quot;;&quot;FAIL&quot;;[$Speed.D50]/[.$C50]))">
            <text:p/>
          </table:table-cell>
          <table:table-cell table:style-name="ce92" table:formula="of:=IF(OR(ISBLANK([.$C50]);ISBLANK([.$D50]);ISBLANK([.$E50]);ISBLANK([$Speed.D50]));&quot;&quot;;IF([.H50]=&quot;FAIL&quot;;&quot;FAIL&quot;;[.H50]*[.$E50]/[.$D50]/1000000))">
            <text:p/>
          </table:table-cell>
          <table:table-cell table:style-name="ce88" table:formula="of:=IF(OR(ISBLANK([.$C50]);ISBLANK([$Speed.E50]));&quot;&quot;;IF([$Speed.E50]=&quot;FAIL&quot;;&quot;FAIL&quot;;[$Speed.E50]/[.$C50]))">
            <text:p/>
          </table:table-cell>
          <table:table-cell table:style-name="ce92" table:formula="of:=IF(OR(ISBLANK([.$C50]);ISBLANK([.$D50]);ISBLANK([.$E50]);ISBLANK([$Speed.E50]));&quot;&quot;;IF([.J50]=&quot;FAIL&quot;;&quot;FAIL&quot;;[.J50]*[.$E50]/[.$D50]/1000000))">
            <text:p/>
          </table:table-cell>
          <table:table-cell table:style-name="ce88" table:formula="of:=IF(OR(ISBLANK([.$C50]);ISBLANK([$Speed.F50]));&quot;&quot;;IF([$Speed.F50]=&quot;FAIL&quot;;&quot;FAIL&quot;;[$Speed.F50]/[.$C50]))">
            <text:p/>
          </table:table-cell>
          <table:table-cell table:style-name="ce92" table:formula="of:=IF(OR(ISBLANK([.$C50]);ISBLANK([.$D50]);ISBLANK([.$E50]);ISBLANK([$Speed.F50]));&quot;&quot;;IF([.L50]=&quot;FAIL&quot;;&quot;FAIL&quot;;[.L50]*[.$E50]/[.$D50]/1000000))">
            <text:p/>
          </table:table-cell>
          <table:table-cell table:style-name="ce88" table:formula="of:=IF(OR(ISBLANK([.$C50]);ISBLANK([$Speed.G50]));&quot;&quot;;IF([$Speed.G50]=&quot;FAIL&quot;;&quot;FAIL&quot;;[$Speed.G50]/[.$C50]))">
            <text:p/>
          </table:table-cell>
          <table:table-cell table:style-name="ce92" table:formula="of:=IF(OR(ISBLANK([.$C50]);ISBLANK([.$D50]);ISBLANK([.$E50]);ISBLANK([$Speed.G50]));&quot;&quot;;IF([.N50]=&quot;FAIL&quot;;&quot;FAIL&quot;;[.N50]*[.$E50]/[.$D50]/1000000))">
            <text:p/>
          </table:table-cell>
          <table:table-cell table:style-name="ce88" table:formula="of:=IF(OR(ISBLANK([.$C50]);ISBLANK([$Speed.H50]));&quot;&quot;;IF([$Speed.H50]=&quot;FAIL&quot;;&quot;FAIL&quot;;[$Speed.H50]/[.$C50]))">
            <text:p/>
          </table:table-cell>
          <table:table-cell table:style-name="ce92" table:formula="of:=IF(OR(ISBLANK([.$C50]);ISBLANK([.$D50]);ISBLANK([.$E50]);ISBLANK([$Speed.H50]));&quot;&quot;;IF([.P50]=&quot;FAIL&quot;;&quot;FAIL&quot;;[.P50]*[.$E50]/[.$D50]/1000000))">
            <text:p/>
          </table:table-cell>
          <table:table-cell table:style-name="ce88" table:formula="of:=IF(OR(ISBLANK([.$C50]);ISBLANK([$Speed.I50]));&quot;&quot;;IF([$Speed.I50]=&quot;FAIL&quot;;&quot;FAIL&quot;;[$Speed.I50]/[.$C50]))">
            <text:p/>
          </table:table-cell>
          <table:table-cell table:style-name="ce92" table:formula="of:=IF(OR(ISBLANK([.$C50]);ISBLANK([.$D50]);ISBLANK([.$E50]);ISBLANK([$Speed.I50]));&quot;&quot;;IF([.R50]=&quot;FAIL&quot;;&quot;FAIL&quot;;[.R50]*[.$E50]/[.$D50]/1000000))">
            <text:p/>
          </table:table-cell>
          <table:table-cell table:style-name="ce88" table:formula="of:=IF(OR(ISBLANK([.$C50]);ISBLANK([$Speed.J50]));&quot;&quot;;IF([$Speed.J50]=&quot;FAIL&quot;;&quot;FAIL&quot;;[$Speed.J50]/[.$C50]))">
            <text:p/>
          </table:table-cell>
          <table:table-cell table:style-name="ce92" table:formula="of:=IF(OR(ISBLANK([.$C50]);ISBLANK([.$D50]);ISBLANK([.$E50]);ISBLANK([$Speed.J50]));&quot;&quot;;IF([.T50]=&quot;FAIL&quot;;&quot;FAIL&quot;;[.T50]*[.$E50]/[.$D50]/1000000))">
            <text:p/>
          </table:table-cell>
          <table:table-cell table:style-name="ce88" table:formula="of:=IF(OR(ISBLANK([.$C50]);ISBLANK([$Speed.K50]));&quot;&quot;;IF([$Speed.K50]=&quot;FAIL&quot;;&quot;FAIL&quot;;[$Speed.K50]/[.$C50]))">
            <text:p/>
          </table:table-cell>
          <table:table-cell table:style-name="ce92" table:formula="of:=IF(OR(ISBLANK([.$C50]);ISBLANK([.$D50]);ISBLANK([.$E50]);ISBLANK([$Speed.K50]));&quot;&quot;;IF([.V50]=&quot;FAIL&quot;;&quot;FAIL&quot;;[.V50]*[.$E50]/[.$D50]/1000000))">
            <text:p/>
          </table:table-cell>
          <table:table-cell table:style-name="ce88" table:formula="of:=IF(OR(ISBLANK([.$C50]);ISBLANK([$Speed.L50]));&quot;&quot;;IF([$Speed.L50]=&quot;FAIL&quot;;&quot;FAIL&quot;;[$Speed.L50]/[.$C50]))">
            <text:p/>
          </table:table-cell>
          <table:table-cell table:style-name="ce92" table:formula="of:=IF(OR(ISBLANK([.$C50]);ISBLANK([.$D50]);ISBLANK([.$E50]);ISBLANK([$Speed.L50]));&quot;&quot;;IF([.X50]=&quot;FAIL&quot;;&quot;FAIL&quot;;[.X50]*[.$E50]/[.$D50]/1000000))">
            <text:p/>
          </table:table-cell>
          <table:table-cell table:style-name="ce70" table:number-columns-repeated="29"/>
          <table:table-cell table:number-columns-repeated="970"/>
        </table:table-row>
        <table:table-row table:style-name="ro1">
          <table:table-cell table:style-name="ce72"/>
          <table:table-cell table:style-name="ce52" table:formula="of:=IF(ISBLANK([$Speed.B51]);&quot;&quot;;[$Speed.B51])" office:value-type="string" office:string-value="JPEG2000-dec" calcext:value-type="string">
            <text:p>JPEG2000-dec</text:p>
          </table:table-cell>
          <table:table-cell table:style-name="ce52" table:number-columns-repeated="3"/>
          <table:table-cell table:style-name="ce88" table:formula="of:=IF(OR(ISBLANK([.$C51]);ISBLANK([$Speed.C51]));&quot;&quot;;IF([$Speed.C51]=&quot;FAIL&quot;;&quot;FAIL&quot;;[$Speed.C51]/[.$C51]))">
            <text:p/>
          </table:table-cell>
          <table:table-cell table:style-name="ce92" table:formula="of:=IF(OR(ISBLANK([.$C51]);ISBLANK([.$D51]);ISBLANK([.$E51]);ISBLANK([$Speed.C51]));&quot;&quot;;IF([.F51]=&quot;FAIL&quot;;&quot;FAIL&quot;;[.F51]*[.$E51]/[.$D51]/1000000))">
            <text:p/>
          </table:table-cell>
          <table:table-cell table:style-name="ce88" table:formula="of:=IF(OR(ISBLANK([.$C51]);ISBLANK([$Speed.D51]));&quot;&quot;;IF([$Speed.D51]=&quot;FAIL&quot;;&quot;FAIL&quot;;[$Speed.D51]/[.$C51]))">
            <text:p/>
          </table:table-cell>
          <table:table-cell table:style-name="ce92" table:formula="of:=IF(OR(ISBLANK([.$C51]);ISBLANK([.$D51]);ISBLANK([.$E51]);ISBLANK([$Speed.D51]));&quot;&quot;;IF([.H51]=&quot;FAIL&quot;;&quot;FAIL&quot;;[.H51]*[.$E51]/[.$D51]/1000000))">
            <text:p/>
          </table:table-cell>
          <table:table-cell table:style-name="ce88" table:formula="of:=IF(OR(ISBLANK([.$C51]);ISBLANK([$Speed.E51]));&quot;&quot;;IF([$Speed.E51]=&quot;FAIL&quot;;&quot;FAIL&quot;;[$Speed.E51]/[.$C51]))">
            <text:p/>
          </table:table-cell>
          <table:table-cell table:style-name="ce92" table:formula="of:=IF(OR(ISBLANK([.$C51]);ISBLANK([.$D51]);ISBLANK([.$E51]);ISBLANK([$Speed.E51]));&quot;&quot;;IF([.J51]=&quot;FAIL&quot;;&quot;FAIL&quot;;[.J51]*[.$E51]/[.$D51]/1000000))">
            <text:p/>
          </table:table-cell>
          <table:table-cell table:style-name="ce88" table:formula="of:=IF(OR(ISBLANK([.$C51]);ISBLANK([$Speed.F51]));&quot;&quot;;IF([$Speed.F51]=&quot;FAIL&quot;;&quot;FAIL&quot;;[$Speed.F51]/[.$C51]))">
            <text:p/>
          </table:table-cell>
          <table:table-cell table:style-name="ce92" table:formula="of:=IF(OR(ISBLANK([.$C51]);ISBLANK([.$D51]);ISBLANK([.$E51]);ISBLANK([$Speed.F51]));&quot;&quot;;IF([.L51]=&quot;FAIL&quot;;&quot;FAIL&quot;;[.L51]*[.$E51]/[.$D51]/1000000))">
            <text:p/>
          </table:table-cell>
          <table:table-cell table:style-name="ce88" table:formula="of:=IF(OR(ISBLANK([.$C51]);ISBLANK([$Speed.G51]));&quot;&quot;;IF([$Speed.G51]=&quot;FAIL&quot;;&quot;FAIL&quot;;[$Speed.G51]/[.$C51]))">
            <text:p/>
          </table:table-cell>
          <table:table-cell table:style-name="ce92" table:formula="of:=IF(OR(ISBLANK([.$C51]);ISBLANK([.$D51]);ISBLANK([.$E51]);ISBLANK([$Speed.G51]));&quot;&quot;;IF([.N51]=&quot;FAIL&quot;;&quot;FAIL&quot;;[.N51]*[.$E51]/[.$D51]/1000000))">
            <text:p/>
          </table:table-cell>
          <table:table-cell table:style-name="ce88" table:formula="of:=IF(OR(ISBLANK([.$C51]);ISBLANK([$Speed.H51]));&quot;&quot;;IF([$Speed.H51]=&quot;FAIL&quot;;&quot;FAIL&quot;;[$Speed.H51]/[.$C51]))">
            <text:p/>
          </table:table-cell>
          <table:table-cell table:style-name="ce92" table:formula="of:=IF(OR(ISBLANK([.$C51]);ISBLANK([.$D51]);ISBLANK([.$E51]);ISBLANK([$Speed.H51]));&quot;&quot;;IF([.P51]=&quot;FAIL&quot;;&quot;FAIL&quot;;[.P51]*[.$E51]/[.$D51]/1000000))">
            <text:p/>
          </table:table-cell>
          <table:table-cell table:style-name="ce88" table:formula="of:=IF(OR(ISBLANK([.$C51]);ISBLANK([$Speed.I51]));&quot;&quot;;IF([$Speed.I51]=&quot;FAIL&quot;;&quot;FAIL&quot;;[$Speed.I51]/[.$C51]))">
            <text:p/>
          </table:table-cell>
          <table:table-cell table:style-name="ce92" table:formula="of:=IF(OR(ISBLANK([.$C51]);ISBLANK([.$D51]);ISBLANK([.$E51]);ISBLANK([$Speed.I51]));&quot;&quot;;IF([.R51]=&quot;FAIL&quot;;&quot;FAIL&quot;;[.R51]*[.$E51]/[.$D51]/1000000))">
            <text:p/>
          </table:table-cell>
          <table:table-cell table:style-name="ce88" table:formula="of:=IF(OR(ISBLANK([.$C51]);ISBLANK([$Speed.J51]));&quot;&quot;;IF([$Speed.J51]=&quot;FAIL&quot;;&quot;FAIL&quot;;[$Speed.J51]/[.$C51]))">
            <text:p/>
          </table:table-cell>
          <table:table-cell table:style-name="ce92" table:formula="of:=IF(OR(ISBLANK([.$C51]);ISBLANK([.$D51]);ISBLANK([.$E51]);ISBLANK([$Speed.J51]));&quot;&quot;;IF([.T51]=&quot;FAIL&quot;;&quot;FAIL&quot;;[.T51]*[.$E51]/[.$D51]/1000000))">
            <text:p/>
          </table:table-cell>
          <table:table-cell table:style-name="ce88" table:formula="of:=IF(OR(ISBLANK([.$C51]);ISBLANK([$Speed.K51]));&quot;&quot;;IF([$Speed.K51]=&quot;FAIL&quot;;&quot;FAIL&quot;;[$Speed.K51]/[.$C51]))">
            <text:p/>
          </table:table-cell>
          <table:table-cell table:style-name="ce92" table:formula="of:=IF(OR(ISBLANK([.$C51]);ISBLANK([.$D51]);ISBLANK([.$E51]);ISBLANK([$Speed.K51]));&quot;&quot;;IF([.V51]=&quot;FAIL&quot;;&quot;FAIL&quot;;[.V51]*[.$E51]/[.$D51]/1000000))">
            <text:p/>
          </table:table-cell>
          <table:table-cell table:style-name="ce88" table:formula="of:=IF(OR(ISBLANK([.$C51]);ISBLANK([$Speed.L51]));&quot;&quot;;IF([$Speed.L51]=&quot;FAIL&quot;;&quot;FAIL&quot;;[$Speed.L51]/[.$C51]))">
            <text:p/>
          </table:table-cell>
          <table:table-cell table:style-name="ce92" table:formula="of:=IF(OR(ISBLANK([.$C51]);ISBLANK([.$D51]);ISBLANK([.$E51]);ISBLANK([$Speed.L51]));&quot;&quot;;IF([.X51]=&quot;FAIL&quot;;&quot;FAIL&quot;;[.X51]*[.$E51]/[.$D51]/1000000))">
            <text:p/>
          </table:table-cell>
          <table:table-cell table:style-name="ce70" table:number-columns-repeated="29"/>
          <table:table-cell table:number-columns-repeated="970"/>
        </table:table-row>
        <table:table-row table:style-name="ro1">
          <table:table-cell table:style-name="ce71" office:value-type="string" calcext:value-type="string">
            <text:p>Custom</text:p>
          </table:table-cell>
          <table:table-cell table:style-name="ce52" table:formula="of:=IF(ISBLANK([$Speed.B52]);&quot;&quot;;[$Speed.B52])" office:value-type="string" office:string-value="LMS" calcext:value-type="string">
            <text:p>LMS</text:p>
          </table:table-cell>
          <table:table-cell table:style-name="ce52" table:number-columns-repeated="3"/>
          <table:table-cell table:style-name="ce88" table:formula="of:=IF(OR(ISBLANK([.$C52]);ISBLANK([$Speed.C52]));&quot;&quot;;IF([$Speed.C52]=&quot;FAIL&quot;;&quot;FAIL&quot;;[$Speed.C52]/[.$C52]))">
            <text:p/>
          </table:table-cell>
          <table:table-cell table:style-name="ce92" table:formula="of:=IF(OR(ISBLANK([.$C52]);ISBLANK([.$D52]);ISBLANK([.$E52]);ISBLANK([$Speed.C52]));&quot;&quot;;IF([.F52]=&quot;FAIL&quot;;&quot;FAIL&quot;;[.F52]*[.$E52]/[.$D52]/1000000))">
            <text:p/>
          </table:table-cell>
          <table:table-cell table:style-name="ce88" table:formula="of:=IF(OR(ISBLANK([.$C52]);ISBLANK([$Speed.D52]));&quot;&quot;;IF([$Speed.D52]=&quot;FAIL&quot;;&quot;FAIL&quot;;[$Speed.D52]/[.$C52]))">
            <text:p/>
          </table:table-cell>
          <table:table-cell table:style-name="ce92" table:formula="of:=IF(OR(ISBLANK([.$C52]);ISBLANK([.$D52]);ISBLANK([.$E52]);ISBLANK([$Speed.D52]));&quot;&quot;;IF([.H52]=&quot;FAIL&quot;;&quot;FAIL&quot;;[.H52]*[.$E52]/[.$D52]/1000000))">
            <text:p/>
          </table:table-cell>
          <table:table-cell table:style-name="ce88" table:formula="of:=IF(OR(ISBLANK([.$C52]);ISBLANK([$Speed.E52]));&quot;&quot;;IF([$Speed.E52]=&quot;FAIL&quot;;&quot;FAIL&quot;;[$Speed.E52]/[.$C52]))">
            <text:p/>
          </table:table-cell>
          <table:table-cell table:style-name="ce92" table:formula="of:=IF(OR(ISBLANK([.$C52]);ISBLANK([.$D52]);ISBLANK([.$E52]);ISBLANK([$Speed.E52]));&quot;&quot;;IF([.J52]=&quot;FAIL&quot;;&quot;FAIL&quot;;[.J52]*[.$E52]/[.$D52]/1000000))">
            <text:p/>
          </table:table-cell>
          <table:table-cell table:style-name="ce88" table:formula="of:=IF(OR(ISBLANK([.$C52]);ISBLANK([$Speed.F52]));&quot;&quot;;IF([$Speed.F52]=&quot;FAIL&quot;;&quot;FAIL&quot;;[$Speed.F52]/[.$C52]))">
            <text:p/>
          </table:table-cell>
          <table:table-cell table:style-name="ce92" table:formula="of:=IF(OR(ISBLANK([.$C52]);ISBLANK([.$D52]);ISBLANK([.$E52]);ISBLANK([$Speed.F52]));&quot;&quot;;IF([.L52]=&quot;FAIL&quot;;&quot;FAIL&quot;;[.L52]*[.$E52]/[.$D52]/1000000))">
            <text:p/>
          </table:table-cell>
          <table:table-cell table:style-name="ce88" table:formula="of:=IF(OR(ISBLANK([.$C52]);ISBLANK([$Speed.G52]));&quot;&quot;;IF([$Speed.G52]=&quot;FAIL&quot;;&quot;FAIL&quot;;[$Speed.G52]/[.$C52]))">
            <text:p/>
          </table:table-cell>
          <table:table-cell table:style-name="ce92" table:formula="of:=IF(OR(ISBLANK([.$C52]);ISBLANK([.$D52]);ISBLANK([.$E52]);ISBLANK([$Speed.G52]));&quot;&quot;;IF([.N52]=&quot;FAIL&quot;;&quot;FAIL&quot;;[.N52]*[.$E52]/[.$D52]/1000000))">
            <text:p/>
          </table:table-cell>
          <table:table-cell table:style-name="ce88" table:formula="of:=IF(OR(ISBLANK([.$C52]);ISBLANK([$Speed.H52]));&quot;&quot;;IF([$Speed.H52]=&quot;FAIL&quot;;&quot;FAIL&quot;;[$Speed.H52]/[.$C52]))">
            <text:p/>
          </table:table-cell>
          <table:table-cell table:style-name="ce92" table:formula="of:=IF(OR(ISBLANK([.$C52]);ISBLANK([.$D52]);ISBLANK([.$E52]);ISBLANK([$Speed.H52]));&quot;&quot;;IF([.P52]=&quot;FAIL&quot;;&quot;FAIL&quot;;[.P52]*[.$E52]/[.$D52]/1000000))">
            <text:p/>
          </table:table-cell>
          <table:table-cell table:style-name="ce88" table:formula="of:=IF(OR(ISBLANK([.$C52]);ISBLANK([$Speed.I52]));&quot;&quot;;IF([$Speed.I52]=&quot;FAIL&quot;;&quot;FAIL&quot;;[$Speed.I52]/[.$C52]))">
            <text:p/>
          </table:table-cell>
          <table:table-cell table:style-name="ce92" table:formula="of:=IF(OR(ISBLANK([.$C52]);ISBLANK([.$D52]);ISBLANK([.$E52]);ISBLANK([$Speed.I52]));&quot;&quot;;IF([.R52]=&quot;FAIL&quot;;&quot;FAIL&quot;;[.R52]*[.$E52]/[.$D52]/1000000))">
            <text:p/>
          </table:table-cell>
          <table:table-cell table:style-name="ce88" table:formula="of:=IF(OR(ISBLANK([.$C52]);ISBLANK([$Speed.J52]));&quot;&quot;;IF([$Speed.J52]=&quot;FAIL&quot;;&quot;FAIL&quot;;[$Speed.J52]/[.$C52]))">
            <text:p/>
          </table:table-cell>
          <table:table-cell table:style-name="ce92" table:formula="of:=IF(OR(ISBLANK([.$C52]);ISBLANK([.$D52]);ISBLANK([.$E52]);ISBLANK([$Speed.J52]));&quot;&quot;;IF([.T52]=&quot;FAIL&quot;;&quot;FAIL&quot;;[.T52]*[.$E52]/[.$D52]/1000000))">
            <text:p/>
          </table:table-cell>
          <table:table-cell table:style-name="ce88" table:formula="of:=IF(OR(ISBLANK([.$C52]);ISBLANK([$Speed.K52]));&quot;&quot;;IF([$Speed.K52]=&quot;FAIL&quot;;&quot;FAIL&quot;;[$Speed.K52]/[.$C52]))">
            <text:p/>
          </table:table-cell>
          <table:table-cell table:style-name="ce92" table:formula="of:=IF(OR(ISBLANK([.$C52]);ISBLANK([.$D52]);ISBLANK([.$E52]);ISBLANK([$Speed.K52]));&quot;&quot;;IF([.V52]=&quot;FAIL&quot;;&quot;FAIL&quot;;[.V52]*[.$E52]/[.$D52]/1000000))">
            <text:p/>
          </table:table-cell>
          <table:table-cell table:style-name="ce88" table:formula="of:=IF(OR(ISBLANK([.$C52]);ISBLANK([$Speed.L52]));&quot;&quot;;IF([$Speed.L52]=&quot;FAIL&quot;;&quot;FAIL&quot;;[$Speed.L52]/[.$C52]))">
            <text:p/>
          </table:table-cell>
          <table:table-cell table:style-name="ce92" table:formula="of:=IF(OR(ISBLANK([.$C52]);ISBLANK([.$D52]);ISBLANK([.$E52]);ISBLANK([$Speed.L52]));&quot;&quot;;IF([.X52]=&quot;FAIL&quot;;&quot;FAIL&quot;;[.X52]*[.$E52]/[.$D52]/1000000))">
            <text:p/>
          </table:table-cell>
          <table:table-cell table:style-name="ce70" table:number-columns-repeated="29"/>
          <table:table-cell table:number-columns-repeated="970"/>
        </table:table-row>
        <table:table-row table:style-name="ro1">
          <table:table-cell table:style-name="ce71"/>
          <table:table-cell table:style-name="ce52" table:formula="of:=IF(ISBLANK([$Speed.B54]);&quot;&quot;;[$Speed.B54])" office:value-type="string" office:string-value="DES2" calcext:value-type="string">
            <text:p>DES2</text:p>
          </table:table-cell>
          <table:table-cell table:style-name="ce52" table:number-columns-repeated="3"/>
          <table:table-cell table:style-name="ce88" table:formula="of:=IF(OR(ISBLANK([.$C53]);ISBLANK([$Speed.C54]));&quot;&quot;;IF([$Speed.C54]=&quot;FAIL&quot;;&quot;FAIL&quot;;[$Speed.C54]/[.$C53]))">
            <text:p/>
          </table:table-cell>
          <table:table-cell table:style-name="ce92" table:formula="of:=IF(OR(ISBLANK([.$C53]);ISBLANK([.$D53]);ISBLANK([.$E53]);ISBLANK([$Speed.C54]));&quot;&quot;;IF([.F53]=&quot;FAIL&quot;;&quot;FAIL&quot;;[.F53]*[.$E53]/[.$D53]/1000000))">
            <text:p/>
          </table:table-cell>
          <table:table-cell table:style-name="ce88" table:formula="of:=IF(OR(ISBLANK([.$C53]);ISBLANK([$Speed.D54]));&quot;&quot;;IF([$Speed.D54]=&quot;FAIL&quot;;&quot;FAIL&quot;;[$Speed.D54]/[.$C53]))">
            <text:p/>
          </table:table-cell>
          <table:table-cell table:style-name="ce92" table:formula="of:=IF(OR(ISBLANK([.$C53]);ISBLANK([.$D53]);ISBLANK([.$E53]);ISBLANK([$Speed.D54]));&quot;&quot;;IF([.H53]=&quot;FAIL&quot;;&quot;FAIL&quot;;[.H53]*[.$E53]/[.$D53]/1000000))">
            <text:p/>
          </table:table-cell>
          <table:table-cell table:style-name="ce88" table:formula="of:=IF(OR(ISBLANK([.$C53]);ISBLANK([$Speed.E54]));&quot;&quot;;IF([$Speed.E54]=&quot;FAIL&quot;;&quot;FAIL&quot;;[$Speed.E54]/[.$C53]))">
            <text:p/>
          </table:table-cell>
          <table:table-cell table:style-name="ce92" table:formula="of:=IF(OR(ISBLANK([.$C53]);ISBLANK([.$D53]);ISBLANK([.$E53]);ISBLANK([$Speed.E54]));&quot;&quot;;IF([.J53]=&quot;FAIL&quot;;&quot;FAIL&quot;;[.J53]*[.$E53]/[.$D53]/1000000))">
            <text:p/>
          </table:table-cell>
          <table:table-cell table:style-name="ce88" table:formula="of:=IF(OR(ISBLANK([.$C53]);ISBLANK([$Speed.F54]));&quot;&quot;;IF([$Speed.F54]=&quot;FAIL&quot;;&quot;FAIL&quot;;[$Speed.F54]/[.$C53]))">
            <text:p/>
          </table:table-cell>
          <table:table-cell table:style-name="ce92" table:formula="of:=IF(OR(ISBLANK([.$C53]);ISBLANK([.$D53]);ISBLANK([.$E53]);ISBLANK([$Speed.F54]));&quot;&quot;;IF([.L53]=&quot;FAIL&quot;;&quot;FAIL&quot;;[.L53]*[.$E53]/[.$D53]/1000000))">
            <text:p/>
          </table:table-cell>
          <table:table-cell table:style-name="ce88" table:formula="of:=IF(OR(ISBLANK([.$C53]);ISBLANK([$Speed.G54]));&quot;&quot;;IF([$Speed.G54]=&quot;FAIL&quot;;&quot;FAIL&quot;;[$Speed.G54]/[.$C53]))">
            <text:p/>
          </table:table-cell>
          <table:table-cell table:style-name="ce92" table:formula="of:=IF(OR(ISBLANK([.$C53]);ISBLANK([.$D53]);ISBLANK([.$E53]);ISBLANK([$Speed.G54]));&quot;&quot;;IF([.N53]=&quot;FAIL&quot;;&quot;FAIL&quot;;[.N53]*[.$E53]/[.$D53]/1000000))">
            <text:p/>
          </table:table-cell>
          <table:table-cell table:style-name="ce88" table:formula="of:=IF(OR(ISBLANK([.$C53]);ISBLANK([$Speed.H54]));&quot;&quot;;IF([$Speed.H54]=&quot;FAIL&quot;;&quot;FAIL&quot;;[$Speed.H54]/[.$C53]))">
            <text:p/>
          </table:table-cell>
          <table:table-cell table:style-name="ce92" table:formula="of:=IF(OR(ISBLANK([.$C53]);ISBLANK([.$D53]);ISBLANK([.$E53]);ISBLANK([$Speed.H54]));&quot;&quot;;IF([.P53]=&quot;FAIL&quot;;&quot;FAIL&quot;;[.P53]*[.$E53]/[.$D53]/1000000))">
            <text:p/>
          </table:table-cell>
          <table:table-cell table:style-name="ce88" table:formula="of:=IF(OR(ISBLANK([.$C53]);ISBLANK([$Speed.I54]));&quot;&quot;;IF([$Speed.I54]=&quot;FAIL&quot;;&quot;FAIL&quot;;[$Speed.I54]/[.$C53]))">
            <text:p/>
          </table:table-cell>
          <table:table-cell table:style-name="ce92" table:formula="of:=IF(OR(ISBLANK([.$C53]);ISBLANK([.$D53]);ISBLANK([.$E53]);ISBLANK([$Speed.I54]));&quot;&quot;;IF([.R53]=&quot;FAIL&quot;;&quot;FAIL&quot;;[.R53]*[.$E53]/[.$D53]/1000000))">
            <text:p/>
          </table:table-cell>
          <table:table-cell table:style-name="ce88" table:formula="of:=IF(OR(ISBLANK([.$C53]);ISBLANK([$Speed.J54]));&quot;&quot;;IF([$Speed.J54]=&quot;FAIL&quot;;&quot;FAIL&quot;;[$Speed.J54]/[.$C53]))">
            <text:p/>
          </table:table-cell>
          <table:table-cell table:style-name="ce92" table:formula="of:=IF(OR(ISBLANK([.$C53]);ISBLANK([.$D53]);ISBLANK([.$E53]);ISBLANK([$Speed.J54]));&quot;&quot;;IF([.T53]=&quot;FAIL&quot;;&quot;FAIL&quot;;[.T53]*[.$E53]/[.$D53]/1000000))">
            <text:p/>
          </table:table-cell>
          <table:table-cell table:style-name="ce88" table:formula="of:=IF(OR(ISBLANK([.$C53]);ISBLANK([$Speed.K54]));&quot;&quot;;IF([$Speed.K54]=&quot;FAIL&quot;;&quot;FAIL&quot;;[$Speed.K54]/[.$C53]))">
            <text:p/>
          </table:table-cell>
          <table:table-cell table:style-name="ce92" table:formula="of:=IF(OR(ISBLANK([.$C53]);ISBLANK([.$D53]);ISBLANK([.$E53]);ISBLANK([$Speed.K54]));&quot;&quot;;IF([.V53]=&quot;FAIL&quot;;&quot;FAIL&quot;;[.V53]*[.$E53]/[.$D53]/1000000))">
            <text:p/>
          </table:table-cell>
          <table:table-cell table:style-name="ce88" table:formula="of:=IF(OR(ISBLANK([.$C53]);ISBLANK([$Speed.L54]));&quot;&quot;;IF([$Speed.L54]=&quot;FAIL&quot;;&quot;FAIL&quot;;[$Speed.L54]/[.$C53]))">
            <text:p/>
          </table:table-cell>
          <table:table-cell table:style-name="ce92" table:formula="of:=IF(OR(ISBLANK([.$C53]);ISBLANK([.$D53]);ISBLANK([.$E53]);ISBLANK([$Speed.L54]));&quot;&quot;;IF([.X53]=&quot;FAIL&quot;;&quot;FAIL&quot;;[.X53]*[.$E53]/[.$D53]/1000000))">
            <text:p/>
          </table:table-cell>
          <table:table-cell table:style-name="ce70" table:number-columns-repeated="29"/>
          <table:table-cell table:number-columns-repeated="970"/>
        </table:table-row>
        <table:table-row table:style-name="ro1">
          <table:table-cell table:style-name="ce72" office:value-type="string" calcext:value-type="string">
            <text:p>Pstone</text:p>
          </table:table-cell>
          <table:table-cell table:style-name="ce73" table:formula="of:=IF(ISBLANK([$Speed.B55]);&quot;&quot;;[$Speed.B55])" office:value-type="string" office:string-value="auto" calcext:value-type="string">
            <text:p>auto</text:p>
          </table:table-cell>
          <table:table-cell table:style-name="ce73" table:number-columns-repeated="3"/>
          <table:table-cell table:style-name="ce90" table:formula="of:=IF(OR(ISBLANK([.$C54]);ISBLANK([$Speed.C55]));&quot;&quot;;IF([$Speed.C55]=&quot;FAIL&quot;;&quot;FAIL&quot;;[$Speed.C55]/[.$C54]))">
            <text:p/>
          </table:table-cell>
          <table:table-cell table:style-name="ce94" table:formula="of:=IF(OR(ISBLANK([.$C54]);ISBLANK([.$D54]);ISBLANK([.$E54]);ISBLANK([$Speed.C55]));&quot;&quot;;IF([.F54]=&quot;FAIL&quot;;&quot;FAIL&quot;;[.F54]*[.$E54]/[.$D54]/1000000))">
            <text:p/>
          </table:table-cell>
          <table:table-cell table:style-name="ce90" table:formula="of:=IF(OR(ISBLANK([.$C54]);ISBLANK([$Speed.D55]));&quot;&quot;;IF([$Speed.D55]=&quot;FAIL&quot;;&quot;FAIL&quot;;[$Speed.D55]/[.$C54]))">
            <text:p/>
          </table:table-cell>
          <table:table-cell table:style-name="ce94" table:formula="of:=IF(OR(ISBLANK([.$C54]);ISBLANK([.$D54]);ISBLANK([.$E54]);ISBLANK([$Speed.D55]));&quot;&quot;;IF([.H54]=&quot;FAIL&quot;;&quot;FAIL&quot;;[.H54]*[.$E54]/[.$D54]/1000000))">
            <text:p/>
          </table:table-cell>
          <table:table-cell table:style-name="ce90" table:formula="of:=IF(OR(ISBLANK([.$C54]);ISBLANK([$Speed.E55]));&quot;&quot;;IF([$Speed.E55]=&quot;FAIL&quot;;&quot;FAIL&quot;;[$Speed.E55]/[.$C54]))">
            <text:p/>
          </table:table-cell>
          <table:table-cell table:style-name="ce94" table:formula="of:=IF(OR(ISBLANK([.$C54]);ISBLANK([.$D54]);ISBLANK([.$E54]);ISBLANK([$Speed.E55]));&quot;&quot;;IF([.J54]=&quot;FAIL&quot;;&quot;FAIL&quot;;[.J54]*[.$E54]/[.$D54]/1000000))">
            <text:p/>
          </table:table-cell>
          <table:table-cell table:style-name="ce90" table:formula="of:=IF(OR(ISBLANK([.$C54]);ISBLANK([$Speed.F55]));&quot;&quot;;IF([$Speed.F55]=&quot;FAIL&quot;;&quot;FAIL&quot;;[$Speed.F55]/[.$C54]))">
            <text:p/>
          </table:table-cell>
          <table:table-cell table:style-name="ce94" table:formula="of:=IF(OR(ISBLANK([.$C54]);ISBLANK([.$D54]);ISBLANK([.$E54]);ISBLANK([$Speed.F55]));&quot;&quot;;IF([.L54]=&quot;FAIL&quot;;&quot;FAIL&quot;;[.L54]*[.$E54]/[.$D54]/1000000))">
            <text:p/>
          </table:table-cell>
          <table:table-cell table:style-name="ce90" table:formula="of:=IF(OR(ISBLANK([.$C54]);ISBLANK([$Speed.G55]));&quot;&quot;;IF([$Speed.G55]=&quot;FAIL&quot;;&quot;FAIL&quot;;[$Speed.G55]/[.$C54]))">
            <text:p/>
          </table:table-cell>
          <table:table-cell table:style-name="ce94" table:formula="of:=IF(OR(ISBLANK([.$C54]);ISBLANK([.$D54]);ISBLANK([.$E54]);ISBLANK([$Speed.G55]));&quot;&quot;;IF([.N54]=&quot;FAIL&quot;;&quot;FAIL&quot;;[.N54]*[.$E54]/[.$D54]/1000000))">
            <text:p/>
          </table:table-cell>
          <table:table-cell table:style-name="ce90" table:formula="of:=IF(OR(ISBLANK([.$C54]);ISBLANK([$Speed.H55]));&quot;&quot;;IF([$Speed.H55]=&quot;FAIL&quot;;&quot;FAIL&quot;;[$Speed.H55]/[.$C54]))">
            <text:p/>
          </table:table-cell>
          <table:table-cell table:style-name="ce94" table:formula="of:=IF(OR(ISBLANK([.$C54]);ISBLANK([.$D54]);ISBLANK([.$E54]);ISBLANK([$Speed.H55]));&quot;&quot;;IF([.P54]=&quot;FAIL&quot;;&quot;FAIL&quot;;[.P54]*[.$E54]/[.$D54]/1000000))">
            <text:p/>
          </table:table-cell>
          <table:table-cell table:style-name="ce90" table:formula="of:=IF(OR(ISBLANK([.$C54]);ISBLANK([$Speed.I55]));&quot;&quot;;IF([$Speed.I55]=&quot;FAIL&quot;;&quot;FAIL&quot;;[$Speed.I55]/[.$C54]))">
            <text:p/>
          </table:table-cell>
          <table:table-cell table:style-name="ce94" table:formula="of:=IF(OR(ISBLANK([.$C54]);ISBLANK([.$D54]);ISBLANK([.$E54]);ISBLANK([$Speed.I55]));&quot;&quot;;IF([.R54]=&quot;FAIL&quot;;&quot;FAIL&quot;;[.R54]*[.$E54]/[.$D54]/1000000))">
            <text:p/>
          </table:table-cell>
          <table:table-cell table:style-name="ce90" table:formula="of:=IF(OR(ISBLANK([.$C54]);ISBLANK([$Speed.J55]));&quot;&quot;;IF([$Speed.J55]=&quot;FAIL&quot;;&quot;FAIL&quot;;[$Speed.J55]/[.$C54]))">
            <text:p/>
          </table:table-cell>
          <table:table-cell table:style-name="ce94" table:formula="of:=IF(OR(ISBLANK([.$C54]);ISBLANK([.$D54]);ISBLANK([.$E54]);ISBLANK([$Speed.J55]));&quot;&quot;;IF([.T54]=&quot;FAIL&quot;;&quot;FAIL&quot;;[.T54]*[.$E54]/[.$D54]/1000000))">
            <text:p/>
          </table:table-cell>
          <table:table-cell table:style-name="ce90" table:formula="of:=IF(OR(ISBLANK([.$C54]);ISBLANK([$Speed.K55]));&quot;&quot;;IF([$Speed.K55]=&quot;FAIL&quot;;&quot;FAIL&quot;;[$Speed.K55]/[.$C54]))">
            <text:p/>
          </table:table-cell>
          <table:table-cell table:style-name="ce94" table:formula="of:=IF(OR(ISBLANK([.$C54]);ISBLANK([.$D54]);ISBLANK([.$E54]);ISBLANK([$Speed.K55]));&quot;&quot;;IF([.V54]=&quot;FAIL&quot;;&quot;FAIL&quot;;[.V54]*[.$E54]/[.$D54]/1000000))">
            <text:p/>
          </table:table-cell>
          <table:table-cell table:style-name="ce90" table:formula="of:=IF(OR(ISBLANK([.$C54]);ISBLANK([$Speed.L55]));&quot;&quot;;IF([$Speed.L55]=&quot;FAIL&quot;;&quot;FAIL&quot;;[$Speed.L55]/[.$C54]))">
            <text:p/>
          </table:table-cell>
          <table:table-cell table:style-name="ce94" table:formula="of:=IF(OR(ISBLANK([.$C54]);ISBLANK([.$D54]);ISBLANK([.$E54]);ISBLANK([$Speed.L55]));&quot;&quot;;IF([.X54]=&quot;FAIL&quot;;&quot;FAIL&quot;;[.X54]*[.$E54]/[.$D54]/1000000))">
            <text:p/>
          </table:table-cell>
          <table:table-cell table:style-name="ce70" table:number-columns-repeated="29"/>
          <table:table-cell table:number-columns-repeated="970"/>
        </table:table-row>
        <table:table-row table:style-name="ro1">
          <table:table-cell table:style-name="ce72"/>
          <table:table-cell table:style-name="ce73" table:formula="of:=IF(ISBLANK([$Speed.B56]);&quot;&quot;;[$Speed.B56])" office:value-type="string" office:string-value="blit" calcext:value-type="string">
            <text:p>blit</text:p>
          </table:table-cell>
          <table:table-cell table:style-name="ce73" table:number-columns-repeated="3"/>
          <table:table-cell table:style-name="ce90" table:formula="of:=IF(OR(ISBLANK([.$C55]);ISBLANK([$Speed.C56]));&quot;&quot;;IF([$Speed.C56]=&quot;FAIL&quot;;&quot;FAIL&quot;;[$Speed.C56]/[.$C55]))">
            <text:p/>
          </table:table-cell>
          <table:table-cell table:style-name="ce94" table:formula="of:=IF(OR(ISBLANK([.$C55]);ISBLANK([.$D55]);ISBLANK([.$E55]);ISBLANK([$Speed.C56]));&quot;&quot;;IF([.F55]=&quot;FAIL&quot;;&quot;FAIL&quot;;[.F55]*[.$E55]/[.$D55]/1000000))">
            <text:p/>
          </table:table-cell>
          <table:table-cell table:style-name="ce90" table:formula="of:=IF(OR(ISBLANK([.$C55]);ISBLANK([$Speed.D56]));&quot;&quot;;IF([$Speed.D56]=&quot;FAIL&quot;;&quot;FAIL&quot;;[$Speed.D56]/[.$C55]))">
            <text:p/>
          </table:table-cell>
          <table:table-cell table:style-name="ce94" table:formula="of:=IF(OR(ISBLANK([.$C55]);ISBLANK([.$D55]);ISBLANK([.$E55]);ISBLANK([$Speed.D56]));&quot;&quot;;IF([.H55]=&quot;FAIL&quot;;&quot;FAIL&quot;;[.H55]*[.$E55]/[.$D55]/1000000))">
            <text:p/>
          </table:table-cell>
          <table:table-cell table:style-name="ce90" table:formula="of:=IF(OR(ISBLANK([.$C55]);ISBLANK([$Speed.E56]));&quot;&quot;;IF([$Speed.E56]=&quot;FAIL&quot;;&quot;FAIL&quot;;[$Speed.E56]/[.$C55]))">
            <text:p/>
          </table:table-cell>
          <table:table-cell table:style-name="ce94" table:formula="of:=IF(OR(ISBLANK([.$C55]);ISBLANK([.$D55]);ISBLANK([.$E55]);ISBLANK([$Speed.E56]));&quot;&quot;;IF([.J55]=&quot;FAIL&quot;;&quot;FAIL&quot;;[.J55]*[.$E55]/[.$D55]/1000000))">
            <text:p/>
          </table:table-cell>
          <table:table-cell table:style-name="ce90" table:formula="of:=IF(OR(ISBLANK([.$C55]);ISBLANK([$Speed.F56]));&quot;&quot;;IF([$Speed.F56]=&quot;FAIL&quot;;&quot;FAIL&quot;;[$Speed.F56]/[.$C55]))">
            <text:p/>
          </table:table-cell>
          <table:table-cell table:style-name="ce94" table:formula="of:=IF(OR(ISBLANK([.$C55]);ISBLANK([.$D55]);ISBLANK([.$E55]);ISBLANK([$Speed.F56]));&quot;&quot;;IF([.L55]=&quot;FAIL&quot;;&quot;FAIL&quot;;[.L55]*[.$E55]/[.$D55]/1000000))">
            <text:p/>
          </table:table-cell>
          <table:table-cell table:style-name="ce90" table:formula="of:=IF(OR(ISBLANK([.$C55]);ISBLANK([$Speed.G56]));&quot;&quot;;IF([$Speed.G56]=&quot;FAIL&quot;;&quot;FAIL&quot;;[$Speed.G56]/[.$C55]))">
            <text:p/>
          </table:table-cell>
          <table:table-cell table:style-name="ce94" table:formula="of:=IF(OR(ISBLANK([.$C55]);ISBLANK([.$D55]);ISBLANK([.$E55]);ISBLANK([$Speed.G56]));&quot;&quot;;IF([.N55]=&quot;FAIL&quot;;&quot;FAIL&quot;;[.N55]*[.$E55]/[.$D55]/1000000))">
            <text:p/>
          </table:table-cell>
          <table:table-cell table:style-name="ce90" table:formula="of:=IF(OR(ISBLANK([.$C55]);ISBLANK([$Speed.H56]));&quot;&quot;;IF([$Speed.H56]=&quot;FAIL&quot;;&quot;FAIL&quot;;[$Speed.H56]/[.$C55]))">
            <text:p/>
          </table:table-cell>
          <table:table-cell table:style-name="ce94" table:formula="of:=IF(OR(ISBLANK([.$C55]);ISBLANK([.$D55]);ISBLANK([.$E55]);ISBLANK([$Speed.H56]));&quot;&quot;;IF([.P55]=&quot;FAIL&quot;;&quot;FAIL&quot;;[.P55]*[.$E55]/[.$D55]/1000000))">
            <text:p/>
          </table:table-cell>
          <table:table-cell table:style-name="ce90" table:formula="of:=IF(OR(ISBLANK([.$C55]);ISBLANK([$Speed.I56]));&quot;&quot;;IF([$Speed.I56]=&quot;FAIL&quot;;&quot;FAIL&quot;;[$Speed.I56]/[.$C55]))">
            <text:p/>
          </table:table-cell>
          <table:table-cell table:style-name="ce94" table:formula="of:=IF(OR(ISBLANK([.$C55]);ISBLANK([.$D55]);ISBLANK([.$E55]);ISBLANK([$Speed.I56]));&quot;&quot;;IF([.R55]=&quot;FAIL&quot;;&quot;FAIL&quot;;[.R55]*[.$E55]/[.$D55]/1000000))">
            <text:p/>
          </table:table-cell>
          <table:table-cell table:style-name="ce90" table:formula="of:=IF(OR(ISBLANK([.$C55]);ISBLANK([$Speed.J56]));&quot;&quot;;IF([$Speed.J56]=&quot;FAIL&quot;;&quot;FAIL&quot;;[$Speed.J56]/[.$C55]))">
            <text:p/>
          </table:table-cell>
          <table:table-cell table:style-name="ce94" table:formula="of:=IF(OR(ISBLANK([.$C55]);ISBLANK([.$D55]);ISBLANK([.$E55]);ISBLANK([$Speed.J56]));&quot;&quot;;IF([.T55]=&quot;FAIL&quot;;&quot;FAIL&quot;;[.T55]*[.$E55]/[.$D55]/1000000))">
            <text:p/>
          </table:table-cell>
          <table:table-cell table:style-name="ce90" table:formula="of:=IF(OR(ISBLANK([.$C55]);ISBLANK([$Speed.K56]));&quot;&quot;;IF([$Speed.K56]=&quot;FAIL&quot;;&quot;FAIL&quot;;[$Speed.K56]/[.$C55]))">
            <text:p/>
          </table:table-cell>
          <table:table-cell table:style-name="ce94" table:formula="of:=IF(OR(ISBLANK([.$C55]);ISBLANK([.$D55]);ISBLANK([.$E55]);ISBLANK([$Speed.K56]));&quot;&quot;;IF([.V55]=&quot;FAIL&quot;;&quot;FAIL&quot;;[.V55]*[.$E55]/[.$D55]/1000000))">
            <text:p/>
          </table:table-cell>
          <table:table-cell table:style-name="ce90" table:formula="of:=IF(OR(ISBLANK([.$C55]);ISBLANK([$Speed.L56]));&quot;&quot;;IF([$Speed.L56]=&quot;FAIL&quot;;&quot;FAIL&quot;;[$Speed.L56]/[.$C55]))">
            <text:p/>
          </table:table-cell>
          <table:table-cell table:style-name="ce94" table:formula="of:=IF(OR(ISBLANK([.$C55]);ISBLANK([.$D55]);ISBLANK([.$E55]);ISBLANK([$Speed.L56]));&quot;&quot;;IF([.X55]=&quot;FAIL&quot;;&quot;FAIL&quot;;[.X55]*[.$E55]/[.$D55]/1000000))">
            <text:p/>
          </table:table-cell>
          <table:table-cell table:style-name="ce70" table:number-columns-repeated="29"/>
          <table:table-cell table:number-columns-repeated="970"/>
        </table:table-row>
        <table:table-row table:style-name="ro1">
          <table:table-cell table:style-name="ce72"/>
          <table:table-cell table:style-name="ce73" table:formula="of:=IF(ISBLANK([$Speed.B57]);&quot;&quot;;[$Speed.B57])" office:value-type="string" office:string-value="compress" calcext:value-type="string">
            <text:p>compress</text:p>
          </table:table-cell>
          <table:table-cell table:style-name="ce73" table:number-columns-repeated="3"/>
          <table:table-cell table:style-name="ce90" table:formula="of:=IF(OR(ISBLANK([.$C56]);ISBLANK([$Speed.C57]));&quot;&quot;;IF([$Speed.C57]=&quot;FAIL&quot;;&quot;FAIL&quot;;[$Speed.C57]/[.$C56]))">
            <text:p/>
          </table:table-cell>
          <table:table-cell table:style-name="ce94" table:formula="of:=IF(OR(ISBLANK([.$C56]);ISBLANK([.$D56]);ISBLANK([.$E56]);ISBLANK([$Speed.C57]));&quot;&quot;;IF([.F56]=&quot;FAIL&quot;;&quot;FAIL&quot;;[.F56]*[.$E56]/[.$D56]/1000000))">
            <text:p/>
          </table:table-cell>
          <table:table-cell table:style-name="ce90" table:formula="of:=IF(OR(ISBLANK([.$C56]);ISBLANK([$Speed.D57]));&quot;&quot;;IF([$Speed.D57]=&quot;FAIL&quot;;&quot;FAIL&quot;;[$Speed.D57]/[.$C56]))">
            <text:p/>
          </table:table-cell>
          <table:table-cell table:style-name="ce94" table:formula="of:=IF(OR(ISBLANK([.$C56]);ISBLANK([.$D56]);ISBLANK([.$E56]);ISBLANK([$Speed.D57]));&quot;&quot;;IF([.H56]=&quot;FAIL&quot;;&quot;FAIL&quot;;[.H56]*[.$E56]/[.$D56]/1000000))">
            <text:p/>
          </table:table-cell>
          <table:table-cell table:style-name="ce90" table:formula="of:=IF(OR(ISBLANK([.$C56]);ISBLANK([$Speed.E57]));&quot;&quot;;IF([$Speed.E57]=&quot;FAIL&quot;;&quot;FAIL&quot;;[$Speed.E57]/[.$C56]))">
            <text:p/>
          </table:table-cell>
          <table:table-cell table:style-name="ce94" table:formula="of:=IF(OR(ISBLANK([.$C56]);ISBLANK([.$D56]);ISBLANK([.$E56]);ISBLANK([$Speed.E57]));&quot;&quot;;IF([.J56]=&quot;FAIL&quot;;&quot;FAIL&quot;;[.J56]*[.$E56]/[.$D56]/1000000))">
            <text:p/>
          </table:table-cell>
          <table:table-cell table:style-name="ce90" table:formula="of:=IF(OR(ISBLANK([.$C56]);ISBLANK([$Speed.F57]));&quot;&quot;;IF([$Speed.F57]=&quot;FAIL&quot;;&quot;FAIL&quot;;[$Speed.F57]/[.$C56]))">
            <text:p/>
          </table:table-cell>
          <table:table-cell table:style-name="ce94" table:formula="of:=IF(OR(ISBLANK([.$C56]);ISBLANK([.$D56]);ISBLANK([.$E56]);ISBLANK([$Speed.F57]));&quot;&quot;;IF([.L56]=&quot;FAIL&quot;;&quot;FAIL&quot;;[.L56]*[.$E56]/[.$D56]/1000000))">
            <text:p/>
          </table:table-cell>
          <table:table-cell table:style-name="ce90" table:formula="of:=IF(OR(ISBLANK([.$C56]);ISBLANK([$Speed.G57]));&quot;&quot;;IF([$Speed.G57]=&quot;FAIL&quot;;&quot;FAIL&quot;;[$Speed.G57]/[.$C56]))">
            <text:p/>
          </table:table-cell>
          <table:table-cell table:style-name="ce94" table:formula="of:=IF(OR(ISBLANK([.$C56]);ISBLANK([.$D56]);ISBLANK([.$E56]);ISBLANK([$Speed.G57]));&quot;&quot;;IF([.N56]=&quot;FAIL&quot;;&quot;FAIL&quot;;[.N56]*[.$E56]/[.$D56]/1000000))">
            <text:p/>
          </table:table-cell>
          <table:table-cell table:style-name="ce90" table:formula="of:=IF(OR(ISBLANK([.$C56]);ISBLANK([$Speed.H57]));&quot;&quot;;IF([$Speed.H57]=&quot;FAIL&quot;;&quot;FAIL&quot;;[$Speed.H57]/[.$C56]))">
            <text:p/>
          </table:table-cell>
          <table:table-cell table:style-name="ce94" table:formula="of:=IF(OR(ISBLANK([.$C56]);ISBLANK([.$D56]);ISBLANK([.$E56]);ISBLANK([$Speed.H57]));&quot;&quot;;IF([.P56]=&quot;FAIL&quot;;&quot;FAIL&quot;;[.P56]*[.$E56]/[.$D56]/1000000))">
            <text:p/>
          </table:table-cell>
          <table:table-cell table:style-name="ce90" table:formula="of:=IF(OR(ISBLANK([.$C56]);ISBLANK([$Speed.I57]));&quot;&quot;;IF([$Speed.I57]=&quot;FAIL&quot;;&quot;FAIL&quot;;[$Speed.I57]/[.$C56]))">
            <text:p/>
          </table:table-cell>
          <table:table-cell table:style-name="ce94" table:formula="of:=IF(OR(ISBLANK([.$C56]);ISBLANK([.$D56]);ISBLANK([.$E56]);ISBLANK([$Speed.I57]));&quot;&quot;;IF([.R56]=&quot;FAIL&quot;;&quot;FAIL&quot;;[.R56]*[.$E56]/[.$D56]/1000000))">
            <text:p/>
          </table:table-cell>
          <table:table-cell table:style-name="ce90" table:formula="of:=IF(OR(ISBLANK([.$C56]);ISBLANK([$Speed.J57]));&quot;&quot;;IF([$Speed.J57]=&quot;FAIL&quot;;&quot;FAIL&quot;;[$Speed.J57]/[.$C56]))">
            <text:p/>
          </table:table-cell>
          <table:table-cell table:style-name="ce94" table:formula="of:=IF(OR(ISBLANK([.$C56]);ISBLANK([.$D56]);ISBLANK([.$E56]);ISBLANK([$Speed.J57]));&quot;&quot;;IF([.T56]=&quot;FAIL&quot;;&quot;FAIL&quot;;[.T56]*[.$E56]/[.$D56]/1000000))">
            <text:p/>
          </table:table-cell>
          <table:table-cell table:style-name="ce90" table:formula="of:=IF(OR(ISBLANK([.$C56]);ISBLANK([$Speed.K57]));&quot;&quot;;IF([$Speed.K57]=&quot;FAIL&quot;;&quot;FAIL&quot;;[$Speed.K57]/[.$C56]))">
            <text:p/>
          </table:table-cell>
          <table:table-cell table:style-name="ce94" table:formula="of:=IF(OR(ISBLANK([.$C56]);ISBLANK([.$D56]);ISBLANK([.$E56]);ISBLANK([$Speed.K57]));&quot;&quot;;IF([.V56]=&quot;FAIL&quot;;&quot;FAIL&quot;;[.V56]*[.$E56]/[.$D56]/1000000))">
            <text:p/>
          </table:table-cell>
          <table:table-cell table:style-name="ce90" table:formula="of:=IF(OR(ISBLANK([.$C56]);ISBLANK([$Speed.L57]));&quot;&quot;;IF([$Speed.L57]=&quot;FAIL&quot;;&quot;FAIL&quot;;[$Speed.L57]/[.$C56]))">
            <text:p/>
          </table:table-cell>
          <table:table-cell table:style-name="ce94" table:formula="of:=IF(OR(ISBLANK([.$C56]);ISBLANK([.$D56]);ISBLANK([.$E56]);ISBLANK([$Speed.L57]));&quot;&quot;;IF([.X56]=&quot;FAIL&quot;;&quot;FAIL&quot;;[.X56]*[.$E56]/[.$D56]/1000000))">
            <text:p/>
          </table:table-cell>
          <table:table-cell table:style-name="ce70" table:number-columns-repeated="29"/>
          <table:table-cell table:number-columns-repeated="970"/>
        </table:table-row>
        <table:table-row table:style-name="ro1">
          <table:table-cell table:style-name="ce72"/>
          <table:table-cell table:style-name="ce73" table:formula="of:=IF(ISBLANK([$Speed.B58]);&quot;&quot;;[$Speed.B58])" office:value-type="string" office:string-value="des" calcext:value-type="string">
            <text:p>des</text:p>
          </table:table-cell>
          <table:table-cell table:style-name="ce73" table:number-columns-repeated="3"/>
          <table:table-cell table:style-name="ce90" table:formula="of:=IF(OR(ISBLANK([.$C57]);ISBLANK([$Speed.C58]));&quot;&quot;;IF([$Speed.C58]=&quot;FAIL&quot;;&quot;FAIL&quot;;[$Speed.C58]/[.$C57]))">
            <text:p/>
          </table:table-cell>
          <table:table-cell table:style-name="ce94" table:formula="of:=IF(OR(ISBLANK([.$C57]);ISBLANK([.$D57]);ISBLANK([.$E57]);ISBLANK([$Speed.C58]));&quot;&quot;;IF([.F57]=&quot;FAIL&quot;;&quot;FAIL&quot;;[.F57]*[.$E57]/[.$D57]/1000000))">
            <text:p/>
          </table:table-cell>
          <table:table-cell table:style-name="ce90" table:formula="of:=IF(OR(ISBLANK([.$C57]);ISBLANK([$Speed.D58]));&quot;&quot;;IF([$Speed.D58]=&quot;FAIL&quot;;&quot;FAIL&quot;;[$Speed.D58]/[.$C57]))">
            <text:p/>
          </table:table-cell>
          <table:table-cell table:style-name="ce94" table:formula="of:=IF(OR(ISBLANK([.$C57]);ISBLANK([.$D57]);ISBLANK([.$E57]);ISBLANK([$Speed.D58]));&quot;&quot;;IF([.H57]=&quot;FAIL&quot;;&quot;FAIL&quot;;[.H57]*[.$E57]/[.$D57]/1000000))">
            <text:p/>
          </table:table-cell>
          <table:table-cell table:style-name="ce90" table:formula="of:=IF(OR(ISBLANK([.$C57]);ISBLANK([$Speed.E58]));&quot;&quot;;IF([$Speed.E58]=&quot;FAIL&quot;;&quot;FAIL&quot;;[$Speed.E58]/[.$C57]))">
            <text:p/>
          </table:table-cell>
          <table:table-cell table:style-name="ce94" table:formula="of:=IF(OR(ISBLANK([.$C57]);ISBLANK([.$D57]);ISBLANK([.$E57]);ISBLANK([$Speed.E58]));&quot;&quot;;IF([.J57]=&quot;FAIL&quot;;&quot;FAIL&quot;;[.J57]*[.$E57]/[.$D57]/1000000))">
            <text:p/>
          </table:table-cell>
          <table:table-cell table:style-name="ce90" table:formula="of:=IF(OR(ISBLANK([.$C57]);ISBLANK([$Speed.F58]));&quot;&quot;;IF([$Speed.F58]=&quot;FAIL&quot;;&quot;FAIL&quot;;[$Speed.F58]/[.$C57]))">
            <text:p/>
          </table:table-cell>
          <table:table-cell table:style-name="ce94" table:formula="of:=IF(OR(ISBLANK([.$C57]);ISBLANK([.$D57]);ISBLANK([.$E57]);ISBLANK([$Speed.F58]));&quot;&quot;;IF([.L57]=&quot;FAIL&quot;;&quot;FAIL&quot;;[.L57]*[.$E57]/[.$D57]/1000000))">
            <text:p/>
          </table:table-cell>
          <table:table-cell table:style-name="ce90" table:formula="of:=IF(OR(ISBLANK([.$C57]);ISBLANK([$Speed.G58]));&quot;&quot;;IF([$Speed.G58]=&quot;FAIL&quot;;&quot;FAIL&quot;;[$Speed.G58]/[.$C57]))">
            <text:p/>
          </table:table-cell>
          <table:table-cell table:style-name="ce94" table:formula="of:=IF(OR(ISBLANK([.$C57]);ISBLANK([.$D57]);ISBLANK([.$E57]);ISBLANK([$Speed.G58]));&quot;&quot;;IF([.N57]=&quot;FAIL&quot;;&quot;FAIL&quot;;[.N57]*[.$E57]/[.$D57]/1000000))">
            <text:p/>
          </table:table-cell>
          <table:table-cell table:style-name="ce90" table:formula="of:=IF(OR(ISBLANK([.$C57]);ISBLANK([$Speed.H58]));&quot;&quot;;IF([$Speed.H58]=&quot;FAIL&quot;;&quot;FAIL&quot;;[$Speed.H58]/[.$C57]))">
            <text:p/>
          </table:table-cell>
          <table:table-cell table:style-name="ce94" table:formula="of:=IF(OR(ISBLANK([.$C57]);ISBLANK([.$D57]);ISBLANK([.$E57]);ISBLANK([$Speed.H58]));&quot;&quot;;IF([.P57]=&quot;FAIL&quot;;&quot;FAIL&quot;;[.P57]*[.$E57]/[.$D57]/1000000))">
            <text:p/>
          </table:table-cell>
          <table:table-cell table:style-name="ce90" table:formula="of:=IF(OR(ISBLANK([.$C57]);ISBLANK([$Speed.I58]));&quot;&quot;;IF([$Speed.I58]=&quot;FAIL&quot;;&quot;FAIL&quot;;[$Speed.I58]/[.$C57]))">
            <text:p/>
          </table:table-cell>
          <table:table-cell table:style-name="ce94" table:formula="of:=IF(OR(ISBLANK([.$C57]);ISBLANK([.$D57]);ISBLANK([.$E57]);ISBLANK([$Speed.I58]));&quot;&quot;;IF([.R57]=&quot;FAIL&quot;;&quot;FAIL&quot;;[.R57]*[.$E57]/[.$D57]/1000000))">
            <text:p/>
          </table:table-cell>
          <table:table-cell table:style-name="ce90" table:formula="of:=IF(OR(ISBLANK([.$C57]);ISBLANK([$Speed.J58]));&quot;&quot;;IF([$Speed.J58]=&quot;FAIL&quot;;&quot;FAIL&quot;;[$Speed.J58]/[.$C57]))">
            <text:p/>
          </table:table-cell>
          <table:table-cell table:style-name="ce94" table:formula="of:=IF(OR(ISBLANK([.$C57]);ISBLANK([.$D57]);ISBLANK([.$E57]);ISBLANK([$Speed.J58]));&quot;&quot;;IF([.T57]=&quot;FAIL&quot;;&quot;FAIL&quot;;[.T57]*[.$E57]/[.$D57]/1000000))">
            <text:p/>
          </table:table-cell>
          <table:table-cell table:style-name="ce90" table:formula="of:=IF(OR(ISBLANK([.$C57]);ISBLANK([$Speed.K58]));&quot;&quot;;IF([$Speed.K58]=&quot;FAIL&quot;;&quot;FAIL&quot;;[$Speed.K58]/[.$C57]))">
            <text:p/>
          </table:table-cell>
          <table:table-cell table:style-name="ce94" table:formula="of:=IF(OR(ISBLANK([.$C57]);ISBLANK([.$D57]);ISBLANK([.$E57]);ISBLANK([$Speed.K58]));&quot;&quot;;IF([.V57]=&quot;FAIL&quot;;&quot;FAIL&quot;;[.V57]*[.$E57]/[.$D57]/1000000))">
            <text:p/>
          </table:table-cell>
          <table:table-cell table:style-name="ce90" table:formula="of:=IF(OR(ISBLANK([.$C57]);ISBLANK([$Speed.L58]));&quot;&quot;;IF([$Speed.L58]=&quot;FAIL&quot;;&quot;FAIL&quot;;[$Speed.L58]/[.$C57]))">
            <text:p/>
          </table:table-cell>
          <table:table-cell table:style-name="ce94" table:formula="of:=IF(OR(ISBLANK([.$C57]);ISBLANK([.$D57]);ISBLANK([.$E57]);ISBLANK([$Speed.L58]));&quot;&quot;;IF([.X57]=&quot;FAIL&quot;;&quot;FAIL&quot;;[.X57]*[.$E57]/[.$D57]/1000000))">
            <text:p/>
          </table:table-cell>
          <table:table-cell table:style-name="ce70" table:number-columns-repeated="29"/>
          <table:table-cell table:number-columns-repeated="970"/>
        </table:table-row>
        <table:table-row table:style-name="ro1">
          <table:table-cell table:style-name="ce72"/>
          <table:table-cell table:style-name="ce73" table:formula="of:=IF(ISBLANK([$Speed.B59]);&quot;&quot;;[$Speed.B59])" office:value-type="string" office:string-value="dhry21" calcext:value-type="string">
            <text:p>dhry21</text:p>
          </table:table-cell>
          <table:table-cell table:style-name="ce73" table:number-columns-repeated="3"/>
          <table:table-cell table:style-name="ce90" table:formula="of:=IF(OR(ISBLANK([.$C58]);ISBLANK([$Speed.C59]));&quot;&quot;;IF([$Speed.C59]=&quot;FAIL&quot;;&quot;FAIL&quot;;[$Speed.C59]/[.$C58]))">
            <text:p/>
          </table:table-cell>
          <table:table-cell table:style-name="ce94" table:formula="of:=IF(OR(ISBLANK([.$C58]);ISBLANK([.$D58]);ISBLANK([.$E58]);ISBLANK([$Speed.C59]));&quot;&quot;;IF([.F58]=&quot;FAIL&quot;;&quot;FAIL&quot;;[.F58]*[.$E58]/[.$D58]/1000000))">
            <text:p/>
          </table:table-cell>
          <table:table-cell table:style-name="ce90" table:formula="of:=IF(OR(ISBLANK([.$C58]);ISBLANK([$Speed.D59]));&quot;&quot;;IF([$Speed.D59]=&quot;FAIL&quot;;&quot;FAIL&quot;;[$Speed.D59]/[.$C58]))">
            <text:p/>
          </table:table-cell>
          <table:table-cell table:style-name="ce94" table:formula="of:=IF(OR(ISBLANK([.$C58]);ISBLANK([.$D58]);ISBLANK([.$E58]);ISBLANK([$Speed.D59]));&quot;&quot;;IF([.H58]=&quot;FAIL&quot;;&quot;FAIL&quot;;[.H58]*[.$E58]/[.$D58]/1000000))">
            <text:p/>
          </table:table-cell>
          <table:table-cell table:style-name="ce90" table:formula="of:=IF(OR(ISBLANK([.$C58]);ISBLANK([$Speed.E59]));&quot;&quot;;IF([$Speed.E59]=&quot;FAIL&quot;;&quot;FAIL&quot;;[$Speed.E59]/[.$C58]))">
            <text:p/>
          </table:table-cell>
          <table:table-cell table:style-name="ce94" table:formula="of:=IF(OR(ISBLANK([.$C58]);ISBLANK([.$D58]);ISBLANK([.$E58]);ISBLANK([$Speed.E59]));&quot;&quot;;IF([.J58]=&quot;FAIL&quot;;&quot;FAIL&quot;;[.J58]*[.$E58]/[.$D58]/1000000))">
            <text:p/>
          </table:table-cell>
          <table:table-cell table:style-name="ce90" table:formula="of:=IF(OR(ISBLANK([.$C58]);ISBLANK([$Speed.F59]));&quot;&quot;;IF([$Speed.F59]=&quot;FAIL&quot;;&quot;FAIL&quot;;[$Speed.F59]/[.$C58]))">
            <text:p/>
          </table:table-cell>
          <table:table-cell table:style-name="ce94" table:formula="of:=IF(OR(ISBLANK([.$C58]);ISBLANK([.$D58]);ISBLANK([.$E58]);ISBLANK([$Speed.F59]));&quot;&quot;;IF([.L58]=&quot;FAIL&quot;;&quot;FAIL&quot;;[.L58]*[.$E58]/[.$D58]/1000000))">
            <text:p/>
          </table:table-cell>
          <table:table-cell table:style-name="ce90" table:formula="of:=IF(OR(ISBLANK([.$C58]);ISBLANK([$Speed.G59]));&quot;&quot;;IF([$Speed.G59]=&quot;FAIL&quot;;&quot;FAIL&quot;;[$Speed.G59]/[.$C58]))">
            <text:p/>
          </table:table-cell>
          <table:table-cell table:style-name="ce94" table:formula="of:=IF(OR(ISBLANK([.$C58]);ISBLANK([.$D58]);ISBLANK([.$E58]);ISBLANK([$Speed.G59]));&quot;&quot;;IF([.N58]=&quot;FAIL&quot;;&quot;FAIL&quot;;[.N58]*[.$E58]/[.$D58]/1000000))">
            <text:p/>
          </table:table-cell>
          <table:table-cell table:style-name="ce90" table:formula="of:=IF(OR(ISBLANK([.$C58]);ISBLANK([$Speed.H59]));&quot;&quot;;IF([$Speed.H59]=&quot;FAIL&quot;;&quot;FAIL&quot;;[$Speed.H59]/[.$C58]))">
            <text:p/>
          </table:table-cell>
          <table:table-cell table:style-name="ce94" table:formula="of:=IF(OR(ISBLANK([.$C58]);ISBLANK([.$D58]);ISBLANK([.$E58]);ISBLANK([$Speed.H59]));&quot;&quot;;IF([.P58]=&quot;FAIL&quot;;&quot;FAIL&quot;;[.P58]*[.$E58]/[.$D58]/1000000))">
            <text:p/>
          </table:table-cell>
          <table:table-cell table:style-name="ce90" table:formula="of:=IF(OR(ISBLANK([.$C58]);ISBLANK([$Speed.I59]));&quot;&quot;;IF([$Speed.I59]=&quot;FAIL&quot;;&quot;FAIL&quot;;[$Speed.I59]/[.$C58]))">
            <text:p/>
          </table:table-cell>
          <table:table-cell table:style-name="ce94" table:formula="of:=IF(OR(ISBLANK([.$C58]);ISBLANK([.$D58]);ISBLANK([.$E58]);ISBLANK([$Speed.I59]));&quot;&quot;;IF([.R58]=&quot;FAIL&quot;;&quot;FAIL&quot;;[.R58]*[.$E58]/[.$D58]/1000000))">
            <text:p/>
          </table:table-cell>
          <table:table-cell table:style-name="ce90" table:formula="of:=IF(OR(ISBLANK([.$C58]);ISBLANK([$Speed.J59]));&quot;&quot;;IF([$Speed.J59]=&quot;FAIL&quot;;&quot;FAIL&quot;;[$Speed.J59]/[.$C58]))">
            <text:p/>
          </table:table-cell>
          <table:table-cell table:style-name="ce94" table:formula="of:=IF(OR(ISBLANK([.$C58]);ISBLANK([.$D58]);ISBLANK([.$E58]);ISBLANK([$Speed.J59]));&quot;&quot;;IF([.T58]=&quot;FAIL&quot;;&quot;FAIL&quot;;[.T58]*[.$E58]/[.$D58]/1000000))">
            <text:p/>
          </table:table-cell>
          <table:table-cell table:style-name="ce90" table:formula="of:=IF(OR(ISBLANK([.$C58]);ISBLANK([$Speed.K59]));&quot;&quot;;IF([$Speed.K59]=&quot;FAIL&quot;;&quot;FAIL&quot;;[$Speed.K59]/[.$C58]))">
            <text:p/>
          </table:table-cell>
          <table:table-cell table:style-name="ce94" table:formula="of:=IF(OR(ISBLANK([.$C58]);ISBLANK([.$D58]);ISBLANK([.$E58]);ISBLANK([$Speed.K59]));&quot;&quot;;IF([.V58]=&quot;FAIL&quot;;&quot;FAIL&quot;;[.V58]*[.$E58]/[.$D58]/1000000))">
            <text:p/>
          </table:table-cell>
          <table:table-cell table:style-name="ce90" table:formula="of:=IF(OR(ISBLANK([.$C58]);ISBLANK([$Speed.L59]));&quot;&quot;;IF([$Speed.L59]=&quot;FAIL&quot;;&quot;FAIL&quot;;[$Speed.L59]/[.$C58]))">
            <text:p/>
          </table:table-cell>
          <table:table-cell table:style-name="ce94" table:formula="of:=IF(OR(ISBLANK([.$C58]);ISBLANK([.$D58]);ISBLANK([.$E58]);ISBLANK([$Speed.L59]));&quot;&quot;;IF([.X58]=&quot;FAIL&quot;;&quot;FAIL&quot;;[.X58]*[.$E58]/[.$D58]/1000000))">
            <text:p/>
          </table:table-cell>
          <table:table-cell table:style-name="ce70" table:number-columns-repeated="29"/>
          <table:table-cell table:number-columns-repeated="970"/>
        </table:table-row>
        <table:table-row table:style-name="ro1">
          <table:table-cell table:style-name="ce72"/>
          <table:table-cell table:style-name="ce73" table:formula="of:=IF(ISBLANK([$Speed.B60]);&quot;&quot;;[$Speed.B60])" office:value-type="string" office:string-value="engine" calcext:value-type="string">
            <text:p>engine</text:p>
          </table:table-cell>
          <table:table-cell table:style-name="ce73" table:number-columns-repeated="3"/>
          <table:table-cell table:style-name="ce90" table:formula="of:=IF(OR(ISBLANK([.$C59]);ISBLANK([$Speed.C60]));&quot;&quot;;IF([$Speed.C60]=&quot;FAIL&quot;;&quot;FAIL&quot;;[$Speed.C60]/[.$C59]))">
            <text:p/>
          </table:table-cell>
          <table:table-cell table:style-name="ce94" table:formula="of:=IF(OR(ISBLANK([.$C59]);ISBLANK([.$D59]);ISBLANK([.$E59]);ISBLANK([$Speed.C60]));&quot;&quot;;IF([.F59]=&quot;FAIL&quot;;&quot;FAIL&quot;;[.F59]*[.$E59]/[.$D59]/1000000))">
            <text:p/>
          </table:table-cell>
          <table:table-cell table:style-name="ce90" table:formula="of:=IF(OR(ISBLANK([.$C59]);ISBLANK([$Speed.D60]));&quot;&quot;;IF([$Speed.D60]=&quot;FAIL&quot;;&quot;FAIL&quot;;[$Speed.D60]/[.$C59]))">
            <text:p/>
          </table:table-cell>
          <table:table-cell table:style-name="ce94" table:formula="of:=IF(OR(ISBLANK([.$C59]);ISBLANK([.$D59]);ISBLANK([.$E59]);ISBLANK([$Speed.D60]));&quot;&quot;;IF([.H59]=&quot;FAIL&quot;;&quot;FAIL&quot;;[.H59]*[.$E59]/[.$D59]/1000000))">
            <text:p/>
          </table:table-cell>
          <table:table-cell table:style-name="ce90" table:formula="of:=IF(OR(ISBLANK([.$C59]);ISBLANK([$Speed.E60]));&quot;&quot;;IF([$Speed.E60]=&quot;FAIL&quot;;&quot;FAIL&quot;;[$Speed.E60]/[.$C59]))">
            <text:p/>
          </table:table-cell>
          <table:table-cell table:style-name="ce94" table:formula="of:=IF(OR(ISBLANK([.$C59]);ISBLANK([.$D59]);ISBLANK([.$E59]);ISBLANK([$Speed.E60]));&quot;&quot;;IF([.J59]=&quot;FAIL&quot;;&quot;FAIL&quot;;[.J59]*[.$E59]/[.$D59]/1000000))">
            <text:p/>
          </table:table-cell>
          <table:table-cell table:style-name="ce90" table:formula="of:=IF(OR(ISBLANK([.$C59]);ISBLANK([$Speed.F60]));&quot;&quot;;IF([$Speed.F60]=&quot;FAIL&quot;;&quot;FAIL&quot;;[$Speed.F60]/[.$C59]))">
            <text:p/>
          </table:table-cell>
          <table:table-cell table:style-name="ce94" table:formula="of:=IF(OR(ISBLANK([.$C59]);ISBLANK([.$D59]);ISBLANK([.$E59]);ISBLANK([$Speed.F60]));&quot;&quot;;IF([.L59]=&quot;FAIL&quot;;&quot;FAIL&quot;;[.L59]*[.$E59]/[.$D59]/1000000))">
            <text:p/>
          </table:table-cell>
          <table:table-cell table:style-name="ce90" table:formula="of:=IF(OR(ISBLANK([.$C59]);ISBLANK([$Speed.G60]));&quot;&quot;;IF([$Speed.G60]=&quot;FAIL&quot;;&quot;FAIL&quot;;[$Speed.G60]/[.$C59]))">
            <text:p/>
          </table:table-cell>
          <table:table-cell table:style-name="ce94" table:formula="of:=IF(OR(ISBLANK([.$C59]);ISBLANK([.$D59]);ISBLANK([.$E59]);ISBLANK([$Speed.G60]));&quot;&quot;;IF([.N59]=&quot;FAIL&quot;;&quot;FAIL&quot;;[.N59]*[.$E59]/[.$D59]/1000000))">
            <text:p/>
          </table:table-cell>
          <table:table-cell table:style-name="ce90" table:formula="of:=IF(OR(ISBLANK([.$C59]);ISBLANK([$Speed.H60]));&quot;&quot;;IF([$Speed.H60]=&quot;FAIL&quot;;&quot;FAIL&quot;;[$Speed.H60]/[.$C59]))">
            <text:p/>
          </table:table-cell>
          <table:table-cell table:style-name="ce94" table:formula="of:=IF(OR(ISBLANK([.$C59]);ISBLANK([.$D59]);ISBLANK([.$E59]);ISBLANK([$Speed.H60]));&quot;&quot;;IF([.P59]=&quot;FAIL&quot;;&quot;FAIL&quot;;[.P59]*[.$E59]/[.$D59]/1000000))">
            <text:p/>
          </table:table-cell>
          <table:table-cell table:style-name="ce90" table:formula="of:=IF(OR(ISBLANK([.$C59]);ISBLANK([$Speed.I60]));&quot;&quot;;IF([$Speed.I60]=&quot;FAIL&quot;;&quot;FAIL&quot;;[$Speed.I60]/[.$C59]))">
            <text:p/>
          </table:table-cell>
          <table:table-cell table:style-name="ce94" table:formula="of:=IF(OR(ISBLANK([.$C59]);ISBLANK([.$D59]);ISBLANK([.$E59]);ISBLANK([$Speed.I60]));&quot;&quot;;IF([.R59]=&quot;FAIL&quot;;&quot;FAIL&quot;;[.R59]*[.$E59]/[.$D59]/1000000))">
            <text:p/>
          </table:table-cell>
          <table:table-cell table:style-name="ce90" table:formula="of:=IF(OR(ISBLANK([.$C59]);ISBLANK([$Speed.J60]));&quot;&quot;;IF([$Speed.J60]=&quot;FAIL&quot;;&quot;FAIL&quot;;[$Speed.J60]/[.$C59]))">
            <text:p/>
          </table:table-cell>
          <table:table-cell table:style-name="ce94" table:formula="of:=IF(OR(ISBLANK([.$C59]);ISBLANK([.$D59]);ISBLANK([.$E59]);ISBLANK([$Speed.J60]));&quot;&quot;;IF([.T59]=&quot;FAIL&quot;;&quot;FAIL&quot;;[.T59]*[.$E59]/[.$D59]/1000000))">
            <text:p/>
          </table:table-cell>
          <table:table-cell table:style-name="ce90" table:formula="of:=IF(OR(ISBLANK([.$C59]);ISBLANK([$Speed.K60]));&quot;&quot;;IF([$Speed.K60]=&quot;FAIL&quot;;&quot;FAIL&quot;;[$Speed.K60]/[.$C59]))">
            <text:p/>
          </table:table-cell>
          <table:table-cell table:style-name="ce94" table:formula="of:=IF(OR(ISBLANK([.$C59]);ISBLANK([.$D59]);ISBLANK([.$E59]);ISBLANK([$Speed.K60]));&quot;&quot;;IF([.V59]=&quot;FAIL&quot;;&quot;FAIL&quot;;[.V59]*[.$E59]/[.$D59]/1000000))">
            <text:p/>
          </table:table-cell>
          <table:table-cell table:style-name="ce90" table:formula="of:=IF(OR(ISBLANK([.$C59]);ISBLANK([$Speed.L60]));&quot;&quot;;IF([$Speed.L60]=&quot;FAIL&quot;;&quot;FAIL&quot;;[$Speed.L60]/[.$C59]))">
            <text:p/>
          </table:table-cell>
          <table:table-cell table:style-name="ce94" table:formula="of:=IF(OR(ISBLANK([.$C59]);ISBLANK([.$D59]);ISBLANK([.$E59]);ISBLANK([$Speed.L60]));&quot;&quot;;IF([.X59]=&quot;FAIL&quot;;&quot;FAIL&quot;;[.X59]*[.$E59]/[.$D59]/1000000))">
            <text:p/>
          </table:table-cell>
          <table:table-cell table:style-name="ce70" table:number-columns-repeated="29"/>
          <table:table-cell table:number-columns-repeated="970"/>
        </table:table-row>
        <table:table-row table:style-name="ro1">
          <table:table-cell table:style-name="ce72"/>
          <table:table-cell table:style-name="ce73" table:formula="of:=IF(ISBLANK([$Speed.B61]);&quot;&quot;;[$Speed.B61])" office:value-type="string" office:string-value="eval2" calcext:value-type="string">
            <text:p>eval2</text:p>
          </table:table-cell>
          <table:table-cell table:style-name="ce73" table:number-columns-repeated="3"/>
          <table:table-cell table:style-name="ce90" table:formula="of:=IF(OR(ISBLANK([.$C60]);ISBLANK([$Speed.C61]));&quot;&quot;;IF([$Speed.C61]=&quot;FAIL&quot;;&quot;FAIL&quot;;[$Speed.C61]/[.$C60]))">
            <text:p/>
          </table:table-cell>
          <table:table-cell table:style-name="ce94" table:formula="of:=IF(OR(ISBLANK([.$C60]);ISBLANK([.$D60]);ISBLANK([.$E60]);ISBLANK([$Speed.C61]));&quot;&quot;;IF([.F60]=&quot;FAIL&quot;;&quot;FAIL&quot;;[.F60]*[.$E60]/[.$D60]/1000000))">
            <text:p/>
          </table:table-cell>
          <table:table-cell table:style-name="ce90" table:formula="of:=IF(OR(ISBLANK([.$C60]);ISBLANK([$Speed.D61]));&quot;&quot;;IF([$Speed.D61]=&quot;FAIL&quot;;&quot;FAIL&quot;;[$Speed.D61]/[.$C60]))">
            <text:p/>
          </table:table-cell>
          <table:table-cell table:style-name="ce94" table:formula="of:=IF(OR(ISBLANK([.$C60]);ISBLANK([.$D60]);ISBLANK([.$E60]);ISBLANK([$Speed.D61]));&quot;&quot;;IF([.H60]=&quot;FAIL&quot;;&quot;FAIL&quot;;[.H60]*[.$E60]/[.$D60]/1000000))">
            <text:p/>
          </table:table-cell>
          <table:table-cell table:style-name="ce90" table:formula="of:=IF(OR(ISBLANK([.$C60]);ISBLANK([$Speed.E61]));&quot;&quot;;IF([$Speed.E61]=&quot;FAIL&quot;;&quot;FAIL&quot;;[$Speed.E61]/[.$C60]))">
            <text:p/>
          </table:table-cell>
          <table:table-cell table:style-name="ce94" table:formula="of:=IF(OR(ISBLANK([.$C60]);ISBLANK([.$D60]);ISBLANK([.$E60]);ISBLANK([$Speed.E61]));&quot;&quot;;IF([.J60]=&quot;FAIL&quot;;&quot;FAIL&quot;;[.J60]*[.$E60]/[.$D60]/1000000))">
            <text:p/>
          </table:table-cell>
          <table:table-cell table:style-name="ce90" table:formula="of:=IF(OR(ISBLANK([.$C60]);ISBLANK([$Speed.F61]));&quot;&quot;;IF([$Speed.F61]=&quot;FAIL&quot;;&quot;FAIL&quot;;[$Speed.F61]/[.$C60]))">
            <text:p/>
          </table:table-cell>
          <table:table-cell table:style-name="ce94" table:formula="of:=IF(OR(ISBLANK([.$C60]);ISBLANK([.$D60]);ISBLANK([.$E60]);ISBLANK([$Speed.F61]));&quot;&quot;;IF([.L60]=&quot;FAIL&quot;;&quot;FAIL&quot;;[.L60]*[.$E60]/[.$D60]/1000000))">
            <text:p/>
          </table:table-cell>
          <table:table-cell table:style-name="ce90" table:formula="of:=IF(OR(ISBLANK([.$C60]);ISBLANK([$Speed.G61]));&quot;&quot;;IF([$Speed.G61]=&quot;FAIL&quot;;&quot;FAIL&quot;;[$Speed.G61]/[.$C60]))">
            <text:p/>
          </table:table-cell>
          <table:table-cell table:style-name="ce94" table:formula="of:=IF(OR(ISBLANK([.$C60]);ISBLANK([.$D60]);ISBLANK([.$E60]);ISBLANK([$Speed.G61]));&quot;&quot;;IF([.N60]=&quot;FAIL&quot;;&quot;FAIL&quot;;[.N60]*[.$E60]/[.$D60]/1000000))">
            <text:p/>
          </table:table-cell>
          <table:table-cell table:style-name="ce90" table:formula="of:=IF(OR(ISBLANK([.$C60]);ISBLANK([$Speed.H61]));&quot;&quot;;IF([$Speed.H61]=&quot;FAIL&quot;;&quot;FAIL&quot;;[$Speed.H61]/[.$C60]))">
            <text:p/>
          </table:table-cell>
          <table:table-cell table:style-name="ce94" table:formula="of:=IF(OR(ISBLANK([.$C60]);ISBLANK([.$D60]);ISBLANK([.$E60]);ISBLANK([$Speed.H61]));&quot;&quot;;IF([.P60]=&quot;FAIL&quot;;&quot;FAIL&quot;;[.P60]*[.$E60]/[.$D60]/1000000))">
            <text:p/>
          </table:table-cell>
          <table:table-cell table:style-name="ce90" table:formula="of:=IF(OR(ISBLANK([.$C60]);ISBLANK([$Speed.I61]));&quot;&quot;;IF([$Speed.I61]=&quot;FAIL&quot;;&quot;FAIL&quot;;[$Speed.I61]/[.$C60]))">
            <text:p/>
          </table:table-cell>
          <table:table-cell table:style-name="ce94" table:formula="of:=IF(OR(ISBLANK([.$C60]);ISBLANK([.$D60]);ISBLANK([.$E60]);ISBLANK([$Speed.I61]));&quot;&quot;;IF([.R60]=&quot;FAIL&quot;;&quot;FAIL&quot;;[.R60]*[.$E60]/[.$D60]/1000000))">
            <text:p/>
          </table:table-cell>
          <table:table-cell table:style-name="ce90" table:formula="of:=IF(OR(ISBLANK([.$C60]);ISBLANK([$Speed.J61]));&quot;&quot;;IF([$Speed.J61]=&quot;FAIL&quot;;&quot;FAIL&quot;;[$Speed.J61]/[.$C60]))">
            <text:p/>
          </table:table-cell>
          <table:table-cell table:style-name="ce94" table:formula="of:=IF(OR(ISBLANK([.$C60]);ISBLANK([.$D60]);ISBLANK([.$E60]);ISBLANK([$Speed.J61]));&quot;&quot;;IF([.T60]=&quot;FAIL&quot;;&quot;FAIL&quot;;[.T60]*[.$E60]/[.$D60]/1000000))">
            <text:p/>
          </table:table-cell>
          <table:table-cell table:style-name="ce90" table:formula="of:=IF(OR(ISBLANK([.$C60]);ISBLANK([$Speed.K61]));&quot;&quot;;IF([$Speed.K61]=&quot;FAIL&quot;;&quot;FAIL&quot;;[$Speed.K61]/[.$C60]))">
            <text:p/>
          </table:table-cell>
          <table:table-cell table:style-name="ce94" table:formula="of:=IF(OR(ISBLANK([.$C60]);ISBLANK([.$D60]);ISBLANK([.$E60]);ISBLANK([$Speed.K61]));&quot;&quot;;IF([.V60]=&quot;FAIL&quot;;&quot;FAIL&quot;;[.V60]*[.$E60]/[.$D60]/1000000))">
            <text:p/>
          </table:table-cell>
          <table:table-cell table:style-name="ce90" table:formula="of:=IF(OR(ISBLANK([.$C60]);ISBLANK([$Speed.L61]));&quot;&quot;;IF([$Speed.L61]=&quot;FAIL&quot;;&quot;FAIL&quot;;[$Speed.L61]/[.$C60]))">
            <text:p/>
          </table:table-cell>
          <table:table-cell table:style-name="ce94" table:formula="of:=IF(OR(ISBLANK([.$C60]);ISBLANK([.$D60]);ISBLANK([.$E60]);ISBLANK([$Speed.L61]));&quot;&quot;;IF([.X60]=&quot;FAIL&quot;;&quot;FAIL&quot;;[.X60]*[.$E60]/[.$D60]/1000000))">
            <text:p/>
          </table:table-cell>
          <table:table-cell table:style-name="ce70" table:number-columns-repeated="29"/>
          <table:table-cell table:number-columns-repeated="970"/>
        </table:table-row>
        <table:table-row table:style-name="ro1">
          <table:table-cell table:style-name="ce72"/>
          <table:table-cell table:style-name="ce73" table:formula="of:=IF(ISBLANK([$Speed.B62]);&quot;&quot;;[$Speed.B62])" office:value-type="string" office:string-value="fir_int" calcext:value-type="string">
            <text:p>fir_int</text:p>
          </table:table-cell>
          <table:table-cell table:style-name="ce73" table:number-columns-repeated="3"/>
          <table:table-cell table:style-name="ce90" table:formula="of:=IF(OR(ISBLANK([.$C61]);ISBLANK([$Speed.C62]));&quot;&quot;;IF([$Speed.C62]=&quot;FAIL&quot;;&quot;FAIL&quot;;[$Speed.C62]/[.$C61]))">
            <text:p/>
          </table:table-cell>
          <table:table-cell table:style-name="ce94" table:formula="of:=IF(OR(ISBLANK([.$C61]);ISBLANK([.$D61]);ISBLANK([.$E61]);ISBLANK([$Speed.C62]));&quot;&quot;;IF([.F61]=&quot;FAIL&quot;;&quot;FAIL&quot;;[.F61]*[.$E61]/[.$D61]/1000000))">
            <text:p/>
          </table:table-cell>
          <table:table-cell table:style-name="ce90" table:formula="of:=IF(OR(ISBLANK([.$C61]);ISBLANK([$Speed.D62]));&quot;&quot;;IF([$Speed.D62]=&quot;FAIL&quot;;&quot;FAIL&quot;;[$Speed.D62]/[.$C61]))">
            <text:p/>
          </table:table-cell>
          <table:table-cell table:style-name="ce94" table:formula="of:=IF(OR(ISBLANK([.$C61]);ISBLANK([.$D61]);ISBLANK([.$E61]);ISBLANK([$Speed.D62]));&quot;&quot;;IF([.H61]=&quot;FAIL&quot;;&quot;FAIL&quot;;[.H61]*[.$E61]/[.$D61]/1000000))">
            <text:p/>
          </table:table-cell>
          <table:table-cell table:style-name="ce90" table:formula="of:=IF(OR(ISBLANK([.$C61]);ISBLANK([$Speed.E62]));&quot;&quot;;IF([$Speed.E62]=&quot;FAIL&quot;;&quot;FAIL&quot;;[$Speed.E62]/[.$C61]))">
            <text:p/>
          </table:table-cell>
          <table:table-cell table:style-name="ce94" table:formula="of:=IF(OR(ISBLANK([.$C61]);ISBLANK([.$D61]);ISBLANK([.$E61]);ISBLANK([$Speed.E62]));&quot;&quot;;IF([.J61]=&quot;FAIL&quot;;&quot;FAIL&quot;;[.J61]*[.$E61]/[.$D61]/1000000))">
            <text:p/>
          </table:table-cell>
          <table:table-cell table:style-name="ce90" table:formula="of:=IF(OR(ISBLANK([.$C61]);ISBLANK([$Speed.F62]));&quot;&quot;;IF([$Speed.F62]=&quot;FAIL&quot;;&quot;FAIL&quot;;[$Speed.F62]/[.$C61]))">
            <text:p/>
          </table:table-cell>
          <table:table-cell table:style-name="ce94" table:formula="of:=IF(OR(ISBLANK([.$C61]);ISBLANK([.$D61]);ISBLANK([.$E61]);ISBLANK([$Speed.F62]));&quot;&quot;;IF([.L61]=&quot;FAIL&quot;;&quot;FAIL&quot;;[.L61]*[.$E61]/[.$D61]/1000000))">
            <text:p/>
          </table:table-cell>
          <table:table-cell table:style-name="ce90" table:formula="of:=IF(OR(ISBLANK([.$C61]);ISBLANK([$Speed.G62]));&quot;&quot;;IF([$Speed.G62]=&quot;FAIL&quot;;&quot;FAIL&quot;;[$Speed.G62]/[.$C61]))">
            <text:p/>
          </table:table-cell>
          <table:table-cell table:style-name="ce94" table:formula="of:=IF(OR(ISBLANK([.$C61]);ISBLANK([.$D61]);ISBLANK([.$E61]);ISBLANK([$Speed.G62]));&quot;&quot;;IF([.N61]=&quot;FAIL&quot;;&quot;FAIL&quot;;[.N61]*[.$E61]/[.$D61]/1000000))">
            <text:p/>
          </table:table-cell>
          <table:table-cell table:style-name="ce90" table:formula="of:=IF(OR(ISBLANK([.$C61]);ISBLANK([$Speed.H62]));&quot;&quot;;IF([$Speed.H62]=&quot;FAIL&quot;;&quot;FAIL&quot;;[$Speed.H62]/[.$C61]))">
            <text:p/>
          </table:table-cell>
          <table:table-cell table:style-name="ce94" table:formula="of:=IF(OR(ISBLANK([.$C61]);ISBLANK([.$D61]);ISBLANK([.$E61]);ISBLANK([$Speed.H62]));&quot;&quot;;IF([.P61]=&quot;FAIL&quot;;&quot;FAIL&quot;;[.P61]*[.$E61]/[.$D61]/1000000))">
            <text:p/>
          </table:table-cell>
          <table:table-cell table:style-name="ce90" table:formula="of:=IF(OR(ISBLANK([.$C61]);ISBLANK([$Speed.I62]));&quot;&quot;;IF([$Speed.I62]=&quot;FAIL&quot;;&quot;FAIL&quot;;[$Speed.I62]/[.$C61]))">
            <text:p/>
          </table:table-cell>
          <table:table-cell table:style-name="ce94" table:formula="of:=IF(OR(ISBLANK([.$C61]);ISBLANK([.$D61]);ISBLANK([.$E61]);ISBLANK([$Speed.I62]));&quot;&quot;;IF([.R61]=&quot;FAIL&quot;;&quot;FAIL&quot;;[.R61]*[.$E61]/[.$D61]/1000000))">
            <text:p/>
          </table:table-cell>
          <table:table-cell table:style-name="ce90" table:formula="of:=IF(OR(ISBLANK([.$C61]);ISBLANK([$Speed.J62]));&quot;&quot;;IF([$Speed.J62]=&quot;FAIL&quot;;&quot;FAIL&quot;;[$Speed.J62]/[.$C61]))">
            <text:p/>
          </table:table-cell>
          <table:table-cell table:style-name="ce94" table:formula="of:=IF(OR(ISBLANK([.$C61]);ISBLANK([.$D61]);ISBLANK([.$E61]);ISBLANK([$Speed.J62]));&quot;&quot;;IF([.T61]=&quot;FAIL&quot;;&quot;FAIL&quot;;[.T61]*[.$E61]/[.$D61]/1000000))">
            <text:p/>
          </table:table-cell>
          <table:table-cell table:style-name="ce90" table:formula="of:=IF(OR(ISBLANK([.$C61]);ISBLANK([$Speed.K62]));&quot;&quot;;IF([$Speed.K62]=&quot;FAIL&quot;;&quot;FAIL&quot;;[$Speed.K62]/[.$C61]))">
            <text:p/>
          </table:table-cell>
          <table:table-cell table:style-name="ce94" table:formula="of:=IF(OR(ISBLANK([.$C61]);ISBLANK([.$D61]);ISBLANK([.$E61]);ISBLANK([$Speed.K62]));&quot;&quot;;IF([.V61]=&quot;FAIL&quot;;&quot;FAIL&quot;;[.V61]*[.$E61]/[.$D61]/1000000))">
            <text:p/>
          </table:table-cell>
          <table:table-cell table:style-name="ce90" table:formula="of:=IF(OR(ISBLANK([.$C61]);ISBLANK([$Speed.L62]));&quot;&quot;;IF([$Speed.L62]=&quot;FAIL&quot;;&quot;FAIL&quot;;[$Speed.L62]/[.$C61]))">
            <text:p/>
          </table:table-cell>
          <table:table-cell table:style-name="ce94" table:formula="of:=IF(OR(ISBLANK([.$C61]);ISBLANK([.$D61]);ISBLANK([.$E61]);ISBLANK([$Speed.L62]));&quot;&quot;;IF([.X61]=&quot;FAIL&quot;;&quot;FAIL&quot;;[.X61]*[.$E61]/[.$D61]/1000000))">
            <text:p/>
          </table:table-cell>
          <table:table-cell table:style-name="ce70" table:number-columns-repeated="29"/>
          <table:table-cell table:number-columns-repeated="970"/>
        </table:table-row>
        <table:table-row table:style-name="ro1">
          <table:table-cell table:style-name="ce72"/>
          <table:table-cell table:style-name="ce73" table:formula="of:=IF(ISBLANK([$Speed.B63]);&quot;&quot;;[$Speed.B63])" office:value-type="string" office:string-value="g3fax" calcext:value-type="string">
            <text:p>g3fax</text:p>
          </table:table-cell>
          <table:table-cell table:style-name="ce73" table:number-columns-repeated="3"/>
          <table:table-cell table:style-name="ce90" table:formula="of:=IF(OR(ISBLANK([.$C62]);ISBLANK([$Speed.C63]));&quot;&quot;;IF([$Speed.C63]=&quot;FAIL&quot;;&quot;FAIL&quot;;[$Speed.C63]/[.$C62]))">
            <text:p/>
          </table:table-cell>
          <table:table-cell table:style-name="ce94" table:formula="of:=IF(OR(ISBLANK([.$C62]);ISBLANK([.$D62]);ISBLANK([.$E62]);ISBLANK([$Speed.C63]));&quot;&quot;;IF([.F62]=&quot;FAIL&quot;;&quot;FAIL&quot;;[.F62]*[.$E62]/[.$D62]/1000000))">
            <text:p/>
          </table:table-cell>
          <table:table-cell table:style-name="ce90" table:formula="of:=IF(OR(ISBLANK([.$C62]);ISBLANK([$Speed.D63]));&quot;&quot;;IF([$Speed.D63]=&quot;FAIL&quot;;&quot;FAIL&quot;;[$Speed.D63]/[.$C62]))">
            <text:p/>
          </table:table-cell>
          <table:table-cell table:style-name="ce94" table:formula="of:=IF(OR(ISBLANK([.$C62]);ISBLANK([.$D62]);ISBLANK([.$E62]);ISBLANK([$Speed.D63]));&quot;&quot;;IF([.H62]=&quot;FAIL&quot;;&quot;FAIL&quot;;[.H62]*[.$E62]/[.$D62]/1000000))">
            <text:p/>
          </table:table-cell>
          <table:table-cell table:style-name="ce90" table:formula="of:=IF(OR(ISBLANK([.$C62]);ISBLANK([$Speed.E63]));&quot;&quot;;IF([$Speed.E63]=&quot;FAIL&quot;;&quot;FAIL&quot;;[$Speed.E63]/[.$C62]))">
            <text:p/>
          </table:table-cell>
          <table:table-cell table:style-name="ce94" table:formula="of:=IF(OR(ISBLANK([.$C62]);ISBLANK([.$D62]);ISBLANK([.$E62]);ISBLANK([$Speed.E63]));&quot;&quot;;IF([.J62]=&quot;FAIL&quot;;&quot;FAIL&quot;;[.J62]*[.$E62]/[.$D62]/1000000))">
            <text:p/>
          </table:table-cell>
          <table:table-cell table:style-name="ce90" table:formula="of:=IF(OR(ISBLANK([.$C62]);ISBLANK([$Speed.F63]));&quot;&quot;;IF([$Speed.F63]=&quot;FAIL&quot;;&quot;FAIL&quot;;[$Speed.F63]/[.$C62]))">
            <text:p/>
          </table:table-cell>
          <table:table-cell table:style-name="ce94" table:formula="of:=IF(OR(ISBLANK([.$C62]);ISBLANK([.$D62]);ISBLANK([.$E62]);ISBLANK([$Speed.F63]));&quot;&quot;;IF([.L62]=&quot;FAIL&quot;;&quot;FAIL&quot;;[.L62]*[.$E62]/[.$D62]/1000000))">
            <text:p/>
          </table:table-cell>
          <table:table-cell table:style-name="ce90" table:formula="of:=IF(OR(ISBLANK([.$C62]);ISBLANK([$Speed.G63]));&quot;&quot;;IF([$Speed.G63]=&quot;FAIL&quot;;&quot;FAIL&quot;;[$Speed.G63]/[.$C62]))">
            <text:p/>
          </table:table-cell>
          <table:table-cell table:style-name="ce94" table:formula="of:=IF(OR(ISBLANK([.$C62]);ISBLANK([.$D62]);ISBLANK([.$E62]);ISBLANK([$Speed.G63]));&quot;&quot;;IF([.N62]=&quot;FAIL&quot;;&quot;FAIL&quot;;[.N62]*[.$E62]/[.$D62]/1000000))">
            <text:p/>
          </table:table-cell>
          <table:table-cell table:style-name="ce90" table:formula="of:=IF(OR(ISBLANK([.$C62]);ISBLANK([$Speed.H63]));&quot;&quot;;IF([$Speed.H63]=&quot;FAIL&quot;;&quot;FAIL&quot;;[$Speed.H63]/[.$C62]))">
            <text:p/>
          </table:table-cell>
          <table:table-cell table:style-name="ce94" table:formula="of:=IF(OR(ISBLANK([.$C62]);ISBLANK([.$D62]);ISBLANK([.$E62]);ISBLANK([$Speed.H63]));&quot;&quot;;IF([.P62]=&quot;FAIL&quot;;&quot;FAIL&quot;;[.P62]*[.$E62]/[.$D62]/1000000))">
            <text:p/>
          </table:table-cell>
          <table:table-cell table:style-name="ce90" table:formula="of:=IF(OR(ISBLANK([.$C62]);ISBLANK([$Speed.I63]));&quot;&quot;;IF([$Speed.I63]=&quot;FAIL&quot;;&quot;FAIL&quot;;[$Speed.I63]/[.$C62]))">
            <text:p/>
          </table:table-cell>
          <table:table-cell table:style-name="ce94" table:formula="of:=IF(OR(ISBLANK([.$C62]);ISBLANK([.$D62]);ISBLANK([.$E62]);ISBLANK([$Speed.I63]));&quot;&quot;;IF([.R62]=&quot;FAIL&quot;;&quot;FAIL&quot;;[.R62]*[.$E62]/[.$D62]/1000000))">
            <text:p/>
          </table:table-cell>
          <table:table-cell table:style-name="ce90" table:formula="of:=IF(OR(ISBLANK([.$C62]);ISBLANK([$Speed.J63]));&quot;&quot;;IF([$Speed.J63]=&quot;FAIL&quot;;&quot;FAIL&quot;;[$Speed.J63]/[.$C62]))">
            <text:p/>
          </table:table-cell>
          <table:table-cell table:style-name="ce94" table:formula="of:=IF(OR(ISBLANK([.$C62]);ISBLANK([.$D62]);ISBLANK([.$E62]);ISBLANK([$Speed.J63]));&quot;&quot;;IF([.T62]=&quot;FAIL&quot;;&quot;FAIL&quot;;[.T62]*[.$E62]/[.$D62]/1000000))">
            <text:p/>
          </table:table-cell>
          <table:table-cell table:style-name="ce90" table:formula="of:=IF(OR(ISBLANK([.$C62]);ISBLANK([$Speed.K63]));&quot;&quot;;IF([$Speed.K63]=&quot;FAIL&quot;;&quot;FAIL&quot;;[$Speed.K63]/[.$C62]))">
            <text:p/>
          </table:table-cell>
          <table:table-cell table:style-name="ce94" table:formula="of:=IF(OR(ISBLANK([.$C62]);ISBLANK([.$D62]);ISBLANK([.$E62]);ISBLANK([$Speed.K63]));&quot;&quot;;IF([.V62]=&quot;FAIL&quot;;&quot;FAIL&quot;;[.V62]*[.$E62]/[.$D62]/1000000))">
            <text:p/>
          </table:table-cell>
          <table:table-cell table:style-name="ce90" table:formula="of:=IF(OR(ISBLANK([.$C62]);ISBLANK([$Speed.L63]));&quot;&quot;;IF([$Speed.L63]=&quot;FAIL&quot;;&quot;FAIL&quot;;[$Speed.L63]/[.$C62]))">
            <text:p/>
          </table:table-cell>
          <table:table-cell table:style-name="ce94" table:formula="of:=IF(OR(ISBLANK([.$C62]);ISBLANK([.$D62]);ISBLANK([.$E62]);ISBLANK([$Speed.L63]));&quot;&quot;;IF([.X62]=&quot;FAIL&quot;;&quot;FAIL&quot;;[.X62]*[.$E62]/[.$D62]/1000000))">
            <text:p/>
          </table:table-cell>
          <table:table-cell table:style-name="ce70" table:number-columns-repeated="29"/>
          <table:table-cell table:number-columns-repeated="970"/>
        </table:table-row>
        <table:table-row table:style-name="ro1">
          <table:table-cell table:style-name="ce72"/>
          <table:table-cell table:style-name="ce73" table:formula="of:=IF(ISBLANK([$Speed.B64]);&quot;&quot;;[$Speed.B64])" office:value-type="string" office:string-value="jpeg" calcext:value-type="string">
            <text:p>jpeg</text:p>
          </table:table-cell>
          <table:table-cell table:style-name="ce73" table:number-columns-repeated="3"/>
          <table:table-cell table:style-name="ce90" table:formula="of:=IF(OR(ISBLANK([.$C63]);ISBLANK([$Speed.C64]));&quot;&quot;;IF([$Speed.C64]=&quot;FAIL&quot;;&quot;FAIL&quot;;[$Speed.C64]/[.$C63]))">
            <text:p/>
          </table:table-cell>
          <table:table-cell table:style-name="ce94" table:formula="of:=IF(OR(ISBLANK([.$C63]);ISBLANK([.$D63]);ISBLANK([.$E63]);ISBLANK([$Speed.C64]));&quot;&quot;;IF([.F63]=&quot;FAIL&quot;;&quot;FAIL&quot;;[.F63]*[.$E63]/[.$D63]/1000000))">
            <text:p/>
          </table:table-cell>
          <table:table-cell table:style-name="ce90" table:formula="of:=IF(OR(ISBLANK([.$C63]);ISBLANK([$Speed.D64]));&quot;&quot;;IF([$Speed.D64]=&quot;FAIL&quot;;&quot;FAIL&quot;;[$Speed.D64]/[.$C63]))">
            <text:p/>
          </table:table-cell>
          <table:table-cell table:style-name="ce94" table:formula="of:=IF(OR(ISBLANK([.$C63]);ISBLANK([.$D63]);ISBLANK([.$E63]);ISBLANK([$Speed.D64]));&quot;&quot;;IF([.H63]=&quot;FAIL&quot;;&quot;FAIL&quot;;[.H63]*[.$E63]/[.$D63]/1000000))">
            <text:p/>
          </table:table-cell>
          <table:table-cell table:style-name="ce90" table:formula="of:=IF(OR(ISBLANK([.$C63]);ISBLANK([$Speed.E64]));&quot;&quot;;IF([$Speed.E64]=&quot;FAIL&quot;;&quot;FAIL&quot;;[$Speed.E64]/[.$C63]))">
            <text:p/>
          </table:table-cell>
          <table:table-cell table:style-name="ce94" table:formula="of:=IF(OR(ISBLANK([.$C63]);ISBLANK([.$D63]);ISBLANK([.$E63]);ISBLANK([$Speed.E64]));&quot;&quot;;IF([.J63]=&quot;FAIL&quot;;&quot;FAIL&quot;;[.J63]*[.$E63]/[.$D63]/1000000))">
            <text:p/>
          </table:table-cell>
          <table:table-cell table:style-name="ce90" table:formula="of:=IF(OR(ISBLANK([.$C63]);ISBLANK([$Speed.F64]));&quot;&quot;;IF([$Speed.F64]=&quot;FAIL&quot;;&quot;FAIL&quot;;[$Speed.F64]/[.$C63]))">
            <text:p/>
          </table:table-cell>
          <table:table-cell table:style-name="ce94" table:formula="of:=IF(OR(ISBLANK([.$C63]);ISBLANK([.$D63]);ISBLANK([.$E63]);ISBLANK([$Speed.F64]));&quot;&quot;;IF([.L63]=&quot;FAIL&quot;;&quot;FAIL&quot;;[.L63]*[.$E63]/[.$D63]/1000000))">
            <text:p/>
          </table:table-cell>
          <table:table-cell table:style-name="ce90" table:formula="of:=IF(OR(ISBLANK([.$C63]);ISBLANK([$Speed.G64]));&quot;&quot;;IF([$Speed.G64]=&quot;FAIL&quot;;&quot;FAIL&quot;;[$Speed.G64]/[.$C63]))">
            <text:p/>
          </table:table-cell>
          <table:table-cell table:style-name="ce94" table:formula="of:=IF(OR(ISBLANK([.$C63]);ISBLANK([.$D63]);ISBLANK([.$E63]);ISBLANK([$Speed.G64]));&quot;&quot;;IF([.N63]=&quot;FAIL&quot;;&quot;FAIL&quot;;[.N63]*[.$E63]/[.$D63]/1000000))">
            <text:p/>
          </table:table-cell>
          <table:table-cell table:style-name="ce90" table:formula="of:=IF(OR(ISBLANK([.$C63]);ISBLANK([$Speed.H64]));&quot;&quot;;IF([$Speed.H64]=&quot;FAIL&quot;;&quot;FAIL&quot;;[$Speed.H64]/[.$C63]))">
            <text:p/>
          </table:table-cell>
          <table:table-cell table:style-name="ce94" table:formula="of:=IF(OR(ISBLANK([.$C63]);ISBLANK([.$D63]);ISBLANK([.$E63]);ISBLANK([$Speed.H64]));&quot;&quot;;IF([.P63]=&quot;FAIL&quot;;&quot;FAIL&quot;;[.P63]*[.$E63]/[.$D63]/1000000))">
            <text:p/>
          </table:table-cell>
          <table:table-cell table:style-name="ce90" table:formula="of:=IF(OR(ISBLANK([.$C63]);ISBLANK([$Speed.I64]));&quot;&quot;;IF([$Speed.I64]=&quot;FAIL&quot;;&quot;FAIL&quot;;[$Speed.I64]/[.$C63]))">
            <text:p/>
          </table:table-cell>
          <table:table-cell table:style-name="ce94" table:formula="of:=IF(OR(ISBLANK([.$C63]);ISBLANK([.$D63]);ISBLANK([.$E63]);ISBLANK([$Speed.I64]));&quot;&quot;;IF([.R63]=&quot;FAIL&quot;;&quot;FAIL&quot;;[.R63]*[.$E63]/[.$D63]/1000000))">
            <text:p/>
          </table:table-cell>
          <table:table-cell table:style-name="ce90" table:formula="of:=IF(OR(ISBLANK([.$C63]);ISBLANK([$Speed.J64]));&quot;&quot;;IF([$Speed.J64]=&quot;FAIL&quot;;&quot;FAIL&quot;;[$Speed.J64]/[.$C63]))">
            <text:p/>
          </table:table-cell>
          <table:table-cell table:style-name="ce94" table:formula="of:=IF(OR(ISBLANK([.$C63]);ISBLANK([.$D63]);ISBLANK([.$E63]);ISBLANK([$Speed.J64]));&quot;&quot;;IF([.T63]=&quot;FAIL&quot;;&quot;FAIL&quot;;[.T63]*[.$E63]/[.$D63]/1000000))">
            <text:p/>
          </table:table-cell>
          <table:table-cell table:style-name="ce90" table:formula="of:=IF(OR(ISBLANK([.$C63]);ISBLANK([$Speed.K64]));&quot;&quot;;IF([$Speed.K64]=&quot;FAIL&quot;;&quot;FAIL&quot;;[$Speed.K64]/[.$C63]))">
            <text:p/>
          </table:table-cell>
          <table:table-cell table:style-name="ce94" table:formula="of:=IF(OR(ISBLANK([.$C63]);ISBLANK([.$D63]);ISBLANK([.$E63]);ISBLANK([$Speed.K64]));&quot;&quot;;IF([.V63]=&quot;FAIL&quot;;&quot;FAIL&quot;;[.V63]*[.$E63]/[.$D63]/1000000))">
            <text:p/>
          </table:table-cell>
          <table:table-cell table:style-name="ce90" table:formula="of:=IF(OR(ISBLANK([.$C63]);ISBLANK([$Speed.L64]));&quot;&quot;;IF([$Speed.L64]=&quot;FAIL&quot;;&quot;FAIL&quot;;[$Speed.L64]/[.$C63]))">
            <text:p/>
          </table:table-cell>
          <table:table-cell table:style-name="ce94" table:formula="of:=IF(OR(ISBLANK([.$C63]);ISBLANK([.$D63]);ISBLANK([.$E63]);ISBLANK([$Speed.L64]));&quot;&quot;;IF([.X63]=&quot;FAIL&quot;;&quot;FAIL&quot;;[.X63]*[.$E63]/[.$D63]/1000000))">
            <text:p/>
          </table:table-cell>
          <table:table-cell table:style-name="ce70" table:number-columns-repeated="29"/>
          <table:table-cell table:number-columns-repeated="970"/>
        </table:table-row>
        <table:table-row table:style-name="ro1">
          <table:table-cell table:style-name="ce72"/>
          <table:table-cell table:style-name="ce73" table:formula="of:=IF(ISBLANK([$Speed.B65]);&quot;&quot;;[$Speed.B65])" office:value-type="string" office:string-value="pocsag" calcext:value-type="string">
            <text:p>pocsag</text:p>
          </table:table-cell>
          <table:table-cell table:style-name="ce73" table:number-columns-repeated="3"/>
          <table:table-cell table:style-name="ce90" table:formula="of:=IF(OR(ISBLANK([.$C64]);ISBLANK([$Speed.C65]));&quot;&quot;;IF([$Speed.C65]=&quot;FAIL&quot;;&quot;FAIL&quot;;[$Speed.C65]/[.$C64]))">
            <text:p/>
          </table:table-cell>
          <table:table-cell table:style-name="ce94" table:formula="of:=IF(OR(ISBLANK([.$C64]);ISBLANK([.$D64]);ISBLANK([.$E64]);ISBLANK([$Speed.C65]));&quot;&quot;;IF([.F64]=&quot;FAIL&quot;;&quot;FAIL&quot;;[.F64]*[.$E64]/[.$D64]/1000000))">
            <text:p/>
          </table:table-cell>
          <table:table-cell table:style-name="ce90" table:formula="of:=IF(OR(ISBLANK([.$C64]);ISBLANK([$Speed.D65]));&quot;&quot;;IF([$Speed.D65]=&quot;FAIL&quot;;&quot;FAIL&quot;;[$Speed.D65]/[.$C64]))">
            <text:p/>
          </table:table-cell>
          <table:table-cell table:style-name="ce94" table:formula="of:=IF(OR(ISBLANK([.$C64]);ISBLANK([.$D64]);ISBLANK([.$E64]);ISBLANK([$Speed.D65]));&quot;&quot;;IF([.H64]=&quot;FAIL&quot;;&quot;FAIL&quot;;[.H64]*[.$E64]/[.$D64]/1000000))">
            <text:p/>
          </table:table-cell>
          <table:table-cell table:style-name="ce90" table:formula="of:=IF(OR(ISBLANK([.$C64]);ISBLANK([$Speed.E65]));&quot;&quot;;IF([$Speed.E65]=&quot;FAIL&quot;;&quot;FAIL&quot;;[$Speed.E65]/[.$C64]))">
            <text:p/>
          </table:table-cell>
          <table:table-cell table:style-name="ce94" table:formula="of:=IF(OR(ISBLANK([.$C64]);ISBLANK([.$D64]);ISBLANK([.$E64]);ISBLANK([$Speed.E65]));&quot;&quot;;IF([.J64]=&quot;FAIL&quot;;&quot;FAIL&quot;;[.J64]*[.$E64]/[.$D64]/1000000))">
            <text:p/>
          </table:table-cell>
          <table:table-cell table:style-name="ce90" table:formula="of:=IF(OR(ISBLANK([.$C64]);ISBLANK([$Speed.F65]));&quot;&quot;;IF([$Speed.F65]=&quot;FAIL&quot;;&quot;FAIL&quot;;[$Speed.F65]/[.$C64]))">
            <text:p/>
          </table:table-cell>
          <table:table-cell table:style-name="ce94" table:formula="of:=IF(OR(ISBLANK([.$C64]);ISBLANK([.$D64]);ISBLANK([.$E64]);ISBLANK([$Speed.F65]));&quot;&quot;;IF([.L64]=&quot;FAIL&quot;;&quot;FAIL&quot;;[.L64]*[.$E64]/[.$D64]/1000000))">
            <text:p/>
          </table:table-cell>
          <table:table-cell table:style-name="ce90" table:formula="of:=IF(OR(ISBLANK([.$C64]);ISBLANK([$Speed.G65]));&quot;&quot;;IF([$Speed.G65]=&quot;FAIL&quot;;&quot;FAIL&quot;;[$Speed.G65]/[.$C64]))">
            <text:p/>
          </table:table-cell>
          <table:table-cell table:style-name="ce94" table:formula="of:=IF(OR(ISBLANK([.$C64]);ISBLANK([.$D64]);ISBLANK([.$E64]);ISBLANK([$Speed.G65]));&quot;&quot;;IF([.N64]=&quot;FAIL&quot;;&quot;FAIL&quot;;[.N64]*[.$E64]/[.$D64]/1000000))">
            <text:p/>
          </table:table-cell>
          <table:table-cell table:style-name="ce90" table:formula="of:=IF(OR(ISBLANK([.$C64]);ISBLANK([$Speed.H65]));&quot;&quot;;IF([$Speed.H65]=&quot;FAIL&quot;;&quot;FAIL&quot;;[$Speed.H65]/[.$C64]))">
            <text:p/>
          </table:table-cell>
          <table:table-cell table:style-name="ce94" table:formula="of:=IF(OR(ISBLANK([.$C64]);ISBLANK([.$D64]);ISBLANK([.$E64]);ISBLANK([$Speed.H65]));&quot;&quot;;IF([.P64]=&quot;FAIL&quot;;&quot;FAIL&quot;;[.P64]*[.$E64]/[.$D64]/1000000))">
            <text:p/>
          </table:table-cell>
          <table:table-cell table:style-name="ce90" table:formula="of:=IF(OR(ISBLANK([.$C64]);ISBLANK([$Speed.I65]));&quot;&quot;;IF([$Speed.I65]=&quot;FAIL&quot;;&quot;FAIL&quot;;[$Speed.I65]/[.$C64]))">
            <text:p/>
          </table:table-cell>
          <table:table-cell table:style-name="ce94" table:formula="of:=IF(OR(ISBLANK([.$C64]);ISBLANK([.$D64]);ISBLANK([.$E64]);ISBLANK([$Speed.I65]));&quot;&quot;;IF([.R64]=&quot;FAIL&quot;;&quot;FAIL&quot;;[.R64]*[.$E64]/[.$D64]/1000000))">
            <text:p/>
          </table:table-cell>
          <table:table-cell table:style-name="ce90" table:formula="of:=IF(OR(ISBLANK([.$C64]);ISBLANK([$Speed.J65]));&quot;&quot;;IF([$Speed.J65]=&quot;FAIL&quot;;&quot;FAIL&quot;;[$Speed.J65]/[.$C64]))">
            <text:p/>
          </table:table-cell>
          <table:table-cell table:style-name="ce94" table:formula="of:=IF(OR(ISBLANK([.$C64]);ISBLANK([.$D64]);ISBLANK([.$E64]);ISBLANK([$Speed.J65]));&quot;&quot;;IF([.T64]=&quot;FAIL&quot;;&quot;FAIL&quot;;[.T64]*[.$E64]/[.$D64]/1000000))">
            <text:p/>
          </table:table-cell>
          <table:table-cell table:style-name="ce90" table:formula="of:=IF(OR(ISBLANK([.$C64]);ISBLANK([$Speed.K65]));&quot;&quot;;IF([$Speed.K65]=&quot;FAIL&quot;;&quot;FAIL&quot;;[$Speed.K65]/[.$C64]))">
            <text:p/>
          </table:table-cell>
          <table:table-cell table:style-name="ce94" table:formula="of:=IF(OR(ISBLANK([.$C64]);ISBLANK([.$D64]);ISBLANK([.$E64]);ISBLANK([$Speed.K65]));&quot;&quot;;IF([.V64]=&quot;FAIL&quot;;&quot;FAIL&quot;;[.V64]*[.$E64]/[.$D64]/1000000))">
            <text:p/>
          </table:table-cell>
          <table:table-cell table:style-name="ce90" table:formula="of:=IF(OR(ISBLANK([.$C64]);ISBLANK([$Speed.L65]));&quot;&quot;;IF([$Speed.L65]=&quot;FAIL&quot;;&quot;FAIL&quot;;[$Speed.L65]/[.$C64]))">
            <text:p/>
          </table:table-cell>
          <table:table-cell table:style-name="ce94" table:formula="of:=IF(OR(ISBLANK([.$C64]);ISBLANK([.$D64]);ISBLANK([.$E64]);ISBLANK([$Speed.L65]));&quot;&quot;;IF([.X64]=&quot;FAIL&quot;;&quot;FAIL&quot;;[.X64]*[.$E64]/[.$D64]/1000000))">
            <text:p/>
          </table:table-cell>
          <table:table-cell table:style-name="ce70" table:number-columns-repeated="29"/>
          <table:table-cell table:number-columns-repeated="970"/>
        </table:table-row>
        <table:table-row table:style-name="ro1">
          <table:table-cell table:style-name="ce72"/>
          <table:table-cell table:style-name="ce73" table:formula="of:=IF(ISBLANK([$Speed.B66]);&quot;&quot;;[$Speed.B66])" office:value-type="string" office:string-value="summin" calcext:value-type="string">
            <text:p>summin</text:p>
          </table:table-cell>
          <table:table-cell table:style-name="ce73" table:number-columns-repeated="3"/>
          <table:table-cell table:style-name="ce90" table:formula="of:=IF(OR(ISBLANK([.$C65]);ISBLANK([$Speed.C66]));&quot;&quot;;IF([$Speed.C66]=&quot;FAIL&quot;;&quot;FAIL&quot;;[$Speed.C66]/[.$C65]))">
            <text:p/>
          </table:table-cell>
          <table:table-cell table:style-name="ce94" table:formula="of:=IF(OR(ISBLANK([.$C65]);ISBLANK([.$D65]);ISBLANK([.$E65]);ISBLANK([$Speed.C66]));&quot;&quot;;IF([.F65]=&quot;FAIL&quot;;&quot;FAIL&quot;;[.F65]*[.$E65]/[.$D65]/1000000))">
            <text:p/>
          </table:table-cell>
          <table:table-cell table:style-name="ce90" table:formula="of:=IF(OR(ISBLANK([.$C65]);ISBLANK([$Speed.D66]));&quot;&quot;;IF([$Speed.D66]=&quot;FAIL&quot;;&quot;FAIL&quot;;[$Speed.D66]/[.$C65]))">
            <text:p/>
          </table:table-cell>
          <table:table-cell table:style-name="ce94" table:formula="of:=IF(OR(ISBLANK([.$C65]);ISBLANK([.$D65]);ISBLANK([.$E65]);ISBLANK([$Speed.D66]));&quot;&quot;;IF([.H65]=&quot;FAIL&quot;;&quot;FAIL&quot;;[.H65]*[.$E65]/[.$D65]/1000000))">
            <text:p/>
          </table:table-cell>
          <table:table-cell table:style-name="ce90" table:formula="of:=IF(OR(ISBLANK([.$C65]);ISBLANK([$Speed.E66]));&quot;&quot;;IF([$Speed.E66]=&quot;FAIL&quot;;&quot;FAIL&quot;;[$Speed.E66]/[.$C65]))">
            <text:p/>
          </table:table-cell>
          <table:table-cell table:style-name="ce94" table:formula="of:=IF(OR(ISBLANK([.$C65]);ISBLANK([.$D65]);ISBLANK([.$E65]);ISBLANK([$Speed.E66]));&quot;&quot;;IF([.J65]=&quot;FAIL&quot;;&quot;FAIL&quot;;[.J65]*[.$E65]/[.$D65]/1000000))">
            <text:p/>
          </table:table-cell>
          <table:table-cell table:style-name="ce90" table:formula="of:=IF(OR(ISBLANK([.$C65]);ISBLANK([$Speed.F66]));&quot;&quot;;IF([$Speed.F66]=&quot;FAIL&quot;;&quot;FAIL&quot;;[$Speed.F66]/[.$C65]))">
            <text:p/>
          </table:table-cell>
          <table:table-cell table:style-name="ce94" table:formula="of:=IF(OR(ISBLANK([.$C65]);ISBLANK([.$D65]);ISBLANK([.$E65]);ISBLANK([$Speed.F66]));&quot;&quot;;IF([.L65]=&quot;FAIL&quot;;&quot;FAIL&quot;;[.L65]*[.$E65]/[.$D65]/1000000))">
            <text:p/>
          </table:table-cell>
          <table:table-cell table:style-name="ce90" table:formula="of:=IF(OR(ISBLANK([.$C65]);ISBLANK([$Speed.G66]));&quot;&quot;;IF([$Speed.G66]=&quot;FAIL&quot;;&quot;FAIL&quot;;[$Speed.G66]/[.$C65]))">
            <text:p/>
          </table:table-cell>
          <table:table-cell table:style-name="ce94" table:formula="of:=IF(OR(ISBLANK([.$C65]);ISBLANK([.$D65]);ISBLANK([.$E65]);ISBLANK([$Speed.G66]));&quot;&quot;;IF([.N65]=&quot;FAIL&quot;;&quot;FAIL&quot;;[.N65]*[.$E65]/[.$D65]/1000000))">
            <text:p/>
          </table:table-cell>
          <table:table-cell table:style-name="ce90" table:formula="of:=IF(OR(ISBLANK([.$C65]);ISBLANK([$Speed.H66]));&quot;&quot;;IF([$Speed.H66]=&quot;FAIL&quot;;&quot;FAIL&quot;;[$Speed.H66]/[.$C65]))">
            <text:p/>
          </table:table-cell>
          <table:table-cell table:style-name="ce94" table:formula="of:=IF(OR(ISBLANK([.$C65]);ISBLANK([.$D65]);ISBLANK([.$E65]);ISBLANK([$Speed.H66]));&quot;&quot;;IF([.P65]=&quot;FAIL&quot;;&quot;FAIL&quot;;[.P65]*[.$E65]/[.$D65]/1000000))">
            <text:p/>
          </table:table-cell>
          <table:table-cell table:style-name="ce90" table:formula="of:=IF(OR(ISBLANK([.$C65]);ISBLANK([$Speed.I66]));&quot;&quot;;IF([$Speed.I66]=&quot;FAIL&quot;;&quot;FAIL&quot;;[$Speed.I66]/[.$C65]))">
            <text:p/>
          </table:table-cell>
          <table:table-cell table:style-name="ce94" table:formula="of:=IF(OR(ISBLANK([.$C65]);ISBLANK([.$D65]);ISBLANK([.$E65]);ISBLANK([$Speed.I66]));&quot;&quot;;IF([.R65]=&quot;FAIL&quot;;&quot;FAIL&quot;;[.R65]*[.$E65]/[.$D65]/1000000))">
            <text:p/>
          </table:table-cell>
          <table:table-cell table:style-name="ce90" table:formula="of:=IF(OR(ISBLANK([.$C65]);ISBLANK([$Speed.J66]));&quot;&quot;;IF([$Speed.J66]=&quot;FAIL&quot;;&quot;FAIL&quot;;[$Speed.J66]/[.$C65]))">
            <text:p/>
          </table:table-cell>
          <table:table-cell table:style-name="ce94" table:formula="of:=IF(OR(ISBLANK([.$C65]);ISBLANK([.$D65]);ISBLANK([.$E65]);ISBLANK([$Speed.J66]));&quot;&quot;;IF([.T65]=&quot;FAIL&quot;;&quot;FAIL&quot;;[.T65]*[.$E65]/[.$D65]/1000000))">
            <text:p/>
          </table:table-cell>
          <table:table-cell table:style-name="ce90" table:formula="of:=IF(OR(ISBLANK([.$C65]);ISBLANK([$Speed.K66]));&quot;&quot;;IF([$Speed.K66]=&quot;FAIL&quot;;&quot;FAIL&quot;;[$Speed.K66]/[.$C65]))">
            <text:p/>
          </table:table-cell>
          <table:table-cell table:style-name="ce94" table:formula="of:=IF(OR(ISBLANK([.$C65]);ISBLANK([.$D65]);ISBLANK([.$E65]);ISBLANK([$Speed.K66]));&quot;&quot;;IF([.V65]=&quot;FAIL&quot;;&quot;FAIL&quot;;[.V65]*[.$E65]/[.$D65]/1000000))">
            <text:p/>
          </table:table-cell>
          <table:table-cell table:style-name="ce90" table:formula="of:=IF(OR(ISBLANK([.$C65]);ISBLANK([$Speed.L66]));&quot;&quot;;IF([$Speed.L66]=&quot;FAIL&quot;;&quot;FAIL&quot;;[$Speed.L66]/[.$C65]))">
            <text:p/>
          </table:table-cell>
          <table:table-cell table:style-name="ce94" table:formula="of:=IF(OR(ISBLANK([.$C65]);ISBLANK([.$D65]);ISBLANK([.$E65]);ISBLANK([$Speed.L66]));&quot;&quot;;IF([.X65]=&quot;FAIL&quot;;&quot;FAIL&quot;;[.X65]*[.$E65]/[.$D65]/1000000))">
            <text:p/>
          </table:table-cell>
          <table:table-cell table:style-name="ce70" table:number-columns-repeated="29"/>
          <table:table-cell table:number-columns-repeated="970"/>
        </table:table-row>
        <table:table-row table:style-name="ro1">
          <table:table-cell table:style-name="ce72"/>
          <table:table-cell table:style-name="ce73" table:formula="of:=IF(ISBLANK([$Speed.B67]);&quot;&quot;;[$Speed.B67])" office:value-type="string" office:string-value="ucbqsort" calcext:value-type="string">
            <text:p>ucbqsort</text:p>
          </table:table-cell>
          <table:table-cell table:style-name="ce73" table:number-columns-repeated="3"/>
          <table:table-cell table:style-name="ce90" table:formula="of:=IF(OR(ISBLANK([.$C66]);ISBLANK([$Speed.C67]));&quot;&quot;;IF([$Speed.C67]=&quot;FAIL&quot;;&quot;FAIL&quot;;[$Speed.C67]/[.$C66]))">
            <text:p/>
          </table:table-cell>
          <table:table-cell table:style-name="ce94" table:formula="of:=IF(OR(ISBLANK([.$C66]);ISBLANK([.$D66]);ISBLANK([.$E66]);ISBLANK([$Speed.C67]));&quot;&quot;;IF([.F66]=&quot;FAIL&quot;;&quot;FAIL&quot;;[.F66]*[.$E66]/[.$D66]/1000000))">
            <text:p/>
          </table:table-cell>
          <table:table-cell table:style-name="ce90" table:formula="of:=IF(OR(ISBLANK([.$C66]);ISBLANK([$Speed.D67]));&quot;&quot;;IF([$Speed.D67]=&quot;FAIL&quot;;&quot;FAIL&quot;;[$Speed.D67]/[.$C66]))">
            <text:p/>
          </table:table-cell>
          <table:table-cell table:style-name="ce94" table:formula="of:=IF(OR(ISBLANK([.$C66]);ISBLANK([.$D66]);ISBLANK([.$E66]);ISBLANK([$Speed.D67]));&quot;&quot;;IF([.H66]=&quot;FAIL&quot;;&quot;FAIL&quot;;[.H66]*[.$E66]/[.$D66]/1000000))">
            <text:p/>
          </table:table-cell>
          <table:table-cell table:style-name="ce90" table:formula="of:=IF(OR(ISBLANK([.$C66]);ISBLANK([$Speed.E67]));&quot;&quot;;IF([$Speed.E67]=&quot;FAIL&quot;;&quot;FAIL&quot;;[$Speed.E67]/[.$C66]))">
            <text:p/>
          </table:table-cell>
          <table:table-cell table:style-name="ce94" table:formula="of:=IF(OR(ISBLANK([.$C66]);ISBLANK([.$D66]);ISBLANK([.$E66]);ISBLANK([$Speed.E67]));&quot;&quot;;IF([.J66]=&quot;FAIL&quot;;&quot;FAIL&quot;;[.J66]*[.$E66]/[.$D66]/1000000))">
            <text:p/>
          </table:table-cell>
          <table:table-cell table:style-name="ce90" table:formula="of:=IF(OR(ISBLANK([.$C66]);ISBLANK([$Speed.F67]));&quot;&quot;;IF([$Speed.F67]=&quot;FAIL&quot;;&quot;FAIL&quot;;[$Speed.F67]/[.$C66]))">
            <text:p/>
          </table:table-cell>
          <table:table-cell table:style-name="ce94" table:formula="of:=IF(OR(ISBLANK([.$C66]);ISBLANK([.$D66]);ISBLANK([.$E66]);ISBLANK([$Speed.F67]));&quot;&quot;;IF([.L66]=&quot;FAIL&quot;;&quot;FAIL&quot;;[.L66]*[.$E66]/[.$D66]/1000000))">
            <text:p/>
          </table:table-cell>
          <table:table-cell table:style-name="ce90" table:formula="of:=IF(OR(ISBLANK([.$C66]);ISBLANK([$Speed.G67]));&quot;&quot;;IF([$Speed.G67]=&quot;FAIL&quot;;&quot;FAIL&quot;;[$Speed.G67]/[.$C66]))">
            <text:p/>
          </table:table-cell>
          <table:table-cell table:style-name="ce94" table:formula="of:=IF(OR(ISBLANK([.$C66]);ISBLANK([.$D66]);ISBLANK([.$E66]);ISBLANK([$Speed.G67]));&quot;&quot;;IF([.N66]=&quot;FAIL&quot;;&quot;FAIL&quot;;[.N66]*[.$E66]/[.$D66]/1000000))">
            <text:p/>
          </table:table-cell>
          <table:table-cell table:style-name="ce90" table:formula="of:=IF(OR(ISBLANK([.$C66]);ISBLANK([$Speed.H67]));&quot;&quot;;IF([$Speed.H67]=&quot;FAIL&quot;;&quot;FAIL&quot;;[$Speed.H67]/[.$C66]))">
            <text:p/>
          </table:table-cell>
          <table:table-cell table:style-name="ce94" table:formula="of:=IF(OR(ISBLANK([.$C66]);ISBLANK([.$D66]);ISBLANK([.$E66]);ISBLANK([$Speed.H67]));&quot;&quot;;IF([.P66]=&quot;FAIL&quot;;&quot;FAIL&quot;;[.P66]*[.$E66]/[.$D66]/1000000))">
            <text:p/>
          </table:table-cell>
          <table:table-cell table:style-name="ce90" table:formula="of:=IF(OR(ISBLANK([.$C66]);ISBLANK([$Speed.I67]));&quot;&quot;;IF([$Speed.I67]=&quot;FAIL&quot;;&quot;FAIL&quot;;[$Speed.I67]/[.$C66]))">
            <text:p/>
          </table:table-cell>
          <table:table-cell table:style-name="ce94" table:formula="of:=IF(OR(ISBLANK([.$C66]);ISBLANK([.$D66]);ISBLANK([.$E66]);ISBLANK([$Speed.I67]));&quot;&quot;;IF([.R66]=&quot;FAIL&quot;;&quot;FAIL&quot;;[.R66]*[.$E66]/[.$D66]/1000000))">
            <text:p/>
          </table:table-cell>
          <table:table-cell table:style-name="ce90" table:formula="of:=IF(OR(ISBLANK([.$C66]);ISBLANK([$Speed.J67]));&quot;&quot;;IF([$Speed.J67]=&quot;FAIL&quot;;&quot;FAIL&quot;;[$Speed.J67]/[.$C66]))">
            <text:p/>
          </table:table-cell>
          <table:table-cell table:style-name="ce94" table:formula="of:=IF(OR(ISBLANK([.$C66]);ISBLANK([.$D66]);ISBLANK([.$E66]);ISBLANK([$Speed.J67]));&quot;&quot;;IF([.T66]=&quot;FAIL&quot;;&quot;FAIL&quot;;[.T66]*[.$E66]/[.$D66]/1000000))">
            <text:p/>
          </table:table-cell>
          <table:table-cell table:style-name="ce90" table:formula="of:=IF(OR(ISBLANK([.$C66]);ISBLANK([$Speed.K67]));&quot;&quot;;IF([$Speed.K67]=&quot;FAIL&quot;;&quot;FAIL&quot;;[$Speed.K67]/[.$C66]))">
            <text:p/>
          </table:table-cell>
          <table:table-cell table:style-name="ce94" table:formula="of:=IF(OR(ISBLANK([.$C66]);ISBLANK([.$D66]);ISBLANK([.$E66]);ISBLANK([$Speed.K67]));&quot;&quot;;IF([.V66]=&quot;FAIL&quot;;&quot;FAIL&quot;;[.V66]*[.$E66]/[.$D66]/1000000))">
            <text:p/>
          </table:table-cell>
          <table:table-cell table:style-name="ce90" table:formula="of:=IF(OR(ISBLANK([.$C66]);ISBLANK([$Speed.L67]));&quot;&quot;;IF([$Speed.L67]=&quot;FAIL&quot;;&quot;FAIL&quot;;[$Speed.L67]/[.$C66]))">
            <text:p/>
          </table:table-cell>
          <table:table-cell table:style-name="ce94" table:formula="of:=IF(OR(ISBLANK([.$C66]);ISBLANK([.$D66]);ISBLANK([.$E66]);ISBLANK([$Speed.L67]));&quot;&quot;;IF([.X66]=&quot;FAIL&quot;;&quot;FAIL&quot;;[.X66]*[.$E66]/[.$D66]/1000000))">
            <text:p/>
          </table:table-cell>
          <table:table-cell table:style-name="ce70" table:number-columns-repeated="29"/>
          <table:table-cell table:number-columns-repeated="970"/>
        </table:table-row>
        <table:table-row table:style-name="ro1">
          <table:table-cell table:style-name="ce72"/>
          <table:table-cell table:style-name="ce73" table:formula="of:=IF(ISBLANK([$Speed.B68]);&quot;&quot;;[$Speed.B68])" office:value-type="string" office:string-value="v42bis" calcext:value-type="string">
            <text:p>v42bis</text:p>
          </table:table-cell>
          <table:table-cell table:style-name="ce73" table:number-columns-repeated="3"/>
          <table:table-cell table:style-name="ce90" table:formula="of:=IF(OR(ISBLANK([.$C67]);ISBLANK([$Speed.C68]));&quot;&quot;;IF([$Speed.C68]=&quot;FAIL&quot;;&quot;FAIL&quot;;[$Speed.C68]/[.$C67]))">
            <text:p/>
          </table:table-cell>
          <table:table-cell table:style-name="ce94" table:formula="of:=IF(OR(ISBLANK([.$C67]);ISBLANK([.$D67]);ISBLANK([.$E67]);ISBLANK([$Speed.C68]));&quot;&quot;;IF([.F67]=&quot;FAIL&quot;;&quot;FAIL&quot;;[.F67]*[.$E67]/[.$D67]/1000000))">
            <text:p/>
          </table:table-cell>
          <table:table-cell table:style-name="ce90" table:formula="of:=IF(OR(ISBLANK([.$C67]);ISBLANK([$Speed.D68]));&quot;&quot;;IF([$Speed.D68]=&quot;FAIL&quot;;&quot;FAIL&quot;;[$Speed.D68]/[.$C67]))">
            <text:p/>
          </table:table-cell>
          <table:table-cell table:style-name="ce94" table:formula="of:=IF(OR(ISBLANK([.$C67]);ISBLANK([.$D67]);ISBLANK([.$E67]);ISBLANK([$Speed.D68]));&quot;&quot;;IF([.H67]=&quot;FAIL&quot;;&quot;FAIL&quot;;[.H67]*[.$E67]/[.$D67]/1000000))">
            <text:p/>
          </table:table-cell>
          <table:table-cell table:style-name="ce90" table:formula="of:=IF(OR(ISBLANK([.$C67]);ISBLANK([$Speed.E68]));&quot;&quot;;IF([$Speed.E68]=&quot;FAIL&quot;;&quot;FAIL&quot;;[$Speed.E68]/[.$C67]))">
            <text:p/>
          </table:table-cell>
          <table:table-cell table:style-name="ce94" table:formula="of:=IF(OR(ISBLANK([.$C67]);ISBLANK([.$D67]);ISBLANK([.$E67]);ISBLANK([$Speed.E68]));&quot;&quot;;IF([.J67]=&quot;FAIL&quot;;&quot;FAIL&quot;;[.J67]*[.$E67]/[.$D67]/1000000))">
            <text:p/>
          </table:table-cell>
          <table:table-cell table:style-name="ce90" table:formula="of:=IF(OR(ISBLANK([.$C67]);ISBLANK([$Speed.F68]));&quot;&quot;;IF([$Speed.F68]=&quot;FAIL&quot;;&quot;FAIL&quot;;[$Speed.F68]/[.$C67]))">
            <text:p/>
          </table:table-cell>
          <table:table-cell table:style-name="ce94" table:formula="of:=IF(OR(ISBLANK([.$C67]);ISBLANK([.$D67]);ISBLANK([.$E67]);ISBLANK([$Speed.F68]));&quot;&quot;;IF([.L67]=&quot;FAIL&quot;;&quot;FAIL&quot;;[.L67]*[.$E67]/[.$D67]/1000000))">
            <text:p/>
          </table:table-cell>
          <table:table-cell table:style-name="ce90" table:formula="of:=IF(OR(ISBLANK([.$C67]);ISBLANK([$Speed.G68]));&quot;&quot;;IF([$Speed.G68]=&quot;FAIL&quot;;&quot;FAIL&quot;;[$Speed.G68]/[.$C67]))">
            <text:p/>
          </table:table-cell>
          <table:table-cell table:style-name="ce94" table:formula="of:=IF(OR(ISBLANK([.$C67]);ISBLANK([.$D67]);ISBLANK([.$E67]);ISBLANK([$Speed.G68]));&quot;&quot;;IF([.N67]=&quot;FAIL&quot;;&quot;FAIL&quot;;[.N67]*[.$E67]/[.$D67]/1000000))">
            <text:p/>
          </table:table-cell>
          <table:table-cell table:style-name="ce90" table:formula="of:=IF(OR(ISBLANK([.$C67]);ISBLANK([$Speed.H68]));&quot;&quot;;IF([$Speed.H68]=&quot;FAIL&quot;;&quot;FAIL&quot;;[$Speed.H68]/[.$C67]))">
            <text:p/>
          </table:table-cell>
          <table:table-cell table:style-name="ce94" table:formula="of:=IF(OR(ISBLANK([.$C67]);ISBLANK([.$D67]);ISBLANK([.$E67]);ISBLANK([$Speed.H68]));&quot;&quot;;IF([.P67]=&quot;FAIL&quot;;&quot;FAIL&quot;;[.P67]*[.$E67]/[.$D67]/1000000))">
            <text:p/>
          </table:table-cell>
          <table:table-cell table:style-name="ce90" table:formula="of:=IF(OR(ISBLANK([.$C67]);ISBLANK([$Speed.I68]));&quot;&quot;;IF([$Speed.I68]=&quot;FAIL&quot;;&quot;FAIL&quot;;[$Speed.I68]/[.$C67]))">
            <text:p/>
          </table:table-cell>
          <table:table-cell table:style-name="ce94" table:formula="of:=IF(OR(ISBLANK([.$C67]);ISBLANK([.$D67]);ISBLANK([.$E67]);ISBLANK([$Speed.I68]));&quot;&quot;;IF([.R67]=&quot;FAIL&quot;;&quot;FAIL&quot;;[.R67]*[.$E67]/[.$D67]/1000000))">
            <text:p/>
          </table:table-cell>
          <table:table-cell table:style-name="ce90" table:formula="of:=IF(OR(ISBLANK([.$C67]);ISBLANK([$Speed.J68]));&quot;&quot;;IF([$Speed.J68]=&quot;FAIL&quot;;&quot;FAIL&quot;;[$Speed.J68]/[.$C67]))">
            <text:p/>
          </table:table-cell>
          <table:table-cell table:style-name="ce94" table:formula="of:=IF(OR(ISBLANK([.$C67]);ISBLANK([.$D67]);ISBLANK([.$E67]);ISBLANK([$Speed.J68]));&quot;&quot;;IF([.T67]=&quot;FAIL&quot;;&quot;FAIL&quot;;[.T67]*[.$E67]/[.$D67]/1000000))">
            <text:p/>
          </table:table-cell>
          <table:table-cell table:style-name="ce90" table:formula="of:=IF(OR(ISBLANK([.$C67]);ISBLANK([$Speed.K68]));&quot;&quot;;IF([$Speed.K68]=&quot;FAIL&quot;;&quot;FAIL&quot;;[$Speed.K68]/[.$C67]))">
            <text:p/>
          </table:table-cell>
          <table:table-cell table:style-name="ce94" table:formula="of:=IF(OR(ISBLANK([.$C67]);ISBLANK([.$D67]);ISBLANK([.$E67]);ISBLANK([$Speed.K68]));&quot;&quot;;IF([.V67]=&quot;FAIL&quot;;&quot;FAIL&quot;;[.V67]*[.$E67]/[.$D67]/1000000))">
            <text:p/>
          </table:table-cell>
          <table:table-cell table:style-name="ce90" table:formula="of:=IF(OR(ISBLANK([.$C67]);ISBLANK([$Speed.L68]));&quot;&quot;;IF([$Speed.L68]=&quot;FAIL&quot;;&quot;FAIL&quot;;[$Speed.L68]/[.$C67]))">
            <text:p/>
          </table:table-cell>
          <table:table-cell table:style-name="ce94" table:formula="of:=IF(OR(ISBLANK([.$C67]);ISBLANK([.$D67]);ISBLANK([.$E67]);ISBLANK([$Speed.L68]));&quot;&quot;;IF([.X67]=&quot;FAIL&quot;;&quot;FAIL&quot;;[.X67]*[.$E67]/[.$D67]/1000000))">
            <text:p/>
          </table:table-cell>
          <table:table-cell table:style-name="ce70" table:number-columns-repeated="29"/>
          <table:table-cell table:number-columns-repeated="970"/>
        </table:table-row>
        <table:table-row table:style-name="ro1">
          <table:table-cell table:style-name="ce72"/>
          <table:table-cell table:style-name="ce52" table:formula="of:=IF(ISBLANK([$Speed.B69]);&quot;&quot;;[$Speed.B69])" office:value-type="string" office:string-value="Pstone - total" calcext:value-type="string">
            <text:p>Pstone - total</text:p>
          </table:table-cell>
          <table:table-cell table:style-name="ce52" table:number-columns-repeated="3"/>
          <table:table-cell table:style-name="ce88" table:formula="of:=IF(OR(ISBLANK([.$C68]);ISBLANK([$Speed.C69]));&quot;&quot;;IF([$Speed.C69]=&quot;FAIL&quot;;&quot;FAIL&quot;;[$Speed.C69]/[.$C68]))">
            <text:p/>
          </table:table-cell>
          <table:table-cell table:style-name="ce92" table:formula="of:=IF(OR(ISBLANK([.$C68]);ISBLANK([.$D68]);ISBLANK([.$E68]);ISBLANK([$Speed.C69]));&quot;&quot;;IF([.F68]=&quot;FAIL&quot;;&quot;FAIL&quot;;[.F68]*[.$E68]/[.$D68]/1000000))">
            <text:p/>
          </table:table-cell>
          <table:table-cell table:style-name="ce88" table:formula="of:=IF(OR(ISBLANK([.$C68]);ISBLANK([$Speed.D69]));&quot;&quot;;IF([$Speed.D69]=&quot;FAIL&quot;;&quot;FAIL&quot;;[$Speed.D69]/[.$C68]))">
            <text:p/>
          </table:table-cell>
          <table:table-cell table:style-name="ce92" table:formula="of:=IF(OR(ISBLANK([.$C68]);ISBLANK([.$D68]);ISBLANK([.$E68]);ISBLANK([$Speed.D69]));&quot;&quot;;IF([.H68]=&quot;FAIL&quot;;&quot;FAIL&quot;;[.H68]*[.$E68]/[.$D68]/1000000))">
            <text:p/>
          </table:table-cell>
          <table:table-cell table:style-name="ce88" table:formula="of:=IF(OR(ISBLANK([.$C68]);ISBLANK([$Speed.E69]));&quot;&quot;;IF([$Speed.E69]=&quot;FAIL&quot;;&quot;FAIL&quot;;[$Speed.E69]/[.$C68]))">
            <text:p/>
          </table:table-cell>
          <table:table-cell table:style-name="ce92" table:formula="of:=IF(OR(ISBLANK([.$C68]);ISBLANK([.$D68]);ISBLANK([.$E68]);ISBLANK([$Speed.E69]));&quot;&quot;;IF([.J68]=&quot;FAIL&quot;;&quot;FAIL&quot;;[.J68]*[.$E68]/[.$D68]/1000000))">
            <text:p/>
          </table:table-cell>
          <table:table-cell table:style-name="ce88" table:formula="of:=IF(OR(ISBLANK([.$C68]);ISBLANK([$Speed.F69]));&quot;&quot;;IF([$Speed.F69]=&quot;FAIL&quot;;&quot;FAIL&quot;;[$Speed.F69]/[.$C68]))">
            <text:p/>
          </table:table-cell>
          <table:table-cell table:style-name="ce92" table:formula="of:=IF(OR(ISBLANK([.$C68]);ISBLANK([.$D68]);ISBLANK([.$E68]);ISBLANK([$Speed.F69]));&quot;&quot;;IF([.L68]=&quot;FAIL&quot;;&quot;FAIL&quot;;[.L68]*[.$E68]/[.$D68]/1000000))">
            <text:p/>
          </table:table-cell>
          <table:table-cell table:style-name="ce88" table:formula="of:=IF(OR(ISBLANK([.$C68]);ISBLANK([$Speed.G69]));&quot;&quot;;IF([$Speed.G69]=&quot;FAIL&quot;;&quot;FAIL&quot;;[$Speed.G69]/[.$C68]))">
            <text:p/>
          </table:table-cell>
          <table:table-cell table:style-name="ce92" table:formula="of:=IF(OR(ISBLANK([.$C68]);ISBLANK([.$D68]);ISBLANK([.$E68]);ISBLANK([$Speed.G69]));&quot;&quot;;IF([.N68]=&quot;FAIL&quot;;&quot;FAIL&quot;;[.N68]*[.$E68]/[.$D68]/1000000))">
            <text:p/>
          </table:table-cell>
          <table:table-cell table:style-name="ce88" table:formula="of:=IF(OR(ISBLANK([.$C68]);ISBLANK([$Speed.H69]));&quot;&quot;;IF([$Speed.H69]=&quot;FAIL&quot;;&quot;FAIL&quot;;[$Speed.H69]/[.$C68]))">
            <text:p/>
          </table:table-cell>
          <table:table-cell table:style-name="ce92" table:formula="of:=IF(OR(ISBLANK([.$C68]);ISBLANK([.$D68]);ISBLANK([.$E68]);ISBLANK([$Speed.H69]));&quot;&quot;;IF([.P68]=&quot;FAIL&quot;;&quot;FAIL&quot;;[.P68]*[.$E68]/[.$D68]/1000000))">
            <text:p/>
          </table:table-cell>
          <table:table-cell table:style-name="ce88" table:formula="of:=IF(OR(ISBLANK([.$C68]);ISBLANK([$Speed.I69]));&quot;&quot;;IF([$Speed.I69]=&quot;FAIL&quot;;&quot;FAIL&quot;;[$Speed.I69]/[.$C68]))">
            <text:p/>
          </table:table-cell>
          <table:table-cell table:style-name="ce92" table:formula="of:=IF(OR(ISBLANK([.$C68]);ISBLANK([.$D68]);ISBLANK([.$E68]);ISBLANK([$Speed.I69]));&quot;&quot;;IF([.R68]=&quot;FAIL&quot;;&quot;FAIL&quot;;[.R68]*[.$E68]/[.$D68]/1000000))">
            <text:p/>
          </table:table-cell>
          <table:table-cell table:style-name="ce88" table:formula="of:=IF(OR(ISBLANK([.$C68]);ISBLANK([$Speed.J69]));&quot;&quot;;IF([$Speed.J69]=&quot;FAIL&quot;;&quot;FAIL&quot;;[$Speed.J69]/[.$C68]))">
            <text:p/>
          </table:table-cell>
          <table:table-cell table:style-name="ce92" table:formula="of:=IF(OR(ISBLANK([.$C68]);ISBLANK([.$D68]);ISBLANK([.$E68]);ISBLANK([$Speed.J69]));&quot;&quot;;IF([.T68]=&quot;FAIL&quot;;&quot;FAIL&quot;;[.T68]*[.$E68]/[.$D68]/1000000))">
            <text:p/>
          </table:table-cell>
          <table:table-cell table:style-name="ce88" table:formula="of:=IF(OR(ISBLANK([.$C68]);ISBLANK([$Speed.K69]));&quot;&quot;;IF([$Speed.K69]=&quot;FAIL&quot;;&quot;FAIL&quot;;[$Speed.K69]/[.$C68]))">
            <text:p/>
          </table:table-cell>
          <table:table-cell table:style-name="ce92" table:formula="of:=IF(OR(ISBLANK([.$C68]);ISBLANK([.$D68]);ISBLANK([.$E68]);ISBLANK([$Speed.K69]));&quot;&quot;;IF([.V68]=&quot;FAIL&quot;;&quot;FAIL&quot;;[.V68]*[.$E68]/[.$D68]/1000000))">
            <text:p/>
          </table:table-cell>
          <table:table-cell table:style-name="ce88" table:formula="of:=IF(OR(ISBLANK([.$C68]);ISBLANK([$Speed.L69]));&quot;&quot;;IF([$Speed.L69]=&quot;FAIL&quot;;&quot;FAIL&quot;;[$Speed.L69]/[.$C68]))">
            <text:p/>
          </table:table-cell>
          <table:table-cell table:style-name="ce92" table:formula="of:=IF(OR(ISBLANK([.$C68]);ISBLANK([.$D68]);ISBLANK([.$E68]);ISBLANK([$Speed.L69]));&quot;&quot;;IF([.X68]=&quot;FAIL&quot;;&quot;FAIL&quot;;[.X68]*[.$E68]/[.$D68]/1000000))">
            <text:p/>
          </table:table-cell>
          <table:table-cell table:style-name="ce70" table:number-columns-repeated="29"/>
          <table:table-cell table:number-columns-repeated="970"/>
        </table:table-row>
        <table:table-row table:style-name="ro1">
          <table:table-cell table:style-name="ce72" office:value-type="string" calcext:value-type="string">
            <text:p>DhrySTone</text:p>
          </table:table-cell>
          <table:table-cell table:style-name="ce52" office:value-type="string" calcext:value-type="string">
            <text:p>DhrySTone</text:p>
          </table:table-cell>
          <table:table-cell table:style-name="ce52" table:number-columns-repeated="3"/>
          <table:table-cell table:style-name="ce88" table:formula="of:=IF(OR(ISBLANK([.$C69]);ISBLANK([$Speed.C70]));&quot;&quot;;IF([$Speed.C70]=&quot;FAIL&quot;;&quot;FAIL&quot;;[$Speed.C70]/[.$C69]))">
            <text:p/>
          </table:table-cell>
          <table:table-cell table:style-name="ce92" table:formula="of:=IF(OR(ISBLANK([.$C69]);ISBLANK([.$D69]);ISBLANK([.$E69]);ISBLANK([$Speed.C70]));&quot;&quot;;IF([.F69]=&quot;FAIL&quot;;&quot;FAIL&quot;;[.F69]*[.$E69]/[.$D69]/1000000))">
            <text:p/>
          </table:table-cell>
          <table:table-cell table:style-name="ce88" table:formula="of:=IF(OR(ISBLANK([.$C69]);ISBLANK([$Speed.D70]));&quot;&quot;;IF([$Speed.D70]=&quot;FAIL&quot;;&quot;FAIL&quot;;[$Speed.D70]/[.$C69]))">
            <text:p/>
          </table:table-cell>
          <table:table-cell table:style-name="ce92" table:formula="of:=IF(OR(ISBLANK([.$C69]);ISBLANK([.$D69]);ISBLANK([.$E69]);ISBLANK([$Speed.D70]));&quot;&quot;;IF([.H69]=&quot;FAIL&quot;;&quot;FAIL&quot;;[.H69]*[.$E69]/[.$D69]/1000000))">
            <text:p/>
          </table:table-cell>
          <table:table-cell table:style-name="ce88" table:formula="of:=IF(OR(ISBLANK([.$C69]);ISBLANK([$Speed.E70]));&quot;&quot;;IF([$Speed.E70]=&quot;FAIL&quot;;&quot;FAIL&quot;;[$Speed.E70]/[.$C69]))">
            <text:p/>
          </table:table-cell>
          <table:table-cell table:style-name="ce92" table:formula="of:=IF(OR(ISBLANK([.$C69]);ISBLANK([.$D69]);ISBLANK([.$E69]);ISBLANK([$Speed.E70]));&quot;&quot;;IF([.J69]=&quot;FAIL&quot;;&quot;FAIL&quot;;[.J69]*[.$E69]/[.$D69]/1000000))">
            <text:p/>
          </table:table-cell>
          <table:table-cell table:style-name="ce88" table:formula="of:=IF(OR(ISBLANK([.$C69]);ISBLANK([$Speed.F70]));&quot;&quot;;IF([$Speed.F70]=&quot;FAIL&quot;;&quot;FAIL&quot;;[$Speed.F70]/[.$C69]))">
            <text:p/>
          </table:table-cell>
          <table:table-cell table:style-name="ce92" table:formula="of:=IF(OR(ISBLANK([.$C69]);ISBLANK([.$D69]);ISBLANK([.$E69]);ISBLANK([$Speed.F70]));&quot;&quot;;IF([.L69]=&quot;FAIL&quot;;&quot;FAIL&quot;;[.L69]*[.$E69]/[.$D69]/1000000))">
            <text:p/>
          </table:table-cell>
          <table:table-cell table:style-name="ce88" table:formula="of:=IF(OR(ISBLANK([.$C69]);ISBLANK([$Speed.G70]));&quot;&quot;;IF([$Speed.G70]=&quot;FAIL&quot;;&quot;FAIL&quot;;[$Speed.G70]/[.$C69]))">
            <text:p/>
          </table:table-cell>
          <table:table-cell table:style-name="ce92" table:formula="of:=IF(OR(ISBLANK([.$C69]);ISBLANK([.$D69]);ISBLANK([.$E69]);ISBLANK([$Speed.G70]));&quot;&quot;;IF([.N69]=&quot;FAIL&quot;;&quot;FAIL&quot;;[.N69]*[.$E69]/[.$D69]/1000000))">
            <text:p/>
          </table:table-cell>
          <table:table-cell table:style-name="ce88" table:formula="of:=IF(OR(ISBLANK([.$C69]);ISBLANK([$Speed.H70]));&quot;&quot;;IF([$Speed.H70]=&quot;FAIL&quot;;&quot;FAIL&quot;;[$Speed.H70]/[.$C69]))">
            <text:p/>
          </table:table-cell>
          <table:table-cell table:style-name="ce92" table:formula="of:=IF(OR(ISBLANK([.$C69]);ISBLANK([.$D69]);ISBLANK([.$E69]);ISBLANK([$Speed.H70]));&quot;&quot;;IF([.P69]=&quot;FAIL&quot;;&quot;FAIL&quot;;[.P69]*[.$E69]/[.$D69]/1000000))">
            <text:p/>
          </table:table-cell>
          <table:table-cell table:style-name="ce88" table:formula="of:=IF(OR(ISBLANK([.$C69]);ISBLANK([$Speed.I70]));&quot;&quot;;IF([$Speed.I70]=&quot;FAIL&quot;;&quot;FAIL&quot;;[$Speed.I70]/[.$C69]))">
            <text:p/>
          </table:table-cell>
          <table:table-cell table:style-name="ce92" table:formula="of:=IF(OR(ISBLANK([.$C69]);ISBLANK([.$D69]);ISBLANK([.$E69]);ISBLANK([$Speed.I70]));&quot;&quot;;IF([.R69]=&quot;FAIL&quot;;&quot;FAIL&quot;;[.R69]*[.$E69]/[.$D69]/1000000))">
            <text:p/>
          </table:table-cell>
          <table:table-cell table:style-name="ce88" table:formula="of:=IF(OR(ISBLANK([.$C69]);ISBLANK([$Speed.J70]));&quot;&quot;;IF([$Speed.J70]=&quot;FAIL&quot;;&quot;FAIL&quot;;[$Speed.J70]/[.$C69]))">
            <text:p/>
          </table:table-cell>
          <table:table-cell table:style-name="ce92" table:formula="of:=IF(OR(ISBLANK([.$C69]);ISBLANK([.$D69]);ISBLANK([.$E69]);ISBLANK([$Speed.J70]));&quot;&quot;;IF([.T69]=&quot;FAIL&quot;;&quot;FAIL&quot;;[.T69]*[.$E69]/[.$D69]/1000000))">
            <text:p/>
          </table:table-cell>
          <table:table-cell table:style-name="ce88" table:formula="of:=IF(OR(ISBLANK([.$C69]);ISBLANK([$Speed.K70]));&quot;&quot;;IF([$Speed.K70]=&quot;FAIL&quot;;&quot;FAIL&quot;;[$Speed.K70]/[.$C69]))">
            <text:p/>
          </table:table-cell>
          <table:table-cell table:style-name="ce92" table:formula="of:=IF(OR(ISBLANK([.$C69]);ISBLANK([.$D69]);ISBLANK([.$E69]);ISBLANK([$Speed.K70]));&quot;&quot;;IF([.V69]=&quot;FAIL&quot;;&quot;FAIL&quot;;[.V69]*[.$E69]/[.$D69]/1000000))">
            <text:p/>
          </table:table-cell>
          <table:table-cell table:style-name="ce88" table:formula="of:=IF(OR(ISBLANK([.$C69]);ISBLANK([$Speed.L70]));&quot;&quot;;IF([$Speed.L70]=&quot;FAIL&quot;;&quot;FAIL&quot;;[$Speed.L70]/[.$C69]))">
            <text:p/>
          </table:table-cell>
          <table:table-cell table:style-name="ce92" table:formula="of:=IF(OR(ISBLANK([.$C69]);ISBLANK([.$D69]);ISBLANK([.$E69]);ISBLANK([$Speed.L70]));&quot;&quot;;IF([.X69]=&quot;FAIL&quot;;&quot;FAIL&quot;;[.X69]*[.$E69]/[.$D69]/1000000))">
            <text:p/>
          </table:table-cell>
          <table:table-cell table:style-name="ce70" table:number-columns-repeated="29"/>
          <table:table-cell table:number-columns-repeated="970"/>
        </table:table-row>
        <table:table-row table:style-name="ro1">
          <table:table-cell table:style-name="ce71" office:value-type="string" calcext:value-type="string">
            <text:p>Loop</text:p>
          </table:table-cell>
          <table:table-cell table:style-name="ce52" table:formula="of:=IF(ISBLANK([$Speed.B71]);&quot;&quot;;[$Speed.B71])" office:value-type="string" office:string-value="BenchLoop - total" calcext:value-type="string">
            <text:p>BenchLoop - total</text:p>
          </table:table-cell>
          <table:table-cell table:style-name="ce52" table:number-columns-repeated="3"/>
          <table:table-cell table:style-name="ce88" table:formula="of:=IF(OR(ISBLANK([.$C70]);ISBLANK([$Speed.C71]));&quot;&quot;;IF([$Speed.C71]=&quot;FAIL&quot;;&quot;FAIL&quot;;[$Speed.C71]/[.$C70]))">
            <text:p/>
          </table:table-cell>
          <table:table-cell table:style-name="ce92" table:formula="of:=IF(OR(ISBLANK([.$C70]);ISBLANK([.$D70]);ISBLANK([.$E70]);ISBLANK([$Speed.C71]));&quot;&quot;;IF([.F70]=&quot;FAIL&quot;;&quot;FAIL&quot;;[.F70]*[.$E70]/[.$D70]/1000000))">
            <text:p/>
          </table:table-cell>
          <table:table-cell table:style-name="ce88" table:formula="of:=IF(OR(ISBLANK([.$C70]);ISBLANK([$Speed.D71]));&quot;&quot;;IF([$Speed.D71]=&quot;FAIL&quot;;&quot;FAIL&quot;;[$Speed.D71]/[.$C70]))">
            <text:p/>
          </table:table-cell>
          <table:table-cell table:style-name="ce92" table:formula="of:=IF(OR(ISBLANK([.$C70]);ISBLANK([.$D70]);ISBLANK([.$E70]);ISBLANK([$Speed.D71]));&quot;&quot;;IF([.H70]=&quot;FAIL&quot;;&quot;FAIL&quot;;[.H70]*[.$E70]/[.$D70]/1000000))">
            <text:p/>
          </table:table-cell>
          <table:table-cell table:style-name="ce88" table:formula="of:=IF(OR(ISBLANK([.$C70]);ISBLANK([$Speed.E71]));&quot;&quot;;IF([$Speed.E71]=&quot;FAIL&quot;;&quot;FAIL&quot;;[$Speed.E71]/[.$C70]))">
            <text:p/>
          </table:table-cell>
          <table:table-cell table:style-name="ce92" table:formula="of:=IF(OR(ISBLANK([.$C70]);ISBLANK([.$D70]);ISBLANK([.$E70]);ISBLANK([$Speed.E71]));&quot;&quot;;IF([.J70]=&quot;FAIL&quot;;&quot;FAIL&quot;;[.J70]*[.$E70]/[.$D70]/1000000))">
            <text:p/>
          </table:table-cell>
          <table:table-cell table:style-name="ce88" table:formula="of:=IF(OR(ISBLANK([.$C70]);ISBLANK([$Speed.F71]));&quot;&quot;;IF([$Speed.F71]=&quot;FAIL&quot;;&quot;FAIL&quot;;[$Speed.F71]/[.$C70]))">
            <text:p/>
          </table:table-cell>
          <table:table-cell table:style-name="ce92" table:formula="of:=IF(OR(ISBLANK([.$C70]);ISBLANK([.$D70]);ISBLANK([.$E70]);ISBLANK([$Speed.F71]));&quot;&quot;;IF([.L70]=&quot;FAIL&quot;;&quot;FAIL&quot;;[.L70]*[.$E70]/[.$D70]/1000000))">
            <text:p/>
          </table:table-cell>
          <table:table-cell table:style-name="ce88" table:formula="of:=IF(OR(ISBLANK([.$C70]);ISBLANK([$Speed.G71]));&quot;&quot;;IF([$Speed.G71]=&quot;FAIL&quot;;&quot;FAIL&quot;;[$Speed.G71]/[.$C70]))">
            <text:p/>
          </table:table-cell>
          <table:table-cell table:style-name="ce92" table:formula="of:=IF(OR(ISBLANK([.$C70]);ISBLANK([.$D70]);ISBLANK([.$E70]);ISBLANK([$Speed.G71]));&quot;&quot;;IF([.N70]=&quot;FAIL&quot;;&quot;FAIL&quot;;[.N70]*[.$E70]/[.$D70]/1000000))">
            <text:p/>
          </table:table-cell>
          <table:table-cell table:style-name="ce88" table:formula="of:=IF(OR(ISBLANK([.$C70]);ISBLANK([$Speed.H71]));&quot;&quot;;IF([$Speed.H71]=&quot;FAIL&quot;;&quot;FAIL&quot;;[$Speed.H71]/[.$C70]))">
            <text:p/>
          </table:table-cell>
          <table:table-cell table:style-name="ce92" table:formula="of:=IF(OR(ISBLANK([.$C70]);ISBLANK([.$D70]);ISBLANK([.$E70]);ISBLANK([$Speed.H71]));&quot;&quot;;IF([.P70]=&quot;FAIL&quot;;&quot;FAIL&quot;;[.P70]*[.$E70]/[.$D70]/1000000))">
            <text:p/>
          </table:table-cell>
          <table:table-cell table:style-name="ce88" table:formula="of:=IF(OR(ISBLANK([.$C70]);ISBLANK([$Speed.I71]));&quot;&quot;;IF([$Speed.I71]=&quot;FAIL&quot;;&quot;FAIL&quot;;[$Speed.I71]/[.$C70]))">
            <text:p/>
          </table:table-cell>
          <table:table-cell table:style-name="ce92" table:formula="of:=IF(OR(ISBLANK([.$C70]);ISBLANK([.$D70]);ISBLANK([.$E70]);ISBLANK([$Speed.I71]));&quot;&quot;;IF([.R70]=&quot;FAIL&quot;;&quot;FAIL&quot;;[.R70]*[.$E70]/[.$D70]/1000000))">
            <text:p/>
          </table:table-cell>
          <table:table-cell table:style-name="ce88" table:formula="of:=IF(OR(ISBLANK([.$C70]);ISBLANK([$Speed.J71]));&quot;&quot;;IF([$Speed.J71]=&quot;FAIL&quot;;&quot;FAIL&quot;;[$Speed.J71]/[.$C70]))">
            <text:p/>
          </table:table-cell>
          <table:table-cell table:style-name="ce92" table:formula="of:=IF(OR(ISBLANK([.$C70]);ISBLANK([.$D70]);ISBLANK([.$E70]);ISBLANK([$Speed.J71]));&quot;&quot;;IF([.T70]=&quot;FAIL&quot;;&quot;FAIL&quot;;[.T70]*[.$E70]/[.$D70]/1000000))">
            <text:p/>
          </table:table-cell>
          <table:table-cell table:style-name="ce88" table:formula="of:=IF(OR(ISBLANK([.$C70]);ISBLANK([$Speed.K71]));&quot;&quot;;IF([$Speed.K71]=&quot;FAIL&quot;;&quot;FAIL&quot;;[$Speed.K71]/[.$C70]))">
            <text:p/>
          </table:table-cell>
          <table:table-cell table:style-name="ce92" table:formula="of:=IF(OR(ISBLANK([.$C70]);ISBLANK([.$D70]);ISBLANK([.$E70]);ISBLANK([$Speed.K71]));&quot;&quot;;IF([.V70]=&quot;FAIL&quot;;&quot;FAIL&quot;;[.V70]*[.$E70]/[.$D70]/1000000))">
            <text:p/>
          </table:table-cell>
          <table:table-cell table:style-name="ce88" table:formula="of:=IF(OR(ISBLANK([.$C70]);ISBLANK([$Speed.L71]));&quot;&quot;;IF([$Speed.L71]=&quot;FAIL&quot;;&quot;FAIL&quot;;[$Speed.L71]/[.$C70]))">
            <text:p/>
          </table:table-cell>
          <table:table-cell table:style-name="ce92" table:formula="of:=IF(OR(ISBLANK([.$C70]);ISBLANK([.$D70]);ISBLANK([.$E70]);ISBLANK([$Speed.L71]));&quot;&quot;;IF([.X70]=&quot;FAIL&quot;;&quot;FAIL&quot;;[.X70]*[.$E70]/[.$D70]/1000000))">
            <text:p/>
          </table:table-cell>
          <table:table-cell table:style-name="ce70" table:number-columns-repeated="29"/>
          <table:table-cell table:number-columns-repeated="970"/>
        </table:table-row>
        <table:table-row table:style-name="ro1" table:number-rows-repeated="167">
          <table:table-cell table:style-name="ce70" table:number-columns-repeated="54"/>
          <table:table-cell table:number-columns-repeated="970"/>
        </table:table-row>
        <table:table-row table:style-name="ro1" table:number-rows-repeated="104833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Speed-normal'.F4:'Speed-normal'.Y70">
            <calcext:condition calcext:apply-style-name="Excel_CondFormat_4_1_1" calcext:value="=&quot;FAIL&quot;" calcext:base-cell-address="'Speed-normal'.F4"/>
          </calcext:conditional-format>
        </calcext:conditional-formats>
      </table:table>
      <table:table table:name="Speed-ratio" table:style-name="ta5">
        <office:forms form:automatic-focus="false" form:apply-design-mode="false"/>
        <table:table-column table:style-name="co12" table:default-cell-style-name="Default"/>
        <table:table-column table:style-name="co13" table:default-cell-style-name="ce41"/>
        <table:table-column table:style-name="co14" table:number-columns-repeated="49" table:default-cell-style-name="ce41"/>
        <table:table-column table:style-name="co12" table:number-columns-repeated="973" table:default-cell-style-name="Default"/>
        <table:table-row table:style-name="ro1">
          <table:table-cell table:style-name="ce70" table:number-columns-repeated="51"/>
          <table:table-cell table:number-columns-repeated="973"/>
        </table:table-row>
        <table:table-row table:style-name="ro1">
          <table:table-cell table:style-name="ce70"/>
          <table:table-cell table:style-name="ce58" table:formula="of:=IF(ISBLANK([$Speed.B2]);&quot;&quot;;[$Speed.B2])" office:value-type="string" office:string-value="Speed O3 Og" calcext:value-type="string">
            <text:p>Speed O3 Og</text:p>
          </table:table-cell>
          <table:table-cell table:style-name="ce87" table:formula="of:=IF(ISBLANK([$Speed.C2]);&quot;&quot;;[$Speed.C2])" office:value-type="string" office:string-value="Prod2.02" calcext:value-type="string">
            <text:p>Prod2.02</text:p>
          </table:table-cell>
          <table:table-cell table:style-name="ce87" table:formula="of:=IF(ISBLANK([$Speed.D2]);&quot;&quot;;[$Speed.D2])" office:value-type="string" office:string-value="Prod2.5" calcext:value-type="string">
            <text:p>Prod2.5</text:p>
          </table:table-cell>
          <table:table-cell table:style-name="ce87" table:formula="of:=IF(ISBLANK([$Speed.E2]);&quot;&quot;;[$Speed.E2])" office:value-type="date" office:date-value="2003-07-25" calcext:value-type="date">
            <text:p>25/juil./03</text:p>
          </table:table-cell>
          <table:table-cell table:style-name="ce87" table:formula="of:=IF(ISBLANK([$Speed.F2]);&quot;&quot;;[$Speed.F2])" office:value-type="date" office:date-value="2003-07-25" calcext:value-type="date">
            <text:p>25/juil./03</text:p>
          </table:table-cell>
          <table:table-cell table:style-name="ce87" table:formula="of:=IF(ISBLANK([$Speed.G2]);&quot;&quot;;[$Speed.G2])" office:value-type="date" office:date-value="2003-07-25" calcext:value-type="date">
            <text:p>25/juil./03</text:p>
          </table:table-cell>
          <table:table-cell table:style-name="ce87" table:formula="of:=IF(ISBLANK([$Speed.H2]);&quot;&quot;;[$Speed.H2])" office:value-type="date" office:date-value="2003-07-30" calcext:value-type="date">
            <text:p>30/juil./03</text:p>
          </table:table-cell>
          <table:table-cell table:style-name="ce87" table:formula="of:=IF(ISBLANK([$Speed.I2]);&quot;&quot;;[$Speed.I2])" office:value-type="date" office:date-value="2003-08-11" calcext:value-type="date">
            <text:p>11/août/03</text:p>
          </table:table-cell>
          <table:table-cell table:style-name="ce87" table:formula="of:=IF(ISBLANK([$Speed.J2]);&quot;&quot;;[$Speed.J2])">
            <text:p/>
          </table:table-cell>
          <table:table-cell table:style-name="ce87" table:formula="of:=IF(ISBLANK([$Speed.K2]);&quot;&quot;;[$Speed.K2])">
            <text:p/>
          </table:table-cell>
          <table:table-cell table:style-name="ce87" table:formula="of:=IF(ISBLANK([$Speed.L2]);&quot;&quot;;[$Speed.L2]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0"/>
          <table:table-cell table:style-name="ce58" table:formula="of:=IF(ISBLANK([$Speed.B3]);&quot;&quot;;[$Speed.B3])">
            <text:p/>
          </table:table-cell>
          <table:table-cell table:style-name="ce58" table:formula="of:=IF(ISBLANK([$Speed.C3]);&quot;&quot;;[$Speed.C3])" office:value-type="string" office:string-value="sun-1357" calcext:value-type="string">
            <text:p>sun-1357</text:p>
          </table:table-cell>
          <table:table-cell table:style-name="ce58" table:formula="of:=IF(ISBLANK([$Speed.D3]);&quot;&quot;;[$Speed.D3])" office:value-type="string" office:string-value="sval-464" calcext:value-type="string">
            <text:p>sval-464</text:p>
          </table:table-cell>
          <table:table-cell table:style-name="ce58" table:formula="of:=IF(ISBLANK([$Speed.E3]);&quot;&quot;;[$Speed.E3])" office:value-type="string" office:string-value="sval-638" calcext:value-type="string">
            <text:p>sval-638</text:p>
          </table:table-cell>
          <table:table-cell table:style-name="ce58" table:formula="of:=IF(ISBLANK([$Speed.F3]);&quot;&quot;;[$Speed.F3])" office:value-type="string" office:string-value="sval-636" calcext:value-type="string">
            <text:p>sval-636</text:p>
          </table:table-cell>
          <table:table-cell table:style-name="ce58" table:formula="of:=IF(ISBLANK([$Speed.G3]);&quot;&quot;;[$Speed.G3])" office:value-type="string" office:string-value="sval-639" calcext:value-type="string">
            <text:p>sval-639</text:p>
          </table:table-cell>
          <table:table-cell table:style-name="ce58" table:formula="of:=IF(ISBLANK([$Speed.H3]);&quot;&quot;;[$Speed.H3])" office:value-type="string" office:string-value="sval-653" calcext:value-type="string">
            <text:p>sval-653</text:p>
          </table:table-cell>
          <table:table-cell table:style-name="ce58" table:formula="of:=IF(ISBLANK([$Speed.I3]);&quot;&quot;;[$Speed.I3])" office:value-type="string" office:string-value="verc-127" calcext:value-type="string">
            <text:p>verc-127</text:p>
          </table:table-cell>
          <table:table-cell table:style-name="ce58" table:formula="of:=IF(ISBLANK([$Speed.J3]);&quot;&quot;;[$Speed.J3])">
            <text:p/>
          </table:table-cell>
          <table:table-cell table:style-name="ce58" table:formula="of:=IF(ISBLANK([$Speed.K3]);&quot;&quot;;[$Speed.K3])">
            <text:p/>
          </table:table-cell>
          <table:table-cell table:style-name="ce58" table:formula="of:=IF(ISBLANK([$Speed.L3]);&quot;&quot;;[$Speed.L3]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 table:formula="of:=IF(ISBLANK([$Speed.A4]);&quot;&quot;;[$Speed.A4])" office:value-type="string" office:string-value="Vocoder" calcext:value-type="string">
            <text:p>Vocoder</text:p>
          </table:table-cell>
          <table:table-cell table:style-name="ce95" table:formula="of:=IF(ISBLANK([$Speed.B4]);&quot;&quot;;[$Speed.B4])" office:value-type="string" office:string-value="AMR-cod" calcext:value-type="string">
            <text:p>AMR-cod</text:p>
          </table:table-cell>
          <table:table-cell table:style-name="ce98" table:formula="of:=IF(OR(ISBLANK([$Speed.C4]);[$Speed.C4]=&quot;&quot;;[.B4]=&quot;&quot;);&quot;&quot;;IF([$Speed.C4]=&quot;FAIL&quot;;&quot;FAIL&quot;;[$Speed.C4]/[$Speed.$C4]))" office:value-type="float" office:value="1" calcext:value-type="float">
            <text:p>1,000</text:p>
          </table:table-cell>
          <table:table-cell table:style-name="ce98" table:formula="of:=IF(OR(ISBLANK([$Speed.D4]);[$Speed.D4]=&quot;&quot;;[.C4]=&quot;&quot;);&quot;&quot;;IF([$Speed.D4]=&quot;FAIL&quot;;&quot;FAIL&quot;;[$Speed.D4]/[$Speed.$C4]))" office:value-type="float" office:value="1.00442226098143" calcext:value-type="float">
            <text:p>1,004</text:p>
          </table:table-cell>
          <table:table-cell table:style-name="ce98" table:formula="of:=IF(OR(ISBLANK([$Speed.E4]);[$Speed.E4]=&quot;&quot;;[.D4]=&quot;&quot;);&quot;&quot;;IF([$Speed.E4]=&quot;FAIL&quot;;&quot;FAIL&quot;;[$Speed.E4]/[$Speed.$C4]))" office:value-type="float" office:value="1.00012016533336" calcext:value-type="float">
            <text:p>1,000</text:p>
          </table:table-cell>
          <table:table-cell table:style-name="ce98" table:formula="of:=IF(OR(ISBLANK([$Speed.F4]);[$Speed.F4]=&quot;&quot;;[.E4]=&quot;&quot;);&quot;&quot;;IF([$Speed.F4]=&quot;FAIL&quot;;&quot;FAIL&quot;;[$Speed.F4]/[$Speed.$C4]))" office:value-type="float" office:value="0.99644098556779" calcext:value-type="float">
            <text:p>0,996</text:p>
          </table:table-cell>
          <table:table-cell table:style-name="ce98" table:formula="of:=IF(OR(ISBLANK([$Speed.G4]);[$Speed.G4]=&quot;&quot;;[.F4]=&quot;&quot;);&quot;&quot;;IF([$Speed.G4]=&quot;FAIL&quot;;&quot;FAIL&quot;;[$Speed.G4]/[$Speed.$C4]))" office:value-type="float" office:value="0.996945503254183" calcext:value-type="float">
            <text:p>0,997</text:p>
          </table:table-cell>
          <table:table-cell table:style-name="ce98" table:formula="of:=IF(OR(ISBLANK([$Speed.H4]);[$Speed.H4]=&quot;&quot;;[.G4]=&quot;&quot;);&quot;&quot;;IF([$Speed.H4]=&quot;FAIL&quot;;&quot;FAIL&quot;;[$Speed.H4]/[$Speed.$C4]))" office:value-type="float" office:value="1.00160456062783" calcext:value-type="float">
            <text:p>1,002</text:p>
          </table:table-cell>
          <table:table-cell table:style-name="ce98" table:formula="of:=IF(OR(ISBLANK([$Speed.I4]);[$Speed.I4]=&quot;&quot;;[.H4]=&quot;&quot;);&quot;&quot;;IF([$Speed.I4]=&quot;FAIL&quot;;&quot;FAIL&quot;;[$Speed.I4]/[$Speed.$C4]))" office:value-type="float" office:value="1.00023988888241" calcext:value-type="float">
            <text:p>1,000</text:p>
          </table:table-cell>
          <table:table-cell table:style-name="ce98" table:formula="of:=IF(OR(ISBLANK([$Speed.J4]);[$Speed.J4]=&quot;&quot;;[.I4]=&quot;&quot;);&quot;&quot;;IF([$Speed.J4]=&quot;FAIL&quot;;&quot;FAIL&quot;;[$Speed.J4]/[$Speed.$C4]))" office:value-type="float" office:value="1.0300157098502" calcext:value-type="float">
            <text:p>1,030</text:p>
          </table:table-cell>
          <table:table-cell table:style-name="ce98" table:formula="of:=IF(OR(ISBLANK([$Speed.K4]);[$Speed.K4]=&quot;&quot;;[.J4]=&quot;&quot;);&quot;&quot;;IF([$Speed.K4]=&quot;FAIL&quot;;&quot;FAIL&quot;;[$Speed.K4]/[$Speed.$C4]))">
            <text:p/>
          </table:table-cell>
          <table:table-cell table:style-name="ce98" table:formula="of:=IF(OR(ISBLANK([$Speed.L4]);[$Speed.L4]=&quot;&quot;;[.K4]=&quot;&quot;);&quot;&quot;;IF([$Speed.L4]=&quot;FAIL&quot;;&quot;FAIL&quot;;[$Speed.L4]/[$Speed.$C4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 table:formula="of:=IF(ISBLANK([$Speed.A5]);&quot;&quot;;[$Speed.A5])">
            <text:p/>
          </table:table-cell>
          <table:table-cell table:style-name="ce95" table:formula="of:=IF(ISBLANK([$Speed.B5]);&quot;&quot;;[$Speed.B5])" office:value-type="string" office:string-value="AMR-dec" calcext:value-type="string">
            <text:p>AMR-dec</text:p>
          </table:table-cell>
          <table:table-cell table:style-name="ce98" table:formula="of:=IF(OR(ISBLANK([$Speed.C5]);[$Speed.C5]=&quot;&quot;;[.B5]=&quot;&quot;);&quot;&quot;;IF([$Speed.C5]=&quot;FAIL&quot;;&quot;FAIL&quot;;[$Speed.C5]/[$Speed.$C5]))" office:value-type="float" office:value="1" calcext:value-type="float">
            <text:p>1,000</text:p>
          </table:table-cell>
          <table:table-cell table:style-name="ce98" table:formula="of:=IF(OR(ISBLANK([$Speed.D5]);[$Speed.D5]=&quot;&quot;;[.C5]=&quot;&quot;);&quot;&quot;;IF([$Speed.D5]=&quot;FAIL&quot;;&quot;FAIL&quot;;[$Speed.D5]/[$Speed.$C5]))" office:value-type="float" office:value="0.976241943744222" calcext:value-type="float">
            <text:p>0,976</text:p>
          </table:table-cell>
          <table:table-cell table:style-name="ce98" table:formula="of:=IF(OR(ISBLANK([$Speed.E5]);[$Speed.E5]=&quot;&quot;;[.D5]=&quot;&quot;);&quot;&quot;;IF([$Speed.E5]=&quot;FAIL&quot;;&quot;FAIL&quot;;[$Speed.E5]/[$Speed.$C5]))" office:value-type="float" office:value="0.978199056861037" calcext:value-type="float">
            <text:p>0,978</text:p>
          </table:table-cell>
          <table:table-cell table:style-name="ce98" table:formula="of:=IF(OR(ISBLANK([$Speed.F5]);[$Speed.F5]=&quot;&quot;;[.E5]=&quot;&quot;);&quot;&quot;;IF([$Speed.F5]=&quot;FAIL&quot;;&quot;FAIL&quot;;[$Speed.F5]/[$Speed.$C5]))" office:value-type="float" office:value="0.969916660569741" calcext:value-type="float">
            <text:p>0,970</text:p>
          </table:table-cell>
          <table:table-cell table:style-name="ce98" table:formula="of:=IF(OR(ISBLANK([$Speed.G5]);[$Speed.G5]=&quot;&quot;;[.F5]=&quot;&quot;);&quot;&quot;;IF([$Speed.G5]=&quot;FAIL&quot;;&quot;FAIL&quot;;[$Speed.G5]/[$Speed.$C5]))" office:value-type="float" office:value="0.969808578706875" calcext:value-type="float">
            <text:p>0,970</text:p>
          </table:table-cell>
          <table:table-cell table:style-name="ce98" table:formula="of:=IF(OR(ISBLANK([$Speed.H5]);[$Speed.H5]=&quot;&quot;;[.G5]=&quot;&quot;);&quot;&quot;;IF([$Speed.H5]=&quot;FAIL&quot;;&quot;FAIL&quot;;[$Speed.H5]/[$Speed.$C5]))" office:value-type="float" office:value="0.978912397155951" calcext:value-type="float">
            <text:p>0,979</text:p>
          </table:table-cell>
          <table:table-cell table:style-name="ce98" table:formula="of:=IF(OR(ISBLANK([$Speed.I5]);[$Speed.I5]=&quot;&quot;;[.H5]=&quot;&quot;);&quot;&quot;;IF([$Speed.I5]=&quot;FAIL&quot;;&quot;FAIL&quot;;[$Speed.I5]/[$Speed.$C5]))" office:value-type="float" office:value="0.979464446055511" calcext:value-type="float">
            <text:p>0,979</text:p>
          </table:table-cell>
          <table:table-cell table:style-name="ce98" table:formula="of:=IF(OR(ISBLANK([$Speed.J5]);[$Speed.J5]=&quot;&quot;;[.I5]=&quot;&quot;);&quot;&quot;;IF([$Speed.J5]=&quot;FAIL&quot;;&quot;FAIL&quot;;[$Speed.J5]/[$Speed.$C5]))" office:value-type="float" office:value="1.0096791465191" calcext:value-type="float">
            <text:p>1,010</text:p>
          </table:table-cell>
          <table:table-cell table:style-name="ce98" table:formula="of:=IF(OR(ISBLANK([$Speed.K5]);[$Speed.K5]=&quot;&quot;;[.J5]=&quot;&quot;);&quot;&quot;;IF([$Speed.K5]=&quot;FAIL&quot;;&quot;FAIL&quot;;[$Speed.K5]/[$Speed.$C5]))">
            <text:p/>
          </table:table-cell>
          <table:table-cell table:style-name="ce98" table:formula="of:=IF(OR(ISBLANK([$Speed.L5]);[$Speed.L5]=&quot;&quot;;[.K5]=&quot;&quot;);&quot;&quot;;IF([$Speed.L5]=&quot;FAIL&quot;;&quot;FAIL&quot;;[$Speed.L5]/[$Speed.$C5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/>
          <table:table-cell table:style-name="ce95" table:formula="of:=IF(ISBLANK([$Speed.B6]);&quot;&quot;;[$Speed.B6])" office:value-type="string" office:string-value="ECC-cod" calcext:value-type="string">
            <text:p>ECC-cod</text:p>
          </table:table-cell>
          <table:table-cell table:style-name="ce98" table:formula="of:=IF(OR(ISBLANK([$Speed.C6]);[$Speed.C6]=&quot;&quot;;[.B6]=&quot;&quot;);&quot;&quot;;IF([$Speed.C6]=&quot;FAIL&quot;;&quot;FAIL&quot;;[$Speed.C6]/[$Speed.$C6]))" office:value-type="float" office:value="1" calcext:value-type="float">
            <text:p>1,000</text:p>
          </table:table-cell>
          <table:table-cell table:style-name="ce98" table:formula="of:=IF(OR(ISBLANK([$Speed.D6]);[$Speed.D6]=&quot;&quot;;[.C6]=&quot;&quot;);&quot;&quot;;IF([$Speed.D6]=&quot;FAIL&quot;;&quot;FAIL&quot;;[$Speed.D6]/[$Speed.$C6]))" office:value-type="float" office:value="0.964536068494544" calcext:value-type="float">
            <text:p>0,965</text:p>
          </table:table-cell>
          <table:table-cell table:style-name="ce98" table:formula="of:=IF(OR(ISBLANK([$Speed.E6]);[$Speed.E6]=&quot;&quot;;[.D6]=&quot;&quot;);&quot;&quot;;IF([$Speed.E6]=&quot;FAIL&quot;;&quot;FAIL&quot;;[$Speed.E6]/[$Speed.$C6]))" office:value-type="float" office:value="0.964690505158561" calcext:value-type="float">
            <text:p>0,965</text:p>
          </table:table-cell>
          <table:table-cell table:style-name="ce98" table:formula="of:=IF(OR(ISBLANK([$Speed.F6]);[$Speed.F6]=&quot;&quot;;[.E6]=&quot;&quot;);&quot;&quot;;IF([$Speed.F6]=&quot;FAIL&quot;;&quot;FAIL&quot;;[$Speed.F6]/[$Speed.$C6]))" office:value-type="float" office:value="0.964690505158561" calcext:value-type="float">
            <text:p>0,965</text:p>
          </table:table-cell>
          <table:table-cell table:style-name="ce98" table:formula="of:=IF(OR(ISBLANK([$Speed.G6]);[$Speed.G6]=&quot;&quot;;[.F6]=&quot;&quot;);&quot;&quot;;IF([$Speed.G6]=&quot;FAIL&quot;;&quot;FAIL&quot;;[$Speed.G6]/[$Speed.$C6]))" office:value-type="float" office:value="0.964690505158561" calcext:value-type="float">
            <text:p>0,965</text:p>
          </table:table-cell>
          <table:table-cell table:style-name="ce98" table:formula="of:=IF(OR(ISBLANK([$Speed.H6]);[$Speed.H6]=&quot;&quot;;[.G6]=&quot;&quot;);&quot;&quot;;IF([$Speed.H6]=&quot;FAIL&quot;;&quot;FAIL&quot;;[$Speed.H6]/[$Speed.$C6]))" office:value-type="float" office:value="0.987200590626071" calcext:value-type="float">
            <text:p>0,987</text:p>
          </table:table-cell>
          <table:table-cell table:style-name="ce98" table:formula="of:=IF(OR(ISBLANK([$Speed.I6]);[$Speed.I6]=&quot;&quot;;[.H6]=&quot;&quot;);&quot;&quot;;IF([$Speed.I6]=&quot;FAIL&quot;;&quot;FAIL&quot;;[$Speed.I6]/[$Speed.$C6]))" office:value-type="float" office:value="0.987193057130265" calcext:value-type="float">
            <text:p>0,987</text:p>
          </table:table-cell>
          <table:table-cell table:style-name="ce98" table:formula="of:=IF(OR(ISBLANK([$Speed.J6]);[$Speed.J6]=&quot;&quot;;[.I6]=&quot;&quot;);&quot;&quot;;IF([$Speed.J6]=&quot;FAIL&quot;;&quot;FAIL&quot;;[$Speed.J6]/[$Speed.$C6]))" office:value-type="float" office:value="0.98350164418546" calcext:value-type="float">
            <text:p>0,984</text:p>
          </table:table-cell>
          <table:table-cell table:style-name="ce98" table:formula="of:=IF(OR(ISBLANK([$Speed.K6]);[$Speed.K6]=&quot;&quot;;[.J6]=&quot;&quot;);&quot;&quot;;IF([$Speed.K6]=&quot;FAIL&quot;;&quot;FAIL&quot;;[$Speed.K6]/[$Speed.$C6]))">
            <text:p/>
          </table:table-cell>
          <table:table-cell table:style-name="ce98" table:formula="of:=IF(OR(ISBLANK([$Speed.L6]);[$Speed.L6]=&quot;&quot;;[.K6]=&quot;&quot;);&quot;&quot;;IF([$Speed.L6]=&quot;FAIL&quot;;&quot;FAIL&quot;;[$Speed.L6]/[$Speed.$C6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/>
          <table:table-cell table:style-name="ce95" table:formula="of:=IF(ISBLANK([$Speed.B7]);&quot;&quot;;[$Speed.B7])" office:value-type="string" office:string-value="ECC-dec" calcext:value-type="string">
            <text:p>ECC-dec</text:p>
          </table:table-cell>
          <table:table-cell table:style-name="ce98" table:formula="of:=IF(OR(ISBLANK([$Speed.C7]);[$Speed.C7]=&quot;&quot;;[.B7]=&quot;&quot;);&quot;&quot;;IF([$Speed.C7]=&quot;FAIL&quot;;&quot;FAIL&quot;;[$Speed.C7]/[$Speed.$C7]))" office:value-type="float" office:value="1" calcext:value-type="float">
            <text:p>1,000</text:p>
          </table:table-cell>
          <table:table-cell table:style-name="ce98" table:formula="of:=IF(OR(ISBLANK([$Speed.D7]);[$Speed.D7]=&quot;&quot;;[.C7]=&quot;&quot;);&quot;&quot;;IF([$Speed.D7]=&quot;FAIL&quot;;&quot;FAIL&quot;;[$Speed.D7]/[$Speed.$C7]))" office:value-type="float" office:value="0.947514296606939" calcext:value-type="float">
            <text:p>0,948</text:p>
          </table:table-cell>
          <table:table-cell table:style-name="ce98" table:formula="of:=IF(OR(ISBLANK([$Speed.E7]);[$Speed.E7]=&quot;&quot;;[.D7]=&quot;&quot;);&quot;&quot;;IF([$Speed.E7]=&quot;FAIL&quot;;&quot;FAIL&quot;;[$Speed.E7]/[$Speed.$C7]))" office:value-type="float" office:value="0.953425467022493" calcext:value-type="float">
            <text:p>0,953</text:p>
          </table:table-cell>
          <table:table-cell table:style-name="ce98" table:formula="of:=IF(OR(ISBLANK([$Speed.F7]);[$Speed.F7]=&quot;&quot;;[.E7]=&quot;&quot;);&quot;&quot;;IF([$Speed.F7]=&quot;FAIL&quot;;&quot;FAIL&quot;;[$Speed.F7]/[$Speed.$C7]))" office:value-type="float" office:value="0.953434998093786" calcext:value-type="float">
            <text:p>0,953</text:p>
          </table:table-cell>
          <table:table-cell table:style-name="ce98" table:formula="of:=IF(OR(ISBLANK([$Speed.G7]);[$Speed.G7]=&quot;&quot;;[.F7]=&quot;&quot;);&quot;&quot;;IF([$Speed.G7]=&quot;FAIL&quot;;&quot;FAIL&quot;;[$Speed.G7]/[$Speed.$C7]))" office:value-type="float" office:value="0.953434998093786" calcext:value-type="float">
            <text:p>0,953</text:p>
          </table:table-cell>
          <table:table-cell table:style-name="ce98" table:formula="of:=IF(OR(ISBLANK([$Speed.H7]);[$Speed.H7]=&quot;&quot;;[.G7]=&quot;&quot;);&quot;&quot;;IF([$Speed.H7]=&quot;FAIL&quot;;&quot;FAIL&quot;;[$Speed.H7]/[$Speed.$C7]))" office:value-type="float" office:value="0.97677087304613" calcext:value-type="float">
            <text:p>0,977</text:p>
          </table:table-cell>
          <table:table-cell table:style-name="ce98" table:formula="of:=IF(OR(ISBLANK([$Speed.I7]);[$Speed.I7]=&quot;&quot;;[.H7]=&quot;&quot;);&quot;&quot;;IF([$Speed.I7]=&quot;FAIL&quot;;&quot;FAIL&quot;;[$Speed.I7]/[$Speed.$C7]))" office:value-type="float" office:value="0.976767060617613" calcext:value-type="float">
            <text:p>0,977</text:p>
          </table:table-cell>
          <table:table-cell table:style-name="ce98" table:formula="of:=IF(OR(ISBLANK([$Speed.J7]);[$Speed.J7]=&quot;&quot;;[.I7]=&quot;&quot;);&quot;&quot;;IF([$Speed.J7]=&quot;FAIL&quot;;&quot;FAIL&quot;;[$Speed.J7]/[$Speed.$C7]))" office:value-type="float" office:value="0.976765154403355" calcext:value-type="float">
            <text:p>0,977</text:p>
          </table:table-cell>
          <table:table-cell table:style-name="ce98" table:formula="of:=IF(OR(ISBLANK([$Speed.K7]);[$Speed.K7]=&quot;&quot;;[.J7]=&quot;&quot;);&quot;&quot;;IF([$Speed.K7]=&quot;FAIL&quot;;&quot;FAIL&quot;;[$Speed.K7]/[$Speed.$C7]))">
            <text:p/>
          </table:table-cell>
          <table:table-cell table:style-name="ce98" table:formula="of:=IF(OR(ISBLANK([$Speed.L7]);[$Speed.L7]=&quot;&quot;;[.K7]=&quot;&quot;);&quot;&quot;;IF([$Speed.L7]=&quot;FAIL&quot;;&quot;FAIL&quot;;[$Speed.L7]/[$Speed.$C7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 table:formula="of:=IF(ISBLANK([$Speed.A8]);&quot;&quot;;[$Speed.A8])">
            <text:p/>
          </table:table-cell>
          <table:table-cell table:style-name="ce95" table:formula="of:=IF(ISBLANK([$Speed.B8]);&quot;&quot;;[$Speed.B8])" office:value-type="string" office:string-value="EFR-cod" calcext:value-type="string">
            <text:p>EFR-cod</text:p>
          </table:table-cell>
          <table:table-cell table:style-name="ce98" table:formula="of:=IF(OR(ISBLANK([$Speed.C8]);[$Speed.C8]=&quot;&quot;;[.B8]=&quot;&quot;);&quot;&quot;;IF([$Speed.C8]=&quot;FAIL&quot;;&quot;FAIL&quot;;[$Speed.C8]/[$Speed.$C8]))" office:value-type="float" office:value="1" calcext:value-type="float">
            <text:p>1,000</text:p>
          </table:table-cell>
          <table:table-cell table:style-name="ce98" table:formula="of:=IF(OR(ISBLANK([$Speed.D8]);[$Speed.D8]=&quot;&quot;;[.C8]=&quot;&quot;);&quot;&quot;;IF([$Speed.D8]=&quot;FAIL&quot;;&quot;FAIL&quot;;[$Speed.D8]/[$Speed.$C8]))" office:value-type="float" office:value="1.00489380258568" calcext:value-type="float">
            <text:p>1,005</text:p>
          </table:table-cell>
          <table:table-cell table:style-name="ce98" table:formula="of:=IF(OR(ISBLANK([$Speed.E8]);[$Speed.E8]=&quot;&quot;;[.D8]=&quot;&quot;);&quot;&quot;;IF([$Speed.E8]=&quot;FAIL&quot;;&quot;FAIL&quot;;[$Speed.E8]/[$Speed.$C8]))" office:value-type="float" office:value="1.00819259183255" calcext:value-type="float">
            <text:p>1,008</text:p>
          </table:table-cell>
          <table:table-cell table:style-name="ce98" table:formula="of:=IF(OR(ISBLANK([$Speed.F8]);[$Speed.F8]=&quot;&quot;;[.E8]=&quot;&quot;);&quot;&quot;;IF([$Speed.F8]=&quot;FAIL&quot;;&quot;FAIL&quot;;[$Speed.F8]/[$Speed.$C8]))" office:value-type="float" office:value="0.997254258157193" calcext:value-type="float">
            <text:p>0,997</text:p>
          </table:table-cell>
          <table:table-cell table:style-name="ce98" table:formula="of:=IF(OR(ISBLANK([$Speed.G8]);[$Speed.G8]=&quot;&quot;;[.F8]=&quot;&quot;);&quot;&quot;;IF([$Speed.G8]=&quot;FAIL&quot;;&quot;FAIL&quot;;[$Speed.G8]/[$Speed.$C8]))" office:value-type="float" office:value="0.997619792735481" calcext:value-type="float">
            <text:p>0,998</text:p>
          </table:table-cell>
          <table:table-cell table:style-name="ce98" table:formula="of:=IF(OR(ISBLANK([$Speed.H8]);[$Speed.H8]=&quot;&quot;;[.G8]=&quot;&quot;);&quot;&quot;;IF([$Speed.H8]=&quot;FAIL&quot;;&quot;FAIL&quot;;[$Speed.H8]/[$Speed.$C8]))" office:value-type="float" office:value="1.00078519392571" calcext:value-type="float">
            <text:p>1,001</text:p>
          </table:table-cell>
          <table:table-cell table:style-name="ce98" table:formula="of:=IF(OR(ISBLANK([$Speed.I8]);[$Speed.I8]=&quot;&quot;;[.H8]=&quot;&quot;);&quot;&quot;;IF([$Speed.I8]=&quot;FAIL&quot;;&quot;FAIL&quot;;[$Speed.I8]/[$Speed.$C8]))" office:value-type="float" office:value="0.997539246870511" calcext:value-type="float">
            <text:p>0,998</text:p>
          </table:table-cell>
          <table:table-cell table:style-name="ce98" table:formula="of:=IF(OR(ISBLANK([$Speed.J8]);[$Speed.J8]=&quot;&quot;;[.I8]=&quot;&quot;);&quot;&quot;;IF([$Speed.J8]=&quot;FAIL&quot;;&quot;FAIL&quot;;[$Speed.J8]/[$Speed.$C8]))" office:value-type="float" office:value="1.02196080443259" calcext:value-type="float">
            <text:p>1,022</text:p>
          </table:table-cell>
          <table:table-cell table:style-name="ce98" table:formula="of:=IF(OR(ISBLANK([$Speed.K8]);[$Speed.K8]=&quot;&quot;;[.J8]=&quot;&quot;);&quot;&quot;;IF([$Speed.K8]=&quot;FAIL&quot;;&quot;FAIL&quot;;[$Speed.K8]/[$Speed.$C8]))">
            <text:p/>
          </table:table-cell>
          <table:table-cell table:style-name="ce98" table:formula="of:=IF(OR(ISBLANK([$Speed.L8]);[$Speed.L8]=&quot;&quot;;[.K8]=&quot;&quot;);&quot;&quot;;IF([$Speed.L8]=&quot;FAIL&quot;;&quot;FAIL&quot;;[$Speed.L8]/[$Speed.$C8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 table:formula="of:=IF(ISBLANK([$Speed.A9]);&quot;&quot;;[$Speed.A9])">
            <text:p/>
          </table:table-cell>
          <table:table-cell table:style-name="ce95" table:formula="of:=IF(ISBLANK([$Speed.B9]);&quot;&quot;;[$Speed.B9])" office:value-type="string" office:string-value="EFR-dec" calcext:value-type="string">
            <text:p>EFR-dec</text:p>
          </table:table-cell>
          <table:table-cell table:style-name="ce98" table:formula="of:=IF(OR(ISBLANK([$Speed.C9]);[$Speed.C9]=&quot;&quot;;[.B9]=&quot;&quot;);&quot;&quot;;IF([$Speed.C9]=&quot;FAIL&quot;;&quot;FAIL&quot;;[$Speed.C9]/[$Speed.$C9]))" office:value-type="float" office:value="1" calcext:value-type="float">
            <text:p>1,000</text:p>
          </table:table-cell>
          <table:table-cell table:style-name="ce98" table:formula="of:=IF(OR(ISBLANK([$Speed.D9]);[$Speed.D9]=&quot;&quot;;[.C9]=&quot;&quot;);&quot;&quot;;IF([$Speed.D9]=&quot;FAIL&quot;;&quot;FAIL&quot;;[$Speed.D9]/[$Speed.$C9]))" office:value-type="float" office:value="0.992654572930925" calcext:value-type="float">
            <text:p>0,993</text:p>
          </table:table-cell>
          <table:table-cell table:style-name="ce98" table:formula="of:=IF(OR(ISBLANK([$Speed.E9]);[$Speed.E9]=&quot;&quot;;[.D9]=&quot;&quot;);&quot;&quot;;IF([$Speed.E9]=&quot;FAIL&quot;;&quot;FAIL&quot;;[$Speed.E9]/[$Speed.$C9]))" office:value-type="float" office:value="0.992664895341083" calcext:value-type="float">
            <text:p>0,993</text:p>
          </table:table-cell>
          <table:table-cell table:style-name="ce98" table:formula="of:=IF(OR(ISBLANK([$Speed.F9]);[$Speed.F9]=&quot;&quot;;[.E9]=&quot;&quot;);&quot;&quot;;IF([$Speed.F9]=&quot;FAIL&quot;;&quot;FAIL&quot;;[$Speed.F9]/[$Speed.$C9]))" office:value-type="float" office:value="0.990938988362515" calcext:value-type="float">
            <text:p>0,991</text:p>
          </table:table-cell>
          <table:table-cell table:style-name="ce98" table:formula="of:=IF(OR(ISBLANK([$Speed.G9]);[$Speed.G9]=&quot;&quot;;[.F9]=&quot;&quot;);&quot;&quot;;IF([$Speed.G9]=&quot;FAIL&quot;;&quot;FAIL&quot;;[$Speed.G9]/[$Speed.$C9]))" office:value-type="float" office:value="0.992392383712888" calcext:value-type="float">
            <text:p>0,992</text:p>
          </table:table-cell>
          <table:table-cell table:style-name="ce98" table:formula="of:=IF(OR(ISBLANK([$Speed.H9]);[$Speed.H9]=&quot;&quot;;[.G9]=&quot;&quot;);&quot;&quot;;IF([$Speed.H9]=&quot;FAIL&quot;;&quot;FAIL&quot;;[$Speed.H9]/[$Speed.$C9]))" office:value-type="float" office:value="0.991349820286839" calcext:value-type="float">
            <text:p>0,991</text:p>
          </table:table-cell>
          <table:table-cell table:style-name="ce98" table:formula="of:=IF(OR(ISBLANK([$Speed.I9]);[$Speed.I9]=&quot;&quot;;[.H9]=&quot;&quot;);&quot;&quot;;IF([$Speed.I9]=&quot;FAIL&quot;;&quot;FAIL&quot;;[$Speed.I9]/[$Speed.$C9]))" office:value-type="float" office:value="0.991064921766453" calcext:value-type="float">
            <text:p>0,991</text:p>
          </table:table-cell>
          <table:table-cell table:style-name="ce98" table:formula="of:=IF(OR(ISBLANK([$Speed.J9]);[$Speed.J9]=&quot;&quot;;[.I9]=&quot;&quot;);&quot;&quot;;IF([$Speed.J9]=&quot;FAIL&quot;;&quot;FAIL&quot;;[$Speed.J9]/[$Speed.$C9]))" office:value-type="float" office:value="1.01722810255521" calcext:value-type="float">
            <text:p>1,017</text:p>
          </table:table-cell>
          <table:table-cell table:style-name="ce98" table:formula="of:=IF(OR(ISBLANK([$Speed.K9]);[$Speed.K9]=&quot;&quot;;[.J9]=&quot;&quot;);&quot;&quot;;IF([$Speed.K9]=&quot;FAIL&quot;;&quot;FAIL&quot;;[$Speed.K9]/[$Speed.$C9]))">
            <text:p/>
          </table:table-cell>
          <table:table-cell table:style-name="ce98" table:formula="of:=IF(OR(ISBLANK([$Speed.L9]);[$Speed.L9]=&quot;&quot;;[.K9]=&quot;&quot;);&quot;&quot;;IF([$Speed.L9]=&quot;FAIL&quot;;&quot;FAIL&quot;;[$Speed.L9]/[$Speed.$C9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 table:formula="of:=IF(ISBLANK([$Speed.A10]);&quot;&quot;;[$Speed.A10])">
            <text:p/>
          </table:table-cell>
          <table:table-cell table:style-name="ce95" table:formula="of:=IF(ISBLANK([$Speed.B10]);&quot;&quot;;[$Speed.B10])" office:value-type="string" office:string-value="EVR-cod" calcext:value-type="string">
            <text:p>EVR-cod</text:p>
          </table:table-cell>
          <table:table-cell table:style-name="ce98" table:formula="of:=IF(OR(ISBLANK([$Speed.C10]);[$Speed.C10]=&quot;&quot;;[.B10]=&quot;&quot;);&quot;&quot;;IF([$Speed.C10]=&quot;FAIL&quot;;&quot;FAIL&quot;;[$Speed.C10]/[$Speed.$C10]))" office:value-type="float" office:value="1" calcext:value-type="float">
            <text:p>1,000</text:p>
          </table:table-cell>
          <table:table-cell table:style-name="ce98" table:formula="of:=IF(OR(ISBLANK([$Speed.D10]);[$Speed.D10]=&quot;&quot;;[.C10]=&quot;&quot;);&quot;&quot;;IF([$Speed.D10]=&quot;FAIL&quot;;&quot;FAIL&quot;;[$Speed.D10]/[$Speed.$C10]))" office:value-type="float" office:value="0.995807332468907" calcext:value-type="float">
            <text:p>0,996</text:p>
          </table:table-cell>
          <table:table-cell table:style-name="ce98" table:formula="of:=IF(OR(ISBLANK([$Speed.E10]);[$Speed.E10]=&quot;&quot;;[.D10]=&quot;&quot;);&quot;&quot;;IF([$Speed.E10]=&quot;FAIL&quot;;&quot;FAIL&quot;;[$Speed.E10]/[$Speed.$C10]))" office:value-type="float" office:value="0.977675019636244" calcext:value-type="float">
            <text:p>0,978</text:p>
          </table:table-cell>
          <table:table-cell table:style-name="ce98" table:formula="of:=IF(OR(ISBLANK([$Speed.F10]);[$Speed.F10]=&quot;&quot;;[.E10]=&quot;&quot;);&quot;&quot;;IF([$Speed.F10]=&quot;FAIL&quot;;&quot;FAIL&quot;;[$Speed.F10]/[$Speed.$C10]))" office:value-type="float" office:value="0.979360371776271" calcext:value-type="float">
            <text:p>0,979</text:p>
          </table:table-cell>
          <table:table-cell table:style-name="ce98" table:formula="of:=IF(OR(ISBLANK([$Speed.G10]);[$Speed.G10]=&quot;&quot;;[.F10]=&quot;&quot;);&quot;&quot;;IF([$Speed.G10]=&quot;FAIL&quot;;&quot;FAIL&quot;;[$Speed.G10]/[$Speed.$C10]))" office:value-type="float" office:value="0.979216773813888" calcext:value-type="float">
            <text:p>0,979</text:p>
          </table:table-cell>
          <table:table-cell table:style-name="ce98" table:formula="of:=IF(OR(ISBLANK([$Speed.H10]);[$Speed.H10]=&quot;&quot;;[.G10]=&quot;&quot;);&quot;&quot;;IF([$Speed.H10]=&quot;FAIL&quot;;&quot;FAIL&quot;;[$Speed.H10]/[$Speed.$C10]))" office:value-type="float" office:value="0.974485409251737" calcext:value-type="float">
            <text:p>0,974</text:p>
          </table:table-cell>
          <table:table-cell table:style-name="ce98" table:formula="of:=IF(OR(ISBLANK([$Speed.I10]);[$Speed.I10]=&quot;&quot;;[.H10]=&quot;&quot;);&quot;&quot;;IF([$Speed.I10]=&quot;FAIL&quot;;&quot;FAIL&quot;;[$Speed.I10]/[$Speed.$C10]))" office:value-type="float" office:value="0.978039827230529" calcext:value-type="float">
            <text:p>0,978</text:p>
          </table:table-cell>
          <table:table-cell table:style-name="ce98" table:formula="of:=IF(OR(ISBLANK([$Speed.J10]);[$Speed.J10]=&quot;&quot;;[.I10]=&quot;&quot;);&quot;&quot;;IF([$Speed.J10]=&quot;FAIL&quot;;&quot;FAIL&quot;;[$Speed.J10]/[$Speed.$C10]))" office:value-type="float" office:value="0.990955293222291" calcext:value-type="float">
            <text:p>0,991</text:p>
          </table:table-cell>
          <table:table-cell table:style-name="ce98" table:formula="of:=IF(OR(ISBLANK([$Speed.K10]);[$Speed.K10]=&quot;&quot;;[.J10]=&quot;&quot;);&quot;&quot;;IF([$Speed.K10]=&quot;FAIL&quot;;&quot;FAIL&quot;;[$Speed.K10]/[$Speed.$C10]))">
            <text:p/>
          </table:table-cell>
          <table:table-cell table:style-name="ce98" table:formula="of:=IF(OR(ISBLANK([$Speed.L10]);[$Speed.L10]=&quot;&quot;;[.K10]=&quot;&quot;);&quot;&quot;;IF([$Speed.L10]=&quot;FAIL&quot;;&quot;FAIL&quot;;[$Speed.L10]/[$Speed.$C10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 table:formula="of:=IF(ISBLANK([$Speed.A11]);&quot;&quot;;[$Speed.A11])">
            <text:p/>
          </table:table-cell>
          <table:table-cell table:style-name="ce95" table:formula="of:=IF(ISBLANK([$Speed.B11]);&quot;&quot;;[$Speed.B11])" office:value-type="string" office:string-value="EVR-dec" calcext:value-type="string">
            <text:p>EVR-dec</text:p>
          </table:table-cell>
          <table:table-cell table:style-name="ce98" table:formula="of:=IF(OR(ISBLANK([$Speed.C11]);[$Speed.C11]=&quot;&quot;;[.B11]=&quot;&quot;);&quot;&quot;;IF([$Speed.C11]=&quot;FAIL&quot;;&quot;FAIL&quot;;[$Speed.C11]/[$Speed.$C11]))" office:value-type="float" office:value="1" calcext:value-type="float">
            <text:p>1,000</text:p>
          </table:table-cell>
          <table:table-cell table:style-name="ce98" table:formula="of:=IF(OR(ISBLANK([$Speed.D11]);[$Speed.D11]=&quot;&quot;;[.C11]=&quot;&quot;);&quot;&quot;;IF([$Speed.D11]=&quot;FAIL&quot;;&quot;FAIL&quot;;[$Speed.D11]/[$Speed.$C11]))" office:value-type="float" office:value="1.00271199478795" calcext:value-type="float">
            <text:p>1,003</text:p>
          </table:table-cell>
          <table:table-cell table:style-name="ce98" table:formula="of:=IF(OR(ISBLANK([$Speed.E11]);[$Speed.E11]=&quot;&quot;;[.D11]=&quot;&quot;);&quot;&quot;;IF([$Speed.E11]=&quot;FAIL&quot;;&quot;FAIL&quot;;[$Speed.E11]/[$Speed.$C11]))" office:value-type="float" office:value="1.00060754962833" calcext:value-type="float">
            <text:p>1,001</text:p>
          </table:table-cell>
          <table:table-cell table:style-name="ce98" table:formula="of:=IF(OR(ISBLANK([$Speed.F11]);[$Speed.F11]=&quot;&quot;;[.E11]=&quot;&quot;);&quot;&quot;;IF([$Speed.F11]=&quot;FAIL&quot;;&quot;FAIL&quot;;[$Speed.F11]/[$Speed.$C11]))" office:value-type="float" office:value="0.991982542760034" calcext:value-type="float">
            <text:p>0,992</text:p>
          </table:table-cell>
          <table:table-cell table:style-name="ce98" table:formula="of:=IF(OR(ISBLANK([$Speed.G11]);[$Speed.G11]=&quot;&quot;;[.F11]=&quot;&quot;);&quot;&quot;;IF([$Speed.G11]=&quot;FAIL&quot;;&quot;FAIL&quot;;[$Speed.G11]/[$Speed.$C11]))" office:value-type="float" office:value="0.991914252297935" calcext:value-type="float">
            <text:p>0,992</text:p>
          </table:table-cell>
          <table:table-cell table:style-name="ce98" table:formula="of:=IF(OR(ISBLANK([$Speed.H11]);[$Speed.H11]=&quot;&quot;;[.G11]=&quot;&quot;);&quot;&quot;;IF([$Speed.H11]=&quot;FAIL&quot;;&quot;FAIL&quot;;[$Speed.H11]/[$Speed.$C11]))" office:value-type="float" office:value="0.993921363925367" calcext:value-type="float">
            <text:p>0,994</text:p>
          </table:table-cell>
          <table:table-cell table:style-name="ce98" table:formula="of:=IF(OR(ISBLANK([$Speed.I11]);[$Speed.I11]=&quot;&quot;;[.H11]=&quot;&quot;);&quot;&quot;;IF([$Speed.I11]=&quot;FAIL&quot;;&quot;FAIL&quot;;[$Speed.I11]/[$Speed.$C11]))" office:value-type="float" office:value="0.993510836204934" calcext:value-type="float">
            <text:p>0,994</text:p>
          </table:table-cell>
          <table:table-cell table:style-name="ce98" table:formula="of:=IF(OR(ISBLANK([$Speed.J11]);[$Speed.J11]=&quot;&quot;;[.I11]=&quot;&quot;);&quot;&quot;;IF([$Speed.J11]=&quot;FAIL&quot;;&quot;FAIL&quot;;[$Speed.J11]/[$Speed.$C11]))" office:value-type="float" office:value="0.995296592541426" calcext:value-type="float">
            <text:p>0,995</text:p>
          </table:table-cell>
          <table:table-cell table:style-name="ce98" table:formula="of:=IF(OR(ISBLANK([$Speed.K11]);[$Speed.K11]=&quot;&quot;;[.J11]=&quot;&quot;);&quot;&quot;;IF([$Speed.K11]=&quot;FAIL&quot;;&quot;FAIL&quot;;[$Speed.K11]/[$Speed.$C11]))">
            <text:p/>
          </table:table-cell>
          <table:table-cell table:style-name="ce98" table:formula="of:=IF(OR(ISBLANK([$Speed.L11]);[$Speed.L11]=&quot;&quot;;[.K11]=&quot;&quot;);&quot;&quot;;IF([$Speed.L11]=&quot;FAIL&quot;;&quot;FAIL&quot;;[$Speed.L11]/[$Speed.$C11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/>
          <table:table-cell table:style-name="ce95" office:value-type="string" calcext:value-type="string">
            <text:p>FR-cod</text:p>
          </table:table-cell>
          <table:table-cell table:style-name="ce98" table:formula="of:=IF(OR(ISBLANK([$Speed.C12]);[$Speed.C12]=&quot;&quot;;[.B12]=&quot;&quot;);&quot;&quot;;IF([$Speed.C12]=&quot;FAIL&quot;;&quot;FAIL&quot;;[$Speed.C12]/[$Speed.$C12]))" office:value-type="float" office:value="1" calcext:value-type="float">
            <text:p>1,000</text:p>
          </table:table-cell>
          <table:table-cell table:style-name="ce98" table:formula="of:=IF(OR(ISBLANK([$Speed.D12]);[$Speed.D12]=&quot;&quot;;[.C12]=&quot;&quot;);&quot;&quot;;IF([$Speed.D12]=&quot;FAIL&quot;;&quot;FAIL&quot;;[$Speed.D12]/[$Speed.$C12]))" office:value-type="float" office:value="1" calcext:value-type="float">
            <text:p>1,000</text:p>
          </table:table-cell>
          <table:table-cell table:style-name="ce98" table:formula="of:=IF(OR(ISBLANK([$Speed.E12]);[$Speed.E12]=&quot;&quot;;[.D12]=&quot;&quot;);&quot;&quot;;IF([$Speed.E12]=&quot;FAIL&quot;;&quot;FAIL&quot;;[$Speed.E12]/[$Speed.$C12]))" office:value-type="float" office:value="1.00147388479034" calcext:value-type="float">
            <text:p>1,001</text:p>
          </table:table-cell>
          <table:table-cell table:style-name="ce98" table:formula="of:=IF(OR(ISBLANK([$Speed.F12]);[$Speed.F12]=&quot;&quot;;[.E12]=&quot;&quot;);&quot;&quot;;IF([$Speed.F12]=&quot;FAIL&quot;;&quot;FAIL&quot;;[$Speed.F12]/[$Speed.$C12]))" office:value-type="float" office:value="0.998968678456419" calcext:value-type="float">
            <text:p>0,999</text:p>
          </table:table-cell>
          <table:table-cell table:style-name="ce98" table:formula="of:=IF(OR(ISBLANK([$Speed.G12]);[$Speed.G12]=&quot;&quot;;[.F12]=&quot;&quot;);&quot;&quot;;IF([$Speed.G12]=&quot;FAIL&quot;;&quot;FAIL&quot;;[$Speed.G12]/[$Speed.$C12]))" office:value-type="float" office:value="0.999433121234483" calcext:value-type="float">
            <text:p>0,999</text:p>
          </table:table-cell>
          <table:table-cell table:style-name="ce98" table:formula="of:=IF(OR(ISBLANK([$Speed.H12]);[$Speed.H12]=&quot;&quot;;[.G12]=&quot;&quot;);&quot;&quot;;IF([$Speed.H12]=&quot;FAIL&quot;;&quot;FAIL&quot;;[$Speed.H12]/[$Speed.$C12]))" office:value-type="float" office:value="0.997897575946837" calcext:value-type="float">
            <text:p>0,998</text:p>
          </table:table-cell>
          <table:table-cell table:style-name="ce98" table:formula="of:=IF(OR(ISBLANK([$Speed.I12]);[$Speed.I12]=&quot;&quot;;[.H12]=&quot;&quot;);&quot;&quot;;IF([$Speed.I12]=&quot;FAIL&quot;;&quot;FAIL&quot;;[$Speed.I12]/[$Speed.$C12]))" office:value-type="float" office:value="0.922865701447828" calcext:value-type="float">
            <text:p>0,923</text:p>
          </table:table-cell>
          <table:table-cell table:style-name="ce98" table:formula="of:=IF(OR(ISBLANK([$Speed.J12]);[$Speed.J12]=&quot;&quot;;[.I12]=&quot;&quot;);&quot;&quot;;IF([$Speed.J12]=&quot;FAIL&quot;;&quot;FAIL&quot;;[$Speed.J12]/[$Speed.$C12]))" office:value-type="float" office:value="0.934293778455822" calcext:value-type="float">
            <text:p>0,934</text:p>
          </table:table-cell>
          <table:table-cell table:style-name="ce98" table:formula="of:=IF(OR(ISBLANK([$Speed.K12]);[$Speed.K12]=&quot;&quot;;[.J12]=&quot;&quot;);&quot;&quot;;IF([$Speed.K12]=&quot;FAIL&quot;;&quot;FAIL&quot;;[$Speed.K12]/[$Speed.$C12]))">
            <text:p/>
          </table:table-cell>
          <table:table-cell table:style-name="ce98" table:formula="of:=IF(OR(ISBLANK([$Speed.L12]);[$Speed.L12]=&quot;&quot;;[.K12]=&quot;&quot;);&quot;&quot;;IF([$Speed.L12]=&quot;FAIL&quot;;&quot;FAIL&quot;;[$Speed.L12]/[$Speed.$C12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/>
          <table:table-cell table:style-name="ce95" office:value-type="string" calcext:value-type="string">
            <text:p>FR-dec</text:p>
          </table:table-cell>
          <table:table-cell table:style-name="ce98" table:formula="of:=IF(OR(ISBLANK([$Speed.C13]);[$Speed.C13]=&quot;&quot;;[.B13]=&quot;&quot;);&quot;&quot;;IF([$Speed.C13]=&quot;FAIL&quot;;&quot;FAIL&quot;;[$Speed.C13]/[$Speed.$C13]))" office:value-type="float" office:value="1" calcext:value-type="float">
            <text:p>1,000</text:p>
          </table:table-cell>
          <table:table-cell table:style-name="ce98" table:formula="of:=IF(OR(ISBLANK([$Speed.D13]);[$Speed.D13]=&quot;&quot;;[.C13]=&quot;&quot;);&quot;&quot;;IF([$Speed.D13]=&quot;FAIL&quot;;&quot;FAIL&quot;;[$Speed.D13]/[$Speed.$C13]))" office:value-type="float" office:value="1" calcext:value-type="float">
            <text:p>1,000</text:p>
          </table:table-cell>
          <table:table-cell table:style-name="ce98" table:formula="of:=IF(OR(ISBLANK([$Speed.E13]);[$Speed.E13]=&quot;&quot;;[.D13]=&quot;&quot;);&quot;&quot;;IF([$Speed.E13]=&quot;FAIL&quot;;&quot;FAIL&quot;;[$Speed.E13]/[$Speed.$C13]))" office:value-type="float" office:value="1.01904724323297" calcext:value-type="float">
            <text:p>1,019</text:p>
          </table:table-cell>
          <table:table-cell table:style-name="ce98" table:formula="of:=IF(OR(ISBLANK([$Speed.F13]);[$Speed.F13]=&quot;&quot;;[.E13]=&quot;&quot;);&quot;&quot;;IF([$Speed.F13]=&quot;FAIL&quot;;&quot;FAIL&quot;;[$Speed.F13]/[$Speed.$C13]))" office:value-type="float" office:value="1.01608555044761" calcext:value-type="float">
            <text:p>1,016</text:p>
          </table:table-cell>
          <table:table-cell table:style-name="ce98" table:formula="of:=IF(OR(ISBLANK([$Speed.G13]);[$Speed.G13]=&quot;&quot;;[.F13]=&quot;&quot;);&quot;&quot;;IF([$Speed.G13]=&quot;FAIL&quot;;&quot;FAIL&quot;;[$Speed.G13]/[$Speed.$C13]))" office:value-type="float" office:value="0.898418170501813" calcext:value-type="float">
            <text:p>0,898</text:p>
          </table:table-cell>
          <table:table-cell table:style-name="ce98" table:formula="of:=IF(OR(ISBLANK([$Speed.H13]);[$Speed.H13]=&quot;&quot;;[.G13]=&quot;&quot;);&quot;&quot;;IF([$Speed.H13]=&quot;FAIL&quot;;&quot;FAIL&quot;;[$Speed.H13]/[$Speed.$C13]))" office:value-type="float" office:value="0.900422765860894" calcext:value-type="float">
            <text:p>0,900</text:p>
          </table:table-cell>
          <table:table-cell table:style-name="ce98" table:formula="of:=IF(OR(ISBLANK([$Speed.I13]);[$Speed.I13]=&quot;&quot;;[.H13]=&quot;&quot;);&quot;&quot;;IF([$Speed.I13]=&quot;FAIL&quot;;&quot;FAIL&quot;;[$Speed.I13]/[$Speed.$C13]))" office:value-type="float" office:value="0.873151587658896" calcext:value-type="float">
            <text:p>0,873</text:p>
          </table:table-cell>
          <table:table-cell table:style-name="ce98" table:formula="of:=IF(OR(ISBLANK([$Speed.J13]);[$Speed.J13]=&quot;&quot;;[.I13]=&quot;&quot;);&quot;&quot;;IF([$Speed.J13]=&quot;FAIL&quot;;&quot;FAIL&quot;;[$Speed.J13]/[$Speed.$C13]))" office:value-type="float" office:value="0.139604569530366" calcext:value-type="float">
            <text:p>0,140</text:p>
          </table:table-cell>
          <table:table-cell table:style-name="ce98" table:formula="of:=IF(OR(ISBLANK([$Speed.K13]);[$Speed.K13]=&quot;&quot;;[.J13]=&quot;&quot;);&quot;&quot;;IF([$Speed.K13]=&quot;FAIL&quot;;&quot;FAIL&quot;;[$Speed.K13]/[$Speed.$C13]))">
            <text:p/>
          </table:table-cell>
          <table:table-cell table:style-name="ce98" table:formula="of:=IF(OR(ISBLANK([$Speed.L13]);[$Speed.L13]=&quot;&quot;;[.K13]=&quot;&quot;);&quot;&quot;;IF([$Speed.L13]=&quot;FAIL&quot;;&quot;FAIL&quot;;[$Speed.L13]/[$Speed.$C13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 table:formula="of:=IF(ISBLANK([$Speed.A14]);&quot;&quot;;[$Speed.A14])">
            <text:p/>
          </table:table-cell>
          <table:table-cell table:style-name="ce95" table:formula="of:=IF(ISBLANK([$Speed.B14]);&quot;&quot;;[$Speed.B14])" office:value-type="string" office:string-value="G721-cod" calcext:value-type="string">
            <text:p>G721-cod</text:p>
          </table:table-cell>
          <table:table-cell table:style-name="ce98" table:formula="of:=IF(OR(ISBLANK([$Speed.C14]);[$Speed.C14]=&quot;&quot;;[.B14]=&quot;&quot;);&quot;&quot;;IF([$Speed.C14]=&quot;FAIL&quot;;&quot;FAIL&quot;;[$Speed.C14]/[$Speed.$C14]))" office:value-type="float" office:value="1" calcext:value-type="float">
            <text:p>1,000</text:p>
          </table:table-cell>
          <table:table-cell table:style-name="ce98" table:formula="of:=IF(OR(ISBLANK([$Speed.D14]);[$Speed.D14]=&quot;&quot;;[.C14]=&quot;&quot;);&quot;&quot;;IF([$Speed.D14]=&quot;FAIL&quot;;&quot;FAIL&quot;;[$Speed.D14]/[$Speed.$C14]))" office:value-type="float" office:value="0.976095521814338" calcext:value-type="float">
            <text:p>0,976</text:p>
          </table:table-cell>
          <table:table-cell table:style-name="ce98" table:formula="of:=IF(OR(ISBLANK([$Speed.E14]);[$Speed.E14]=&quot;&quot;;[.D14]=&quot;&quot;);&quot;&quot;;IF([$Speed.E14]=&quot;FAIL&quot;;&quot;FAIL&quot;;[$Speed.E14]/[$Speed.$C14]))" office:value-type="float" office:value="0.976455890832212" calcext:value-type="float">
            <text:p>0,976</text:p>
          </table:table-cell>
          <table:table-cell table:style-name="ce98" table:formula="of:=IF(OR(ISBLANK([$Speed.F14]);[$Speed.F14]=&quot;&quot;;[.E14]=&quot;&quot;);&quot;&quot;;IF([$Speed.F14]=&quot;FAIL&quot;;&quot;FAIL&quot;;[$Speed.F14]/[$Speed.$C14]))" office:value-type="float" office:value="0.976167595617913" calcext:value-type="float">
            <text:p>0,976</text:p>
          </table:table-cell>
          <table:table-cell table:style-name="ce98" table:formula="of:=IF(OR(ISBLANK([$Speed.G14]);[$Speed.G14]=&quot;&quot;;[.F14]=&quot;&quot;);&quot;&quot;;IF([$Speed.G14]=&quot;FAIL&quot;;&quot;FAIL&quot;;[$Speed.G14]/[$Speed.$C14]))" office:value-type="float" office:value="0.976167595617913" calcext:value-type="float">
            <text:p>0,976</text:p>
          </table:table-cell>
          <table:table-cell table:style-name="ce98" table:formula="of:=IF(OR(ISBLANK([$Speed.H14]);[$Speed.H14]=&quot;&quot;;[.G14]=&quot;&quot;);&quot;&quot;;IF([$Speed.H14]=&quot;FAIL&quot;;&quot;FAIL&quot;;[$Speed.H14]/[$Speed.$C14]))" office:value-type="float" office:value="0.997309244666539" calcext:value-type="float">
            <text:p>0,997</text:p>
          </table:table-cell>
          <table:table-cell table:style-name="ce98" table:formula="of:=IF(OR(ISBLANK([$Speed.I14]);[$Speed.I14]=&quot;&quot;;[.H14]=&quot;&quot;);&quot;&quot;;IF([$Speed.I14]=&quot;FAIL&quot;;&quot;FAIL&quot;;[$Speed.I14]/[$Speed.$C14]))" office:value-type="float" office:value="0.997261195464155" calcext:value-type="float">
            <text:p>0,997</text:p>
          </table:table-cell>
          <table:table-cell table:style-name="ce98" table:formula="of:=IF(OR(ISBLANK([$Speed.J14]);[$Speed.J14]=&quot;&quot;;[.I14]=&quot;&quot;);&quot;&quot;;IF([$Speed.J14]=&quot;FAIL&quot;;&quot;FAIL&quot;;[$Speed.J14]/[$Speed.$C14]))" office:value-type="float" office:value="0.997237170862964" calcext:value-type="float">
            <text:p>0,997</text:p>
          </table:table-cell>
          <table:table-cell table:style-name="ce98" table:formula="of:=IF(OR(ISBLANK([$Speed.K14]);[$Speed.K14]=&quot;&quot;;[.J14]=&quot;&quot;);&quot;&quot;;IF([$Speed.K14]=&quot;FAIL&quot;;&quot;FAIL&quot;;[$Speed.K14]/[$Speed.$C14]))">
            <text:p/>
          </table:table-cell>
          <table:table-cell table:style-name="ce98" table:formula="of:=IF(OR(ISBLANK([$Speed.L14]);[$Speed.L14]=&quot;&quot;;[.K14]=&quot;&quot;);&quot;&quot;;IF([$Speed.L14]=&quot;FAIL&quot;;&quot;FAIL&quot;;[$Speed.L14]/[$Speed.$C14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 table:formula="of:=IF(ISBLANK([$Speed.A15]);&quot;&quot;;[$Speed.A15])">
            <text:p/>
          </table:table-cell>
          <table:table-cell table:style-name="ce95" table:formula="of:=IF(ISBLANK([$Speed.B15]);&quot;&quot;;[$Speed.B15])" office:value-type="string" office:string-value="G721-dec" calcext:value-type="string">
            <text:p>G721-dec</text:p>
          </table:table-cell>
          <table:table-cell table:style-name="ce98" table:formula="of:=IF(OR(ISBLANK([$Speed.C15]);[$Speed.C15]=&quot;&quot;;[.B15]=&quot;&quot;);&quot;&quot;;IF([$Speed.C15]=&quot;FAIL&quot;;&quot;FAIL&quot;;[$Speed.C15]/[$Speed.$C15]))" office:value-type="float" office:value="1" calcext:value-type="float">
            <text:p>1,000</text:p>
          </table:table-cell>
          <table:table-cell table:style-name="ce98" table:formula="of:=IF(OR(ISBLANK([$Speed.D15]);[$Speed.D15]=&quot;&quot;;[.C15]=&quot;&quot;);&quot;&quot;;IF([$Speed.D15]=&quot;FAIL&quot;;&quot;FAIL&quot;;[$Speed.D15]/[$Speed.$C15]))" office:value-type="float" office:value="0.974897342527311" calcext:value-type="float">
            <text:p>0,975</text:p>
          </table:table-cell>
          <table:table-cell table:style-name="ce98" table:formula="of:=IF(OR(ISBLANK([$Speed.E15]);[$Speed.E15]=&quot;&quot;;[.D15]=&quot;&quot;);&quot;&quot;;IF([$Speed.E15]=&quot;FAIL&quot;;&quot;FAIL&quot;;[$Speed.E15]/[$Speed.$C15]))" office:value-type="float" office:value="0.975956199478319" calcext:value-type="float">
            <text:p>0,976</text:p>
          </table:table-cell>
          <table:table-cell table:style-name="ce98" table:formula="of:=IF(OR(ISBLANK([$Speed.F15]);[$Speed.F15]=&quot;&quot;;[.E15]=&quot;&quot;);&quot;&quot;;IF([$Speed.F15]=&quot;FAIL&quot;;&quot;FAIL&quot;;[$Speed.F15]/[$Speed.$C15]))" office:value-type="float" office:value="0.974974819865189" calcext:value-type="float">
            <text:p>0,975</text:p>
          </table:table-cell>
          <table:table-cell table:style-name="ce98" table:formula="of:=IF(OR(ISBLANK([$Speed.G15]);[$Speed.G15]=&quot;&quot;;[.F15]=&quot;&quot;);&quot;&quot;;IF([$Speed.G15]=&quot;FAIL&quot;;&quot;FAIL&quot;;[$Speed.G15]/[$Speed.$C15]))" office:value-type="float" office:value="0.974974819865189" calcext:value-type="float">
            <text:p>0,975</text:p>
          </table:table-cell>
          <table:table-cell table:style-name="ce98" table:formula="of:=IF(OR(ISBLANK([$Speed.H15]);[$Speed.H15]=&quot;&quot;;[.G15]=&quot;&quot;);&quot;&quot;;IF([$Speed.H15]=&quot;FAIL&quot;;&quot;FAIL&quot;;[$Speed.H15]/[$Speed.$C15]))" office:value-type="float" office:value="0.998579582138891" calcext:value-type="float">
            <text:p>0,999</text:p>
          </table:table-cell>
          <table:table-cell table:style-name="ce98" table:formula="of:=IF(OR(ISBLANK([$Speed.I15]);[$Speed.I15]=&quot;&quot;;[.H15]=&quot;&quot;);&quot;&quot;;IF([$Speed.I15]=&quot;FAIL&quot;;&quot;FAIL&quot;;[$Speed.I15]/[$Speed.$C15]))" office:value-type="float" office:value="0.998527930580305" calcext:value-type="float">
            <text:p>0,999</text:p>
          </table:table-cell>
          <table:table-cell table:style-name="ce98" table:formula="of:=IF(OR(ISBLANK([$Speed.J15]);[$Speed.J15]=&quot;&quot;;[.I15]=&quot;&quot;);&quot;&quot;;IF([$Speed.J15]=&quot;FAIL&quot;;&quot;FAIL&quot;;[$Speed.J15]/[$Speed.$C15]))" office:value-type="float" office:value="0.998502104801012" calcext:value-type="float">
            <text:p>0,999</text:p>
          </table:table-cell>
          <table:table-cell table:style-name="ce98" table:formula="of:=IF(OR(ISBLANK([$Speed.K15]);[$Speed.K15]=&quot;&quot;;[.J15]=&quot;&quot;);&quot;&quot;;IF([$Speed.K15]=&quot;FAIL&quot;;&quot;FAIL&quot;;[$Speed.K15]/[$Speed.$C15]))">
            <text:p/>
          </table:table-cell>
          <table:table-cell table:style-name="ce98" table:formula="of:=IF(OR(ISBLANK([$Speed.L15]);[$Speed.L15]=&quot;&quot;;[.K15]=&quot;&quot;);&quot;&quot;;IF([$Speed.L15]=&quot;FAIL&quot;;&quot;FAIL&quot;;[$Speed.L15]/[$Speed.$C15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 table:formula="of:=IF(ISBLANK([$Speed.A16]);&quot;&quot;;[$Speed.A16])">
            <text:p/>
          </table:table-cell>
          <table:table-cell table:style-name="ce95" table:formula="of:=IF(ISBLANK([$Speed.B16]);&quot;&quot;;[$Speed.B16])" office:value-type="string" office:string-value="G722-cod" calcext:value-type="string">
            <text:p>G722-cod</text:p>
          </table:table-cell>
          <table:table-cell table:style-name="ce98" table:formula="of:=IF(OR(ISBLANK([$Speed.C16]);[$Speed.C16]=&quot;&quot;;[.B16]=&quot;&quot;);&quot;&quot;;IF([$Speed.C16]=&quot;FAIL&quot;;&quot;FAIL&quot;;[$Speed.C16]/[$Speed.$C16]))" office:value-type="float" office:value="1" calcext:value-type="float">
            <text:p>1,000</text:p>
          </table:table-cell>
          <table:table-cell table:style-name="ce98" table:formula="of:=IF(OR(ISBLANK([$Speed.D16]);[$Speed.D16]=&quot;&quot;;[.C16]=&quot;&quot;);&quot;&quot;;IF([$Speed.D16]=&quot;FAIL&quot;;&quot;FAIL&quot;;[$Speed.D16]/[$Speed.$C16]))" office:value-type="float" office:value="0.983337338780742" calcext:value-type="float">
            <text:p>0,983</text:p>
          </table:table-cell>
          <table:table-cell table:style-name="ce98" table:formula="of:=IF(OR(ISBLANK([$Speed.E16]);[$Speed.E16]=&quot;&quot;;[.D16]=&quot;&quot;);&quot;&quot;;IF([$Speed.E16]=&quot;FAIL&quot;;&quot;FAIL&quot;;[$Speed.E16]/[$Speed.$C16]))" office:value-type="float" office:value="0.981735159817351" calcext:value-type="float">
            <text:p>0,982</text:p>
          </table:table-cell>
          <table:table-cell table:style-name="ce98" table:formula="of:=IF(OR(ISBLANK([$Speed.F16]);[$Speed.F16]=&quot;&quot;;[.E16]=&quot;&quot;);&quot;&quot;;IF([$Speed.F16]=&quot;FAIL&quot;;&quot;FAIL&quot;;[$Speed.F16]/[$Speed.$C16]))" office:value-type="float" office:value="0.970760233918129" calcext:value-type="float">
            <text:p>0,971</text:p>
          </table:table-cell>
          <table:table-cell table:style-name="ce98" table:formula="of:=IF(OR(ISBLANK([$Speed.G16]);[$Speed.G16]=&quot;&quot;;[.F16]=&quot;&quot;);&quot;&quot;;IF([$Speed.G16]=&quot;FAIL&quot;;&quot;FAIL&quot;;[$Speed.G16]/[$Speed.$C16]))" office:value-type="float" office:value="0.972522630777858" calcext:value-type="float">
            <text:p>0,973</text:p>
          </table:table-cell>
          <table:table-cell table:style-name="ce98" table:formula="of:=IF(OR(ISBLANK([$Speed.H16]);[$Speed.H16]=&quot;&quot;;[.G16]=&quot;&quot;);&quot;&quot;;IF([$Speed.H16]=&quot;FAIL&quot;;&quot;FAIL&quot;;[$Speed.H16]/[$Speed.$C16]))" office:value-type="float" office:value="0.980132980853961" calcext:value-type="float">
            <text:p>0,980</text:p>
          </table:table-cell>
          <table:table-cell table:style-name="ce98" table:formula="of:=IF(OR(ISBLANK([$Speed.I16]);[$Speed.I16]=&quot;&quot;;[.H16]=&quot;&quot;);&quot;&quot;;IF([$Speed.I16]=&quot;FAIL&quot;;&quot;FAIL&quot;;[$Speed.I16]/[$Speed.$C16]))" office:value-type="float" office:value="0.979972762957622" calcext:value-type="float">
            <text:p>0,980</text:p>
          </table:table-cell>
          <table:table-cell table:style-name="ce98" table:formula="of:=IF(OR(ISBLANK([$Speed.J16]);[$Speed.J16]=&quot;&quot;;[.I16]=&quot;&quot;);&quot;&quot;;IF([$Speed.J16]=&quot;FAIL&quot;;&quot;FAIL&quot;;[$Speed.J16]/[$Speed.$C16]))" office:value-type="float" office:value="0.979892654009453" calcext:value-type="float">
            <text:p>0,980</text:p>
          </table:table-cell>
          <table:table-cell table:style-name="ce98" table:formula="of:=IF(OR(ISBLANK([$Speed.K16]);[$Speed.K16]=&quot;&quot;;[.J16]=&quot;&quot;);&quot;&quot;;IF([$Speed.K16]=&quot;FAIL&quot;;&quot;FAIL&quot;;[$Speed.K16]/[$Speed.$C16]))">
            <text:p/>
          </table:table-cell>
          <table:table-cell table:style-name="ce98" table:formula="of:=IF(OR(ISBLANK([$Speed.L16]);[$Speed.L16]=&quot;&quot;;[.K16]=&quot;&quot;);&quot;&quot;;IF([$Speed.L16]=&quot;FAIL&quot;;&quot;FAIL&quot;;[$Speed.L16]/[$Speed.$C16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 table:formula="of:=IF(ISBLANK([$Speed.A17]);&quot;&quot;;[$Speed.A17])">
            <text:p/>
          </table:table-cell>
          <table:table-cell table:style-name="ce95" table:formula="of:=IF(ISBLANK([$Speed.B17]);&quot;&quot;;[$Speed.B17])" office:value-type="string" office:string-value="G722-dec" calcext:value-type="string">
            <text:p>G722-dec</text:p>
          </table:table-cell>
          <table:table-cell table:style-name="ce98" table:formula="of:=IF(OR(ISBLANK([$Speed.C17]);[$Speed.C17]=&quot;&quot;;[.B17]=&quot;&quot;);&quot;&quot;;IF([$Speed.C17]=&quot;FAIL&quot;;&quot;FAIL&quot;;[$Speed.C17]/[$Speed.$C17]))" office:value-type="float" office:value="1" calcext:value-type="float">
            <text:p>1,000</text:p>
          </table:table-cell>
          <table:table-cell table:style-name="ce98" table:formula="of:=IF(OR(ISBLANK([$Speed.D17]);[$Speed.D17]=&quot;&quot;;[.C17]=&quot;&quot;);&quot;&quot;;IF([$Speed.D17]=&quot;FAIL&quot;;&quot;FAIL&quot;;[$Speed.D17]/[$Speed.$C17]))" office:value-type="float" office:value="0.987381703470031" calcext:value-type="float">
            <text:p>0,987</text:p>
          </table:table-cell>
          <table:table-cell table:style-name="ce98" table:formula="of:=IF(OR(ISBLANK([$Speed.E17]);[$Speed.E17]=&quot;&quot;;[.D17]=&quot;&quot;);&quot;&quot;;IF([$Speed.E17]=&quot;FAIL&quot;;&quot;FAIL&quot;;[$Speed.E17]/[$Speed.$C17]))" office:value-type="float" office:value="0.975650630914826" calcext:value-type="float">
            <text:p>0,976</text:p>
          </table:table-cell>
          <table:table-cell table:style-name="ce98" table:formula="of:=IF(OR(ISBLANK([$Speed.F17]);[$Speed.F17]=&quot;&quot;;[.E17]=&quot;&quot;);&quot;&quot;;IF([$Speed.F17]=&quot;FAIL&quot;;&quot;FAIL&quot;;[$Speed.F17]/[$Speed.$C17]))" office:value-type="float" office:value="0.965891167192429" calcext:value-type="float">
            <text:p>0,966</text:p>
          </table:table-cell>
          <table:table-cell table:style-name="ce98" table:formula="of:=IF(OR(ISBLANK([$Speed.G17]);[$Speed.G17]=&quot;&quot;;[.F17]=&quot;&quot;);&quot;&quot;;IF([$Speed.G17]=&quot;FAIL&quot;;&quot;FAIL&quot;;[$Speed.G17]/[$Speed.$C17]))" office:value-type="float" office:value="0.972101735015773" calcext:value-type="float">
            <text:p>0,972</text:p>
          </table:table-cell>
          <table:table-cell table:style-name="ce98" table:formula="of:=IF(OR(ISBLANK([$Speed.H17]);[$Speed.H17]=&quot;&quot;;[.G17]=&quot;&quot;);&quot;&quot;;IF([$Speed.H17]=&quot;FAIL&quot;;&quot;FAIL&quot;;[$Speed.H17]/[$Speed.$C17]))" office:value-type="float" office:value="0.959680599369085" calcext:value-type="float">
            <text:p>0,960</text:p>
          </table:table-cell>
          <table:table-cell table:style-name="ce98" table:formula="of:=IF(OR(ISBLANK([$Speed.I17]);[$Speed.I17]=&quot;&quot;;[.H17]=&quot;&quot;);&quot;&quot;;IF([$Speed.I17]=&quot;FAIL&quot;;&quot;FAIL&quot;;[$Speed.I17]/[$Speed.$C17]))" office:value-type="float" office:value="0.959483438485804" calcext:value-type="float">
            <text:p>0,959</text:p>
          </table:table-cell>
          <table:table-cell table:style-name="ce98" table:formula="of:=IF(OR(ISBLANK([$Speed.J17]);[$Speed.J17]=&quot;&quot;;[.I17]=&quot;&quot;);&quot;&quot;;IF([$Speed.J17]=&quot;FAIL&quot;;&quot;FAIL&quot;;[$Speed.J17]/[$Speed.$C17]))" office:value-type="float" office:value="0.959384858044164" calcext:value-type="float">
            <text:p>0,959</text:p>
          </table:table-cell>
          <table:table-cell table:style-name="ce98" table:formula="of:=IF(OR(ISBLANK([$Speed.K17]);[$Speed.K17]=&quot;&quot;;[.J17]=&quot;&quot;);&quot;&quot;;IF([$Speed.K17]=&quot;FAIL&quot;;&quot;FAIL&quot;;[$Speed.K17]/[$Speed.$C17]))">
            <text:p/>
          </table:table-cell>
          <table:table-cell table:style-name="ce98" table:formula="of:=IF(OR(ISBLANK([$Speed.L17]);[$Speed.L17]=&quot;&quot;;[.K17]=&quot;&quot;);&quot;&quot;;IF([$Speed.L17]=&quot;FAIL&quot;;&quot;FAIL&quot;;[$Speed.L17]/[$Speed.$C17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 table:formula="of:=IF(ISBLANK([$Speed.A18]);&quot;&quot;;[$Speed.A18])">
            <text:p/>
          </table:table-cell>
          <table:table-cell table:style-name="ce95" table:formula="of:=IF(ISBLANK([$Speed.B18]);&quot;&quot;;[$Speed.B18])" office:value-type="string" office:string-value="G723-cod" calcext:value-type="string">
            <text:p>G723-cod</text:p>
          </table:table-cell>
          <table:table-cell table:style-name="ce98" table:formula="of:=IF(OR(ISBLANK([$Speed.C18]);[$Speed.C18]=&quot;&quot;;[.B18]=&quot;&quot;);&quot;&quot;;IF([$Speed.C18]=&quot;FAIL&quot;;&quot;FAIL&quot;;[$Speed.C18]/[$Speed.$C18]))" office:value-type="float" office:value="1" calcext:value-type="float">
            <text:p>1,000</text:p>
          </table:table-cell>
          <table:table-cell table:style-name="ce98" table:formula="of:=IF(OR(ISBLANK([$Speed.D18]);[$Speed.D18]=&quot;&quot;;[.C18]=&quot;&quot;);&quot;&quot;;IF([$Speed.D18]=&quot;FAIL&quot;;&quot;FAIL&quot;;[$Speed.D18]/[$Speed.$C18]))" office:value-type="float" office:value="1.01785619732199" calcext:value-type="float">
            <text:p>1,018</text:p>
          </table:table-cell>
          <table:table-cell table:style-name="ce98" table:formula="of:=IF(OR(ISBLANK([$Speed.E18]);[$Speed.E18]=&quot;&quot;;[.D18]=&quot;&quot;);&quot;&quot;;IF([$Speed.E18]=&quot;FAIL&quot;;&quot;FAIL&quot;;[$Speed.E18]/[$Speed.$C18]))" office:value-type="float" office:value="1.01887745018116" calcext:value-type="float">
            <text:p>1,019</text:p>
          </table:table-cell>
          <table:table-cell table:style-name="ce98" table:formula="of:=IF(OR(ISBLANK([$Speed.F18]);[$Speed.F18]=&quot;&quot;;[.E18]=&quot;&quot;);&quot;&quot;;IF([$Speed.F18]=&quot;FAIL&quot;;&quot;FAIL&quot;;[$Speed.F18]/[$Speed.$C18]))" office:value-type="float" office:value="1.01766694050363" calcext:value-type="float">
            <text:p>1,018</text:p>
          </table:table-cell>
          <table:table-cell table:style-name="ce98" table:formula="of:=IF(OR(ISBLANK([$Speed.G18]);[$Speed.G18]=&quot;&quot;;[.F18]=&quot;&quot;);&quot;&quot;;IF([$Speed.G18]=&quot;FAIL&quot;;&quot;FAIL&quot;;[$Speed.G18]/[$Speed.$C18]))" office:value-type="float" office:value="1.01744413122994" calcext:value-type="float">
            <text:p>1,017</text:p>
          </table:table-cell>
          <table:table-cell table:style-name="ce98" table:formula="of:=IF(OR(ISBLANK([$Speed.H18]);[$Speed.H18]=&quot;&quot;;[.G18]=&quot;&quot;);&quot;&quot;;IF([$Speed.H18]=&quot;FAIL&quot;;&quot;FAIL&quot;;[$Speed.H18]/[$Speed.$C18]))" office:value-type="float" office:value="1.01913957873844" calcext:value-type="float">
            <text:p>1,019</text:p>
          </table:table-cell>
          <table:table-cell table:style-name="ce98" table:formula="of:=IF(OR(ISBLANK([$Speed.I18]);[$Speed.I18]=&quot;&quot;;[.H18]=&quot;&quot;);&quot;&quot;;IF([$Speed.I18]=&quot;FAIL&quot;;&quot;FAIL&quot;;[$Speed.I18]/[$Speed.$C18]))" office:value-type="float" office:value="1.015645929327" calcext:value-type="float">
            <text:p>1,016</text:p>
          </table:table-cell>
          <table:table-cell table:style-name="ce98" table:formula="of:=IF(OR(ISBLANK([$Speed.J18]);[$Speed.J18]=&quot;&quot;;[.I18]=&quot;&quot;);&quot;&quot;;IF([$Speed.J18]=&quot;FAIL&quot;;&quot;FAIL&quot;;[$Speed.J18]/[$Speed.$C18]))" office:value-type="float" office:value="1.02399629664774" calcext:value-type="float">
            <text:p>1,024</text:p>
          </table:table-cell>
          <table:table-cell table:style-name="ce98" table:formula="of:=IF(OR(ISBLANK([$Speed.K18]);[$Speed.K18]=&quot;&quot;;[.J18]=&quot;&quot;);&quot;&quot;;IF([$Speed.K18]=&quot;FAIL&quot;;&quot;FAIL&quot;;[$Speed.K18]/[$Speed.$C18]))">
            <text:p/>
          </table:table-cell>
          <table:table-cell table:style-name="ce98" table:formula="of:=IF(OR(ISBLANK([$Speed.L18]);[$Speed.L18]=&quot;&quot;;[.K18]=&quot;&quot;);&quot;&quot;;IF([$Speed.L18]=&quot;FAIL&quot;;&quot;FAIL&quot;;[$Speed.L18]/[$Speed.$C18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 table:formula="of:=IF(ISBLANK([$Speed.A19]);&quot;&quot;;[$Speed.A19])">
            <text:p/>
          </table:table-cell>
          <table:table-cell table:style-name="ce95" table:formula="of:=IF(ISBLANK([$Speed.B19]);&quot;&quot;;[$Speed.B19])" office:value-type="string" office:string-value="G723-dec" calcext:value-type="string">
            <text:p>G723-dec</text:p>
          </table:table-cell>
          <table:table-cell table:style-name="ce98" table:formula="of:=IF(OR(ISBLANK([$Speed.C19]);[$Speed.C19]=&quot;&quot;;[.B19]=&quot;&quot;);&quot;&quot;;IF([$Speed.C19]=&quot;FAIL&quot;;&quot;FAIL&quot;;[$Speed.C19]/[$Speed.$C19]))" office:value-type="float" office:value="1" calcext:value-type="float">
            <text:p>1,000</text:p>
          </table:table-cell>
          <table:table-cell table:style-name="ce98" table:formula="of:=IF(OR(ISBLANK([$Speed.D19]);[$Speed.D19]=&quot;&quot;;[.C19]=&quot;&quot;);&quot;&quot;;IF([$Speed.D19]=&quot;FAIL&quot;;&quot;FAIL&quot;;[$Speed.D19]/[$Speed.$C19]))" office:value-type="float" office:value="0.978169840923496" calcext:value-type="float">
            <text:p>0,978</text:p>
          </table:table-cell>
          <table:table-cell table:style-name="ce98" table:formula="of:=IF(OR(ISBLANK([$Speed.E19]);[$Speed.E19]=&quot;&quot;;[.D19]=&quot;&quot;);&quot;&quot;;IF([$Speed.E19]=&quot;FAIL&quot;;&quot;FAIL&quot;;[$Speed.E19]/[$Speed.$C19]))" office:value-type="float" office:value="0.970319919370759" calcext:value-type="float">
            <text:p>0,970</text:p>
          </table:table-cell>
          <table:table-cell table:style-name="ce98" table:formula="of:=IF(OR(ISBLANK([$Speed.F19]);[$Speed.F19]=&quot;&quot;;[.E19]=&quot;&quot;);&quot;&quot;;IF([$Speed.F19]=&quot;FAIL&quot;;&quot;FAIL&quot;;[$Speed.F19]/[$Speed.$C19]))" office:value-type="float" office:value="0.967748303772742" calcext:value-type="float">
            <text:p>0,968</text:p>
          </table:table-cell>
          <table:table-cell table:style-name="ce98" table:formula="of:=IF(OR(ISBLANK([$Speed.G19]);[$Speed.G19]=&quot;&quot;;[.F19]=&quot;&quot;);&quot;&quot;;IF([$Speed.G19]=&quot;FAIL&quot;;&quot;FAIL&quot;;[$Speed.G19]/[$Speed.$C19]))" office:value-type="float" office:value="0.968537971592739" calcext:value-type="float">
            <text:p>0,969</text:p>
          </table:table-cell>
          <table:table-cell table:style-name="ce98" table:formula="of:=IF(OR(ISBLANK([$Speed.H19]);[$Speed.H19]=&quot;&quot;;[.G19]=&quot;&quot;);&quot;&quot;;IF([$Speed.H19]=&quot;FAIL&quot;;&quot;FAIL&quot;;[$Speed.H19]/[$Speed.$C19]))" office:value-type="float" office:value="0.972029134586411" calcext:value-type="float">
            <text:p>0,972</text:p>
          </table:table-cell>
          <table:table-cell table:style-name="ce98" table:formula="of:=IF(OR(ISBLANK([$Speed.I19]);[$Speed.I19]=&quot;&quot;;[.H19]=&quot;&quot;);&quot;&quot;;IF([$Speed.I19]=&quot;FAIL&quot;;&quot;FAIL&quot;;[$Speed.I19]/[$Speed.$C19]))" office:value-type="float" office:value="0.969582203381025" calcext:value-type="float">
            <text:p>0,970</text:p>
          </table:table-cell>
          <table:table-cell table:style-name="ce98" table:formula="of:=IF(OR(ISBLANK([$Speed.J19]);[$Speed.J19]=&quot;&quot;;[.I19]=&quot;&quot;);&quot;&quot;;IF([$Speed.J19]=&quot;FAIL&quot;;&quot;FAIL&quot;;[$Speed.J19]/[$Speed.$C19]))" office:value-type="float" office:value="1.01202684870588" calcext:value-type="float">
            <text:p>1,012</text:p>
          </table:table-cell>
          <table:table-cell table:style-name="ce98" table:formula="of:=IF(OR(ISBLANK([$Speed.K19]);[$Speed.K19]=&quot;&quot;;[.J19]=&quot;&quot;);&quot;&quot;;IF([$Speed.K19]=&quot;FAIL&quot;;&quot;FAIL&quot;;[$Speed.K19]/[$Speed.$C19]))">
            <text:p/>
          </table:table-cell>
          <table:table-cell table:style-name="ce98" table:formula="of:=IF(OR(ISBLANK([$Speed.L19]);[$Speed.L19]=&quot;&quot;;[.K19]=&quot;&quot;);&quot;&quot;;IF([$Speed.L19]=&quot;FAIL&quot;;&quot;FAIL&quot;;[$Speed.L19]/[$Speed.$C19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/>
          <table:table-cell table:style-name="ce95" table:formula="of:=IF(ISBLANK([$Speed.B20]);&quot;&quot;;[$Speed.B20])" office:value-type="string" office:string-value="G723_24-cod" calcext:value-type="string">
            <text:p>G723_24-cod</text:p>
          </table:table-cell>
          <table:table-cell table:style-name="ce98" table:formula="of:=IF(OR(ISBLANK([$Speed.C20]);[$Speed.C20]=&quot;&quot;;[.B20]=&quot;&quot;);&quot;&quot;;IF([$Speed.C20]=&quot;FAIL&quot;;&quot;FAIL&quot;;[$Speed.C20]/[$Speed.$C20]))" office:value-type="float" office:value="1" calcext:value-type="float">
            <text:p>1,000</text:p>
          </table:table-cell>
          <table:table-cell table:style-name="ce98" table:formula="of:=IF(OR(ISBLANK([$Speed.D20]);[$Speed.D20]=&quot;&quot;;[.C20]=&quot;&quot;);&quot;&quot;;IF([$Speed.D20]=&quot;FAIL&quot;;&quot;FAIL&quot;;[$Speed.D20]/[$Speed.$C20]))" office:value-type="float" office:value="0.969666162934469" calcext:value-type="float">
            <text:p>0,970</text:p>
          </table:table-cell>
          <table:table-cell table:style-name="ce98" table:formula="of:=IF(OR(ISBLANK([$Speed.E20]);[$Speed.E20]=&quot;&quot;;[.D20]=&quot;&quot;);&quot;&quot;;IF([$Speed.E20]=&quot;FAIL&quot;;&quot;FAIL&quot;;[$Speed.E20]/[$Speed.$C20]))" office:value-type="float" office:value="0.970078307459816" calcext:value-type="float">
            <text:p>0,970</text:p>
          </table:table-cell>
          <table:table-cell table:style-name="ce98" table:formula="of:=IF(OR(ISBLANK([$Speed.F20]);[$Speed.F20]=&quot;&quot;;[.E20]=&quot;&quot;);&quot;&quot;;IF([$Speed.F20]=&quot;FAIL&quot;;&quot;FAIL&quot;;[$Speed.F20]/[$Speed.$C20]))" office:value-type="float" office:value="0.969281494710812" calcext:value-type="float">
            <text:p>0,969</text:p>
          </table:table-cell>
          <table:table-cell table:style-name="ce98" table:formula="of:=IF(OR(ISBLANK([$Speed.G20]);[$Speed.G20]=&quot;&quot;;[.F20]=&quot;&quot;);&quot;&quot;;IF([$Speed.G20]=&quot;FAIL&quot;;&quot;FAIL&quot;;[$Speed.G20]/[$Speed.$C20]))" office:value-type="float" office:value="0.969281494710812" calcext:value-type="float">
            <text:p>0,969</text:p>
          </table:table-cell>
          <table:table-cell table:style-name="ce98" table:formula="of:=IF(OR(ISBLANK([$Speed.H20]);[$Speed.H20]=&quot;&quot;;[.G20]=&quot;&quot;);&quot;&quot;;IF([$Speed.H20]=&quot;FAIL&quot;;&quot;FAIL&quot;;[$Speed.H20]/[$Speed.$C20]))" office:value-type="float" office:value="0.992471493336997" calcext:value-type="float">
            <text:p>0,992</text:p>
          </table:table-cell>
          <table:table-cell table:style-name="ce98" table:formula="of:=IF(OR(ISBLANK([$Speed.I20]);[$Speed.I20]=&quot;&quot;;[.H20]=&quot;&quot;);&quot;&quot;;IF([$Speed.I20]=&quot;FAIL&quot;;&quot;FAIL&quot;;[$Speed.I20]/[$Speed.$C20]))" office:value-type="float" office:value="0.992416540733617" calcext:value-type="float">
            <text:p>0,992</text:p>
          </table:table-cell>
          <table:table-cell table:style-name="ce98" table:formula="of:=IF(OR(ISBLANK([$Speed.J20]);[$Speed.J20]=&quot;&quot;;[.I20]=&quot;&quot;);&quot;&quot;;IF([$Speed.J20]=&quot;FAIL&quot;;&quot;FAIL&quot;;[$Speed.J20]/[$Speed.$C20]))" office:value-type="float" office:value="0.992389064431927" calcext:value-type="float">
            <text:p>0,992</text:p>
          </table:table-cell>
          <table:table-cell table:style-name="ce98" table:formula="of:=IF(OR(ISBLANK([$Speed.K20]);[$Speed.K20]=&quot;&quot;;[.J20]=&quot;&quot;);&quot;&quot;;IF([$Speed.K20]=&quot;FAIL&quot;;&quot;FAIL&quot;;[$Speed.K20]/[$Speed.$C20]))">
            <text:p/>
          </table:table-cell>
          <table:table-cell table:style-name="ce98" table:formula="of:=IF(OR(ISBLANK([$Speed.L20]);[$Speed.L20]=&quot;&quot;;[.K20]=&quot;&quot;);&quot;&quot;;IF([$Speed.L20]=&quot;FAIL&quot;;&quot;FAIL&quot;;[$Speed.L20]/[$Speed.$C20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/>
          <table:table-cell table:style-name="ce95" table:formula="of:=IF(ISBLANK([$Speed.B21]);&quot;&quot;;[$Speed.B21])" office:value-type="string" office:string-value="G723_24-dec" calcext:value-type="string">
            <text:p>G723_24-dec</text:p>
          </table:table-cell>
          <table:table-cell table:style-name="ce98" table:formula="of:=IF(OR(ISBLANK([$Speed.C21]);[$Speed.C21]=&quot;&quot;;[.B21]=&quot;&quot;);&quot;&quot;;IF([$Speed.C21]=&quot;FAIL&quot;;&quot;FAIL&quot;;[$Speed.C21]/[$Speed.$C21]))" office:value-type="float" office:value="1" calcext:value-type="float">
            <text:p>1,000</text:p>
          </table:table-cell>
          <table:table-cell table:style-name="ce98" table:formula="of:=IF(OR(ISBLANK([$Speed.D21]);[$Speed.D21]=&quot;&quot;;[.C21]=&quot;&quot;);&quot;&quot;;IF([$Speed.D21]=&quot;FAIL&quot;;&quot;FAIL&quot;;[$Speed.D21]/[$Speed.$C21]))" office:value-type="float" office:value="0.98053303451761" calcext:value-type="float">
            <text:p>0,981</text:p>
          </table:table-cell>
          <table:table-cell table:style-name="ce98" table:formula="of:=IF(OR(ISBLANK([$Speed.E21]);[$Speed.E21]=&quot;&quot;;[.D21]=&quot;&quot;);&quot;&quot;;IF([$Speed.E21]=&quot;FAIL&quot;;&quot;FAIL&quot;;[$Speed.E21]/[$Speed.$C21]))" office:value-type="float" office:value="0.981433876035418" calcext:value-type="float">
            <text:p>0,981</text:p>
          </table:table-cell>
          <table:table-cell table:style-name="ce98" table:formula="of:=IF(OR(ISBLANK([$Speed.F21]);[$Speed.F21]=&quot;&quot;;[.E21]=&quot;&quot;);&quot;&quot;;IF([$Speed.F21]=&quot;FAIL&quot;;&quot;FAIL&quot;;[$Speed.F21]/[$Speed.$C21]))" office:value-type="float" office:value="0.9804671192846" calcext:value-type="float">
            <text:p>0,980</text:p>
          </table:table-cell>
          <table:table-cell table:style-name="ce98" table:formula="of:=IF(OR(ISBLANK([$Speed.G21]);[$Speed.G21]=&quot;&quot;;[.F21]=&quot;&quot;);&quot;&quot;;IF([$Speed.G21]=&quot;FAIL&quot;;&quot;FAIL&quot;;[$Speed.G21]/[$Speed.$C21]))" office:value-type="float" office:value="0.9804671192846" calcext:value-type="float">
            <text:p>0,980</text:p>
          </table:table-cell>
          <table:table-cell table:style-name="ce98" table:formula="of:=IF(OR(ISBLANK([$Speed.H21]);[$Speed.H21]=&quot;&quot;;[.G21]=&quot;&quot;);&quot;&quot;;IF([$Speed.H21]=&quot;FAIL&quot;;&quot;FAIL&quot;;[$Speed.H21]/[$Speed.$C21]))" office:value-type="float" office:value="0.999956056511326" calcext:value-type="float">
            <text:p>1,000</text:p>
          </table:table-cell>
          <table:table-cell table:style-name="ce98" table:formula="of:=IF(OR(ISBLANK([$Speed.I21]);[$Speed.I21]=&quot;&quot;;[.H21]=&quot;&quot;);&quot;&quot;;IF([$Speed.I21]=&quot;FAIL&quot;;&quot;FAIL&quot;;[$Speed.I21]/[$Speed.$C21]))" office:value-type="float" office:value="0.999912113022653" calcext:value-type="float">
            <text:p>1,000</text:p>
          </table:table-cell>
          <table:table-cell table:style-name="ce98" table:formula="of:=IF(OR(ISBLANK([$Speed.J21]);[$Speed.J21]=&quot;&quot;;[.I21]=&quot;&quot;);&quot;&quot;;IF([$Speed.J21]=&quot;FAIL&quot;;&quot;FAIL&quot;;[$Speed.J21]/[$Speed.$C21]))" office:value-type="float" office:value="0.999890141278316" calcext:value-type="float">
            <text:p>1,000</text:p>
          </table:table-cell>
          <table:table-cell table:style-name="ce98" table:formula="of:=IF(OR(ISBLANK([$Speed.K21]);[$Speed.K21]=&quot;&quot;;[.J21]=&quot;&quot;);&quot;&quot;;IF([$Speed.K21]=&quot;FAIL&quot;;&quot;FAIL&quot;;[$Speed.K21]/[$Speed.$C21]))">
            <text:p/>
          </table:table-cell>
          <table:table-cell table:style-name="ce98" table:formula="of:=IF(OR(ISBLANK([$Speed.L21]);[$Speed.L21]=&quot;&quot;;[.K21]=&quot;&quot;);&quot;&quot;;IF([$Speed.L21]=&quot;FAIL&quot;;&quot;FAIL&quot;;[$Speed.L21]/[$Speed.$C21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/>
          <table:table-cell table:style-name="ce95" table:formula="of:=IF(ISBLANK([$Speed.B22]);&quot;&quot;;[$Speed.B22])" office:value-type="string" office:string-value="G723_40-cod" calcext:value-type="string">
            <text:p>G723_40-cod</text:p>
          </table:table-cell>
          <table:table-cell table:style-name="ce98" table:formula="of:=IF(OR(ISBLANK([$Speed.C22]);[$Speed.C22]=&quot;&quot;;[.B22]=&quot;&quot;);&quot;&quot;;IF([$Speed.C22]=&quot;FAIL&quot;;&quot;FAIL&quot;;[$Speed.C22]/[$Speed.$C22]))" office:value-type="float" office:value="1" calcext:value-type="float">
            <text:p>1,000</text:p>
          </table:table-cell>
          <table:table-cell table:style-name="ce98" table:formula="of:=IF(OR(ISBLANK([$Speed.D22]);[$Speed.D22]=&quot;&quot;;[.C22]=&quot;&quot;);&quot;&quot;;IF([$Speed.D22]=&quot;FAIL&quot;;&quot;FAIL&quot;;[$Speed.D22]/[$Speed.$C22]))" office:value-type="float" office:value="0.972563310359397" calcext:value-type="float">
            <text:p>0,973</text:p>
          </table:table-cell>
          <table:table-cell table:style-name="ce98" table:formula="of:=IF(OR(ISBLANK([$Speed.E22]);[$Speed.E22]=&quot;&quot;;[.D22]=&quot;&quot;);&quot;&quot;;IF([$Speed.E22]=&quot;FAIL&quot;;&quot;FAIL&quot;;[$Speed.E22]/[$Speed.$C22]))" office:value-type="float" office:value="0.972959412712245" calcext:value-type="float">
            <text:p>0,973</text:p>
          </table:table-cell>
          <table:table-cell table:style-name="ce98" table:formula="of:=IF(OR(ISBLANK([$Speed.F22]);[$Speed.F22]=&quot;&quot;;[.E22]=&quot;&quot;);&quot;&quot;;IF([$Speed.F22]=&quot;FAIL&quot;;&quot;FAIL&quot;;[$Speed.F22]/[$Speed.$C22]))" office:value-type="float" office:value="0.972378462594734" calcext:value-type="float">
            <text:p>0,972</text:p>
          </table:table-cell>
          <table:table-cell table:style-name="ce98" table:formula="of:=IF(OR(ISBLANK([$Speed.G22]);[$Speed.G22]=&quot;&quot;;[.F22]=&quot;&quot;);&quot;&quot;;IF([$Speed.G22]=&quot;FAIL&quot;;&quot;FAIL&quot;;[$Speed.G22]/[$Speed.$C22]))" office:value-type="float" office:value="0.972378462594734" calcext:value-type="float">
            <text:p>0,972</text:p>
          </table:table-cell>
          <table:table-cell table:style-name="ce98" table:formula="of:=IF(OR(ISBLANK([$Speed.H22]);[$Speed.H22]=&quot;&quot;;[.G22]=&quot;&quot;);&quot;&quot;;IF([$Speed.H22]=&quot;FAIL&quot;;&quot;FAIL&quot;;[$Speed.H22]/[$Speed.$C22]))" office:value-type="float" office:value="0.994665821648314" calcext:value-type="float">
            <text:p>0,995</text:p>
          </table:table-cell>
          <table:table-cell table:style-name="ce98" table:formula="of:=IF(OR(ISBLANK([$Speed.I22]);[$Speed.I22]=&quot;&quot;;[.H22]=&quot;&quot;);&quot;&quot;;IF([$Speed.I22]=&quot;FAIL&quot;;&quot;FAIL&quot;;[$Speed.I22]/[$Speed.$C22]))" office:value-type="float" office:value="0.994613008001267" calcext:value-type="float">
            <text:p>0,995</text:p>
          </table:table-cell>
          <table:table-cell table:style-name="ce98" table:formula="of:=IF(OR(ISBLANK([$Speed.J22]);[$Speed.J22]=&quot;&quot;;[.I22]=&quot;&quot;);&quot;&quot;;IF([$Speed.J22]=&quot;FAIL&quot;;&quot;FAIL&quot;;[$Speed.J22]/[$Speed.$C22]))" office:value-type="float" office:value="0.994586601177744" calcext:value-type="float">
            <text:p>0,995</text:p>
          </table:table-cell>
          <table:table-cell table:style-name="ce98" table:formula="of:=IF(OR(ISBLANK([$Speed.K22]);[$Speed.K22]=&quot;&quot;;[.J22]=&quot;&quot;);&quot;&quot;;IF([$Speed.K22]=&quot;FAIL&quot;;&quot;FAIL&quot;;[$Speed.K22]/[$Speed.$C22]))">
            <text:p/>
          </table:table-cell>
          <table:table-cell table:style-name="ce98" table:formula="of:=IF(OR(ISBLANK([$Speed.L22]);[$Speed.L22]=&quot;&quot;;[.K22]=&quot;&quot;);&quot;&quot;;IF([$Speed.L22]=&quot;FAIL&quot;;&quot;FAIL&quot;;[$Speed.L22]/[$Speed.$C22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/>
          <table:table-cell table:style-name="ce95" table:formula="of:=IF(ISBLANK([$Speed.B23]);&quot;&quot;;[$Speed.B23])" office:value-type="string" office:string-value="G723_40-dec" calcext:value-type="string">
            <text:p>G723_40-dec</text:p>
          </table:table-cell>
          <table:table-cell table:style-name="ce98" table:formula="of:=IF(OR(ISBLANK([$Speed.C23]);[$Speed.C23]=&quot;&quot;;[.B23]=&quot;&quot;);&quot;&quot;;IF([$Speed.C23]=&quot;FAIL&quot;;&quot;FAIL&quot;;[$Speed.C23]/[$Speed.$C23]))" office:value-type="float" office:value="1" calcext:value-type="float">
            <text:p>1,000</text:p>
          </table:table-cell>
          <table:table-cell table:style-name="ce98" table:formula="of:=IF(OR(ISBLANK([$Speed.D23]);[$Speed.D23]=&quot;&quot;;[.C23]=&quot;&quot;);&quot;&quot;;IF([$Speed.D23]=&quot;FAIL&quot;;&quot;FAIL&quot;;[$Speed.D23]/[$Speed.$C23]))" office:value-type="float" office:value="0.98087022546559" calcext:value-type="float">
            <text:p>0,981</text:p>
          </table:table-cell>
          <table:table-cell table:style-name="ce98" table:formula="of:=IF(OR(ISBLANK([$Speed.E23]);[$Speed.E23]=&quot;&quot;;[.D23]=&quot;&quot;);&quot;&quot;;IF([$Speed.E23]=&quot;FAIL&quot;;&quot;FAIL&quot;;[$Speed.E23]/[$Speed.$C23]))" office:value-type="float" office:value="0.981734967203088" calcext:value-type="float">
            <text:p>0,982</text:p>
          </table:table-cell>
          <table:table-cell table:style-name="ce98" table:formula="of:=IF(OR(ISBLANK([$Speed.F23]);[$Speed.F23]=&quot;&quot;;[.E23]=&quot;&quot;);&quot;&quot;;IF([$Speed.F23]=&quot;FAIL&quot;;&quot;FAIL&quot;;[$Speed.F23]/[$Speed.$C23]))" office:value-type="float" office:value="0.980806951679919" calcext:value-type="float">
            <text:p>0,981</text:p>
          </table:table-cell>
          <table:table-cell table:style-name="ce98" table:formula="of:=IF(OR(ISBLANK([$Speed.G23]);[$Speed.G23]=&quot;&quot;;[.F23]=&quot;&quot;);&quot;&quot;;IF([$Speed.G23]=&quot;FAIL&quot;;&quot;FAIL&quot;;[$Speed.G23]/[$Speed.$C23]))" office:value-type="float" office:value="0.980806951679919" calcext:value-type="float">
            <text:p>0,981</text:p>
          </table:table-cell>
          <table:table-cell table:style-name="ce98" table:formula="of:=IF(OR(ISBLANK([$Speed.H23]);[$Speed.H23]=&quot;&quot;;[.G23]=&quot;&quot;);&quot;&quot;;IF([$Speed.H23]=&quot;FAIL&quot;;&quot;FAIL&quot;;[$Speed.H23]/[$Speed.$C23]))" office:value-type="float" office:value="1.00023200388079" calcext:value-type="float">
            <text:p>1,000</text:p>
          </table:table-cell>
          <table:table-cell table:style-name="ce98" table:formula="of:=IF(OR(ISBLANK([$Speed.I23]);[$Speed.I23]=&quot;&quot;;[.H23]=&quot;&quot;);&quot;&quot;;IF([$Speed.I23]=&quot;FAIL&quot;;&quot;FAIL&quot;;[$Speed.I23]/[$Speed.$C23]))" office:value-type="float" office:value="1.00018982135701" calcext:value-type="float">
            <text:p>1,000</text:p>
          </table:table-cell>
          <table:table-cell table:style-name="ce98" table:formula="of:=IF(OR(ISBLANK([$Speed.J23]);[$Speed.J23]=&quot;&quot;;[.I23]=&quot;&quot;);&quot;&quot;;IF([$Speed.J23]=&quot;FAIL&quot;;&quot;FAIL&quot;;[$Speed.J23]/[$Speed.$C23]))" office:value-type="float" office:value="1.00016873009512" calcext:value-type="float">
            <text:p>1,000</text:p>
          </table:table-cell>
          <table:table-cell table:style-name="ce98" table:formula="of:=IF(OR(ISBLANK([$Speed.K23]);[$Speed.K23]=&quot;&quot;;[.J23]=&quot;&quot;);&quot;&quot;;IF([$Speed.K23]=&quot;FAIL&quot;;&quot;FAIL&quot;;[$Speed.K23]/[$Speed.$C23]))">
            <text:p/>
          </table:table-cell>
          <table:table-cell table:style-name="ce98" table:formula="of:=IF(OR(ISBLANK([$Speed.L23]);[$Speed.L23]=&quot;&quot;;[.K23]=&quot;&quot;);&quot;&quot;;IF([$Speed.L23]=&quot;FAIL&quot;;&quot;FAIL&quot;;[$Speed.L23]/[$Speed.$C23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 table:formula="of:=IF(ISBLANK([$Speed.A24]);&quot;&quot;;[$Speed.A24])">
            <text:p/>
          </table:table-cell>
          <table:table-cell table:style-name="ce95" table:formula="of:=IF(ISBLANK([$Speed.B24]);&quot;&quot;;[$Speed.B24])" office:value-type="string" office:string-value="G728-cod" calcext:value-type="string">
            <text:p>G728-cod</text:p>
          </table:table-cell>
          <table:table-cell table:style-name="ce98" table:formula="of:=IF(OR(ISBLANK([$Speed.C24]);[$Speed.C24]=&quot;&quot;;[.B24]=&quot;&quot;);&quot;&quot;;IF([$Speed.C24]=&quot;FAIL&quot;;&quot;FAIL&quot;;[$Speed.C24]/[$Speed.$C24]))" office:value-type="float" office:value="1" calcext:value-type="float">
            <text:p>1,000</text:p>
          </table:table-cell>
          <table:table-cell table:style-name="ce98" table:formula="of:=IF(OR(ISBLANK([$Speed.D24]);[$Speed.D24]=&quot;&quot;;[.C24]=&quot;&quot;);&quot;&quot;;IF([$Speed.D24]=&quot;FAIL&quot;;&quot;FAIL&quot;;[$Speed.D24]/[$Speed.$C24]))" office:value-type="float" office:value="0.984913065890659" calcext:value-type="float">
            <text:p>0,985</text:p>
          </table:table-cell>
          <table:table-cell table:style-name="ce98" table:formula="of:=IF(OR(ISBLANK([$Speed.E24]);[$Speed.E24]=&quot;&quot;;[.D24]=&quot;&quot;);&quot;&quot;;IF([$Speed.E24]=&quot;FAIL&quot;;&quot;FAIL&quot;;[$Speed.E24]/[$Speed.$C24]))" office:value-type="float" office:value="0.984914472672755" calcext:value-type="float">
            <text:p>0,985</text:p>
          </table:table-cell>
          <table:table-cell table:style-name="ce98" table:formula="of:=IF(OR(ISBLANK([$Speed.F24]);[$Speed.F24]=&quot;&quot;;[.E24]=&quot;&quot;);&quot;&quot;;IF([$Speed.F24]=&quot;FAIL&quot;;&quot;FAIL&quot;;[$Speed.F24]/[$Speed.$C24]))" office:value-type="float" office:value="0.984514745588482" calcext:value-type="float">
            <text:p>0,985</text:p>
          </table:table-cell>
          <table:table-cell table:style-name="ce98" table:formula="of:=IF(OR(ISBLANK([$Speed.G24]);[$Speed.G24]=&quot;&quot;;[.F24]=&quot;&quot;);&quot;&quot;;IF([$Speed.G24]=&quot;FAIL&quot;;&quot;FAIL&quot;;[$Speed.G24]/[$Speed.$C24]))" office:value-type="float" office:value="0.984721140618924" calcext:value-type="float">
            <text:p>0,985</text:p>
          </table:table-cell>
          <table:table-cell table:style-name="ce98" table:formula="of:=IF(OR(ISBLANK([$Speed.H24]);[$Speed.H24]=&quot;&quot;;[.G24]=&quot;&quot;);&quot;&quot;;IF([$Speed.H24]=&quot;FAIL&quot;;&quot;FAIL&quot;;[$Speed.H24]/[$Speed.$C24]))" office:value-type="float" office:value="0.985930169346419" calcext:value-type="float">
            <text:p>0,986</text:p>
          </table:table-cell>
          <table:table-cell table:style-name="ce98" table:formula="of:=IF(OR(ISBLANK([$Speed.I24]);[$Speed.I24]=&quot;&quot;;[.H24]=&quot;&quot;);&quot;&quot;;IF([$Speed.I24]=&quot;FAIL&quot;;&quot;FAIL&quot;;[$Speed.I24]/[$Speed.$C24]))" office:value-type="float" office:value="0.986149225415729" calcext:value-type="float">
            <text:p>0,986</text:p>
          </table:table-cell>
          <table:table-cell table:style-name="ce98" table:formula="of:=IF(OR(ISBLANK([$Speed.J24]);[$Speed.J24]=&quot;&quot;;[.I24]=&quot;&quot;);&quot;&quot;;IF([$Speed.J24]=&quot;FAIL&quot;;&quot;FAIL&quot;;[$Speed.J24]/[$Speed.$C24]))" office:value-type="float" office:value="0.998570106483356" calcext:value-type="float">
            <text:p>0,999</text:p>
          </table:table-cell>
          <table:table-cell table:style-name="ce98" table:formula="of:=IF(OR(ISBLANK([$Speed.K24]);[$Speed.K24]=&quot;&quot;;[.J24]=&quot;&quot;);&quot;&quot;;IF([$Speed.K24]=&quot;FAIL&quot;;&quot;FAIL&quot;;[$Speed.K24]/[$Speed.$C24]))">
            <text:p/>
          </table:table-cell>
          <table:table-cell table:style-name="ce98" table:formula="of:=IF(OR(ISBLANK([$Speed.L24]);[$Speed.L24]=&quot;&quot;;[.K24]=&quot;&quot;);&quot;&quot;;IF([$Speed.L24]=&quot;FAIL&quot;;&quot;FAIL&quot;;[$Speed.L24]/[$Speed.$C24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 table:formula="of:=IF(ISBLANK([$Speed.A25]);&quot;&quot;;[$Speed.A25])">
            <text:p/>
          </table:table-cell>
          <table:table-cell table:style-name="ce95" table:formula="of:=IF(ISBLANK([$Speed.B25]);&quot;&quot;;[$Speed.B25])" office:value-type="string" office:string-value="G728-dec" calcext:value-type="string">
            <text:p>G728-dec</text:p>
          </table:table-cell>
          <table:table-cell table:style-name="ce98" table:formula="of:=IF(OR(ISBLANK([$Speed.C25]);[$Speed.C25]=&quot;&quot;;[.B25]=&quot;&quot;);&quot;&quot;;IF([$Speed.C25]=&quot;FAIL&quot;;&quot;FAIL&quot;;[$Speed.C25]/[$Speed.$C25]))" office:value-type="float" office:value="1" calcext:value-type="float">
            <text:p>1,000</text:p>
          </table:table-cell>
          <table:table-cell table:style-name="ce98" table:formula="of:=IF(OR(ISBLANK([$Speed.D25]);[$Speed.D25]=&quot;&quot;;[.C25]=&quot;&quot;);&quot;&quot;;IF([$Speed.D25]=&quot;FAIL&quot;;&quot;FAIL&quot;;[$Speed.D25]/[$Speed.$C25]))" office:value-type="float" office:value="1.00405463293824" calcext:value-type="float">
            <text:p>1,004</text:p>
          </table:table-cell>
          <table:table-cell table:style-name="ce98" table:formula="of:=IF(OR(ISBLANK([$Speed.E25]);[$Speed.E25]=&quot;&quot;;[.D25]=&quot;&quot;);&quot;&quot;;IF([$Speed.E25]=&quot;FAIL&quot;;&quot;FAIL&quot;;[$Speed.E25]/[$Speed.$C25]))" office:value-type="float" office:value="1.00709070650157" calcext:value-type="float">
            <text:p>1,007</text:p>
          </table:table-cell>
          <table:table-cell table:style-name="ce98" table:formula="of:=IF(OR(ISBLANK([$Speed.F25]);[$Speed.F25]=&quot;&quot;;[.E25]=&quot;&quot;);&quot;&quot;;IF([$Speed.F25]=&quot;FAIL&quot;;&quot;FAIL&quot;;[$Speed.F25]/[$Speed.$C25]))" office:value-type="float" office:value="1.00393788338622" calcext:value-type="float">
            <text:p>1,004</text:p>
          </table:table-cell>
          <table:table-cell table:style-name="ce98" table:formula="of:=IF(OR(ISBLANK([$Speed.G25]);[$Speed.G25]=&quot;&quot;;[.F25]=&quot;&quot;);&quot;&quot;;IF([$Speed.G25]=&quot;FAIL&quot;;&quot;FAIL&quot;;[$Speed.G25]/[$Speed.$C25]))" office:value-type="float" office:value="1.0040879899531" calcext:value-type="float">
            <text:p>1,004</text:p>
          </table:table-cell>
          <table:table-cell table:style-name="ce98" table:formula="of:=IF(OR(ISBLANK([$Speed.H25]);[$Speed.H25]=&quot;&quot;;[.G25]=&quot;&quot;);&quot;&quot;;IF([$Speed.H25]=&quot;FAIL&quot;;&quot;FAIL&quot;;[$Speed.H25]/[$Speed.$C25]))" office:value-type="float" office:value="1.0053827688195" calcext:value-type="float">
            <text:p>1,005</text:p>
          </table:table-cell>
          <table:table-cell table:style-name="ce98" table:formula="of:=IF(OR(ISBLANK([$Speed.I25]);[$Speed.I25]=&quot;&quot;;[.H25]=&quot;&quot;);&quot;&quot;;IF([$Speed.I25]=&quot;FAIL&quot;;&quot;FAIL&quot;;[$Speed.I25]/[$Speed.$C25]))" office:value-type="float" office:value="1.00511796093835" calcext:value-type="float">
            <text:p>1,005</text:p>
          </table:table-cell>
          <table:table-cell table:style-name="ce98" table:formula="of:=IF(OR(ISBLANK([$Speed.J25]);[$Speed.J25]=&quot;&quot;;[.I25]=&quot;&quot;);&quot;&quot;;IF([$Speed.J25]=&quot;FAIL&quot;;&quot;FAIL&quot;;[$Speed.J25]/[$Speed.$C25]))" office:value-type="float" office:value="1.01428879918258" calcext:value-type="float">
            <text:p>1,014</text:p>
          </table:table-cell>
          <table:table-cell table:style-name="ce98" table:formula="of:=IF(OR(ISBLANK([$Speed.K25]);[$Speed.K25]=&quot;&quot;;[.J25]=&quot;&quot;);&quot;&quot;;IF([$Speed.K25]=&quot;FAIL&quot;;&quot;FAIL&quot;;[$Speed.K25]/[$Speed.$C25]))">
            <text:p/>
          </table:table-cell>
          <table:table-cell table:style-name="ce98" table:formula="of:=IF(OR(ISBLANK([$Speed.L25]);[$Speed.L25]=&quot;&quot;;[.K25]=&quot;&quot;);&quot;&quot;;IF([$Speed.L25]=&quot;FAIL&quot;;&quot;FAIL&quot;;[$Speed.L25]/[$Speed.$C25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 table:formula="of:=IF(ISBLANK([$Speed.A26]);&quot;&quot;;[$Speed.A26])">
            <text:p/>
          </table:table-cell>
          <table:table-cell table:style-name="ce95" table:formula="of:=IF(ISBLANK([$Speed.B26]);&quot;&quot;;[$Speed.B26])" office:value-type="string" office:string-value="G728-cod V1" calcext:value-type="string">
            <text:p>G728-cod V1</text:p>
          </table:table-cell>
          <table:table-cell table:style-name="ce98" table:formula="of:=IF(OR(ISBLANK([$Speed.C26]);[$Speed.C26]=&quot;&quot;;[.B26]=&quot;&quot;);&quot;&quot;;IF([$Speed.C26]=&quot;FAIL&quot;;&quot;FAIL&quot;;[$Speed.C26]/[$Speed.$C26]))" office:value-type="float" office:value="1" calcext:value-type="float">
            <text:p>1,000</text:p>
          </table:table-cell>
          <table:table-cell table:style-name="ce98" table:formula="of:=IF(OR(ISBLANK([$Speed.D26]);[$Speed.D26]=&quot;&quot;;[.C26]=&quot;&quot;);&quot;&quot;;IF([$Speed.D26]=&quot;FAIL&quot;;&quot;FAIL&quot;;[$Speed.D26]/[$Speed.$C26]))" office:value-type="float" office:value="0.984548300000654" calcext:value-type="float">
            <text:p>0,985</text:p>
          </table:table-cell>
          <table:table-cell table:style-name="ce98" table:formula="of:=IF(OR(ISBLANK([$Speed.E26]);[$Speed.E26]=&quot;&quot;;[.D26]=&quot;&quot;);&quot;&quot;;IF([$Speed.E26]=&quot;FAIL&quot;;&quot;FAIL&quot;;[$Speed.E26]/[$Speed.$C26]))" office:value-type="float" office:value="0.985676741893705" calcext:value-type="float">
            <text:p>0,986</text:p>
          </table:table-cell>
          <table:table-cell table:style-name="ce98" table:formula="of:=IF(OR(ISBLANK([$Speed.F26]);[$Speed.F26]=&quot;&quot;;[.E26]=&quot;&quot;);&quot;&quot;;IF([$Speed.F26]=&quot;FAIL&quot;;&quot;FAIL&quot;;[$Speed.F26]/[$Speed.$C26]))" office:value-type="float" office:value="0.981922774913796" calcext:value-type="float">
            <text:p>0,982</text:p>
          </table:table-cell>
          <table:table-cell table:style-name="ce98" table:formula="of:=IF(OR(ISBLANK([$Speed.G26]);[$Speed.G26]=&quot;&quot;;[.F26]=&quot;&quot;);&quot;&quot;;IF([$Speed.G26]=&quot;FAIL&quot;;&quot;FAIL&quot;;[$Speed.G26]/[$Speed.$C26]))" office:value-type="float" office:value="0.989755766966398" calcext:value-type="float">
            <text:p>0,990</text:p>
          </table:table-cell>
          <table:table-cell table:style-name="ce98" table:formula="of:=IF(OR(ISBLANK([$Speed.H26]);[$Speed.H26]=&quot;&quot;;[.G26]=&quot;&quot;);&quot;&quot;;IF([$Speed.H26]=&quot;FAIL&quot;;&quot;FAIL&quot;;[$Speed.H26]/[$Speed.$C26]))" office:value-type="float" office:value="0.983743463426788" calcext:value-type="float">
            <text:p>0,984</text:p>
          </table:table-cell>
          <table:table-cell table:style-name="ce98" table:formula="of:=IF(OR(ISBLANK([$Speed.I26]);[$Speed.I26]=&quot;&quot;;[.H26]=&quot;&quot;);&quot;&quot;;IF([$Speed.I26]=&quot;FAIL&quot;;&quot;FAIL&quot;;[$Speed.I26]/[$Speed.$C26]))" office:value-type="float" office:value="0.98376961335157" calcext:value-type="float">
            <text:p>0,984</text:p>
          </table:table-cell>
          <table:table-cell table:style-name="ce98" table:formula="of:=IF(OR(ISBLANK([$Speed.J26]);[$Speed.J26]=&quot;&quot;;[.I26]=&quot;&quot;);&quot;&quot;;IF([$Speed.J26]=&quot;FAIL&quot;;&quot;FAIL&quot;;[$Speed.J26]/[$Speed.$C26]))" office:value-type="float" office:value="0.983744916200387" calcext:value-type="float">
            <text:p>0,984</text:p>
          </table:table-cell>
          <table:table-cell table:style-name="ce98" table:formula="of:=IF(OR(ISBLANK([$Speed.K26]);[$Speed.K26]=&quot;&quot;;[.J26]=&quot;&quot;);&quot;&quot;;IF([$Speed.K26]=&quot;FAIL&quot;;&quot;FAIL&quot;;[$Speed.K26]/[$Speed.$C26]))">
            <text:p/>
          </table:table-cell>
          <table:table-cell table:style-name="ce98" table:formula="of:=IF(OR(ISBLANK([$Speed.L26]);[$Speed.L26]=&quot;&quot;;[.K26]=&quot;&quot;);&quot;&quot;;IF([$Speed.L26]=&quot;FAIL&quot;;&quot;FAIL&quot;;[$Speed.L26]/[$Speed.$C26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 table:formula="of:=IF(ISBLANK([$Speed.A27]);&quot;&quot;;[$Speed.A27])">
            <text:p/>
          </table:table-cell>
          <table:table-cell table:style-name="ce95" table:formula="of:=IF(ISBLANK([$Speed.B27]);&quot;&quot;;[$Speed.B27])" office:value-type="string" office:string-value="G728-dec V1" calcext:value-type="string">
            <text:p>G728-dec V1</text:p>
          </table:table-cell>
          <table:table-cell table:style-name="ce98" table:formula="of:=IF(OR(ISBLANK([$Speed.C27]);[$Speed.C27]=&quot;&quot;;[.B27]=&quot;&quot;);&quot;&quot;;IF([$Speed.C27]=&quot;FAIL&quot;;&quot;FAIL&quot;;[$Speed.C27]/[$Speed.$C27]))" office:value-type="float" office:value="1" calcext:value-type="float">
            <text:p>1,000</text:p>
          </table:table-cell>
          <table:table-cell table:style-name="ce98" table:formula="of:=IF(OR(ISBLANK([$Speed.D27]);[$Speed.D27]=&quot;&quot;;[.C27]=&quot;&quot;);&quot;&quot;;IF([$Speed.D27]=&quot;FAIL&quot;;&quot;FAIL&quot;;[$Speed.D27]/[$Speed.$C27]))" office:value-type="float" office:value="1.00302337477841" calcext:value-type="float">
            <text:p>1,003</text:p>
          </table:table-cell>
          <table:table-cell table:style-name="ce98" table:formula="of:=IF(OR(ISBLANK([$Speed.E27]);[$Speed.E27]=&quot;&quot;;[.D27]=&quot;&quot;);&quot;&quot;;IF([$Speed.E27]=&quot;FAIL&quot;;&quot;FAIL&quot;;[$Speed.E27]/[$Speed.$C27]))" office:value-type="float" office:value="1.00726205238364" calcext:value-type="float">
            <text:p>1,007</text:p>
          </table:table-cell>
          <table:table-cell table:style-name="ce98" table:formula="of:=IF(OR(ISBLANK([$Speed.F27]);[$Speed.F27]=&quot;&quot;;[.E27]=&quot;&quot;);&quot;&quot;;IF([$Speed.F27]=&quot;FAIL&quot;;&quot;FAIL&quot;;[$Speed.F27]/[$Speed.$C27]))" office:value-type="float" office:value="1.00006860987316" calcext:value-type="float">
            <text:p>1,000</text:p>
          </table:table-cell>
          <table:table-cell table:style-name="ce98" table:formula="of:=IF(OR(ISBLANK([$Speed.G27]);[$Speed.G27]=&quot;&quot;;[.F27]=&quot;&quot;);&quot;&quot;;IF([$Speed.G27]=&quot;FAIL&quot;;&quot;FAIL&quot;;[$Speed.G27]/[$Speed.$C27]))" office:value-type="float" office:value="0.994039517269004" calcext:value-type="float">
            <text:p>0,994</text:p>
          </table:table-cell>
          <table:table-cell table:style-name="ce98" table:formula="of:=IF(OR(ISBLANK([$Speed.H27]);[$Speed.H27]=&quot;&quot;;[.G27]=&quot;&quot;);&quot;&quot;;IF([$Speed.H27]=&quot;FAIL&quot;;&quot;FAIL&quot;;[$Speed.H27]/[$Speed.$C27]))" office:value-type="float" office:value="0.992504371356992" calcext:value-type="float">
            <text:p>0,993</text:p>
          </table:table-cell>
          <table:table-cell table:style-name="ce98" table:formula="of:=IF(OR(ISBLANK([$Speed.I27]);[$Speed.I27]=&quot;&quot;;[.H27]=&quot;&quot;);&quot;&quot;;IF([$Speed.I27]=&quot;FAIL&quot;;&quot;FAIL&quot;;[$Speed.I27]/[$Speed.$C27]))" office:value-type="float" office:value="0.993321131538243" calcext:value-type="float">
            <text:p>0,993</text:p>
          </table:table-cell>
          <table:table-cell table:style-name="ce98" table:formula="of:=IF(OR(ISBLANK([$Speed.J27]);[$Speed.J27]=&quot;&quot;;[.I27]=&quot;&quot;);&quot;&quot;;IF([$Speed.J27]=&quot;FAIL&quot;;&quot;FAIL&quot;;[$Speed.J27]/[$Speed.$C27]))" office:value-type="float" office:value="0.992464012608073" calcext:value-type="float">
            <text:p>0,992</text:p>
          </table:table-cell>
          <table:table-cell table:style-name="ce98" table:formula="of:=IF(OR(ISBLANK([$Speed.K27]);[$Speed.K27]=&quot;&quot;;[.J27]=&quot;&quot;);&quot;&quot;;IF([$Speed.K27]=&quot;FAIL&quot;;&quot;FAIL&quot;;[$Speed.K27]/[$Speed.$C27]))">
            <text:p/>
          </table:table-cell>
          <table:table-cell table:style-name="ce98" table:formula="of:=IF(OR(ISBLANK([$Speed.L27]);[$Speed.L27]=&quot;&quot;;[.K27]=&quot;&quot;);&quot;&quot;;IF([$Speed.L27]=&quot;FAIL&quot;;&quot;FAIL&quot;;[$Speed.L27]/[$Speed.$C27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 table:formula="of:=IF(ISBLANK([$Speed.A28]);&quot;&quot;;[$Speed.A28])">
            <text:p/>
          </table:table-cell>
          <table:table-cell table:style-name="ce95" table:formula="of:=IF(ISBLANK([$Speed.B28]);&quot;&quot;;[$Speed.B28])" office:value-type="string" office:string-value="G729AB-cod" calcext:value-type="string">
            <text:p>G729AB-cod</text:p>
          </table:table-cell>
          <table:table-cell table:style-name="ce98" table:formula="of:=IF(OR(ISBLANK([$Speed.C28]);[$Speed.C28]=&quot;&quot;;[.B28]=&quot;&quot;);&quot;&quot;;IF([$Speed.C28]=&quot;FAIL&quot;;&quot;FAIL&quot;;[$Speed.C28]/[$Speed.$C28]))" office:value-type="float" office:value="1" calcext:value-type="float">
            <text:p>1,000</text:p>
          </table:table-cell>
          <table:table-cell table:style-name="ce98" table:formula="of:=IF(OR(ISBLANK([$Speed.D28]);[$Speed.D28]=&quot;&quot;;[.C28]=&quot;&quot;);&quot;&quot;;IF([$Speed.D28]=&quot;FAIL&quot;;&quot;FAIL&quot;;[$Speed.D28]/[$Speed.$C28]))" office:value-type="float" office:value="1.0187236560666" calcext:value-type="float">
            <text:p>1,019</text:p>
          </table:table-cell>
          <table:table-cell table:style-name="ce98" table:formula="of:=IF(OR(ISBLANK([$Speed.E28]);[$Speed.E28]=&quot;&quot;;[.D28]=&quot;&quot;);&quot;&quot;;IF([$Speed.E28]=&quot;FAIL&quot;;&quot;FAIL&quot;;[$Speed.E28]/[$Speed.$C28]))" office:value-type="float" office:value="1.01736572317518" calcext:value-type="float">
            <text:p>1,017</text:p>
          </table:table-cell>
          <table:table-cell table:style-name="ce98" table:formula="of:=IF(OR(ISBLANK([$Speed.F28]);[$Speed.F28]=&quot;&quot;;[.E28]=&quot;&quot;);&quot;&quot;;IF([$Speed.F28]=&quot;FAIL&quot;;&quot;FAIL&quot;;[$Speed.F28]/[$Speed.$C28]))" office:value-type="float" office:value="1.01102940916855" calcext:value-type="float">
            <text:p>1,011</text:p>
          </table:table-cell>
          <table:table-cell table:style-name="ce98" table:formula="of:=IF(OR(ISBLANK([$Speed.G28]);[$Speed.G28]=&quot;&quot;;[.F28]=&quot;&quot;);&quot;&quot;;IF([$Speed.G28]=&quot;FAIL&quot;;&quot;FAIL&quot;;[$Speed.G28]/[$Speed.$C28]))" office:value-type="float" office:value="1.00480749200458" calcext:value-type="float">
            <text:p>1,005</text:p>
          </table:table-cell>
          <table:table-cell table:style-name="ce98" table:formula="of:=IF(OR(ISBLANK([$Speed.H28]);[$Speed.H28]=&quot;&quot;;[.G28]=&quot;&quot;);&quot;&quot;;IF([$Speed.H28]=&quot;FAIL&quot;;&quot;FAIL&quot;;[$Speed.H28]/[$Speed.$C28]))" office:value-type="float" office:value="1.00480819815793" calcext:value-type="float">
            <text:p>1,005</text:p>
          </table:table-cell>
          <table:table-cell table:style-name="ce98" table:formula="of:=IF(OR(ISBLANK([$Speed.I28]);[$Speed.I28]=&quot;&quot;;[.H28]=&quot;&quot;);&quot;&quot;;IF([$Speed.I28]=&quot;FAIL&quot;;&quot;FAIL&quot;;[$Speed.I28]/[$Speed.$C28]))" office:value-type="float" office:value="1.01043412189478" calcext:value-type="float">
            <text:p>1,010</text:p>
          </table:table-cell>
          <table:table-cell table:style-name="ce98" table:formula="of:=IF(OR(ISBLANK([$Speed.J28]);[$Speed.J28]=&quot;&quot;;[.I28]=&quot;&quot;);&quot;&quot;;IF([$Speed.J28]=&quot;FAIL&quot;;&quot;FAIL&quot;;[$Speed.J28]/[$Speed.$C28]))" office:value-type="float" office:value="1.03587541477682" calcext:value-type="float">
            <text:p>1,036</text:p>
          </table:table-cell>
          <table:table-cell table:style-name="ce98" table:formula="of:=IF(OR(ISBLANK([$Speed.K28]);[$Speed.K28]=&quot;&quot;;[.J28]=&quot;&quot;);&quot;&quot;;IF([$Speed.K28]=&quot;FAIL&quot;;&quot;FAIL&quot;;[$Speed.K28]/[$Speed.$C28]))">
            <text:p/>
          </table:table-cell>
          <table:table-cell table:style-name="ce98" table:formula="of:=IF(OR(ISBLANK([$Speed.L28]);[$Speed.L28]=&quot;&quot;;[.K28]=&quot;&quot;);&quot;&quot;;IF([$Speed.L28]=&quot;FAIL&quot;;&quot;FAIL&quot;;[$Speed.L28]/[$Speed.$C28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 table:formula="of:=IF(ISBLANK([$Speed.A29]);&quot;&quot;;[$Speed.A29])">
            <text:p/>
          </table:table-cell>
          <table:table-cell table:style-name="ce95" table:formula="of:=IF(ISBLANK([$Speed.B29]);&quot;&quot;;[$Speed.B29])" office:value-type="string" office:string-value="G728AB-dec" calcext:value-type="string">
            <text:p>G728AB-dec</text:p>
          </table:table-cell>
          <table:table-cell table:style-name="ce98" table:formula="of:=IF(OR(ISBLANK([$Speed.C29]);[$Speed.C29]=&quot;&quot;;[.B29]=&quot;&quot;);&quot;&quot;;IF([$Speed.C29]=&quot;FAIL&quot;;&quot;FAIL&quot;;[$Speed.C29]/[$Speed.$C29]))" office:value-type="float" office:value="1" calcext:value-type="float">
            <text:p>1,000</text:p>
          </table:table-cell>
          <table:table-cell table:style-name="ce98" table:formula="of:=IF(OR(ISBLANK([$Speed.D29]);[$Speed.D29]=&quot;&quot;;[.C29]=&quot;&quot;);&quot;&quot;;IF([$Speed.D29]=&quot;FAIL&quot;;&quot;FAIL&quot;;[$Speed.D29]/[$Speed.$C29]))" office:value-type="float" office:value="0.983667158157299" calcext:value-type="float">
            <text:p>0,984</text:p>
          </table:table-cell>
          <table:table-cell table:style-name="ce98" table:formula="of:=IF(OR(ISBLANK([$Speed.E29]);[$Speed.E29]=&quot;&quot;;[.D29]=&quot;&quot;);&quot;&quot;;IF([$Speed.E29]=&quot;FAIL&quot;;&quot;FAIL&quot;;[$Speed.E29]/[$Speed.$C29]))" office:value-type="float" office:value="0.985001061739398" calcext:value-type="float">
            <text:p>0,985</text:p>
          </table:table-cell>
          <table:table-cell table:style-name="ce98" table:formula="of:=IF(OR(ISBLANK([$Speed.F29]);[$Speed.F29]=&quot;&quot;;[.E29]=&quot;&quot;);&quot;&quot;;IF([$Speed.F29]=&quot;FAIL&quot;;&quot;FAIL&quot;;[$Speed.F29]/[$Speed.$C29]))" office:value-type="float" office:value="0.981576578327955" calcext:value-type="float">
            <text:p>0,982</text:p>
          </table:table-cell>
          <table:table-cell table:style-name="ce98" table:formula="of:=IF(OR(ISBLANK([$Speed.G29]);[$Speed.G29]=&quot;&quot;;[.F29]=&quot;&quot;);&quot;&quot;;IF([$Speed.G29]=&quot;FAIL&quot;;&quot;FAIL&quot;;[$Speed.G29]/[$Speed.$C29]))" office:value-type="float" office:value="0.981851733326953" calcext:value-type="float">
            <text:p>0,982</text:p>
          </table:table-cell>
          <table:table-cell table:style-name="ce98" table:formula="of:=IF(OR(ISBLANK([$Speed.H29]);[$Speed.H29]=&quot;&quot;;[.G29]=&quot;&quot;);&quot;&quot;;IF([$Speed.H29]=&quot;FAIL&quot;;&quot;FAIL&quot;;[$Speed.H29]/[$Speed.$C29]))" office:value-type="float" office:value="0.990279850578872" calcext:value-type="float">
            <text:p>0,990</text:p>
          </table:table-cell>
          <table:table-cell table:style-name="ce98" table:formula="of:=IF(OR(ISBLANK([$Speed.I29]);[$Speed.I29]=&quot;&quot;;[.H29]=&quot;&quot;);&quot;&quot;;IF([$Speed.I29]=&quot;FAIL&quot;;&quot;FAIL&quot;;[$Speed.I29]/[$Speed.$C29]))" office:value-type="float" office:value="0.990480235197708" calcext:value-type="float">
            <text:p>0,990</text:p>
          </table:table-cell>
          <table:table-cell table:style-name="ce98" table:formula="of:=IF(OR(ISBLANK([$Speed.J29]);[$Speed.J29]=&quot;&quot;;[.I29]=&quot;&quot;);&quot;&quot;;IF([$Speed.J29]=&quot;FAIL&quot;;&quot;FAIL&quot;;[$Speed.J29]/[$Speed.$C29]))" office:value-type="float" office:value="1.034412319766" calcext:value-type="float">
            <text:p>1,034</text:p>
          </table:table-cell>
          <table:table-cell table:style-name="ce98" table:formula="of:=IF(OR(ISBLANK([$Speed.K29]);[$Speed.K29]=&quot;&quot;;[.J29]=&quot;&quot;);&quot;&quot;;IF([$Speed.K29]=&quot;FAIL&quot;;&quot;FAIL&quot;;[$Speed.K29]/[$Speed.$C29]))">
            <text:p/>
          </table:table-cell>
          <table:table-cell table:style-name="ce98" table:formula="of:=IF(OR(ISBLANK([$Speed.L29]);[$Speed.L29]=&quot;&quot;;[.K29]=&quot;&quot;);&quot;&quot;;IF([$Speed.L29]=&quot;FAIL&quot;;&quot;FAIL&quot;;[$Speed.L29]/[$Speed.$C29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 table:formula="of:=IF(ISBLANK([$Speed.A30]);&quot;&quot;;[$Speed.A30])">
            <text:p/>
          </table:table-cell>
          <table:table-cell table:style-name="ce95" table:formula="of:=IF(ISBLANK([$Speed.B30]);&quot;&quot;;[$Speed.B30])" office:value-type="string" office:string-value="G729I-cod" calcext:value-type="string">
            <text:p>G729I-cod</text:p>
          </table:table-cell>
          <table:table-cell table:style-name="ce98" table:formula="of:=IF(OR(ISBLANK([$Speed.C30]);[$Speed.C30]=&quot;&quot;;[.B30]=&quot;&quot;);&quot;&quot;;IF([$Speed.C30]=&quot;FAIL&quot;;&quot;FAIL&quot;;[$Speed.C30]/[$Speed.$C30]))" office:value-type="float" office:value="1" calcext:value-type="float">
            <text:p>1,000</text:p>
          </table:table-cell>
          <table:table-cell table:style-name="ce98" table:formula="of:=IF(OR(ISBLANK([$Speed.D30]);[$Speed.D30]=&quot;&quot;;[.C30]=&quot;&quot;);&quot;&quot;;IF([$Speed.D30]=&quot;FAIL&quot;;&quot;FAIL&quot;;[$Speed.D30]/[$Speed.$C30]))" office:value-type="float" office:value="0.997023153401142" calcext:value-type="float">
            <text:p>0,997</text:p>
          </table:table-cell>
          <table:table-cell table:style-name="ce98" table:formula="of:=IF(OR(ISBLANK([$Speed.E30]);[$Speed.E30]=&quot;&quot;;[.D30]=&quot;&quot;);&quot;&quot;;IF([$Speed.E30]=&quot;FAIL&quot;;&quot;FAIL&quot;;[$Speed.E30]/[$Speed.$C30]))" office:value-type="float" office:value="1.00406396360501" calcext:value-type="float">
            <text:p>1,004</text:p>
          </table:table-cell>
          <table:table-cell table:style-name="ce98" table:formula="of:=IF(OR(ISBLANK([$Speed.F30]);[$Speed.F30]=&quot;&quot;;[.E30]=&quot;&quot;);&quot;&quot;;IF([$Speed.F30]=&quot;FAIL&quot;;&quot;FAIL&quot;;[$Speed.F30]/[$Speed.$C30]))" office:value-type="float" office:value="1.00114678203253" calcext:value-type="float">
            <text:p>1,001</text:p>
          </table:table-cell>
          <table:table-cell table:style-name="ce98" table:formula="of:=IF(OR(ISBLANK([$Speed.G30]);[$Speed.G30]=&quot;&quot;;[.F30]=&quot;&quot;);&quot;&quot;;IF([$Speed.G30]=&quot;FAIL&quot;;&quot;FAIL&quot;;[$Speed.G30]/[$Speed.$C30]))" office:value-type="float" office:value="0.995264552030263" calcext:value-type="float">
            <text:p>0,995</text:p>
          </table:table-cell>
          <table:table-cell table:style-name="ce98" table:formula="of:=IF(OR(ISBLANK([$Speed.H30]);[$Speed.H30]=&quot;&quot;;[.G30]=&quot;&quot;);&quot;&quot;;IF([$Speed.H30]=&quot;FAIL&quot;;&quot;FAIL&quot;;[$Speed.H30]/[$Speed.$C30]))" office:value-type="float" office:value="1.00419879982283" calcext:value-type="float">
            <text:p>1,004</text:p>
          </table:table-cell>
          <table:table-cell table:style-name="ce98" table:formula="of:=IF(OR(ISBLANK([$Speed.I30]);[$Speed.I30]=&quot;&quot;;[.H30]=&quot;&quot;);&quot;&quot;;IF([$Speed.I30]=&quot;FAIL&quot;;&quot;FAIL&quot;;[$Speed.I30]/[$Speed.$C30]))" office:value-type="float" office:value="1.00358596921285" calcext:value-type="float">
            <text:p>1,004</text:p>
          </table:table-cell>
          <table:table-cell table:style-name="ce98" table:formula="of:=IF(OR(ISBLANK([$Speed.J30]);[$Speed.J30]=&quot;&quot;;[.I30]=&quot;&quot;);&quot;&quot;;IF([$Speed.J30]=&quot;FAIL&quot;;&quot;FAIL&quot;;[$Speed.J30]/[$Speed.$C30]))" office:value-type="float" office:value="1.03638386792523" calcext:value-type="float">
            <text:p>1,036</text:p>
          </table:table-cell>
          <table:table-cell table:style-name="ce98" table:formula="of:=IF(OR(ISBLANK([$Speed.K30]);[$Speed.K30]=&quot;&quot;;[.J30]=&quot;&quot;);&quot;&quot;;IF([$Speed.K30]=&quot;FAIL&quot;;&quot;FAIL&quot;;[$Speed.K30]/[$Speed.$C30]))">
            <text:p/>
          </table:table-cell>
          <table:table-cell table:style-name="ce98" table:formula="of:=IF(OR(ISBLANK([$Speed.L30]);[$Speed.L30]=&quot;&quot;;[.K30]=&quot;&quot;);&quot;&quot;;IF([$Speed.L30]=&quot;FAIL&quot;;&quot;FAIL&quot;;[$Speed.L30]/[$Speed.$C30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 table:formula="of:=IF(ISBLANK([$Speed.A31]);&quot;&quot;;[$Speed.A31])">
            <text:p/>
          </table:table-cell>
          <table:table-cell table:style-name="ce95" table:formula="of:=IF(ISBLANK([$Speed.B31]);&quot;&quot;;[$Speed.B31])" office:value-type="string" office:string-value="G729I-dec" calcext:value-type="string">
            <text:p>G729I-dec</text:p>
          </table:table-cell>
          <table:table-cell table:style-name="ce98" table:formula="of:=IF(OR(ISBLANK([$Speed.C31]);[$Speed.C31]=&quot;&quot;;[.B31]=&quot;&quot;);&quot;&quot;;IF([$Speed.C31]=&quot;FAIL&quot;;&quot;FAIL&quot;;[$Speed.C31]/[$Speed.$C31]))" office:value-type="float" office:value="1" calcext:value-type="float">
            <text:p>1,000</text:p>
          </table:table-cell>
          <table:table-cell table:style-name="ce98" table:formula="of:=IF(OR(ISBLANK([$Speed.D31]);[$Speed.D31]=&quot;&quot;;[.C31]=&quot;&quot;);&quot;&quot;;IF([$Speed.D31]=&quot;FAIL&quot;;&quot;FAIL&quot;;[$Speed.D31]/[$Speed.$C31]))" office:value-type="float" office:value="0.998610392331371" calcext:value-type="float">
            <text:p>0,999</text:p>
          </table:table-cell>
          <table:table-cell table:style-name="ce98" table:formula="of:=IF(OR(ISBLANK([$Speed.E31]);[$Speed.E31]=&quot;&quot;;[.D31]=&quot;&quot;);&quot;&quot;;IF([$Speed.E31]=&quot;FAIL&quot;;&quot;FAIL&quot;;[$Speed.E31]/[$Speed.$C31]))" office:value-type="float" office:value="0.987513229029191" calcext:value-type="float">
            <text:p>0,988</text:p>
          </table:table-cell>
          <table:table-cell table:style-name="ce98" table:formula="of:=IF(OR(ISBLANK([$Speed.F31]);[$Speed.F31]=&quot;&quot;;[.E31]=&quot;&quot;);&quot;&quot;;IF([$Speed.F31]=&quot;FAIL&quot;;&quot;FAIL&quot;;[$Speed.F31]/[$Speed.$C31]))" office:value-type="float" office:value="0.986454906693933" calcext:value-type="float">
            <text:p>0,986</text:p>
          </table:table-cell>
          <table:table-cell table:style-name="ce98" table:formula="of:=IF(OR(ISBLANK([$Speed.G31]);[$Speed.G31]=&quot;&quot;;[.F31]=&quot;&quot;);&quot;&quot;;IF([$Speed.G31]=&quot;FAIL&quot;;&quot;FAIL&quot;;[$Speed.G31]/[$Speed.$C31]))" office:value-type="float" office:value="0.98732699294989" calcext:value-type="float">
            <text:p>0,987</text:p>
          </table:table-cell>
          <table:table-cell table:style-name="ce98" table:formula="of:=IF(OR(ISBLANK([$Speed.H31]);[$Speed.H31]=&quot;&quot;;[.G31]=&quot;&quot;);&quot;&quot;;IF([$Speed.H31]=&quot;FAIL&quot;;&quot;FAIL&quot;;[$Speed.H31]/[$Speed.$C31]))" office:value-type="float" office:value="0.989205470326683" calcext:value-type="float">
            <text:p>0,989</text:p>
          </table:table-cell>
          <table:table-cell table:style-name="ce98" table:formula="of:=IF(OR(ISBLANK([$Speed.I31]);[$Speed.I31]=&quot;&quot;;[.H31]=&quot;&quot;);&quot;&quot;;IF([$Speed.I31]=&quot;FAIL&quot;;&quot;FAIL&quot;;[$Speed.I31]/[$Speed.$C31]))" office:value-type="float" office:value="0.989094444971715" calcext:value-type="float">
            <text:p>0,989</text:p>
          </table:table-cell>
          <table:table-cell table:style-name="ce98" table:formula="of:=IF(OR(ISBLANK([$Speed.J31]);[$Speed.J31]=&quot;&quot;;[.I31]=&quot;&quot;);&quot;&quot;;IF([$Speed.J31]=&quot;FAIL&quot;;&quot;FAIL&quot;;[$Speed.J31]/[$Speed.$C31]))" office:value-type="float" office:value="1.021327612543" calcext:value-type="float">
            <text:p>1,021</text:p>
          </table:table-cell>
          <table:table-cell table:style-name="ce98" table:formula="of:=IF(OR(ISBLANK([$Speed.K31]);[$Speed.K31]=&quot;&quot;;[.J31]=&quot;&quot;);&quot;&quot;;IF([$Speed.K31]=&quot;FAIL&quot;;&quot;FAIL&quot;;[$Speed.K31]/[$Speed.$C31]))">
            <text:p/>
          </table:table-cell>
          <table:table-cell table:style-name="ce98" table:formula="of:=IF(OR(ISBLANK([$Speed.L31]);[$Speed.L31]=&quot;&quot;;[.K31]=&quot;&quot;);&quot;&quot;;IF([$Speed.L31]=&quot;FAIL&quot;;&quot;FAIL&quot;;[$Speed.L31]/[$Speed.$C31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/>
          <table:table-cell table:style-name="ce95" table:formula="of:=IF(ISBLANK([$Speed.B32]);&quot;&quot;;[$Speed.B32])" office:value-type="string" office:string-value="G729I-cod V1" calcext:value-type="string">
            <text:p>G729I-cod V1</text:p>
          </table:table-cell>
          <table:table-cell table:style-name="ce98" table:formula="of:=IF(OR(ISBLANK([$Speed.C32]);[$Speed.C32]=&quot;&quot;;[.B32]=&quot;&quot;);&quot;&quot;;IF([$Speed.C32]=&quot;FAIL&quot;;&quot;FAIL&quot;;[$Speed.C32]/[$Speed.$C32]))" office:value-type="float" office:value="1" calcext:value-type="float">
            <text:p>1,000</text:p>
          </table:table-cell>
          <table:table-cell table:style-name="ce98" table:formula="of:=IF(OR(ISBLANK([$Speed.D32]);[$Speed.D32]=&quot;&quot;;[.C32]=&quot;&quot;);&quot;&quot;;IF([$Speed.D32]=&quot;FAIL&quot;;&quot;FAIL&quot;;[$Speed.D32]/[$Speed.$C32]))" office:value-type="float" office:value="0.997120003537808" calcext:value-type="float">
            <text:p>0,997</text:p>
          </table:table-cell>
          <table:table-cell table:style-name="ce98" table:formula="of:=IF(OR(ISBLANK([$Speed.E32]);[$Speed.E32]=&quot;&quot;;[.D32]=&quot;&quot;);&quot;&quot;;IF([$Speed.E32]=&quot;FAIL&quot;;&quot;FAIL&quot;;[$Speed.E32]/[$Speed.$C32]))" office:value-type="float" office:value="0.996564062350699" calcext:value-type="float">
            <text:p>0,997</text:p>
          </table:table-cell>
          <table:table-cell table:style-name="ce98" table:formula="of:=IF(OR(ISBLANK([$Speed.F32]);[$Speed.F32]=&quot;&quot;;[.E32]=&quot;&quot;);&quot;&quot;;IF([$Speed.F32]=&quot;FAIL&quot;;&quot;FAIL&quot;;[$Speed.F32]/[$Speed.$C32]))" office:value-type="float" office:value="0.983502208365809" calcext:value-type="float">
            <text:p>0,984</text:p>
          </table:table-cell>
          <table:table-cell table:style-name="ce98" table:formula="of:=IF(OR(ISBLANK([$Speed.G32]);[$Speed.G32]=&quot;&quot;;[.F32]=&quot;&quot;);&quot;&quot;;IF([$Speed.G32]=&quot;FAIL&quot;;&quot;FAIL&quot;;[$Speed.G32]/[$Speed.$C32]))" office:value-type="float" office:value="0.991264458221889" calcext:value-type="float">
            <text:p>0,991</text:p>
          </table:table-cell>
          <table:table-cell table:style-name="ce98" table:formula="of:=IF(OR(ISBLANK([$Speed.H32]);[$Speed.H32]=&quot;&quot;;[.G32]=&quot;&quot;);&quot;&quot;;IF([$Speed.H32]=&quot;FAIL&quot;;&quot;FAIL&quot;;[$Speed.H32]/[$Speed.$C32]))" office:value-type="float" office:value="0.997547620232153" calcext:value-type="float">
            <text:p>0,998</text:p>
          </table:table-cell>
          <table:table-cell table:style-name="ce98" table:formula="of:=IF(OR(ISBLANK([$Speed.I32]);[$Speed.I32]=&quot;&quot;;[.H32]=&quot;&quot;);&quot;&quot;;IF([$Speed.I32]=&quot;FAIL&quot;;&quot;FAIL&quot;;[$Speed.I32]/[$Speed.$C32]))" office:value-type="float" office:value="0.998096059371992" calcext:value-type="float">
            <text:p>0,998</text:p>
          </table:table-cell>
          <table:table-cell table:style-name="ce98" table:formula="of:=IF(OR(ISBLANK([$Speed.J32]);[$Speed.J32]=&quot;&quot;;[.I32]=&quot;&quot;);&quot;&quot;;IF([$Speed.J32]=&quot;FAIL&quot;;&quot;FAIL&quot;;[$Speed.J32]/[$Speed.$C32]))" office:value-type="float" office:value="1.01957323616998" calcext:value-type="float">
            <text:p>1,020</text:p>
          </table:table-cell>
          <table:table-cell table:style-name="ce98" table:formula="of:=IF(OR(ISBLANK([$Speed.K32]);[$Speed.K32]=&quot;&quot;;[.J32]=&quot;&quot;);&quot;&quot;;IF([$Speed.K32]=&quot;FAIL&quot;;&quot;FAIL&quot;;[$Speed.K32]/[$Speed.$C32]))">
            <text:p/>
          </table:table-cell>
          <table:table-cell table:style-name="ce98" table:formula="of:=IF(OR(ISBLANK([$Speed.L32]);[$Speed.L32]=&quot;&quot;;[.K32]=&quot;&quot;);&quot;&quot;;IF([$Speed.L32]=&quot;FAIL&quot;;&quot;FAIL&quot;;[$Speed.L32]/[$Speed.$C32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/>
          <table:table-cell table:style-name="ce95" table:formula="of:=IF(ISBLANK([$Speed.B33]);&quot;&quot;;[$Speed.B33])" office:value-type="string" office:string-value="G729I-dec V1" calcext:value-type="string">
            <text:p>G729I-dec V1</text:p>
          </table:table-cell>
          <table:table-cell table:style-name="ce98" table:formula="of:=IF(OR(ISBLANK([$Speed.C33]);[$Speed.C33]=&quot;&quot;;[.B33]=&quot;&quot;);&quot;&quot;;IF([$Speed.C33]=&quot;FAIL&quot;;&quot;FAIL&quot;;[$Speed.C33]/[$Speed.$C33]))" office:value-type="float" office:value="1" calcext:value-type="float">
            <text:p>1,000</text:p>
          </table:table-cell>
          <table:table-cell table:style-name="ce98" table:formula="of:=IF(OR(ISBLANK([$Speed.D33]);[$Speed.D33]=&quot;&quot;;[.C33]=&quot;&quot;);&quot;&quot;;IF([$Speed.D33]=&quot;FAIL&quot;;&quot;FAIL&quot;;[$Speed.D33]/[$Speed.$C33]))" office:value-type="float" office:value="0.993317515989272" calcext:value-type="float">
            <text:p>0,993</text:p>
          </table:table-cell>
          <table:table-cell table:style-name="ce98" table:formula="of:=IF(OR(ISBLANK([$Speed.E33]);[$Speed.E33]=&quot;&quot;;[.D33]=&quot;&quot;);&quot;&quot;;IF([$Speed.E33]=&quot;FAIL&quot;;&quot;FAIL&quot;;[$Speed.E33]/[$Speed.$C33]))" office:value-type="float" office:value="0.981324530637508" calcext:value-type="float">
            <text:p>0,981</text:p>
          </table:table-cell>
          <table:table-cell table:style-name="ce98" table:formula="of:=IF(OR(ISBLANK([$Speed.F33]);[$Speed.F33]=&quot;&quot;;[.E33]=&quot;&quot;);&quot;&quot;;IF([$Speed.F33]=&quot;FAIL&quot;;&quot;FAIL&quot;;[$Speed.F33]/[$Speed.$C33]))" office:value-type="float" office:value="0.975118630080462" calcext:value-type="float">
            <text:p>0,975</text:p>
          </table:table-cell>
          <table:table-cell table:style-name="ce98" table:formula="of:=IF(OR(ISBLANK([$Speed.G33]);[$Speed.G33]=&quot;&quot;;[.F33]=&quot;&quot;);&quot;&quot;;IF([$Speed.G33]=&quot;FAIL&quot;;&quot;FAIL&quot;;[$Speed.G33]/[$Speed.$C33]))" office:value-type="float" office:value="0.992052816174954" calcext:value-type="float">
            <text:p>0,992</text:p>
          </table:table-cell>
          <table:table-cell table:style-name="ce98" table:formula="of:=IF(OR(ISBLANK([$Speed.H33]);[$Speed.H33]=&quot;&quot;;[.G33]=&quot;&quot;);&quot;&quot;;IF([$Speed.H33]=&quot;FAIL&quot;;&quot;FAIL&quot;;[$Speed.H33]/[$Speed.$C33]))" office:value-type="float" office:value="0.964510006189395" calcext:value-type="float">
            <text:p>0,965</text:p>
          </table:table-cell>
          <table:table-cell table:style-name="ce98" table:formula="of:=IF(OR(ISBLANK([$Speed.I33]);[$Speed.I33]=&quot;&quot;;[.H33]=&quot;&quot;);&quot;&quot;;IF([$Speed.I33]=&quot;FAIL&quot;;&quot;FAIL&quot;;[$Speed.I33]/[$Speed.$C33]))" office:value-type="float" office:value="0.964280998555808" calcext:value-type="float">
            <text:p>0,964</text:p>
          </table:table-cell>
          <table:table-cell table:style-name="ce98" table:formula="of:=IF(OR(ISBLANK([$Speed.J33]);[$Speed.J33]=&quot;&quot;;[.I33]=&quot;&quot;);&quot;&quot;;IF([$Speed.J33]=&quot;FAIL&quot;;&quot;FAIL&quot;;[$Speed.J33]/[$Speed.$C33]))" office:value-type="float" office:value="0.988425830410563" calcext:value-type="float">
            <text:p>0,988</text:p>
          </table:table-cell>
          <table:table-cell table:style-name="ce98" table:formula="of:=IF(OR(ISBLANK([$Speed.K33]);[$Speed.K33]=&quot;&quot;;[.J33]=&quot;&quot;);&quot;&quot;;IF([$Speed.K33]=&quot;FAIL&quot;;&quot;FAIL&quot;;[$Speed.K33]/[$Speed.$C33]))">
            <text:p/>
          </table:table-cell>
          <table:table-cell table:style-name="ce98" table:formula="of:=IF(OR(ISBLANK([$Speed.L33]);[$Speed.L33]=&quot;&quot;;[.K33]=&quot;&quot;);&quot;&quot;;IF([$Speed.L33]=&quot;FAIL&quot;;&quot;FAIL&quot;;[$Speed.L33]/[$Speed.$C33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 table:formula="of:=IF(ISBLANK([$Speed.A34]);&quot;&quot;;[$Speed.A34])">
            <text:p/>
          </table:table-cell>
          <table:table-cell table:style-name="ce95" table:formula="of:=IF(ISBLANK([$Speed.B34]);&quot;&quot;;[$Speed.B34])" office:value-type="string" office:string-value="GSM9-cod" calcext:value-type="string">
            <text:p>GSM9-cod</text:p>
          </table:table-cell>
          <table:table-cell table:style-name="ce98" table:formula="of:=IF(OR(ISBLANK([$Speed.C34]);[$Speed.C34]=&quot;&quot;;[.B34]=&quot;&quot;);&quot;&quot;;IF([$Speed.C34]=&quot;FAIL&quot;;&quot;FAIL&quot;;[$Speed.C34]/[$Speed.$C34]))" office:value-type="float" office:value="1" calcext:value-type="float">
            <text:p>1,000</text:p>
          </table:table-cell>
          <table:table-cell table:style-name="ce98" table:formula="of:=IF(OR(ISBLANK([$Speed.D34]);[$Speed.D34]=&quot;&quot;;[.C34]=&quot;&quot;);&quot;&quot;;IF([$Speed.D34]=&quot;FAIL&quot;;&quot;FAIL&quot;;[$Speed.D34]/[$Speed.$C34]))" office:value-type="float" office:value="0.959534734404509" calcext:value-type="float">
            <text:p>0,960</text:p>
          </table:table-cell>
          <table:table-cell table:style-name="ce98" table:formula="of:=IF(OR(ISBLANK([$Speed.E34]);[$Speed.E34]=&quot;&quot;;[.D34]=&quot;&quot;);&quot;&quot;;IF([$Speed.E34]=&quot;FAIL&quot;;&quot;FAIL&quot;;[$Speed.E34]/[$Speed.$C34]))" office:value-type="float" office:value="1.02881213413963" calcext:value-type="float">
            <text:p>1,029</text:p>
          </table:table-cell>
          <table:table-cell table:style-name="ce98" table:formula="of:=IF(OR(ISBLANK([$Speed.F34]);[$Speed.F34]=&quot;&quot;;[.E34]=&quot;&quot;);&quot;&quot;;IF([$Speed.F34]=&quot;FAIL&quot;;&quot;FAIL&quot;;[$Speed.F34]/[$Speed.$C34]))" office:value-type="float" office:value="0.934239829786777" calcext:value-type="float">
            <text:p>0,934</text:p>
          </table:table-cell>
          <table:table-cell table:style-name="ce98" table:formula="of:=IF(OR(ISBLANK([$Speed.G34]);[$Speed.G34]=&quot;&quot;;[.F34]=&quot;&quot;);&quot;&quot;;IF([$Speed.G34]=&quot;FAIL&quot;;&quot;FAIL&quot;;[$Speed.G34]/[$Speed.$C34]))" office:value-type="float" office:value="0.923860073769809" calcext:value-type="float">
            <text:p>0,924</text:p>
          </table:table-cell>
          <table:table-cell table:style-name="ce98" table:formula="of:=IF(OR(ISBLANK([$Speed.H34]);[$Speed.H34]=&quot;&quot;;[.G34]=&quot;&quot;);&quot;&quot;;IF([$Speed.H34]=&quot;FAIL&quot;;&quot;FAIL&quot;;[$Speed.H34]/[$Speed.$C34]))" office:value-type="float" office:value="0.958568285429522" calcext:value-type="float">
            <text:p>0,959</text:p>
          </table:table-cell>
          <table:table-cell table:style-name="ce98" table:formula="of:=IF(OR(ISBLANK([$Speed.I34]);[$Speed.I34]=&quot;&quot;;[.H34]=&quot;&quot;);&quot;&quot;;IF([$Speed.I34]=&quot;FAIL&quot;;&quot;FAIL&quot;;[$Speed.I34]/[$Speed.$C34]))" office:value-type="float" office:value="0.943568513777439" calcext:value-type="float">
            <text:p>0,944</text:p>
          </table:table-cell>
          <table:table-cell table:style-name="ce98" table:formula="of:=IF(OR(ISBLANK([$Speed.J34]);[$Speed.J34]=&quot;&quot;;[.I34]=&quot;&quot;);&quot;&quot;;IF([$Speed.J34]=&quot;FAIL&quot;;&quot;FAIL&quot;;[$Speed.J34]/[$Speed.$C34]))" office:value-type="float" office:value="0.947397371043872" calcext:value-type="float">
            <text:p>0,947</text:p>
          </table:table-cell>
          <table:table-cell table:style-name="ce98" table:formula="of:=IF(OR(ISBLANK([$Speed.K34]);[$Speed.K34]=&quot;&quot;;[.J34]=&quot;&quot;);&quot;&quot;;IF([$Speed.K34]=&quot;FAIL&quot;;&quot;FAIL&quot;;[$Speed.K34]/[$Speed.$C34]))">
            <text:p/>
          </table:table-cell>
          <table:table-cell table:style-name="ce98" table:formula="of:=IF(OR(ISBLANK([$Speed.L34]);[$Speed.L34]=&quot;&quot;;[.K34]=&quot;&quot;);&quot;&quot;;IF([$Speed.L34]=&quot;FAIL&quot;;&quot;FAIL&quot;;[$Speed.L34]/[$Speed.$C34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 table:formula="of:=IF(ISBLANK([$Speed.A35]);&quot;&quot;;[$Speed.A35])">
            <text:p/>
          </table:table-cell>
          <table:table-cell table:style-name="ce95" table:formula="of:=IF(ISBLANK([$Speed.B35]);&quot;&quot;;[$Speed.B35])" office:value-type="string" office:string-value="GSM9-dec" calcext:value-type="string">
            <text:p>GSM9-dec</text:p>
          </table:table-cell>
          <table:table-cell table:style-name="ce99" table:formula="of:=IF(OR(ISBLANK([$Speed.C35]);[$Speed.C35]=&quot;&quot;;[.B35]=&quot;&quot;);&quot;&quot;;IF([$Speed.C35]=&quot;FAIL&quot;;&quot;FAIL&quot;;[$Speed.C35]/[$Speed.$C35]))">
            <text:p/>
          </table:table-cell>
          <table:table-cell table:style-name="ce99" table:formula="of:=IF(OR(ISBLANK([$Speed.D35]);[$Speed.D35]=&quot;&quot;;[.C35]=&quot;&quot;);&quot;&quot;;IF([$Speed.D35]=&quot;FAIL&quot;;&quot;FAIL&quot;;[$Speed.D35]/[$Speed.$C35]))">
            <text:p/>
          </table:table-cell>
          <table:table-cell table:style-name="ce99" table:formula="of:=IF(OR(ISBLANK([$Speed.E35]);[$Speed.E35]=&quot;&quot;;[.D35]=&quot;&quot;);&quot;&quot;;IF([$Speed.E35]=&quot;FAIL&quot;;&quot;FAIL&quot;;[$Speed.E35]/[$Speed.$C35]))">
            <text:p/>
          </table:table-cell>
          <table:table-cell table:style-name="ce99" table:formula="of:=IF(OR(ISBLANK([$Speed.F35]);[$Speed.F35]=&quot;&quot;;[.E35]=&quot;&quot;);&quot;&quot;;IF([$Speed.F35]=&quot;FAIL&quot;;&quot;FAIL&quot;;[$Speed.F35]/[$Speed.$C35]))">
            <text:p/>
          </table:table-cell>
          <table:table-cell table:style-name="ce99" table:formula="of:=IF(OR(ISBLANK([$Speed.G35]);[$Speed.G35]=&quot;&quot;;[.F35]=&quot;&quot;);&quot;&quot;;IF([$Speed.G35]=&quot;FAIL&quot;;&quot;FAIL&quot;;[$Speed.G35]/[$Speed.$C35]))">
            <text:p/>
          </table:table-cell>
          <table:table-cell table:style-name="ce99" table:formula="of:=IF(OR(ISBLANK([$Speed.H35]);[$Speed.H35]=&quot;&quot;;[.G35]=&quot;&quot;);&quot;&quot;;IF([$Speed.H35]=&quot;FAIL&quot;;&quot;FAIL&quot;;[$Speed.H35]/[$Speed.$C35]))">
            <text:p/>
          </table:table-cell>
          <table:table-cell table:style-name="ce99" table:formula="of:=IF(OR(ISBLANK([$Speed.I35]);[$Speed.I35]=&quot;&quot;;[.H35]=&quot;&quot;);&quot;&quot;;IF([$Speed.I35]=&quot;FAIL&quot;;&quot;FAIL&quot;;[$Speed.I35]/[$Speed.$C35]))">
            <text:p/>
          </table:table-cell>
          <table:table-cell table:style-name="ce99" table:formula="of:=IF(OR(ISBLANK([$Speed.J35]);[$Speed.J35]=&quot;&quot;;[.I35]=&quot;&quot;);&quot;&quot;;IF([$Speed.J35]=&quot;FAIL&quot;;&quot;FAIL&quot;;[$Speed.J35]/[$Speed.$C35]))">
            <text:p/>
          </table:table-cell>
          <table:table-cell table:style-name="ce99" table:formula="of:=IF(OR(ISBLANK([$Speed.K35]);[$Speed.K35]=&quot;&quot;;[.J35]=&quot;&quot;);&quot;&quot;;IF([$Speed.K35]=&quot;FAIL&quot;;&quot;FAIL&quot;;[$Speed.K35]/[$Speed.$C35]))">
            <text:p/>
          </table:table-cell>
          <table:table-cell table:style-name="ce99" table:formula="of:=IF(OR(ISBLANK([$Speed.L35]);[$Speed.L35]=&quot;&quot;;[.K35]=&quot;&quot;);&quot;&quot;;IF([$Speed.L35]=&quot;FAIL&quot;;&quot;FAIL&quot;;[$Speed.L35]/[$Speed.$C35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 table:formula="of:=IF(ISBLANK([$Speed.A36]);&quot;&quot;;[$Speed.A36])">
            <text:p/>
          </table:table-cell>
          <table:table-cell table:style-name="ce95" table:formula="of:=IF(ISBLANK([$Speed.B36]);&quot;&quot;;[$Speed.B36])" office:value-type="string" office:string-value="GSM10-cod" calcext:value-type="string">
            <text:p>GSM10-cod</text:p>
          </table:table-cell>
          <table:table-cell table:style-name="ce98" table:formula="of:=IF(OR(ISBLANK([$Speed.C36]);[$Speed.C36]=&quot;&quot;;[.B36]=&quot;&quot;);&quot;&quot;;IF([$Speed.C36]=&quot;FAIL&quot;;&quot;FAIL&quot;;[$Speed.C36]/[$Speed.$C36]))" office:value-type="float" office:value="1" calcext:value-type="float">
            <text:p>1,000</text:p>
          </table:table-cell>
          <table:table-cell table:style-name="ce98" table:formula="of:=IF(OR(ISBLANK([$Speed.D36]);[$Speed.D36]=&quot;&quot;;[.C36]=&quot;&quot;);&quot;&quot;;IF([$Speed.D36]=&quot;FAIL&quot;;&quot;FAIL&quot;;[$Speed.D36]/[$Speed.$C36]))" office:value-type="float" office:value="0.939406250812553" calcext:value-type="float">
            <text:p>0,939</text:p>
          </table:table-cell>
          <table:table-cell table:style-name="ce98" table:formula="of:=IF(OR(ISBLANK([$Speed.E36]);[$Speed.E36]=&quot;&quot;;[.D36]=&quot;&quot;);&quot;&quot;;IF([$Speed.E36]=&quot;FAIL&quot;;&quot;FAIL&quot;;[$Speed.E36]/[$Speed.$C36]))" office:value-type="float" office:value="0.98903117605762" calcext:value-type="float">
            <text:p>0,989</text:p>
          </table:table-cell>
          <table:table-cell table:style-name="ce98" table:formula="of:=IF(OR(ISBLANK([$Speed.F36]);[$Speed.F36]=&quot;&quot;;[.E36]=&quot;&quot;);&quot;&quot;;IF([$Speed.F36]=&quot;FAIL&quot;;&quot;FAIL&quot;;[$Speed.F36]/[$Speed.$C36]))" office:value-type="float" office:value="0.909650536935438" calcext:value-type="float">
            <text:p>0,910</text:p>
          </table:table-cell>
          <table:table-cell table:style-name="ce98" table:formula="of:=IF(OR(ISBLANK([$Speed.G36]);[$Speed.G36]=&quot;&quot;;[.F36]=&quot;&quot;);&quot;&quot;;IF([$Speed.G36]=&quot;FAIL&quot;;&quot;FAIL&quot;;[$Speed.G36]/[$Speed.$C36]))" office:value-type="float" office:value="0.911778127356405" calcext:value-type="float">
            <text:p>0,912</text:p>
          </table:table-cell>
          <table:table-cell table:style-name="ce98" table:formula="of:=IF(OR(ISBLANK([$Speed.H36]);[$Speed.H36]=&quot;&quot;;[.G36]=&quot;&quot;);&quot;&quot;;IF([$Speed.H36]=&quot;FAIL&quot;;&quot;FAIL&quot;;[$Speed.H36]/[$Speed.$C36]))" office:value-type="float" office:value="0.939179385839465" calcext:value-type="float">
            <text:p>0,939</text:p>
          </table:table-cell>
          <table:table-cell table:style-name="ce98" table:formula="of:=IF(OR(ISBLANK([$Speed.I36]);[$Speed.I36]=&quot;&quot;;[.H36]=&quot;&quot;);&quot;&quot;;IF([$Speed.I36]=&quot;FAIL&quot;;&quot;FAIL&quot;;[$Speed.I36]/[$Speed.$C36]))" office:value-type="float" office:value="0.924663277776333" calcext:value-type="float">
            <text:p>0,925</text:p>
          </table:table-cell>
          <table:table-cell table:style-name="ce98" table:formula="of:=IF(OR(ISBLANK([$Speed.J36]);[$Speed.J36]=&quot;&quot;;[.I36]=&quot;&quot;);&quot;&quot;;IF([$Speed.J36]=&quot;FAIL&quot;;&quot;FAIL&quot;;[$Speed.J36]/[$Speed.$C36]))" office:value-type="float" office:value="0.927088587846798" calcext:value-type="float">
            <text:p>0,927</text:p>
          </table:table-cell>
          <table:table-cell table:style-name="ce98" table:formula="of:=IF(OR(ISBLANK([$Speed.K36]);[$Speed.K36]=&quot;&quot;;[.J36]=&quot;&quot;);&quot;&quot;;IF([$Speed.K36]=&quot;FAIL&quot;;&quot;FAIL&quot;;[$Speed.K36]/[$Speed.$C36]))">
            <text:p/>
          </table:table-cell>
          <table:table-cell table:style-name="ce98" table:formula="of:=IF(OR(ISBLANK([$Speed.L36]);[$Speed.L36]=&quot;&quot;;[.K36]=&quot;&quot;);&quot;&quot;;IF([$Speed.L36]=&quot;FAIL&quot;;&quot;FAIL&quot;;[$Speed.L36]/[$Speed.$C36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 table:formula="of:=IF(ISBLANK([$Speed.A37]);&quot;&quot;;[$Speed.A37])">
            <text:p/>
          </table:table-cell>
          <table:table-cell table:style-name="ce95" table:formula="of:=IF(ISBLANK([$Speed.B37]);&quot;&quot;;[$Speed.B37])" office:value-type="string" office:string-value="GSM10-dec" calcext:value-type="string">
            <text:p>GSM10-dec</text:p>
          </table:table-cell>
          <table:table-cell table:style-name="ce98" table:formula="of:=IF(OR(ISBLANK([$Speed.C37]);[$Speed.C37]=&quot;&quot;;[.B37]=&quot;&quot;);&quot;&quot;;IF([$Speed.C37]=&quot;FAIL&quot;;&quot;FAIL&quot;;[$Speed.C37]/[$Speed.$C37]))" office:value-type="float" office:value="1" calcext:value-type="float">
            <text:p>1,000</text:p>
          </table:table-cell>
          <table:table-cell table:style-name="ce98" table:formula="of:=IF(OR(ISBLANK([$Speed.D37]);[$Speed.D37]=&quot;&quot;;[.C37]=&quot;&quot;);&quot;&quot;;IF([$Speed.D37]=&quot;FAIL&quot;;&quot;FAIL&quot;;[$Speed.D37]/[$Speed.$C37]))" office:value-type="float" office:value="0.938564650245071" calcext:value-type="float">
            <text:p>0,939</text:p>
          </table:table-cell>
          <table:table-cell table:style-name="ce98" table:formula="of:=IF(OR(ISBLANK([$Speed.E37]);[$Speed.E37]=&quot;&quot;;[.D37]=&quot;&quot;);&quot;&quot;;IF([$Speed.E37]=&quot;FAIL&quot;;&quot;FAIL&quot;;[$Speed.E37]/[$Speed.$C37]))" office:value-type="float" office:value="1.05576974271442" calcext:value-type="float">
            <text:p>1,056</text:p>
          </table:table-cell>
          <table:table-cell table:style-name="ce98" table:formula="of:=IF(OR(ISBLANK([$Speed.F37]);[$Speed.F37]=&quot;&quot;;[.E37]=&quot;&quot;);&quot;&quot;;IF([$Speed.F37]=&quot;FAIL&quot;;&quot;FAIL&quot;;[$Speed.F37]/[$Speed.$C37]))" office:value-type="float" office:value="0.968373030165417" calcext:value-type="float">
            <text:p>0,968</text:p>
          </table:table-cell>
          <table:table-cell table:style-name="ce98" table:formula="of:=IF(OR(ISBLANK([$Speed.G37]);[$Speed.G37]=&quot;&quot;;[.F37]=&quot;&quot;);&quot;&quot;;IF([$Speed.G37]=&quot;FAIL&quot;;&quot;FAIL&quot;;[$Speed.G37]/[$Speed.$C37]))" office:value-type="float" office:value="0.967669396639471" calcext:value-type="float">
            <text:p>0,968</text:p>
          </table:table-cell>
          <table:table-cell table:style-name="ce98" table:formula="of:=IF(OR(ISBLANK([$Speed.H37]);[$Speed.H37]=&quot;&quot;;[.G37]=&quot;&quot;);&quot;&quot;;IF([$Speed.H37]=&quot;FAIL&quot;;&quot;FAIL&quot;;[$Speed.H37]/[$Speed.$C37]))" office:value-type="float" office:value="0.943945254388575" calcext:value-type="float">
            <text:p>0,944</text:p>
          </table:table-cell>
          <table:table-cell table:style-name="ce98" table:formula="of:=IF(OR(ISBLANK([$Speed.I37]);[$Speed.I37]=&quot;&quot;;[.H37]=&quot;&quot;);&quot;&quot;;IF([$Speed.I37]=&quot;FAIL&quot;;&quot;FAIL&quot;;[$Speed.I37]/[$Speed.$C37]))" office:value-type="float" office:value="0.940575330023959" calcext:value-type="float">
            <text:p>0,941</text:p>
          </table:table-cell>
          <table:table-cell table:style-name="ce98" table:formula="of:=IF(OR(ISBLANK([$Speed.J37]);[$Speed.J37]=&quot;&quot;;[.I37]=&quot;&quot;);&quot;&quot;;IF([$Speed.J37]=&quot;FAIL&quot;;&quot;FAIL&quot;;[$Speed.J37]/[$Speed.$C37]))" office:value-type="float" office:value="0.942017047975488" calcext:value-type="float">
            <text:p>0,942</text:p>
          </table:table-cell>
          <table:table-cell table:style-name="ce98" table:formula="of:=IF(OR(ISBLANK([$Speed.K37]);[$Speed.K37]=&quot;&quot;;[.J37]=&quot;&quot;);&quot;&quot;;IF([$Speed.K37]=&quot;FAIL&quot;;&quot;FAIL&quot;;[$Speed.K37]/[$Speed.$C37]))">
            <text:p/>
          </table:table-cell>
          <table:table-cell table:style-name="ce98" table:formula="of:=IF(OR(ISBLANK([$Speed.L37]);[$Speed.L37]=&quot;&quot;;[.K37]=&quot;&quot;);&quot;&quot;;IF([$Speed.L37]=&quot;FAIL&quot;;&quot;FAIL&quot;;[$Speed.L37]/[$Speed.$C37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/>
          <table:table-cell table:style-name="ce95" table:formula="of:=IF(ISBLANK([$Speed.B38]);&quot;&quot;;[$Speed.B38])" office:value-type="string" office:string-value="HR-cod" calcext:value-type="string">
            <text:p>HR-cod</text:p>
          </table:table-cell>
          <table:table-cell table:style-name="ce98" table:formula="of:=IF(OR(ISBLANK([$Speed.C38]);[$Speed.C38]=&quot;&quot;;[.B38]=&quot;&quot;);&quot;&quot;;IF([$Speed.C38]=&quot;FAIL&quot;;&quot;FAIL&quot;;[$Speed.C38]/[$Speed.$C38]))" office:value-type="float" office:value="1" calcext:value-type="float">
            <text:p>1,000</text:p>
          </table:table-cell>
          <table:table-cell table:style-name="ce98" table:formula="of:=IF(OR(ISBLANK([$Speed.D38]);[$Speed.D38]=&quot;&quot;;[.C38]=&quot;&quot;);&quot;&quot;;IF([$Speed.D38]=&quot;FAIL&quot;;&quot;FAIL&quot;;[$Speed.D38]/[$Speed.$C38]))" office:value-type="float" office:value="0.683637478478818" calcext:value-type="float">
            <text:p>0,684</text:p>
          </table:table-cell>
          <table:table-cell table:style-name="ce98" table:formula="of:=IF(OR(ISBLANK([$Speed.E38]);[$Speed.E38]=&quot;&quot;;[.D38]=&quot;&quot;);&quot;&quot;;IF([$Speed.E38]=&quot;FAIL&quot;;&quot;FAIL&quot;;[$Speed.E38]/[$Speed.$C38]))" office:value-type="float" office:value="0.67824649773765" calcext:value-type="float">
            <text:p>0,678</text:p>
          </table:table-cell>
          <table:table-cell table:style-name="ce98" table:formula="of:=IF(OR(ISBLANK([$Speed.F38]);[$Speed.F38]=&quot;&quot;;[.E38]=&quot;&quot;);&quot;&quot;;IF([$Speed.F38]=&quot;FAIL&quot;;&quot;FAIL&quot;;[$Speed.F38]/[$Speed.$C38]))" office:value-type="float" office:value="0.677216692730842" calcext:value-type="float">
            <text:p>0,677</text:p>
          </table:table-cell>
          <table:table-cell table:style-name="ce98" table:formula="of:=IF(OR(ISBLANK([$Speed.G38]);[$Speed.G38]=&quot;&quot;;[.F38]=&quot;&quot;);&quot;&quot;;IF([$Speed.G38]=&quot;FAIL&quot;;&quot;FAIL&quot;;[$Speed.G38]/[$Speed.$C38]))" office:value-type="float" office:value="0.681447539429919" calcext:value-type="float">
            <text:p>0,681</text:p>
          </table:table-cell>
          <table:table-cell table:style-name="ce98" table:formula="of:=IF(OR(ISBLANK([$Speed.H38]);[$Speed.H38]=&quot;&quot;;[.G38]=&quot;&quot;);&quot;&quot;;IF([$Speed.H38]=&quot;FAIL&quot;;&quot;FAIL&quot;;[$Speed.H38]/[$Speed.$C38]))" office:value-type="float" office:value="0.682300504288178" calcext:value-type="float">
            <text:p>0,682</text:p>
          </table:table-cell>
          <table:table-cell table:style-name="ce98" table:formula="of:=IF(OR(ISBLANK([$Speed.I38]);[$Speed.I38]=&quot;&quot;;[.H38]=&quot;&quot;);&quot;&quot;;IF([$Speed.I38]=&quot;FAIL&quot;;&quot;FAIL&quot;;[$Speed.I38]/[$Speed.$C38]))" office:value-type="float" office:value="0.682850804196732" calcext:value-type="float">
            <text:p>0,683</text:p>
          </table:table-cell>
          <table:table-cell table:style-name="ce98" table:formula="of:=IF(OR(ISBLANK([$Speed.J38]);[$Speed.J38]=&quot;&quot;;[.I38]=&quot;&quot;);&quot;&quot;;IF([$Speed.J38]=&quot;FAIL&quot;;&quot;FAIL&quot;;[$Speed.J38]/[$Speed.$C38]))" office:value-type="float" office:value="0.686311916450765" calcext:value-type="float">
            <text:p>0,686</text:p>
          </table:table-cell>
          <table:table-cell table:style-name="ce98" table:formula="of:=IF(OR(ISBLANK([$Speed.K38]);[$Speed.K38]=&quot;&quot;;[.J38]=&quot;&quot;);&quot;&quot;;IF([$Speed.K38]=&quot;FAIL&quot;;&quot;FAIL&quot;;[$Speed.K38]/[$Speed.$C38]))">
            <text:p/>
          </table:table-cell>
          <table:table-cell table:style-name="ce98" table:formula="of:=IF(OR(ISBLANK([$Speed.L38]);[$Speed.L38]=&quot;&quot;;[.K38]=&quot;&quot;);&quot;&quot;;IF([$Speed.L38]=&quot;FAIL&quot;;&quot;FAIL&quot;;[$Speed.L38]/[$Speed.$C38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/>
          <table:table-cell table:style-name="ce95" table:formula="of:=IF(ISBLANK([$Speed.B39]);&quot;&quot;;[$Speed.B39])" office:value-type="string" office:string-value="HR-dec" calcext:value-type="string">
            <text:p>HR-dec</text:p>
          </table:table-cell>
          <table:table-cell table:style-name="ce98" table:formula="of:=IF(OR(ISBLANK([$Speed.C39]);[$Speed.C39]=&quot;&quot;;[.B39]=&quot;&quot;);&quot;&quot;;IF([$Speed.C39]=&quot;FAIL&quot;;&quot;FAIL&quot;;[$Speed.C39]/[$Speed.$C39]))" office:value-type="float" office:value="1" calcext:value-type="float">
            <text:p>1,000</text:p>
          </table:table-cell>
          <table:table-cell table:style-name="ce98" table:formula="of:=IF(OR(ISBLANK([$Speed.D39]);[$Speed.D39]=&quot;&quot;;[.C39]=&quot;&quot;);&quot;&quot;;IF([$Speed.D39]=&quot;FAIL&quot;;&quot;FAIL&quot;;[$Speed.D39]/[$Speed.$C39]))" office:value-type="float" office:value="0.648511970652726" calcext:value-type="float">
            <text:p>0,649</text:p>
          </table:table-cell>
          <table:table-cell table:style-name="ce98" table:formula="of:=IF(OR(ISBLANK([$Speed.E39]);[$Speed.E39]=&quot;&quot;;[.D39]=&quot;&quot;);&quot;&quot;;IF([$Speed.E39]=&quot;FAIL&quot;;&quot;FAIL&quot;;[$Speed.E39]/[$Speed.$C39]))" office:value-type="float" office:value="0.648546927467351" calcext:value-type="float">
            <text:p>0,649</text:p>
          </table:table-cell>
          <table:table-cell table:style-name="ce98" table:formula="of:=IF(OR(ISBLANK([$Speed.F39]);[$Speed.F39]=&quot;&quot;;[.E39]=&quot;&quot;);&quot;&quot;;IF([$Speed.F39]=&quot;FAIL&quot;;&quot;FAIL&quot;;[$Speed.F39]/[$Speed.$C39]))" office:value-type="float" office:value="0.648046565218792" calcext:value-type="float">
            <text:p>0,648</text:p>
          </table:table-cell>
          <table:table-cell table:style-name="ce98" table:formula="of:=IF(OR(ISBLANK([$Speed.G39]);[$Speed.G39]=&quot;&quot;;[.F39]=&quot;&quot;);&quot;&quot;;IF([$Speed.G39]=&quot;FAIL&quot;;&quot;FAIL&quot;;[$Speed.G39]/[$Speed.$C39]))" office:value-type="float" office:value="0.647921817370521" calcext:value-type="float">
            <text:p>0,648</text:p>
          </table:table-cell>
          <table:table-cell table:style-name="ce98" table:formula="of:=IF(OR(ISBLANK([$Speed.H39]);[$Speed.H39]=&quot;&quot;;[.G39]=&quot;&quot;);&quot;&quot;;IF([$Speed.H39]=&quot;FAIL&quot;;&quot;FAIL&quot;;[$Speed.H39]/[$Speed.$C39]))" office:value-type="float" office:value="0.64230130992095" calcext:value-type="float">
            <text:p>0,642</text:p>
          </table:table-cell>
          <table:table-cell table:style-name="ce98" table:formula="of:=IF(OR(ISBLANK([$Speed.I39]);[$Speed.I39]=&quot;&quot;;[.H39]=&quot;&quot;);&quot;&quot;;IF([$Speed.I39]=&quot;FAIL&quot;;&quot;FAIL&quot;;[$Speed.I39]/[$Speed.$C39]))" office:value-type="float" office:value="0.647126721194728" calcext:value-type="float">
            <text:p>0,647</text:p>
          </table:table-cell>
          <table:table-cell table:style-name="ce98" table:formula="of:=IF(OR(ISBLANK([$Speed.J39]);[$Speed.J39]=&quot;&quot;;[.I39]=&quot;&quot;);&quot;&quot;;IF([$Speed.J39]=&quot;FAIL&quot;;&quot;FAIL&quot;;[$Speed.J39]/[$Speed.$C39]))" office:value-type="float" office:value="0.661723590297907" calcext:value-type="float">
            <text:p>0,662</text:p>
          </table:table-cell>
          <table:table-cell table:style-name="ce98" table:formula="of:=IF(OR(ISBLANK([$Speed.K39]);[$Speed.K39]=&quot;&quot;;[.J39]=&quot;&quot;);&quot;&quot;;IF([$Speed.K39]=&quot;FAIL&quot;;&quot;FAIL&quot;;[$Speed.K39]/[$Speed.$C39]))">
            <text:p/>
          </table:table-cell>
          <table:table-cell table:style-name="ce98" table:formula="of:=IF(OR(ISBLANK([$Speed.L39]);[$Speed.L39]=&quot;&quot;;[.K39]=&quot;&quot;);&quot;&quot;;IF([$Speed.L39]=&quot;FAIL&quot;;&quot;FAIL&quot;;[$Speed.L39]/[$Speed.$C39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 table:formula="of:=IF(ISBLANK([$Speed.A40]);&quot;&quot;;[$Speed.A40])">
            <text:p/>
          </table:table-cell>
          <table:table-cell table:style-name="ce95" table:formula="of:=IF(ISBLANK([$Speed.B40]);&quot;&quot;;[$Speed.B40])" office:value-type="string" office:string-value="MP3-CF2-cod" calcext:value-type="string">
            <text:p>MP3-CF2-cod</text:p>
          </table:table-cell>
          <table:table-cell table:style-name="ce98" table:formula="of:=IF(OR(ISBLANK([$Speed.C40]);[$Speed.C40]=&quot;&quot;;[.B40]=&quot;&quot;);&quot;&quot;;IF([$Speed.C40]=&quot;FAIL&quot;;&quot;FAIL&quot;;[$Speed.C40]/[$Speed.$C40]))">
            <text:p/>
          </table:table-cell>
          <table:table-cell table:style-name="ce98" table:formula="of:=IF(OR(ISBLANK([$Speed.D40]);[$Speed.D40]=&quot;&quot;;[.C40]=&quot;&quot;);&quot;&quot;;IF([$Speed.D40]=&quot;FAIL&quot;;&quot;FAIL&quot;;[$Speed.D40]/[$Speed.$C40]))">
            <text:p/>
          </table:table-cell>
          <table:table-cell table:style-name="ce98" table:formula="of:=IF(OR(ISBLANK([$Speed.E40]);[$Speed.E40]=&quot;&quot;;[.D40]=&quot;&quot;);&quot;&quot;;IF([$Speed.E40]=&quot;FAIL&quot;;&quot;FAIL&quot;;[$Speed.E40]/[$Speed.$C40]))">
            <text:p/>
          </table:table-cell>
          <table:table-cell table:style-name="ce98" table:formula="of:=IF(OR(ISBLANK([$Speed.F40]);[$Speed.F40]=&quot;&quot;;[.E40]=&quot;&quot;);&quot;&quot;;IF([$Speed.F40]=&quot;FAIL&quot;;&quot;FAIL&quot;;[$Speed.F40]/[$Speed.$C40]))">
            <text:p/>
          </table:table-cell>
          <table:table-cell table:style-name="ce98" table:formula="of:=IF(OR(ISBLANK([$Speed.G40]);[$Speed.G40]=&quot;&quot;;[.F40]=&quot;&quot;);&quot;&quot;;IF([$Speed.G40]=&quot;FAIL&quot;;&quot;FAIL&quot;;[$Speed.G40]/[$Speed.$C40]))">
            <text:p/>
          </table:table-cell>
          <table:table-cell table:style-name="ce98" table:formula="of:=IF(OR(ISBLANK([$Speed.H40]);[$Speed.H40]=&quot;&quot;;[.G40]=&quot;&quot;);&quot;&quot;;IF([$Speed.H40]=&quot;FAIL&quot;;&quot;FAIL&quot;;[$Speed.H40]/[$Speed.$C40]))">
            <text:p/>
          </table:table-cell>
          <table:table-cell table:style-name="ce98" table:formula="of:=IF(OR(ISBLANK([$Speed.I40]);[$Speed.I40]=&quot;&quot;;[.H40]=&quot;&quot;);&quot;&quot;;IF([$Speed.I40]=&quot;FAIL&quot;;&quot;FAIL&quot;;[$Speed.I40]/[$Speed.$C40]))">
            <text:p/>
          </table:table-cell>
          <table:table-cell table:style-name="ce98" table:formula="of:=IF(OR(ISBLANK([$Speed.J40]);[$Speed.J40]=&quot;&quot;;[.I40]=&quot;&quot;);&quot;&quot;;IF([$Speed.J40]=&quot;FAIL&quot;;&quot;FAIL&quot;;[$Speed.J40]/[$Speed.$C40]))">
            <text:p/>
          </table:table-cell>
          <table:table-cell table:style-name="ce98" table:formula="of:=IF(OR(ISBLANK([$Speed.K40]);[$Speed.K40]=&quot;&quot;;[.J40]=&quot;&quot;);&quot;&quot;;IF([$Speed.K40]=&quot;FAIL&quot;;&quot;FAIL&quot;;[$Speed.K40]/[$Speed.$C40]))">
            <text:p/>
          </table:table-cell>
          <table:table-cell table:style-name="ce98" table:formula="of:=IF(OR(ISBLANK([$Speed.L40]);[$Speed.L40]=&quot;&quot;;[.K40]=&quot;&quot;);&quot;&quot;;IF([$Speed.L40]=&quot;FAIL&quot;;&quot;FAIL&quot;;[$Speed.L40]/[$Speed.$C40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 table:formula="of:=IF(ISBLANK([$Speed.A41]);&quot;&quot;;[$Speed.A41])">
            <text:p/>
          </table:table-cell>
          <table:table-cell table:style-name="ce95" table:formula="of:=IF(ISBLANK([$Speed.B41]);&quot;&quot;;[$Speed.B41])" office:value-type="string" office:string-value="MP3-CF2-dec" calcext:value-type="string">
            <text:p>MP3-CF2-dec</text:p>
          </table:table-cell>
          <table:table-cell table:style-name="ce98" table:formula="of:=IF(OR(ISBLANK([$Speed.C41]);[$Speed.C41]=&quot;&quot;;[.B41]=&quot;&quot;);&quot;&quot;;IF([$Speed.C41]=&quot;FAIL&quot;;&quot;FAIL&quot;;[$Speed.C41]/[$Speed.$C41]))" office:value-type="float" office:value="1" calcext:value-type="float">
            <text:p>1,000</text:p>
          </table:table-cell>
          <table:table-cell table:style-name="ce98" table:formula="of:=IF(OR(ISBLANK([$Speed.D41]);[$Speed.D41]=&quot;&quot;;[.C41]=&quot;&quot;);&quot;&quot;;IF([$Speed.D41]=&quot;FAIL&quot;;&quot;FAIL&quot;;[$Speed.D41]/[$Speed.$C41]))" office:value-type="float" office:value="0.992637502595266" calcext:value-type="float">
            <text:p>0,993</text:p>
          </table:table-cell>
          <table:table-cell table:style-name="ce98" table:formula="of:=IF(OR(ISBLANK([$Speed.E41]);[$Speed.E41]=&quot;&quot;;[.D41]=&quot;&quot;);&quot;&quot;;IF([$Speed.E41]=&quot;FAIL&quot;;&quot;FAIL&quot;;[$Speed.E41]/[$Speed.$C41]))" office:value-type="float" office:value="1.01883636036851" calcext:value-type="float">
            <text:p>1,019</text:p>
          </table:table-cell>
          <table:table-cell table:style-name="ce98" table:formula="of:=IF(OR(ISBLANK([$Speed.F41]);[$Speed.F41]=&quot;&quot;;[.E41]=&quot;&quot;);&quot;&quot;;IF([$Speed.F41]=&quot;FAIL&quot;;&quot;FAIL&quot;;[$Speed.F41]/[$Speed.$C41]))" office:value-type="float" office:value="1.01802973632101" calcext:value-type="float">
            <text:p>1,018</text:p>
          </table:table-cell>
          <table:table-cell table:style-name="ce98" table:formula="of:=IF(OR(ISBLANK([$Speed.G41]);[$Speed.G41]=&quot;&quot;;[.F41]=&quot;&quot;);&quot;&quot;;IF([$Speed.G41]=&quot;FAIL&quot;;&quot;FAIL&quot;;[$Speed.G41]/[$Speed.$C41]))" office:value-type="float" office:value="1.0227053978426" calcext:value-type="float">
            <text:p>1,023</text:p>
          </table:table-cell>
          <table:table-cell table:style-name="ce98" table:formula="of:=IF(OR(ISBLANK([$Speed.H41]);[$Speed.H41]=&quot;&quot;;[.G41]=&quot;&quot;);&quot;&quot;;IF([$Speed.H41]=&quot;FAIL&quot;;&quot;FAIL&quot;;[$Speed.H41]/[$Speed.$C41]))" office:value-type="float" office:value="0.996694793664763" calcext:value-type="float">
            <text:p>0,997</text:p>
          </table:table-cell>
          <table:table-cell table:style-name="ce98" table:formula="of:=IF(OR(ISBLANK([$Speed.I41]);[$Speed.I41]=&quot;&quot;;[.H41]=&quot;&quot;);&quot;&quot;;IF([$Speed.I41]=&quot;FAIL&quot;;&quot;FAIL&quot;;[$Speed.I41]/[$Speed.$C41]))" office:value-type="float" office:value="0.97002274537268" calcext:value-type="float">
            <text:p>0,970</text:p>
          </table:table-cell>
          <table:table-cell table:style-name="ce98" table:formula="of:=IF(OR(ISBLANK([$Speed.J41]);[$Speed.J41]=&quot;&quot;;[.I41]=&quot;&quot;);&quot;&quot;;IF([$Speed.J41]=&quot;FAIL&quot;;&quot;FAIL&quot;;[$Speed.J41]/[$Speed.$C41]))" office:value-type="float" office:value="0.967238296514132" calcext:value-type="float">
            <text:p>0,967</text:p>
          </table:table-cell>
          <table:table-cell table:style-name="ce98" table:formula="of:=IF(OR(ISBLANK([$Speed.K41]);[$Speed.K41]=&quot;&quot;;[.J41]=&quot;&quot;);&quot;&quot;;IF([$Speed.K41]=&quot;FAIL&quot;;&quot;FAIL&quot;;[$Speed.K41]/[$Speed.$C41]))">
            <text:p/>
          </table:table-cell>
          <table:table-cell table:style-name="ce98" table:formula="of:=IF(OR(ISBLANK([$Speed.L41]);[$Speed.L41]=&quot;&quot;;[.K41]=&quot;&quot;);&quot;&quot;;IF([$Speed.L41]=&quot;FAIL&quot;;&quot;FAIL&quot;;[$Speed.L41]/[$Speed.$C41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 table:formula="of:=IF(ISBLANK([$Speed.A42]);&quot;&quot;;[$Speed.A42])">
            <text:p/>
          </table:table-cell>
          <table:table-cell table:style-name="ce95" table:formula="of:=IF(ISBLANK([$Speed.B42]);&quot;&quot;;[$Speed.B42])" office:value-type="string" office:string-value="WB-AMR-cod" calcext:value-type="string">
            <text:p>WB-AMR-cod</text:p>
          </table:table-cell>
          <table:table-cell table:style-name="ce98" table:formula="of:=IF(OR(ISBLANK([$Speed.C42]);[$Speed.C42]=&quot;&quot;;[.B42]=&quot;&quot;);&quot;&quot;;IF([$Speed.C42]=&quot;FAIL&quot;;&quot;FAIL&quot;;[$Speed.C42]/[$Speed.$C42]))" office:value-type="float" office:value="1" calcext:value-type="float">
            <text:p>1,000</text:p>
          </table:table-cell>
          <table:table-cell table:style-name="ce98" table:formula="of:=IF(OR(ISBLANK([$Speed.D42]);[$Speed.D42]=&quot;&quot;;[.C42]=&quot;&quot;);&quot;&quot;;IF([$Speed.D42]=&quot;FAIL&quot;;&quot;FAIL&quot;;[$Speed.D42]/[$Speed.$C42]))" office:value-type="float" office:value="1.00449316477206" calcext:value-type="float">
            <text:p>1,004</text:p>
          </table:table-cell>
          <table:table-cell table:style-name="ce98" table:formula="of:=IF(OR(ISBLANK([$Speed.E42]);[$Speed.E42]=&quot;&quot;;[.D42]=&quot;&quot;);&quot;&quot;;IF([$Speed.E42]=&quot;FAIL&quot;;&quot;FAIL&quot;;[$Speed.E42]/[$Speed.$C42]))" office:value-type="float" office:value="0.99992892215326" calcext:value-type="float">
            <text:p>1,000</text:p>
          </table:table-cell>
          <table:table-cell table:style-name="ce98" table:formula="of:=IF(OR(ISBLANK([$Speed.F42]);[$Speed.F42]=&quot;&quot;;[.E42]=&quot;&quot;);&quot;&quot;;IF([$Speed.F42]=&quot;FAIL&quot;;&quot;FAIL&quot;;[$Speed.F42]/[$Speed.$C42]))" office:value-type="float" office:value="1.01127374388466" calcext:value-type="float">
            <text:p>1,011</text:p>
          </table:table-cell>
          <table:table-cell table:style-name="ce98" table:formula="of:=IF(OR(ISBLANK([$Speed.G42]);[$Speed.G42]=&quot;&quot;;[.F42]=&quot;&quot;);&quot;&quot;;IF([$Speed.G42]=&quot;FAIL&quot;;&quot;FAIL&quot;;[$Speed.G42]/[$Speed.$C42]))" office:value-type="float" office:value="0.990652094562407" calcext:value-type="float">
            <text:p>0,991</text:p>
          </table:table-cell>
          <table:table-cell table:style-name="ce98" table:formula="of:=IF(OR(ISBLANK([$Speed.H42]);[$Speed.H42]=&quot;&quot;;[.G42]=&quot;&quot;);&quot;&quot;;IF([$Speed.H42]=&quot;FAIL&quot;;&quot;FAIL&quot;;[$Speed.H42]/[$Speed.$C42]))" office:value-type="float" office:value="0.996156984429552" calcext:value-type="float">
            <text:p>0,996</text:p>
          </table:table-cell>
          <table:table-cell table:style-name="ce98" table:formula="of:=IF(OR(ISBLANK([$Speed.I42]);[$Speed.I42]=&quot;&quot;;[.H42]=&quot;&quot;);&quot;&quot;;IF([$Speed.I42]=&quot;FAIL&quot;;&quot;FAIL&quot;;[$Speed.I42]/[$Speed.$C42]))" office:value-type="float" office:value="0.991534449727546" calcext:value-type="float">
            <text:p>0,992</text:p>
          </table:table-cell>
          <table:table-cell table:style-name="ce98" table:formula="of:=IF(OR(ISBLANK([$Speed.J42]);[$Speed.J42]=&quot;&quot;;[.I42]=&quot;&quot;);&quot;&quot;;IF([$Speed.J42]=&quot;FAIL&quot;;&quot;FAIL&quot;;[$Speed.J42]/[$Speed.$C42]))" office:value-type="float" office:value="1.02268923101881" calcext:value-type="float">
            <text:p>1,023</text:p>
          </table:table-cell>
          <table:table-cell table:style-name="ce98" table:formula="of:=IF(OR(ISBLANK([$Speed.K42]);[$Speed.K42]=&quot;&quot;;[.J42]=&quot;&quot;);&quot;&quot;;IF([$Speed.K42]=&quot;FAIL&quot;;&quot;FAIL&quot;;[$Speed.K42]/[$Speed.$C42]))">
            <text:p/>
          </table:table-cell>
          <table:table-cell table:style-name="ce98" table:formula="of:=IF(OR(ISBLANK([$Speed.L42]);[$Speed.L42]=&quot;&quot;;[.K42]=&quot;&quot;);&quot;&quot;;IF([$Speed.L42]=&quot;FAIL&quot;;&quot;FAIL&quot;;[$Speed.L42]/[$Speed.$C42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 table:formula="of:=IF(ISBLANK([$Speed.A43]);&quot;&quot;;[$Speed.A43])">
            <text:p/>
          </table:table-cell>
          <table:table-cell table:style-name="ce95" table:formula="of:=IF(ISBLANK([$Speed.B43]);&quot;&quot;;[$Speed.B43])" office:value-type="string" office:string-value="WB-AMR-dec" calcext:value-type="string">
            <text:p>WB-AMR-dec</text:p>
          </table:table-cell>
          <table:table-cell table:style-name="ce98" table:formula="of:=IF(OR(ISBLANK([$Speed.C43]);[$Speed.C43]=&quot;&quot;;[.B43]=&quot;&quot;);&quot;&quot;;IF([$Speed.C43]=&quot;FAIL&quot;;&quot;FAIL&quot;;[$Speed.C43]/[$Speed.$C43]))" office:value-type="float" office:value="1" calcext:value-type="float">
            <text:p>1,000</text:p>
          </table:table-cell>
          <table:table-cell table:style-name="ce98" table:formula="of:=IF(OR(ISBLANK([$Speed.D43]);[$Speed.D43]=&quot;&quot;;[.C43]=&quot;&quot;);&quot;&quot;;IF([$Speed.D43]=&quot;FAIL&quot;;&quot;FAIL&quot;;[$Speed.D43]/[$Speed.$C43]))" office:value-type="float" office:value="1.01579873863679" calcext:value-type="float">
            <text:p>1,016</text:p>
          </table:table-cell>
          <table:table-cell table:style-name="ce98" table:formula="of:=IF(OR(ISBLANK([$Speed.E43]);[$Speed.E43]=&quot;&quot;;[.D43]=&quot;&quot;);&quot;&quot;;IF([$Speed.E43]=&quot;FAIL&quot;;&quot;FAIL&quot;;[$Speed.E43]/[$Speed.$C43]))" office:value-type="float" office:value="1.01393639034286" calcext:value-type="float">
            <text:p>1,014</text:p>
          </table:table-cell>
          <table:table-cell table:style-name="ce98" table:formula="of:=IF(OR(ISBLANK([$Speed.F43]);[$Speed.F43]=&quot;&quot;;[.E43]=&quot;&quot;);&quot;&quot;;IF([$Speed.F43]=&quot;FAIL&quot;;&quot;FAIL&quot;;[$Speed.F43]/[$Speed.$C43]))" office:value-type="float" office:value="1.01962925588532" calcext:value-type="float">
            <text:p>1,020</text:p>
          </table:table-cell>
          <table:table-cell table:style-name="ce98" table:formula="of:=IF(OR(ISBLANK([$Speed.G43]);[$Speed.G43]=&quot;&quot;;[.F43]=&quot;&quot;);&quot;&quot;;IF([$Speed.G43]=&quot;FAIL&quot;;&quot;FAIL&quot;;[$Speed.G43]/[$Speed.$C43]))" office:value-type="float" office:value="1.00946951912136" calcext:value-type="float">
            <text:p>1,009</text:p>
          </table:table-cell>
          <table:table-cell table:style-name="ce98" table:formula="of:=IF(OR(ISBLANK([$Speed.H43]);[$Speed.H43]=&quot;&quot;;[.G43]=&quot;&quot;);&quot;&quot;;IF([$Speed.H43]=&quot;FAIL&quot;;&quot;FAIL&quot;;[$Speed.H43]/[$Speed.$C43]))" office:value-type="float" office:value="1.01252640153983" calcext:value-type="float">
            <text:p>1,013</text:p>
          </table:table-cell>
          <table:table-cell table:style-name="ce98" table:formula="of:=IF(OR(ISBLANK([$Speed.I43]);[$Speed.I43]=&quot;&quot;;[.H43]=&quot;&quot;);&quot;&quot;;IF([$Speed.I43]=&quot;FAIL&quot;;&quot;FAIL&quot;;[$Speed.I43]/[$Speed.$C43]))" office:value-type="float" office:value="1.01415041501242" calcext:value-type="float">
            <text:p>1,014</text:p>
          </table:table-cell>
          <table:table-cell table:style-name="ce98" table:formula="of:=IF(OR(ISBLANK([$Speed.J43]);[$Speed.J43]=&quot;&quot;;[.I43]=&quot;&quot;);&quot;&quot;;IF([$Speed.J43]=&quot;FAIL&quot;;&quot;FAIL&quot;;[$Speed.J43]/[$Speed.$C43]))" office:value-type="float" office:value="1.0806987404958" calcext:value-type="float">
            <text:p>1,081</text:p>
          </table:table-cell>
          <table:table-cell table:style-name="ce98" table:formula="of:=IF(OR(ISBLANK([$Speed.K43]);[$Speed.K43]=&quot;&quot;;[.J43]=&quot;&quot;);&quot;&quot;;IF([$Speed.K43]=&quot;FAIL&quot;;&quot;FAIL&quot;;[$Speed.K43]/[$Speed.$C43]))">
            <text:p/>
          </table:table-cell>
          <table:table-cell table:style-name="ce98" table:formula="of:=IF(OR(ISBLANK([$Speed.L43]);[$Speed.L43]=&quot;&quot;;[.K43]=&quot;&quot;);&quot;&quot;;IF([$Speed.L43]=&quot;FAIL&quot;;&quot;FAIL&quot;;[$Speed.L43]/[$Speed.$C43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2" table:formula="of:=IF(ISBLANK([$Speed.A44]);&quot;&quot;;[$Speed.A44])" office:value-type="string" office:string-value="Video" calcext:value-type="string">
            <text:p>Video</text:p>
          </table:table-cell>
          <table:table-cell table:style-name="ce95" table:formula="of:=IF(ISBLANK([$Speed.B44]);&quot;&quot;;[$Speed.B44])" office:value-type="string" office:string-value="MPEG4-cod" calcext:value-type="string">
            <text:p>MPEG4-cod</text:p>
          </table:table-cell>
          <table:table-cell table:style-name="ce98" table:formula="of:=IF(OR(ISBLANK([$Speed.C44]);[$Speed.C44]=&quot;&quot;;[.B44]=&quot;&quot;);&quot;&quot;;IF([$Speed.C44]=&quot;FAIL&quot;;&quot;FAIL&quot;;[$Speed.C44]/[$Speed.$C44]))" office:value-type="float" office:value="1" calcext:value-type="float">
            <text:p>1,000</text:p>
          </table:table-cell>
          <table:table-cell table:style-name="ce98" table:formula="of:=IF(OR(ISBLANK([$Speed.D44]);[$Speed.D44]=&quot;&quot;;[.C44]=&quot;&quot;);&quot;&quot;;IF([$Speed.D44]=&quot;FAIL&quot;;&quot;FAIL&quot;;[$Speed.D44]/[$Speed.$C44]))" office:value-type="float" office:value="0.996194080764649" calcext:value-type="float">
            <text:p>0,996</text:p>
          </table:table-cell>
          <table:table-cell table:style-name="ce98" table:formula="of:=IF(OR(ISBLANK([$Speed.E44]);[$Speed.E44]=&quot;&quot;;[.D44]=&quot;&quot;);&quot;&quot;;IF([$Speed.E44]=&quot;FAIL&quot;;&quot;FAIL&quot;;[$Speed.E44]/[$Speed.$C44]))" office:value-type="float" office:value="1.02295774546484" calcext:value-type="float">
            <text:p>1,023</text:p>
          </table:table-cell>
          <table:table-cell table:style-name="ce98" table:formula="of:=IF(OR(ISBLANK([$Speed.F44]);[$Speed.F44]=&quot;&quot;;[.E44]=&quot;&quot;);&quot;&quot;;IF([$Speed.F44]=&quot;FAIL&quot;;&quot;FAIL&quot;;[$Speed.F44]/[$Speed.$C44]))" office:value-type="float" office:value="1.01559604423426" calcext:value-type="float">
            <text:p>1,016</text:p>
          </table:table-cell>
          <table:table-cell table:style-name="ce98" table:formula="of:=IF(OR(ISBLANK([$Speed.G44]);[$Speed.G44]=&quot;&quot;;[.F44]=&quot;&quot;);&quot;&quot;;IF([$Speed.G44]=&quot;FAIL&quot;;&quot;FAIL&quot;;[$Speed.G44]/[$Speed.$C44]))" office:value-type="float" office:value="1.01341855709239" calcext:value-type="float">
            <text:p>1,013</text:p>
          </table:table-cell>
          <table:table-cell table:style-name="ce98" table:formula="of:=IF(OR(ISBLANK([$Speed.H44]);[$Speed.H44]=&quot;&quot;;[.G44]=&quot;&quot;);&quot;&quot;;IF([$Speed.H44]=&quot;FAIL&quot;;&quot;FAIL&quot;;[$Speed.H44]/[$Speed.$C44]))" office:value-type="float" office:value="1.00690906293549" calcext:value-type="float">
            <text:p>1,007</text:p>
          </table:table-cell>
          <table:table-cell table:style-name="ce98" table:formula="of:=IF(OR(ISBLANK([$Speed.I44]);[$Speed.I44]=&quot;&quot;;[.H44]=&quot;&quot;);&quot;&quot;;IF([$Speed.I44]=&quot;FAIL&quot;;&quot;FAIL&quot;;[$Speed.I44]/[$Speed.$C44]))" office:value-type="float" office:value="0.984130731843012" calcext:value-type="float">
            <text:p>0,984</text:p>
          </table:table-cell>
          <table:table-cell table:style-name="ce98" table:formula="of:=IF(OR(ISBLANK([$Speed.J44]);[$Speed.J44]=&quot;&quot;;[.I44]=&quot;&quot;);&quot;&quot;;IF([$Speed.J44]=&quot;FAIL&quot;;&quot;FAIL&quot;;[$Speed.J44]/[$Speed.$C44]))" office:value-type="float" office:value="0.963285004862807" calcext:value-type="float">
            <text:p>0,963</text:p>
          </table:table-cell>
          <table:table-cell table:style-name="ce98" table:formula="of:=IF(OR(ISBLANK([$Speed.K44]);[$Speed.K44]=&quot;&quot;;[.J44]=&quot;&quot;);&quot;&quot;;IF([$Speed.K44]=&quot;FAIL&quot;;&quot;FAIL&quot;;[$Speed.K44]/[$Speed.$C44]))">
            <text:p/>
          </table:table-cell>
          <table:table-cell table:style-name="ce98" table:formula="of:=IF(OR(ISBLANK([$Speed.L44]);[$Speed.L44]=&quot;&quot;;[.K44]=&quot;&quot;);&quot;&quot;;IF([$Speed.L44]=&quot;FAIL&quot;;&quot;FAIL&quot;;[$Speed.L44]/[$Speed.$C44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2" table:formula="of:=IF(ISBLANK([$Speed.A45]);&quot;&quot;;[$Speed.A45])">
            <text:p/>
          </table:table-cell>
          <table:table-cell table:style-name="ce95" table:formula="of:=IF(ISBLANK([$Speed.B45]);&quot;&quot;;[$Speed.B45])" office:value-type="string" office:string-value="MPEG4-dec" calcext:value-type="string">
            <text:p>MPEG4-dec</text:p>
          </table:table-cell>
          <table:table-cell table:style-name="ce98" table:formula="of:=IF(OR(ISBLANK([$Speed.C45]);[$Speed.C45]=&quot;&quot;;[.B45]=&quot;&quot;);&quot;&quot;;IF([$Speed.C45]=&quot;FAIL&quot;;&quot;FAIL&quot;;[$Speed.C45]/[$Speed.$C45]))">
            <text:p/>
          </table:table-cell>
          <table:table-cell table:style-name="ce98" table:formula="of:=IF(OR(ISBLANK([$Speed.D45]);[$Speed.D45]=&quot;&quot;;[.C45]=&quot;&quot;);&quot;&quot;;IF([$Speed.D45]=&quot;FAIL&quot;;&quot;FAIL&quot;;[$Speed.D45]/[$Speed.$C45]))">
            <text:p/>
          </table:table-cell>
          <table:table-cell table:style-name="ce98" table:formula="of:=IF(OR(ISBLANK([$Speed.E45]);[$Speed.E45]=&quot;&quot;;[.D45]=&quot;&quot;);&quot;&quot;;IF([$Speed.E45]=&quot;FAIL&quot;;&quot;FAIL&quot;;[$Speed.E45]/[$Speed.$C45]))">
            <text:p/>
          </table:table-cell>
          <table:table-cell table:style-name="ce98" table:formula="of:=IF(OR(ISBLANK([$Speed.F45]);[$Speed.F45]=&quot;&quot;;[.E45]=&quot;&quot;);&quot;&quot;;IF([$Speed.F45]=&quot;FAIL&quot;;&quot;FAIL&quot;;[$Speed.F45]/[$Speed.$C45]))">
            <text:p/>
          </table:table-cell>
          <table:table-cell table:style-name="ce98" table:formula="of:=IF(OR(ISBLANK([$Speed.G45]);[$Speed.G45]=&quot;&quot;;[.F45]=&quot;&quot;);&quot;&quot;;IF([$Speed.G45]=&quot;FAIL&quot;;&quot;FAIL&quot;;[$Speed.G45]/[$Speed.$C45]))">
            <text:p/>
          </table:table-cell>
          <table:table-cell table:style-name="ce98" table:formula="of:=IF(OR(ISBLANK([$Speed.H45]);[$Speed.H45]=&quot;&quot;;[.G45]=&quot;&quot;);&quot;&quot;;IF([$Speed.H45]=&quot;FAIL&quot;;&quot;FAIL&quot;;[$Speed.H45]/[$Speed.$C45]))">
            <text:p/>
          </table:table-cell>
          <table:table-cell table:style-name="ce98" table:formula="of:=IF(OR(ISBLANK([$Speed.I45]);[$Speed.I45]=&quot;&quot;;[.H45]=&quot;&quot;);&quot;&quot;;IF([$Speed.I45]=&quot;FAIL&quot;;&quot;FAIL&quot;;[$Speed.I45]/[$Speed.$C45]))">
            <text:p/>
          </table:table-cell>
          <table:table-cell table:style-name="ce98" table:formula="of:=IF(OR(ISBLANK([$Speed.J45]);[$Speed.J45]=&quot;&quot;;[.I45]=&quot;&quot;);&quot;&quot;;IF([$Speed.J45]=&quot;FAIL&quot;;&quot;FAIL&quot;;[$Speed.J45]/[$Speed.$C45]))">
            <text:p/>
          </table:table-cell>
          <table:table-cell table:style-name="ce98" table:formula="of:=IF(OR(ISBLANK([$Speed.K45]);[$Speed.K45]=&quot;&quot;;[.J45]=&quot;&quot;);&quot;&quot;;IF([$Speed.K45]=&quot;FAIL&quot;;&quot;FAIL&quot;;[$Speed.K45]/[$Speed.$C45]))">
            <text:p/>
          </table:table-cell>
          <table:table-cell table:style-name="ce98" table:formula="of:=IF(OR(ISBLANK([$Speed.L45]);[$Speed.L45]=&quot;&quot;;[.K45]=&quot;&quot;);&quot;&quot;;IF([$Speed.L45]=&quot;FAIL&quot;;&quot;FAIL&quot;;[$Speed.L45]/[$Speed.$C45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2"/>
          <table:table-cell table:style-name="ce95" table:formula="of:=IF(ISBLANK([$Speed.B46]);&quot;&quot;;[$Speed.B46])" office:value-type="string" office:string-value="MPEG4_Fast-cod" calcext:value-type="string">
            <text:p>MPEG4_Fast-cod</text:p>
          </table:table-cell>
          <table:table-cell table:style-name="ce98" table:formula="of:=IF(OR(ISBLANK([$Speed.C46]);[$Speed.C46]=&quot;&quot;;[.B46]=&quot;&quot;);&quot;&quot;;IF([$Speed.C46]=&quot;FAIL&quot;;&quot;FAIL&quot;;[$Speed.C46]/[$Speed.$C46]))" office:value-type="float" office:value="1" calcext:value-type="float">
            <text:p>1,000</text:p>
          </table:table-cell>
          <table:table-cell table:style-name="ce98" table:formula="of:=IF(OR(ISBLANK([$Speed.D46]);[$Speed.D46]=&quot;&quot;;[.C46]=&quot;&quot;);&quot;&quot;;IF([$Speed.D46]=&quot;FAIL&quot;;&quot;FAIL&quot;;[$Speed.D46]/[$Speed.$C46]))" office:value-type="float" office:value="1" calcext:value-type="float">
            <text:p>1,000</text:p>
          </table:table-cell>
          <table:table-cell table:style-name="ce98" table:formula="of:=IF(OR(ISBLANK([$Speed.E46]);[$Speed.E46]=&quot;&quot;;[.D46]=&quot;&quot;);&quot;&quot;;IF([$Speed.E46]=&quot;FAIL&quot;;&quot;FAIL&quot;;[$Speed.E46]/[$Speed.$C46]))" office:value-type="float" office:value="1" calcext:value-type="float">
            <text:p>1,000</text:p>
          </table:table-cell>
          <table:table-cell table:style-name="ce98" table:formula="of:=IF(OR(ISBLANK([$Speed.F46]);[$Speed.F46]=&quot;&quot;;[.E46]=&quot;&quot;);&quot;&quot;;IF([$Speed.F46]=&quot;FAIL&quot;;&quot;FAIL&quot;;[$Speed.F46]/[$Speed.$C46]))" office:value-type="float" office:value="1" calcext:value-type="float">
            <text:p>1,000</text:p>
          </table:table-cell>
          <table:table-cell table:style-name="ce98" table:formula="of:=IF(OR(ISBLANK([$Speed.G46]);[$Speed.G46]=&quot;&quot;;[.F46]=&quot;&quot;);&quot;&quot;;IF([$Speed.G46]=&quot;FAIL&quot;;&quot;FAIL&quot;;[$Speed.G46]/[$Speed.$C46]))" office:value-type="float" office:value="1" calcext:value-type="float">
            <text:p>1,000</text:p>
          </table:table-cell>
          <table:table-cell table:style-name="ce98" table:formula="of:=IF(OR(ISBLANK([$Speed.H46]);[$Speed.H46]=&quot;&quot;;[.G46]=&quot;&quot;);&quot;&quot;;IF([$Speed.H46]=&quot;FAIL&quot;;&quot;FAIL&quot;;[$Speed.H46]/[$Speed.$C46]))" office:value-type="float" office:value="1" calcext:value-type="float">
            <text:p>1,000</text:p>
          </table:table-cell>
          <table:table-cell table:style-name="ce98" table:formula="of:=IF(OR(ISBLANK([$Speed.I46]);[$Speed.I46]=&quot;&quot;;[.H46]=&quot;&quot;);&quot;&quot;;IF([$Speed.I46]=&quot;FAIL&quot;;&quot;FAIL&quot;;[$Speed.I46]/[$Speed.$C46]))" office:value-type="float" office:value="1" calcext:value-type="float">
            <text:p>1,000</text:p>
          </table:table-cell>
          <table:table-cell table:style-name="ce98" table:formula="of:=IF(OR(ISBLANK([$Speed.J46]);[$Speed.J46]=&quot;&quot;;[.I46]=&quot;&quot;);&quot;&quot;;IF([$Speed.J46]=&quot;FAIL&quot;;&quot;FAIL&quot;;[$Speed.J46]/[$Speed.$C46]))" office:value-type="float" office:value="1" calcext:value-type="float">
            <text:p>1,000</text:p>
          </table:table-cell>
          <table:table-cell table:style-name="ce98" table:formula="of:=IF(OR(ISBLANK([$Speed.K46]);[$Speed.K46]=&quot;&quot;;[.J46]=&quot;&quot;);&quot;&quot;;IF([$Speed.K46]=&quot;FAIL&quot;;&quot;FAIL&quot;;[$Speed.K46]/[$Speed.$C46]))">
            <text:p/>
          </table:table-cell>
          <table:table-cell table:style-name="ce98" table:formula="of:=IF(OR(ISBLANK([$Speed.L46]);[$Speed.L46]=&quot;&quot;;[.K46]=&quot;&quot;);&quot;&quot;;IF([$Speed.L46]=&quot;FAIL&quot;;&quot;FAIL&quot;;[$Speed.L46]/[$Speed.$C46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2"/>
          <table:table-cell table:style-name="ce95" table:formula="of:=IF(ISBLANK([$Speed.B47]);&quot;&quot;;[$Speed.B47])" office:value-type="string" office:string-value="MPEG4_Fast-dec" calcext:value-type="string">
            <text:p>MPEG4_Fast-dec</text:p>
          </table:table-cell>
          <table:table-cell table:style-name="ce98" table:formula="of:=IF(OR(ISBLANK([$Speed.C47]);[$Speed.C47]=&quot;&quot;;[.B47]=&quot;&quot;);&quot;&quot;;IF([$Speed.C47]=&quot;FAIL&quot;;&quot;FAIL&quot;;[$Speed.C47]/[$Speed.$C47]))" office:value-type="float" office:value="1" calcext:value-type="float">
            <text:p>1,000</text:p>
          </table:table-cell>
          <table:table-cell table:style-name="ce98" table:formula="of:=IF(OR(ISBLANK([$Speed.D47]);[$Speed.D47]=&quot;&quot;;[.C47]=&quot;&quot;);&quot;&quot;;IF([$Speed.D47]=&quot;FAIL&quot;;&quot;FAIL&quot;;[$Speed.D47]/[$Speed.$C47]))" office:value-type="float" office:value="1" calcext:value-type="float">
            <text:p>1,000</text:p>
          </table:table-cell>
          <table:table-cell table:style-name="ce98" table:formula="of:=IF(OR(ISBLANK([$Speed.E47]);[$Speed.E47]=&quot;&quot;;[.D47]=&quot;&quot;);&quot;&quot;;IF([$Speed.E47]=&quot;FAIL&quot;;&quot;FAIL&quot;;[$Speed.E47]/[$Speed.$C47]))" office:value-type="float" office:value="1.00751888367082" calcext:value-type="float">
            <text:p>1,008</text:p>
          </table:table-cell>
          <table:table-cell table:style-name="ce98" table:formula="of:=IF(OR(ISBLANK([$Speed.F47]);[$Speed.F47]=&quot;&quot;;[.E47]=&quot;&quot;);&quot;&quot;;IF([$Speed.F47]=&quot;FAIL&quot;;&quot;FAIL&quot;;[$Speed.F47]/[$Speed.$C47]))" office:value-type="float" office:value="0.998925390542567" calcext:value-type="float">
            <text:p>0,999</text:p>
          </table:table-cell>
          <table:table-cell table:style-name="ce98" table:formula="of:=IF(OR(ISBLANK([$Speed.G47]);[$Speed.G47]=&quot;&quot;;[.F47]=&quot;&quot;);&quot;&quot;;IF([$Speed.G47]=&quot;FAIL&quot;;&quot;FAIL&quot;;[$Speed.G47]/[$Speed.$C47]))" office:value-type="float" office:value="1.00139677829779" calcext:value-type="float">
            <text:p>1,001</text:p>
          </table:table-cell>
          <table:table-cell table:style-name="ce98" table:formula="of:=IF(OR(ISBLANK([$Speed.H47]);[$Speed.H47]=&quot;&quot;;[.G47]=&quot;&quot;);&quot;&quot;;IF([$Speed.H47]=&quot;FAIL&quot;;&quot;FAIL&quot;;[$Speed.H47]/[$Speed.$C47]))" office:value-type="float" office:value="1.01091611854129" calcext:value-type="float">
            <text:p>1,011</text:p>
          </table:table-cell>
          <table:table-cell table:style-name="ce98" table:formula="of:=IF(OR(ISBLANK([$Speed.I47]);[$Speed.I47]=&quot;&quot;;[.H47]=&quot;&quot;);&quot;&quot;;IF([$Speed.I47]=&quot;FAIL&quot;;&quot;FAIL&quot;;[$Speed.I47]/[$Speed.$C47]))" office:value-type="float" office:value="0.990079588198224" calcext:value-type="float">
            <text:p>0,990</text:p>
          </table:table-cell>
          <table:table-cell table:style-name="ce98" table:formula="of:=IF(OR(ISBLANK([$Speed.J47]);[$Speed.J47]=&quot;&quot;;[.I47]=&quot;&quot;);&quot;&quot;;IF([$Speed.J47]=&quot;FAIL&quot;;&quot;FAIL&quot;;[$Speed.J47]/[$Speed.$C47]))" office:value-type="float" office:value="0.990137505416364" calcext:value-type="float">
            <text:p>0,990</text:p>
          </table:table-cell>
          <table:table-cell table:style-name="ce98" table:formula="of:=IF(OR(ISBLANK([$Speed.K47]);[$Speed.K47]=&quot;&quot;;[.J47]=&quot;&quot;);&quot;&quot;;IF([$Speed.K47]=&quot;FAIL&quot;;&quot;FAIL&quot;;[$Speed.K47]/[$Speed.$C47]))">
            <text:p/>
          </table:table-cell>
          <table:table-cell table:style-name="ce98" table:formula="of:=IF(OR(ISBLANK([$Speed.L47]);[$Speed.L47]=&quot;&quot;;[.K47]=&quot;&quot;);&quot;&quot;;IF([$Speed.L47]=&quot;FAIL&quot;;&quot;FAIL&quot;;[$Speed.L47]/[$Speed.$C47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2" table:formula="of:=IF(ISBLANK([$Speed.A48]);&quot;&quot;;[$Speed.A48])">
            <text:p/>
          </table:table-cell>
          <table:table-cell table:style-name="ce95" table:formula="of:=IF(ISBLANK([$Speed.B48]);&quot;&quot;;[$Speed.B48])" office:value-type="string" office:string-value="JPEG-cod" calcext:value-type="string">
            <text:p>JPEG-cod</text:p>
          </table:table-cell>
          <table:table-cell table:style-name="ce98" table:formula="of:=IF(OR(ISBLANK([$Speed.C48]);[$Speed.C48]=&quot;&quot;;[.B48]=&quot;&quot;);&quot;&quot;;IF([$Speed.C48]=&quot;FAIL&quot;;&quot;FAIL&quot;;[$Speed.C48]/[$Speed.$C48]))" office:value-type="float" office:value="1" calcext:value-type="float">
            <text:p>1,000</text:p>
          </table:table-cell>
          <table:table-cell table:style-name="ce98" table:formula="of:=IF(OR(ISBLANK([$Speed.D48]);[$Speed.D48]=&quot;&quot;;[.C48]=&quot;&quot;);&quot;&quot;;IF([$Speed.D48]=&quot;FAIL&quot;;&quot;FAIL&quot;;[$Speed.D48]/[$Speed.$C48]))" office:value-type="float" office:value="0.973149235678681" calcext:value-type="float">
            <text:p>0,973</text:p>
          </table:table-cell>
          <table:table-cell table:style-name="ce98" table:formula="of:=IF(OR(ISBLANK([$Speed.E48]);[$Speed.E48]=&quot;&quot;;[.D48]=&quot;&quot;);&quot;&quot;;IF([$Speed.E48]=&quot;FAIL&quot;;&quot;FAIL&quot;;[$Speed.E48]/[$Speed.$C48]))" office:value-type="float" office:value="0.99300748245309" calcext:value-type="float">
            <text:p>0,993</text:p>
          </table:table-cell>
          <table:table-cell table:style-name="ce98" table:formula="of:=IF(OR(ISBLANK([$Speed.F48]);[$Speed.F48]=&quot;&quot;;[.E48]=&quot;&quot;);&quot;&quot;;IF([$Speed.F48]=&quot;FAIL&quot;;&quot;FAIL&quot;;[$Speed.F48]/[$Speed.$C48]))" office:value-type="float" office:value="1.00798387149691" calcext:value-type="float">
            <text:p>1,008</text:p>
          </table:table-cell>
          <table:table-cell table:style-name="ce98" table:formula="of:=IF(OR(ISBLANK([$Speed.G48]);[$Speed.G48]=&quot;&quot;;[.F48]=&quot;&quot;);&quot;&quot;;IF([$Speed.G48]=&quot;FAIL&quot;;&quot;FAIL&quot;;[$Speed.G48]/[$Speed.$C48]))" office:value-type="float" office:value="0.994722256853083" calcext:value-type="float">
            <text:p>0,995</text:p>
          </table:table-cell>
          <table:table-cell table:style-name="ce98" table:formula="of:=IF(OR(ISBLANK([$Speed.H48]);[$Speed.H48]=&quot;&quot;;[.G48]=&quot;&quot;);&quot;&quot;;IF([$Speed.H48]=&quot;FAIL&quot;;&quot;FAIL&quot;;[$Speed.H48]/[$Speed.$C48]))" office:value-type="float" office:value="0.992034173004114" calcext:value-type="float">
            <text:p>0,992</text:p>
          </table:table-cell>
          <table:table-cell table:style-name="ce98" table:formula="of:=IF(OR(ISBLANK([$Speed.I48]);[$Speed.I48]=&quot;&quot;;[.H48]=&quot;&quot;);&quot;&quot;;IF([$Speed.I48]=&quot;FAIL&quot;;&quot;FAIL&quot;;[$Speed.I48]/[$Speed.$C48]))" office:value-type="float" office:value="0.966003613274629" calcext:value-type="float">
            <text:p>0,966</text:p>
          </table:table-cell>
          <table:table-cell table:style-name="ce98" table:formula="of:=IF(OR(ISBLANK([$Speed.J48]);[$Speed.J48]=&quot;&quot;;[.I48]=&quot;&quot;);&quot;&quot;;IF([$Speed.J48]=&quot;FAIL&quot;;&quot;FAIL&quot;;[$Speed.J48]/[$Speed.$C48]))" office:value-type="float" office:value="0.948949372598168" calcext:value-type="float">
            <text:p>0,949</text:p>
          </table:table-cell>
          <table:table-cell table:style-name="ce98" table:formula="of:=IF(OR(ISBLANK([$Speed.K48]);[$Speed.K48]=&quot;&quot;;[.J48]=&quot;&quot;);&quot;&quot;;IF([$Speed.K48]=&quot;FAIL&quot;;&quot;FAIL&quot;;[$Speed.K48]/[$Speed.$C48]))">
            <text:p/>
          </table:table-cell>
          <table:table-cell table:style-name="ce98" table:formula="of:=IF(OR(ISBLANK([$Speed.L48]);[$Speed.L48]=&quot;&quot;;[.K48]=&quot;&quot;);&quot;&quot;;IF([$Speed.L48]=&quot;FAIL&quot;;&quot;FAIL&quot;;[$Speed.L48]/[$Speed.$C48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2" table:formula="of:=IF(ISBLANK([$Speed.A49]);&quot;&quot;;[$Speed.A49])">
            <text:p/>
          </table:table-cell>
          <table:table-cell table:style-name="ce95" table:formula="of:=IF(ISBLANK([$Speed.B49]);&quot;&quot;;[$Speed.B49])" office:value-type="string" office:string-value="JPEG-dec" calcext:value-type="string">
            <text:p>JPEG-dec</text:p>
          </table:table-cell>
          <table:table-cell table:style-name="ce98" table:formula="of:=IF(OR(ISBLANK([$Speed.C49]);[$Speed.C49]=&quot;&quot;;[.B49]=&quot;&quot;);&quot;&quot;;IF([$Speed.C49]=&quot;FAIL&quot;;&quot;FAIL&quot;;[$Speed.C49]/[$Speed.$C49]))" office:value-type="float" office:value="1" calcext:value-type="float">
            <text:p>1,000</text:p>
          </table:table-cell>
          <table:table-cell table:style-name="ce98" table:formula="of:=IF(OR(ISBLANK([$Speed.D49]);[$Speed.D49]=&quot;&quot;;[.C49]=&quot;&quot;);&quot;&quot;;IF([$Speed.D49]=&quot;FAIL&quot;;&quot;FAIL&quot;;[$Speed.D49]/[$Speed.$C49]))" office:value-type="float" office:value="1.00842367170111" calcext:value-type="float">
            <text:p>1,008</text:p>
          </table:table-cell>
          <table:table-cell table:style-name="ce98" table:formula="of:=IF(OR(ISBLANK([$Speed.E49]);[$Speed.E49]=&quot;&quot;;[.D49]=&quot;&quot;);&quot;&quot;;IF([$Speed.E49]=&quot;FAIL&quot;;&quot;FAIL&quot;;[$Speed.E49]/[$Speed.$C49]))" office:value-type="float" office:value="1.15924604951566" calcext:value-type="float">
            <text:p>1,159</text:p>
          </table:table-cell>
          <table:table-cell table:style-name="ce98" table:formula="of:=IF(OR(ISBLANK([$Speed.F49]);[$Speed.F49]=&quot;&quot;;[.E49]=&quot;&quot;);&quot;&quot;;IF([$Speed.F49]=&quot;FAIL&quot;;&quot;FAIL&quot;;[$Speed.F49]/[$Speed.$C49]))" office:value-type="float" office:value="1.15431451409312" calcext:value-type="float">
            <text:p>1,154</text:p>
          </table:table-cell>
          <table:table-cell table:style-name="ce98" table:formula="of:=IF(OR(ISBLANK([$Speed.G49]);[$Speed.G49]=&quot;&quot;;[.F49]=&quot;&quot;);&quot;&quot;;IF([$Speed.G49]=&quot;FAIL&quot;;&quot;FAIL&quot;;[$Speed.G49]/[$Speed.$C49]))" office:value-type="float" office:value="1.15620667420992" calcext:value-type="float">
            <text:p>1,156</text:p>
          </table:table-cell>
          <table:table-cell table:style-name="ce98" table:formula="of:=IF(OR(ISBLANK([$Speed.H49]);[$Speed.H49]=&quot;&quot;;[.G49]=&quot;&quot;);&quot;&quot;;IF([$Speed.H49]=&quot;FAIL&quot;;&quot;FAIL&quot;;[$Speed.H49]/[$Speed.$C49]))" office:value-type="float" office:value="1.15596994726618" calcext:value-type="float">
            <text:p>1,156</text:p>
          </table:table-cell>
          <table:table-cell table:style-name="ce98" table:formula="of:=IF(OR(ISBLANK([$Speed.I49]);[$Speed.I49]=&quot;&quot;;[.H49]=&quot;&quot;);&quot;&quot;;IF([$Speed.I49]=&quot;FAIL&quot;;&quot;FAIL&quot;;[$Speed.I49]/[$Speed.$C49]))" office:value-type="float" office:value="1.00603239848263" calcext:value-type="float">
            <text:p>1,006</text:p>
          </table:table-cell>
          <table:table-cell table:style-name="ce98" table:formula="of:=IF(OR(ISBLANK([$Speed.J49]);[$Speed.J49]=&quot;&quot;;[.I49]=&quot;&quot;);&quot;&quot;;IF([$Speed.J49]=&quot;FAIL&quot;;&quot;FAIL&quot;;[$Speed.J49]/[$Speed.$C49]))" office:value-type="float" office:value="0.997112096829597" calcext:value-type="float">
            <text:p>0,997</text:p>
          </table:table-cell>
          <table:table-cell table:style-name="ce98" table:formula="of:=IF(OR(ISBLANK([$Speed.K49]);[$Speed.K49]=&quot;&quot;;[.J49]=&quot;&quot;);&quot;&quot;;IF([$Speed.K49]=&quot;FAIL&quot;;&quot;FAIL&quot;;[$Speed.K49]/[$Speed.$C49]))">
            <text:p/>
          </table:table-cell>
          <table:table-cell table:style-name="ce98" table:formula="of:=IF(OR(ISBLANK([$Speed.L49]);[$Speed.L49]=&quot;&quot;;[.K49]=&quot;&quot;);&quot;&quot;;IF([$Speed.L49]=&quot;FAIL&quot;;&quot;FAIL&quot;;[$Speed.L49]/[$Speed.$C49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2" table:formula="of:=IF(ISBLANK([$Speed.A50]);&quot;&quot;;[$Speed.A50])">
            <text:p/>
          </table:table-cell>
          <table:table-cell table:style-name="ce95" table:formula="of:=IF(ISBLANK([$Speed.B50]);&quot;&quot;;[$Speed.B50])" office:value-type="string" office:string-value="JPEG2000-cod" calcext:value-type="string">
            <text:p>JPEG2000-cod</text:p>
          </table:table-cell>
          <table:table-cell table:style-name="ce98" table:formula="of:=IF(OR(ISBLANK([$Speed.C50]);[$Speed.C50]=&quot;&quot;;[.B50]=&quot;&quot;);&quot;&quot;;IF([$Speed.C50]=&quot;FAIL&quot;;&quot;FAIL&quot;;[$Speed.C50]/[$Speed.$C50]))" office:value-type="float" office:value="1" calcext:value-type="float">
            <text:p>1,000</text:p>
          </table:table-cell>
          <table:table-cell table:style-name="ce98" table:formula="of:=IF(OR(ISBLANK([$Speed.D50]);[$Speed.D50]=&quot;&quot;;[.C50]=&quot;&quot;);&quot;&quot;;IF([$Speed.D50]=&quot;FAIL&quot;;&quot;FAIL&quot;;[$Speed.D50]/[$Speed.$C50]))" office:value-type="float" office:value="0.998165121080675" calcext:value-type="float">
            <text:p>0,998</text:p>
          </table:table-cell>
          <table:table-cell table:style-name="ce98" table:formula="of:=IF(OR(ISBLANK([$Speed.E50]);[$Speed.E50]=&quot;&quot;;[.D50]=&quot;&quot;);&quot;&quot;;IF([$Speed.E50]=&quot;FAIL&quot;;&quot;FAIL&quot;;[$Speed.E50]/[$Speed.$C50]))" office:value-type="float" office:value="1.0188460590547" calcext:value-type="float">
            <text:p>1,019</text:p>
          </table:table-cell>
          <table:table-cell table:style-name="ce98" table:formula="of:=IF(OR(ISBLANK([$Speed.F50]);[$Speed.F50]=&quot;&quot;;[.E50]=&quot;&quot;);&quot;&quot;;IF([$Speed.F50]=&quot;FAIL&quot;;&quot;FAIL&quot;;[$Speed.F50]/[$Speed.$C50]))" office:value-type="float" office:value="1.01797620721708" calcext:value-type="float">
            <text:p>1,018</text:p>
          </table:table-cell>
          <table:table-cell table:style-name="ce98" table:formula="of:=IF(OR(ISBLANK([$Speed.G50]);[$Speed.G50]=&quot;&quot;;[.F50]=&quot;&quot;);&quot;&quot;;IF([$Speed.G50]=&quot;FAIL&quot;;&quot;FAIL&quot;;[$Speed.G50]/[$Speed.$C50]))" office:value-type="float" office:value="1.01781887702011" calcext:value-type="float">
            <text:p>1,018</text:p>
          </table:table-cell>
          <table:table-cell table:style-name="ce98" table:formula="of:=IF(OR(ISBLANK([$Speed.H50]);[$Speed.H50]=&quot;&quot;;[.G50]=&quot;&quot;);&quot;&quot;;IF([$Speed.H50]=&quot;FAIL&quot;;&quot;FAIL&quot;;[$Speed.H50]/[$Speed.$C50]))" office:value-type="float" office:value="1.01808857296991" calcext:value-type="float">
            <text:p>1,018</text:p>
          </table:table-cell>
          <table:table-cell table:style-name="ce98" table:formula="of:=IF(OR(ISBLANK([$Speed.I50]);[$Speed.I50]=&quot;&quot;;[.H50]=&quot;&quot;);&quot;&quot;;IF([$Speed.I50]=&quot;FAIL&quot;;&quot;FAIL&quot;;[$Speed.I50]/[$Speed.$C50]))" office:value-type="float" office:value="0.987560270535971" calcext:value-type="float">
            <text:p>0,988</text:p>
          </table:table-cell>
          <table:table-cell table:style-name="ce98" table:formula="of:=IF(OR(ISBLANK([$Speed.J50]);[$Speed.J50]=&quot;&quot;;[.I50]=&quot;&quot;);&quot;&quot;;IF([$Speed.J50]=&quot;FAIL&quot;;&quot;FAIL&quot;;[$Speed.J50]/[$Speed.$C50]))" office:value-type="float" office:value="0.988016673251322" calcext:value-type="float">
            <text:p>0,988</text:p>
          </table:table-cell>
          <table:table-cell table:style-name="ce98" table:formula="of:=IF(OR(ISBLANK([$Speed.K50]);[$Speed.K50]=&quot;&quot;;[.J50]=&quot;&quot;);&quot;&quot;;IF([$Speed.K50]=&quot;FAIL&quot;;&quot;FAIL&quot;;[$Speed.K50]/[$Speed.$C50]))">
            <text:p/>
          </table:table-cell>
          <table:table-cell table:style-name="ce98" table:formula="of:=IF(OR(ISBLANK([$Speed.L50]);[$Speed.L50]=&quot;&quot;;[.K50]=&quot;&quot;);&quot;&quot;;IF([$Speed.L50]=&quot;FAIL&quot;;&quot;FAIL&quot;;[$Speed.L50]/[$Speed.$C50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2" table:formula="of:=IF(ISBLANK([$Speed.A51]);&quot;&quot;;[$Speed.A51])">
            <text:p/>
          </table:table-cell>
          <table:table-cell table:style-name="ce95" table:formula="of:=IF(ISBLANK([$Speed.B51]);&quot;&quot;;[$Speed.B51])" office:value-type="string" office:string-value="JPEG2000-dec" calcext:value-type="string">
            <text:p>JPEG2000-dec</text:p>
          </table:table-cell>
          <table:table-cell table:style-name="ce98" table:formula="of:=IF(OR(ISBLANK([$Speed.C51]);[$Speed.C51]=&quot;&quot;;[.B51]=&quot;&quot;);&quot;&quot;;IF([$Speed.C51]=&quot;FAIL&quot;;&quot;FAIL&quot;;[$Speed.C51]/[$Speed.$C51]))" office:value-type="float" office:value="1" calcext:value-type="float">
            <text:p>1,000</text:p>
          </table:table-cell>
          <table:table-cell table:style-name="ce98" table:formula="of:=IF(OR(ISBLANK([$Speed.D51]);[$Speed.D51]=&quot;&quot;;[.C51]=&quot;&quot;);&quot;&quot;;IF([$Speed.D51]=&quot;FAIL&quot;;&quot;FAIL&quot;;[$Speed.D51]/[$Speed.$C51]))" office:value-type="float" office:value="1.00445099023742" calcext:value-type="float">
            <text:p>1,004</text:p>
          </table:table-cell>
          <table:table-cell table:style-name="ce98" table:formula="of:=IF(OR(ISBLANK([$Speed.E51]);[$Speed.E51]=&quot;&quot;;[.D51]=&quot;&quot;);&quot;&quot;;IF([$Speed.E51]=&quot;FAIL&quot;;&quot;FAIL&quot;;[$Speed.E51]/[$Speed.$C51]))" office:value-type="float" office:value="1.04921083688595" calcext:value-type="float">
            <text:p>1,049</text:p>
          </table:table-cell>
          <table:table-cell table:style-name="ce98" table:formula="of:=IF(OR(ISBLANK([$Speed.F51]);[$Speed.F51]=&quot;&quot;;[.E51]=&quot;&quot;);&quot;&quot;;IF([$Speed.F51]=&quot;FAIL&quot;;&quot;FAIL&quot;;[$Speed.F51]/[$Speed.$C51]))" office:value-type="float" office:value="1.03353957529116" calcext:value-type="float">
            <text:p>1,034</text:p>
          </table:table-cell>
          <table:table-cell table:style-name="ce98" table:formula="of:=IF(OR(ISBLANK([$Speed.G51]);[$Speed.G51]=&quot;&quot;;[.F51]=&quot;&quot;);&quot;&quot;;IF([$Speed.G51]=&quot;FAIL&quot;;&quot;FAIL&quot;;[$Speed.G51]/[$Speed.$C51]))" office:value-type="float" office:value="1.03351885684588" calcext:value-type="float">
            <text:p>1,034</text:p>
          </table:table-cell>
          <table:table-cell table:style-name="ce98" table:formula="of:=IF(OR(ISBLANK([$Speed.H51]);[$Speed.H51]=&quot;&quot;;[.G51]=&quot;&quot;);&quot;&quot;;IF([$Speed.H51]=&quot;FAIL&quot;;&quot;FAIL&quot;;[$Speed.H51]/[$Speed.$C51]))" office:value-type="float" office:value="1.03007248697872" calcext:value-type="float">
            <text:p>1,030</text:p>
          </table:table-cell>
          <table:table-cell table:style-name="ce98" table:formula="of:=IF(OR(ISBLANK([$Speed.I51]);[$Speed.I51]=&quot;&quot;;[.H51]=&quot;&quot;);&quot;&quot;;IF([$Speed.I51]=&quot;FAIL&quot;;&quot;FAIL&quot;;[$Speed.I51]/[$Speed.$C51]))" office:value-type="float" office:value="0.988647188891523" calcext:value-type="float">
            <text:p>0,989</text:p>
          </table:table-cell>
          <table:table-cell table:style-name="ce98" table:formula="of:=IF(OR(ISBLANK([$Speed.J51]);[$Speed.J51]=&quot;&quot;;[.I51]=&quot;&quot;);&quot;&quot;;IF([$Speed.J51]=&quot;FAIL&quot;;&quot;FAIL&quot;;[$Speed.J51]/[$Speed.$C51]))" office:value-type="float" office:value="0.992009429314237" calcext:value-type="float">
            <text:p>0,992</text:p>
          </table:table-cell>
          <table:table-cell table:style-name="ce98" table:formula="of:=IF(OR(ISBLANK([$Speed.K51]);[$Speed.K51]=&quot;&quot;;[.J51]=&quot;&quot;);&quot;&quot;;IF([$Speed.K51]=&quot;FAIL&quot;;&quot;FAIL&quot;;[$Speed.K51]/[$Speed.$C51]))">
            <text:p/>
          </table:table-cell>
          <table:table-cell table:style-name="ce98" table:formula="of:=IF(OR(ISBLANK([$Speed.L51]);[$Speed.L51]=&quot;&quot;;[.K51]=&quot;&quot;);&quot;&quot;;IF([$Speed.L51]=&quot;FAIL&quot;;&quot;FAIL&quot;;[$Speed.L51]/[$Speed.$C51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 table:formula="of:=IF(ISBLANK([$Speed.A52]);&quot;&quot;;[$Speed.A52])" office:value-type="string" office:string-value="Custom" calcext:value-type="string">
            <text:p>Custom</text:p>
          </table:table-cell>
          <table:table-cell table:style-name="ce95" table:formula="of:=IF(ISBLANK([$Speed.B52]);&quot;&quot;;[$Speed.B52])" office:value-type="string" office:string-value="LMS" calcext:value-type="string">
            <text:p>LMS</text:p>
          </table:table-cell>
          <table:table-cell table:style-name="ce98" table:formula="of:=IF(OR(ISBLANK([$Speed.C52]);[$Speed.C52]=&quot;&quot;;[.B52]=&quot;&quot;);&quot;&quot;;IF([$Speed.C52]=&quot;FAIL&quot;;&quot;FAIL&quot;;[$Speed.C52]/[$Speed.$C52]))" office:value-type="float" office:value="1" calcext:value-type="float">
            <text:p>1,000</text:p>
          </table:table-cell>
          <table:table-cell table:style-name="ce98" table:formula="of:=IF(OR(ISBLANK([$Speed.D52]);[$Speed.D52]=&quot;&quot;;[.C52]=&quot;&quot;);&quot;&quot;;IF([$Speed.D52]=&quot;FAIL&quot;;&quot;FAIL&quot;;[$Speed.D52]/[$Speed.$C52]))" office:value-type="float" office:value="0.863729043951065" calcext:value-type="float">
            <text:p>0,864</text:p>
          </table:table-cell>
          <table:table-cell table:style-name="ce98" table:formula="of:=IF(OR(ISBLANK([$Speed.E52]);[$Speed.E52]=&quot;&quot;;[.D52]=&quot;&quot;);&quot;&quot;;IF([$Speed.E52]=&quot;FAIL&quot;;&quot;FAIL&quot;;[$Speed.E52]/[$Speed.$C52]))" office:value-type="float" office:value="0.863729043951065" calcext:value-type="float">
            <text:p>0,864</text:p>
          </table:table-cell>
          <table:table-cell table:style-name="ce98" table:formula="of:=IF(OR(ISBLANK([$Speed.F52]);[$Speed.F52]=&quot;&quot;;[.E52]=&quot;&quot;);&quot;&quot;;IF([$Speed.F52]=&quot;FAIL&quot;;&quot;FAIL&quot;;[$Speed.F52]/[$Speed.$C52]))" office:value-type="float" office:value="0.863729043951065" calcext:value-type="float">
            <text:p>0,864</text:p>
          </table:table-cell>
          <table:table-cell table:style-name="ce98" table:formula="of:=IF(OR(ISBLANK([$Speed.G52]);[$Speed.G52]=&quot;&quot;;[.F52]=&quot;&quot;);&quot;&quot;;IF([$Speed.G52]=&quot;FAIL&quot;;&quot;FAIL&quot;;[$Speed.G52]/[$Speed.$C52]))" office:value-type="float" office:value="0.863729043951065" calcext:value-type="float">
            <text:p>0,864</text:p>
          </table:table-cell>
          <table:table-cell table:style-name="ce98" table:formula="of:=IF(OR(ISBLANK([$Speed.H52]);[$Speed.H52]=&quot;&quot;;[.G52]=&quot;&quot;);&quot;&quot;;IF([$Speed.H52]=&quot;FAIL&quot;;&quot;FAIL&quot;;[$Speed.H52]/[$Speed.$C52]))" office:value-type="float" office:value="0.863729043951065" calcext:value-type="float">
            <text:p>0,864</text:p>
          </table:table-cell>
          <table:table-cell table:style-name="ce98" table:formula="of:=IF(OR(ISBLANK([$Speed.I52]);[$Speed.I52]=&quot;&quot;;[.H52]=&quot;&quot;);&quot;&quot;;IF([$Speed.I52]=&quot;FAIL&quot;;&quot;FAIL&quot;;[$Speed.I52]/[$Speed.$C52]))" office:value-type="float" office:value="0.863729043951065" calcext:value-type="float">
            <text:p>0,864</text:p>
          </table:table-cell>
          <table:table-cell table:style-name="ce98" table:formula="of:=IF(OR(ISBLANK([$Speed.J52]);[$Speed.J52]=&quot;&quot;;[.I52]=&quot;&quot;);&quot;&quot;;IF([$Speed.J52]=&quot;FAIL&quot;;&quot;FAIL&quot;;[$Speed.J52]/[$Speed.$C52]))" office:value-type="float" office:value="0.863729043951065" calcext:value-type="float">
            <text:p>0,864</text:p>
          </table:table-cell>
          <table:table-cell table:style-name="ce98" table:formula="of:=IF(OR(ISBLANK([$Speed.K52]);[$Speed.K52]=&quot;&quot;;[.J52]=&quot;&quot;);&quot;&quot;;IF([$Speed.K52]=&quot;FAIL&quot;;&quot;FAIL&quot;;[$Speed.K52]/[$Speed.$C52]))">
            <text:p/>
          </table:table-cell>
          <table:table-cell table:style-name="ce98" table:formula="of:=IF(OR(ISBLANK([$Speed.L52]);[$Speed.L52]=&quot;&quot;;[.K52]=&quot;&quot;);&quot;&quot;;IF([$Speed.L52]=&quot;FAIL&quot;;&quot;FAIL&quot;;[$Speed.L52]/[$Speed.$C52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/>
          <table:table-cell table:style-name="ce95" table:formula="of:=IF(ISBLANK([$Speed.B53]);&quot;&quot;;[$Speed.B53])" office:value-type="string" office:string-value="RLS" calcext:value-type="string">
            <text:p>RLS</text:p>
          </table:table-cell>
          <table:table-cell table:style-name="ce98" table:formula="of:=IF(OR(ISBLANK([$Speed.C53]);[$Speed.C53]=&quot;&quot;;[.B53]=&quot;&quot;);&quot;&quot;;IF([$Speed.C53]=&quot;FAIL&quot;;&quot;FAIL&quot;;[$Speed.C53]/[$Speed.$C53]))" office:value-type="float" office:value="1" calcext:value-type="float">
            <text:p>1,000</text:p>
          </table:table-cell>
          <table:table-cell table:style-name="ce98" table:formula="of:=IF(OR(ISBLANK([$Speed.D53]);[$Speed.D53]=&quot;&quot;;[.C53]=&quot;&quot;);&quot;&quot;;IF([$Speed.D53]=&quot;FAIL&quot;;&quot;FAIL&quot;;[$Speed.D53]/[$Speed.$C53]))" office:value-type="float" office:value="1" calcext:value-type="float">
            <text:p>1,000</text:p>
          </table:table-cell>
          <table:table-cell table:style-name="ce98" table:formula="of:=IF(OR(ISBLANK([$Speed.E53]);[$Speed.E53]=&quot;&quot;;[.D53]=&quot;&quot;);&quot;&quot;;IF([$Speed.E53]=&quot;FAIL&quot;;&quot;FAIL&quot;;[$Speed.E53]/[$Speed.$C53]))" office:value-type="float" office:value="1" calcext:value-type="float">
            <text:p>1,000</text:p>
          </table:table-cell>
          <table:table-cell table:style-name="ce98" table:formula="of:=IF(OR(ISBLANK([$Speed.F53]);[$Speed.F53]=&quot;&quot;;[.E53]=&quot;&quot;);&quot;&quot;;IF([$Speed.F53]=&quot;FAIL&quot;;&quot;FAIL&quot;;[$Speed.F53]/[$Speed.$C53]))" office:value-type="float" office:value="0.969276685393258" calcext:value-type="float">
            <text:p>0,969</text:p>
          </table:table-cell>
          <table:table-cell table:style-name="ce98" table:formula="of:=IF(OR(ISBLANK([$Speed.G53]);[$Speed.G53]=&quot;&quot;;[.F53]=&quot;&quot;);&quot;&quot;;IF([$Speed.G53]=&quot;FAIL&quot;;&quot;FAIL&quot;;[$Speed.G53]/[$Speed.$C53]))" office:value-type="float" office:value="1.31163682116105" calcext:value-type="float">
            <text:p>1,312</text:p>
          </table:table-cell>
          <table:table-cell table:style-name="ce98" table:formula="of:=IF(OR(ISBLANK([$Speed.H53]);[$Speed.H53]=&quot;&quot;;[.G53]=&quot;&quot;);&quot;&quot;;IF([$Speed.H53]=&quot;FAIL&quot;;&quot;FAIL&quot;;[$Speed.H53]/[$Speed.$C53]))" office:value-type="float" office:value="0.980249297752809" calcext:value-type="float">
            <text:p>0,980</text:p>
          </table:table-cell>
          <table:table-cell table:style-name="ce98" table:formula="of:=IF(OR(ISBLANK([$Speed.I53]);[$Speed.I53]=&quot;&quot;;[.H53]=&quot;&quot;);&quot;&quot;;IF([$Speed.I53]=&quot;FAIL&quot;;&quot;FAIL&quot;;[$Speed.I53]/[$Speed.$C53]))" office:value-type="float" office:value="0.99122191011236" calcext:value-type="float">
            <text:p>0,991</text:p>
          </table:table-cell>
          <table:table-cell table:style-name="ce98" table:formula="of:=IF(OR(ISBLANK([$Speed.J53]);[$Speed.J53]=&quot;&quot;;[.I53]=&quot;&quot;);&quot;&quot;;IF([$Speed.J53]=&quot;FAIL&quot;;&quot;FAIL&quot;;[$Speed.J53]/[$Speed.$C53]))" office:value-type="float" office:value="0.99122191011236" calcext:value-type="float">
            <text:p>0,991</text:p>
          </table:table-cell>
          <table:table-cell table:style-name="ce98" table:formula="of:=IF(OR(ISBLANK([$Speed.K53]);[$Speed.K53]=&quot;&quot;;[.J53]=&quot;&quot;);&quot;&quot;;IF([$Speed.K53]=&quot;FAIL&quot;;&quot;FAIL&quot;;[$Speed.K53]/[$Speed.$C53]))">
            <text:p/>
          </table:table-cell>
          <table:table-cell table:style-name="ce98" table:formula="of:=IF(OR(ISBLANK([$Speed.L53]);[$Speed.L53]=&quot;&quot;;[.K53]=&quot;&quot;);&quot;&quot;;IF([$Speed.L53]=&quot;FAIL&quot;;&quot;FAIL&quot;;[$Speed.L53]/[$Speed.$C53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 table:formula="of:=IF(ISBLANK([$Speed.A54]);&quot;&quot;;[$Speed.A54])">
            <text:p/>
          </table:table-cell>
          <table:table-cell table:style-name="ce95" table:formula="of:=IF(ISBLANK([$Speed.B54]);&quot;&quot;;[$Speed.B54])" office:value-type="string" office:string-value="DES2" calcext:value-type="string">
            <text:p>DES2</text:p>
          </table:table-cell>
          <table:table-cell table:style-name="ce98" table:formula="of:=IF(OR(ISBLANK([$Speed.C54]);[$Speed.C54]=&quot;&quot;;[.B54]=&quot;&quot;);&quot;&quot;;IF([$Speed.C54]=&quot;FAIL&quot;;&quot;FAIL&quot;;[$Speed.C54]/[$Speed.$C54]))" office:value-type="float" office:value="1" calcext:value-type="float">
            <text:p>1,000</text:p>
          </table:table-cell>
          <table:table-cell table:style-name="ce98" table:formula="of:=IF(OR(ISBLANK([$Speed.D54]);[$Speed.D54]=&quot;&quot;;[.C54]=&quot;&quot;);&quot;&quot;;IF([$Speed.D54]=&quot;FAIL&quot;;&quot;FAIL&quot;;[$Speed.D54]/[$Speed.$C54]))" office:value-type="float" office:value="1" calcext:value-type="float">
            <text:p>1,000</text:p>
          </table:table-cell>
          <table:table-cell table:style-name="ce98" table:formula="of:=IF(OR(ISBLANK([$Speed.E54]);[$Speed.E54]=&quot;&quot;;[.D54]=&quot;&quot;);&quot;&quot;;IF([$Speed.E54]=&quot;FAIL&quot;;&quot;FAIL&quot;;[$Speed.E54]/[$Speed.$C54]))" office:value-type="float" office:value="0.982399546301911" calcext:value-type="float">
            <text:p>0,982</text:p>
          </table:table-cell>
          <table:table-cell table:style-name="ce98" table:formula="of:=IF(OR(ISBLANK([$Speed.F54]);[$Speed.F54]=&quot;&quot;;[.E54]=&quot;&quot;);&quot;&quot;;IF([$Speed.F54]=&quot;FAIL&quot;;&quot;FAIL&quot;;[$Speed.F54]/[$Speed.$C54]))" office:value-type="float" office:value="0.975131516021042" calcext:value-type="float">
            <text:p>0,975</text:p>
          </table:table-cell>
          <table:table-cell table:style-name="ce98" table:formula="of:=IF(OR(ISBLANK([$Speed.G54]);[$Speed.G54]=&quot;&quot;;[.F54]=&quot;&quot;);&quot;&quot;;IF([$Speed.G54]=&quot;FAIL&quot;;&quot;FAIL&quot;;[$Speed.G54]/[$Speed.$C54]))" office:value-type="float" office:value="0.974175035868006" calcext:value-type="float">
            <text:p>0,974</text:p>
          </table:table-cell>
          <table:table-cell table:style-name="ce98" table:formula="of:=IF(OR(ISBLANK([$Speed.H54]);[$Speed.H54]=&quot;&quot;;[.G54]=&quot;&quot;);&quot;&quot;;IF([$Speed.H54]=&quot;FAIL&quot;;&quot;FAIL&quot;;[$Speed.H54]/[$Speed.$C54]))" office:value-type="float" office:value="1.00572052920853" calcext:value-type="float">
            <text:p>1,006</text:p>
          </table:table-cell>
          <table:table-cell table:style-name="ce98" table:formula="of:=IF(OR(ISBLANK([$Speed.I54]);[$Speed.I54]=&quot;&quot;;[.H54]=&quot;&quot;);&quot;&quot;;IF([$Speed.I54]=&quot;FAIL&quot;;&quot;FAIL&quot;;[$Speed.I54]/[$Speed.$C54]))" office:value-type="float" office:value="1.00841672405" calcext:value-type="float">
            <text:p>1,008</text:p>
          </table:table-cell>
          <table:table-cell table:style-name="ce98" table:formula="of:=IF(OR(ISBLANK([$Speed.J54]);[$Speed.J54]=&quot;&quot;;[.I54]=&quot;&quot;);&quot;&quot;;IF([$Speed.J54]=&quot;FAIL&quot;;&quot;FAIL&quot;;[$Speed.J54]/[$Speed.$C54]))" office:value-type="float" office:value="0.992591866741388" calcext:value-type="float">
            <text:p>0,993</text:p>
          </table:table-cell>
          <table:table-cell table:style-name="ce98" table:formula="of:=IF(OR(ISBLANK([$Speed.K54]);[$Speed.K54]=&quot;&quot;;[.J54]=&quot;&quot;);&quot;&quot;;IF([$Speed.K54]=&quot;FAIL&quot;;&quot;FAIL&quot;;[$Speed.K54]/[$Speed.$C54]))">
            <text:p/>
          </table:table-cell>
          <table:table-cell table:style-name="ce98" table:formula="of:=IF(OR(ISBLANK([$Speed.L54]);[$Speed.L54]=&quot;&quot;;[.K54]=&quot;&quot;);&quot;&quot;;IF([$Speed.L54]=&quot;FAIL&quot;;&quot;FAIL&quot;;[$Speed.L54]/[$Speed.$C54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2" table:formula="of:=IF(ISBLANK([$Speed.A55]);&quot;&quot;;[$Speed.A55])" office:value-type="string" office:string-value="Pstone" calcext:value-type="string">
            <text:p>Pstone</text:p>
          </table:table-cell>
          <table:table-cell table:style-name="ce96" table:formula="of:=IF(ISBLANK([$Speed.B55]);&quot;&quot;;[$Speed.B55])" office:value-type="string" office:string-value="auto" calcext:value-type="string">
            <text:p>auto</text:p>
          </table:table-cell>
          <table:table-cell table:style-name="ce100" table:formula="of:=IF(OR(ISBLANK([$Speed.C55]);[$Speed.C55]=&quot;&quot;;[.B55]=&quot;&quot;);&quot;&quot;;IF([$Speed.C55]=&quot;FAIL&quot;;&quot;FAIL&quot;;[$Speed.C55]/[$Speed.$C55]))" office:value-type="float" office:value="1" calcext:value-type="float">
            <text:p>1,000</text:p>
          </table:table-cell>
          <table:table-cell table:style-name="ce100" table:formula="of:=IF(OR(ISBLANK([$Speed.D55]);[$Speed.D55]=&quot;&quot;;[.C55]=&quot;&quot;);&quot;&quot;;IF([$Speed.D55]=&quot;FAIL&quot;;&quot;FAIL&quot;;[$Speed.D55]/[$Speed.$C55]))" office:value-type="float" office:value="0.970614425645592" calcext:value-type="float">
            <text:p>0,971</text:p>
          </table:table-cell>
          <table:table-cell table:style-name="ce100" table:formula="of:=IF(OR(ISBLANK([$Speed.E55]);[$Speed.E55]=&quot;&quot;;[.D55]=&quot;&quot;);&quot;&quot;;IF([$Speed.E55]=&quot;FAIL&quot;;&quot;FAIL&quot;;[$Speed.E55]/[$Speed.$C55]))" office:value-type="float" office:value="0.985158800831107" calcext:value-type="float">
            <text:p>0,985</text:p>
          </table:table-cell>
          <table:table-cell table:style-name="ce100" table:formula="of:=IF(OR(ISBLANK([$Speed.F55]);[$Speed.F55]=&quot;&quot;;[.E55]=&quot;&quot;);&quot;&quot;;IF([$Speed.F55]=&quot;FAIL&quot;;&quot;FAIL&quot;;[$Speed.F55]/[$Speed.$C55]))" office:value-type="float" office:value="0.984861976847729" calcext:value-type="float">
            <text:p>0,985</text:p>
          </table:table-cell>
          <table:table-cell table:style-name="ce100" table:formula="of:=IF(OR(ISBLANK([$Speed.G55]);[$Speed.G55]=&quot;&quot;;[.F55]=&quot;&quot;);&quot;&quot;;IF([$Speed.G55]=&quot;FAIL&quot;;&quot;FAIL&quot;;[$Speed.G55]/[$Speed.$C55]))" office:value-type="float" office:value="0.984861976847729" calcext:value-type="float">
            <text:p>0,985</text:p>
          </table:table-cell>
          <table:table-cell table:style-name="ce100" table:formula="of:=IF(OR(ISBLANK([$Speed.H55]);[$Speed.H55]=&quot;&quot;;[.G55]=&quot;&quot;);&quot;&quot;;IF([$Speed.H55]=&quot;FAIL&quot;;&quot;FAIL&quot;;[$Speed.H55]/[$Speed.$C55]))" office:value-type="float" office:value="0.984861976847729" calcext:value-type="float">
            <text:p>0,985</text:p>
          </table:table-cell>
          <table:table-cell table:style-name="ce100" table:formula="of:=IF(OR(ISBLANK([$Speed.I55]);[$Speed.I55]=&quot;&quot;;[.H55]=&quot;&quot;);&quot;&quot;;IF([$Speed.I55]=&quot;FAIL&quot;;&quot;FAIL&quot;;[$Speed.I55]/[$Speed.$C55]))" office:value-type="float" office:value="0.981893737013951" calcext:value-type="float">
            <text:p>0,982</text:p>
          </table:table-cell>
          <table:table-cell table:style-name="ce100" table:formula="of:=IF(OR(ISBLANK([$Speed.J55]);[$Speed.J55]=&quot;&quot;;[.I55]=&quot;&quot;);&quot;&quot;;IF([$Speed.J55]=&quot;FAIL&quot;;&quot;FAIL&quot;;[$Speed.J55]/[$Speed.$C55]))" office:value-type="float" office:value="1.13713268032057" calcext:value-type="float">
            <text:p>1,137</text:p>
          </table:table-cell>
          <table:table-cell table:style-name="ce100" table:formula="of:=IF(OR(ISBLANK([$Speed.K55]);[$Speed.K55]=&quot;&quot;;[.J55]=&quot;&quot;);&quot;&quot;;IF([$Speed.K55]=&quot;FAIL&quot;;&quot;FAIL&quot;;[$Speed.K55]/[$Speed.$C55]))">
            <text:p/>
          </table:table-cell>
          <table:table-cell table:style-name="ce100" table:formula="of:=IF(OR(ISBLANK([$Speed.L55]);[$Speed.L55]=&quot;&quot;;[.K55]=&quot;&quot;);&quot;&quot;;IF([$Speed.L55]=&quot;FAIL&quot;;&quot;FAIL&quot;;[$Speed.L55]/[$Speed.$C55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2" table:formula="of:=IF(ISBLANK([$Speed.A56]);&quot;&quot;;[$Speed.A56])">
            <text:p/>
          </table:table-cell>
          <table:table-cell table:style-name="ce96" table:formula="of:=IF(ISBLANK([$Speed.B56]);&quot;&quot;;[$Speed.B56])" office:value-type="string" office:string-value="blit" calcext:value-type="string">
            <text:p>blit</text:p>
          </table:table-cell>
          <table:table-cell table:style-name="ce100" table:formula="of:=IF(OR(ISBLANK([$Speed.C56]);[$Speed.C56]=&quot;&quot;;[.B56]=&quot;&quot;);&quot;&quot;;IF([$Speed.C56]=&quot;FAIL&quot;;&quot;FAIL&quot;;[$Speed.C56]/[$Speed.$C56]))" office:value-type="float" office:value="1" calcext:value-type="float">
            <text:p>1,000</text:p>
          </table:table-cell>
          <table:table-cell table:style-name="ce100" table:formula="of:=IF(OR(ISBLANK([$Speed.D56]);[$Speed.D56]=&quot;&quot;;[.C56]=&quot;&quot;);&quot;&quot;;IF([$Speed.D56]=&quot;FAIL&quot;;&quot;FAIL&quot;;[$Speed.D56]/[$Speed.$C56]))" office:value-type="float" office:value="1.02283702667329" calcext:value-type="float">
            <text:p>1,023</text:p>
          </table:table-cell>
          <table:table-cell table:style-name="ce100" table:formula="of:=IF(OR(ISBLANK([$Speed.E56]);[$Speed.E56]=&quot;&quot;;[.D56]=&quot;&quot;);&quot;&quot;;IF([$Speed.E56]=&quot;FAIL&quot;;&quot;FAIL&quot;;[$Speed.E56]/[$Speed.$C56]))" office:value-type="float" office:value="1.02437153044185" calcext:value-type="float">
            <text:p>1,024</text:p>
          </table:table-cell>
          <table:table-cell table:style-name="ce100" table:formula="of:=IF(OR(ISBLANK([$Speed.F56]);[$Speed.F56]=&quot;&quot;;[.E56]=&quot;&quot;);&quot;&quot;;IF([$Speed.F56]=&quot;FAIL&quot;;&quot;FAIL&quot;;[$Speed.F56]/[$Speed.$C56]))" office:value-type="float" office:value="1.02437153044185" calcext:value-type="float">
            <text:p>1,024</text:p>
          </table:table-cell>
          <table:table-cell table:style-name="ce100" table:formula="of:=IF(OR(ISBLANK([$Speed.G56]);[$Speed.G56]=&quot;&quot;;[.F56]=&quot;&quot;);&quot;&quot;;IF([$Speed.G56]=&quot;FAIL&quot;;&quot;FAIL&quot;;[$Speed.G56]/[$Speed.$C56]))" office:value-type="float" office:value="1.02441666290563" calcext:value-type="float">
            <text:p>1,024</text:p>
          </table:table-cell>
          <table:table-cell table:style-name="ce100" table:formula="of:=IF(OR(ISBLANK([$Speed.H56]);[$Speed.H56]=&quot;&quot;;[.G56]=&quot;&quot;);&quot;&quot;;IF([$Speed.H56]=&quot;FAIL&quot;;&quot;FAIL&quot;;[$Speed.H56]/[$Speed.$C56]))" office:value-type="float" office:value="1.02428126551428" calcext:value-type="float">
            <text:p>1,024</text:p>
          </table:table-cell>
          <table:table-cell table:style-name="ce100" table:formula="of:=IF(OR(ISBLANK([$Speed.I56]);[$Speed.I56]=&quot;&quot;;[.H56]=&quot;&quot;);&quot;&quot;;IF([$Speed.I56]=&quot;FAIL&quot;;&quot;FAIL&quot;;[$Speed.I56]/[$Speed.$C56]))" office:value-type="float" office:value="1.02382994087647" calcext:value-type="float">
            <text:p>1,024</text:p>
          </table:table-cell>
          <table:table-cell table:style-name="ce100" table:formula="of:=IF(OR(ISBLANK([$Speed.J56]);[$Speed.J56]=&quot;&quot;;[.I56]=&quot;&quot;);&quot;&quot;;IF([$Speed.J56]=&quot;FAIL&quot;;&quot;FAIL&quot;;[$Speed.J56]/[$Speed.$C56]))" office:value-type="float" office:value="1.00135397391344" calcext:value-type="float">
            <text:p>1,001</text:p>
          </table:table-cell>
          <table:table-cell table:style-name="ce100" table:formula="of:=IF(OR(ISBLANK([$Speed.K56]);[$Speed.K56]=&quot;&quot;;[.J56]=&quot;&quot;);&quot;&quot;;IF([$Speed.K56]=&quot;FAIL&quot;;&quot;FAIL&quot;;[$Speed.K56]/[$Speed.$C56]))">
            <text:p/>
          </table:table-cell>
          <table:table-cell table:style-name="ce100" table:formula="of:=IF(OR(ISBLANK([$Speed.L56]);[$Speed.L56]=&quot;&quot;;[.K56]=&quot;&quot;);&quot;&quot;;IF([$Speed.L56]=&quot;FAIL&quot;;&quot;FAIL&quot;;[$Speed.L56]/[$Speed.$C56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2" table:formula="of:=IF(ISBLANK([$Speed.A57]);&quot;&quot;;[$Speed.A57])">
            <text:p/>
          </table:table-cell>
          <table:table-cell table:style-name="ce96" table:formula="of:=IF(ISBLANK([$Speed.B57]);&quot;&quot;;[$Speed.B57])" office:value-type="string" office:string-value="compress" calcext:value-type="string">
            <text:p>compress</text:p>
          </table:table-cell>
          <table:table-cell table:style-name="ce100" table:formula="of:=IF(OR(ISBLANK([$Speed.C57]);[$Speed.C57]=&quot;&quot;;[.B57]=&quot;&quot;);&quot;&quot;;IF([$Speed.C57]=&quot;FAIL&quot;;&quot;FAIL&quot;;[$Speed.C57]/[$Speed.$C57]))" office:value-type="float" office:value="1" calcext:value-type="float">
            <text:p>1,000</text:p>
          </table:table-cell>
          <table:table-cell table:style-name="ce100" table:formula="of:=IF(OR(ISBLANK([$Speed.D57]);[$Speed.D57]=&quot;&quot;;[.C57]=&quot;&quot;);&quot;&quot;;IF([$Speed.D57]=&quot;FAIL&quot;;&quot;FAIL&quot;;[$Speed.D57]/[$Speed.$C57]))" office:value-type="float" office:value="0.976976069615663" calcext:value-type="float">
            <text:p>0,977</text:p>
          </table:table-cell>
          <table:table-cell table:style-name="ce100" table:formula="of:=IF(OR(ISBLANK([$Speed.E57]);[$Speed.E57]=&quot;&quot;;[.D57]=&quot;&quot;);&quot;&quot;;IF([$Speed.E57]=&quot;FAIL&quot;;&quot;FAIL&quot;;[$Speed.E57]/[$Speed.$C57]))" office:value-type="float" office:value="0.985859318346628" calcext:value-type="float">
            <text:p>0,986</text:p>
          </table:table-cell>
          <table:table-cell table:style-name="ce100" table:formula="of:=IF(OR(ISBLANK([$Speed.F57]);[$Speed.F57]=&quot;&quot;;[.E57]=&quot;&quot;);&quot;&quot;;IF([$Speed.F57]=&quot;FAIL&quot;;&quot;FAIL&quot;;[$Speed.F57]/[$Speed.$C57]))" office:value-type="float" office:value="0.990391588107324" calcext:value-type="float">
            <text:p>0,990</text:p>
          </table:table-cell>
          <table:table-cell table:style-name="ce100" table:formula="of:=IF(OR(ISBLANK([$Speed.G57]);[$Speed.G57]=&quot;&quot;;[.F57]=&quot;&quot;);&quot;&quot;;IF([$Speed.G57]=&quot;FAIL&quot;;&quot;FAIL&quot;;[$Speed.G57]/[$Speed.$C57]))" office:value-type="float" office:value="0.989847715736041" calcext:value-type="float">
            <text:p>0,990</text:p>
          </table:table-cell>
          <table:table-cell table:style-name="ce100" table:formula="of:=IF(OR(ISBLANK([$Speed.H57]);[$Speed.H57]=&quot;&quot;;[.G57]=&quot;&quot;);&quot;&quot;;IF([$Speed.H57]=&quot;FAIL&quot;;&quot;FAIL&quot;;[$Speed.H57]/[$Speed.$C57]))" office:value-type="float" office:value="1.0026287164612" calcext:value-type="float">
            <text:p>1,003</text:p>
          </table:table-cell>
          <table:table-cell table:style-name="ce100" table:formula="of:=IF(OR(ISBLANK([$Speed.I57]);[$Speed.I57]=&quot;&quot;;[.H57]=&quot;&quot;);&quot;&quot;;IF([$Speed.I57]=&quot;FAIL&quot;;&quot;FAIL&quot;;[$Speed.I57]/[$Speed.$C57]))" office:value-type="float" office:value="1.00172226250906" calcext:value-type="float">
            <text:p>1,002</text:p>
          </table:table-cell>
          <table:table-cell table:style-name="ce100" table:formula="of:=IF(OR(ISBLANK([$Speed.J57]);[$Speed.J57]=&quot;&quot;;[.I57]=&quot;&quot;);&quot;&quot;;IF([$Speed.J57]=&quot;FAIL&quot;;&quot;FAIL&quot;;[$Speed.J57]/[$Speed.$C57]))" office:value-type="float" office:value="1.00163161711385" calcext:value-type="float">
            <text:p>1,002</text:p>
          </table:table-cell>
          <table:table-cell table:style-name="ce100" table:formula="of:=IF(OR(ISBLANK([$Speed.K57]);[$Speed.K57]=&quot;&quot;;[.J57]=&quot;&quot;);&quot;&quot;;IF([$Speed.K57]=&quot;FAIL&quot;;&quot;FAIL&quot;;[$Speed.K57]/[$Speed.$C57]))">
            <text:p/>
          </table:table-cell>
          <table:table-cell table:style-name="ce100" table:formula="of:=IF(OR(ISBLANK([$Speed.L57]);[$Speed.L57]=&quot;&quot;;[.K57]=&quot;&quot;);&quot;&quot;;IF([$Speed.L57]=&quot;FAIL&quot;;&quot;FAIL&quot;;[$Speed.L57]/[$Speed.$C57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2" table:formula="of:=IF(ISBLANK([$Speed.A58]);&quot;&quot;;[$Speed.A58])">
            <text:p/>
          </table:table-cell>
          <table:table-cell table:style-name="ce96" table:formula="of:=IF(ISBLANK([$Speed.B58]);&quot;&quot;;[$Speed.B58])" office:value-type="string" office:string-value="des" calcext:value-type="string">
            <text:p>des</text:p>
          </table:table-cell>
          <table:table-cell table:style-name="ce100" table:formula="of:=IF(OR(ISBLANK([$Speed.C58]);[$Speed.C58]=&quot;&quot;;[.B58]=&quot;&quot;);&quot;&quot;;IF([$Speed.C58]=&quot;FAIL&quot;;&quot;FAIL&quot;;[$Speed.C58]/[$Speed.$C58]))" office:value-type="float" office:value="1" calcext:value-type="float">
            <text:p>1,000</text:p>
          </table:table-cell>
          <table:table-cell table:style-name="ce100" table:formula="of:=IF(OR(ISBLANK([$Speed.D58]);[$Speed.D58]=&quot;&quot;;[.C58]=&quot;&quot;);&quot;&quot;;IF([$Speed.D58]=&quot;FAIL&quot;;&quot;FAIL&quot;;[$Speed.D58]/[$Speed.$C58]))" office:value-type="float" office:value="1.07905033740998" calcext:value-type="float">
            <text:p>1,079</text:p>
          </table:table-cell>
          <table:table-cell table:style-name="ce100" table:formula="of:=IF(OR(ISBLANK([$Speed.E58]);[$Speed.E58]=&quot;&quot;;[.D58]=&quot;&quot;);&quot;&quot;;IF([$Speed.E58]=&quot;FAIL&quot;;&quot;FAIL&quot;;[$Speed.E58]/[$Speed.$C58]))" office:value-type="float" office:value="1.07910704496909" calcext:value-type="float">
            <text:p>1,079</text:p>
          </table:table-cell>
          <table:table-cell table:style-name="ce100" table:formula="of:=IF(OR(ISBLANK([$Speed.F58]);[$Speed.F58]=&quot;&quot;;[.E58]=&quot;&quot;);&quot;&quot;;IF([$Speed.F58]=&quot;FAIL&quot;;&quot;FAIL&quot;;[$Speed.F58]/[$Speed.$C58]))" office:value-type="float" office:value="1.07910704496909" calcext:value-type="float">
            <text:p>1,079</text:p>
          </table:table-cell>
          <table:table-cell table:style-name="ce100" table:formula="of:=IF(OR(ISBLANK([$Speed.G58]);[$Speed.G58]=&quot;&quot;;[.F58]=&quot;&quot;);&quot;&quot;;IF([$Speed.G58]=&quot;FAIL&quot;;&quot;FAIL&quot;;[$Speed.G58]/[$Speed.$C58]))" office:value-type="float" office:value="1.06309661077822" calcext:value-type="float">
            <text:p>1,063</text:p>
          </table:table-cell>
          <table:table-cell table:style-name="ce100" table:formula="of:=IF(OR(ISBLANK([$Speed.H58]);[$Speed.H58]=&quot;&quot;;[.G58]=&quot;&quot;);&quot;&quot;;IF([$Speed.H58]=&quot;FAIL&quot;;&quot;FAIL&quot;;[$Speed.H58]/[$Speed.$C58]))" office:value-type="float" office:value="1.06935334480086" calcext:value-type="float">
            <text:p>1,069</text:p>
          </table:table-cell>
          <table:table-cell table:style-name="ce100" table:formula="of:=IF(OR(ISBLANK([$Speed.I58]);[$Speed.I58]=&quot;&quot;;[.H58]=&quot;&quot;);&quot;&quot;;IF([$Speed.I58]=&quot;FAIL&quot;;&quot;FAIL&quot;;[$Speed.I58]/[$Speed.$C58]))" office:value-type="float" office:value="1.0691643196038" calcext:value-type="float">
            <text:p>1,069</text:p>
          </table:table-cell>
          <table:table-cell table:style-name="ce100" table:formula="of:=IF(OR(ISBLANK([$Speed.J58]);[$Speed.J58]=&quot;&quot;;[.I58]=&quot;&quot;);&quot;&quot;;IF([$Speed.J58]=&quot;FAIL&quot;;&quot;FAIL&quot;;[$Speed.J58]/[$Speed.$C58]))" office:value-type="float" office:value="1.06825699865792" calcext:value-type="float">
            <text:p>1,068</text:p>
          </table:table-cell>
          <table:table-cell table:style-name="ce100" table:formula="of:=IF(OR(ISBLANK([$Speed.K58]);[$Speed.K58]=&quot;&quot;;[.J58]=&quot;&quot;);&quot;&quot;;IF([$Speed.K58]=&quot;FAIL&quot;;&quot;FAIL&quot;;[$Speed.K58]/[$Speed.$C58]))">
            <text:p/>
          </table:table-cell>
          <table:table-cell table:style-name="ce100" table:formula="of:=IF(OR(ISBLANK([$Speed.L58]);[$Speed.L58]=&quot;&quot;;[.K58]=&quot;&quot;);&quot;&quot;;IF([$Speed.L58]=&quot;FAIL&quot;;&quot;FAIL&quot;;[$Speed.L58]/[$Speed.$C58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2" table:formula="of:=IF(ISBLANK([$Speed.A59]);&quot;&quot;;[$Speed.A59])">
            <text:p/>
          </table:table-cell>
          <table:table-cell table:style-name="ce96" table:formula="of:=IF(ISBLANK([$Speed.B59]);&quot;&quot;;[$Speed.B59])" office:value-type="string" office:string-value="dhry21" calcext:value-type="string">
            <text:p>dhry21</text:p>
          </table:table-cell>
          <table:table-cell table:style-name="ce100" table:formula="of:=IF(OR(ISBLANK([$Speed.C59]);[$Speed.C59]=&quot;&quot;;[.B59]=&quot;&quot;);&quot;&quot;;IF([$Speed.C59]=&quot;FAIL&quot;;&quot;FAIL&quot;;[$Speed.C59]/[$Speed.$C59]))" office:value-type="float" office:value="1" calcext:value-type="float">
            <text:p>1,000</text:p>
          </table:table-cell>
          <table:table-cell table:style-name="ce100" table:formula="of:=IF(OR(ISBLANK([$Speed.D59]);[$Speed.D59]=&quot;&quot;;[.C59]=&quot;&quot;);&quot;&quot;;IF([$Speed.D59]=&quot;FAIL&quot;;&quot;FAIL&quot;;[$Speed.D59]/[$Speed.$C59]))" office:value-type="float" office:value="0.973967372440125" calcext:value-type="float">
            <text:p>0,974</text:p>
          </table:table-cell>
          <table:table-cell table:style-name="ce100" table:formula="of:=IF(OR(ISBLANK([$Speed.E59]);[$Speed.E59]=&quot;&quot;;[.D59]=&quot;&quot;);&quot;&quot;;IF([$Speed.E59]=&quot;FAIL&quot;;&quot;FAIL&quot;;[$Speed.E59]/[$Speed.$C59]))" office:value-type="float" office:value="0.990975355779243" calcext:value-type="float">
            <text:p>0,991</text:p>
          </table:table-cell>
          <table:table-cell table:style-name="ce100" table:formula="of:=IF(OR(ISBLANK([$Speed.F59]);[$Speed.F59]=&quot;&quot;;[.E59]=&quot;&quot;);&quot;&quot;;IF([$Speed.F59]=&quot;FAIL&quot;;&quot;FAIL&quot;;[$Speed.F59]/[$Speed.$C59]))" office:value-type="float" office:value="0.990628254078445" calcext:value-type="float">
            <text:p>0,991</text:p>
          </table:table-cell>
          <table:table-cell table:style-name="ce100" table:formula="of:=IF(OR(ISBLANK([$Speed.G59]);[$Speed.G59]=&quot;&quot;;[.F59]=&quot;&quot;);&quot;&quot;;IF([$Speed.G59]=&quot;FAIL&quot;;&quot;FAIL&quot;;[$Speed.G59]/[$Speed.$C59]))" office:value-type="float" office:value="0.990628254078445" calcext:value-type="float">
            <text:p>0,991</text:p>
          </table:table-cell>
          <table:table-cell table:style-name="ce100" table:formula="of:=IF(OR(ISBLANK([$Speed.H59]);[$Speed.H59]=&quot;&quot;;[.G59]=&quot;&quot;);&quot;&quot;;IF([$Speed.H59]=&quot;FAIL&quot;;&quot;FAIL&quot;;[$Speed.H59]/[$Speed.$C59]))" office:value-type="float" office:value="0.989239847275252" calcext:value-type="float">
            <text:p>0,989</text:p>
          </table:table-cell>
          <table:table-cell table:style-name="ce100" table:formula="of:=IF(OR(ISBLANK([$Speed.I59]);[$Speed.I59]=&quot;&quot;;[.H59]=&quot;&quot;);&quot;&quot;;IF([$Speed.I59]=&quot;FAIL&quot;;&quot;FAIL&quot;;[$Speed.I59]/[$Speed.$C59]))" office:value-type="float" office:value="0.985768830267268" calcext:value-type="float">
            <text:p>0,986</text:p>
          </table:table-cell>
          <table:table-cell table:style-name="ce100" table:formula="of:=IF(OR(ISBLANK([$Speed.J59]);[$Speed.J59]=&quot;&quot;;[.I59]=&quot;&quot;);&quot;&quot;;IF([$Speed.J59]=&quot;FAIL&quot;;&quot;FAIL&quot;;[$Speed.J59]/[$Speed.$C59]))" office:value-type="float" office:value="0.986115931968067" calcext:value-type="float">
            <text:p>0,986</text:p>
          </table:table-cell>
          <table:table-cell table:style-name="ce100" table:formula="of:=IF(OR(ISBLANK([$Speed.K59]);[$Speed.K59]=&quot;&quot;;[.J59]=&quot;&quot;);&quot;&quot;;IF([$Speed.K59]=&quot;FAIL&quot;;&quot;FAIL&quot;;[$Speed.K59]/[$Speed.$C59]))">
            <text:p/>
          </table:table-cell>
          <table:table-cell table:style-name="ce100" table:formula="of:=IF(OR(ISBLANK([$Speed.L59]);[$Speed.L59]=&quot;&quot;;[.K59]=&quot;&quot;);&quot;&quot;;IF([$Speed.L59]=&quot;FAIL&quot;;&quot;FAIL&quot;;[$Speed.L59]/[$Speed.$C59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2" table:formula="of:=IF(ISBLANK([$Speed.A60]);&quot;&quot;;[$Speed.A60])">
            <text:p/>
          </table:table-cell>
          <table:table-cell table:style-name="ce96" table:formula="of:=IF(ISBLANK([$Speed.B60]);&quot;&quot;;[$Speed.B60])" office:value-type="string" office:string-value="engine" calcext:value-type="string">
            <text:p>engine</text:p>
          </table:table-cell>
          <table:table-cell table:style-name="ce100" table:formula="of:=IF(OR(ISBLANK([$Speed.C60]);[$Speed.C60]=&quot;&quot;;[.B60]=&quot;&quot;);&quot;&quot;;IF([$Speed.C60]=&quot;FAIL&quot;;&quot;FAIL&quot;;[$Speed.C60]/[$Speed.$C60]))" office:value-type="float" office:value="1" calcext:value-type="float">
            <text:p>1,000</text:p>
          </table:table-cell>
          <table:table-cell table:style-name="ce100" table:formula="of:=IF(OR(ISBLANK([$Speed.D60]);[$Speed.D60]=&quot;&quot;;[.C60]=&quot;&quot;);&quot;&quot;;IF([$Speed.D60]=&quot;FAIL&quot;;&quot;FAIL&quot;;[$Speed.D60]/[$Speed.$C60]))" office:value-type="float" office:value="0.998948957041988" calcext:value-type="float">
            <text:p>0,999</text:p>
          </table:table-cell>
          <table:table-cell table:style-name="ce100" table:formula="of:=IF(OR(ISBLANK([$Speed.E60]);[$Speed.E60]=&quot;&quot;;[.D60]=&quot;&quot;);&quot;&quot;;IF([$Speed.E60]=&quot;FAIL&quot;;&quot;FAIL&quot;;[$Speed.E60]/[$Speed.$C60]))" office:value-type="float" office:value="0.999609227618175" calcext:value-type="float">
            <text:p>1,000</text:p>
          </table:table-cell>
          <table:table-cell table:style-name="ce100" table:formula="of:=IF(OR(ISBLANK([$Speed.F60]);[$Speed.F60]=&quot;&quot;;[.E60]=&quot;&quot;);&quot;&quot;;IF([$Speed.F60]=&quot;FAIL&quot;;&quot;FAIL&quot;;[$Speed.F60]/[$Speed.$C60]))" office:value-type="float" office:value="0.999609227618175" calcext:value-type="float">
            <text:p>1,000</text:p>
          </table:table-cell>
          <table:table-cell table:style-name="ce100" table:formula="of:=IF(OR(ISBLANK([$Speed.G60]);[$Speed.G60]=&quot;&quot;;[.F60]=&quot;&quot;);&quot;&quot;;IF([$Speed.G60]=&quot;FAIL&quot;;&quot;FAIL&quot;;[$Speed.G60]/[$Speed.$C60]))" office:value-type="float" office:value="0.999609227618175" calcext:value-type="float">
            <text:p>1,000</text:p>
          </table:table-cell>
          <table:table-cell table:style-name="ce100" table:formula="of:=IF(OR(ISBLANK([$Speed.H60]);[$Speed.H60]=&quot;&quot;;[.G60]=&quot;&quot;);&quot;&quot;;IF([$Speed.H60]=&quot;FAIL&quot;;&quot;FAIL&quot;;[$Speed.H60]/[$Speed.$C60]))" office:value-type="float" office:value="0.999622702527893" calcext:value-type="float">
            <text:p>1,000</text:p>
          </table:table-cell>
          <table:table-cell table:style-name="ce100" table:formula="of:=IF(OR(ISBLANK([$Speed.I60]);[$Speed.I60]=&quot;&quot;;[.H60]=&quot;&quot;);&quot;&quot;;IF([$Speed.I60]=&quot;FAIL&quot;;&quot;FAIL&quot;;[$Speed.I60]/[$Speed.$C60]))" office:value-type="float" office:value="0.999487953430712" calcext:value-type="float">
            <text:p>0,999</text:p>
          </table:table-cell>
          <table:table-cell table:style-name="ce100" table:formula="of:=IF(OR(ISBLANK([$Speed.J60]);[$Speed.J60]=&quot;&quot;;[.I60]=&quot;&quot;);&quot;&quot;;IF([$Speed.J60]=&quot;FAIL&quot;;&quot;FAIL&quot;;[$Speed.J60]/[$Speed.$C60]))" office:value-type="float" office:value="0.999474478520994" calcext:value-type="float">
            <text:p>0,999</text:p>
          </table:table-cell>
          <table:table-cell table:style-name="ce100" table:formula="of:=IF(OR(ISBLANK([$Speed.K60]);[$Speed.K60]=&quot;&quot;;[.J60]=&quot;&quot;);&quot;&quot;;IF([$Speed.K60]=&quot;FAIL&quot;;&quot;FAIL&quot;;[$Speed.K60]/[$Speed.$C60]))">
            <text:p/>
          </table:table-cell>
          <table:table-cell table:style-name="ce100" table:formula="of:=IF(OR(ISBLANK([$Speed.L60]);[$Speed.L60]=&quot;&quot;;[.K60]=&quot;&quot;);&quot;&quot;;IF([$Speed.L60]=&quot;FAIL&quot;;&quot;FAIL&quot;;[$Speed.L60]/[$Speed.$C60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2" table:formula="of:=IF(ISBLANK([$Speed.A61]);&quot;&quot;;[$Speed.A61])">
            <text:p/>
          </table:table-cell>
          <table:table-cell table:style-name="ce96" table:formula="of:=IF(ISBLANK([$Speed.B61]);&quot;&quot;;[$Speed.B61])" office:value-type="string" office:string-value="eval2" calcext:value-type="string">
            <text:p>eval2</text:p>
          </table:table-cell>
          <table:table-cell table:style-name="ce100" table:formula="of:=IF(OR(ISBLANK([$Speed.C61]);[$Speed.C61]=&quot;&quot;;[.B61]=&quot;&quot;);&quot;&quot;;IF([$Speed.C61]=&quot;FAIL&quot;;&quot;FAIL&quot;;[$Speed.C61]/[$Speed.$C61]))" office:value-type="float" office:value="1" calcext:value-type="float">
            <text:p>1,000</text:p>
          </table:table-cell>
          <table:table-cell table:style-name="ce100" table:formula="of:=IF(OR(ISBLANK([$Speed.D61]);[$Speed.D61]=&quot;&quot;;[.C61]=&quot;&quot;);&quot;&quot;;IF([$Speed.D61]=&quot;FAIL&quot;;&quot;FAIL&quot;;[$Speed.D61]/[$Speed.$C61]))" office:value-type="float" office:value="0.996575342465753" calcext:value-type="float">
            <text:p>0,997</text:p>
          </table:table-cell>
          <table:table-cell table:style-name="ce100" table:formula="of:=IF(OR(ISBLANK([$Speed.E61]);[$Speed.E61]=&quot;&quot;;[.D61]=&quot;&quot;);&quot;&quot;;IF([$Speed.E61]=&quot;FAIL&quot;;&quot;FAIL&quot;;[$Speed.E61]/[$Speed.$C61]))" office:value-type="float" office:value="1.03013698630137" calcext:value-type="float">
            <text:p>1,030</text:p>
          </table:table-cell>
          <table:table-cell table:style-name="ce100" table:formula="of:=IF(OR(ISBLANK([$Speed.F61]);[$Speed.F61]=&quot;&quot;;[.E61]=&quot;&quot;);&quot;&quot;;IF([$Speed.F61]=&quot;FAIL&quot;;&quot;FAIL&quot;;[$Speed.F61]/[$Speed.$C61]))" office:value-type="float" office:value="1.03150684931507" calcext:value-type="float">
            <text:p>1,032</text:p>
          </table:table-cell>
          <table:table-cell table:style-name="ce100" table:formula="of:=IF(OR(ISBLANK([$Speed.G61]);[$Speed.G61]=&quot;&quot;;[.F61]=&quot;&quot;);&quot;&quot;;IF([$Speed.G61]=&quot;FAIL&quot;;&quot;FAIL&quot;;[$Speed.G61]/[$Speed.$C61]))" office:value-type="float" office:value="1.03150684931507" calcext:value-type="float">
            <text:p>1,032</text:p>
          </table:table-cell>
          <table:table-cell table:style-name="ce100" table:formula="of:=IF(OR(ISBLANK([$Speed.H61]);[$Speed.H61]=&quot;&quot;;[.G61]=&quot;&quot;);&quot;&quot;;IF([$Speed.H61]=&quot;FAIL&quot;;&quot;FAIL&quot;;[$Speed.H61]/[$Speed.$C61]))" office:value-type="float" office:value="1.03013698630137" calcext:value-type="float">
            <text:p>1,030</text:p>
          </table:table-cell>
          <table:table-cell table:style-name="ce100" table:formula="of:=IF(OR(ISBLANK([$Speed.I61]);[$Speed.I61]=&quot;&quot;;[.H61]=&quot;&quot;);&quot;&quot;;IF([$Speed.I61]=&quot;FAIL&quot;;&quot;FAIL&quot;;[$Speed.I61]/[$Speed.$C61]))" office:value-type="float" office:value="1.02328767123288" calcext:value-type="float">
            <text:p>1,023</text:p>
          </table:table-cell>
          <table:table-cell table:style-name="ce100" table:formula="of:=IF(OR(ISBLANK([$Speed.J61]);[$Speed.J61]=&quot;&quot;;[.I61]=&quot;&quot;);&quot;&quot;;IF([$Speed.J61]=&quot;FAIL&quot;;&quot;FAIL&quot;;[$Speed.J61]/[$Speed.$C61]))" office:value-type="float" office:value="1.02260273972603" calcext:value-type="float">
            <text:p>1,023</text:p>
          </table:table-cell>
          <table:table-cell table:style-name="ce100" table:formula="of:=IF(OR(ISBLANK([$Speed.K61]);[$Speed.K61]=&quot;&quot;;[.J61]=&quot;&quot;);&quot;&quot;;IF([$Speed.K61]=&quot;FAIL&quot;;&quot;FAIL&quot;;[$Speed.K61]/[$Speed.$C61]))">
            <text:p/>
          </table:table-cell>
          <table:table-cell table:style-name="ce100" table:formula="of:=IF(OR(ISBLANK([$Speed.L61]);[$Speed.L61]=&quot;&quot;;[.K61]=&quot;&quot;);&quot;&quot;;IF([$Speed.L61]=&quot;FAIL&quot;;&quot;FAIL&quot;;[$Speed.L61]/[$Speed.$C61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2" table:formula="of:=IF(ISBLANK([$Speed.A62]);&quot;&quot;;[$Speed.A62])">
            <text:p/>
          </table:table-cell>
          <table:table-cell table:style-name="ce96" table:formula="of:=IF(ISBLANK([$Speed.B62]);&quot;&quot;;[$Speed.B62])" office:value-type="string" office:string-value="fir_int" calcext:value-type="string">
            <text:p>fir_int</text:p>
          </table:table-cell>
          <table:table-cell table:style-name="ce100" table:formula="of:=IF(OR(ISBLANK([$Speed.C62]);[$Speed.C62]=&quot;&quot;;[.B62]=&quot;&quot;);&quot;&quot;;IF([$Speed.C62]=&quot;FAIL&quot;;&quot;FAIL&quot;;[$Speed.C62]/[$Speed.$C62]))" office:value-type="float" office:value="1" calcext:value-type="float">
            <text:p>1,000</text:p>
          </table:table-cell>
          <table:table-cell table:style-name="ce100" table:formula="of:=IF(OR(ISBLANK([$Speed.D62]);[$Speed.D62]=&quot;&quot;;[.C62]=&quot;&quot;);&quot;&quot;;IF([$Speed.D62]=&quot;FAIL&quot;;&quot;FAIL&quot;;[$Speed.D62]/[$Speed.$C62]))" office:value-type="float" office:value="0.999605783266032" calcext:value-type="float">
            <text:p>1,000</text:p>
          </table:table-cell>
          <table:table-cell table:style-name="ce100" table:formula="of:=IF(OR(ISBLANK([$Speed.E62]);[$Speed.E62]=&quot;&quot;;[.D62]=&quot;&quot;);&quot;&quot;;IF([$Speed.E62]=&quot;FAIL&quot;;&quot;FAIL&quot;;[$Speed.E62]/[$Speed.$C62]))" office:value-type="float" office:value="0.999168948506771" calcext:value-type="float">
            <text:p>0,999</text:p>
          </table:table-cell>
          <table:table-cell table:style-name="ce100" table:formula="of:=IF(OR(ISBLANK([$Speed.F62]);[$Speed.F62]=&quot;&quot;;[.E62]=&quot;&quot;);&quot;&quot;;IF([$Speed.F62]=&quot;FAIL&quot;;&quot;FAIL&quot;;[$Speed.F62]/[$Speed.$C62]))" office:value-type="float" office:value="0.999168948506771" calcext:value-type="float">
            <text:p>0,999</text:p>
          </table:table-cell>
          <table:table-cell table:style-name="ce100" table:formula="of:=IF(OR(ISBLANK([$Speed.G62]);[$Speed.G62]=&quot;&quot;;[.F62]=&quot;&quot;);&quot;&quot;;IF([$Speed.G62]=&quot;FAIL&quot;;&quot;FAIL&quot;;[$Speed.G62]/[$Speed.$C62]))" office:value-type="float" office:value="0.999168948506771" calcext:value-type="float">
            <text:p>0,999</text:p>
          </table:table-cell>
          <table:table-cell table:style-name="ce100" table:formula="of:=IF(OR(ISBLANK([$Speed.H62]);[$Speed.H62]=&quot;&quot;;[.G62]=&quot;&quot;);&quot;&quot;;IF([$Speed.H62]=&quot;FAIL&quot;;&quot;FAIL&quot;;[$Speed.H62]/[$Speed.$C62]))" office:value-type="float" office:value="0.999168948506771" calcext:value-type="float">
            <text:p>0,999</text:p>
          </table:table-cell>
          <table:table-cell table:style-name="ce100" table:formula="of:=IF(OR(ISBLANK([$Speed.I62]);[$Speed.I62]=&quot;&quot;;[.H62]=&quot;&quot;);&quot;&quot;;IF([$Speed.I62]=&quot;FAIL&quot;;&quot;FAIL&quot;;[$Speed.I62]/[$Speed.$C62]))" office:value-type="float" office:value="0.999062403443536" calcext:value-type="float">
            <text:p>0,999</text:p>
          </table:table-cell>
          <table:table-cell table:style-name="ce100" table:formula="of:=IF(OR(ISBLANK([$Speed.J62]);[$Speed.J62]=&quot;&quot;;[.I62]=&quot;&quot;);&quot;&quot;;IF([$Speed.J62]=&quot;FAIL&quot;;&quot;FAIL&quot;;[$Speed.J62]/[$Speed.$C62]))" office:value-type="float" office:value="0.999051748937213" calcext:value-type="float">
            <text:p>0,999</text:p>
          </table:table-cell>
          <table:table-cell table:style-name="ce100" table:formula="of:=IF(OR(ISBLANK([$Speed.K62]);[$Speed.K62]=&quot;&quot;;[.J62]=&quot;&quot;);&quot;&quot;;IF([$Speed.K62]=&quot;FAIL&quot;;&quot;FAIL&quot;;[$Speed.K62]/[$Speed.$C62]))">
            <text:p/>
          </table:table-cell>
          <table:table-cell table:style-name="ce100" table:formula="of:=IF(OR(ISBLANK([$Speed.L62]);[$Speed.L62]=&quot;&quot;;[.K62]=&quot;&quot;);&quot;&quot;;IF([$Speed.L62]=&quot;FAIL&quot;;&quot;FAIL&quot;;[$Speed.L62]/[$Speed.$C62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2" table:formula="of:=IF(ISBLANK([$Speed.A63]);&quot;&quot;;[$Speed.A63])">
            <text:p/>
          </table:table-cell>
          <table:table-cell table:style-name="ce96" table:formula="of:=IF(ISBLANK([$Speed.B63]);&quot;&quot;;[$Speed.B63])" office:value-type="string" office:string-value="g3fax" calcext:value-type="string">
            <text:p>g3fax</text:p>
          </table:table-cell>
          <table:table-cell table:style-name="ce100" table:formula="of:=IF(OR(ISBLANK([$Speed.C63]);[$Speed.C63]=&quot;&quot;;[.B63]=&quot;&quot;);&quot;&quot;;IF([$Speed.C63]=&quot;FAIL&quot;;&quot;FAIL&quot;;[$Speed.C63]/[$Speed.$C63]))" office:value-type="float" office:value="1" calcext:value-type="float">
            <text:p>1,000</text:p>
          </table:table-cell>
          <table:table-cell table:style-name="ce100" table:formula="of:=IF(OR(ISBLANK([$Speed.D63]);[$Speed.D63]=&quot;&quot;;[.C63]=&quot;&quot;);&quot;&quot;;IF([$Speed.D63]=&quot;FAIL&quot;;&quot;FAIL&quot;;[$Speed.D63]/[$Speed.$C63]))" office:value-type="float" office:value="0.977536734920936" calcext:value-type="float">
            <text:p>0,978</text:p>
          </table:table-cell>
          <table:table-cell table:style-name="ce100" table:formula="of:=IF(OR(ISBLANK([$Speed.E63]);[$Speed.E63]=&quot;&quot;;[.D63]=&quot;&quot;);&quot;&quot;;IF([$Speed.E63]=&quot;FAIL&quot;;&quot;FAIL&quot;;[$Speed.E63]/[$Speed.$C63]))" office:value-type="float" office:value="0.983754679520428" calcext:value-type="float">
            <text:p>0,984</text:p>
          </table:table-cell>
          <table:table-cell table:style-name="ce100" table:formula="of:=IF(OR(ISBLANK([$Speed.F63]);[$Speed.F63]=&quot;&quot;;[.E63]=&quot;&quot;);&quot;&quot;;IF([$Speed.F63]=&quot;FAIL&quot;;&quot;FAIL&quot;;[$Speed.F63]/[$Speed.$C63]))" office:value-type="float" office:value="0.977613519015032" calcext:value-type="float">
            <text:p>0,978</text:p>
          </table:table-cell>
          <table:table-cell table:style-name="ce100" table:formula="of:=IF(OR(ISBLANK([$Speed.G63]);[$Speed.G63]=&quot;&quot;;[.F63]=&quot;&quot;);&quot;&quot;;IF([$Speed.G63]=&quot;FAIL&quot;;&quot;FAIL&quot;;[$Speed.G63]/[$Speed.$C63]))" office:value-type="float" office:value="0.977613519015032" calcext:value-type="float">
            <text:p>0,978</text:p>
          </table:table-cell>
          <table:table-cell table:style-name="ce100" table:formula="of:=IF(OR(ISBLANK([$Speed.H63]);[$Speed.H63]=&quot;&quot;;[.G63]=&quot;&quot;);&quot;&quot;;IF([$Speed.H63]=&quot;FAIL&quot;;&quot;FAIL&quot;;[$Speed.H63]/[$Speed.$C63]))" office:value-type="float" office:value="0.998658628886803" calcext:value-type="float">
            <text:p>0,999</text:p>
          </table:table-cell>
          <table:table-cell table:style-name="ce100" table:formula="of:=IF(OR(ISBLANK([$Speed.I63]);[$Speed.I63]=&quot;&quot;;[.H63]=&quot;&quot;);&quot;&quot;;IF([$Speed.I63]=&quot;FAIL&quot;;&quot;FAIL&quot;;[$Speed.I63]/[$Speed.$C63]))" office:value-type="float" office:value="0.998642958663518" calcext:value-type="float">
            <text:p>0,999</text:p>
          </table:table-cell>
          <table:table-cell table:style-name="ce100" table:formula="of:=IF(OR(ISBLANK([$Speed.J63]);[$Speed.J63]=&quot;&quot;;[.I63]=&quot;&quot;);&quot;&quot;;IF([$Speed.J63]=&quot;FAIL&quot;;&quot;FAIL&quot;;[$Speed.J63]/[$Speed.$C63]))" office:value-type="float" office:value="0.998641391641189" calcext:value-type="float">
            <text:p>0,999</text:p>
          </table:table-cell>
          <table:table-cell table:style-name="ce100" table:formula="of:=IF(OR(ISBLANK([$Speed.K63]);[$Speed.K63]=&quot;&quot;;[.J63]=&quot;&quot;);&quot;&quot;;IF([$Speed.K63]=&quot;FAIL&quot;;&quot;FAIL&quot;;[$Speed.K63]/[$Speed.$C63]))">
            <text:p/>
          </table:table-cell>
          <table:table-cell table:style-name="ce100" table:formula="of:=IF(OR(ISBLANK([$Speed.L63]);[$Speed.L63]=&quot;&quot;;[.K63]=&quot;&quot;);&quot;&quot;;IF([$Speed.L63]=&quot;FAIL&quot;;&quot;FAIL&quot;;[$Speed.L63]/[$Speed.$C63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2" table:formula="of:=IF(ISBLANK([$Speed.A64]);&quot;&quot;;[$Speed.A64])">
            <text:p/>
          </table:table-cell>
          <table:table-cell table:style-name="ce96" table:formula="of:=IF(ISBLANK([$Speed.B64]);&quot;&quot;;[$Speed.B64])" office:value-type="string" office:string-value="jpeg" calcext:value-type="string">
            <text:p>jpeg</text:p>
          </table:table-cell>
          <table:table-cell table:style-name="ce100" table:formula="of:=IF(OR(ISBLANK([$Speed.C64]);[$Speed.C64]=&quot;&quot;;[.B64]=&quot;&quot;);&quot;&quot;;IF([$Speed.C64]=&quot;FAIL&quot;;&quot;FAIL&quot;;[$Speed.C64]/[$Speed.$C64]))" office:value-type="float" office:value="1" calcext:value-type="float">
            <text:p>1,000</text:p>
          </table:table-cell>
          <table:table-cell table:style-name="ce100" table:formula="of:=IF(OR(ISBLANK([$Speed.D64]);[$Speed.D64]=&quot;&quot;;[.C64]=&quot;&quot;);&quot;&quot;;IF([$Speed.D64]=&quot;FAIL&quot;;&quot;FAIL&quot;;[$Speed.D64]/[$Speed.$C64]))" office:value-type="float" office:value="1.00341485611251" calcext:value-type="float">
            <text:p>1,003</text:p>
          </table:table-cell>
          <table:table-cell table:style-name="ce100" table:formula="of:=IF(OR(ISBLANK([$Speed.E64]);[$Speed.E64]=&quot;&quot;;[.D64]=&quot;&quot;);&quot;&quot;;IF([$Speed.E64]=&quot;FAIL&quot;;&quot;FAIL&quot;;[$Speed.E64]/[$Speed.$C64]))" office:value-type="float" office:value="1.00362323462996" calcext:value-type="float">
            <text:p>1,004</text:p>
          </table:table-cell>
          <table:table-cell table:style-name="ce100" table:formula="of:=IF(OR(ISBLANK([$Speed.F64]);[$Speed.F64]=&quot;&quot;;[.E64]=&quot;&quot;);&quot;&quot;;IF([$Speed.F64]=&quot;FAIL&quot;;&quot;FAIL&quot;;[$Speed.F64]/[$Speed.$C64]))" office:value-type="float" office:value="1.01153311304747" calcext:value-type="float">
            <text:p>1,012</text:p>
          </table:table-cell>
          <table:table-cell table:style-name="ce100" table:formula="of:=IF(OR(ISBLANK([$Speed.G64]);[$Speed.G64]=&quot;&quot;;[.F64]=&quot;&quot;);&quot;&quot;;IF([$Speed.G64]=&quot;FAIL&quot;;&quot;FAIL&quot;;[$Speed.G64]/[$Speed.$C64]))" office:value-type="float" office:value="1.01127795567917" calcext:value-type="float">
            <text:p>1,011</text:p>
          </table:table-cell>
          <table:table-cell table:style-name="ce100" table:formula="of:=IF(OR(ISBLANK([$Speed.H64]);[$Speed.H64]=&quot;&quot;;[.G64]=&quot;&quot;);&quot;&quot;;IF([$Speed.H64]=&quot;FAIL&quot;;&quot;FAIL&quot;;[$Speed.H64]/[$Speed.$C64]))" office:value-type="float" office:value="0.916980297598544" calcext:value-type="float">
            <text:p>0,917</text:p>
          </table:table-cell>
          <table:table-cell table:style-name="ce100" table:formula="of:=IF(OR(ISBLANK([$Speed.I64]);[$Speed.I64]=&quot;&quot;;[.H64]=&quot;&quot;);&quot;&quot;;IF([$Speed.I64]=&quot;FAIL&quot;;&quot;FAIL&quot;;[$Speed.I64]/[$Speed.$C64]))" office:value-type="float" office:value="0.916937771370493" calcext:value-type="float">
            <text:p>0,917</text:p>
          </table:table-cell>
          <table:table-cell table:style-name="ce100" table:formula="of:=IF(OR(ISBLANK([$Speed.J64]);[$Speed.J64]=&quot;&quot;;[.I64]=&quot;&quot;);&quot;&quot;;IF([$Speed.J64]=&quot;FAIL&quot;;&quot;FAIL&quot;;[$Speed.J64]/[$Speed.$C64]))" office:value-type="float" office:value="0.945821585462834" calcext:value-type="float">
            <text:p>0,946</text:p>
          </table:table-cell>
          <table:table-cell table:style-name="ce100" table:formula="of:=IF(OR(ISBLANK([$Speed.K64]);[$Speed.K64]=&quot;&quot;;[.J64]=&quot;&quot;);&quot;&quot;;IF([$Speed.K64]=&quot;FAIL&quot;;&quot;FAIL&quot;;[$Speed.K64]/[$Speed.$C64]))">
            <text:p/>
          </table:table-cell>
          <table:table-cell table:style-name="ce100" table:formula="of:=IF(OR(ISBLANK([$Speed.L64]);[$Speed.L64]=&quot;&quot;;[.K64]=&quot;&quot;);&quot;&quot;;IF([$Speed.L64]=&quot;FAIL&quot;;&quot;FAIL&quot;;[$Speed.L64]/[$Speed.$C64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2" table:formula="of:=IF(ISBLANK([$Speed.A65]);&quot;&quot;;[$Speed.A65])">
            <text:p/>
          </table:table-cell>
          <table:table-cell table:style-name="ce96" table:formula="of:=IF(ISBLANK([$Speed.B65]);&quot;&quot;;[$Speed.B65])" office:value-type="string" office:string-value="pocsag" calcext:value-type="string">
            <text:p>pocsag</text:p>
          </table:table-cell>
          <table:table-cell table:style-name="ce100" table:formula="of:=IF(OR(ISBLANK([$Speed.C65]);[$Speed.C65]=&quot;&quot;;[.B65]=&quot;&quot;);&quot;&quot;;IF([$Speed.C65]=&quot;FAIL&quot;;&quot;FAIL&quot;;[$Speed.C65]/[$Speed.$C65]))" office:value-type="float" office:value="1" calcext:value-type="float">
            <text:p>1,000</text:p>
          </table:table-cell>
          <table:table-cell table:style-name="ce100" table:formula="of:=IF(OR(ISBLANK([$Speed.D65]);[$Speed.D65]=&quot;&quot;;[.C65]=&quot;&quot;);&quot;&quot;;IF([$Speed.D65]=&quot;FAIL&quot;;&quot;FAIL&quot;;[$Speed.D65]/[$Speed.$C65]))" office:value-type="float" office:value="0.999107549403515" calcext:value-type="float">
            <text:p>0,999</text:p>
          </table:table-cell>
          <table:table-cell table:style-name="ce100" table:formula="of:=IF(OR(ISBLANK([$Speed.E65]);[$Speed.E65]=&quot;&quot;;[.D65]=&quot;&quot;);&quot;&quot;;IF([$Speed.E65]=&quot;FAIL&quot;;&quot;FAIL&quot;;[$Speed.E65]/[$Speed.$C65]))" office:value-type="float" office:value="0.99440852381386" calcext:value-type="float">
            <text:p>0,994</text:p>
          </table:table-cell>
          <table:table-cell table:style-name="ce100" table:formula="of:=IF(OR(ISBLANK([$Speed.F65]);[$Speed.F65]=&quot;&quot;;[.E65]=&quot;&quot;);&quot;&quot;;IF([$Speed.F65]=&quot;FAIL&quot;;&quot;FAIL&quot;;[$Speed.F65]/[$Speed.$C65]))" office:value-type="float" office:value="1.00065567798925" calcext:value-type="float">
            <text:p>1,001</text:p>
          </table:table-cell>
          <table:table-cell table:style-name="ce100" table:formula="of:=IF(OR(ISBLANK([$Speed.G65]);[$Speed.G65]=&quot;&quot;;[.F65]=&quot;&quot;);&quot;&quot;;IF([$Speed.G65]=&quot;FAIL&quot;;&quot;FAIL&quot;;[$Speed.G65]/[$Speed.$C65]))" office:value-type="float" office:value="0.997486567707859" calcext:value-type="float">
            <text:p>0,997</text:p>
          </table:table-cell>
          <table:table-cell table:style-name="ce100" table:formula="of:=IF(OR(ISBLANK([$Speed.H65]);[$Speed.H65]=&quot;&quot;;[.G65]=&quot;&quot;);&quot;&quot;;IF([$Speed.H65]=&quot;FAIL&quot;;&quot;FAIL&quot;;[$Speed.H65]/[$Speed.$C65]))" office:value-type="float" office:value="0.993789272379565" calcext:value-type="float">
            <text:p>0,994</text:p>
          </table:table-cell>
          <table:table-cell table:style-name="ce100" table:formula="of:=IF(OR(ISBLANK([$Speed.I65]);[$Speed.I65]=&quot;&quot;;[.H65]=&quot;&quot;);&quot;&quot;;IF([$Speed.I65]=&quot;FAIL&quot;;&quot;FAIL&quot;;[$Speed.I65]/[$Speed.$C65]))" office:value-type="float" office:value="0.993425006829979" calcext:value-type="float">
            <text:p>0,993</text:p>
          </table:table-cell>
          <table:table-cell table:style-name="ce100" table:formula="of:=IF(OR(ISBLANK([$Speed.J65]);[$Speed.J65]=&quot;&quot;;[.I65]=&quot;&quot;);&quot;&quot;;IF([$Speed.J65]=&quot;FAIL&quot;;&quot;FAIL&quot;;[$Speed.J65]/[$Speed.$C65]))" office:value-type="float" office:value="0.938803387669611" calcext:value-type="float">
            <text:p>0,939</text:p>
          </table:table-cell>
          <table:table-cell table:style-name="ce100" table:formula="of:=IF(OR(ISBLANK([$Speed.K65]);[$Speed.K65]=&quot;&quot;;[.J65]=&quot;&quot;);&quot;&quot;;IF([$Speed.K65]=&quot;FAIL&quot;;&quot;FAIL&quot;;[$Speed.K65]/[$Speed.$C65]))">
            <text:p/>
          </table:table-cell>
          <table:table-cell table:style-name="ce100" table:formula="of:=IF(OR(ISBLANK([$Speed.L65]);[$Speed.L65]=&quot;&quot;;[.K65]=&quot;&quot;);&quot;&quot;;IF([$Speed.L65]=&quot;FAIL&quot;;&quot;FAIL&quot;;[$Speed.L65]/[$Speed.$C65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2" table:formula="of:=IF(ISBLANK([$Speed.A66]);&quot;&quot;;[$Speed.A66])">
            <text:p/>
          </table:table-cell>
          <table:table-cell table:style-name="ce96" table:formula="of:=IF(ISBLANK([$Speed.B66]);&quot;&quot;;[$Speed.B66])" office:value-type="string" office:string-value="summin" calcext:value-type="string">
            <text:p>summin</text:p>
          </table:table-cell>
          <table:table-cell table:style-name="ce100" table:formula="of:=IF(OR(ISBLANK([$Speed.C66]);[$Speed.C66]=&quot;&quot;;[.B66]=&quot;&quot;);&quot;&quot;;IF([$Speed.C66]=&quot;FAIL&quot;;&quot;FAIL&quot;;[$Speed.C66]/[$Speed.$C66]))" office:value-type="float" office:value="1" calcext:value-type="float">
            <text:p>1,000</text:p>
          </table:table-cell>
          <table:table-cell table:style-name="ce100" table:formula="of:=IF(OR(ISBLANK([$Speed.D66]);[$Speed.D66]=&quot;&quot;;[.C66]=&quot;&quot;);&quot;&quot;;IF([$Speed.D66]=&quot;FAIL&quot;;&quot;FAIL&quot;;[$Speed.D66]/[$Speed.$C66]))" office:value-type="float" office:value="0.999977619122222" calcext:value-type="float">
            <text:p>1,000</text:p>
          </table:table-cell>
          <table:table-cell table:style-name="ce100" table:formula="of:=IF(OR(ISBLANK([$Speed.E66]);[$Speed.E66]=&quot;&quot;;[.D66]=&quot;&quot;);&quot;&quot;;IF([$Speed.E66]=&quot;FAIL&quot;;&quot;FAIL&quot;;[$Speed.E66]/[$Speed.$C66]))" office:value-type="float" office:value="1.00107428213335" calcext:value-type="float">
            <text:p>1,001</text:p>
          </table:table-cell>
          <table:table-cell table:style-name="ce100" table:formula="of:=IF(OR(ISBLANK([$Speed.F66]);[$Speed.F66]=&quot;&quot;;[.E66]=&quot;&quot;);&quot;&quot;;IF([$Speed.F66]=&quot;FAIL&quot;;&quot;FAIL&quot;;[$Speed.F66]/[$Speed.$C66]))" office:value-type="float" office:value="1.00107428213335" calcext:value-type="float">
            <text:p>1,001</text:p>
          </table:table-cell>
          <table:table-cell table:style-name="ce100" table:formula="of:=IF(OR(ISBLANK([$Speed.G66]);[$Speed.G66]=&quot;&quot;;[.F66]=&quot;&quot;);&quot;&quot;;IF([$Speed.G66]=&quot;FAIL&quot;;&quot;FAIL&quot;;[$Speed.G66]/[$Speed.$C66]))" office:value-type="float" office:value="1.00107428213335" calcext:value-type="float">
            <text:p>1,001</text:p>
          </table:table-cell>
          <table:table-cell table:style-name="ce100" table:formula="of:=IF(OR(ISBLANK([$Speed.H66]);[$Speed.H66]=&quot;&quot;;[.G66]=&quot;&quot;);&quot;&quot;;IF([$Speed.H66]=&quot;FAIL&quot;;&quot;FAIL&quot;;[$Speed.H66]/[$Speed.$C66]))" office:value-type="float" office:value="1.00107428213335" calcext:value-type="float">
            <text:p>1,001</text:p>
          </table:table-cell>
          <table:table-cell table:style-name="ce100" table:formula="of:=IF(OR(ISBLANK([$Speed.I66]);[$Speed.I66]=&quot;&quot;;[.H66]=&quot;&quot;);&quot;&quot;;IF([$Speed.I66]=&quot;FAIL&quot;;&quot;FAIL&quot;;[$Speed.I66]/[$Speed.$C66]))" office:value-type="float" office:value="1.00085047335557" calcext:value-type="float">
            <text:p>1,001</text:p>
          </table:table-cell>
          <table:table-cell table:style-name="ce100" table:formula="of:=IF(OR(ISBLANK([$Speed.J66]);[$Speed.J66]=&quot;&quot;;[.I66]=&quot;&quot;);&quot;&quot;;IF([$Speed.J66]=&quot;FAIL&quot;;&quot;FAIL&quot;;[$Speed.J66]/[$Speed.$C66]))" office:value-type="float" office:value="2.4511089724939" calcext:value-type="float">
            <text:p>2,451</text:p>
          </table:table-cell>
          <table:table-cell table:style-name="ce100" table:formula="of:=IF(OR(ISBLANK([$Speed.K66]);[$Speed.K66]=&quot;&quot;;[.J66]=&quot;&quot;);&quot;&quot;;IF([$Speed.K66]=&quot;FAIL&quot;;&quot;FAIL&quot;;[$Speed.K66]/[$Speed.$C66]))">
            <text:p/>
          </table:table-cell>
          <table:table-cell table:style-name="ce100" table:formula="of:=IF(OR(ISBLANK([$Speed.L66]);[$Speed.L66]=&quot;&quot;;[.K66]=&quot;&quot;);&quot;&quot;;IF([$Speed.L66]=&quot;FAIL&quot;;&quot;FAIL&quot;;[$Speed.L66]/[$Speed.$C66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2" table:formula="of:=IF(ISBLANK([$Speed.A67]);&quot;&quot;;[$Speed.A67])">
            <text:p/>
          </table:table-cell>
          <table:table-cell table:style-name="ce96" table:formula="of:=IF(ISBLANK([$Speed.B67]);&quot;&quot;;[$Speed.B67])" office:value-type="string" office:string-value="ucbqsort" calcext:value-type="string">
            <text:p>ucbqsort</text:p>
          </table:table-cell>
          <table:table-cell table:style-name="ce100" table:formula="of:=IF(OR(ISBLANK([$Speed.C67]);[$Speed.C67]=&quot;&quot;;[.B67]=&quot;&quot;);&quot;&quot;;IF([$Speed.C67]=&quot;FAIL&quot;;&quot;FAIL&quot;;[$Speed.C67]/[$Speed.$C67]))" office:value-type="float" office:value="1" calcext:value-type="float">
            <text:p>1,000</text:p>
          </table:table-cell>
          <table:table-cell table:style-name="ce100" table:formula="of:=IF(OR(ISBLANK([$Speed.D67]);[$Speed.D67]=&quot;&quot;;[.C67]=&quot;&quot;);&quot;&quot;;IF([$Speed.D67]=&quot;FAIL&quot;;&quot;FAIL&quot;;[$Speed.D67]/[$Speed.$C67]))" office:value-type="float" office:value="1.01917389620211" calcext:value-type="float">
            <text:p>1,019</text:p>
          </table:table-cell>
          <table:table-cell table:style-name="ce100" table:formula="of:=IF(OR(ISBLANK([$Speed.E67]);[$Speed.E67]=&quot;&quot;;[.D67]=&quot;&quot;);&quot;&quot;;IF([$Speed.E67]=&quot;FAIL&quot;;&quot;FAIL&quot;;[$Speed.E67]/[$Speed.$C67]))" office:value-type="float" office:value="1.01932453287261" calcext:value-type="float">
            <text:p>1,019</text:p>
          </table:table-cell>
          <table:table-cell table:style-name="ce100" table:formula="of:=IF(OR(ISBLANK([$Speed.F67]);[$Speed.F67]=&quot;&quot;;[.E67]=&quot;&quot;);&quot;&quot;;IF([$Speed.F67]=&quot;FAIL&quot;;&quot;FAIL&quot;;[$Speed.F67]/[$Speed.$C67]))" office:value-type="float" office:value="0.976746616823349" calcext:value-type="float">
            <text:p>0,977</text:p>
          </table:table-cell>
          <table:table-cell table:style-name="ce100" table:formula="of:=IF(OR(ISBLANK([$Speed.G67]);[$Speed.G67]=&quot;&quot;;[.F67]=&quot;&quot;);&quot;&quot;;IF([$Speed.G67]=&quot;FAIL&quot;;&quot;FAIL&quot;;[$Speed.G67]/[$Speed.$C67]))" office:value-type="float" office:value="0.976746616823349" calcext:value-type="float">
            <text:p>0,977</text:p>
          </table:table-cell>
          <table:table-cell table:style-name="ce100" table:formula="of:=IF(OR(ISBLANK([$Speed.H67]);[$Speed.H67]=&quot;&quot;;[.G67]=&quot;&quot;);&quot;&quot;;IF([$Speed.H67]=&quot;FAIL&quot;;&quot;FAIL&quot;;[$Speed.H67]/[$Speed.$C67]))" office:value-type="float" office:value="0.978877049734695" calcext:value-type="float">
            <text:p>0,979</text:p>
          </table:table-cell>
          <table:table-cell table:style-name="ce100" table:formula="of:=IF(OR(ISBLANK([$Speed.I67]);[$Speed.I67]=&quot;&quot;;[.H67]=&quot;&quot;);&quot;&quot;;IF([$Speed.I67]=&quot;FAIL&quot;;&quot;FAIL&quot;;[$Speed.I67]/[$Speed.$C67]))" office:value-type="float" office:value="0.979335108181723" calcext:value-type="float">
            <text:p>0,979</text:p>
          </table:table-cell>
          <table:table-cell table:style-name="ce100" table:formula="of:=IF(OR(ISBLANK([$Speed.J67]);[$Speed.J67]=&quot;&quot;;[.I67]=&quot;&quot;);&quot;&quot;;IF([$Speed.J67]=&quot;FAIL&quot;;&quot;FAIL&quot;;[$Speed.J67]/[$Speed.$C67]))" office:value-type="float" office:value="0.97935047927055" calcext:value-type="float">
            <text:p>0,979</text:p>
          </table:table-cell>
          <table:table-cell table:style-name="ce100" table:formula="of:=IF(OR(ISBLANK([$Speed.K67]);[$Speed.K67]=&quot;&quot;;[.J67]=&quot;&quot;);&quot;&quot;;IF([$Speed.K67]=&quot;FAIL&quot;;&quot;FAIL&quot;;[$Speed.K67]/[$Speed.$C67]))">
            <text:p/>
          </table:table-cell>
          <table:table-cell table:style-name="ce100" table:formula="of:=IF(OR(ISBLANK([$Speed.L67]);[$Speed.L67]=&quot;&quot;;[.K67]=&quot;&quot;);&quot;&quot;;IF([$Speed.L67]=&quot;FAIL&quot;;&quot;FAIL&quot;;[$Speed.L67]/[$Speed.$C67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2" table:formula="of:=IF(ISBLANK([$Speed.A68]);&quot;&quot;;[$Speed.A68])">
            <text:p/>
          </table:table-cell>
          <table:table-cell table:style-name="ce96" table:formula="of:=IF(ISBLANK([$Speed.B68]);&quot;&quot;;[$Speed.B68])" office:value-type="string" office:string-value="v42bis" calcext:value-type="string">
            <text:p>v42bis</text:p>
          </table:table-cell>
          <table:table-cell table:style-name="ce100" table:formula="of:=IF(OR(ISBLANK([$Speed.C68]);[$Speed.C68]=&quot;&quot;;[.B68]=&quot;&quot;);&quot;&quot;;IF([$Speed.C68]=&quot;FAIL&quot;;&quot;FAIL&quot;;[$Speed.C68]/[$Speed.$C68]))" office:value-type="float" office:value="1" calcext:value-type="float">
            <text:p>1,000</text:p>
          </table:table-cell>
          <table:table-cell table:style-name="ce100" table:formula="of:=IF(OR(ISBLANK([$Speed.D68]);[$Speed.D68]=&quot;&quot;;[.C68]=&quot;&quot;);&quot;&quot;;IF([$Speed.D68]=&quot;FAIL&quot;;&quot;FAIL&quot;;[$Speed.D68]/[$Speed.$C68]))" office:value-type="float" office:value="1.42623970153894" calcext:value-type="float">
            <text:p>1,426</text:p>
          </table:table-cell>
          <table:table-cell table:style-name="ce100" table:formula="of:=IF(OR(ISBLANK([$Speed.E68]);[$Speed.E68]=&quot;&quot;;[.D68]=&quot;&quot;);&quot;&quot;;IF([$Speed.E68]=&quot;FAIL&quot;;&quot;FAIL&quot;;[$Speed.E68]/[$Speed.$C68]))" office:value-type="float" office:value="1.4279496346961" calcext:value-type="float">
            <text:p>1,428</text:p>
          </table:table-cell>
          <table:table-cell table:style-name="ce100" table:formula="of:=IF(OR(ISBLANK([$Speed.F68]);[$Speed.F68]=&quot;&quot;;[.E68]=&quot;&quot;);&quot;&quot;;IF([$Speed.F68]=&quot;FAIL&quot;;&quot;FAIL&quot;;[$Speed.F68]/[$Speed.$C68]))" office:value-type="float" office:value="1.42743147313332" calcext:value-type="float">
            <text:p>1,427</text:p>
          </table:table-cell>
          <table:table-cell table:style-name="ce100" table:formula="of:=IF(OR(ISBLANK([$Speed.G68]);[$Speed.G68]=&quot;&quot;;[.F68]=&quot;&quot;);&quot;&quot;;IF([$Speed.G68]=&quot;FAIL&quot;;&quot;FAIL&quot;;[$Speed.G68]/[$Speed.$C68]))" office:value-type="float" office:value="1.42743147313332" calcext:value-type="float">
            <text:p>1,427</text:p>
          </table:table-cell>
          <table:table-cell table:style-name="ce100" table:formula="of:=IF(OR(ISBLANK([$Speed.H68]);[$Speed.H68]=&quot;&quot;;[.G68]=&quot;&quot;);&quot;&quot;;IF([$Speed.H68]=&quot;FAIL&quot;;&quot;FAIL&quot;;[$Speed.H68]/[$Speed.$C68]))" office:value-type="float" office:value="1.42639515000777" calcext:value-type="float">
            <text:p>1,426</text:p>
          </table:table-cell>
          <table:table-cell table:style-name="ce100" table:formula="of:=IF(OR(ISBLANK([$Speed.I68]);[$Speed.I68]=&quot;&quot;;[.H68]=&quot;&quot;);&quot;&quot;;IF([$Speed.I68]=&quot;FAIL&quot;;&quot;FAIL&quot;;[$Speed.I68]/[$Speed.$C68]))" office:value-type="float" office:value="1.42696512772683" calcext:value-type="float">
            <text:p>1,427</text:p>
          </table:table-cell>
          <table:table-cell table:style-name="ce100" table:formula="of:=IF(OR(ISBLANK([$Speed.J68]);[$Speed.J68]=&quot;&quot;;[.I68]=&quot;&quot;);&quot;&quot;;IF([$Speed.J68]=&quot;FAIL&quot;;&quot;FAIL&quot;;[$Speed.J68]/[$Speed.$C68]))" office:value-type="float" office:value="1.42530701072594" calcext:value-type="float">
            <text:p>1,425</text:p>
          </table:table-cell>
          <table:table-cell table:style-name="ce100" table:formula="of:=IF(OR(ISBLANK([$Speed.K68]);[$Speed.K68]=&quot;&quot;;[.J68]=&quot;&quot;);&quot;&quot;;IF([$Speed.K68]=&quot;FAIL&quot;;&quot;FAIL&quot;;[$Speed.K68]/[$Speed.$C68]))">
            <text:p/>
          </table:table-cell>
          <table:table-cell table:style-name="ce100" table:formula="of:=IF(OR(ISBLANK([$Speed.L68]);[$Speed.L68]=&quot;&quot;;[.K68]=&quot;&quot;);&quot;&quot;;IF([$Speed.L68]=&quot;FAIL&quot;;&quot;FAIL&quot;;[$Speed.L68]/[$Speed.$C68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2"/>
          <table:table-cell table:style-name="ce95" table:formula="of:=IF(ISBLANK([$Speed.B69]);&quot;&quot;;[$Speed.B69])" office:value-type="string" office:string-value="Pstone - total" calcext:value-type="string">
            <text:p>Pstone - total</text:p>
          </table:table-cell>
          <table:table-cell table:style-name="ce98" table:formula="of:=IF(OR(ISBLANK([$Speed.C69]);[$Speed.C69]=&quot;&quot;;[.B69]=&quot;&quot;);&quot;&quot;;IF([$Speed.C69]=&quot;FAIL&quot;;&quot;FAIL&quot;;[$Speed.C69]/[$Speed.$C69]))" office:value-type="float" office:value="1" calcext:value-type="float">
            <text:p>1,000</text:p>
          </table:table-cell>
          <table:table-cell table:style-name="ce98" table:formula="of:=IF(OR(ISBLANK([$Speed.D69]);[$Speed.D69]=&quot;&quot;;[.C69]=&quot;&quot;);&quot;&quot;;IF([$Speed.D69]=&quot;FAIL&quot;;&quot;FAIL&quot;;[$Speed.D69]/[$Speed.$C69]))" office:value-type="float" office:value="1.00317916805965" calcext:value-type="float">
            <text:p>1,003</text:p>
          </table:table-cell>
          <table:table-cell table:style-name="ce98" table:formula="of:=IF(OR(ISBLANK([$Speed.E69]);[$Speed.E69]=&quot;&quot;;[.D69]=&quot;&quot;);&quot;&quot;;IF([$Speed.E69]=&quot;FAIL&quot;;&quot;FAIL&quot;;[$Speed.E69]/[$Speed.$C69]))" office:value-type="float" office:value="1.00582583654986" calcext:value-type="float">
            <text:p>1,006</text:p>
          </table:table-cell>
          <table:table-cell table:style-name="ce98" table:formula="of:=IF(OR(ISBLANK([$Speed.F69]);[$Speed.F69]=&quot;&quot;;[.E69]=&quot;&quot;);&quot;&quot;;IF([$Speed.F69]=&quot;FAIL&quot;;&quot;FAIL&quot;;[$Speed.F69]/[$Speed.$C69]))" office:value-type="float" office:value="0.99599517267929" calcext:value-type="float">
            <text:p>0,996</text:p>
          </table:table-cell>
          <table:table-cell table:style-name="ce98" table:formula="of:=IF(OR(ISBLANK([$Speed.G69]);[$Speed.G69]=&quot;&quot;;[.F69]=&quot;&quot;);&quot;&quot;;IF([$Speed.G69]=&quot;FAIL&quot;;&quot;FAIL&quot;;[$Speed.G69]/[$Speed.$C69]))" office:value-type="float" office:value="0.995307545411259" calcext:value-type="float">
            <text:p>0,995</text:p>
          </table:table-cell>
          <table:table-cell table:style-name="ce98" table:formula="of:=IF(OR(ISBLANK([$Speed.H69]);[$Speed.H69]=&quot;&quot;;[.G69]=&quot;&quot;);&quot;&quot;;IF([$Speed.H69]=&quot;FAIL&quot;;&quot;FAIL&quot;;[$Speed.H69]/[$Speed.$C69]))" office:value-type="float" office:value="0.990362454284817" calcext:value-type="float">
            <text:p>0,990</text:p>
          </table:table-cell>
          <table:table-cell table:style-name="ce98" table:formula="of:=IF(OR(ISBLANK([$Speed.I69]);[$Speed.I69]=&quot;&quot;;[.H69]=&quot;&quot;);&quot;&quot;;IF([$Speed.I69]=&quot;FAIL&quot;;&quot;FAIL&quot;;[$Speed.I69]/[$Speed.$C69]))" office:value-type="float" office:value="0.990381449513216" calcext:value-type="float">
            <text:p>0,990</text:p>
          </table:table-cell>
          <table:table-cell table:style-name="ce98" table:formula="of:=IF(OR(ISBLANK([$Speed.J69]);[$Speed.J69]=&quot;&quot;;[.I69]=&quot;&quot;);&quot;&quot;;IF([$Speed.J69]=&quot;FAIL&quot;;&quot;FAIL&quot;;[$Speed.J69]/[$Speed.$C69]))" office:value-type="float" office:value="1.03377794831272" calcext:value-type="float">
            <text:p>1,034</text:p>
          </table:table-cell>
          <table:table-cell table:style-name="ce98" table:formula="of:=IF(OR(ISBLANK([$Speed.K69]);[$Speed.K69]=&quot;&quot;;[.J69]=&quot;&quot;);&quot;&quot;;IF([$Speed.K69]=&quot;FAIL&quot;;&quot;FAIL&quot;;[$Speed.K69]/[$Speed.$C69]))">
            <text:p/>
          </table:table-cell>
          <table:table-cell table:style-name="ce98" table:formula="of:=IF(OR(ISBLANK([$Speed.L69]);[$Speed.L69]=&quot;&quot;;[.K69]=&quot;&quot;);&quot;&quot;;IF([$Speed.L69]=&quot;FAIL&quot;;&quot;FAIL&quot;;[$Speed.L69]/[$Speed.$C69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2" office:value-type="string" calcext:value-type="string">
            <text:p>DhryStone</text:p>
          </table:table-cell>
          <table:table-cell table:style-name="ce95" office:value-type="string" calcext:value-type="string">
            <text:p>DhryStone</text:p>
          </table:table-cell>
          <table:table-cell table:style-name="ce98" table:formula="of:=IF(OR(ISBLANK([$Speed.C70]);[$Speed.C70]=&quot;&quot;;[.B70]=&quot;&quot;);&quot;&quot;;IF([$Speed.C70]=&quot;FAIL&quot;;&quot;FAIL&quot;;[$Speed.C70]/[$Speed.$C70]))" office:value-type="float" office:value="1" calcext:value-type="float">
            <text:p>1,000</text:p>
          </table:table-cell>
          <table:table-cell table:style-name="ce98" table:formula="of:=IF(OR(ISBLANK([$Speed.D70]);[$Speed.D70]=&quot;&quot;;[.C70]=&quot;&quot;);&quot;&quot;;IF([$Speed.D70]=&quot;FAIL&quot;;&quot;FAIL&quot;;[$Speed.D70]/[$Speed.$C70]))" office:value-type="float" office:value="1.02193332475222" calcext:value-type="float">
            <text:p>1,022</text:p>
          </table:table-cell>
          <table:table-cell table:style-name="ce98" table:formula="of:=IF(OR(ISBLANK([$Speed.E70]);[$Speed.E70]=&quot;&quot;;[.D70]=&quot;&quot;);&quot;&quot;;IF([$Speed.E70]=&quot;FAIL&quot;;&quot;FAIL&quot;;[$Speed.E70]/[$Speed.$C70]))" office:value-type="float" office:value="0.967820826361179" calcext:value-type="float">
            <text:p>0,968</text:p>
          </table:table-cell>
          <table:table-cell table:style-name="ce98" table:formula="of:=IF(OR(ISBLANK([$Speed.F70]);[$Speed.F70]=&quot;&quot;;[.E70]=&quot;&quot;);&quot;&quot;;IF([$Speed.F70]=&quot;FAIL&quot;;&quot;FAIL&quot;;[$Speed.F70]/[$Speed.$C70]))" office:value-type="float" office:value="0.967743596344446" calcext:value-type="float">
            <text:p>0,968</text:p>
          </table:table-cell>
          <table:table-cell table:style-name="ce98" table:formula="of:=IF(OR(ISBLANK([$Speed.G70]);[$Speed.G70]=&quot;&quot;;[.F70]=&quot;&quot;);&quot;&quot;;IF([$Speed.G70]=&quot;FAIL&quot;;&quot;FAIL&quot;;[$Speed.G70]/[$Speed.$C70]))" office:value-type="float" office:value="0.966456429398893" calcext:value-type="float">
            <text:p>0,966</text:p>
          </table:table-cell>
          <table:table-cell table:style-name="ce98" table:formula="of:=IF(OR(ISBLANK([$Speed.H70]);[$Speed.H70]=&quot;&quot;;[.G70]=&quot;&quot;);&quot;&quot;;IF([$Speed.H70]=&quot;FAIL&quot;;&quot;FAIL&quot;;[$Speed.H70]/[$Speed.$C70]))" office:value-type="float" office:value="0.969030763289999" calcext:value-type="float">
            <text:p>0,969</text:p>
          </table:table-cell>
          <table:table-cell table:style-name="ce98" table:formula="of:=IF(OR(ISBLANK([$Speed.I70]);[$Speed.I70]=&quot;&quot;;[.H70]=&quot;&quot;);&quot;&quot;;IF([$Speed.I70]=&quot;FAIL&quot;;&quot;FAIL&quot;;[$Speed.I70]/[$Speed.$C70]))" office:value-type="float" office:value="0.969030763289999" calcext:value-type="float">
            <text:p>0,969</text:p>
          </table:table-cell>
          <table:table-cell table:style-name="ce98" table:formula="of:=IF(OR(ISBLANK([$Speed.J70]);[$Speed.J70]=&quot;&quot;;[.I70]=&quot;&quot;);&quot;&quot;;IF([$Speed.J70]=&quot;FAIL&quot;;&quot;FAIL&quot;;[$Speed.J70]/[$Speed.$C70]))" office:value-type="float" office:value="0.969030763289999" calcext:value-type="float">
            <text:p>0,969</text:p>
          </table:table-cell>
          <table:table-cell table:style-name="ce98" table:formula="of:=IF(OR(ISBLANK([$Speed.K70]);[$Speed.K70]=&quot;&quot;;[.J70]=&quot;&quot;);&quot;&quot;;IF([$Speed.K70]=&quot;FAIL&quot;;&quot;FAIL&quot;;[$Speed.K70]/[$Speed.$C70]))">
            <text:p/>
          </table:table-cell>
          <table:table-cell table:style-name="ce98" table:formula="of:=IF(OR(ISBLANK([$Speed.L70]);[$Speed.L70]=&quot;&quot;;[.K70]=&quot;&quot;);&quot;&quot;;IF([$Speed.L70]=&quot;FAIL&quot;;&quot;FAIL&quot;;[$Speed.L70]/[$Speed.$C70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 table:formula="of:=IF(ISBLANK([$Speed.A71]);&quot;&quot;;[$Speed.A71])" office:value-type="string" office:string-value="Loop" calcext:value-type="string">
            <text:p>Loop</text:p>
          </table:table-cell>
          <table:table-cell table:style-name="ce95" table:formula="of:=IF(ISBLANK([$Speed.B71]);&quot;&quot;;[$Speed.B71])" office:value-type="string" office:string-value="BenchLoop - total" calcext:value-type="string">
            <text:p>BenchLoop - total</text:p>
          </table:table-cell>
          <table:table-cell table:style-name="ce98" table:formula="of:=IF(OR(ISBLANK([$Speed.C71]);[$Speed.C71]=&quot;&quot;;[.B71]=&quot;&quot;);&quot;&quot;;IF([$Speed.C71]=&quot;FAIL&quot;;&quot;FAIL&quot;;[$Speed.C71]/[$Speed.$C71]))">
            <text:p/>
          </table:table-cell>
          <table:table-cell table:style-name="ce98" table:formula="of:=IF(OR(ISBLANK([$Speed.D71]);[$Speed.D71]=&quot;&quot;;[.C71]=&quot;&quot;);&quot;&quot;;IF([$Speed.D71]=&quot;FAIL&quot;;&quot;FAIL&quot;;[$Speed.D71]/[$Speed.$C71]))">
            <text:p/>
          </table:table-cell>
          <table:table-cell table:style-name="ce98" table:formula="of:=IF(OR(ISBLANK([$Speed.E71]);[$Speed.E71]=&quot;&quot;;[.D71]=&quot;&quot;);&quot;&quot;;IF([$Speed.E71]=&quot;FAIL&quot;;&quot;FAIL&quot;;[$Speed.E71]/[$Speed.$C71]))">
            <text:p/>
          </table:table-cell>
          <table:table-cell table:style-name="ce98" table:formula="of:=IF(OR(ISBLANK([$Speed.F71]);[$Speed.F71]=&quot;&quot;;[.E71]=&quot;&quot;);&quot;&quot;;IF([$Speed.F71]=&quot;FAIL&quot;;&quot;FAIL&quot;;[$Speed.F71]/[$Speed.$C71]))">
            <text:p/>
          </table:table-cell>
          <table:table-cell table:style-name="ce98" table:formula="of:=IF(OR(ISBLANK([$Speed.G71]);[$Speed.G71]=&quot;&quot;;[.F71]=&quot;&quot;);&quot;&quot;;IF([$Speed.G71]=&quot;FAIL&quot;;&quot;FAIL&quot;;[$Speed.G71]/[$Speed.$C71]))">
            <text:p/>
          </table:table-cell>
          <table:table-cell table:style-name="ce98" table:formula="of:=IF(OR(ISBLANK([$Speed.H71]);[$Speed.H71]=&quot;&quot;;[.G71]=&quot;&quot;);&quot;&quot;;IF([$Speed.H71]=&quot;FAIL&quot;;&quot;FAIL&quot;;[$Speed.H71]/[$Speed.$C71]))">
            <text:p/>
          </table:table-cell>
          <table:table-cell table:style-name="ce98" table:formula="of:=IF(OR(ISBLANK([$Speed.I71]);[$Speed.I71]=&quot;&quot;;[.H71]=&quot;&quot;);&quot;&quot;;IF([$Speed.I71]=&quot;FAIL&quot;;&quot;FAIL&quot;;[$Speed.I71]/[$Speed.$C71]))">
            <text:p/>
          </table:table-cell>
          <table:table-cell table:style-name="ce98" table:formula="of:=IF(OR(ISBLANK([$Speed.J71]);[$Speed.J71]=&quot;&quot;;[.I71]=&quot;&quot;);&quot;&quot;;IF([$Speed.J71]=&quot;FAIL&quot;;&quot;FAIL&quot;;[$Speed.J71]/[$Speed.$C71]))">
            <text:p/>
          </table:table-cell>
          <table:table-cell table:style-name="ce98" table:formula="of:=IF(OR(ISBLANK([$Speed.K71]);[$Speed.K71]=&quot;&quot;;[.J71]=&quot;&quot;);&quot;&quot;;IF([$Speed.K71]=&quot;FAIL&quot;;&quot;FAIL&quot;;[$Speed.K71]/[$Speed.$C71]))">
            <text:p/>
          </table:table-cell>
          <table:table-cell table:style-name="ce98" table:formula="of:=IF(OR(ISBLANK([$Speed.L71]);[$Speed.L71]=&quot;&quot;;[.K71]=&quot;&quot;);&quot;&quot;;IF([$Speed.L71]=&quot;FAIL&quot;;&quot;FAIL&quot;;[$Speed.L71]/[$Speed.$C71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0"/>
          <table:table-cell table:style-name="ce97" table:formula="of:=IF(ISBLANK([$Speed.B72]);&quot;&quot;;[$Speed.B72])" office:value-type="string" office:string-value="Total" calcext:value-type="string">
            <text:p>Total</text:p>
          </table:table-cell>
          <table:table-cell table:style-name="ce101" table:formula="of:=IF(OR(ISBLANK([$Speed.C72]);[$Speed.C72]=&quot;&quot;;[.B72]=&quot;&quot;);&quot;&quot;;IF([$Speed.C72]=&quot;FAIL&quot;;&quot;FAIL&quot;;[$Speed.C72]/[$Speed.$C72]))" office:value-type="float" office:value="1" calcext:value-type="float">
            <text:p>1,000</text:p>
          </table:table-cell>
          <table:table-cell table:style-name="ce101" table:formula="of:=IF(OR(ISBLANK([$Speed.D72]);[$Speed.D72]=&quot;&quot;;[.C72]=&quot;&quot;);&quot;&quot;;IF([$Speed.D72]=&quot;FAIL&quot;;&quot;FAIL&quot;;[$Speed.D72]/[$Speed.$C72]))" office:value-type="float" office:value="0.992209861089118" calcext:value-type="float">
            <text:p>0,992</text:p>
          </table:table-cell>
          <table:table-cell table:style-name="ce101" table:formula="of:=IF(OR(ISBLANK([$Speed.E72]);[$Speed.E72]=&quot;&quot;;[.D72]=&quot;&quot;);&quot;&quot;;IF([$Speed.E72]=&quot;FAIL&quot;;&quot;FAIL&quot;;[$Speed.E72]/[$Speed.$C72]))" office:value-type="float" office:value="1.007137735294" calcext:value-type="float">
            <text:p>1,007</text:p>
          </table:table-cell>
          <table:table-cell table:style-name="ce101" table:formula="of:=IF(OR(ISBLANK([$Speed.F72]);[$Speed.F72]=&quot;&quot;;[.E72]=&quot;&quot;);&quot;&quot;;IF([$Speed.F72]=&quot;FAIL&quot;;&quot;FAIL&quot;;[$Speed.F72]/[$Speed.$C72]))" office:value-type="float" office:value="1.00241579870653" calcext:value-type="float">
            <text:p>1,002</text:p>
          </table:table-cell>
          <table:table-cell table:style-name="ce101" table:formula="of:=IF(OR(ISBLANK([$Speed.G72]);[$Speed.G72]=&quot;&quot;;[.F72]=&quot;&quot;);&quot;&quot;;IF([$Speed.G72]=&quot;FAIL&quot;;&quot;FAIL&quot;;[$Speed.G72]/[$Speed.$C72]))" office:value-type="float" office:value="1.00106898244224" calcext:value-type="float">
            <text:p>1,001</text:p>
          </table:table-cell>
          <table:table-cell table:style-name="ce101" table:formula="of:=IF(OR(ISBLANK([$Speed.H72]);[$Speed.H72]=&quot;&quot;;[.G72]=&quot;&quot;);&quot;&quot;;IF([$Speed.H72]=&quot;FAIL&quot;;&quot;FAIL&quot;;[$Speed.H72]/[$Speed.$C72]))" office:value-type="float" office:value="0.99960757135661" calcext:value-type="float">
            <text:p>1,000</text:p>
          </table:table-cell>
          <table:table-cell table:style-name="ce101" table:formula="of:=IF(OR(ISBLANK([$Speed.I72]);[$Speed.I72]=&quot;&quot;;[.H72]=&quot;&quot;);&quot;&quot;;IF([$Speed.I72]=&quot;FAIL&quot;;&quot;FAIL&quot;;[$Speed.I72]/[$Speed.$C72]))" office:value-type="float" office:value="0.984428128546819" calcext:value-type="float">
            <text:p>0,984</text:p>
          </table:table-cell>
          <table:table-cell table:style-name="ce101" table:formula="of:=IF(OR(ISBLANK([$Speed.J72]);[$Speed.J72]=&quot;&quot;;[.I72]=&quot;&quot;);&quot;&quot;;IF([$Speed.J72]=&quot;FAIL&quot;;&quot;FAIL&quot;;[$Speed.J72]/[$Speed.$C72]))" office:value-type="float" office:value="0.975939320846891" calcext:value-type="float">
            <text:p>0,976</text:p>
          </table:table-cell>
          <table:table-cell table:style-name="ce101" table:formula="of:=IF(OR(ISBLANK([$Speed.K72]);[$Speed.K72]=&quot;&quot;;[.J72]=&quot;&quot;);&quot;&quot;;IF([$Speed.K72]=&quot;FAIL&quot;;&quot;FAIL&quot;;[$Speed.K72]/[$Speed.$C72]))">
            <text:p/>
          </table:table-cell>
          <table:table-cell table:style-name="ce101" table:formula="of:=IF(OR(ISBLANK([$Speed.L72]);[$Speed.L72]=&quot;&quot;;[.K72]=&quot;&quot;);&quot;&quot;;IF([$Speed.L72]=&quot;FAIL&quot;;&quot;FAIL&quot;;[$Speed.L72]/[$Speed.$C72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0"/>
          <table:table-cell table:style-name="ce97" office:value-type="string" calcext:value-type="string">
            <text:p>Average</text:p>
          </table:table-cell>
          <table:table-cell table:style-name="ce101" table:formula="of:=IF(OR(ISBLANK([$Speed.C72]);[.C72]=&quot;&quot;);&quot;&quot;;AVERAGE([.C70:.C71];[.C4:.C68]))" office:value-type="float" office:value="1" calcext:value-type="float">
            <text:p>1,000</text:p>
          </table:table-cell>
          <table:table-cell table:style-name="ce101" table:formula="of:=IF(OR(ISBLANK([$Speed.D72]);[.D72]=&quot;&quot;);&quot;&quot;;AVERAGE([.D70:.D71];[.D4:.D68]))" office:value-type="float" office:value="0.986790632292528" calcext:value-type="float">
            <text:p>0,987</text:p>
          </table:table-cell>
          <table:table-cell table:style-name="ce101" table:formula="of:=IF(OR(ISBLANK([$Speed.E72]);[.E72]=&quot;&quot;);&quot;&quot;;AVERAGE([.E70:.E71];[.E4:.E68]))" office:value-type="float" office:value="0.994927642252887" calcext:value-type="float">
            <text:p>0,995</text:p>
          </table:table-cell>
          <table:table-cell table:style-name="ce101" table:formula="of:=IF(OR(ISBLANK([$Speed.F72]);[.F72]=&quot;&quot;);&quot;&quot;;AVERAGE([.F70:.F71];[.F4:.F68]))" office:value-type="float" office:value="0.987775636420005" calcext:value-type="float">
            <text:p>0,988</text:p>
          </table:table-cell>
          <table:table-cell table:style-name="ce101" table:formula="of:=IF(OR(ISBLANK([$Speed.G72]);[.G72]=&quot;&quot;);&quot;&quot;;AVERAGE([.G70:.G71];[.G4:.G68]))" office:value-type="float" office:value="0.990747292197844" calcext:value-type="float">
            <text:p>0,991</text:p>
          </table:table-cell>
          <table:table-cell table:style-name="ce101" table:formula="of:=IF(OR(ISBLANK([$Speed.H72]);[.H72]=&quot;&quot;);&quot;&quot;;AVERAGE([.H70:.H71];[.H4:.H68]))" office:value-type="float" office:value="0.988176494428836" calcext:value-type="float">
            <text:p>0,988</text:p>
          </table:table-cell>
          <table:table-cell table:style-name="ce101" table:formula="of:=IF(OR(ISBLANK([$Speed.I72]);[.I72]=&quot;&quot;);&quot;&quot;;AVERAGE([.I70:.I71];[.I4:.I68]))" office:value-type="float" office:value="0.980976021140336" calcext:value-type="float">
            <text:p>0,981</text:p>
          </table:table-cell>
          <table:table-cell table:style-name="ce101" table:formula="of:=IF(OR(ISBLANK([$Speed.J72]);[.J72]=&quot;&quot;);&quot;&quot;;AVERAGE([.J70:.J71];[.J4:.J68]))" office:value-type="float" office:value="1.00108480676586" calcext:value-type="float">
            <text:p>1,001</text:p>
          </table:table-cell>
          <table:table-cell table:style-name="ce101" table:formula="of:=IF(OR(ISBLANK([$Speed.K72]);[.K72]=&quot;&quot;);&quot;&quot;;AVERAGE([.K70:.K71];[.K4:.K68]))">
            <text:p/>
          </table:table-cell>
          <table:table-cell table:style-name="ce101" table:formula="of:=IF(OR(ISBLANK([$Speed.L72]);[.L72]=&quot;&quot;);&quot;&quot;;AVERAGE([.L70:.L71];[.L4:.L68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 table:number-rows-repeated="165">
          <table:table-cell table:style-name="ce70" table:number-columns-repeated="51"/>
          <table:table-cell table:number-columns-repeated="973"/>
        </table:table-row>
        <table:table-row table:style-name="ro1" table:number-rows-repeated="104833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Speed-ratio'.C4:'Speed-ratio'.L73">
            <calcext:condition calcext:apply-style-name="Excel_CondFormat_5_1_1" calcext:value="=&quot;&quot;" calcext:base-cell-address="'Speed-ratio'.C4"/>
            <calcext:condition calcext:apply-style-name="Excel_CondFormat_5_1_2" calcext:value="&lt;0.999" calcext:base-cell-address="'Speed-ratio'.C4"/>
            <calcext:condition calcext:apply-style-name="Excel_CondFormat_5_1_3" calcext:value="&gt;1.001" calcext:base-cell-address="'Speed-ratio'.C4"/>
          </calcext:conditional-format>
        </calcext:conditional-formats>
      </table:table>
      <table:table table:name="Speed-chart" table:style-name="ta6">
        <table:shapes>
          <draw:frame draw:z-index="0" draw:name=" 0" draw:style-name="gr2" draw:text-style-name="P3" svg:width="229.02mm" svg:height="145.03mm" svg:x="10.01mm" svg:y="4.99mm">
            <loext:p draw:notify-on-update-of-ranges="'Speed-ratio'.B4:'Speed-ratio'.B4 'Speed-ratio'.C4:'Speed-ratio'.L4 'Speed-ratio'.B5:'Speed-ratio'.B5 'Speed-ratio'.C5:'Speed-ratio'.L5 'Speed-ratio'.B6:'Speed-ratio'.B6 'Speed-ratio'.C6:'Speed-ratio'.L6 'Speed-ratio'.B7:'Speed-ratio'.B7 'Speed-ratio'.C7:'Speed-ratio'.L7 'Speed-ratio'.B8:'Speed-ratio'.B8 'Speed-ratio'.C8:'Speed-ratio'.L8 'Speed-ratio'.B9:'Speed-ratio'.B9 'Speed-ratio'.C9:'Speed-ratio'.L9 'Speed-ratio'.B10:'Speed-ratio'.B10 'Speed-ratio'.C10:'Speed-ratio'.L10 'Speed-ratio'.B11:'Speed-ratio'.B11 'Speed-ratio'.C11:'Speed-ratio'.L11 'Speed-ratio'.B12:'Speed-ratio'.B12 'Speed-ratio'.C12:'Speed-ratio'.L12 'Speed-ratio'.B13:'Speed-ratio'.B13 'Speed-ratio'.C13:'Speed-ratio'.L13 'Speed-ratio'.B14:'Speed-ratio'.B14 'Speed-ratio'.C14:'Speed-ratio'.L14 'Speed-ratio'.B15:'Speed-ratio'.B15 'Speed-ratio'.C15:'Speed-ratio'.L15 'Speed-ratio'.B16:'Speed-ratio'.B16 'Speed-ratio'.C16:'Speed-ratio'.L16 'Speed-ratio'.B17:'Speed-ratio'.B17 'Speed-ratio'.C17:'Speed-ratio'.L17 'Speed-ratio'.B18:'Speed-ratio'.B18 'Speed-ratio'.C18:'Speed-ratio'.L18 'Speed-ratio'.B19:'Speed-ratio'.B19 'Speed-ratio'.C19:'Speed-ratio'.L19 'Speed-ratio'.B20:'Speed-ratio'.B20 'Speed-ratio'.C20:'Speed-ratio'.L20 'Speed-ratio'.B21:'Speed-ratio'.B21 'Speed-ratio'.C21:'Speed-ratio'.L21 'Speed-ratio'.B22:'Speed-ratio'.B22 'Speed-ratio'.C22:'Speed-ratio'.L22 'Speed-ratio'.B23:'Speed-ratio'.B23 'Speed-ratio'.C23:'Speed-ratio'.L23 'Speed-ratio'.B24:'Speed-ratio'.B24 'Speed-ratio'.C24:'Speed-ratio'.L24 'Speed-ratio'.B25:'Speed-ratio'.B25 'Speed-ratio'.C25:'Speed-ratio'.L25 'Speed-ratio'.B26:'Speed-ratio'.B26 'Speed-ratio'.C26:'Speed-ratio'.L26 'Speed-ratio'.B27:'Speed-ratio'.B27 'Speed-ratio'.C27:'Speed-ratio'.L27 'Speed-ratio'.B28:'Speed-ratio'.B28 'Speed-ratio'.C28:'Speed-ratio'.L28 'Speed-ratio'.B29:'Speed-ratio'.B29 'Speed-ratio'.C29:'Speed-ratio'.L29 'Speed-ratio'.B30:'Speed-ratio'.B30 'Speed-ratio'.C30:'Speed-ratio'.L30 'Speed-ratio'.B31:'Speed-ratio'.B31 'Speed-ratio'.C31:'Speed-ratio'.L31 'Speed-ratio'.B32:'Speed-ratio'.B32 'Speed-ratio'.C32:'Speed-ratio'.L32 'Speed-ratio'.B33:'Speed-ratio'.B33 'Speed-ratio'.C33:'Speed-ratio'.L33 'Speed-ratio'.B34:'Speed-ratio'.B34 'Speed-ratio'.C34:'Speed-ratio'.L34 'Speed-ratio'.B35:'Speed-ratio'.B35 'Speed-ratio'.C35:'Speed-ratio'.L35 'Speed-ratio'.B36:'Speed-ratio'.B36 'Speed-ratio'.C36:'Speed-ratio'.L36 'Speed-ratio'.B37:'Speed-ratio'.B37 'Speed-ratio'.C37:'Speed-ratio'.L37 'Speed-ratio'.B38:'Speed-ratio'.B38 'Speed-ratio'.C38:'Speed-ratio'.L38 'Speed-ratio'.B39:'Speed-ratio'.B39 'Speed-ratio'.C39:'Speed-ratio'.L39 'Speed-ratio'.B40:'Speed-ratio'.B40 'Speed-ratio'.C40:'Speed-ratio'.L40 'Speed-ratio'.B41:'Speed-ratio'.B41 'Speed-ratio'.C41:'Speed-ratio'.L41 'Speed-ratio'.B42:'Speed-ratio'.B42 'Speed-ratio'.C42:'Speed-ratio'.L42 'Speed-ratio'.B43:'Speed-ratio'.B43 'Speed-ratio'.C43:'Speed-ratio'.L43 'Speed-ratio'.B44:'Speed-ratio'.B44 'Speed-ratio'.C44:'Speed-ratio'.L44 'Speed-ratio'.B45:'Speed-ratio'.B45 'Speed-ratio'.C45:'Speed-ratio'.L45 'Speed-ratio'.B46:'Speed-ratio'.B46 'Speed-ratio'.C46:'Speed-ratio'.L46 'Speed-ratio'.B47:'Speed-ratio'.B47 'Speed-ratio'.C47:'Speed-ratio'.L47 'Speed-ratio'.B48:'Speed-ratio'.B48 'Speed-ratio'.C48:'Speed-ratio'.L48 'Speed-ratio'.B49:'Speed-ratio'.B49 'Speed-ratio'.C49:'Speed-ratio'.L49 'Speed-ratio'.B50:'Speed-ratio'.B50 'Speed-ratio'.C50:'Speed-ratio'.L50 'Speed-ratio'.B51:'Speed-ratio'.B51 'Speed-ratio'.C51:'Speed-ratio'.L51 'Speed-ratio'.B52:'Speed-ratio'.B52 'Speed-ratio'.C52:'Speed-ratio'.L52 'Speed-ratio'.B53:'Speed-ratio'.B53 'Speed-ratio'.C53:'Speed-ratio'.L53 'Speed-ratio'.B54:'Speed-ratio'.B54 'Speed-ratio'.C54:'Speed-ratio'.L54 'Speed-ratio'.B69:'Speed-ratio'.B69 'Speed-ratio'.C69:'Speed-ratio'.L69 'Speed-ratio'.B70:'Speed-ratio'.B70 'Speed-ratio'.C70:'Speed-ratio'.L70 'Speed-ratio'.B71:'Speed-ratio'.B71 'Speed-ratio'.C71:'Speed-ratio'.L71 'Speed-ratio'.B72:'Speed-ratio'.B72 'Speed-ratio'.C72:'Speed-ratio'.L72 'Speed-ratio'.B73:'Speed-ratio'.B73 'Speed-ratio'.C73:'Speed-ratio'.L7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5" table:default-cell-style-name="Default"/>
        <table:table-row table:style-name="ro3">
          <table:table-cell/>
        </table:table-row>
      </table:table>
      <table:table table:name="Size" table:style-name="ta7">
        <office:forms form:automatic-focus="false" form:apply-design-mode="false"/>
        <table:table-column table:style-name="co12" table:default-cell-style-name="Default"/>
        <table:table-column table:style-name="co13" table:default-cell-style-name="ce41"/>
        <table:table-column table:style-name="co14" table:number-columns-repeated="49" table:default-cell-style-name="ce41"/>
        <table:table-column table:style-name="co12" table:number-columns-repeated="973" table:default-cell-style-name="Default"/>
        <table:table-row table:style-name="ro1">
          <table:table-cell table:style-name="ce70" table:number-columns-repeated="51"/>
          <table:table-cell table:number-columns-repeated="973"/>
        </table:table-row>
        <table:table-row table:style-name="ro1">
          <table:table-cell table:style-name="ce70"/>
          <table:table-cell table:style-name="ce58" office:value-type="string" calcext:value-type="string">
            <text:p>Size O3 Os Og</text:p>
          </table:table-cell>
          <table:table-cell table:style-name="ce74" office:value-type="string" calcext:value-type="string">
            <office:annotation draw:style-name="gr1" draw:text-style-name="P2" svg:width="45.03mm" svg:height="33.88mm" svg:x="81.79mm" svg:y="1.84mm" draw:caption-point-x="-4.58mm" draw:caption-point-y="2.75mm">
              <dc:date>2016-10-28T00:00:00</dc:date>
              <text:p text:style-name="P1"><text:span text:style-name="T1">Motorola PC:</text:span></text:p>
              <text:p text:style-name="P1"><text:span text:style-name="T2">COBJ: 2.6</text:span></text:p>
              <text:p text:style-name="P1"><text:span text:style-name="T2">ICODE : 2.46</text:span></text:p>
              <text:p text:style-name="P1"><text:span text:style-name="T2">LLT : MDCR_NEWRA_140</text:span></text:p>
              <text:p text:style-name="P1"><text:span text:style-name="T2">ASMSC100: 6.4.52</text:span></text:p>
              <text:p text:style-name="P1"><text:span text:style-name="T2">SC100-LD: <text:s/>1.3.33</text:span></text:p>
            </office:annotation>
            <text:p>Prod2.02</text:p>
          </table:table-cell>
          <table:table-cell table:style-name="ce74" office:value-type="string" calcext:value-type="string">
            <text:p>Prod2.5</text:p>
          </table:table-cell>
          <table:table-cell table:style-name="ce74" office:value-type="date" office:date-value="2003-07-25" calcext:value-type="date">
            <office:annotation draw:style-name="gr3" draw:text-style-name="P2" svg:width="35.52mm" svg:height="19.6mm" svg:x="119.82mm" svg:y="1.84mm" draw:caption-point-x="-4.58mm" draw:caption-point-y="2.75mm">
              <dc:date>2016-10-28T00:00:00</dc:date>
              <text:p text:style-name="P1"><text:span text:style-name="T1">Motorola PC:</text:span></text:p>
              <text:p text:style-name="P1"><text:span text:style-name="T2">LLT 156</text:span></text:p>
            </office:annotation>
            <text:p>25/juil./03</text:p>
          </table:table-cell>
          <table:table-cell table:style-name="ce74" office:value-type="date" office:date-value="2003-07-25" calcext:value-type="date">
            <office:annotation draw:style-name="gr3" draw:text-style-name="P2" svg:width="35.52mm" svg:height="19.6mm" svg:x="138.83mm" svg:y="1.84mm" draw:caption-point-x="-4.58mm" draw:caption-point-y="2.75mm">
              <dc:date>2016-10-28T00:00:00</dc:date>
              <text:p text:style-name="P1"><text:span text:style-name="T1">Motorola PC:</text:span></text:p>
              <text:p text:style-name="P1"><text:span text:style-name="T2">LLT 157</text:span></text:p>
            </office:annotation>
            <text:p>25/juil./03</text:p>
          </table:table-cell>
          <table:table-cell table:style-name="ce74" office:value-type="date" office:date-value="2003-07-25" calcext:value-type="date">
            <office:annotation draw:style-name="gr3" draw:text-style-name="P2" svg:width="35.52mm" svg:height="19.6mm" svg:x="157.85mm" svg:y="1.84mm" draw:caption-point-x="-4.58mm" draw:caption-point-y="2.75mm">
              <dc:date>2016-10-28T00:00:00</dc:date>
              <text:p text:style-name="P1"><text:span text:style-name="T1">Motorola PC:</text:span></text:p>
              <text:p text:style-name="P1"><text:span text:style-name="T2">LLT 157bis</text:span></text:p>
            </office:annotation>
            <text:p>25/juil./03</text:p>
          </table:table-cell>
          <table:table-cell table:style-name="ce74" office:value-type="date" office:date-value="2003-07-30" calcext:value-type="date">
            <office:annotation draw:style-name="gr3" draw:text-style-name="P2" svg:width="35.52mm" svg:height="19.6mm" svg:x="176.86mm" svg:y="1.84mm" draw:caption-point-x="-4.58mm" draw:caption-point-y="2.75mm">
              <dc:date>2016-10-28T00:00:00</dc:date>
              <text:p text:style-name="P1"><text:span text:style-name="T1">Motorola PC:</text:span></text:p>
              <text:p text:style-name="P1"><text:span text:style-name="T2">LLT 158</text:span></text:p>
            </office:annotation>
            <text:p>30/juil./03</text:p>
          </table:table-cell>
          <table:table-cell table:style-name="ce74" office:value-type="date" office:date-value="2003-08-11" calcext:value-type="date">
            <office:annotation draw:style-name="gr1" draw:text-style-name="P2" svg:width="45.03mm" svg:height="33.88mm" svg:x="195.87mm" svg:y="1.84mm" draw:caption-point-x="-4.58mm" draw:caption-point-y="2.75mm">
              <dc:date>2016-10-28T00:00:00</dc:date>
              <text:p text:style-name="P1"><text:span text:style-name="T1">Motorola PC:</text:span></text:p>
              <text:p text:style-name="P1"><text:span text:style-name="T2">COBJ: 2.14</text:span></text:p>
              <text:p text:style-name="P1"><text:span text:style-name="T2">ICODE: 2.89</text:span></text:p>
              <text:p text:style-name="P1"><text:span text:style-name="T2">LLT : 160</text:span></text:p>
              <text:p text:style-name="P1"><text:span text:style-name="T2">ASMSC100: 6.4.79</text:span></text:p>
              <text:p text:style-name="P1"><text:span text:style-name="T2">SC100-LD: <text:s/>1.3.35</text:span></text:p>
            </office:annotation>
            <text:p>11/août/03</text:p>
          </table:table-cell>
          <table:table-cell table:style-name="ce74" table:number-columns-repeated="3"/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0"/>
          <table:table-cell table:style-name="ce58"/>
          <table:table-cell table:style-name="ce75" office:value-type="string" calcext:value-type="string">
            <text:p>sun-1357</text:p>
          </table:table-cell>
          <table:table-cell table:style-name="ce75" office:value-type="string" calcext:value-type="string">
            <text:p>sval-464</text:p>
          </table:table-cell>
          <table:table-cell table:style-name="ce75" office:value-type="string" calcext:value-type="string">
            <text:p>sval-638</text:p>
          </table:table-cell>
          <table:table-cell table:style-name="ce75" office:value-type="string" calcext:value-type="string">
            <text:p>sval-636</text:p>
          </table:table-cell>
          <table:table-cell table:style-name="ce75" office:value-type="string" calcext:value-type="string">
            <text:p>sval-639</text:p>
          </table:table-cell>
          <table:table-cell table:style-name="ce75" office:value-type="string" calcext:value-type="string">
            <text:p>sval-653</text:p>
          </table:table-cell>
          <table:table-cell table:style-name="ce75" office:value-type="string" calcext:value-type="string">
            <text:p>verc-127</text:p>
          </table:table-cell>
          <table:table-cell table:style-name="ce75" table:number-columns-repeated="3"/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 office:value-type="string" calcext:value-type="string">
            <text:p>Vocoder</text:p>
          </table:table-cell>
          <table:table-cell table:style-name="ce52" office:value-type="string" calcext:value-type="string">
            <text:p>AMR-cod</text:p>
          </table:table-cell>
          <table:table-cell table:style-name="ce102" office:value-type="float" office:value="38094" calcext:value-type="float">
            <text:p>38094</text:p>
          </table:table-cell>
          <table:table-cell table:style-name="ce102" office:value-type="float" office:value="36118" calcext:value-type="float">
            <text:p>36118</text:p>
          </table:table-cell>
          <table:table-cell table:style-name="ce102" office:value-type="float" office:value="36066" calcext:value-type="float">
            <text:p>36066</text:p>
          </table:table-cell>
          <table:table-cell table:style-name="ce102" office:value-type="float" office:value="36196" calcext:value-type="float">
            <text:p>36196</text:p>
          </table:table-cell>
          <table:table-cell table:style-name="ce102" office:value-type="float" office:value="35842" calcext:value-type="float">
            <text:p>35842</text:p>
          </table:table-cell>
          <table:table-cell table:number-columns-repeated="2" table:style-name="ce102" office:value-type="float" office:value="35714" calcext:value-type="float">
            <text:p>35714</text:p>
          </table:table-cell>
          <table:table-cell table:style-name="ce102" office:value-type="float" office:value="36738" calcext:value-type="float">
            <text:p>36738</text:p>
          </table:table-cell>
          <table:table-cell table:style-name="ce102" table:number-columns-repeated="2"/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/>
          <table:table-cell table:style-name="ce52" office:value-type="string" calcext:value-type="string">
            <text:p>AMR-dec</text:p>
          </table:table-cell>
          <table:table-cell table:style-name="ce102" office:value-type="float" office:value="18668" calcext:value-type="float">
            <text:p>18668</text:p>
          </table:table-cell>
          <table:table-cell table:style-name="ce102" office:value-type="float" office:value="17730" calcext:value-type="float">
            <text:p>17730</text:p>
          </table:table-cell>
          <table:table-cell table:style-name="ce102" office:value-type="float" office:value="17708" calcext:value-type="float">
            <text:p>17708</text:p>
          </table:table-cell>
          <table:table-cell table:style-name="ce102" office:value-type="float" office:value="17730" calcext:value-type="float">
            <text:p>17730</text:p>
          </table:table-cell>
          <table:table-cell table:style-name="ce102" office:value-type="float" office:value="17748" calcext:value-type="float">
            <text:p>17748</text:p>
          </table:table-cell>
          <table:table-cell table:style-name="ce102" office:value-type="float" office:value="17710" calcext:value-type="float">
            <text:p>17710</text:p>
          </table:table-cell>
          <table:table-cell table:style-name="ce102" office:value-type="float" office:value="17802" calcext:value-type="float">
            <text:p>17802</text:p>
          </table:table-cell>
          <table:table-cell table:style-name="ce102" office:value-type="float" office:value="18996" calcext:value-type="float">
            <text:p>18996</text:p>
          </table:table-cell>
          <table:table-cell table:style-name="ce102" table:number-columns-repeated="2"/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/>
          <table:table-cell table:style-name="ce52" office:value-type="string" calcext:value-type="string">
            <text:p>ECC-cod</text:p>
          </table:table-cell>
          <table:table-cell table:style-name="ce102" office:value-type="float" office:value="584" calcext:value-type="float">
            <text:p>584</text:p>
          </table:table-cell>
          <table:table-cell table:style-name="ce102" office:value-type="float" office:value="560" calcext:value-type="float">
            <text:p>560</text:p>
          </table:table-cell>
          <table:table-cell table:number-columns-repeated="3" table:style-name="ce102" office:value-type="float" office:value="548" calcext:value-type="float">
            <text:p>548</text:p>
          </table:table-cell>
          <table:table-cell table:number-columns-repeated="2" table:style-name="ce102" office:value-type="float" office:value="554" calcext:value-type="float">
            <text:p>554</text:p>
          </table:table-cell>
          <table:table-cell table:style-name="ce102" office:value-type="float" office:value="546" calcext:value-type="float">
            <text:p>546</text:p>
          </table:table-cell>
          <table:table-cell table:style-name="ce102" table:number-columns-repeated="2"/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/>
          <table:table-cell table:style-name="ce52" office:value-type="string" calcext:value-type="string">
            <text:p>ECC-dec</text:p>
          </table:table-cell>
          <table:table-cell table:style-name="ce102" office:value-type="float" office:value="2914" calcext:value-type="float">
            <text:p>2914</text:p>
          </table:table-cell>
          <table:table-cell table:style-name="ce102" office:value-type="float" office:value="2860" calcext:value-type="float">
            <text:p>2860</text:p>
          </table:table-cell>
          <table:table-cell table:style-name="ce102" office:value-type="float" office:value="2770" calcext:value-type="float">
            <text:p>2770</text:p>
          </table:table-cell>
          <table:table-cell table:number-columns-repeated="4" table:style-name="ce102" office:value-type="float" office:value="2768" calcext:value-type="float">
            <text:p>2768</text:p>
          </table:table-cell>
          <table:table-cell table:style-name="ce102" office:value-type="float" office:value="2760" calcext:value-type="float">
            <text:p>2760</text:p>
          </table:table-cell>
          <table:table-cell table:style-name="ce102" table:number-columns-repeated="2"/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/>
          <table:table-cell table:style-name="ce52" office:value-type="string" calcext:value-type="string">
            <text:p>EFR-cod</text:p>
          </table:table-cell>
          <table:table-cell table:style-name="ce102" office:value-type="float" office:value="17524" calcext:value-type="float">
            <text:p>17524</text:p>
          </table:table-cell>
          <table:table-cell table:style-name="ce102" office:value-type="float" office:value="17158" calcext:value-type="float">
            <text:p>17158</text:p>
          </table:table-cell>
          <table:table-cell table:style-name="ce102" office:value-type="float" office:value="17144" calcext:value-type="float">
            <text:p>17144</text:p>
          </table:table-cell>
          <table:table-cell table:style-name="ce102" office:value-type="float" office:value="17222" calcext:value-type="float">
            <text:p>17222</text:p>
          </table:table-cell>
          <table:table-cell table:style-name="ce102" office:value-type="float" office:value="17060" calcext:value-type="float">
            <text:p>17060</text:p>
          </table:table-cell>
          <table:table-cell table:style-name="ce102" office:value-type="float" office:value="16912" calcext:value-type="float">
            <text:p>16912</text:p>
          </table:table-cell>
          <table:table-cell table:style-name="ce102" office:value-type="float" office:value="16914" calcext:value-type="float">
            <text:p>16914</text:p>
          </table:table-cell>
          <table:table-cell table:style-name="ce102" office:value-type="float" office:value="17176" calcext:value-type="float">
            <text:p>17176</text:p>
          </table:table-cell>
          <table:table-cell table:style-name="ce102" table:number-columns-repeated="2"/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/>
          <table:table-cell table:style-name="ce52" office:value-type="string" calcext:value-type="string">
            <text:p>EFR-dec</text:p>
          </table:table-cell>
          <table:table-cell table:style-name="ce102" office:value-type="float" office:value="7644" calcext:value-type="float">
            <text:p>7644</text:p>
          </table:table-cell>
          <table:table-cell table:number-columns-repeated="2" table:style-name="ce102" office:value-type="float" office:value="7556" calcext:value-type="float">
            <text:p>7556</text:p>
          </table:table-cell>
          <table:table-cell table:number-columns-repeated="2" table:style-name="ce102" office:value-type="float" office:value="7558" calcext:value-type="float">
            <text:p>7558</text:p>
          </table:table-cell>
          <table:table-cell table:number-columns-repeated="2" table:style-name="ce102" office:value-type="float" office:value="7536" calcext:value-type="float">
            <text:p>7536</text:p>
          </table:table-cell>
          <table:table-cell table:style-name="ce102" office:value-type="float" office:value="7642" calcext:value-type="float">
            <text:p>7642</text:p>
          </table:table-cell>
          <table:table-cell table:style-name="ce102" table:number-columns-repeated="2"/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/>
          <table:table-cell table:style-name="ce52" office:value-type="string" calcext:value-type="string">
            <text:p>EVR-cod</text:p>
          </table:table-cell>
          <table:table-cell table:style-name="ce102" office:value-type="float" office:value="26130" calcext:value-type="float">
            <text:p>26130</text:p>
          </table:table-cell>
          <table:table-cell table:style-name="ce102" office:value-type="float" office:value="25672" calcext:value-type="float">
            <text:p>25672</text:p>
          </table:table-cell>
          <table:table-cell table:style-name="ce102" office:value-type="float" office:value="25658" calcext:value-type="float">
            <text:p>25658</text:p>
          </table:table-cell>
          <table:table-cell table:style-name="ce102" office:value-type="float" office:value="25620" calcext:value-type="float">
            <text:p>25620</text:p>
          </table:table-cell>
          <table:table-cell table:style-name="ce102" office:value-type="float" office:value="25530" calcext:value-type="float">
            <text:p>25530</text:p>
          </table:table-cell>
          <table:table-cell table:style-name="ce102" office:value-type="float" office:value="25408" calcext:value-type="float">
            <text:p>25408</text:p>
          </table:table-cell>
          <table:table-cell table:style-name="ce102" office:value-type="float" office:value="25412" calcext:value-type="float">
            <text:p>25412</text:p>
          </table:table-cell>
          <table:table-cell table:style-name="ce102" office:value-type="float" office:value="25604" calcext:value-type="float">
            <text:p>25604</text:p>
          </table:table-cell>
          <table:table-cell table:style-name="ce102" table:number-columns-repeated="2"/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/>
          <table:table-cell table:style-name="ce52" office:value-type="string" calcext:value-type="string">
            <text:p>EVR-dec</text:p>
          </table:table-cell>
          <table:table-cell table:style-name="ce102" office:value-type="float" office:value="9726" calcext:value-type="float">
            <text:p>9726</text:p>
          </table:table-cell>
          <table:table-cell table:style-name="ce102" office:value-type="float" office:value="9532" calcext:value-type="float">
            <text:p>9532</text:p>
          </table:table-cell>
          <table:table-cell table:style-name="ce102" office:value-type="float" office:value="9520" calcext:value-type="float">
            <text:p>9520</text:p>
          </table:table-cell>
          <table:table-cell table:style-name="ce102" office:value-type="float" office:value="9558" calcext:value-type="float">
            <text:p>9558</text:p>
          </table:table-cell>
          <table:table-cell table:style-name="ce102" office:value-type="float" office:value="9524" calcext:value-type="float">
            <text:p>9524</text:p>
          </table:table-cell>
          <table:table-cell table:style-name="ce102" office:value-type="float" office:value="9324" calcext:value-type="float">
            <text:p>9324</text:p>
          </table:table-cell>
          <table:table-cell table:style-name="ce102" office:value-type="float" office:value="9326" calcext:value-type="float">
            <text:p>9326</text:p>
          </table:table-cell>
          <table:table-cell table:style-name="ce102" office:value-type="float" office:value="9344" calcext:value-type="float">
            <text:p>9344</text:p>
          </table:table-cell>
          <table:table-cell table:style-name="ce102" table:number-columns-repeated="2"/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/>
          <table:table-cell table:style-name="ce52" office:value-type="string" calcext:value-type="string">
            <text:p>FR-cod</text:p>
          </table:table-cell>
          <table:table-cell table:number-columns-repeated="2" table:style-name="ce103" office:value-type="float" office:value="8632" calcext:value-type="float">
            <text:p>8632</text:p>
          </table:table-cell>
          <table:table-cell table:style-name="ce102" office:value-type="float" office:value="8648" calcext:value-type="float">
            <text:p>8648</text:p>
          </table:table-cell>
          <table:table-cell table:style-name="ce102" office:value-type="float" office:value="8568" calcext:value-type="float">
            <text:p>8568</text:p>
          </table:table-cell>
          <table:table-cell table:style-name="ce102" office:value-type="float" office:value="8616" calcext:value-type="float">
            <text:p>8616</text:p>
          </table:table-cell>
          <table:table-cell table:number-columns-repeated="2" table:style-name="ce102" office:value-type="float" office:value="8568" calcext:value-type="float">
            <text:p>8568</text:p>
          </table:table-cell>
          <table:table-cell table:style-name="ce102" office:value-type="float" office:value="9720" calcext:value-type="float">
            <text:p>9720</text:p>
          </table:table-cell>
          <table:table-cell table:style-name="ce102" table:number-columns-repeated="2"/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/>
          <table:table-cell table:style-name="ce52" office:value-type="string" calcext:value-type="string">
            <text:p>FR-dec</text:p>
          </table:table-cell>
          <table:table-cell table:number-columns-repeated="2" table:style-name="ce103" office:value-type="float" office:value="5258" calcext:value-type="float">
            <text:p>5258</text:p>
          </table:table-cell>
          <table:table-cell table:style-name="ce102" office:value-type="float" office:value="5178" calcext:value-type="float">
            <text:p>5178</text:p>
          </table:table-cell>
          <table:table-cell table:style-name="ce102" office:value-type="float" office:value="5148" calcext:value-type="float">
            <text:p>5148</text:p>
          </table:table-cell>
          <table:table-cell table:style-name="ce102" office:value-type="float" office:value="5142" calcext:value-type="float">
            <text:p>5142</text:p>
          </table:table-cell>
          <table:table-cell table:number-columns-repeated="2" table:style-name="ce102" office:value-type="float" office:value="5116" calcext:value-type="float">
            <text:p>5116</text:p>
          </table:table-cell>
          <table:table-cell table:style-name="ce102" office:value-type="float" office:value="5148" calcext:value-type="float">
            <text:p>5148</text:p>
          </table:table-cell>
          <table:table-cell table:style-name="ce102" table:number-columns-repeated="2"/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/>
          <table:table-cell table:style-name="ce52" office:value-type="string" calcext:value-type="string">
            <text:p>G721-cod</text:p>
          </table:table-cell>
          <table:table-cell table:style-name="ce102" office:value-type="float" office:value="2142" calcext:value-type="float">
            <text:p>2142</text:p>
          </table:table-cell>
          <table:table-cell table:number-columns-repeated="2" table:style-name="ce102" office:value-type="float" office:value="2032" calcext:value-type="float">
            <text:p>2032</text:p>
          </table:table-cell>
          <table:table-cell table:number-columns-repeated="2" table:style-name="ce102" office:value-type="float" office:value="2030" calcext:value-type="float">
            <text:p>2030</text:p>
          </table:table-cell>
          <table:table-cell table:number-columns-repeated="3" table:style-name="ce102" office:value-type="float" office:value="2020" calcext:value-type="float">
            <text:p>2020</text:p>
          </table:table-cell>
          <table:table-cell table:style-name="ce102" table:number-columns-repeated="2"/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/>
          <table:table-cell table:style-name="ce52" office:value-type="string" calcext:value-type="string">
            <text:p>G721-dec</text:p>
          </table:table-cell>
          <table:table-cell table:style-name="ce102" office:value-type="float" office:value="2386" calcext:value-type="float">
            <text:p>2386</text:p>
          </table:table-cell>
          <table:table-cell table:style-name="ce102" office:value-type="float" office:value="2250" calcext:value-type="float">
            <text:p>2250</text:p>
          </table:table-cell>
          <table:table-cell table:number-columns-repeated="2" table:style-name="ce102" office:value-type="float" office:value="2256" calcext:value-type="float">
            <text:p>2256</text:p>
          </table:table-cell>
          <table:table-cell table:style-name="ce102" office:value-type="float" office:value="2260" calcext:value-type="float">
            <text:p>2260</text:p>
          </table:table-cell>
          <table:table-cell table:number-columns-repeated="2" table:style-name="ce102" office:value-type="float" office:value="2250" calcext:value-type="float">
            <text:p>2250</text:p>
          </table:table-cell>
          <table:table-cell table:style-name="ce102" office:value-type="float" office:value="2246" calcext:value-type="float">
            <text:p>2246</text:p>
          </table:table-cell>
          <table:table-cell table:style-name="ce102" table:number-columns-repeated="2"/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/>
          <table:table-cell table:style-name="ce52" office:value-type="string" calcext:value-type="string">
            <text:p>G722-cod</text:p>
          </table:table-cell>
          <table:table-cell table:style-name="ce102" office:value-type="float" office:value="1870" calcext:value-type="float">
            <text:p>1870</text:p>
          </table:table-cell>
          <table:table-cell table:style-name="ce102" office:value-type="float" office:value="1862" calcext:value-type="float">
            <text:p>1862</text:p>
          </table:table-cell>
          <table:table-cell table:style-name="ce102" office:value-type="float" office:value="1858" calcext:value-type="float">
            <text:p>1858</text:p>
          </table:table-cell>
          <table:table-cell table:style-name="ce102" office:value-type="float" office:value="1846" calcext:value-type="float">
            <text:p>1846</text:p>
          </table:table-cell>
          <table:table-cell table:style-name="ce102" office:value-type="float" office:value="1854" calcext:value-type="float">
            <text:p>1854</text:p>
          </table:table-cell>
          <table:table-cell table:number-columns-repeated="2" table:style-name="ce102" office:value-type="float" office:value="1834" calcext:value-type="float">
            <text:p>1834</text:p>
          </table:table-cell>
          <table:table-cell table:style-name="ce102" office:value-type="float" office:value="1826" calcext:value-type="float">
            <text:p>1826</text:p>
          </table:table-cell>
          <table:table-cell table:style-name="ce102" table:number-columns-repeated="2"/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/>
          <table:table-cell table:style-name="ce52" office:value-type="string" calcext:value-type="string">
            <text:p>G722-dec</text:p>
          </table:table-cell>
          <table:table-cell table:style-name="ce102" office:value-type="float" office:value="1832" calcext:value-type="float">
            <text:p>1832</text:p>
          </table:table-cell>
          <table:table-cell table:number-columns-repeated="2" table:style-name="ce102" office:value-type="float" office:value="1834" calcext:value-type="float">
            <text:p>1834</text:p>
          </table:table-cell>
          <table:table-cell table:style-name="ce102" office:value-type="float" office:value="1830" calcext:value-type="float">
            <text:p>1830</text:p>
          </table:table-cell>
          <table:table-cell table:style-name="ce102" office:value-type="float" office:value="1846" calcext:value-type="float">
            <text:p>1846</text:p>
          </table:table-cell>
          <table:table-cell table:number-columns-repeated="2" table:style-name="ce102" office:value-type="float" office:value="1802" calcext:value-type="float">
            <text:p>1802</text:p>
          </table:table-cell>
          <table:table-cell table:style-name="ce102" office:value-type="float" office:value="1792" calcext:value-type="float">
            <text:p>1792</text:p>
          </table:table-cell>
          <table:table-cell table:style-name="ce102" table:number-columns-repeated="2"/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/>
          <table:table-cell table:style-name="ce52" office:value-type="string" calcext:value-type="string">
            <text:p>G723-cod</text:p>
          </table:table-cell>
          <table:table-cell table:style-name="ce102" office:value-type="float" office:value="16588" calcext:value-type="float">
            <text:p>16588</text:p>
          </table:table-cell>
          <table:table-cell table:style-name="ce102" office:value-type="float" office:value="16228" calcext:value-type="float">
            <text:p>16228</text:p>
          </table:table-cell>
          <table:table-cell table:number-columns-repeated="2" table:style-name="ce102" office:value-type="float" office:value="16310" calcext:value-type="float">
            <text:p>16310</text:p>
          </table:table-cell>
          <table:table-cell table:style-name="ce102" office:value-type="float" office:value="16222" calcext:value-type="float">
            <text:p>16222</text:p>
          </table:table-cell>
          <table:table-cell table:style-name="ce102" office:value-type="float" office:value="16084" calcext:value-type="float">
            <text:p>16084</text:p>
          </table:table-cell>
          <table:table-cell table:style-name="ce102" office:value-type="float" office:value="16092" calcext:value-type="float">
            <text:p>16092</text:p>
          </table:table-cell>
          <table:table-cell table:style-name="ce102" office:value-type="float" office:value="15978" calcext:value-type="float">
            <text:p>15978</text:p>
          </table:table-cell>
          <table:table-cell table:style-name="ce102" table:number-columns-repeated="2"/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/>
          <table:table-cell table:style-name="ce52" office:value-type="string" calcext:value-type="string">
            <text:p>G723-dec</text:p>
          </table:table-cell>
          <table:table-cell table:style-name="ce102" office:value-type="float" office:value="7530" calcext:value-type="float">
            <text:p>7530</text:p>
          </table:table-cell>
          <table:table-cell table:style-name="ce102" office:value-type="float" office:value="7074" calcext:value-type="float">
            <text:p>7074</text:p>
          </table:table-cell>
          <table:table-cell table:style-name="ce102" office:value-type="float" office:value="7046" calcext:value-type="float">
            <text:p>7046</text:p>
          </table:table-cell>
          <table:table-cell table:style-name="ce102" office:value-type="float" office:value="7060" calcext:value-type="float">
            <text:p>7060</text:p>
          </table:table-cell>
          <table:table-cell table:style-name="ce102" office:value-type="float" office:value="7048" calcext:value-type="float">
            <text:p>7048</text:p>
          </table:table-cell>
          <table:table-cell table:number-columns-repeated="2" table:style-name="ce102" office:value-type="float" office:value="7052" calcext:value-type="float">
            <text:p>7052</text:p>
          </table:table-cell>
          <table:table-cell table:style-name="ce102" office:value-type="float" office:value="7092" calcext:value-type="float">
            <text:p>7092</text:p>
          </table:table-cell>
          <table:table-cell table:style-name="ce102" table:number-columns-repeated="2"/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/>
          <table:table-cell table:style-name="ce52" office:value-type="string" calcext:value-type="string">
            <text:p>G723_24-cod</text:p>
          </table:table-cell>
          <table:table-cell table:style-name="ce102" office:value-type="float" office:value="2112" calcext:value-type="float">
            <text:p>2112</text:p>
          </table:table-cell>
          <table:table-cell table:number-columns-repeated="2" table:style-name="ce102" office:value-type="float" office:value="2002" calcext:value-type="float">
            <text:p>2002</text:p>
          </table:table-cell>
          <table:table-cell table:number-columns-repeated="2" table:style-name="ce102" office:value-type="float" office:value="2000" calcext:value-type="float">
            <text:p>2000</text:p>
          </table:table-cell>
          <table:table-cell table:number-columns-repeated="3" table:style-name="ce102" office:value-type="float" office:value="1986" calcext:value-type="float">
            <text:p>1986</text:p>
          </table:table-cell>
          <table:table-cell table:style-name="ce102" table:number-columns-repeated="2"/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/>
          <table:table-cell table:style-name="ce52" office:value-type="string" calcext:value-type="string">
            <text:p>G723_24-dec</text:p>
          </table:table-cell>
          <table:table-cell table:style-name="ce102" office:value-type="float" office:value="2384" calcext:value-type="float">
            <text:p>2384</text:p>
          </table:table-cell>
          <table:table-cell table:style-name="ce102" office:value-type="float" office:value="2248" calcext:value-type="float">
            <text:p>2248</text:p>
          </table:table-cell>
          <table:table-cell table:number-columns-repeated="2" table:style-name="ce102" office:value-type="float" office:value="2254" calcext:value-type="float">
            <text:p>2254</text:p>
          </table:table-cell>
          <table:table-cell table:style-name="ce102" office:value-type="float" office:value="2258" calcext:value-type="float">
            <text:p>2258</text:p>
          </table:table-cell>
          <table:table-cell table:number-columns-repeated="2" table:style-name="ce102" office:value-type="float" office:value="2250" calcext:value-type="float">
            <text:p>2250</text:p>
          </table:table-cell>
          <table:table-cell table:style-name="ce102" office:value-type="float" office:value="2246" calcext:value-type="float">
            <text:p>2246</text:p>
          </table:table-cell>
          <table:table-cell table:style-name="ce102" table:number-columns-repeated="2"/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/>
          <table:table-cell table:style-name="ce52" office:value-type="string" calcext:value-type="string">
            <text:p>G723_40-cod</text:p>
          </table:table-cell>
          <table:table-cell table:style-name="ce102" office:value-type="float" office:value="2110" calcext:value-type="float">
            <text:p>2110</text:p>
          </table:table-cell>
          <table:table-cell table:number-columns-repeated="2" table:style-name="ce102" office:value-type="float" office:value="1998" calcext:value-type="float">
            <text:p>1998</text:p>
          </table:table-cell>
          <table:table-cell table:number-columns-repeated="2" table:style-name="ce102" office:value-type="float" office:value="1996" calcext:value-type="float">
            <text:p>1996</text:p>
          </table:table-cell>
          <table:table-cell table:number-columns-repeated="3" table:style-name="ce102" office:value-type="float" office:value="1982" calcext:value-type="float">
            <text:p>1982</text:p>
          </table:table-cell>
          <table:table-cell table:style-name="ce102" table:number-columns-repeated="2"/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/>
          <table:table-cell table:style-name="ce52" office:value-type="string" calcext:value-type="string">
            <text:p>G723_40-dec</text:p>
          </table:table-cell>
          <table:table-cell table:style-name="ce102" office:value-type="float" office:value="2384" calcext:value-type="float">
            <text:p>2384</text:p>
          </table:table-cell>
          <table:table-cell table:style-name="ce102" office:value-type="float" office:value="2248" calcext:value-type="float">
            <text:p>2248</text:p>
          </table:table-cell>
          <table:table-cell table:number-columns-repeated="2" table:style-name="ce102" office:value-type="float" office:value="2254" calcext:value-type="float">
            <text:p>2254</text:p>
          </table:table-cell>
          <table:table-cell table:style-name="ce102" office:value-type="float" office:value="2258" calcext:value-type="float">
            <text:p>2258</text:p>
          </table:table-cell>
          <table:table-cell table:number-columns-repeated="2" table:style-name="ce102" office:value-type="float" office:value="2250" calcext:value-type="float">
            <text:p>2250</text:p>
          </table:table-cell>
          <table:table-cell table:style-name="ce102" office:value-type="float" office:value="2246" calcext:value-type="float">
            <text:p>2246</text:p>
          </table:table-cell>
          <table:table-cell table:style-name="ce102" table:number-columns-repeated="2"/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/>
          <table:table-cell table:style-name="ce52" office:value-type="string" calcext:value-type="string">
            <text:p>G728-cod</text:p>
          </table:table-cell>
          <table:table-cell table:style-name="ce102" office:value-type="float" office:value="7150" calcext:value-type="float">
            <text:p>7150</text:p>
          </table:table-cell>
          <table:table-cell table:style-name="ce102" office:value-type="float" office:value="7138" calcext:value-type="float">
            <text:p>7138</text:p>
          </table:table-cell>
          <table:table-cell table:style-name="ce102" office:value-type="float" office:value="7146" calcext:value-type="float">
            <text:p>7146</text:p>
          </table:table-cell>
          <table:table-cell table:style-name="ce102" office:value-type="float" office:value="7148" calcext:value-type="float">
            <text:p>7148</text:p>
          </table:table-cell>
          <table:table-cell table:style-name="ce102" office:value-type="float" office:value="7102" calcext:value-type="float">
            <text:p>7102</text:p>
          </table:table-cell>
          <table:table-cell table:number-columns-repeated="2" table:style-name="ce102" office:value-type="float" office:value="7168" calcext:value-type="float">
            <text:p>7168</text:p>
          </table:table-cell>
          <table:table-cell table:style-name="ce102" office:value-type="float" office:value="7010" calcext:value-type="float">
            <text:p>7010</text:p>
          </table:table-cell>
          <table:table-cell table:style-name="ce102" table:number-columns-repeated="2"/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/>
          <table:table-cell table:style-name="ce52" office:value-type="string" calcext:value-type="string">
            <text:p>G728-dec</text:p>
          </table:table-cell>
          <table:table-cell table:style-name="ce102" office:value-type="float" office:value="7664" calcext:value-type="float">
            <text:p>7664</text:p>
          </table:table-cell>
          <table:table-cell table:style-name="ce102" office:value-type="float" office:value="7558" calcext:value-type="float">
            <text:p>7558</text:p>
          </table:table-cell>
          <table:table-cell table:style-name="ce102" office:value-type="float" office:value="7568" calcext:value-type="float">
            <text:p>7568</text:p>
          </table:table-cell>
          <table:table-cell table:style-name="ce102" office:value-type="float" office:value="7564" calcext:value-type="float">
            <text:p>7564</text:p>
          </table:table-cell>
          <table:table-cell table:style-name="ce102" office:value-type="float" office:value="7518" calcext:value-type="float">
            <text:p>7518</text:p>
          </table:table-cell>
          <table:table-cell table:style-name="ce102" office:value-type="float" office:value="7536" calcext:value-type="float">
            <text:p>7536</text:p>
          </table:table-cell>
          <table:table-cell table:style-name="ce102" office:value-type="float" office:value="7526" calcext:value-type="float">
            <text:p>7526</text:p>
          </table:table-cell>
          <table:table-cell table:style-name="ce102" office:value-type="float" office:value="7368" calcext:value-type="float">
            <text:p>7368</text:p>
          </table:table-cell>
          <table:table-cell table:style-name="ce102" table:number-columns-repeated="2"/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/>
          <table:table-cell table:style-name="ce52" office:value-type="string" calcext:value-type="string">
            <text:p>G728-cod V1</text:p>
          </table:table-cell>
          <table:table-cell table:style-name="ce102" office:value-type="float" office:value="8278" calcext:value-type="float">
            <text:p>8278</text:p>
          </table:table-cell>
          <table:table-cell table:style-name="ce102" office:value-type="float" office:value="8220" calcext:value-type="float">
            <text:p>8220</text:p>
          </table:table-cell>
          <table:table-cell table:style-name="ce102" office:value-type="float" office:value="8230" calcext:value-type="float">
            <text:p>8230</text:p>
          </table:table-cell>
          <table:table-cell table:style-name="ce102" office:value-type="float" office:value="8264" calcext:value-type="float">
            <text:p>8264</text:p>
          </table:table-cell>
          <table:table-cell table:style-name="ce102" office:value-type="float" office:value="8076" calcext:value-type="float">
            <text:p>8076</text:p>
          </table:table-cell>
          <table:table-cell table:style-name="ce102" office:value-type="float" office:value="7938" calcext:value-type="float">
            <text:p>7938</text:p>
          </table:table-cell>
          <table:table-cell table:style-name="ce102" office:value-type="float" office:value="7946" calcext:value-type="float">
            <text:p>7946</text:p>
          </table:table-cell>
          <table:table-cell table:style-name="ce102" office:value-type="float" office:value="7860" calcext:value-type="float">
            <text:p>7860</text:p>
          </table:table-cell>
          <table:table-cell table:style-name="ce102" table:number-columns-repeated="2"/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/>
          <table:table-cell table:style-name="ce52" office:value-type="string" calcext:value-type="string">
            <text:p>G728-dec V1</text:p>
          </table:table-cell>
          <table:table-cell table:style-name="ce102" office:value-type="float" office:value="9120" calcext:value-type="float">
            <text:p>9120</text:p>
          </table:table-cell>
          <table:table-cell table:number-columns-repeated="2" table:style-name="ce102" office:value-type="float" office:value="9058" calcext:value-type="float">
            <text:p>9058</text:p>
          </table:table-cell>
          <table:table-cell table:style-name="ce102" office:value-type="float" office:value="9042" calcext:value-type="float">
            <text:p>9042</text:p>
          </table:table-cell>
          <table:table-cell table:style-name="ce102" office:value-type="float" office:value="8956" calcext:value-type="float">
            <text:p>8956</text:p>
          </table:table-cell>
          <table:table-cell table:style-name="ce102" office:value-type="float" office:value="8796" calcext:value-type="float">
            <text:p>8796</text:p>
          </table:table-cell>
          <table:table-cell table:style-name="ce102" office:value-type="float" office:value="8814" calcext:value-type="float">
            <text:p>8814</text:p>
          </table:table-cell>
          <table:table-cell table:style-name="ce102" office:value-type="float" office:value="8726" calcext:value-type="float">
            <text:p>8726</text:p>
          </table:table-cell>
          <table:table-cell table:style-name="ce102" table:number-columns-repeated="2"/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/>
          <table:table-cell table:style-name="ce52" office:value-type="string" calcext:value-type="string">
            <text:p>G729AB-cod</text:p>
          </table:table-cell>
          <table:table-cell table:style-name="ce102" office:value-type="float" office:value="22324" calcext:value-type="float">
            <text:p>22324</text:p>
          </table:table-cell>
          <table:table-cell table:style-name="ce102" office:value-type="float" office:value="22204" calcext:value-type="float">
            <text:p>22204</text:p>
          </table:table-cell>
          <table:table-cell table:style-name="ce102" office:value-type="float" office:value="22176" calcext:value-type="float">
            <text:p>22176</text:p>
          </table:table-cell>
          <table:table-cell table:style-name="ce102" office:value-type="float" office:value="22194" calcext:value-type="float">
            <text:p>22194</text:p>
          </table:table-cell>
          <table:table-cell table:style-name="ce102" office:value-type="float" office:value="22136" calcext:value-type="float">
            <text:p>22136</text:p>
          </table:table-cell>
          <table:table-cell table:style-name="ce102" office:value-type="float" office:value="21956" calcext:value-type="float">
            <text:p>21956</text:p>
          </table:table-cell>
          <table:table-cell table:style-name="ce102" office:value-type="float" office:value="21876" calcext:value-type="float">
            <text:p>21876</text:p>
          </table:table-cell>
          <table:table-cell table:style-name="ce102" office:value-type="float" office:value="22310" calcext:value-type="float">
            <text:p>22310</text:p>
          </table:table-cell>
          <table:table-cell table:style-name="ce102" table:number-columns-repeated="2"/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/>
          <table:table-cell table:style-name="ce52" office:value-type="string" calcext:value-type="string">
            <text:p>G728AB-dec</text:p>
          </table:table-cell>
          <table:table-cell table:style-name="ce102" office:value-type="float" office:value="8252" calcext:value-type="float">
            <text:p>8252</text:p>
          </table:table-cell>
          <table:table-cell table:style-name="ce102" office:value-type="float" office:value="8056" calcext:value-type="float">
            <text:p>8056</text:p>
          </table:table-cell>
          <table:table-cell table:style-name="ce102" office:value-type="float" office:value="8040" calcext:value-type="float">
            <text:p>8040</text:p>
          </table:table-cell>
          <table:table-cell table:style-name="ce102" office:value-type="float" office:value="8030" calcext:value-type="float">
            <text:p>8030</text:p>
          </table:table-cell>
          <table:table-cell table:style-name="ce102" office:value-type="float" office:value="8014" calcext:value-type="float">
            <text:p>8014</text:p>
          </table:table-cell>
          <table:table-cell table:number-columns-repeated="2" table:style-name="ce102" office:value-type="float" office:value="8062" calcext:value-type="float">
            <text:p>8062</text:p>
          </table:table-cell>
          <table:table-cell table:style-name="ce102" office:value-type="float" office:value="8232" calcext:value-type="float">
            <text:p>8232</text:p>
          </table:table-cell>
          <table:table-cell table:style-name="ce102" table:number-columns-repeated="2"/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/>
          <table:table-cell table:style-name="ce52" office:value-type="string" calcext:value-type="string">
            <text:p>G729I-cod</text:p>
          </table:table-cell>
          <table:table-cell table:style-name="ce102" office:value-type="float" office:value="26796" calcext:value-type="float">
            <text:p>26796</text:p>
          </table:table-cell>
          <table:table-cell table:style-name="ce102" office:value-type="float" office:value="26600" calcext:value-type="float">
            <text:p>26600</text:p>
          </table:table-cell>
          <table:table-cell table:style-name="ce102" office:value-type="float" office:value="26570" calcext:value-type="float">
            <text:p>26570</text:p>
          </table:table-cell>
          <table:table-cell table:style-name="ce102" office:value-type="float" office:value="26542" calcext:value-type="float">
            <text:p>26542</text:p>
          </table:table-cell>
          <table:table-cell table:style-name="ce102" office:value-type="float" office:value="26460" calcext:value-type="float">
            <text:p>26460</text:p>
          </table:table-cell>
          <table:table-cell table:style-name="ce102" office:value-type="float" office:value="26334" calcext:value-type="float">
            <text:p>26334</text:p>
          </table:table-cell>
          <table:table-cell table:style-name="ce102" office:value-type="float" office:value="26290" calcext:value-type="float">
            <text:p>26290</text:p>
          </table:table-cell>
          <table:table-cell table:style-name="ce102" office:value-type="float" office:value="26882" calcext:value-type="float">
            <text:p>26882</text:p>
          </table:table-cell>
          <table:table-cell table:style-name="ce102" table:number-columns-repeated="2"/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/>
          <table:table-cell table:style-name="ce52" office:value-type="string" calcext:value-type="string">
            <text:p>G729I-dec</text:p>
          </table:table-cell>
          <table:table-cell table:style-name="ce102" office:value-type="float" office:value="16320" calcext:value-type="float">
            <text:p>16320</text:p>
          </table:table-cell>
          <table:table-cell table:style-name="ce102" office:value-type="float" office:value="16004" calcext:value-type="float">
            <text:p>16004</text:p>
          </table:table-cell>
          <table:table-cell table:style-name="ce102" office:value-type="float" office:value="16000" calcext:value-type="float">
            <text:p>16000</text:p>
          </table:table-cell>
          <table:table-cell table:style-name="ce102" office:value-type="float" office:value="16030" calcext:value-type="float">
            <text:p>16030</text:p>
          </table:table-cell>
          <table:table-cell table:style-name="ce102" office:value-type="float" office:value="16008" calcext:value-type="float">
            <text:p>16008</text:p>
          </table:table-cell>
          <table:table-cell table:style-name="ce102" office:value-type="float" office:value="15894" calcext:value-type="float">
            <text:p>15894</text:p>
          </table:table-cell>
          <table:table-cell table:style-name="ce102" office:value-type="float" office:value="15896" calcext:value-type="float">
            <text:p>15896</text:p>
          </table:table-cell>
          <table:table-cell table:style-name="ce102" office:value-type="float" office:value="16366" calcext:value-type="float">
            <text:p>16366</text:p>
          </table:table-cell>
          <table:table-cell table:style-name="ce102" table:number-columns-repeated="2"/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/>
          <table:table-cell table:style-name="ce52" office:value-type="string" calcext:value-type="string">
            <text:p>G729I-cod V1</text:p>
          </table:table-cell>
          <table:table-cell table:style-name="ce102" office:value-type="float" office:value="27502" calcext:value-type="float">
            <text:p>27502</text:p>
          </table:table-cell>
          <table:table-cell table:style-name="ce102" office:value-type="float" office:value="27308" calcext:value-type="float">
            <text:p>27308</text:p>
          </table:table-cell>
          <table:table-cell table:style-name="ce102" office:value-type="float" office:value="27280" calcext:value-type="float">
            <text:p>27280</text:p>
          </table:table-cell>
          <table:table-cell table:style-name="ce102" office:value-type="float" office:value="27244" calcext:value-type="float">
            <text:p>27244</text:p>
          </table:table-cell>
          <table:table-cell table:style-name="ce102" office:value-type="float" office:value="27088" calcext:value-type="float">
            <text:p>27088</text:p>
          </table:table-cell>
          <table:table-cell table:style-name="ce102" office:value-type="float" office:value="26978" calcext:value-type="float">
            <text:p>26978</text:p>
          </table:table-cell>
          <table:table-cell table:style-name="ce102" office:value-type="float" office:value="26934" calcext:value-type="float">
            <text:p>26934</text:p>
          </table:table-cell>
          <table:table-cell table:style-name="ce102" office:value-type="float" office:value="27512" calcext:value-type="float">
            <text:p>27512</text:p>
          </table:table-cell>
          <table:table-cell table:style-name="ce102" table:number-columns-repeated="2"/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/>
          <table:table-cell table:style-name="ce52" office:value-type="string" calcext:value-type="string">
            <text:p>G729I-dec V1</text:p>
          </table:table-cell>
          <table:table-cell table:style-name="ce102" office:value-type="float" office:value="16458" calcext:value-type="float">
            <text:p>16458</text:p>
          </table:table-cell>
          <table:table-cell table:style-name="ce102" office:value-type="float" office:value="16210" calcext:value-type="float">
            <text:p>16210</text:p>
          </table:table-cell>
          <table:table-cell table:style-name="ce102" office:value-type="float" office:value="16202" calcext:value-type="float">
            <text:p>16202</text:p>
          </table:table-cell>
          <table:table-cell table:style-name="ce102" office:value-type="float" office:value="16216" calcext:value-type="float">
            <text:p>16216</text:p>
          </table:table-cell>
          <table:table-cell table:style-name="ce102" office:value-type="float" office:value="16134" calcext:value-type="float">
            <text:p>16134</text:p>
          </table:table-cell>
          <table:table-cell table:number-columns-repeated="2" table:style-name="ce102" office:value-type="float" office:value="16118" calcext:value-type="float">
            <text:p>16118</text:p>
          </table:table-cell>
          <table:table-cell table:style-name="ce102" office:value-type="float" office:value="16634" calcext:value-type="float">
            <text:p>16634</text:p>
          </table:table-cell>
          <table:table-cell table:style-name="ce102" table:number-columns-repeated="2"/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/>
          <table:table-cell table:style-name="ce52" office:value-type="string" calcext:value-type="string">
            <text:p>GSM9-cod</text:p>
          </table:table-cell>
          <table:table-cell table:style-name="ce102" office:value-type="float" office:value="8530" calcext:value-type="float">
            <text:p>8530</text:p>
          </table:table-cell>
          <table:table-cell table:style-name="ce102" office:value-type="float" office:value="8126" calcext:value-type="float">
            <text:p>8126</text:p>
          </table:table-cell>
          <table:table-cell table:style-name="ce102" office:value-type="float" office:value="8082" calcext:value-type="float">
            <text:p>8082</text:p>
          </table:table-cell>
          <table:table-cell table:style-name="ce102" office:value-type="float" office:value="8078" calcext:value-type="float">
            <text:p>8078</text:p>
          </table:table-cell>
          <table:table-cell table:style-name="ce102" office:value-type="float" office:value="8092" calcext:value-type="float">
            <text:p>8092</text:p>
          </table:table-cell>
          <table:table-cell table:style-name="ce102" office:value-type="float" office:value="8066" calcext:value-type="float">
            <text:p>8066</text:p>
          </table:table-cell>
          <table:table-cell table:style-name="ce102" office:value-type="float" office:value="8068" calcext:value-type="float">
            <text:p>8068</text:p>
          </table:table-cell>
          <table:table-cell table:style-name="ce102" office:value-type="float" office:value="8066" calcext:value-type="float">
            <text:p>8066</text:p>
          </table:table-cell>
          <table:table-cell table:style-name="ce102" table:number-columns-repeated="2"/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/>
          <table:table-cell table:style-name="ce52" office:value-type="string" calcext:value-type="string">
            <text:p>GSM9-dec</text:p>
          </table:table-cell>
          <table:table-cell table:style-name="ce104" table:number-columns-repeated="10"/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/>
          <table:table-cell table:style-name="ce52" office:value-type="string" calcext:value-type="string">
            <text:p>GSM10-cod</text:p>
          </table:table-cell>
          <table:table-cell table:style-name="ce102" office:value-type="float" office:value="9028" calcext:value-type="float">
            <text:p>9028</text:p>
          </table:table-cell>
          <table:table-cell table:style-name="ce102" office:value-type="float" office:value="8274" calcext:value-type="float">
            <text:p>8274</text:p>
          </table:table-cell>
          <table:table-cell table:style-name="ce102" office:value-type="float" office:value="8272" calcext:value-type="float">
            <text:p>8272</text:p>
          </table:table-cell>
          <table:table-cell table:style-name="ce102" office:value-type="float" office:value="8228" calcext:value-type="float">
            <text:p>8228</text:p>
          </table:table-cell>
          <table:table-cell table:style-name="ce102" office:value-type="float" office:value="8250" calcext:value-type="float">
            <text:p>8250</text:p>
          </table:table-cell>
          <table:table-cell table:style-name="ce102" office:value-type="float" office:value="8164" calcext:value-type="float">
            <text:p>8164</text:p>
          </table:table-cell>
          <table:table-cell table:style-name="ce102" office:value-type="float" office:value="8166" calcext:value-type="float">
            <text:p>8166</text:p>
          </table:table-cell>
          <table:table-cell table:style-name="ce102" office:value-type="float" office:value="8262" calcext:value-type="float">
            <text:p>8262</text:p>
          </table:table-cell>
          <table:table-cell table:style-name="ce102" table:number-columns-repeated="2"/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/>
          <table:table-cell table:style-name="ce52" office:value-type="string" calcext:value-type="string">
            <text:p>GSM10-dec</text:p>
          </table:table-cell>
          <table:table-cell table:style-name="ce102" office:value-type="float" office:value="3910" calcext:value-type="float">
            <text:p>3910</text:p>
          </table:table-cell>
          <table:table-cell table:style-name="ce103" office:value-type="float" office:value="3910" calcext:value-type="float">
            <text:p>3910</text:p>
          </table:table-cell>
          <table:table-cell table:style-name="ce103" office:value-type="float" office:value="4314" calcext:value-type="float">
            <text:p>4314</text:p>
          </table:table-cell>
          <table:table-cell table:style-name="ce108" office:value-type="float" office:value="4314" calcext:value-type="float">
            <text:p>4314</text:p>
          </table:table-cell>
          <table:table-cell table:style-name="ce102" office:value-type="float" office:value="4258" calcext:value-type="float">
            <text:p>4258</text:p>
          </table:table-cell>
          <table:table-cell table:style-name="ce102" office:value-type="float" office:value="3816" calcext:value-type="float">
            <text:p>3816</text:p>
          </table:table-cell>
          <table:table-cell table:style-name="ce108" office:value-type="float" office:value="3816" calcext:value-type="float">
            <text:p>3816</text:p>
          </table:table-cell>
          <table:table-cell table:style-name="ce103" office:value-type="float" office:value="3794" calcext:value-type="float">
            <text:p>3794</text:p>
          </table:table-cell>
          <table:table-cell table:style-name="ce102" table:number-columns-repeated="2"/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/>
          <table:table-cell table:style-name="ce52" office:value-type="string" calcext:value-type="string">
            <text:p>HR-cod</text:p>
          </table:table-cell>
          <table:table-cell table:style-name="ce102" office:value-type="float" office:value="28310" calcext:value-type="float">
            <text:p>28310</text:p>
          </table:table-cell>
          <table:table-cell table:style-name="ce102" office:value-type="float" office:value="27912" calcext:value-type="float">
            <text:p>27912</text:p>
          </table:table-cell>
          <table:table-cell table:style-name="ce102" office:value-type="float" office:value="27838" calcext:value-type="float">
            <text:p>27838</text:p>
          </table:table-cell>
          <table:table-cell table:style-name="ce108" office:value-type="float" office:value="27940" calcext:value-type="float">
            <text:p>27940</text:p>
          </table:table-cell>
          <table:table-cell table:style-name="ce102" office:value-type="float" office:value="27786" calcext:value-type="float">
            <text:p>27786</text:p>
          </table:table-cell>
          <table:table-cell table:style-name="ce108" office:value-type="float" office:value="27742" calcext:value-type="float">
            <text:p>27742</text:p>
          </table:table-cell>
          <table:table-cell table:style-name="ce108" office:value-type="float" office:value="27740" calcext:value-type="float">
            <text:p>27740</text:p>
          </table:table-cell>
          <table:table-cell table:style-name="ce102" office:value-type="float" office:value="27898" calcext:value-type="float">
            <text:p>27898</text:p>
          </table:table-cell>
          <table:table-cell table:style-name="ce102" table:number-columns-repeated="2"/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/>
          <table:table-cell table:style-name="ce52" office:value-type="string" calcext:value-type="string">
            <text:p>HR-dec</text:p>
          </table:table-cell>
          <table:table-cell table:style-name="ce102" office:value-type="float" office:value="10228" calcext:value-type="float">
            <text:p>10228</text:p>
          </table:table-cell>
          <table:table-cell table:style-name="ce102" office:value-type="float" office:value="10120" calcext:value-type="float">
            <text:p>10120</text:p>
          </table:table-cell>
          <table:table-cell table:style-name="ce102" office:value-type="float" office:value="10108" calcext:value-type="float">
            <text:p>10108</text:p>
          </table:table-cell>
          <table:table-cell table:style-name="ce102" office:value-type="float" office:value="10116" calcext:value-type="float">
            <text:p>10116</text:p>
          </table:table-cell>
          <table:table-cell table:style-name="ce102" office:value-type="float" office:value="10086" calcext:value-type="float">
            <text:p>10086</text:p>
          </table:table-cell>
          <table:table-cell table:style-name="ce102" office:value-type="float" office:value="10020" calcext:value-type="float">
            <text:p>10020</text:p>
          </table:table-cell>
          <table:table-cell table:style-name="ce102" office:value-type="float" office:value="10008" calcext:value-type="float">
            <text:p>10008</text:p>
          </table:table-cell>
          <table:table-cell table:style-name="ce102" office:value-type="float" office:value="10158" calcext:value-type="float">
            <text:p>10158</text:p>
          </table:table-cell>
          <table:table-cell table:style-name="ce102" table:number-columns-repeated="2"/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/>
          <table:table-cell table:style-name="ce52" office:value-type="string" calcext:value-type="string">
            <text:p>MP3-CF2-cod</text:p>
          </table:table-cell>
          <table:table-cell table:style-name="ce104" table:number-columns-repeated="10"/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/>
          <table:table-cell table:style-name="ce52" office:value-type="string" calcext:value-type="string">
            <text:p>MP3-CF2-dec</text:p>
          </table:table-cell>
          <table:table-cell table:style-name="ce102" office:value-type="float" office:value="49200" calcext:value-type="float">
            <text:p>49200</text:p>
          </table:table-cell>
          <table:table-cell table:style-name="ce102" office:value-type="float" office:value="45752" calcext:value-type="float">
            <text:p>45752</text:p>
          </table:table-cell>
          <table:table-cell table:style-name="ce102" office:value-type="float" office:value="35702" calcext:value-type="float">
            <text:p>35702</text:p>
          </table:table-cell>
          <table:table-cell table:style-name="ce102" office:value-type="float" office:value="35744" calcext:value-type="float">
            <text:p>35744</text:p>
          </table:table-cell>
          <table:table-cell table:style-name="ce102" office:value-type="float" office:value="35782" calcext:value-type="float">
            <text:p>35782</text:p>
          </table:table-cell>
          <table:table-cell table:style-name="ce102" office:value-type="float" office:value="35384" calcext:value-type="float">
            <text:p>35384</text:p>
          </table:table-cell>
          <table:table-cell table:style-name="ce102" office:value-type="float" office:value="35620" calcext:value-type="float">
            <text:p>35620</text:p>
          </table:table-cell>
          <table:table-cell table:style-name="ce102" office:value-type="float" office:value="34746" calcext:value-type="float">
            <text:p>34746</text:p>
          </table:table-cell>
          <table:table-cell table:style-name="ce102" table:number-columns-repeated="2"/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/>
          <table:table-cell table:style-name="ce52" office:value-type="string" calcext:value-type="string">
            <text:p>WB-AMR-cod</text:p>
          </table:table-cell>
          <table:table-cell table:style-name="ce102" office:value-type="float" office:value="29746" calcext:value-type="float">
            <text:p>29746</text:p>
          </table:table-cell>
          <table:table-cell table:style-name="ce102" office:value-type="float" office:value="28706" calcext:value-type="float">
            <text:p>28706</text:p>
          </table:table-cell>
          <table:table-cell table:style-name="ce102" office:value-type="float" office:value="28682" calcext:value-type="float">
            <text:p>28682</text:p>
          </table:table-cell>
          <table:table-cell table:style-name="ce102" office:value-type="float" office:value="28646" calcext:value-type="float">
            <text:p>28646</text:p>
          </table:table-cell>
          <table:table-cell table:style-name="ce102" office:value-type="float" office:value="28626" calcext:value-type="float">
            <text:p>28626</text:p>
          </table:table-cell>
          <table:table-cell table:style-name="ce102" office:value-type="float" office:value="28558" calcext:value-type="float">
            <text:p>28558</text:p>
          </table:table-cell>
          <table:table-cell table:style-name="ce102" office:value-type="float" office:value="28568" calcext:value-type="float">
            <text:p>28568</text:p>
          </table:table-cell>
          <table:table-cell table:style-name="ce102" office:value-type="float" office:value="29058" calcext:value-type="float">
            <text:p>29058</text:p>
          </table:table-cell>
          <table:table-cell table:style-name="ce102" table:number-columns-repeated="2"/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/>
          <table:table-cell table:style-name="ce52" office:value-type="string" calcext:value-type="string">
            <text:p>WB-AMR-dec</text:p>
          </table:table-cell>
          <table:table-cell table:style-name="ce102" office:value-type="float" office:value="17674" calcext:value-type="float">
            <text:p>17674</text:p>
          </table:table-cell>
          <table:table-cell table:style-name="ce102" office:value-type="float" office:value="16898" calcext:value-type="float">
            <text:p>16898</text:p>
          </table:table-cell>
          <table:table-cell table:style-name="ce102" office:value-type="float" office:value="16878" calcext:value-type="float">
            <text:p>16878</text:p>
          </table:table-cell>
          <table:table-cell table:style-name="ce102" office:value-type="float" office:value="16756" calcext:value-type="float">
            <text:p>16756</text:p>
          </table:table-cell>
          <table:table-cell table:style-name="ce102" office:value-type="float" office:value="16824" calcext:value-type="float">
            <text:p>16824</text:p>
          </table:table-cell>
          <table:table-cell table:style-name="ce102" office:value-type="float" office:value="16914" calcext:value-type="float">
            <text:p>16914</text:p>
          </table:table-cell>
          <table:table-cell table:style-name="ce102" office:value-type="float" office:value="16916" calcext:value-type="float">
            <text:p>16916</text:p>
          </table:table-cell>
          <table:table-cell table:style-name="ce102" office:value-type="float" office:value="17360" calcext:value-type="float">
            <text:p>17360</text:p>
          </table:table-cell>
          <table:table-cell table:style-name="ce102" table:number-columns-repeated="2"/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2" office:value-type="string" calcext:value-type="string">
            <text:p>Video</text:p>
          </table:table-cell>
          <table:table-cell table:style-name="ce52" office:value-type="string" calcext:value-type="string">
            <text:p>MPEG4-cod</text:p>
          </table:table-cell>
          <table:table-cell table:style-name="ce102" office:value-type="float" office:value="44248" calcext:value-type="float">
            <text:p>44248</text:p>
          </table:table-cell>
          <table:table-cell table:style-name="ce102" office:value-type="float" office:value="39558" calcext:value-type="float">
            <text:p>39558</text:p>
          </table:table-cell>
          <table:table-cell table:style-name="ce102" office:value-type="float" office:value="39564" calcext:value-type="float">
            <text:p>39564</text:p>
          </table:table-cell>
          <table:table-cell table:style-name="ce102" office:value-type="float" office:value="39544" calcext:value-type="float">
            <text:p>39544</text:p>
          </table:table-cell>
          <table:table-cell table:style-name="ce102" office:value-type="float" office:value="38966" calcext:value-type="float">
            <text:p>38966</text:p>
          </table:table-cell>
          <table:table-cell table:style-name="ce102" office:value-type="float" office:value="38876" calcext:value-type="float">
            <text:p>38876</text:p>
          </table:table-cell>
          <table:table-cell table:style-name="ce102" office:value-type="float" office:value="38930" calcext:value-type="float">
            <text:p>38930</text:p>
          </table:table-cell>
          <table:table-cell table:style-name="ce102" office:value-type="float" office:value="38510" calcext:value-type="float">
            <text:p>38510</text:p>
          </table:table-cell>
          <table:table-cell table:style-name="ce102" table:number-columns-repeated="2"/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2"/>
          <table:table-cell table:style-name="ce52" office:value-type="string" calcext:value-type="string">
            <text:p>MPEG4-dec</text:p>
          </table:table-cell>
          <table:table-cell table:style-name="ce104" table:number-columns-repeated="10"/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2"/>
          <table:table-cell table:style-name="ce52" office:value-type="string" calcext:value-type="string">
            <text:p>MPEG4_Fast-cod</text:p>
          </table:table-cell>
          <table:table-cell table:number-columns-repeated="7" table:style-name="ce103" office:value-type="float" office:value="38510" calcext:value-type="float">
            <text:p>38510</text:p>
          </table:table-cell>
          <table:table-cell table:style-name="ce102" office:value-type="float" office:value="38510" calcext:value-type="float">
            <text:p>38510</text:p>
          </table:table-cell>
          <table:table-cell table:style-name="ce102" table:number-columns-repeated="2"/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2"/>
          <table:table-cell table:style-name="ce52" office:value-type="string" calcext:value-type="string">
            <text:p>MPEG4_Fast-dec</text:p>
          </table:table-cell>
          <table:table-cell table:number-columns-repeated="2" table:style-name="ce103" office:value-type="float" office:value="14890" calcext:value-type="float">
            <text:p>14890</text:p>
          </table:table-cell>
          <table:table-cell table:style-name="ce102" office:value-type="float" office:value="14984" calcext:value-type="float">
            <text:p>14984</text:p>
          </table:table-cell>
          <table:table-cell table:style-name="ce102" office:value-type="float" office:value="14854" calcext:value-type="float">
            <text:p>14854</text:p>
          </table:table-cell>
          <table:table-cell table:style-name="ce102" office:value-type="float" office:value="14712" calcext:value-type="float">
            <text:p>14712</text:p>
          </table:table-cell>
          <table:table-cell table:style-name="ce102" office:value-type="float" office:value="14988" calcext:value-type="float">
            <text:p>14988</text:p>
          </table:table-cell>
          <table:table-cell table:style-name="ce102" office:value-type="float" office:value="14996" calcext:value-type="float">
            <text:p>14996</text:p>
          </table:table-cell>
          <table:table-cell table:style-name="ce102" office:value-type="float" office:value="14918" calcext:value-type="float">
            <text:p>14918</text:p>
          </table:table-cell>
          <table:table-cell table:style-name="ce102" table:number-columns-repeated="2"/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2"/>
          <table:table-cell table:style-name="ce52" office:value-type="string" calcext:value-type="string">
            <text:p>JPEG-cod</text:p>
          </table:table-cell>
          <table:table-cell table:style-name="ce102" office:value-type="float" office:value="26166" calcext:value-type="float">
            <text:p>26166</text:p>
          </table:table-cell>
          <table:table-cell table:style-name="ce102" office:value-type="float" office:value="23198" calcext:value-type="float">
            <text:p>23198</text:p>
          </table:table-cell>
          <table:table-cell table:style-name="ce102" office:value-type="float" office:value="23270" calcext:value-type="float">
            <text:p>23270</text:p>
          </table:table-cell>
          <table:table-cell table:style-name="ce102" office:value-type="float" office:value="23304" calcext:value-type="float">
            <text:p>23304</text:p>
          </table:table-cell>
          <table:table-cell table:style-name="ce102" office:value-type="float" office:value="22986" calcext:value-type="float">
            <text:p>22986</text:p>
          </table:table-cell>
          <table:table-cell table:number-columns-repeated="2" table:style-name="ce102" office:value-type="float" office:value="22994" calcext:value-type="float">
            <text:p>22994</text:p>
          </table:table-cell>
          <table:table-cell table:style-name="ce102" office:value-type="float" office:value="22750" calcext:value-type="float">
            <text:p>22750</text:p>
          </table:table-cell>
          <table:table-cell table:style-name="ce102" table:number-columns-repeated="2"/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2"/>
          <table:table-cell table:style-name="ce52" office:value-type="string" calcext:value-type="string">
            <text:p>JPEG-dec</text:p>
          </table:table-cell>
          <table:table-cell table:style-name="ce102" office:value-type="float" office:value="33392" calcext:value-type="float">
            <text:p>33392</text:p>
          </table:table-cell>
          <table:table-cell table:style-name="ce102" office:value-type="float" office:value="28758" calcext:value-type="float">
            <text:p>28758</text:p>
          </table:table-cell>
          <table:table-cell table:style-name="ce102" office:value-type="float" office:value="28480" calcext:value-type="float">
            <text:p>28480</text:p>
          </table:table-cell>
          <table:table-cell table:style-name="ce102" office:value-type="float" office:value="28508" calcext:value-type="float">
            <text:p>28508</text:p>
          </table:table-cell>
          <table:table-cell table:style-name="ce102" office:value-type="float" office:value="28058" calcext:value-type="float">
            <text:p>28058</text:p>
          </table:table-cell>
          <table:table-cell table:style-name="ce102" office:value-type="float" office:value="28024" calcext:value-type="float">
            <text:p>28024</text:p>
          </table:table-cell>
          <table:table-cell table:style-name="ce102" office:value-type="float" office:value="28032" calcext:value-type="float">
            <text:p>28032</text:p>
          </table:table-cell>
          <table:table-cell table:style-name="ce102" office:value-type="float" office:value="27792" calcext:value-type="float">
            <text:p>27792</text:p>
          </table:table-cell>
          <table:table-cell table:style-name="ce102" table:number-columns-repeated="2"/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2"/>
          <table:table-cell table:style-name="ce52" office:value-type="string" calcext:value-type="string">
            <text:p>JPEG2000-cod</text:p>
          </table:table-cell>
          <table:table-cell table:style-name="ce102" office:value-type="float" office:value="242590" calcext:value-type="float">
            <text:p>242590</text:p>
          </table:table-cell>
          <table:table-cell table:style-name="ce102" office:value-type="float" office:value="224758" calcext:value-type="float">
            <text:p>224758</text:p>
          </table:table-cell>
          <table:table-cell table:style-name="ce102" office:value-type="float" office:value="223610" calcext:value-type="float">
            <text:p>223610</text:p>
          </table:table-cell>
          <table:table-cell table:style-name="ce102" office:value-type="float" office:value="223750" calcext:value-type="float">
            <text:p>223750</text:p>
          </table:table-cell>
          <table:table-cell table:style-name="ce102" office:value-type="float" office:value="223036" calcext:value-type="float">
            <text:p>223036</text:p>
          </table:table-cell>
          <table:table-cell table:style-name="ce102" office:value-type="float" office:value="222856" calcext:value-type="float">
            <text:p>222856</text:p>
          </table:table-cell>
          <table:table-cell table:style-name="ce102" office:value-type="float" office:value="223022" calcext:value-type="float">
            <text:p>223022</text:p>
          </table:table-cell>
          <table:table-cell table:style-name="ce102" office:value-type="float" office:value="217480" calcext:value-type="float">
            <text:p>217480</text:p>
          </table:table-cell>
          <table:table-cell table:style-name="ce102" table:number-columns-repeated="2"/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2"/>
          <table:table-cell table:style-name="ce52" office:value-type="string" calcext:value-type="string">
            <text:p>JPEG2000-dec</text:p>
          </table:table-cell>
          <table:table-cell table:style-name="ce102" office:value-type="float" office:value="198516" calcext:value-type="float">
            <text:p>198516</text:p>
          </table:table-cell>
          <table:table-cell table:style-name="ce102" office:value-type="float" office:value="182410" calcext:value-type="float">
            <text:p>182410</text:p>
          </table:table-cell>
          <table:table-cell table:style-name="ce102" office:value-type="float" office:value="181764" calcext:value-type="float">
            <text:p>181764</text:p>
          </table:table-cell>
          <table:table-cell table:style-name="ce102" office:value-type="float" office:value="181918" calcext:value-type="float">
            <text:p>181918</text:p>
          </table:table-cell>
          <table:table-cell table:style-name="ce102" office:value-type="float" office:value="181244" calcext:value-type="float">
            <text:p>181244</text:p>
          </table:table-cell>
          <table:table-cell table:style-name="ce103" office:value-type="float" office:value="180586" calcext:value-type="float">
            <text:p>180586</text:p>
          </table:table-cell>
          <table:table-cell table:style-name="ce102" office:value-type="float" office:value="180736" calcext:value-type="float">
            <text:p>180736</text:p>
          </table:table-cell>
          <table:table-cell table:style-name="ce102" office:value-type="float" office:value="177620" calcext:value-type="float">
            <text:p>177620</text:p>
          </table:table-cell>
          <table:table-cell table:style-name="ce102" table:number-columns-repeated="2"/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 office:value-type="string" calcext:value-type="string">
            <text:p>Custom</text:p>
          </table:table-cell>
          <table:table-cell table:style-name="ce52" office:value-type="string" calcext:value-type="string">
            <text:p>LMS</text:p>
          </table:table-cell>
          <table:table-cell table:style-name="ce102" office:value-type="float" office:value="264" calcext:value-type="float">
            <text:p>264</text:p>
          </table:table-cell>
          <table:table-cell table:number-columns-repeated="2" table:style-name="ce102" office:value-type="float" office:value="240" calcext:value-type="float">
            <text:p>240</text:p>
          </table:table-cell>
          <table:table-cell table:number-columns-repeated="2" table:style-name="ce102" office:value-type="float" office:value="242" calcext:value-type="float">
            <text:p>242</text:p>
          </table:table-cell>
          <table:table-cell table:number-columns-repeated="2" table:style-name="ce102" office:value-type="float" office:value="274" calcext:value-type="float">
            <text:p>274</text:p>
          </table:table-cell>
          <table:table-cell table:style-name="ce102" office:value-type="float" office:value="240" calcext:value-type="float">
            <text:p>240</text:p>
          </table:table-cell>
          <table:table-cell table:style-name="ce102" table:number-columns-repeated="2"/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/>
          <table:table-cell table:style-name="ce52" office:value-type="string" calcext:value-type="string">
            <text:p>RLS</text:p>
          </table:table-cell>
          <table:table-cell table:style-name="ce102" office:value-type="float" office:value="1558" calcext:value-type="float">
            <text:p>1558</text:p>
          </table:table-cell>
          <table:table-cell table:number-columns-repeated="3" table:style-name="ce102" office:value-type="float" office:value="1504" calcext:value-type="float">
            <text:p>1504</text:p>
          </table:table-cell>
          <table:table-cell table:style-name="ce102" office:value-type="float" office:value="1426" calcext:value-type="float">
            <text:p>1426</text:p>
          </table:table-cell>
          <table:table-cell table:style-name="ce102" office:value-type="float" office:value="1546" calcext:value-type="float">
            <text:p>1546</text:p>
          </table:table-cell>
          <table:table-cell table:style-name="ce102" office:value-type="float" office:value="1552" calcext:value-type="float">
            <text:p>1552</text:p>
          </table:table-cell>
          <table:table-cell table:style-name="ce102" office:value-type="float" office:value="1466" calcext:value-type="float">
            <text:p>1466</text:p>
          </table:table-cell>
          <table:table-cell table:style-name="ce102" table:number-columns-repeated="2"/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/>
          <table:table-cell table:style-name="ce52" office:value-type="string" calcext:value-type="string">
            <text:p>DES2</text:p>
          </table:table-cell>
          <table:table-cell table:number-columns-repeated="2" table:style-name="ce103" office:value-type="float" office:value="2002" calcext:value-type="float">
            <text:p>2002</text:p>
          </table:table-cell>
          <table:table-cell table:style-name="ce102" office:value-type="float" office:value="2000" calcext:value-type="float">
            <text:p>2000</text:p>
          </table:table-cell>
          <table:table-cell table:style-name="ce102" office:value-type="float" office:value="2008" calcext:value-type="float">
            <text:p>2008</text:p>
          </table:table-cell>
          <table:table-cell table:style-name="ce102" office:value-type="float" office:value="2002" calcext:value-type="float">
            <text:p>2002</text:p>
          </table:table-cell>
          <table:table-cell table:style-name="ce102" office:value-type="float" office:value="2000" calcext:value-type="float">
            <text:p>2000</text:p>
          </table:table-cell>
          <table:table-cell table:style-name="ce102" office:value-type="float" office:value="2004" calcext:value-type="float">
            <text:p>2004</text:p>
          </table:table-cell>
          <table:table-cell table:style-name="ce102" office:value-type="float" office:value="1858" calcext:value-type="float">
            <text:p>1858</text:p>
          </table:table-cell>
          <table:table-cell table:style-name="ce102" table:number-columns-repeated="2"/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2" office:value-type="string" calcext:value-type="string">
            <text:p>Pstone</text:p>
          </table:table-cell>
          <table:table-cell table:style-name="ce73" office:value-type="string" calcext:value-type="string">
            <text:p>auto</text:p>
          </table:table-cell>
          <table:table-cell table:style-name="ce105" office:value-type="float" office:value="2068" calcext:value-type="float">
            <text:p>2068</text:p>
          </table:table-cell>
          <table:table-cell table:number-columns-repeated="2" table:style-name="ce105" office:value-type="float" office:value="1626" calcext:value-type="float">
            <text:p>1626</text:p>
          </table:table-cell>
          <table:table-cell table:style-name="ce105" office:value-type="float" office:value="1606" calcext:value-type="float">
            <text:p>1606</text:p>
          </table:table-cell>
          <table:table-cell table:style-name="ce105" office:value-type="float" office:value="1590" calcext:value-type="float">
            <text:p>1590</text:p>
          </table:table-cell>
          <table:table-cell table:number-columns-repeated="3" table:style-name="ce105" office:value-type="float" office:value="1610" calcext:value-type="float">
            <text:p>1610</text:p>
          </table:table-cell>
          <table:table-cell table:style-name="ce105" table:number-columns-repeated="2"/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2"/>
          <table:table-cell table:style-name="ce73" office:value-type="string" calcext:value-type="string">
            <text:p>blit</text:p>
          </table:table-cell>
          <table:table-cell table:style-name="ce105" office:value-type="float" office:value="508" calcext:value-type="float">
            <text:p>508</text:p>
          </table:table-cell>
          <table:table-cell table:style-name="ce105" office:value-type="float" office:value="524" calcext:value-type="float">
            <text:p>524</text:p>
          </table:table-cell>
          <table:table-cell table:style-name="ce105" office:value-type="float" office:value="500" calcext:value-type="float">
            <text:p>500</text:p>
          </table:table-cell>
          <table:table-cell table:style-name="ce105" office:value-type="float" office:value="496" calcext:value-type="float">
            <text:p>496</text:p>
          </table:table-cell>
          <table:table-cell table:number-columns-repeated="4" table:style-name="ce105" office:value-type="float" office:value="492" calcext:value-type="float">
            <text:p>492</text:p>
          </table:table-cell>
          <table:table-cell table:style-name="ce105" table:number-columns-repeated="2"/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2"/>
          <table:table-cell table:style-name="ce73" office:value-type="string" calcext:value-type="string">
            <text:p>compress</text:p>
          </table:table-cell>
          <table:table-cell table:style-name="ce105" office:value-type="float" office:value="1266" calcext:value-type="float">
            <text:p>1266</text:p>
          </table:table-cell>
          <table:table-cell table:style-name="ce105" office:value-type="float" office:value="1284" calcext:value-type="float">
            <text:p>1284</text:p>
          </table:table-cell>
          <table:table-cell table:style-name="ce105" office:value-type="float" office:value="1286" calcext:value-type="float">
            <text:p>1286</text:p>
          </table:table-cell>
          <table:table-cell table:style-name="ce105" office:value-type="float" office:value="1290" calcext:value-type="float">
            <text:p>1290</text:p>
          </table:table-cell>
          <table:table-cell table:style-name="ce105" office:value-type="float" office:value="1284" calcext:value-type="float">
            <text:p>1284</text:p>
          </table:table-cell>
          <table:table-cell table:style-name="ce105" office:value-type="float" office:value="1282" calcext:value-type="float">
            <text:p>1282</text:p>
          </table:table-cell>
          <table:table-cell table:style-name="ce105" office:value-type="float" office:value="1288" calcext:value-type="float">
            <text:p>1288</text:p>
          </table:table-cell>
          <table:table-cell table:style-name="ce105" office:value-type="float" office:value="1270" calcext:value-type="float">
            <text:p>1270</text:p>
          </table:table-cell>
          <table:table-cell table:style-name="ce105" table:number-columns-repeated="2"/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2"/>
          <table:table-cell table:style-name="ce73" office:value-type="string" calcext:value-type="string">
            <text:p>des</text:p>
          </table:table-cell>
          <table:table-cell table:style-name="ce105" office:value-type="float" office:value="1492" calcext:value-type="float">
            <text:p>1492</text:p>
          </table:table-cell>
          <table:table-cell table:style-name="ce105" office:value-type="float" office:value="1474" calcext:value-type="float">
            <text:p>1474</text:p>
          </table:table-cell>
          <table:table-cell table:style-name="ce105" office:value-type="float" office:value="1472" calcext:value-type="float">
            <text:p>1472</text:p>
          </table:table-cell>
          <table:table-cell table:style-name="ce105" office:value-type="float" office:value="1474" calcext:value-type="float">
            <text:p>1474</text:p>
          </table:table-cell>
          <table:table-cell table:style-name="ce105" office:value-type="float" office:value="1434" calcext:value-type="float">
            <text:p>1434</text:p>
          </table:table-cell>
          <table:table-cell table:number-columns-repeated="2" table:style-name="ce105" office:value-type="float" office:value="1432" calcext:value-type="float">
            <text:p>1432</text:p>
          </table:table-cell>
          <table:table-cell table:style-name="ce105" office:value-type="float" office:value="1440" calcext:value-type="float">
            <text:p>1440</text:p>
          </table:table-cell>
          <table:table-cell table:style-name="ce105" table:number-columns-repeated="2"/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2"/>
          <table:table-cell table:style-name="ce73" office:value-type="string" calcext:value-type="string">
            <text:p>dhry21</text:p>
          </table:table-cell>
          <table:table-cell table:style-name="ce105" office:value-type="float" office:value="814" calcext:value-type="float">
            <text:p>814</text:p>
          </table:table-cell>
          <table:table-cell table:number-columns-repeated="4" table:style-name="ce105" office:value-type="float" office:value="774" calcext:value-type="float">
            <text:p>774</text:p>
          </table:table-cell>
          <table:table-cell table:number-columns-repeated="2" table:style-name="ce105" office:value-type="float" office:value="766" calcext:value-type="float">
            <text:p>766</text:p>
          </table:table-cell>
          <table:table-cell table:style-name="ce105" office:value-type="float" office:value="762" calcext:value-type="float">
            <text:p>762</text:p>
          </table:table-cell>
          <table:table-cell table:style-name="ce105" table:number-columns-repeated="2"/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2"/>
          <table:table-cell table:style-name="ce73" office:value-type="string" calcext:value-type="string">
            <text:p>engine</text:p>
          </table:table-cell>
          <table:table-cell table:style-name="ce105" office:value-type="float" office:value="608" calcext:value-type="float">
            <text:p>608</text:p>
          </table:table-cell>
          <table:table-cell table:number-columns-repeated="2" table:style-name="ce105" office:value-type="float" office:value="614" calcext:value-type="float">
            <text:p>614</text:p>
          </table:table-cell>
          <table:table-cell table:style-name="ce105" office:value-type="float" office:value="606" calcext:value-type="float">
            <text:p>606</text:p>
          </table:table-cell>
          <table:table-cell table:style-name="ce105" office:value-type="float" office:value="614" calcext:value-type="float">
            <text:p>614</text:p>
          </table:table-cell>
          <table:table-cell table:number-columns-repeated="2" table:style-name="ce105" office:value-type="float" office:value="616" calcext:value-type="float">
            <text:p>616</text:p>
          </table:table-cell>
          <table:table-cell table:style-name="ce105" office:value-type="float" office:value="608" calcext:value-type="float">
            <text:p>608</text:p>
          </table:table-cell>
          <table:table-cell table:style-name="ce105" table:number-columns-repeated="2"/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2"/>
          <table:table-cell table:style-name="ce73" office:value-type="string" calcext:value-type="string">
            <text:p>eval2</text:p>
          </table:table-cell>
          <table:table-cell table:style-name="ce105" office:value-type="float" office:value="1540" calcext:value-type="float">
            <text:p>1540</text:p>
          </table:table-cell>
          <table:table-cell table:number-columns-repeated="2" table:style-name="ce105" office:value-type="float" office:value="1496" calcext:value-type="float">
            <text:p>1496</text:p>
          </table:table-cell>
          <table:table-cell table:style-name="ce105" office:value-type="float" office:value="1504" calcext:value-type="float">
            <text:p>1504</text:p>
          </table:table-cell>
          <table:table-cell table:style-name="ce105" office:value-type="float" office:value="1488" calcext:value-type="float">
            <text:p>1488</text:p>
          </table:table-cell>
          <table:table-cell table:number-columns-repeated="3" table:style-name="ce105" office:value-type="float" office:value="1478" calcext:value-type="float">
            <text:p>1478</text:p>
          </table:table-cell>
          <table:table-cell table:style-name="ce105" table:number-columns-repeated="2"/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2"/>
          <table:table-cell table:style-name="ce73" office:value-type="string" calcext:value-type="string">
            <text:p>fir_int</text:p>
          </table:table-cell>
          <table:table-cell table:style-name="ce105" office:value-type="float" office:value="208" calcext:value-type="float">
            <text:p>208</text:p>
          </table:table-cell>
          <table:table-cell table:number-columns-repeated="4" table:style-name="ce105" office:value-type="float" office:value="206" calcext:value-type="float">
            <text:p>206</text:p>
          </table:table-cell>
          <table:table-cell table:number-columns-repeated="2" table:style-name="ce105" office:value-type="float" office:value="204" calcext:value-type="float">
            <text:p>204</text:p>
          </table:table-cell>
          <table:table-cell table:style-name="ce105" office:value-type="float" office:value="200" calcext:value-type="float">
            <text:p>200</text:p>
          </table:table-cell>
          <table:table-cell table:style-name="ce105" table:number-columns-repeated="2"/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2"/>
          <table:table-cell table:style-name="ce73" office:value-type="string" calcext:value-type="string">
            <text:p>g3fax</text:p>
          </table:table-cell>
          <table:table-cell table:style-name="ce105" office:value-type="float" office:value="628" calcext:value-type="float">
            <text:p>628</text:p>
          </table:table-cell>
          <table:table-cell table:number-columns-repeated="3" table:style-name="ce105" office:value-type="float" office:value="650" calcext:value-type="float">
            <text:p>650</text:p>
          </table:table-cell>
          <table:table-cell table:style-name="ce105" office:value-type="float" office:value="668" calcext:value-type="float">
            <text:p>668</text:p>
          </table:table-cell>
          <table:table-cell table:number-columns-repeated="2" table:style-name="ce105" office:value-type="float" office:value="640" calcext:value-type="float">
            <text:p>640</text:p>
          </table:table-cell>
          <table:table-cell table:style-name="ce105" office:value-type="float" office:value="632" calcext:value-type="float">
            <text:p>632</text:p>
          </table:table-cell>
          <table:table-cell table:style-name="ce105" table:number-columns-repeated="2"/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2"/>
          <table:table-cell table:style-name="ce73" office:value-type="string" calcext:value-type="string">
            <text:p>jpeg</text:p>
          </table:table-cell>
          <table:table-cell table:style-name="ce105" office:value-type="float" office:value="1534" calcext:value-type="float">
            <text:p>1534</text:p>
          </table:table-cell>
          <table:table-cell table:number-columns-repeated="3" table:style-name="ce105" office:value-type="float" office:value="1538" calcext:value-type="float">
            <text:p>1538</text:p>
          </table:table-cell>
          <table:table-cell table:style-name="ce105" office:value-type="float" office:value="1498" calcext:value-type="float">
            <text:p>1498</text:p>
          </table:table-cell>
          <table:table-cell table:number-columns-repeated="2" table:style-name="ce105" office:value-type="float" office:value="1490" calcext:value-type="float">
            <text:p>1490</text:p>
          </table:table-cell>
          <table:table-cell table:style-name="ce105" office:value-type="float" office:value="1444" calcext:value-type="float">
            <text:p>1444</text:p>
          </table:table-cell>
          <table:table-cell table:style-name="ce105" table:number-columns-repeated="2"/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2"/>
          <table:table-cell table:style-name="ce73" office:value-type="string" calcext:value-type="string">
            <text:p>pocsag</text:p>
          </table:table-cell>
          <table:table-cell table:style-name="ce105" office:value-type="float" office:value="1156" calcext:value-type="float">
            <text:p>1156</text:p>
          </table:table-cell>
          <table:table-cell table:number-columns-repeated="4" table:style-name="ce105" office:value-type="float" office:value="1188" calcext:value-type="float">
            <text:p>1188</text:p>
          </table:table-cell>
          <table:table-cell table:style-name="ce105" office:value-type="float" office:value="1186" calcext:value-type="float">
            <text:p>1186</text:p>
          </table:table-cell>
          <table:table-cell table:style-name="ce105" office:value-type="float" office:value="1220" calcext:value-type="float">
            <text:p>1220</text:p>
          </table:table-cell>
          <table:table-cell table:style-name="ce105" office:value-type="float" office:value="1184" calcext:value-type="float">
            <text:p>1184</text:p>
          </table:table-cell>
          <table:table-cell table:style-name="ce105" table:number-columns-repeated="2"/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2"/>
          <table:table-cell table:style-name="ce73" office:value-type="string" calcext:value-type="string">
            <text:p>summin</text:p>
          </table:table-cell>
          <table:table-cell table:style-name="ce105" office:value-type="float" office:value="206" calcext:value-type="float">
            <text:p>206</text:p>
          </table:table-cell>
          <table:table-cell table:number-columns-repeated="7" table:style-name="ce105" office:value-type="float" office:value="202" calcext:value-type="float">
            <text:p>202</text:p>
          </table:table-cell>
          <table:table-cell table:style-name="ce105" table:number-columns-repeated="2"/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2"/>
          <table:table-cell table:style-name="ce73" office:value-type="string" calcext:value-type="string">
            <text:p>ucbqsort</text:p>
          </table:table-cell>
          <table:table-cell table:style-name="ce105" office:value-type="float" office:value="734" calcext:value-type="float">
            <text:p>734</text:p>
          </table:table-cell>
          <table:table-cell table:number-columns-repeated="3" table:style-name="ce105" office:value-type="float" office:value="730" calcext:value-type="float">
            <text:p>730</text:p>
          </table:table-cell>
          <table:table-cell table:style-name="ce105" office:value-type="float" office:value="726" calcext:value-type="float">
            <text:p>726</text:p>
          </table:table-cell>
          <table:table-cell table:number-columns-repeated="2" table:style-name="ce105" office:value-type="float" office:value="724" calcext:value-type="float">
            <text:p>724</text:p>
          </table:table-cell>
          <table:table-cell table:style-name="ce105" office:value-type="float" office:value="716" calcext:value-type="float">
            <text:p>716</text:p>
          </table:table-cell>
          <table:table-cell table:style-name="ce105" table:number-columns-repeated="2"/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2"/>
          <table:table-cell table:style-name="ce73" office:value-type="string" calcext:value-type="string">
            <text:p>v42bis</text:p>
          </table:table-cell>
          <table:table-cell table:style-name="ce105" office:value-type="float" office:value="2038" calcext:value-type="float">
            <text:p>2038</text:p>
          </table:table-cell>
          <table:table-cell table:number-columns-repeated="2" table:style-name="ce105" office:value-type="float" office:value="2086" calcext:value-type="float">
            <text:p>2086</text:p>
          </table:table-cell>
          <table:table-cell table:style-name="ce105" office:value-type="float" office:value="2082" calcext:value-type="float">
            <text:p>2082</text:p>
          </table:table-cell>
          <table:table-cell table:style-name="ce105" office:value-type="float" office:value="2078" calcext:value-type="float">
            <text:p>2078</text:p>
          </table:table-cell>
          <table:table-cell table:number-columns-repeated="2" table:style-name="ce105" office:value-type="float" office:value="2058" calcext:value-type="float">
            <text:p>2058</text:p>
          </table:table-cell>
          <table:table-cell table:style-name="ce105" office:value-type="float" office:value="2066" calcext:value-type="float">
            <text:p>2066</text:p>
          </table:table-cell>
          <table:table-cell table:style-name="ce105" table:number-columns-repeated="2"/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2"/>
          <table:table-cell table:style-name="ce52" office:value-type="string" calcext:value-type="string">
            <text:p>Pstone - total</text:p>
          </table:table-cell>
          <table:table-cell table:style-name="ce106" table:formula="of:=IF(ISBLANK([.C68]);&quot;&quot;;SUM([.C55:.C68]))" office:value-type="float" office:value="14800" calcext:value-type="float">
            <text:p>14800</text:p>
          </table:table-cell>
          <table:table-cell table:style-name="ce106" table:formula="of:=IF(ISBLANK([.D68]);&quot;&quot;;SUM([.D55:.D68]))" office:value-type="float" office:value="14392" calcext:value-type="float">
            <text:p>14392</text:p>
          </table:table-cell>
          <table:table-cell table:style-name="ce106" table:formula="of:=IF(ISBLANK([.E68]);&quot;&quot;;SUM([.E55:.E68]))" office:value-type="float" office:value="14368" calcext:value-type="float">
            <text:p>14368</text:p>
          </table:table-cell>
          <table:table-cell table:style-name="ce106" table:formula="of:=IF(ISBLANK([.F68]);&quot;&quot;;SUM([.F55:.F68]))" office:value-type="float" office:value="14346" calcext:value-type="float">
            <text:p>14346</text:p>
          </table:table-cell>
          <table:table-cell table:style-name="ce106" table:formula="of:=IF(ISBLANK([.G68]);&quot;&quot;;SUM([.G55:.G68]))" office:value-type="float" office:value="14242" calcext:value-type="float">
            <text:p>14242</text:p>
          </table:table-cell>
          <table:table-cell table:style-name="ce106" table:formula="of:=IF(ISBLANK([.H68]);&quot;&quot;;SUM([.H55:.H68]))" office:value-type="float" office:value="14180" calcext:value-type="float">
            <text:p>14180</text:p>
          </table:table-cell>
          <table:table-cell table:style-name="ce106" table:formula="of:=IF(ISBLANK([.I68]);&quot;&quot;;SUM([.I55:.I68]))" office:value-type="float" office:value="14220" calcext:value-type="float">
            <text:p>14220</text:p>
          </table:table-cell>
          <table:table-cell table:style-name="ce106" table:formula="of:=IF(ISBLANK([.J68]);&quot;&quot;;SUM([.J55:.J68]))" office:value-type="float" office:value="14104" calcext:value-type="float">
            <text:p>14104</text:p>
          </table:table-cell>
          <table:table-cell table:style-name="ce106" table:formula="of:=IF(ISBLANK([.K68]);&quot;&quot;;SUM([.K55:.K68]))">
            <text:p/>
          </table:table-cell>
          <table:table-cell table:style-name="ce106" table:formula="of:=IF(ISBLANK([.L68]);&quot;&quot;;SUM([.L55:.L68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2" office:value-type="string" calcext:value-type="string">
            <text:p>DhryStone</text:p>
          </table:table-cell>
          <table:table-cell table:style-name="ce52" office:value-type="string" calcext:value-type="string">
            <text:p>DhryStone</text:p>
          </table:table-cell>
          <table:table-cell table:style-name="ce102" office:value-type="float" office:value="610" calcext:value-type="float">
            <text:p>610</text:p>
          </table:table-cell>
          <table:table-cell table:style-name="ce102" office:value-type="float" office:value="534" calcext:value-type="float">
            <text:p>534</text:p>
          </table:table-cell>
          <table:table-cell table:number-columns-repeated="2" table:style-name="ce102" office:value-type="float" office:value="522" calcext:value-type="float">
            <text:p>522</text:p>
          </table:table-cell>
          <table:table-cell table:number-columns-repeated="3" table:style-name="ce102" office:value-type="float" office:value="532" calcext:value-type="float">
            <text:p>532</text:p>
          </table:table-cell>
          <table:table-cell table:style-name="ce102" office:value-type="float" office:value="506" calcext:value-type="float">
            <text:p>506</text:p>
          </table:table-cell>
          <table:table-cell table:style-name="ce102" table:number-columns-repeated="2"/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 office:value-type="string" calcext:value-type="string">
            <text:p>Loop</text:p>
          </table:table-cell>
          <table:table-cell table:style-name="ce52" office:value-type="string" calcext:value-type="string">
            <text:p>BenchLoop - total</text:p>
          </table:table-cell>
          <table:table-cell table:style-name="ce102" table:number-columns-repeated="5"/>
          <table:table-cell table:style-name="ce108" table:number-columns-repeated="2"/>
          <table:table-cell table:style-name="ce102" table:number-columns-repeated="3"/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0"/>
          <table:table-cell table:style-name="ce52" office:value-type="string" calcext:value-type="string">
            <text:p>Total</text:p>
          </table:table-cell>
          <table:table-cell table:style-name="ce52" table:formula="of:=IF(SUM([.C69:.C71];[.C4:.C54])=0;&quot;&quot;;SUM([.C69:.C71];[.C4:.C54]))" office:value-type="float" office:value="1100548" calcext:value-type="float">
            <text:p>1100548</text:p>
          </table:table-cell>
          <table:table-cell table:style-name="ce52" table:formula="of:=IF(SUM([.D69:.D71];[.D4:.D54])=0;&quot;&quot;;SUM([.D69:.D71];[.D4:.D54]))" office:value-type="float" office:value="1039660" calcext:value-type="float">
            <text:p>1039660</text:p>
          </table:table-cell>
          <table:table-cell table:style-name="ce52" table:formula="of:=IF(SUM([.E69:.E71];[.E4:.E54])=0;&quot;&quot;;SUM([.E69:.E71];[.E4:.E54]))" office:value-type="float" office:value="1027602" calcext:value-type="float">
            <text:p>1027602</text:p>
          </table:table-cell>
          <table:table-cell table:style-name="ce52" table:formula="of:=IF(SUM([.F69:.F71];[.F4:.F54])=0;&quot;&quot;;SUM([.F69:.F71];[.F4:.F54]))" office:value-type="float" office:value="1027858" calcext:value-type="float">
            <text:p>1027858</text:p>
          </table:table-cell>
          <table:table-cell table:style-name="ce52" table:formula="of:=IF(SUM([.G69:.G71];[.G4:.G54])=0;&quot;&quot;;SUM([.G69:.G71];[.G4:.G54]))" office:value-type="float" office:value="1023260" calcext:value-type="float">
            <text:p>1023260</text:p>
          </table:table-cell>
          <table:table-cell table:style-name="ce52" table:formula="of:=IF(SUM([.H69:.H71];[.H4:.H54])=0;&quot;&quot;;SUM([.H69:.H71];[.H4:.H54]))" office:value-type="float" office:value="1019930" calcext:value-type="float">
            <text:p>1019930</text:p>
          </table:table-cell>
          <table:table-cell table:style-name="ce52" table:formula="of:=IF(SUM([.I69:.I71];[.I4:.I54])=0;&quot;&quot;;SUM([.I69:.I71];[.I4:.I54]))" office:value-type="float" office:value="1020562" calcext:value-type="float">
            <text:p>1020562</text:p>
          </table:table-cell>
          <table:table-cell table:style-name="ce52" table:formula="of:=IF(SUM([.J69:.J71];[.J4:.J54])=0;&quot;&quot;;SUM([.J69:.J71];[.J4:.J54]))" office:value-type="float" office:value="1017084" calcext:value-type="float">
            <text:p>1017084</text:p>
          </table:table-cell>
          <table:table-cell table:style-name="ce52" table:formula="of:=IF(SUM([.K69:.K71];[.K4:.K54])=0;&quot;&quot;;SUM([.K69:.K71];[.K4:.K54]))">
            <text:p/>
          </table:table-cell>
          <table:table-cell table:style-name="ce52" table:formula="of:=IF(SUM([.L69:.L71];[.L4:.L54])=0;&quot;&quot;;SUM([.L69:.L71];[.L4:.L54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0"/>
          <table:table-cell table:style-name="ce52" office:value-type="string" calcext:value-type="string">
            <text:p>Failures</text:p>
          </table:table-cell>
          <table:table-cell table:style-name="ce107" table:formula="of:=COUNTIF([.C4:.C71];&quot;FAIL&quot;)" office:value-type="float" office:value="0" calcext:value-type="float">
            <text:p>0</text:p>
          </table:table-cell>
          <table:table-cell table:style-name="ce107" table:formula="of:=COUNTIF([.D4:.D71];&quot;FAIL&quot;)" office:value-type="float" office:value="0" calcext:value-type="float">
            <text:p>0</text:p>
          </table:table-cell>
          <table:table-cell table:style-name="ce107" table:formula="of:=COUNTIF([.E4:.E71];&quot;FAIL&quot;)" office:value-type="float" office:value="0" calcext:value-type="float">
            <text:p>0</text:p>
          </table:table-cell>
          <table:table-cell table:style-name="ce107" table:formula="of:=COUNTIF([.F4:.F71];&quot;FAIL&quot;)" office:value-type="float" office:value="0" calcext:value-type="float">
            <text:p>0</text:p>
          </table:table-cell>
          <table:table-cell table:style-name="ce107" table:formula="of:=COUNTIF([.G4:.G71];&quot;FAIL&quot;)" office:value-type="float" office:value="0" calcext:value-type="float">
            <text:p>0</text:p>
          </table:table-cell>
          <table:table-cell table:style-name="ce107" table:formula="of:=COUNTIF([.H4:.H71];&quot;FAIL&quot;)" office:value-type="float" office:value="0" calcext:value-type="float">
            <text:p>0</text:p>
          </table:table-cell>
          <table:table-cell table:style-name="ce107" table:formula="of:=COUNTIF([.I4:.I71];&quot;FAIL&quot;)" office:value-type="float" office:value="0" calcext:value-type="float">
            <text:p>0</text:p>
          </table:table-cell>
          <table:table-cell table:style-name="ce107" table:formula="of:=COUNTIF([.J4:.J71];&quot;FAIL&quot;)" office:value-type="float" office:value="0" calcext:value-type="float">
            <text:p>0</text:p>
          </table:table-cell>
          <table:table-cell table:style-name="ce107" table:formula="of:=COUNTIF([.K4:.K71];&quot;FAIL&quot;)" office:value-type="float" office:value="0" calcext:value-type="float">
            <text:p>0</text:p>
          </table:table-cell>
          <table:table-cell table:style-name="ce107" table:formula="of:=COUNTIF([.L4:.L71];&quot;FAIL&quot;)" office:value-type="float" office:value="0" calcext:value-type="float">
            <text:p>0</text:p>
          </table:table-cell>
          <table:table-cell table:style-name="ce70" table:number-columns-repeated="39"/>
          <table:table-cell table:number-columns-repeated="973"/>
        </table:table-row>
        <table:table-row table:style-name="ro1" table:number-rows-repeated="165">
          <table:table-cell table:style-name="ce70" table:number-columns-repeated="51"/>
          <table:table-cell table:number-columns-repeated="973"/>
        </table:table-row>
        <table:table-row table:style-name="ro1" table:number-rows-repeated="104833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ize.C73:Size.L73">
            <calcext:condition calcext:apply-style-name="Excel_CondFormat_7_1_1" calcext:value="&gt;0" calcext:base-cell-address="Size.C73"/>
          </calcext:conditional-format>
          <calcext:conditional-format calcext:target-range-address="Size.C4:Size.L71">
            <calcext:condition calcext:apply-style-name="Excel_CondFormat_7_2_1" calcext:value="=&quot;FAIL&quot;" calcext:base-cell-address="Size.C4"/>
          </calcext:conditional-format>
        </calcext:conditional-formats>
      </table:table>
      <table:table table:name="Size-ratio" table:style-name="ta8">
        <office:forms form:automatic-focus="false" form:apply-design-mode="false"/>
        <table:table-column table:style-name="co12" table:default-cell-style-name="Default"/>
        <table:table-column table:style-name="co13" table:default-cell-style-name="ce41"/>
        <table:table-column table:style-name="co14" table:number-columns-repeated="49" table:default-cell-style-name="ce41"/>
        <table:table-column table:style-name="co12" table:number-columns-repeated="973" table:default-cell-style-name="Default"/>
        <table:table-row table:style-name="ro1">
          <table:table-cell table:style-name="ce70" table:number-columns-repeated="51"/>
          <table:table-cell table:number-columns-repeated="973"/>
        </table:table-row>
        <table:table-row table:style-name="ro1">
          <table:table-cell table:style-name="ce70"/>
          <table:table-cell table:style-name="ce58" table:formula="of:=IF(ISBLANK([$Size.B2]);&quot;&quot;;[$Size.B2])" office:value-type="string" office:string-value="Size O3 Os Og" calcext:value-type="string">
            <text:p>Size O3 Os Og</text:p>
          </table:table-cell>
          <table:table-cell table:style-name="ce87" table:formula="of:=IF(ISBLANK([$Size.C2]);&quot;&quot;;[$Size.C2])" office:value-type="string" office:string-value="Prod2.02" calcext:value-type="string">
            <text:p>Prod2.02</text:p>
          </table:table-cell>
          <table:table-cell table:style-name="ce87" table:formula="of:=IF(ISBLANK([$Size.D2]);&quot;&quot;;[$Size.D2])" office:value-type="string" office:string-value="Prod2.5" calcext:value-type="string">
            <text:p>Prod2.5</text:p>
          </table:table-cell>
          <table:table-cell table:style-name="ce87" table:formula="of:=IF(ISBLANK([$Size.E2]);&quot;&quot;;[$Size.E2])" office:value-type="date" office:date-value="2003-07-25" calcext:value-type="date">
            <text:p>25/juil./03</text:p>
          </table:table-cell>
          <table:table-cell table:style-name="ce87" table:formula="of:=IF(ISBLANK([$Size.F2]);&quot;&quot;;[$Size.F2])" office:value-type="date" office:date-value="2003-07-25" calcext:value-type="date">
            <text:p>25/juil./03</text:p>
          </table:table-cell>
          <table:table-cell table:style-name="ce87" table:formula="of:=IF(ISBLANK([$Size.G2]);&quot;&quot;;[$Size.G2])" office:value-type="date" office:date-value="2003-07-25" calcext:value-type="date">
            <text:p>25/juil./03</text:p>
          </table:table-cell>
          <table:table-cell table:style-name="ce87" table:formula="of:=IF(ISBLANK([$Size.H2]);&quot;&quot;;[$Size.H2])" office:value-type="date" office:date-value="2003-07-30" calcext:value-type="date">
            <text:p>30/juil./03</text:p>
          </table:table-cell>
          <table:table-cell table:style-name="ce87" table:formula="of:=IF(ISBLANK([$Size.I2]);&quot;&quot;;[$Size.I2])" office:value-type="date" office:date-value="2003-08-11" calcext:value-type="date">
            <text:p>11/août/03</text:p>
          </table:table-cell>
          <table:table-cell table:style-name="ce87" table:formula="of:=IF(ISBLANK([$Size.J2]);&quot;&quot;;[$Size.J2])">
            <text:p/>
          </table:table-cell>
          <table:table-cell table:style-name="ce87" table:formula="of:=IF(ISBLANK([$Size.K2]);&quot;&quot;;[$Size.K2])">
            <text:p/>
          </table:table-cell>
          <table:table-cell table:style-name="ce87" table:formula="of:=IF(ISBLANK([$Size.L2]);&quot;&quot;;[$Size.L2]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0"/>
          <table:table-cell table:style-name="ce58" table:formula="of:=IF(ISBLANK([$Size.B3]);&quot;&quot;;[$Size.B3])">
            <text:p/>
          </table:table-cell>
          <table:table-cell table:style-name="ce58" table:formula="of:=IF(ISBLANK([$Size.C3]);&quot;&quot;;[$Size.C3])" office:value-type="string" office:string-value="sun-1357" calcext:value-type="string">
            <text:p>sun-1357</text:p>
          </table:table-cell>
          <table:table-cell table:style-name="ce58" table:formula="of:=IF(ISBLANK([$Size.D3]);&quot;&quot;;[$Size.D3])" office:value-type="string" office:string-value="sval-464" calcext:value-type="string">
            <text:p>sval-464</text:p>
          </table:table-cell>
          <table:table-cell table:style-name="ce58" table:formula="of:=IF(ISBLANK([$Size.E3]);&quot;&quot;;[$Size.E3])" office:value-type="string" office:string-value="sval-638" calcext:value-type="string">
            <text:p>sval-638</text:p>
          </table:table-cell>
          <table:table-cell table:style-name="ce58" table:formula="of:=IF(ISBLANK([$Size.F3]);&quot;&quot;;[$Size.F3])" office:value-type="string" office:string-value="sval-636" calcext:value-type="string">
            <text:p>sval-636</text:p>
          </table:table-cell>
          <table:table-cell table:style-name="ce58" table:formula="of:=IF(ISBLANK([$Size.G3]);&quot;&quot;;[$Size.G3])" office:value-type="string" office:string-value="sval-639" calcext:value-type="string">
            <text:p>sval-639</text:p>
          </table:table-cell>
          <table:table-cell table:style-name="ce58" table:formula="of:=IF(ISBLANK([$Size.H3]);&quot;&quot;;[$Size.H3])" office:value-type="string" office:string-value="sval-653" calcext:value-type="string">
            <text:p>sval-653</text:p>
          </table:table-cell>
          <table:table-cell table:style-name="ce58" table:formula="of:=IF(ISBLANK([$Size.I3]);&quot;&quot;;[$Size.I3])" office:value-type="string" office:string-value="verc-127" calcext:value-type="string">
            <text:p>verc-127</text:p>
          </table:table-cell>
          <table:table-cell table:style-name="ce58" table:formula="of:=IF(ISBLANK([$Size.J3]);&quot;&quot;;[$Size.J3])">
            <text:p/>
          </table:table-cell>
          <table:table-cell table:style-name="ce58" table:formula="of:=IF(ISBLANK([$Size.K3]);&quot;&quot;;[$Size.K3])">
            <text:p/>
          </table:table-cell>
          <table:table-cell table:style-name="ce58" table:formula="of:=IF(ISBLANK([$Size.L3]);&quot;&quot;;[$Size.L3]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 table:formula="of:=IF(ISBLANK([$Size.A4]);&quot;&quot;;[$Size.A4])" office:value-type="string" office:string-value="Vocoder" calcext:value-type="string">
            <text:p>Vocoder</text:p>
          </table:table-cell>
          <table:table-cell table:style-name="ce95" table:formula="of:=IF(ISBLANK([$Size.B4]);&quot;&quot;;[$Size.B4])" office:value-type="string" office:string-value="AMR-cod" calcext:value-type="string">
            <text:p>AMR-cod</text:p>
          </table:table-cell>
          <table:table-cell table:style-name="ce109" table:formula="of:=IF(OR(ISBLANK([$Size.C4]);[$Size.C4]=&quot;&quot;;[.B4]=&quot;&quot;);&quot;&quot;;IF([$Size.C4]=&quot;FAIL&quot;;&quot;FAIL&quot;;[$Size.C4]/[$Size.$C4]))" office:value-type="float" office:value="1" calcext:value-type="float">
            <text:p>1,000</text:p>
          </table:table-cell>
          <table:table-cell table:style-name="ce109" table:formula="of:=IF(OR(ISBLANK([$Size.D4]);[$Size.D4]=&quot;&quot;;[.C4]=&quot;&quot;);&quot;&quot;;IF([$Size.D4]=&quot;FAIL&quot;;&quot;FAIL&quot;;[$Size.D4]/[$Size.$C4]))" office:value-type="float" office:value="0.94812831417021" calcext:value-type="float">
            <text:p>0,948</text:p>
          </table:table-cell>
          <table:table-cell table:style-name="ce109" table:formula="of:=IF(OR(ISBLANK([$Size.E4]);[$Size.E4]=&quot;&quot;;[.D4]=&quot;&quot;);&quot;&quot;;IF([$Size.E4]=&quot;FAIL&quot;;&quot;FAIL&quot;;[$Size.E4]/[$Size.$C4]))" office:value-type="float" office:value="0.946763269806269" calcext:value-type="float">
            <text:p>0,947</text:p>
          </table:table-cell>
          <table:table-cell table:style-name="ce109" table:formula="of:=IF(OR(ISBLANK([$Size.F4]);[$Size.F4]=&quot;&quot;;[.E4]=&quot;&quot;);&quot;&quot;;IF([$Size.F4]=&quot;FAIL&quot;;&quot;FAIL&quot;;[$Size.F4]/[$Size.$C4]))" office:value-type="float" office:value="0.950175880716123" calcext:value-type="float">
            <text:p>0,950</text:p>
          </table:table-cell>
          <table:table-cell table:style-name="ce109" table:formula="of:=IF(OR(ISBLANK([$Size.G4]);[$Size.G4]=&quot;&quot;;[.F4]=&quot;&quot;);&quot;&quot;;IF([$Size.G4]=&quot;FAIL&quot;;&quot;FAIL&quot;;[$Size.G4]/[$Size.$C4]))" office:value-type="float" office:value="0.940883078700058" calcext:value-type="float">
            <text:p>0,941</text:p>
          </table:table-cell>
          <table:table-cell table:style-name="ce109" table:formula="of:=IF(OR(ISBLANK([$Size.H4]);[$Size.H4]=&quot;&quot;;[.G4]=&quot;&quot;);&quot;&quot;;IF([$Size.H4]=&quot;FAIL&quot;;&quot;FAIL&quot;;[$Size.H4]/[$Size.$C4]))" office:value-type="float" office:value="0.937522969496509" calcext:value-type="float">
            <text:p>0,938</text:p>
          </table:table-cell>
          <table:table-cell table:style-name="ce109" table:formula="of:=IF(OR(ISBLANK([$Size.I4]);[$Size.I4]=&quot;&quot;;[.H4]=&quot;&quot;);&quot;&quot;;IF([$Size.I4]=&quot;FAIL&quot;;&quot;FAIL&quot;;[$Size.I4]/[$Size.$C4]))" office:value-type="float" office:value="0.937522969496509" calcext:value-type="float">
            <text:p>0,938</text:p>
          </table:table-cell>
          <table:table-cell table:style-name="ce109" table:formula="of:=IF(OR(ISBLANK([$Size.J4]);[$Size.J4]=&quot;&quot;;[.I4]=&quot;&quot;);&quot;&quot;;IF([$Size.J4]=&quot;FAIL&quot;;&quot;FAIL&quot;;[$Size.J4]/[$Size.$C4]))" office:value-type="float" office:value="0.964403843124902" calcext:value-type="float">
            <text:p>0,964</text:p>
          </table:table-cell>
          <table:table-cell table:style-name="ce109" table:formula="of:=IF(OR(ISBLANK([$Size.K4]);[$Size.K4]=&quot;&quot;;[.J4]=&quot;&quot;);&quot;&quot;;IF([$Size.K4]=&quot;FAIL&quot;;&quot;FAIL&quot;;[$Size.K4]/[$Size.$C4]))">
            <text:p/>
          </table:table-cell>
          <table:table-cell table:style-name="ce109" table:formula="of:=IF(OR(ISBLANK([$Size.L4]);[$Size.L4]=&quot;&quot;;[.K4]=&quot;&quot;);&quot;&quot;;IF([$Size.L4]=&quot;FAIL&quot;;&quot;FAIL&quot;;[$Size.L4]/[$Size.$C4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 table:formula="of:=IF(ISBLANK([$Size.A5]);&quot;&quot;;[$Size.A5])">
            <text:p/>
          </table:table-cell>
          <table:table-cell table:style-name="ce95" table:formula="of:=IF(ISBLANK([$Size.B5]);&quot;&quot;;[$Size.B5])" office:value-type="string" office:string-value="AMR-dec" calcext:value-type="string">
            <text:p>AMR-dec</text:p>
          </table:table-cell>
          <table:table-cell table:style-name="ce109" table:formula="of:=IF(OR(ISBLANK([$Size.C5]);[$Size.C5]=&quot;&quot;;[.B5]=&quot;&quot;);&quot;&quot;;IF([$Size.C5]=&quot;FAIL&quot;;&quot;FAIL&quot;;[$Size.C5]/[$Size.$C5]))" office:value-type="float" office:value="1" calcext:value-type="float">
            <text:p>1,000</text:p>
          </table:table-cell>
          <table:table-cell table:style-name="ce109" table:formula="of:=IF(OR(ISBLANK([$Size.D5]);[$Size.D5]=&quot;&quot;;[.C5]=&quot;&quot;);&quot;&quot;;IF([$Size.D5]=&quot;FAIL&quot;;&quot;FAIL&quot;;[$Size.D5]/[$Size.$C5]))" office:value-type="float" office:value="0.949753589029355" calcext:value-type="float">
            <text:p>0,950</text:p>
          </table:table-cell>
          <table:table-cell table:style-name="ce109" table:formula="of:=IF(OR(ISBLANK([$Size.E5]);[$Size.E5]=&quot;&quot;;[.D5]=&quot;&quot;);&quot;&quot;;IF([$Size.E5]=&quot;FAIL&quot;;&quot;FAIL&quot;;[$Size.E5]/[$Size.$C5]))" office:value-type="float" office:value="0.948575101778444" calcext:value-type="float">
            <text:p>0,949</text:p>
          </table:table-cell>
          <table:table-cell table:style-name="ce109" table:formula="of:=IF(OR(ISBLANK([$Size.F5]);[$Size.F5]=&quot;&quot;;[.E5]=&quot;&quot;);&quot;&quot;;IF([$Size.F5]=&quot;FAIL&quot;;&quot;FAIL&quot;;[$Size.F5]/[$Size.$C5]))" office:value-type="float" office:value="0.949753589029355" calcext:value-type="float">
            <text:p>0,950</text:p>
          </table:table-cell>
          <table:table-cell table:style-name="ce109" table:formula="of:=IF(OR(ISBLANK([$Size.G5]);[$Size.G5]=&quot;&quot;;[.F5]=&quot;&quot;);&quot;&quot;;IF([$Size.G5]=&quot;FAIL&quot;;&quot;FAIL&quot;;[$Size.G5]/[$Size.$C5]))" office:value-type="float" office:value="0.950717805871009" calcext:value-type="float">
            <text:p>0,951</text:p>
          </table:table-cell>
          <table:table-cell table:style-name="ce109" table:formula="of:=IF(OR(ISBLANK([$Size.H5]);[$Size.H5]=&quot;&quot;;[.G5]=&quot;&quot;);&quot;&quot;;IF([$Size.H5]=&quot;FAIL&quot;;&quot;FAIL&quot;;[$Size.H5]/[$Size.$C5]))" office:value-type="float" office:value="0.948682236983073" calcext:value-type="float">
            <text:p>0,949</text:p>
          </table:table-cell>
          <table:table-cell table:style-name="ce109" table:formula="of:=IF(OR(ISBLANK([$Size.I5]);[$Size.I5]=&quot;&quot;;[.H5]=&quot;&quot;);&quot;&quot;;IF([$Size.I5]=&quot;FAIL&quot;;&quot;FAIL&quot;;[$Size.I5]/[$Size.$C5]))" office:value-type="float" office:value="0.953610456395972" calcext:value-type="float">
            <text:p>0,954</text:p>
          </table:table-cell>
          <table:table-cell table:style-name="ce109" table:formula="of:=IF(OR(ISBLANK([$Size.J5]);[$Size.J5]=&quot;&quot;;[.I5]=&quot;&quot;);&quot;&quot;;IF([$Size.J5]=&quot;FAIL&quot;;&quot;FAIL&quot;;[$Size.J5]/[$Size.$C5]))" office:value-type="float" office:value="1.01757017355903" calcext:value-type="float">
            <text:p>1,018</text:p>
          </table:table-cell>
          <table:table-cell table:style-name="ce109" table:formula="of:=IF(OR(ISBLANK([$Size.K5]);[$Size.K5]=&quot;&quot;;[.J5]=&quot;&quot;);&quot;&quot;;IF([$Size.K5]=&quot;FAIL&quot;;&quot;FAIL&quot;;[$Size.K5]/[$Size.$C5]))">
            <text:p/>
          </table:table-cell>
          <table:table-cell table:style-name="ce109" table:formula="of:=IF(OR(ISBLANK([$Size.L5]);[$Size.L5]=&quot;&quot;;[.K5]=&quot;&quot;);&quot;&quot;;IF([$Size.L5]=&quot;FAIL&quot;;&quot;FAIL&quot;;[$Size.L5]/[$Size.$C5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/>
          <table:table-cell table:style-name="ce95" table:formula="of:=IF(ISBLANK([$Size.B6]);&quot;&quot;;[$Size.B6])" office:value-type="string" office:string-value="ECC-cod" calcext:value-type="string">
            <text:p>ECC-cod</text:p>
          </table:table-cell>
          <table:table-cell table:style-name="ce109" table:formula="of:=IF(OR(ISBLANK([$Size.C6]);[$Size.C6]=&quot;&quot;;[.B6]=&quot;&quot;);&quot;&quot;;IF([$Size.C6]=&quot;FAIL&quot;;&quot;FAIL&quot;;[$Size.C6]/[$Size.$C6]))" office:value-type="float" office:value="1" calcext:value-type="float">
            <text:p>1,000</text:p>
          </table:table-cell>
          <table:table-cell table:style-name="ce109" table:formula="of:=IF(OR(ISBLANK([$Size.D6]);[$Size.D6]=&quot;&quot;;[.C6]=&quot;&quot;);&quot;&quot;;IF([$Size.D6]=&quot;FAIL&quot;;&quot;FAIL&quot;;[$Size.D6]/[$Size.$C6]))" office:value-type="float" office:value="0.958904109589041" calcext:value-type="float">
            <text:p>0,959</text:p>
          </table:table-cell>
          <table:table-cell table:style-name="ce109" table:formula="of:=IF(OR(ISBLANK([$Size.E6]);[$Size.E6]=&quot;&quot;;[.D6]=&quot;&quot;);&quot;&quot;;IF([$Size.E6]=&quot;FAIL&quot;;&quot;FAIL&quot;;[$Size.E6]/[$Size.$C6]))" office:value-type="float" office:value="0.938356164383562" calcext:value-type="float">
            <text:p>0,938</text:p>
          </table:table-cell>
          <table:table-cell table:style-name="ce109" table:formula="of:=IF(OR(ISBLANK([$Size.F6]);[$Size.F6]=&quot;&quot;;[.E6]=&quot;&quot;);&quot;&quot;;IF([$Size.F6]=&quot;FAIL&quot;;&quot;FAIL&quot;;[$Size.F6]/[$Size.$C6]))" office:value-type="float" office:value="0.938356164383562" calcext:value-type="float">
            <text:p>0,938</text:p>
          </table:table-cell>
          <table:table-cell table:style-name="ce109" table:formula="of:=IF(OR(ISBLANK([$Size.G6]);[$Size.G6]=&quot;&quot;;[.F6]=&quot;&quot;);&quot;&quot;;IF([$Size.G6]=&quot;FAIL&quot;;&quot;FAIL&quot;;[$Size.G6]/[$Size.$C6]))" office:value-type="float" office:value="0.938356164383562" calcext:value-type="float">
            <text:p>0,938</text:p>
          </table:table-cell>
          <table:table-cell table:style-name="ce109" table:formula="of:=IF(OR(ISBLANK([$Size.H6]);[$Size.H6]=&quot;&quot;;[.G6]=&quot;&quot;);&quot;&quot;;IF([$Size.H6]=&quot;FAIL&quot;;&quot;FAIL&quot;;[$Size.H6]/[$Size.$C6]))" office:value-type="float" office:value="0.948630136986301" calcext:value-type="float">
            <text:p>0,949</text:p>
          </table:table-cell>
          <table:table-cell table:style-name="ce109" table:formula="of:=IF(OR(ISBLANK([$Size.I6]);[$Size.I6]=&quot;&quot;;[.H6]=&quot;&quot;);&quot;&quot;;IF([$Size.I6]=&quot;FAIL&quot;;&quot;FAIL&quot;;[$Size.I6]/[$Size.$C6]))" office:value-type="float" office:value="0.948630136986301" calcext:value-type="float">
            <text:p>0,949</text:p>
          </table:table-cell>
          <table:table-cell table:style-name="ce109" table:formula="of:=IF(OR(ISBLANK([$Size.J6]);[$Size.J6]=&quot;&quot;;[.I6]=&quot;&quot;);&quot;&quot;;IF([$Size.J6]=&quot;FAIL&quot;;&quot;FAIL&quot;;[$Size.J6]/[$Size.$C6]))" office:value-type="float" office:value="0.934931506849315" calcext:value-type="float">
            <text:p>0,935</text:p>
          </table:table-cell>
          <table:table-cell table:style-name="ce109" table:formula="of:=IF(OR(ISBLANK([$Size.K6]);[$Size.K6]=&quot;&quot;;[.J6]=&quot;&quot;);&quot;&quot;;IF([$Size.K6]=&quot;FAIL&quot;;&quot;FAIL&quot;;[$Size.K6]/[$Size.$C6]))">
            <text:p/>
          </table:table-cell>
          <table:table-cell table:style-name="ce109" table:formula="of:=IF(OR(ISBLANK([$Size.L6]);[$Size.L6]=&quot;&quot;;[.K6]=&quot;&quot;);&quot;&quot;;IF([$Size.L6]=&quot;FAIL&quot;;&quot;FAIL&quot;;[$Size.L6]/[$Size.$C6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/>
          <table:table-cell table:style-name="ce95" table:formula="of:=IF(ISBLANK([$Size.B7]);&quot;&quot;;[$Size.B7])" office:value-type="string" office:string-value="ECC-dec" calcext:value-type="string">
            <text:p>ECC-dec</text:p>
          </table:table-cell>
          <table:table-cell table:style-name="ce109" table:formula="of:=IF(OR(ISBLANK([$Size.C7]);[$Size.C7]=&quot;&quot;;[.B7]=&quot;&quot;);&quot;&quot;;IF([$Size.C7]=&quot;FAIL&quot;;&quot;FAIL&quot;;[$Size.C7]/[$Size.$C7]))" office:value-type="float" office:value="1" calcext:value-type="float">
            <text:p>1,000</text:p>
          </table:table-cell>
          <table:table-cell table:style-name="ce109" table:formula="of:=IF(OR(ISBLANK([$Size.D7]);[$Size.D7]=&quot;&quot;;[.C7]=&quot;&quot;);&quot;&quot;;IF([$Size.D7]=&quot;FAIL&quot;;&quot;FAIL&quot;;[$Size.D7]/[$Size.$C7]))" office:value-type="float" office:value="0.981468771448181" calcext:value-type="float">
            <text:p>0,981</text:p>
          </table:table-cell>
          <table:table-cell table:style-name="ce109" table:formula="of:=IF(OR(ISBLANK([$Size.E7]);[$Size.E7]=&quot;&quot;;[.D7]=&quot;&quot;);&quot;&quot;;IF([$Size.E7]=&quot;FAIL&quot;;&quot;FAIL&quot;;[$Size.E7]/[$Size.$C7]))" office:value-type="float" office:value="0.950583390528483" calcext:value-type="float">
            <text:p>0,951</text:p>
          </table:table-cell>
          <table:table-cell table:style-name="ce109" table:formula="of:=IF(OR(ISBLANK([$Size.F7]);[$Size.F7]=&quot;&quot;;[.E7]=&quot;&quot;);&quot;&quot;;IF([$Size.F7]=&quot;FAIL&quot;;&quot;FAIL&quot;;[$Size.F7]/[$Size.$C7]))" office:value-type="float" office:value="0.949897048730268" calcext:value-type="float">
            <text:p>0,950</text:p>
          </table:table-cell>
          <table:table-cell table:style-name="ce109" table:formula="of:=IF(OR(ISBLANK([$Size.G7]);[$Size.G7]=&quot;&quot;;[.F7]=&quot;&quot;);&quot;&quot;;IF([$Size.G7]=&quot;FAIL&quot;;&quot;FAIL&quot;;[$Size.G7]/[$Size.$C7]))" office:value-type="float" office:value="0.949897048730268" calcext:value-type="float">
            <text:p>0,950</text:p>
          </table:table-cell>
          <table:table-cell table:style-name="ce109" table:formula="of:=IF(OR(ISBLANK([$Size.H7]);[$Size.H7]=&quot;&quot;;[.G7]=&quot;&quot;);&quot;&quot;;IF([$Size.H7]=&quot;FAIL&quot;;&quot;FAIL&quot;;[$Size.H7]/[$Size.$C7]))" office:value-type="float" office:value="0.949897048730268" calcext:value-type="float">
            <text:p>0,950</text:p>
          </table:table-cell>
          <table:table-cell table:style-name="ce109" table:formula="of:=IF(OR(ISBLANK([$Size.I7]);[$Size.I7]=&quot;&quot;;[.H7]=&quot;&quot;);&quot;&quot;;IF([$Size.I7]=&quot;FAIL&quot;;&quot;FAIL&quot;;[$Size.I7]/[$Size.$C7]))" office:value-type="float" office:value="0.949897048730268" calcext:value-type="float">
            <text:p>0,950</text:p>
          </table:table-cell>
          <table:table-cell table:style-name="ce109" table:formula="of:=IF(OR(ISBLANK([$Size.J7]);[$Size.J7]=&quot;&quot;;[.I7]=&quot;&quot;);&quot;&quot;;IF([$Size.J7]=&quot;FAIL&quot;;&quot;FAIL&quot;;[$Size.J7]/[$Size.$C7]))" office:value-type="float" office:value="0.947151681537406" calcext:value-type="float">
            <text:p>0,947</text:p>
          </table:table-cell>
          <table:table-cell table:style-name="ce109" table:formula="of:=IF(OR(ISBLANK([$Size.K7]);[$Size.K7]=&quot;&quot;;[.J7]=&quot;&quot;);&quot;&quot;;IF([$Size.K7]=&quot;FAIL&quot;;&quot;FAIL&quot;;[$Size.K7]/[$Size.$C7]))">
            <text:p/>
          </table:table-cell>
          <table:table-cell table:style-name="ce109" table:formula="of:=IF(OR(ISBLANK([$Size.L7]);[$Size.L7]=&quot;&quot;;[.K7]=&quot;&quot;);&quot;&quot;;IF([$Size.L7]=&quot;FAIL&quot;;&quot;FAIL&quot;;[$Size.L7]/[$Size.$C7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 table:formula="of:=IF(ISBLANK([$Size.A8]);&quot;&quot;;[$Size.A8])">
            <text:p/>
          </table:table-cell>
          <table:table-cell table:style-name="ce95" table:formula="of:=IF(ISBLANK([$Size.B8]);&quot;&quot;;[$Size.B8])" office:value-type="string" office:string-value="EFR-cod" calcext:value-type="string">
            <text:p>EFR-cod</text:p>
          </table:table-cell>
          <table:table-cell table:style-name="ce109" table:formula="of:=IF(OR(ISBLANK([$Size.C8]);[$Size.C8]=&quot;&quot;;[.B8]=&quot;&quot;);&quot;&quot;;IF([$Size.C8]=&quot;FAIL&quot;;&quot;FAIL&quot;;[$Size.C8]/[$Size.$C8]))" office:value-type="float" office:value="1" calcext:value-type="float">
            <text:p>1,000</text:p>
          </table:table-cell>
          <table:table-cell table:style-name="ce109" table:formula="of:=IF(OR(ISBLANK([$Size.D8]);[$Size.D8]=&quot;&quot;;[.C8]=&quot;&quot;);&quot;&quot;;IF([$Size.D8]=&quot;FAIL&quot;;&quot;FAIL&quot;;[$Size.D8]/[$Size.$C8]))" office:value-type="float" office:value="0.979114357452636" calcext:value-type="float">
            <text:p>0,979</text:p>
          </table:table-cell>
          <table:table-cell table:style-name="ce109" table:formula="of:=IF(OR(ISBLANK([$Size.E8]);[$Size.E8]=&quot;&quot;;[.D8]=&quot;&quot;);&quot;&quot;;IF([$Size.E8]=&quot;FAIL&quot;;&quot;FAIL&quot;;[$Size.E8]/[$Size.$C8]))" office:value-type="float" office:value="0.978315453092901" calcext:value-type="float">
            <text:p>0,978</text:p>
          </table:table-cell>
          <table:table-cell table:style-name="ce109" table:formula="of:=IF(OR(ISBLANK([$Size.F8]);[$Size.F8]=&quot;&quot;;[.E8]=&quot;&quot;);&quot;&quot;;IF([$Size.F8]=&quot;FAIL&quot;;&quot;FAIL&quot;;[$Size.F8]/[$Size.$C8]))" office:value-type="float" office:value="0.982766491668569" calcext:value-type="float">
            <text:p>0,983</text:p>
          </table:table-cell>
          <table:table-cell table:style-name="ce109" table:formula="of:=IF(OR(ISBLANK([$Size.G8]);[$Size.G8]=&quot;&quot;;[.F8]=&quot;&quot;);&quot;&quot;;IF([$Size.G8]=&quot;FAIL&quot;;&quot;FAIL&quot;;[$Size.G8]/[$Size.$C8]))" office:value-type="float" office:value="0.97352202693449" calcext:value-type="float">
            <text:p>0,974</text:p>
          </table:table-cell>
          <table:table-cell table:style-name="ce109" table:formula="of:=IF(OR(ISBLANK([$Size.H8]);[$Size.H8]=&quot;&quot;;[.G8]=&quot;&quot;);&quot;&quot;;IF([$Size.H8]=&quot;FAIL&quot;;&quot;FAIL&quot;;[$Size.H8]/[$Size.$C8]))" office:value-type="float" office:value="0.965076466560146" calcext:value-type="float">
            <text:p>0,965</text:p>
          </table:table-cell>
          <table:table-cell table:style-name="ce109" table:formula="of:=IF(OR(ISBLANK([$Size.I8]);[$Size.I8]=&quot;&quot;;[.H8]=&quot;&quot;);&quot;&quot;;IF([$Size.I8]=&quot;FAIL&quot;;&quot;FAIL&quot;;[$Size.I8]/[$Size.$C8]))" office:value-type="float" office:value="0.965190595754394" calcext:value-type="float">
            <text:p>0,965</text:p>
          </table:table-cell>
          <table:table-cell table:style-name="ce109" table:formula="of:=IF(OR(ISBLANK([$Size.J8]);[$Size.J8]=&quot;&quot;;[.I8]=&quot;&quot;);&quot;&quot;;IF([$Size.J8]=&quot;FAIL&quot;;&quot;FAIL&quot;;[$Size.J8]/[$Size.$C8]))" office:value-type="float" office:value="0.980141520200867" calcext:value-type="float">
            <text:p>0,980</text:p>
          </table:table-cell>
          <table:table-cell table:style-name="ce109" table:formula="of:=IF(OR(ISBLANK([$Size.K8]);[$Size.K8]=&quot;&quot;;[.J8]=&quot;&quot;);&quot;&quot;;IF([$Size.K8]=&quot;FAIL&quot;;&quot;FAIL&quot;;[$Size.K8]/[$Size.$C8]))">
            <text:p/>
          </table:table-cell>
          <table:table-cell table:style-name="ce109" table:formula="of:=IF(OR(ISBLANK([$Size.L8]);[$Size.L8]=&quot;&quot;;[.K8]=&quot;&quot;);&quot;&quot;;IF([$Size.L8]=&quot;FAIL&quot;;&quot;FAIL&quot;;[$Size.L8]/[$Size.$C8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 table:formula="of:=IF(ISBLANK([$Size.A9]);&quot;&quot;;[$Size.A9])">
            <text:p/>
          </table:table-cell>
          <table:table-cell table:style-name="ce95" table:formula="of:=IF(ISBLANK([$Size.B9]);&quot;&quot;;[$Size.B9])" office:value-type="string" office:string-value="EFR-dec" calcext:value-type="string">
            <text:p>EFR-dec</text:p>
          </table:table-cell>
          <table:table-cell table:style-name="ce109" table:formula="of:=IF(OR(ISBLANK([$Size.C9]);[$Size.C9]=&quot;&quot;;[.B9]=&quot;&quot;);&quot;&quot;;IF([$Size.C9]=&quot;FAIL&quot;;&quot;FAIL&quot;;[$Size.C9]/[$Size.$C9]))" office:value-type="float" office:value="1" calcext:value-type="float">
            <text:p>1,000</text:p>
          </table:table-cell>
          <table:table-cell table:style-name="ce109" table:formula="of:=IF(OR(ISBLANK([$Size.D9]);[$Size.D9]=&quot;&quot;;[.C9]=&quot;&quot;);&quot;&quot;;IF([$Size.D9]=&quot;FAIL&quot;;&quot;FAIL&quot;;[$Size.D9]/[$Size.$C9]))" office:value-type="float" office:value="0.988487702773417" calcext:value-type="float">
            <text:p>0,988</text:p>
          </table:table-cell>
          <table:table-cell table:style-name="ce109" table:formula="of:=IF(OR(ISBLANK([$Size.E9]);[$Size.E9]=&quot;&quot;;[.D9]=&quot;&quot;);&quot;&quot;;IF([$Size.E9]=&quot;FAIL&quot;;&quot;FAIL&quot;;[$Size.E9]/[$Size.$C9]))" office:value-type="float" office:value="0.988487702773417" calcext:value-type="float">
            <text:p>0,988</text:p>
          </table:table-cell>
          <table:table-cell table:style-name="ce109" table:formula="of:=IF(OR(ISBLANK([$Size.F9]);[$Size.F9]=&quot;&quot;;[.E9]=&quot;&quot;);&quot;&quot;;IF([$Size.F9]=&quot;FAIL&quot;;&quot;FAIL&quot;;[$Size.F9]/[$Size.$C9]))" office:value-type="float" office:value="0.988749345892203" calcext:value-type="float">
            <text:p>0,989</text:p>
          </table:table-cell>
          <table:table-cell table:style-name="ce109" table:formula="of:=IF(OR(ISBLANK([$Size.G9]);[$Size.G9]=&quot;&quot;;[.F9]=&quot;&quot;);&quot;&quot;;IF([$Size.G9]=&quot;FAIL&quot;;&quot;FAIL&quot;;[$Size.G9]/[$Size.$C9]))" office:value-type="float" office:value="0.988749345892203" calcext:value-type="float">
            <text:p>0,989</text:p>
          </table:table-cell>
          <table:table-cell table:style-name="ce109" table:formula="of:=IF(OR(ISBLANK([$Size.H9]);[$Size.H9]=&quot;&quot;;[.G9]=&quot;&quot;);&quot;&quot;;IF([$Size.H9]=&quot;FAIL&quot;;&quot;FAIL&quot;;[$Size.H9]/[$Size.$C9]))" office:value-type="float" office:value="0.985871271585557" calcext:value-type="float">
            <text:p>0,986</text:p>
          </table:table-cell>
          <table:table-cell table:style-name="ce109" table:formula="of:=IF(OR(ISBLANK([$Size.I9]);[$Size.I9]=&quot;&quot;;[.H9]=&quot;&quot;);&quot;&quot;;IF([$Size.I9]=&quot;FAIL&quot;;&quot;FAIL&quot;;[$Size.I9]/[$Size.$C9]))" office:value-type="float" office:value="0.985871271585557" calcext:value-type="float">
            <text:p>0,986</text:p>
          </table:table-cell>
          <table:table-cell table:style-name="ce109" table:formula="of:=IF(OR(ISBLANK([$Size.J9]);[$Size.J9]=&quot;&quot;;[.I9]=&quot;&quot;);&quot;&quot;;IF([$Size.J9]=&quot;FAIL&quot;;&quot;FAIL&quot;;[$Size.J9]/[$Size.$C9]))" office:value-type="float" office:value="0.999738356881214" calcext:value-type="float">
            <text:p>1,000</text:p>
          </table:table-cell>
          <table:table-cell table:style-name="ce109" table:formula="of:=IF(OR(ISBLANK([$Size.K9]);[$Size.K9]=&quot;&quot;;[.J9]=&quot;&quot;);&quot;&quot;;IF([$Size.K9]=&quot;FAIL&quot;;&quot;FAIL&quot;;[$Size.K9]/[$Size.$C9]))">
            <text:p/>
          </table:table-cell>
          <table:table-cell table:style-name="ce109" table:formula="of:=IF(OR(ISBLANK([$Size.L9]);[$Size.L9]=&quot;&quot;;[.K9]=&quot;&quot;);&quot;&quot;;IF([$Size.L9]=&quot;FAIL&quot;;&quot;FAIL&quot;;[$Size.L9]/[$Size.$C9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 table:formula="of:=IF(ISBLANK([$Size.A10]);&quot;&quot;;[$Size.A10])">
            <text:p/>
          </table:table-cell>
          <table:table-cell table:style-name="ce95" table:formula="of:=IF(ISBLANK([$Size.B10]);&quot;&quot;;[$Size.B10])" office:value-type="string" office:string-value="EVR-cod" calcext:value-type="string">
            <text:p>EVR-cod</text:p>
          </table:table-cell>
          <table:table-cell table:style-name="ce109" table:formula="of:=IF(OR(ISBLANK([$Size.C10]);[$Size.C10]=&quot;&quot;;[.B10]=&quot;&quot;);&quot;&quot;;IF([$Size.C10]=&quot;FAIL&quot;;&quot;FAIL&quot;;[$Size.C10]/[$Size.$C10]))" office:value-type="float" office:value="1" calcext:value-type="float">
            <text:p>1,000</text:p>
          </table:table-cell>
          <table:table-cell table:style-name="ce109" table:formula="of:=IF(OR(ISBLANK([$Size.D10]);[$Size.D10]=&quot;&quot;;[.C10]=&quot;&quot;);&quot;&quot;;IF([$Size.D10]=&quot;FAIL&quot;;&quot;FAIL&quot;;[$Size.D10]/[$Size.$C10]))" office:value-type="float" office:value="0.982472254114045" calcext:value-type="float">
            <text:p>0,982</text:p>
          </table:table-cell>
          <table:table-cell table:style-name="ce109" table:formula="of:=IF(OR(ISBLANK([$Size.E10]);[$Size.E10]=&quot;&quot;;[.D10]=&quot;&quot;);&quot;&quot;;IF([$Size.E10]=&quot;FAIL&quot;;&quot;FAIL&quot;;[$Size.E10]/[$Size.$C10]))" office:value-type="float" office:value="0.98193647148871" calcext:value-type="float">
            <text:p>0,982</text:p>
          </table:table-cell>
          <table:table-cell table:style-name="ce109" table:formula="of:=IF(OR(ISBLANK([$Size.F10]);[$Size.F10]=&quot;&quot;;[.E10]=&quot;&quot;);&quot;&quot;;IF([$Size.F10]=&quot;FAIL&quot;;&quot;FAIL&quot;;[$Size.F10]/[$Size.$C10]))" office:value-type="float" office:value="0.980482204362801" calcext:value-type="float">
            <text:p>0,980</text:p>
          </table:table-cell>
          <table:table-cell table:style-name="ce109" table:formula="of:=IF(OR(ISBLANK([$Size.G10]);[$Size.G10]=&quot;&quot;;[.F10]=&quot;&quot;);&quot;&quot;;IF([$Size.G10]=&quot;FAIL&quot;;&quot;FAIL&quot;;[$Size.G10]/[$Size.$C10]))" office:value-type="float" office:value="0.977037887485649" calcext:value-type="float">
            <text:p>0,977</text:p>
          </table:table-cell>
          <table:table-cell table:style-name="ce109" table:formula="of:=IF(OR(ISBLANK([$Size.H10]);[$Size.H10]=&quot;&quot;;[.G10]=&quot;&quot;);&quot;&quot;;IF([$Size.H10]=&quot;FAIL&quot;;&quot;FAIL&quot;;[$Size.H10]/[$Size.$C10]))" office:value-type="float" office:value="0.972368924607731" calcext:value-type="float">
            <text:p>0,972</text:p>
          </table:table-cell>
          <table:table-cell table:style-name="ce109" table:formula="of:=IF(OR(ISBLANK([$Size.I10]);[$Size.I10]=&quot;&quot;;[.H10]=&quot;&quot;);&quot;&quot;;IF([$Size.I10]=&quot;FAIL&quot;;&quot;FAIL&quot;;[$Size.I10]/[$Size.$C10]))" office:value-type="float" office:value="0.972522005357826" calcext:value-type="float">
            <text:p>0,973</text:p>
          </table:table-cell>
          <table:table-cell table:style-name="ce109" table:formula="of:=IF(OR(ISBLANK([$Size.J10]);[$Size.J10]=&quot;&quot;;[.I10]=&quot;&quot;);&quot;&quot;;IF([$Size.J10]=&quot;FAIL&quot;;&quot;FAIL&quot;;[$Size.J10]/[$Size.$C10]))" office:value-type="float" office:value="0.979869881362419" calcext:value-type="float">
            <text:p>0,980</text:p>
          </table:table-cell>
          <table:table-cell table:style-name="ce109" table:formula="of:=IF(OR(ISBLANK([$Size.K10]);[$Size.K10]=&quot;&quot;;[.J10]=&quot;&quot;);&quot;&quot;;IF([$Size.K10]=&quot;FAIL&quot;;&quot;FAIL&quot;;[$Size.K10]/[$Size.$C10]))">
            <text:p/>
          </table:table-cell>
          <table:table-cell table:style-name="ce109" table:formula="of:=IF(OR(ISBLANK([$Size.L10]);[$Size.L10]=&quot;&quot;;[.K10]=&quot;&quot;);&quot;&quot;;IF([$Size.L10]=&quot;FAIL&quot;;&quot;FAIL&quot;;[$Size.L10]/[$Size.$C10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 table:formula="of:=IF(ISBLANK([$Size.A11]);&quot;&quot;;[$Size.A11])">
            <text:p/>
          </table:table-cell>
          <table:table-cell table:style-name="ce95" table:formula="of:=IF(ISBLANK([$Size.B11]);&quot;&quot;;[$Size.B11])" office:value-type="string" office:string-value="EVR-dec" calcext:value-type="string">
            <text:p>EVR-dec</text:p>
          </table:table-cell>
          <table:table-cell table:style-name="ce109" table:formula="of:=IF(OR(ISBLANK([$Size.C11]);[$Size.C11]=&quot;&quot;;[.B11]=&quot;&quot;);&quot;&quot;;IF([$Size.C11]=&quot;FAIL&quot;;&quot;FAIL&quot;;[$Size.C11]/[$Size.$C11]))" office:value-type="float" office:value="1" calcext:value-type="float">
            <text:p>1,000</text:p>
          </table:table-cell>
          <table:table-cell table:style-name="ce109" table:formula="of:=IF(OR(ISBLANK([$Size.D11]);[$Size.D11]=&quot;&quot;;[.C11]=&quot;&quot;);&quot;&quot;;IF([$Size.D11]=&quot;FAIL&quot;;&quot;FAIL&quot;;[$Size.D11]/[$Size.$C11]))" office:value-type="float" office:value="0.980053464939338" calcext:value-type="float">
            <text:p>0,980</text:p>
          </table:table-cell>
          <table:table-cell table:style-name="ce109" table:formula="of:=IF(OR(ISBLANK([$Size.E11]);[$Size.E11]=&quot;&quot;;[.D11]=&quot;&quot;);&quot;&quot;;IF([$Size.E11]=&quot;FAIL&quot;;&quot;FAIL&quot;;[$Size.E11]/[$Size.$C11]))" office:value-type="float" office:value="0.978819658646926" calcext:value-type="float">
            <text:p>0,979</text:p>
          </table:table-cell>
          <table:table-cell table:style-name="ce109" table:formula="of:=IF(OR(ISBLANK([$Size.F11]);[$Size.F11]=&quot;&quot;;[.E11]=&quot;&quot;);&quot;&quot;;IF([$Size.F11]=&quot;FAIL&quot;;&quot;FAIL&quot;;[$Size.F11]/[$Size.$C11]))" office:value-type="float" office:value="0.982726711906231" calcext:value-type="float">
            <text:p>0,983</text:p>
          </table:table-cell>
          <table:table-cell table:style-name="ce109" table:formula="of:=IF(OR(ISBLANK([$Size.G11]);[$Size.G11]=&quot;&quot;;[.F11]=&quot;&quot;);&quot;&quot;;IF([$Size.G11]=&quot;FAIL&quot;;&quot;FAIL&quot;;[$Size.G11]/[$Size.$C11]))" office:value-type="float" office:value="0.979230927411063" calcext:value-type="float">
            <text:p>0,979</text:p>
          </table:table-cell>
          <table:table-cell table:style-name="ce109" table:formula="of:=IF(OR(ISBLANK([$Size.H11]);[$Size.H11]=&quot;&quot;;[.G11]=&quot;&quot;);&quot;&quot;;IF([$Size.H11]=&quot;FAIL&quot;;&quot;FAIL&quot;;[$Size.H11]/[$Size.$C11]))" office:value-type="float" office:value="0.958667489204195" calcext:value-type="float">
            <text:p>0,959</text:p>
          </table:table-cell>
          <table:table-cell table:style-name="ce109" table:formula="of:=IF(OR(ISBLANK([$Size.I11]);[$Size.I11]=&quot;&quot;;[.H11]=&quot;&quot;);&quot;&quot;;IF([$Size.I11]=&quot;FAIL&quot;;&quot;FAIL&quot;;[$Size.I11]/[$Size.$C11]))" office:value-type="float" office:value="0.958873123586264" calcext:value-type="float">
            <text:p>0,959</text:p>
          </table:table-cell>
          <table:table-cell table:style-name="ce109" table:formula="of:=IF(OR(ISBLANK([$Size.J11]);[$Size.J11]=&quot;&quot;;[.I11]=&quot;&quot;);&quot;&quot;;IF([$Size.J11]=&quot;FAIL&quot;;&quot;FAIL&quot;;[$Size.J11]/[$Size.$C11]))" office:value-type="float" office:value="0.960723833024882" calcext:value-type="float">
            <text:p>0,961</text:p>
          </table:table-cell>
          <table:table-cell table:style-name="ce109" table:formula="of:=IF(OR(ISBLANK([$Size.K11]);[$Size.K11]=&quot;&quot;;[.J11]=&quot;&quot;);&quot;&quot;;IF([$Size.K11]=&quot;FAIL&quot;;&quot;FAIL&quot;;[$Size.K11]/[$Size.$C11]))">
            <text:p/>
          </table:table-cell>
          <table:table-cell table:style-name="ce109" table:formula="of:=IF(OR(ISBLANK([$Size.L11]);[$Size.L11]=&quot;&quot;;[.K11]=&quot;&quot;);&quot;&quot;;IF([$Size.L11]=&quot;FAIL&quot;;&quot;FAIL&quot;;[$Size.L11]/[$Size.$C11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/>
          <table:table-cell table:style-name="ce95" office:value-type="string" calcext:value-type="string">
            <text:p>FR-cod</text:p>
          </table:table-cell>
          <table:table-cell table:style-name="ce109" table:formula="of:=IF(OR(ISBLANK([$Size.C12]);[$Size.C12]=&quot;&quot;;[.B12]=&quot;&quot;);&quot;&quot;;IF([$Size.C12]=&quot;FAIL&quot;;&quot;FAIL&quot;;[$Size.C12]/[$Size.$C12]))" office:value-type="float" office:value="1" calcext:value-type="float">
            <text:p>1,000</text:p>
          </table:table-cell>
          <table:table-cell table:style-name="ce109" table:formula="of:=IF(OR(ISBLANK([$Size.D12]);[$Size.D12]=&quot;&quot;;[.C12]=&quot;&quot;);&quot;&quot;;IF([$Size.D12]=&quot;FAIL&quot;;&quot;FAIL&quot;;[$Size.D12]/[$Size.$C12]))" office:value-type="float" office:value="1" calcext:value-type="float">
            <text:p>1,000</text:p>
          </table:table-cell>
          <table:table-cell table:style-name="ce109" table:formula="of:=IF(OR(ISBLANK([$Size.E12]);[$Size.E12]=&quot;&quot;;[.D12]=&quot;&quot;);&quot;&quot;;IF([$Size.E12]=&quot;FAIL&quot;;&quot;FAIL&quot;;[$Size.E12]/[$Size.$C12]))" office:value-type="float" office:value="1.00185356811863" calcext:value-type="float">
            <text:p>1,002</text:p>
          </table:table-cell>
          <table:table-cell table:style-name="ce109" table:formula="of:=IF(OR(ISBLANK([$Size.F12]);[$Size.F12]=&quot;&quot;;[.E12]=&quot;&quot;);&quot;&quot;;IF([$Size.F12]=&quot;FAIL&quot;;&quot;FAIL&quot;;[$Size.F12]/[$Size.$C12]))" office:value-type="float" office:value="0.992585727525487" calcext:value-type="float">
            <text:p>0,993</text:p>
          </table:table-cell>
          <table:table-cell table:style-name="ce109" table:formula="of:=IF(OR(ISBLANK([$Size.G12]);[$Size.G12]=&quot;&quot;;[.F12]=&quot;&quot;);&quot;&quot;;IF([$Size.G12]=&quot;FAIL&quot;;&quot;FAIL&quot;;[$Size.G12]/[$Size.$C12]))" office:value-type="float" office:value="0.998146431881372" calcext:value-type="float">
            <text:p>0,998</text:p>
          </table:table-cell>
          <table:table-cell table:style-name="ce109" table:formula="of:=IF(OR(ISBLANK([$Size.H12]);[$Size.H12]=&quot;&quot;;[.G12]=&quot;&quot;);&quot;&quot;;IF([$Size.H12]=&quot;FAIL&quot;;&quot;FAIL&quot;;[$Size.H12]/[$Size.$C12]))" office:value-type="float" office:value="0.992585727525487" calcext:value-type="float">
            <text:p>0,993</text:p>
          </table:table-cell>
          <table:table-cell table:style-name="ce109" table:formula="of:=IF(OR(ISBLANK([$Size.I12]);[$Size.I12]=&quot;&quot;;[.H12]=&quot;&quot;);&quot;&quot;;IF([$Size.I12]=&quot;FAIL&quot;;&quot;FAIL&quot;;[$Size.I12]/[$Size.$C12]))" office:value-type="float" office:value="0.992585727525487" calcext:value-type="float">
            <text:p>0,993</text:p>
          </table:table-cell>
          <table:table-cell table:style-name="ce109" table:formula="of:=IF(OR(ISBLANK([$Size.J12]);[$Size.J12]=&quot;&quot;;[.I12]=&quot;&quot;);&quot;&quot;;IF([$Size.J12]=&quot;FAIL&quot;;&quot;FAIL&quot;;[$Size.J12]/[$Size.$C12]))" office:value-type="float" office:value="1.12604263206673" calcext:value-type="float">
            <text:p>1,126</text:p>
          </table:table-cell>
          <table:table-cell table:style-name="ce109" table:formula="of:=IF(OR(ISBLANK([$Size.K12]);[$Size.K12]=&quot;&quot;;[.J12]=&quot;&quot;);&quot;&quot;;IF([$Size.K12]=&quot;FAIL&quot;;&quot;FAIL&quot;;[$Size.K12]/[$Size.$C12]))">
            <text:p/>
          </table:table-cell>
          <table:table-cell table:style-name="ce109" table:formula="of:=IF(OR(ISBLANK([$Size.L12]);[$Size.L12]=&quot;&quot;;[.K12]=&quot;&quot;);&quot;&quot;;IF([$Size.L12]=&quot;FAIL&quot;;&quot;FAIL&quot;;[$Size.L12]/[$Size.$C12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/>
          <table:table-cell table:style-name="ce95" office:value-type="string" calcext:value-type="string">
            <text:p>FR-dec</text:p>
          </table:table-cell>
          <table:table-cell table:style-name="ce109" table:formula="of:=IF(OR(ISBLANK([$Size.C13]);[$Size.C13]=&quot;&quot;;[.B13]=&quot;&quot;);&quot;&quot;;IF([$Size.C13]=&quot;FAIL&quot;;&quot;FAIL&quot;;[$Size.C13]/[$Size.$C13]))" office:value-type="float" office:value="1" calcext:value-type="float">
            <text:p>1,000</text:p>
          </table:table-cell>
          <table:table-cell table:style-name="ce109" table:formula="of:=IF(OR(ISBLANK([$Size.D13]);[$Size.D13]=&quot;&quot;;[.C13]=&quot;&quot;);&quot;&quot;;IF([$Size.D13]=&quot;FAIL&quot;;&quot;FAIL&quot;;[$Size.D13]/[$Size.$C13]))" office:value-type="float" office:value="1" calcext:value-type="float">
            <text:p>1,000</text:p>
          </table:table-cell>
          <table:table-cell table:style-name="ce109" table:formula="of:=IF(OR(ISBLANK([$Size.E13]);[$Size.E13]=&quot;&quot;;[.D13]=&quot;&quot;);&quot;&quot;;IF([$Size.E13]=&quot;FAIL&quot;;&quot;FAIL&quot;;[$Size.E13]/[$Size.$C13]))" office:value-type="float" office:value="0.9847850893876" calcext:value-type="float">
            <text:p>0,985</text:p>
          </table:table-cell>
          <table:table-cell table:style-name="ce109" table:formula="of:=IF(OR(ISBLANK([$Size.F13]);[$Size.F13]=&quot;&quot;;[.E13]=&quot;&quot;);&quot;&quot;;IF([$Size.F13]=&quot;FAIL&quot;;&quot;FAIL&quot;;[$Size.F13]/[$Size.$C13]))" office:value-type="float" office:value="0.97907949790795" calcext:value-type="float">
            <text:p>0,979</text:p>
          </table:table-cell>
          <table:table-cell table:style-name="ce109" table:formula="of:=IF(OR(ISBLANK([$Size.G13]);[$Size.G13]=&quot;&quot;;[.F13]=&quot;&quot;);&quot;&quot;;IF([$Size.G13]=&quot;FAIL&quot;;&quot;FAIL&quot;;[$Size.G13]/[$Size.$C13]))" office:value-type="float" office:value="0.97793837961202" calcext:value-type="float">
            <text:p>0,978</text:p>
          </table:table-cell>
          <table:table-cell table:style-name="ce109" table:formula="of:=IF(OR(ISBLANK([$Size.H13]);[$Size.H13]=&quot;&quot;;[.G13]=&quot;&quot;);&quot;&quot;;IF([$Size.H13]=&quot;FAIL&quot;;&quot;FAIL&quot;;[$Size.H13]/[$Size.$C13]))" office:value-type="float" office:value="0.97299353366299" calcext:value-type="float">
            <text:p>0,973</text:p>
          </table:table-cell>
          <table:table-cell table:style-name="ce109" table:formula="of:=IF(OR(ISBLANK([$Size.I13]);[$Size.I13]=&quot;&quot;;[.H13]=&quot;&quot;);&quot;&quot;;IF([$Size.I13]=&quot;FAIL&quot;;&quot;FAIL&quot;;[$Size.I13]/[$Size.$C13]))" office:value-type="float" office:value="0.97299353366299" calcext:value-type="float">
            <text:p>0,973</text:p>
          </table:table-cell>
          <table:table-cell table:style-name="ce109" table:formula="of:=IF(OR(ISBLANK([$Size.J13]);[$Size.J13]=&quot;&quot;;[.I13]=&quot;&quot;);&quot;&quot;;IF([$Size.J13]=&quot;FAIL&quot;;&quot;FAIL&quot;;[$Size.J13]/[$Size.$C13]))" office:value-type="float" office:value="0.97907949790795" calcext:value-type="float">
            <text:p>0,979</text:p>
          </table:table-cell>
          <table:table-cell table:style-name="ce109" table:formula="of:=IF(OR(ISBLANK([$Size.K13]);[$Size.K13]=&quot;&quot;;[.J13]=&quot;&quot;);&quot;&quot;;IF([$Size.K13]=&quot;FAIL&quot;;&quot;FAIL&quot;;[$Size.K13]/[$Size.$C13]))">
            <text:p/>
          </table:table-cell>
          <table:table-cell table:style-name="ce109" table:formula="of:=IF(OR(ISBLANK([$Size.L13]);[$Size.L13]=&quot;&quot;;[.K13]=&quot;&quot;);&quot;&quot;;IF([$Size.L13]=&quot;FAIL&quot;;&quot;FAIL&quot;;[$Size.L13]/[$Size.$C13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 table:formula="of:=IF(ISBLANK([$Size.A14]);&quot;&quot;;[$Size.A14])">
            <text:p/>
          </table:table-cell>
          <table:table-cell table:style-name="ce95" table:formula="of:=IF(ISBLANK([$Size.B14]);&quot;&quot;;[$Size.B14])" office:value-type="string" office:string-value="G721-cod" calcext:value-type="string">
            <text:p>G721-cod</text:p>
          </table:table-cell>
          <table:table-cell table:style-name="ce109" table:formula="of:=IF(OR(ISBLANK([$Size.C14]);[$Size.C14]=&quot;&quot;;[.B14]=&quot;&quot;);&quot;&quot;;IF([$Size.C14]=&quot;FAIL&quot;;&quot;FAIL&quot;;[$Size.C14]/[$Size.$C14]))" office:value-type="float" office:value="1" calcext:value-type="float">
            <text:p>1,000</text:p>
          </table:table-cell>
          <table:table-cell table:style-name="ce109" table:formula="of:=IF(OR(ISBLANK([$Size.D14]);[$Size.D14]=&quot;&quot;;[.C14]=&quot;&quot;);&quot;&quot;;IF([$Size.D14]=&quot;FAIL&quot;;&quot;FAIL&quot;;[$Size.D14]/[$Size.$C14]))" office:value-type="float" office:value="0.948646125116713" calcext:value-type="float">
            <text:p>0,949</text:p>
          </table:table-cell>
          <table:table-cell table:style-name="ce109" table:formula="of:=IF(OR(ISBLANK([$Size.E14]);[$Size.E14]=&quot;&quot;;[.D14]=&quot;&quot;);&quot;&quot;;IF([$Size.E14]=&quot;FAIL&quot;;&quot;FAIL&quot;;[$Size.E14]/[$Size.$C14]))" office:value-type="float" office:value="0.948646125116713" calcext:value-type="float">
            <text:p>0,949</text:p>
          </table:table-cell>
          <table:table-cell table:style-name="ce109" table:formula="of:=IF(OR(ISBLANK([$Size.F14]);[$Size.F14]=&quot;&quot;;[.E14]=&quot;&quot;);&quot;&quot;;IF([$Size.F14]=&quot;FAIL&quot;;&quot;FAIL&quot;;[$Size.F14]/[$Size.$C14]))" office:value-type="float" office:value="0.947712418300653" calcext:value-type="float">
            <text:p>0,948</text:p>
          </table:table-cell>
          <table:table-cell table:style-name="ce109" table:formula="of:=IF(OR(ISBLANK([$Size.G14]);[$Size.G14]=&quot;&quot;;[.F14]=&quot;&quot;);&quot;&quot;;IF([$Size.G14]=&quot;FAIL&quot;;&quot;FAIL&quot;;[$Size.G14]/[$Size.$C14]))" office:value-type="float" office:value="0.947712418300653" calcext:value-type="float">
            <text:p>0,948</text:p>
          </table:table-cell>
          <table:table-cell table:style-name="ce109" table:formula="of:=IF(OR(ISBLANK([$Size.H14]);[$Size.H14]=&quot;&quot;;[.G14]=&quot;&quot;);&quot;&quot;;IF([$Size.H14]=&quot;FAIL&quot;;&quot;FAIL&quot;;[$Size.H14]/[$Size.$C14]))" office:value-type="float" office:value="0.943043884220355" calcext:value-type="float">
            <text:p>0,943</text:p>
          </table:table-cell>
          <table:table-cell table:style-name="ce109" table:formula="of:=IF(OR(ISBLANK([$Size.I14]);[$Size.I14]=&quot;&quot;;[.H14]=&quot;&quot;);&quot;&quot;;IF([$Size.I14]=&quot;FAIL&quot;;&quot;FAIL&quot;;[$Size.I14]/[$Size.$C14]))" office:value-type="float" office:value="0.943043884220355" calcext:value-type="float">
            <text:p>0,943</text:p>
          </table:table-cell>
          <table:table-cell table:style-name="ce109" table:formula="of:=IF(OR(ISBLANK([$Size.J14]);[$Size.J14]=&quot;&quot;;[.I14]=&quot;&quot;);&quot;&quot;;IF([$Size.J14]=&quot;FAIL&quot;;&quot;FAIL&quot;;[$Size.J14]/[$Size.$C14]))" office:value-type="float" office:value="0.943043884220355" calcext:value-type="float">
            <text:p>0,943</text:p>
          </table:table-cell>
          <table:table-cell table:style-name="ce109" table:formula="of:=IF(OR(ISBLANK([$Size.K14]);[$Size.K14]=&quot;&quot;;[.J14]=&quot;&quot;);&quot;&quot;;IF([$Size.K14]=&quot;FAIL&quot;;&quot;FAIL&quot;;[$Size.K14]/[$Size.$C14]))">
            <text:p/>
          </table:table-cell>
          <table:table-cell table:style-name="ce109" table:formula="of:=IF(OR(ISBLANK([$Size.L14]);[$Size.L14]=&quot;&quot;;[.K14]=&quot;&quot;);&quot;&quot;;IF([$Size.L14]=&quot;FAIL&quot;;&quot;FAIL&quot;;[$Size.L14]/[$Size.$C14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 table:formula="of:=IF(ISBLANK([$Size.A15]);&quot;&quot;;[$Size.A15])">
            <text:p/>
          </table:table-cell>
          <table:table-cell table:style-name="ce95" table:formula="of:=IF(ISBLANK([$Size.B15]);&quot;&quot;;[$Size.B15])" office:value-type="string" office:string-value="G721-dec" calcext:value-type="string">
            <text:p>G721-dec</text:p>
          </table:table-cell>
          <table:table-cell table:style-name="ce109" table:formula="of:=IF(OR(ISBLANK([$Size.C15]);[$Size.C15]=&quot;&quot;;[.B15]=&quot;&quot;);&quot;&quot;;IF([$Size.C15]=&quot;FAIL&quot;;&quot;FAIL&quot;;[$Size.C15]/[$Size.$C15]))" office:value-type="float" office:value="1" calcext:value-type="float">
            <text:p>1,000</text:p>
          </table:table-cell>
          <table:table-cell table:style-name="ce109" table:formula="of:=IF(OR(ISBLANK([$Size.D15]);[$Size.D15]=&quot;&quot;;[.C15]=&quot;&quot;);&quot;&quot;;IF([$Size.D15]=&quot;FAIL&quot;;&quot;FAIL&quot;;[$Size.D15]/[$Size.$C15]))" office:value-type="float" office:value="0.943000838222967" calcext:value-type="float">
            <text:p>0,943</text:p>
          </table:table-cell>
          <table:table-cell table:style-name="ce109" table:formula="of:=IF(OR(ISBLANK([$Size.E15]);[$Size.E15]=&quot;&quot;;[.D15]=&quot;&quot;);&quot;&quot;;IF([$Size.E15]=&quot;FAIL&quot;;&quot;FAIL&quot;;[$Size.E15]/[$Size.$C15]))" office:value-type="float" office:value="0.945515507124895" calcext:value-type="float">
            <text:p>0,946</text:p>
          </table:table-cell>
          <table:table-cell table:style-name="ce109" table:formula="of:=IF(OR(ISBLANK([$Size.F15]);[$Size.F15]=&quot;&quot;;[.E15]=&quot;&quot;);&quot;&quot;;IF([$Size.F15]=&quot;FAIL&quot;;&quot;FAIL&quot;;[$Size.F15]/[$Size.$C15]))" office:value-type="float" office:value="0.945515507124895" calcext:value-type="float">
            <text:p>0,946</text:p>
          </table:table-cell>
          <table:table-cell table:style-name="ce109" table:formula="of:=IF(OR(ISBLANK([$Size.G15]);[$Size.G15]=&quot;&quot;;[.F15]=&quot;&quot;);&quot;&quot;;IF([$Size.G15]=&quot;FAIL&quot;;&quot;FAIL&quot;;[$Size.G15]/[$Size.$C15]))" office:value-type="float" office:value="0.947191953059514" calcext:value-type="float">
            <text:p>0,947</text:p>
          </table:table-cell>
          <table:table-cell table:style-name="ce109" table:formula="of:=IF(OR(ISBLANK([$Size.H15]);[$Size.H15]=&quot;&quot;;[.G15]=&quot;&quot;);&quot;&quot;;IF([$Size.H15]=&quot;FAIL&quot;;&quot;FAIL&quot;;[$Size.H15]/[$Size.$C15]))" office:value-type="float" office:value="0.943000838222967" calcext:value-type="float">
            <text:p>0,943</text:p>
          </table:table-cell>
          <table:table-cell table:style-name="ce109" table:formula="of:=IF(OR(ISBLANK([$Size.I15]);[$Size.I15]=&quot;&quot;;[.H15]=&quot;&quot;);&quot;&quot;;IF([$Size.I15]=&quot;FAIL&quot;;&quot;FAIL&quot;;[$Size.I15]/[$Size.$C15]))" office:value-type="float" office:value="0.943000838222967" calcext:value-type="float">
            <text:p>0,943</text:p>
          </table:table-cell>
          <table:table-cell table:style-name="ce109" table:formula="of:=IF(OR(ISBLANK([$Size.J15]);[$Size.J15]=&quot;&quot;;[.I15]=&quot;&quot;);&quot;&quot;;IF([$Size.J15]=&quot;FAIL&quot;;&quot;FAIL&quot;;[$Size.J15]/[$Size.$C15]))" office:value-type="float" office:value="0.941324392288349" calcext:value-type="float">
            <text:p>0,941</text:p>
          </table:table-cell>
          <table:table-cell table:style-name="ce109" table:formula="of:=IF(OR(ISBLANK([$Size.K15]);[$Size.K15]=&quot;&quot;;[.J15]=&quot;&quot;);&quot;&quot;;IF([$Size.K15]=&quot;FAIL&quot;;&quot;FAIL&quot;;[$Size.K15]/[$Size.$C15]))">
            <text:p/>
          </table:table-cell>
          <table:table-cell table:style-name="ce109" table:formula="of:=IF(OR(ISBLANK([$Size.L15]);[$Size.L15]=&quot;&quot;;[.K15]=&quot;&quot;);&quot;&quot;;IF([$Size.L15]=&quot;FAIL&quot;;&quot;FAIL&quot;;[$Size.L15]/[$Size.$C15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 table:formula="of:=IF(ISBLANK([$Size.A16]);&quot;&quot;;[$Size.A16])">
            <text:p/>
          </table:table-cell>
          <table:table-cell table:style-name="ce95" table:formula="of:=IF(ISBLANK([$Size.B16]);&quot;&quot;;[$Size.B16])" office:value-type="string" office:string-value="G722-cod" calcext:value-type="string">
            <text:p>G722-cod</text:p>
          </table:table-cell>
          <table:table-cell table:style-name="ce109" table:formula="of:=IF(OR(ISBLANK([$Size.C16]);[$Size.C16]=&quot;&quot;;[.B16]=&quot;&quot;);&quot;&quot;;IF([$Size.C16]=&quot;FAIL&quot;;&quot;FAIL&quot;;[$Size.C16]/[$Size.$C16]))" office:value-type="float" office:value="1" calcext:value-type="float">
            <text:p>1,000</text:p>
          </table:table-cell>
          <table:table-cell table:style-name="ce109" table:formula="of:=IF(OR(ISBLANK([$Size.D16]);[$Size.D16]=&quot;&quot;;[.C16]=&quot;&quot;);&quot;&quot;;IF([$Size.D16]=&quot;FAIL&quot;;&quot;FAIL&quot;;[$Size.D16]/[$Size.$C16]))" office:value-type="float" office:value="0.99572192513369" calcext:value-type="float">
            <text:p>0,996</text:p>
          </table:table-cell>
          <table:table-cell table:style-name="ce109" table:formula="of:=IF(OR(ISBLANK([$Size.E16]);[$Size.E16]=&quot;&quot;;[.D16]=&quot;&quot;);&quot;&quot;;IF([$Size.E16]=&quot;FAIL&quot;;&quot;FAIL&quot;;[$Size.E16]/[$Size.$C16]))" office:value-type="float" office:value="0.993582887700535" calcext:value-type="float">
            <text:p>0,994</text:p>
          </table:table-cell>
          <table:table-cell table:style-name="ce109" table:formula="of:=IF(OR(ISBLANK([$Size.F16]);[$Size.F16]=&quot;&quot;;[.E16]=&quot;&quot;);&quot;&quot;;IF([$Size.F16]=&quot;FAIL&quot;;&quot;FAIL&quot;;[$Size.F16]/[$Size.$C16]))" office:value-type="float" office:value="0.98716577540107" calcext:value-type="float">
            <text:p>0,987</text:p>
          </table:table-cell>
          <table:table-cell table:style-name="ce109" table:formula="of:=IF(OR(ISBLANK([$Size.G16]);[$Size.G16]=&quot;&quot;;[.F16]=&quot;&quot;);&quot;&quot;;IF([$Size.G16]=&quot;FAIL&quot;;&quot;FAIL&quot;;[$Size.G16]/[$Size.$C16]))" office:value-type="float" office:value="0.99144385026738" calcext:value-type="float">
            <text:p>0,991</text:p>
          </table:table-cell>
          <table:table-cell table:style-name="ce109" table:formula="of:=IF(OR(ISBLANK([$Size.H16]);[$Size.H16]=&quot;&quot;;[.G16]=&quot;&quot;);&quot;&quot;;IF([$Size.H16]=&quot;FAIL&quot;;&quot;FAIL&quot;;[$Size.H16]/[$Size.$C16]))" office:value-type="float" office:value="0.980748663101604" calcext:value-type="float">
            <text:p>0,981</text:p>
          </table:table-cell>
          <table:table-cell table:style-name="ce109" table:formula="of:=IF(OR(ISBLANK([$Size.I16]);[$Size.I16]=&quot;&quot;;[.H16]=&quot;&quot;);&quot;&quot;;IF([$Size.I16]=&quot;FAIL&quot;;&quot;FAIL&quot;;[$Size.I16]/[$Size.$C16]))" office:value-type="float" office:value="0.980748663101604" calcext:value-type="float">
            <text:p>0,981</text:p>
          </table:table-cell>
          <table:table-cell table:style-name="ce109" table:formula="of:=IF(OR(ISBLANK([$Size.J16]);[$Size.J16]=&quot;&quot;;[.I16]=&quot;&quot;);&quot;&quot;;IF([$Size.J16]=&quot;FAIL&quot;;&quot;FAIL&quot;;[$Size.J16]/[$Size.$C16]))" office:value-type="float" office:value="0.976470588235294" calcext:value-type="float">
            <text:p>0,976</text:p>
          </table:table-cell>
          <table:table-cell table:style-name="ce109" table:formula="of:=IF(OR(ISBLANK([$Size.K16]);[$Size.K16]=&quot;&quot;;[.J16]=&quot;&quot;);&quot;&quot;;IF([$Size.K16]=&quot;FAIL&quot;;&quot;FAIL&quot;;[$Size.K16]/[$Size.$C16]))">
            <text:p/>
          </table:table-cell>
          <table:table-cell table:style-name="ce109" table:formula="of:=IF(OR(ISBLANK([$Size.L16]);[$Size.L16]=&quot;&quot;;[.K16]=&quot;&quot;);&quot;&quot;;IF([$Size.L16]=&quot;FAIL&quot;;&quot;FAIL&quot;;[$Size.L16]/[$Size.$C16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 table:formula="of:=IF(ISBLANK([$Size.A17]);&quot;&quot;;[$Size.A17])">
            <text:p/>
          </table:table-cell>
          <table:table-cell table:style-name="ce95" table:formula="of:=IF(ISBLANK([$Size.B17]);&quot;&quot;;[$Size.B17])" office:value-type="string" office:string-value="G722-dec" calcext:value-type="string">
            <text:p>G722-dec</text:p>
          </table:table-cell>
          <table:table-cell table:style-name="ce109" table:formula="of:=IF(OR(ISBLANK([$Size.C17]);[$Size.C17]=&quot;&quot;;[.B17]=&quot;&quot;);&quot;&quot;;IF([$Size.C17]=&quot;FAIL&quot;;&quot;FAIL&quot;;[$Size.C17]/[$Size.$C17]))" office:value-type="float" office:value="1" calcext:value-type="float">
            <text:p>1,000</text:p>
          </table:table-cell>
          <table:table-cell table:style-name="ce109" table:formula="of:=IF(OR(ISBLANK([$Size.D17]);[$Size.D17]=&quot;&quot;;[.C17]=&quot;&quot;);&quot;&quot;;IF([$Size.D17]=&quot;FAIL&quot;;&quot;FAIL&quot;;[$Size.D17]/[$Size.$C17]))" office:value-type="float" office:value="1.00109170305677" calcext:value-type="float">
            <text:p>1,001</text:p>
          </table:table-cell>
          <table:table-cell table:style-name="ce109" table:formula="of:=IF(OR(ISBLANK([$Size.E17]);[$Size.E17]=&quot;&quot;;[.D17]=&quot;&quot;);&quot;&quot;;IF([$Size.E17]=&quot;FAIL&quot;;&quot;FAIL&quot;;[$Size.E17]/[$Size.$C17]))" office:value-type="float" office:value="1.00109170305677" calcext:value-type="float">
            <text:p>1,001</text:p>
          </table:table-cell>
          <table:table-cell table:style-name="ce109" table:formula="of:=IF(OR(ISBLANK([$Size.F17]);[$Size.F17]=&quot;&quot;;[.E17]=&quot;&quot;);&quot;&quot;;IF([$Size.F17]=&quot;FAIL&quot;;&quot;FAIL&quot;;[$Size.F17]/[$Size.$C17]))" office:value-type="float" office:value="0.998908296943231" calcext:value-type="float">
            <text:p>0,999</text:p>
          </table:table-cell>
          <table:table-cell table:style-name="ce109" table:formula="of:=IF(OR(ISBLANK([$Size.G17]);[$Size.G17]=&quot;&quot;;[.F17]=&quot;&quot;);&quot;&quot;;IF([$Size.G17]=&quot;FAIL&quot;;&quot;FAIL&quot;;[$Size.G17]/[$Size.$C17]))" office:value-type="float" office:value="1.00764192139738" calcext:value-type="float">
            <text:p>1,008</text:p>
          </table:table-cell>
          <table:table-cell table:style-name="ce109" table:formula="of:=IF(OR(ISBLANK([$Size.H17]);[$Size.H17]=&quot;&quot;;[.G17]=&quot;&quot;);&quot;&quot;;IF([$Size.H17]=&quot;FAIL&quot;;&quot;FAIL&quot;;[$Size.H17]/[$Size.$C17]))" office:value-type="float" office:value="0.983624454148472" calcext:value-type="float">
            <text:p>0,984</text:p>
          </table:table-cell>
          <table:table-cell table:style-name="ce109" table:formula="of:=IF(OR(ISBLANK([$Size.I17]);[$Size.I17]=&quot;&quot;;[.H17]=&quot;&quot;);&quot;&quot;;IF([$Size.I17]=&quot;FAIL&quot;;&quot;FAIL&quot;;[$Size.I17]/[$Size.$C17]))" office:value-type="float" office:value="0.983624454148472" calcext:value-type="float">
            <text:p>0,984</text:p>
          </table:table-cell>
          <table:table-cell table:style-name="ce109" table:formula="of:=IF(OR(ISBLANK([$Size.J17]);[$Size.J17]=&quot;&quot;;[.I17]=&quot;&quot;);&quot;&quot;;IF([$Size.J17]=&quot;FAIL&quot;;&quot;FAIL&quot;;[$Size.J17]/[$Size.$C17]))" office:value-type="float" office:value="0.978165938864629" calcext:value-type="float">
            <text:p>0,978</text:p>
          </table:table-cell>
          <table:table-cell table:style-name="ce109" table:formula="of:=IF(OR(ISBLANK([$Size.K17]);[$Size.K17]=&quot;&quot;;[.J17]=&quot;&quot;);&quot;&quot;;IF([$Size.K17]=&quot;FAIL&quot;;&quot;FAIL&quot;;[$Size.K17]/[$Size.$C17]))">
            <text:p/>
          </table:table-cell>
          <table:table-cell table:style-name="ce109" table:formula="of:=IF(OR(ISBLANK([$Size.L17]);[$Size.L17]=&quot;&quot;;[.K17]=&quot;&quot;);&quot;&quot;;IF([$Size.L17]=&quot;FAIL&quot;;&quot;FAIL&quot;;[$Size.L17]/[$Size.$C17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 table:formula="of:=IF(ISBLANK([$Size.A18]);&quot;&quot;;[$Size.A18])">
            <text:p/>
          </table:table-cell>
          <table:table-cell table:style-name="ce95" table:formula="of:=IF(ISBLANK([$Size.B18]);&quot;&quot;;[$Size.B18])" office:value-type="string" office:string-value="G723-cod" calcext:value-type="string">
            <text:p>G723-cod</text:p>
          </table:table-cell>
          <table:table-cell table:style-name="ce109" table:formula="of:=IF(OR(ISBLANK([$Size.C18]);[$Size.C18]=&quot;&quot;;[.B18]=&quot;&quot;);&quot;&quot;;IF([$Size.C18]=&quot;FAIL&quot;;&quot;FAIL&quot;;[$Size.C18]/[$Size.$C18]))" office:value-type="float" office:value="1" calcext:value-type="float">
            <text:p>1,000</text:p>
          </table:table-cell>
          <table:table-cell table:style-name="ce109" table:formula="of:=IF(OR(ISBLANK([$Size.D18]);[$Size.D18]=&quot;&quot;;[.C18]=&quot;&quot;);&quot;&quot;;IF([$Size.D18]=&quot;FAIL&quot;;&quot;FAIL&quot;;[$Size.D18]/[$Size.$C18]))" office:value-type="float" office:value="0.978297564504461" calcext:value-type="float">
            <text:p>0,978</text:p>
          </table:table-cell>
          <table:table-cell table:style-name="ce109" table:formula="of:=IF(OR(ISBLANK([$Size.E18]);[$Size.E18]=&quot;&quot;;[.D18]=&quot;&quot;);&quot;&quot;;IF([$Size.E18]=&quot;FAIL&quot;;&quot;FAIL&quot;;[$Size.E18]/[$Size.$C18]))" office:value-type="float" office:value="0.983240897034001" calcext:value-type="float">
            <text:p>0,983</text:p>
          </table:table-cell>
          <table:table-cell table:style-name="ce109" table:formula="of:=IF(OR(ISBLANK([$Size.F18]);[$Size.F18]=&quot;&quot;;[.E18]=&quot;&quot;);&quot;&quot;;IF([$Size.F18]=&quot;FAIL&quot;;&quot;FAIL&quot;;[$Size.F18]/[$Size.$C18]))" office:value-type="float" office:value="0.983240897034001" calcext:value-type="float">
            <text:p>0,983</text:p>
          </table:table-cell>
          <table:table-cell table:style-name="ce109" table:formula="of:=IF(OR(ISBLANK([$Size.G18]);[$Size.G18]=&quot;&quot;;[.F18]=&quot;&quot;);&quot;&quot;;IF([$Size.G18]=&quot;FAIL&quot;;&quot;FAIL&quot;;[$Size.G18]/[$Size.$C18]))" office:value-type="float" office:value="0.977935857246202" calcext:value-type="float">
            <text:p>0,978</text:p>
          </table:table-cell>
          <table:table-cell table:style-name="ce109" table:formula="of:=IF(OR(ISBLANK([$Size.H18]);[$Size.H18]=&quot;&quot;;[.G18]=&quot;&quot;);&quot;&quot;;IF([$Size.H18]=&quot;FAIL&quot;;&quot;FAIL&quot;;[$Size.H18]/[$Size.$C18]))" office:value-type="float" office:value="0.969616590306245" calcext:value-type="float">
            <text:p>0,970</text:p>
          </table:table-cell>
          <table:table-cell table:style-name="ce109" table:formula="of:=IF(OR(ISBLANK([$Size.I18]);[$Size.I18]=&quot;&quot;;[.H18]=&quot;&quot;);&quot;&quot;;IF([$Size.I18]=&quot;FAIL&quot;;&quot;FAIL&quot;;[$Size.I18]/[$Size.$C18]))" office:value-type="float" office:value="0.970098866650591" calcext:value-type="float">
            <text:p>0,970</text:p>
          </table:table-cell>
          <table:table-cell table:style-name="ce109" table:formula="of:=IF(OR(ISBLANK([$Size.J18]);[$Size.J18]=&quot;&quot;;[.I18]=&quot;&quot;);&quot;&quot;;IF([$Size.J18]=&quot;FAIL&quot;;&quot;FAIL&quot;;[$Size.J18]/[$Size.$C18]))" office:value-type="float" office:value="0.96322642874367" calcext:value-type="float">
            <text:p>0,963</text:p>
          </table:table-cell>
          <table:table-cell table:style-name="ce109" table:formula="of:=IF(OR(ISBLANK([$Size.K18]);[$Size.K18]=&quot;&quot;;[.J18]=&quot;&quot;);&quot;&quot;;IF([$Size.K18]=&quot;FAIL&quot;;&quot;FAIL&quot;;[$Size.K18]/[$Size.$C18]))">
            <text:p/>
          </table:table-cell>
          <table:table-cell table:style-name="ce109" table:formula="of:=IF(OR(ISBLANK([$Size.L18]);[$Size.L18]=&quot;&quot;;[.K18]=&quot;&quot;);&quot;&quot;;IF([$Size.L18]=&quot;FAIL&quot;;&quot;FAIL&quot;;[$Size.L18]/[$Size.$C18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 table:formula="of:=IF(ISBLANK([$Size.A19]);&quot;&quot;;[$Size.A19])">
            <text:p/>
          </table:table-cell>
          <table:table-cell table:style-name="ce95" table:formula="of:=IF(ISBLANK([$Size.B19]);&quot;&quot;;[$Size.B19])" office:value-type="string" office:string-value="G723-dec" calcext:value-type="string">
            <text:p>G723-dec</text:p>
          </table:table-cell>
          <table:table-cell table:style-name="ce109" table:formula="of:=IF(OR(ISBLANK([$Size.C19]);[$Size.C19]=&quot;&quot;;[.B19]=&quot;&quot;);&quot;&quot;;IF([$Size.C19]=&quot;FAIL&quot;;&quot;FAIL&quot;;[$Size.C19]/[$Size.$C19]))" office:value-type="float" office:value="1" calcext:value-type="float">
            <text:p>1,000</text:p>
          </table:table-cell>
          <table:table-cell table:style-name="ce109" table:formula="of:=IF(OR(ISBLANK([$Size.D19]);[$Size.D19]=&quot;&quot;;[.C19]=&quot;&quot;);&quot;&quot;;IF([$Size.D19]=&quot;FAIL&quot;;&quot;FAIL&quot;;[$Size.D19]/[$Size.$C19]))" office:value-type="float" office:value="0.939442231075697" calcext:value-type="float">
            <text:p>0,939</text:p>
          </table:table-cell>
          <table:table-cell table:style-name="ce109" table:formula="of:=IF(OR(ISBLANK([$Size.E19]);[$Size.E19]=&quot;&quot;;[.D19]=&quot;&quot;);&quot;&quot;;IF([$Size.E19]=&quot;FAIL&quot;;&quot;FAIL&quot;;[$Size.E19]/[$Size.$C19]))" office:value-type="float" office:value="0.935723771580345" calcext:value-type="float">
            <text:p>0,936</text:p>
          </table:table-cell>
          <table:table-cell table:style-name="ce109" table:formula="of:=IF(OR(ISBLANK([$Size.F19]);[$Size.F19]=&quot;&quot;;[.E19]=&quot;&quot;);&quot;&quot;;IF([$Size.F19]=&quot;FAIL&quot;;&quot;FAIL&quot;;[$Size.F19]/[$Size.$C19]))" office:value-type="float" office:value="0.937583001328021" calcext:value-type="float">
            <text:p>0,938</text:p>
          </table:table-cell>
          <table:table-cell table:style-name="ce109" table:formula="of:=IF(OR(ISBLANK([$Size.G19]);[$Size.G19]=&quot;&quot;;[.F19]=&quot;&quot;);&quot;&quot;;IF([$Size.G19]=&quot;FAIL&quot;;&quot;FAIL&quot;;[$Size.G19]/[$Size.$C19]))" office:value-type="float" office:value="0.935989375830013" calcext:value-type="float">
            <text:p>0,936</text:p>
          </table:table-cell>
          <table:table-cell table:style-name="ce109" table:formula="of:=IF(OR(ISBLANK([$Size.H19]);[$Size.H19]=&quot;&quot;;[.G19]=&quot;&quot;);&quot;&quot;;IF([$Size.H19]=&quot;FAIL&quot;;&quot;FAIL&quot;;[$Size.H19]/[$Size.$C19]))" office:value-type="float" office:value="0.936520584329349" calcext:value-type="float">
            <text:p>0,937</text:p>
          </table:table-cell>
          <table:table-cell table:style-name="ce109" table:formula="of:=IF(OR(ISBLANK([$Size.I19]);[$Size.I19]=&quot;&quot;;[.H19]=&quot;&quot;);&quot;&quot;;IF([$Size.I19]=&quot;FAIL&quot;;&quot;FAIL&quot;;[$Size.I19]/[$Size.$C19]))" office:value-type="float" office:value="0.936520584329349" calcext:value-type="float">
            <text:p>0,937</text:p>
          </table:table-cell>
          <table:table-cell table:style-name="ce109" table:formula="of:=IF(OR(ISBLANK([$Size.J19]);[$Size.J19]=&quot;&quot;;[.I19]=&quot;&quot;);&quot;&quot;;IF([$Size.J19]=&quot;FAIL&quot;;&quot;FAIL&quot;;[$Size.J19]/[$Size.$C19]))" office:value-type="float" office:value="0.941832669322709" calcext:value-type="float">
            <text:p>0,942</text:p>
          </table:table-cell>
          <table:table-cell table:style-name="ce109" table:formula="of:=IF(OR(ISBLANK([$Size.K19]);[$Size.K19]=&quot;&quot;;[.J19]=&quot;&quot;);&quot;&quot;;IF([$Size.K19]=&quot;FAIL&quot;;&quot;FAIL&quot;;[$Size.K19]/[$Size.$C19]))">
            <text:p/>
          </table:table-cell>
          <table:table-cell table:style-name="ce109" table:formula="of:=IF(OR(ISBLANK([$Size.L19]);[$Size.L19]=&quot;&quot;;[.K19]=&quot;&quot;);&quot;&quot;;IF([$Size.L19]=&quot;FAIL&quot;;&quot;FAIL&quot;;[$Size.L19]/[$Size.$C19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/>
          <table:table-cell table:style-name="ce95" table:formula="of:=IF(ISBLANK([$Size.B20]);&quot;&quot;;[$Size.B20])" office:value-type="string" office:string-value="G723_24-cod" calcext:value-type="string">
            <text:p>G723_24-cod</text:p>
          </table:table-cell>
          <table:table-cell table:style-name="ce109" table:formula="of:=IF(OR(ISBLANK([$Size.C20]);[$Size.C20]=&quot;&quot;;[.B20]=&quot;&quot;);&quot;&quot;;IF([$Size.C20]=&quot;FAIL&quot;;&quot;FAIL&quot;;[$Size.C20]/[$Size.$C20]))" office:value-type="float" office:value="1" calcext:value-type="float">
            <text:p>1,000</text:p>
          </table:table-cell>
          <table:table-cell table:style-name="ce109" table:formula="of:=IF(OR(ISBLANK([$Size.D20]);[$Size.D20]=&quot;&quot;;[.C20]=&quot;&quot;);&quot;&quot;;IF([$Size.D20]=&quot;FAIL&quot;;&quot;FAIL&quot;;[$Size.D20]/[$Size.$C20]))" office:value-type="float" office:value="0.947916666666667" calcext:value-type="float">
            <text:p>0,948</text:p>
          </table:table-cell>
          <table:table-cell table:style-name="ce109" table:formula="of:=IF(OR(ISBLANK([$Size.E20]);[$Size.E20]=&quot;&quot;;[.D20]=&quot;&quot;);&quot;&quot;;IF([$Size.E20]=&quot;FAIL&quot;;&quot;FAIL&quot;;[$Size.E20]/[$Size.$C20]))" office:value-type="float" office:value="0.947916666666667" calcext:value-type="float">
            <text:p>0,948</text:p>
          </table:table-cell>
          <table:table-cell table:style-name="ce109" table:formula="of:=IF(OR(ISBLANK([$Size.F20]);[$Size.F20]=&quot;&quot;;[.E20]=&quot;&quot;);&quot;&quot;;IF([$Size.F20]=&quot;FAIL&quot;;&quot;FAIL&quot;;[$Size.F20]/[$Size.$C20]))" office:value-type="float" office:value="0.946969696969697" calcext:value-type="float">
            <text:p>0,947</text:p>
          </table:table-cell>
          <table:table-cell table:style-name="ce109" table:formula="of:=IF(OR(ISBLANK([$Size.G20]);[$Size.G20]=&quot;&quot;;[.F20]=&quot;&quot;);&quot;&quot;;IF([$Size.G20]=&quot;FAIL&quot;;&quot;FAIL&quot;;[$Size.G20]/[$Size.$C20]))" office:value-type="float" office:value="0.946969696969697" calcext:value-type="float">
            <text:p>0,947</text:p>
          </table:table-cell>
          <table:table-cell table:style-name="ce109" table:formula="of:=IF(OR(ISBLANK([$Size.H20]);[$Size.H20]=&quot;&quot;;[.G20]=&quot;&quot;);&quot;&quot;;IF([$Size.H20]=&quot;FAIL&quot;;&quot;FAIL&quot;;[$Size.H20]/[$Size.$C20]))" office:value-type="float" office:value="0.940340909090909" calcext:value-type="float">
            <text:p>0,940</text:p>
          </table:table-cell>
          <table:table-cell table:style-name="ce109" table:formula="of:=IF(OR(ISBLANK([$Size.I20]);[$Size.I20]=&quot;&quot;;[.H20]=&quot;&quot;);&quot;&quot;;IF([$Size.I20]=&quot;FAIL&quot;;&quot;FAIL&quot;;[$Size.I20]/[$Size.$C20]))" office:value-type="float" office:value="0.940340909090909" calcext:value-type="float">
            <text:p>0,940</text:p>
          </table:table-cell>
          <table:table-cell table:style-name="ce109" table:formula="of:=IF(OR(ISBLANK([$Size.J20]);[$Size.J20]=&quot;&quot;;[.I20]=&quot;&quot;);&quot;&quot;;IF([$Size.J20]=&quot;FAIL&quot;;&quot;FAIL&quot;;[$Size.J20]/[$Size.$C20]))" office:value-type="float" office:value="0.940340909090909" calcext:value-type="float">
            <text:p>0,940</text:p>
          </table:table-cell>
          <table:table-cell table:style-name="ce109" table:formula="of:=IF(OR(ISBLANK([$Size.K20]);[$Size.K20]=&quot;&quot;;[.J20]=&quot;&quot;);&quot;&quot;;IF([$Size.K20]=&quot;FAIL&quot;;&quot;FAIL&quot;;[$Size.K20]/[$Size.$C20]))">
            <text:p/>
          </table:table-cell>
          <table:table-cell table:style-name="ce109" table:formula="of:=IF(OR(ISBLANK([$Size.L20]);[$Size.L20]=&quot;&quot;;[.K20]=&quot;&quot;);&quot;&quot;;IF([$Size.L20]=&quot;FAIL&quot;;&quot;FAIL&quot;;[$Size.L20]/[$Size.$C20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/>
          <table:table-cell table:style-name="ce95" table:formula="of:=IF(ISBLANK([$Size.B21]);&quot;&quot;;[$Size.B21])" office:value-type="string" office:string-value="G723_24-dec" calcext:value-type="string">
            <text:p>G723_24-dec</text:p>
          </table:table-cell>
          <table:table-cell table:style-name="ce109" table:formula="of:=IF(OR(ISBLANK([$Size.C21]);[$Size.C21]=&quot;&quot;;[.B21]=&quot;&quot;);&quot;&quot;;IF([$Size.C21]=&quot;FAIL&quot;;&quot;FAIL&quot;;[$Size.C21]/[$Size.$C21]))" office:value-type="float" office:value="1" calcext:value-type="float">
            <text:p>1,000</text:p>
          </table:table-cell>
          <table:table-cell table:style-name="ce109" table:formula="of:=IF(OR(ISBLANK([$Size.D21]);[$Size.D21]=&quot;&quot;;[.C21]=&quot;&quot;);&quot;&quot;;IF([$Size.D21]=&quot;FAIL&quot;;&quot;FAIL&quot;;[$Size.D21]/[$Size.$C21]))" office:value-type="float" office:value="0.942953020134228" calcext:value-type="float">
            <text:p>0,943</text:p>
          </table:table-cell>
          <table:table-cell table:style-name="ce109" table:formula="of:=IF(OR(ISBLANK([$Size.E21]);[$Size.E21]=&quot;&quot;;[.D21]=&quot;&quot;);&quot;&quot;;IF([$Size.E21]=&quot;FAIL&quot;;&quot;FAIL&quot;;[$Size.E21]/[$Size.$C21]))" office:value-type="float" office:value="0.945469798657718" calcext:value-type="float">
            <text:p>0,945</text:p>
          </table:table-cell>
          <table:table-cell table:style-name="ce109" table:formula="of:=IF(OR(ISBLANK([$Size.F21]);[$Size.F21]=&quot;&quot;;[.E21]=&quot;&quot;);&quot;&quot;;IF([$Size.F21]=&quot;FAIL&quot;;&quot;FAIL&quot;;[$Size.F21]/[$Size.$C21]))" office:value-type="float" office:value="0.945469798657718" calcext:value-type="float">
            <text:p>0,945</text:p>
          </table:table-cell>
          <table:table-cell table:style-name="ce109" table:formula="of:=IF(OR(ISBLANK([$Size.G21]);[$Size.G21]=&quot;&quot;;[.F21]=&quot;&quot;);&quot;&quot;;IF([$Size.G21]=&quot;FAIL&quot;;&quot;FAIL&quot;;[$Size.G21]/[$Size.$C21]))" office:value-type="float" office:value="0.947147651006711" calcext:value-type="float">
            <text:p>0,947</text:p>
          </table:table-cell>
          <table:table-cell table:style-name="ce109" table:formula="of:=IF(OR(ISBLANK([$Size.H21]);[$Size.H21]=&quot;&quot;;[.G21]=&quot;&quot;);&quot;&quot;;IF([$Size.H21]=&quot;FAIL&quot;;&quot;FAIL&quot;;[$Size.H21]/[$Size.$C21]))" office:value-type="float" office:value="0.943791946308725" calcext:value-type="float">
            <text:p>0,944</text:p>
          </table:table-cell>
          <table:table-cell table:style-name="ce109" table:formula="of:=IF(OR(ISBLANK([$Size.I21]);[$Size.I21]=&quot;&quot;;[.H21]=&quot;&quot;);&quot;&quot;;IF([$Size.I21]=&quot;FAIL&quot;;&quot;FAIL&quot;;[$Size.I21]/[$Size.$C21]))" office:value-type="float" office:value="0.943791946308725" calcext:value-type="float">
            <text:p>0,944</text:p>
          </table:table-cell>
          <table:table-cell table:style-name="ce109" table:formula="of:=IF(OR(ISBLANK([$Size.J21]);[$Size.J21]=&quot;&quot;;[.I21]=&quot;&quot;);&quot;&quot;;IF([$Size.J21]=&quot;FAIL&quot;;&quot;FAIL&quot;;[$Size.J21]/[$Size.$C21]))" office:value-type="float" office:value="0.942114093959732" calcext:value-type="float">
            <text:p>0,942</text:p>
          </table:table-cell>
          <table:table-cell table:style-name="ce109" table:formula="of:=IF(OR(ISBLANK([$Size.K21]);[$Size.K21]=&quot;&quot;;[.J21]=&quot;&quot;);&quot;&quot;;IF([$Size.K21]=&quot;FAIL&quot;;&quot;FAIL&quot;;[$Size.K21]/[$Size.$C21]))">
            <text:p/>
          </table:table-cell>
          <table:table-cell table:style-name="ce109" table:formula="of:=IF(OR(ISBLANK([$Size.L21]);[$Size.L21]=&quot;&quot;;[.K21]=&quot;&quot;);&quot;&quot;;IF([$Size.L21]=&quot;FAIL&quot;;&quot;FAIL&quot;;[$Size.L21]/[$Size.$C21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/>
          <table:table-cell table:style-name="ce95" table:formula="of:=IF(ISBLANK([$Size.B22]);&quot;&quot;;[$Size.B22])" office:value-type="string" office:string-value="G723_40-cod" calcext:value-type="string">
            <text:p>G723_40-cod</text:p>
          </table:table-cell>
          <table:table-cell table:style-name="ce109" table:formula="of:=IF(OR(ISBLANK([$Size.C22]);[$Size.C22]=&quot;&quot;;[.B22]=&quot;&quot;);&quot;&quot;;IF([$Size.C22]=&quot;FAIL&quot;;&quot;FAIL&quot;;[$Size.C22]/[$Size.$C22]))" office:value-type="float" office:value="1" calcext:value-type="float">
            <text:p>1,000</text:p>
          </table:table-cell>
          <table:table-cell table:style-name="ce109" table:formula="of:=IF(OR(ISBLANK([$Size.D22]);[$Size.D22]=&quot;&quot;;[.C22]=&quot;&quot;);&quot;&quot;;IF([$Size.D22]=&quot;FAIL&quot;;&quot;FAIL&quot;;[$Size.D22]/[$Size.$C22]))" office:value-type="float" office:value="0.946919431279621" calcext:value-type="float">
            <text:p>0,947</text:p>
          </table:table-cell>
          <table:table-cell table:style-name="ce109" table:formula="of:=IF(OR(ISBLANK([$Size.E22]);[$Size.E22]=&quot;&quot;;[.D22]=&quot;&quot;);&quot;&quot;;IF([$Size.E22]=&quot;FAIL&quot;;&quot;FAIL&quot;;[$Size.E22]/[$Size.$C22]))" office:value-type="float" office:value="0.946919431279621" calcext:value-type="float">
            <text:p>0,947</text:p>
          </table:table-cell>
          <table:table-cell table:style-name="ce109" table:formula="of:=IF(OR(ISBLANK([$Size.F22]);[$Size.F22]=&quot;&quot;;[.E22]=&quot;&quot;);&quot;&quot;;IF([$Size.F22]=&quot;FAIL&quot;;&quot;FAIL&quot;;[$Size.F22]/[$Size.$C22]))" office:value-type="float" office:value="0.945971563981043" calcext:value-type="float">
            <text:p>0,946</text:p>
          </table:table-cell>
          <table:table-cell table:style-name="ce109" table:formula="of:=IF(OR(ISBLANK([$Size.G22]);[$Size.G22]=&quot;&quot;;[.F22]=&quot;&quot;);&quot;&quot;;IF([$Size.G22]=&quot;FAIL&quot;;&quot;FAIL&quot;;[$Size.G22]/[$Size.$C22]))" office:value-type="float" office:value="0.945971563981043" calcext:value-type="float">
            <text:p>0,946</text:p>
          </table:table-cell>
          <table:table-cell table:style-name="ce109" table:formula="of:=IF(OR(ISBLANK([$Size.H22]);[$Size.H22]=&quot;&quot;;[.G22]=&quot;&quot;);&quot;&quot;;IF([$Size.H22]=&quot;FAIL&quot;;&quot;FAIL&quot;;[$Size.H22]/[$Size.$C22]))" office:value-type="float" office:value="0.939336492890995" calcext:value-type="float">
            <text:p>0,939</text:p>
          </table:table-cell>
          <table:table-cell table:style-name="ce109" table:formula="of:=IF(OR(ISBLANK([$Size.I22]);[$Size.I22]=&quot;&quot;;[.H22]=&quot;&quot;);&quot;&quot;;IF([$Size.I22]=&quot;FAIL&quot;;&quot;FAIL&quot;;[$Size.I22]/[$Size.$C22]))" office:value-type="float" office:value="0.939336492890995" calcext:value-type="float">
            <text:p>0,939</text:p>
          </table:table-cell>
          <table:table-cell table:style-name="ce109" table:formula="of:=IF(OR(ISBLANK([$Size.J22]);[$Size.J22]=&quot;&quot;;[.I22]=&quot;&quot;);&quot;&quot;;IF([$Size.J22]=&quot;FAIL&quot;;&quot;FAIL&quot;;[$Size.J22]/[$Size.$C22]))" office:value-type="float" office:value="0.939336492890995" calcext:value-type="float">
            <text:p>0,939</text:p>
          </table:table-cell>
          <table:table-cell table:style-name="ce109" table:formula="of:=IF(OR(ISBLANK([$Size.K22]);[$Size.K22]=&quot;&quot;;[.J22]=&quot;&quot;);&quot;&quot;;IF([$Size.K22]=&quot;FAIL&quot;;&quot;FAIL&quot;;[$Size.K22]/[$Size.$C22]))">
            <text:p/>
          </table:table-cell>
          <table:table-cell table:style-name="ce109" table:formula="of:=IF(OR(ISBLANK([$Size.L22]);[$Size.L22]=&quot;&quot;;[.K22]=&quot;&quot;);&quot;&quot;;IF([$Size.L22]=&quot;FAIL&quot;;&quot;FAIL&quot;;[$Size.L22]/[$Size.$C22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/>
          <table:table-cell table:style-name="ce95" table:formula="of:=IF(ISBLANK([$Size.B23]);&quot;&quot;;[$Size.B23])" office:value-type="string" office:string-value="G723_40-dec" calcext:value-type="string">
            <text:p>G723_40-dec</text:p>
          </table:table-cell>
          <table:table-cell table:style-name="ce109" table:formula="of:=IF(OR(ISBLANK([$Size.C23]);[$Size.C23]=&quot;&quot;;[.B23]=&quot;&quot;);&quot;&quot;;IF([$Size.C23]=&quot;FAIL&quot;;&quot;FAIL&quot;;[$Size.C23]/[$Size.$C23]))" office:value-type="float" office:value="1" calcext:value-type="float">
            <text:p>1,000</text:p>
          </table:table-cell>
          <table:table-cell table:style-name="ce109" table:formula="of:=IF(OR(ISBLANK([$Size.D23]);[$Size.D23]=&quot;&quot;;[.C23]=&quot;&quot;);&quot;&quot;;IF([$Size.D23]=&quot;FAIL&quot;;&quot;FAIL&quot;;[$Size.D23]/[$Size.$C23]))" office:value-type="float" office:value="0.942953020134228" calcext:value-type="float">
            <text:p>0,943</text:p>
          </table:table-cell>
          <table:table-cell table:style-name="ce109" table:formula="of:=IF(OR(ISBLANK([$Size.E23]);[$Size.E23]=&quot;&quot;;[.D23]=&quot;&quot;);&quot;&quot;;IF([$Size.E23]=&quot;FAIL&quot;;&quot;FAIL&quot;;[$Size.E23]/[$Size.$C23]))" office:value-type="float" office:value="0.945469798657718" calcext:value-type="float">
            <text:p>0,945</text:p>
          </table:table-cell>
          <table:table-cell table:style-name="ce109" table:formula="of:=IF(OR(ISBLANK([$Size.F23]);[$Size.F23]=&quot;&quot;;[.E23]=&quot;&quot;);&quot;&quot;;IF([$Size.F23]=&quot;FAIL&quot;;&quot;FAIL&quot;;[$Size.F23]/[$Size.$C23]))" office:value-type="float" office:value="0.945469798657718" calcext:value-type="float">
            <text:p>0,945</text:p>
          </table:table-cell>
          <table:table-cell table:style-name="ce109" table:formula="of:=IF(OR(ISBLANK([$Size.G23]);[$Size.G23]=&quot;&quot;;[.F23]=&quot;&quot;);&quot;&quot;;IF([$Size.G23]=&quot;FAIL&quot;;&quot;FAIL&quot;;[$Size.G23]/[$Size.$C23]))" office:value-type="float" office:value="0.947147651006711" calcext:value-type="float">
            <text:p>0,947</text:p>
          </table:table-cell>
          <table:table-cell table:style-name="ce109" table:formula="of:=IF(OR(ISBLANK([$Size.H23]);[$Size.H23]=&quot;&quot;;[.G23]=&quot;&quot;);&quot;&quot;;IF([$Size.H23]=&quot;FAIL&quot;;&quot;FAIL&quot;;[$Size.H23]/[$Size.$C23]))" office:value-type="float" office:value="0.943791946308725" calcext:value-type="float">
            <text:p>0,944</text:p>
          </table:table-cell>
          <table:table-cell table:style-name="ce109" table:formula="of:=IF(OR(ISBLANK([$Size.I23]);[$Size.I23]=&quot;&quot;;[.H23]=&quot;&quot;);&quot;&quot;;IF([$Size.I23]=&quot;FAIL&quot;;&quot;FAIL&quot;;[$Size.I23]/[$Size.$C23]))" office:value-type="float" office:value="0.943791946308725" calcext:value-type="float">
            <text:p>0,944</text:p>
          </table:table-cell>
          <table:table-cell table:style-name="ce109" table:formula="of:=IF(OR(ISBLANK([$Size.J23]);[$Size.J23]=&quot;&quot;;[.I23]=&quot;&quot;);&quot;&quot;;IF([$Size.J23]=&quot;FAIL&quot;;&quot;FAIL&quot;;[$Size.J23]/[$Size.$C23]))" office:value-type="float" office:value="0.942114093959732" calcext:value-type="float">
            <text:p>0,942</text:p>
          </table:table-cell>
          <table:table-cell table:style-name="ce109" table:formula="of:=IF(OR(ISBLANK([$Size.K23]);[$Size.K23]=&quot;&quot;;[.J23]=&quot;&quot;);&quot;&quot;;IF([$Size.K23]=&quot;FAIL&quot;;&quot;FAIL&quot;;[$Size.K23]/[$Size.$C23]))">
            <text:p/>
          </table:table-cell>
          <table:table-cell table:style-name="ce109" table:formula="of:=IF(OR(ISBLANK([$Size.L23]);[$Size.L23]=&quot;&quot;;[.K23]=&quot;&quot;);&quot;&quot;;IF([$Size.L23]=&quot;FAIL&quot;;&quot;FAIL&quot;;[$Size.L23]/[$Size.$C23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 table:formula="of:=IF(ISBLANK([$Size.A24]);&quot;&quot;;[$Size.A24])">
            <text:p/>
          </table:table-cell>
          <table:table-cell table:style-name="ce95" table:formula="of:=IF(ISBLANK([$Size.B24]);&quot;&quot;;[$Size.B24])" office:value-type="string" office:string-value="G728-cod" calcext:value-type="string">
            <text:p>G728-cod</text:p>
          </table:table-cell>
          <table:table-cell table:style-name="ce109" table:formula="of:=IF(OR(ISBLANK([$Size.C24]);[$Size.C24]=&quot;&quot;;[.B24]=&quot;&quot;);&quot;&quot;;IF([$Size.C24]=&quot;FAIL&quot;;&quot;FAIL&quot;;[$Size.C24]/[$Size.$C24]))" office:value-type="float" office:value="1" calcext:value-type="float">
            <text:p>1,000</text:p>
          </table:table-cell>
          <table:table-cell table:style-name="ce109" table:formula="of:=IF(OR(ISBLANK([$Size.D24]);[$Size.D24]=&quot;&quot;;[.C24]=&quot;&quot;);&quot;&quot;;IF([$Size.D24]=&quot;FAIL&quot;;&quot;FAIL&quot;;[$Size.D24]/[$Size.$C24]))" office:value-type="float" office:value="0.998321678321678" calcext:value-type="float">
            <text:p>0,998</text:p>
          </table:table-cell>
          <table:table-cell table:style-name="ce109" table:formula="of:=IF(OR(ISBLANK([$Size.E24]);[$Size.E24]=&quot;&quot;;[.D24]=&quot;&quot;);&quot;&quot;;IF([$Size.E24]=&quot;FAIL&quot;;&quot;FAIL&quot;;[$Size.E24]/[$Size.$C24]))" office:value-type="float" office:value="0.999440559440559" calcext:value-type="float">
            <text:p>0,999</text:p>
          </table:table-cell>
          <table:table-cell table:style-name="ce109" table:formula="of:=IF(OR(ISBLANK([$Size.F24]);[$Size.F24]=&quot;&quot;;[.E24]=&quot;&quot;);&quot;&quot;;IF([$Size.F24]=&quot;FAIL&quot;;&quot;FAIL&quot;;[$Size.F24]/[$Size.$C24]))" office:value-type="float" office:value="0.99972027972028" calcext:value-type="float">
            <text:p>1,000</text:p>
          </table:table-cell>
          <table:table-cell table:style-name="ce109" table:formula="of:=IF(OR(ISBLANK([$Size.G24]);[$Size.G24]=&quot;&quot;;[.F24]=&quot;&quot;);&quot;&quot;;IF([$Size.G24]=&quot;FAIL&quot;;&quot;FAIL&quot;;[$Size.G24]/[$Size.$C24]))" office:value-type="float" office:value="0.993286713286713" calcext:value-type="float">
            <text:p>0,993</text:p>
          </table:table-cell>
          <table:table-cell table:style-name="ce109" table:formula="of:=IF(OR(ISBLANK([$Size.H24]);[$Size.H24]=&quot;&quot;;[.G24]=&quot;&quot;);&quot;&quot;;IF([$Size.H24]=&quot;FAIL&quot;;&quot;FAIL&quot;;[$Size.H24]/[$Size.$C24]))" office:value-type="float" office:value="1.00251748251748" calcext:value-type="float">
            <text:p>1,003</text:p>
          </table:table-cell>
          <table:table-cell table:style-name="ce109" table:formula="of:=IF(OR(ISBLANK([$Size.I24]);[$Size.I24]=&quot;&quot;;[.H24]=&quot;&quot;);&quot;&quot;;IF([$Size.I24]=&quot;FAIL&quot;;&quot;FAIL&quot;;[$Size.I24]/[$Size.$C24]))" office:value-type="float" office:value="1.00251748251748" calcext:value-type="float">
            <text:p>1,003</text:p>
          </table:table-cell>
          <table:table-cell table:style-name="ce109" table:formula="of:=IF(OR(ISBLANK([$Size.J24]);[$Size.J24]=&quot;&quot;;[.I24]=&quot;&quot;);&quot;&quot;;IF([$Size.J24]=&quot;FAIL&quot;;&quot;FAIL&quot;;[$Size.J24]/[$Size.$C24]))" office:value-type="float" office:value="0.98041958041958" calcext:value-type="float">
            <text:p>0,980</text:p>
          </table:table-cell>
          <table:table-cell table:style-name="ce109" table:formula="of:=IF(OR(ISBLANK([$Size.K24]);[$Size.K24]=&quot;&quot;;[.J24]=&quot;&quot;);&quot;&quot;;IF([$Size.K24]=&quot;FAIL&quot;;&quot;FAIL&quot;;[$Size.K24]/[$Size.$C24]))">
            <text:p/>
          </table:table-cell>
          <table:table-cell table:style-name="ce109" table:formula="of:=IF(OR(ISBLANK([$Size.L24]);[$Size.L24]=&quot;&quot;;[.K24]=&quot;&quot;);&quot;&quot;;IF([$Size.L24]=&quot;FAIL&quot;;&quot;FAIL&quot;;[$Size.L24]/[$Size.$C24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 table:formula="of:=IF(ISBLANK([$Size.A25]);&quot;&quot;;[$Size.A25])">
            <text:p/>
          </table:table-cell>
          <table:table-cell table:style-name="ce95" table:formula="of:=IF(ISBLANK([$Size.B25]);&quot;&quot;;[$Size.B25])" office:value-type="string" office:string-value="G728-dec" calcext:value-type="string">
            <text:p>G728-dec</text:p>
          </table:table-cell>
          <table:table-cell table:style-name="ce109" table:formula="of:=IF(OR(ISBLANK([$Size.C25]);[$Size.C25]=&quot;&quot;;[.B25]=&quot;&quot;);&quot;&quot;;IF([$Size.C25]=&quot;FAIL&quot;;&quot;FAIL&quot;;[$Size.C25]/[$Size.$C25]))" office:value-type="float" office:value="1" calcext:value-type="float">
            <text:p>1,000</text:p>
          </table:table-cell>
          <table:table-cell table:style-name="ce109" table:formula="of:=IF(OR(ISBLANK([$Size.D25]);[$Size.D25]=&quot;&quot;;[.C25]=&quot;&quot;);&quot;&quot;;IF([$Size.D25]=&quot;FAIL&quot;;&quot;FAIL&quot;;[$Size.D25]/[$Size.$C25]))" office:value-type="float" office:value="0.986169102296451" calcext:value-type="float">
            <text:p>0,986</text:p>
          </table:table-cell>
          <table:table-cell table:style-name="ce109" table:formula="of:=IF(OR(ISBLANK([$Size.E25]);[$Size.E25]=&quot;&quot;;[.D25]=&quot;&quot;);&quot;&quot;;IF([$Size.E25]=&quot;FAIL&quot;;&quot;FAIL&quot;;[$Size.E25]/[$Size.$C25]))" office:value-type="float" office:value="0.987473903966597" calcext:value-type="float">
            <text:p>0,987</text:p>
          </table:table-cell>
          <table:table-cell table:style-name="ce109" table:formula="of:=IF(OR(ISBLANK([$Size.F25]);[$Size.F25]=&quot;&quot;;[.E25]=&quot;&quot;);&quot;&quot;;IF([$Size.F25]=&quot;FAIL&quot;;&quot;FAIL&quot;;[$Size.F25]/[$Size.$C25]))" office:value-type="float" office:value="0.986951983298539" calcext:value-type="float">
            <text:p>0,987</text:p>
          </table:table-cell>
          <table:table-cell table:style-name="ce109" table:formula="of:=IF(OR(ISBLANK([$Size.G25]);[$Size.G25]=&quot;&quot;;[.F25]=&quot;&quot;);&quot;&quot;;IF([$Size.G25]=&quot;FAIL&quot;;&quot;FAIL&quot;;[$Size.G25]/[$Size.$C25]))" office:value-type="float" office:value="0.980949895615866" calcext:value-type="float">
            <text:p>0,981</text:p>
          </table:table-cell>
          <table:table-cell table:style-name="ce109" table:formula="of:=IF(OR(ISBLANK([$Size.H25]);[$Size.H25]=&quot;&quot;;[.G25]=&quot;&quot;);&quot;&quot;;IF([$Size.H25]=&quot;FAIL&quot;;&quot;FAIL&quot;;[$Size.H25]/[$Size.$C25]))" office:value-type="float" office:value="0.983298538622129" calcext:value-type="float">
            <text:p>0,983</text:p>
          </table:table-cell>
          <table:table-cell table:style-name="ce109" table:formula="of:=IF(OR(ISBLANK([$Size.I25]);[$Size.I25]=&quot;&quot;;[.H25]=&quot;&quot;);&quot;&quot;;IF([$Size.I25]=&quot;FAIL&quot;;&quot;FAIL&quot;;[$Size.I25]/[$Size.$C25]))" office:value-type="float" office:value="0.981993736951983" calcext:value-type="float">
            <text:p>0,982</text:p>
          </table:table-cell>
          <table:table-cell table:style-name="ce109" table:formula="of:=IF(OR(ISBLANK([$Size.J25]);[$Size.J25]=&quot;&quot;;[.I25]=&quot;&quot;);&quot;&quot;;IF([$Size.J25]=&quot;FAIL&quot;;&quot;FAIL&quot;;[$Size.J25]/[$Size.$C25]))" office:value-type="float" office:value="0.961377870563674" calcext:value-type="float">
            <text:p>0,961</text:p>
          </table:table-cell>
          <table:table-cell table:style-name="ce109" table:formula="of:=IF(OR(ISBLANK([$Size.K25]);[$Size.K25]=&quot;&quot;;[.J25]=&quot;&quot;);&quot;&quot;;IF([$Size.K25]=&quot;FAIL&quot;;&quot;FAIL&quot;;[$Size.K25]/[$Size.$C25]))">
            <text:p/>
          </table:table-cell>
          <table:table-cell table:style-name="ce109" table:formula="of:=IF(OR(ISBLANK([$Size.L25]);[$Size.L25]=&quot;&quot;;[.K25]=&quot;&quot;);&quot;&quot;;IF([$Size.L25]=&quot;FAIL&quot;;&quot;FAIL&quot;;[$Size.L25]/[$Size.$C25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 table:formula="of:=IF(ISBLANK([$Size.A26]);&quot;&quot;;[$Size.A26])">
            <text:p/>
          </table:table-cell>
          <table:table-cell table:style-name="ce95" table:formula="of:=IF(ISBLANK([$Size.B26]);&quot;&quot;;[$Size.B26])" office:value-type="string" office:string-value="G728-cod V1" calcext:value-type="string">
            <text:p>G728-cod V1</text:p>
          </table:table-cell>
          <table:table-cell table:style-name="ce109" table:formula="of:=IF(OR(ISBLANK([$Size.C26]);[$Size.C26]=&quot;&quot;;[.B26]=&quot;&quot;);&quot;&quot;;IF([$Size.C26]=&quot;FAIL&quot;;&quot;FAIL&quot;;[$Size.C26]/[$Size.$C26]))" office:value-type="float" office:value="1" calcext:value-type="float">
            <text:p>1,000</text:p>
          </table:table-cell>
          <table:table-cell table:style-name="ce109" table:formula="of:=IF(OR(ISBLANK([$Size.D26]);[$Size.D26]=&quot;&quot;;[.C26]=&quot;&quot;);&quot;&quot;;IF([$Size.D26]=&quot;FAIL&quot;;&quot;FAIL&quot;;[$Size.D26]/[$Size.$C26]))" office:value-type="float" office:value="0.99299347668519" calcext:value-type="float">
            <text:p>0,993</text:p>
          </table:table-cell>
          <table:table-cell table:style-name="ce109" table:formula="of:=IF(OR(ISBLANK([$Size.E26]);[$Size.E26]=&quot;&quot;;[.D26]=&quot;&quot;);&quot;&quot;;IF([$Size.E26]=&quot;FAIL&quot;;&quot;FAIL&quot;;[$Size.E26]/[$Size.$C26]))" office:value-type="float" office:value="0.994201497946364" calcext:value-type="float">
            <text:p>0,994</text:p>
          </table:table-cell>
          <table:table-cell table:style-name="ce109" table:formula="of:=IF(OR(ISBLANK([$Size.F26]);[$Size.F26]=&quot;&quot;;[.E26]=&quot;&quot;);&quot;&quot;;IF([$Size.F26]=&quot;FAIL&quot;;&quot;FAIL&quot;;[$Size.F26]/[$Size.$C26]))" office:value-type="float" office:value="0.998308770234356" calcext:value-type="float">
            <text:p>0,998</text:p>
          </table:table-cell>
          <table:table-cell table:style-name="ce109" table:formula="of:=IF(OR(ISBLANK([$Size.G26]);[$Size.G26]=&quot;&quot;;[.F26]=&quot;&quot;);&quot;&quot;;IF([$Size.G26]=&quot;FAIL&quot;;&quot;FAIL&quot;;[$Size.G26]/[$Size.$C26]))" office:value-type="float" office:value="0.975597970524281" calcext:value-type="float">
            <text:p>0,976</text:p>
          </table:table-cell>
          <table:table-cell table:style-name="ce109" table:formula="of:=IF(OR(ISBLANK([$Size.H26]);[$Size.H26]=&quot;&quot;;[.G26]=&quot;&quot;);&quot;&quot;;IF([$Size.H26]=&quot;FAIL&quot;;&quot;FAIL&quot;;[$Size.H26]/[$Size.$C26]))" office:value-type="float" office:value="0.958927277120077" calcext:value-type="float">
            <text:p>0,959</text:p>
          </table:table-cell>
          <table:table-cell table:style-name="ce109" table:formula="of:=IF(OR(ISBLANK([$Size.I26]);[$Size.I26]=&quot;&quot;;[.H26]=&quot;&quot;);&quot;&quot;;IF([$Size.I26]=&quot;FAIL&quot;;&quot;FAIL&quot;;[$Size.I26]/[$Size.$C26]))" office:value-type="float" office:value="0.959893694129017" calcext:value-type="float">
            <text:p>0,960</text:p>
          </table:table-cell>
          <table:table-cell table:style-name="ce109" table:formula="of:=IF(OR(ISBLANK([$Size.J26]);[$Size.J26]=&quot;&quot;;[.I26]=&quot;&quot;);&quot;&quot;;IF([$Size.J26]=&quot;FAIL&quot;;&quot;FAIL&quot;;[$Size.J26]/[$Size.$C26]))" office:value-type="float" office:value="0.949504711282919" calcext:value-type="float">
            <text:p>0,950</text:p>
          </table:table-cell>
          <table:table-cell table:style-name="ce109" table:formula="of:=IF(OR(ISBLANK([$Size.K26]);[$Size.K26]=&quot;&quot;;[.J26]=&quot;&quot;);&quot;&quot;;IF([$Size.K26]=&quot;FAIL&quot;;&quot;FAIL&quot;;[$Size.K26]/[$Size.$C26]))">
            <text:p/>
          </table:table-cell>
          <table:table-cell table:style-name="ce109" table:formula="of:=IF(OR(ISBLANK([$Size.L26]);[$Size.L26]=&quot;&quot;;[.K26]=&quot;&quot;);&quot;&quot;;IF([$Size.L26]=&quot;FAIL&quot;;&quot;FAIL&quot;;[$Size.L26]/[$Size.$C26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 table:formula="of:=IF(ISBLANK([$Size.A27]);&quot;&quot;;[$Size.A27])">
            <text:p/>
          </table:table-cell>
          <table:table-cell table:style-name="ce95" table:formula="of:=IF(ISBLANK([$Size.B27]);&quot;&quot;;[$Size.B27])" office:value-type="string" office:string-value="G728-dec V1" calcext:value-type="string">
            <text:p>G728-dec V1</text:p>
          </table:table-cell>
          <table:table-cell table:style-name="ce109" table:formula="of:=IF(OR(ISBLANK([$Size.C27]);[$Size.C27]=&quot;&quot;;[.B27]=&quot;&quot;);&quot;&quot;;IF([$Size.C27]=&quot;FAIL&quot;;&quot;FAIL&quot;;[$Size.C27]/[$Size.$C27]))" office:value-type="float" office:value="1" calcext:value-type="float">
            <text:p>1,000</text:p>
          </table:table-cell>
          <table:table-cell table:style-name="ce109" table:formula="of:=IF(OR(ISBLANK([$Size.D27]);[$Size.D27]=&quot;&quot;;[.C27]=&quot;&quot;);&quot;&quot;;IF([$Size.D27]=&quot;FAIL&quot;;&quot;FAIL&quot;;[$Size.D27]/[$Size.$C27]))" office:value-type="float" office:value="0.993201754385965" calcext:value-type="float">
            <text:p>0,993</text:p>
          </table:table-cell>
          <table:table-cell table:style-name="ce109" table:formula="of:=IF(OR(ISBLANK([$Size.E27]);[$Size.E27]=&quot;&quot;;[.D27]=&quot;&quot;);&quot;&quot;;IF([$Size.E27]=&quot;FAIL&quot;;&quot;FAIL&quot;;[$Size.E27]/[$Size.$C27]))" office:value-type="float" office:value="0.993201754385965" calcext:value-type="float">
            <text:p>0,993</text:p>
          </table:table-cell>
          <table:table-cell table:style-name="ce109" table:formula="of:=IF(OR(ISBLANK([$Size.F27]);[$Size.F27]=&quot;&quot;;[.E27]=&quot;&quot;);&quot;&quot;;IF([$Size.F27]=&quot;FAIL&quot;;&quot;FAIL&quot;;[$Size.F27]/[$Size.$C27]))" office:value-type="float" office:value="0.991447368421053" calcext:value-type="float">
            <text:p>0,991</text:p>
          </table:table-cell>
          <table:table-cell table:style-name="ce109" table:formula="of:=IF(OR(ISBLANK([$Size.G27]);[$Size.G27]=&quot;&quot;;[.F27]=&quot;&quot;);&quot;&quot;;IF([$Size.G27]=&quot;FAIL&quot;;&quot;FAIL&quot;;[$Size.G27]/[$Size.$C27]))" office:value-type="float" office:value="0.982017543859649" calcext:value-type="float">
            <text:p>0,982</text:p>
          </table:table-cell>
          <table:table-cell table:style-name="ce109" table:formula="of:=IF(OR(ISBLANK([$Size.H27]);[$Size.H27]=&quot;&quot;;[.G27]=&quot;&quot;);&quot;&quot;;IF([$Size.H27]=&quot;FAIL&quot;;&quot;FAIL&quot;;[$Size.H27]/[$Size.$C27]))" office:value-type="float" office:value="0.964473684210526" calcext:value-type="float">
            <text:p>0,964</text:p>
          </table:table-cell>
          <table:table-cell table:style-name="ce109" table:formula="of:=IF(OR(ISBLANK([$Size.I27]);[$Size.I27]=&quot;&quot;;[.H27]=&quot;&quot;);&quot;&quot;;IF([$Size.I27]=&quot;FAIL&quot;;&quot;FAIL&quot;;[$Size.I27]/[$Size.$C27]))" office:value-type="float" office:value="0.966447368421053" calcext:value-type="float">
            <text:p>0,966</text:p>
          </table:table-cell>
          <table:table-cell table:style-name="ce109" table:formula="of:=IF(OR(ISBLANK([$Size.J27]);[$Size.J27]=&quot;&quot;;[.I27]=&quot;&quot;);&quot;&quot;;IF([$Size.J27]=&quot;FAIL&quot;;&quot;FAIL&quot;;[$Size.J27]/[$Size.$C27]))" office:value-type="float" office:value="0.956798245614035" calcext:value-type="float">
            <text:p>0,957</text:p>
          </table:table-cell>
          <table:table-cell table:style-name="ce109" table:formula="of:=IF(OR(ISBLANK([$Size.K27]);[$Size.K27]=&quot;&quot;;[.J27]=&quot;&quot;);&quot;&quot;;IF([$Size.K27]=&quot;FAIL&quot;;&quot;FAIL&quot;;[$Size.K27]/[$Size.$C27]))">
            <text:p/>
          </table:table-cell>
          <table:table-cell table:style-name="ce109" table:formula="of:=IF(OR(ISBLANK([$Size.L27]);[$Size.L27]=&quot;&quot;;[.K27]=&quot;&quot;);&quot;&quot;;IF([$Size.L27]=&quot;FAIL&quot;;&quot;FAIL&quot;;[$Size.L27]/[$Size.$C27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 table:formula="of:=IF(ISBLANK([$Size.A28]);&quot;&quot;;[$Size.A28])">
            <text:p/>
          </table:table-cell>
          <table:table-cell table:style-name="ce95" table:formula="of:=IF(ISBLANK([$Size.B28]);&quot;&quot;;[$Size.B28])" office:value-type="string" office:string-value="G729AB-cod" calcext:value-type="string">
            <text:p>G729AB-cod</text:p>
          </table:table-cell>
          <table:table-cell table:style-name="ce109" table:formula="of:=IF(OR(ISBLANK([$Size.C28]);[$Size.C28]=&quot;&quot;;[.B28]=&quot;&quot;);&quot;&quot;;IF([$Size.C28]=&quot;FAIL&quot;;&quot;FAIL&quot;;[$Size.C28]/[$Size.$C28]))" office:value-type="float" office:value="1" calcext:value-type="float">
            <text:p>1,000</text:p>
          </table:table-cell>
          <table:table-cell table:style-name="ce109" table:formula="of:=IF(OR(ISBLANK([$Size.D28]);[$Size.D28]=&quot;&quot;;[.C28]=&quot;&quot;);&quot;&quot;;IF([$Size.D28]=&quot;FAIL&quot;;&quot;FAIL&quot;;[$Size.D28]/[$Size.$C28]))" office:value-type="float" office:value="0.994624619243863" calcext:value-type="float">
            <text:p>0,995</text:p>
          </table:table-cell>
          <table:table-cell table:style-name="ce109" table:formula="of:=IF(OR(ISBLANK([$Size.E28]);[$Size.E28]=&quot;&quot;;[.D28]=&quot;&quot;);&quot;&quot;;IF([$Size.E28]=&quot;FAIL&quot;;&quot;FAIL&quot;;[$Size.E28]/[$Size.$C28]))" office:value-type="float" office:value="0.993370363734098" calcext:value-type="float">
            <text:p>0,993</text:p>
          </table:table-cell>
          <table:table-cell table:style-name="ce109" table:formula="of:=IF(OR(ISBLANK([$Size.F28]);[$Size.F28]=&quot;&quot;;[.E28]=&quot;&quot;);&quot;&quot;;IF([$Size.F28]=&quot;FAIL&quot;;&quot;FAIL&quot;;[$Size.F28]/[$Size.$C28]))" office:value-type="float" office:value="0.994176670847518" calcext:value-type="float">
            <text:p>0,994</text:p>
          </table:table-cell>
          <table:table-cell table:style-name="ce109" table:formula="of:=IF(OR(ISBLANK([$Size.G28]);[$Size.G28]=&quot;&quot;;[.F28]=&quot;&quot;);&quot;&quot;;IF([$Size.G28]=&quot;FAIL&quot;;&quot;FAIL&quot;;[$Size.G28]/[$Size.$C28]))" office:value-type="float" office:value="0.991578570148719" calcext:value-type="float">
            <text:p>0,992</text:p>
          </table:table-cell>
          <table:table-cell table:style-name="ce109" table:formula="of:=IF(OR(ISBLANK([$Size.H28]);[$Size.H28]=&quot;&quot;;[.G28]=&quot;&quot;);&quot;&quot;;IF([$Size.H28]=&quot;FAIL&quot;;&quot;FAIL&quot;;[$Size.H28]/[$Size.$C28]))" office:value-type="float" office:value="0.983515499014514" calcext:value-type="float">
            <text:p>0,984</text:p>
          </table:table-cell>
          <table:table-cell table:style-name="ce109" table:formula="of:=IF(OR(ISBLANK([$Size.I28]);[$Size.I28]=&quot;&quot;;[.H28]=&quot;&quot;);&quot;&quot;;IF([$Size.I28]=&quot;FAIL&quot;;&quot;FAIL&quot;;[$Size.I28]/[$Size.$C28]))" office:value-type="float" office:value="0.979931911843756" calcext:value-type="float">
            <text:p>0,980</text:p>
          </table:table-cell>
          <table:table-cell table:style-name="ce109" table:formula="of:=IF(OR(ISBLANK([$Size.J28]);[$Size.J28]=&quot;&quot;;[.I28]=&quot;&quot;);&quot;&quot;;IF([$Size.J28]=&quot;FAIL&quot;;&quot;FAIL&quot;;[$Size.J28]/[$Size.$C28]))" office:value-type="float" office:value="0.999372872245117" calcext:value-type="float">
            <text:p>0,999</text:p>
          </table:table-cell>
          <table:table-cell table:style-name="ce109" table:formula="of:=IF(OR(ISBLANK([$Size.K28]);[$Size.K28]=&quot;&quot;;[.J28]=&quot;&quot;);&quot;&quot;;IF([$Size.K28]=&quot;FAIL&quot;;&quot;FAIL&quot;;[$Size.K28]/[$Size.$C28]))">
            <text:p/>
          </table:table-cell>
          <table:table-cell table:style-name="ce109" table:formula="of:=IF(OR(ISBLANK([$Size.L28]);[$Size.L28]=&quot;&quot;;[.K28]=&quot;&quot;);&quot;&quot;;IF([$Size.L28]=&quot;FAIL&quot;;&quot;FAIL&quot;;[$Size.L28]/[$Size.$C28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 table:formula="of:=IF(ISBLANK([$Size.A29]);&quot;&quot;;[$Size.A29])">
            <text:p/>
          </table:table-cell>
          <table:table-cell table:style-name="ce95" table:formula="of:=IF(ISBLANK([$Size.B29]);&quot;&quot;;[$Size.B29])" office:value-type="string" office:string-value="G728AB-dec" calcext:value-type="string">
            <text:p>G728AB-dec</text:p>
          </table:table-cell>
          <table:table-cell table:style-name="ce109" table:formula="of:=IF(OR(ISBLANK([$Size.C29]);[$Size.C29]=&quot;&quot;;[.B29]=&quot;&quot;);&quot;&quot;;IF([$Size.C29]=&quot;FAIL&quot;;&quot;FAIL&quot;;[$Size.C29]/[$Size.$C29]))" office:value-type="float" office:value="1" calcext:value-type="float">
            <text:p>1,000</text:p>
          </table:table-cell>
          <table:table-cell table:style-name="ce109" table:formula="of:=IF(OR(ISBLANK([$Size.D29]);[$Size.D29]=&quot;&quot;;[.C29]=&quot;&quot;);&quot;&quot;;IF([$Size.D29]=&quot;FAIL&quot;;&quot;FAIL&quot;;[$Size.D29]/[$Size.$C29]))" office:value-type="float" office:value="0.976248182258846" calcext:value-type="float">
            <text:p>0,976</text:p>
          </table:table-cell>
          <table:table-cell table:style-name="ce109" table:formula="of:=IF(OR(ISBLANK([$Size.E29]);[$Size.E29]=&quot;&quot;;[.D29]=&quot;&quot;);&quot;&quot;;IF([$Size.E29]=&quot;FAIL&quot;;&quot;FAIL&quot;;[$Size.E29]/[$Size.$C29]))" office:value-type="float" office:value="0.974309258361609" calcext:value-type="float">
            <text:p>0,974</text:p>
          </table:table-cell>
          <table:table-cell table:style-name="ce109" table:formula="of:=IF(OR(ISBLANK([$Size.F29]);[$Size.F29]=&quot;&quot;;[.E29]=&quot;&quot;);&quot;&quot;;IF([$Size.F29]=&quot;FAIL&quot;;&quot;FAIL&quot;;[$Size.F29]/[$Size.$C29]))" office:value-type="float" office:value="0.973097430925836" calcext:value-type="float">
            <text:p>0,973</text:p>
          </table:table-cell>
          <table:table-cell table:style-name="ce109" table:formula="of:=IF(OR(ISBLANK([$Size.G29]);[$Size.G29]=&quot;&quot;;[.F29]=&quot;&quot;);&quot;&quot;;IF([$Size.G29]=&quot;FAIL&quot;;&quot;FAIL&quot;;[$Size.G29]/[$Size.$C29]))" office:value-type="float" office:value="0.971158507028599" calcext:value-type="float">
            <text:p>0,971</text:p>
          </table:table-cell>
          <table:table-cell table:style-name="ce109" table:formula="of:=IF(OR(ISBLANK([$Size.H29]);[$Size.H29]=&quot;&quot;;[.G29]=&quot;&quot;);&quot;&quot;;IF([$Size.H29]=&quot;FAIL&quot;;&quot;FAIL&quot;;[$Size.H29]/[$Size.$C29]))" office:value-type="float" office:value="0.97697527872031" calcext:value-type="float">
            <text:p>0,977</text:p>
          </table:table-cell>
          <table:table-cell table:style-name="ce109" table:formula="of:=IF(OR(ISBLANK([$Size.I29]);[$Size.I29]=&quot;&quot;;[.H29]=&quot;&quot;);&quot;&quot;;IF([$Size.I29]=&quot;FAIL&quot;;&quot;FAIL&quot;;[$Size.I29]/[$Size.$C29]))" office:value-type="float" office:value="0.97697527872031" calcext:value-type="float">
            <text:p>0,977</text:p>
          </table:table-cell>
          <table:table-cell table:style-name="ce109" table:formula="of:=IF(OR(ISBLANK([$Size.J29]);[$Size.J29]=&quot;&quot;;[.I29]=&quot;&quot;);&quot;&quot;;IF([$Size.J29]=&quot;FAIL&quot;;&quot;FAIL&quot;;[$Size.J29]/[$Size.$C29]))" office:value-type="float" office:value="0.997576345128454" calcext:value-type="float">
            <text:p>0,998</text:p>
          </table:table-cell>
          <table:table-cell table:style-name="ce109" table:formula="of:=IF(OR(ISBLANK([$Size.K29]);[$Size.K29]=&quot;&quot;;[.J29]=&quot;&quot;);&quot;&quot;;IF([$Size.K29]=&quot;FAIL&quot;;&quot;FAIL&quot;;[$Size.K29]/[$Size.$C29]))">
            <text:p/>
          </table:table-cell>
          <table:table-cell table:style-name="ce109" table:formula="of:=IF(OR(ISBLANK([$Size.L29]);[$Size.L29]=&quot;&quot;;[.K29]=&quot;&quot;);&quot;&quot;;IF([$Size.L29]=&quot;FAIL&quot;;&quot;FAIL&quot;;[$Size.L29]/[$Size.$C29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 table:formula="of:=IF(ISBLANK([$Size.A30]);&quot;&quot;;[$Size.A30])">
            <text:p/>
          </table:table-cell>
          <table:table-cell table:style-name="ce95" table:formula="of:=IF(ISBLANK([$Size.B30]);&quot;&quot;;[$Size.B30])" office:value-type="string" office:string-value="G729I-cod" calcext:value-type="string">
            <text:p>G729I-cod</text:p>
          </table:table-cell>
          <table:table-cell table:style-name="ce109" table:formula="of:=IF(OR(ISBLANK([$Size.C30]);[$Size.C30]=&quot;&quot;;[.B30]=&quot;&quot;);&quot;&quot;;IF([$Size.C30]=&quot;FAIL&quot;;&quot;FAIL&quot;;[$Size.C30]/[$Size.$C30]))" office:value-type="float" office:value="1" calcext:value-type="float">
            <text:p>1,000</text:p>
          </table:table-cell>
          <table:table-cell table:style-name="ce109" table:formula="of:=IF(OR(ISBLANK([$Size.D30]);[$Size.D30]=&quot;&quot;;[.C30]=&quot;&quot;);&quot;&quot;;IF([$Size.D30]=&quot;FAIL&quot;;&quot;FAIL&quot;;[$Size.D30]/[$Size.$C30]))" office:value-type="float" office:value="0.992685475444096" calcext:value-type="float">
            <text:p>0,993</text:p>
          </table:table-cell>
          <table:table-cell table:style-name="ce109" table:formula="of:=IF(OR(ISBLANK([$Size.E30]);[$Size.E30]=&quot;&quot;;[.D30]=&quot;&quot;);&quot;&quot;;IF([$Size.E30]=&quot;FAIL&quot;;&quot;FAIL&quot;;[$Size.E30]/[$Size.$C30]))" office:value-type="float" office:value="0.991565905359009" calcext:value-type="float">
            <text:p>0,992</text:p>
          </table:table-cell>
          <table:table-cell table:style-name="ce109" table:formula="of:=IF(OR(ISBLANK([$Size.F30]);[$Size.F30]=&quot;&quot;;[.E30]=&quot;&quot;);&quot;&quot;;IF([$Size.F30]=&quot;FAIL&quot;;&quot;FAIL&quot;;[$Size.F30]/[$Size.$C30]))" office:value-type="float" office:value="0.990520973279594" calcext:value-type="float">
            <text:p>0,991</text:p>
          </table:table-cell>
          <table:table-cell table:style-name="ce109" table:formula="of:=IF(OR(ISBLANK([$Size.G30]);[$Size.G30]=&quot;&quot;;[.F30]=&quot;&quot;);&quot;&quot;;IF([$Size.G30]=&quot;FAIL&quot;;&quot;FAIL&quot;;[$Size.G30]/[$Size.$C30]))" office:value-type="float" office:value="0.987460815047022" calcext:value-type="float">
            <text:p>0,987</text:p>
          </table:table-cell>
          <table:table-cell table:style-name="ce109" table:formula="of:=IF(OR(ISBLANK([$Size.H30]);[$Size.H30]=&quot;&quot;;[.G30]=&quot;&quot;);&quot;&quot;;IF([$Size.H30]=&quot;FAIL&quot;;&quot;FAIL&quot;;[$Size.H30]/[$Size.$C30]))" office:value-type="float" office:value="0.982758620689655" calcext:value-type="float">
            <text:p>0,983</text:p>
          </table:table-cell>
          <table:table-cell table:style-name="ce109" table:formula="of:=IF(OR(ISBLANK([$Size.I30]);[$Size.I30]=&quot;&quot;;[.H30]=&quot;&quot;);&quot;&quot;;IF([$Size.I30]=&quot;FAIL&quot;;&quot;FAIL&quot;;[$Size.I30]/[$Size.$C30]))" office:value-type="float" office:value="0.98111658456486" calcext:value-type="float">
            <text:p>0,981</text:p>
          </table:table-cell>
          <table:table-cell table:style-name="ce109" table:formula="of:=IF(OR(ISBLANK([$Size.J30]);[$Size.J30]=&quot;&quot;;[.I30]=&quot;&quot;);&quot;&quot;;IF([$Size.J30]=&quot;FAIL&quot;;&quot;FAIL&quot;;[$Size.J30]/[$Size.$C30]))" office:value-type="float" office:value="1.00320943424392" calcext:value-type="float">
            <text:p>1,003</text:p>
          </table:table-cell>
          <table:table-cell table:style-name="ce109" table:formula="of:=IF(OR(ISBLANK([$Size.K30]);[$Size.K30]=&quot;&quot;;[.J30]=&quot;&quot;);&quot;&quot;;IF([$Size.K30]=&quot;FAIL&quot;;&quot;FAIL&quot;;[$Size.K30]/[$Size.$C30]))">
            <text:p/>
          </table:table-cell>
          <table:table-cell table:style-name="ce109" table:formula="of:=IF(OR(ISBLANK([$Size.L30]);[$Size.L30]=&quot;&quot;;[.K30]=&quot;&quot;);&quot;&quot;;IF([$Size.L30]=&quot;FAIL&quot;;&quot;FAIL&quot;;[$Size.L30]/[$Size.$C30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 table:formula="of:=IF(ISBLANK([$Size.A31]);&quot;&quot;;[$Size.A31])">
            <text:p/>
          </table:table-cell>
          <table:table-cell table:style-name="ce95" table:formula="of:=IF(ISBLANK([$Size.B31]);&quot;&quot;;[$Size.B31])" office:value-type="string" office:string-value="G729I-dec" calcext:value-type="string">
            <text:p>G729I-dec</text:p>
          </table:table-cell>
          <table:table-cell table:style-name="ce109" table:formula="of:=IF(OR(ISBLANK([$Size.C31]);[$Size.C31]=&quot;&quot;;[.B31]=&quot;&quot;);&quot;&quot;;IF([$Size.C31]=&quot;FAIL&quot;;&quot;FAIL&quot;;[$Size.C31]/[$Size.$C31]))" office:value-type="float" office:value="1" calcext:value-type="float">
            <text:p>1,000</text:p>
          </table:table-cell>
          <table:table-cell table:style-name="ce109" table:formula="of:=IF(OR(ISBLANK([$Size.D31]);[$Size.D31]=&quot;&quot;;[.C31]=&quot;&quot;);&quot;&quot;;IF([$Size.D31]=&quot;FAIL&quot;;&quot;FAIL&quot;;[$Size.D31]/[$Size.$C31]))" office:value-type="float" office:value="0.980637254901961" calcext:value-type="float">
            <text:p>0,981</text:p>
          </table:table-cell>
          <table:table-cell table:style-name="ce109" table:formula="of:=IF(OR(ISBLANK([$Size.E31]);[$Size.E31]=&quot;&quot;;[.D31]=&quot;&quot;);&quot;&quot;;IF([$Size.E31]=&quot;FAIL&quot;;&quot;FAIL&quot;;[$Size.E31]/[$Size.$C31]))" office:value-type="float" office:value="0.980392156862745" calcext:value-type="float">
            <text:p>0,980</text:p>
          </table:table-cell>
          <table:table-cell table:style-name="ce109" table:formula="of:=IF(OR(ISBLANK([$Size.F31]);[$Size.F31]=&quot;&quot;;[.E31]=&quot;&quot;);&quot;&quot;;IF([$Size.F31]=&quot;FAIL&quot;;&quot;FAIL&quot;;[$Size.F31]/[$Size.$C31]))" office:value-type="float" office:value="0.982230392156863" calcext:value-type="float">
            <text:p>0,982</text:p>
          </table:table-cell>
          <table:table-cell table:style-name="ce109" table:formula="of:=IF(OR(ISBLANK([$Size.G31]);[$Size.G31]=&quot;&quot;;[.F31]=&quot;&quot;);&quot;&quot;;IF([$Size.G31]=&quot;FAIL&quot;;&quot;FAIL&quot;;[$Size.G31]/[$Size.$C31]))" office:value-type="float" office:value="0.980882352941176" calcext:value-type="float">
            <text:p>0,981</text:p>
          </table:table-cell>
          <table:table-cell table:style-name="ce109" table:formula="of:=IF(OR(ISBLANK([$Size.H31]);[$Size.H31]=&quot;&quot;;[.G31]=&quot;&quot;);&quot;&quot;;IF([$Size.H31]=&quot;FAIL&quot;;&quot;FAIL&quot;;[$Size.H31]/[$Size.$C31]))" office:value-type="float" office:value="0.973897058823529" calcext:value-type="float">
            <text:p>0,974</text:p>
          </table:table-cell>
          <table:table-cell table:style-name="ce109" table:formula="of:=IF(OR(ISBLANK([$Size.I31]);[$Size.I31]=&quot;&quot;;[.H31]=&quot;&quot;);&quot;&quot;;IF([$Size.I31]=&quot;FAIL&quot;;&quot;FAIL&quot;;[$Size.I31]/[$Size.$C31]))" office:value-type="float" office:value="0.974019607843137" calcext:value-type="float">
            <text:p>0,974</text:p>
          </table:table-cell>
          <table:table-cell table:style-name="ce109" table:formula="of:=IF(OR(ISBLANK([$Size.J31]);[$Size.J31]=&quot;&quot;;[.I31]=&quot;&quot;);&quot;&quot;;IF([$Size.J31]=&quot;FAIL&quot;;&quot;FAIL&quot;;[$Size.J31]/[$Size.$C31]))" office:value-type="float" office:value="1.00281862745098" calcext:value-type="float">
            <text:p>1,003</text:p>
          </table:table-cell>
          <table:table-cell table:style-name="ce109" table:formula="of:=IF(OR(ISBLANK([$Size.K31]);[$Size.K31]=&quot;&quot;;[.J31]=&quot;&quot;);&quot;&quot;;IF([$Size.K31]=&quot;FAIL&quot;;&quot;FAIL&quot;;[$Size.K31]/[$Size.$C31]))">
            <text:p/>
          </table:table-cell>
          <table:table-cell table:style-name="ce109" table:formula="of:=IF(OR(ISBLANK([$Size.L31]);[$Size.L31]=&quot;&quot;;[.K31]=&quot;&quot;);&quot;&quot;;IF([$Size.L31]=&quot;FAIL&quot;;&quot;FAIL&quot;;[$Size.L31]/[$Size.$C31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 table:formula="of:=IF(ISBLANK([$Size.A32]);&quot;&quot;;[$Size.A32])">
            <text:p/>
          </table:table-cell>
          <table:table-cell table:style-name="ce95" table:formula="of:=IF(ISBLANK([$Size.B32]);&quot;&quot;;[$Size.B32])" office:value-type="string" office:string-value="G729I-cod V1" calcext:value-type="string">
            <text:p>G729I-cod V1</text:p>
          </table:table-cell>
          <table:table-cell table:style-name="ce109" table:formula="of:=IF(OR(ISBLANK([$Size.C32]);[$Size.C32]=&quot;&quot;;[.B32]=&quot;&quot;);&quot;&quot;;IF([$Size.C32]=&quot;FAIL&quot;;&quot;FAIL&quot;;[$Size.C32]/[$Size.$C32]))" office:value-type="float" office:value="1" calcext:value-type="float">
            <text:p>1,000</text:p>
          </table:table-cell>
          <table:table-cell table:style-name="ce109" table:formula="of:=IF(OR(ISBLANK([$Size.D32]);[$Size.D32]=&quot;&quot;;[.C32]=&quot;&quot;);&quot;&quot;;IF([$Size.D32]=&quot;FAIL&quot;;&quot;FAIL&quot;;[$Size.D32]/[$Size.$C32]))" office:value-type="float" office:value="0.992945967565995" calcext:value-type="float">
            <text:p>0,993</text:p>
          </table:table-cell>
          <table:table-cell table:style-name="ce109" table:formula="of:=IF(OR(ISBLANK([$Size.E32]);[$Size.E32]=&quot;&quot;;[.D32]=&quot;&quot;);&quot;&quot;;IF([$Size.E32]=&quot;FAIL&quot;;&quot;FAIL&quot;;[$Size.E32]/[$Size.$C32]))" office:value-type="float" office:value="0.991927859792015" calcext:value-type="float">
            <text:p>0,992</text:p>
          </table:table-cell>
          <table:table-cell table:style-name="ce109" table:formula="of:=IF(OR(ISBLANK([$Size.F32]);[$Size.F32]=&quot;&quot;;[.E32]=&quot;&quot;);&quot;&quot;;IF([$Size.F32]=&quot;FAIL&quot;;&quot;FAIL&quot;;[$Size.F32]/[$Size.$C32]))" office:value-type="float" office:value="0.990618864082612" calcext:value-type="float">
            <text:p>0,991</text:p>
          </table:table-cell>
          <table:table-cell table:style-name="ce109" table:formula="of:=IF(OR(ISBLANK([$Size.G32]);[$Size.G32]=&quot;&quot;;[.F32]=&quot;&quot;);&quot;&quot;;IF([$Size.G32]=&quot;FAIL&quot;;&quot;FAIL&quot;;[$Size.G32]/[$Size.$C32]))" office:value-type="float" office:value="0.984946549341866" calcext:value-type="float">
            <text:p>0,985</text:p>
          </table:table-cell>
          <table:table-cell table:style-name="ce109" table:formula="of:=IF(OR(ISBLANK([$Size.H32]);[$Size.H32]=&quot;&quot;;[.G32]=&quot;&quot;);&quot;&quot;;IF([$Size.H32]=&quot;FAIL&quot;;&quot;FAIL&quot;;[$Size.H32]/[$Size.$C32]))" office:value-type="float" office:value="0.980946840229801" calcext:value-type="float">
            <text:p>0,981</text:p>
          </table:table-cell>
          <table:table-cell table:style-name="ce109" table:formula="of:=IF(OR(ISBLANK([$Size.I32]);[$Size.I32]=&quot;&quot;;[.H32]=&quot;&quot;);&quot;&quot;;IF([$Size.I32]=&quot;FAIL&quot;;&quot;FAIL&quot;;[$Size.I32]/[$Size.$C32]))" office:value-type="float" office:value="0.979346956584976" calcext:value-type="float">
            <text:p>0,979</text:p>
          </table:table-cell>
          <table:table-cell table:style-name="ce109" table:formula="of:=IF(OR(ISBLANK([$Size.J32]);[$Size.J32]=&quot;&quot;;[.I32]=&quot;&quot;);&quot;&quot;;IF([$Size.J32]=&quot;FAIL&quot;;&quot;FAIL&quot;;[$Size.J32]/[$Size.$C32]))" office:value-type="float" office:value="1.00036360991928" calcext:value-type="float">
            <text:p>1,000</text:p>
          </table:table-cell>
          <table:table-cell table:style-name="ce109" table:formula="of:=IF(OR(ISBLANK([$Size.K32]);[$Size.K32]=&quot;&quot;;[.J32]=&quot;&quot;);&quot;&quot;;IF([$Size.K32]=&quot;FAIL&quot;;&quot;FAIL&quot;;[$Size.K32]/[$Size.$C32]))">
            <text:p/>
          </table:table-cell>
          <table:table-cell table:style-name="ce109" table:formula="of:=IF(OR(ISBLANK([$Size.L32]);[$Size.L32]=&quot;&quot;;[.K32]=&quot;&quot;);&quot;&quot;;IF([$Size.L32]=&quot;FAIL&quot;;&quot;FAIL&quot;;[$Size.L32]/[$Size.$C32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 table:formula="of:=IF(ISBLANK([$Size.A33]);&quot;&quot;;[$Size.A33])">
            <text:p/>
          </table:table-cell>
          <table:table-cell table:style-name="ce95" table:formula="of:=IF(ISBLANK([$Size.B33]);&quot;&quot;;[$Size.B33])" office:value-type="string" office:string-value="G729I-dec V1" calcext:value-type="string">
            <text:p>G729I-dec V1</text:p>
          </table:table-cell>
          <table:table-cell table:style-name="ce109" table:formula="of:=IF(OR(ISBLANK([$Size.C33]);[$Size.C33]=&quot;&quot;;[.B33]=&quot;&quot;);&quot;&quot;;IF([$Size.C33]=&quot;FAIL&quot;;&quot;FAIL&quot;;[$Size.C33]/[$Size.$C33]))" office:value-type="float" office:value="1" calcext:value-type="float">
            <text:p>1,000</text:p>
          </table:table-cell>
          <table:table-cell table:style-name="ce109" table:formula="of:=IF(OR(ISBLANK([$Size.D33]);[$Size.D33]=&quot;&quot;;[.C33]=&quot;&quot;);&quot;&quot;;IF([$Size.D33]=&quot;FAIL&quot;;&quot;FAIL&quot;;[$Size.D33]/[$Size.$C33]))" office:value-type="float" office:value="0.984931340381577" calcext:value-type="float">
            <text:p>0,985</text:p>
          </table:table-cell>
          <table:table-cell table:style-name="ce109" table:formula="of:=IF(OR(ISBLANK([$Size.E33]);[$Size.E33]=&quot;&quot;;[.D33]=&quot;&quot;);&quot;&quot;;IF([$Size.E33]=&quot;FAIL&quot;;&quot;FAIL&quot;;[$Size.E33]/[$Size.$C33]))" office:value-type="float" office:value="0.984445254587435" calcext:value-type="float">
            <text:p>0,984</text:p>
          </table:table-cell>
          <table:table-cell table:style-name="ce109" table:formula="of:=IF(OR(ISBLANK([$Size.F33]);[$Size.F33]=&quot;&quot;;[.E33]=&quot;&quot;);&quot;&quot;;IF([$Size.F33]=&quot;FAIL&quot;;&quot;FAIL&quot;;[$Size.F33]/[$Size.$C33]))" office:value-type="float" office:value="0.985295904727184" calcext:value-type="float">
            <text:p>0,985</text:p>
          </table:table-cell>
          <table:table-cell table:style-name="ce109" table:formula="of:=IF(OR(ISBLANK([$Size.G33]);[$Size.G33]=&quot;&quot;;[.F33]=&quot;&quot;);&quot;&quot;;IF([$Size.G33]=&quot;FAIL&quot;;&quot;FAIL&quot;;[$Size.G33]/[$Size.$C33]))" office:value-type="float" office:value="0.980313525337222" calcext:value-type="float">
            <text:p>0,980</text:p>
          </table:table-cell>
          <table:table-cell table:style-name="ce109" table:formula="of:=IF(OR(ISBLANK([$Size.H33]);[$Size.H33]=&quot;&quot;;[.G33]=&quot;&quot;);&quot;&quot;;IF([$Size.H33]=&quot;FAIL&quot;;&quot;FAIL&quot;;[$Size.H33]/[$Size.$C33]))" office:value-type="float" office:value="0.979341353748937" calcext:value-type="float">
            <text:p>0,979</text:p>
          </table:table-cell>
          <table:table-cell table:style-name="ce109" table:formula="of:=IF(OR(ISBLANK([$Size.I33]);[$Size.I33]=&quot;&quot;;[.H33]=&quot;&quot;);&quot;&quot;;IF([$Size.I33]=&quot;FAIL&quot;;&quot;FAIL&quot;;[$Size.I33]/[$Size.$C33]))" office:value-type="float" office:value="0.979341353748937" calcext:value-type="float">
            <text:p>0,979</text:p>
          </table:table-cell>
          <table:table-cell table:style-name="ce109" table:formula="of:=IF(OR(ISBLANK([$Size.J33]);[$Size.J33]=&quot;&quot;;[.I33]=&quot;&quot;);&quot;&quot;;IF([$Size.J33]=&quot;FAIL&quot;;&quot;FAIL&quot;;[$Size.J33]/[$Size.$C33]))" office:value-type="float" office:value="1.01069388747114" calcext:value-type="float">
            <text:p>1,011</text:p>
          </table:table-cell>
          <table:table-cell table:style-name="ce109" table:formula="of:=IF(OR(ISBLANK([$Size.K33]);[$Size.K33]=&quot;&quot;;[.J33]=&quot;&quot;);&quot;&quot;;IF([$Size.K33]=&quot;FAIL&quot;;&quot;FAIL&quot;;[$Size.K33]/[$Size.$C33]))">
            <text:p/>
          </table:table-cell>
          <table:table-cell table:style-name="ce109" table:formula="of:=IF(OR(ISBLANK([$Size.L33]);[$Size.L33]=&quot;&quot;;[.K33]=&quot;&quot;);&quot;&quot;;IF([$Size.L33]=&quot;FAIL&quot;;&quot;FAIL&quot;;[$Size.L33]/[$Size.$C33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 table:formula="of:=IF(ISBLANK([$Size.A34]);&quot;&quot;;[$Size.A34])">
            <text:p/>
          </table:table-cell>
          <table:table-cell table:style-name="ce95" table:formula="of:=IF(ISBLANK([$Size.B34]);&quot;&quot;;[$Size.B34])" office:value-type="string" office:string-value="GSM9-cod" calcext:value-type="string">
            <text:p>GSM9-cod</text:p>
          </table:table-cell>
          <table:table-cell table:style-name="ce109" table:formula="of:=IF(OR(ISBLANK([$Size.C34]);[$Size.C34]=&quot;&quot;;[.B34]=&quot;&quot;);&quot;&quot;;IF([$Size.C34]=&quot;FAIL&quot;;&quot;FAIL&quot;;[$Size.C34]/[$Size.$C34]))" office:value-type="float" office:value="1" calcext:value-type="float">
            <text:p>1,000</text:p>
          </table:table-cell>
          <table:table-cell table:style-name="ce109" table:formula="of:=IF(OR(ISBLANK([$Size.D34]);[$Size.D34]=&quot;&quot;;[.C34]=&quot;&quot;);&quot;&quot;;IF([$Size.D34]=&quot;FAIL&quot;;&quot;FAIL&quot;;[$Size.D34]/[$Size.$C34]))" office:value-type="float" office:value="0.95263774912075" calcext:value-type="float">
            <text:p>0,953</text:p>
          </table:table-cell>
          <table:table-cell table:style-name="ce109" table:formula="of:=IF(OR(ISBLANK([$Size.E34]);[$Size.E34]=&quot;&quot;;[.D34]=&quot;&quot;);&quot;&quot;;IF([$Size.E34]=&quot;FAIL&quot;;&quot;FAIL&quot;;[$Size.E34]/[$Size.$C34]))" office:value-type="float" office:value="0.947479484173505" calcext:value-type="float">
            <text:p>0,947</text:p>
          </table:table-cell>
          <table:table-cell table:style-name="ce109" table:formula="of:=IF(OR(ISBLANK([$Size.F34]);[$Size.F34]=&quot;&quot;;[.E34]=&quot;&quot;);&quot;&quot;;IF([$Size.F34]=&quot;FAIL&quot;;&quot;FAIL&quot;;[$Size.F34]/[$Size.$C34]))" office:value-type="float" office:value="0.947010550996483" calcext:value-type="float">
            <text:p>0,947</text:p>
          </table:table-cell>
          <table:table-cell table:style-name="ce109" table:formula="of:=IF(OR(ISBLANK([$Size.G34]);[$Size.G34]=&quot;&quot;;[.F34]=&quot;&quot;);&quot;&quot;;IF([$Size.G34]=&quot;FAIL&quot;;&quot;FAIL&quot;;[$Size.G34]/[$Size.$C34]))" office:value-type="float" office:value="0.948651817116061" calcext:value-type="float">
            <text:p>0,949</text:p>
          </table:table-cell>
          <table:table-cell table:style-name="ce109" table:formula="of:=IF(OR(ISBLANK([$Size.H34]);[$Size.H34]=&quot;&quot;;[.G34]=&quot;&quot;);&quot;&quot;;IF([$Size.H34]=&quot;FAIL&quot;;&quot;FAIL&quot;;[$Size.H34]/[$Size.$C34]))" office:value-type="float" office:value="0.945603751465416" calcext:value-type="float">
            <text:p>0,946</text:p>
          </table:table-cell>
          <table:table-cell table:style-name="ce109" table:formula="of:=IF(OR(ISBLANK([$Size.I34]);[$Size.I34]=&quot;&quot;;[.H34]=&quot;&quot;);&quot;&quot;;IF([$Size.I34]=&quot;FAIL&quot;;&quot;FAIL&quot;;[$Size.I34]/[$Size.$C34]))" office:value-type="float" office:value="0.945838218053927" calcext:value-type="float">
            <text:p>0,946</text:p>
          </table:table-cell>
          <table:table-cell table:style-name="ce109" table:formula="of:=IF(OR(ISBLANK([$Size.J34]);[$Size.J34]=&quot;&quot;;[.I34]=&quot;&quot;);&quot;&quot;;IF([$Size.J34]=&quot;FAIL&quot;;&quot;FAIL&quot;;[$Size.J34]/[$Size.$C34]))" office:value-type="float" office:value="0.945603751465416" calcext:value-type="float">
            <text:p>0,946</text:p>
          </table:table-cell>
          <table:table-cell table:style-name="ce109" table:formula="of:=IF(OR(ISBLANK([$Size.K34]);[$Size.K34]=&quot;&quot;;[.J34]=&quot;&quot;);&quot;&quot;;IF([$Size.K34]=&quot;FAIL&quot;;&quot;FAIL&quot;;[$Size.K34]/[$Size.$C34]))">
            <text:p/>
          </table:table-cell>
          <table:table-cell table:style-name="ce109" table:formula="of:=IF(OR(ISBLANK([$Size.L34]);[$Size.L34]=&quot;&quot;;[.K34]=&quot;&quot;);&quot;&quot;;IF([$Size.L34]=&quot;FAIL&quot;;&quot;FAIL&quot;;[$Size.L34]/[$Size.$C34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 table:formula="of:=IF(ISBLANK([$Size.A35]);&quot;&quot;;[$Size.A35])">
            <text:p/>
          </table:table-cell>
          <table:table-cell table:style-name="ce95" table:formula="of:=IF(ISBLANK([$Size.B35]);&quot;&quot;;[$Size.B35])" office:value-type="string" office:string-value="GSM9-dec" calcext:value-type="string">
            <text:p>GSM9-dec</text:p>
          </table:table-cell>
          <table:table-cell table:style-name="ce110" table:formula="of:=IF(OR(ISBLANK([$Size.C35]);[$Size.C35]=&quot;&quot;;[.B35]=&quot;&quot;);&quot;&quot;;IF([$Size.C35]=&quot;FAIL&quot;;&quot;FAIL&quot;;[$Size.C35]/[$Size.$C35]))">
            <text:p/>
          </table:table-cell>
          <table:table-cell table:style-name="ce109" table:formula="of:=IF(OR(ISBLANK([$Size.D35]);[$Size.D35]=&quot;&quot;;[.C35]=&quot;&quot;);&quot;&quot;;IF([$Size.D35]=&quot;FAIL&quot;;&quot;FAIL&quot;;[$Size.D35]/[$Size.$C35]))">
            <text:p/>
          </table:table-cell>
          <table:table-cell table:style-name="ce109" table:formula="of:=IF(OR(ISBLANK([$Size.E35]);[$Size.E35]=&quot;&quot;;[.D35]=&quot;&quot;);&quot;&quot;;IF([$Size.E35]=&quot;FAIL&quot;;&quot;FAIL&quot;;[$Size.E35]/[$Size.$C35]))">
            <text:p/>
          </table:table-cell>
          <table:table-cell table:style-name="ce109" table:formula="of:=IF(OR(ISBLANK([$Size.F35]);[$Size.F35]=&quot;&quot;;[.E35]=&quot;&quot;);&quot;&quot;;IF([$Size.F35]=&quot;FAIL&quot;;&quot;FAIL&quot;;[$Size.F35]/[$Size.$C35]))">
            <text:p/>
          </table:table-cell>
          <table:table-cell table:style-name="ce109" table:formula="of:=IF(OR(ISBLANK([$Size.G35]);[$Size.G35]=&quot;&quot;;[.F35]=&quot;&quot;);&quot;&quot;;IF([$Size.G35]=&quot;FAIL&quot;;&quot;FAIL&quot;;[$Size.G35]/[$Size.$C35]))">
            <text:p/>
          </table:table-cell>
          <table:table-cell table:style-name="ce109" table:formula="of:=IF(OR(ISBLANK([$Size.H35]);[$Size.H35]=&quot;&quot;;[.G35]=&quot;&quot;);&quot;&quot;;IF([$Size.H35]=&quot;FAIL&quot;;&quot;FAIL&quot;;[$Size.H35]/[$Size.$C35]))">
            <text:p/>
          </table:table-cell>
          <table:table-cell table:style-name="ce109" table:formula="of:=IF(OR(ISBLANK([$Size.I35]);[$Size.I35]=&quot;&quot;;[.H35]=&quot;&quot;);&quot;&quot;;IF([$Size.I35]=&quot;FAIL&quot;;&quot;FAIL&quot;;[$Size.I35]/[$Size.$C35]))">
            <text:p/>
          </table:table-cell>
          <table:table-cell table:style-name="ce109" table:formula="of:=IF(OR(ISBLANK([$Size.J35]);[$Size.J35]=&quot;&quot;;[.I35]=&quot;&quot;);&quot;&quot;;IF([$Size.J35]=&quot;FAIL&quot;;&quot;FAIL&quot;;[$Size.J35]/[$Size.$C35]))">
            <text:p/>
          </table:table-cell>
          <table:table-cell table:style-name="ce109" table:formula="of:=IF(OR(ISBLANK([$Size.K35]);[$Size.K35]=&quot;&quot;;[.J35]=&quot;&quot;);&quot;&quot;;IF([$Size.K35]=&quot;FAIL&quot;;&quot;FAIL&quot;;[$Size.K35]/[$Size.$C35]))">
            <text:p/>
          </table:table-cell>
          <table:table-cell table:style-name="ce109" table:formula="of:=IF(OR(ISBLANK([$Size.L35]);[$Size.L35]=&quot;&quot;;[.K35]=&quot;&quot;);&quot;&quot;;IF([$Size.L35]=&quot;FAIL&quot;;&quot;FAIL&quot;;[$Size.L35]/[$Size.$C35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 table:formula="of:=IF(ISBLANK([$Size.A36]);&quot;&quot;;[$Size.A36])">
            <text:p/>
          </table:table-cell>
          <table:table-cell table:style-name="ce95" table:formula="of:=IF(ISBLANK([$Size.B36]);&quot;&quot;;[$Size.B36])" office:value-type="string" office:string-value="GSM10-cod" calcext:value-type="string">
            <text:p>GSM10-cod</text:p>
          </table:table-cell>
          <table:table-cell table:style-name="ce109" table:formula="of:=IF(OR(ISBLANK([$Size.C36]);[$Size.C36]=&quot;&quot;;[.B36]=&quot;&quot;);&quot;&quot;;IF([$Size.C36]=&quot;FAIL&quot;;&quot;FAIL&quot;;[$Size.C36]/[$Size.$C36]))" office:value-type="float" office:value="1" calcext:value-type="float">
            <text:p>1,000</text:p>
          </table:table-cell>
          <table:table-cell table:style-name="ce109" table:formula="of:=IF(OR(ISBLANK([$Size.D36]);[$Size.D36]=&quot;&quot;;[.C36]=&quot;&quot;);&quot;&quot;;IF([$Size.D36]=&quot;FAIL&quot;;&quot;FAIL&quot;;[$Size.D36]/[$Size.$C36]))" office:value-type="float" office:value="0.916482055826318" calcext:value-type="float">
            <text:p>0,916</text:p>
          </table:table-cell>
          <table:table-cell table:style-name="ce109" table:formula="of:=IF(OR(ISBLANK([$Size.E36]);[$Size.E36]=&quot;&quot;;[.D36]=&quot;&quot;);&quot;&quot;;IF([$Size.E36]=&quot;FAIL&quot;;&quot;FAIL&quot;;[$Size.E36]/[$Size.$C36]))" office:value-type="float" office:value="0.9162605228179" calcext:value-type="float">
            <text:p>0,916</text:p>
          </table:table-cell>
          <table:table-cell table:style-name="ce109" table:formula="of:=IF(OR(ISBLANK([$Size.F36]);[$Size.F36]=&quot;&quot;;[.E36]=&quot;&quot;);&quot;&quot;;IF([$Size.F36]=&quot;FAIL&quot;;&quot;FAIL&quot;;[$Size.F36]/[$Size.$C36]))" office:value-type="float" office:value="0.911386796632698" calcext:value-type="float">
            <text:p>0,911</text:p>
          </table:table-cell>
          <table:table-cell table:style-name="ce109" table:formula="of:=IF(OR(ISBLANK([$Size.G36]);[$Size.G36]=&quot;&quot;;[.F36]=&quot;&quot;);&quot;&quot;;IF([$Size.G36]=&quot;FAIL&quot;;&quot;FAIL&quot;;[$Size.G36]/[$Size.$C36]))" office:value-type="float" office:value="0.913823659725299" calcext:value-type="float">
            <text:p>0,914</text:p>
          </table:table-cell>
          <table:table-cell table:style-name="ce109" table:formula="of:=IF(OR(ISBLANK([$Size.H36]);[$Size.H36]=&quot;&quot;;[.G36]=&quot;&quot;);&quot;&quot;;IF([$Size.H36]=&quot;FAIL&quot;;&quot;FAIL&quot;;[$Size.H36]/[$Size.$C36]))" office:value-type="float" office:value="0.904297740363314" calcext:value-type="float">
            <text:p>0,904</text:p>
          </table:table-cell>
          <table:table-cell table:style-name="ce109" table:formula="of:=IF(OR(ISBLANK([$Size.I36]);[$Size.I36]=&quot;&quot;;[.H36]=&quot;&quot;);&quot;&quot;;IF([$Size.I36]=&quot;FAIL&quot;;&quot;FAIL&quot;;[$Size.I36]/[$Size.$C36]))" office:value-type="float" office:value="0.904519273371732" calcext:value-type="float">
            <text:p>0,905</text:p>
          </table:table-cell>
          <table:table-cell table:style-name="ce109" table:formula="of:=IF(OR(ISBLANK([$Size.J36]);[$Size.J36]=&quot;&quot;;[.I36]=&quot;&quot;);&quot;&quot;;IF([$Size.J36]=&quot;FAIL&quot;;&quot;FAIL&quot;;[$Size.J36]/[$Size.$C36]))" office:value-type="float" office:value="0.915152857775809" calcext:value-type="float">
            <text:p>0,915</text:p>
          </table:table-cell>
          <table:table-cell table:style-name="ce109" table:formula="of:=IF(OR(ISBLANK([$Size.K36]);[$Size.K36]=&quot;&quot;;[.J36]=&quot;&quot;);&quot;&quot;;IF([$Size.K36]=&quot;FAIL&quot;;&quot;FAIL&quot;;[$Size.K36]/[$Size.$C36]))">
            <text:p/>
          </table:table-cell>
          <table:table-cell table:style-name="ce109" table:formula="of:=IF(OR(ISBLANK([$Size.L36]);[$Size.L36]=&quot;&quot;;[.K36]=&quot;&quot;);&quot;&quot;;IF([$Size.L36]=&quot;FAIL&quot;;&quot;FAIL&quot;;[$Size.L36]/[$Size.$C36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 table:formula="of:=IF(ISBLANK([$Size.A37]);&quot;&quot;;[$Size.A37])">
            <text:p/>
          </table:table-cell>
          <table:table-cell table:style-name="ce95" table:formula="of:=IF(ISBLANK([$Size.B37]);&quot;&quot;;[$Size.B37])" office:value-type="string" office:string-value="GSM10-dec" calcext:value-type="string">
            <text:p>GSM10-dec</text:p>
          </table:table-cell>
          <table:table-cell table:style-name="ce109" table:formula="of:=IF(OR(ISBLANK([$Size.C37]);[$Size.C37]=&quot;&quot;;[.B37]=&quot;&quot;);&quot;&quot;;IF([$Size.C37]=&quot;FAIL&quot;;&quot;FAIL&quot;;[$Size.C37]/[$Size.$C37]))" office:value-type="float" office:value="1" calcext:value-type="float">
            <text:p>1,000</text:p>
          </table:table-cell>
          <table:table-cell table:style-name="ce109" table:formula="of:=IF(OR(ISBLANK([$Size.D37]);[$Size.D37]=&quot;&quot;;[.C37]=&quot;&quot;);&quot;&quot;;IF([$Size.D37]=&quot;FAIL&quot;;&quot;FAIL&quot;;[$Size.D37]/[$Size.$C37]))" office:value-type="float" office:value="1" calcext:value-type="float">
            <text:p>1,000</text:p>
          </table:table-cell>
          <table:table-cell table:style-name="ce109" table:formula="of:=IF(OR(ISBLANK([$Size.E37]);[$Size.E37]=&quot;&quot;;[.D37]=&quot;&quot;);&quot;&quot;;IF([$Size.E37]=&quot;FAIL&quot;;&quot;FAIL&quot;;[$Size.E37]/[$Size.$C37]))" office:value-type="float" office:value="1.10332480818414" calcext:value-type="float">
            <text:p>1,103</text:p>
          </table:table-cell>
          <table:table-cell table:style-name="ce109" table:formula="of:=IF(OR(ISBLANK([$Size.F37]);[$Size.F37]=&quot;&quot;;[.E37]=&quot;&quot;);&quot;&quot;;IF([$Size.F37]=&quot;FAIL&quot;;&quot;FAIL&quot;;[$Size.F37]/[$Size.$C37]))" office:value-type="float" office:value="1.10332480818414" calcext:value-type="float">
            <text:p>1,103</text:p>
          </table:table-cell>
          <table:table-cell table:style-name="ce109" table:formula="of:=IF(OR(ISBLANK([$Size.G37]);[$Size.G37]=&quot;&quot;;[.F37]=&quot;&quot;);&quot;&quot;;IF([$Size.G37]=&quot;FAIL&quot;;&quot;FAIL&quot;;[$Size.G37]/[$Size.$C37]))" office:value-type="float" office:value="1.08900255754476" calcext:value-type="float">
            <text:p>1,089</text:p>
          </table:table-cell>
          <table:table-cell table:style-name="ce109" table:formula="of:=IF(OR(ISBLANK([$Size.H37]);[$Size.H37]=&quot;&quot;;[.G37]=&quot;&quot;);&quot;&quot;;IF([$Size.H37]=&quot;FAIL&quot;;&quot;FAIL&quot;;[$Size.H37]/[$Size.$C37]))" office:value-type="float" office:value="0.975959079283888" calcext:value-type="float">
            <text:p>0,976</text:p>
          </table:table-cell>
          <table:table-cell table:style-name="ce109" table:formula="of:=IF(OR(ISBLANK([$Size.I37]);[$Size.I37]=&quot;&quot;;[.H37]=&quot;&quot;);&quot;&quot;;IF([$Size.I37]=&quot;FAIL&quot;;&quot;FAIL&quot;;[$Size.I37]/[$Size.$C37]))" office:value-type="float" office:value="0.975959079283888" calcext:value-type="float">
            <text:p>0,976</text:p>
          </table:table-cell>
          <table:table-cell table:style-name="ce109" table:formula="of:=IF(OR(ISBLANK([$Size.J37]);[$Size.J37]=&quot;&quot;;[.I37]=&quot;&quot;);&quot;&quot;;IF([$Size.J37]=&quot;FAIL&quot;;&quot;FAIL&quot;;[$Size.J37]/[$Size.$C37]))" office:value-type="float" office:value="0.970332480818414" calcext:value-type="float">
            <text:p>0,970</text:p>
          </table:table-cell>
          <table:table-cell table:style-name="ce109" table:formula="of:=IF(OR(ISBLANK([$Size.K37]);[$Size.K37]=&quot;&quot;;[.J37]=&quot;&quot;);&quot;&quot;;IF([$Size.K37]=&quot;FAIL&quot;;&quot;FAIL&quot;;[$Size.K37]/[$Size.$C37]))">
            <text:p/>
          </table:table-cell>
          <table:table-cell table:style-name="ce109" table:formula="of:=IF(OR(ISBLANK([$Size.L37]);[$Size.L37]=&quot;&quot;;[.K37]=&quot;&quot;);&quot;&quot;;IF([$Size.L37]=&quot;FAIL&quot;;&quot;FAIL&quot;;[$Size.L37]/[$Size.$C37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/>
          <table:table-cell table:style-name="ce95" table:formula="of:=IF(ISBLANK([$Size.B38]);&quot;&quot;;[$Size.B38])" office:value-type="string" office:string-value="HR-cod" calcext:value-type="string">
            <text:p>HR-cod</text:p>
          </table:table-cell>
          <table:table-cell table:style-name="ce109" table:formula="of:=IF(OR(ISBLANK([$Size.C38]);[$Size.C38]=&quot;&quot;;[.B38]=&quot;&quot;);&quot;&quot;;IF([$Size.C38]=&quot;FAIL&quot;;&quot;FAIL&quot;;[$Size.C38]/[$Size.$C38]))" office:value-type="float" office:value="1" calcext:value-type="float">
            <text:p>1,000</text:p>
          </table:table-cell>
          <table:table-cell table:style-name="ce109" table:formula="of:=IF(OR(ISBLANK([$Size.D38]);[$Size.D38]=&quot;&quot;;[.C38]=&quot;&quot;);&quot;&quot;;IF([$Size.D38]=&quot;FAIL&quot;;&quot;FAIL&quot;;[$Size.D38]/[$Size.$C38]))" office:value-type="float" office:value="0.985941363475804" calcext:value-type="float">
            <text:p>0,986</text:p>
          </table:table-cell>
          <table:table-cell table:style-name="ce109" table:formula="of:=IF(OR(ISBLANK([$Size.E38]);[$Size.E38]=&quot;&quot;;[.D38]=&quot;&quot;);&quot;&quot;;IF([$Size.E38]=&quot;FAIL&quot;;&quot;FAIL&quot;;[$Size.E38]/[$Size.$C38]))" office:value-type="float" office:value="0.983327446132109" calcext:value-type="float">
            <text:p>0,983</text:p>
          </table:table-cell>
          <table:table-cell table:style-name="ce109" table:formula="of:=IF(OR(ISBLANK([$Size.F38]);[$Size.F38]=&quot;&quot;;[.E38]=&quot;&quot;);&quot;&quot;;IF([$Size.F38]=&quot;FAIL&quot;;&quot;FAIL&quot;;[$Size.F38]/[$Size.$C38]))" office:value-type="float" office:value="0.986930413281526" calcext:value-type="float">
            <text:p>0,987</text:p>
          </table:table-cell>
          <table:table-cell table:style-name="ce109" table:formula="of:=IF(OR(ISBLANK([$Size.G38]);[$Size.G38]=&quot;&quot;;[.F38]=&quot;&quot;);&quot;&quot;;IF([$Size.G38]=&quot;FAIL&quot;;&quot;FAIL&quot;;[$Size.G38]/[$Size.$C38]))" office:value-type="float" office:value="0.981490639350053" calcext:value-type="float">
            <text:p>0,981</text:p>
          </table:table-cell>
          <table:table-cell table:style-name="ce109" table:formula="of:=IF(OR(ISBLANK([$Size.H38]);[$Size.H38]=&quot;&quot;;[.G38]=&quot;&quot;);&quot;&quot;;IF([$Size.H38]=&quot;FAIL&quot;;&quot;FAIL&quot;;[$Size.H38]/[$Size.$C38]))" office:value-type="float" office:value="0.979936418226775" calcext:value-type="float">
            <text:p>0,980</text:p>
          </table:table-cell>
          <table:table-cell table:style-name="ce109" table:formula="of:=IF(OR(ISBLANK([$Size.I38]);[$Size.I38]=&quot;&quot;;[.H38]=&quot;&quot;);&quot;&quot;;IF([$Size.I38]=&quot;FAIL&quot;;&quot;FAIL&quot;;[$Size.I38]/[$Size.$C38]))" office:value-type="float" office:value="0.979865771812081" calcext:value-type="float">
            <text:p>0,980</text:p>
          </table:table-cell>
          <table:table-cell table:style-name="ce109" table:formula="of:=IF(OR(ISBLANK([$Size.J38]);[$Size.J38]=&quot;&quot;;[.I38]=&quot;&quot;);&quot;&quot;;IF([$Size.J38]=&quot;FAIL&quot;;&quot;FAIL&quot;;[$Size.J38]/[$Size.$C38]))" office:value-type="float" office:value="0.985446838572942" calcext:value-type="float">
            <text:p>0,985</text:p>
          </table:table-cell>
          <table:table-cell table:style-name="ce109" table:formula="of:=IF(OR(ISBLANK([$Size.K38]);[$Size.K38]=&quot;&quot;;[.J38]=&quot;&quot;);&quot;&quot;;IF([$Size.K38]=&quot;FAIL&quot;;&quot;FAIL&quot;;[$Size.K38]/[$Size.$C38]))">
            <text:p/>
          </table:table-cell>
          <table:table-cell table:style-name="ce109" table:formula="of:=IF(OR(ISBLANK([$Size.L38]);[$Size.L38]=&quot;&quot;;[.K38]=&quot;&quot;);&quot;&quot;;IF([$Size.L38]=&quot;FAIL&quot;;&quot;FAIL&quot;;[$Size.L38]/[$Size.$C38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/>
          <table:table-cell table:style-name="ce95" table:formula="of:=IF(ISBLANK([$Size.B39]);&quot;&quot;;[$Size.B39])" office:value-type="string" office:string-value="HR-dec" calcext:value-type="string">
            <text:p>HR-dec</text:p>
          </table:table-cell>
          <table:table-cell table:style-name="ce109" table:formula="of:=IF(OR(ISBLANK([$Size.C39]);[$Size.C39]=&quot;&quot;;[.B39]=&quot;&quot;);&quot;&quot;;IF([$Size.C39]=&quot;FAIL&quot;;&quot;FAIL&quot;;[$Size.C39]/[$Size.$C39]))" office:value-type="float" office:value="1" calcext:value-type="float">
            <text:p>1,000</text:p>
          </table:table-cell>
          <table:table-cell table:style-name="ce109" table:formula="of:=IF(OR(ISBLANK([$Size.D39]);[$Size.D39]=&quot;&quot;;[.C39]=&quot;&quot;);&quot;&quot;;IF([$Size.D39]=&quot;FAIL&quot;;&quot;FAIL&quot;;[$Size.D39]/[$Size.$C39]))" office:value-type="float" office:value="0.989440750879937" calcext:value-type="float">
            <text:p>0,989</text:p>
          </table:table-cell>
          <table:table-cell table:style-name="ce109" table:formula="of:=IF(OR(ISBLANK([$Size.E39]);[$Size.E39]=&quot;&quot;;[.D39]=&quot;&quot;);&quot;&quot;;IF([$Size.E39]=&quot;FAIL&quot;;&quot;FAIL&quot;;[$Size.E39]/[$Size.$C39]))" office:value-type="float" office:value="0.988267500977708" calcext:value-type="float">
            <text:p>0,988</text:p>
          </table:table-cell>
          <table:table-cell table:style-name="ce109" table:formula="of:=IF(OR(ISBLANK([$Size.F39]);[$Size.F39]=&quot;&quot;;[.E39]=&quot;&quot;);&quot;&quot;;IF([$Size.F39]=&quot;FAIL&quot;;&quot;FAIL&quot;;[$Size.F39]/[$Size.$C39]))" office:value-type="float" office:value="0.989049667579194" calcext:value-type="float">
            <text:p>0,989</text:p>
          </table:table-cell>
          <table:table-cell table:style-name="ce109" table:formula="of:=IF(OR(ISBLANK([$Size.G39]);[$Size.G39]=&quot;&quot;;[.F39]=&quot;&quot;);&quot;&quot;;IF([$Size.G39]=&quot;FAIL&quot;;&quot;FAIL&quot;;[$Size.G39]/[$Size.$C39]))" office:value-type="float" office:value="0.986116542823621" calcext:value-type="float">
            <text:p>0,986</text:p>
          </table:table-cell>
          <table:table-cell table:style-name="ce109" table:formula="of:=IF(OR(ISBLANK([$Size.H39]);[$Size.H39]=&quot;&quot;;[.G39]=&quot;&quot;);&quot;&quot;;IF([$Size.H39]=&quot;FAIL&quot;;&quot;FAIL&quot;;[$Size.H39]/[$Size.$C39]))" office:value-type="float" office:value="0.979663668361361" calcext:value-type="float">
            <text:p>0,980</text:p>
          </table:table-cell>
          <table:table-cell table:style-name="ce109" table:formula="of:=IF(OR(ISBLANK([$Size.I39]);[$Size.I39]=&quot;&quot;;[.H39]=&quot;&quot;);&quot;&quot;;IF([$Size.I39]=&quot;FAIL&quot;;&quot;FAIL&quot;;[$Size.I39]/[$Size.$C39]))" office:value-type="float" office:value="0.978490418459132" calcext:value-type="float">
            <text:p>0,978</text:p>
          </table:table-cell>
          <table:table-cell table:style-name="ce109" table:formula="of:=IF(OR(ISBLANK([$Size.J39]);[$Size.J39]=&quot;&quot;;[.I39]=&quot;&quot;);&quot;&quot;;IF([$Size.J39]=&quot;FAIL&quot;;&quot;FAIL&quot;;[$Size.J39]/[$Size.$C39]))" office:value-type="float" office:value="0.993156042236996" calcext:value-type="float">
            <text:p>0,993</text:p>
          </table:table-cell>
          <table:table-cell table:style-name="ce109" table:formula="of:=IF(OR(ISBLANK([$Size.K39]);[$Size.K39]=&quot;&quot;;[.J39]=&quot;&quot;);&quot;&quot;;IF([$Size.K39]=&quot;FAIL&quot;;&quot;FAIL&quot;;[$Size.K39]/[$Size.$C39]))">
            <text:p/>
          </table:table-cell>
          <table:table-cell table:style-name="ce109" table:formula="of:=IF(OR(ISBLANK([$Size.L39]);[$Size.L39]=&quot;&quot;;[.K39]=&quot;&quot;);&quot;&quot;;IF([$Size.L39]=&quot;FAIL&quot;;&quot;FAIL&quot;;[$Size.L39]/[$Size.$C39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 table:formula="of:=IF(ISBLANK([$Size.A40]);&quot;&quot;;[$Size.A40])">
            <text:p/>
          </table:table-cell>
          <table:table-cell table:style-name="ce95" table:formula="of:=IF(ISBLANK([$Size.B40]);&quot;&quot;;[$Size.B40])" office:value-type="string" office:string-value="MP3-CF2-cod" calcext:value-type="string">
            <text:p>MP3-CF2-cod</text:p>
          </table:table-cell>
          <table:table-cell table:style-name="ce109" table:formula="of:=IF(OR(ISBLANK([$Size.C40]);[$Size.C40]=&quot;&quot;;[.B40]=&quot;&quot;);&quot;&quot;;IF([$Size.C40]=&quot;FAIL&quot;;&quot;FAIL&quot;;[$Size.C40]/[$Size.$C40]))">
            <text:p/>
          </table:table-cell>
          <table:table-cell table:style-name="ce109" table:formula="of:=IF(OR(ISBLANK([$Size.D40]);[$Size.D40]=&quot;&quot;;[.C40]=&quot;&quot;);&quot;&quot;;IF([$Size.D40]=&quot;FAIL&quot;;&quot;FAIL&quot;;[$Size.D40]/[$Size.$C40]))">
            <text:p/>
          </table:table-cell>
          <table:table-cell table:style-name="ce109" table:formula="of:=IF(OR(ISBLANK([$Size.E40]);[$Size.E40]=&quot;&quot;;[.D40]=&quot;&quot;);&quot;&quot;;IF([$Size.E40]=&quot;FAIL&quot;;&quot;FAIL&quot;;[$Size.E40]/[$Size.$C40]))">
            <text:p/>
          </table:table-cell>
          <table:table-cell table:style-name="ce109" table:formula="of:=IF(OR(ISBLANK([$Size.F40]);[$Size.F40]=&quot;&quot;;[.E40]=&quot;&quot;);&quot;&quot;;IF([$Size.F40]=&quot;FAIL&quot;;&quot;FAIL&quot;;[$Size.F40]/[$Size.$C40]))">
            <text:p/>
          </table:table-cell>
          <table:table-cell table:style-name="ce109" table:formula="of:=IF(OR(ISBLANK([$Size.G40]);[$Size.G40]=&quot;&quot;;[.F40]=&quot;&quot;);&quot;&quot;;IF([$Size.G40]=&quot;FAIL&quot;;&quot;FAIL&quot;;[$Size.G40]/[$Size.$C40]))">
            <text:p/>
          </table:table-cell>
          <table:table-cell table:style-name="ce109" table:formula="of:=IF(OR(ISBLANK([$Size.H40]);[$Size.H40]=&quot;&quot;;[.G40]=&quot;&quot;);&quot;&quot;;IF([$Size.H40]=&quot;FAIL&quot;;&quot;FAIL&quot;;[$Size.H40]/[$Size.$C40]))">
            <text:p/>
          </table:table-cell>
          <table:table-cell table:style-name="ce109" table:formula="of:=IF(OR(ISBLANK([$Size.I40]);[$Size.I40]=&quot;&quot;;[.H40]=&quot;&quot;);&quot;&quot;;IF([$Size.I40]=&quot;FAIL&quot;;&quot;FAIL&quot;;[$Size.I40]/[$Size.$C40]))">
            <text:p/>
          </table:table-cell>
          <table:table-cell table:style-name="ce109" table:formula="of:=IF(OR(ISBLANK([$Size.J40]);[$Size.J40]=&quot;&quot;;[.I40]=&quot;&quot;);&quot;&quot;;IF([$Size.J40]=&quot;FAIL&quot;;&quot;FAIL&quot;;[$Size.J40]/[$Size.$C40]))">
            <text:p/>
          </table:table-cell>
          <table:table-cell table:style-name="ce109" table:formula="of:=IF(OR(ISBLANK([$Size.K40]);[$Size.K40]=&quot;&quot;;[.J40]=&quot;&quot;);&quot;&quot;;IF([$Size.K40]=&quot;FAIL&quot;;&quot;FAIL&quot;;[$Size.K40]/[$Size.$C40]))">
            <text:p/>
          </table:table-cell>
          <table:table-cell table:style-name="ce109" table:formula="of:=IF(OR(ISBLANK([$Size.L40]);[$Size.L40]=&quot;&quot;;[.K40]=&quot;&quot;);&quot;&quot;;IF([$Size.L40]=&quot;FAIL&quot;;&quot;FAIL&quot;;[$Size.L40]/[$Size.$C40]))">
            <text:p/>
          </table:table-cell>
          <table:table-cell table:style-name="ce85"/>
          <table:table-cell table:style-name="ce70" table:number-columns-repeated="38"/>
          <table:table-cell table:number-columns-repeated="973"/>
        </table:table-row>
        <table:table-row table:style-name="ro1">
          <table:table-cell table:style-name="ce71" table:formula="of:=IF(ISBLANK([$Size.A41]);&quot;&quot;;[$Size.A41])">
            <text:p/>
          </table:table-cell>
          <table:table-cell table:style-name="ce95" table:formula="of:=IF(ISBLANK([$Size.B41]);&quot;&quot;;[$Size.B41])" office:value-type="string" office:string-value="MP3-CF2-dec" calcext:value-type="string">
            <text:p>MP3-CF2-dec</text:p>
          </table:table-cell>
          <table:table-cell table:style-name="ce109" table:formula="of:=IF(OR(ISBLANK([$Size.C41]);[$Size.C41]=&quot;&quot;;[.B41]=&quot;&quot;);&quot;&quot;;IF([$Size.C41]=&quot;FAIL&quot;;&quot;FAIL&quot;;[$Size.C41]/[$Size.$C41]))" office:value-type="float" office:value="1" calcext:value-type="float">
            <text:p>1,000</text:p>
          </table:table-cell>
          <table:table-cell table:style-name="ce109" table:formula="of:=IF(OR(ISBLANK([$Size.D41]);[$Size.D41]=&quot;&quot;;[.C41]=&quot;&quot;);&quot;&quot;;IF([$Size.D41]=&quot;FAIL&quot;;&quot;FAIL&quot;;[$Size.D41]/[$Size.$C41]))" office:value-type="float" office:value="0.929918699186992" calcext:value-type="float">
            <text:p>0,930</text:p>
          </table:table-cell>
          <table:table-cell table:style-name="ce109" table:formula="of:=IF(OR(ISBLANK([$Size.E41]);[$Size.E41]=&quot;&quot;;[.D41]=&quot;&quot;);&quot;&quot;;IF([$Size.E41]=&quot;FAIL&quot;;&quot;FAIL&quot;;[$Size.E41]/[$Size.$C41]))" office:value-type="float" office:value="0.725650406504065" calcext:value-type="float">
            <text:p>0,726</text:p>
          </table:table-cell>
          <table:table-cell table:style-name="ce109" table:formula="of:=IF(OR(ISBLANK([$Size.F41]);[$Size.F41]=&quot;&quot;;[.E41]=&quot;&quot;);&quot;&quot;;IF([$Size.F41]=&quot;FAIL&quot;;&quot;FAIL&quot;;[$Size.F41]/[$Size.$C41]))" office:value-type="float" office:value="0.72650406504065" calcext:value-type="float">
            <text:p>0,727</text:p>
          </table:table-cell>
          <table:table-cell table:style-name="ce109" table:formula="of:=IF(OR(ISBLANK([$Size.G41]);[$Size.G41]=&quot;&quot;;[.F41]=&quot;&quot;);&quot;&quot;;IF([$Size.G41]=&quot;FAIL&quot;;&quot;FAIL&quot;;[$Size.G41]/[$Size.$C41]))" office:value-type="float" office:value="0.727276422764228" calcext:value-type="float">
            <text:p>0,727</text:p>
          </table:table-cell>
          <table:table-cell table:style-name="ce109" table:formula="of:=IF(OR(ISBLANK([$Size.H41]);[$Size.H41]=&quot;&quot;;[.G41]=&quot;&quot;);&quot;&quot;;IF([$Size.H41]=&quot;FAIL&quot;;&quot;FAIL&quot;;[$Size.H41]/[$Size.$C41]))" office:value-type="float" office:value="0.719186991869919" calcext:value-type="float">
            <text:p>0,719</text:p>
          </table:table-cell>
          <table:table-cell table:style-name="ce109" table:formula="of:=IF(OR(ISBLANK([$Size.I41]);[$Size.I41]=&quot;&quot;;[.H41]=&quot;&quot;);&quot;&quot;;IF([$Size.I41]=&quot;FAIL&quot;;&quot;FAIL&quot;;[$Size.I41]/[$Size.$C41]))" office:value-type="float" office:value="0.723983739837398" calcext:value-type="float">
            <text:p>0,724</text:p>
          </table:table-cell>
          <table:table-cell table:style-name="ce109" table:formula="of:=IF(OR(ISBLANK([$Size.J41]);[$Size.J41]=&quot;&quot;;[.I41]=&quot;&quot;);&quot;&quot;;IF([$Size.J41]=&quot;FAIL&quot;;&quot;FAIL&quot;;[$Size.J41]/[$Size.$C41]))" office:value-type="float" office:value="0.706219512195122" calcext:value-type="float">
            <text:p>0,706</text:p>
          </table:table-cell>
          <table:table-cell table:style-name="ce109" table:formula="of:=IF(OR(ISBLANK([$Size.K41]);[$Size.K41]=&quot;&quot;;[.J41]=&quot;&quot;);&quot;&quot;;IF([$Size.K41]=&quot;FAIL&quot;;&quot;FAIL&quot;;[$Size.K41]/[$Size.$C41]))">
            <text:p/>
          </table:table-cell>
          <table:table-cell table:style-name="ce109" table:formula="of:=IF(OR(ISBLANK([$Size.L41]);[$Size.L41]=&quot;&quot;;[.K41]=&quot;&quot;);&quot;&quot;;IF([$Size.L41]=&quot;FAIL&quot;;&quot;FAIL&quot;;[$Size.L41]/[$Size.$C41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 table:formula="of:=IF(ISBLANK([$Size.A42]);&quot;&quot;;[$Size.A42])">
            <text:p/>
          </table:table-cell>
          <table:table-cell table:style-name="ce95" table:formula="of:=IF(ISBLANK([$Size.B42]);&quot;&quot;;[$Size.B42])" office:value-type="string" office:string-value="WB-AMR-cod" calcext:value-type="string">
            <text:p>WB-AMR-cod</text:p>
          </table:table-cell>
          <table:table-cell table:style-name="ce109" table:formula="of:=IF(OR(ISBLANK([$Size.C42]);[$Size.C42]=&quot;&quot;;[.B42]=&quot;&quot;);&quot;&quot;;IF([$Size.C42]=&quot;FAIL&quot;;&quot;FAIL&quot;;[$Size.C42]/[$Size.$C42]))" office:value-type="float" office:value="1" calcext:value-type="float">
            <text:p>1,000</text:p>
          </table:table-cell>
          <table:table-cell table:style-name="ce109" table:formula="of:=IF(OR(ISBLANK([$Size.D42]);[$Size.D42]=&quot;&quot;;[.C42]=&quot;&quot;);&quot;&quot;;IF([$Size.D42]=&quot;FAIL&quot;;&quot;FAIL&quot;;[$Size.D42]/[$Size.$C42]))" office:value-type="float" office:value="0.965037315941639" calcext:value-type="float">
            <text:p>0,965</text:p>
          </table:table-cell>
          <table:table-cell table:style-name="ce109" table:formula="of:=IF(OR(ISBLANK([$Size.E42]);[$Size.E42]=&quot;&quot;;[.D42]=&quot;&quot;);&quot;&quot;;IF([$Size.E42]=&quot;FAIL&quot;;&quot;FAIL&quot;;[$Size.E42]/[$Size.$C42]))" office:value-type="float" office:value="0.964230484771062" calcext:value-type="float">
            <text:p>0,964</text:p>
          </table:table-cell>
          <table:table-cell table:style-name="ce109" table:formula="of:=IF(OR(ISBLANK([$Size.F42]);[$Size.F42]=&quot;&quot;;[.E42]=&quot;&quot;);&quot;&quot;;IF([$Size.F42]=&quot;FAIL&quot;;&quot;FAIL&quot;;[$Size.F42]/[$Size.$C42]))" office:value-type="float" office:value="0.963020238015195" calcext:value-type="float">
            <text:p>0,963</text:p>
          </table:table-cell>
          <table:table-cell table:style-name="ce109" table:formula="of:=IF(OR(ISBLANK([$Size.G42]);[$Size.G42]=&quot;&quot;;[.F42]=&quot;&quot;);&quot;&quot;;IF([$Size.G42]=&quot;FAIL&quot;;&quot;FAIL&quot;;[$Size.G42]/[$Size.$C42]))" office:value-type="float" office:value="0.962347878706381" calcext:value-type="float">
            <text:p>0,962</text:p>
          </table:table-cell>
          <table:table-cell table:style-name="ce109" table:formula="of:=IF(OR(ISBLANK([$Size.H42]);[$Size.H42]=&quot;&quot;;[.G42]=&quot;&quot;);&quot;&quot;;IF([$Size.H42]=&quot;FAIL&quot;;&quot;FAIL&quot;;[$Size.H42]/[$Size.$C42]))" office:value-type="float" office:value="0.960061857056411" calcext:value-type="float">
            <text:p>0,960</text:p>
          </table:table-cell>
          <table:table-cell table:style-name="ce109" table:formula="of:=IF(OR(ISBLANK([$Size.I42]);[$Size.I42]=&quot;&quot;;[.H42]=&quot;&quot;);&quot;&quot;;IF([$Size.I42]=&quot;FAIL&quot;;&quot;FAIL&quot;;[$Size.I42]/[$Size.$C42]))" office:value-type="float" office:value="0.960398036710818" calcext:value-type="float">
            <text:p>0,960</text:p>
          </table:table-cell>
          <table:table-cell table:style-name="ce109" table:formula="of:=IF(OR(ISBLANK([$Size.J42]);[$Size.J42]=&quot;&quot;;[.I42]=&quot;&quot;);&quot;&quot;;IF([$Size.J42]=&quot;FAIL&quot;;&quot;FAIL&quot;;[$Size.J42]/[$Size.$C42]))" office:value-type="float" office:value="0.976870839776777" calcext:value-type="float">
            <text:p>0,977</text:p>
          </table:table-cell>
          <table:table-cell table:style-name="ce109" table:formula="of:=IF(OR(ISBLANK([$Size.K42]);[$Size.K42]=&quot;&quot;;[.J42]=&quot;&quot;);&quot;&quot;;IF([$Size.K42]=&quot;FAIL&quot;;&quot;FAIL&quot;;[$Size.K42]/[$Size.$C42]))">
            <text:p/>
          </table:table-cell>
          <table:table-cell table:style-name="ce109" table:formula="of:=IF(OR(ISBLANK([$Size.L42]);[$Size.L42]=&quot;&quot;;[.K42]=&quot;&quot;);&quot;&quot;;IF([$Size.L42]=&quot;FAIL&quot;;&quot;FAIL&quot;;[$Size.L42]/[$Size.$C42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 table:formula="of:=IF(ISBLANK([$Size.A43]);&quot;&quot;;[$Size.A43])">
            <text:p/>
          </table:table-cell>
          <table:table-cell table:style-name="ce95" table:formula="of:=IF(ISBLANK([$Size.B43]);&quot;&quot;;[$Size.B43])" office:value-type="string" office:string-value="WB-AMR-dec" calcext:value-type="string">
            <text:p>WB-AMR-dec</text:p>
          </table:table-cell>
          <table:table-cell table:style-name="ce109" table:formula="of:=IF(OR(ISBLANK([$Size.C43]);[$Size.C43]=&quot;&quot;;[.B43]=&quot;&quot;);&quot;&quot;;IF([$Size.C43]=&quot;FAIL&quot;;&quot;FAIL&quot;;[$Size.C43]/[$Size.$C43]))" office:value-type="float" office:value="1" calcext:value-type="float">
            <text:p>1,000</text:p>
          </table:table-cell>
          <table:table-cell table:style-name="ce109" table:formula="of:=IF(OR(ISBLANK([$Size.D43]);[$Size.D43]=&quot;&quot;;[.C43]=&quot;&quot;);&quot;&quot;;IF([$Size.D43]=&quot;FAIL&quot;;&quot;FAIL&quot;;[$Size.D43]/[$Size.$C43]))" office:value-type="float" office:value="0.956093696955981" calcext:value-type="float">
            <text:p>0,956</text:p>
          </table:table-cell>
          <table:table-cell table:style-name="ce109" table:formula="of:=IF(OR(ISBLANK([$Size.E43]);[$Size.E43]=&quot;&quot;;[.D43]=&quot;&quot;);&quot;&quot;;IF([$Size.E43]=&quot;FAIL&quot;;&quot;FAIL&quot;;[$Size.E43]/[$Size.$C43]))" office:value-type="float" office:value="0.954962091207423" calcext:value-type="float">
            <text:p>0,955</text:p>
          </table:table-cell>
          <table:table-cell table:style-name="ce109" table:formula="of:=IF(OR(ISBLANK([$Size.F43]);[$Size.F43]=&quot;&quot;;[.E43]=&quot;&quot;);&quot;&quot;;IF([$Size.F43]=&quot;FAIL&quot;;&quot;FAIL&quot;;[$Size.F43]/[$Size.$C43]))" office:value-type="float" office:value="0.948059296141224" calcext:value-type="float">
            <text:p>0,948</text:p>
          </table:table-cell>
          <table:table-cell table:style-name="ce109" table:formula="of:=IF(OR(ISBLANK([$Size.G43]);[$Size.G43]=&quot;&quot;;[.F43]=&quot;&quot;);&quot;&quot;;IF([$Size.G43]=&quot;FAIL&quot;;&quot;FAIL&quot;;[$Size.G43]/[$Size.$C43]))" office:value-type="float" office:value="0.951906755686319" calcext:value-type="float">
            <text:p>0,952</text:p>
          </table:table-cell>
          <table:table-cell table:style-name="ce109" table:formula="of:=IF(OR(ISBLANK([$Size.H43]);[$Size.H43]=&quot;&quot;;[.G43]=&quot;&quot;);&quot;&quot;;IF([$Size.H43]=&quot;FAIL&quot;;&quot;FAIL&quot;;[$Size.H43]/[$Size.$C43]))" office:value-type="float" office:value="0.956998981554826" calcext:value-type="float">
            <text:p>0,957</text:p>
          </table:table-cell>
          <table:table-cell table:style-name="ce109" table:formula="of:=IF(OR(ISBLANK([$Size.I43]);[$Size.I43]=&quot;&quot;;[.H43]=&quot;&quot;);&quot;&quot;;IF([$Size.I43]=&quot;FAIL&quot;;&quot;FAIL&quot;;[$Size.I43]/[$Size.$C43]))" office:value-type="float" office:value="0.957112142129682" calcext:value-type="float">
            <text:p>0,957</text:p>
          </table:table-cell>
          <table:table-cell table:style-name="ce109" table:formula="of:=IF(OR(ISBLANK([$Size.J43]);[$Size.J43]=&quot;&quot;;[.I43]=&quot;&quot;);&quot;&quot;;IF([$Size.J43]=&quot;FAIL&quot;;&quot;FAIL&quot;;[$Size.J43]/[$Size.$C43]))" office:value-type="float" office:value="0.982233789747652" calcext:value-type="float">
            <text:p>0,982</text:p>
          </table:table-cell>
          <table:table-cell table:style-name="ce109" table:formula="of:=IF(OR(ISBLANK([$Size.K43]);[$Size.K43]=&quot;&quot;;[.J43]=&quot;&quot;);&quot;&quot;;IF([$Size.K43]=&quot;FAIL&quot;;&quot;FAIL&quot;;[$Size.K43]/[$Size.$C43]))">
            <text:p/>
          </table:table-cell>
          <table:table-cell table:style-name="ce109" table:formula="of:=IF(OR(ISBLANK([$Size.L43]);[$Size.L43]=&quot;&quot;;[.K43]=&quot;&quot;);&quot;&quot;;IF([$Size.L43]=&quot;FAIL&quot;;&quot;FAIL&quot;;[$Size.L43]/[$Size.$C43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2" table:formula="of:=IF(ISBLANK([$Size.A44]);&quot;&quot;;[$Size.A44])" office:value-type="string" office:string-value="Video" calcext:value-type="string">
            <text:p>Video</text:p>
          </table:table-cell>
          <table:table-cell table:style-name="ce95" table:formula="of:=IF(ISBLANK([$Size.B44]);&quot;&quot;;[$Size.B44])" office:value-type="string" office:string-value="MPEG4-cod" calcext:value-type="string">
            <text:p>MPEG4-cod</text:p>
          </table:table-cell>
          <table:table-cell table:style-name="ce109" table:formula="of:=IF(OR(ISBLANK([$Size.C44]);[$Size.C44]=&quot;&quot;;[.B44]=&quot;&quot;);&quot;&quot;;IF([$Size.C44]=&quot;FAIL&quot;;&quot;FAIL&quot;;[$Size.C44]/[$Size.$C44]))" office:value-type="float" office:value="1" calcext:value-type="float">
            <text:p>1,000</text:p>
          </table:table-cell>
          <table:table-cell table:style-name="ce109" table:formula="of:=IF(OR(ISBLANK([$Size.D44]);[$Size.D44]=&quot;&quot;;[.C44]=&quot;&quot;);&quot;&quot;;IF([$Size.D44]=&quot;FAIL&quot;;&quot;FAIL&quot;;[$Size.D44]/[$Size.$C44]))" office:value-type="float" office:value="0.894006508768758" calcext:value-type="float">
            <text:p>0,894</text:p>
          </table:table-cell>
          <table:table-cell table:style-name="ce109" table:formula="of:=IF(OR(ISBLANK([$Size.E44]);[$Size.E44]=&quot;&quot;;[.D44]=&quot;&quot;);&quot;&quot;;IF([$Size.E44]=&quot;FAIL&quot;;&quot;FAIL&quot;;[$Size.E44]/[$Size.$C44]))" office:value-type="float" office:value="0.894142108117881" calcext:value-type="float">
            <text:p>0,894</text:p>
          </table:table-cell>
          <table:table-cell table:style-name="ce109" table:formula="of:=IF(OR(ISBLANK([$Size.F44]);[$Size.F44]=&quot;&quot;;[.E44]=&quot;&quot;);&quot;&quot;;IF([$Size.F44]=&quot;FAIL&quot;;&quot;FAIL&quot;;[$Size.F44]/[$Size.$C44]))" office:value-type="float" office:value="0.893690110287471" calcext:value-type="float">
            <text:p>0,894</text:p>
          </table:table-cell>
          <table:table-cell table:style-name="ce109" table:formula="of:=IF(OR(ISBLANK([$Size.G44]);[$Size.G44]=&quot;&quot;;[.F44]=&quot;&quot;);&quot;&quot;;IF([$Size.G44]=&quot;FAIL&quot;;&quot;FAIL&quot;;[$Size.G44]/[$Size.$C44]))" office:value-type="float" office:value="0.88062737298861" calcext:value-type="float">
            <text:p>0,881</text:p>
          </table:table-cell>
          <table:table-cell table:style-name="ce109" table:formula="of:=IF(OR(ISBLANK([$Size.H44]);[$Size.H44]=&quot;&quot;;[.G44]=&quot;&quot;);&quot;&quot;;IF([$Size.H44]=&quot;FAIL&quot;;&quot;FAIL&quot;;[$Size.H44]/[$Size.$C44]))" office:value-type="float" office:value="0.878593382751763" calcext:value-type="float">
            <text:p>0,879</text:p>
          </table:table-cell>
          <table:table-cell table:style-name="ce109" table:formula="of:=IF(OR(ISBLANK([$Size.I44]);[$Size.I44]=&quot;&quot;;[.H44]=&quot;&quot;);&quot;&quot;;IF([$Size.I44]=&quot;FAIL&quot;;&quot;FAIL&quot;;[$Size.I44]/[$Size.$C44]))" office:value-type="float" office:value="0.879813776893871" calcext:value-type="float">
            <text:p>0,880</text:p>
          </table:table-cell>
          <table:table-cell table:style-name="ce109" table:formula="of:=IF(OR(ISBLANK([$Size.J44]);[$Size.J44]=&quot;&quot;;[.I44]=&quot;&quot;);&quot;&quot;;IF([$Size.J44]=&quot;FAIL&quot;;&quot;FAIL&quot;;[$Size.J44]/[$Size.$C44]))" office:value-type="float" office:value="0.870321822455252" calcext:value-type="float">
            <text:p>0,870</text:p>
          </table:table-cell>
          <table:table-cell table:style-name="ce109" table:formula="of:=IF(OR(ISBLANK([$Size.K44]);[$Size.K44]=&quot;&quot;;[.J44]=&quot;&quot;);&quot;&quot;;IF([$Size.K44]=&quot;FAIL&quot;;&quot;FAIL&quot;;[$Size.K44]/[$Size.$C44]))">
            <text:p/>
          </table:table-cell>
          <table:table-cell table:style-name="ce109" table:formula="of:=IF(OR(ISBLANK([$Size.L44]);[$Size.L44]=&quot;&quot;;[.K44]=&quot;&quot;);&quot;&quot;;IF([$Size.L44]=&quot;FAIL&quot;;&quot;FAIL&quot;;[$Size.L44]/[$Size.$C44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2" table:formula="of:=IF(ISBLANK([$Size.A45]);&quot;&quot;;[$Size.A45])">
            <text:p/>
          </table:table-cell>
          <table:table-cell table:style-name="ce95" table:formula="of:=IF(ISBLANK([$Size.B45]);&quot;&quot;;[$Size.B45])" office:value-type="string" office:string-value="MPEG4-dec" calcext:value-type="string">
            <text:p>MPEG4-dec</text:p>
          </table:table-cell>
          <table:table-cell table:style-name="ce109" table:formula="of:=IF(OR(ISBLANK([$Size.C45]);[$Size.C45]=&quot;&quot;;[.B45]=&quot;&quot;);&quot;&quot;;IF([$Size.C45]=&quot;FAIL&quot;;&quot;FAIL&quot;;[$Size.C45]/[$Size.$C45]))">
            <text:p/>
          </table:table-cell>
          <table:table-cell table:style-name="ce109" table:formula="of:=IF(OR(ISBLANK([$Size.D45]);[$Size.D45]=&quot;&quot;;[.C45]=&quot;&quot;);&quot;&quot;;IF([$Size.D45]=&quot;FAIL&quot;;&quot;FAIL&quot;;[$Size.D45]/[$Size.$C45]))">
            <text:p/>
          </table:table-cell>
          <table:table-cell table:style-name="ce109" table:formula="of:=IF(OR(ISBLANK([$Size.E45]);[$Size.E45]=&quot;&quot;;[.D45]=&quot;&quot;);&quot;&quot;;IF([$Size.E45]=&quot;FAIL&quot;;&quot;FAIL&quot;;[$Size.E45]/[$Size.$C45]))">
            <text:p/>
          </table:table-cell>
          <table:table-cell table:style-name="ce109" table:formula="of:=IF(OR(ISBLANK([$Size.F45]);[$Size.F45]=&quot;&quot;;[.E45]=&quot;&quot;);&quot;&quot;;IF([$Size.F45]=&quot;FAIL&quot;;&quot;FAIL&quot;;[$Size.F45]/[$Size.$C45]))">
            <text:p/>
          </table:table-cell>
          <table:table-cell table:style-name="ce109" table:formula="of:=IF(OR(ISBLANK([$Size.G45]);[$Size.G45]=&quot;&quot;;[.F45]=&quot;&quot;);&quot;&quot;;IF([$Size.G45]=&quot;FAIL&quot;;&quot;FAIL&quot;;[$Size.G45]/[$Size.$C45]))">
            <text:p/>
          </table:table-cell>
          <table:table-cell table:style-name="ce109" table:formula="of:=IF(OR(ISBLANK([$Size.H45]);[$Size.H45]=&quot;&quot;;[.G45]=&quot;&quot;);&quot;&quot;;IF([$Size.H45]=&quot;FAIL&quot;;&quot;FAIL&quot;;[$Size.H45]/[$Size.$C45]))">
            <text:p/>
          </table:table-cell>
          <table:table-cell table:style-name="ce109" table:formula="of:=IF(OR(ISBLANK([$Size.I45]);[$Size.I45]=&quot;&quot;;[.H45]=&quot;&quot;);&quot;&quot;;IF([$Size.I45]=&quot;FAIL&quot;;&quot;FAIL&quot;;[$Size.I45]/[$Size.$C45]))">
            <text:p/>
          </table:table-cell>
          <table:table-cell table:style-name="ce109" table:formula="of:=IF(OR(ISBLANK([$Size.J45]);[$Size.J45]=&quot;&quot;;[.I45]=&quot;&quot;);&quot;&quot;;IF([$Size.J45]=&quot;FAIL&quot;;&quot;FAIL&quot;;[$Size.J45]/[$Size.$C45]))">
            <text:p/>
          </table:table-cell>
          <table:table-cell table:style-name="ce109" table:formula="of:=IF(OR(ISBLANK([$Size.K45]);[$Size.K45]=&quot;&quot;;[.J45]=&quot;&quot;);&quot;&quot;;IF([$Size.K45]=&quot;FAIL&quot;;&quot;FAIL&quot;;[$Size.K45]/[$Size.$C45]))">
            <text:p/>
          </table:table-cell>
          <table:table-cell table:style-name="ce109" table:formula="of:=IF(OR(ISBLANK([$Size.L45]);[$Size.L45]=&quot;&quot;;[.K45]=&quot;&quot;);&quot;&quot;;IF([$Size.L45]=&quot;FAIL&quot;;&quot;FAIL&quot;;[$Size.L45]/[$Size.$C45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2"/>
          <table:table-cell table:style-name="ce95" table:formula="of:=IF(ISBLANK([$Size.B46]);&quot;&quot;;[$Size.B46])" office:value-type="string" office:string-value="MPEG4_Fast-cod" calcext:value-type="string">
            <text:p>MPEG4_Fast-cod</text:p>
          </table:table-cell>
          <table:table-cell table:style-name="ce109" table:formula="of:=IF(OR(ISBLANK([$Size.C46]);[$Size.C46]=&quot;&quot;;[.B46]=&quot;&quot;);&quot;&quot;;IF([$Size.C46]=&quot;FAIL&quot;;&quot;FAIL&quot;;[$Size.C46]/[$Size.$C46]))" office:value-type="float" office:value="1" calcext:value-type="float">
            <text:p>1,000</text:p>
          </table:table-cell>
          <table:table-cell table:style-name="ce109" table:formula="of:=IF(OR(ISBLANK([$Size.D46]);[$Size.D46]=&quot;&quot;;[.C46]=&quot;&quot;);&quot;&quot;;IF([$Size.D46]=&quot;FAIL&quot;;&quot;FAIL&quot;;[$Size.D46]/[$Size.$C46]))" office:value-type="float" office:value="1" calcext:value-type="float">
            <text:p>1,000</text:p>
          </table:table-cell>
          <table:table-cell table:style-name="ce109" table:formula="of:=IF(OR(ISBLANK([$Size.E46]);[$Size.E46]=&quot;&quot;;[.D46]=&quot;&quot;);&quot;&quot;;IF([$Size.E46]=&quot;FAIL&quot;;&quot;FAIL&quot;;[$Size.E46]/[$Size.$C46]))" office:value-type="float" office:value="1" calcext:value-type="float">
            <text:p>1,000</text:p>
          </table:table-cell>
          <table:table-cell table:style-name="ce109" table:formula="of:=IF(OR(ISBLANK([$Size.F46]);[$Size.F46]=&quot;&quot;;[.E46]=&quot;&quot;);&quot;&quot;;IF([$Size.F46]=&quot;FAIL&quot;;&quot;FAIL&quot;;[$Size.F46]/[$Size.$C46]))" office:value-type="float" office:value="1" calcext:value-type="float">
            <text:p>1,000</text:p>
          </table:table-cell>
          <table:table-cell table:style-name="ce109" table:formula="of:=IF(OR(ISBLANK([$Size.G46]);[$Size.G46]=&quot;&quot;;[.F46]=&quot;&quot;);&quot;&quot;;IF([$Size.G46]=&quot;FAIL&quot;;&quot;FAIL&quot;;[$Size.G46]/[$Size.$C46]))" office:value-type="float" office:value="1" calcext:value-type="float">
            <text:p>1,000</text:p>
          </table:table-cell>
          <table:table-cell table:style-name="ce109" table:formula="of:=IF(OR(ISBLANK([$Size.H46]);[$Size.H46]=&quot;&quot;;[.G46]=&quot;&quot;);&quot;&quot;;IF([$Size.H46]=&quot;FAIL&quot;;&quot;FAIL&quot;;[$Size.H46]/[$Size.$C46]))" office:value-type="float" office:value="1" calcext:value-type="float">
            <text:p>1,000</text:p>
          </table:table-cell>
          <table:table-cell table:style-name="ce109" table:formula="of:=IF(OR(ISBLANK([$Size.I46]);[$Size.I46]=&quot;&quot;;[.H46]=&quot;&quot;);&quot;&quot;;IF([$Size.I46]=&quot;FAIL&quot;;&quot;FAIL&quot;;[$Size.I46]/[$Size.$C46]))" office:value-type="float" office:value="1" calcext:value-type="float">
            <text:p>1,000</text:p>
          </table:table-cell>
          <table:table-cell table:style-name="ce109" table:formula="of:=IF(OR(ISBLANK([$Size.J46]);[$Size.J46]=&quot;&quot;;[.I46]=&quot;&quot;);&quot;&quot;;IF([$Size.J46]=&quot;FAIL&quot;;&quot;FAIL&quot;;[$Size.J46]/[$Size.$C46]))" office:value-type="float" office:value="1" calcext:value-type="float">
            <text:p>1,000</text:p>
          </table:table-cell>
          <table:table-cell table:style-name="ce109" table:formula="of:=IF(OR(ISBLANK([$Size.K46]);[$Size.K46]=&quot;&quot;;[.J46]=&quot;&quot;);&quot;&quot;;IF([$Size.K46]=&quot;FAIL&quot;;&quot;FAIL&quot;;[$Size.K46]/[$Size.$C46]))">
            <text:p/>
          </table:table-cell>
          <table:table-cell table:style-name="ce109" table:formula="of:=IF(OR(ISBLANK([$Size.L46]);[$Size.L46]=&quot;&quot;;[.K46]=&quot;&quot;);&quot;&quot;;IF([$Size.L46]=&quot;FAIL&quot;;&quot;FAIL&quot;;[$Size.L46]/[$Size.$C46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2"/>
          <table:table-cell table:style-name="ce95" table:formula="of:=IF(ISBLANK([$Size.B47]);&quot;&quot;;[$Size.B47])" office:value-type="string" office:string-value="MPEG4_Fast-dec" calcext:value-type="string">
            <text:p>MPEG4_Fast-dec</text:p>
          </table:table-cell>
          <table:table-cell table:style-name="ce109" table:formula="of:=IF(OR(ISBLANK([$Size.C47]);[$Size.C47]=&quot;&quot;;[.B47]=&quot;&quot;);&quot;&quot;;IF([$Size.C47]=&quot;FAIL&quot;;&quot;FAIL&quot;;[$Size.C47]/[$Size.$C47]))" office:value-type="float" office:value="1" calcext:value-type="float">
            <text:p>1,000</text:p>
          </table:table-cell>
          <table:table-cell table:style-name="ce109" table:formula="of:=IF(OR(ISBLANK([$Size.D47]);[$Size.D47]=&quot;&quot;;[.C47]=&quot;&quot;);&quot;&quot;;IF([$Size.D47]=&quot;FAIL&quot;;&quot;FAIL&quot;;[$Size.D47]/[$Size.$C47]))" office:value-type="float" office:value="1" calcext:value-type="float">
            <text:p>1,000</text:p>
          </table:table-cell>
          <table:table-cell table:style-name="ce109" table:formula="of:=IF(OR(ISBLANK([$Size.E47]);[$Size.E47]=&quot;&quot;;[.D47]=&quot;&quot;);&quot;&quot;;IF([$Size.E47]=&quot;FAIL&quot;;&quot;FAIL&quot;;[$Size.E47]/[$Size.$C47]))" office:value-type="float" office:value="1.00631296171927" calcext:value-type="float">
            <text:p>1,006</text:p>
          </table:table-cell>
          <table:table-cell table:style-name="ce109" table:formula="of:=IF(OR(ISBLANK([$Size.F47]);[$Size.F47]=&quot;&quot;;[.E47]=&quot;&quot;);&quot;&quot;;IF([$Size.F47]=&quot;FAIL&quot;;&quot;FAIL&quot;;[$Size.F47]/[$Size.$C47]))" office:value-type="float" office:value="0.997582269979852" calcext:value-type="float">
            <text:p>0,998</text:p>
          </table:table-cell>
          <table:table-cell table:style-name="ce109" table:formula="of:=IF(OR(ISBLANK([$Size.G47]);[$Size.G47]=&quot;&quot;;[.F47]=&quot;&quot;);&quot;&quot;;IF([$Size.G47]=&quot;FAIL&quot;;&quot;FAIL&quot;;[$Size.G47]/[$Size.$C47]))" office:value-type="float" office:value="0.988045668233714" calcext:value-type="float">
            <text:p>0,988</text:p>
          </table:table-cell>
          <table:table-cell table:style-name="ce109" table:formula="of:=IF(OR(ISBLANK([$Size.H47]);[$Size.H47]=&quot;&quot;;[.G47]=&quot;&quot;);&quot;&quot;;IF([$Size.H47]=&quot;FAIL&quot;;&quot;FAIL&quot;;[$Size.H47]/[$Size.$C47]))" office:value-type="float" office:value="1.00658159838818" calcext:value-type="float">
            <text:p>1,007</text:p>
          </table:table-cell>
          <table:table-cell table:style-name="ce109" table:formula="of:=IF(OR(ISBLANK([$Size.I47]);[$Size.I47]=&quot;&quot;;[.H47]=&quot;&quot;);&quot;&quot;;IF([$Size.I47]=&quot;FAIL&quot;;&quot;FAIL&quot;;[$Size.I47]/[$Size.$C47]))" office:value-type="float" office:value="1.00711887172599" calcext:value-type="float">
            <text:p>1,007</text:p>
          </table:table-cell>
          <table:table-cell table:style-name="ce109" table:formula="of:=IF(OR(ISBLANK([$Size.J47]);[$Size.J47]=&quot;&quot;;[.I47]=&quot;&quot;);&quot;&quot;;IF([$Size.J47]=&quot;FAIL&quot;;&quot;FAIL&quot;;[$Size.J47]/[$Size.$C47]))" office:value-type="float" office:value="1.00188045668234" calcext:value-type="float">
            <text:p>1,002</text:p>
          </table:table-cell>
          <table:table-cell table:style-name="ce109" table:formula="of:=IF(OR(ISBLANK([$Size.K47]);[$Size.K47]=&quot;&quot;;[.J47]=&quot;&quot;);&quot;&quot;;IF([$Size.K47]=&quot;FAIL&quot;;&quot;FAIL&quot;;[$Size.K47]/[$Size.$C47]))">
            <text:p/>
          </table:table-cell>
          <table:table-cell table:style-name="ce109" table:formula="of:=IF(OR(ISBLANK([$Size.L47]);[$Size.L47]=&quot;&quot;;[.K47]=&quot;&quot;);&quot;&quot;;IF([$Size.L47]=&quot;FAIL&quot;;&quot;FAIL&quot;;[$Size.L47]/[$Size.$C47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2" table:formula="of:=IF(ISBLANK([$Size.A48]);&quot;&quot;;[$Size.A48])">
            <text:p/>
          </table:table-cell>
          <table:table-cell table:style-name="ce95" table:formula="of:=IF(ISBLANK([$Size.B48]);&quot;&quot;;[$Size.B48])" office:value-type="string" office:string-value="JPEG-cod" calcext:value-type="string">
            <text:p>JPEG-cod</text:p>
          </table:table-cell>
          <table:table-cell table:style-name="ce109" table:formula="of:=IF(OR(ISBLANK([$Size.C48]);[$Size.C48]=&quot;&quot;;[.B48]=&quot;&quot;);&quot;&quot;;IF([$Size.C48]=&quot;FAIL&quot;;&quot;FAIL&quot;;[$Size.C48]/[$Size.$C48]))" office:value-type="float" office:value="1" calcext:value-type="float">
            <text:p>1,000</text:p>
          </table:table-cell>
          <table:table-cell table:style-name="ce109" table:formula="of:=IF(OR(ISBLANK([$Size.D48]);[$Size.D48]=&quot;&quot;;[.C48]=&quot;&quot;);&quot;&quot;;IF([$Size.D48]=&quot;FAIL&quot;;&quot;FAIL&quot;;[$Size.D48]/[$Size.$C48]))" office:value-type="float" office:value="0.886570358480471" calcext:value-type="float">
            <text:p>0,887</text:p>
          </table:table-cell>
          <table:table-cell table:style-name="ce109" table:formula="of:=IF(OR(ISBLANK([$Size.E48]);[$Size.E48]=&quot;&quot;;[.D48]=&quot;&quot;);&quot;&quot;;IF([$Size.E48]=&quot;FAIL&quot;;&quot;FAIL&quot;;[$Size.E48]/[$Size.$C48]))" office:value-type="float" office:value="0.889322020943209" calcext:value-type="float">
            <text:p>0,889</text:p>
          </table:table-cell>
          <table:table-cell table:style-name="ce109" table:formula="of:=IF(OR(ISBLANK([$Size.F48]);[$Size.F48]=&quot;&quot;;[.E48]=&quot;&quot;);&quot;&quot;;IF([$Size.F48]=&quot;FAIL&quot;;&quot;FAIL&quot;;[$Size.F48]/[$Size.$C48]))" office:value-type="float" office:value="0.890621417106168" calcext:value-type="float">
            <text:p>0,891</text:p>
          </table:table-cell>
          <table:table-cell table:style-name="ce109" table:formula="of:=IF(OR(ISBLANK([$Size.G48]);[$Size.G48]=&quot;&quot;;[.F48]=&quot;&quot;);&quot;&quot;;IF([$Size.G48]=&quot;FAIL&quot;;&quot;FAIL&quot;;[$Size.G48]/[$Size.$C48]))" office:value-type="float" office:value="0.878468241229076" calcext:value-type="float">
            <text:p>0,878</text:p>
          </table:table-cell>
          <table:table-cell table:style-name="ce109" table:formula="of:=IF(OR(ISBLANK([$Size.H48]);[$Size.H48]=&quot;&quot;;[.G48]=&quot;&quot;);&quot;&quot;;IF([$Size.H48]=&quot;FAIL&quot;;&quot;FAIL&quot;;[$Size.H48]/[$Size.$C48]))" office:value-type="float" office:value="0.878773981502713" calcext:value-type="float">
            <text:p>0,879</text:p>
          </table:table-cell>
          <table:table-cell table:style-name="ce109" table:formula="of:=IF(OR(ISBLANK([$Size.I48]);[$Size.I48]=&quot;&quot;;[.H48]=&quot;&quot;);&quot;&quot;;IF([$Size.I48]=&quot;FAIL&quot;;&quot;FAIL&quot;;[$Size.I48]/[$Size.$C48]))" office:value-type="float" office:value="0.878773981502713" calcext:value-type="float">
            <text:p>0,879</text:p>
          </table:table-cell>
          <table:table-cell table:style-name="ce109" table:formula="of:=IF(OR(ISBLANK([$Size.J48]);[$Size.J48]=&quot;&quot;;[.I48]=&quot;&quot;);&quot;&quot;;IF([$Size.J48]=&quot;FAIL&quot;;&quot;FAIL&quot;;[$Size.J48]/[$Size.$C48]))" office:value-type="float" office:value="0.869448903156768" calcext:value-type="float">
            <text:p>0,869</text:p>
          </table:table-cell>
          <table:table-cell table:style-name="ce109" table:formula="of:=IF(OR(ISBLANK([$Size.K48]);[$Size.K48]=&quot;&quot;;[.J48]=&quot;&quot;);&quot;&quot;;IF([$Size.K48]=&quot;FAIL&quot;;&quot;FAIL&quot;;[$Size.K48]/[$Size.$C48]))">
            <text:p/>
          </table:table-cell>
          <table:table-cell table:style-name="ce109" table:formula="of:=IF(OR(ISBLANK([$Size.L48]);[$Size.L48]=&quot;&quot;;[.K48]=&quot;&quot;);&quot;&quot;;IF([$Size.L48]=&quot;FAIL&quot;;&quot;FAIL&quot;;[$Size.L48]/[$Size.$C48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2" table:formula="of:=IF(ISBLANK([$Size.A49]);&quot;&quot;;[$Size.A49])">
            <text:p/>
          </table:table-cell>
          <table:table-cell table:style-name="ce95" table:formula="of:=IF(ISBLANK([$Size.B49]);&quot;&quot;;[$Size.B49])" office:value-type="string" office:string-value="JPEG-dec" calcext:value-type="string">
            <text:p>JPEG-dec</text:p>
          </table:table-cell>
          <table:table-cell table:style-name="ce109" table:formula="of:=IF(OR(ISBLANK([$Size.C49]);[$Size.C49]=&quot;&quot;;[.B49]=&quot;&quot;);&quot;&quot;;IF([$Size.C49]=&quot;FAIL&quot;;&quot;FAIL&quot;;[$Size.C49]/[$Size.$C49]))" office:value-type="float" office:value="1" calcext:value-type="float">
            <text:p>1,000</text:p>
          </table:table-cell>
          <table:table-cell table:style-name="ce109" table:formula="of:=IF(OR(ISBLANK([$Size.D49]);[$Size.D49]=&quot;&quot;;[.C49]=&quot;&quot;);&quot;&quot;;IF([$Size.D49]=&quot;FAIL&quot;;&quot;FAIL&quot;;[$Size.D49]/[$Size.$C49]))" office:value-type="float" office:value="0.861224245328222" calcext:value-type="float">
            <text:p>0,861</text:p>
          </table:table-cell>
          <table:table-cell table:style-name="ce109" table:formula="of:=IF(OR(ISBLANK([$Size.E49]);[$Size.E49]=&quot;&quot;;[.D49]=&quot;&quot;);&quot;&quot;;IF([$Size.E49]=&quot;FAIL&quot;;&quot;FAIL&quot;;[$Size.E49]/[$Size.$C49]))" office:value-type="float" office:value="0.852898897939626" calcext:value-type="float">
            <text:p>0,853</text:p>
          </table:table-cell>
          <table:table-cell table:style-name="ce109" table:formula="of:=IF(OR(ISBLANK([$Size.F49]);[$Size.F49]=&quot;&quot;;[.E49]=&quot;&quot;);&quot;&quot;;IF([$Size.F49]=&quot;FAIL&quot;;&quot;FAIL&quot;;[$Size.F49]/[$Size.$C49]))" office:value-type="float" office:value="0.853737422137039" calcext:value-type="float">
            <text:p>0,854</text:p>
          </table:table-cell>
          <table:table-cell table:style-name="ce109" table:formula="of:=IF(OR(ISBLANK([$Size.G49]);[$Size.G49]=&quot;&quot;;[.F49]=&quot;&quot;);&quot;&quot;;IF([$Size.G49]=&quot;FAIL&quot;;&quot;FAIL&quot;;[$Size.G49]/[$Size.$C49]))" office:value-type="float" office:value="0.840261140392908" calcext:value-type="float">
            <text:p>0,840</text:p>
          </table:table-cell>
          <table:table-cell table:style-name="ce109" table:formula="of:=IF(OR(ISBLANK([$Size.H49]);[$Size.H49]=&quot;&quot;;[.G49]=&quot;&quot;);&quot;&quot;;IF([$Size.H49]=&quot;FAIL&quot;;&quot;FAIL&quot;;[$Size.H49]/[$Size.$C49]))" office:value-type="float" office:value="0.839242932438908" calcext:value-type="float">
            <text:p>0,839</text:p>
          </table:table-cell>
          <table:table-cell table:style-name="ce109" table:formula="of:=IF(OR(ISBLANK([$Size.I49]);[$Size.I49]=&quot;&quot;;[.H49]=&quot;&quot;);&quot;&quot;;IF([$Size.I49]=&quot;FAIL&quot;;&quot;FAIL&quot;;[$Size.I49]/[$Size.$C49]))" office:value-type="float" office:value="0.839482510781025" calcext:value-type="float">
            <text:p>0,839</text:p>
          </table:table-cell>
          <table:table-cell table:style-name="ce109" table:formula="of:=IF(OR(ISBLANK([$Size.J49]);[$Size.J49]=&quot;&quot;;[.I49]=&quot;&quot;);&quot;&quot;;IF([$Size.J49]=&quot;FAIL&quot;;&quot;FAIL&quot;;[$Size.J49]/[$Size.$C49]))" office:value-type="float" office:value="0.832295160517489" calcext:value-type="float">
            <text:p>0,832</text:p>
          </table:table-cell>
          <table:table-cell table:style-name="ce109" table:formula="of:=IF(OR(ISBLANK([$Size.K49]);[$Size.K49]=&quot;&quot;;[.J49]=&quot;&quot;);&quot;&quot;;IF([$Size.K49]=&quot;FAIL&quot;;&quot;FAIL&quot;;[$Size.K49]/[$Size.$C49]))">
            <text:p/>
          </table:table-cell>
          <table:table-cell table:style-name="ce109" table:formula="of:=IF(OR(ISBLANK([$Size.L49]);[$Size.L49]=&quot;&quot;;[.K49]=&quot;&quot;);&quot;&quot;;IF([$Size.L49]=&quot;FAIL&quot;;&quot;FAIL&quot;;[$Size.L49]/[$Size.$C49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2" table:formula="of:=IF(ISBLANK([$Size.A50]);&quot;&quot;;[$Size.A50])">
            <text:p/>
          </table:table-cell>
          <table:table-cell table:style-name="ce95" table:formula="of:=IF(ISBLANK([$Size.B50]);&quot;&quot;;[$Size.B50])" office:value-type="string" office:string-value="JPEG2000-cod" calcext:value-type="string">
            <text:p>JPEG2000-cod</text:p>
          </table:table-cell>
          <table:table-cell table:style-name="ce109" table:formula="of:=IF(OR(ISBLANK([$Size.C50]);[$Size.C50]=&quot;&quot;;[.B50]=&quot;&quot;);&quot;&quot;;IF([$Size.C50]=&quot;FAIL&quot;;&quot;FAIL&quot;;[$Size.C50]/[$Size.$C50]))" office:value-type="float" office:value="1" calcext:value-type="float">
            <text:p>1,000</text:p>
          </table:table-cell>
          <table:table-cell table:style-name="ce109" table:formula="of:=IF(OR(ISBLANK([$Size.D50]);[$Size.D50]=&quot;&quot;;[.C50]=&quot;&quot;);&quot;&quot;;IF([$Size.D50]=&quot;FAIL&quot;;&quot;FAIL&quot;;[$Size.D50]/[$Size.$C50]))" office:value-type="float" office:value="0.926493260233315" calcext:value-type="float">
            <text:p>0,926</text:p>
          </table:table-cell>
          <table:table-cell table:style-name="ce109" table:formula="of:=IF(OR(ISBLANK([$Size.E50]);[$Size.E50]=&quot;&quot;;[.D50]=&quot;&quot;);&quot;&quot;;IF([$Size.E50]=&quot;FAIL&quot;;&quot;FAIL&quot;;[$Size.E50]/[$Size.$C50]))" office:value-type="float" office:value="0.92176099591904" calcext:value-type="float">
            <text:p>0,922</text:p>
          </table:table-cell>
          <table:table-cell table:style-name="ce109" table:formula="of:=IF(OR(ISBLANK([$Size.F50]);[$Size.F50]=&quot;&quot;;[.E50]=&quot;&quot;);&quot;&quot;;IF([$Size.F50]=&quot;FAIL&quot;;&quot;FAIL&quot;;[$Size.F50]/[$Size.$C50]))" office:value-type="float" office:value="0.92233810132322" calcext:value-type="float">
            <text:p>0,922</text:p>
          </table:table-cell>
          <table:table-cell table:style-name="ce109" table:formula="of:=IF(OR(ISBLANK([$Size.G50]);[$Size.G50]=&quot;&quot;;[.F50]=&quot;&quot;);&quot;&quot;;IF([$Size.G50]=&quot;FAIL&quot;;&quot;FAIL&quot;;[$Size.G50]/[$Size.$C50]))" office:value-type="float" office:value="0.919394863761903" calcext:value-type="float">
            <text:p>0,919</text:p>
          </table:table-cell>
          <table:table-cell table:style-name="ce109" table:formula="of:=IF(OR(ISBLANK([$Size.H50]);[$Size.H50]=&quot;&quot;;[.G50]=&quot;&quot;);&quot;&quot;;IF([$Size.H50]=&quot;FAIL&quot;;&quot;FAIL&quot;;[$Size.H50]/[$Size.$C50]))" office:value-type="float" office:value="0.918652871099386" calcext:value-type="float">
            <text:p>0,919</text:p>
          </table:table-cell>
          <table:table-cell table:style-name="ce109" table:formula="of:=IF(OR(ISBLANK([$Size.I50]);[$Size.I50]=&quot;&quot;;[.H50]=&quot;&quot;);&quot;&quot;;IF([$Size.I50]=&quot;FAIL&quot;;&quot;FAIL&quot;;[$Size.I50]/[$Size.$C50]))" office:value-type="float" office:value="0.919337153221485" calcext:value-type="float">
            <text:p>0,919</text:p>
          </table:table-cell>
          <table:table-cell table:style-name="ce109" table:formula="of:=IF(OR(ISBLANK([$Size.J50]);[$Size.J50]=&quot;&quot;;[.I50]=&quot;&quot;);&quot;&quot;;IF([$Size.J50]=&quot;FAIL&quot;;&quot;FAIL&quot;;[$Size.J50]/[$Size.$C50]))" office:value-type="float" office:value="0.896492023578878" calcext:value-type="float">
            <text:p>0,896</text:p>
          </table:table-cell>
          <table:table-cell table:style-name="ce109" table:formula="of:=IF(OR(ISBLANK([$Size.K50]);[$Size.K50]=&quot;&quot;;[.J50]=&quot;&quot;);&quot;&quot;;IF([$Size.K50]=&quot;FAIL&quot;;&quot;FAIL&quot;;[$Size.K50]/[$Size.$C50]))">
            <text:p/>
          </table:table-cell>
          <table:table-cell table:style-name="ce109" table:formula="of:=IF(OR(ISBLANK([$Size.L50]);[$Size.L50]=&quot;&quot;;[.K50]=&quot;&quot;);&quot;&quot;;IF([$Size.L50]=&quot;FAIL&quot;;&quot;FAIL&quot;;[$Size.L50]/[$Size.$C50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2" table:formula="of:=IF(ISBLANK([$Size.A51]);&quot;&quot;;[$Size.A51])">
            <text:p/>
          </table:table-cell>
          <table:table-cell table:style-name="ce95" table:formula="of:=IF(ISBLANK([$Size.B51]);&quot;&quot;;[$Size.B51])" office:value-type="string" office:string-value="JPEG2000-dec" calcext:value-type="string">
            <text:p>JPEG2000-dec</text:p>
          </table:table-cell>
          <table:table-cell table:style-name="ce109" table:formula="of:=IF(OR(ISBLANK([$Size.C51]);[$Size.C51]=&quot;&quot;;[.B51]=&quot;&quot;);&quot;&quot;;IF([$Size.C51]=&quot;FAIL&quot;;&quot;FAIL&quot;;[$Size.C51]/[$Size.$C51]))" office:value-type="float" office:value="1" calcext:value-type="float">
            <text:p>1,000</text:p>
          </table:table-cell>
          <table:table-cell table:style-name="ce109" table:formula="of:=IF(OR(ISBLANK([$Size.D51]);[$Size.D51]=&quot;&quot;;[.C51]=&quot;&quot;);&quot;&quot;;IF([$Size.D51]=&quot;FAIL&quot;;&quot;FAIL&quot;;[$Size.D51]/[$Size.$C51]))" office:value-type="float" office:value="0.918868000564186" calcext:value-type="float">
            <text:p>0,919</text:p>
          </table:table-cell>
          <table:table-cell table:style-name="ce109" table:formula="of:=IF(OR(ISBLANK([$Size.E51]);[$Size.E51]=&quot;&quot;;[.D51]=&quot;&quot;);&quot;&quot;;IF([$Size.E51]=&quot;FAIL&quot;;&quot;FAIL&quot;;[$Size.E51]/[$Size.$C51]))" office:value-type="float" office:value="0.915613854802636" calcext:value-type="float">
            <text:p>0,916</text:p>
          </table:table-cell>
          <table:table-cell table:style-name="ce109" table:formula="of:=IF(OR(ISBLANK([$Size.F51]);[$Size.F51]=&quot;&quot;;[.E51]=&quot;&quot;);&quot;&quot;;IF([$Size.F51]=&quot;FAIL&quot;;&quot;FAIL&quot;;[$Size.F51]/[$Size.$C51]))" office:value-type="float" office:value="0.916389610912974" calcext:value-type="float">
            <text:p>0,916</text:p>
          </table:table-cell>
          <table:table-cell table:style-name="ce109" table:formula="of:=IF(OR(ISBLANK([$Size.G51]);[$Size.G51]=&quot;&quot;;[.F51]=&quot;&quot;);&quot;&quot;;IF([$Size.G51]=&quot;FAIL&quot;;&quot;FAIL&quot;;[$Size.G51]/[$Size.$C51]))" office:value-type="float" office:value="0.912994418585907" calcext:value-type="float">
            <text:p>0,913</text:p>
          </table:table-cell>
          <table:table-cell table:style-name="ce109" table:formula="of:=IF(OR(ISBLANK([$Size.H51]);[$Size.H51]=&quot;&quot;;[.G51]=&quot;&quot;);&quot;&quot;;IF([$Size.H51]=&quot;FAIL&quot;;&quot;FAIL&quot;;[$Size.H51]/[$Size.$C51]))" office:value-type="float" office:value="0.909679824296278" calcext:value-type="float">
            <text:p>0,910</text:p>
          </table:table-cell>
          <table:table-cell table:style-name="ce109" table:formula="of:=IF(OR(ISBLANK([$Size.I51]);[$Size.I51]=&quot;&quot;;[.H51]=&quot;&quot;);&quot;&quot;;IF([$Size.I51]=&quot;FAIL&quot;;&quot;FAIL&quot;;[$Size.I51]/[$Size.$C51]))" office:value-type="float" office:value="0.910435430897258" calcext:value-type="float">
            <text:p>0,910</text:p>
          </table:table-cell>
          <table:table-cell table:style-name="ce109" table:formula="of:=IF(OR(ISBLANK([$Size.J51]);[$Size.J51]=&quot;&quot;;[.I51]=&quot;&quot;);&quot;&quot;;IF([$Size.J51]=&quot;FAIL&quot;;&quot;FAIL&quot;;[$Size.J51]/[$Size.$C51]))" office:value-type="float" office:value="0.894738963106248" calcext:value-type="float">
            <text:p>0,895</text:p>
          </table:table-cell>
          <table:table-cell table:style-name="ce109" table:formula="of:=IF(OR(ISBLANK([$Size.K51]);[$Size.K51]=&quot;&quot;;[.J51]=&quot;&quot;);&quot;&quot;;IF([$Size.K51]=&quot;FAIL&quot;;&quot;FAIL&quot;;[$Size.K51]/[$Size.$C51]))">
            <text:p/>
          </table:table-cell>
          <table:table-cell table:style-name="ce109" table:formula="of:=IF(OR(ISBLANK([$Size.L51]);[$Size.L51]=&quot;&quot;;[.K51]=&quot;&quot;);&quot;&quot;;IF([$Size.L51]=&quot;FAIL&quot;;&quot;FAIL&quot;;[$Size.L51]/[$Size.$C51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 table:formula="of:=IF(ISBLANK([$Size.A52]);&quot;&quot;;[$Size.A52])" office:value-type="string" office:string-value="Custom" calcext:value-type="string">
            <text:p>Custom</text:p>
          </table:table-cell>
          <table:table-cell table:style-name="ce95" table:formula="of:=IF(ISBLANK([$Size.B52]);&quot;&quot;;[$Size.B52])" office:value-type="string" office:string-value="LMS" calcext:value-type="string">
            <text:p>LMS</text:p>
          </table:table-cell>
          <table:table-cell table:style-name="ce109" table:formula="of:=IF(OR(ISBLANK([$Size.C52]);[$Size.C52]=&quot;&quot;;[.B52]=&quot;&quot;);&quot;&quot;;IF([$Size.C52]=&quot;FAIL&quot;;&quot;FAIL&quot;;[$Size.C52]/[$Size.$C52]))" office:value-type="float" office:value="1" calcext:value-type="float">
            <text:p>1,000</text:p>
          </table:table-cell>
          <table:table-cell table:style-name="ce109" table:formula="of:=IF(OR(ISBLANK([$Size.D52]);[$Size.D52]=&quot;&quot;;[.C52]=&quot;&quot;);&quot;&quot;;IF([$Size.D52]=&quot;FAIL&quot;;&quot;FAIL&quot;;[$Size.D52]/[$Size.$C52]))" office:value-type="float" office:value="0.909090909090909" calcext:value-type="float">
            <text:p>0,909</text:p>
          </table:table-cell>
          <table:table-cell table:style-name="ce109" table:formula="of:=IF(OR(ISBLANK([$Size.E52]);[$Size.E52]=&quot;&quot;;[.D52]=&quot;&quot;);&quot;&quot;;IF([$Size.E52]=&quot;FAIL&quot;;&quot;FAIL&quot;;[$Size.E52]/[$Size.$C52]))" office:value-type="float" office:value="0.909090909090909" calcext:value-type="float">
            <text:p>0,909</text:p>
          </table:table-cell>
          <table:table-cell table:style-name="ce109" table:formula="of:=IF(OR(ISBLANK([$Size.F52]);[$Size.F52]=&quot;&quot;;[.E52]=&quot;&quot;);&quot;&quot;;IF([$Size.F52]=&quot;FAIL&quot;;&quot;FAIL&quot;;[$Size.F52]/[$Size.$C52]))" office:value-type="float" office:value="0.916666666666667" calcext:value-type="float">
            <text:p>0,917</text:p>
          </table:table-cell>
          <table:table-cell table:style-name="ce109" table:formula="of:=IF(OR(ISBLANK([$Size.G52]);[$Size.G52]=&quot;&quot;;[.F52]=&quot;&quot;);&quot;&quot;;IF([$Size.G52]=&quot;FAIL&quot;;&quot;FAIL&quot;;[$Size.G52]/[$Size.$C52]))" office:value-type="float" office:value="0.916666666666667" calcext:value-type="float">
            <text:p>0,917</text:p>
          </table:table-cell>
          <table:table-cell table:style-name="ce109" table:formula="of:=IF(OR(ISBLANK([$Size.H52]);[$Size.H52]=&quot;&quot;;[.G52]=&quot;&quot;);&quot;&quot;;IF([$Size.H52]=&quot;FAIL&quot;;&quot;FAIL&quot;;[$Size.H52]/[$Size.$C52]))" office:value-type="float" office:value="1.03787878787879" calcext:value-type="float">
            <text:p>1,038</text:p>
          </table:table-cell>
          <table:table-cell table:style-name="ce109" table:formula="of:=IF(OR(ISBLANK([$Size.I52]);[$Size.I52]=&quot;&quot;;[.H52]=&quot;&quot;);&quot;&quot;;IF([$Size.I52]=&quot;FAIL&quot;;&quot;FAIL&quot;;[$Size.I52]/[$Size.$C52]))" office:value-type="float" office:value="1.03787878787879" calcext:value-type="float">
            <text:p>1,038</text:p>
          </table:table-cell>
          <table:table-cell table:style-name="ce109" table:formula="of:=IF(OR(ISBLANK([$Size.J52]);[$Size.J52]=&quot;&quot;;[.I52]=&quot;&quot;);&quot;&quot;;IF([$Size.J52]=&quot;FAIL&quot;;&quot;FAIL&quot;;[$Size.J52]/[$Size.$C52]))" office:value-type="float" office:value="0.909090909090909" calcext:value-type="float">
            <text:p>0,909</text:p>
          </table:table-cell>
          <table:table-cell table:style-name="ce109" table:formula="of:=IF(OR(ISBLANK([$Size.K52]);[$Size.K52]=&quot;&quot;;[.J52]=&quot;&quot;);&quot;&quot;;IF([$Size.K52]=&quot;FAIL&quot;;&quot;FAIL&quot;;[$Size.K52]/[$Size.$C52]))">
            <text:p/>
          </table:table-cell>
          <table:table-cell table:style-name="ce109" table:formula="of:=IF(OR(ISBLANK([$Size.L52]);[$Size.L52]=&quot;&quot;;[.K52]=&quot;&quot;);&quot;&quot;;IF([$Size.L52]=&quot;FAIL&quot;;&quot;FAIL&quot;;[$Size.L52]/[$Size.$C52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/>
          <table:table-cell table:style-name="ce95" table:formula="of:=IF(ISBLANK([$Size.B53]);&quot;&quot;;[$Size.B53])" office:value-type="string" office:string-value="RLS" calcext:value-type="string">
            <text:p>RLS</text:p>
          </table:table-cell>
          <table:table-cell table:style-name="ce109" table:formula="of:=IF(OR(ISBLANK([$Size.C53]);[$Size.C53]=&quot;&quot;;[.B53]=&quot;&quot;);&quot;&quot;;IF([$Size.C53]=&quot;FAIL&quot;;&quot;FAIL&quot;;[$Size.C53]/[$Size.$C53]))" office:value-type="float" office:value="1" calcext:value-type="float">
            <text:p>1,000</text:p>
          </table:table-cell>
          <table:table-cell table:style-name="ce109" table:formula="of:=IF(OR(ISBLANK([$Size.D53]);[$Size.D53]=&quot;&quot;;[.C53]=&quot;&quot;);&quot;&quot;;IF([$Size.D53]=&quot;FAIL&quot;;&quot;FAIL&quot;;[$Size.D53]/[$Size.$C53]))" office:value-type="float" office:value="0.965340179717587" calcext:value-type="float">
            <text:p>0,965</text:p>
          </table:table-cell>
          <table:table-cell table:style-name="ce109" table:formula="of:=IF(OR(ISBLANK([$Size.E53]);[$Size.E53]=&quot;&quot;;[.D53]=&quot;&quot;);&quot;&quot;;IF([$Size.E53]=&quot;FAIL&quot;;&quot;FAIL&quot;;[$Size.E53]/[$Size.$C53]))" office:value-type="float" office:value="0.965340179717587" calcext:value-type="float">
            <text:p>0,965</text:p>
          </table:table-cell>
          <table:table-cell table:style-name="ce109" table:formula="of:=IF(OR(ISBLANK([$Size.F53]);[$Size.F53]=&quot;&quot;;[.E53]=&quot;&quot;);&quot;&quot;;IF([$Size.F53]=&quot;FAIL&quot;;&quot;FAIL&quot;;[$Size.F53]/[$Size.$C53]))" office:value-type="float" office:value="0.965340179717587" calcext:value-type="float">
            <text:p>0,965</text:p>
          </table:table-cell>
          <table:table-cell table:style-name="ce109" table:formula="of:=IF(OR(ISBLANK([$Size.G53]);[$Size.G53]=&quot;&quot;;[.F53]=&quot;&quot;);&quot;&quot;;IF([$Size.G53]=&quot;FAIL&quot;;&quot;FAIL&quot;;[$Size.G53]/[$Size.$C53]))" office:value-type="float" office:value="0.915275994865212" calcext:value-type="float">
            <text:p>0,915</text:p>
          </table:table-cell>
          <table:table-cell table:style-name="ce109" table:formula="of:=IF(OR(ISBLANK([$Size.H53]);[$Size.H53]=&quot;&quot;;[.G53]=&quot;&quot;);&quot;&quot;;IF([$Size.H53]=&quot;FAIL&quot;;&quot;FAIL&quot;;[$Size.H53]/[$Size.$C53]))" office:value-type="float" office:value="0.992297817715019" calcext:value-type="float">
            <text:p>0,992</text:p>
          </table:table-cell>
          <table:table-cell table:style-name="ce109" table:formula="of:=IF(OR(ISBLANK([$Size.I53]);[$Size.I53]=&quot;&quot;;[.H53]=&quot;&quot;);&quot;&quot;;IF([$Size.I53]=&quot;FAIL&quot;;&quot;FAIL&quot;;[$Size.I53]/[$Size.$C53]))" office:value-type="float" office:value="0.99614890885751" calcext:value-type="float">
            <text:p>0,996</text:p>
          </table:table-cell>
          <table:table-cell table:style-name="ce109" table:formula="of:=IF(OR(ISBLANK([$Size.J53]);[$Size.J53]=&quot;&quot;;[.I53]=&quot;&quot;);&quot;&quot;;IF([$Size.J53]=&quot;FAIL&quot;;&quot;FAIL&quot;;[$Size.J53]/[$Size.$C53]))" office:value-type="float" office:value="0.940949935815148" calcext:value-type="float">
            <text:p>0,941</text:p>
          </table:table-cell>
          <table:table-cell table:style-name="ce109" table:formula="of:=IF(OR(ISBLANK([$Size.K53]);[$Size.K53]=&quot;&quot;;[.J53]=&quot;&quot;);&quot;&quot;;IF([$Size.K53]=&quot;FAIL&quot;;&quot;FAIL&quot;;[$Size.K53]/[$Size.$C53]))">
            <text:p/>
          </table:table-cell>
          <table:table-cell table:style-name="ce109" table:formula="of:=IF(OR(ISBLANK([$Size.L53]);[$Size.L53]=&quot;&quot;;[.K53]=&quot;&quot;);&quot;&quot;;IF([$Size.L53]=&quot;FAIL&quot;;&quot;FAIL&quot;;[$Size.L53]/[$Size.$C53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 table:formula="of:=IF(ISBLANK([$Size.A54]);&quot;&quot;;[$Size.A54])">
            <text:p/>
          </table:table-cell>
          <table:table-cell table:style-name="ce95" table:formula="of:=IF(ISBLANK([$Size.B54]);&quot;&quot;;[$Size.B54])" office:value-type="string" office:string-value="DES2" calcext:value-type="string">
            <text:p>DES2</text:p>
          </table:table-cell>
          <table:table-cell table:style-name="ce109" table:formula="of:=IF(OR(ISBLANK([$Size.C54]);[$Size.C54]=&quot;&quot;;[.B54]=&quot;&quot;);&quot;&quot;;IF([$Size.C54]=&quot;FAIL&quot;;&quot;FAIL&quot;;[$Size.C54]/[$Size.$C54]))" office:value-type="float" office:value="1" calcext:value-type="float">
            <text:p>1,000</text:p>
          </table:table-cell>
          <table:table-cell table:style-name="ce109" table:formula="of:=IF(OR(ISBLANK([$Size.D54]);[$Size.D54]=&quot;&quot;;[.C54]=&quot;&quot;);&quot;&quot;;IF([$Size.D54]=&quot;FAIL&quot;;&quot;FAIL&quot;;[$Size.D54]/[$Size.$C54]))" office:value-type="float" office:value="1" calcext:value-type="float">
            <text:p>1,000</text:p>
          </table:table-cell>
          <table:table-cell table:style-name="ce109" table:formula="of:=IF(OR(ISBLANK([$Size.E54]);[$Size.E54]=&quot;&quot;;[.D54]=&quot;&quot;);&quot;&quot;;IF([$Size.E54]=&quot;FAIL&quot;;&quot;FAIL&quot;;[$Size.E54]/[$Size.$C54]))" office:value-type="float" office:value="0.999000999000999" calcext:value-type="float">
            <text:p>0,999</text:p>
          </table:table-cell>
          <table:table-cell table:style-name="ce109" table:formula="of:=IF(OR(ISBLANK([$Size.F54]);[$Size.F54]=&quot;&quot;;[.E54]=&quot;&quot;);&quot;&quot;;IF([$Size.F54]=&quot;FAIL&quot;;&quot;FAIL&quot;;[$Size.F54]/[$Size.$C54]))" office:value-type="float" office:value="1.002997002997" calcext:value-type="float">
            <text:p>1,003</text:p>
          </table:table-cell>
          <table:table-cell table:style-name="ce109" table:formula="of:=IF(OR(ISBLANK([$Size.G54]);[$Size.G54]=&quot;&quot;;[.F54]=&quot;&quot;);&quot;&quot;;IF([$Size.G54]=&quot;FAIL&quot;;&quot;FAIL&quot;;[$Size.G54]/[$Size.$C54]))" office:value-type="float" office:value="1" calcext:value-type="float">
            <text:p>1,000</text:p>
          </table:table-cell>
          <table:table-cell table:style-name="ce109" table:formula="of:=IF(OR(ISBLANK([$Size.H54]);[$Size.H54]=&quot;&quot;;[.G54]=&quot;&quot;);&quot;&quot;;IF([$Size.H54]=&quot;FAIL&quot;;&quot;FAIL&quot;;[$Size.H54]/[$Size.$C54]))" office:value-type="float" office:value="0.999000999000999" calcext:value-type="float">
            <text:p>0,999</text:p>
          </table:table-cell>
          <table:table-cell table:style-name="ce109" table:formula="of:=IF(OR(ISBLANK([$Size.I54]);[$Size.I54]=&quot;&quot;;[.H54]=&quot;&quot;);&quot;&quot;;IF([$Size.I54]=&quot;FAIL&quot;;&quot;FAIL&quot;;[$Size.I54]/[$Size.$C54]))" office:value-type="float" office:value="1.000999000999" calcext:value-type="float">
            <text:p>1,001</text:p>
          </table:table-cell>
          <table:table-cell table:style-name="ce109" table:formula="of:=IF(OR(ISBLANK([$Size.J54]);[$Size.J54]=&quot;&quot;;[.I54]=&quot;&quot;);&quot;&quot;;IF([$Size.J54]=&quot;FAIL&quot;;&quot;FAIL&quot;;[$Size.J54]/[$Size.$C54]))" office:value-type="float" office:value="0.928071928071928" calcext:value-type="float">
            <text:p>0,928</text:p>
          </table:table-cell>
          <table:table-cell table:style-name="ce109" table:formula="of:=IF(OR(ISBLANK([$Size.K54]);[$Size.K54]=&quot;&quot;;[.J54]=&quot;&quot;);&quot;&quot;;IF([$Size.K54]=&quot;FAIL&quot;;&quot;FAIL&quot;;[$Size.K54]/[$Size.$C54]))">
            <text:p/>
          </table:table-cell>
          <table:table-cell table:style-name="ce109" table:formula="of:=IF(OR(ISBLANK([$Size.L54]);[$Size.L54]=&quot;&quot;;[.K54]=&quot;&quot;);&quot;&quot;;IF([$Size.L54]=&quot;FAIL&quot;;&quot;FAIL&quot;;[$Size.L54]/[$Size.$C54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2" table:formula="of:=IF(ISBLANK([$Size.A55]);&quot;&quot;;[$Size.A55])" office:value-type="string" office:string-value="Pstone" calcext:value-type="string">
            <text:p>Pstone</text:p>
          </table:table-cell>
          <table:table-cell table:style-name="ce96" table:formula="of:=IF(ISBLANK([$Size.B55]);&quot;&quot;;[$Size.B55])" office:value-type="string" office:string-value="auto" calcext:value-type="string">
            <text:p>auto</text:p>
          </table:table-cell>
          <table:table-cell table:style-name="ce111" table:formula="of:=IF(OR(ISBLANK([$Size.C55]);[$Size.C55]=&quot;&quot;;[.B55]=&quot;&quot;);&quot;&quot;;IF([$Size.C55]=&quot;FAIL&quot;;&quot;FAIL&quot;;[$Size.C55]/[$Size.$C55]))" office:value-type="float" office:value="1" calcext:value-type="float">
            <text:p>1,000</text:p>
          </table:table-cell>
          <table:table-cell table:style-name="ce111" table:formula="of:=IF(OR(ISBLANK([$Size.D55]);[$Size.D55]=&quot;&quot;;[.C55]=&quot;&quot;);&quot;&quot;;IF([$Size.D55]=&quot;FAIL&quot;;&quot;FAIL&quot;;[$Size.D55]/[$Size.$C55]))" office:value-type="float" office:value="0.786266924564797" calcext:value-type="float">
            <text:p>0,786</text:p>
          </table:table-cell>
          <table:table-cell table:style-name="ce111" table:formula="of:=IF(OR(ISBLANK([$Size.E55]);[$Size.E55]=&quot;&quot;;[.D55]=&quot;&quot;);&quot;&quot;;IF([$Size.E55]=&quot;FAIL&quot;;&quot;FAIL&quot;;[$Size.E55]/[$Size.$C55]))" office:value-type="float" office:value="0.786266924564797" calcext:value-type="float">
            <text:p>0,786</text:p>
          </table:table-cell>
          <table:table-cell table:style-name="ce111" table:formula="of:=IF(OR(ISBLANK([$Size.F55]);[$Size.F55]=&quot;&quot;;[.E55]=&quot;&quot;);&quot;&quot;;IF([$Size.F55]=&quot;FAIL&quot;;&quot;FAIL&quot;;[$Size.F55]/[$Size.$C55]))" office:value-type="float" office:value="0.776595744680851" calcext:value-type="float">
            <text:p>0,777</text:p>
          </table:table-cell>
          <table:table-cell table:style-name="ce111" table:formula="of:=IF(OR(ISBLANK([$Size.G55]);[$Size.G55]=&quot;&quot;;[.F55]=&quot;&quot;);&quot;&quot;;IF([$Size.G55]=&quot;FAIL&quot;;&quot;FAIL&quot;;[$Size.G55]/[$Size.$C55]))" office:value-type="float" office:value="0.768858800773694" calcext:value-type="float">
            <text:p>0,769</text:p>
          </table:table-cell>
          <table:table-cell table:style-name="ce111" table:formula="of:=IF(OR(ISBLANK([$Size.H55]);[$Size.H55]=&quot;&quot;;[.G55]=&quot;&quot;);&quot;&quot;;IF([$Size.H55]=&quot;FAIL&quot;;&quot;FAIL&quot;;[$Size.H55]/[$Size.$C55]))" office:value-type="float" office:value="0.77852998065764" calcext:value-type="float">
            <text:p>0,779</text:p>
          </table:table-cell>
          <table:table-cell table:style-name="ce111" table:formula="of:=IF(OR(ISBLANK([$Size.I55]);[$Size.I55]=&quot;&quot;;[.H55]=&quot;&quot;);&quot;&quot;;IF([$Size.I55]=&quot;FAIL&quot;;&quot;FAIL&quot;;[$Size.I55]/[$Size.$C55]))" office:value-type="float" office:value="0.77852998065764" calcext:value-type="float">
            <text:p>0,779</text:p>
          </table:table-cell>
          <table:table-cell table:style-name="ce111" table:formula="of:=IF(OR(ISBLANK([$Size.J55]);[$Size.J55]=&quot;&quot;;[.I55]=&quot;&quot;);&quot;&quot;;IF([$Size.J55]=&quot;FAIL&quot;;&quot;FAIL&quot;;[$Size.J55]/[$Size.$C55]))" office:value-type="float" office:value="0.77852998065764" calcext:value-type="float">
            <text:p>0,779</text:p>
          </table:table-cell>
          <table:table-cell table:style-name="ce111" table:formula="of:=IF(OR(ISBLANK([$Size.K55]);[$Size.K55]=&quot;&quot;;[.J55]=&quot;&quot;);&quot;&quot;;IF([$Size.K55]=&quot;FAIL&quot;;&quot;FAIL&quot;;[$Size.K55]/[$Size.$C55]))">
            <text:p/>
          </table:table-cell>
          <table:table-cell table:style-name="ce111" table:formula="of:=IF(OR(ISBLANK([$Size.L55]);[$Size.L55]=&quot;&quot;;[.K55]=&quot;&quot;);&quot;&quot;;IF([$Size.L55]=&quot;FAIL&quot;;&quot;FAIL&quot;;[$Size.L55]/[$Size.$C55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2" table:formula="of:=IF(ISBLANK([$Size.A56]);&quot;&quot;;[$Size.A56])">
            <text:p/>
          </table:table-cell>
          <table:table-cell table:style-name="ce96" table:formula="of:=IF(ISBLANK([$Size.B56]);&quot;&quot;;[$Size.B56])" office:value-type="string" office:string-value="blit" calcext:value-type="string">
            <text:p>blit</text:p>
          </table:table-cell>
          <table:table-cell table:style-name="ce111" table:formula="of:=IF(OR(ISBLANK([$Size.C56]);[$Size.C56]=&quot;&quot;;[.B56]=&quot;&quot;);&quot;&quot;;IF([$Size.C56]=&quot;FAIL&quot;;&quot;FAIL&quot;;[$Size.C56]/[$Size.$C56]))" office:value-type="float" office:value="1" calcext:value-type="float">
            <text:p>1,000</text:p>
          </table:table-cell>
          <table:table-cell table:style-name="ce111" table:formula="of:=IF(OR(ISBLANK([$Size.D56]);[$Size.D56]=&quot;&quot;;[.C56]=&quot;&quot;);&quot;&quot;;IF([$Size.D56]=&quot;FAIL&quot;;&quot;FAIL&quot;;[$Size.D56]/[$Size.$C56]))" office:value-type="float" office:value="1.03149606299213" calcext:value-type="float">
            <text:p>1,031</text:p>
          </table:table-cell>
          <table:table-cell table:style-name="ce111" table:formula="of:=IF(OR(ISBLANK([$Size.E56]);[$Size.E56]=&quot;&quot;;[.D56]=&quot;&quot;);&quot;&quot;;IF([$Size.E56]=&quot;FAIL&quot;;&quot;FAIL&quot;;[$Size.E56]/[$Size.$C56]))" office:value-type="float" office:value="0.984251968503937" calcext:value-type="float">
            <text:p>0,984</text:p>
          </table:table-cell>
          <table:table-cell table:style-name="ce111" table:formula="of:=IF(OR(ISBLANK([$Size.F56]);[$Size.F56]=&quot;&quot;;[.E56]=&quot;&quot;);&quot;&quot;;IF([$Size.F56]=&quot;FAIL&quot;;&quot;FAIL&quot;;[$Size.F56]/[$Size.$C56]))" office:value-type="float" office:value="0.976377952755906" calcext:value-type="float">
            <text:p>0,976</text:p>
          </table:table-cell>
          <table:table-cell table:style-name="ce111" table:formula="of:=IF(OR(ISBLANK([$Size.G56]);[$Size.G56]=&quot;&quot;;[.F56]=&quot;&quot;);&quot;&quot;;IF([$Size.G56]=&quot;FAIL&quot;;&quot;FAIL&quot;;[$Size.G56]/[$Size.$C56]))" office:value-type="float" office:value="0.968503937007874" calcext:value-type="float">
            <text:p>0,969</text:p>
          </table:table-cell>
          <table:table-cell table:style-name="ce111" table:formula="of:=IF(OR(ISBLANK([$Size.H56]);[$Size.H56]=&quot;&quot;;[.G56]=&quot;&quot;);&quot;&quot;;IF([$Size.H56]=&quot;FAIL&quot;;&quot;FAIL&quot;;[$Size.H56]/[$Size.$C56]))" office:value-type="float" office:value="0.968503937007874" calcext:value-type="float">
            <text:p>0,969</text:p>
          </table:table-cell>
          <table:table-cell table:style-name="ce111" table:formula="of:=IF(OR(ISBLANK([$Size.I56]);[$Size.I56]=&quot;&quot;;[.H56]=&quot;&quot;);&quot;&quot;;IF([$Size.I56]=&quot;FAIL&quot;;&quot;FAIL&quot;;[$Size.I56]/[$Size.$C56]))" office:value-type="float" office:value="0.968503937007874" calcext:value-type="float">
            <text:p>0,969</text:p>
          </table:table-cell>
          <table:table-cell table:style-name="ce111" table:formula="of:=IF(OR(ISBLANK([$Size.J56]);[$Size.J56]=&quot;&quot;;[.I56]=&quot;&quot;);&quot;&quot;;IF([$Size.J56]=&quot;FAIL&quot;;&quot;FAIL&quot;;[$Size.J56]/[$Size.$C56]))" office:value-type="float" office:value="0.968503937007874" calcext:value-type="float">
            <text:p>0,969</text:p>
          </table:table-cell>
          <table:table-cell table:style-name="ce111" table:formula="of:=IF(OR(ISBLANK([$Size.K56]);[$Size.K56]=&quot;&quot;;[.J56]=&quot;&quot;);&quot;&quot;;IF([$Size.K56]=&quot;FAIL&quot;;&quot;FAIL&quot;;[$Size.K56]/[$Size.$C56]))">
            <text:p/>
          </table:table-cell>
          <table:table-cell table:style-name="ce111" table:formula="of:=IF(OR(ISBLANK([$Size.L56]);[$Size.L56]=&quot;&quot;;[.K56]=&quot;&quot;);&quot;&quot;;IF([$Size.L56]=&quot;FAIL&quot;;&quot;FAIL&quot;;[$Size.L56]/[$Size.$C56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2" table:formula="of:=IF(ISBLANK([$Size.A57]);&quot;&quot;;[$Size.A57])">
            <text:p/>
          </table:table-cell>
          <table:table-cell table:style-name="ce96" table:formula="of:=IF(ISBLANK([$Size.B57]);&quot;&quot;;[$Size.B57])" office:value-type="string" office:string-value="compress" calcext:value-type="string">
            <text:p>compress</text:p>
          </table:table-cell>
          <table:table-cell table:style-name="ce111" table:formula="of:=IF(OR(ISBLANK([$Size.C57]);[$Size.C57]=&quot;&quot;;[.B57]=&quot;&quot;);&quot;&quot;;IF([$Size.C57]=&quot;FAIL&quot;;&quot;FAIL&quot;;[$Size.C57]/[$Size.$C57]))" office:value-type="float" office:value="1" calcext:value-type="float">
            <text:p>1,000</text:p>
          </table:table-cell>
          <table:table-cell table:style-name="ce111" table:formula="of:=IF(OR(ISBLANK([$Size.D57]);[$Size.D57]=&quot;&quot;;[.C57]=&quot;&quot;);&quot;&quot;;IF([$Size.D57]=&quot;FAIL&quot;;&quot;FAIL&quot;;[$Size.D57]/[$Size.$C57]))" office:value-type="float" office:value="1.01421800947867" calcext:value-type="float">
            <text:p>1,014</text:p>
          </table:table-cell>
          <table:table-cell table:style-name="ce111" table:formula="of:=IF(OR(ISBLANK([$Size.E57]);[$Size.E57]=&quot;&quot;;[.D57]=&quot;&quot;);&quot;&quot;;IF([$Size.E57]=&quot;FAIL&quot;;&quot;FAIL&quot;;[$Size.E57]/[$Size.$C57]))" office:value-type="float" office:value="1.01579778830964" calcext:value-type="float">
            <text:p>1,016</text:p>
          </table:table-cell>
          <table:table-cell table:style-name="ce111" table:formula="of:=IF(OR(ISBLANK([$Size.F57]);[$Size.F57]=&quot;&quot;;[.E57]=&quot;&quot;);&quot;&quot;;IF([$Size.F57]=&quot;FAIL&quot;;&quot;FAIL&quot;;[$Size.F57]/[$Size.$C57]))" office:value-type="float" office:value="1.01895734597156" calcext:value-type="float">
            <text:p>1,019</text:p>
          </table:table-cell>
          <table:table-cell table:style-name="ce111" table:formula="of:=IF(OR(ISBLANK([$Size.G57]);[$Size.G57]=&quot;&quot;;[.F57]=&quot;&quot;);&quot;&quot;;IF([$Size.G57]=&quot;FAIL&quot;;&quot;FAIL&quot;;[$Size.G57]/[$Size.$C57]))" office:value-type="float" office:value="1.01421800947867" calcext:value-type="float">
            <text:p>1,014</text:p>
          </table:table-cell>
          <table:table-cell table:style-name="ce111" table:formula="of:=IF(OR(ISBLANK([$Size.H57]);[$Size.H57]=&quot;&quot;;[.G57]=&quot;&quot;);&quot;&quot;;IF([$Size.H57]=&quot;FAIL&quot;;&quot;FAIL&quot;;[$Size.H57]/[$Size.$C57]))" office:value-type="float" office:value="1.01263823064771" calcext:value-type="float">
            <text:p>1,013</text:p>
          </table:table-cell>
          <table:table-cell table:style-name="ce111" table:formula="of:=IF(OR(ISBLANK([$Size.I57]);[$Size.I57]=&quot;&quot;;[.H57]=&quot;&quot;);&quot;&quot;;IF([$Size.I57]=&quot;FAIL&quot;;&quot;FAIL&quot;;[$Size.I57]/[$Size.$C57]))" office:value-type="float" office:value="1.0173775671406" calcext:value-type="float">
            <text:p>1,017</text:p>
          </table:table-cell>
          <table:table-cell table:style-name="ce111" table:formula="of:=IF(OR(ISBLANK([$Size.J57]);[$Size.J57]=&quot;&quot;;[.I57]=&quot;&quot;);&quot;&quot;;IF([$Size.J57]=&quot;FAIL&quot;;&quot;FAIL&quot;;[$Size.J57]/[$Size.$C57]))" office:value-type="float" office:value="1.00315955766193" calcext:value-type="float">
            <text:p>1,003</text:p>
          </table:table-cell>
          <table:table-cell table:style-name="ce111" table:formula="of:=IF(OR(ISBLANK([$Size.K57]);[$Size.K57]=&quot;&quot;;[.J57]=&quot;&quot;);&quot;&quot;;IF([$Size.K57]=&quot;FAIL&quot;;&quot;FAIL&quot;;[$Size.K57]/[$Size.$C57]))">
            <text:p/>
          </table:table-cell>
          <table:table-cell table:style-name="ce111" table:formula="of:=IF(OR(ISBLANK([$Size.L57]);[$Size.L57]=&quot;&quot;;[.K57]=&quot;&quot;);&quot;&quot;;IF([$Size.L57]=&quot;FAIL&quot;;&quot;FAIL&quot;;[$Size.L57]/[$Size.$C57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2" table:formula="of:=IF(ISBLANK([$Size.A58]);&quot;&quot;;[$Size.A58])">
            <text:p/>
          </table:table-cell>
          <table:table-cell table:style-name="ce96" table:formula="of:=IF(ISBLANK([$Size.B58]);&quot;&quot;;[$Size.B58])" office:value-type="string" office:string-value="des" calcext:value-type="string">
            <text:p>des</text:p>
          </table:table-cell>
          <table:table-cell table:style-name="ce111" table:formula="of:=IF(OR(ISBLANK([$Size.C58]);[$Size.C58]=&quot;&quot;;[.B58]=&quot;&quot;);&quot;&quot;;IF([$Size.C58]=&quot;FAIL&quot;;&quot;FAIL&quot;;[$Size.C58]/[$Size.$C58]))" office:value-type="float" office:value="1" calcext:value-type="float">
            <text:p>1,000</text:p>
          </table:table-cell>
          <table:table-cell table:style-name="ce111" table:formula="of:=IF(OR(ISBLANK([$Size.D58]);[$Size.D58]=&quot;&quot;;[.C58]=&quot;&quot;);&quot;&quot;;IF([$Size.D58]=&quot;FAIL&quot;;&quot;FAIL&quot;;[$Size.D58]/[$Size.$C58]))" office:value-type="float" office:value="0.987935656836461" calcext:value-type="float">
            <text:p>0,988</text:p>
          </table:table-cell>
          <table:table-cell table:style-name="ce111" table:formula="of:=IF(OR(ISBLANK([$Size.E58]);[$Size.E58]=&quot;&quot;;[.D58]=&quot;&quot;);&quot;&quot;;IF([$Size.E58]=&quot;FAIL&quot;;&quot;FAIL&quot;;[$Size.E58]/[$Size.$C58]))" office:value-type="float" office:value="0.986595174262735" calcext:value-type="float">
            <text:p>0,987</text:p>
          </table:table-cell>
          <table:table-cell table:style-name="ce111" table:formula="of:=IF(OR(ISBLANK([$Size.F58]);[$Size.F58]=&quot;&quot;;[.E58]=&quot;&quot;);&quot;&quot;;IF([$Size.F58]=&quot;FAIL&quot;;&quot;FAIL&quot;;[$Size.F58]/[$Size.$C58]))" office:value-type="float" office:value="0.987935656836461" calcext:value-type="float">
            <text:p>0,988</text:p>
          </table:table-cell>
          <table:table-cell table:style-name="ce111" table:formula="of:=IF(OR(ISBLANK([$Size.G58]);[$Size.G58]=&quot;&quot;;[.F58]=&quot;&quot;);&quot;&quot;;IF([$Size.G58]=&quot;FAIL&quot;;&quot;FAIL&quot;;[$Size.G58]/[$Size.$C58]))" office:value-type="float" office:value="0.96112600536193" calcext:value-type="float">
            <text:p>0,961</text:p>
          </table:table-cell>
          <table:table-cell table:style-name="ce111" table:formula="of:=IF(OR(ISBLANK([$Size.H58]);[$Size.H58]=&quot;&quot;;[.G58]=&quot;&quot;);&quot;&quot;;IF([$Size.H58]=&quot;FAIL&quot;;&quot;FAIL&quot;;[$Size.H58]/[$Size.$C58]))" office:value-type="float" office:value="0.959785522788204" calcext:value-type="float">
            <text:p>0,960</text:p>
          </table:table-cell>
          <table:table-cell table:style-name="ce111" table:formula="of:=IF(OR(ISBLANK([$Size.I58]);[$Size.I58]=&quot;&quot;;[.H58]=&quot;&quot;);&quot;&quot;;IF([$Size.I58]=&quot;FAIL&quot;;&quot;FAIL&quot;;[$Size.I58]/[$Size.$C58]))" office:value-type="float" office:value="0.959785522788204" calcext:value-type="float">
            <text:p>0,960</text:p>
          </table:table-cell>
          <table:table-cell table:style-name="ce111" table:formula="of:=IF(OR(ISBLANK([$Size.J58]);[$Size.J58]=&quot;&quot;;[.I58]=&quot;&quot;);&quot;&quot;;IF([$Size.J58]=&quot;FAIL&quot;;&quot;FAIL&quot;;[$Size.J58]/[$Size.$C58]))" office:value-type="float" office:value="0.96514745308311" calcext:value-type="float">
            <text:p>0,965</text:p>
          </table:table-cell>
          <table:table-cell table:style-name="ce111" table:formula="of:=IF(OR(ISBLANK([$Size.K58]);[$Size.K58]=&quot;&quot;;[.J58]=&quot;&quot;);&quot;&quot;;IF([$Size.K58]=&quot;FAIL&quot;;&quot;FAIL&quot;;[$Size.K58]/[$Size.$C58]))">
            <text:p/>
          </table:table-cell>
          <table:table-cell table:style-name="ce111" table:formula="of:=IF(OR(ISBLANK([$Size.L58]);[$Size.L58]=&quot;&quot;;[.K58]=&quot;&quot;);&quot;&quot;;IF([$Size.L58]=&quot;FAIL&quot;;&quot;FAIL&quot;;[$Size.L58]/[$Size.$C58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2" table:formula="of:=IF(ISBLANK([$Size.A59]);&quot;&quot;;[$Size.A59])">
            <text:p/>
          </table:table-cell>
          <table:table-cell table:style-name="ce96" table:formula="of:=IF(ISBLANK([$Size.B59]);&quot;&quot;;[$Size.B59])" office:value-type="string" office:string-value="dhry21" calcext:value-type="string">
            <text:p>dhry21</text:p>
          </table:table-cell>
          <table:table-cell table:style-name="ce111" table:formula="of:=IF(OR(ISBLANK([$Size.C59]);[$Size.C59]=&quot;&quot;;[.B59]=&quot;&quot;);&quot;&quot;;IF([$Size.C59]=&quot;FAIL&quot;;&quot;FAIL&quot;;[$Size.C59]/[$Size.$C59]))" office:value-type="float" office:value="1" calcext:value-type="float">
            <text:p>1,000</text:p>
          </table:table-cell>
          <table:table-cell table:style-name="ce111" table:formula="of:=IF(OR(ISBLANK([$Size.D59]);[$Size.D59]=&quot;&quot;;[.C59]=&quot;&quot;);&quot;&quot;;IF([$Size.D59]=&quot;FAIL&quot;;&quot;FAIL&quot;;[$Size.D59]/[$Size.$C59]))" office:value-type="float" office:value="0.950859950859951" calcext:value-type="float">
            <text:p>0,951</text:p>
          </table:table-cell>
          <table:table-cell table:style-name="ce111" table:formula="of:=IF(OR(ISBLANK([$Size.E59]);[$Size.E59]=&quot;&quot;;[.D59]=&quot;&quot;);&quot;&quot;;IF([$Size.E59]=&quot;FAIL&quot;;&quot;FAIL&quot;;[$Size.E59]/[$Size.$C59]))" office:value-type="float" office:value="0.950859950859951" calcext:value-type="float">
            <text:p>0,951</text:p>
          </table:table-cell>
          <table:table-cell table:style-name="ce111" table:formula="of:=IF(OR(ISBLANK([$Size.F59]);[$Size.F59]=&quot;&quot;;[.E59]=&quot;&quot;);&quot;&quot;;IF([$Size.F59]=&quot;FAIL&quot;;&quot;FAIL&quot;;[$Size.F59]/[$Size.$C59]))" office:value-type="float" office:value="0.950859950859951" calcext:value-type="float">
            <text:p>0,951</text:p>
          </table:table-cell>
          <table:table-cell table:style-name="ce111" table:formula="of:=IF(OR(ISBLANK([$Size.G59]);[$Size.G59]=&quot;&quot;;[.F59]=&quot;&quot;);&quot;&quot;;IF([$Size.G59]=&quot;FAIL&quot;;&quot;FAIL&quot;;[$Size.G59]/[$Size.$C59]))" office:value-type="float" office:value="0.950859950859951" calcext:value-type="float">
            <text:p>0,951</text:p>
          </table:table-cell>
          <table:table-cell table:style-name="ce111" table:formula="of:=IF(OR(ISBLANK([$Size.H59]);[$Size.H59]=&quot;&quot;;[.G59]=&quot;&quot;);&quot;&quot;;IF([$Size.H59]=&quot;FAIL&quot;;&quot;FAIL&quot;;[$Size.H59]/[$Size.$C59]))" office:value-type="float" office:value="0.941031941031941" calcext:value-type="float">
            <text:p>0,941</text:p>
          </table:table-cell>
          <table:table-cell table:style-name="ce111" table:formula="of:=IF(OR(ISBLANK([$Size.I59]);[$Size.I59]=&quot;&quot;;[.H59]=&quot;&quot;);&quot;&quot;;IF([$Size.I59]=&quot;FAIL&quot;;&quot;FAIL&quot;;[$Size.I59]/[$Size.$C59]))" office:value-type="float" office:value="0.941031941031941" calcext:value-type="float">
            <text:p>0,941</text:p>
          </table:table-cell>
          <table:table-cell table:style-name="ce111" table:formula="of:=IF(OR(ISBLANK([$Size.J59]);[$Size.J59]=&quot;&quot;;[.I59]=&quot;&quot;);&quot;&quot;;IF([$Size.J59]=&quot;FAIL&quot;;&quot;FAIL&quot;;[$Size.J59]/[$Size.$C59]))" office:value-type="float" office:value="0.936117936117936" calcext:value-type="float">
            <text:p>0,936</text:p>
          </table:table-cell>
          <table:table-cell table:style-name="ce111" table:formula="of:=IF(OR(ISBLANK([$Size.K59]);[$Size.K59]=&quot;&quot;;[.J59]=&quot;&quot;);&quot;&quot;;IF([$Size.K59]=&quot;FAIL&quot;;&quot;FAIL&quot;;[$Size.K59]/[$Size.$C59]))">
            <text:p/>
          </table:table-cell>
          <table:table-cell table:style-name="ce111" table:formula="of:=IF(OR(ISBLANK([$Size.L59]);[$Size.L59]=&quot;&quot;;[.K59]=&quot;&quot;);&quot;&quot;;IF([$Size.L59]=&quot;FAIL&quot;;&quot;FAIL&quot;;[$Size.L59]/[$Size.$C59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2" table:formula="of:=IF(ISBLANK([$Size.A60]);&quot;&quot;;[$Size.A60])">
            <text:p/>
          </table:table-cell>
          <table:table-cell table:style-name="ce96" table:formula="of:=IF(ISBLANK([$Size.B60]);&quot;&quot;;[$Size.B60])" office:value-type="string" office:string-value="engine" calcext:value-type="string">
            <text:p>engine</text:p>
          </table:table-cell>
          <table:table-cell table:style-name="ce111" table:formula="of:=IF(OR(ISBLANK([$Size.C60]);[$Size.C60]=&quot;&quot;;[.B60]=&quot;&quot;);&quot;&quot;;IF([$Size.C60]=&quot;FAIL&quot;;&quot;FAIL&quot;;[$Size.C60]/[$Size.$C60]))" office:value-type="float" office:value="1" calcext:value-type="float">
            <text:p>1,000</text:p>
          </table:table-cell>
          <table:table-cell table:style-name="ce111" table:formula="of:=IF(OR(ISBLANK([$Size.D60]);[$Size.D60]=&quot;&quot;;[.C60]=&quot;&quot;);&quot;&quot;;IF([$Size.D60]=&quot;FAIL&quot;;&quot;FAIL&quot;;[$Size.D60]/[$Size.$C60]))" office:value-type="float" office:value="1.00986842105263" calcext:value-type="float">
            <text:p>1,010</text:p>
          </table:table-cell>
          <table:table-cell table:style-name="ce111" table:formula="of:=IF(OR(ISBLANK([$Size.E60]);[$Size.E60]=&quot;&quot;;[.D60]=&quot;&quot;);&quot;&quot;;IF([$Size.E60]=&quot;FAIL&quot;;&quot;FAIL&quot;;[$Size.E60]/[$Size.$C60]))" office:value-type="float" office:value="1.00986842105263" calcext:value-type="float">
            <text:p>1,010</text:p>
          </table:table-cell>
          <table:table-cell table:style-name="ce111" table:formula="of:=IF(OR(ISBLANK([$Size.F60]);[$Size.F60]=&quot;&quot;;[.E60]=&quot;&quot;);&quot;&quot;;IF([$Size.F60]=&quot;FAIL&quot;;&quot;FAIL&quot;;[$Size.F60]/[$Size.$C60]))" office:value-type="float" office:value="0.996710526315789" calcext:value-type="float">
            <text:p>0,997</text:p>
          </table:table-cell>
          <table:table-cell table:style-name="ce111" table:formula="of:=IF(OR(ISBLANK([$Size.G60]);[$Size.G60]=&quot;&quot;;[.F60]=&quot;&quot;);&quot;&quot;;IF([$Size.G60]=&quot;FAIL&quot;;&quot;FAIL&quot;;[$Size.G60]/[$Size.$C60]))" office:value-type="float" office:value="1.00986842105263" calcext:value-type="float">
            <text:p>1,010</text:p>
          </table:table-cell>
          <table:table-cell table:style-name="ce111" table:formula="of:=IF(OR(ISBLANK([$Size.H60]);[$Size.H60]=&quot;&quot;;[.G60]=&quot;&quot;);&quot;&quot;;IF([$Size.H60]=&quot;FAIL&quot;;&quot;FAIL&quot;;[$Size.H60]/[$Size.$C60]))" office:value-type="float" office:value="1.01315789473684" calcext:value-type="float">
            <text:p>1,013</text:p>
          </table:table-cell>
          <table:table-cell table:style-name="ce111" table:formula="of:=IF(OR(ISBLANK([$Size.I60]);[$Size.I60]=&quot;&quot;;[.H60]=&quot;&quot;);&quot;&quot;;IF([$Size.I60]=&quot;FAIL&quot;;&quot;FAIL&quot;;[$Size.I60]/[$Size.$C60]))" office:value-type="float" office:value="1.01315789473684" calcext:value-type="float">
            <text:p>1,013</text:p>
          </table:table-cell>
          <table:table-cell table:style-name="ce111" table:formula="of:=IF(OR(ISBLANK([$Size.J60]);[$Size.J60]=&quot;&quot;;[.I60]=&quot;&quot;);&quot;&quot;;IF([$Size.J60]=&quot;FAIL&quot;;&quot;FAIL&quot;;[$Size.J60]/[$Size.$C60]))" office:value-type="float" office:value="1" calcext:value-type="float">
            <text:p>1,000</text:p>
          </table:table-cell>
          <table:table-cell table:style-name="ce111" table:formula="of:=IF(OR(ISBLANK([$Size.K60]);[$Size.K60]=&quot;&quot;;[.J60]=&quot;&quot;);&quot;&quot;;IF([$Size.K60]=&quot;FAIL&quot;;&quot;FAIL&quot;;[$Size.K60]/[$Size.$C60]))">
            <text:p/>
          </table:table-cell>
          <table:table-cell table:style-name="ce111" table:formula="of:=IF(OR(ISBLANK([$Size.L60]);[$Size.L60]=&quot;&quot;;[.K60]=&quot;&quot;);&quot;&quot;;IF([$Size.L60]=&quot;FAIL&quot;;&quot;FAIL&quot;;[$Size.L60]/[$Size.$C60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2" table:formula="of:=IF(ISBLANK([$Size.A61]);&quot;&quot;;[$Size.A61])">
            <text:p/>
          </table:table-cell>
          <table:table-cell table:style-name="ce96" table:formula="of:=IF(ISBLANK([$Size.B61]);&quot;&quot;;[$Size.B61])" office:value-type="string" office:string-value="eval2" calcext:value-type="string">
            <text:p>eval2</text:p>
          </table:table-cell>
          <table:table-cell table:style-name="ce111" table:formula="of:=IF(OR(ISBLANK([$Size.C61]);[$Size.C61]=&quot;&quot;;[.B61]=&quot;&quot;);&quot;&quot;;IF([$Size.C61]=&quot;FAIL&quot;;&quot;FAIL&quot;;[$Size.C61]/[$Size.$C61]))" office:value-type="float" office:value="1" calcext:value-type="float">
            <text:p>1,000</text:p>
          </table:table-cell>
          <table:table-cell table:style-name="ce111" table:formula="of:=IF(OR(ISBLANK([$Size.D61]);[$Size.D61]=&quot;&quot;;[.C61]=&quot;&quot;);&quot;&quot;;IF([$Size.D61]=&quot;FAIL&quot;;&quot;FAIL&quot;;[$Size.D61]/[$Size.$C61]))" office:value-type="float" office:value="0.971428571428571" calcext:value-type="float">
            <text:p>0,971</text:p>
          </table:table-cell>
          <table:table-cell table:style-name="ce111" table:formula="of:=IF(OR(ISBLANK([$Size.E61]);[$Size.E61]=&quot;&quot;;[.D61]=&quot;&quot;);&quot;&quot;;IF([$Size.E61]=&quot;FAIL&quot;;&quot;FAIL&quot;;[$Size.E61]/[$Size.$C61]))" office:value-type="float" office:value="0.971428571428571" calcext:value-type="float">
            <text:p>0,971</text:p>
          </table:table-cell>
          <table:table-cell table:style-name="ce111" table:formula="of:=IF(OR(ISBLANK([$Size.F61]);[$Size.F61]=&quot;&quot;;[.E61]=&quot;&quot;);&quot;&quot;;IF([$Size.F61]=&quot;FAIL&quot;;&quot;FAIL&quot;;[$Size.F61]/[$Size.$C61]))" office:value-type="float" office:value="0.976623376623377" calcext:value-type="float">
            <text:p>0,977</text:p>
          </table:table-cell>
          <table:table-cell table:style-name="ce111" table:formula="of:=IF(OR(ISBLANK([$Size.G61]);[$Size.G61]=&quot;&quot;;[.F61]=&quot;&quot;);&quot;&quot;;IF([$Size.G61]=&quot;FAIL&quot;;&quot;FAIL&quot;;[$Size.G61]/[$Size.$C61]))" office:value-type="float" office:value="0.966233766233766" calcext:value-type="float">
            <text:p>0,966</text:p>
          </table:table-cell>
          <table:table-cell table:style-name="ce111" table:formula="of:=IF(OR(ISBLANK([$Size.H61]);[$Size.H61]=&quot;&quot;;[.G61]=&quot;&quot;);&quot;&quot;;IF([$Size.H61]=&quot;FAIL&quot;;&quot;FAIL&quot;;[$Size.H61]/[$Size.$C61]))" office:value-type="float" office:value="0.95974025974026" calcext:value-type="float">
            <text:p>0,960</text:p>
          </table:table-cell>
          <table:table-cell table:style-name="ce111" table:formula="of:=IF(OR(ISBLANK([$Size.I61]);[$Size.I61]=&quot;&quot;;[.H61]=&quot;&quot;);&quot;&quot;;IF([$Size.I61]=&quot;FAIL&quot;;&quot;FAIL&quot;;[$Size.I61]/[$Size.$C61]))" office:value-type="float" office:value="0.95974025974026" calcext:value-type="float">
            <text:p>0,960</text:p>
          </table:table-cell>
          <table:table-cell table:style-name="ce111" table:formula="of:=IF(OR(ISBLANK([$Size.J61]);[$Size.J61]=&quot;&quot;;[.I61]=&quot;&quot;);&quot;&quot;;IF([$Size.J61]=&quot;FAIL&quot;;&quot;FAIL&quot;;[$Size.J61]/[$Size.$C61]))" office:value-type="float" office:value="0.95974025974026" calcext:value-type="float">
            <text:p>0,960</text:p>
          </table:table-cell>
          <table:table-cell table:style-name="ce111" table:formula="of:=IF(OR(ISBLANK([$Size.K61]);[$Size.K61]=&quot;&quot;;[.J61]=&quot;&quot;);&quot;&quot;;IF([$Size.K61]=&quot;FAIL&quot;;&quot;FAIL&quot;;[$Size.K61]/[$Size.$C61]))">
            <text:p/>
          </table:table-cell>
          <table:table-cell table:style-name="ce111" table:formula="of:=IF(OR(ISBLANK([$Size.L61]);[$Size.L61]=&quot;&quot;;[.K61]=&quot;&quot;);&quot;&quot;;IF([$Size.L61]=&quot;FAIL&quot;;&quot;FAIL&quot;;[$Size.L61]/[$Size.$C61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2" table:formula="of:=IF(ISBLANK([$Size.A62]);&quot;&quot;;[$Size.A62])">
            <text:p/>
          </table:table-cell>
          <table:table-cell table:style-name="ce96" table:formula="of:=IF(ISBLANK([$Size.B62]);&quot;&quot;;[$Size.B62])" office:value-type="string" office:string-value="fir_int" calcext:value-type="string">
            <text:p>fir_int</text:p>
          </table:table-cell>
          <table:table-cell table:style-name="ce111" table:formula="of:=IF(OR(ISBLANK([$Size.C62]);[$Size.C62]=&quot;&quot;;[.B62]=&quot;&quot;);&quot;&quot;;IF([$Size.C62]=&quot;FAIL&quot;;&quot;FAIL&quot;;[$Size.C62]/[$Size.$C62]))" office:value-type="float" office:value="1" calcext:value-type="float">
            <text:p>1,000</text:p>
          </table:table-cell>
          <table:table-cell table:style-name="ce111" table:formula="of:=IF(OR(ISBLANK([$Size.D62]);[$Size.D62]=&quot;&quot;;[.C62]=&quot;&quot;);&quot;&quot;;IF([$Size.D62]=&quot;FAIL&quot;;&quot;FAIL&quot;;[$Size.D62]/[$Size.$C62]))" office:value-type="float" office:value="0.990384615384615" calcext:value-type="float">
            <text:p>0,990</text:p>
          </table:table-cell>
          <table:table-cell table:style-name="ce111" table:formula="of:=IF(OR(ISBLANK([$Size.E62]);[$Size.E62]=&quot;&quot;;[.D62]=&quot;&quot;);&quot;&quot;;IF([$Size.E62]=&quot;FAIL&quot;;&quot;FAIL&quot;;[$Size.E62]/[$Size.$C62]))" office:value-type="float" office:value="0.990384615384615" calcext:value-type="float">
            <text:p>0,990</text:p>
          </table:table-cell>
          <table:table-cell table:style-name="ce111" table:formula="of:=IF(OR(ISBLANK([$Size.F62]);[$Size.F62]=&quot;&quot;;[.E62]=&quot;&quot;);&quot;&quot;;IF([$Size.F62]=&quot;FAIL&quot;;&quot;FAIL&quot;;[$Size.F62]/[$Size.$C62]))" office:value-type="float" office:value="0.990384615384615" calcext:value-type="float">
            <text:p>0,990</text:p>
          </table:table-cell>
          <table:table-cell table:style-name="ce111" table:formula="of:=IF(OR(ISBLANK([$Size.G62]);[$Size.G62]=&quot;&quot;;[.F62]=&quot;&quot;);&quot;&quot;;IF([$Size.G62]=&quot;FAIL&quot;;&quot;FAIL&quot;;[$Size.G62]/[$Size.$C62]))" office:value-type="float" office:value="0.990384615384615" calcext:value-type="float">
            <text:p>0,990</text:p>
          </table:table-cell>
          <table:table-cell table:style-name="ce111" table:formula="of:=IF(OR(ISBLANK([$Size.H62]);[$Size.H62]=&quot;&quot;;[.G62]=&quot;&quot;);&quot;&quot;;IF([$Size.H62]=&quot;FAIL&quot;;&quot;FAIL&quot;;[$Size.H62]/[$Size.$C62]))" office:value-type="float" office:value="0.980769230769231" calcext:value-type="float">
            <text:p>0,981</text:p>
          </table:table-cell>
          <table:table-cell table:style-name="ce111" table:formula="of:=IF(OR(ISBLANK([$Size.I62]);[$Size.I62]=&quot;&quot;;[.H62]=&quot;&quot;);&quot;&quot;;IF([$Size.I62]=&quot;FAIL&quot;;&quot;FAIL&quot;;[$Size.I62]/[$Size.$C62]))" office:value-type="float" office:value="0.980769230769231" calcext:value-type="float">
            <text:p>0,981</text:p>
          </table:table-cell>
          <table:table-cell table:style-name="ce111" table:formula="of:=IF(OR(ISBLANK([$Size.J62]);[$Size.J62]=&quot;&quot;;[.I62]=&quot;&quot;);&quot;&quot;;IF([$Size.J62]=&quot;FAIL&quot;;&quot;FAIL&quot;;[$Size.J62]/[$Size.$C62]))" office:value-type="float" office:value="0.961538461538462" calcext:value-type="float">
            <text:p>0,962</text:p>
          </table:table-cell>
          <table:table-cell table:style-name="ce111" table:formula="of:=IF(OR(ISBLANK([$Size.K62]);[$Size.K62]=&quot;&quot;;[.J62]=&quot;&quot;);&quot;&quot;;IF([$Size.K62]=&quot;FAIL&quot;;&quot;FAIL&quot;;[$Size.K62]/[$Size.$C62]))">
            <text:p/>
          </table:table-cell>
          <table:table-cell table:style-name="ce111" table:formula="of:=IF(OR(ISBLANK([$Size.L62]);[$Size.L62]=&quot;&quot;;[.K62]=&quot;&quot;);&quot;&quot;;IF([$Size.L62]=&quot;FAIL&quot;;&quot;FAIL&quot;;[$Size.L62]/[$Size.$C62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2" table:formula="of:=IF(ISBLANK([$Size.A63]);&quot;&quot;;[$Size.A63])">
            <text:p/>
          </table:table-cell>
          <table:table-cell table:style-name="ce96" table:formula="of:=IF(ISBLANK([$Size.B63]);&quot;&quot;;[$Size.B63])" office:value-type="string" office:string-value="g3fax" calcext:value-type="string">
            <text:p>g3fax</text:p>
          </table:table-cell>
          <table:table-cell table:style-name="ce111" table:formula="of:=IF(OR(ISBLANK([$Size.C63]);[$Size.C63]=&quot;&quot;;[.B63]=&quot;&quot;);&quot;&quot;;IF([$Size.C63]=&quot;FAIL&quot;;&quot;FAIL&quot;;[$Size.C63]/[$Size.$C63]))" office:value-type="float" office:value="1" calcext:value-type="float">
            <text:p>1,000</text:p>
          </table:table-cell>
          <table:table-cell table:style-name="ce111" table:formula="of:=IF(OR(ISBLANK([$Size.D63]);[$Size.D63]=&quot;&quot;;[.C63]=&quot;&quot;);&quot;&quot;;IF([$Size.D63]=&quot;FAIL&quot;;&quot;FAIL&quot;;[$Size.D63]/[$Size.$C63]))" office:value-type="float" office:value="1.03503184713376" calcext:value-type="float">
            <text:p>1,035</text:p>
          </table:table-cell>
          <table:table-cell table:style-name="ce111" table:formula="of:=IF(OR(ISBLANK([$Size.E63]);[$Size.E63]=&quot;&quot;;[.D63]=&quot;&quot;);&quot;&quot;;IF([$Size.E63]=&quot;FAIL&quot;;&quot;FAIL&quot;;[$Size.E63]/[$Size.$C63]))" office:value-type="float" office:value="1.03503184713376" calcext:value-type="float">
            <text:p>1,035</text:p>
          </table:table-cell>
          <table:table-cell table:style-name="ce111" table:formula="of:=IF(OR(ISBLANK([$Size.F63]);[$Size.F63]=&quot;&quot;;[.E63]=&quot;&quot;);&quot;&quot;;IF([$Size.F63]=&quot;FAIL&quot;;&quot;FAIL&quot;;[$Size.F63]/[$Size.$C63]))" office:value-type="float" office:value="1.03503184713376" calcext:value-type="float">
            <text:p>1,035</text:p>
          </table:table-cell>
          <table:table-cell table:style-name="ce111" table:formula="of:=IF(OR(ISBLANK([$Size.G63]);[$Size.G63]=&quot;&quot;;[.F63]=&quot;&quot;);&quot;&quot;;IF([$Size.G63]=&quot;FAIL&quot;;&quot;FAIL&quot;;[$Size.G63]/[$Size.$C63]))" office:value-type="float" office:value="1.06369426751592" calcext:value-type="float">
            <text:p>1,064</text:p>
          </table:table-cell>
          <table:table-cell table:style-name="ce111" table:formula="of:=IF(OR(ISBLANK([$Size.H63]);[$Size.H63]=&quot;&quot;;[.G63]=&quot;&quot;);&quot;&quot;;IF([$Size.H63]=&quot;FAIL&quot;;&quot;FAIL&quot;;[$Size.H63]/[$Size.$C63]))" office:value-type="float" office:value="1.01910828025478" calcext:value-type="float">
            <text:p>1,019</text:p>
          </table:table-cell>
          <table:table-cell table:style-name="ce111" table:formula="of:=IF(OR(ISBLANK([$Size.I63]);[$Size.I63]=&quot;&quot;;[.H63]=&quot;&quot;);&quot;&quot;;IF([$Size.I63]=&quot;FAIL&quot;;&quot;FAIL&quot;;[$Size.I63]/[$Size.$C63]))" office:value-type="float" office:value="1.01910828025478" calcext:value-type="float">
            <text:p>1,019</text:p>
          </table:table-cell>
          <table:table-cell table:style-name="ce111" table:formula="of:=IF(OR(ISBLANK([$Size.J63]);[$Size.J63]=&quot;&quot;;[.I63]=&quot;&quot;);&quot;&quot;;IF([$Size.J63]=&quot;FAIL&quot;;&quot;FAIL&quot;;[$Size.J63]/[$Size.$C63]))" office:value-type="float" office:value="1.00636942675159" calcext:value-type="float">
            <text:p>1,006</text:p>
          </table:table-cell>
          <table:table-cell table:style-name="ce111" table:formula="of:=IF(OR(ISBLANK([$Size.K63]);[$Size.K63]=&quot;&quot;;[.J63]=&quot;&quot;);&quot;&quot;;IF([$Size.K63]=&quot;FAIL&quot;;&quot;FAIL&quot;;[$Size.K63]/[$Size.$C63]))">
            <text:p/>
          </table:table-cell>
          <table:table-cell table:style-name="ce111" table:formula="of:=IF(OR(ISBLANK([$Size.L63]);[$Size.L63]=&quot;&quot;;[.K63]=&quot;&quot;);&quot;&quot;;IF([$Size.L63]=&quot;FAIL&quot;;&quot;FAIL&quot;;[$Size.L63]/[$Size.$C63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2" table:formula="of:=IF(ISBLANK([$Size.A64]);&quot;&quot;;[$Size.A64])">
            <text:p/>
          </table:table-cell>
          <table:table-cell table:style-name="ce96" table:formula="of:=IF(ISBLANK([$Size.B64]);&quot;&quot;;[$Size.B64])" office:value-type="string" office:string-value="jpeg" calcext:value-type="string">
            <text:p>jpeg</text:p>
          </table:table-cell>
          <table:table-cell table:style-name="ce111" table:formula="of:=IF(OR(ISBLANK([$Size.C64]);[$Size.C64]=&quot;&quot;;[.B64]=&quot;&quot;);&quot;&quot;;IF([$Size.C64]=&quot;FAIL&quot;;&quot;FAIL&quot;;[$Size.C64]/[$Size.$C64]))" office:value-type="float" office:value="1" calcext:value-type="float">
            <text:p>1,000</text:p>
          </table:table-cell>
          <table:table-cell table:style-name="ce111" table:formula="of:=IF(OR(ISBLANK([$Size.D64]);[$Size.D64]=&quot;&quot;;[.C64]=&quot;&quot;);&quot;&quot;;IF([$Size.D64]=&quot;FAIL&quot;;&quot;FAIL&quot;;[$Size.D64]/[$Size.$C64]))" office:value-type="float" office:value="1.0026075619296" calcext:value-type="float">
            <text:p>1,003</text:p>
          </table:table-cell>
          <table:table-cell table:style-name="ce111" table:formula="of:=IF(OR(ISBLANK([$Size.E64]);[$Size.E64]=&quot;&quot;;[.D64]=&quot;&quot;);&quot;&quot;;IF([$Size.E64]=&quot;FAIL&quot;;&quot;FAIL&quot;;[$Size.E64]/[$Size.$C64]))" office:value-type="float" office:value="1.0026075619296" calcext:value-type="float">
            <text:p>1,003</text:p>
          </table:table-cell>
          <table:table-cell table:style-name="ce111" table:formula="of:=IF(OR(ISBLANK([$Size.F64]);[$Size.F64]=&quot;&quot;;[.E64]=&quot;&quot;);&quot;&quot;;IF([$Size.F64]=&quot;FAIL&quot;;&quot;FAIL&quot;;[$Size.F64]/[$Size.$C64]))" office:value-type="float" office:value="1.0026075619296" calcext:value-type="float">
            <text:p>1,003</text:p>
          </table:table-cell>
          <table:table-cell table:style-name="ce111" table:formula="of:=IF(OR(ISBLANK([$Size.G64]);[$Size.G64]=&quot;&quot;;[.F64]=&quot;&quot;);&quot;&quot;;IF([$Size.G64]=&quot;FAIL&quot;;&quot;FAIL&quot;;[$Size.G64]/[$Size.$C64]))" office:value-type="float" office:value="0.976531942633637" calcext:value-type="float">
            <text:p>0,977</text:p>
          </table:table-cell>
          <table:table-cell table:style-name="ce111" table:formula="of:=IF(OR(ISBLANK([$Size.H64]);[$Size.H64]=&quot;&quot;;[.G64]=&quot;&quot;);&quot;&quot;;IF([$Size.H64]=&quot;FAIL&quot;;&quot;FAIL&quot;;[$Size.H64]/[$Size.$C64]))" office:value-type="float" office:value="0.971316818774446" calcext:value-type="float">
            <text:p>0,971</text:p>
          </table:table-cell>
          <table:table-cell table:style-name="ce111" table:formula="of:=IF(OR(ISBLANK([$Size.I64]);[$Size.I64]=&quot;&quot;;[.H64]=&quot;&quot;);&quot;&quot;;IF([$Size.I64]=&quot;FAIL&quot;;&quot;FAIL&quot;;[$Size.I64]/[$Size.$C64]))" office:value-type="float" office:value="0.971316818774446" calcext:value-type="float">
            <text:p>0,971</text:p>
          </table:table-cell>
          <table:table-cell table:style-name="ce111" table:formula="of:=IF(OR(ISBLANK([$Size.J64]);[$Size.J64]=&quot;&quot;;[.I64]=&quot;&quot;);&quot;&quot;;IF([$Size.J64]=&quot;FAIL&quot;;&quot;FAIL&quot;;[$Size.J64]/[$Size.$C64]))" office:value-type="float" office:value="0.941329856584094" calcext:value-type="float">
            <text:p>0,941</text:p>
          </table:table-cell>
          <table:table-cell table:style-name="ce111" table:formula="of:=IF(OR(ISBLANK([$Size.K64]);[$Size.K64]=&quot;&quot;;[.J64]=&quot;&quot;);&quot;&quot;;IF([$Size.K64]=&quot;FAIL&quot;;&quot;FAIL&quot;;[$Size.K64]/[$Size.$C64]))">
            <text:p/>
          </table:table-cell>
          <table:table-cell table:style-name="ce111" table:formula="of:=IF(OR(ISBLANK([$Size.L64]);[$Size.L64]=&quot;&quot;;[.K64]=&quot;&quot;);&quot;&quot;;IF([$Size.L64]=&quot;FAIL&quot;;&quot;FAIL&quot;;[$Size.L64]/[$Size.$C64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2" table:formula="of:=IF(ISBLANK([$Size.A65]);&quot;&quot;;[$Size.A65])">
            <text:p/>
          </table:table-cell>
          <table:table-cell table:style-name="ce96" table:formula="of:=IF(ISBLANK([$Size.B65]);&quot;&quot;;[$Size.B65])" office:value-type="string" office:string-value="pocsag" calcext:value-type="string">
            <text:p>pocsag</text:p>
          </table:table-cell>
          <table:table-cell table:style-name="ce111" table:formula="of:=IF(OR(ISBLANK([$Size.C65]);[$Size.C65]=&quot;&quot;;[.B65]=&quot;&quot;);&quot;&quot;;IF([$Size.C65]=&quot;FAIL&quot;;&quot;FAIL&quot;;[$Size.C65]/[$Size.$C65]))" office:value-type="float" office:value="1" calcext:value-type="float">
            <text:p>1,000</text:p>
          </table:table-cell>
          <table:table-cell table:style-name="ce111" table:formula="of:=IF(OR(ISBLANK([$Size.D65]);[$Size.D65]=&quot;&quot;;[.C65]=&quot;&quot;);&quot;&quot;;IF([$Size.D65]=&quot;FAIL&quot;;&quot;FAIL&quot;;[$Size.D65]/[$Size.$C65]))" office:value-type="float" office:value="1.02768166089965" calcext:value-type="float">
            <text:p>1,028</text:p>
          </table:table-cell>
          <table:table-cell table:style-name="ce111" table:formula="of:=IF(OR(ISBLANK([$Size.E65]);[$Size.E65]=&quot;&quot;;[.D65]=&quot;&quot;);&quot;&quot;;IF([$Size.E65]=&quot;FAIL&quot;;&quot;FAIL&quot;;[$Size.E65]/[$Size.$C65]))" office:value-type="float" office:value="1.02768166089965" calcext:value-type="float">
            <text:p>1,028</text:p>
          </table:table-cell>
          <table:table-cell table:style-name="ce111" table:formula="of:=IF(OR(ISBLANK([$Size.F65]);[$Size.F65]=&quot;&quot;;[.E65]=&quot;&quot;);&quot;&quot;;IF([$Size.F65]=&quot;FAIL&quot;;&quot;FAIL&quot;;[$Size.F65]/[$Size.$C65]))" office:value-type="float" office:value="1.02768166089965" calcext:value-type="float">
            <text:p>1,028</text:p>
          </table:table-cell>
          <table:table-cell table:style-name="ce111" table:formula="of:=IF(OR(ISBLANK([$Size.G65]);[$Size.G65]=&quot;&quot;;[.F65]=&quot;&quot;);&quot;&quot;;IF([$Size.G65]=&quot;FAIL&quot;;&quot;FAIL&quot;;[$Size.G65]/[$Size.$C65]))" office:value-type="float" office:value="1.02768166089965" calcext:value-type="float">
            <text:p>1,028</text:p>
          </table:table-cell>
          <table:table-cell table:style-name="ce111" table:formula="of:=IF(OR(ISBLANK([$Size.H65]);[$Size.H65]=&quot;&quot;;[.G65]=&quot;&quot;);&quot;&quot;;IF([$Size.H65]=&quot;FAIL&quot;;&quot;FAIL&quot;;[$Size.H65]/[$Size.$C65]))" office:value-type="float" office:value="1.02595155709343" calcext:value-type="float">
            <text:p>1,026</text:p>
          </table:table-cell>
          <table:table-cell table:style-name="ce111" table:formula="of:=IF(OR(ISBLANK([$Size.I65]);[$Size.I65]=&quot;&quot;;[.H65]=&quot;&quot;);&quot;&quot;;IF([$Size.I65]=&quot;FAIL&quot;;&quot;FAIL&quot;;[$Size.I65]/[$Size.$C65]))" office:value-type="float" office:value="1.05536332179931" calcext:value-type="float">
            <text:p>1,055</text:p>
          </table:table-cell>
          <table:table-cell table:style-name="ce111" table:formula="of:=IF(OR(ISBLANK([$Size.J65]);[$Size.J65]=&quot;&quot;;[.I65]=&quot;&quot;);&quot;&quot;;IF([$Size.J65]=&quot;FAIL&quot;;&quot;FAIL&quot;;[$Size.J65]/[$Size.$C65]))" office:value-type="float" office:value="1.0242214532872" calcext:value-type="float">
            <text:p>1,024</text:p>
          </table:table-cell>
          <table:table-cell table:style-name="ce111" table:formula="of:=IF(OR(ISBLANK([$Size.K65]);[$Size.K65]=&quot;&quot;;[.J65]=&quot;&quot;);&quot;&quot;;IF([$Size.K65]=&quot;FAIL&quot;;&quot;FAIL&quot;;[$Size.K65]/[$Size.$C65]))">
            <text:p/>
          </table:table-cell>
          <table:table-cell table:style-name="ce111" table:formula="of:=IF(OR(ISBLANK([$Size.L65]);[$Size.L65]=&quot;&quot;;[.K65]=&quot;&quot;);&quot;&quot;;IF([$Size.L65]=&quot;FAIL&quot;;&quot;FAIL&quot;;[$Size.L65]/[$Size.$C65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2" table:formula="of:=IF(ISBLANK([$Size.A66]);&quot;&quot;;[$Size.A66])">
            <text:p/>
          </table:table-cell>
          <table:table-cell table:style-name="ce96" table:formula="of:=IF(ISBLANK([$Size.B66]);&quot;&quot;;[$Size.B66])" office:value-type="string" office:string-value="summin" calcext:value-type="string">
            <text:p>summin</text:p>
          </table:table-cell>
          <table:table-cell table:style-name="ce111" table:formula="of:=IF(OR(ISBLANK([$Size.C66]);[$Size.C66]=&quot;&quot;;[.B66]=&quot;&quot;);&quot;&quot;;IF([$Size.C66]=&quot;FAIL&quot;;&quot;FAIL&quot;;[$Size.C66]/[$Size.$C66]))" office:value-type="float" office:value="1" calcext:value-type="float">
            <text:p>1,000</text:p>
          </table:table-cell>
          <table:table-cell table:style-name="ce111" table:formula="of:=IF(OR(ISBLANK([$Size.D66]);[$Size.D66]=&quot;&quot;;[.C66]=&quot;&quot;);&quot;&quot;;IF([$Size.D66]=&quot;FAIL&quot;;&quot;FAIL&quot;;[$Size.D66]/[$Size.$C66]))" office:value-type="float" office:value="0.980582524271845" calcext:value-type="float">
            <text:p>0,981</text:p>
          </table:table-cell>
          <table:table-cell table:style-name="ce111" table:formula="of:=IF(OR(ISBLANK([$Size.E66]);[$Size.E66]=&quot;&quot;;[.D66]=&quot;&quot;);&quot;&quot;;IF([$Size.E66]=&quot;FAIL&quot;;&quot;FAIL&quot;;[$Size.E66]/[$Size.$C66]))" office:value-type="float" office:value="0.980582524271845" calcext:value-type="float">
            <text:p>0,981</text:p>
          </table:table-cell>
          <table:table-cell table:style-name="ce111" table:formula="of:=IF(OR(ISBLANK([$Size.F66]);[$Size.F66]=&quot;&quot;;[.E66]=&quot;&quot;);&quot;&quot;;IF([$Size.F66]=&quot;FAIL&quot;;&quot;FAIL&quot;;[$Size.F66]/[$Size.$C66]))" office:value-type="float" office:value="0.980582524271845" calcext:value-type="float">
            <text:p>0,981</text:p>
          </table:table-cell>
          <table:table-cell table:style-name="ce111" table:formula="of:=IF(OR(ISBLANK([$Size.G66]);[$Size.G66]=&quot;&quot;;[.F66]=&quot;&quot;);&quot;&quot;;IF([$Size.G66]=&quot;FAIL&quot;;&quot;FAIL&quot;;[$Size.G66]/[$Size.$C66]))" office:value-type="float" office:value="0.980582524271845" calcext:value-type="float">
            <text:p>0,981</text:p>
          </table:table-cell>
          <table:table-cell table:style-name="ce111" table:formula="of:=IF(OR(ISBLANK([$Size.H66]);[$Size.H66]=&quot;&quot;;[.G66]=&quot;&quot;);&quot;&quot;;IF([$Size.H66]=&quot;FAIL&quot;;&quot;FAIL&quot;;[$Size.H66]/[$Size.$C66]))" office:value-type="float" office:value="0.980582524271845" calcext:value-type="float">
            <text:p>0,981</text:p>
          </table:table-cell>
          <table:table-cell table:style-name="ce111" table:formula="of:=IF(OR(ISBLANK([$Size.I66]);[$Size.I66]=&quot;&quot;;[.H66]=&quot;&quot;);&quot;&quot;;IF([$Size.I66]=&quot;FAIL&quot;;&quot;FAIL&quot;;[$Size.I66]/[$Size.$C66]))" office:value-type="float" office:value="0.980582524271845" calcext:value-type="float">
            <text:p>0,981</text:p>
          </table:table-cell>
          <table:table-cell table:style-name="ce111" table:formula="of:=IF(OR(ISBLANK([$Size.J66]);[$Size.J66]=&quot;&quot;;[.I66]=&quot;&quot;);&quot;&quot;;IF([$Size.J66]=&quot;FAIL&quot;;&quot;FAIL&quot;;[$Size.J66]/[$Size.$C66]))" office:value-type="float" office:value="0.980582524271845" calcext:value-type="float">
            <text:p>0,981</text:p>
          </table:table-cell>
          <table:table-cell table:style-name="ce111" table:formula="of:=IF(OR(ISBLANK([$Size.K66]);[$Size.K66]=&quot;&quot;;[.J66]=&quot;&quot;);&quot;&quot;;IF([$Size.K66]=&quot;FAIL&quot;;&quot;FAIL&quot;;[$Size.K66]/[$Size.$C66]))">
            <text:p/>
          </table:table-cell>
          <table:table-cell table:style-name="ce111" table:formula="of:=IF(OR(ISBLANK([$Size.L66]);[$Size.L66]=&quot;&quot;;[.K66]=&quot;&quot;);&quot;&quot;;IF([$Size.L66]=&quot;FAIL&quot;;&quot;FAIL&quot;;[$Size.L66]/[$Size.$C66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2" table:formula="of:=IF(ISBLANK([$Size.A67]);&quot;&quot;;[$Size.A67])">
            <text:p/>
          </table:table-cell>
          <table:table-cell table:style-name="ce96" table:formula="of:=IF(ISBLANK([$Size.B67]);&quot;&quot;;[$Size.B67])" office:value-type="string" office:string-value="ucbqsort" calcext:value-type="string">
            <text:p>ucbqsort</text:p>
          </table:table-cell>
          <table:table-cell table:style-name="ce111" table:formula="of:=IF(OR(ISBLANK([$Size.C67]);[$Size.C67]=&quot;&quot;;[.B67]=&quot;&quot;);&quot;&quot;;IF([$Size.C67]=&quot;FAIL&quot;;&quot;FAIL&quot;;[$Size.C67]/[$Size.$C67]))" office:value-type="float" office:value="1" calcext:value-type="float">
            <text:p>1,000</text:p>
          </table:table-cell>
          <table:table-cell table:style-name="ce111" table:formula="of:=IF(OR(ISBLANK([$Size.D67]);[$Size.D67]=&quot;&quot;;[.C67]=&quot;&quot;);&quot;&quot;;IF([$Size.D67]=&quot;FAIL&quot;;&quot;FAIL&quot;;[$Size.D67]/[$Size.$C67]))" office:value-type="float" office:value="0.994550408719346" calcext:value-type="float">
            <text:p>0,995</text:p>
          </table:table-cell>
          <table:table-cell table:style-name="ce111" table:formula="of:=IF(OR(ISBLANK([$Size.E67]);[$Size.E67]=&quot;&quot;;[.D67]=&quot;&quot;);&quot;&quot;;IF([$Size.E67]=&quot;FAIL&quot;;&quot;FAIL&quot;;[$Size.E67]/[$Size.$C67]))" office:value-type="float" office:value="0.994550408719346" calcext:value-type="float">
            <text:p>0,995</text:p>
          </table:table-cell>
          <table:table-cell table:style-name="ce111" table:formula="of:=IF(OR(ISBLANK([$Size.F67]);[$Size.F67]=&quot;&quot;;[.E67]=&quot;&quot;);&quot;&quot;;IF([$Size.F67]=&quot;FAIL&quot;;&quot;FAIL&quot;;[$Size.F67]/[$Size.$C67]))" office:value-type="float" office:value="0.994550408719346" calcext:value-type="float">
            <text:p>0,995</text:p>
          </table:table-cell>
          <table:table-cell table:style-name="ce111" table:formula="of:=IF(OR(ISBLANK([$Size.G67]);[$Size.G67]=&quot;&quot;;[.F67]=&quot;&quot;);&quot;&quot;;IF([$Size.G67]=&quot;FAIL&quot;;&quot;FAIL&quot;;[$Size.G67]/[$Size.$C67]))" office:value-type="float" office:value="0.989100817438692" calcext:value-type="float">
            <text:p>0,989</text:p>
          </table:table-cell>
          <table:table-cell table:style-name="ce111" table:formula="of:=IF(OR(ISBLANK([$Size.H67]);[$Size.H67]=&quot;&quot;;[.G67]=&quot;&quot;);&quot;&quot;;IF([$Size.H67]=&quot;FAIL&quot;;&quot;FAIL&quot;;[$Size.H67]/[$Size.$C67]))" office:value-type="float" office:value="0.986376021798365" calcext:value-type="float">
            <text:p>0,986</text:p>
          </table:table-cell>
          <table:table-cell table:style-name="ce111" table:formula="of:=IF(OR(ISBLANK([$Size.I67]);[$Size.I67]=&quot;&quot;;[.H67]=&quot;&quot;);&quot;&quot;;IF([$Size.I67]=&quot;FAIL&quot;;&quot;FAIL&quot;;[$Size.I67]/[$Size.$C67]))" office:value-type="float" office:value="0.986376021798365" calcext:value-type="float">
            <text:p>0,986</text:p>
          </table:table-cell>
          <table:table-cell table:style-name="ce111" table:formula="of:=IF(OR(ISBLANK([$Size.J67]);[$Size.J67]=&quot;&quot;;[.I67]=&quot;&quot;);&quot;&quot;;IF([$Size.J67]=&quot;FAIL&quot;;&quot;FAIL&quot;;[$Size.J67]/[$Size.$C67]))" office:value-type="float" office:value="0.975476839237057" calcext:value-type="float">
            <text:p>0,975</text:p>
          </table:table-cell>
          <table:table-cell table:style-name="ce111" table:formula="of:=IF(OR(ISBLANK([$Size.K67]);[$Size.K67]=&quot;&quot;;[.J67]=&quot;&quot;);&quot;&quot;;IF([$Size.K67]=&quot;FAIL&quot;;&quot;FAIL&quot;;[$Size.K67]/[$Size.$C67]))">
            <text:p/>
          </table:table-cell>
          <table:table-cell table:style-name="ce111" table:formula="of:=IF(OR(ISBLANK([$Size.L67]);[$Size.L67]=&quot;&quot;;[.K67]=&quot;&quot;);&quot;&quot;;IF([$Size.L67]=&quot;FAIL&quot;;&quot;FAIL&quot;;[$Size.L67]/[$Size.$C67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2" table:formula="of:=IF(ISBLANK([$Size.A68]);&quot;&quot;;[$Size.A68])">
            <text:p/>
          </table:table-cell>
          <table:table-cell table:style-name="ce96" table:formula="of:=IF(ISBLANK([$Size.B68]);&quot;&quot;;[$Size.B68])" office:value-type="string" office:string-value="v42bis" calcext:value-type="string">
            <text:p>v42bis</text:p>
          </table:table-cell>
          <table:table-cell table:style-name="ce111" table:formula="of:=IF(OR(ISBLANK([$Size.C68]);[$Size.C68]=&quot;&quot;;[.B68]=&quot;&quot;);&quot;&quot;;IF([$Size.C68]=&quot;FAIL&quot;;&quot;FAIL&quot;;[$Size.C68]/[$Size.$C68]))" office:value-type="float" office:value="1" calcext:value-type="float">
            <text:p>1,000</text:p>
          </table:table-cell>
          <table:table-cell table:style-name="ce111" table:formula="of:=IF(OR(ISBLANK([$Size.D68]);[$Size.D68]=&quot;&quot;;[.C68]=&quot;&quot;);&quot;&quot;;IF([$Size.D68]=&quot;FAIL&quot;;&quot;FAIL&quot;;[$Size.D68]/[$Size.$C68]))" office:value-type="float" office:value="1.02355250245339" calcext:value-type="float">
            <text:p>1,024</text:p>
          </table:table-cell>
          <table:table-cell table:style-name="ce111" table:formula="of:=IF(OR(ISBLANK([$Size.E68]);[$Size.E68]=&quot;&quot;;[.D68]=&quot;&quot;);&quot;&quot;;IF([$Size.E68]=&quot;FAIL&quot;;&quot;FAIL&quot;;[$Size.E68]/[$Size.$C68]))" office:value-type="float" office:value="1.02355250245339" calcext:value-type="float">
            <text:p>1,024</text:p>
          </table:table-cell>
          <table:table-cell table:style-name="ce111" table:formula="of:=IF(OR(ISBLANK([$Size.F68]);[$Size.F68]=&quot;&quot;;[.E68]=&quot;&quot;);&quot;&quot;;IF([$Size.F68]=&quot;FAIL&quot;;&quot;FAIL&quot;;[$Size.F68]/[$Size.$C68]))" office:value-type="float" office:value="1.0215897939156" calcext:value-type="float">
            <text:p>1,022</text:p>
          </table:table-cell>
          <table:table-cell table:style-name="ce111" table:formula="of:=IF(OR(ISBLANK([$Size.G68]);[$Size.G68]=&quot;&quot;;[.F68]=&quot;&quot;);&quot;&quot;;IF([$Size.G68]=&quot;FAIL&quot;;&quot;FAIL&quot;;[$Size.G68]/[$Size.$C68]))" office:value-type="float" office:value="1.01962708537782" calcext:value-type="float">
            <text:p>1,020</text:p>
          </table:table-cell>
          <table:table-cell table:style-name="ce111" table:formula="of:=IF(OR(ISBLANK([$Size.H68]);[$Size.H68]=&quot;&quot;;[.G68]=&quot;&quot;);&quot;&quot;;IF([$Size.H68]=&quot;FAIL&quot;;&quot;FAIL&quot;;[$Size.H68]/[$Size.$C68]))" office:value-type="float" office:value="1.00981354268891" calcext:value-type="float">
            <text:p>1,010</text:p>
          </table:table-cell>
          <table:table-cell table:style-name="ce111" table:formula="of:=IF(OR(ISBLANK([$Size.I68]);[$Size.I68]=&quot;&quot;;[.H68]=&quot;&quot;);&quot;&quot;;IF([$Size.I68]=&quot;FAIL&quot;;&quot;FAIL&quot;;[$Size.I68]/[$Size.$C68]))" office:value-type="float" office:value="1.00981354268891" calcext:value-type="float">
            <text:p>1,010</text:p>
          </table:table-cell>
          <table:table-cell table:style-name="ce111" table:formula="of:=IF(OR(ISBLANK([$Size.J68]);[$Size.J68]=&quot;&quot;;[.I68]=&quot;&quot;);&quot;&quot;;IF([$Size.J68]=&quot;FAIL&quot;;&quot;FAIL&quot;;[$Size.J68]/[$Size.$C68]))" office:value-type="float" office:value="1.01373895976448" calcext:value-type="float">
            <text:p>1,014</text:p>
          </table:table-cell>
          <table:table-cell table:style-name="ce111" table:formula="of:=IF(OR(ISBLANK([$Size.K68]);[$Size.K68]=&quot;&quot;;[.J68]=&quot;&quot;);&quot;&quot;;IF([$Size.K68]=&quot;FAIL&quot;;&quot;FAIL&quot;;[$Size.K68]/[$Size.$C68]))">
            <text:p/>
          </table:table-cell>
          <table:table-cell table:style-name="ce111" table:formula="of:=IF(OR(ISBLANK([$Size.L68]);[$Size.L68]=&quot;&quot;;[.K68]=&quot;&quot;);&quot;&quot;;IF([$Size.L68]=&quot;FAIL&quot;;&quot;FAIL&quot;;[$Size.L68]/[$Size.$C68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2" table:formula="of:=IF(ISBLANK([$Size.A69]);&quot;&quot;;[$Size.A69])">
            <text:p/>
          </table:table-cell>
          <table:table-cell table:style-name="ce95" table:formula="of:=IF(ISBLANK([$Size.B69]);&quot;&quot;;[$Size.B69])" office:value-type="string" office:string-value="Pstone - total" calcext:value-type="string">
            <text:p>Pstone - total</text:p>
          </table:table-cell>
          <table:table-cell table:style-name="ce109" table:formula="of:=IF(OR(ISBLANK([$Size.C69]);[$Size.C69]=&quot;&quot;;[.B69]=&quot;&quot;);&quot;&quot;;IF([$Size.C69]=&quot;FAIL&quot;;&quot;FAIL&quot;;[$Size.C69]/[$Size.$C69]))" office:value-type="float" office:value="1" calcext:value-type="float">
            <text:p>1,000</text:p>
          </table:table-cell>
          <table:table-cell table:style-name="ce109" table:formula="of:=IF(OR(ISBLANK([$Size.D69]);[$Size.D69]=&quot;&quot;;[.C69]=&quot;&quot;);&quot;&quot;;IF([$Size.D69]=&quot;FAIL&quot;;&quot;FAIL&quot;;[$Size.D69]/[$Size.$C69]))" office:value-type="float" office:value="0.972432432432432" calcext:value-type="float">
            <text:p>0,972</text:p>
          </table:table-cell>
          <table:table-cell table:style-name="ce109" table:formula="of:=IF(OR(ISBLANK([$Size.E69]);[$Size.E69]=&quot;&quot;;[.D69]=&quot;&quot;);&quot;&quot;;IF([$Size.E69]=&quot;FAIL&quot;;&quot;FAIL&quot;;[$Size.E69]/[$Size.$C69]))" office:value-type="float" office:value="0.970810810810811" calcext:value-type="float">
            <text:p>0,971</text:p>
          </table:table-cell>
          <table:table-cell table:style-name="ce109" table:formula="of:=IF(OR(ISBLANK([$Size.F69]);[$Size.F69]=&quot;&quot;;[.E69]=&quot;&quot;);&quot;&quot;;IF([$Size.F69]=&quot;FAIL&quot;;&quot;FAIL&quot;;[$Size.F69]/[$Size.$C69]))" office:value-type="float" office:value="0.969324324324324" calcext:value-type="float">
            <text:p>0,969</text:p>
          </table:table-cell>
          <table:table-cell table:style-name="ce109" table:formula="of:=IF(OR(ISBLANK([$Size.G69]);[$Size.G69]=&quot;&quot;;[.F69]=&quot;&quot;);&quot;&quot;;IF([$Size.G69]=&quot;FAIL&quot;;&quot;FAIL&quot;;[$Size.G69]/[$Size.$C69]))" office:value-type="float" office:value="0.962297297297297" calcext:value-type="float">
            <text:p>0,962</text:p>
          </table:table-cell>
          <table:table-cell table:style-name="ce109" table:formula="of:=IF(OR(ISBLANK([$Size.H69]);[$Size.H69]=&quot;&quot;;[.G69]=&quot;&quot;);&quot;&quot;;IF([$Size.H69]=&quot;FAIL&quot;;&quot;FAIL&quot;;[$Size.H69]/[$Size.$C69]))" office:value-type="float" office:value="0.958108108108108" calcext:value-type="float">
            <text:p>0,958</text:p>
          </table:table-cell>
          <table:table-cell table:style-name="ce109" table:formula="of:=IF(OR(ISBLANK([$Size.I69]);[$Size.I69]=&quot;&quot;;[.H69]=&quot;&quot;);&quot;&quot;;IF([$Size.I69]=&quot;FAIL&quot;;&quot;FAIL&quot;;[$Size.I69]/[$Size.$C69]))" office:value-type="float" office:value="0.960810810810811" calcext:value-type="float">
            <text:p>0,961</text:p>
          </table:table-cell>
          <table:table-cell table:style-name="ce109" table:formula="of:=IF(OR(ISBLANK([$Size.J69]);[$Size.J69]=&quot;&quot;;[.I69]=&quot;&quot;);&quot;&quot;;IF([$Size.J69]=&quot;FAIL&quot;;&quot;FAIL&quot;;[$Size.J69]/[$Size.$C69]))" office:value-type="float" office:value="0.952972972972973" calcext:value-type="float">
            <text:p>0,953</text:p>
          </table:table-cell>
          <table:table-cell table:style-name="ce109" table:formula="of:=IF(OR(ISBLANK([$Size.K69]);[$Size.K69]=&quot;&quot;;[.J69]=&quot;&quot;);&quot;&quot;;IF([$Size.K69]=&quot;FAIL&quot;;&quot;FAIL&quot;;[$Size.K69]/[$Size.$C69]))">
            <text:p/>
          </table:table-cell>
          <table:table-cell table:style-name="ce109" table:formula="of:=IF(OR(ISBLANK([$Size.L69]);[$Size.L69]=&quot;&quot;;[.K69]=&quot;&quot;);&quot;&quot;;IF([$Size.L69]=&quot;FAIL&quot;;&quot;FAIL&quot;;[$Size.L69]/[$Size.$C69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2" office:value-type="string" calcext:value-type="string">
            <text:p>DhryStone</text:p>
          </table:table-cell>
          <table:table-cell table:style-name="ce95" office:value-type="string" calcext:value-type="string">
            <text:p>DhrySTone</text:p>
          </table:table-cell>
          <table:table-cell table:style-name="ce109" table:formula="of:=IF(OR(ISBLANK([$Size.C70]);[$Size.C70]=&quot;&quot;;[.B70]=&quot;&quot;);&quot;&quot;;IF([$Size.C70]=&quot;FAIL&quot;;&quot;FAIL&quot;;[$Size.C70]/[$Size.$C70]))" office:value-type="float" office:value="1" calcext:value-type="float">
            <text:p>1,000</text:p>
          </table:table-cell>
          <table:table-cell table:style-name="ce109" table:formula="of:=IF(OR(ISBLANK([$Size.D70]);[$Size.D70]=&quot;&quot;;[.C70]=&quot;&quot;);&quot;&quot;;IF([$Size.D70]=&quot;FAIL&quot;;&quot;FAIL&quot;;[$Size.D70]/[$Size.$C70]))" office:value-type="float" office:value="0.875409836065574" calcext:value-type="float">
            <text:p>0,875</text:p>
          </table:table-cell>
          <table:table-cell table:style-name="ce109" table:formula="of:=IF(OR(ISBLANK([$Size.E70]);[$Size.E70]=&quot;&quot;;[.D70]=&quot;&quot;);&quot;&quot;;IF([$Size.E70]=&quot;FAIL&quot;;&quot;FAIL&quot;;[$Size.E70]/[$Size.$C70]))" office:value-type="float" office:value="0.855737704918033" calcext:value-type="float">
            <text:p>0,856</text:p>
          </table:table-cell>
          <table:table-cell table:style-name="ce109" table:formula="of:=IF(OR(ISBLANK([$Size.F70]);[$Size.F70]=&quot;&quot;;[.E70]=&quot;&quot;);&quot;&quot;;IF([$Size.F70]=&quot;FAIL&quot;;&quot;FAIL&quot;;[$Size.F70]/[$Size.$C70]))" office:value-type="float" office:value="0.855737704918033" calcext:value-type="float">
            <text:p>0,856</text:p>
          </table:table-cell>
          <table:table-cell table:style-name="ce109" table:formula="of:=IF(OR(ISBLANK([$Size.G70]);[$Size.G70]=&quot;&quot;;[.F70]=&quot;&quot;);&quot;&quot;;IF([$Size.G70]=&quot;FAIL&quot;;&quot;FAIL&quot;;[$Size.G70]/[$Size.$C70]))" office:value-type="float" office:value="0.872131147540984" calcext:value-type="float">
            <text:p>0,872</text:p>
          </table:table-cell>
          <table:table-cell table:style-name="ce109" table:formula="of:=IF(OR(ISBLANK([$Size.H70]);[$Size.H70]=&quot;&quot;;[.G70]=&quot;&quot;);&quot;&quot;;IF([$Size.H70]=&quot;FAIL&quot;;&quot;FAIL&quot;;[$Size.H70]/[$Size.$C70]))" office:value-type="float" office:value="0.872131147540984" calcext:value-type="float">
            <text:p>0,872</text:p>
          </table:table-cell>
          <table:table-cell table:style-name="ce109" table:formula="of:=IF(OR(ISBLANK([$Size.I70]);[$Size.I70]=&quot;&quot;;[.H70]=&quot;&quot;);&quot;&quot;;IF([$Size.I70]=&quot;FAIL&quot;;&quot;FAIL&quot;;[$Size.I70]/[$Size.$C70]))" office:value-type="float" office:value="0.872131147540984" calcext:value-type="float">
            <text:p>0,872</text:p>
          </table:table-cell>
          <table:table-cell table:style-name="ce109" table:formula="of:=IF(OR(ISBLANK([$Size.J70]);[$Size.J70]=&quot;&quot;;[.I70]=&quot;&quot;);&quot;&quot;;IF([$Size.J70]=&quot;FAIL&quot;;&quot;FAIL&quot;;[$Size.J70]/[$Size.$C70]))" office:value-type="float" office:value="0.829508196721311" calcext:value-type="float">
            <text:p>0,830</text:p>
          </table:table-cell>
          <table:table-cell table:style-name="ce109" table:formula="of:=IF(OR(ISBLANK([$Size.K70]);[$Size.K70]=&quot;&quot;;[.J70]=&quot;&quot;);&quot;&quot;;IF([$Size.K70]=&quot;FAIL&quot;;&quot;FAIL&quot;;[$Size.K70]/[$Size.$C70]))">
            <text:p/>
          </table:table-cell>
          <table:table-cell table:style-name="ce109" table:formula="of:=IF(OR(ISBLANK([$Size.L70]);[$Size.L70]=&quot;&quot;;[.K70]=&quot;&quot;);&quot;&quot;;IF([$Size.L70]=&quot;FAIL&quot;;&quot;FAIL&quot;;[$Size.L70]/[$Size.$C70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1" table:formula="of:=IF(ISBLANK([$Size.A71]);&quot;&quot;;[$Size.A71])" office:value-type="string" office:string-value="Loop" calcext:value-type="string">
            <text:p>Loop</text:p>
          </table:table-cell>
          <table:table-cell table:style-name="ce95" table:formula="of:=IF(ISBLANK([$Size.B71]);&quot;&quot;;[$Size.B71])" office:value-type="string" office:string-value="BenchLoop - total" calcext:value-type="string">
            <text:p>BenchLoop - total</text:p>
          </table:table-cell>
          <table:table-cell table:style-name="ce109" table:formula="of:=IF(OR(ISBLANK([$Size.C71]);[$Size.C71]=&quot;&quot;;[.B71]=&quot;&quot;);&quot;&quot;;IF([$Size.C71]=&quot;FAIL&quot;;&quot;FAIL&quot;;[$Size.C71]/[$Size.$C71]))">
            <text:p/>
          </table:table-cell>
          <table:table-cell table:style-name="ce109" table:formula="of:=IF(OR(ISBLANK([$Size.D71]);[$Size.D71]=&quot;&quot;;[.C71]=&quot;&quot;);&quot;&quot;;IF([$Size.D71]=&quot;FAIL&quot;;&quot;FAIL&quot;;[$Size.D71]/[$Size.$C71]))">
            <text:p/>
          </table:table-cell>
          <table:table-cell table:style-name="ce109" table:formula="of:=IF(OR(ISBLANK([$Size.E71]);[$Size.E71]=&quot;&quot;;[.D71]=&quot;&quot;);&quot;&quot;;IF([$Size.E71]=&quot;FAIL&quot;;&quot;FAIL&quot;;[$Size.E71]/[$Size.$C71]))">
            <text:p/>
          </table:table-cell>
          <table:table-cell table:style-name="ce109" table:formula="of:=IF(OR(ISBLANK([$Size.F71]);[$Size.F71]=&quot;&quot;;[.E71]=&quot;&quot;);&quot;&quot;;IF([$Size.F71]=&quot;FAIL&quot;;&quot;FAIL&quot;;[$Size.F71]/[$Size.$C71]))">
            <text:p/>
          </table:table-cell>
          <table:table-cell table:style-name="ce109" table:formula="of:=IF(OR(ISBLANK([$Size.G71]);[$Size.G71]=&quot;&quot;;[.F71]=&quot;&quot;);&quot;&quot;;IF([$Size.G71]=&quot;FAIL&quot;;&quot;FAIL&quot;;[$Size.G71]/[$Size.$C71]))">
            <text:p/>
          </table:table-cell>
          <table:table-cell table:style-name="ce109" table:formula="of:=IF(OR(ISBLANK([$Size.H71]);[$Size.H71]=&quot;&quot;;[.G71]=&quot;&quot;);&quot;&quot;;IF([$Size.H71]=&quot;FAIL&quot;;&quot;FAIL&quot;;[$Size.H71]/[$Size.$C71]))">
            <text:p/>
          </table:table-cell>
          <table:table-cell table:style-name="ce109" table:formula="of:=IF(OR(ISBLANK([$Size.I71]);[$Size.I71]=&quot;&quot;;[.H71]=&quot;&quot;);&quot;&quot;;IF([$Size.I71]=&quot;FAIL&quot;;&quot;FAIL&quot;;[$Size.I71]/[$Size.$C71]))">
            <text:p/>
          </table:table-cell>
          <table:table-cell table:style-name="ce109" table:formula="of:=IF(OR(ISBLANK([$Size.J71]);[$Size.J71]=&quot;&quot;;[.I71]=&quot;&quot;);&quot;&quot;;IF([$Size.J71]=&quot;FAIL&quot;;&quot;FAIL&quot;;[$Size.J71]/[$Size.$C71]))">
            <text:p/>
          </table:table-cell>
          <table:table-cell table:style-name="ce109" table:formula="of:=IF(OR(ISBLANK([$Size.K71]);[$Size.K71]=&quot;&quot;;[.J71]=&quot;&quot;);&quot;&quot;;IF([$Size.K71]=&quot;FAIL&quot;;&quot;FAIL&quot;;[$Size.K71]/[$Size.$C71]))">
            <text:p/>
          </table:table-cell>
          <table:table-cell table:style-name="ce109" table:formula="of:=IF(OR(ISBLANK([$Size.L71]);[$Size.L71]=&quot;&quot;;[.K71]=&quot;&quot;);&quot;&quot;;IF([$Size.L71]=&quot;FAIL&quot;;&quot;FAIL&quot;;[$Size.L71]/[$Size.$C71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0"/>
          <table:table-cell table:style-name="ce97" table:formula="of:=IF(ISBLANK([$Speed.B72]);&quot;&quot;;[$Speed.B72])" office:value-type="string" office:string-value="Total" calcext:value-type="string">
            <text:p>Total</text:p>
          </table:table-cell>
          <table:table-cell table:style-name="ce112" table:formula="of:=IF(OR(ISBLANK([$Size.C72]);[$Size.C72]=&quot;&quot;;[.B72]=&quot;&quot;);&quot;&quot;;IF([$Size.C72]=&quot;FAIL&quot;;&quot;FAIL&quot;;[$Size.C72]/[$Size.$C72]))" office:value-type="float" office:value="1" calcext:value-type="float">
            <text:p>1,000</text:p>
          </table:table-cell>
          <table:table-cell table:style-name="ce112" table:formula="of:=IF(OR(ISBLANK([$Size.D72]);[$Size.D72]=&quot;&quot;;[.C72]=&quot;&quot;);&quot;&quot;;IF([$Size.D72]=&quot;FAIL&quot;;&quot;FAIL&quot;;[$Size.D72]/[$Size.$C72]))" office:value-type="float" office:value="0.944674834718704" calcext:value-type="float">
            <text:p>0,945</text:p>
          </table:table-cell>
          <table:table-cell table:style-name="ce112" table:formula="of:=IF(OR(ISBLANK([$Size.E72]);[$Size.E72]=&quot;&quot;;[.D72]=&quot;&quot;);&quot;&quot;;IF([$Size.E72]=&quot;FAIL&quot;;&quot;FAIL&quot;;[$Size.E72]/[$Size.$C72]))" office:value-type="float" office:value="0.933718474796192" calcext:value-type="float">
            <text:p>0,934</text:p>
          </table:table-cell>
          <table:table-cell table:style-name="ce112" table:formula="of:=IF(OR(ISBLANK([$Size.F72]);[$Size.F72]=&quot;&quot;;[.E72]=&quot;&quot;);&quot;&quot;;IF([$Size.F72]=&quot;FAIL&quot;;&quot;FAIL&quot;;[$Size.F72]/[$Size.$C72]))" office:value-type="float" office:value="0.933951086186154" calcext:value-type="float">
            <text:p>0,934</text:p>
          </table:table-cell>
          <table:table-cell table:style-name="ce112" table:formula="of:=IF(OR(ISBLANK([$Size.G72]);[$Size.G72]=&quot;&quot;;[.F72]=&quot;&quot;);&quot;&quot;;IF([$Size.G72]=&quot;FAIL&quot;;&quot;FAIL&quot;;[$Size.G72]/[$Size.$C72]))" office:value-type="float" office:value="0.929773167549257" calcext:value-type="float">
            <text:p>0,930</text:p>
          </table:table-cell>
          <table:table-cell table:style-name="ce112" table:formula="of:=IF(OR(ISBLANK([$Size.H72]);[$Size.H72]=&quot;&quot;;[.G72]=&quot;&quot;);&quot;&quot;;IF([$Size.H72]=&quot;FAIL&quot;;&quot;FAIL&quot;;[$Size.H72]/[$Size.$C72]))" office:value-type="float" office:value="0.926747402203266" calcext:value-type="float">
            <text:p>0,927</text:p>
          </table:table-cell>
          <table:table-cell table:style-name="ce112" table:formula="of:=IF(OR(ISBLANK([$Size.I72]);[$Size.I72]=&quot;&quot;;[.H72]=&quot;&quot;);&quot;&quot;;IF([$Size.I72]=&quot;FAIL&quot;;&quot;FAIL&quot;;[$Size.I72]/[$Size.$C72]))" office:value-type="float" office:value="0.927321661572235" calcext:value-type="float">
            <text:p>0,927</text:p>
          </table:table-cell>
          <table:table-cell table:style-name="ce112" table:formula="of:=IF(OR(ISBLANK([$Size.J72]);[$Size.J72]=&quot;&quot;;[.I72]=&quot;&quot;);&quot;&quot;;IF([$Size.J72]=&quot;FAIL&quot;;&quot;FAIL&quot;;[$Size.J72]/[$Size.$C72]))" office:value-type="float" office:value="0.924161417766422" calcext:value-type="float">
            <text:p>0,924</text:p>
          </table:table-cell>
          <table:table-cell table:style-name="ce112" table:formula="of:=IF(OR(ISBLANK([$Size.K72]);[$Size.K72]=&quot;&quot;;[.J72]=&quot;&quot;);&quot;&quot;;IF([$Size.K72]=&quot;FAIL&quot;;&quot;FAIL&quot;;[$Size.K72]/[$Size.$C72]))">
            <text:p/>
          </table:table-cell>
          <table:table-cell table:style-name="ce112" table:formula="of:=IF(OR(ISBLANK([$Size.L72]);[$Size.L72]=&quot;&quot;;[.K72]=&quot;&quot;);&quot;&quot;;IF([$Size.L72]=&quot;FAIL&quot;;&quot;FAIL&quot;;[$Size.L72]/[$Size.$C72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>
          <table:table-cell table:style-name="ce70"/>
          <table:table-cell table:style-name="ce97" office:value-type="string" calcext:value-type="string">
            <text:p>Average</text:p>
          </table:table-cell>
          <table:table-cell table:style-name="ce112" table:formula="of:=IF(OR(ISBLANK([$Size.C72]);[.C72]=&quot;&quot;);&quot;&quot;;AVERAGE([.C70:.C71];[.C4:.C68]))" office:value-type="float" office:value="1" calcext:value-type="float">
            <text:p>1,000</text:p>
          </table:table-cell>
          <table:table-cell table:style-name="ce112" table:formula="of:=IF(OR(ISBLANK([$Size.D72]);[.D72]=&quot;&quot;);&quot;&quot;;AVERAGE([.D70:.D71];[.D4:.D68]))" office:value-type="float" office:value="0.968049263301091" calcext:value-type="float">
            <text:p>0,968</text:p>
          </table:table-cell>
          <table:table-cell table:style-name="ce112" table:formula="of:=IF(OR(ISBLANK([$Size.E72]);[.E72]=&quot;&quot;);&quot;&quot;;AVERAGE([.E70:.E71];[.E4:.E68]))" office:value-type="float" office:value="0.964040702667109" calcext:value-type="float">
            <text:p>0,964</text:p>
          </table:table-cell>
          <table:table-cell table:style-name="ce112" table:formula="of:=IF(OR(ISBLANK([$Size.F72]);[.F72]=&quot;&quot;);&quot;&quot;;AVERAGE([.F70:.F71];[.F4:.F68]))" office:value-type="float" office:value="0.963457513371903" calcext:value-type="float">
            <text:p>0,963</text:p>
          </table:table-cell>
          <table:table-cell table:style-name="ce112" table:formula="of:=IF(OR(ISBLANK([$Size.G72]);[.G72]=&quot;&quot;);&quot;&quot;;AVERAGE([.G70:.G71];[.G4:.G68]))" office:value-type="float" office:value="0.959834556688421" calcext:value-type="float">
            <text:p>0,960</text:p>
          </table:table-cell>
          <table:table-cell table:style-name="ce112" table:formula="of:=IF(OR(ISBLANK([$Size.H72]);[.H72]=&quot;&quot;);&quot;&quot;;AVERAGE([.H70:.H71];[.H4:.H68]))" office:value-type="float" office:value="0.957216052714666" calcext:value-type="float">
            <text:p>0,957</text:p>
          </table:table-cell>
          <table:table-cell table:style-name="ce112" table:formula="of:=IF(OR(ISBLANK([$Size.I72]);[.I72]=&quot;&quot;);&quot;&quot;;AVERAGE([.I70:.I71];[.I4:.I68]))" office:value-type="float" office:value="0.95798924639837" calcext:value-type="float">
            <text:p>0,958</text:p>
          </table:table-cell>
          <table:table-cell table:style-name="ce112" table:formula="of:=IF(OR(ISBLANK([$Size.J72]);[.J72]=&quot;&quot;);&quot;&quot;;AVERAGE([.J70:.J71];[.J4:.J68]))" office:value-type="float" office:value="0.955905216824112" calcext:value-type="float">
            <text:p>0,956</text:p>
          </table:table-cell>
          <table:table-cell table:style-name="ce112" table:formula="of:=IF(OR(ISBLANK([$Size.K72]);[.K72]=&quot;&quot;);&quot;&quot;;AVERAGE([.K70:.K71];[.K4:.K68]))">
            <text:p/>
          </table:table-cell>
          <table:table-cell table:style-name="ce112" table:formula="of:=IF(OR(ISBLANK([$Size.L72]);[.L72]=&quot;&quot;);&quot;&quot;;AVERAGE([.L70:.L71];[.L4:.L68]))">
            <text:p/>
          </table:table-cell>
          <table:table-cell table:style-name="ce70" table:number-columns-repeated="39"/>
          <table:table-cell table:number-columns-repeated="973"/>
        </table:table-row>
        <table:table-row table:style-name="ro1" table:number-rows-repeated="165">
          <table:table-cell table:style-name="ce70" table:number-columns-repeated="51"/>
          <table:table-cell table:number-columns-repeated="973"/>
        </table:table-row>
        <table:table-row table:style-name="ro1" table:number-rows-repeated="104833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Size-ratio'.C4:'Size-ratio'.L73">
            <calcext:condition calcext:apply-style-name="Excel_CondFormat_8_1_1" calcext:value="=&quot;&quot;" calcext:base-cell-address="'Size-ratio'.C4"/>
            <calcext:condition calcext:apply-style-name="Excel_CondFormat_8_1_2" calcext:value="&lt;0.999" calcext:base-cell-address="'Size-ratio'.C4"/>
            <calcext:condition calcext:apply-style-name="Excel_CondFormat_8_1_3" calcext:value="&gt;1.001" calcext:base-cell-address="'Size-ratio'.C4"/>
          </calcext:conditional-format>
        </calcext:conditional-formats>
      </table:table>
      <table:table table:name="Size-chart" table:style-name="ta9">
        <office:forms form:automatic-focus="false" form:apply-design-mode="false"/>
        <table:shapes>
          <draw:frame draw:z-index="0" draw:name=" 0" draw:style-name="gr2" draw:text-style-name="P3" svg:width="229.02mm" svg:height="145.03mm" svg:x="10.01mm" svg:y="4.99mm">
            <loext:p draw:notify-on-update-of-ranges="'Size-ratio'.B4:'Size-ratio'.B4 'Size-ratio'.C4:'Size-ratio'.L4 'Size-ratio'.B5:'Size-ratio'.B5 'Size-ratio'.C5:'Size-ratio'.L5 'Size-ratio'.B6:'Size-ratio'.B6 'Size-ratio'.C6:'Size-ratio'.L6 'Size-ratio'.B7:'Size-ratio'.B7 'Size-ratio'.C7:'Size-ratio'.L7 'Size-ratio'.B8:'Size-ratio'.B8 'Size-ratio'.C8:'Size-ratio'.L8 'Size-ratio'.B9:'Size-ratio'.B9 'Size-ratio'.C9:'Size-ratio'.L9 'Size-ratio'.B10:'Size-ratio'.B10 'Size-ratio'.C10:'Size-ratio'.L10 'Size-ratio'.B11:'Size-ratio'.B11 'Size-ratio'.C11:'Size-ratio'.L11 'Size-ratio'.B12:'Size-ratio'.B12 'Size-ratio'.C12:'Size-ratio'.L12 'Size-ratio'.B13:'Size-ratio'.B13 'Size-ratio'.C13:'Size-ratio'.L13 'Size-ratio'.B14:'Size-ratio'.B14 'Size-ratio'.C14:'Size-ratio'.L14 'Size-ratio'.B15:'Size-ratio'.B15 'Size-ratio'.C15:'Size-ratio'.L15 'Size-ratio'.B16:'Size-ratio'.B16 'Size-ratio'.C16:'Size-ratio'.L16 'Size-ratio'.B17:'Size-ratio'.B17 'Size-ratio'.C17:'Size-ratio'.L17 'Size-ratio'.B18:'Size-ratio'.B18 'Size-ratio'.C18:'Size-ratio'.L18 'Size-ratio'.B19:'Size-ratio'.B19 'Size-ratio'.C19:'Size-ratio'.L19 'Size-ratio'.B20:'Size-ratio'.B20 'Size-ratio'.C20:'Size-ratio'.L20 'Size-ratio'.B21:'Size-ratio'.B21 'Size-ratio'.C21:'Size-ratio'.L21 'Size-ratio'.B22:'Size-ratio'.B22 'Size-ratio'.C22:'Size-ratio'.L22 'Size-ratio'.B23:'Size-ratio'.B23 'Size-ratio'.C23:'Size-ratio'.L23 'Size-ratio'.B24:'Size-ratio'.B24 'Size-ratio'.C24:'Size-ratio'.L24 'Size-ratio'.B25:'Size-ratio'.B25 'Size-ratio'.C25:'Size-ratio'.L25 'Size-ratio'.B26:'Size-ratio'.B26 'Size-ratio'.C26:'Size-ratio'.L26 'Size-ratio'.B27:'Size-ratio'.B27 'Size-ratio'.C27:'Size-ratio'.L27 'Size-ratio'.B28:'Size-ratio'.B28 'Size-ratio'.C28:'Size-ratio'.L28 'Size-ratio'.B29:'Size-ratio'.B29 'Size-ratio'.C29:'Size-ratio'.L29 'Size-ratio'.B30:'Size-ratio'.B30 'Size-ratio'.C30:'Size-ratio'.L30 'Size-ratio'.B31:'Size-ratio'.B31 'Size-ratio'.C31:'Size-ratio'.L31 'Size-ratio'.B32:'Size-ratio'.B32 'Size-ratio'.C32:'Size-ratio'.L32 'Size-ratio'.B33:'Size-ratio'.B33 'Size-ratio'.C33:'Size-ratio'.L33 'Size-ratio'.B34:'Size-ratio'.B34 'Size-ratio'.C34:'Size-ratio'.L34 'Size-ratio'.B35:'Size-ratio'.B35 'Size-ratio'.C35:'Size-ratio'.L35 'Size-ratio'.B36:'Size-ratio'.B36 'Size-ratio'.C36:'Size-ratio'.L36 'Size-ratio'.B37:'Size-ratio'.B37 'Size-ratio'.C37:'Size-ratio'.L37 'Size-ratio'.B38:'Size-ratio'.B38 'Size-ratio'.C38:'Size-ratio'.L38 'Size-ratio'.B39:'Size-ratio'.B39 'Size-ratio'.C39:'Size-ratio'.L39 'Size-ratio'.B40:'Size-ratio'.B40 'Size-ratio'.C40:'Size-ratio'.L40 'Size-ratio'.B41:'Size-ratio'.B41 'Size-ratio'.C41:'Size-ratio'.L41 'Size-ratio'.B42:'Size-ratio'.B42 'Size-ratio'.C42:'Size-ratio'.L42 'Size-ratio'.B43:'Size-ratio'.B43 'Size-ratio'.C43:'Size-ratio'.L43 'Size-ratio'.B44:'Size-ratio'.B44 'Size-ratio'.C44:'Size-ratio'.L44 'Size-ratio'.B45:'Size-ratio'.B45 'Size-ratio'.C45:'Size-ratio'.L45 'Size-ratio'.B46:'Size-ratio'.B46 'Size-ratio'.C46:'Size-ratio'.L46 'Size-ratio'.B47:'Size-ratio'.B47 'Size-ratio'.C47:'Size-ratio'.L47 'Size-ratio'.B48:'Size-ratio'.B48 'Size-ratio'.C48:'Size-ratio'.L48 'Size-ratio'.B49:'Size-ratio'.B49 'Size-ratio'.C49:'Size-ratio'.L49 'Size-ratio'.B50:'Size-ratio'.B50 'Size-ratio'.C50:'Size-ratio'.L50 'Size-ratio'.B51:'Size-ratio'.B51 'Size-ratio'.C51:'Size-ratio'.L51 'Size-ratio'.B52:'Size-ratio'.B52 'Size-ratio'.C52:'Size-ratio'.L52 'Size-ratio'.B53:'Size-ratio'.B53 'Size-ratio'.C53:'Size-ratio'.L53 'Size-ratio'.B54:'Size-ratio'.B54 'Size-ratio'.C54:'Size-ratio'.L54 'Size-ratio'.B69:'Size-ratio'.B69 'Size-ratio'.C69:'Size-ratio'.L69 'Size-ratio'.B70:'Size-ratio'.B70 'Size-ratio'.C70:'Size-ratio'.L70 'Size-ratio'.B71:'Size-ratio'.B71 'Size-ratio'.C71:'Size-ratio'.L71 'Size-ratio'.B72:'Size-ratio'.B72 'Size-ratio'.C72:'Size-ratio'.L72 'Size-ratio'.B73:'Size-ratio'.B73 'Size-ratio'.C73:'Size-ratio'.L7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5" table:default-cell-style-name="Default"/>
        <table:table-row table:style-name="ro3">
          <table:table-cell/>
        </table:table-row>
      </table:table>
      <table:table table:name="Loop_Benchs" table:style-name="ta10">
        <office:forms form:automatic-focus="false" form:apply-design-mode="false"/>
        <table:table-column table:style-name="co16" table:default-cell-style-name="ce36"/>
        <table:table-column table:style-name="co17" table:number-columns-repeated="6" table:default-cell-style-name="ce36"/>
        <table:table-column table:style-name="co18" table:default-cell-style-name="ce36"/>
        <table:table-column table:style-name="co2" table:number-columns-repeated="249" table:default-cell-style-name="ce36"/>
        <table:table-column table:style-name="co2" table:number-columns-repeated="767" table:default-cell-style-name="Default"/>
        <table:table-row table:style-name="ro1">
          <table:table-cell/>
          <table:table-cell table:style-name="ce58" office:value-type="string" calcext:value-type="string" table:number-columns-spanned="2" table:number-rows-spanned="1">
            <text:p>Last reference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Your version</text:p>
          </table:table-cell>
          <table:covered-table-cell table:style-name="ce64"/>
          <table:table-cell table:style-name="ce118" office:value-type="string" calcext:value-type="string" table:number-columns-spanned="2" table:number-rows-spanned="3">
            <text:p>Comparison</text:p>
          </table:table-cell>
          <table:covered-table-cell table:style-name="ce123"/>
          <table:table-cell table:style-name="ce126"/>
          <table:table-cell table:number-columns-repeated="1016"/>
        </table:table-row>
        <table:table-row table:style-name="ro1">
          <table:table-cell/>
          <table:table-cell table:style-name="ce74" office:value-type="string" calcext:value-type="string" table:number-columns-spanned="2" table:number-rows-spanned="1">
            <office:annotation draw:style-name="gr4" draw:text-style-name="P2" svg:width="45.05mm" svg:height="33.88mm" svg:x="111.88mm" svg:y="1.84mm" draw:caption-point-x="-4.58mm" draw:caption-point-y="2.75mm">
              <dc:date>2016-10-28T00:00:00</dc:date>
              <text:p text:style-name="P1"><text:span text:style-name="T1">Motorola PC:</text:span></text:p>
              <text:p text:style-name="P1"><text:span text:style-name="T2">COBJ: 2.6</text:span></text:p>
              <text:p text:style-name="P1"><text:span text:style-name="T2">ICODE : 2.46</text:span></text:p>
              <text:p text:style-name="P1"><text:span text:style-name="T2">LLT : MDCR_NEWRA_140</text:span></text:p>
              <text:p text:style-name="P1"><text:span text:style-name="T2">ASMSC100: 6.4.52</text:span></text:p>
              <text:p text:style-name="P1"><text:span text:style-name="T2">SC100-LD: <text:s/>1.3.33</text:span></text:p>
            </office:annotation>
            <text:p>Prod2.02</text:p>
          </table:table-cell>
          <table:covered-table-cell table:style-name="ce115"/>
          <table:table-cell table:style-name="ce74" office:value-type="date" office:date-value="2003-08-11" calcext:value-type="date" table:number-columns-spanned="2" table:number-rows-spanned="1">
            <office:annotation draw:style-name="gr5" draw:text-style-name="P2" svg:width="45.13mm" svg:height="33.88mm" svg:x="154.96mm" svg:y="1.84mm" draw:caption-point-x="-4.59mm" draw:caption-point-y="2.75mm">
              <dc:date>2016-10-28T00:00:00</dc:date>
              <text:p text:style-name="P1"><text:span text:style-name="T1">Motorola PC:</text:span></text:p>
              <text:p text:style-name="P1"><text:span text:style-name="T2">COBJ: 2.14</text:span></text:p>
              <text:p text:style-name="P1"><text:span text:style-name="T2">ICODE: 2.89</text:span></text:p>
              <text:p text:style-name="P1"><text:span text:style-name="T2">LLT : 160</text:span></text:p>
              <text:p text:style-name="P1"><text:span text:style-name="T2">ASMSC100: 6.4.79</text:span></text:p>
              <text:p text:style-name="P1"><text:span text:style-name="T2">SC100-LD: <text:s/>1.3.35</text:span></text:p>
            </office:annotation>
            <text:p>11/août/03</text:p>
          </table:table-cell>
          <table:covered-table-cell table:style-name="ce115"/>
          <table:covered-table-cell table:style-name="ce119"/>
          <table:covered-table-cell table:style-name="ce124"/>
          <table:table-cell table:style-name="ce126"/>
          <table:table-cell table:number-columns-repeated="1016"/>
        </table:table-row>
        <table:table-row table:style-name="ro1">
          <table:table-cell table:style-name="ce52"/>
          <table:table-cell table:style-name="ce75" office:value-type="string" calcext:value-type="string" table:number-columns-spanned="2" table:number-rows-spanned="1">
            <text:p>sun-1357</text:p>
          </table:table-cell>
          <table:covered-table-cell table:style-name="ce116"/>
          <table:table-cell table:style-name="ce75" office:value-type="string" calcext:value-type="string" table:number-columns-spanned="2" table:number-rows-spanned="1">
            <text:p>verc-127</text:p>
          </table:table-cell>
          <table:covered-table-cell table:style-name="ce116"/>
          <table:covered-table-cell table:style-name="ce120"/>
          <table:covered-table-cell table:style-name="ce125"/>
          <table:table-cell table:style-name="ce126"/>
          <table:table-cell table:number-columns-repeated="1016"/>
        </table:table-row>
        <table:table-row table:style-name="ro1">
          <table:table-cell table:style-name="ce52"/>
          <table:table-cell table:style-name="ce75" office:value-type="string" calcext:value-type="string">
            <text:p>size</text:p>
          </table:table-cell>
          <table:table-cell table:style-name="ce75" office:value-type="string" calcext:value-type="string">
            <text:p>speed</text:p>
          </table:table-cell>
          <table:table-cell table:style-name="ce75" office:value-type="string" calcext:value-type="string">
            <text:p>size</text:p>
          </table:table-cell>
          <table:table-cell table:style-name="ce75" office:value-type="string" calcext:value-type="string">
            <text:p>speed</text:p>
          </table:table-cell>
          <table:table-cell table:style-name="ce52" office:value-type="string" calcext:value-type="string">
            <text:p>gain size</text:p>
          </table:table-cell>
          <table:table-cell table:style-name="ce52" office:value-type="string" calcext:value-type="string">
            <text:p>gain speed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3"/>bench_autocorr</text:p>
          </table:table-cell>
          <table:table-cell table:style-name="ce114" office:value-type="float" office:value="400" calcext:value-type="float">
            <text:p>400</text:p>
          </table:table-cell>
          <table:table-cell table:style-name="ce117" office:value-type="float" office:value="2806" calcext:value-type="float">
            <text:p>2806</text:p>
          </table:table-cell>
          <table:table-cell table:style-name="ce114" office:value-type="float" office:value="416" calcext:value-type="float">
            <text:p>416</text:p>
          </table:table-cell>
          <table:table-cell table:style-name="ce117" office:value-type="float" office:value="2806" calcext:value-type="float">
            <text:p>2806</text:p>
          </table:table-cell>
          <table:table-cell table:style-name="ce121" table:formula="of:=IF(AND(ISNUMBER([.B5]);ISNUMBER([.D5]));([.D5]-[.B5])/[.B5];&quot;-&quot;)" office:value-type="percentage" office:value="0.04" calcext:value-type="percentage">
            <text:p>4,000%</text:p>
          </table:table-cell>
          <table:table-cell table:style-name="ce121" table:formula="of:=IF(AND(ISNUMBER([.C5]);ISNUMBER([.E5]));([.E5]-[.C5])/[.C5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5"/>bench_chebps</text:p>
          </table:table-cell>
          <table:table-cell table:style-name="ce114" office:value-type="float" office:value="160" calcext:value-type="float">
            <text:p>160</text:p>
          </table:table-cell>
          <table:table-cell table:style-name="ce117" office:value-type="float" office:value="159" calcext:value-type="float">
            <text:p>159</text:p>
          </table:table-cell>
          <table:table-cell table:style-name="ce114" office:value-type="float" office:value="160" calcext:value-type="float">
            <text:p>160</text:p>
          </table:table-cell>
          <table:table-cell table:style-name="ce117" office:value-type="float" office:value="159" calcext:value-type="float">
            <text:p>159</text:p>
          </table:table-cell>
          <table:table-cell table:style-name="ce121" table:formula="of:=IF(AND(ISNUMBER([.B6]);ISNUMBER([.D6]));([.D6]-[.B6])/[.B6];&quot;-&quot;)" office:value-type="percentage" office:value="0" calcext:value-type="percentage">
            <text:p>0,000%</text:p>
          </table:table-cell>
          <table:table-cell table:style-name="ce121" table:formula="of:=IF(AND(ISNUMBER([.C6]);ISNUMBER([.E6]));([.E6]-[.C6])/[.C6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6"/>bench_cor_h</text:p>
          </table:table-cell>
          <table:table-cell table:style-name="ce114" office:value-type="float" office:value="720" calcext:value-type="float">
            <text:p>720</text:p>
          </table:table-cell>
          <table:table-cell table:style-name="ce117" office:value-type="float" office:value="3211" calcext:value-type="float">
            <text:p>3211</text:p>
          </table:table-cell>
          <table:table-cell table:style-name="ce114" office:value-type="float" office:value="704" calcext:value-type="float">
            <text:p>704</text:p>
          </table:table-cell>
          <table:table-cell table:style-name="ce117" office:value-type="float" office:value="3248" calcext:value-type="float">
            <text:p>3248</text:p>
          </table:table-cell>
          <table:table-cell table:style-name="ce121" table:formula="of:=IF(AND(ISNUMBER([.B7]);ISNUMBER([.D7]));([.D7]-[.B7])/[.B7];&quot;-&quot;)" office:value-type="percentage" office:value="-0.0222222222222222" calcext:value-type="percentage">
            <text:p>-2,222%</text:p>
          </table:table-cell>
          <table:table-cell table:style-name="ce121" table:formula="of:=IF(AND(ISNUMBER([.C7]);ISNUMBER([.E7]));([.E7]-[.C7])/[.C7];&quot;-&quot;)" office:value-type="percentage" office:value="0.0115228900654002" calcext:value-type="percentage">
            <text:p>1,152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4"/>bench_lag_max</text:p>
          </table:table-cell>
          <table:table-cell table:style-name="ce114" office:value-type="float" office:value="336" calcext:value-type="float">
            <text:p>336</text:p>
          </table:table-cell>
          <table:table-cell table:style-name="ce117" office:value-type="float" office:value="1754" calcext:value-type="float">
            <text:p>1754</text:p>
          </table:table-cell>
          <table:table-cell table:style-name="ce114" office:value-type="float" office:value="336" calcext:value-type="float">
            <text:p>336</text:p>
          </table:table-cell>
          <table:table-cell table:style-name="ce117" office:value-type="float" office:value="1753" calcext:value-type="float">
            <text:p>1753</text:p>
          </table:table-cell>
          <table:table-cell table:style-name="ce121" table:formula="of:=IF(AND(ISNUMBER([.B8]);ISNUMBER([.D8]));([.D8]-[.B8])/[.B8];&quot;-&quot;)" office:value-type="percentage" office:value="0" calcext:value-type="percentage">
            <text:p>0,000%</text:p>
          </table:table-cell>
          <table:table-cell table:style-name="ce121" table:formula="of:=IF(AND(ISNUMBER([.C8]);ISNUMBER([.E8]));([.E8]-[.C8])/[.C8];&quot;-&quot;)" office:value-type="percentage" office:value="-0.000570125427594071" calcext:value-type="percentage">
            <text:p>-0,057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2"/>bench_norm_corr</text:p>
          </table:table-cell>
          <table:table-cell table:style-name="ce114" office:value-type="float" office:value="640" calcext:value-type="float">
            <text:p>640</text:p>
          </table:table-cell>
          <table:table-cell table:style-name="ce117" office:value-type="float" office:value="4501" calcext:value-type="float">
            <text:p>4501</text:p>
          </table:table-cell>
          <table:table-cell table:style-name="ce114" office:value-type="float" office:value="624" calcext:value-type="float">
            <text:p>624</text:p>
          </table:table-cell>
          <table:table-cell table:style-name="ce117" office:value-type="float" office:value="4501" calcext:value-type="float">
            <text:p>4501</text:p>
          </table:table-cell>
          <table:table-cell table:style-name="ce121" table:formula="of:=IF(AND(ISNUMBER([.B9]);ISNUMBER([.D9]));([.D9]-[.B9])/[.B9];&quot;-&quot;)" office:value-type="percentage" office:value="-0.025" calcext:value-type="percentage">
            <text:p>-2,500%</text:p>
          </table:table-cell>
          <table:table-cell table:style-name="ce121" table:formula="of:=IF(AND(ISNUMBER([.C9]);ISNUMBER([.E9]));([.E9]-[.C9])/[.C9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9"/>bench_search_10i40</text:p>
          </table:table-cell>
          <table:table-cell table:style-name="ce114" office:value-type="float" office:value="3952" calcext:value-type="float">
            <text:p>3952</text:p>
          </table:table-cell>
          <table:table-cell table:style-name="ce117" office:value-type="float" office:value="9495" calcext:value-type="float">
            <text:p>9495</text:p>
          </table:table-cell>
          <table:table-cell table:style-name="ce114" office:value-type="float" office:value="3888" calcext:value-type="float">
            <text:p>3888</text:p>
          </table:table-cell>
          <table:table-cell table:style-name="ce117" office:value-type="float" office:value="9391" calcext:value-type="float">
            <text:p>9391</text:p>
          </table:table-cell>
          <table:table-cell table:style-name="ce121" table:formula="of:=IF(AND(ISNUMBER([.B10]);ISNUMBER([.D10]));([.D10]-[.B10])/[.B10];&quot;-&quot;)" office:value-type="percentage" office:value="-0.0161943319838057" calcext:value-type="percentage">
            <text:p>-1,619%</text:p>
          </table:table-cell>
          <table:table-cell table:style-name="ce121" table:formula="of:=IF(AND(ISNUMBER([.C10]);ISNUMBER([.E10]));([.E10]-[.C10])/[.C10];&quot;-&quot;)" office:value-type="percentage" office:value="-0.0109531332280147" calcext:value-type="percentage">
            <text:p>-1,095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3"/>bench_syn_filt</text:p>
          </table:table-cell>
          <table:table-cell table:style-name="ce114" office:value-type="float" office:value="160" calcext:value-type="float">
            <text:p>160</text:p>
          </table:table-cell>
          <table:table-cell table:style-name="ce117" office:value-type="float" office:value="797" calcext:value-type="float">
            <text:p>797</text:p>
          </table:table-cell>
          <table:table-cell table:style-name="ce114" office:value-type="float" office:value="160" calcext:value-type="float">
            <text:p>160</text:p>
          </table:table-cell>
          <table:table-cell table:style-name="ce117" office:value-type="float" office:value="797" calcext:value-type="float">
            <text:p>797</text:p>
          </table:table-cell>
          <table:table-cell table:style-name="ce121" table:formula="of:=IF(AND(ISNUMBER([.B11]);ISNUMBER([.D11]));([.D11]-[.B11])/[.B11];&quot;-&quot;)" office:value-type="percentage" office:value="0" calcext:value-type="percentage">
            <text:p>0,000%</text:p>
          </table:table-cell>
          <table:table-cell table:style-name="ce121" table:formula="of:=IF(AND(ISNUMBER([.C11]);ISNUMBER([.E11]));([.E11]-[.C11])/[.C11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2"/>bench_vq_subvec</text:p>
          </table:table-cell>
          <table:table-cell table:style-name="ce114" office:value-type="float" office:value="368" calcext:value-type="float">
            <text:p>368</text:p>
          </table:table-cell>
          <table:table-cell table:style-name="ce117" office:value-type="float" office:value="518" calcext:value-type="float">
            <text:p>518</text:p>
          </table:table-cell>
          <table:table-cell table:style-name="ce114" office:value-type="float" office:value="368" calcext:value-type="float">
            <text:p>368</text:p>
          </table:table-cell>
          <table:table-cell table:style-name="ce117" office:value-type="float" office:value="516" calcext:value-type="float">
            <text:p>516</text:p>
          </table:table-cell>
          <table:table-cell table:style-name="ce121" table:formula="of:=IF(AND(ISNUMBER([.B12]);ISNUMBER([.D12]));([.D12]-[.B12])/[.B12];&quot;-&quot;)" office:value-type="percentage" office:value="0" calcext:value-type="percentage">
            <text:p>0,000%</text:p>
          </table:table-cell>
          <table:table-cell table:style-name="ce121" table:formula="of:=IF(AND(ISNUMBER([.C12]);ISNUMBER([.E12]));([.E12]-[.C12])/[.C12];&quot;-&quot;)" office:value-type="percentage" office:value="-0.00386100386100386" calcext:value-type="percentage">
            <text:p>-0,386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3"/>compo_static_1</text:p>
          </table:table-cell>
          <table:table-cell table:style-name="ce114" office:value-type="float" office:value="160" calcext:value-type="float">
            <text:p>160</text:p>
          </table:table-cell>
          <table:table-cell table:style-name="ce117" office:value-type="float" office:value="148" calcext:value-type="float">
            <text:p>148</text:p>
          </table:table-cell>
          <table:table-cell table:style-name="ce114" office:value-type="float" office:value="160" calcext:value-type="float">
            <text:p>160</text:p>
          </table:table-cell>
          <table:table-cell table:style-name="ce117" office:value-type="float" office:value="148" calcext:value-type="float">
            <text:p>148</text:p>
          </table:table-cell>
          <table:table-cell table:style-name="ce121" table:formula="of:=IF(AND(ISNUMBER([.B13]);ISNUMBER([.D13]));([.D13]-[.B13])/[.B13];&quot;-&quot;)" office:value-type="percentage" office:value="0" calcext:value-type="percentage">
            <text:p>0,000%</text:p>
          </table:table-cell>
          <table:table-cell table:style-name="ce121" table:formula="of:=IF(AND(ISNUMBER([.C13]);ISNUMBER([.E13]));([.E13]-[.C13])/[.C13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3"/>compo_static_2</text:p>
          </table:table-cell>
          <table:table-cell table:style-name="ce114" office:value-type="float" office:value="64" calcext:value-type="float">
            <text:p>64</text:p>
          </table:table-cell>
          <table:table-cell table:style-name="ce117" office:value-type="float" office:value="125" calcext:value-type="float">
            <text:p>125</text:p>
          </table:table-cell>
          <table:table-cell table:style-name="ce114" office:value-type="float" office:value="64" calcext:value-type="float">
            <text:p>64</text:p>
          </table:table-cell>
          <table:table-cell table:style-name="ce117" office:value-type="float" office:value="125" calcext:value-type="float">
            <text:p>125</text:p>
          </table:table-cell>
          <table:table-cell table:style-name="ce121" table:formula="of:=IF(AND(ISNUMBER([.B14]);ISNUMBER([.D14]));([.D14]-[.B14])/[.B14];&quot;-&quot;)" office:value-type="percentage" office:value="0" calcext:value-type="percentage">
            <text:p>0,000%</text:p>
          </table:table-cell>
          <table:table-cell table:style-name="ce121" table:formula="of:=IF(AND(ISNUMBER([.C14]);ISNUMBER([.E14]));([.E14]-[.C14])/[.C14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2"/>compo_dynamic_1</text:p>
          </table:table-cell>
          <table:table-cell table:style-name="ce114" office:value-type="float" office:value="272" calcext:value-type="float">
            <text:p>272</text:p>
          </table:table-cell>
          <table:table-cell table:style-name="ce117" office:value-type="float" office:value="168" calcext:value-type="float">
            <text:p>168</text:p>
          </table:table-cell>
          <table:table-cell table:style-name="ce114" office:value-type="float" office:value="272" calcext:value-type="float">
            <text:p>272</text:p>
          </table:table-cell>
          <table:table-cell table:style-name="ce117" office:value-type="float" office:value="167" calcext:value-type="float">
            <text:p>167</text:p>
          </table:table-cell>
          <table:table-cell table:style-name="ce121" table:formula="of:=IF(AND(ISNUMBER([.B15]);ISNUMBER([.D15]));([.D15]-[.B15])/[.B15];&quot;-&quot;)" office:value-type="percentage" office:value="0" calcext:value-type="percentage">
            <text:p>0,000%</text:p>
          </table:table-cell>
          <table:table-cell table:style-name="ce121" table:formula="of:=IF(AND(ISNUMBER([.C15]);ISNUMBER([.E15]));([.E15]-[.C15])/[.C15];&quot;-&quot;)" office:value-type="percentage" office:value="-0.00595238095238095" calcext:value-type="percentage">
            <text:p>-0,595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4"/>compo_multi_1</text:p>
          </table:table-cell>
          <table:table-cell table:style-name="ce114" office:value-type="float" office:value="544" calcext:value-type="float">
            <text:p>544</text:p>
          </table:table-cell>
          <table:table-cell table:style-name="ce117" office:value-type="float" office:value="195" calcext:value-type="float">
            <text:p>195</text:p>
          </table:table-cell>
          <table:table-cell table:style-name="ce114" office:value-type="float" office:value="544" calcext:value-type="float">
            <text:p>544</text:p>
          </table:table-cell>
          <table:table-cell table:style-name="ce117" office:value-type="float" office:value="197" calcext:value-type="float">
            <text:p>197</text:p>
          </table:table-cell>
          <table:table-cell table:style-name="ce121" table:formula="of:=IF(AND(ISNUMBER([.B16]);ISNUMBER([.D16]));([.D16]-[.B16])/[.B16];&quot;-&quot;)" office:value-type="percentage" office:value="0" calcext:value-type="percentage">
            <text:p>0,000%</text:p>
          </table:table-cell>
          <table:table-cell table:style-name="ce121" table:formula="of:=IF(AND(ISNUMBER([.C16]);ISNUMBER([.E16]));([.E16]-[.C16])/[.C16];&quot;-&quot;)" office:value-type="percentage" office:value="0.0102564102564103" calcext:value-type="percentage">
            <text:p>1,026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4"/>compo_multi_2</text:p>
          </table:table-cell>
          <table:table-cell table:style-name="ce114" office:value-type="float" office:value="448" calcext:value-type="float">
            <text:p>448</text:p>
          </table:table-cell>
          <table:table-cell table:style-name="ce117" office:value-type="float" office:value="2744" calcext:value-type="float">
            <text:p>2744</text:p>
          </table:table-cell>
          <table:table-cell table:style-name="ce114" office:value-type="float" office:value="448" calcext:value-type="float">
            <text:p>448</text:p>
          </table:table-cell>
          <table:table-cell table:style-name="ce117" office:value-type="float" office:value="2700" calcext:value-type="float">
            <text:p>2700</text:p>
          </table:table-cell>
          <table:table-cell table:style-name="ce121" table:formula="of:=IF(AND(ISNUMBER([.B17]);ISNUMBER([.D17]));([.D17]-[.B17])/[.B17];&quot;-&quot;)" office:value-type="percentage" office:value="0" calcext:value-type="percentage">
            <text:p>0,000%</text:p>
          </table:table-cell>
          <table:table-cell table:style-name="ce121" table:formula="of:=IF(AND(ISNUMBER([.C17]);ISNUMBER([.E17]));([.E17]-[.C17])/[.C17];&quot;-&quot;)" office:value-type="percentage" office:value="-0.0160349854227405" calcext:value-type="percentage">
            <text:p>-1,603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4"/>compo_multi_3</text:p>
          </table:table-cell>
          <table:table-cell table:style-name="ce114" office:value-type="float" office:value="368" calcext:value-type="float">
            <text:p>368</text:p>
          </table:table-cell>
          <table:table-cell table:style-name="ce117" office:value-type="float" office:value="176" calcext:value-type="float">
            <text:p>176</text:p>
          </table:table-cell>
          <table:table-cell table:style-name="ce114" office:value-type="float" office:value="368" calcext:value-type="float">
            <text:p>368</text:p>
          </table:table-cell>
          <table:table-cell table:style-name="ce117" office:value-type="float" office:value="176" calcext:value-type="float">
            <text:p>176</text:p>
          </table:table-cell>
          <table:table-cell table:style-name="ce121" table:formula="of:=IF(AND(ISNUMBER([.B18]);ISNUMBER([.D18]));([.D18]-[.B18])/[.B18];&quot;-&quot;)" office:value-type="percentage" office:value="0" calcext:value-type="percentage">
            <text:p>0,000%</text:p>
          </table:table-cell>
          <table:table-cell table:style-name="ce121" table:formula="of:=IF(AND(ISNUMBER([.C18]);ISNUMBER([.E18]));([.E18]-[.C18])/[.C18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4"/>compo_multi_4</text:p>
          </table:table-cell>
          <table:table-cell table:style-name="ce114" office:value-type="float" office:value="368" calcext:value-type="float">
            <text:p>368</text:p>
          </table:table-cell>
          <table:table-cell table:style-name="ce117" office:value-type="float" office:value="176" calcext:value-type="float">
            <text:p>176</text:p>
          </table:table-cell>
          <table:table-cell table:style-name="ce114" office:value-type="float" office:value="368" calcext:value-type="float">
            <text:p>368</text:p>
          </table:table-cell>
          <table:table-cell table:style-name="ce117" office:value-type="float" office:value="176" calcext:value-type="float">
            <text:p>176</text:p>
          </table:table-cell>
          <table:table-cell table:style-name="ce121" table:formula="of:=IF(AND(ISNUMBER([.B19]);ISNUMBER([.D19]));([.D19]-[.B19])/[.B19];&quot;-&quot;)" office:value-type="percentage" office:value="0" calcext:value-type="percentage">
            <text:p>0,000%</text:p>
          </table:table-cell>
          <table:table-cell table:style-name="ce121" table:formula="of:=IF(AND(ISNUMBER([.C19]);ISNUMBER([.E19]));([.E19]-[.C19])/[.C19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4"/>compo_multi_5</text:p>
          </table:table-cell>
          <table:table-cell table:style-name="ce114" office:value-type="float" office:value="752" calcext:value-type="float">
            <text:p>752</text:p>
          </table:table-cell>
          <table:table-cell table:style-name="ce117" office:value-type="float" office:value="273" calcext:value-type="float">
            <text:p>273</text:p>
          </table:table-cell>
          <table:table-cell table:style-name="ce114" office:value-type="float" office:value="752" calcext:value-type="float">
            <text:p>752</text:p>
          </table:table-cell>
          <table:table-cell table:style-name="ce117" office:value-type="float" office:value="273" calcext:value-type="float">
            <text:p>273</text:p>
          </table:table-cell>
          <table:table-cell table:style-name="ce121" table:formula="of:=IF(AND(ISNUMBER([.B20]);ISNUMBER([.D20]));([.D20]-[.B20])/[.B20];&quot;-&quot;)" office:value-type="percentage" office:value="0" calcext:value-type="percentage">
            <text:p>0,000%</text:p>
          </table:table-cell>
          <table:table-cell table:style-name="ce121" table:formula="of:=IF(AND(ISNUMBER([.C20]);ISNUMBER([.E20]));([.E20]-[.C20])/[.C20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4"/>compo_multi_6</text:p>
          </table:table-cell>
          <table:table-cell table:style-name="ce114" office:value-type="float" office:value="752" calcext:value-type="float">
            <text:p>752</text:p>
          </table:table-cell>
          <table:table-cell table:style-name="ce117" office:value-type="float" office:value="273" calcext:value-type="float">
            <text:p>273</text:p>
          </table:table-cell>
          <table:table-cell table:style-name="ce114" office:value-type="float" office:value="752" calcext:value-type="float">
            <text:p>752</text:p>
          </table:table-cell>
          <table:table-cell table:style-name="ce117" office:value-type="float" office:value="273" calcext:value-type="float">
            <text:p>273</text:p>
          </table:table-cell>
          <table:table-cell table:style-name="ce121" table:formula="of:=IF(AND(ISNUMBER([.B21]);ISNUMBER([.D21]));([.D21]-[.B21])/[.B21];&quot;-&quot;)" office:value-type="percentage" office:value="0" calcext:value-type="percentage">
            <text:p>0,000%</text:p>
          </table:table-cell>
          <table:table-cell table:style-name="ce121" table:formula="of:=IF(AND(ISNUMBER([.C21]);ISNUMBER([.E21]));([.E21]-[.C21])/[.C21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4"/>compo_multi_7</text:p>
          </table:table-cell>
          <table:table-cell table:style-name="ce114" office:value-type="float" office:value="1152" calcext:value-type="float">
            <text:p>1152</text:p>
          </table:table-cell>
          <table:table-cell table:style-name="ce117" office:value-type="float" office:value="337" calcext:value-type="float">
            <text:p>337</text:p>
          </table:table-cell>
          <table:table-cell table:style-name="ce114" office:value-type="float" office:value="1200" calcext:value-type="float">
            <text:p>1200</text:p>
          </table:table-cell>
          <table:table-cell table:style-name="ce117" office:value-type="float" office:value="337" calcext:value-type="float">
            <text:p>337</text:p>
          </table:table-cell>
          <table:table-cell table:style-name="ce121" table:formula="of:=IF(AND(ISNUMBER([.B22]);ISNUMBER([.D22]));([.D22]-[.B22])/[.B22];&quot;-&quot;)" office:value-type="percentage" office:value="0.0416666666666667" calcext:value-type="percentage">
            <text:p>4,167%</text:p>
          </table:table-cell>
          <table:table-cell table:style-name="ce121" table:formula="of:=IF(AND(ISNUMBER([.C22]);ISNUMBER([.E22]));([.E22]-[.C22])/[.C22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4"/>compo_multi_8</text:p>
          </table:table-cell>
          <table:table-cell table:style-name="ce114" office:value-type="float" office:value="560" calcext:value-type="float">
            <text:p>560</text:p>
          </table:table-cell>
          <table:table-cell table:style-name="ce117" office:value-type="float" office:value="216" calcext:value-type="float">
            <text:p>216</text:p>
          </table:table-cell>
          <table:table-cell table:style-name="ce114" office:value-type="float" office:value="592" calcext:value-type="float">
            <text:p>592</text:p>
          </table:table-cell>
          <table:table-cell table:style-name="ce117" office:value-type="float" office:value="215" calcext:value-type="float">
            <text:p>215</text:p>
          </table:table-cell>
          <table:table-cell table:style-name="ce121" table:formula="of:=IF(AND(ISNUMBER([.B23]);ISNUMBER([.D23]));([.D23]-[.B23])/[.B23];&quot;-&quot;)" office:value-type="percentage" office:value="0.0571428571428571" calcext:value-type="percentage">
            <text:p>5,714%</text:p>
          </table:table-cell>
          <table:table-cell table:style-name="ce121" table:formula="of:=IF(AND(ISNUMBER([.C23]);ISNUMBER([.E23]));([.E23]-[.C23])/[.C23];&quot;-&quot;)" office:value-type="percentage" office:value="-0.00462962962962963" calcext:value-type="percentage">
            <text:p>-0,463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0"/>compo_multi_dyn_1</text:p>
          </table:table-cell>
          <table:table-cell table:style-name="ce114" office:value-type="float" office:value="944" calcext:value-type="float">
            <text:p>944</text:p>
          </table:table-cell>
          <table:table-cell table:style-name="ce117" office:value-type="float" office:value="366" calcext:value-type="float">
            <text:p>366</text:p>
          </table:table-cell>
          <table:table-cell table:style-name="ce114" office:value-type="float" office:value="960" calcext:value-type="float">
            <text:p>960</text:p>
          </table:table-cell>
          <table:table-cell table:style-name="ce117" office:value-type="float" office:value="364" calcext:value-type="float">
            <text:p>364</text:p>
          </table:table-cell>
          <table:table-cell table:style-name="ce121" table:formula="of:=IF(AND(ISNUMBER([.B24]);ISNUMBER([.D24]));([.D24]-[.B24])/[.B24];&quot;-&quot;)" office:value-type="percentage" office:value="0.0169491525423729" calcext:value-type="percentage">
            <text:p>1,695%</text:p>
          </table:table-cell>
          <table:table-cell table:style-name="ce121" table:formula="of:=IF(AND(ISNUMBER([.C24]);ISNUMBER([.E24]));([.E24]-[.C24])/[.C24];&quot;-&quot;)" office:value-type="percentage" office:value="-0.00546448087431694" calcext:value-type="percentage">
            <text:p>-0,546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3"/>multi_static_1</text:p>
          </table:table-cell>
          <table:table-cell table:style-name="ce114" office:value-type="float" office:value="112" calcext:value-type="float">
            <text:p>112</text:p>
          </table:table-cell>
          <table:table-cell table:style-name="ce117" office:value-type="float" office:value="120" calcext:value-type="float">
            <text:p>120</text:p>
          </table:table-cell>
          <table:table-cell table:style-name="ce114" office:value-type="float" office:value="112" calcext:value-type="float">
            <text:p>112</text:p>
          </table:table-cell>
          <table:table-cell table:style-name="ce117" office:value-type="float" office:value="121" calcext:value-type="float">
            <text:p>121</text:p>
          </table:table-cell>
          <table:table-cell table:style-name="ce121" table:formula="of:=IF(AND(ISNUMBER([.B25]);ISNUMBER([.D25]));([.D25]-[.B25])/[.B25];&quot;-&quot;)" office:value-type="percentage" office:value="0" calcext:value-type="percentage">
            <text:p>0,000%</text:p>
          </table:table-cell>
          <table:table-cell table:style-name="ce121" table:formula="of:=IF(AND(ISNUMBER([.C25]);ISNUMBER([.E25]));([.E25]-[.C25])/[.C25];&quot;-&quot;)" office:value-type="percentage" office:value="0.00833333333333333" calcext:value-type="percentage">
            <text:p>0,833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3"/>multi_static_2</text:p>
          </table:table-cell>
          <table:table-cell table:style-name="ce114" office:value-type="float" office:value="176" calcext:value-type="float">
            <text:p>176</text:p>
          </table:table-cell>
          <table:table-cell table:style-name="ce117" office:value-type="float" office:value="128" calcext:value-type="float">
            <text:p>128</text:p>
          </table:table-cell>
          <table:table-cell table:style-name="ce114" office:value-type="float" office:value="160" calcext:value-type="float">
            <text:p>160</text:p>
          </table:table-cell>
          <table:table-cell table:style-name="ce117" office:value-type="float" office:value="128" calcext:value-type="float">
            <text:p>128</text:p>
          </table:table-cell>
          <table:table-cell table:style-name="ce121" table:formula="of:=IF(AND(ISNUMBER([.B26]);ISNUMBER([.D26]));([.D26]-[.B26])/[.B26];&quot;-&quot;)" office:value-type="percentage" office:value="-0.0909090909090909" calcext:value-type="percentage">
            <text:p>-9,091%</text:p>
          </table:table-cell>
          <table:table-cell table:style-name="ce121" table:formula="of:=IF(AND(ISNUMBER([.C26]);ISNUMBER([.E26]));([.E26]-[.C26])/[.C26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4"/>multi_dynam_1</text:p>
          </table:table-cell>
          <table:table-cell table:style-name="ce114" office:value-type="float" office:value="320" calcext:value-type="float">
            <text:p>320</text:p>
          </table:table-cell>
          <table:table-cell table:style-name="ce117" office:value-type="float" office:value="172" calcext:value-type="float">
            <text:p>172</text:p>
          </table:table-cell>
          <table:table-cell table:style-name="ce114" office:value-type="float" office:value="304" calcext:value-type="float">
            <text:p>304</text:p>
          </table:table-cell>
          <table:table-cell table:style-name="ce117" office:value-type="float" office:value="171" calcext:value-type="float">
            <text:p>171</text:p>
          </table:table-cell>
          <table:table-cell table:style-name="ce121" table:formula="of:=IF(AND(ISNUMBER([.B27]);ISNUMBER([.D27]));([.D27]-[.B27])/[.B27];&quot;-&quot;)" office:value-type="percentage" office:value="-0.05" calcext:value-type="percentage">
            <text:p>-5,000%</text:p>
          </table:table-cell>
          <table:table-cell table:style-name="ce121" table:formula="of:=IF(AND(ISNUMBER([.C27]);ISNUMBER([.E27]));([.E27]-[.C27])/[.C27];&quot;-&quot;)" office:value-type="percentage" office:value="-0.00581395348837209" calcext:value-type="percentage">
            <text:p>-0,581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4"/>multi_dynam_2</text:p>
          </table:table-cell>
          <table:table-cell table:style-name="ce114" office:value-type="float" office:value="608" calcext:value-type="float">
            <text:p>608</text:p>
          </table:table-cell>
          <table:table-cell table:style-name="ce117" office:value-type="float" office:value="221" calcext:value-type="float">
            <text:p>221</text:p>
          </table:table-cell>
          <table:table-cell table:style-name="ce114" office:value-type="float" office:value="624" calcext:value-type="float">
            <text:p>624</text:p>
          </table:table-cell>
          <table:table-cell table:style-name="ce117" office:value-type="float" office:value="220" calcext:value-type="float">
            <text:p>220</text:p>
          </table:table-cell>
          <table:table-cell table:style-name="ce121" table:formula="of:=IF(AND(ISNUMBER([.B28]);ISNUMBER([.D28]));([.D28]-[.B28])/[.B28];&quot;-&quot;)" office:value-type="percentage" office:value="0.0263157894736842" calcext:value-type="percentage">
            <text:p>2,632%</text:p>
          </table:table-cell>
          <table:table-cell table:style-name="ce121" table:formula="of:=IF(AND(ISNUMBER([.C28]);ISNUMBER([.E28]));([.E28]-[.C28])/[.C28];&quot;-&quot;)" office:value-type="percentage" office:value="-0.00452488687782805" calcext:value-type="percentage">
            <text:p>-0,452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4"/>square_access</text:p>
          </table:table-cell>
          <table:table-cell table:style-name="ce114" office:value-type="float" office:value="384" calcext:value-type="float">
            <text:p>384</text:p>
          </table:table-cell>
          <table:table-cell table:style-name="ce117" office:value-type="float" office:value="2791" calcext:value-type="float">
            <text:p>2791</text:p>
          </table:table-cell>
          <table:table-cell table:style-name="ce114" office:value-type="float" office:value="384" calcext:value-type="float">
            <text:p>384</text:p>
          </table:table-cell>
          <table:table-cell table:style-name="ce117" office:value-type="float" office:value="2792" calcext:value-type="float">
            <text:p>2792</text:p>
          </table:table-cell>
          <table:table-cell table:style-name="ce121" table:formula="of:=IF(AND(ISNUMBER([.B29]);ISNUMBER([.D29]));([.D29]-[.B29])/[.B29];&quot;-&quot;)" office:value-type="percentage" office:value="0" calcext:value-type="percentage">
            <text:p>0,000%</text:p>
          </table:table-cell>
          <table:table-cell table:style-name="ce121" table:formula="of:=IF(AND(ISNUMBER([.C29]);ISNUMBER([.E29]));([.E29]-[.C29])/[.C29];&quot;-&quot;)" office:value-type="percentage" office:value="0.000358294518093873" calcext:value-type="percentage">
            <text:p>0,036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2"/>square_access_1</text:p>
          </table:table-cell>
          <table:table-cell table:style-name="ce114" office:value-type="float" office:value="64" calcext:value-type="float">
            <text:p>64</text:p>
          </table:table-cell>
          <table:table-cell table:style-name="ce117" office:value-type="float" office:value="204" calcext:value-type="float">
            <text:p>204</text:p>
          </table:table-cell>
          <table:table-cell table:style-name="ce114" office:value-type="float" office:value="64" calcext:value-type="float">
            <text:p>64</text:p>
          </table:table-cell>
          <table:table-cell table:style-name="ce117" office:value-type="float" office:value="204" calcext:value-type="float">
            <text:p>204</text:p>
          </table:table-cell>
          <table:table-cell table:style-name="ce121" table:formula="of:=IF(AND(ISNUMBER([.B30]);ISNUMBER([.D30]));([.D30]-[.B30])/[.B30];&quot;-&quot;)" office:value-type="percentage" office:value="0" calcext:value-type="percentage">
            <text:p>0,000%</text:p>
          </table:table-cell>
          <table:table-cell table:style-name="ce121" table:formula="of:=IF(AND(ISNUMBER([.C30]);ISNUMBER([.E30]));([.E30]-[.C30])/[.C30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2"/>square_access_2</text:p>
          </table:table-cell>
          <table:table-cell table:style-name="ce114" office:value-type="float" office:value="256" calcext:value-type="float">
            <text:p>256</text:p>
          </table:table-cell>
          <table:table-cell table:style-name="ce117" office:value-type="float" office:value="1191" calcext:value-type="float">
            <text:p>1191</text:p>
          </table:table-cell>
          <table:table-cell table:style-name="ce114" office:value-type="float" office:value="272" calcext:value-type="float">
            <text:p>272</text:p>
          </table:table-cell>
          <table:table-cell table:style-name="ce117" office:value-type="float" office:value="1192" calcext:value-type="float">
            <text:p>1192</text:p>
          </table:table-cell>
          <table:table-cell table:style-name="ce121" table:formula="of:=IF(AND(ISNUMBER([.B31]);ISNUMBER([.D31]));([.D31]-[.B31])/[.B31];&quot;-&quot;)" office:value-type="percentage" office:value="0.0625" calcext:value-type="percentage">
            <text:p>6,250%</text:p>
          </table:table-cell>
          <table:table-cell table:style-name="ce121" table:formula="of:=IF(AND(ISNUMBER([.C31]);ISNUMBER([.E31]));([.E31]-[.C31])/[.C31];&quot;-&quot;)" office:value-type="percentage" office:value="0.000839630562552477" calcext:value-type="percentage">
            <text:p>0,084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2"/>square_access_3</text:p>
          </table:table-cell>
          <table:table-cell table:style-name="ce114" office:value-type="float" office:value="192" calcext:value-type="float">
            <text:p>192</text:p>
          </table:table-cell>
          <table:table-cell table:style-name="ce117" office:value-type="float" office:value="2626" calcext:value-type="float">
            <text:p>2626</text:p>
          </table:table-cell>
          <table:table-cell table:style-name="ce114" office:value-type="float" office:value="192" calcext:value-type="float">
            <text:p>192</text:p>
          </table:table-cell>
          <table:table-cell table:style-name="ce117" office:value-type="float" office:value="2626" calcext:value-type="float">
            <text:p>2626</text:p>
          </table:table-cell>
          <table:table-cell table:style-name="ce121" table:formula="of:=IF(AND(ISNUMBER([.B32]);ISNUMBER([.D32]));([.D32]-[.B32])/[.B32];&quot;-&quot;)" office:value-type="percentage" office:value="0" calcext:value-type="percentage">
            <text:p>0,000%</text:p>
          </table:table-cell>
          <table:table-cell table:style-name="ce121" table:formula="of:=IF(AND(ISNUMBER([.C32]);ISNUMBER([.E32]));([.E32]-[.C32])/[.C32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2"/>square_access_4</text:p>
          </table:table-cell>
          <table:table-cell table:style-name="ce114" office:value-type="float" office:value="272" calcext:value-type="float">
            <text:p>272</text:p>
          </table:table-cell>
          <table:table-cell table:style-name="ce117" office:value-type="float" office:value="2239" calcext:value-type="float">
            <text:p>2239</text:p>
          </table:table-cell>
          <table:table-cell table:style-name="ce114" office:value-type="float" office:value="272" calcext:value-type="float">
            <text:p>272</text:p>
          </table:table-cell>
          <table:table-cell table:style-name="ce117" office:value-type="float" office:value="2239" calcext:value-type="float">
            <text:p>2239</text:p>
          </table:table-cell>
          <table:table-cell table:style-name="ce121" table:formula="of:=IF(AND(ISNUMBER([.B33]);ISNUMBER([.D33]));([.D33]-[.B33])/[.B33];&quot;-&quot;)" office:value-type="percentage" office:value="0" calcext:value-type="percentage">
            <text:p>0,000%</text:p>
          </table:table-cell>
          <table:table-cell table:style-name="ce121" table:formula="of:=IF(AND(ISNUMBER([.C33]);ISNUMBER([.E33]));([.E33]-[.C33])/[.C33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0"/>triangular_access</text:p>
          </table:table-cell>
          <table:table-cell table:style-name="ce114" office:value-type="float" office:value="272" calcext:value-type="float">
            <text:p>272</text:p>
          </table:table-cell>
          <table:table-cell table:style-name="ce117" office:value-type="float" office:value="308" calcext:value-type="float">
            <text:p>308</text:p>
          </table:table-cell>
          <table:table-cell table:style-name="ce114" office:value-type="float" office:value="272" calcext:value-type="float">
            <text:p>272</text:p>
          </table:table-cell>
          <table:table-cell table:style-name="ce117" office:value-type="float" office:value="308" calcext:value-type="float">
            <text:p>308</text:p>
          </table:table-cell>
          <table:table-cell table:style-name="ce121" table:formula="of:=IF(AND(ISNUMBER([.B34]);ISNUMBER([.D34]));([.D34]-[.B34])/[.B34];&quot;-&quot;)" office:value-type="percentage" office:value="0" calcext:value-type="percentage">
            <text:p>0,000%</text:p>
          </table:table-cell>
          <table:table-cell table:style-name="ce121" table:formula="of:=IF(AND(ISNUMBER([.C34]);ISNUMBER([.E34]));([.E34]-[.C34])/[.C34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9"/>triangular_access1</text:p>
          </table:table-cell>
          <table:table-cell table:style-name="ce114" office:value-type="float" office:value="240" calcext:value-type="float">
            <text:p>240</text:p>
          </table:table-cell>
          <table:table-cell table:style-name="ce117" office:value-type="float" office:value="1489" calcext:value-type="float">
            <text:p>1489</text:p>
          </table:table-cell>
          <table:table-cell table:style-name="ce114" office:value-type="float" office:value="240" calcext:value-type="float">
            <text:p>240</text:p>
          </table:table-cell>
          <table:table-cell table:style-name="ce117" office:value-type="float" office:value="1488" calcext:value-type="float">
            <text:p>1488</text:p>
          </table:table-cell>
          <table:table-cell table:style-name="ce121" table:formula="of:=IF(AND(ISNUMBER([.B35]);ISNUMBER([.D35]));([.D35]-[.B35])/[.B35];&quot;-&quot;)" office:value-type="percentage" office:value="0" calcext:value-type="percentage">
            <text:p>0,000%</text:p>
          </table:table-cell>
          <table:table-cell table:style-name="ce121" table:formula="of:=IF(AND(ISNUMBER([.C35]);ISNUMBER([.E35]));([.E35]-[.C35])/[.C35];&quot;-&quot;)" office:value-type="percentage" office:value="-0.000671591672263264" calcext:value-type="percentage">
            <text:p>-0,067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9"/>triangular_access2</text:p>
          </table:table-cell>
          <table:table-cell table:style-name="ce114" office:value-type="float" office:value="224" calcext:value-type="float">
            <text:p>224</text:p>
          </table:table-cell>
          <table:table-cell table:style-name="ce117" office:value-type="float" office:value="1448" calcext:value-type="float">
            <text:p>1448</text:p>
          </table:table-cell>
          <table:table-cell table:style-name="ce114" office:value-type="float" office:value="224" calcext:value-type="float">
            <text:p>224</text:p>
          </table:table-cell>
          <table:table-cell table:style-name="ce117" office:value-type="float" office:value="1447" calcext:value-type="float">
            <text:p>1447</text:p>
          </table:table-cell>
          <table:table-cell table:style-name="ce121" table:formula="of:=IF(AND(ISNUMBER([.B36]);ISNUMBER([.D36]));([.D36]-[.B36])/[.B36];&quot;-&quot;)" office:value-type="percentage" office:value="0" calcext:value-type="percentage">
            <text:p>0,000%</text:p>
          </table:table-cell>
          <table:table-cell table:style-name="ce121" table:formula="of:=IF(AND(ISNUMBER([.C36]);ISNUMBER([.E36]));([.E36]-[.C36])/[.C36];&quot;-&quot;)" office:value-type="percentage" office:value="-0.00069060773480663" calcext:value-type="percentage">
            <text:p>-0,069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/>triangular_access_stat_sup</text:p>
          </table:table-cell>
          <table:table-cell table:style-name="ce114" office:value-type="float" office:value="1456" calcext:value-type="float">
            <text:p>1456</text:p>
          </table:table-cell>
          <table:table-cell table:style-name="ce117" office:value-type="float" office:value="2590" calcext:value-type="float">
            <text:p>2590</text:p>
          </table:table-cell>
          <table:table-cell table:style-name="ce114" office:value-type="float" office:value="1456" calcext:value-type="float">
            <text:p>1456</text:p>
          </table:table-cell>
          <table:table-cell table:style-name="ce117" office:value-type="float" office:value="2590" calcext:value-type="float">
            <text:p>2590</text:p>
          </table:table-cell>
          <table:table-cell table:style-name="ce121" table:formula="of:=IF(AND(ISNUMBER([.B37]);ISNUMBER([.D37]));([.D37]-[.B37])/[.B37];&quot;-&quot;)" office:value-type="percentage" office:value="0" calcext:value-type="percentage">
            <text:p>0,000%</text:p>
          </table:table-cell>
          <table:table-cell table:style-name="ce121" table:formula="of:=IF(AND(ISNUMBER([.C37]);ISNUMBER([.E37]));([.E37]-[.C37])/[.C37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/>triangular_access_stat_inf</text:p>
          </table:table-cell>
          <table:table-cell table:style-name="ce114" office:value-type="float" office:value="1280" calcext:value-type="float">
            <text:p>1280</text:p>
          </table:table-cell>
          <table:table-cell table:style-name="ce117" office:value-type="float" office:value="2334" calcext:value-type="float">
            <text:p>2334</text:p>
          </table:table-cell>
          <table:table-cell table:style-name="ce114" office:value-type="float" office:value="1296" calcext:value-type="float">
            <text:p>1296</text:p>
          </table:table-cell>
          <table:table-cell table:style-name="ce117" office:value-type="float" office:value="2377" calcext:value-type="float">
            <text:p>2377</text:p>
          </table:table-cell>
          <table:table-cell table:style-name="ce121" table:formula="of:=IF(AND(ISNUMBER([.B38]);ISNUMBER([.D38]));([.D38]-[.B38])/[.B38];&quot;-&quot;)" office:value-type="percentage" office:value="0.0125" calcext:value-type="percentage">
            <text:p>1,250%</text:p>
          </table:table-cell>
          <table:table-cell table:style-name="ce121" table:formula="of:=IF(AND(ISNUMBER([.C38]);ISNUMBER([.E38]));([.E38]-[.C38])/[.C38];&quot;-&quot;)" office:value-type="percentage" office:value="0.0184233076263925" calcext:value-type="percentage">
            <text:p>1,842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/>triangular_access_antidiag</text:p>
          </table:table-cell>
          <table:table-cell table:style-name="ce114" office:value-type="float" office:value="80" calcext:value-type="float">
            <text:p>80</text:p>
          </table:table-cell>
          <table:table-cell table:style-name="ce117" office:value-type="float" office:value="241" calcext:value-type="float">
            <text:p>241</text:p>
          </table:table-cell>
          <table:table-cell table:style-name="ce114" office:value-type="float" office:value="80" calcext:value-type="float">
            <text:p>80</text:p>
          </table:table-cell>
          <table:table-cell table:style-name="ce117" office:value-type="float" office:value="241" calcext:value-type="float">
            <text:p>241</text:p>
          </table:table-cell>
          <table:table-cell table:style-name="ce121" table:formula="of:=IF(AND(ISNUMBER([.B39]);ISNUMBER([.D39]));([.D39]-[.B39])/[.B39];&quot;-&quot;)" office:value-type="percentage" office:value="0" calcext:value-type="percentage">
            <text:p>0,000%</text:p>
          </table:table-cell>
          <table:table-cell table:style-name="ce121" table:formula="of:=IF(AND(ISNUMBER([.C39]);ISNUMBER([.E39]));([.E39]-[.C39])/[.C39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triangular_access_antidiag2</text:p>
          </table:table-cell>
          <table:table-cell table:style-name="ce114" office:value-type="float" office:value="1488" calcext:value-type="float">
            <text:p>1488</text:p>
          </table:table-cell>
          <table:table-cell table:style-name="ce117" office:value-type="float" office:value="1245" calcext:value-type="float">
            <text:p>1245</text:p>
          </table:table-cell>
          <table:table-cell table:style-name="ce114" office:value-type="float" office:value="1440" calcext:value-type="float">
            <text:p>1440</text:p>
          </table:table-cell>
          <table:table-cell table:style-name="ce117" office:value-type="float" office:value="1237" calcext:value-type="float">
            <text:p>1237</text:p>
          </table:table-cell>
          <table:table-cell table:style-name="ce121" table:formula="of:=IF(AND(ISNUMBER([.B40]);ISNUMBER([.D40]));([.D40]-[.B40])/[.B40];&quot;-&quot;)" office:value-type="percentage" office:value="-0.032258064516129" calcext:value-type="percentage">
            <text:p>-3,226%</text:p>
          </table:table-cell>
          <table:table-cell table:style-name="ce121" table:formula="of:=IF(AND(ISNUMBER([.C40]);ISNUMBER([.E40]));([.E40]-[.C40])/[.C40];&quot;-&quot;)" office:value-type="percentage" office:value="-0.00642570281124498" calcext:value-type="percentage">
            <text:p>-0,643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5"/>triangular_access_dyn1</text:p>
          </table:table-cell>
          <table:table-cell table:style-name="ce114" office:value-type="float" office:value="352" calcext:value-type="float">
            <text:p>352</text:p>
          </table:table-cell>
          <table:table-cell table:style-name="ce117" office:value-type="float" office:value="419" calcext:value-type="float">
            <text:p>419</text:p>
          </table:table-cell>
          <table:table-cell table:style-name="ce114" office:value-type="float" office:value="352" calcext:value-type="float">
            <text:p>352</text:p>
          </table:table-cell>
          <table:table-cell table:style-name="ce117" office:value-type="float" office:value="407" calcext:value-type="float">
            <text:p>407</text:p>
          </table:table-cell>
          <table:table-cell table:style-name="ce121" table:formula="of:=IF(AND(ISNUMBER([.B41]);ISNUMBER([.D41]));([.D41]-[.B41])/[.B41];&quot;-&quot;)" office:value-type="percentage" office:value="0" calcext:value-type="percentage">
            <text:p>0,000%</text:p>
          </table:table-cell>
          <table:table-cell table:style-name="ce121" table:formula="of:=IF(AND(ISNUMBER([.C41]);ISNUMBER([.E41]));([.E41]-[.C41])/[.C41];&quot;-&quot;)" office:value-type="percentage" office:value="-0.0286396181384248" calcext:value-type="percentage">
            <text:p>-2,864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5"/>triangular_access_dyn2</text:p>
          </table:table-cell>
          <table:table-cell table:style-name="ce114" office:value-type="float" office:value="1600" calcext:value-type="float">
            <text:p>1600</text:p>
          </table:table-cell>
          <table:table-cell table:style-name="ce117" office:value-type="float" office:value="940" calcext:value-type="float">
            <text:p>940</text:p>
          </table:table-cell>
          <table:table-cell table:style-name="ce114" office:value-type="float" office:value="1552" calcext:value-type="float">
            <text:p>1552</text:p>
          </table:table-cell>
          <table:table-cell table:style-name="ce117" office:value-type="float" office:value="937" calcext:value-type="float">
            <text:p>937</text:p>
          </table:table-cell>
          <table:table-cell table:style-name="ce121" table:formula="of:=IF(AND(ISNUMBER([.B42]);ISNUMBER([.D42]));([.D42]-[.B42])/[.B42];&quot;-&quot;)" office:value-type="percentage" office:value="-0.03" calcext:value-type="percentage">
            <text:p>-3,000%</text:p>
          </table:table-cell>
          <table:table-cell table:style-name="ce121" table:formula="of:=IF(AND(ISNUMBER([.C42]);ISNUMBER([.E42]));([.E42]-[.C42])/[.C42];&quot;-&quot;)" office:value-type="percentage" office:value="-0.00319148936170213" calcext:value-type="percentage">
            <text:p>-0,319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5"/>triangular_access_dyn3</text:p>
          </table:table-cell>
          <table:table-cell table:style-name="ce114" office:value-type="float" office:value="400" calcext:value-type="float">
            <text:p>400</text:p>
          </table:table-cell>
          <table:table-cell table:style-name="ce117" office:value-type="float" office:value="774" calcext:value-type="float">
            <text:p>774</text:p>
          </table:table-cell>
          <table:table-cell table:style-name="ce114" office:value-type="float" office:value="400" calcext:value-type="float">
            <text:p>400</text:p>
          </table:table-cell>
          <table:table-cell table:style-name="ce117" office:value-type="float" office:value="773" calcext:value-type="float">
            <text:p>773</text:p>
          </table:table-cell>
          <table:table-cell table:style-name="ce121" table:formula="of:=IF(AND(ISNUMBER([.B43]);ISNUMBER([.D43]));([.D43]-[.B43])/[.B43];&quot;-&quot;)" office:value-type="percentage" office:value="0" calcext:value-type="percentage">
            <text:p>0,000%</text:p>
          </table:table-cell>
          <table:table-cell table:style-name="ce121" table:formula="of:=IF(AND(ISNUMBER([.C43]);ISNUMBER([.E43]));([.E43]-[.C43])/[.C43];&quot;-&quot;)" office:value-type="percentage" office:value="-0.00129198966408269" calcext:value-type="percentage">
            <text:p>-0,129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/>triangular_access_dyn_inf1</text:p>
          </table:table-cell>
          <table:table-cell table:style-name="ce114" office:value-type="float" office:value="880" calcext:value-type="float">
            <text:p>880</text:p>
          </table:table-cell>
          <table:table-cell table:style-name="ce117" office:value-type="float" office:value="2420" calcext:value-type="float">
            <text:p>2420</text:p>
          </table:table-cell>
          <table:table-cell table:style-name="ce114" office:value-type="float" office:value="880" calcext:value-type="float">
            <text:p>880</text:p>
          </table:table-cell>
          <table:table-cell table:style-name="ce117" office:value-type="float" office:value="2430" calcext:value-type="float">
            <text:p>2430</text:p>
          </table:table-cell>
          <table:table-cell table:style-name="ce121" table:formula="of:=IF(AND(ISNUMBER([.B44]);ISNUMBER([.D44]));([.D44]-[.B44])/[.B44];&quot;-&quot;)" office:value-type="percentage" office:value="0" calcext:value-type="percentage">
            <text:p>0,000%</text:p>
          </table:table-cell>
          <table:table-cell table:style-name="ce121" table:formula="of:=IF(AND(ISNUMBER([.C44]);ISNUMBER([.E44]));([.E44]-[.C44])/[.C44];&quot;-&quot;)" office:value-type="percentage" office:value="0.00413223140495868" calcext:value-type="percentage">
            <text:p>0,413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/>triangular_access_dyn_sup1</text:p>
          </table:table-cell>
          <table:table-cell table:style-name="ce114" office:value-type="float" office:value="720" calcext:value-type="float">
            <text:p>720</text:p>
          </table:table-cell>
          <table:table-cell table:style-name="ce117" office:value-type="float" office:value="2765" calcext:value-type="float">
            <text:p>2765</text:p>
          </table:table-cell>
          <table:table-cell table:style-name="ce114" office:value-type="float" office:value="752" calcext:value-type="float">
            <text:p>752</text:p>
          </table:table-cell>
          <table:table-cell table:style-name="ce117" office:value-type="float" office:value="2767" calcext:value-type="float">
            <text:p>2767</text:p>
          </table:table-cell>
          <table:table-cell table:style-name="ce121" table:formula="of:=IF(AND(ISNUMBER([.B45]);ISNUMBER([.D45]));([.D45]-[.B45])/[.B45];&quot;-&quot;)" office:value-type="percentage" office:value="0.0444444444444444" calcext:value-type="percentage">
            <text:p>4,444%</text:p>
          </table:table-cell>
          <table:table-cell table:style-name="ce121" table:formula="of:=IF(AND(ISNUMBER([.C45]);ISNUMBER([.E45]));([.E45]-[.C45])/[.C45];&quot;-&quot;)" office:value-type="percentage" office:value="0.000723327305605787" calcext:value-type="percentage">
            <text:p>0,072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6"/>triangular_access_dec</text:p>
          </table:table-cell>
          <table:table-cell table:style-name="ce114" office:value-type="float" office:value="128" calcext:value-type="float">
            <text:p>128</text:p>
          </table:table-cell>
          <table:table-cell table:style-name="ce117" office:value-type="float" office:value="1474" calcext:value-type="float">
            <text:p>1474</text:p>
          </table:table-cell>
          <table:table-cell table:style-name="ce114" office:value-type="float" office:value="128" calcext:value-type="float">
            <text:p>128</text:p>
          </table:table-cell>
          <table:table-cell table:style-name="ce117" office:value-type="float" office:value="1474" calcext:value-type="float">
            <text:p>1474</text:p>
          </table:table-cell>
          <table:table-cell table:style-name="ce121" table:formula="of:=IF(AND(ISNUMBER([.B46]);ISNUMBER([.D46]));([.D46]-[.B46])/[.B46];&quot;-&quot;)" office:value-type="percentage" office:value="0" calcext:value-type="percentage">
            <text:p>0,000%</text:p>
          </table:table-cell>
          <table:table-cell table:style-name="ce121" table:formula="of:=IF(AND(ISNUMBER([.C46]);ISNUMBER([.E46]));([.E46]-[.C46])/[.C46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2"/>triangular_mono</text:p>
          </table:table-cell>
          <table:table-cell table:style-name="ce114" office:value-type="float" office:value="144" calcext:value-type="float">
            <text:p>144</text:p>
          </table:table-cell>
          <table:table-cell table:style-name="ce117" office:value-type="float" office:value="200" calcext:value-type="float">
            <text:p>200</text:p>
          </table:table-cell>
          <table:table-cell table:style-name="ce114" office:value-type="float" office:value="144" calcext:value-type="float">
            <text:p>144</text:p>
          </table:table-cell>
          <table:table-cell table:style-name="ce117" office:value-type="float" office:value="200" calcext:value-type="float">
            <text:p>200</text:p>
          </table:table-cell>
          <table:table-cell table:style-name="ce121" table:formula="of:=IF(AND(ISNUMBER([.B47]);ISNUMBER([.D47]));([.D47]-[.B47])/[.B47];&quot;-&quot;)" office:value-type="percentage" office:value="0" calcext:value-type="percentage">
            <text:p>0,000%</text:p>
          </table:table-cell>
          <table:table-cell table:style-name="ce121" table:formula="of:=IF(AND(ISNUMBER([.C47]);ISNUMBER([.E47]));([.E47]-[.C47])/[.C47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2"/>diagonal_access</text:p>
          </table:table-cell>
          <table:table-cell table:style-name="ce114" office:value-type="float" office:value="144" calcext:value-type="float">
            <text:p>144</text:p>
          </table:table-cell>
          <table:table-cell table:style-name="ce117" office:value-type="float" office:value="147" calcext:value-type="float">
            <text:p>147</text:p>
          </table:table-cell>
          <table:table-cell table:style-name="ce114" office:value-type="float" office:value="144" calcext:value-type="float">
            <text:p>144</text:p>
          </table:table-cell>
          <table:table-cell table:style-name="ce117" office:value-type="float" office:value="147" calcext:value-type="float">
            <text:p>147</text:p>
          </table:table-cell>
          <table:table-cell table:style-name="ce121" table:formula="of:=IF(AND(ISNUMBER([.B48]);ISNUMBER([.D48]));([.D48]-[.B48])/[.B48];&quot;-&quot;)" office:value-type="percentage" office:value="0" calcext:value-type="percentage">
            <text:p>0,000%</text:p>
          </table:table-cell>
          <table:table-cell table:style-name="ce121" table:formula="of:=IF(AND(ISNUMBER([.C48]);ISNUMBER([.E48]));([.E48]-[.C48])/[.C48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5"/>test_vincent</text:p>
          </table:table-cell>
          <table:table-cell table:style-name="ce114" office:value-type="float" office:value="176" calcext:value-type="float">
            <text:p>176</text:p>
          </table:table-cell>
          <table:table-cell table:style-name="ce117" office:value-type="float" office:value="644" calcext:value-type="float">
            <text:p>644</text:p>
          </table:table-cell>
          <table:table-cell table:style-name="ce114" office:value-type="float" office:value="176" calcext:value-type="float">
            <text:p>176</text:p>
          </table:table-cell>
          <table:table-cell table:style-name="ce117" office:value-type="float" office:value="644" calcext:value-type="float">
            <text:p>644</text:p>
          </table:table-cell>
          <table:table-cell table:style-name="ce121" table:formula="of:=IF(AND(ISNUMBER([.B49]);ISNUMBER([.D49]));([.D49]-[.B49])/[.B49];&quot;-&quot;)" office:value-type="percentage" office:value="0" calcext:value-type="percentage">
            <text:p>0,000%</text:p>
          </table:table-cell>
          <table:table-cell table:style-name="ce121" table:formula="of:=IF(AND(ISNUMBER([.C49]);ISNUMBER([.E49]));([.E49]-[.C49])/[.C49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3"/>test_vincent_2</text:p>
          </table:table-cell>
          <table:table-cell table:style-name="ce114" office:value-type="float" office:value="128" calcext:value-type="float">
            <text:p>128</text:p>
          </table:table-cell>
          <table:table-cell table:style-name="ce117" office:value-type="float" office:value="503" calcext:value-type="float">
            <text:p>503</text:p>
          </table:table-cell>
          <table:table-cell table:style-name="ce114" office:value-type="float" office:value="128" calcext:value-type="float">
            <text:p>128</text:p>
          </table:table-cell>
          <table:table-cell table:style-name="ce117" office:value-type="float" office:value="503" calcext:value-type="float">
            <text:p>503</text:p>
          </table:table-cell>
          <table:table-cell table:style-name="ce121" table:formula="of:=IF(AND(ISNUMBER([.B50]);ISNUMBER([.D50]));([.D50]-[.B50])/[.B50];&quot;-&quot;)" office:value-type="percentage" office:value="0" calcext:value-type="percentage">
            <text:p>0,000%</text:p>
          </table:table-cell>
          <table:table-cell table:style-name="ce121" table:formula="of:=IF(AND(ISNUMBER([.C50]);ISNUMBER([.E50]));([.E50]-[.C50])/[.C50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3"/>test_vincent_3</text:p>
          </table:table-cell>
          <table:table-cell table:style-name="ce114" office:value-type="float" office:value="112" calcext:value-type="float">
            <text:p>112</text:p>
          </table:table-cell>
          <table:table-cell table:style-name="ce117" office:value-type="float" office:value="152" calcext:value-type="float">
            <text:p>152</text:p>
          </table:table-cell>
          <table:table-cell table:style-name="ce114" office:value-type="float" office:value="112" calcext:value-type="float">
            <text:p>112</text:p>
          </table:table-cell>
          <table:table-cell table:style-name="ce117" office:value-type="float" office:value="152" calcext:value-type="float">
            <text:p>152</text:p>
          </table:table-cell>
          <table:table-cell table:style-name="ce121" table:formula="of:=IF(AND(ISNUMBER([.B51]);ISNUMBER([.D51]));([.D51]-[.B51])/[.B51];&quot;-&quot;)" office:value-type="percentage" office:value="0" calcext:value-type="percentage">
            <text:p>0,000%</text:p>
          </table:table-cell>
          <table:table-cell table:style-name="ce121" table:formula="of:=IF(AND(ISNUMBER([.C51]);ISNUMBER([.E51]));([.E51]-[.C51])/[.C51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3"/>test_vincent_4</text:p>
          </table:table-cell>
          <table:table-cell table:style-name="ce114" office:value-type="float" office:value="96" calcext:value-type="float">
            <text:p>96</text:p>
          </table:table-cell>
          <table:table-cell table:style-name="ce117" office:value-type="float" office:value="149" calcext:value-type="float">
            <text:p>149</text:p>
          </table:table-cell>
          <table:table-cell table:style-name="ce114" office:value-type="float" office:value="96" calcext:value-type="float">
            <text:p>96</text:p>
          </table:table-cell>
          <table:table-cell table:style-name="ce117" office:value-type="float" office:value="149" calcext:value-type="float">
            <text:p>149</text:p>
          </table:table-cell>
          <table:table-cell table:style-name="ce121" table:formula="of:=IF(AND(ISNUMBER([.B52]);ISNUMBER([.D52]));([.D52]-[.B52])/[.B52];&quot;-&quot;)" office:value-type="percentage" office:value="0" calcext:value-type="percentage">
            <text:p>0,000%</text:p>
          </table:table-cell>
          <table:table-cell table:style-name="ce121" table:formula="of:=IF(AND(ISNUMBER([.C52]);ISNUMBER([.E52]));([.E52]-[.C52])/[.C52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3"/>test_vincent_5</text:p>
          </table:table-cell>
          <table:table-cell table:style-name="ce114" office:value-type="float" office:value="112" calcext:value-type="float">
            <text:p>112</text:p>
          </table:table-cell>
          <table:table-cell table:style-name="ce117" office:value-type="float" office:value="188" calcext:value-type="float">
            <text:p>188</text:p>
          </table:table-cell>
          <table:table-cell table:style-name="ce114" office:value-type="float" office:value="112" calcext:value-type="float">
            <text:p>112</text:p>
          </table:table-cell>
          <table:table-cell table:style-name="ce117" office:value-type="float" office:value="188" calcext:value-type="float">
            <text:p>188</text:p>
          </table:table-cell>
          <table:table-cell table:style-name="ce121" table:formula="of:=IF(AND(ISNUMBER([.B53]);ISNUMBER([.D53]));([.D53]-[.B53])/[.B53];&quot;-&quot;)" office:value-type="percentage" office:value="0" calcext:value-type="percentage">
            <text:p>0,000%</text:p>
          </table:table-cell>
          <table:table-cell table:style-name="ce121" table:formula="of:=IF(AND(ISNUMBER([.C53]);ISNUMBER([.E53]));([.E53]-[.C53])/[.C53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3"/>test_vincent_6</text:p>
          </table:table-cell>
          <table:table-cell table:style-name="ce114" office:value-type="float" office:value="128" calcext:value-type="float">
            <text:p>128</text:p>
          </table:table-cell>
          <table:table-cell table:style-name="ce117" office:value-type="float" office:value="206" calcext:value-type="float">
            <text:p>206</text:p>
          </table:table-cell>
          <table:table-cell table:style-name="ce114" office:value-type="float" office:value="112" calcext:value-type="float">
            <text:p>112</text:p>
          </table:table-cell>
          <table:table-cell table:style-name="ce117" office:value-type="float" office:value="211" calcext:value-type="float">
            <text:p>211</text:p>
          </table:table-cell>
          <table:table-cell table:style-name="ce121" table:formula="of:=IF(AND(ISNUMBER([.B54]);ISNUMBER([.D54]));([.D54]-[.B54])/[.B54];&quot;-&quot;)" office:value-type="percentage" office:value="-0.125" calcext:value-type="percentage">
            <text:p>-12,500%</text:p>
          </table:table-cell>
          <table:table-cell table:style-name="ce121" table:formula="of:=IF(AND(ISNUMBER([.C54]);ISNUMBER([.E54]));([.E54]-[.C54])/[.C54];&quot;-&quot;)" office:value-type="percentage" office:value="0.0242718446601942" calcext:value-type="percentage">
            <text:p>2,427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0"/>test_vincent_6pat</text:p>
          </table:table-cell>
          <table:table-cell table:style-name="ce114" office:value-type="float" office:value="176" calcext:value-type="float">
            <text:p>176</text:p>
          </table:table-cell>
          <table:table-cell table:style-name="ce117" office:value-type="float" office:value="228" calcext:value-type="float">
            <text:p>228</text:p>
          </table:table-cell>
          <table:table-cell table:style-name="ce114" office:value-type="float" office:value="160" calcext:value-type="float">
            <text:p>160</text:p>
          </table:table-cell>
          <table:table-cell table:style-name="ce117" office:value-type="float" office:value="223" calcext:value-type="float">
            <text:p>223</text:p>
          </table:table-cell>
          <table:table-cell table:style-name="ce121" table:formula="of:=IF(AND(ISNUMBER([.B55]);ISNUMBER([.D55]));([.D55]-[.B55])/[.B55];&quot;-&quot;)" office:value-type="percentage" office:value="-0.0909090909090909" calcext:value-type="percentage">
            <text:p>-9,091%</text:p>
          </table:table-cell>
          <table:table-cell table:style-name="ce121" table:formula="of:=IF(AND(ISNUMBER([.C55]);ISNUMBER([.E55]));([.E55]-[.C55])/[.C55];&quot;-&quot;)" office:value-type="percentage" office:value="-0.0219298245614035" calcext:value-type="percentage">
            <text:p>-2,193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3"/>test_vincent_7</text:p>
          </table:table-cell>
          <table:table-cell table:style-name="ce114" office:value-type="float" office:value="96" calcext:value-type="float">
            <text:p>96</text:p>
          </table:table-cell>
          <table:table-cell table:style-name="ce117" office:value-type="float" office:value="158" calcext:value-type="float">
            <text:p>158</text:p>
          </table:table-cell>
          <table:table-cell table:style-name="ce114" office:value-type="float" office:value="96" calcext:value-type="float">
            <text:p>96</text:p>
          </table:table-cell>
          <table:table-cell table:style-name="ce117" office:value-type="float" office:value="158" calcext:value-type="float">
            <text:p>158</text:p>
          </table:table-cell>
          <table:table-cell table:style-name="ce121" table:formula="of:=IF(AND(ISNUMBER([.B56]);ISNUMBER([.D56]));([.D56]-[.B56])/[.B56];&quot;-&quot;)" office:value-type="percentage" office:value="0" calcext:value-type="percentage">
            <text:p>0,000%</text:p>
          </table:table-cell>
          <table:table-cell table:style-name="ce121" table:formula="of:=IF(AND(ISNUMBER([.C56]);ISNUMBER([.E56]));([.E56]-[.C56])/[.C56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3"/>test_vincent_8</text:p>
          </table:table-cell>
          <table:table-cell table:style-name="ce114" office:value-type="float" office:value="112" calcext:value-type="float">
            <text:p>112</text:p>
          </table:table-cell>
          <table:table-cell table:style-name="ce117" office:value-type="float" office:value="217" calcext:value-type="float">
            <text:p>217</text:p>
          </table:table-cell>
          <table:table-cell table:style-name="ce114" office:value-type="float" office:value="112" calcext:value-type="float">
            <text:p>112</text:p>
          </table:table-cell>
          <table:table-cell table:style-name="ce117" office:value-type="float" office:value="212" calcext:value-type="float">
            <text:p>212</text:p>
          </table:table-cell>
          <table:table-cell table:style-name="ce121" table:formula="of:=IF(AND(ISNUMBER([.B57]);ISNUMBER([.D57]));([.D57]-[.B57])/[.B57];&quot;-&quot;)" office:value-type="percentage" office:value="0" calcext:value-type="percentage">
            <text:p>0,000%</text:p>
          </table:table-cell>
          <table:table-cell table:style-name="ce121" table:formula="of:=IF(AND(ISNUMBER([.C57]);ISNUMBER([.E57]));([.E57]-[.C57])/[.C57];&quot;-&quot;)" office:value-type="percentage" office:value="-0.0230414746543779" calcext:value-type="percentage">
            <text:p>-2,304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3"/>test_vincent_9</text:p>
          </table:table-cell>
          <table:table-cell table:style-name="ce114" office:value-type="float" office:value="48" calcext:value-type="float">
            <text:p>48</text:p>
          </table:table-cell>
          <table:table-cell table:style-name="ce117" office:value-type="float" office:value="134" calcext:value-type="float">
            <text:p>134</text:p>
          </table:table-cell>
          <table:table-cell table:style-name="ce114" office:value-type="float" office:value="48" calcext:value-type="float">
            <text:p>48</text:p>
          </table:table-cell>
          <table:table-cell table:style-name="ce117" office:value-type="float" office:value="134" calcext:value-type="float">
            <text:p>134</text:p>
          </table:table-cell>
          <table:table-cell table:style-name="ce121" table:formula="of:=IF(AND(ISNUMBER([.B58]);ISNUMBER([.D58]));([.D58]-[.B58])/[.B58];&quot;-&quot;)" office:value-type="percentage" office:value="0" calcext:value-type="percentage">
            <text:p>0,000%</text:p>
          </table:table-cell>
          <table:table-cell table:style-name="ce121" table:formula="of:=IF(AND(ISNUMBER([.C58]);ISNUMBER([.E58]));([.E58]-[.C58])/[.C58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2"/>test_vincent_10</text:p>
          </table:table-cell>
          <table:table-cell table:style-name="ce114" office:value-type="float" office:value="48" calcext:value-type="float">
            <text:p>48</text:p>
          </table:table-cell>
          <table:table-cell table:style-name="ce117" office:value-type="float" office:value="134" calcext:value-type="float">
            <text:p>134</text:p>
          </table:table-cell>
          <table:table-cell table:style-name="ce114" office:value-type="float" office:value="48" calcext:value-type="float">
            <text:p>48</text:p>
          </table:table-cell>
          <table:table-cell table:style-name="ce117" office:value-type="float" office:value="134" calcext:value-type="float">
            <text:p>134</text:p>
          </table:table-cell>
          <table:table-cell table:style-name="ce121" table:formula="of:=IF(AND(ISNUMBER([.B59]);ISNUMBER([.D59]));([.D59]-[.B59])/[.B59];&quot;-&quot;)" office:value-type="percentage" office:value="0" calcext:value-type="percentage">
            <text:p>0,000%</text:p>
          </table:table-cell>
          <table:table-cell table:style-name="ce121" table:formula="of:=IF(AND(ISNUMBER([.C59]);ISNUMBER([.E59]));([.E59]-[.C59])/[.C59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2"/>test_vincent_11</text:p>
          </table:table-cell>
          <table:table-cell table:style-name="ce114" office:value-type="float" office:value="96" calcext:value-type="float">
            <text:p>96</text:p>
          </table:table-cell>
          <table:table-cell table:style-name="ce117" office:value-type="float" office:value="237" calcext:value-type="float">
            <text:p>237</text:p>
          </table:table-cell>
          <table:table-cell table:style-name="ce114" office:value-type="float" office:value="96" calcext:value-type="float">
            <text:p>96</text:p>
          </table:table-cell>
          <table:table-cell table:style-name="ce117" office:value-type="float" office:value="237" calcext:value-type="float">
            <text:p>237</text:p>
          </table:table-cell>
          <table:table-cell table:style-name="ce121" table:formula="of:=IF(AND(ISNUMBER([.B60]);ISNUMBER([.D60]));([.D60]-[.B60])/[.B60];&quot;-&quot;)" office:value-type="percentage" office:value="0" calcext:value-type="percentage">
            <text:p>0,000%</text:p>
          </table:table-cell>
          <table:table-cell table:style-name="ce121" table:formula="of:=IF(AND(ISNUMBER([.C60]);ISNUMBER([.E60]));([.E60]-[.C60])/[.C60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2"/>test_vincent_12</text:p>
          </table:table-cell>
          <table:table-cell table:style-name="ce114" office:value-type="float" office:value="144" calcext:value-type="float">
            <text:p>144</text:p>
          </table:table-cell>
          <table:table-cell table:style-name="ce117" office:value-type="float" office:value="301" calcext:value-type="float">
            <text:p>301</text:p>
          </table:table-cell>
          <table:table-cell table:style-name="ce114" office:value-type="float" office:value="144" calcext:value-type="float">
            <text:p>144</text:p>
          </table:table-cell>
          <table:table-cell table:style-name="ce117" office:value-type="float" office:value="301" calcext:value-type="float">
            <text:p>301</text:p>
          </table:table-cell>
          <table:table-cell table:style-name="ce121" table:formula="of:=IF(AND(ISNUMBER([.B61]);ISNUMBER([.D61]));([.D61]-[.B61])/[.B61];&quot;-&quot;)" office:value-type="percentage" office:value="0" calcext:value-type="percentage">
            <text:p>0,000%</text:p>
          </table:table-cell>
          <table:table-cell table:style-name="ce121" table:formula="of:=IF(AND(ISNUMBER([.C61]);ISNUMBER([.E61]));([.E61]-[.C61])/[.C61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2"/>test_vincent_13</text:p>
          </table:table-cell>
          <table:table-cell table:style-name="ce114" office:value-type="float" office:value="48" calcext:value-type="float">
            <text:p>48</text:p>
          </table:table-cell>
          <table:table-cell table:style-name="ce117" office:value-type="float" office:value="159" calcext:value-type="float">
            <text:p>159</text:p>
          </table:table-cell>
          <table:table-cell table:style-name="ce114" office:value-type="float" office:value="48" calcext:value-type="float">
            <text:p>48</text:p>
          </table:table-cell>
          <table:table-cell table:style-name="ce117" office:value-type="float" office:value="159" calcext:value-type="float">
            <text:p>159</text:p>
          </table:table-cell>
          <table:table-cell table:style-name="ce121" table:formula="of:=IF(AND(ISNUMBER([.B62]);ISNUMBER([.D62]));([.D62]-[.B62])/[.B62];&quot;-&quot;)" office:value-type="percentage" office:value="0" calcext:value-type="percentage">
            <text:p>0,000%</text:p>
          </table:table-cell>
          <table:table-cell table:style-name="ce121" table:formula="of:=IF(AND(ISNUMBER([.C62]);ISNUMBER([.E62]));([.E62]-[.C62])/[.C62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9"/>test_vincent_13bis</text:p>
          </table:table-cell>
          <table:table-cell table:style-name="ce114" office:value-type="float" office:value="48" calcext:value-type="float">
            <text:p>48</text:p>
          </table:table-cell>
          <table:table-cell table:style-name="ce117" office:value-type="float" office:value="159" calcext:value-type="float">
            <text:p>159</text:p>
          </table:table-cell>
          <table:table-cell table:style-name="ce114" office:value-type="float" office:value="48" calcext:value-type="float">
            <text:p>48</text:p>
          </table:table-cell>
          <table:table-cell table:style-name="ce117" office:value-type="float" office:value="159" calcext:value-type="float">
            <text:p>159</text:p>
          </table:table-cell>
          <table:table-cell table:style-name="ce121" table:formula="of:=IF(AND(ISNUMBER([.B63]);ISNUMBER([.D63]));([.D63]-[.B63])/[.B63];&quot;-&quot;)" office:value-type="percentage" office:value="0" calcext:value-type="percentage">
            <text:p>0,000%</text:p>
          </table:table-cell>
          <table:table-cell table:style-name="ce121" table:formula="of:=IF(AND(ISNUMBER([.C63]);ISNUMBER([.E63]));([.E63]-[.C63])/[.C63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2"/>test_vincent_14</text:p>
          </table:table-cell>
          <table:table-cell table:style-name="ce114" office:value-type="float" office:value="64" calcext:value-type="float">
            <text:p>64</text:p>
          </table:table-cell>
          <table:table-cell table:style-name="ce117" office:value-type="float" office:value="163" calcext:value-type="float">
            <text:p>163</text:p>
          </table:table-cell>
          <table:table-cell table:style-name="ce114" office:value-type="float" office:value="64" calcext:value-type="float">
            <text:p>64</text:p>
          </table:table-cell>
          <table:table-cell table:style-name="ce117" office:value-type="float" office:value="163" calcext:value-type="float">
            <text:p>163</text:p>
          </table:table-cell>
          <table:table-cell table:style-name="ce121" table:formula="of:=IF(AND(ISNUMBER([.B64]);ISNUMBER([.D64]));([.D64]-[.B64])/[.B64];&quot;-&quot;)" office:value-type="percentage" office:value="0" calcext:value-type="percentage">
            <text:p>0,000%</text:p>
          </table:table-cell>
          <table:table-cell table:style-name="ce121" table:formula="of:=IF(AND(ISNUMBER([.C64]);ISNUMBER([.E64]));([.E64]-[.C64])/[.C64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2"/>test_vincent_15</text:p>
          </table:table-cell>
          <table:table-cell table:style-name="ce114" office:value-type="float" office:value="128" calcext:value-type="float">
            <text:p>128</text:p>
          </table:table-cell>
          <table:table-cell table:style-name="ce117" office:value-type="float" office:value="164" calcext:value-type="float">
            <text:p>164</text:p>
          </table:table-cell>
          <table:table-cell table:style-name="ce114" office:value-type="float" office:value="112" calcext:value-type="float">
            <text:p>112</text:p>
          </table:table-cell>
          <table:table-cell table:style-name="ce117" office:value-type="float" office:value="156" calcext:value-type="float">
            <text:p>156</text:p>
          </table:table-cell>
          <table:table-cell table:style-name="ce121" table:formula="of:=IF(AND(ISNUMBER([.B65]);ISNUMBER([.D65]));([.D65]-[.B65])/[.B65];&quot;-&quot;)" office:value-type="percentage" office:value="-0.125" calcext:value-type="percentage">
            <text:p>-12,500%</text:p>
          </table:table-cell>
          <table:table-cell table:style-name="ce121" table:formula="of:=IF(AND(ISNUMBER([.C65]);ISNUMBER([.E65]));([.E65]-[.C65])/[.C65];&quot;-&quot;)" office:value-type="percentage" office:value="-0.0487804878048781" calcext:value-type="percentage">
            <text:p>-4,878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2"/>test_vincent_16</text:p>
          </table:table-cell>
          <table:table-cell table:style-name="ce114" office:value-type="float" office:value="96" calcext:value-type="float">
            <text:p>96</text:p>
          </table:table-cell>
          <table:table-cell table:style-name="ce117" office:value-type="float" office:value="280" calcext:value-type="float">
            <text:p>280</text:p>
          </table:table-cell>
          <table:table-cell table:style-name="ce114" office:value-type="float" office:value="96" calcext:value-type="float">
            <text:p>96</text:p>
          </table:table-cell>
          <table:table-cell table:style-name="ce117" office:value-type="float" office:value="280" calcext:value-type="float">
            <text:p>280</text:p>
          </table:table-cell>
          <table:table-cell table:style-name="ce121" table:formula="of:=IF(AND(ISNUMBER([.B66]);ISNUMBER([.D66]));([.D66]-[.B66])/[.B66];&quot;-&quot;)" office:value-type="percentage" office:value="0" calcext:value-type="percentage">
            <text:p>0,000%</text:p>
          </table:table-cell>
          <table:table-cell table:style-name="ce121" table:formula="of:=IF(AND(ISNUMBER([.C66]);ISNUMBER([.E66]));([.E66]-[.C66])/[.C66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2"/>test_vincent_17</text:p>
          </table:table-cell>
          <table:table-cell table:style-name="ce114" office:value-type="float" office:value="128" calcext:value-type="float">
            <text:p>128</text:p>
          </table:table-cell>
          <table:table-cell table:style-name="ce117" office:value-type="float" office:value="213" calcext:value-type="float">
            <text:p>213</text:p>
          </table:table-cell>
          <table:table-cell table:style-name="ce114" office:value-type="float" office:value="144" calcext:value-type="float">
            <text:p>144</text:p>
          </table:table-cell>
          <table:table-cell table:style-name="ce117" office:value-type="float" office:value="214" calcext:value-type="float">
            <text:p>214</text:p>
          </table:table-cell>
          <table:table-cell table:style-name="ce121" table:formula="of:=IF(AND(ISNUMBER([.B67]);ISNUMBER([.D67]));([.D67]-[.B67])/[.B67];&quot;-&quot;)" office:value-type="percentage" office:value="0.125" calcext:value-type="percentage">
            <text:p>12,500%</text:p>
          </table:table-cell>
          <table:table-cell table:style-name="ce121" table:formula="of:=IF(AND(ISNUMBER([.C67]);ISNUMBER([.E67]));([.E67]-[.C67])/[.C67];&quot;-&quot;)" office:value-type="percentage" office:value="0.00469483568075117" calcext:value-type="percentage">
            <text:p>0,469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2"/>test_vincent_18</text:p>
          </table:table-cell>
          <table:table-cell table:style-name="ce114" office:value-type="float" office:value="128" calcext:value-type="float">
            <text:p>128</text:p>
          </table:table-cell>
          <table:table-cell table:style-name="ce117" office:value-type="float" office:value="282" calcext:value-type="float">
            <text:p>282</text:p>
          </table:table-cell>
          <table:table-cell table:style-name="ce114" office:value-type="float" office:value="128" calcext:value-type="float">
            <text:p>128</text:p>
          </table:table-cell>
          <table:table-cell table:style-name="ce117" office:value-type="float" office:value="282" calcext:value-type="float">
            <text:p>282</text:p>
          </table:table-cell>
          <table:table-cell table:style-name="ce121" table:formula="of:=IF(AND(ISNUMBER([.B68]);ISNUMBER([.D68]));([.D68]-[.B68])/[.B68];&quot;-&quot;)" office:value-type="percentage" office:value="0" calcext:value-type="percentage">
            <text:p>0,000%</text:p>
          </table:table-cell>
          <table:table-cell table:style-name="ce121" table:formula="of:=IF(AND(ISNUMBER([.C68]);ISNUMBER([.E68]));([.E68]-[.C68])/[.C68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2"/>test_vincent_19</text:p>
          </table:table-cell>
          <table:table-cell table:style-name="ce114" office:value-type="float" office:value="128" calcext:value-type="float">
            <text:p>128</text:p>
          </table:table-cell>
          <table:table-cell table:style-name="ce117" office:value-type="float" office:value="213" calcext:value-type="float">
            <text:p>213</text:p>
          </table:table-cell>
          <table:table-cell table:style-name="ce114" office:value-type="float" office:value="144" calcext:value-type="float">
            <text:p>144</text:p>
          </table:table-cell>
          <table:table-cell table:style-name="ce117" office:value-type="float" office:value="214" calcext:value-type="float">
            <text:p>214</text:p>
          </table:table-cell>
          <table:table-cell table:style-name="ce121" table:formula="of:=IF(AND(ISNUMBER([.B69]);ISNUMBER([.D69]));([.D69]-[.B69])/[.B69];&quot;-&quot;)" office:value-type="percentage" office:value="0.125" calcext:value-type="percentage">
            <text:p>12,500%</text:p>
          </table:table-cell>
          <table:table-cell table:style-name="ce121" table:formula="of:=IF(AND(ISNUMBER([.C69]);ISNUMBER([.E69]));([.E69]-[.C69])/[.C69];&quot;-&quot;)" office:value-type="percentage" office:value="0.00469483568075117" calcext:value-type="percentage">
            <text:p>0,469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2"/>test_vincent_20</text:p>
          </table:table-cell>
          <table:table-cell table:style-name="ce114" office:value-type="float" office:value="128" calcext:value-type="float">
            <text:p>128</text:p>
          </table:table-cell>
          <table:table-cell table:style-name="ce117" office:value-type="float" office:value="236" calcext:value-type="float">
            <text:p>236</text:p>
          </table:table-cell>
          <table:table-cell table:style-name="ce114" office:value-type="float" office:value="128" calcext:value-type="float">
            <text:p>128</text:p>
          </table:table-cell>
          <table:table-cell table:style-name="ce117" office:value-type="float" office:value="236" calcext:value-type="float">
            <text:p>236</text:p>
          </table:table-cell>
          <table:table-cell table:style-name="ce121" table:formula="of:=IF(AND(ISNUMBER([.B70]);ISNUMBER([.D70]));([.D70]-[.B70])/[.B70];&quot;-&quot;)" office:value-type="percentage" office:value="0" calcext:value-type="percentage">
            <text:p>0,000%</text:p>
          </table:table-cell>
          <table:table-cell table:style-name="ce121" table:formula="of:=IF(AND(ISNUMBER([.C70]);ISNUMBER([.E70]));([.E70]-[.C70])/[.C70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2"/>test_vincent_21</text:p>
          </table:table-cell>
          <table:table-cell table:style-name="ce114" office:value-type="float" office:value="144" calcext:value-type="float">
            <text:p>144</text:p>
          </table:table-cell>
          <table:table-cell table:style-name="ce117" office:value-type="float" office:value="302" calcext:value-type="float">
            <text:p>302</text:p>
          </table:table-cell>
          <table:table-cell table:style-name="ce114" office:value-type="float" office:value="144" calcext:value-type="float">
            <text:p>144</text:p>
          </table:table-cell>
          <table:table-cell table:style-name="ce117" office:value-type="float" office:value="308" calcext:value-type="float">
            <text:p>308</text:p>
          </table:table-cell>
          <table:table-cell table:style-name="ce121" table:formula="of:=IF(AND(ISNUMBER([.B71]);ISNUMBER([.D71]));([.D71]-[.B71])/[.B71];&quot;-&quot;)" office:value-type="percentage" office:value="0" calcext:value-type="percentage">
            <text:p>0,000%</text:p>
          </table:table-cell>
          <table:table-cell table:style-name="ce121" table:formula="of:=IF(AND(ISNUMBER([.C71]);ISNUMBER([.E71]));([.E71]-[.C71])/[.C71];&quot;-&quot;)" office:value-type="percentage" office:value="0.0198675496688742" calcext:value-type="percentage">
            <text:p>1,987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2"/>test_vincent_22</text:p>
          </table:table-cell>
          <table:table-cell table:style-name="ce114" office:value-type="float" office:value="144" calcext:value-type="float">
            <text:p>144</text:p>
          </table:table-cell>
          <table:table-cell table:style-name="ce117" office:value-type="float" office:value="341" calcext:value-type="float">
            <text:p>341</text:p>
          </table:table-cell>
          <table:table-cell table:style-name="ce114" office:value-type="float" office:value="144" calcext:value-type="float">
            <text:p>144</text:p>
          </table:table-cell>
          <table:table-cell table:style-name="ce117" office:value-type="float" office:value="341" calcext:value-type="float">
            <text:p>341</text:p>
          </table:table-cell>
          <table:table-cell table:style-name="ce121" table:formula="of:=IF(AND(ISNUMBER([.B72]);ISNUMBER([.D72]));([.D72]-[.B72])/[.B72];&quot;-&quot;)" office:value-type="percentage" office:value="0" calcext:value-type="percentage">
            <text:p>0,000%</text:p>
          </table:table-cell>
          <table:table-cell table:style-name="ce121" table:formula="of:=IF(AND(ISNUMBER([.C72]);ISNUMBER([.E72]));([.E72]-[.C72])/[.C72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2"/>test_vincent_23</text:p>
          </table:table-cell>
          <table:table-cell table:style-name="ce114" office:value-type="float" office:value="144" calcext:value-type="float">
            <text:p>144</text:p>
          </table:table-cell>
          <table:table-cell table:style-name="ce117" office:value-type="float" office:value="341" calcext:value-type="float">
            <text:p>341</text:p>
          </table:table-cell>
          <table:table-cell table:style-name="ce114" office:value-type="float" office:value="144" calcext:value-type="float">
            <text:p>144</text:p>
          </table:table-cell>
          <table:table-cell table:style-name="ce117" office:value-type="float" office:value="341" calcext:value-type="float">
            <text:p>341</text:p>
          </table:table-cell>
          <table:table-cell table:style-name="ce121" table:formula="of:=IF(AND(ISNUMBER([.B73]);ISNUMBER([.D73]));([.D73]-[.B73])/[.B73];&quot;-&quot;)" office:value-type="percentage" office:value="0" calcext:value-type="percentage">
            <text:p>0,000%</text:p>
          </table:table-cell>
          <table:table-cell table:style-name="ce121" table:formula="of:=IF(AND(ISNUMBER([.C73]);ISNUMBER([.E73]));([.E73]-[.C73])/[.C73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2"/>test_vincent_24</text:p>
          </table:table-cell>
          <table:table-cell table:style-name="ce114" office:value-type="float" office:value="48" calcext:value-type="float">
            <text:p>48</text:p>
          </table:table-cell>
          <table:table-cell table:style-name="ce117" office:value-type="float" office:value="245" calcext:value-type="float">
            <text:p>245</text:p>
          </table:table-cell>
          <table:table-cell table:style-name="ce114" office:value-type="float" office:value="48" calcext:value-type="float">
            <text:p>48</text:p>
          </table:table-cell>
          <table:table-cell table:style-name="ce117" office:value-type="float" office:value="245" calcext:value-type="float">
            <text:p>245</text:p>
          </table:table-cell>
          <table:table-cell table:style-name="ce121" table:formula="of:=IF(AND(ISNUMBER([.B74]);ISNUMBER([.D74]));([.D74]-[.B74])/[.B74];&quot;-&quot;)" office:value-type="percentage" office:value="0" calcext:value-type="percentage">
            <text:p>0,000%</text:p>
          </table:table-cell>
          <table:table-cell table:style-name="ce121" table:formula="of:=IF(AND(ISNUMBER([.C74]);ISNUMBER([.E74]));([.E74]-[.C74])/[.C74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2"/>test_vincent_25</text:p>
          </table:table-cell>
          <table:table-cell table:style-name="ce114" office:value-type="float" office:value="48" calcext:value-type="float">
            <text:p>48</text:p>
          </table:table-cell>
          <table:table-cell table:style-name="ce117" office:value-type="float" office:value="181" calcext:value-type="float">
            <text:p>181</text:p>
          </table:table-cell>
          <table:table-cell table:style-name="ce114" office:value-type="float" office:value="48" calcext:value-type="float">
            <text:p>48</text:p>
          </table:table-cell>
          <table:table-cell table:style-name="ce117" office:value-type="float" office:value="181" calcext:value-type="float">
            <text:p>181</text:p>
          </table:table-cell>
          <table:table-cell table:style-name="ce121" table:formula="of:=IF(AND(ISNUMBER([.B75]);ISNUMBER([.D75]));([.D75]-[.B75])/[.B75];&quot;-&quot;)" office:value-type="percentage" office:value="0" calcext:value-type="percentage">
            <text:p>0,000%</text:p>
          </table:table-cell>
          <table:table-cell table:style-name="ce121" table:formula="of:=IF(AND(ISNUMBER([.C75]);ISNUMBER([.E75]));([.E75]-[.C75])/[.C75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2"/>test_vincent_26</text:p>
          </table:table-cell>
          <table:table-cell table:style-name="ce114" office:value-type="float" office:value="128" calcext:value-type="float">
            <text:p>128</text:p>
          </table:table-cell>
          <table:table-cell table:style-name="ce117" office:value-type="float" office:value="324" calcext:value-type="float">
            <text:p>324</text:p>
          </table:table-cell>
          <table:table-cell table:style-name="ce114" office:value-type="float" office:value="128" calcext:value-type="float">
            <text:p>128</text:p>
          </table:table-cell>
          <table:table-cell table:style-name="ce117" office:value-type="float" office:value="324" calcext:value-type="float">
            <text:p>324</text:p>
          </table:table-cell>
          <table:table-cell table:style-name="ce121" table:formula="of:=IF(AND(ISNUMBER([.B76]);ISNUMBER([.D76]));([.D76]-[.B76])/[.B76];&quot;-&quot;)" office:value-type="percentage" office:value="0" calcext:value-type="percentage">
            <text:p>0,000%</text:p>
          </table:table-cell>
          <table:table-cell table:style-name="ce121" table:formula="of:=IF(AND(ISNUMBER([.C76]);ISNUMBER([.E76]));([.E76]-[.C76])/[.C76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2"/>test_vincent_27</text:p>
          </table:table-cell>
          <table:table-cell table:style-name="ce114" office:value-type="float" office:value="48" calcext:value-type="float">
            <text:p>48</text:p>
          </table:table-cell>
          <table:table-cell table:style-name="ce117" office:value-type="float" office:value="130" calcext:value-type="float">
            <text:p>130</text:p>
          </table:table-cell>
          <table:table-cell table:style-name="ce114" office:value-type="float" office:value="48" calcext:value-type="float">
            <text:p>48</text:p>
          </table:table-cell>
          <table:table-cell table:style-name="ce117" office:value-type="float" office:value="130" calcext:value-type="float">
            <text:p>130</text:p>
          </table:table-cell>
          <table:table-cell table:style-name="ce121" table:formula="of:=IF(AND(ISNUMBER([.B77]);ISNUMBER([.D77]));([.D77]-[.B77])/[.B77];&quot;-&quot;)" office:value-type="percentage" office:value="0" calcext:value-type="percentage">
            <text:p>0,000%</text:p>
          </table:table-cell>
          <table:table-cell table:style-name="ce121" table:formula="of:=IF(AND(ISNUMBER([.C77]);ISNUMBER([.E77]));([.E77]-[.C77])/[.C77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2"/>test_vincent_28</text:p>
          </table:table-cell>
          <table:table-cell table:style-name="ce114" office:value-type="float" office:value="80" calcext:value-type="float">
            <text:p>80</text:p>
          </table:table-cell>
          <table:table-cell table:style-name="ce117" office:value-type="float" office:value="508" calcext:value-type="float">
            <text:p>508</text:p>
          </table:table-cell>
          <table:table-cell table:style-name="ce114" office:value-type="float" office:value="80" calcext:value-type="float">
            <text:p>80</text:p>
          </table:table-cell>
          <table:table-cell table:style-name="ce117" office:value-type="float" office:value="476" calcext:value-type="float">
            <text:p>476</text:p>
          </table:table-cell>
          <table:table-cell table:style-name="ce121" table:formula="of:=IF(AND(ISNUMBER([.B78]);ISNUMBER([.D78]));([.D78]-[.B78])/[.B78];&quot;-&quot;)" office:value-type="percentage" office:value="0" calcext:value-type="percentage">
            <text:p>0,000%</text:p>
          </table:table-cell>
          <table:table-cell table:style-name="ce121" table:formula="of:=IF(AND(ISNUMBER([.C78]);ISNUMBER([.E78]));([.E78]-[.C78])/[.C78];&quot;-&quot;)" office:value-type="percentage" office:value="-0.062992125984252" calcext:value-type="percentage">
            <text:p>-6,299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2"/>test_vincent_29</text:p>
          </table:table-cell>
          <table:table-cell table:style-name="ce114" office:value-type="float" office:value="48" calcext:value-type="float">
            <text:p>48</text:p>
          </table:table-cell>
          <table:table-cell table:style-name="ce117" office:value-type="float" office:value="146" calcext:value-type="float">
            <text:p>146</text:p>
          </table:table-cell>
          <table:table-cell table:style-name="ce114" office:value-type="float" office:value="48" calcext:value-type="float">
            <text:p>48</text:p>
          </table:table-cell>
          <table:table-cell table:style-name="ce117" office:value-type="float" office:value="146" calcext:value-type="float">
            <text:p>146</text:p>
          </table:table-cell>
          <table:table-cell table:style-name="ce121" table:formula="of:=IF(AND(ISNUMBER([.B79]);ISNUMBER([.D79]));([.D79]-[.B79])/[.B79];&quot;-&quot;)" office:value-type="percentage" office:value="0" calcext:value-type="percentage">
            <text:p>0,000%</text:p>
          </table:table-cell>
          <table:table-cell table:style-name="ce121" table:formula="of:=IF(AND(ISNUMBER([.C79]);ISNUMBER([.E79]));([.E79]-[.C79])/[.C79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8"/>fira4s4_2</text:p>
          </table:table-cell>
          <table:table-cell table:style-name="ce114" office:value-type="float" office:value="240" calcext:value-type="float">
            <text:p>240</text:p>
          </table:table-cell>
          <table:table-cell table:style-name="ce117" office:value-type="float" office:value="348" calcext:value-type="float">
            <text:p>348</text:p>
          </table:table-cell>
          <table:table-cell table:style-name="ce114" office:value-type="float" office:value="240" calcext:value-type="float">
            <text:p>240</text:p>
          </table:table-cell>
          <table:table-cell table:style-name="ce117" office:value-type="float" office:value="348" calcext:value-type="float">
            <text:p>348</text:p>
          </table:table-cell>
          <table:table-cell table:style-name="ce121" table:formula="of:=IF(AND(ISNUMBER([.B80]);ISNUMBER([.D80]));([.D80]-[.B80])/[.B80];&quot;-&quot;)" office:value-type="percentage" office:value="0" calcext:value-type="percentage">
            <text:p>0,000%</text:p>
          </table:table-cell>
          <table:table-cell table:style-name="ce121" table:formula="of:=IF(AND(ISNUMBER([.C80]);ISNUMBER([.E80]));([.E80]-[.C80])/[.C80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8"/>cora4s4v2</text:p>
          </table:table-cell>
          <table:table-cell table:style-name="ce114" office:value-type="float" office:value="288" calcext:value-type="float">
            <text:p>288</text:p>
          </table:table-cell>
          <table:table-cell table:style-name="ce117" office:value-type="float" office:value="218" calcext:value-type="float">
            <text:p>218</text:p>
          </table:table-cell>
          <table:table-cell table:style-name="ce114" office:value-type="float" office:value="272" calcext:value-type="float">
            <text:p>272</text:p>
          </table:table-cell>
          <table:table-cell table:style-name="ce117" office:value-type="float" office:value="214" calcext:value-type="float">
            <text:p>214</text:p>
          </table:table-cell>
          <table:table-cell table:style-name="ce121" table:formula="of:=IF(AND(ISNUMBER([.B81]);ISNUMBER([.D81]));([.D81]-[.B81])/[.B81];&quot;-&quot;)" office:value-type="percentage" office:value="-0.0555555555555556" calcext:value-type="percentage">
            <text:p>-5,556%</text:p>
          </table:table-cell>
          <table:table-cell table:style-name="ce121" table:formula="of:=IF(AND(ISNUMBER([.C81]);ISNUMBER([.E81]));([.E81]-[.C81])/[.C81];&quot;-&quot;)" office:value-type="percentage" office:value="-0.018348623853211" calcext:value-type="percentage">
            <text:p>-1,835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3"/>multi_sampling</text:p>
          </table:table-cell>
          <table:table-cell table:style-name="ce114" office:value-type="float" office:value="224" calcext:value-type="float">
            <text:p>224</text:p>
          </table:table-cell>
          <table:table-cell table:style-name="ce117" office:value-type="float" office:value="2662" calcext:value-type="float">
            <text:p>2662</text:p>
          </table:table-cell>
          <table:table-cell table:style-name="ce114" office:value-type="float" office:value="224" calcext:value-type="float">
            <text:p>224</text:p>
          </table:table-cell>
          <table:table-cell table:style-name="ce117" office:value-type="float" office:value="2661" calcext:value-type="float">
            <text:p>2661</text:p>
          </table:table-cell>
          <table:table-cell table:style-name="ce121" table:formula="of:=IF(AND(ISNUMBER([.B82]);ISNUMBER([.D82]));([.D82]-[.B82])/[.B82];&quot;-&quot;)" office:value-type="percentage" office:value="0" calcext:value-type="percentage">
            <text:p>0,000%</text:p>
          </table:table-cell>
          <table:table-cell table:style-name="ce121" table:formula="of:=IF(AND(ISNUMBER([.C82]);ISNUMBER([.E82]));([.E82]-[.C82])/[.C82];&quot;-&quot;)" office:value-type="percentage" office:value="-0.000375657400450789" calcext:value-type="percentage">
            <text:p>-0,038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9"/>mat_mult</text:p>
          </table:table-cell>
          <table:table-cell table:style-name="ce114" office:value-type="float" office:value="144" calcext:value-type="float">
            <text:p>144</text:p>
          </table:table-cell>
          <table:table-cell table:style-name="ce117" office:value-type="float" office:value="401" calcext:value-type="float">
            <text:p>401</text:p>
          </table:table-cell>
          <table:table-cell table:style-name="ce114" office:value-type="float" office:value="144" calcext:value-type="float">
            <text:p>144</text:p>
          </table:table-cell>
          <table:table-cell table:style-name="ce117" office:value-type="float" office:value="401" calcext:value-type="float">
            <text:p>401</text:p>
          </table:table-cell>
          <table:table-cell table:style-name="ce121" table:formula="of:=IF(AND(ISNUMBER([.B83]);ISNUMBER([.D83]));([.D83]-[.B83])/[.B83];&quot;-&quot;)" office:value-type="percentage" office:value="0" calcext:value-type="percentage">
            <text:p>0,000%</text:p>
          </table:table-cell>
          <table:table-cell table:style-name="ce121" table:formula="of:=IF(AND(ISNUMBER([.C83]);ISNUMBER([.E83]));([.E83]-[.C83])/[.C83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5"/>mat_mult_opt</text:p>
          </table:table-cell>
          <table:table-cell table:style-name="ce114" office:value-type="float" office:value="176" calcext:value-type="float">
            <text:p>176</text:p>
          </table:table-cell>
          <table:table-cell table:style-name="ce117" office:value-type="float" office:value="1582" calcext:value-type="float">
            <text:p>1582</text:p>
          </table:table-cell>
          <table:table-cell table:style-name="ce114" office:value-type="float" office:value="176" calcext:value-type="float">
            <text:p>176</text:p>
          </table:table-cell>
          <table:table-cell table:style-name="ce117" office:value-type="float" office:value="1582" calcext:value-type="float">
            <text:p>1582</text:p>
          </table:table-cell>
          <table:table-cell table:style-name="ce121" table:formula="of:=IF(AND(ISNUMBER([.B84]);ISNUMBER([.D84]));([.D84]-[.B84])/[.B84];&quot;-&quot;)" office:value-type="percentage" office:value="0" calcext:value-type="percentage">
            <text:p>0,000%</text:p>
          </table:table-cell>
          <table:table-cell table:style-name="ce121" table:formula="of:=IF(AND(ISNUMBER([.C84]);ISNUMBER([.E84]));([.E84]-[.C84])/[.C84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8"/>bug_arnon</text:p>
          </table:table-cell>
          <table:table-cell table:style-name="ce114" office:value-type="float" office:value="160" calcext:value-type="float">
            <text:p>160</text:p>
          </table:table-cell>
          <table:table-cell table:style-name="ce117" office:value-type="float" office:value="165" calcext:value-type="float">
            <text:p>165</text:p>
          </table:table-cell>
          <table:table-cell table:style-name="ce114" office:value-type="float" office:value="160" calcext:value-type="float">
            <text:p>160</text:p>
          </table:table-cell>
          <table:table-cell table:style-name="ce117" office:value-type="float" office:value="165" calcext:value-type="float">
            <text:p>165</text:p>
          </table:table-cell>
          <table:table-cell table:style-name="ce121" table:formula="of:=IF(AND(ISNUMBER([.B85]);ISNUMBER([.D85]));([.D85]-[.B85])/[.B85];&quot;-&quot;)" office:value-type="percentage" office:value="0" calcext:value-type="percentage">
            <text:p>0,000%</text:p>
          </table:table-cell>
          <table:table-cell table:style-name="ce121" table:formula="of:=IF(AND(ISNUMBER([.C85]);ISNUMBER([.E85]));([.E85]-[.C85])/[.C85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5"/>bug_arnon_15</text:p>
          </table:table-cell>
          <table:table-cell table:style-name="ce114" office:value-type="float" office:value="1536" calcext:value-type="float">
            <text:p>1536</text:p>
          </table:table-cell>
          <table:table-cell table:style-name="ce117" office:value-type="float" office:value="11372" calcext:value-type="float">
            <text:p>11372</text:p>
          </table:table-cell>
          <table:table-cell table:style-name="ce114" office:value-type="float" office:value="1552" calcext:value-type="float">
            <text:p>1552</text:p>
          </table:table-cell>
          <table:table-cell table:style-name="ce117" office:value-type="float" office:value="11023" calcext:value-type="float">
            <text:p>11023</text:p>
          </table:table-cell>
          <table:table-cell table:style-name="ce121" table:formula="of:=IF(AND(ISNUMBER([.B86]);ISNUMBER([.D86]));([.D86]-[.B86])/[.B86];&quot;-&quot;)" office:value-type="percentage" office:value="0.0104166666666667" calcext:value-type="percentage">
            <text:p>1,042%</text:p>
          </table:table-cell>
          <table:table-cell table:style-name="ce121" table:formula="of:=IF(AND(ISNUMBER([.C86]);ISNUMBER([.E86]));([.E86]-[.C86])/[.C86];&quot;-&quot;)" office:value-type="percentage" office:value="-0.030689412592332" calcext:value-type="percentage">
            <text:p>-3,069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5"/>bug_arnon_c1</text:p>
          </table:table-cell>
          <table:table-cell table:style-name="ce114" office:value-type="float" office:value="256" calcext:value-type="float">
            <text:p>256</text:p>
          </table:table-cell>
          <table:table-cell table:style-name="ce117" office:value-type="float" office:value="787" calcext:value-type="float">
            <text:p>787</text:p>
          </table:table-cell>
          <table:table-cell table:style-name="ce114" office:value-type="float" office:value="240" calcext:value-type="float">
            <text:p>240</text:p>
          </table:table-cell>
          <table:table-cell table:style-name="ce117" office:value-type="float" office:value="785" calcext:value-type="float">
            <text:p>785</text:p>
          </table:table-cell>
          <table:table-cell table:style-name="ce121" table:formula="of:=IF(AND(ISNUMBER([.B87]);ISNUMBER([.D87]));([.D87]-[.B87])/[.B87];&quot;-&quot;)" office:value-type="percentage" office:value="-0.0625" calcext:value-type="percentage">
            <text:p>-6,250%</text:p>
          </table:table-cell>
          <table:table-cell table:style-name="ce121" table:formula="of:=IF(AND(ISNUMBER([.C87]);ISNUMBER([.E87]));([.E87]-[.C87])/[.C87];&quot;-&quot;)" office:value-type="percentage" office:value="-0.00254129606099111" calcext:value-type="percentage">
            <text:p>-0,254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5"/>bug_arnon_c2</text:p>
          </table:table-cell>
          <table:table-cell table:style-name="ce114" office:value-type="string" calcext:value-type="string">
            <text:p><text:s text:c="9"/></text:p>
          </table:table-cell>
          <table:table-cell table:style-name="ce117" office:value-type="string" calcext:value-type="string">
            <text:p><text:s text:c="15"/></text:p>
          </table:table-cell>
          <table:table-cell table:style-name="ce114"/>
          <table:table-cell table:style-name="ce117"/>
          <table:table-cell table:style-name="ce121" table:formula="of:=IF(AND(ISNUMBER([.B88]);ISNUMBER([.D88]));([.D88]-[.B88])/[.B88];&quot;-&quot;)" office:value-type="string" office:string-value="-" calcext:value-type="string">
            <text:p>-</text:p>
          </table:table-cell>
          <table:table-cell table:style-name="ce121" table:formula="of:=IF(AND(ISNUMBER([.C88]);ISNUMBER([.E88]));([.E88]-[.C88])/[.C88];&quot;-&quot;)" office:value-type="string" office:string-value="-" calcext:value-type="string">
            <text:p>-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5"/>bug_arnon_c3</text:p>
          </table:table-cell>
          <table:table-cell table:style-name="ce114" office:value-type="float" office:value="112" calcext:value-type="float">
            <text:p>112</text:p>
          </table:table-cell>
          <table:table-cell table:style-name="ce117" office:value-type="float" office:value="680" calcext:value-type="float">
            <text:p>680</text:p>
          </table:table-cell>
          <table:table-cell table:style-name="ce114" office:value-type="float" office:value="112" calcext:value-type="float">
            <text:p>112</text:p>
          </table:table-cell>
          <table:table-cell table:style-name="ce117" office:value-type="float" office:value="679" calcext:value-type="float">
            <text:p>679</text:p>
          </table:table-cell>
          <table:table-cell table:style-name="ce121" table:formula="of:=IF(AND(ISNUMBER([.B89]);ISNUMBER([.D89]));([.D89]-[.B89])/[.B89];&quot;-&quot;)" office:value-type="percentage" office:value="0" calcext:value-type="percentage">
            <text:p>0,000%</text:p>
          </table:table-cell>
          <table:table-cell table:style-name="ce121" table:formula="of:=IF(AND(ISNUMBER([.C89]);ISNUMBER([.E89]));([.E89]-[.C89])/[.C89];&quot;-&quot;)" office:value-type="percentage" office:value="-0.00147058823529412" calcext:value-type="percentage">
            <text:p>-0,147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7"/>bug_paired</text:p>
          </table:table-cell>
          <table:table-cell table:style-name="ce114" office:value-type="float" office:value="176" calcext:value-type="float">
            <text:p>176</text:p>
          </table:table-cell>
          <table:table-cell table:style-name="ce117" office:value-type="float" office:value="156" calcext:value-type="float">
            <text:p>156</text:p>
          </table:table-cell>
          <table:table-cell table:style-name="ce114" office:value-type="float" office:value="160" calcext:value-type="float">
            <text:p>160</text:p>
          </table:table-cell>
          <table:table-cell table:style-name="ce117" office:value-type="float" office:value="156" calcext:value-type="float">
            <text:p>156</text:p>
          </table:table-cell>
          <table:table-cell table:style-name="ce121" table:formula="of:=IF(AND(ISNUMBER([.B90]);ISNUMBER([.D90]));([.D90]-[.B90])/[.B90];&quot;-&quot;)" office:value-type="percentage" office:value="-0.0909090909090909" calcext:value-type="percentage">
            <text:p>-9,091%</text:p>
          </table:table-cell>
          <table:table-cell table:style-name="ce121" table:formula="of:=IF(AND(ISNUMBER([.C90]);ISNUMBER([.E90]));([.E90]-[.C90])/[.C90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4"/>bug_paire_et1</text:p>
          </table:table-cell>
          <table:table-cell table:style-name="ce114" office:value-type="float" office:value="48" calcext:value-type="float">
            <text:p>48</text:p>
          </table:table-cell>
          <table:table-cell table:style-name="ce117" office:value-type="float" office:value="118" calcext:value-type="float">
            <text:p>118</text:p>
          </table:table-cell>
          <table:table-cell table:style-name="ce114" office:value-type="float" office:value="48" calcext:value-type="float">
            <text:p>48</text:p>
          </table:table-cell>
          <table:table-cell table:style-name="ce117" office:value-type="float" office:value="118" calcext:value-type="float">
            <text:p>118</text:p>
          </table:table-cell>
          <table:table-cell table:style-name="ce121" table:formula="of:=IF(AND(ISNUMBER([.B91]);ISNUMBER([.D91]));([.D91]-[.B91])/[.B91];&quot;-&quot;)" office:value-type="percentage" office:value="0" calcext:value-type="percentage">
            <text:p>0,000%</text:p>
          </table:table-cell>
          <table:table-cell table:style-name="ce121" table:formula="of:=IF(AND(ISNUMBER([.C91]);ISNUMBER([.E91]));([.E91]-[.C91])/[.C91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4"/>bug_paire_et2</text:p>
          </table:table-cell>
          <table:table-cell table:style-name="ce114" office:value-type="float" office:value="48" calcext:value-type="float">
            <text:p>48</text:p>
          </table:table-cell>
          <table:table-cell table:style-name="ce117" office:value-type="float" office:value="122" calcext:value-type="float">
            <text:p>122</text:p>
          </table:table-cell>
          <table:table-cell table:style-name="ce114" office:value-type="float" office:value="80" calcext:value-type="float">
            <text:p>80</text:p>
          </table:table-cell>
          <table:table-cell table:style-name="ce117" office:value-type="float" office:value="119" calcext:value-type="float">
            <text:p>119</text:p>
          </table:table-cell>
          <table:table-cell table:style-name="ce121" table:formula="of:=IF(AND(ISNUMBER([.B92]);ISNUMBER([.D92]));([.D92]-[.B92])/[.B92];&quot;-&quot;)" office:value-type="percentage" office:value="0.666666666666667" calcext:value-type="percentage">
            <text:p>66,667%</text:p>
          </table:table-cell>
          <table:table-cell table:style-name="ce121" table:formula="of:=IF(AND(ISNUMBER([.C92]);ISNUMBER([.E92]));([.E92]-[.C92])/[.C92];&quot;-&quot;)" office:value-type="percentage" office:value="-0.0245901639344262" calcext:value-type="percentage">
            <text:p>-2,459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3"/>bug_paired_pat</text:p>
          </table:table-cell>
          <table:table-cell table:style-name="ce114" office:value-type="float" office:value="96" calcext:value-type="float">
            <text:p>96</text:p>
          </table:table-cell>
          <table:table-cell table:style-name="ce117" office:value-type="float" office:value="122" calcext:value-type="float">
            <text:p>122</text:p>
          </table:table-cell>
          <table:table-cell table:style-name="ce114" office:value-type="float" office:value="80" calcext:value-type="float">
            <text:p>80</text:p>
          </table:table-cell>
          <table:table-cell table:style-name="ce117" office:value-type="float" office:value="121" calcext:value-type="float">
            <text:p>121</text:p>
          </table:table-cell>
          <table:table-cell table:style-name="ce121" table:formula="of:=IF(AND(ISNUMBER([.B93]);ISNUMBER([.D93]));([.D93]-[.B93])/[.B93];&quot;-&quot;)" office:value-type="percentage" office:value="-0.166666666666667" calcext:value-type="percentage">
            <text:p>-16,667%</text:p>
          </table:table-cell>
          <table:table-cell table:style-name="ce121" table:formula="of:=IF(AND(ISNUMBER([.C93]);ISNUMBER([.E93]));([.E93]-[.C93])/[.C93];&quot;-&quot;)" office:value-type="percentage" office:value="-0.00819672131147541" calcext:value-type="percentage">
            <text:p>-0,82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0"/>bug_paire_pointer</text:p>
          </table:table-cell>
          <table:table-cell table:style-name="ce114" office:value-type="float" office:value="384" calcext:value-type="float">
            <text:p>384</text:p>
          </table:table-cell>
          <table:table-cell table:style-name="ce117" office:value-type="float" office:value="394" calcext:value-type="float">
            <text:p>394</text:p>
          </table:table-cell>
          <table:table-cell table:style-name="ce114" office:value-type="float" office:value="384" calcext:value-type="float">
            <text:p>384</text:p>
          </table:table-cell>
          <table:table-cell table:style-name="ce117" office:value-type="float" office:value="398" calcext:value-type="float">
            <text:p>398</text:p>
          </table:table-cell>
          <table:table-cell table:style-name="ce121" table:formula="of:=IF(AND(ISNUMBER([.B94]);ISNUMBER([.D94]));([.D94]-[.B94])/[.B94];&quot;-&quot;)" office:value-type="percentage" office:value="0" calcext:value-type="percentage">
            <text:p>0,000%</text:p>
          </table:table-cell>
          <table:table-cell table:style-name="ce121" table:formula="of:=IF(AND(ISNUMBER([.C94]);ISNUMBER([.E94]));([.E94]-[.C94])/[.C94];&quot;-&quot;)" office:value-type="percentage" office:value="0.0101522842639594" calcext:value-type="percentage">
            <text:p>1,015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8"/>bunch_run</text:p>
          </table:table-cell>
          <table:table-cell table:style-name="ce114" office:value-type="float" office:value="96" calcext:value-type="float">
            <text:p>96</text:p>
          </table:table-cell>
          <table:table-cell table:style-name="ce117" office:value-type="float" office:value="490" calcext:value-type="float">
            <text:p>490</text:p>
          </table:table-cell>
          <table:table-cell table:style-name="ce114" office:value-type="float" office:value="96" calcext:value-type="float">
            <text:p>96</text:p>
          </table:table-cell>
          <table:table-cell table:style-name="ce117" office:value-type="float" office:value="490" calcext:value-type="float">
            <text:p>490</text:p>
          </table:table-cell>
          <table:table-cell table:style-name="ce121" table:formula="of:=IF(AND(ISNUMBER([.B95]);ISNUMBER([.D95]));([.D95]-[.B95])/[.B95];&quot;-&quot;)" office:value-type="percentage" office:value="0" calcext:value-type="percentage">
            <text:p>0,000%</text:p>
          </table:table-cell>
          <table:table-cell table:style-name="ce121" table:formula="of:=IF(AND(ISNUMBER([.C95]);ISNUMBER([.E95]));([.E95]-[.C95])/[.C95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25"/>b1</text:p>
          </table:table-cell>
          <table:table-cell table:style-name="ce114" office:value-type="float" office:value="96" calcext:value-type="float">
            <text:p>96</text:p>
          </table:table-cell>
          <table:table-cell table:style-name="ce117" office:value-type="float" office:value="2226" calcext:value-type="float">
            <text:p>2226</text:p>
          </table:table-cell>
          <table:table-cell table:style-name="ce114" office:value-type="float" office:value="80" calcext:value-type="float">
            <text:p>80</text:p>
          </table:table-cell>
          <table:table-cell table:style-name="ce117" office:value-type="float" office:value="2204" calcext:value-type="float">
            <text:p>2204</text:p>
          </table:table-cell>
          <table:table-cell table:style-name="ce121" table:formula="of:=IF(AND(ISNUMBER([.B96]);ISNUMBER([.D96]));([.D96]-[.B96])/[.B96];&quot;-&quot;)" office:value-type="percentage" office:value="-0.166666666666667" calcext:value-type="percentage">
            <text:p>-16,667%</text:p>
          </table:table-cell>
          <table:table-cell table:style-name="ce121" table:formula="of:=IF(AND(ISNUMBER([.C96]);ISNUMBER([.E96]));([.E96]-[.C96])/[.C96];&quot;-&quot;)" office:value-type="percentage" office:value="-0.00988319856244385" calcext:value-type="percentage">
            <text:p>-0,988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25"/>b2</text:p>
          </table:table-cell>
          <table:table-cell table:style-name="ce114" office:value-type="float" office:value="480" calcext:value-type="float">
            <text:p>480</text:p>
          </table:table-cell>
          <table:table-cell table:style-name="ce117" office:value-type="float" office:value="4975" calcext:value-type="float">
            <text:p>4975</text:p>
          </table:table-cell>
          <table:table-cell table:style-name="ce114" office:value-type="float" office:value="464" calcext:value-type="float">
            <text:p>464</text:p>
          </table:table-cell>
          <table:table-cell table:style-name="ce117" office:value-type="float" office:value="4974" calcext:value-type="float">
            <text:p>4974</text:p>
          </table:table-cell>
          <table:table-cell table:style-name="ce121" table:formula="of:=IF(AND(ISNUMBER([.B97]);ISNUMBER([.D97]));([.D97]-[.B97])/[.B97];&quot;-&quot;)" office:value-type="percentage" office:value="-0.0333333333333333" calcext:value-type="percentage">
            <text:p>-3,333%</text:p>
          </table:table-cell>
          <table:table-cell table:style-name="ce121" table:formula="of:=IF(AND(ISNUMBER([.C97]);ISNUMBER([.E97]));([.E97]-[.C97])/[.C97];&quot;-&quot;)" office:value-type="percentage" office:value="-0.000201005025125628" calcext:value-type="percentage">
            <text:p>-0,02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25"/>b3</text:p>
          </table:table-cell>
          <table:table-cell table:style-name="ce114" office:value-type="float" office:value="304" calcext:value-type="float">
            <text:p>304</text:p>
          </table:table-cell>
          <table:table-cell table:style-name="ce117" office:value-type="float" office:value="290" calcext:value-type="float">
            <text:p>290</text:p>
          </table:table-cell>
          <table:table-cell table:style-name="ce114" office:value-type="float" office:value="272" calcext:value-type="float">
            <text:p>272</text:p>
          </table:table-cell>
          <table:table-cell table:style-name="ce117" office:value-type="float" office:value="284" calcext:value-type="float">
            <text:p>284</text:p>
          </table:table-cell>
          <table:table-cell table:style-name="ce121" table:formula="of:=IF(AND(ISNUMBER([.B98]);ISNUMBER([.D98]));([.D98]-[.B98])/[.B98];&quot;-&quot;)" office:value-type="percentage" office:value="-0.105263157894737" calcext:value-type="percentage">
            <text:p>-10,526%</text:p>
          </table:table-cell>
          <table:table-cell table:style-name="ce121" table:formula="of:=IF(AND(ISNUMBER([.C98]);ISNUMBER([.E98]));([.E98]-[.C98])/[.C98];&quot;-&quot;)" office:value-type="percentage" office:value="-0.0206896551724138" calcext:value-type="percentage">
            <text:p>-2,069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25"/>b4</text:p>
          </table:table-cell>
          <table:table-cell table:style-name="ce114" office:value-type="float" office:value="368" calcext:value-type="float">
            <text:p>368</text:p>
          </table:table-cell>
          <table:table-cell table:style-name="ce117" office:value-type="float" office:value="1075" calcext:value-type="float">
            <text:p>1075</text:p>
          </table:table-cell>
          <table:table-cell table:style-name="ce114" office:value-type="float" office:value="368" calcext:value-type="float">
            <text:p>368</text:p>
          </table:table-cell>
          <table:table-cell table:style-name="ce117" office:value-type="float" office:value="1075" calcext:value-type="float">
            <text:p>1075</text:p>
          </table:table-cell>
          <table:table-cell table:style-name="ce121" table:formula="of:=IF(AND(ISNUMBER([.B99]);ISNUMBER([.D99]));([.D99]-[.B99])/[.B99];&quot;-&quot;)" office:value-type="percentage" office:value="0" calcext:value-type="percentage">
            <text:p>0,000%</text:p>
          </table:table-cell>
          <table:table-cell table:style-name="ce121" table:formula="of:=IF(AND(ISNUMBER([.C99]);ISNUMBER([.E99]));([.E99]-[.C99])/[.C99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25"/>b5</text:p>
          </table:table-cell>
          <table:table-cell table:style-name="ce114" office:value-type="float" office:value="160" calcext:value-type="float">
            <text:p>160</text:p>
          </table:table-cell>
          <table:table-cell table:style-name="ce117" office:value-type="float" office:value="408" calcext:value-type="float">
            <text:p>408</text:p>
          </table:table-cell>
          <table:table-cell table:style-name="ce114" office:value-type="float" office:value="160" calcext:value-type="float">
            <text:p>160</text:p>
          </table:table-cell>
          <table:table-cell table:style-name="ce117" office:value-type="float" office:value="408" calcext:value-type="float">
            <text:p>408</text:p>
          </table:table-cell>
          <table:table-cell table:style-name="ce121" table:formula="of:=IF(AND(ISNUMBER([.B100]);ISNUMBER([.D100]));([.D100]-[.B100])/[.B100];&quot;-&quot;)" office:value-type="percentage" office:value="0" calcext:value-type="percentage">
            <text:p>0,000%</text:p>
          </table:table-cell>
          <table:table-cell table:style-name="ce121" table:formula="of:=IF(AND(ISNUMBER([.C100]);ISNUMBER([.E100]));([.E100]-[.C100])/[.C100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25"/>b6</text:p>
          </table:table-cell>
          <table:table-cell table:style-name="ce114" office:value-type="float" office:value="240" calcext:value-type="float">
            <text:p>240</text:p>
          </table:table-cell>
          <table:table-cell table:style-name="ce117" office:value-type="float" office:value="1608" calcext:value-type="float">
            <text:p>1608</text:p>
          </table:table-cell>
          <table:table-cell table:style-name="ce114" office:value-type="float" office:value="240" calcext:value-type="float">
            <text:p>240</text:p>
          </table:table-cell>
          <table:table-cell table:style-name="ce117" office:value-type="float" office:value="1608" calcext:value-type="float">
            <text:p>1608</text:p>
          </table:table-cell>
          <table:table-cell table:style-name="ce121" table:formula="of:=IF(AND(ISNUMBER([.B101]);ISNUMBER([.D101]));([.D101]-[.B101])/[.B101];&quot;-&quot;)" office:value-type="percentage" office:value="0" calcext:value-type="percentage">
            <text:p>0,000%</text:p>
          </table:table-cell>
          <table:table-cell table:style-name="ce121" table:formula="of:=IF(AND(ISNUMBER([.C101]);ISNUMBER([.E101]));([.E101]-[.C101])/[.C101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25"/>b7</text:p>
          </table:table-cell>
          <table:table-cell table:style-name="ce114" office:value-type="float" office:value="240" calcext:value-type="float">
            <text:p>240</text:p>
          </table:table-cell>
          <table:table-cell table:style-name="ce117" office:value-type="float" office:value="713" calcext:value-type="float">
            <text:p>713</text:p>
          </table:table-cell>
          <table:table-cell table:style-name="ce114" office:value-type="float" office:value="256" calcext:value-type="float">
            <text:p>256</text:p>
          </table:table-cell>
          <table:table-cell table:style-name="ce117" office:value-type="float" office:value="712" calcext:value-type="float">
            <text:p>712</text:p>
          </table:table-cell>
          <table:table-cell table:style-name="ce121" table:formula="of:=IF(AND(ISNUMBER([.B102]);ISNUMBER([.D102]));([.D102]-[.B102])/[.B102];&quot;-&quot;)" office:value-type="percentage" office:value="0.0666666666666667" calcext:value-type="percentage">
            <text:p>6,667%</text:p>
          </table:table-cell>
          <table:table-cell table:style-name="ce121" table:formula="of:=IF(AND(ISNUMBER([.C102]);ISNUMBER([.E102]));([.E102]-[.C102])/[.C102];&quot;-&quot;)" office:value-type="percentage" office:value="-0.00140252454417952" calcext:value-type="percentage">
            <text:p>-0,14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25"/>b8</text:p>
          </table:table-cell>
          <table:table-cell table:style-name="ce114" office:value-type="float" office:value="192" calcext:value-type="float">
            <text:p>192</text:p>
          </table:table-cell>
          <table:table-cell table:style-name="ce117" office:value-type="float" office:value="273" calcext:value-type="float">
            <text:p>273</text:p>
          </table:table-cell>
          <table:table-cell table:style-name="ce114" office:value-type="float" office:value="192" calcext:value-type="float">
            <text:p>192</text:p>
          </table:table-cell>
          <table:table-cell table:style-name="ce117" office:value-type="float" office:value="271" calcext:value-type="float">
            <text:p>271</text:p>
          </table:table-cell>
          <table:table-cell table:style-name="ce121" table:formula="of:=IF(AND(ISNUMBER([.B103]);ISNUMBER([.D103]));([.D103]-[.B103])/[.B103];&quot;-&quot;)" office:value-type="percentage" office:value="0" calcext:value-type="percentage">
            <text:p>0,000%</text:p>
          </table:table-cell>
          <table:table-cell table:style-name="ce121" table:formula="of:=IF(AND(ISNUMBER([.C103]);ISNUMBER([.E103]));([.E103]-[.C103])/[.C103];&quot;-&quot;)" office:value-type="percentage" office:value="-0.00732600732600733" calcext:value-type="percentage">
            <text:p>-0,733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25"/>b9</text:p>
          </table:table-cell>
          <table:table-cell table:style-name="ce114" office:value-type="float" office:value="208" calcext:value-type="float">
            <text:p>208</text:p>
          </table:table-cell>
          <table:table-cell table:style-name="ce117" office:value-type="float" office:value="227" calcext:value-type="float">
            <text:p>227</text:p>
          </table:table-cell>
          <table:table-cell table:style-name="ce114" office:value-type="float" office:value="208" calcext:value-type="float">
            <text:p>208</text:p>
          </table:table-cell>
          <table:table-cell table:style-name="ce117" office:value-type="float" office:value="227" calcext:value-type="float">
            <text:p>227</text:p>
          </table:table-cell>
          <table:table-cell table:style-name="ce121" table:formula="of:=IF(AND(ISNUMBER([.B104]);ISNUMBER([.D104]));([.D104]-[.B104])/[.B104];&quot;-&quot;)" office:value-type="percentage" office:value="0" calcext:value-type="percentage">
            <text:p>0,000%</text:p>
          </table:table-cell>
          <table:table-cell table:style-name="ce121" table:formula="of:=IF(AND(ISNUMBER([.C104]);ISNUMBER([.E104]));([.E104]-[.C104])/[.C104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24"/>b10</text:p>
          </table:table-cell>
          <table:table-cell table:style-name="ce114" office:value-type="float" office:value="352" calcext:value-type="float">
            <text:p>352</text:p>
          </table:table-cell>
          <table:table-cell table:style-name="ce117" office:value-type="float" office:value="19828" calcext:value-type="float">
            <text:p>19828</text:p>
          </table:table-cell>
          <table:table-cell table:style-name="ce114" office:value-type="float" office:value="320" calcext:value-type="float">
            <text:p>320</text:p>
          </table:table-cell>
          <table:table-cell table:style-name="ce117" office:value-type="float" office:value="20005" calcext:value-type="float">
            <text:p>20005</text:p>
          </table:table-cell>
          <table:table-cell table:style-name="ce121" table:formula="of:=IF(AND(ISNUMBER([.B105]);ISNUMBER([.D105]));([.D105]-[.B105])/[.B105];&quot;-&quot;)" office:value-type="percentage" office:value="-0.0909090909090909" calcext:value-type="percentage">
            <text:p>-9,091%</text:p>
          </table:table-cell>
          <table:table-cell table:style-name="ce121" table:formula="of:=IF(AND(ISNUMBER([.C105]);ISNUMBER([.E105]));([.E105]-[.C105])/[.C105];&quot;-&quot;)" office:value-type="percentage" office:value="0.00892677022392576" calcext:value-type="percentage">
            <text:p>0,893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24"/>b11</text:p>
          </table:table-cell>
          <table:table-cell table:style-name="ce114" office:value-type="float" office:value="176" calcext:value-type="float">
            <text:p>176</text:p>
          </table:table-cell>
          <table:table-cell table:style-name="ce117" office:value-type="float" office:value="147" calcext:value-type="float">
            <text:p>147</text:p>
          </table:table-cell>
          <table:table-cell table:style-name="ce114" office:value-type="float" office:value="160" calcext:value-type="float">
            <text:p>160</text:p>
          </table:table-cell>
          <table:table-cell table:style-name="ce117" office:value-type="float" office:value="146" calcext:value-type="float">
            <text:p>146</text:p>
          </table:table-cell>
          <table:table-cell table:style-name="ce121" table:formula="of:=IF(AND(ISNUMBER([.B106]);ISNUMBER([.D106]));([.D106]-[.B106])/[.B106];&quot;-&quot;)" office:value-type="percentage" office:value="-0.0909090909090909" calcext:value-type="percentage">
            <text:p>-9,091%</text:p>
          </table:table-cell>
          <table:table-cell table:style-name="ce121" table:formula="of:=IF(AND(ISNUMBER([.C106]);ISNUMBER([.E106]));([.E106]-[.C106])/[.C106];&quot;-&quot;)" office:value-type="percentage" office:value="-0.00680272108843537" calcext:value-type="percentage">
            <text:p>-0,68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20"/>bug_b11</text:p>
          </table:table-cell>
          <table:table-cell table:style-name="ce114" office:value-type="float" office:value="208" calcext:value-type="float">
            <text:p>208</text:p>
          </table:table-cell>
          <table:table-cell table:style-name="ce117" office:value-type="float" office:value="179" calcext:value-type="float">
            <text:p>179</text:p>
          </table:table-cell>
          <table:table-cell table:style-name="ce114" office:value-type="float" office:value="224" calcext:value-type="float">
            <text:p>224</text:p>
          </table:table-cell>
          <table:table-cell table:style-name="ce117" office:value-type="float" office:value="178" calcext:value-type="float">
            <text:p>178</text:p>
          </table:table-cell>
          <table:table-cell table:style-name="ce121" table:formula="of:=IF(AND(ISNUMBER([.B107]);ISNUMBER([.D107]));([.D107]-[.B107])/[.B107];&quot;-&quot;)" office:value-type="percentage" office:value="0.0769230769230769" calcext:value-type="percentage">
            <text:p>7,692%</text:p>
          </table:table-cell>
          <table:table-cell table:style-name="ce121" table:formula="of:=IF(AND(ISNUMBER([.C107]);ISNUMBER([.E107]));([.E107]-[.C107])/[.C107];&quot;-&quot;)" office:value-type="percentage" office:value="-0.00558659217877095" calcext:value-type="percentage">
            <text:p>-0,559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24"/>b12</text:p>
          </table:table-cell>
          <table:table-cell table:style-name="ce114" office:value-type="float" office:value="192" calcext:value-type="float">
            <text:p>192</text:p>
          </table:table-cell>
          <table:table-cell table:style-name="ce117" office:value-type="float" office:value="139" calcext:value-type="float">
            <text:p>139</text:p>
          </table:table-cell>
          <table:table-cell table:style-name="ce114" office:value-type="float" office:value="192" calcext:value-type="float">
            <text:p>192</text:p>
          </table:table-cell>
          <table:table-cell table:style-name="ce117" office:value-type="float" office:value="138" calcext:value-type="float">
            <text:p>138</text:p>
          </table:table-cell>
          <table:table-cell table:style-name="ce121" table:formula="of:=IF(AND(ISNUMBER([.B108]);ISNUMBER([.D108]));([.D108]-[.B108])/[.B108];&quot;-&quot;)" office:value-type="percentage" office:value="0" calcext:value-type="percentage">
            <text:p>0,000%</text:p>
          </table:table-cell>
          <table:table-cell table:style-name="ce121" table:formula="of:=IF(AND(ISNUMBER([.C108]);ISNUMBER([.E108]));([.E108]-[.C108])/[.C108];&quot;-&quot;)" office:value-type="percentage" office:value="-0.00719424460431655" calcext:value-type="percentage">
            <text:p>-0,719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24"/>b13</text:p>
          </table:table-cell>
          <table:table-cell table:style-name="ce114" office:value-type="float" office:value="448" calcext:value-type="float">
            <text:p>448</text:p>
          </table:table-cell>
          <table:table-cell table:style-name="ce117" office:value-type="float" office:value="3742" calcext:value-type="float">
            <text:p>3742</text:p>
          </table:table-cell>
          <table:table-cell table:style-name="ce114" office:value-type="float" office:value="432" calcext:value-type="float">
            <text:p>432</text:p>
          </table:table-cell>
          <table:table-cell table:style-name="ce117" office:value-type="float" office:value="3722" calcext:value-type="float">
            <text:p>3722</text:p>
          </table:table-cell>
          <table:table-cell table:style-name="ce121" table:formula="of:=IF(AND(ISNUMBER([.B109]);ISNUMBER([.D109]));([.D109]-[.B109])/[.B109];&quot;-&quot;)" office:value-type="percentage" office:value="-0.0357142857142857" calcext:value-type="percentage">
            <text:p>-3,571%</text:p>
          </table:table-cell>
          <table:table-cell table:style-name="ce121" table:formula="of:=IF(AND(ISNUMBER([.C109]);ISNUMBER([.E109]));([.E109]-[.C109])/[.C109];&quot;-&quot;)" office:value-type="percentage" office:value="-0.00534473543559594" calcext:value-type="percentage">
            <text:p>-0,534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24"/>b14</text:p>
          </table:table-cell>
          <table:table-cell table:style-name="ce114" office:value-type="float" office:value="176" calcext:value-type="float">
            <text:p>176</text:p>
          </table:table-cell>
          <table:table-cell table:style-name="ce117" office:value-type="float" office:value="3888" calcext:value-type="float">
            <text:p>3888</text:p>
          </table:table-cell>
          <table:table-cell table:style-name="ce114" office:value-type="float" office:value="176" calcext:value-type="float">
            <text:p>176</text:p>
          </table:table-cell>
          <table:table-cell table:style-name="ce117" office:value-type="float" office:value="3888" calcext:value-type="float">
            <text:p>3888</text:p>
          </table:table-cell>
          <table:table-cell table:style-name="ce121" table:formula="of:=IF(AND(ISNUMBER([.B110]);ISNUMBER([.D110]));([.D110]-[.B110])/[.B110];&quot;-&quot;)" office:value-type="percentage" office:value="0" calcext:value-type="percentage">
            <text:p>0,000%</text:p>
          </table:table-cell>
          <table:table-cell table:style-name="ce121" table:formula="of:=IF(AND(ISNUMBER([.C110]);ISNUMBER([.E110]));([.E110]-[.C110])/[.C110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24"/>b15</text:p>
          </table:table-cell>
          <table:table-cell table:style-name="ce114" office:value-type="float" office:value="912" calcext:value-type="float">
            <text:p>912</text:p>
          </table:table-cell>
          <table:table-cell table:style-name="ce117" office:value-type="float" office:value="7316" calcext:value-type="float">
            <text:p>7316</text:p>
          </table:table-cell>
          <table:table-cell table:style-name="ce114" office:value-type="float" office:value="928" calcext:value-type="float">
            <text:p>928</text:p>
          </table:table-cell>
          <table:table-cell table:style-name="ce117" office:value-type="float" office:value="7167" calcext:value-type="float">
            <text:p>7167</text:p>
          </table:table-cell>
          <table:table-cell table:style-name="ce121" table:formula="of:=IF(AND(ISNUMBER([.B111]);ISNUMBER([.D111]));([.D111]-[.B111])/[.B111];&quot;-&quot;)" office:value-type="percentage" office:value="0.0175438596491228" calcext:value-type="percentage">
            <text:p>1,754%</text:p>
          </table:table-cell>
          <table:table-cell table:style-name="ce121" table:formula="of:=IF(AND(ISNUMBER([.C111]);ISNUMBER([.E111]));([.E111]-[.C111])/[.C111];&quot;-&quot;)" office:value-type="percentage" office:value="-0.0203663203936577" calcext:value-type="percentage">
            <text:p>-2,037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24"/>b16</text:p>
          </table:table-cell>
          <table:table-cell table:style-name="ce114" office:value-type="float" office:value="224" calcext:value-type="float">
            <text:p>224</text:p>
          </table:table-cell>
          <table:table-cell table:style-name="ce117" office:value-type="float" office:value="4765" calcext:value-type="float">
            <text:p>4765</text:p>
          </table:table-cell>
          <table:table-cell table:style-name="ce114" office:value-type="float" office:value="224" calcext:value-type="float">
            <text:p>224</text:p>
          </table:table-cell>
          <table:table-cell table:style-name="ce117" office:value-type="float" office:value="4719" calcext:value-type="float">
            <text:p>4719</text:p>
          </table:table-cell>
          <table:table-cell table:style-name="ce121" table:formula="of:=IF(AND(ISNUMBER([.B112]);ISNUMBER([.D112]));([.D112]-[.B112])/[.B112];&quot;-&quot;)" office:value-type="percentage" office:value="0" calcext:value-type="percentage">
            <text:p>0,000%</text:p>
          </table:table-cell>
          <table:table-cell table:style-name="ce121" table:formula="of:=IF(AND(ISNUMBER([.C112]);ISNUMBER([.E112]));([.E112]-[.C112])/[.C112];&quot;-&quot;)" office:value-type="percentage" office:value="-0.00965372507869885" calcext:value-type="percentage">
            <text:p>-0,965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24"/>b17</text:p>
          </table:table-cell>
          <table:table-cell table:style-name="ce114" office:value-type="float" office:value="464" calcext:value-type="float">
            <text:p>464</text:p>
          </table:table-cell>
          <table:table-cell table:style-name="ce117" office:value-type="float" office:value="1070" calcext:value-type="float">
            <text:p>1070</text:p>
          </table:table-cell>
          <table:table-cell table:style-name="ce114" office:value-type="float" office:value="448" calcext:value-type="float">
            <text:p>448</text:p>
          </table:table-cell>
          <table:table-cell table:style-name="ce117" office:value-type="float" office:value="1055" calcext:value-type="float">
            <text:p>1055</text:p>
          </table:table-cell>
          <table:table-cell table:style-name="ce121" table:formula="of:=IF(AND(ISNUMBER([.B113]);ISNUMBER([.D113]));([.D113]-[.B113])/[.B113];&quot;-&quot;)" office:value-type="percentage" office:value="-0.0344827586206897" calcext:value-type="percentage">
            <text:p>-3,448%</text:p>
          </table:table-cell>
          <table:table-cell table:style-name="ce121" table:formula="of:=IF(AND(ISNUMBER([.C113]);ISNUMBER([.E113]));([.E113]-[.C113])/[.C113];&quot;-&quot;)" office:value-type="percentage" office:value="-0.014018691588785" calcext:value-type="percentage">
            <text:p>-1,402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24"/>b18</text:p>
          </table:table-cell>
          <table:table-cell table:style-name="ce114" office:value-type="float" office:value="288" calcext:value-type="float">
            <text:p>288</text:p>
          </table:table-cell>
          <table:table-cell table:style-name="ce117" office:value-type="float" office:value="1473" calcext:value-type="float">
            <text:p>1473</text:p>
          </table:table-cell>
          <table:table-cell table:style-name="ce114" office:value-type="float" office:value="336" calcext:value-type="float">
            <text:p>336</text:p>
          </table:table-cell>
          <table:table-cell table:style-name="ce117" office:value-type="float" office:value="1126" calcext:value-type="float">
            <text:p>1126</text:p>
          </table:table-cell>
          <table:table-cell table:style-name="ce121" table:formula="of:=IF(AND(ISNUMBER([.B114]);ISNUMBER([.D114]));([.D114]-[.B114])/[.B114];&quot;-&quot;)" office:value-type="percentage" office:value="0.166666666666667" calcext:value-type="percentage">
            <text:p>16,667%</text:p>
          </table:table-cell>
          <table:table-cell table:style-name="ce121" table:formula="of:=IF(AND(ISNUMBER([.C114]);ISNUMBER([.E114]));([.E114]-[.C114])/[.C114];&quot;-&quot;)" office:value-type="percentage" office:value="-0.235573659198914" calcext:value-type="percentage">
            <text:p>-23,557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24"/>b19</text:p>
          </table:table-cell>
          <table:table-cell table:style-name="ce114" office:value-type="float" office:value="224" calcext:value-type="float">
            <text:p>224</text:p>
          </table:table-cell>
          <table:table-cell table:style-name="ce117" office:value-type="float" office:value="1150" calcext:value-type="float">
            <text:p>1150</text:p>
          </table:table-cell>
          <table:table-cell table:style-name="ce114" office:value-type="float" office:value="224" calcext:value-type="float">
            <text:p>224</text:p>
          </table:table-cell>
          <table:table-cell table:style-name="ce117" office:value-type="float" office:value="1150" calcext:value-type="float">
            <text:p>1150</text:p>
          </table:table-cell>
          <table:table-cell table:style-name="ce121" table:formula="of:=IF(AND(ISNUMBER([.B115]);ISNUMBER([.D115]));([.D115]-[.B115])/[.B115];&quot;-&quot;)" office:value-type="percentage" office:value="0" calcext:value-type="percentage">
            <text:p>0,000%</text:p>
          </table:table-cell>
          <table:table-cell table:style-name="ce121" table:formula="of:=IF(AND(ISNUMBER([.C115]);ISNUMBER([.E115]));([.E115]-[.C115])/[.C115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24"/>b20</text:p>
          </table:table-cell>
          <table:table-cell table:style-name="ce114" office:value-type="float" office:value="496" calcext:value-type="float">
            <text:p>496</text:p>
          </table:table-cell>
          <table:table-cell table:style-name="ce117" office:value-type="float" office:value="2559" calcext:value-type="float">
            <text:p>2559</text:p>
          </table:table-cell>
          <table:table-cell table:style-name="ce114" office:value-type="float" office:value="464" calcext:value-type="float">
            <text:p>464</text:p>
          </table:table-cell>
          <table:table-cell table:style-name="ce117" office:value-type="float" office:value="2547" calcext:value-type="float">
            <text:p>2547</text:p>
          </table:table-cell>
          <table:table-cell table:style-name="ce121" table:formula="of:=IF(AND(ISNUMBER([.B116]);ISNUMBER([.D116]));([.D116]-[.B116])/[.B116];&quot;-&quot;)" office:value-type="percentage" office:value="-0.0645161290322581" calcext:value-type="percentage">
            <text:p>-6,452%</text:p>
          </table:table-cell>
          <table:table-cell table:style-name="ce121" table:formula="of:=IF(AND(ISNUMBER([.C116]);ISNUMBER([.E116]));([.E116]-[.C116])/[.C116];&quot;-&quot;)" office:value-type="percentage" office:value="-0.00468933177022274" calcext:value-type="percentage">
            <text:p>-0,469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23"/>mb01</text:p>
          </table:table-cell>
          <table:table-cell table:style-name="ce114" office:value-type="float" office:value="1392" calcext:value-type="float">
            <text:p>1392</text:p>
          </table:table-cell>
          <table:table-cell table:style-name="ce117" office:value-type="float" office:value="16228" calcext:value-type="float">
            <text:p>16228</text:p>
          </table:table-cell>
          <table:table-cell table:style-name="ce114" office:value-type="float" office:value="1408" calcext:value-type="float">
            <text:p>1408</text:p>
          </table:table-cell>
          <table:table-cell table:style-name="ce117" office:value-type="float" office:value="16239" calcext:value-type="float">
            <text:p>16239</text:p>
          </table:table-cell>
          <table:table-cell table:style-name="ce121" table:formula="of:=IF(AND(ISNUMBER([.B117]);ISNUMBER([.D117]));([.D117]-[.B117])/[.B117];&quot;-&quot;)" office:value-type="percentage" office:value="0.0114942528735632" calcext:value-type="percentage">
            <text:p>1,149%</text:p>
          </table:table-cell>
          <table:table-cell table:style-name="ce121" table:formula="of:=IF(AND(ISNUMBER([.C117]);ISNUMBER([.E117]));([.E117]-[.C117])/[.C117];&quot;-&quot;)" office:value-type="percentage" office:value="0.000677840769041163" calcext:value-type="percentage">
            <text:p>0,068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23"/>mb02</text:p>
          </table:table-cell>
          <table:table-cell table:style-name="ce114" office:value-type="float" office:value="192" calcext:value-type="float">
            <text:p>192</text:p>
          </table:table-cell>
          <table:table-cell table:style-name="ce117" office:value-type="float" office:value="2614" calcext:value-type="float">
            <text:p>2614</text:p>
          </table:table-cell>
          <table:table-cell table:style-name="ce114" office:value-type="float" office:value="144" calcext:value-type="float">
            <text:p>144</text:p>
          </table:table-cell>
          <table:table-cell table:style-name="ce117" office:value-type="float" office:value="857" calcext:value-type="float">
            <text:p>857</text:p>
          </table:table-cell>
          <table:table-cell table:style-name="ce121" table:formula="of:=IF(AND(ISNUMBER([.B118]);ISNUMBER([.D118]));([.D118]-[.B118])/[.B118];&quot;-&quot;)" office:value-type="percentage" office:value="-0.25" calcext:value-type="percentage">
            <text:p>-25,000%</text:p>
          </table:table-cell>
          <table:table-cell table:style-name="ce121" table:formula="of:=IF(AND(ISNUMBER([.C118]);ISNUMBER([.E118]));([.E118]-[.C118])/[.C118];&quot;-&quot;)" office:value-type="percentage" office:value="-0.672149961744453" calcext:value-type="percentage">
            <text:p>-67,215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23"/>mb03</text:p>
          </table:table-cell>
          <table:table-cell table:style-name="ce114" office:value-type="float" office:value="2048" calcext:value-type="float">
            <text:p>2048</text:p>
          </table:table-cell>
          <table:table-cell table:style-name="ce117" office:value-type="float" office:value="3605" calcext:value-type="float">
            <text:p>3605</text:p>
          </table:table-cell>
          <table:table-cell table:style-name="ce114" office:value-type="float" office:value="1952" calcext:value-type="float">
            <text:p>1952</text:p>
          </table:table-cell>
          <table:table-cell table:style-name="ce117" office:value-type="float" office:value="3292" calcext:value-type="float">
            <text:p>3292</text:p>
          </table:table-cell>
          <table:table-cell table:style-name="ce121" table:formula="of:=IF(AND(ISNUMBER([.B119]);ISNUMBER([.D119]));([.D119]-[.B119])/[.B119];&quot;-&quot;)" office:value-type="percentage" office:value="-0.046875" calcext:value-type="percentage">
            <text:p>-4,688%</text:p>
          </table:table-cell>
          <table:table-cell table:style-name="ce121" table:formula="of:=IF(AND(ISNUMBER([.C119]);ISNUMBER([.E119]));([.E119]-[.C119])/[.C119];&quot;-&quot;)" office:value-type="percentage" office:value="-0.0868238557558946" calcext:value-type="percentage">
            <text:p>-8,682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23"/>mb04</text:p>
          </table:table-cell>
          <table:table-cell table:style-name="ce114" office:value-type="float" office:value="304" calcext:value-type="float">
            <text:p>304</text:p>
          </table:table-cell>
          <table:table-cell table:style-name="ce117" office:value-type="float" office:value="2958" calcext:value-type="float">
            <text:p>2958</text:p>
          </table:table-cell>
          <table:table-cell table:style-name="ce114" office:value-type="float" office:value="272" calcext:value-type="float">
            <text:p>272</text:p>
          </table:table-cell>
          <table:table-cell table:style-name="ce117" office:value-type="float" office:value="1194" calcext:value-type="float">
            <text:p>1194</text:p>
          </table:table-cell>
          <table:table-cell table:style-name="ce121" table:formula="of:=IF(AND(ISNUMBER([.B120]);ISNUMBER([.D120]));([.D120]-[.B120])/[.B120];&quot;-&quot;)" office:value-type="percentage" office:value="-0.105263157894737" calcext:value-type="percentage">
            <text:p>-10,526%</text:p>
          </table:table-cell>
          <table:table-cell table:style-name="ce121" table:formula="of:=IF(AND(ISNUMBER([.C120]);ISNUMBER([.E120]));([.E120]-[.C120])/[.C120];&quot;-&quot;)" office:value-type="percentage" office:value="-0.596348884381339" calcext:value-type="percentage">
            <text:p>-59,635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23"/>mb05</text:p>
          </table:table-cell>
          <table:table-cell table:style-name="ce114" office:value-type="float" office:value="128" calcext:value-type="float">
            <text:p>128</text:p>
          </table:table-cell>
          <table:table-cell table:style-name="ce117" office:value-type="float" office:value="1851" calcext:value-type="float">
            <text:p>1851</text:p>
          </table:table-cell>
          <table:table-cell table:style-name="ce114" office:value-type="float" office:value="144" calcext:value-type="float">
            <text:p>144</text:p>
          </table:table-cell>
          <table:table-cell table:style-name="ce117" office:value-type="float" office:value="2195" calcext:value-type="float">
            <text:p>2195</text:p>
          </table:table-cell>
          <table:table-cell table:style-name="ce121" table:formula="of:=IF(AND(ISNUMBER([.B121]);ISNUMBER([.D121]));([.D121]-[.B121])/[.B121];&quot;-&quot;)" office:value-type="percentage" office:value="0.125" calcext:value-type="percentage">
            <text:p>12,500%</text:p>
          </table:table-cell>
          <table:table-cell table:style-name="ce121" table:formula="of:=IF(AND(ISNUMBER([.C121]);ISNUMBER([.E121]));([.E121]-[.C121])/[.C121];&quot;-&quot;)" office:value-type="percentage" office:value="0.185845488924905" calcext:value-type="percentage">
            <text:p>18,585%</text:p>
          </table:table-cell>
          <table:table-cell table:style-name="ce126" office:value-type="string" calcext:value-type="string">
            <text:p>Collapse multiple if blocking HW loops</text:p>
          </table:table-cell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23"/>mb06</text:p>
          </table:table-cell>
          <table:table-cell table:style-name="ce114" office:value-type="float" office:value="464" calcext:value-type="float">
            <text:p>464</text:p>
          </table:table-cell>
          <table:table-cell table:style-name="ce117" office:value-type="float" office:value="917" calcext:value-type="float">
            <text:p>917</text:p>
          </table:table-cell>
          <table:table-cell table:style-name="ce114" office:value-type="float" office:value="1072" calcext:value-type="float">
            <text:p>1072</text:p>
          </table:table-cell>
          <table:table-cell table:style-name="ce117" office:value-type="float" office:value="1526" calcext:value-type="float">
            <text:p>1526</text:p>
          </table:table-cell>
          <table:table-cell table:style-name="ce121" table:formula="of:=IF(AND(ISNUMBER([.B122]);ISNUMBER([.D122]));([.D122]-[.B122])/[.B122];&quot;-&quot;)" office:value-type="percentage" office:value="1.31034482758621" calcext:value-type="percentage">
            <text:p>131,034%</text:p>
          </table:table-cell>
          <table:table-cell table:style-name="ce121" table:formula="of:=IF(AND(ISNUMBER([.C122]);ISNUMBER([.E122]));([.E122]-[.C122])/[.C122];&quot;-&quot;)" office:value-type="percentage" office:value="0.66412213740458" calcext:value-type="percentage">
            <text:p>66,412%</text:p>
          </table:table-cell>
          <table:table-cell table:style-name="ce126" office:value-type="string" calcext:value-type="string">
            <text:p>Check sources???</text:p>
          </table:table-cell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23"/>mb07</text:p>
          </table:table-cell>
          <table:table-cell table:style-name="ce114" office:value-type="float" office:value="288" calcext:value-type="float">
            <text:p>288</text:p>
          </table:table-cell>
          <table:table-cell table:style-name="ce117" office:value-type="float" office:value="163" calcext:value-type="float">
            <text:p>163</text:p>
          </table:table-cell>
          <table:table-cell table:style-name="ce114" office:value-type="float" office:value="256" calcext:value-type="float">
            <text:p>256</text:p>
          </table:table-cell>
          <table:table-cell table:style-name="ce117" office:value-type="float" office:value="159" calcext:value-type="float">
            <text:p>159</text:p>
          </table:table-cell>
          <table:table-cell table:style-name="ce121" table:formula="of:=IF(AND(ISNUMBER([.B123]);ISNUMBER([.D123]));([.D123]-[.B123])/[.B123];&quot;-&quot;)" office:value-type="percentage" office:value="-0.111111111111111" calcext:value-type="percentage">
            <text:p>-11,111%</text:p>
          </table:table-cell>
          <table:table-cell table:style-name="ce121" table:formula="of:=IF(AND(ISNUMBER([.C123]);ISNUMBER([.E123]));([.E123]-[.C123])/[.C123];&quot;-&quot;)" office:value-type="percentage" office:value="-0.0245398773006135" calcext:value-type="percentage">
            <text:p>-2,454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23"/>mb08</text:p>
          </table:table-cell>
          <table:table-cell table:style-name="ce114" office:value-type="float" office:value="256" calcext:value-type="float">
            <text:p>256</text:p>
          </table:table-cell>
          <table:table-cell table:style-name="ce117" office:value-type="float" office:value="140" calcext:value-type="float">
            <text:p>140</text:p>
          </table:table-cell>
          <table:table-cell table:style-name="ce114" office:value-type="float" office:value="256" calcext:value-type="float">
            <text:p>256</text:p>
          </table:table-cell>
          <table:table-cell table:style-name="ce117" office:value-type="float" office:value="139" calcext:value-type="float">
            <text:p>139</text:p>
          </table:table-cell>
          <table:table-cell table:style-name="ce121" table:formula="of:=IF(AND(ISNUMBER([.B124]);ISNUMBER([.D124]));([.D124]-[.B124])/[.B124];&quot;-&quot;)" office:value-type="percentage" office:value="0" calcext:value-type="percentage">
            <text:p>0,000%</text:p>
          </table:table-cell>
          <table:table-cell table:style-name="ce121" table:formula="of:=IF(AND(ISNUMBER([.C124]);ISNUMBER([.E124]));([.E124]-[.C124])/[.C124];&quot;-&quot;)" office:value-type="percentage" office:value="-0.00714285714285714" calcext:value-type="percentage">
            <text:p>-0,714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23"/>mb09</text:p>
          </table:table-cell>
          <table:table-cell table:style-name="ce114" office:value-type="float" office:value="80" calcext:value-type="float">
            <text:p>80</text:p>
          </table:table-cell>
          <table:table-cell table:style-name="ce117" office:value-type="float" office:value="139" calcext:value-type="float">
            <text:p>139</text:p>
          </table:table-cell>
          <table:table-cell table:style-name="ce114" office:value-type="float" office:value="80" calcext:value-type="float">
            <text:p>80</text:p>
          </table:table-cell>
          <table:table-cell table:style-name="ce117" office:value-type="float" office:value="139" calcext:value-type="float">
            <text:p>139</text:p>
          </table:table-cell>
          <table:table-cell table:style-name="ce121" table:formula="of:=IF(AND(ISNUMBER([.B125]);ISNUMBER([.D125]));([.D125]-[.B125])/[.B125];&quot;-&quot;)" office:value-type="percentage" office:value="0" calcext:value-type="percentage">
            <text:p>0,000%</text:p>
          </table:table-cell>
          <table:table-cell table:style-name="ce121" table:formula="of:=IF(AND(ISNUMBER([.C125]);ISNUMBER([.E125]));([.E125]-[.C125])/[.C125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23"/>mb10</text:p>
          </table:table-cell>
          <table:table-cell table:style-name="ce114" office:value-type="float" office:value="80" calcext:value-type="float">
            <text:p>80</text:p>
          </table:table-cell>
          <table:table-cell table:style-name="ce117" office:value-type="float" office:value="121" calcext:value-type="float">
            <text:p>121</text:p>
          </table:table-cell>
          <table:table-cell table:style-name="ce114" office:value-type="float" office:value="80" calcext:value-type="float">
            <text:p>80</text:p>
          </table:table-cell>
          <table:table-cell table:style-name="ce117" office:value-type="float" office:value="121" calcext:value-type="float">
            <text:p>121</text:p>
          </table:table-cell>
          <table:table-cell table:style-name="ce121" table:formula="of:=IF(AND(ISNUMBER([.B126]);ISNUMBER([.D126]));([.D126]-[.B126])/[.B126];&quot;-&quot;)" office:value-type="percentage" office:value="0" calcext:value-type="percentage">
            <text:p>0,000%</text:p>
          </table:table-cell>
          <table:table-cell table:style-name="ce121" table:formula="of:=IF(AND(ISNUMBER([.C126]);ISNUMBER([.E126]));([.E126]-[.C126])/[.C126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23"/>mb11</text:p>
          </table:table-cell>
          <table:table-cell table:style-name="ce114" office:value-type="float" office:value="560" calcext:value-type="float">
            <text:p>560</text:p>
          </table:table-cell>
          <table:table-cell table:style-name="ce117" office:value-type="float" office:value="1384" calcext:value-type="float">
            <text:p>1384</text:p>
          </table:table-cell>
          <table:table-cell table:style-name="ce114" office:value-type="float" office:value="560" calcext:value-type="float">
            <text:p>560</text:p>
          </table:table-cell>
          <table:table-cell table:style-name="ce117" office:value-type="float" office:value="1339" calcext:value-type="float">
            <text:p>1339</text:p>
          </table:table-cell>
          <table:table-cell table:style-name="ce121" table:formula="of:=IF(AND(ISNUMBER([.B127]);ISNUMBER([.D127]));([.D127]-[.B127])/[.B127];&quot;-&quot;)" office:value-type="percentage" office:value="0" calcext:value-type="percentage">
            <text:p>0,000%</text:p>
          </table:table-cell>
          <table:table-cell table:style-name="ce121" table:formula="of:=IF(AND(ISNUMBER([.C127]);ISNUMBER([.E127]));([.E127]-[.C127])/[.C127];&quot;-&quot;)" office:value-type="percentage" office:value="-0.032514450867052" calcext:value-type="percentage">
            <text:p>-3,251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23"/>mb12</text:p>
          </table:table-cell>
          <table:table-cell table:style-name="ce114" office:value-type="float" office:value="624" calcext:value-type="float">
            <text:p>624</text:p>
          </table:table-cell>
          <table:table-cell table:style-name="ce117" office:value-type="float" office:value="829" calcext:value-type="float">
            <text:p>829</text:p>
          </table:table-cell>
          <table:table-cell table:style-name="ce114" office:value-type="float" office:value="624" calcext:value-type="float">
            <text:p>624</text:p>
          </table:table-cell>
          <table:table-cell table:style-name="ce117" office:value-type="float" office:value="829" calcext:value-type="float">
            <text:p>829</text:p>
          </table:table-cell>
          <table:table-cell table:style-name="ce121" table:formula="of:=IF(AND(ISNUMBER([.B128]);ISNUMBER([.D128]));([.D128]-[.B128])/[.B128];&quot;-&quot;)" office:value-type="percentage" office:value="0" calcext:value-type="percentage">
            <text:p>0,000%</text:p>
          </table:table-cell>
          <table:table-cell table:style-name="ce121" table:formula="of:=IF(AND(ISNUMBER([.C128]);ISNUMBER([.E128]));([.E128]-[.C128])/[.C128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23"/>mb13</text:p>
          </table:table-cell>
          <table:table-cell table:style-name="ce114" office:value-type="float" office:value="192" calcext:value-type="float">
            <text:p>192</text:p>
          </table:table-cell>
          <table:table-cell table:style-name="ce117" office:value-type="float" office:value="137" calcext:value-type="float">
            <text:p>137</text:p>
          </table:table-cell>
          <table:table-cell table:style-name="ce114" office:value-type="float" office:value="192" calcext:value-type="float">
            <text:p>192</text:p>
          </table:table-cell>
          <table:table-cell table:style-name="ce117" office:value-type="float" office:value="137" calcext:value-type="float">
            <text:p>137</text:p>
          </table:table-cell>
          <table:table-cell table:style-name="ce121" table:formula="of:=IF(AND(ISNUMBER([.B129]);ISNUMBER([.D129]));([.D129]-[.B129])/[.B129];&quot;-&quot;)" office:value-type="percentage" office:value="0" calcext:value-type="percentage">
            <text:p>0,000%</text:p>
          </table:table-cell>
          <table:table-cell table:style-name="ce121" table:formula="of:=IF(AND(ISNUMBER([.C129]);ISNUMBER([.E129]));([.E129]-[.C129])/[.C129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23"/>mb14</text:p>
          </table:table-cell>
          <table:table-cell table:style-name="ce114" office:value-type="float" office:value="128" calcext:value-type="float">
            <text:p>128</text:p>
          </table:table-cell>
          <table:table-cell table:style-name="ce117" office:value-type="float" office:value="174" calcext:value-type="float">
            <text:p>174</text:p>
          </table:table-cell>
          <table:table-cell table:style-name="ce114" office:value-type="float" office:value="112" calcext:value-type="float">
            <text:p>112</text:p>
          </table:table-cell>
          <table:table-cell table:style-name="ce117" office:value-type="float" office:value="173" calcext:value-type="float">
            <text:p>173</text:p>
          </table:table-cell>
          <table:table-cell table:style-name="ce121" table:formula="of:=IF(AND(ISNUMBER([.B130]);ISNUMBER([.D130]));([.D130]-[.B130])/[.B130];&quot;-&quot;)" office:value-type="percentage" office:value="-0.125" calcext:value-type="percentage">
            <text:p>-12,500%</text:p>
          </table:table-cell>
          <table:table-cell table:style-name="ce121" table:formula="of:=IF(AND(ISNUMBER([.C130]);ISNUMBER([.E130]));([.E130]-[.C130])/[.C130];&quot;-&quot;)" office:value-type="percentage" office:value="-0.00574712643678161" calcext:value-type="percentage">
            <text:p>-0,575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23"/>mb15</text:p>
          </table:table-cell>
          <table:table-cell table:style-name="ce114" office:value-type="float" office:value="432" calcext:value-type="float">
            <text:p>432</text:p>
          </table:table-cell>
          <table:table-cell table:style-name="ce117" office:value-type="float" office:value="428" calcext:value-type="float">
            <text:p>428</text:p>
          </table:table-cell>
          <table:table-cell table:style-name="ce114" office:value-type="float" office:value="448" calcext:value-type="float">
            <text:p>448</text:p>
          </table:table-cell>
          <table:table-cell table:style-name="ce117" office:value-type="float" office:value="426" calcext:value-type="float">
            <text:p>426</text:p>
          </table:table-cell>
          <table:table-cell table:style-name="ce121" table:formula="of:=IF(AND(ISNUMBER([.B131]);ISNUMBER([.D131]));([.D131]-[.B131])/[.B131];&quot;-&quot;)" office:value-type="percentage" office:value="0.037037037037037" calcext:value-type="percentage">
            <text:p>3,704%</text:p>
          </table:table-cell>
          <table:table-cell table:style-name="ce121" table:formula="of:=IF(AND(ISNUMBER([.C131]);ISNUMBER([.E131]));([.E131]-[.C131])/[.C131];&quot;-&quot;)" office:value-type="percentage" office:value="-0.00467289719626168" calcext:value-type="percentage">
            <text:p>-0,467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23"/>mb16</text:p>
          </table:table-cell>
          <table:table-cell table:style-name="ce114" office:value-type="float" office:value="352" calcext:value-type="float">
            <text:p>352</text:p>
          </table:table-cell>
          <table:table-cell table:style-name="ce117" office:value-type="float" office:value="274" calcext:value-type="float">
            <text:p>274</text:p>
          </table:table-cell>
          <table:table-cell table:style-name="ce114" office:value-type="float" office:value="400" calcext:value-type="float">
            <text:p>400</text:p>
          </table:table-cell>
          <table:table-cell table:style-name="ce117" office:value-type="float" office:value="259" calcext:value-type="float">
            <text:p>259</text:p>
          </table:table-cell>
          <table:table-cell table:style-name="ce121" table:formula="of:=IF(AND(ISNUMBER([.B132]);ISNUMBER([.D132]));([.D132]-[.B132])/[.B132];&quot;-&quot;)" office:value-type="percentage" office:value="0.136363636363636" calcext:value-type="percentage">
            <text:p>13,636%</text:p>
          </table:table-cell>
          <table:table-cell table:style-name="ce121" table:formula="of:=IF(AND(ISNUMBER([.C132]);ISNUMBER([.E132]));([.E132]-[.C132])/[.C132];&quot;-&quot;)" office:value-type="percentage" office:value="-0.0547445255474453" calcext:value-type="percentage">
            <text:p>-5,474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23"/>mb17</text:p>
          </table:table-cell>
          <table:table-cell table:style-name="ce114" office:value-type="float" office:value="192" calcext:value-type="float">
            <text:p>192</text:p>
          </table:table-cell>
          <table:table-cell table:style-name="ce117" office:value-type="float" office:value="160" calcext:value-type="float">
            <text:p>160</text:p>
          </table:table-cell>
          <table:table-cell table:style-name="ce114" office:value-type="float" office:value="192" calcext:value-type="float">
            <text:p>192</text:p>
          </table:table-cell>
          <table:table-cell table:style-name="ce117" office:value-type="float" office:value="159" calcext:value-type="float">
            <text:p>159</text:p>
          </table:table-cell>
          <table:table-cell table:style-name="ce121" table:formula="of:=IF(AND(ISNUMBER([.B133]);ISNUMBER([.D133]));([.D133]-[.B133])/[.B133];&quot;-&quot;)" office:value-type="percentage" office:value="0" calcext:value-type="percentage">
            <text:p>0,000%</text:p>
          </table:table-cell>
          <table:table-cell table:style-name="ce121" table:formula="of:=IF(AND(ISNUMBER([.C133]);ISNUMBER([.E133]));([.E133]-[.C133])/[.C133];&quot;-&quot;)" office:value-type="percentage" office:value="-0.00625" calcext:value-type="percentage">
            <text:p>-0,625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23"/>mb18</text:p>
          </table:table-cell>
          <table:table-cell table:style-name="ce114" office:value-type="float" office:value="16" calcext:value-type="float">
            <text:p>16</text:p>
          </table:table-cell>
          <table:table-cell table:style-name="ce117" office:value-type="float" office:value="111" calcext:value-type="float">
            <text:p>111</text:p>
          </table:table-cell>
          <table:table-cell table:style-name="ce114" office:value-type="float" office:value="16" calcext:value-type="float">
            <text:p>16</text:p>
          </table:table-cell>
          <table:table-cell table:style-name="ce117" office:value-type="float" office:value="111" calcext:value-type="float">
            <text:p>111</text:p>
          </table:table-cell>
          <table:table-cell table:style-name="ce121" table:formula="of:=IF(AND(ISNUMBER([.B134]);ISNUMBER([.D134]));([.D134]-[.B134])/[.B134];&quot;-&quot;)" office:value-type="percentage" office:value="0" calcext:value-type="percentage">
            <text:p>0,000%</text:p>
          </table:table-cell>
          <table:table-cell table:style-name="ce121" table:formula="of:=IF(AND(ISNUMBER([.C134]);ISNUMBER([.E134]));([.E134]-[.C134])/[.C134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23"/>mb19</text:p>
          </table:table-cell>
          <table:table-cell table:style-name="ce114" office:value-type="float" office:value="96" calcext:value-type="float">
            <text:p>96</text:p>
          </table:table-cell>
          <table:table-cell table:style-name="ce117" office:value-type="float" office:value="175" calcext:value-type="float">
            <text:p>175</text:p>
          </table:table-cell>
          <table:table-cell table:style-name="ce114" office:value-type="float" office:value="96" calcext:value-type="float">
            <text:p>96</text:p>
          </table:table-cell>
          <table:table-cell table:style-name="ce117" office:value-type="float" office:value="175" calcext:value-type="float">
            <text:p>175</text:p>
          </table:table-cell>
          <table:table-cell table:style-name="ce121" table:formula="of:=IF(AND(ISNUMBER([.B135]);ISNUMBER([.D135]));([.D135]-[.B135])/[.B135];&quot;-&quot;)" office:value-type="percentage" office:value="0" calcext:value-type="percentage">
            <text:p>0,000%</text:p>
          </table:table-cell>
          <table:table-cell table:style-name="ce121" table:formula="of:=IF(AND(ISNUMBER([.C135]);ISNUMBER([.E135]));([.E135]-[.C135])/[.C135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23"/>mb20</text:p>
          </table:table-cell>
          <table:table-cell table:style-name="ce114" office:value-type="float" office:value="96" calcext:value-type="float">
            <text:p>96</text:p>
          </table:table-cell>
          <table:table-cell table:style-name="ce117" office:value-type="float" office:value="298" calcext:value-type="float">
            <text:p>298</text:p>
          </table:table-cell>
          <table:table-cell table:style-name="ce114" office:value-type="float" office:value="96" calcext:value-type="float">
            <text:p>96</text:p>
          </table:table-cell>
          <table:table-cell table:style-name="ce117" office:value-type="float" office:value="298" calcext:value-type="float">
            <text:p>298</text:p>
          </table:table-cell>
          <table:table-cell table:style-name="ce121" table:formula="of:=IF(AND(ISNUMBER([.B136]);ISNUMBER([.D136]));([.D136]-[.B136])/[.B136];&quot;-&quot;)" office:value-type="percentage" office:value="0" calcext:value-type="percentage">
            <text:p>0,000%</text:p>
          </table:table-cell>
          <table:table-cell table:style-name="ce121" table:formula="of:=IF(AND(ISNUMBER([.C136]);ISNUMBER([.E136]));([.E136]-[.C136])/[.C136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25"/>t1</text:p>
          </table:table-cell>
          <table:table-cell table:style-name="ce114" office:value-type="float" office:value="32" calcext:value-type="float">
            <text:p>32</text:p>
          </table:table-cell>
          <table:table-cell table:style-name="ce117" office:value-type="float" office:value="113" calcext:value-type="float">
            <text:p>113</text:p>
          </table:table-cell>
          <table:table-cell table:style-name="ce114" office:value-type="float" office:value="48" calcext:value-type="float">
            <text:p>48</text:p>
          </table:table-cell>
          <table:table-cell table:style-name="ce117" office:value-type="float" office:value="120" calcext:value-type="float">
            <text:p>120</text:p>
          </table:table-cell>
          <table:table-cell table:style-name="ce121" table:formula="of:=IF(AND(ISNUMBER([.B137]);ISNUMBER([.D137]));([.D137]-[.B137])/[.B137];&quot;-&quot;)" office:value-type="percentage" office:value="0.5" calcext:value-type="percentage">
            <text:p>50,000%</text:p>
          </table:table-cell>
          <table:table-cell table:style-name="ce121" table:formula="of:=IF(AND(ISNUMBER([.C137]);ISNUMBER([.E137]));([.E137]-[.C137])/[.C137];&quot;-&quot;)" office:value-type="percentage" office:value="0.0619469026548673" calcext:value-type="percentage">
            <text:p>6,195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25"/>t2</text:p>
          </table:table-cell>
          <table:table-cell table:style-name="ce114" office:value-type="float" office:value="16" calcext:value-type="float">
            <text:p>16</text:p>
          </table:table-cell>
          <table:table-cell table:style-name="ce117" office:value-type="float" office:value="111" calcext:value-type="float">
            <text:p>111</text:p>
          </table:table-cell>
          <table:table-cell table:style-name="ce114" office:value-type="float" office:value="16" calcext:value-type="float">
            <text:p>16</text:p>
          </table:table-cell>
          <table:table-cell table:style-name="ce117" office:value-type="float" office:value="111" calcext:value-type="float">
            <text:p>111</text:p>
          </table:table-cell>
          <table:table-cell table:style-name="ce121" table:formula="of:=IF(AND(ISNUMBER([.B138]);ISNUMBER([.D138]));([.D138]-[.B138])/[.B138];&quot;-&quot;)" office:value-type="percentage" office:value="0" calcext:value-type="percentage">
            <text:p>0,000%</text:p>
          </table:table-cell>
          <table:table-cell table:style-name="ce121" table:formula="of:=IF(AND(ISNUMBER([.C138]);ISNUMBER([.E138]));([.E138]-[.C138])/[.C138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25"/>t3</text:p>
          </table:table-cell>
          <table:table-cell table:style-name="ce114" office:value-type="float" office:value="48" calcext:value-type="float">
            <text:p>48</text:p>
          </table:table-cell>
          <table:table-cell table:style-name="ce117" office:value-type="float" office:value="115" calcext:value-type="float">
            <text:p>115</text:p>
          </table:table-cell>
          <table:table-cell table:style-name="ce114" office:value-type="float" office:value="48" calcext:value-type="float">
            <text:p>48</text:p>
          </table:table-cell>
          <table:table-cell table:style-name="ce117" office:value-type="float" office:value="115" calcext:value-type="float">
            <text:p>115</text:p>
          </table:table-cell>
          <table:table-cell table:style-name="ce121" table:formula="of:=IF(AND(ISNUMBER([.B139]);ISNUMBER([.D139]));([.D139]-[.B139])/[.B139];&quot;-&quot;)" office:value-type="percentage" office:value="0" calcext:value-type="percentage">
            <text:p>0,000%</text:p>
          </table:table-cell>
          <table:table-cell table:style-name="ce121" table:formula="of:=IF(AND(ISNUMBER([.C139]);ISNUMBER([.E139]));([.E139]-[.C139])/[.C139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25"/>t5</text:p>
          </table:table-cell>
          <table:table-cell table:style-name="ce114" office:value-type="float" office:value="96" calcext:value-type="float">
            <text:p>96</text:p>
          </table:table-cell>
          <table:table-cell table:style-name="ce117" office:value-type="float" office:value="123" calcext:value-type="float">
            <text:p>123</text:p>
          </table:table-cell>
          <table:table-cell table:style-name="ce114" office:value-type="float" office:value="96" calcext:value-type="float">
            <text:p>96</text:p>
          </table:table-cell>
          <table:table-cell table:style-name="ce117" office:value-type="float" office:value="123" calcext:value-type="float">
            <text:p>123</text:p>
          </table:table-cell>
          <table:table-cell table:style-name="ce121" table:formula="of:=IF(AND(ISNUMBER([.B140]);ISNUMBER([.D140]));([.D140]-[.B140])/[.B140];&quot;-&quot;)" office:value-type="percentage" office:value="0" calcext:value-type="percentage">
            <text:p>0,000%</text:p>
          </table:table-cell>
          <table:table-cell table:style-name="ce121" table:formula="of:=IF(AND(ISNUMBER([.C140]);ISNUMBER([.E140]));([.E140]-[.C140])/[.C140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25"/>t9</text:p>
          </table:table-cell>
          <table:table-cell table:style-name="ce114" office:value-type="float" office:value="80" calcext:value-type="float">
            <text:p>80</text:p>
          </table:table-cell>
          <table:table-cell table:style-name="ce117" office:value-type="float" office:value="118" calcext:value-type="float">
            <text:p>118</text:p>
          </table:table-cell>
          <table:table-cell table:style-name="ce114" office:value-type="float" office:value="64" calcext:value-type="float">
            <text:p>64</text:p>
          </table:table-cell>
          <table:table-cell table:style-name="ce117" office:value-type="float" office:value="118" calcext:value-type="float">
            <text:p>118</text:p>
          </table:table-cell>
          <table:table-cell table:style-name="ce121" table:formula="of:=IF(AND(ISNUMBER([.B141]);ISNUMBER([.D141]));([.D141]-[.B141])/[.B141];&quot;-&quot;)" office:value-type="percentage" office:value="-0.2" calcext:value-type="percentage">
            <text:p>-20,000%</text:p>
          </table:table-cell>
          <table:table-cell table:style-name="ce121" table:formula="of:=IF(AND(ISNUMBER([.C141]);ISNUMBER([.E141]));([.E141]-[.C141])/[.C141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6"/>essai_tc105</text:p>
          </table:table-cell>
          <table:table-cell table:style-name="ce114" office:value-type="float" office:value="48" calcext:value-type="float">
            <text:p>48</text:p>
          </table:table-cell>
          <table:table-cell table:style-name="ce117" office:value-type="float" office:value="185" calcext:value-type="float">
            <text:p>185</text:p>
          </table:table-cell>
          <table:table-cell table:style-name="ce114" office:value-type="float" office:value="48" calcext:value-type="float">
            <text:p>48</text:p>
          </table:table-cell>
          <table:table-cell table:style-name="ce117" office:value-type="float" office:value="185" calcext:value-type="float">
            <text:p>185</text:p>
          </table:table-cell>
          <table:table-cell table:style-name="ce121" table:formula="of:=IF(AND(ISNUMBER([.B142]);ISNUMBER([.D142]));([.D142]-[.B142])/[.B142];&quot;-&quot;)" office:value-type="percentage" office:value="0" calcext:value-type="percentage">
            <text:p>0,000%</text:p>
          </table:table-cell>
          <table:table-cell table:style-name="ce121" table:formula="of:=IF(AND(ISNUMBER([.C142]);ISNUMBER([.E142]));([.E142]-[.C142])/[.C142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8"/>cor_h_mod</text:p>
          </table:table-cell>
          <table:table-cell table:style-name="ce114" office:value-type="float" office:value="1568" calcext:value-type="float">
            <text:p>1568</text:p>
          </table:table-cell>
          <table:table-cell table:style-name="ce117" office:value-type="float" office:value="3091" calcext:value-type="float">
            <text:p>3091</text:p>
          </table:table-cell>
          <table:table-cell table:style-name="ce114" office:value-type="float" office:value="1504" calcext:value-type="float">
            <text:p>1504</text:p>
          </table:table-cell>
          <table:table-cell table:style-name="ce117" office:value-type="float" office:value="3000" calcext:value-type="float">
            <text:p>3000</text:p>
          </table:table-cell>
          <table:table-cell table:style-name="ce121" table:formula="of:=IF(AND(ISNUMBER([.B143]);ISNUMBER([.D143]));([.D143]-[.B143])/[.B143];&quot;-&quot;)" office:value-type="percentage" office:value="-0.0408163265306122" calcext:value-type="percentage">
            <text:p>-4,082%</text:p>
          </table:table-cell>
          <table:table-cell table:style-name="ce121" table:formula="of:=IF(AND(ISNUMBER([.C143]);ISNUMBER([.E143]));([.E143]-[.C143])/[.C143];&quot;-&quot;)" office:value-type="percentage" office:value="-0.0294403105791006" calcext:value-type="percentage">
            <text:p>-2,944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25"/>m6</text:p>
          </table:table-cell>
          <table:table-cell table:style-name="ce114" office:value-type="float" office:value="240" calcext:value-type="float">
            <text:p>240</text:p>
          </table:table-cell>
          <table:table-cell table:style-name="ce117" office:value-type="float" office:value="348" calcext:value-type="float">
            <text:p>348</text:p>
          </table:table-cell>
          <table:table-cell table:style-name="ce114" office:value-type="float" office:value="240" calcext:value-type="float">
            <text:p>240</text:p>
          </table:table-cell>
          <table:table-cell table:style-name="ce117" office:value-type="float" office:value="348" calcext:value-type="float">
            <text:p>348</text:p>
          </table:table-cell>
          <table:table-cell table:style-name="ce121" table:formula="of:=IF(AND(ISNUMBER([.B144]);ISNUMBER([.D144]));([.D144]-[.B144])/[.B144];&quot;-&quot;)" office:value-type="percentage" office:value="0" calcext:value-type="percentage">
            <text:p>0,000%</text:p>
          </table:table-cell>
          <table:table-cell table:style-name="ce121" table:formula="of:=IF(AND(ISNUMBER([.C144]);ISNUMBER([.E144]));([.E144]-[.C144])/[.C144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23"/>m6_x</text:p>
          </table:table-cell>
          <table:table-cell table:style-name="ce114" office:value-type="float" office:value="240" calcext:value-type="float">
            <text:p>240</text:p>
          </table:table-cell>
          <table:table-cell table:style-name="ce117" office:value-type="float" office:value="348" calcext:value-type="float">
            <text:p>348</text:p>
          </table:table-cell>
          <table:table-cell table:style-name="ce114" office:value-type="float" office:value="240" calcext:value-type="float">
            <text:p>240</text:p>
          </table:table-cell>
          <table:table-cell table:style-name="ce117" office:value-type="float" office:value="348" calcext:value-type="float">
            <text:p>348</text:p>
          </table:table-cell>
          <table:table-cell table:style-name="ce121" table:formula="of:=IF(AND(ISNUMBER([.B145]);ISNUMBER([.D145]));([.D145]-[.B145])/[.B145];&quot;-&quot;)" office:value-type="percentage" office:value="0" calcext:value-type="percentage">
            <text:p>0,000%</text:p>
          </table:table-cell>
          <table:table-cell table:style-name="ce121" table:formula="of:=IF(AND(ISNUMBER([.C145]);ISNUMBER([.E145]));([.E145]-[.C145])/[.C145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24"/>m12</text:p>
          </table:table-cell>
          <table:table-cell table:style-name="ce114" office:value-type="float" office:value="288" calcext:value-type="float">
            <text:p>288</text:p>
          </table:table-cell>
          <table:table-cell table:style-name="ce117" office:value-type="float" office:value="218" calcext:value-type="float">
            <text:p>218</text:p>
          </table:table-cell>
          <table:table-cell table:style-name="ce114" office:value-type="float" office:value="272" calcext:value-type="float">
            <text:p>272</text:p>
          </table:table-cell>
          <table:table-cell table:style-name="ce117" office:value-type="float" office:value="214" calcext:value-type="float">
            <text:p>214</text:p>
          </table:table-cell>
          <table:table-cell table:style-name="ce121" table:formula="of:=IF(AND(ISNUMBER([.B146]);ISNUMBER([.D146]));([.D146]-[.B146])/[.B146];&quot;-&quot;)" office:value-type="percentage" office:value="-0.0555555555555556" calcext:value-type="percentage">
            <text:p>-5,556%</text:p>
          </table:table-cell>
          <table:table-cell table:style-name="ce121" table:formula="of:=IF(AND(ISNUMBER([.C146]);ISNUMBER([.E146]));([.E146]-[.C146])/[.C146];&quot;-&quot;)" office:value-type="percentage" office:value="-0.018348623853211" calcext:value-type="percentage">
            <text:p>-1,835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5"/>essai_paire1</text:p>
          </table:table-cell>
          <table:table-cell table:style-name="ce114" office:value-type="float" office:value="112" calcext:value-type="float">
            <text:p>112</text:p>
          </table:table-cell>
          <table:table-cell table:style-name="ce117" office:value-type="float" office:value="135" calcext:value-type="float">
            <text:p>135</text:p>
          </table:table-cell>
          <table:table-cell table:style-name="ce114" office:value-type="float" office:value="112" calcext:value-type="float">
            <text:p>112</text:p>
          </table:table-cell>
          <table:table-cell table:style-name="ce117" office:value-type="float" office:value="137" calcext:value-type="float">
            <text:p>137</text:p>
          </table:table-cell>
          <table:table-cell table:style-name="ce121" table:formula="of:=IF(AND(ISNUMBER([.B147]);ISNUMBER([.D147]));([.D147]-[.B147])/[.B147];&quot;-&quot;)" office:value-type="percentage" office:value="0" calcext:value-type="percentage">
            <text:p>0,000%</text:p>
          </table:table-cell>
          <table:table-cell table:style-name="ce121" table:formula="of:=IF(AND(ISNUMBER([.C147]);ISNUMBER([.E147]));([.E147]-[.C147])/[.C147];&quot;-&quot;)" office:value-type="percentage" office:value="0.0148148148148148" calcext:value-type="percentage">
            <text:p>1,481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5"/>essai_paire2</text:p>
          </table:table-cell>
          <table:table-cell table:style-name="ce114" office:value-type="float" office:value="96" calcext:value-type="float">
            <text:p>96</text:p>
          </table:table-cell>
          <table:table-cell table:style-name="ce117" office:value-type="float" office:value="133" calcext:value-type="float">
            <text:p>133</text:p>
          </table:table-cell>
          <table:table-cell table:style-name="ce114" office:value-type="float" office:value="96" calcext:value-type="float">
            <text:p>96</text:p>
          </table:table-cell>
          <table:table-cell table:style-name="ce117" office:value-type="float" office:value="133" calcext:value-type="float">
            <text:p>133</text:p>
          </table:table-cell>
          <table:table-cell table:style-name="ce121" table:formula="of:=IF(AND(ISNUMBER([.B148]);ISNUMBER([.D148]));([.D148]-[.B148])/[.B148];&quot;-&quot;)" office:value-type="percentage" office:value="0" calcext:value-type="percentage">
            <text:p>0,000%</text:p>
          </table:table-cell>
          <table:table-cell table:style-name="ce121" table:formula="of:=IF(AND(ISNUMBER([.C148]);ISNUMBER([.E148]));([.E148]-[.C148])/[.C148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5"/>essai_paire3</text:p>
          </table:table-cell>
          <table:table-cell table:style-name="ce114" office:value-type="float" office:value="128" calcext:value-type="float">
            <text:p>128</text:p>
          </table:table-cell>
          <table:table-cell table:style-name="ce117" office:value-type="float" office:value="139" calcext:value-type="float">
            <text:p>139</text:p>
          </table:table-cell>
          <table:table-cell table:style-name="ce114" office:value-type="float" office:value="144" calcext:value-type="float">
            <text:p>144</text:p>
          </table:table-cell>
          <table:table-cell table:style-name="ce117" office:value-type="float" office:value="139" calcext:value-type="float">
            <text:p>139</text:p>
          </table:table-cell>
          <table:table-cell table:style-name="ce121" table:formula="of:=IF(AND(ISNUMBER([.B149]);ISNUMBER([.D149]));([.D149]-[.B149])/[.B149];&quot;-&quot;)" office:value-type="percentage" office:value="0.125" calcext:value-type="percentage">
            <text:p>12,500%</text:p>
          </table:table-cell>
          <table:table-cell table:style-name="ce121" table:formula="of:=IF(AND(ISNUMBER([.C149]);ISNUMBER([.E149]));([.E149]-[.C149])/[.C149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5"/>essai_paire4</text:p>
          </table:table-cell>
          <table:table-cell table:style-name="ce114" office:value-type="float" office:value="80" calcext:value-type="float">
            <text:p>80</text:p>
          </table:table-cell>
          <table:table-cell table:style-name="ce117" office:value-type="float" office:value="132" calcext:value-type="float">
            <text:p>132</text:p>
          </table:table-cell>
          <table:table-cell table:style-name="ce114" office:value-type="float" office:value="80" calcext:value-type="float">
            <text:p>80</text:p>
          </table:table-cell>
          <table:table-cell table:style-name="ce117" office:value-type="float" office:value="132" calcext:value-type="float">
            <text:p>132</text:p>
          </table:table-cell>
          <table:table-cell table:style-name="ce121" table:formula="of:=IF(AND(ISNUMBER([.B150]);ISNUMBER([.D150]));([.D150]-[.B150])/[.B150];&quot;-&quot;)" office:value-type="percentage" office:value="0" calcext:value-type="percentage">
            <text:p>0,000%</text:p>
          </table:table-cell>
          <table:table-cell table:style-name="ce121" table:formula="of:=IF(AND(ISNUMBER([.C150]);ISNUMBER([.E150]));([.E150]-[.C150])/[.C150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3"/>bug_sequence_2</text:p>
          </table:table-cell>
          <table:table-cell table:style-name="ce114" office:value-type="float" office:value="96" calcext:value-type="float">
            <text:p>96</text:p>
          </table:table-cell>
          <table:table-cell table:style-name="ce117" office:value-type="float" office:value="122" calcext:value-type="float">
            <text:p>122</text:p>
          </table:table-cell>
          <table:table-cell table:style-name="ce114" office:value-type="float" office:value="80" calcext:value-type="float">
            <text:p>80</text:p>
          </table:table-cell>
          <table:table-cell table:style-name="ce117" office:value-type="float" office:value="121" calcext:value-type="float">
            <text:p>121</text:p>
          </table:table-cell>
          <table:table-cell table:style-name="ce121" table:formula="of:=IF(AND(ISNUMBER([.B151]);ISNUMBER([.D151]));([.D151]-[.B151])/[.B151];&quot;-&quot;)" office:value-type="percentage" office:value="-0.166666666666667" calcext:value-type="percentage">
            <text:p>-16,667%</text:p>
          </table:table-cell>
          <table:table-cell table:style-name="ce121" table:formula="of:=IF(AND(ISNUMBER([.C151]);ISNUMBER([.E151]));([.E151]-[.C151])/[.C151];&quot;-&quot;)" office:value-type="percentage" office:value="-0.00819672131147541" calcext:value-type="percentage">
            <text:p>-0,82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3"/>bug_sequence_3</text:p>
          </table:table-cell>
          <table:table-cell table:style-name="ce114" office:value-type="float" office:value="112" calcext:value-type="float">
            <text:p>112</text:p>
          </table:table-cell>
          <table:table-cell table:style-name="ce117" office:value-type="float" office:value="155" calcext:value-type="float">
            <text:p>155</text:p>
          </table:table-cell>
          <table:table-cell table:style-name="ce114" office:value-type="float" office:value="112" calcext:value-type="float">
            <text:p>112</text:p>
          </table:table-cell>
          <table:table-cell table:style-name="ce117" office:value-type="float" office:value="155" calcext:value-type="float">
            <text:p>155</text:p>
          </table:table-cell>
          <table:table-cell table:style-name="ce121" table:formula="of:=IF(AND(ISNUMBER([.B152]);ISNUMBER([.D152]));([.D152]-[.B152])/[.B152];&quot;-&quot;)" office:value-type="percentage" office:value="0" calcext:value-type="percentage">
            <text:p>0,000%</text:p>
          </table:table-cell>
          <table:table-cell table:style-name="ce121" table:formula="of:=IF(AND(ISNUMBER([.C152]);ISNUMBER([.E152]));([.E152]-[.C152])/[.C152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3"/>bug_sequence_7</text:p>
          </table:table-cell>
          <table:table-cell table:style-name="ce114" office:value-type="float" office:value="64" calcext:value-type="float">
            <text:p>64</text:p>
          </table:table-cell>
          <table:table-cell table:style-name="ce117" office:value-type="float" office:value="128" calcext:value-type="float">
            <text:p>128</text:p>
          </table:table-cell>
          <table:table-cell table:style-name="ce114" office:value-type="float" office:value="64" calcext:value-type="float">
            <text:p>64</text:p>
          </table:table-cell>
          <table:table-cell table:style-name="ce117" office:value-type="float" office:value="127" calcext:value-type="float">
            <text:p>127</text:p>
          </table:table-cell>
          <table:table-cell table:style-name="ce121" table:formula="of:=IF(AND(ISNUMBER([.B153]);ISNUMBER([.D153]));([.D153]-[.B153])/[.B153];&quot;-&quot;)" office:value-type="percentage" office:value="0" calcext:value-type="percentage">
            <text:p>0,000%</text:p>
          </table:table-cell>
          <table:table-cell table:style-name="ce121" table:formula="of:=IF(AND(ISNUMBER([.C153]);ISNUMBER([.E153]));([.E153]-[.C153])/[.C153];&quot;-&quot;)" office:value-type="percentage" office:value="-0.0078125" calcext:value-type="percentage">
            <text:p>-0,781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21"/>Az_lsp</text:p>
          </table:table-cell>
          <table:table-cell table:style-name="ce114" office:value-type="float" office:value="208" calcext:value-type="float">
            <text:p>208</text:p>
          </table:table-cell>
          <table:table-cell table:style-name="ce117" office:value-type="float" office:value="147" calcext:value-type="float">
            <text:p>147</text:p>
          </table:table-cell>
          <table:table-cell table:style-name="ce114" office:value-type="float" office:value="208" calcext:value-type="float">
            <text:p>208</text:p>
          </table:table-cell>
          <table:table-cell table:style-name="ce117" office:value-type="float" office:value="148" calcext:value-type="float">
            <text:p>148</text:p>
          </table:table-cell>
          <table:table-cell table:style-name="ce121" table:formula="of:=IF(AND(ISNUMBER([.B154]);ISNUMBER([.D154]));([.D154]-[.B154])/[.B154];&quot;-&quot;)" office:value-type="percentage" office:value="0" calcext:value-type="percentage">
            <text:p>0,000%</text:p>
          </table:table-cell>
          <table:table-cell table:style-name="ce121" table:formula="of:=IF(AND(ISNUMBER([.C154]);ISNUMBER([.E154]));([.E154]-[.C154])/[.C154];&quot;-&quot;)" office:value-type="percentage" office:value="0.00680272108843537" calcext:value-type="percentage">
            <text:p>0,68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5"/>essai_modulo</text:p>
          </table:table-cell>
          <table:table-cell table:style-name="ce114" office:value-type="float" office:value="80" calcext:value-type="float">
            <text:p>80</text:p>
          </table:table-cell>
          <table:table-cell table:style-name="ce117" office:value-type="float" office:value="142" calcext:value-type="float">
            <text:p>142</text:p>
          </table:table-cell>
          <table:table-cell table:style-name="ce114" office:value-type="float" office:value="64" calcext:value-type="float">
            <text:p>64</text:p>
          </table:table-cell>
          <table:table-cell table:style-name="ce117" office:value-type="float" office:value="140" calcext:value-type="float">
            <text:p>140</text:p>
          </table:table-cell>
          <table:table-cell table:style-name="ce121" table:formula="of:=IF(AND(ISNUMBER([.B155]);ISNUMBER([.D155]));([.D155]-[.B155])/[.B155];&quot;-&quot;)" office:value-type="percentage" office:value="-0.2" calcext:value-type="percentage">
            <text:p>-20,000%</text:p>
          </table:table-cell>
          <table:table-cell table:style-name="ce121" table:formula="of:=IF(AND(ISNUMBER([.C155]);ISNUMBER([.E155]));([.E155]-[.C155])/[.C155];&quot;-&quot;)" office:value-type="percentage" office:value="-0.0140845070422535" calcext:value-type="percentage">
            <text:p>-1,408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3"/>essai_modulo_2</text:p>
          </table:table-cell>
          <table:table-cell table:style-name="ce114" office:value-type="float" office:value="208" calcext:value-type="float">
            <text:p>208</text:p>
          </table:table-cell>
          <table:table-cell table:style-name="ce117" office:value-type="float" office:value="188" calcext:value-type="float">
            <text:p>188</text:p>
          </table:table-cell>
          <table:table-cell table:style-name="ce114" office:value-type="float" office:value="208" calcext:value-type="float">
            <text:p>208</text:p>
          </table:table-cell>
          <table:table-cell table:style-name="ce117" office:value-type="float" office:value="184" calcext:value-type="float">
            <text:p>184</text:p>
          </table:table-cell>
          <table:table-cell table:style-name="ce121" table:formula="of:=IF(AND(ISNUMBER([.B156]);ISNUMBER([.D156]));([.D156]-[.B156])/[.B156];&quot;-&quot;)" office:value-type="percentage" office:value="0" calcext:value-type="percentage">
            <text:p>0,000%</text:p>
          </table:table-cell>
          <table:table-cell table:style-name="ce121" table:formula="of:=IF(AND(ISNUMBER([.C156]);ISNUMBER([.E156]));([.E156]-[.C156])/[.C156];&quot;-&quot;)" office:value-type="percentage" office:value="-0.0212765957446808" calcext:value-type="percentage">
            <text:p>-2,128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3"/>essai_modulo_3</text:p>
          </table:table-cell>
          <table:table-cell table:style-name="ce114" office:value-type="float" office:value="96" calcext:value-type="float">
            <text:p>96</text:p>
          </table:table-cell>
          <table:table-cell table:style-name="ce117" office:value-type="float" office:value="136" calcext:value-type="float">
            <text:p>136</text:p>
          </table:table-cell>
          <table:table-cell table:style-name="ce114" office:value-type="float" office:value="96" calcext:value-type="float">
            <text:p>96</text:p>
          </table:table-cell>
          <table:table-cell table:style-name="ce117" office:value-type="float" office:value="135" calcext:value-type="float">
            <text:p>135</text:p>
          </table:table-cell>
          <table:table-cell table:style-name="ce121" table:formula="of:=IF(AND(ISNUMBER([.B157]);ISNUMBER([.D157]));([.D157]-[.B157])/[.B157];&quot;-&quot;)" office:value-type="percentage" office:value="0" calcext:value-type="percentage">
            <text:p>0,000%</text:p>
          </table:table-cell>
          <table:table-cell table:style-name="ce121" table:formula="of:=IF(AND(ISNUMBER([.C157]);ISNUMBER([.E157]));([.E157]-[.C157])/[.C157];&quot;-&quot;)" office:value-type="percentage" office:value="-0.00735294117647059" calcext:value-type="percentage">
            <text:p>-0,735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3"/>essai_modulo_4</text:p>
          </table:table-cell>
          <table:table-cell table:style-name="ce114" office:value-type="float" office:value="96" calcext:value-type="float">
            <text:p>96</text:p>
          </table:table-cell>
          <table:table-cell table:style-name="ce117" office:value-type="float" office:value="316" calcext:value-type="float">
            <text:p>316</text:p>
          </table:table-cell>
          <table:table-cell table:style-name="ce114" office:value-type="float" office:value="96" calcext:value-type="float">
            <text:p>96</text:p>
          </table:table-cell>
          <table:table-cell table:style-name="ce117" office:value-type="float" office:value="316" calcext:value-type="float">
            <text:p>316</text:p>
          </table:table-cell>
          <table:table-cell table:style-name="ce121" table:formula="of:=IF(AND(ISNUMBER([.B158]);ISNUMBER([.D158]));([.D158]-[.B158])/[.B158];&quot;-&quot;)" office:value-type="percentage" office:value="0" calcext:value-type="percentage">
            <text:p>0,000%</text:p>
          </table:table-cell>
          <table:table-cell table:style-name="ce121" table:formula="of:=IF(AND(ISNUMBER([.C158]);ISNUMBER([.E158]));([.E158]-[.C158])/[.C158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3"/>essai_modulo_5</text:p>
          </table:table-cell>
          <table:table-cell table:style-name="ce114" office:value-type="float" office:value="176" calcext:value-type="float">
            <text:p>176</text:p>
          </table:table-cell>
          <table:table-cell table:style-name="ce117" office:value-type="float" office:value="313" calcext:value-type="float">
            <text:p>313</text:p>
          </table:table-cell>
          <table:table-cell table:style-name="ce114" office:value-type="float" office:value="176" calcext:value-type="float">
            <text:p>176</text:p>
          </table:table-cell>
          <table:table-cell table:style-name="ce117" office:value-type="float" office:value="310" calcext:value-type="float">
            <text:p>310</text:p>
          </table:table-cell>
          <table:table-cell table:style-name="ce121" table:formula="of:=IF(AND(ISNUMBER([.B159]);ISNUMBER([.D159]));([.D159]-[.B159])/[.B159];&quot;-&quot;)" office:value-type="percentage" office:value="0" calcext:value-type="percentage">
            <text:p>0,000%</text:p>
          </table:table-cell>
          <table:table-cell table:style-name="ce121" table:formula="of:=IF(AND(ISNUMBER([.C159]);ISNUMBER([.E159]));([.E159]-[.C159])/[.C159];&quot;-&quot;)" office:value-type="percentage" office:value="-0.00958466453674121" calcext:value-type="percentage">
            <text:p>-0,958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3"/>essai_modulo_6</text:p>
          </table:table-cell>
          <table:table-cell table:style-name="ce114" office:value-type="float" office:value="96" calcext:value-type="float">
            <text:p>96</text:p>
          </table:table-cell>
          <table:table-cell table:style-name="ce117" office:value-type="float" office:value="319" calcext:value-type="float">
            <text:p>319</text:p>
          </table:table-cell>
          <table:table-cell table:style-name="ce114" office:value-type="float" office:value="96" calcext:value-type="float">
            <text:p>96</text:p>
          </table:table-cell>
          <table:table-cell table:style-name="ce117" office:value-type="float" office:value="319" calcext:value-type="float">
            <text:p>319</text:p>
          </table:table-cell>
          <table:table-cell table:style-name="ce121" table:formula="of:=IF(AND(ISNUMBER([.B160]);ISNUMBER([.D160]));([.D160]-[.B160])/[.B160];&quot;-&quot;)" office:value-type="percentage" office:value="0" calcext:value-type="percentage">
            <text:p>0,000%</text:p>
          </table:table-cell>
          <table:table-cell table:style-name="ce121" table:formula="of:=IF(AND(ISNUMBER([.C160]);ISNUMBER([.E160]));([.E160]-[.C160])/[.C160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3"/>essai_modulo_7</text:p>
          </table:table-cell>
          <table:table-cell table:style-name="ce114" office:value-type="float" office:value="144" calcext:value-type="float">
            <text:p>144</text:p>
          </table:table-cell>
          <table:table-cell table:style-name="ce117" office:value-type="float" office:value="589" calcext:value-type="float">
            <text:p>589</text:p>
          </table:table-cell>
          <table:table-cell table:style-name="ce114" office:value-type="float" office:value="144" calcext:value-type="float">
            <text:p>144</text:p>
          </table:table-cell>
          <table:table-cell table:style-name="ce117" office:value-type="float" office:value="589" calcext:value-type="float">
            <text:p>589</text:p>
          </table:table-cell>
          <table:table-cell table:style-name="ce121" table:formula="of:=IF(AND(ISNUMBER([.B161]);ISNUMBER([.D161]));([.D161]-[.B161])/[.B161];&quot;-&quot;)" office:value-type="percentage" office:value="0" calcext:value-type="percentage">
            <text:p>0,000%</text:p>
          </table:table-cell>
          <table:table-cell table:style-name="ce121" table:formula="of:=IF(AND(ISNUMBER([.C161]);ISNUMBER([.E161]));([.E161]-[.C161])/[.C161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3"/>essai_mod_csub</text:p>
          </table:table-cell>
          <table:table-cell table:style-name="ce114" office:value-type="float" office:value="144" calcext:value-type="float">
            <text:p>144</text:p>
          </table:table-cell>
          <table:table-cell table:style-name="ce117" office:value-type="float" office:value="1309" calcext:value-type="float">
            <text:p>1309</text:p>
          </table:table-cell>
          <table:table-cell table:style-name="ce114" office:value-type="float" office:value="144" calcext:value-type="float">
            <text:p>144</text:p>
          </table:table-cell>
          <table:table-cell table:style-name="ce117" office:value-type="float" office:value="1311" calcext:value-type="float">
            <text:p>1311</text:p>
          </table:table-cell>
          <table:table-cell table:style-name="ce121" table:formula="of:=IF(AND(ISNUMBER([.B162]);ISNUMBER([.D162]));([.D162]-[.B162])/[.B162];&quot;-&quot;)" office:value-type="percentage" office:value="0" calcext:value-type="percentage">
            <text:p>0,000%</text:p>
          </table:table-cell>
          <table:table-cell table:style-name="ce121" table:formula="of:=IF(AND(ISNUMBER([.C162]);ISNUMBER([.E162]));([.E162]-[.C162])/[.C162];&quot;-&quot;)" office:value-type="percentage" office:value="0.00152788388082506" calcext:value-type="percentage">
            <text:p>0,153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5"/>bug_modulo_1</text:p>
          </table:table-cell>
          <table:table-cell table:style-name="ce114" office:value-type="float" office:value="64" calcext:value-type="float">
            <text:p>64</text:p>
          </table:table-cell>
          <table:table-cell table:style-name="ce117" office:value-type="float" office:value="443" calcext:value-type="float">
            <text:p>443</text:p>
          </table:table-cell>
          <table:table-cell table:style-name="ce114" office:value-type="float" office:value="64" calcext:value-type="float">
            <text:p>64</text:p>
          </table:table-cell>
          <table:table-cell table:style-name="ce117" office:value-type="float" office:value="443" calcext:value-type="float">
            <text:p>443</text:p>
          </table:table-cell>
          <table:table-cell table:style-name="ce121" table:formula="of:=IF(AND(ISNUMBER([.B163]);ISNUMBER([.D163]));([.D163]-[.B163])/[.B163];&quot;-&quot;)" office:value-type="percentage" office:value="0" calcext:value-type="percentage">
            <text:p>0,000%</text:p>
          </table:table-cell>
          <table:table-cell table:style-name="ce121" table:formula="of:=IF(AND(ISNUMBER([.C163]);ISNUMBER([.E163]));([.E163]-[.C163])/[.C163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5"/>bug_modulo_2</text:p>
          </table:table-cell>
          <table:table-cell table:style-name="ce114" office:value-type="float" office:value="64" calcext:value-type="float">
            <text:p>64</text:p>
          </table:table-cell>
          <table:table-cell table:style-name="ce117" office:value-type="float" office:value="676" calcext:value-type="float">
            <text:p>676</text:p>
          </table:table-cell>
          <table:table-cell table:style-name="ce114" office:value-type="float" office:value="64" calcext:value-type="float">
            <text:p>64</text:p>
          </table:table-cell>
          <table:table-cell table:style-name="ce117" office:value-type="float" office:value="676" calcext:value-type="float">
            <text:p>676</text:p>
          </table:table-cell>
          <table:table-cell table:style-name="ce121" table:formula="of:=IF(AND(ISNUMBER([.B164]);ISNUMBER([.D164]));([.D164]-[.B164])/[.B164];&quot;-&quot;)" office:value-type="percentage" office:value="0" calcext:value-type="percentage">
            <text:p>0,000%</text:p>
          </table:table-cell>
          <table:table-cell table:style-name="ce121" table:formula="of:=IF(AND(ISNUMBER([.C164]);ISNUMBER([.E164]));([.E164]-[.C164])/[.C164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5"/>bug_modulo_3</text:p>
          </table:table-cell>
          <table:table-cell table:style-name="ce114" office:value-type="float" office:value="32" calcext:value-type="float">
            <text:p>32</text:p>
          </table:table-cell>
          <table:table-cell table:style-name="ce117" office:value-type="float" office:value="423" calcext:value-type="float">
            <text:p>423</text:p>
          </table:table-cell>
          <table:table-cell table:style-name="ce114" office:value-type="float" office:value="32" calcext:value-type="float">
            <text:p>32</text:p>
          </table:table-cell>
          <table:table-cell table:style-name="ce117" office:value-type="float" office:value="423" calcext:value-type="float">
            <text:p>423</text:p>
          </table:table-cell>
          <table:table-cell table:style-name="ce121" table:formula="of:=IF(AND(ISNUMBER([.B165]);ISNUMBER([.D165]));([.D165]-[.B165])/[.B165];&quot;-&quot;)" office:value-type="percentage" office:value="0" calcext:value-type="percentage">
            <text:p>0,000%</text:p>
          </table:table-cell>
          <table:table-cell table:style-name="ce121" table:formula="of:=IF(AND(ISNUMBER([.C165]);ISNUMBER([.E165]));([.E165]-[.C165])/[.C165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5"/>bug_modulo_4</text:p>
          </table:table-cell>
          <table:table-cell table:style-name="ce114" office:value-type="float" office:value="48" calcext:value-type="float">
            <text:p>48</text:p>
          </table:table-cell>
          <table:table-cell table:style-name="ce117" office:value-type="float" office:value="426" calcext:value-type="float">
            <text:p>426</text:p>
          </table:table-cell>
          <table:table-cell table:style-name="ce114" office:value-type="float" office:value="48" calcext:value-type="float">
            <text:p>48</text:p>
          </table:table-cell>
          <table:table-cell table:style-name="ce117" office:value-type="float" office:value="426" calcext:value-type="float">
            <text:p>426</text:p>
          </table:table-cell>
          <table:table-cell table:style-name="ce121" table:formula="of:=IF(AND(ISNUMBER([.B166]);ISNUMBER([.D166]));([.D166]-[.B166])/[.B166];&quot;-&quot;)" office:value-type="percentage" office:value="0" calcext:value-type="percentage">
            <text:p>0,000%</text:p>
          </table:table-cell>
          <table:table-cell table:style-name="ce121" table:formula="of:=IF(AND(ISNUMBER([.C166]);ISNUMBER([.E166]));([.E166]-[.C166])/[.C166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5"/>bug_modulo_5</text:p>
          </table:table-cell>
          <table:table-cell table:style-name="ce114" office:value-type="float" office:value="112" calcext:value-type="float">
            <text:p>112</text:p>
          </table:table-cell>
          <table:table-cell table:style-name="ce117" office:value-type="float" office:value="2676" calcext:value-type="float">
            <text:p>2676</text:p>
          </table:table-cell>
          <table:table-cell table:style-name="ce114" office:value-type="float" office:value="112" calcext:value-type="float">
            <text:p>112</text:p>
          </table:table-cell>
          <table:table-cell table:style-name="ce117" office:value-type="float" office:value="2631" calcext:value-type="float">
            <text:p>2631</text:p>
          </table:table-cell>
          <table:table-cell table:style-name="ce121" table:formula="of:=IF(AND(ISNUMBER([.B167]);ISNUMBER([.D167]));([.D167]-[.B167])/[.B167];&quot;-&quot;)" office:value-type="percentage" office:value="0" calcext:value-type="percentage">
            <text:p>0,000%</text:p>
          </table:table-cell>
          <table:table-cell table:style-name="ce121" table:formula="of:=IF(AND(ISNUMBER([.C167]);ISNUMBER([.E167]));([.E167]-[.C167])/[.C167];&quot;-&quot;)" office:value-type="percentage" office:value="-0.0168161434977578" calcext:value-type="percentage">
            <text:p>-1,682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5"/>bug_modulo_6</text:p>
          </table:table-cell>
          <table:table-cell table:style-name="ce114" office:value-type="float" office:value="32" calcext:value-type="float">
            <text:p>32</text:p>
          </table:table-cell>
          <table:table-cell table:style-name="ce117" office:value-type="float" office:value="188" calcext:value-type="float">
            <text:p>188</text:p>
          </table:table-cell>
          <table:table-cell table:style-name="ce114" office:value-type="float" office:value="32" calcext:value-type="float">
            <text:p>32</text:p>
          </table:table-cell>
          <table:table-cell table:style-name="ce117" office:value-type="float" office:value="188" calcext:value-type="float">
            <text:p>188</text:p>
          </table:table-cell>
          <table:table-cell table:style-name="ce121" table:formula="of:=IF(AND(ISNUMBER([.B168]);ISNUMBER([.D168]));([.D168]-[.B168])/[.B168];&quot;-&quot;)" office:value-type="percentage" office:value="0" calcext:value-type="percentage">
            <text:p>0,000%</text:p>
          </table:table-cell>
          <table:table-cell table:style-name="ce121" table:formula="of:=IF(AND(ISNUMBER([.C168]);ISNUMBER([.E168]));([.E168]-[.C168])/[.C168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5"/>bug_modulo_7</text:p>
          </table:table-cell>
          <table:table-cell table:style-name="ce114" office:value-type="float" office:value="80" calcext:value-type="float">
            <text:p>80</text:p>
          </table:table-cell>
          <table:table-cell table:style-name="ce117" office:value-type="float" office:value="165" calcext:value-type="float">
            <text:p>165</text:p>
          </table:table-cell>
          <table:table-cell table:style-name="ce114" office:value-type="float" office:value="80" calcext:value-type="float">
            <text:p>80</text:p>
          </table:table-cell>
          <table:table-cell table:style-name="ce117" office:value-type="float" office:value="165" calcext:value-type="float">
            <text:p>165</text:p>
          </table:table-cell>
          <table:table-cell table:style-name="ce121" table:formula="of:=IF(AND(ISNUMBER([.B169]);ISNUMBER([.D169]));([.D169]-[.B169])/[.B169];&quot;-&quot;)" office:value-type="percentage" office:value="0" calcext:value-type="percentage">
            <text:p>0,000%</text:p>
          </table:table-cell>
          <table:table-cell table:style-name="ce121" table:formula="of:=IF(AND(ISNUMBER([.C169]);ISNUMBER([.E169]));([.E169]-[.C169])/[.C169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5"/>bug_modulo_8</text:p>
          </table:table-cell>
          <table:table-cell table:style-name="ce114" office:value-type="float" office:value="64" calcext:value-type="float">
            <text:p>64</text:p>
          </table:table-cell>
          <table:table-cell table:style-name="ce117" office:value-type="float" office:value="135" calcext:value-type="float">
            <text:p>135</text:p>
          </table:table-cell>
          <table:table-cell table:style-name="ce114" office:value-type="float" office:value="64" calcext:value-type="float">
            <text:p>64</text:p>
          </table:table-cell>
          <table:table-cell table:style-name="ce117" office:value-type="float" office:value="134" calcext:value-type="float">
            <text:p>134</text:p>
          </table:table-cell>
          <table:table-cell table:style-name="ce121" table:formula="of:=IF(AND(ISNUMBER([.B170]);ISNUMBER([.D170]));([.D170]-[.B170])/[.B170];&quot;-&quot;)" office:value-type="percentage" office:value="0" calcext:value-type="percentage">
            <text:p>0,000%</text:p>
          </table:table-cell>
          <table:table-cell table:style-name="ce121" table:formula="of:=IF(AND(ISNUMBER([.C170]);ISNUMBER([.E170]));([.E170]-[.C170])/[.C170];&quot;-&quot;)" office:value-type="percentage" office:value="-0.00740740740740741" calcext:value-type="percentage">
            <text:p>-0,741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5"/>bug_modulo_9</text:p>
          </table:table-cell>
          <table:table-cell table:style-name="ce114" office:value-type="float" office:value="48" calcext:value-type="float">
            <text:p>48</text:p>
          </table:table-cell>
          <table:table-cell table:style-name="ce117" office:value-type="float" office:value="1359" calcext:value-type="float">
            <text:p>1359</text:p>
          </table:table-cell>
          <table:table-cell table:style-name="ce114" office:value-type="float" office:value="48" calcext:value-type="float">
            <text:p>48</text:p>
          </table:table-cell>
          <table:table-cell table:style-name="ce117" office:value-type="float" office:value="1359" calcext:value-type="float">
            <text:p>1359</text:p>
          </table:table-cell>
          <table:table-cell table:style-name="ce121" table:formula="of:=IF(AND(ISNUMBER([.B171]);ISNUMBER([.D171]));([.D171]-[.B171])/[.B171];&quot;-&quot;)" office:value-type="percentage" office:value="0" calcext:value-type="percentage">
            <text:p>0,000%</text:p>
          </table:table-cell>
          <table:table-cell table:style-name="ce121" table:formula="of:=IF(AND(ISNUMBER([.C171]);ISNUMBER([.E171]));([.E171]-[.C171])/[.C171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4"/>bug_modulo_10</text:p>
          </table:table-cell>
          <table:table-cell table:style-name="ce114" office:value-type="float" office:value="64" calcext:value-type="float">
            <text:p>64</text:p>
          </table:table-cell>
          <table:table-cell table:style-name="ce117" office:value-type="float" office:value="182" calcext:value-type="float">
            <text:p>182</text:p>
          </table:table-cell>
          <table:table-cell table:style-name="ce114" office:value-type="float" office:value="64" calcext:value-type="float">
            <text:p>64</text:p>
          </table:table-cell>
          <table:table-cell table:style-name="ce117" office:value-type="float" office:value="181" calcext:value-type="float">
            <text:p>181</text:p>
          </table:table-cell>
          <table:table-cell table:style-name="ce121" table:formula="of:=IF(AND(ISNUMBER([.B172]);ISNUMBER([.D172]));([.D172]-[.B172])/[.B172];&quot;-&quot;)" office:value-type="percentage" office:value="0" calcext:value-type="percentage">
            <text:p>0,000%</text:p>
          </table:table-cell>
          <table:table-cell table:style-name="ce121" table:formula="of:=IF(AND(ISNUMBER([.C172]);ISNUMBER([.E172]));([.E172]-[.C172])/[.C172];&quot;-&quot;)" office:value-type="percentage" office:value="-0.00549450549450549" calcext:value-type="percentage">
            <text:p>-0,549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4"/>bug_modulo_11</text:p>
          </table:table-cell>
          <table:table-cell table:style-name="ce114" office:value-type="float" office:value="128" calcext:value-type="float">
            <text:p>128</text:p>
          </table:table-cell>
          <table:table-cell table:style-name="ce117" office:value-type="float" office:value="428" calcext:value-type="float">
            <text:p>428</text:p>
          </table:table-cell>
          <table:table-cell table:style-name="ce114" office:value-type="float" office:value="112" calcext:value-type="float">
            <text:p>112</text:p>
          </table:table-cell>
          <table:table-cell table:style-name="ce117" office:value-type="float" office:value="424" calcext:value-type="float">
            <text:p>424</text:p>
          </table:table-cell>
          <table:table-cell table:style-name="ce121" table:formula="of:=IF(AND(ISNUMBER([.B173]);ISNUMBER([.D173]));([.D173]-[.B173])/[.B173];&quot;-&quot;)" office:value-type="percentage" office:value="-0.125" calcext:value-type="percentage">
            <text:p>-12,500%</text:p>
          </table:table-cell>
          <table:table-cell table:style-name="ce121" table:formula="of:=IF(AND(ISNUMBER([.C173]);ISNUMBER([.E173]));([.E173]-[.C173])/[.C173];&quot;-&quot;)" office:value-type="percentage" office:value="-0.00934579439252336" calcext:value-type="percentage">
            <text:p>-0,935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1"/>bug_modulo_upper</text:p>
          </table:table-cell>
          <table:table-cell table:style-name="ce114" office:value-type="float" office:value="112" calcext:value-type="float">
            <text:p>112</text:p>
          </table:table-cell>
          <table:table-cell table:style-name="ce117" office:value-type="float" office:value="346" calcext:value-type="float">
            <text:p>346</text:p>
          </table:table-cell>
          <table:table-cell table:style-name="ce114" office:value-type="float" office:value="112" calcext:value-type="float">
            <text:p>112</text:p>
          </table:table-cell>
          <table:table-cell table:style-name="ce117" office:value-type="float" office:value="346" calcext:value-type="float">
            <text:p>346</text:p>
          </table:table-cell>
          <table:table-cell table:style-name="ce121" table:formula="of:=IF(AND(ISNUMBER([.B174]);ISNUMBER([.D174]));([.D174]-[.B174])/[.B174];&quot;-&quot;)" office:value-type="percentage" office:value="0" calcext:value-type="percentage">
            <text:p>0,000%</text:p>
          </table:table-cell>
          <table:table-cell table:style-name="ce121" table:formula="of:=IF(AND(ISNUMBER([.C174]);ISNUMBER([.E174]));([.E174]-[.C174])/[.C174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2"/>boucle_cor_eric</text:p>
          </table:table-cell>
          <table:table-cell table:style-name="ce114" office:value-type="float" office:value="272" calcext:value-type="float">
            <text:p>272</text:p>
          </table:table-cell>
          <table:table-cell table:style-name="ce117" office:value-type="float" office:value="5355" calcext:value-type="float">
            <text:p>5355</text:p>
          </table:table-cell>
          <table:table-cell table:style-name="ce114" office:value-type="float" office:value="272" calcext:value-type="float">
            <text:p>272</text:p>
          </table:table-cell>
          <table:table-cell table:style-name="ce117" office:value-type="float" office:value="5355" calcext:value-type="float">
            <text:p>5355</text:p>
          </table:table-cell>
          <table:table-cell table:style-name="ce121" table:formula="of:=IF(AND(ISNUMBER([.B175]);ISNUMBER([.D175]));([.D175]-[.B175])/[.B175];&quot;-&quot;)" office:value-type="percentage" office:value="0" calcext:value-type="percentage">
            <text:p>0,000%</text:p>
          </table:table-cell>
          <table:table-cell table:style-name="ce121" table:formula="of:=IF(AND(ISNUMBER([.C175]);ISNUMBER([.E175]));([.E175]-[.C175])/[.C175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8"/>norm_corr</text:p>
          </table:table-cell>
          <table:table-cell table:style-name="ce114" office:value-type="float" office:value="160" calcext:value-type="float">
            <text:p>160</text:p>
          </table:table-cell>
          <table:table-cell table:style-name="ce117" office:value-type="float" office:value="1875" calcext:value-type="float">
            <text:p>1875</text:p>
          </table:table-cell>
          <table:table-cell table:style-name="ce114" office:value-type="float" office:value="160" calcext:value-type="float">
            <text:p>160</text:p>
          </table:table-cell>
          <table:table-cell table:style-name="ce117" office:value-type="float" office:value="1875" calcext:value-type="float">
            <text:p>1875</text:p>
          </table:table-cell>
          <table:table-cell table:style-name="ce121" table:formula="of:=IF(AND(ISNUMBER([.B176]);ISNUMBER([.D176]));([.D176]-[.B176])/[.B176];&quot;-&quot;)" office:value-type="percentage" office:value="0" calcext:value-type="percentage">
            <text:p>0,000%</text:p>
          </table:table-cell>
          <table:table-cell table:style-name="ce121" table:formula="of:=IF(AND(ISNUMBER([.C176]);ISNUMBER([.E176]));([.E176]-[.C176])/[.C176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22"/>tC186</text:p>
          </table:table-cell>
          <table:table-cell table:style-name="ce114" office:value-type="float" office:value="96" calcext:value-type="float">
            <text:p>96</text:p>
          </table:table-cell>
          <table:table-cell table:style-name="ce117" office:value-type="float" office:value="858" calcext:value-type="float">
            <text:p>858</text:p>
          </table:table-cell>
          <table:table-cell table:style-name="ce114" office:value-type="float" office:value="96" calcext:value-type="float">
            <text:p>96</text:p>
          </table:table-cell>
          <table:table-cell table:style-name="ce117" office:value-type="float" office:value="858" calcext:value-type="float">
            <text:p>858</text:p>
          </table:table-cell>
          <table:table-cell table:style-name="ce121" table:formula="of:=IF(AND(ISNUMBER([.B177]);ISNUMBER([.D177]));([.D177]-[.B177])/[.B177];&quot;-&quot;)" office:value-type="percentage" office:value="0" calcext:value-type="percentage">
            <text:p>0,000%</text:p>
          </table:table-cell>
          <table:table-cell table:style-name="ce121" table:formula="of:=IF(AND(ISNUMBER([.C177]);ISNUMBER([.E177]));([.E177]-[.C177])/[.C177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22"/>tC208</text:p>
          </table:table-cell>
          <table:table-cell table:style-name="ce114" office:value-type="float" office:value="128" calcext:value-type="float">
            <text:p>128</text:p>
          </table:table-cell>
          <table:table-cell table:style-name="ce117" office:value-type="float" office:value="132" calcext:value-type="float">
            <text:p>132</text:p>
          </table:table-cell>
          <table:table-cell table:style-name="ce114" office:value-type="float" office:value="128" calcext:value-type="float">
            <text:p>128</text:p>
          </table:table-cell>
          <table:table-cell table:style-name="ce117" office:value-type="float" office:value="132" calcext:value-type="float">
            <text:p>132</text:p>
          </table:table-cell>
          <table:table-cell table:style-name="ce121" table:formula="of:=IF(AND(ISNUMBER([.B178]);ISNUMBER([.D178]));([.D178]-[.B178])/[.B178];&quot;-&quot;)" office:value-type="percentage" office:value="0" calcext:value-type="percentage">
            <text:p>0,000%</text:p>
          </table:table-cell>
          <table:table-cell table:style-name="ce121" table:formula="of:=IF(AND(ISNUMBER([.C178]);ISNUMBER([.E178]));([.E178]-[.C178])/[.C178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7"/>bug_square_multi_def</text:p>
          </table:table-cell>
          <table:table-cell table:style-name="ce114" office:value-type="float" office:value="256" calcext:value-type="float">
            <text:p>256</text:p>
          </table:table-cell>
          <table:table-cell table:style-name="ce117" office:value-type="float" office:value="56626" calcext:value-type="float">
            <text:p>56626</text:p>
          </table:table-cell>
          <table:table-cell table:style-name="ce114" office:value-type="float" office:value="272" calcext:value-type="float">
            <text:p>272</text:p>
          </table:table-cell>
          <table:table-cell table:style-name="ce117" office:value-type="float" office:value="56049" calcext:value-type="float">
            <text:p>56049</text:p>
          </table:table-cell>
          <table:table-cell table:style-name="ce121" table:formula="of:=IF(AND(ISNUMBER([.B179]);ISNUMBER([.D179]));([.D179]-[.B179])/[.B179];&quot;-&quot;)" office:value-type="percentage" office:value="0.0625" calcext:value-type="percentage">
            <text:p>6,250%</text:p>
          </table:table-cell>
          <table:table-cell table:style-name="ce121" table:formula="of:=IF(AND(ISNUMBER([.C179]);ISNUMBER([.E179]));([.E179]-[.C179])/[.C179];&quot;-&quot;)" office:value-type="percentage" office:value="-0.0101896655246706" calcext:value-type="percentage">
            <text:p>-1,019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9"/>bug_mb06</text:p>
          </table:table-cell>
          <table:table-cell table:style-name="ce114" office:value-type="float" office:value="112" calcext:value-type="float">
            <text:p>112</text:p>
          </table:table-cell>
          <table:table-cell table:style-name="ce117" office:value-type="float" office:value="251" calcext:value-type="float">
            <text:p>251</text:p>
          </table:table-cell>
          <table:table-cell table:style-name="ce114" office:value-type="float" office:value="112" calcext:value-type="float">
            <text:p>112</text:p>
          </table:table-cell>
          <table:table-cell table:style-name="ce117" office:value-type="float" office:value="249" calcext:value-type="float">
            <text:p>249</text:p>
          </table:table-cell>
          <table:table-cell table:style-name="ce121" table:formula="of:=IF(AND(ISNUMBER([.B180]);ISNUMBER([.D180]));([.D180]-[.B180])/[.B180];&quot;-&quot;)" office:value-type="percentage" office:value="0" calcext:value-type="percentage">
            <text:p>0,000%</text:p>
          </table:table-cell>
          <table:table-cell table:style-name="ce121" table:formula="of:=IF(AND(ISNUMBER([.C180]);ISNUMBER([.E180]));([.E180]-[.C180])/[.C180];&quot;-&quot;)" office:value-type="percentage" office:value="-0.00796812749003984" calcext:value-type="percentage">
            <text:p>-0,797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7"/>bug_mb06_2</text:p>
          </table:table-cell>
          <table:table-cell table:style-name="ce114" office:value-type="float" office:value="160" calcext:value-type="float">
            <text:p>160</text:p>
          </table:table-cell>
          <table:table-cell table:style-name="ce117" office:value-type="float" office:value="159" calcext:value-type="float">
            <text:p>159</text:p>
          </table:table-cell>
          <table:table-cell table:style-name="ce114" office:value-type="float" office:value="160" calcext:value-type="float">
            <text:p>160</text:p>
          </table:table-cell>
          <table:table-cell table:style-name="ce117" office:value-type="float" office:value="155" calcext:value-type="float">
            <text:p>155</text:p>
          </table:table-cell>
          <table:table-cell table:style-name="ce121" table:formula="of:=IF(AND(ISNUMBER([.B181]);ISNUMBER([.D181]));([.D181]-[.B181])/[.B181];&quot;-&quot;)" office:value-type="percentage" office:value="0" calcext:value-type="percentage">
            <text:p>0,000%</text:p>
          </table:table-cell>
          <table:table-cell table:style-name="ce121" table:formula="of:=IF(AND(ISNUMBER([.C181]);ISNUMBER([.E181]));([.E181]-[.C181])/[.C181];&quot;-&quot;)" office:value-type="percentage" office:value="-0.0251572327044025" calcext:value-type="percentage">
            <text:p>-2,516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7"/>bug_mb06_3</text:p>
          </table:table-cell>
          <table:table-cell table:style-name="ce114" office:value-type="float" office:value="64" calcext:value-type="float">
            <text:p>64</text:p>
          </table:table-cell>
          <table:table-cell table:style-name="ce117" office:value-type="float" office:value="128" calcext:value-type="float">
            <text:p>128</text:p>
          </table:table-cell>
          <table:table-cell table:style-name="ce114" office:value-type="float" office:value="64" calcext:value-type="float">
            <text:p>64</text:p>
          </table:table-cell>
          <table:table-cell table:style-name="ce117" office:value-type="float" office:value="127" calcext:value-type="float">
            <text:p>127</text:p>
          </table:table-cell>
          <table:table-cell table:style-name="ce121" table:formula="of:=IF(AND(ISNUMBER([.B182]);ISNUMBER([.D182]));([.D182]-[.B182])/[.B182];&quot;-&quot;)" office:value-type="percentage" office:value="0" calcext:value-type="percentage">
            <text:p>0,000%</text:p>
          </table:table-cell>
          <table:table-cell table:style-name="ce121" table:formula="of:=IF(AND(ISNUMBER([.C182]);ISNUMBER([.E182]));([.E182]-[.C182])/[.C182];&quot;-&quot;)" office:value-type="percentage" office:value="-0.0078125" calcext:value-type="percentage">
            <text:p>-0,781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7"/>bug_mb06_4</text:p>
          </table:table-cell>
          <table:table-cell table:style-name="ce114" office:value-type="float" office:value="64" calcext:value-type="float">
            <text:p>64</text:p>
          </table:table-cell>
          <table:table-cell table:style-name="ce117" office:value-type="float" office:value="128" calcext:value-type="float">
            <text:p>128</text:p>
          </table:table-cell>
          <table:table-cell table:style-name="ce114" office:value-type="float" office:value="64" calcext:value-type="float">
            <text:p>64</text:p>
          </table:table-cell>
          <table:table-cell table:style-name="ce117" office:value-type="float" office:value="127" calcext:value-type="float">
            <text:p>127</text:p>
          </table:table-cell>
          <table:table-cell table:style-name="ce121" table:formula="of:=IF(AND(ISNUMBER([.B183]);ISNUMBER([.D183]));([.D183]-[.B183])/[.B183];&quot;-&quot;)" office:value-type="percentage" office:value="0" calcext:value-type="percentage">
            <text:p>0,000%</text:p>
          </table:table-cell>
          <table:table-cell table:style-name="ce121" table:formula="of:=IF(AND(ISNUMBER([.C183]);ISNUMBER([.E183]));([.E183]-[.C183])/[.C183];&quot;-&quot;)" office:value-type="percentage" office:value="-0.0078125" calcext:value-type="percentage">
            <text:p>-0,781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9"/>bug_mb15</text:p>
          </table:table-cell>
          <table:table-cell table:style-name="ce114" office:value-type="float" office:value="640" calcext:value-type="float">
            <text:p>640</text:p>
          </table:table-cell>
          <table:table-cell table:style-name="ce117" office:value-type="float" office:value="5270" calcext:value-type="float">
            <text:p>5270</text:p>
          </table:table-cell>
          <table:table-cell table:style-name="ce114" office:value-type="float" office:value="672" calcext:value-type="float">
            <text:p>672</text:p>
          </table:table-cell>
          <table:table-cell table:style-name="ce117" office:value-type="float" office:value="5269" calcext:value-type="float">
            <text:p>5269</text:p>
          </table:table-cell>
          <table:table-cell table:style-name="ce121" table:formula="of:=IF(AND(ISNUMBER([.B184]);ISNUMBER([.D184]));([.D184]-[.B184])/[.B184];&quot;-&quot;)" office:value-type="percentage" office:value="0.05" calcext:value-type="percentage">
            <text:p>5,000%</text:p>
          </table:table-cell>
          <table:table-cell table:style-name="ce121" table:formula="of:=IF(AND(ISNUMBER([.C184]);ISNUMBER([.E184]));([.E184]-[.C184])/[.C184];&quot;-&quot;)" office:value-type="percentage" office:value="-0.000189753320683112" calcext:value-type="percentage">
            <text:p>-0,019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9"/>sum_temp</text:p>
          </table:table-cell>
          <table:table-cell table:style-name="ce114" office:value-type="float" office:value="112" calcext:value-type="float">
            <text:p>112</text:p>
          </table:table-cell>
          <table:table-cell table:style-name="ce117" office:value-type="float" office:value="136" calcext:value-type="float">
            <text:p>136</text:p>
          </table:table-cell>
          <table:table-cell table:style-name="ce114" office:value-type="float" office:value="112" calcext:value-type="float">
            <text:p>112</text:p>
          </table:table-cell>
          <table:table-cell table:style-name="ce117" office:value-type="float" office:value="131" calcext:value-type="float">
            <text:p>131</text:p>
          </table:table-cell>
          <table:table-cell table:style-name="ce121" table:formula="of:=IF(AND(ISNUMBER([.B185]);ISNUMBER([.D185]));([.D185]-[.B185])/[.B185];&quot;-&quot;)" office:value-type="percentage" office:value="0" calcext:value-type="percentage">
            <text:p>0,000%</text:p>
          </table:table-cell>
          <table:table-cell table:style-name="ce121" table:formula="of:=IF(AND(ISNUMBER([.C185]);ISNUMBER([.E185]));([.E185]-[.C185])/[.C185];&quot;-&quot;)" office:value-type="percentage" office:value="-0.0367647058823529" calcext:value-type="percentage">
            <text:p>-3,676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7"/>bug_lucent</text:p>
          </table:table-cell>
          <table:table-cell table:style-name="ce114" office:value-type="float" office:value="160" calcext:value-type="float">
            <text:p>160</text:p>
          </table:table-cell>
          <table:table-cell table:style-name="ce117" office:value-type="float" office:value="423" calcext:value-type="float">
            <text:p>423</text:p>
          </table:table-cell>
          <table:table-cell table:style-name="ce114" office:value-type="float" office:value="144" calcext:value-type="float">
            <text:p>144</text:p>
          </table:table-cell>
          <table:table-cell table:style-name="ce117" office:value-type="float" office:value="415" calcext:value-type="float">
            <text:p>415</text:p>
          </table:table-cell>
          <table:table-cell table:style-name="ce121" table:formula="of:=IF(AND(ISNUMBER([.B186]);ISNUMBER([.D186]));([.D186]-[.B186])/[.B186];&quot;-&quot;)" office:value-type="percentage" office:value="-0.1" calcext:value-type="percentage">
            <text:p>-10,000%</text:p>
          </table:table-cell>
          <table:table-cell table:style-name="ce121" table:formula="of:=IF(AND(ISNUMBER([.C186]);ISNUMBER([.E186]));([.E186]-[.C186])/[.C186];&quot;-&quot;)" office:value-type="percentage" office:value="-0.0189125295508274" calcext:value-type="percentage">
            <text:p>-1,891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21"/>bug_si</text:p>
          </table:table-cell>
          <table:table-cell table:style-name="ce114" office:value-type="float" office:value="80" calcext:value-type="float">
            <text:p>80</text:p>
          </table:table-cell>
          <table:table-cell table:style-name="ce117" office:value-type="float" office:value="189" calcext:value-type="float">
            <text:p>189</text:p>
          </table:table-cell>
          <table:table-cell table:style-name="ce114" office:value-type="float" office:value="80" calcext:value-type="float">
            <text:p>80</text:p>
          </table:table-cell>
          <table:table-cell table:style-name="ce117" office:value-type="float" office:value="189" calcext:value-type="float">
            <text:p>189</text:p>
          </table:table-cell>
          <table:table-cell table:style-name="ce121" table:formula="of:=IF(AND(ISNUMBER([.B187]);ISNUMBER([.D187]));([.D187]-[.B187])/[.B187];&quot;-&quot;)" office:value-type="percentage" office:value="0" calcext:value-type="percentage">
            <text:p>0,000%</text:p>
          </table:table-cell>
          <table:table-cell table:style-name="ce121" table:formula="of:=IF(AND(ISNUMBER([.C187]);ISNUMBER([.E187]));([.E187]-[.C187])/[.C187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20"/>bug_dan</text:p>
          </table:table-cell>
          <table:table-cell table:style-name="ce114" office:value-type="float" office:value="112" calcext:value-type="float">
            <text:p>112</text:p>
          </table:table-cell>
          <table:table-cell table:style-name="ce117" office:value-type="float" office:value="1320" calcext:value-type="float">
            <text:p>1320</text:p>
          </table:table-cell>
          <table:table-cell table:style-name="ce114" office:value-type="float" office:value="112" calcext:value-type="float">
            <text:p>112</text:p>
          </table:table-cell>
          <table:table-cell table:style-name="ce117" office:value-type="float" office:value="1332" calcext:value-type="float">
            <text:p>1332</text:p>
          </table:table-cell>
          <table:table-cell table:style-name="ce121" table:formula="of:=IF(AND(ISNUMBER([.B188]);ISNUMBER([.D188]));([.D188]-[.B188])/[.B188];&quot;-&quot;)" office:value-type="percentage" office:value="0" calcext:value-type="percentage">
            <text:p>0,000%</text:p>
          </table:table-cell>
          <table:table-cell table:style-name="ce121" table:formula="of:=IF(AND(ISNUMBER([.C188]);ISNUMBER([.E188]));([.E188]-[.C188])/[.C188];&quot;-&quot;)" office:value-type="percentage" office:value="0.00909090909090909" calcext:value-type="percentage">
            <text:p>0,909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3"/>essai_collapse</text:p>
          </table:table-cell>
          <table:table-cell table:style-name="ce114" office:value-type="float" office:value="48" calcext:value-type="float">
            <text:p>48</text:p>
          </table:table-cell>
          <table:table-cell table:style-name="ce117" office:value-type="float" office:value="238" calcext:value-type="float">
            <text:p>238</text:p>
          </table:table-cell>
          <table:table-cell table:style-name="ce114" office:value-type="float" office:value="48" calcext:value-type="float">
            <text:p>48</text:p>
          </table:table-cell>
          <table:table-cell table:style-name="ce117" office:value-type="float" office:value="238" calcext:value-type="float">
            <text:p>238</text:p>
          </table:table-cell>
          <table:table-cell table:style-name="ce121" table:formula="of:=IF(AND(ISNUMBER([.B189]);ISNUMBER([.D189]));([.D189]-[.B189])/[.B189];&quot;-&quot;)" office:value-type="percentage" office:value="0" calcext:value-type="percentage">
            <text:p>0,000%</text:p>
          </table:table-cell>
          <table:table-cell table:style-name="ce121" table:formula="of:=IF(AND(ISNUMBER([.C189]);ISNUMBER([.E189]));([.E189]-[.C189])/[.C189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5"/>search_10i40</text:p>
          </table:table-cell>
          <table:table-cell table:style-name="ce114" office:value-type="float" office:value="4032" calcext:value-type="float">
            <text:p>4032</text:p>
          </table:table-cell>
          <table:table-cell table:style-name="ce117" office:value-type="float" office:value="9523" calcext:value-type="float">
            <text:p>9523</text:p>
          </table:table-cell>
          <table:table-cell table:style-name="ce114" office:value-type="float" office:value="3968" calcext:value-type="float">
            <text:p>3968</text:p>
          </table:table-cell>
          <table:table-cell table:style-name="ce117" office:value-type="float" office:value="9419" calcext:value-type="float">
            <text:p>9419</text:p>
          </table:table-cell>
          <table:table-cell table:style-name="ce121" table:formula="of:=IF(AND(ISNUMBER([.B190]);ISNUMBER([.D190]));([.D190]-[.B190])/[.B190];&quot;-&quot;)" office:value-type="percentage" office:value="-0.0158730158730159" calcext:value-type="percentage">
            <text:p>-1,587%</text:p>
          </table:table-cell>
          <table:table-cell table:style-name="ce121" table:formula="of:=IF(AND(ISNUMBER([.C190]);ISNUMBER([.E190]));([.E190]-[.C190])/[.C190];&quot;-&quot;)" office:value-type="percentage" office:value="-0.0109209282789037" calcext:value-type="percentage">
            <text:p>-1,092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9"/>A_residu</text:p>
          </table:table-cell>
          <table:table-cell table:style-name="ce114" office:value-type="float" office:value="464" calcext:value-type="float">
            <text:p>464</text:p>
          </table:table-cell>
          <table:table-cell table:style-name="ce117" office:value-type="float" office:value="388" calcext:value-type="float">
            <text:p>388</text:p>
          </table:table-cell>
          <table:table-cell table:style-name="ce114" office:value-type="float" office:value="512" calcext:value-type="float">
            <text:p>512</text:p>
          </table:table-cell>
          <table:table-cell table:style-name="ce117" office:value-type="float" office:value="436" calcext:value-type="float">
            <text:p>436</text:p>
          </table:table-cell>
          <table:table-cell table:style-name="ce121" table:formula="of:=IF(AND(ISNUMBER([.B191]);ISNUMBER([.D191]));([.D191]-[.B191])/[.B191];&quot;-&quot;)" office:value-type="percentage" office:value="0.103448275862069" calcext:value-type="percentage">
            <text:p>10,345%</text:p>
          </table:table-cell>
          <table:table-cell table:style-name="ce121" table:formula="of:=IF(AND(ISNUMBER([.C191]);ISNUMBER([.E191]));([.E191]-[.C191])/[.C191];&quot;-&quot;)" office:value-type="percentage" office:value="0.123711340206186" calcext:value-type="percentage">
            <text:p>12,371%</text:p>
          </table:table-cell>
          <table:table-cell table:style-name="ce126" office:value-type="string" calcext:value-type="string">
            <text:p>Better packing with range, but register pressure too high: refne control</text:p>
          </table:table-cell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4"/>essai_ext_seq</text:p>
          </table:table-cell>
          <table:table-cell table:style-name="ce114" office:value-type="float" office:value="656" calcext:value-type="float">
            <text:p>656</text:p>
          </table:table-cell>
          <table:table-cell table:style-name="ce117" office:value-type="float" office:value="6708" calcext:value-type="float">
            <text:p>6708</text:p>
          </table:table-cell>
          <table:table-cell table:style-name="ce114" office:value-type="float" office:value="656" calcext:value-type="float">
            <text:p>656</text:p>
          </table:table-cell>
          <table:table-cell table:style-name="ce117" office:value-type="float" office:value="6695" calcext:value-type="float">
            <text:p>6695</text:p>
          </table:table-cell>
          <table:table-cell table:style-name="ce121" table:formula="of:=IF(AND(ISNUMBER([.B192]);ISNUMBER([.D192]));([.D192]-[.B192])/[.B192];&quot;-&quot;)" office:value-type="percentage" office:value="0" calcext:value-type="percentage">
            <text:p>0,000%</text:p>
          </table:table-cell>
          <table:table-cell table:style-name="ce121" table:formula="of:=IF(AND(ISNUMBER([.C192]);ISNUMBER([.E192]));([.E192]-[.C192])/[.C192];&quot;-&quot;)" office:value-type="percentage" office:value="-0.00193798449612403" calcext:value-type="percentage">
            <text:p>-0,194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8"/>essai_scalarization</text:p>
          </table:table-cell>
          <table:table-cell table:style-name="ce114" office:value-type="float" office:value="128" calcext:value-type="float">
            <text:p>128</text:p>
          </table:table-cell>
          <table:table-cell table:style-name="ce117" office:value-type="float" office:value="1107" calcext:value-type="float">
            <text:p>1107</text:p>
          </table:table-cell>
          <table:table-cell table:style-name="ce114" office:value-type="float" office:value="128" calcext:value-type="float">
            <text:p>128</text:p>
          </table:table-cell>
          <table:table-cell table:style-name="ce117" office:value-type="float" office:value="1107" calcext:value-type="float">
            <text:p>1107</text:p>
          </table:table-cell>
          <table:table-cell table:style-name="ce121" table:formula="of:=IF(AND(ISNUMBER([.B193]);ISNUMBER([.D193]));([.D193]-[.B193])/[.B193];&quot;-&quot;)" office:value-type="percentage" office:value="0" calcext:value-type="percentage">
            <text:p>0,000%</text:p>
          </table:table-cell>
          <table:table-cell table:style-name="ce121" table:formula="of:=IF(AND(ISNUMBER([.C193]);ISNUMBER([.E193]));([.E193]-[.C193])/[.C193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7"/>fir_scalar</text:p>
          </table:table-cell>
          <table:table-cell table:style-name="ce114" office:value-type="float" office:value="176" calcext:value-type="float">
            <text:p>176</text:p>
          </table:table-cell>
          <table:table-cell table:style-name="ce117" office:value-type="float" office:value="9042" calcext:value-type="float">
            <text:p>9042</text:p>
          </table:table-cell>
          <table:table-cell table:style-name="ce114" office:value-type="float" office:value="176" calcext:value-type="float">
            <text:p>176</text:p>
          </table:table-cell>
          <table:table-cell table:style-name="ce117" office:value-type="float" office:value="9042" calcext:value-type="float">
            <text:p>9042</text:p>
          </table:table-cell>
          <table:table-cell table:style-name="ce121" table:formula="of:=IF(AND(ISNUMBER([.B194]);ISNUMBER([.D194]));([.D194]-[.B194])/[.B194];&quot;-&quot;)" office:value-type="percentage" office:value="0" calcext:value-type="percentage">
            <text:p>0,000%</text:p>
          </table:table-cell>
          <table:table-cell table:style-name="ce121" table:formula="of:=IF(AND(ISNUMBER([.C194]);ISNUMBER([.E194]));([.E194]-[.C194])/[.C194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5"/>essai_struct</text:p>
          </table:table-cell>
          <table:table-cell table:style-name="ce114" office:value-type="float" office:value="96" calcext:value-type="float">
            <text:p>96</text:p>
          </table:table-cell>
          <table:table-cell table:style-name="ce117" office:value-type="float" office:value="150" calcext:value-type="float">
            <text:p>150</text:p>
          </table:table-cell>
          <table:table-cell table:style-name="ce114" office:value-type="float" office:value="96" calcext:value-type="float">
            <text:p>96</text:p>
          </table:table-cell>
          <table:table-cell table:style-name="ce117" office:value-type="float" office:value="150" calcext:value-type="float">
            <text:p>150</text:p>
          </table:table-cell>
          <table:table-cell table:style-name="ce121" table:formula="of:=IF(AND(ISNUMBER([.B195]);ISNUMBER([.D195]));([.D195]-[.B195])/[.B195];&quot;-&quot;)" office:value-type="percentage" office:value="0" calcext:value-type="percentage">
            <text:p>0,000%</text:p>
          </table:table-cell>
          <table:table-cell table:style-name="ce121" table:formula="of:=IF(AND(ISNUMBER([.C195]);ISNUMBER([.E195]));([.E195]-[.C195])/[.C195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1"/>essai_seq_struct</text:p>
          </table:table-cell>
          <table:table-cell table:style-name="ce114" office:value-type="float" office:value="160" calcext:value-type="float">
            <text:p>160</text:p>
          </table:table-cell>
          <table:table-cell table:style-name="ce117" office:value-type="float" office:value="162" calcext:value-type="float">
            <text:p>162</text:p>
          </table:table-cell>
          <table:table-cell table:style-name="ce114" office:value-type="float" office:value="176" calcext:value-type="float">
            <text:p>176</text:p>
          </table:table-cell>
          <table:table-cell table:style-name="ce117" office:value-type="float" office:value="163" calcext:value-type="float">
            <text:p>163</text:p>
          </table:table-cell>
          <table:table-cell table:style-name="ce121" table:formula="of:=IF(AND(ISNUMBER([.B196]);ISNUMBER([.D196]));([.D196]-[.B196])/[.B196];&quot;-&quot;)" office:value-type="percentage" office:value="0.1" calcext:value-type="percentage">
            <text:p>10,000%</text:p>
          </table:table-cell>
          <table:table-cell table:style-name="ce121" table:formula="of:=IF(AND(ISNUMBER([.C196]);ISNUMBER([.E196]));([.E196]-[.C196])/[.C196];&quot;-&quot;)" office:value-type="percentage" office:value="0.00617283950617284" calcext:value-type="percentage">
            <text:p>0,617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9"/>bug_nest</text:p>
          </table:table-cell>
          <table:table-cell table:style-name="ce114" office:value-type="float" office:value="144" calcext:value-type="float">
            <text:p>144</text:p>
          </table:table-cell>
          <table:table-cell table:style-name="ce117" office:value-type="float" office:value="159" calcext:value-type="float">
            <text:p>159</text:p>
          </table:table-cell>
          <table:table-cell table:style-name="ce114" office:value-type="float" office:value="144" calcext:value-type="float">
            <text:p>144</text:p>
          </table:table-cell>
          <table:table-cell table:style-name="ce117" office:value-type="float" office:value="159" calcext:value-type="float">
            <text:p>159</text:p>
          </table:table-cell>
          <table:table-cell table:style-name="ce121" table:formula="of:=IF(AND(ISNUMBER([.B197]);ISNUMBER([.D197]));([.D197]-[.B197])/[.B197];&quot;-&quot;)" office:value-type="percentage" office:value="0" calcext:value-type="percentage">
            <text:p>0,000%</text:p>
          </table:table-cell>
          <table:table-cell table:style-name="ce121" table:formula="of:=IF(AND(ISNUMBER([.C197]);ISNUMBER([.E197]));([.E197]-[.C197])/[.C197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9"/>essai_if</text:p>
          </table:table-cell>
          <table:table-cell table:style-name="ce114" office:value-type="float" office:value="128" calcext:value-type="float">
            <text:p>128</text:p>
          </table:table-cell>
          <table:table-cell table:style-name="ce117" office:value-type="float" office:value="2503" calcext:value-type="float">
            <text:p>2503</text:p>
          </table:table-cell>
          <table:table-cell table:style-name="ce114" office:value-type="float" office:value="128" calcext:value-type="float">
            <text:p>128</text:p>
          </table:table-cell>
          <table:table-cell table:style-name="ce117" office:value-type="float" office:value="2408" calcext:value-type="float">
            <text:p>2408</text:p>
          </table:table-cell>
          <table:table-cell table:style-name="ce121" table:formula="of:=IF(AND(ISNUMBER([.B198]);ISNUMBER([.D198]));([.D198]-[.B198])/[.B198];&quot;-&quot;)" office:value-type="percentage" office:value="0" calcext:value-type="percentage">
            <text:p>0,000%</text:p>
          </table:table-cell>
          <table:table-cell table:style-name="ce121" table:formula="of:=IF(AND(ISNUMBER([.C198]);ISNUMBER([.E198]));([.E198]-[.C198])/[.C198];&quot;-&quot;)" office:value-type="percentage" office:value="-0.0379544546544147" calcext:value-type="percentage">
            <text:p>-3,795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6"/>bug_cor_h_x</text:p>
          </table:table-cell>
          <table:table-cell table:style-name="ce114" office:value-type="float" office:value="320" calcext:value-type="float">
            <text:p>320</text:p>
          </table:table-cell>
          <table:table-cell table:style-name="ce117" office:value-type="float" office:value="897" calcext:value-type="float">
            <text:p>897</text:p>
          </table:table-cell>
          <table:table-cell table:style-name="ce114" office:value-type="float" office:value="304" calcext:value-type="float">
            <text:p>304</text:p>
          </table:table-cell>
          <table:table-cell table:style-name="ce117" office:value-type="float" office:value="892" calcext:value-type="float">
            <text:p>892</text:p>
          </table:table-cell>
          <table:table-cell table:style-name="ce121" table:formula="of:=IF(AND(ISNUMBER([.B199]);ISNUMBER([.D199]));([.D199]-[.B199])/[.B199];&quot;-&quot;)" office:value-type="percentage" office:value="-0.05" calcext:value-type="percentage">
            <text:p>-5,000%</text:p>
          </table:table-cell>
          <table:table-cell table:style-name="ce121" table:formula="of:=IF(AND(ISNUMBER([.C199]);ISNUMBER([.E199]));([.E199]-[.C199])/[.C199];&quot;-&quot;)" office:value-type="percentage" office:value="-0.00557413600891862" calcext:value-type="percentage">
            <text:p>-0,557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4"/>bug_pred_lt_6</text:p>
          </table:table-cell>
          <table:table-cell table:style-name="ce114" office:value-type="float" office:value="32" calcext:value-type="float">
            <text:p>32</text:p>
          </table:table-cell>
          <table:table-cell table:style-name="ce117" office:value-type="float" office:value="253" calcext:value-type="float">
            <text:p>253</text:p>
          </table:table-cell>
          <table:table-cell table:style-name="ce114" office:value-type="float" office:value="32" calcext:value-type="float">
            <text:p>32</text:p>
          </table:table-cell>
          <table:table-cell table:style-name="ce117" office:value-type="float" office:value="253" calcext:value-type="float">
            <text:p>253</text:p>
          </table:table-cell>
          <table:table-cell table:style-name="ce121" table:formula="of:=IF(AND(ISNUMBER([.B200]);ISNUMBER([.D200]));([.D200]-[.B200])/[.B200];&quot;-&quot;)" office:value-type="percentage" office:value="0" calcext:value-type="percentage">
            <text:p>0,000%</text:p>
          </table:table-cell>
          <table:table-cell table:style-name="ce121" table:formula="of:=IF(AND(ISNUMBER([.C200]);ISNUMBER([.E200]));([.E200]-[.C200])/[.C200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2"/>bug_multi_upper</text:p>
          </table:table-cell>
          <table:table-cell table:style-name="ce114" office:value-type="float" office:value="96" calcext:value-type="float">
            <text:p>96</text:p>
          </table:table-cell>
          <table:table-cell table:style-name="ce117" office:value-type="float" office:value="252" calcext:value-type="float">
            <text:p>252</text:p>
          </table:table-cell>
          <table:table-cell table:style-name="ce114" office:value-type="float" office:value="96" calcext:value-type="float">
            <text:p>96</text:p>
          </table:table-cell>
          <table:table-cell table:style-name="ce117" office:value-type="float" office:value="252" calcext:value-type="float">
            <text:p>252</text:p>
          </table:table-cell>
          <table:table-cell table:style-name="ce121" table:formula="of:=IF(AND(ISNUMBER([.B201]);ISNUMBER([.D201]));([.D201]-[.B201])/[.B201];&quot;-&quot;)" office:value-type="percentage" office:value="0" calcext:value-type="percentage">
            <text:p>0,000%</text:p>
          </table:table-cell>
          <table:table-cell table:style-name="ce121" table:formula="of:=IF(AND(ISNUMBER([.C201]);ISNUMBER([.E201]));([.E201]-[.C201])/[.C201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7"/>essai_pointer_paires</text:p>
          </table:table-cell>
          <table:table-cell table:style-name="ce114" office:value-type="float" office:value="224" calcext:value-type="float">
            <text:p>224</text:p>
          </table:table-cell>
          <table:table-cell table:style-name="ce117" office:value-type="float" office:value="183" calcext:value-type="float">
            <text:p>183</text:p>
          </table:table-cell>
          <table:table-cell table:style-name="ce114" office:value-type="float" office:value="288" calcext:value-type="float">
            <text:p>288</text:p>
          </table:table-cell>
          <table:table-cell table:style-name="ce117" office:value-type="float" office:value="176" calcext:value-type="float">
            <text:p>176</text:p>
          </table:table-cell>
          <table:table-cell table:style-name="ce121" table:formula="of:=IF(AND(ISNUMBER([.B202]);ISNUMBER([.D202]));([.D202]-[.B202])/[.B202];&quot;-&quot;)" office:value-type="percentage" office:value="0.285714285714286" calcext:value-type="percentage">
            <text:p>28,571%</text:p>
          </table:table-cell>
          <table:table-cell table:style-name="ce121" table:formula="of:=IF(AND(ISNUMBER([.C202]);ISNUMBER([.E202]));([.E202]-[.C202])/[.C202];&quot;-&quot;)" office:value-type="percentage" office:value="-0.0382513661202186" calcext:value-type="percentage">
            <text:p>-3,825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6"/>essai_indirect_paires</text:p>
          </table:table-cell>
          <table:table-cell table:style-name="ce114" office:value-type="float" office:value="48" calcext:value-type="float">
            <text:p>48</text:p>
          </table:table-cell>
          <table:table-cell table:style-name="ce117" office:value-type="float" office:value="126" calcext:value-type="float">
            <text:p>126</text:p>
          </table:table-cell>
          <table:table-cell table:style-name="ce114" office:value-type="float" office:value="48" calcext:value-type="float">
            <text:p>48</text:p>
          </table:table-cell>
          <table:table-cell table:style-name="ce117" office:value-type="float" office:value="126" calcext:value-type="float">
            <text:p>126</text:p>
          </table:table-cell>
          <table:table-cell table:style-name="ce121" table:formula="of:=IF(AND(ISNUMBER([.B203]);ISNUMBER([.D203]));([.D203]-[.B203])/[.B203];&quot;-&quot;)" office:value-type="percentage" office:value="0" calcext:value-type="percentage">
            <text:p>0,000%</text:p>
          </table:table-cell>
          <table:table-cell table:style-name="ce121" table:formula="of:=IF(AND(ISNUMBER([.C203]);ISNUMBER([.E203]));([.E203]-[.C203])/[.C203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/>essai_basic_pointer_paires</text:p>
          </table:table-cell>
          <table:table-cell table:style-name="ce114" office:value-type="float" office:value="80" calcext:value-type="float">
            <text:p>80</text:p>
          </table:table-cell>
          <table:table-cell table:style-name="ce117" office:value-type="float" office:value="149" calcext:value-type="float">
            <text:p>149</text:p>
          </table:table-cell>
          <table:table-cell table:style-name="ce114" office:value-type="float" office:value="80" calcext:value-type="float">
            <text:p>80</text:p>
          </table:table-cell>
          <table:table-cell table:style-name="ce117" office:value-type="float" office:value="149" calcext:value-type="float">
            <text:p>149</text:p>
          </table:table-cell>
          <table:table-cell table:style-name="ce121" table:formula="of:=IF(AND(ISNUMBER([.B204]);ISNUMBER([.D204]));([.D204]-[.B204])/[.B204];&quot;-&quot;)" office:value-type="percentage" office:value="0" calcext:value-type="percentage">
            <text:p>0,000%</text:p>
          </table:table-cell>
          <table:table-cell table:style-name="ce121" table:formula="of:=IF(AND(ISNUMBER([.C204]);ISNUMBER([.E204]));([.E204]-[.C204])/[.C204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9"/>bug_vect</text:p>
          </table:table-cell>
          <table:table-cell table:style-name="ce114" office:value-type="float" office:value="320" calcext:value-type="float">
            <text:p>320</text:p>
          </table:table-cell>
          <table:table-cell table:style-name="ce117" office:value-type="float" office:value="179" calcext:value-type="float">
            <text:p>179</text:p>
          </table:table-cell>
          <table:table-cell table:style-name="ce114" office:value-type="float" office:value="272" calcext:value-type="float">
            <text:p>272</text:p>
          </table:table-cell>
          <table:table-cell table:style-name="ce117" office:value-type="float" office:value="175" calcext:value-type="float">
            <text:p>175</text:p>
          </table:table-cell>
          <table:table-cell table:style-name="ce121" table:formula="of:=IF(AND(ISNUMBER([.B205]);ISNUMBER([.D205]));([.D205]-[.B205])/[.B205];&quot;-&quot;)" office:value-type="percentage" office:value="-0.15" calcext:value-type="percentage">
            <text:p>-15,000%</text:p>
          </table:table-cell>
          <table:table-cell table:style-name="ce121" table:formula="of:=IF(AND(ISNUMBER([.C205]);ISNUMBER([.E205]));([.E205]-[.C205])/[.C205];&quot;-&quot;)" office:value-type="percentage" office:value="-0.0223463687150838" calcext:value-type="percentage">
            <text:p>-2,235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8"/>bug_vect2</text:p>
          </table:table-cell>
          <table:table-cell table:style-name="ce114" office:value-type="float" office:value="352" calcext:value-type="float">
            <text:p>352</text:p>
          </table:table-cell>
          <table:table-cell table:style-name="ce117" office:value-type="float" office:value="179" calcext:value-type="float">
            <text:p>179</text:p>
          </table:table-cell>
          <table:table-cell table:style-name="ce114" office:value-type="float" office:value="272" calcext:value-type="float">
            <text:p>272</text:p>
          </table:table-cell>
          <table:table-cell table:style-name="ce117" office:value-type="float" office:value="176" calcext:value-type="float">
            <text:p>176</text:p>
          </table:table-cell>
          <table:table-cell table:style-name="ce121" table:formula="of:=IF(AND(ISNUMBER([.B206]);ISNUMBER([.D206]));([.D206]-[.B206])/[.B206];&quot;-&quot;)" office:value-type="percentage" office:value="-0.227272727272727" calcext:value-type="percentage">
            <text:p>-22,727%</text:p>
          </table:table-cell>
          <table:table-cell table:style-name="ce121" table:formula="of:=IF(AND(ISNUMBER([.C206]);ISNUMBER([.E206]));([.E206]-[.C206])/[.C206];&quot;-&quot;)" office:value-type="percentage" office:value="-0.0167597765363129" calcext:value-type="percentage">
            <text:p>-1,676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7"/>bug_g729_1</text:p>
          </table:table-cell>
          <table:table-cell table:style-name="ce114" office:value-type="float" office:value="96" calcext:value-type="float">
            <text:p>96</text:p>
          </table:table-cell>
          <table:table-cell table:style-name="ce117" office:value-type="float" office:value="763" calcext:value-type="float">
            <text:p>763</text:p>
          </table:table-cell>
          <table:table-cell table:style-name="ce114" office:value-type="float" office:value="96" calcext:value-type="float">
            <text:p>96</text:p>
          </table:table-cell>
          <table:table-cell table:style-name="ce117" office:value-type="float" office:value="763" calcext:value-type="float">
            <text:p>763</text:p>
          </table:table-cell>
          <table:table-cell table:style-name="ce121" table:formula="of:=IF(AND(ISNUMBER([.B207]);ISNUMBER([.D207]));([.D207]-[.B207])/[.B207];&quot;-&quot;)" office:value-type="percentage" office:value="0" calcext:value-type="percentage">
            <text:p>0,000%</text:p>
          </table:table-cell>
          <table:table-cell table:style-name="ce121" table:formula="of:=IF(AND(ISNUMBER([.C207]);ISNUMBER([.E207]));([.E207]-[.C207])/[.C207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7"/>bug_g729_2</text:p>
          </table:table-cell>
          <table:table-cell table:style-name="ce114" office:value-type="float" office:value="112" calcext:value-type="float">
            <text:p>112</text:p>
          </table:table-cell>
          <table:table-cell table:style-name="ce117" office:value-type="float" office:value="768" calcext:value-type="float">
            <text:p>768</text:p>
          </table:table-cell>
          <table:table-cell table:style-name="ce114" office:value-type="float" office:value="112" calcext:value-type="float">
            <text:p>112</text:p>
          </table:table-cell>
          <table:table-cell table:style-name="ce117" office:value-type="float" office:value="768" calcext:value-type="float">
            <text:p>768</text:p>
          </table:table-cell>
          <table:table-cell table:style-name="ce121" table:formula="of:=IF(AND(ISNUMBER([.B208]);ISNUMBER([.D208]));([.D208]-[.B208])/[.B208];&quot;-&quot;)" office:value-type="percentage" office:value="0" calcext:value-type="percentage">
            <text:p>0,000%</text:p>
          </table:table-cell>
          <table:table-cell table:style-name="ce121" table:formula="of:=IF(AND(ISNUMBER([.C208]);ISNUMBER([.E208]));([.E208]-[.C208])/[.C208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20"/>mb03_qa</text:p>
          </table:table-cell>
          <table:table-cell table:style-name="ce114" office:value-type="float" office:value="1872" calcext:value-type="float">
            <text:p>1872</text:p>
          </table:table-cell>
          <table:table-cell table:style-name="ce117" office:value-type="float" office:value="20875" calcext:value-type="float">
            <text:p>20875</text:p>
          </table:table-cell>
          <table:table-cell table:style-name="ce114" office:value-type="float" office:value="1744" calcext:value-type="float">
            <text:p>1744</text:p>
          </table:table-cell>
          <table:table-cell table:style-name="ce117" office:value-type="float" office:value="20341" calcext:value-type="float">
            <text:p>20341</text:p>
          </table:table-cell>
          <table:table-cell table:style-name="ce121" table:formula="of:=IF(AND(ISNUMBER([.B209]);ISNUMBER([.D209]));([.D209]-[.B209])/[.B209];&quot;-&quot;)" office:value-type="percentage" office:value="-0.0683760683760684" calcext:value-type="percentage">
            <text:p>-6,838%</text:p>
          </table:table-cell>
          <table:table-cell table:style-name="ce121" table:formula="of:=IF(AND(ISNUMBER([.C209]);ISNUMBER([.E209]));([.E209]-[.C209])/[.C209];&quot;-&quot;)" office:value-type="percentage" office:value="-0.0255808383233533" calcext:value-type="percentage">
            <text:p>-2,558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5"/>bug_reset_iv</text:p>
          </table:table-cell>
          <table:table-cell table:style-name="ce114" office:value-type="float" office:value="400" calcext:value-type="float">
            <text:p>400</text:p>
          </table:table-cell>
          <table:table-cell table:style-name="ce117" office:value-type="float" office:value="812" calcext:value-type="float">
            <text:p>812</text:p>
          </table:table-cell>
          <table:table-cell table:style-name="ce114" office:value-type="float" office:value="400" calcext:value-type="float">
            <text:p>400</text:p>
          </table:table-cell>
          <table:table-cell table:style-name="ce117" office:value-type="float" office:value="803" calcext:value-type="float">
            <text:p>803</text:p>
          </table:table-cell>
          <table:table-cell table:style-name="ce121" table:formula="of:=IF(AND(ISNUMBER([.B210]);ISNUMBER([.D210]));([.D210]-[.B210])/[.B210];&quot;-&quot;)" office:value-type="percentage" office:value="0" calcext:value-type="percentage">
            <text:p>0,000%</text:p>
          </table:table-cell>
          <table:table-cell table:style-name="ce121" table:formula="of:=IF(AND(ISNUMBER([.C210]);ISNUMBER([.E210]));([.E210]-[.C210])/[.C210];&quot;-&quot;)" office:value-type="percentage" office:value="-0.0110837438423645" calcext:value-type="percentage">
            <text:p>-1,108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2"/>bug_pragma_loop</text:p>
          </table:table-cell>
          <table:table-cell table:style-name="ce114" office:value-type="float" office:value="160" calcext:value-type="float">
            <text:p>160</text:p>
          </table:table-cell>
          <table:table-cell table:style-name="ce117" office:value-type="float" office:value="364" calcext:value-type="float">
            <text:p>364</text:p>
          </table:table-cell>
          <table:table-cell table:style-name="ce114" office:value-type="float" office:value="160" calcext:value-type="float">
            <text:p>160</text:p>
          </table:table-cell>
          <table:table-cell table:style-name="ce117" office:value-type="float" office:value="364" calcext:value-type="float">
            <text:p>364</text:p>
          </table:table-cell>
          <table:table-cell table:style-name="ce121" table:formula="of:=IF(AND(ISNUMBER([.B211]);ISNUMBER([.D211]));([.D211]-[.B211])/[.B211];&quot;-&quot;)" office:value-type="percentage" office:value="0" calcext:value-type="percentage">
            <text:p>0,000%</text:p>
          </table:table-cell>
          <table:table-cell table:style-name="ce121" table:formula="of:=IF(AND(ISNUMBER([.C211]);ISNUMBER([.E211]));([.E211]-[.C211])/[.C211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8"/>vect_g729</text:p>
          </table:table-cell>
          <table:table-cell table:style-name="ce114" office:value-type="float" office:value="272" calcext:value-type="float">
            <text:p>272</text:p>
          </table:table-cell>
          <table:table-cell table:style-name="ce117" office:value-type="float" office:value="232" calcext:value-type="float">
            <text:p>232</text:p>
          </table:table-cell>
          <table:table-cell table:style-name="ce114" office:value-type="float" office:value="272" calcext:value-type="float">
            <text:p>272</text:p>
          </table:table-cell>
          <table:table-cell table:style-name="ce117" office:value-type="float" office:value="232" calcext:value-type="float">
            <text:p>232</text:p>
          </table:table-cell>
          <table:table-cell table:style-name="ce121" table:formula="of:=IF(AND(ISNUMBER([.B212]);ISNUMBER([.D212]));([.D212]-[.B212])/[.B212];&quot;-&quot;)" office:value-type="percentage" office:value="0" calcext:value-type="percentage">
            <text:p>0,000%</text:p>
          </table:table-cell>
          <table:table-cell table:style-name="ce121" table:formula="of:=IF(AND(ISNUMBER([.C212]);ISNUMBER([.E212]));([.E212]-[.C212])/[.C212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4"/>bug_stCore104</text:p>
          </table:table-cell>
          <table:table-cell table:style-name="ce114" office:value-type="float" office:value="592" calcext:value-type="float">
            <text:p>592</text:p>
          </table:table-cell>
          <table:table-cell table:style-name="ce117" office:value-type="float" office:value="213" calcext:value-type="float">
            <text:p>213</text:p>
          </table:table-cell>
          <table:table-cell table:style-name="ce114" office:value-type="float" office:value="576" calcext:value-type="float">
            <text:p>576</text:p>
          </table:table-cell>
          <table:table-cell table:style-name="ce117" office:value-type="float" office:value="210" calcext:value-type="float">
            <text:p>210</text:p>
          </table:table-cell>
          <table:table-cell table:style-name="ce121" table:formula="of:=IF(AND(ISNUMBER([.B213]);ISNUMBER([.D213]));([.D213]-[.B213])/[.B213];&quot;-&quot;)" office:value-type="percentage" office:value="-0.027027027027027" calcext:value-type="percentage">
            <text:p>-2,703%</text:p>
          </table:table-cell>
          <table:table-cell table:style-name="ce121" table:formula="of:=IF(AND(ISNUMBER([.C213]);ISNUMBER([.E213]));([.E213]-[.C213])/[.C213];&quot;-&quot;)" office:value-type="percentage" office:value="-0.0140845070422535" calcext:value-type="percentage">
            <text:p>-1,408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4"/>bug_redundant</text:p>
          </table:table-cell>
          <table:table-cell table:style-name="ce114" office:value-type="float" office:value="48" calcext:value-type="float">
            <text:p>48</text:p>
          </table:table-cell>
          <table:table-cell table:style-name="ce117" office:value-type="float" office:value="123" calcext:value-type="float">
            <text:p>123</text:p>
          </table:table-cell>
          <table:table-cell table:style-name="ce114" office:value-type="float" office:value="48" calcext:value-type="float">
            <text:p>48</text:p>
          </table:table-cell>
          <table:table-cell table:style-name="ce117" office:value-type="float" office:value="123" calcext:value-type="float">
            <text:p>123</text:p>
          </table:table-cell>
          <table:table-cell table:style-name="ce121" table:formula="of:=IF(AND(ISNUMBER([.B214]);ISNUMBER([.D214]));([.D214]-[.B214])/[.B214];&quot;-&quot;)" office:value-type="percentage" office:value="0" calcext:value-type="percentage">
            <text:p>0,000%</text:p>
          </table:table-cell>
          <table:table-cell table:style-name="ce121" table:formula="of:=IF(AND(ISNUMBER([.C214]);ISNUMBER([.E214]));([.E214]-[.C214])/[.C214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0"/>bug_syn_filt_g729</text:p>
          </table:table-cell>
          <table:table-cell table:style-name="ce114" office:value-type="float" office:value="464" calcext:value-type="float">
            <text:p>464</text:p>
          </table:table-cell>
          <table:table-cell table:style-name="ce117" office:value-type="float" office:value="410" calcext:value-type="float">
            <text:p>410</text:p>
          </table:table-cell>
          <table:table-cell table:style-name="ce114" office:value-type="float" office:value="464" calcext:value-type="float">
            <text:p>464</text:p>
          </table:table-cell>
          <table:table-cell table:style-name="ce117" office:value-type="float" office:value="399" calcext:value-type="float">
            <text:p>399</text:p>
          </table:table-cell>
          <table:table-cell table:style-name="ce121" table:formula="of:=IF(AND(ISNUMBER([.B215]);ISNUMBER([.D215]));([.D215]-[.B215])/[.B215];&quot;-&quot;)" office:value-type="percentage" office:value="0" calcext:value-type="percentage">
            <text:p>0,000%</text:p>
          </table:table-cell>
          <table:table-cell table:style-name="ce121" table:formula="of:=IF(AND(ISNUMBER([.C215]);ISNUMBER([.E215]));([.E215]-[.C215])/[.C215];&quot;-&quot;)" office:value-type="percentage" office:value="-0.0268292682926829" calcext:value-type="percentage">
            <text:p>-2,683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3"/>bug_cor_h_g729</text:p>
          </table:table-cell>
          <table:table-cell table:style-name="ce114" office:value-type="float" office:value="144" calcext:value-type="float">
            <text:p>144</text:p>
          </table:table-cell>
          <table:table-cell table:style-name="ce117" office:value-type="float" office:value="294" calcext:value-type="float">
            <text:p>294</text:p>
          </table:table-cell>
          <table:table-cell table:style-name="ce114" office:value-type="float" office:value="144" calcext:value-type="float">
            <text:p>144</text:p>
          </table:table-cell>
          <table:table-cell table:style-name="ce117" office:value-type="float" office:value="294" calcext:value-type="float">
            <text:p>294</text:p>
          </table:table-cell>
          <table:table-cell table:style-name="ce121" table:formula="of:=IF(AND(ISNUMBER([.B216]);ISNUMBER([.D216]));([.D216]-[.B216])/[.B216];&quot;-&quot;)" office:value-type="percentage" office:value="0" calcext:value-type="percentage">
            <text:p>0,000%</text:p>
          </table:table-cell>
          <table:table-cell table:style-name="ce121" table:formula="of:=IF(AND(ISNUMBER([.C216]);ISNUMBER([.E216]));([.E216]-[.C216])/[.C216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2"/>test_cor_h_g729</text:p>
          </table:table-cell>
          <table:table-cell table:style-name="ce114" office:value-type="float" office:value="416" calcext:value-type="float">
            <text:p>416</text:p>
          </table:table-cell>
          <table:table-cell table:style-name="ce117" office:value-type="float" office:value="561" calcext:value-type="float">
            <text:p>561</text:p>
          </table:table-cell>
          <table:table-cell table:style-name="ce114" office:value-type="float" office:value="416" calcext:value-type="float">
            <text:p>416</text:p>
          </table:table-cell>
          <table:table-cell table:style-name="ce117" office:value-type="float" office:value="561" calcext:value-type="float">
            <text:p>561</text:p>
          </table:table-cell>
          <table:table-cell table:style-name="ce121" table:formula="of:=IF(AND(ISNUMBER([.B217]);ISNUMBER([.D217]));([.D217]-[.B217])/[.B217];&quot;-&quot;)" office:value-type="percentage" office:value="0" calcext:value-type="percentage">
            <text:p>0,000%</text:p>
          </table:table-cell>
          <table:table-cell table:style-name="ce121" table:formula="of:=IF(AND(ISNUMBER([.C217]);ISNUMBER([.E217]));([.E217]-[.C217])/[.C217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6"/>test_franck</text:p>
          </table:table-cell>
          <table:table-cell table:style-name="ce114" office:value-type="float" office:value="240" calcext:value-type="float">
            <text:p>240</text:p>
          </table:table-cell>
          <table:table-cell table:style-name="ce117" office:value-type="float" office:value="773" calcext:value-type="float">
            <text:p>773</text:p>
          </table:table-cell>
          <table:table-cell table:style-name="ce114" office:value-type="float" office:value="240" calcext:value-type="float">
            <text:p>240</text:p>
          </table:table-cell>
          <table:table-cell table:style-name="ce117" office:value-type="float" office:value="773" calcext:value-type="float">
            <text:p>773</text:p>
          </table:table-cell>
          <table:table-cell table:style-name="ce121" table:formula="of:=IF(AND(ISNUMBER([.B218]);ISNUMBER([.D218]));([.D218]-[.B218])/[.B218];&quot;-&quot;)" office:value-type="percentage" office:value="0" calcext:value-type="percentage">
            <text:p>0,000%</text:p>
          </table:table-cell>
          <table:table-cell table:style-name="ce121" table:formula="of:=IF(AND(ISNUMBER([.C218]);ISNUMBER([.E218]));([.E218]-[.C218])/[.C218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5"/>test_franck2</text:p>
          </table:table-cell>
          <table:table-cell table:style-name="ce114" office:value-type="float" office:value="80" calcext:value-type="float">
            <text:p>80</text:p>
          </table:table-cell>
          <table:table-cell table:style-name="ce117" office:value-type="float" office:value="201" calcext:value-type="float">
            <text:p>201</text:p>
          </table:table-cell>
          <table:table-cell table:style-name="ce114" office:value-type="float" office:value="96" calcext:value-type="float">
            <text:p>96</text:p>
          </table:table-cell>
          <table:table-cell table:style-name="ce117" office:value-type="float" office:value="202" calcext:value-type="float">
            <text:p>202</text:p>
          </table:table-cell>
          <table:table-cell table:style-name="ce121" table:formula="of:=IF(AND(ISNUMBER([.B219]);ISNUMBER([.D219]));([.D219]-[.B219])/[.B219];&quot;-&quot;)" office:value-type="percentage" office:value="0.2" calcext:value-type="percentage">
            <text:p>20,000%</text:p>
          </table:table-cell>
          <table:table-cell table:style-name="ce121" table:formula="of:=IF(AND(ISNUMBER([.C219]);ISNUMBER([.E219]));([.E219]-[.C219])/[.C219];&quot;-&quot;)" office:value-type="percentage" office:value="0.00497512437810945" calcext:value-type="percentage">
            <text:p>0,498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5"/>test_franck3</text:p>
          </table:table-cell>
          <table:table-cell table:style-name="ce114" office:value-type="float" office:value="320" calcext:value-type="float">
            <text:p>320</text:p>
          </table:table-cell>
          <table:table-cell table:style-name="ce117" office:value-type="float" office:value="388" calcext:value-type="float">
            <text:p>388</text:p>
          </table:table-cell>
          <table:table-cell table:style-name="ce114" office:value-type="float" office:value="320" calcext:value-type="float">
            <text:p>320</text:p>
          </table:table-cell>
          <table:table-cell table:style-name="ce117" office:value-type="float" office:value="388" calcext:value-type="float">
            <text:p>388</text:p>
          </table:table-cell>
          <table:table-cell table:style-name="ce121" table:formula="of:=IF(AND(ISNUMBER([.B220]);ISNUMBER([.D220]));([.D220]-[.B220])/[.B220];&quot;-&quot;)" office:value-type="percentage" office:value="0" calcext:value-type="percentage">
            <text:p>0,000%</text:p>
          </table:table-cell>
          <table:table-cell table:style-name="ce121" table:formula="of:=IF(AND(ISNUMBER([.C220]);ISNUMBER([.E220]));([.E220]-[.C220])/[.C220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8"/>bug_g729_decod_ld8k</text:p>
          </table:table-cell>
          <table:table-cell table:style-name="ce114" office:value-type="string" calcext:value-type="string">
            <text:p><text:s text:c="9"/></text:p>
          </table:table-cell>
          <table:table-cell table:style-name="ce117" office:value-type="string" calcext:value-type="string">
            <text:p><text:s text:c="15"/></text:p>
          </table:table-cell>
          <table:table-cell table:style-name="ce114"/>
          <table:table-cell table:style-name="ce117"/>
          <table:table-cell table:style-name="ce121" table:formula="of:=IF(AND(ISNUMBER([.B221]);ISNUMBER([.D221]));([.D221]-[.B221])/[.B221];&quot;-&quot;)" office:value-type="string" office:string-value="-" calcext:value-type="string">
            <text:p>-</text:p>
          </table:table-cell>
          <table:table-cell table:style-name="ce121" table:formula="of:=IF(AND(ISNUMBER([.C221]);ISNUMBER([.E221]));([.E221]-[.C221])/[.C221];&quot;-&quot;)" office:value-type="string" office:string-value="-" calcext:value-type="string">
            <text:p>-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0"/>bug_g729_convolve</text:p>
          </table:table-cell>
          <table:table-cell table:style-name="ce114" office:value-type="float" office:value="512" calcext:value-type="float">
            <text:p>512</text:p>
          </table:table-cell>
          <table:table-cell table:style-name="ce117" office:value-type="float" office:value="557" calcext:value-type="float">
            <text:p>557</text:p>
          </table:table-cell>
          <table:table-cell table:style-name="ce114" office:value-type="float" office:value="528" calcext:value-type="float">
            <text:p>528</text:p>
          </table:table-cell>
          <table:table-cell table:style-name="ce117" office:value-type="float" office:value="565" calcext:value-type="float">
            <text:p>565</text:p>
          </table:table-cell>
          <table:table-cell table:style-name="ce121" table:formula="of:=IF(AND(ISNUMBER([.B222]);ISNUMBER([.D222]));([.D222]-[.B222])/[.B222];&quot;-&quot;)" office:value-type="percentage" office:value="0.03125" calcext:value-type="percentage">
            <text:p>3,125%</text:p>
          </table:table-cell>
          <table:table-cell table:style-name="ce121" table:formula="of:=IF(AND(ISNUMBER([.C222]);ISNUMBER([.E222]));([.E222]-[.C222])/[.C222];&quot;-&quot;)" office:value-type="percentage" office:value="0.0143626570915619" calcext:value-type="percentage">
            <text:p>1,436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5"/>bug_pack_set</text:p>
          </table:table-cell>
          <table:table-cell table:style-name="ce114" office:value-type="float" office:value="80" calcext:value-type="float">
            <text:p>80</text:p>
          </table:table-cell>
          <table:table-cell table:style-name="ce117" office:value-type="float" office:value="128" calcext:value-type="float">
            <text:p>128</text:p>
          </table:table-cell>
          <table:table-cell table:style-name="ce114" office:value-type="float" office:value="80" calcext:value-type="float">
            <text:p>80</text:p>
          </table:table-cell>
          <table:table-cell table:style-name="ce117" office:value-type="float" office:value="128" calcext:value-type="float">
            <text:p>128</text:p>
          </table:table-cell>
          <table:table-cell table:style-name="ce121" table:formula="of:=IF(AND(ISNUMBER([.B223]);ISNUMBER([.D223]));([.D223]-[.B223])/[.B223];&quot;-&quot;)" office:value-type="percentage" office:value="0" calcext:value-type="percentage">
            <text:p>0,000%</text:p>
          </table:table-cell>
          <table:table-cell table:style-name="ce121" table:formula="of:=IF(AND(ISNUMBER([.C223]);ISNUMBER([.E223]));([.E223]-[.C223])/[.C223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3"/>bug_pack_set_2</text:p>
          </table:table-cell>
          <table:table-cell table:style-name="ce114" office:value-type="float" office:value="128" calcext:value-type="float">
            <text:p>128</text:p>
          </table:table-cell>
          <table:table-cell table:style-name="ce117" office:value-type="float" office:value="286" calcext:value-type="float">
            <text:p>286</text:p>
          </table:table-cell>
          <table:table-cell table:style-name="ce114" office:value-type="float" office:value="128" calcext:value-type="float">
            <text:p>128</text:p>
          </table:table-cell>
          <table:table-cell table:style-name="ce117" office:value-type="float" office:value="286" calcext:value-type="float">
            <text:p>286</text:p>
          </table:table-cell>
          <table:table-cell table:style-name="ce121" table:formula="of:=IF(AND(ISNUMBER([.B224]);ISNUMBER([.D224]));([.D224]-[.B224])/[.B224];&quot;-&quot;)" office:value-type="percentage" office:value="0" calcext:value-type="percentage">
            <text:p>0,000%</text:p>
          </table:table-cell>
          <table:table-cell table:style-name="ce121" table:formula="of:=IF(AND(ISNUMBER([.C224]);ISNUMBER([.E224]));([.E224]-[.C224])/[.C224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3"/>bug_pack_set_3</text:p>
          </table:table-cell>
          <table:table-cell table:style-name="ce114" office:value-type="float" office:value="80" calcext:value-type="float">
            <text:p>80</text:p>
          </table:table-cell>
          <table:table-cell table:style-name="ce117" office:value-type="float" office:value="128" calcext:value-type="float">
            <text:p>128</text:p>
          </table:table-cell>
          <table:table-cell table:style-name="ce114" office:value-type="float" office:value="80" calcext:value-type="float">
            <text:p>80</text:p>
          </table:table-cell>
          <table:table-cell table:style-name="ce117" office:value-type="float" office:value="128" calcext:value-type="float">
            <text:p>128</text:p>
          </table:table-cell>
          <table:table-cell table:style-name="ce121" table:formula="of:=IF(AND(ISNUMBER([.B225]);ISNUMBER([.D225]));([.D225]-[.B225])/[.B225];&quot;-&quot;)" office:value-type="percentage" office:value="0" calcext:value-type="percentage">
            <text:p>0,000%</text:p>
          </table:table-cell>
          <table:table-cell table:style-name="ce121" table:formula="of:=IF(AND(ISNUMBER([.C225]);ISNUMBER([.E225]));([.E225]-[.C225])/[.C225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7"/>bug_scalar</text:p>
          </table:table-cell>
          <table:table-cell table:style-name="ce114" office:value-type="float" office:value="224" calcext:value-type="float">
            <text:p>224</text:p>
          </table:table-cell>
          <table:table-cell table:style-name="ce117" office:value-type="float" office:value="761" calcext:value-type="float">
            <text:p>761</text:p>
          </table:table-cell>
          <table:table-cell table:style-name="ce114" office:value-type="float" office:value="224" calcext:value-type="float">
            <text:p>224</text:p>
          </table:table-cell>
          <table:table-cell table:style-name="ce117" office:value-type="float" office:value="761" calcext:value-type="float">
            <text:p>761</text:p>
          </table:table-cell>
          <table:table-cell table:style-name="ce121" table:formula="of:=IF(AND(ISNUMBER([.B226]);ISNUMBER([.D226]));([.D226]-[.B226])/[.B226];&quot;-&quot;)" office:value-type="percentage" office:value="0" calcext:value-type="percentage">
            <text:p>0,000%</text:p>
          </table:table-cell>
          <table:table-cell table:style-name="ce121" table:formula="of:=IF(AND(ISNUMBER([.C226]);ISNUMBER([.E226]));([.E226]-[.C226])/[.C226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4"/>bug_ptr_align</text:p>
          </table:table-cell>
          <table:table-cell table:style-name="ce114" office:value-type="float" office:value="80" calcext:value-type="float">
            <text:p>80</text:p>
          </table:table-cell>
          <table:table-cell table:style-name="ce117" office:value-type="float" office:value="370" calcext:value-type="float">
            <text:p>370</text:p>
          </table:table-cell>
          <table:table-cell table:style-name="ce114" office:value-type="float" office:value="80" calcext:value-type="float">
            <text:p>80</text:p>
          </table:table-cell>
          <table:table-cell table:style-name="ce117" office:value-type="float" office:value="370" calcext:value-type="float">
            <text:p>370</text:p>
          </table:table-cell>
          <table:table-cell table:style-name="ce121" table:formula="of:=IF(AND(ISNUMBER([.B227]);ISNUMBER([.D227]));([.D227]-[.B227])/[.B227];&quot;-&quot;)" office:value-type="percentage" office:value="0" calcext:value-type="percentage">
            <text:p>0,000%</text:p>
          </table:table-cell>
          <table:table-cell table:style-name="ce121" table:formula="of:=IF(AND(ISNUMBER([.C227]);ISNUMBER([.E227]));([.E227]-[.C227])/[.C227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9"/>essai_uj</text:p>
          </table:table-cell>
          <table:table-cell table:style-name="ce114" office:value-type="float" office:value="208" calcext:value-type="float">
            <text:p>208</text:p>
          </table:table-cell>
          <table:table-cell table:style-name="ce117" office:value-type="float" office:value="6246" calcext:value-type="float">
            <text:p>6246</text:p>
          </table:table-cell>
          <table:table-cell table:style-name="ce114" office:value-type="float" office:value="208" calcext:value-type="float">
            <text:p>208</text:p>
          </table:table-cell>
          <table:table-cell table:style-name="ce117" office:value-type="float" office:value="6246" calcext:value-type="float">
            <text:p>6246</text:p>
          </table:table-cell>
          <table:table-cell table:style-name="ce121" table:formula="of:=IF(AND(ISNUMBER([.B228]);ISNUMBER([.D228]));([.D228]-[.B228])/[.B228];&quot;-&quot;)" office:value-type="percentage" office:value="0" calcext:value-type="percentage">
            <text:p>0,000%</text:p>
          </table:table-cell>
          <table:table-cell table:style-name="ce121" table:formula="of:=IF(AND(ISNUMBER([.C228]);ISNUMBER([.E228]));([.E228]-[.C228])/[.C228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8"/>essai_uj2</text:p>
          </table:table-cell>
          <table:table-cell table:style-name="ce114" office:value-type="float" office:value="384" calcext:value-type="float">
            <text:p>384</text:p>
          </table:table-cell>
          <table:table-cell table:style-name="ce117" office:value-type="float" office:value="6337" calcext:value-type="float">
            <text:p>6337</text:p>
          </table:table-cell>
          <table:table-cell table:style-name="ce114" office:value-type="float" office:value="352" calcext:value-type="float">
            <text:p>352</text:p>
          </table:table-cell>
          <table:table-cell table:style-name="ce117" office:value-type="float" office:value="6860" calcext:value-type="float">
            <text:p>6860</text:p>
          </table:table-cell>
          <table:table-cell table:style-name="ce121" table:formula="of:=IF(AND(ISNUMBER([.B229]);ISNUMBER([.D229]));([.D229]-[.B229])/[.B229];&quot;-&quot;)" office:value-type="percentage" office:value="-0.0833333333333333" calcext:value-type="percentage">
            <text:p>-8,333%</text:p>
          </table:table-cell>
          <table:table-cell table:style-name="ce121" table:formula="of:=IF(AND(ISNUMBER([.C229]);ISNUMBER([.E229]));([.E229]-[.C229])/[.C229];&quot;-&quot;)" office:value-type="percentage" office:value="0.082531166166956" calcext:value-type="percentage">
            <text:p>8,253%</text:p>
          </table:table-cell>
          <table:table-cell table:style-name="ce126" office:value-type="string" calcext:value-type="string">
            <text:p>Bug fixed in data dependency for U&amp;J</text:p>
          </table:table-cell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8"/>essai_uj3</text:p>
          </table:table-cell>
          <table:table-cell table:style-name="ce114" office:value-type="float" office:value="352" calcext:value-type="float">
            <text:p>352</text:p>
          </table:table-cell>
          <table:table-cell table:style-name="ce117" office:value-type="float" office:value="6315" calcext:value-type="float">
            <text:p>6315</text:p>
          </table:table-cell>
          <table:table-cell table:style-name="ce114" office:value-type="float" office:value="336" calcext:value-type="float">
            <text:p>336</text:p>
          </table:table-cell>
          <table:table-cell table:style-name="ce117" office:value-type="float" office:value="6753" calcext:value-type="float">
            <text:p>6753</text:p>
          </table:table-cell>
          <table:table-cell table:style-name="ce121" table:formula="of:=IF(AND(ISNUMBER([.B230]);ISNUMBER([.D230]));([.D230]-[.B230])/[.B230];&quot;-&quot;)" office:value-type="percentage" office:value="-0.0454545454545455" calcext:value-type="percentage">
            <text:p>-4,545%</text:p>
          </table:table-cell>
          <table:table-cell table:style-name="ce121" table:formula="of:=IF(AND(ISNUMBER([.C230]);ISNUMBER([.E230]));([.E230]-[.C230])/[.C230];&quot;-&quot;)" office:value-type="percentage" office:value="0.0693586698337292" calcext:value-type="percentage">
            <text:p>6,936%</text:p>
          </table:table-cell>
          <table:table-cell table:style-name="ce126" office:value-type="string" calcext:value-type="string">
            <text:p>Bug fixed in data dependency for U&amp;J</text:p>
          </table:table-cell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8"/>essai_uj4</text:p>
          </table:table-cell>
          <table:table-cell table:style-name="ce114" office:value-type="float" office:value="880" calcext:value-type="float">
            <text:p>880</text:p>
          </table:table-cell>
          <table:table-cell table:style-name="ce117" office:value-type="float" office:value="19391" calcext:value-type="float">
            <text:p>19391</text:p>
          </table:table-cell>
          <table:table-cell table:style-name="ce114" office:value-type="float" office:value="928" calcext:value-type="float">
            <text:p>928</text:p>
          </table:table-cell>
          <table:table-cell table:style-name="ce117" office:value-type="float" office:value="20320" calcext:value-type="float">
            <text:p>20320</text:p>
          </table:table-cell>
          <table:table-cell table:style-name="ce121" table:formula="of:=IF(AND(ISNUMBER([.B231]);ISNUMBER([.D231]));([.D231]-[.B231])/[.B231];&quot;-&quot;)" office:value-type="percentage" office:value="0.0545454545454545" calcext:value-type="percentage">
            <text:p>5,455%</text:p>
          </table:table-cell>
          <table:table-cell table:style-name="ce121" table:formula="of:=IF(AND(ISNUMBER([.C231]);ISNUMBER([.E231]));([.E231]-[.C231])/[.C231];&quot;-&quot;)" office:value-type="percentage" office:value="0.0479088236810892" calcext:value-type="percentage">
            <text:p>4,791%</text:p>
          </table:table-cell>
          <table:table-cell table:style-name="ce126" office:value-type="string" calcext:value-type="string">
            <text:p>Bug fixed in data dependency for U&amp;J</text:p>
          </table:table-cell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8"/>essai_uj5</text:p>
          </table:table-cell>
          <table:table-cell table:style-name="ce114" office:value-type="float" office:value="288" calcext:value-type="float">
            <text:p>288</text:p>
          </table:table-cell>
          <table:table-cell table:style-name="ce117" office:value-type="float" office:value="7017" calcext:value-type="float">
            <text:p>7017</text:p>
          </table:table-cell>
          <table:table-cell table:style-name="ce114" office:value-type="float" office:value="288" calcext:value-type="float">
            <text:p>288</text:p>
          </table:table-cell>
          <table:table-cell table:style-name="ce117" office:value-type="float" office:value="7016" calcext:value-type="float">
            <text:p>7016</text:p>
          </table:table-cell>
          <table:table-cell table:style-name="ce121" table:formula="of:=IF(AND(ISNUMBER([.B232]);ISNUMBER([.D232]));([.D232]-[.B232])/[.B232];&quot;-&quot;)" office:value-type="percentage" office:value="0" calcext:value-type="percentage">
            <text:p>0,000%</text:p>
          </table:table-cell>
          <table:table-cell table:style-name="ce121" table:formula="of:=IF(AND(ISNUMBER([.C232]);ISNUMBER([.E232]));([.E232]-[.C232])/[.C232];&quot;-&quot;)" office:value-type="percentage" office:value="-0.000142511044605957" calcext:value-type="percentage">
            <text:p>-0,014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8"/>essai_uj6</text:p>
          </table:table-cell>
          <table:table-cell table:style-name="ce114" office:value-type="float" office:value="160" calcext:value-type="float">
            <text:p>160</text:p>
          </table:table-cell>
          <table:table-cell table:style-name="ce117" office:value-type="float" office:value="270" calcext:value-type="float">
            <text:p>270</text:p>
          </table:table-cell>
          <table:table-cell table:style-name="ce114" office:value-type="float" office:value="160" calcext:value-type="float">
            <text:p>160</text:p>
          </table:table-cell>
          <table:table-cell table:style-name="ce117" office:value-type="float" office:value="265" calcext:value-type="float">
            <text:p>265</text:p>
          </table:table-cell>
          <table:table-cell table:style-name="ce121" table:formula="of:=IF(AND(ISNUMBER([.B233]);ISNUMBER([.D233]));([.D233]-[.B233])/[.B233];&quot;-&quot;)" office:value-type="percentage" office:value="0" calcext:value-type="percentage">
            <text:p>0,000%</text:p>
          </table:table-cell>
          <table:table-cell table:style-name="ce121" table:formula="of:=IF(AND(ISNUMBER([.C233]);ISNUMBER([.E233]));([.E233]-[.C233])/[.C233];&quot;-&quot;)" office:value-type="percentage" office:value="-0.0185185185185185" calcext:value-type="percentage">
            <text:p>-1,852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5"/>essai_uj6bis</text:p>
          </table:table-cell>
          <table:table-cell table:style-name="ce114" office:value-type="float" office:value="96" calcext:value-type="float">
            <text:p>96</text:p>
          </table:table-cell>
          <table:table-cell table:style-name="ce117" office:value-type="float" office:value="307" calcext:value-type="float">
            <text:p>307</text:p>
          </table:table-cell>
          <table:table-cell table:style-name="ce114" office:value-type="float" office:value="96" calcext:value-type="float">
            <text:p>96</text:p>
          </table:table-cell>
          <table:table-cell table:style-name="ce117" office:value-type="float" office:value="307" calcext:value-type="float">
            <text:p>307</text:p>
          </table:table-cell>
          <table:table-cell table:style-name="ce121" table:formula="of:=IF(AND(ISNUMBER([.B234]);ISNUMBER([.D234]));([.D234]-[.B234])/[.B234];&quot;-&quot;)" office:value-type="percentage" office:value="0" calcext:value-type="percentage">
            <text:p>0,000%</text:p>
          </table:table-cell>
          <table:table-cell table:style-name="ce121" table:formula="of:=IF(AND(ISNUMBER([.C234]);ISNUMBER([.E234]));([.E234]-[.C234])/[.C234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1"/>essai_uj6_byhand</text:p>
          </table:table-cell>
          <table:table-cell table:style-name="ce114" office:value-type="float" office:value="192" calcext:value-type="float">
            <text:p>192</text:p>
          </table:table-cell>
          <table:table-cell table:style-name="ce117" office:value-type="float" office:value="265" calcext:value-type="float">
            <text:p>265</text:p>
          </table:table-cell>
          <table:table-cell table:style-name="ce114" office:value-type="float" office:value="176" calcext:value-type="float">
            <text:p>176</text:p>
          </table:table-cell>
          <table:table-cell table:style-name="ce117" office:value-type="float" office:value="265" calcext:value-type="float">
            <text:p>265</text:p>
          </table:table-cell>
          <table:table-cell table:style-name="ce121" table:formula="of:=IF(AND(ISNUMBER([.B235]);ISNUMBER([.D235]));([.D235]-[.B235])/[.B235];&quot;-&quot;)" office:value-type="percentage" office:value="-0.0833333333333333" calcext:value-type="percentage">
            <text:p>-8,333%</text:p>
          </table:table-cell>
          <table:table-cell table:style-name="ce121" table:formula="of:=IF(AND(ISNUMBER([.C235]);ISNUMBER([.E235]));([.E235]-[.C235])/[.C235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5"/>essai_unroll</text:p>
          </table:table-cell>
          <table:table-cell table:style-name="ce114" office:value-type="float" office:value="160" calcext:value-type="float">
            <text:p>160</text:p>
          </table:table-cell>
          <table:table-cell table:style-name="ce117" office:value-type="float" office:value="353" calcext:value-type="float">
            <text:p>353</text:p>
          </table:table-cell>
          <table:table-cell table:style-name="ce114" office:value-type="float" office:value="160" calcext:value-type="float">
            <text:p>160</text:p>
          </table:table-cell>
          <table:table-cell table:style-name="ce117" office:value-type="float" office:value="352" calcext:value-type="float">
            <text:p>352</text:p>
          </table:table-cell>
          <table:table-cell table:style-name="ce121" table:formula="of:=IF(AND(ISNUMBER([.B236]);ISNUMBER([.D236]));([.D236]-[.B236])/[.B236];&quot;-&quot;)" office:value-type="percentage" office:value="0" calcext:value-type="percentage">
            <text:p>0,000%</text:p>
          </table:table-cell>
          <table:table-cell table:style-name="ce121" table:formula="of:=IF(AND(ISNUMBER([.C236]);ISNUMBER([.E236]));([.E236]-[.C236])/[.C236];&quot;-&quot;)" office:value-type="percentage" office:value="-0.0028328611898017" calcext:value-type="percentage">
            <text:p>-0,283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2"/>bug_loop_austin</text:p>
          </table:table-cell>
          <table:table-cell table:style-name="ce114" office:value-type="float" office:value="432" calcext:value-type="float">
            <text:p>432</text:p>
          </table:table-cell>
          <table:table-cell table:style-name="ce117" office:value-type="float" office:value="300" calcext:value-type="float">
            <text:p>300</text:p>
          </table:table-cell>
          <table:table-cell table:style-name="ce114" office:value-type="float" office:value="448" calcext:value-type="float">
            <text:p>448</text:p>
          </table:table-cell>
          <table:table-cell table:style-name="ce117" office:value-type="float" office:value="291" calcext:value-type="float">
            <text:p>291</text:p>
          </table:table-cell>
          <table:table-cell table:style-name="ce121" table:formula="of:=IF(AND(ISNUMBER([.B237]);ISNUMBER([.D237]));([.D237]-[.B237])/[.B237];&quot;-&quot;)" office:value-type="percentage" office:value="0.037037037037037" calcext:value-type="percentage">
            <text:p>3,704%</text:p>
          </table:table-cell>
          <table:table-cell table:style-name="ce121" table:formula="of:=IF(AND(ISNUMBER([.C237]);ISNUMBER([.E237]));([.E237]-[.C237])/[.C237];&quot;-&quot;)" office:value-type="percentage" office:value="-0.03" calcext:value-type="percentage">
            <text:p>-3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3"/>bug_unsigned_subtraction</text:p>
          </table:table-cell>
          <table:table-cell table:style-name="ce114" office:value-type="float" office:value="64" calcext:value-type="float">
            <text:p>64</text:p>
          </table:table-cell>
          <table:table-cell table:style-name="ce117" office:value-type="float" office:value="120" calcext:value-type="float">
            <text:p>120</text:p>
          </table:table-cell>
          <table:table-cell table:style-name="ce114" office:value-type="float" office:value="64" calcext:value-type="float">
            <text:p>64</text:p>
          </table:table-cell>
          <table:table-cell table:style-name="ce117" office:value-type="float" office:value="120" calcext:value-type="float">
            <text:p>120</text:p>
          </table:table-cell>
          <table:table-cell table:style-name="ce121" table:formula="of:=IF(AND(ISNUMBER([.B238]);ISNUMBER([.D238]));([.D238]-[.B238])/[.B238];&quot;-&quot;)" office:value-type="percentage" office:value="0" calcext:value-type="percentage">
            <text:p>0,000%</text:p>
          </table:table-cell>
          <table:table-cell table:style-name="ce121" table:formula="of:=IF(AND(ISNUMBER([.C238]);ISNUMBER([.E238]));([.E238]-[.C238])/[.C238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1"/>bug_propag_reset</text:p>
          </table:table-cell>
          <table:table-cell table:style-name="ce114" office:value-type="float" office:value="272" calcext:value-type="float">
            <text:p>272</text:p>
          </table:table-cell>
          <table:table-cell table:style-name="ce117" office:value-type="float" office:value="6890" calcext:value-type="float">
            <text:p>6890</text:p>
          </table:table-cell>
          <table:table-cell table:style-name="ce114" office:value-type="float" office:value="256" calcext:value-type="float">
            <text:p>256</text:p>
          </table:table-cell>
          <table:table-cell table:style-name="ce117" office:value-type="float" office:value="6889" calcext:value-type="float">
            <text:p>6889</text:p>
          </table:table-cell>
          <table:table-cell table:style-name="ce121" table:formula="of:=IF(AND(ISNUMBER([.B239]);ISNUMBER([.D239]));([.D239]-[.B239])/[.B239];&quot;-&quot;)" office:value-type="percentage" office:value="-0.0588235294117647" calcext:value-type="percentage">
            <text:p>-5,882%</text:p>
          </table:table-cell>
          <table:table-cell table:style-name="ce121" table:formula="of:=IF(AND(ISNUMBER([.C239]);ISNUMBER([.E239]));([.E239]-[.C239])/[.C239];&quot;-&quot;)" office:value-type="percentage" office:value="-0.000145137880986938" calcext:value-type="percentage">
            <text:p>-0,015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9"/>bug_cplx</text:p>
          </table:table-cell>
          <table:table-cell table:style-name="ce114" office:value-type="float" office:value="176" calcext:value-type="float">
            <text:p>176</text:p>
          </table:table-cell>
          <table:table-cell table:style-name="ce117" office:value-type="float" office:value="216" calcext:value-type="float">
            <text:p>216</text:p>
          </table:table-cell>
          <table:table-cell table:style-name="ce114" office:value-type="float" office:value="192" calcext:value-type="float">
            <text:p>192</text:p>
          </table:table-cell>
          <table:table-cell table:style-name="ce117" office:value-type="float" office:value="195" calcext:value-type="float">
            <text:p>195</text:p>
          </table:table-cell>
          <table:table-cell table:style-name="ce121" table:formula="of:=IF(AND(ISNUMBER([.B240]);ISNUMBER([.D240]));([.D240]-[.B240])/[.B240];&quot;-&quot;)" office:value-type="percentage" office:value="0.0909090909090909" calcext:value-type="percentage">
            <text:p>9,091%</text:p>
          </table:table-cell>
          <table:table-cell table:style-name="ce121" table:formula="of:=IF(AND(ISNUMBER([.C240]);ISNUMBER([.E240]));([.E240]-[.C240])/[.C240];&quot;-&quot;)" office:value-type="percentage" office:value="-0.0972222222222222" calcext:value-type="percentage">
            <text:p>-9,722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3"/>bug_sequence_8</text:p>
          </table:table-cell>
          <table:table-cell table:style-name="ce114" office:value-type="float" office:value="224" calcext:value-type="float">
            <text:p>224</text:p>
          </table:table-cell>
          <table:table-cell table:style-name="ce117" office:value-type="float" office:value="352" calcext:value-type="float">
            <text:p>352</text:p>
          </table:table-cell>
          <table:table-cell table:style-name="ce114" office:value-type="float" office:value="208" calcext:value-type="float">
            <text:p>208</text:p>
          </table:table-cell>
          <table:table-cell table:style-name="ce117" office:value-type="float" office:value="355" calcext:value-type="float">
            <text:p>355</text:p>
          </table:table-cell>
          <table:table-cell table:style-name="ce121" table:formula="of:=IF(AND(ISNUMBER([.B241]);ISNUMBER([.D241]));([.D241]-[.B241])/[.B241];&quot;-&quot;)" office:value-type="percentage" office:value="-0.0714285714285714" calcext:value-type="percentage">
            <text:p>-7,143%</text:p>
          </table:table-cell>
          <table:table-cell table:style-name="ce121" table:formula="of:=IF(AND(ISNUMBER([.C241]);ISNUMBER([.E241]));([.E241]-[.C241])/[.C241];&quot;-&quot;)" office:value-type="percentage" office:value="0.00852272727272727" calcext:value-type="percentage">
            <text:p>0,852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8"/>bug_g729_pst_simple</text:p>
          </table:table-cell>
          <table:table-cell table:style-name="ce114" office:value-type="float" office:value="96" calcext:value-type="float">
            <text:p>96</text:p>
          </table:table-cell>
          <table:table-cell table:style-name="ce117" office:value-type="float" office:value="2284" calcext:value-type="float">
            <text:p>2284</text:p>
          </table:table-cell>
          <table:table-cell table:style-name="ce114" office:value-type="float" office:value="96" calcext:value-type="float">
            <text:p>96</text:p>
          </table:table-cell>
          <table:table-cell table:style-name="ce117" office:value-type="float" office:value="2306" calcext:value-type="float">
            <text:p>2306</text:p>
          </table:table-cell>
          <table:table-cell table:style-name="ce121" table:formula="of:=IF(AND(ISNUMBER([.B242]);ISNUMBER([.D242]));([.D242]-[.B242])/[.B242];&quot;-&quot;)" office:value-type="percentage" office:value="0" calcext:value-type="percentage">
            <text:p>0,000%</text:p>
          </table:table-cell>
          <table:table-cell table:style-name="ce121" table:formula="of:=IF(AND(ISNUMBER([.C242]);ISNUMBER([.E242]));([.E242]-[.C242])/[.C242];&quot;-&quot;)" office:value-type="percentage" office:value="0.0096322241681261" calcext:value-type="percentage">
            <text:p>0,963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5"/>bug_g729_pst</text:p>
          </table:table-cell>
          <table:table-cell table:style-name="ce114" office:value-type="string" calcext:value-type="string">
            <text:p><text:s text:c="9"/></text:p>
          </table:table-cell>
          <table:table-cell table:style-name="ce117" office:value-type="string" calcext:value-type="string">
            <text:p><text:s text:c="15"/></text:p>
          </table:table-cell>
          <table:table-cell table:style-name="ce114"/>
          <table:table-cell table:style-name="ce117"/>
          <table:table-cell table:style-name="ce121" table:formula="of:=IF(AND(ISNUMBER([.B243]);ISNUMBER([.D243]));([.D243]-[.B243])/[.B243];&quot;-&quot;)" office:value-type="string" office:string-value="-" calcext:value-type="string">
            <text:p>-</text:p>
          </table:table-cell>
          <table:table-cell table:style-name="ce121" table:formula="of:=IF(AND(ISNUMBER([.C243]);ISNUMBER([.E243]));([.E243]-[.C243])/[.C243];&quot;-&quot;)" office:value-type="string" office:string-value="-" calcext:value-type="string">
            <text:p>-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9"/>bug_diag</text:p>
          </table:table-cell>
          <table:table-cell table:style-name="ce114" office:value-type="float" office:value="240" calcext:value-type="float">
            <text:p>240</text:p>
          </table:table-cell>
          <table:table-cell table:style-name="ce117" office:value-type="float" office:value="278" calcext:value-type="float">
            <text:p>278</text:p>
          </table:table-cell>
          <table:table-cell table:style-name="ce114" office:value-type="float" office:value="240" calcext:value-type="float">
            <text:p>240</text:p>
          </table:table-cell>
          <table:table-cell table:style-name="ce117" office:value-type="float" office:value="278" calcext:value-type="float">
            <text:p>278</text:p>
          </table:table-cell>
          <table:table-cell table:style-name="ce121" table:formula="of:=IF(AND(ISNUMBER([.B244]);ISNUMBER([.D244]));([.D244]-[.B244])/[.B244];&quot;-&quot;)" office:value-type="percentage" office:value="0" calcext:value-type="percentage">
            <text:p>0,000%</text:p>
          </table:table-cell>
          <table:table-cell table:style-name="ce121" table:formula="of:=IF(AND(ISNUMBER([.C244]);ISNUMBER([.E244]));([.E244]-[.C244])/[.C244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2"/>bug_g729a_D4i40</text:p>
          </table:table-cell>
          <table:table-cell table:style-name="ce114" office:value-type="string" calcext:value-type="string">
            <text:p><text:s text:c="9"/></text:p>
          </table:table-cell>
          <table:table-cell table:style-name="ce117" office:value-type="string" calcext:value-type="string">
            <text:p><text:s text:c="15"/></text:p>
          </table:table-cell>
          <table:table-cell table:style-name="ce114"/>
          <table:table-cell table:style-name="ce117"/>
          <table:table-cell table:style-name="ce121" table:formula="of:=IF(AND(ISNUMBER([.B245]);ISNUMBER([.D245]));([.D245]-[.B245])/[.B245];&quot;-&quot;)" office:value-type="string" office:string-value="-" calcext:value-type="string">
            <text:p>-</text:p>
          </table:table-cell>
          <table:table-cell table:style-name="ce121" table:formula="of:=IF(AND(ISNUMBER([.C245]);ISNUMBER([.E245]));([.E245]-[.C245])/[.C245];&quot;-&quot;)" office:value-type="string" office:string-value="-" calcext:value-type="string">
            <text:p>-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4"/>essai_trapeze</text:p>
          </table:table-cell>
          <table:table-cell table:style-name="ce114" office:value-type="float" office:value="96" calcext:value-type="float">
            <text:p>96</text:p>
          </table:table-cell>
          <table:table-cell table:style-name="ce117" office:value-type="float" office:value="162" calcext:value-type="float">
            <text:p>162</text:p>
          </table:table-cell>
          <table:table-cell table:style-name="ce114" office:value-type="float" office:value="96" calcext:value-type="float">
            <text:p>96</text:p>
          </table:table-cell>
          <table:table-cell table:style-name="ce117" office:value-type="float" office:value="162" calcext:value-type="float">
            <text:p>162</text:p>
          </table:table-cell>
          <table:table-cell table:style-name="ce121" table:formula="of:=IF(AND(ISNUMBER([.B246]);ISNUMBER([.D246]));([.D246]-[.B246])/[.B246];&quot;-&quot;)" office:value-type="percentage" office:value="0" calcext:value-type="percentage">
            <text:p>0,000%</text:p>
          </table:table-cell>
          <table:table-cell table:style-name="ce121" table:formula="of:=IF(AND(ISNUMBER([.C246]);ISNUMBER([.E246]));([.E246]-[.C246])/[.C246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8"/>bug_pack1</text:p>
          </table:table-cell>
          <table:table-cell table:style-name="ce114" office:value-type="float" office:value="176" calcext:value-type="float">
            <text:p>176</text:p>
          </table:table-cell>
          <table:table-cell table:style-name="ce117" office:value-type="float" office:value="289" calcext:value-type="float">
            <text:p>289</text:p>
          </table:table-cell>
          <table:table-cell table:style-name="ce114" office:value-type="float" office:value="176" calcext:value-type="float">
            <text:p>176</text:p>
          </table:table-cell>
          <table:table-cell table:style-name="ce117" office:value-type="float" office:value="289" calcext:value-type="float">
            <text:p>289</text:p>
          </table:table-cell>
          <table:table-cell table:style-name="ce121" table:formula="of:=IF(AND(ISNUMBER([.B247]);ISNUMBER([.D247]));([.D247]-[.B247])/[.B247];&quot;-&quot;)" office:value-type="percentage" office:value="0" calcext:value-type="percentage">
            <text:p>0,000%</text:p>
          </table:table-cell>
          <table:table-cell table:style-name="ce121" table:formula="of:=IF(AND(ISNUMBER([.C247]);ISNUMBER([.E247]));([.E247]-[.C247])/[.C247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8"/>bug_pack2</text:p>
          </table:table-cell>
          <table:table-cell table:style-name="ce114" office:value-type="float" office:value="352" calcext:value-type="float">
            <text:p>352</text:p>
          </table:table-cell>
          <table:table-cell table:style-name="ce117" office:value-type="float" office:value="363" calcext:value-type="float">
            <text:p>363</text:p>
          </table:table-cell>
          <table:table-cell table:style-name="ce114" office:value-type="float" office:value="352" calcext:value-type="float">
            <text:p>352</text:p>
          </table:table-cell>
          <table:table-cell table:style-name="ce117" office:value-type="float" office:value="363" calcext:value-type="float">
            <text:p>363</text:p>
          </table:table-cell>
          <table:table-cell table:style-name="ce121" table:formula="of:=IF(AND(ISNUMBER([.B248]);ISNUMBER([.D248]));([.D248]-[.B248])/[.B248];&quot;-&quot;)" office:value-type="percentage" office:value="0" calcext:value-type="percentage">
            <text:p>0,000%</text:p>
          </table:table-cell>
          <table:table-cell table:style-name="ce121" table:formula="of:=IF(AND(ISNUMBER([.C248]);ISNUMBER([.E248]));([.E248]-[.C248])/[.C248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1"/>bug_g729_cor_h_x</text:p>
          </table:table-cell>
          <table:table-cell table:style-name="ce114" office:value-type="float" office:value="192" calcext:value-type="float">
            <text:p>192</text:p>
          </table:table-cell>
          <table:table-cell table:style-name="ce117" office:value-type="float" office:value="337" calcext:value-type="float">
            <text:p>337</text:p>
          </table:table-cell>
          <table:table-cell table:style-name="ce114" office:value-type="float" office:value="192" calcext:value-type="float">
            <text:p>192</text:p>
          </table:table-cell>
          <table:table-cell table:style-name="ce117" office:value-type="float" office:value="337" calcext:value-type="float">
            <text:p>337</text:p>
          </table:table-cell>
          <table:table-cell table:style-name="ce121" table:formula="of:=IF(AND(ISNUMBER([.B249]);ISNUMBER([.D249]));([.D249]-[.B249])/[.B249];&quot;-&quot;)" office:value-type="percentage" office:value="0" calcext:value-type="percentage">
            <text:p>0,000%</text:p>
          </table:table-cell>
          <table:table-cell table:style-name="ce121" table:formula="of:=IF(AND(ISNUMBER([.C249]);ISNUMBER([.E249]));([.E249]-[.C249])/[.C249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2"/>bug_g729_pred_lt_3_simple</text:p>
          </table:table-cell>
          <table:table-cell table:style-name="ce114" office:value-type="float" office:value="64" calcext:value-type="float">
            <text:p>64</text:p>
          </table:table-cell>
          <table:table-cell table:style-name="ce117" office:value-type="float" office:value="182" calcext:value-type="float">
            <text:p>182</text:p>
          </table:table-cell>
          <table:table-cell table:style-name="ce114" office:value-type="float" office:value="64" calcext:value-type="float">
            <text:p>64</text:p>
          </table:table-cell>
          <table:table-cell table:style-name="ce117" office:value-type="float" office:value="182" calcext:value-type="float">
            <text:p>182</text:p>
          </table:table-cell>
          <table:table-cell table:style-name="ce121" table:formula="of:=IF(AND(ISNUMBER([.B250]);ISNUMBER([.D250]));([.D250]-[.B250])/[.B250];&quot;-&quot;)" office:value-type="percentage" office:value="0" calcext:value-type="percentage">
            <text:p>0,000%</text:p>
          </table:table-cell>
          <table:table-cell table:style-name="ce121" table:formula="of:=IF(AND(ISNUMBER([.C250]);ISNUMBER([.E250]));([.E250]-[.C250])/[.C250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9"/>bug_g729_cor_h_x_2</text:p>
          </table:table-cell>
          <table:table-cell table:style-name="ce114" office:value-type="string" calcext:value-type="string">
            <text:p><text:s text:c="9"/></text:p>
          </table:table-cell>
          <table:table-cell table:style-name="ce117" office:value-type="string" calcext:value-type="string">
            <text:p><text:s text:c="15"/></text:p>
          </table:table-cell>
          <table:table-cell table:style-name="ce114"/>
          <table:table-cell table:style-name="ce117"/>
          <table:table-cell table:style-name="ce121" table:formula="of:=IF(AND(ISNUMBER([.B251]);ISNUMBER([.D251]));([.D251]-[.B251])/[.B251];&quot;-&quot;)" office:value-type="string" office:string-value="-" calcext:value-type="string">
            <text:p>-</text:p>
          </table:table-cell>
          <table:table-cell table:style-name="ce121" table:formula="of:=IF(AND(ISNUMBER([.C251]);ISNUMBER([.E251]));([.E251]-[.C251])/[.C251];&quot;-&quot;)" office:value-type="string" office:string-value="-" calcext:value-type="string">
            <text:p>-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2"/>bug_g729_cor_h_x_2_simple</text:p>
          </table:table-cell>
          <table:table-cell table:style-name="ce114" office:value-type="float" office:value="176" calcext:value-type="float">
            <text:p>176</text:p>
          </table:table-cell>
          <table:table-cell table:style-name="ce117" office:value-type="float" office:value="403" calcext:value-type="float">
            <text:p>403</text:p>
          </table:table-cell>
          <table:table-cell table:style-name="ce114" office:value-type="float" office:value="192" calcext:value-type="float">
            <text:p>192</text:p>
          </table:table-cell>
          <table:table-cell table:style-name="ce117" office:value-type="float" office:value="381" calcext:value-type="float">
            <text:p>381</text:p>
          </table:table-cell>
          <table:table-cell table:style-name="ce121" table:formula="of:=IF(AND(ISNUMBER([.B252]);ISNUMBER([.D252]));([.D252]-[.B252])/[.B252];&quot;-&quot;)" office:value-type="percentage" office:value="0.0909090909090909" calcext:value-type="percentage">
            <text:p>9,091%</text:p>
          </table:table-cell>
          <table:table-cell table:style-name="ce121" table:formula="of:=IF(AND(ISNUMBER([.C252]);ISNUMBER([.E252]));([.E252]-[.C252])/[.C252];&quot;-&quot;)" office:value-type="percentage" office:value="-0.054590570719603" calcext:value-type="percentage">
            <text:p>-5,459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2"/>bug_cross_redef</text:p>
          </table:table-cell>
          <table:table-cell table:style-name="ce114" office:value-type="float" office:value="208" calcext:value-type="float">
            <text:p>208</text:p>
          </table:table-cell>
          <table:table-cell table:style-name="ce117" office:value-type="float" office:value="249" calcext:value-type="float">
            <text:p>249</text:p>
          </table:table-cell>
          <table:table-cell table:style-name="ce114" office:value-type="float" office:value="176" calcext:value-type="float">
            <text:p>176</text:p>
          </table:table-cell>
          <table:table-cell table:style-name="ce117" office:value-type="float" office:value="223" calcext:value-type="float">
            <text:p>223</text:p>
          </table:table-cell>
          <table:table-cell table:style-name="ce121" table:formula="of:=IF(AND(ISNUMBER([.B253]);ISNUMBER([.D253]));([.D253]-[.B253])/[.B253];&quot;-&quot;)" office:value-type="percentage" office:value="-0.153846153846154" calcext:value-type="percentage">
            <text:p>-15,385%</text:p>
          </table:table-cell>
          <table:table-cell table:style-name="ce121" table:formula="of:=IF(AND(ISNUMBER([.C253]);ISNUMBER([.E253]));([.E253]-[.C253])/[.C253];&quot;-&quot;)" office:value-type="percentage" office:value="-0.104417670682731" calcext:value-type="percentage">
            <text:p>-10,442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5"/>bug_redundant_access_2</text:p>
          </table:table-cell>
          <table:table-cell table:style-name="ce114" office:value-type="float" office:value="16" calcext:value-type="float">
            <text:p>16</text:p>
          </table:table-cell>
          <table:table-cell table:style-name="ce117" office:value-type="float" office:value="111" calcext:value-type="float">
            <text:p>111</text:p>
          </table:table-cell>
          <table:table-cell table:style-name="ce114" office:value-type="float" office:value="16" calcext:value-type="float">
            <text:p>16</text:p>
          </table:table-cell>
          <table:table-cell table:style-name="ce117" office:value-type="float" office:value="111" calcext:value-type="float">
            <text:p>111</text:p>
          </table:table-cell>
          <table:table-cell table:style-name="ce121" table:formula="of:=IF(AND(ISNUMBER([.B254]);ISNUMBER([.D254]));([.D254]-[.B254])/[.B254];&quot;-&quot;)" office:value-type="percentage" office:value="0" calcext:value-type="percentage">
            <text:p>0,000%</text:p>
          </table:table-cell>
          <table:table-cell table:style-name="ce121" table:formula="of:=IF(AND(ISNUMBER([.C254]);ISNUMBER([.E254]));([.E254]-[.C254])/[.C254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4"/>essai_cor_h_x</text:p>
          </table:table-cell>
          <table:table-cell table:style-name="ce114" office:value-type="string" calcext:value-type="string">
            <text:p><text:s text:c="9"/></text:p>
          </table:table-cell>
          <table:table-cell table:style-name="ce117" office:value-type="string" calcext:value-type="string">
            <text:p><text:s text:c="15"/></text:p>
          </table:table-cell>
          <table:table-cell table:style-name="ce114"/>
          <table:table-cell table:style-name="ce117"/>
          <table:table-cell table:style-name="ce121" table:formula="of:=IF(AND(ISNUMBER([.B255]);ISNUMBER([.D255]));([.D255]-[.B255])/[.B255];&quot;-&quot;)" office:value-type="string" office:string-value="-" calcext:value-type="string">
            <text:p>-</text:p>
          </table:table-cell>
          <table:table-cell table:style-name="ce121" table:formula="of:=IF(AND(ISNUMBER([.C255]);ISNUMBER([.E255]));([.E255]-[.C255])/[.C255];&quot;-&quot;)" office:value-type="string" office:string-value="-" calcext:value-type="string">
            <text:p>-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2"/>test_improved_2power_step</text:p>
          </table:table-cell>
          <table:table-cell table:style-name="ce114" office:value-type="float" office:value="128" calcext:value-type="float">
            <text:p>128</text:p>
          </table:table-cell>
          <table:table-cell table:style-name="ce117" office:value-type="float" office:value="189" calcext:value-type="float">
            <text:p>189</text:p>
          </table:table-cell>
          <table:table-cell table:style-name="ce114" office:value-type="float" office:value="112" calcext:value-type="float">
            <text:p>112</text:p>
          </table:table-cell>
          <table:table-cell table:style-name="ce117" office:value-type="float" office:value="183" calcext:value-type="float">
            <text:p>183</text:p>
          </table:table-cell>
          <table:table-cell table:style-name="ce121" table:formula="of:=IF(AND(ISNUMBER([.B256]);ISNUMBER([.D256]));([.D256]-[.B256])/[.B256];&quot;-&quot;)" office:value-type="percentage" office:value="-0.125" calcext:value-type="percentage">
            <text:p>-12,500%</text:p>
          </table:table-cell>
          <table:table-cell table:style-name="ce121" table:formula="of:=IF(AND(ISNUMBER([.C256]);ISNUMBER([.E256]));([.E256]-[.C256])/[.C256];&quot;-&quot;)" office:value-type="percentage" office:value="-0.0317460317460317" calcext:value-type="percentage">
            <text:p>-3,175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6"/>bug_loop_shape_simple</text:p>
          </table:table-cell>
          <table:table-cell table:style-name="ce114" office:value-type="float" office:value="48" calcext:value-type="float">
            <text:p>48</text:p>
          </table:table-cell>
          <table:table-cell table:style-name="ce117" office:value-type="float" office:value="202" calcext:value-type="float">
            <text:p>202</text:p>
          </table:table-cell>
          <table:table-cell table:style-name="ce114" office:value-type="float" office:value="48" calcext:value-type="float">
            <text:p>48</text:p>
          </table:table-cell>
          <table:table-cell table:style-name="ce117" office:value-type="float" office:value="202" calcext:value-type="float">
            <text:p>202</text:p>
          </table:table-cell>
          <table:table-cell table:style-name="ce121" table:formula="of:=IF(AND(ISNUMBER([.B257]);ISNUMBER([.D257]));([.D257]-[.B257])/[.B257];&quot;-&quot;)" office:value-type="percentage" office:value="0" calcext:value-type="percentage">
            <text:p>0,000%</text:p>
          </table:table-cell>
          <table:table-cell table:style-name="ce121" table:formula="of:=IF(AND(ISNUMBER([.C257]);ISNUMBER([.E257]));([.E257]-[.C257])/[.C257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3"/>bug_loop_shape</text:p>
          </table:table-cell>
          <table:table-cell table:style-name="ce114" office:value-type="float" office:value="144" calcext:value-type="float">
            <text:p>144</text:p>
          </table:table-cell>
          <table:table-cell table:style-name="ce117" office:value-type="float" office:value="33394" calcext:value-type="float">
            <text:p>33394</text:p>
          </table:table-cell>
          <table:table-cell table:style-name="ce114" office:value-type="float" office:value="144" calcext:value-type="float">
            <text:p>144</text:p>
          </table:table-cell>
          <table:table-cell table:style-name="ce117" office:value-type="float" office:value="32693" calcext:value-type="float">
            <text:p>32693</text:p>
          </table:table-cell>
          <table:table-cell table:style-name="ce121" table:formula="of:=IF(AND(ISNUMBER([.B258]);ISNUMBER([.D258]));([.D258]-[.B258])/[.B258];&quot;-&quot;)" office:value-type="percentage" office:value="0" calcext:value-type="percentage">
            <text:p>0,000%</text:p>
          </table:table-cell>
          <table:table-cell table:style-name="ce121" table:formula="of:=IF(AND(ISNUMBER([.C258]);ISNUMBER([.E258]));([.E258]-[.C258])/[.C258];&quot;-&quot;)" office:value-type="percentage" office:value="-0.0209917949332215" calcext:value-type="percentage">
            <text:p>-2,099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9"/>bug_bogdan_cor_mod</text:p>
          </table:table-cell>
          <table:table-cell table:style-name="ce114" office:value-type="float" office:value="304" calcext:value-type="float">
            <text:p>304</text:p>
          </table:table-cell>
          <table:table-cell table:style-name="ce117" office:value-type="float" office:value="295" calcext:value-type="float">
            <text:p>295</text:p>
          </table:table-cell>
          <table:table-cell table:style-name="ce114" office:value-type="float" office:value="304" calcext:value-type="float">
            <text:p>304</text:p>
          </table:table-cell>
          <table:table-cell table:style-name="ce117" office:value-type="float" office:value="292" calcext:value-type="float">
            <text:p>292</text:p>
          </table:table-cell>
          <table:table-cell table:style-name="ce121" table:formula="of:=IF(AND(ISNUMBER([.B259]);ISNUMBER([.D259]));([.D259]-[.B259])/[.B259];&quot;-&quot;)" office:value-type="percentage" office:value="0" calcext:value-type="percentage">
            <text:p>0,000%</text:p>
          </table:table-cell>
          <table:table-cell table:style-name="ce121" table:formula="of:=IF(AND(ISNUMBER([.C259]);ISNUMBER([.E259]));([.E259]-[.C259])/[.C259];&quot;-&quot;)" office:value-type="percentage" office:value="-0.0101694915254237" calcext:value-type="percentage">
            <text:p>-1,017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7"/>limit_derived_modulo</text:p>
          </table:table-cell>
          <table:table-cell table:style-name="ce114" office:value-type="float" office:value="128" calcext:value-type="float">
            <text:p>128</text:p>
          </table:table-cell>
          <table:table-cell table:style-name="ce117" office:value-type="float" office:value="147" calcext:value-type="float">
            <text:p>147</text:p>
          </table:table-cell>
          <table:table-cell table:style-name="ce114" office:value-type="float" office:value="128" calcext:value-type="float">
            <text:p>128</text:p>
          </table:table-cell>
          <table:table-cell table:style-name="ce117" office:value-type="float" office:value="147" calcext:value-type="float">
            <text:p>147</text:p>
          </table:table-cell>
          <table:table-cell table:style-name="ce121" table:formula="of:=IF(AND(ISNUMBER([.B260]);ISNUMBER([.D260]));([.D260]-[.B260])/[.B260];&quot;-&quot;)" office:value-type="percentage" office:value="0" calcext:value-type="percentage">
            <text:p>0,000%</text:p>
          </table:table-cell>
          <table:table-cell table:style-name="ce121" table:formula="of:=IF(AND(ISNUMBER([.C260]);ISNUMBER([.E260]));([.E260]-[.C260])/[.C260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4"/>bug_cross_lsh</text:p>
          </table:table-cell>
          <table:table-cell table:style-name="ce114" office:value-type="float" office:value="64" calcext:value-type="float">
            <text:p>64</text:p>
          </table:table-cell>
          <table:table-cell table:style-name="ce117" office:value-type="float" office:value="288" calcext:value-type="float">
            <text:p>288</text:p>
          </table:table-cell>
          <table:table-cell table:style-name="ce114" office:value-type="float" office:value="64" calcext:value-type="float">
            <text:p>64</text:p>
          </table:table-cell>
          <table:table-cell table:style-name="ce117" office:value-type="float" office:value="288" calcext:value-type="float">
            <text:p>288</text:p>
          </table:table-cell>
          <table:table-cell table:style-name="ce121" table:formula="of:=IF(AND(ISNUMBER([.B261]);ISNUMBER([.D261]));([.D261]-[.B261])/[.B261];&quot;-&quot;)" office:value-type="percentage" office:value="0" calcext:value-type="percentage">
            <text:p>0,000%</text:p>
          </table:table-cell>
          <table:table-cell table:style-name="ce121" table:formula="of:=IF(AND(ISNUMBER([.C261]);ISNUMBER([.E261]));([.E261]-[.C261])/[.C261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7"/>bug_g723_1</text:p>
          </table:table-cell>
          <table:table-cell table:style-name="ce114" office:value-type="float" office:value="560" calcext:value-type="float">
            <text:p>560</text:p>
          </table:table-cell>
          <table:table-cell table:style-name="ce117" office:value-type="float" office:value="957" calcext:value-type="float">
            <text:p>957</text:p>
          </table:table-cell>
          <table:table-cell table:style-name="ce114" office:value-type="float" office:value="512" calcext:value-type="float">
            <text:p>512</text:p>
          </table:table-cell>
          <table:table-cell table:style-name="ce117" office:value-type="float" office:value="1181" calcext:value-type="float">
            <text:p>1181</text:p>
          </table:table-cell>
          <table:table-cell table:style-name="ce121" table:formula="of:=IF(AND(ISNUMBER([.B262]);ISNUMBER([.D262]));([.D262]-[.B262])/[.B262];&quot;-&quot;)" office:value-type="percentage" office:value="-0.0857142857142857" calcext:value-type="percentage">
            <text:p>-8,571%</text:p>
          </table:table-cell>
          <table:table-cell table:style-name="ce121" table:formula="of:=IF(AND(ISNUMBER([.C262]);ISNUMBER([.E262]));([.E262]-[.C262])/[.C262];&quot;-&quot;)" office:value-type="percentage" office:value="0.234064785788924" calcext:value-type="percentage">
            <text:p>23,406%</text:p>
          </table:table-cell>
          <table:table-cell table:style-name="ce126" office:value-type="string" calcext:value-type="string">
            <text:p>Spills in Icode</text:p>
          </table:table-cell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7"/>bug_g723_2</text:p>
          </table:table-cell>
          <table:table-cell table:style-name="ce114" office:value-type="float" office:value="288" calcext:value-type="float">
            <text:p>288</text:p>
          </table:table-cell>
          <table:table-cell table:style-name="ce117" office:value-type="float" office:value="10217" calcext:value-type="float">
            <text:p>10217</text:p>
          </table:table-cell>
          <table:table-cell table:style-name="ce114" office:value-type="float" office:value="288" calcext:value-type="float">
            <text:p>288</text:p>
          </table:table-cell>
          <table:table-cell table:style-name="ce117" office:value-type="float" office:value="10233" calcext:value-type="float">
            <text:p>10233</text:p>
          </table:table-cell>
          <table:table-cell table:style-name="ce121" table:formula="of:=IF(AND(ISNUMBER([.B263]);ISNUMBER([.D263]));([.D263]-[.B263])/[.B263];&quot;-&quot;)" office:value-type="percentage" office:value="0" calcext:value-type="percentage">
            <text:p>0,000%</text:p>
          </table:table-cell>
          <table:table-cell table:style-name="ce121" table:formula="of:=IF(AND(ISNUMBER([.C263]);ISNUMBER([.E263]));([.E263]-[.C263])/[.C263];&quot;-&quot;)" office:value-type="percentage" office:value="0.00156601742194382" calcext:value-type="percentage">
            <text:p>0,157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2"/>bug_compo_multi</text:p>
          </table:table-cell>
          <table:table-cell table:style-name="ce114" office:value-type="float" office:value="48" calcext:value-type="float">
            <text:p>48</text:p>
          </table:table-cell>
          <table:table-cell table:style-name="ce117" office:value-type="float" office:value="126" calcext:value-type="float">
            <text:p>126</text:p>
          </table:table-cell>
          <table:table-cell table:style-name="ce114" office:value-type="float" office:value="48" calcext:value-type="float">
            <text:p>48</text:p>
          </table:table-cell>
          <table:table-cell table:style-name="ce117" office:value-type="float" office:value="126" calcext:value-type="float">
            <text:p>126</text:p>
          </table:table-cell>
          <table:table-cell table:style-name="ce121" table:formula="of:=IF(AND(ISNUMBER([.B264]);ISNUMBER([.D264]));([.D264]-[.B264])/[.B264];&quot;-&quot;)" office:value-type="percentage" office:value="0" calcext:value-type="percentage">
            <text:p>0,000%</text:p>
          </table:table-cell>
          <table:table-cell table:style-name="ce121" table:formula="of:=IF(AND(ISNUMBER([.C264]);ISNUMBER([.E264]));([.E264]-[.C264])/[.C264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5"/>bug_cross_ph</text:p>
          </table:table-cell>
          <table:table-cell table:style-name="ce114" office:value-type="float" office:value="48" calcext:value-type="float">
            <text:p>48</text:p>
          </table:table-cell>
          <table:table-cell table:style-name="ce117" office:value-type="float" office:value="159" calcext:value-type="float">
            <text:p>159</text:p>
          </table:table-cell>
          <table:table-cell table:style-name="ce114" office:value-type="float" office:value="48" calcext:value-type="float">
            <text:p>48</text:p>
          </table:table-cell>
          <table:table-cell table:style-name="ce117" office:value-type="float" office:value="159" calcext:value-type="float">
            <text:p>159</text:p>
          </table:table-cell>
          <table:table-cell table:style-name="ce121" table:formula="of:=IF(AND(ISNUMBER([.B265]);ISNUMBER([.D265]));([.D265]-[.B265])/[.B265];&quot;-&quot;)" office:value-type="percentage" office:value="0" calcext:value-type="percentage">
            <text:p>0,000%</text:p>
          </table:table-cell>
          <table:table-cell table:style-name="ce121" table:formula="of:=IF(AND(ISNUMBER([.C265]);ISNUMBER([.E265]));([.E265]-[.C265])/[.C265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3"/>bug_sequence_9</text:p>
          </table:table-cell>
          <table:table-cell table:style-name="ce114" office:value-type="float" office:value="96" calcext:value-type="float">
            <text:p>96</text:p>
          </table:table-cell>
          <table:table-cell table:style-name="ce117" office:value-type="float" office:value="154" calcext:value-type="float">
            <text:p>154</text:p>
          </table:table-cell>
          <table:table-cell table:style-name="ce114" office:value-type="float" office:value="96" calcext:value-type="float">
            <text:p>96</text:p>
          </table:table-cell>
          <table:table-cell table:style-name="ce117" office:value-type="float" office:value="154" calcext:value-type="float">
            <text:p>154</text:p>
          </table:table-cell>
          <table:table-cell table:style-name="ce121" table:formula="of:=IF(AND(ISNUMBER([.B266]);ISNUMBER([.D266]));([.D266]-[.B266])/[.B266];&quot;-&quot;)" office:value-type="percentage" office:value="0" calcext:value-type="percentage">
            <text:p>0,000%</text:p>
          </table:table-cell>
          <table:table-cell table:style-name="ce121" table:formula="of:=IF(AND(ISNUMBER([.C266]);ISNUMBER([.E266]));([.E266]-[.C266])/[.C266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9"/>bug_surf</text:p>
          </table:table-cell>
          <table:table-cell table:style-name="ce114" office:value-type="float" office:value="272" calcext:value-type="float">
            <text:p>272</text:p>
          </table:table-cell>
          <table:table-cell table:style-name="ce117" office:value-type="float" office:value="48300" calcext:value-type="float">
            <text:p>48300</text:p>
          </table:table-cell>
          <table:table-cell table:style-name="ce114" office:value-type="float" office:value="272" calcext:value-type="float">
            <text:p>272</text:p>
          </table:table-cell>
          <table:table-cell table:style-name="ce117" office:value-type="float" office:value="48302" calcext:value-type="float">
            <text:p>48302</text:p>
          </table:table-cell>
          <table:table-cell table:style-name="ce121" table:formula="of:=IF(AND(ISNUMBER([.B267]);ISNUMBER([.D267]));([.D267]-[.B267])/[.B267];&quot;-&quot;)" office:value-type="percentage" office:value="0" calcext:value-type="percentage">
            <text:p>0,000%</text:p>
          </table:table-cell>
          <table:table-cell table:style-name="ce121" table:formula="of:=IF(AND(ISNUMBER([.C267]);ISNUMBER([.E267]));([.E267]-[.C267])/[.C267];&quot;-&quot;)" office:value-type="percentage" office:value="0.000041407867494824" calcext:value-type="percentage">
            <text:p>0,004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6"/>bug_mb16_qa</text:p>
          </table:table-cell>
          <table:table-cell table:style-name="ce114" office:value-type="float" office:value="304" calcext:value-type="float">
            <text:p>304</text:p>
          </table:table-cell>
          <table:table-cell table:style-name="ce117" office:value-type="float" office:value="273" calcext:value-type="float">
            <text:p>273</text:p>
          </table:table-cell>
          <table:table-cell table:style-name="ce114" office:value-type="float" office:value="304" calcext:value-type="float">
            <text:p>304</text:p>
          </table:table-cell>
          <table:table-cell table:style-name="ce117" office:value-type="float" office:value="243" calcext:value-type="float">
            <text:p>243</text:p>
          </table:table-cell>
          <table:table-cell table:style-name="ce121" table:formula="of:=IF(AND(ISNUMBER([.B268]);ISNUMBER([.D268]));([.D268]-[.B268])/[.B268];&quot;-&quot;)" office:value-type="percentage" office:value="0" calcext:value-type="percentage">
            <text:p>0,000%</text:p>
          </table:table-cell>
          <table:table-cell table:style-name="ce121" table:formula="of:=IF(AND(ISNUMBER([.C268]);ISNUMBER([.E268]));([.E268]-[.C268])/[.C268];&quot;-&quot;)" office:value-type="percentage" office:value="-0.10989010989011" calcext:value-type="percentage">
            <text:p>-10,989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1"/>bug_invar_simple</text:p>
          </table:table-cell>
          <table:table-cell table:style-name="ce114" office:value-type="float" office:value="160" calcext:value-type="float">
            <text:p>160</text:p>
          </table:table-cell>
          <table:table-cell table:style-name="ce117" office:value-type="float" office:value="2588" calcext:value-type="float">
            <text:p>2588</text:p>
          </table:table-cell>
          <table:table-cell table:style-name="ce114" office:value-type="float" office:value="160" calcext:value-type="float">
            <text:p>160</text:p>
          </table:table-cell>
          <table:table-cell table:style-name="ce117" office:value-type="float" office:value="2712" calcext:value-type="float">
            <text:p>2712</text:p>
          </table:table-cell>
          <table:table-cell table:style-name="ce121" table:formula="of:=IF(AND(ISNUMBER([.B269]);ISNUMBER([.D269]));([.D269]-[.B269])/[.B269];&quot;-&quot;)" office:value-type="percentage" office:value="0" calcext:value-type="percentage">
            <text:p>0,000%</text:p>
          </table:table-cell>
          <table:table-cell table:style-name="ce121" table:formula="of:=IF(AND(ISNUMBER([.C269]);ISNUMBER([.E269]));([.E269]-[.C269])/[.C269];&quot;-&quot;)" office:value-type="percentage" office:value="0.0479134466769706" calcext:value-type="percentage">
            <text:p>4,791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25"/>m8</text:p>
          </table:table-cell>
          <table:table-cell table:style-name="ce114" office:value-type="float" office:value="160" calcext:value-type="float">
            <text:p>160</text:p>
          </table:table-cell>
          <table:table-cell table:style-name="ce117" office:value-type="float" office:value="441" calcext:value-type="float">
            <text:p>441</text:p>
          </table:table-cell>
          <table:table-cell table:style-name="ce114" office:value-type="float" office:value="160" calcext:value-type="float">
            <text:p>160</text:p>
          </table:table-cell>
          <table:table-cell table:style-name="ce117" office:value-type="float" office:value="441" calcext:value-type="float">
            <text:p>441</text:p>
          </table:table-cell>
          <table:table-cell table:style-name="ce121" table:formula="of:=IF(AND(ISNUMBER([.B270]);ISNUMBER([.D270]));([.D270]-[.B270])/[.B270];&quot;-&quot;)" office:value-type="percentage" office:value="0" calcext:value-type="percentage">
            <text:p>0,000%</text:p>
          </table:table-cell>
          <table:table-cell table:style-name="ce121" table:formula="of:=IF(AND(ISNUMBER([.C270]);ISNUMBER([.E270]));([.E270]-[.C270])/[.C270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9"/>bug_hwlc</text:p>
          </table:table-cell>
          <table:table-cell table:style-name="ce114" office:value-type="float" office:value="112" calcext:value-type="float">
            <text:p>112</text:p>
          </table:table-cell>
          <table:table-cell table:style-name="ce117" office:value-type="float" office:value="1997" calcext:value-type="float">
            <text:p>1997</text:p>
          </table:table-cell>
          <table:table-cell table:style-name="ce114" office:value-type="float" office:value="96" calcext:value-type="float">
            <text:p>96</text:p>
          </table:table-cell>
          <table:table-cell table:style-name="ce117" office:value-type="float" office:value="2014" calcext:value-type="float">
            <text:p>2014</text:p>
          </table:table-cell>
          <table:table-cell table:style-name="ce121" table:formula="of:=IF(AND(ISNUMBER([.B271]);ISNUMBER([.D271]));([.D271]-[.B271])/[.B271];&quot;-&quot;)" office:value-type="percentage" office:value="-0.142857142857143" calcext:value-type="percentage">
            <text:p>-14,286%</text:p>
          </table:table-cell>
          <table:table-cell table:style-name="ce121" table:formula="of:=IF(AND(ISNUMBER([.C271]);ISNUMBER([.E271]));([.E271]-[.C271])/[.C271];&quot;-&quot;)" office:value-type="percentage" office:value="0.0085127691537306" calcext:value-type="percentage">
            <text:p>0,851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7"/>bug_hwlc_2</text:p>
          </table:table-cell>
          <table:table-cell table:style-name="ce114" office:value-type="float" office:value="128" calcext:value-type="float">
            <text:p>128</text:p>
          </table:table-cell>
          <table:table-cell table:style-name="ce117" office:value-type="float" office:value="5104" calcext:value-type="float">
            <text:p>5104</text:p>
          </table:table-cell>
          <table:table-cell table:style-name="ce114" office:value-type="float" office:value="128" calcext:value-type="float">
            <text:p>128</text:p>
          </table:table-cell>
          <table:table-cell table:style-name="ce117" office:value-type="float" office:value="5030" calcext:value-type="float">
            <text:p>5030</text:p>
          </table:table-cell>
          <table:table-cell table:style-name="ce121" table:formula="of:=IF(AND(ISNUMBER([.B272]);ISNUMBER([.D272]));([.D272]-[.B272])/[.B272];&quot;-&quot;)" office:value-type="percentage" office:value="0" calcext:value-type="percentage">
            <text:p>0,000%</text:p>
          </table:table-cell>
          <table:table-cell table:style-name="ce121" table:formula="of:=IF(AND(ISNUMBER([.C272]);ISNUMBER([.E272]));([.E272]-[.C272])/[.C272];&quot;-&quot;)" office:value-type="percentage" office:value="-0.0144984326018809" calcext:value-type="percentage">
            <text:p>-1,45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7"/>essai_new_pack_indir</text:p>
          </table:table-cell>
          <table:table-cell table:style-name="ce114" office:value-type="float" office:value="592" calcext:value-type="float">
            <text:p>592</text:p>
          </table:table-cell>
          <table:table-cell table:style-name="ce117" office:value-type="float" office:value="521" calcext:value-type="float">
            <text:p>521</text:p>
          </table:table-cell>
          <table:table-cell table:style-name="ce114" office:value-type="float" office:value="576" calcext:value-type="float">
            <text:p>576</text:p>
          </table:table-cell>
          <table:table-cell table:style-name="ce117" office:value-type="float" office:value="522" calcext:value-type="float">
            <text:p>522</text:p>
          </table:table-cell>
          <table:table-cell table:style-name="ce121" table:formula="of:=IF(AND(ISNUMBER([.B273]);ISNUMBER([.D273]));([.D273]-[.B273])/[.B273];&quot;-&quot;)" office:value-type="percentage" office:value="-0.027027027027027" calcext:value-type="percentage">
            <text:p>-2,703%</text:p>
          </table:table-cell>
          <table:table-cell table:style-name="ce121" table:formula="of:=IF(AND(ISNUMBER([.C273]);ISNUMBER([.E273]));([.E273]-[.C273])/[.C273];&quot;-&quot;)" office:value-type="percentage" office:value="0.00191938579654511" calcext:value-type="percentage">
            <text:p>0,192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7"/>essai_new_pack_index</text:p>
          </table:table-cell>
          <table:table-cell table:style-name="ce114" office:value-type="float" office:value="608" calcext:value-type="float">
            <text:p>608</text:p>
          </table:table-cell>
          <table:table-cell table:style-name="ce117" office:value-type="float" office:value="517" calcext:value-type="float">
            <text:p>517</text:p>
          </table:table-cell>
          <table:table-cell table:style-name="ce114" office:value-type="float" office:value="576" calcext:value-type="float">
            <text:p>576</text:p>
          </table:table-cell>
          <table:table-cell table:style-name="ce117" office:value-type="float" office:value="516" calcext:value-type="float">
            <text:p>516</text:p>
          </table:table-cell>
          <table:table-cell table:style-name="ce121" table:formula="of:=IF(AND(ISNUMBER([.B274]);ISNUMBER([.D274]));([.D274]-[.B274])/[.B274];&quot;-&quot;)" office:value-type="percentage" office:value="-0.0526315789473684" calcext:value-type="percentage">
            <text:p>-5,263%</text:p>
          </table:table-cell>
          <table:table-cell table:style-name="ce121" table:formula="of:=IF(AND(ISNUMBER([.C274]);ISNUMBER([.E274]));([.E274]-[.C274])/[.C274];&quot;-&quot;)" office:value-type="percentage" office:value="-0.00193423597678917" calcext:value-type="percentage">
            <text:p>-0,193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4"/>essai_new_pack_preindex</text:p>
          </table:table-cell>
          <table:table-cell table:style-name="ce114" office:value-type="float" office:value="640" calcext:value-type="float">
            <text:p>640</text:p>
          </table:table-cell>
          <table:table-cell table:style-name="ce117" office:value-type="float" office:value="513" calcext:value-type="float">
            <text:p>513</text:p>
          </table:table-cell>
          <table:table-cell table:style-name="ce114" office:value-type="float" office:value="608" calcext:value-type="float">
            <text:p>608</text:p>
          </table:table-cell>
          <table:table-cell table:style-name="ce117" office:value-type="float" office:value="513" calcext:value-type="float">
            <text:p>513</text:p>
          </table:table-cell>
          <table:table-cell table:style-name="ce121" table:formula="of:=IF(AND(ISNUMBER([.B275]);ISNUMBER([.D275]));([.D275]-[.B275])/[.B275];&quot;-&quot;)" office:value-type="percentage" office:value="-0.05" calcext:value-type="percentage">
            <text:p>-5,000%</text:p>
          </table:table-cell>
          <table:table-cell table:style-name="ce121" table:formula="of:=IF(AND(ISNUMBER([.C275]);ISNUMBER([.E275]));([.E275]-[.C275])/[.C275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5"/>bug_4dim_arr</text:p>
          </table:table-cell>
          <table:table-cell table:style-name="ce114" office:value-type="float" office:value="240" calcext:value-type="float">
            <text:p>240</text:p>
          </table:table-cell>
          <table:table-cell table:style-name="ce117" office:value-type="float" office:value="241385" calcext:value-type="float">
            <text:p>241385</text:p>
          </table:table-cell>
          <table:table-cell table:style-name="ce114" office:value-type="float" office:value="256" calcext:value-type="float">
            <text:p>256</text:p>
          </table:table-cell>
          <table:table-cell table:style-name="ce117" office:value-type="float" office:value="241005" calcext:value-type="float">
            <text:p>241005</text:p>
          </table:table-cell>
          <table:table-cell table:style-name="ce121" table:formula="of:=IF(AND(ISNUMBER([.B276]);ISNUMBER([.D276]));([.D276]-[.B276])/[.B276];&quot;-&quot;)" office:value-type="percentage" office:value="0.0666666666666667" calcext:value-type="percentage">
            <text:p>6,667%</text:p>
          </table:table-cell>
          <table:table-cell table:style-name="ce121" table:formula="of:=IF(AND(ISNUMBER([.C276]);ISNUMBER([.E276]));([.E276]-[.C276])/[.C276];&quot;-&quot;)" office:value-type="percentage" office:value="-0.00157424860699712" calcext:value-type="percentage">
            <text:p>-0,157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4"/>v42bis_simple</text:p>
          </table:table-cell>
          <table:table-cell table:style-name="ce114" office:value-type="string" calcext:value-type="string">
            <text:p><text:s text:c="9"/></text:p>
          </table:table-cell>
          <table:table-cell table:style-name="ce117" office:value-type="string" calcext:value-type="string">
            <text:p><text:s text:c="15"/></text:p>
          </table:table-cell>
          <table:table-cell table:style-name="ce114"/>
          <table:table-cell table:style-name="ce117"/>
          <table:table-cell table:style-name="ce121" table:formula="of:=IF(AND(ISNUMBER([.B277]);ISNUMBER([.D277]));([.D277]-[.B277])/[.B277];&quot;-&quot;)" office:value-type="string" office:string-value="-" calcext:value-type="string">
            <text:p>-</text:p>
          </table:table-cell>
          <table:table-cell table:style-name="ce121" table:formula="of:=IF(AND(ISNUMBER([.C277]);ISNUMBER([.E277]));([.E277]-[.C277])/[.C277];&quot;-&quot;)" office:value-type="string" office:string-value="-" calcext:value-type="string">
            <text:p>-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8"/>test_copy</text:p>
          </table:table-cell>
          <table:table-cell table:style-name="ce114" office:value-type="float" office:value="96" calcext:value-type="float">
            <text:p>96</text:p>
          </table:table-cell>
          <table:table-cell table:style-name="ce117" office:value-type="float" office:value="191" calcext:value-type="float">
            <text:p>191</text:p>
          </table:table-cell>
          <table:table-cell table:style-name="ce114" office:value-type="float" office:value="96" calcext:value-type="float">
            <text:p>96</text:p>
          </table:table-cell>
          <table:table-cell table:style-name="ce117" office:value-type="float" office:value="191" calcext:value-type="float">
            <text:p>191</text:p>
          </table:table-cell>
          <table:table-cell table:style-name="ce121" table:formula="of:=IF(AND(ISNUMBER([.B278]);ISNUMBER([.D278]));([.D278]-[.B278])/[.B278];&quot;-&quot;)" office:value-type="percentage" office:value="0" calcext:value-type="percentage">
            <text:p>0,000%</text:p>
          </table:table-cell>
          <table:table-cell table:style-name="ce121" table:formula="of:=IF(AND(ISNUMBER([.C278]);ISNUMBER([.E278]));([.E278]-[.C278])/[.C278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20"/>bug_lpg</text:p>
          </table:table-cell>
          <table:table-cell table:style-name="ce114" office:value-type="string" calcext:value-type="string">
            <text:p><text:s text:c="9"/></text:p>
          </table:table-cell>
          <table:table-cell table:style-name="ce117" office:value-type="string" calcext:value-type="string">
            <text:p><text:s text:c="15"/></text:p>
          </table:table-cell>
          <table:table-cell table:style-name="ce114"/>
          <table:table-cell table:style-name="ce117"/>
          <table:table-cell table:style-name="ce121" table:formula="of:=IF(AND(ISNUMBER([.B279]);ISNUMBER([.D279]));([.D279]-[.B279])/[.B279];&quot;-&quot;)" office:value-type="string" office:string-value="-" calcext:value-type="string">
            <text:p>-</text:p>
          </table:table-cell>
          <table:table-cell table:style-name="ce121" table:formula="of:=IF(AND(ISNUMBER([.C279]);ISNUMBER([.E279]));([.E279]-[.C279])/[.C279];&quot;-&quot;)" office:value-type="string" office:string-value="-" calcext:value-type="string">
            <text:p>-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1"/>bug_propag_cross</text:p>
          </table:table-cell>
          <table:table-cell table:style-name="ce114" office:value-type="float" office:value="144" calcext:value-type="float">
            <text:p>144</text:p>
          </table:table-cell>
          <table:table-cell table:style-name="ce117" office:value-type="float" office:value="1241" calcext:value-type="float">
            <text:p>1241</text:p>
          </table:table-cell>
          <table:table-cell table:style-name="ce114" office:value-type="float" office:value="144" calcext:value-type="float">
            <text:p>144</text:p>
          </table:table-cell>
          <table:table-cell table:style-name="ce117" office:value-type="float" office:value="1241" calcext:value-type="float">
            <text:p>1241</text:p>
          </table:table-cell>
          <table:table-cell table:style-name="ce121" table:formula="of:=IF(AND(ISNUMBER([.B280]);ISNUMBER([.D280]));([.D280]-[.B280])/[.B280];&quot;-&quot;)" office:value-type="percentage" office:value="0" calcext:value-type="percentage">
            <text:p>0,000%</text:p>
          </table:table-cell>
          <table:table-cell table:style-name="ce121" table:formula="of:=IF(AND(ISNUMBER([.C280]);ISNUMBER([.E280]));([.E280]-[.C280])/[.C280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1"/>bug_modulo_cross</text:p>
          </table:table-cell>
          <table:table-cell table:style-name="ce114" office:value-type="float" office:value="144" calcext:value-type="float">
            <text:p>144</text:p>
          </table:table-cell>
          <table:table-cell table:style-name="ce117" office:value-type="float" office:value="218" calcext:value-type="float">
            <text:p>218</text:p>
          </table:table-cell>
          <table:table-cell table:style-name="ce114" office:value-type="float" office:value="128" calcext:value-type="float">
            <text:p>128</text:p>
          </table:table-cell>
          <table:table-cell table:style-name="ce117" office:value-type="float" office:value="178" calcext:value-type="float">
            <text:p>178</text:p>
          </table:table-cell>
          <table:table-cell table:style-name="ce121" table:formula="of:=IF(AND(ISNUMBER([.B281]);ISNUMBER([.D281]));([.D281]-[.B281])/[.B281];&quot;-&quot;)" office:value-type="percentage" office:value="-0.111111111111111" calcext:value-type="percentage">
            <text:p>-11,111%</text:p>
          </table:table-cell>
          <table:table-cell table:style-name="ce121" table:formula="of:=IF(AND(ISNUMBER([.C281]);ISNUMBER([.E281]));([.E281]-[.C281])/[.C281];&quot;-&quot;)" office:value-type="percentage" office:value="-0.18348623853211" calcext:value-type="percentage">
            <text:p>-18,349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3"/>essai_modulo_9</text:p>
          </table:table-cell>
          <table:table-cell table:style-name="ce114" office:value-type="float" office:value="128" calcext:value-type="float">
            <text:p>128</text:p>
          </table:table-cell>
          <table:table-cell table:style-name="ce117" office:value-type="float" office:value="10451" calcext:value-type="float">
            <text:p>10451</text:p>
          </table:table-cell>
          <table:table-cell table:style-name="ce114" office:value-type="float" office:value="128" calcext:value-type="float">
            <text:p>128</text:p>
          </table:table-cell>
          <table:table-cell table:style-name="ce117" office:value-type="float" office:value="10371" calcext:value-type="float">
            <text:p>10371</text:p>
          </table:table-cell>
          <table:table-cell table:style-name="ce121" table:formula="of:=IF(AND(ISNUMBER([.B282]);ISNUMBER([.D282]));([.D282]-[.B282])/[.B282];&quot;-&quot;)" office:value-type="percentage" office:value="0" calcext:value-type="percentage">
            <text:p>0,000%</text:p>
          </table:table-cell>
          <table:table-cell table:style-name="ce121" table:formula="of:=IF(AND(ISNUMBER([.C282]);ISNUMBER([.E282]));([.E282]-[.C282])/[.C282];&quot;-&quot;)" office:value-type="percentage" office:value="-0.00765476987848053" calcext:value-type="percentage">
            <text:p>-0,765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2"/>essai_modulo_10</text:p>
          </table:table-cell>
          <table:table-cell table:style-name="ce114" office:value-type="float" office:value="112" calcext:value-type="float">
            <text:p>112</text:p>
          </table:table-cell>
          <table:table-cell table:style-name="ce117" office:value-type="float" office:value="8215" calcext:value-type="float">
            <text:p>8215</text:p>
          </table:table-cell>
          <table:table-cell table:style-name="ce114" office:value-type="float" office:value="128" calcext:value-type="float">
            <text:p>128</text:p>
          </table:table-cell>
          <table:table-cell table:style-name="ce117" office:value-type="float" office:value="8215" calcext:value-type="float">
            <text:p>8215</text:p>
          </table:table-cell>
          <table:table-cell table:style-name="ce121" table:formula="of:=IF(AND(ISNUMBER([.B283]);ISNUMBER([.D283]));([.D283]-[.B283])/[.B283];&quot;-&quot;)" office:value-type="percentage" office:value="0.142857142857143" calcext:value-type="percentage">
            <text:p>14,286%</text:p>
          </table:table-cell>
          <table:table-cell table:style-name="ce121" table:formula="of:=IF(AND(ISNUMBER([.C283]);ISNUMBER([.E283]));([.E283]-[.C283])/[.C283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2"/>essai_modulo_11</text:p>
          </table:table-cell>
          <table:table-cell table:style-name="ce114" office:value-type="float" office:value="144" calcext:value-type="float">
            <text:p>144</text:p>
          </table:table-cell>
          <table:table-cell table:style-name="ce117" office:value-type="float" office:value="8241" calcext:value-type="float">
            <text:p>8241</text:p>
          </table:table-cell>
          <table:table-cell table:style-name="ce114" office:value-type="float" office:value="144" calcext:value-type="float">
            <text:p>144</text:p>
          </table:table-cell>
          <table:table-cell table:style-name="ce117" office:value-type="float" office:value="8243" calcext:value-type="float">
            <text:p>8243</text:p>
          </table:table-cell>
          <table:table-cell table:style-name="ce121" table:formula="of:=IF(AND(ISNUMBER([.B284]);ISNUMBER([.D284]));([.D284]-[.B284])/[.B284];&quot;-&quot;)" office:value-type="percentage" office:value="0" calcext:value-type="percentage">
            <text:p>0,000%</text:p>
          </table:table-cell>
          <table:table-cell table:style-name="ce121" table:formula="of:=IF(AND(ISNUMBER([.C284]);ISNUMBER([.E284]));([.E284]-[.C284])/[.C284];&quot;-&quot;)" office:value-type="percentage" office:value="0.00024268899405412" calcext:value-type="percentage">
            <text:p>0,024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5"/>fir_a4s4_mod</text:p>
          </table:table-cell>
          <table:table-cell table:style-name="ce114" office:value-type="float" office:value="304" calcext:value-type="float">
            <text:p>304</text:p>
          </table:table-cell>
          <table:table-cell table:style-name="ce117" office:value-type="float" office:value="3036" calcext:value-type="float">
            <text:p>3036</text:p>
          </table:table-cell>
          <table:table-cell table:style-name="ce114" office:value-type="float" office:value="304" calcext:value-type="float">
            <text:p>304</text:p>
          </table:table-cell>
          <table:table-cell table:style-name="ce117" office:value-type="float" office:value="3058" calcext:value-type="float">
            <text:p>3058</text:p>
          </table:table-cell>
          <table:table-cell table:style-name="ce121" table:formula="of:=IF(AND(ISNUMBER([.B285]);ISNUMBER([.D285]));([.D285]-[.B285])/[.B285];&quot;-&quot;)" office:value-type="percentage" office:value="0" calcext:value-type="percentage">
            <text:p>0,000%</text:p>
          </table:table-cell>
          <table:table-cell table:style-name="ce121" table:formula="of:=IF(AND(ISNUMBER([.C285]);ISNUMBER([.E285]));([.E285]-[.C285])/[.C285];&quot;-&quot;)" office:value-type="percentage" office:value="0.0072463768115942" calcext:value-type="percentage">
            <text:p>0,725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3"/>bug_g729_pred_lt_3_align</text:p>
          </table:table-cell>
          <table:table-cell table:style-name="ce114" office:value-type="float" office:value="96" calcext:value-type="float">
            <text:p>96</text:p>
          </table:table-cell>
          <table:table-cell table:style-name="ce117" office:value-type="float" office:value="157" calcext:value-type="float">
            <text:p>157</text:p>
          </table:table-cell>
          <table:table-cell table:style-name="ce114" office:value-type="float" office:value="96" calcext:value-type="float">
            <text:p>96</text:p>
          </table:table-cell>
          <table:table-cell table:style-name="ce117" office:value-type="float" office:value="157" calcext:value-type="float">
            <text:p>157</text:p>
          </table:table-cell>
          <table:table-cell table:style-name="ce121" table:formula="of:=IF(AND(ISNUMBER([.B286]);ISNUMBER([.D286]));([.D286]-[.B286])/[.B286];&quot;-&quot;)" office:value-type="percentage" office:value="0" calcext:value-type="percentage">
            <text:p>0,000%</text:p>
          </table:table-cell>
          <table:table-cell table:style-name="ce121" table:formula="of:=IF(AND(ISNUMBER([.C286]);ISNUMBER([.E286]));([.E286]-[.C286])/[.C286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2"/>test_pack_nest1</text:p>
          </table:table-cell>
          <table:table-cell table:style-name="ce114" office:value-type="float" office:value="128" calcext:value-type="float">
            <text:p>128</text:p>
          </table:table-cell>
          <table:table-cell table:style-name="ce117" office:value-type="float" office:value="198" calcext:value-type="float">
            <text:p>198</text:p>
          </table:table-cell>
          <table:table-cell table:style-name="ce114" office:value-type="float" office:value="128" calcext:value-type="float">
            <text:p>128</text:p>
          </table:table-cell>
          <table:table-cell table:style-name="ce117" office:value-type="float" office:value="198" calcext:value-type="float">
            <text:p>198</text:p>
          </table:table-cell>
          <table:table-cell table:style-name="ce121" table:formula="of:=IF(AND(ISNUMBER([.B287]);ISNUMBER([.D287]));([.D287]-[.B287])/[.B287];&quot;-&quot;)" office:value-type="percentage" office:value="0" calcext:value-type="percentage">
            <text:p>0,000%</text:p>
          </table:table-cell>
          <table:table-cell table:style-name="ce121" table:formula="of:=IF(AND(ISNUMBER([.C287]);ISNUMBER([.E287]));([.E287]-[.C287])/[.C287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2"/>test_pack_nest2</text:p>
          </table:table-cell>
          <table:table-cell table:style-name="ce114" office:value-type="float" office:value="160" calcext:value-type="float">
            <text:p>160</text:p>
          </table:table-cell>
          <table:table-cell table:style-name="ce117" office:value-type="float" office:value="278" calcext:value-type="float">
            <text:p>278</text:p>
          </table:table-cell>
          <table:table-cell table:style-name="ce114" office:value-type="float" office:value="160" calcext:value-type="float">
            <text:p>160</text:p>
          </table:table-cell>
          <table:table-cell table:style-name="ce117" office:value-type="float" office:value="278" calcext:value-type="float">
            <text:p>278</text:p>
          </table:table-cell>
          <table:table-cell table:style-name="ce121" table:formula="of:=IF(AND(ISNUMBER([.B288]);ISNUMBER([.D288]));([.D288]-[.B288])/[.B288];&quot;-&quot;)" office:value-type="percentage" office:value="0" calcext:value-type="percentage">
            <text:p>0,000%</text:p>
          </table:table-cell>
          <table:table-cell table:style-name="ce121" table:formula="of:=IF(AND(ISNUMBER([.C288]);ISNUMBER([.E288]));([.E288]-[.C288])/[.C288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2"/>test_pack_nest3</text:p>
          </table:table-cell>
          <table:table-cell table:style-name="ce114" office:value-type="float" office:value="160" calcext:value-type="float">
            <text:p>160</text:p>
          </table:table-cell>
          <table:table-cell table:style-name="ce117" office:value-type="float" office:value="259" calcext:value-type="float">
            <text:p>259</text:p>
          </table:table-cell>
          <table:table-cell table:style-name="ce114" office:value-type="float" office:value="160" calcext:value-type="float">
            <text:p>160</text:p>
          </table:table-cell>
          <table:table-cell table:style-name="ce117" office:value-type="float" office:value="259" calcext:value-type="float">
            <text:p>259</text:p>
          </table:table-cell>
          <table:table-cell table:style-name="ce121" table:formula="of:=IF(AND(ISNUMBER([.B289]);ISNUMBER([.D289]));([.D289]-[.B289])/[.B289];&quot;-&quot;)" office:value-type="percentage" office:value="0" calcext:value-type="percentage">
            <text:p>0,000%</text:p>
          </table:table-cell>
          <table:table-cell table:style-name="ce121" table:formula="of:=IF(AND(ISNUMBER([.C289]);ISNUMBER([.E289]));([.E289]-[.C289])/[.C289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2"/>test_pack_nest4</text:p>
          </table:table-cell>
          <table:table-cell table:style-name="ce114" office:value-type="float" office:value="272" calcext:value-type="float">
            <text:p>272</text:p>
          </table:table-cell>
          <table:table-cell table:style-name="ce117" office:value-type="float" office:value="340" calcext:value-type="float">
            <text:p>340</text:p>
          </table:table-cell>
          <table:table-cell table:style-name="ce114" office:value-type="float" office:value="272" calcext:value-type="float">
            <text:p>272</text:p>
          </table:table-cell>
          <table:table-cell table:style-name="ce117" office:value-type="float" office:value="340" calcext:value-type="float">
            <text:p>340</text:p>
          </table:table-cell>
          <table:table-cell table:style-name="ce121" table:formula="of:=IF(AND(ISNUMBER([.B290]);ISNUMBER([.D290]));([.D290]-[.B290])/[.B290];&quot;-&quot;)" office:value-type="percentage" office:value="0" calcext:value-type="percentage">
            <text:p>0,000%</text:p>
          </table:table-cell>
          <table:table-cell table:style-name="ce121" table:formula="of:=IF(AND(ISNUMBER([.C290]);ISNUMBER([.E290]));([.E290]-[.C290])/[.C290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7"/>test_exclusive_def_1</text:p>
          </table:table-cell>
          <table:table-cell table:style-name="ce114" office:value-type="float" office:value="80" calcext:value-type="float">
            <text:p>80</text:p>
          </table:table-cell>
          <table:table-cell table:style-name="ce117" office:value-type="float" office:value="145" calcext:value-type="float">
            <text:p>145</text:p>
          </table:table-cell>
          <table:table-cell table:style-name="ce114" office:value-type="float" office:value="80" calcext:value-type="float">
            <text:p>80</text:p>
          </table:table-cell>
          <table:table-cell table:style-name="ce117" office:value-type="float" office:value="145" calcext:value-type="float">
            <text:p>145</text:p>
          </table:table-cell>
          <table:table-cell table:style-name="ce121" table:formula="of:=IF(AND(ISNUMBER([.B291]);ISNUMBER([.D291]));([.D291]-[.B291])/[.B291];&quot;-&quot;)" office:value-type="percentage" office:value="0" calcext:value-type="percentage">
            <text:p>0,000%</text:p>
          </table:table-cell>
          <table:table-cell table:style-name="ce121" table:formula="of:=IF(AND(ISNUMBER([.C291]);ISNUMBER([.E291]));([.E291]-[.C291])/[.C291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7"/>test_exclusive_def_2</text:p>
          </table:table-cell>
          <table:table-cell table:style-name="ce114" office:value-type="float" office:value="288" calcext:value-type="float">
            <text:p>288</text:p>
          </table:table-cell>
          <table:table-cell table:style-name="ce117" office:value-type="float" office:value="275" calcext:value-type="float">
            <text:p>275</text:p>
          </table:table-cell>
          <table:table-cell table:style-name="ce114" office:value-type="float" office:value="288" calcext:value-type="float">
            <text:p>288</text:p>
          </table:table-cell>
          <table:table-cell table:style-name="ce117" office:value-type="float" office:value="275" calcext:value-type="float">
            <text:p>275</text:p>
          </table:table-cell>
          <table:table-cell table:style-name="ce121" table:formula="of:=IF(AND(ISNUMBER([.B292]);ISNUMBER([.D292]));([.D292]-[.B292])/[.B292];&quot;-&quot;)" office:value-type="percentage" office:value="0" calcext:value-type="percentage">
            <text:p>0,000%</text:p>
          </table:table-cell>
          <table:table-cell table:style-name="ce121" table:formula="of:=IF(AND(ISNUMBER([.C292]);ISNUMBER([.E292]));([.E292]-[.C292])/[.C292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6"/>test_unroll</text:p>
          </table:table-cell>
          <table:table-cell table:style-name="ce114" office:value-type="float" office:value="128" calcext:value-type="float">
            <text:p>128</text:p>
          </table:table-cell>
          <table:table-cell table:style-name="ce117" office:value-type="float" office:value="18409" calcext:value-type="float">
            <text:p>18409</text:p>
          </table:table-cell>
          <table:table-cell table:style-name="ce114" office:value-type="float" office:value="128" calcext:value-type="float">
            <text:p>128</text:p>
          </table:table-cell>
          <table:table-cell table:style-name="ce117" office:value-type="float" office:value="17910" calcext:value-type="float">
            <text:p>17910</text:p>
          </table:table-cell>
          <table:table-cell table:style-name="ce121" table:formula="of:=IF(AND(ISNUMBER([.B293]);ISNUMBER([.D293]));([.D293]-[.B293])/[.B293];&quot;-&quot;)" office:value-type="percentage" office:value="0" calcext:value-type="percentage">
            <text:p>0,000%</text:p>
          </table:table-cell>
          <table:table-cell table:style-name="ce121" table:formula="of:=IF(AND(ISNUMBER([.C293]);ISNUMBER([.E293]));([.E293]-[.C293])/[.C293];&quot;-&quot;)" office:value-type="percentage" office:value="-0.0271063066978109" calcext:value-type="percentage">
            <text:p>-2,711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2"/>compo_dynamic_2</text:p>
          </table:table-cell>
          <table:table-cell table:style-name="ce114" office:value-type="float" office:value="160" calcext:value-type="float">
            <text:p>160</text:p>
          </table:table-cell>
          <table:table-cell table:style-name="ce117" office:value-type="float" office:value="136" calcext:value-type="float">
            <text:p>136</text:p>
          </table:table-cell>
          <table:table-cell table:style-name="ce114" office:value-type="float" office:value="160" calcext:value-type="float">
            <text:p>160</text:p>
          </table:table-cell>
          <table:table-cell table:style-name="ce117" office:value-type="float" office:value="136" calcext:value-type="float">
            <text:p>136</text:p>
          </table:table-cell>
          <table:table-cell table:style-name="ce121" table:formula="of:=IF(AND(ISNUMBER([.B294]);ISNUMBER([.D294]));([.D294]-[.B294])/[.B294];&quot;-&quot;)" office:value-type="percentage" office:value="0" calcext:value-type="percentage">
            <text:p>0,000%</text:p>
          </table:table-cell>
          <table:table-cell table:style-name="ce121" table:formula="of:=IF(AND(ISNUMBER([.C294]);ISNUMBER([.E294]));([.E294]-[.C294])/[.C294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4"/>bug_modulo_12</text:p>
          </table:table-cell>
          <table:table-cell table:style-name="ce114" office:value-type="float" office:value="288" calcext:value-type="float">
            <text:p>288</text:p>
          </table:table-cell>
          <table:table-cell table:style-name="ce117" office:value-type="float" office:value="825" calcext:value-type="float">
            <text:p>825</text:p>
          </table:table-cell>
          <table:table-cell table:style-name="ce114" office:value-type="float" office:value="288" calcext:value-type="float">
            <text:p>288</text:p>
          </table:table-cell>
          <table:table-cell table:style-name="ce117" office:value-type="float" office:value="825" calcext:value-type="float">
            <text:p>825</text:p>
          </table:table-cell>
          <table:table-cell table:style-name="ce121" table:formula="of:=IF(AND(ISNUMBER([.B295]);ISNUMBER([.D295]));([.D295]-[.B295])/[.B295];&quot;-&quot;)" office:value-type="percentage" office:value="0" calcext:value-type="percentage">
            <text:p>0,000%</text:p>
          </table:table-cell>
          <table:table-cell table:style-name="ce121" table:formula="of:=IF(AND(ISNUMBER([.C295]);ISNUMBER([.E295]));([.E295]-[.C295])/[.C295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1"/>bug_cor_h_g729_2</text:p>
          </table:table-cell>
          <table:table-cell table:style-name="ce114" office:value-type="float" office:value="1808" calcext:value-type="float">
            <text:p>1808</text:p>
          </table:table-cell>
          <table:table-cell table:style-name="ce117" office:value-type="float" office:value="50993" calcext:value-type="float">
            <text:p>50993</text:p>
          </table:table-cell>
          <table:table-cell table:style-name="ce114" office:value-type="float" office:value="2016" calcext:value-type="float">
            <text:p>2016</text:p>
          </table:table-cell>
          <table:table-cell table:style-name="ce117" office:value-type="float" office:value="51184" calcext:value-type="float">
            <text:p>51184</text:p>
          </table:table-cell>
          <table:table-cell table:style-name="ce121" table:formula="of:=IF(AND(ISNUMBER([.B296]);ISNUMBER([.D296]));([.D296]-[.B296])/[.B296];&quot;-&quot;)" office:value-type="percentage" office:value="0.115044247787611" calcext:value-type="percentage">
            <text:p>11,504%</text:p>
          </table:table-cell>
          <table:table-cell table:style-name="ce121" table:formula="of:=IF(AND(ISNUMBER([.C296]);ISNUMBER([.E296]));([.E296]-[.C296])/[.C296];&quot;-&quot;)" office:value-type="percentage" office:value="0.00374561214284314" calcext:value-type="percentage">
            <text:p>0,375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6"/>bug_output_correction</text:p>
          </table:table-cell>
          <table:table-cell table:style-name="ce114" office:value-type="float" office:value="64" calcext:value-type="float">
            <text:p>64</text:p>
          </table:table-cell>
          <table:table-cell table:style-name="ce117" office:value-type="float" office:value="132" calcext:value-type="float">
            <text:p>132</text:p>
          </table:table-cell>
          <table:table-cell table:style-name="ce114" office:value-type="float" office:value="64" calcext:value-type="float">
            <text:p>64</text:p>
          </table:table-cell>
          <table:table-cell table:style-name="ce117" office:value-type="float" office:value="132" calcext:value-type="float">
            <text:p>132</text:p>
          </table:table-cell>
          <table:table-cell table:style-name="ce121" table:formula="of:=IF(AND(ISNUMBER([.B297]);ISNUMBER([.D297]));([.D297]-[.B297])/[.B297];&quot;-&quot;)" office:value-type="percentage" office:value="0" calcext:value-type="percentage">
            <text:p>0,000%</text:p>
          </table:table-cell>
          <table:table-cell table:style-name="ce121" table:formula="of:=IF(AND(ISNUMBER([.C297]);ISNUMBER([.E297]));([.E297]-[.C297])/[.C297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5"/>bug_output_correction2</text:p>
          </table:table-cell>
          <table:table-cell table:style-name="ce114" office:value-type="float" office:value="176" calcext:value-type="float">
            <text:p>176</text:p>
          </table:table-cell>
          <table:table-cell table:style-name="ce117" office:value-type="float" office:value="285" calcext:value-type="float">
            <text:p>285</text:p>
          </table:table-cell>
          <table:table-cell table:style-name="ce114" office:value-type="float" office:value="176" calcext:value-type="float">
            <text:p>176</text:p>
          </table:table-cell>
          <table:table-cell table:style-name="ce117" office:value-type="float" office:value="280" calcext:value-type="float">
            <text:p>280</text:p>
          </table:table-cell>
          <table:table-cell table:style-name="ce121" table:formula="of:=IF(AND(ISNUMBER([.B298]);ISNUMBER([.D298]));([.D298]-[.B298])/[.B298];&quot;-&quot;)" office:value-type="percentage" office:value="0" calcext:value-type="percentage">
            <text:p>0,000%</text:p>
          </table:table-cell>
          <table:table-cell table:style-name="ce121" table:formula="of:=IF(AND(ISNUMBER([.C298]);ISNUMBER([.E298]));([.E298]-[.C298])/[.C298];&quot;-&quot;)" office:value-type="percentage" office:value="-0.0175438596491228" calcext:value-type="percentage">
            <text:p>-1,754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3"/>test_scalar_ps</text:p>
          </table:table-cell>
          <table:table-cell table:style-name="ce114" office:value-type="float" office:value="336" calcext:value-type="float">
            <text:p>336</text:p>
          </table:table-cell>
          <table:table-cell table:style-name="ce117" office:value-type="float" office:value="620" calcext:value-type="float">
            <text:p>620</text:p>
          </table:table-cell>
          <table:table-cell table:style-name="ce114" office:value-type="float" office:value="336" calcext:value-type="float">
            <text:p>336</text:p>
          </table:table-cell>
          <table:table-cell table:style-name="ce117" office:value-type="float" office:value="619" calcext:value-type="float">
            <text:p>619</text:p>
          </table:table-cell>
          <table:table-cell table:style-name="ce121" table:formula="of:=IF(AND(ISNUMBER([.B299]);ISNUMBER([.D299]));([.D299]-[.B299])/[.B299];&quot;-&quot;)" office:value-type="percentage" office:value="0" calcext:value-type="percentage">
            <text:p>0,000%</text:p>
          </table:table-cell>
          <table:table-cell table:style-name="ce121" table:formula="of:=IF(AND(ISNUMBER([.C299]);ISNUMBER([.E299]));([.E299]-[.C299])/[.C299];&quot;-&quot;)" office:value-type="percentage" office:value="-0.00161290322580645" calcext:value-type="percentage">
            <text:p>-0,161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5"/>test_smv_bug</text:p>
          </table:table-cell>
          <table:table-cell table:style-name="ce114" office:value-type="float" office:value="224" calcext:value-type="float">
            <text:p>224</text:p>
          </table:table-cell>
          <table:table-cell table:style-name="ce117" office:value-type="float" office:value="182" calcext:value-type="float">
            <text:p>182</text:p>
          </table:table-cell>
          <table:table-cell table:style-name="ce114" office:value-type="float" office:value="208" calcext:value-type="float">
            <text:p>208</text:p>
          </table:table-cell>
          <table:table-cell table:style-name="ce117" office:value-type="float" office:value="174" calcext:value-type="float">
            <text:p>174</text:p>
          </table:table-cell>
          <table:table-cell table:style-name="ce121" table:formula="of:=IF(AND(ISNUMBER([.B300]);ISNUMBER([.D300]));([.D300]-[.B300])/[.B300];&quot;-&quot;)" office:value-type="percentage" office:value="-0.0714285714285714" calcext:value-type="percentage">
            <text:p>-7,143%</text:p>
          </table:table-cell>
          <table:table-cell table:style-name="ce121" table:formula="of:=IF(AND(ISNUMBER([.C300]);ISNUMBER([.E300]));([.E300]-[.C300])/[.C300];&quot;-&quot;)" office:value-type="percentage" office:value="-0.043956043956044" calcext:value-type="percentage">
            <text:p>-4,396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3"/>bug_seq_modulo</text:p>
          </table:table-cell>
          <table:table-cell table:style-name="ce114" office:value-type="float" office:value="1648" calcext:value-type="float">
            <text:p>1648</text:p>
          </table:table-cell>
          <table:table-cell table:style-name="ce117" office:value-type="float" office:value="1674" calcext:value-type="float">
            <text:p>1674</text:p>
          </table:table-cell>
          <table:table-cell table:style-name="ce114" office:value-type="float" office:value="1520" calcext:value-type="float">
            <text:p>1520</text:p>
          </table:table-cell>
          <table:table-cell table:style-name="ce117" office:value-type="float" office:value="1759" calcext:value-type="float">
            <text:p>1759</text:p>
          </table:table-cell>
          <table:table-cell table:style-name="ce121" table:formula="of:=IF(AND(ISNUMBER([.B301]);ISNUMBER([.D301]));([.D301]-[.B301])/[.B301];&quot;-&quot;)" office:value-type="percentage" office:value="-0.0776699029126214" calcext:value-type="percentage">
            <text:p>-7,767%</text:p>
          </table:table-cell>
          <table:table-cell table:style-name="ce121" table:formula="of:=IF(AND(ISNUMBER([.C301]);ISNUMBER([.E301]));([.E301]-[.C301])/[.C301];&quot;-&quot;)" office:value-type="percentage" office:value="0.0507765830346476" calcext:value-type="percentage">
            <text:p>5,078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2"/>bug_unsigned_subtraction2</text:p>
          </table:table-cell>
          <table:table-cell table:style-name="ce114" office:value-type="float" office:value="96" calcext:value-type="float">
            <text:p>96</text:p>
          </table:table-cell>
          <table:table-cell table:style-name="ce117" office:value-type="float" office:value="633" calcext:value-type="float">
            <text:p>633</text:p>
          </table:table-cell>
          <table:table-cell table:style-name="ce114" office:value-type="float" office:value="96" calcext:value-type="float">
            <text:p>96</text:p>
          </table:table-cell>
          <table:table-cell table:style-name="ce117" office:value-type="float" office:value="633" calcext:value-type="float">
            <text:p>633</text:p>
          </table:table-cell>
          <table:table-cell table:style-name="ce121" table:formula="of:=IF(AND(ISNUMBER([.B302]);ISNUMBER([.D302]));([.D302]-[.B302])/[.B302];&quot;-&quot;)" office:value-type="percentage" office:value="0" calcext:value-type="percentage">
            <text:p>0,000%</text:p>
          </table:table-cell>
          <table:table-cell table:style-name="ce121" table:formula="of:=IF(AND(ISNUMBER([.C302]);ISNUMBER([.E302]));([.E302]-[.C302])/[.C302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9"/>autocorr</text:p>
          </table:table-cell>
          <table:table-cell table:style-name="ce114" office:value-type="float" office:value="400" calcext:value-type="float">
            <text:p>400</text:p>
          </table:table-cell>
          <table:table-cell table:style-name="ce117" office:value-type="float" office:value="2806" calcext:value-type="float">
            <text:p>2806</text:p>
          </table:table-cell>
          <table:table-cell table:style-name="ce114" office:value-type="float" office:value="416" calcext:value-type="float">
            <text:p>416</text:p>
          </table:table-cell>
          <table:table-cell table:style-name="ce117" office:value-type="float" office:value="2806" calcext:value-type="float">
            <text:p>2806</text:p>
          </table:table-cell>
          <table:table-cell table:style-name="ce121" table:formula="of:=IF(AND(ISNUMBER([.B303]);ISNUMBER([.D303]));([.D303]-[.B303])/[.B303];&quot;-&quot;)" office:value-type="percentage" office:value="0.04" calcext:value-type="percentage">
            <text:p>4,000%</text:p>
          </table:table-cell>
          <table:table-cell table:style-name="ce121" table:formula="of:=IF(AND(ISNUMBER([.C303]);ISNUMBER([.E303]));([.E303]-[.C303])/[.C303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21"/>chebps</text:p>
          </table:table-cell>
          <table:table-cell table:style-name="ce114" office:value-type="float" office:value="160" calcext:value-type="float">
            <text:p>160</text:p>
          </table:table-cell>
          <table:table-cell table:style-name="ce117" office:value-type="float" office:value="149" calcext:value-type="float">
            <text:p>149</text:p>
          </table:table-cell>
          <table:table-cell table:style-name="ce114" office:value-type="float" office:value="160" calcext:value-type="float">
            <text:p>160</text:p>
          </table:table-cell>
          <table:table-cell table:style-name="ce117" office:value-type="float" office:value="149" calcext:value-type="float">
            <text:p>149</text:p>
          </table:table-cell>
          <table:table-cell table:style-name="ce121" table:formula="of:=IF(AND(ISNUMBER([.B304]);ISNUMBER([.D304]));([.D304]-[.B304])/[.B304];&quot;-&quot;)" office:value-type="percentage" office:value="0" calcext:value-type="percentage">
            <text:p>0,000%</text:p>
          </table:table-cell>
          <table:table-cell table:style-name="ce121" table:formula="of:=IF(AND(ISNUMBER([.C304]);ISNUMBER([.E304]));([.E304]-[.C304])/[.C304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22"/>cor_h</text:p>
          </table:table-cell>
          <table:table-cell table:style-name="ce114" office:value-type="float" office:value="704" calcext:value-type="float">
            <text:p>704</text:p>
          </table:table-cell>
          <table:table-cell table:style-name="ce117" office:value-type="float" office:value="3210" calcext:value-type="float">
            <text:p>3210</text:p>
          </table:table-cell>
          <table:table-cell table:style-name="ce114" office:value-type="float" office:value="624" calcext:value-type="float">
            <text:p>624</text:p>
          </table:table-cell>
          <table:table-cell table:style-name="ce117" office:value-type="float" office:value="3273" calcext:value-type="float">
            <text:p>3273</text:p>
          </table:table-cell>
          <table:table-cell table:style-name="ce121" table:formula="of:=IF(AND(ISNUMBER([.B305]);ISNUMBER([.D305]));([.D305]-[.B305])/[.B305];&quot;-&quot;)" office:value-type="percentage" office:value="-0.113636363636364" calcext:value-type="percentage">
            <text:p>-11,364%</text:p>
          </table:table-cell>
          <table:table-cell table:style-name="ce121" table:formula="of:=IF(AND(ISNUMBER([.C305]);ISNUMBER([.E305]));([.E305]-[.C305])/[.C305];&quot;-&quot;)" office:value-type="percentage" office:value="0.0196261682242991" calcext:value-type="percentage">
            <text:p>1,963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20"/>lag_max</text:p>
          </table:table-cell>
          <table:table-cell table:style-name="ce114" office:value-type="float" office:value="192" calcext:value-type="float">
            <text:p>192</text:p>
          </table:table-cell>
          <table:table-cell table:style-name="ce117" office:value-type="float" office:value="1726" calcext:value-type="float">
            <text:p>1726</text:p>
          </table:table-cell>
          <table:table-cell table:style-name="ce114" office:value-type="float" office:value="192" calcext:value-type="float">
            <text:p>192</text:p>
          </table:table-cell>
          <table:table-cell table:style-name="ce117" office:value-type="float" office:value="1726" calcext:value-type="float">
            <text:p>1726</text:p>
          </table:table-cell>
          <table:table-cell table:style-name="ce121" table:formula="of:=IF(AND(ISNUMBER([.B306]);ISNUMBER([.D306]));([.D306]-[.B306])/[.B306];&quot;-&quot;)" office:value-type="percentage" office:value="0" calcext:value-type="percentage">
            <text:p>0,000%</text:p>
          </table:table-cell>
          <table:table-cell table:style-name="ce121" table:formula="of:=IF(AND(ISNUMBER([.C306]);ISNUMBER([.E306]));([.E306]-[.C306])/[.C306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25"/>m1</text:p>
          </table:table-cell>
          <table:table-cell table:style-name="ce114" office:value-type="float" office:value="160" calcext:value-type="float">
            <text:p>160</text:p>
          </table:table-cell>
          <table:table-cell table:style-name="ce117" office:value-type="float" office:value="256" calcext:value-type="float">
            <text:p>256</text:p>
          </table:table-cell>
          <table:table-cell table:style-name="ce114" office:value-type="float" office:value="272" calcext:value-type="float">
            <text:p>272</text:p>
          </table:table-cell>
          <table:table-cell table:style-name="ce117" office:value-type="float" office:value="208" calcext:value-type="float">
            <text:p>208</text:p>
          </table:table-cell>
          <table:table-cell table:style-name="ce121" table:formula="of:=IF(AND(ISNUMBER([.B307]);ISNUMBER([.D307]));([.D307]-[.B307])/[.B307];&quot;-&quot;)" office:value-type="percentage" office:value="0.7" calcext:value-type="percentage">
            <text:p>70,000%</text:p>
          </table:table-cell>
          <table:table-cell table:style-name="ce121" table:formula="of:=IF(AND(ISNUMBER([.C307]);ISNUMBER([.E307]));([.E307]-[.C307])/[.C307];&quot;-&quot;)" office:value-type="percentage" office:value="-0.1875" calcext:value-type="percentage">
            <text:p>-18,75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24"/>m10</text:p>
          </table:table-cell>
          <table:table-cell table:style-name="ce114" office:value-type="float" office:value="64" calcext:value-type="float">
            <text:p>64</text:p>
          </table:table-cell>
          <table:table-cell table:style-name="ce117" office:value-type="float" office:value="460" calcext:value-type="float">
            <text:p>460</text:p>
          </table:table-cell>
          <table:table-cell table:style-name="ce114" office:value-type="float" office:value="64" calcext:value-type="float">
            <text:p>64</text:p>
          </table:table-cell>
          <table:table-cell table:style-name="ce117" office:value-type="float" office:value="460" calcext:value-type="float">
            <text:p>460</text:p>
          </table:table-cell>
          <table:table-cell table:style-name="ce121" table:formula="of:=IF(AND(ISNUMBER([.B308]);ISNUMBER([.D308]));([.D308]-[.B308])/[.B308];&quot;-&quot;)" office:value-type="percentage" office:value="0" calcext:value-type="percentage">
            <text:p>0,000%</text:p>
          </table:table-cell>
          <table:table-cell table:style-name="ce121" table:formula="of:=IF(AND(ISNUMBER([.C308]);ISNUMBER([.E308]));([.E308]-[.C308])/[.C308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24"/>m11</text:p>
          </table:table-cell>
          <table:table-cell table:style-name="ce114" office:value-type="float" office:value="112" calcext:value-type="float">
            <text:p>112</text:p>
          </table:table-cell>
          <table:table-cell table:style-name="ce117" office:value-type="float" office:value="294" calcext:value-type="float">
            <text:p>294</text:p>
          </table:table-cell>
          <table:table-cell table:style-name="ce114" office:value-type="float" office:value="112" calcext:value-type="float">
            <text:p>112</text:p>
          </table:table-cell>
          <table:table-cell table:style-name="ce117" office:value-type="float" office:value="294" calcext:value-type="float">
            <text:p>294</text:p>
          </table:table-cell>
          <table:table-cell table:style-name="ce121" table:formula="of:=IF(AND(ISNUMBER([.B309]);ISNUMBER([.D309]));([.D309]-[.B309])/[.B309];&quot;-&quot;)" office:value-type="percentage" office:value="0" calcext:value-type="percentage">
            <text:p>0,000%</text:p>
          </table:table-cell>
          <table:table-cell table:style-name="ce121" table:formula="of:=IF(AND(ISNUMBER([.C309]);ISNUMBER([.E309]));([.E309]-[.C309])/[.C309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25"/>m2</text:p>
          </table:table-cell>
          <table:table-cell table:style-name="ce114" office:value-type="float" office:value="176" calcext:value-type="float">
            <text:p>176</text:p>
          </table:table-cell>
          <table:table-cell table:style-name="ce117" office:value-type="float" office:value="237" calcext:value-type="float">
            <text:p>237</text:p>
          </table:table-cell>
          <table:table-cell table:style-name="ce114" office:value-type="float" office:value="288" calcext:value-type="float">
            <text:p>288</text:p>
          </table:table-cell>
          <table:table-cell table:style-name="ce117" office:value-type="float" office:value="217" calcext:value-type="float">
            <text:p>217</text:p>
          </table:table-cell>
          <table:table-cell table:style-name="ce121" table:formula="of:=IF(AND(ISNUMBER([.B310]);ISNUMBER([.D310]));([.D310]-[.B310])/[.B310];&quot;-&quot;)" office:value-type="percentage" office:value="0.636363636363636" calcext:value-type="percentage">
            <text:p>63,636%</text:p>
          </table:table-cell>
          <table:table-cell table:style-name="ce121" table:formula="of:=IF(AND(ISNUMBER([.C310]);ISNUMBER([.E310]));([.E310]-[.C310])/[.C310];&quot;-&quot;)" office:value-type="percentage" office:value="-0.0843881856540084" calcext:value-type="percentage">
            <text:p>-8,439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25"/>m3</text:p>
          </table:table-cell>
          <table:table-cell table:style-name="ce114" office:value-type="float" office:value="192" calcext:value-type="float">
            <text:p>192</text:p>
          </table:table-cell>
          <table:table-cell table:style-name="ce117" office:value-type="float" office:value="237" calcext:value-type="float">
            <text:p>237</text:p>
          </table:table-cell>
          <table:table-cell table:style-name="ce114" office:value-type="float" office:value="176" calcext:value-type="float">
            <text:p>176</text:p>
          </table:table-cell>
          <table:table-cell table:style-name="ce117" office:value-type="float" office:value="235" calcext:value-type="float">
            <text:p>235</text:p>
          </table:table-cell>
          <table:table-cell table:style-name="ce121" table:formula="of:=IF(AND(ISNUMBER([.B311]);ISNUMBER([.D311]));([.D311]-[.B311])/[.B311];&quot;-&quot;)" office:value-type="percentage" office:value="-0.0833333333333333" calcext:value-type="percentage">
            <text:p>-8,333%</text:p>
          </table:table-cell>
          <table:table-cell table:style-name="ce121" table:formula="of:=IF(AND(ISNUMBER([.C311]);ISNUMBER([.E311]));([.E311]-[.C311])/[.C311];&quot;-&quot;)" office:value-type="percentage" office:value="-0.00843881856540084" calcext:value-type="percentage">
            <text:p>-0,844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25"/>m4</text:p>
          </table:table-cell>
          <table:table-cell table:style-name="ce114" office:value-type="float" office:value="96" calcext:value-type="float">
            <text:p>96</text:p>
          </table:table-cell>
          <table:table-cell table:style-name="ce117" office:value-type="float" office:value="599" calcext:value-type="float">
            <text:p>599</text:p>
          </table:table-cell>
          <table:table-cell table:style-name="ce114" office:value-type="float" office:value="96" calcext:value-type="float">
            <text:p>96</text:p>
          </table:table-cell>
          <table:table-cell table:style-name="ce117" office:value-type="float" office:value="599" calcext:value-type="float">
            <text:p>599</text:p>
          </table:table-cell>
          <table:table-cell table:style-name="ce121" table:formula="of:=IF(AND(ISNUMBER([.B312]);ISNUMBER([.D312]));([.D312]-[.B312])/[.B312];&quot;-&quot;)" office:value-type="percentage" office:value="0" calcext:value-type="percentage">
            <text:p>0,000%</text:p>
          </table:table-cell>
          <table:table-cell table:style-name="ce121" table:formula="of:=IF(AND(ISNUMBER([.C312]);ISNUMBER([.E312]));([.E312]-[.C312])/[.C312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25"/>m5</text:p>
          </table:table-cell>
          <table:table-cell table:style-name="ce114" office:value-type="float" office:value="240" calcext:value-type="float">
            <text:p>240</text:p>
          </table:table-cell>
          <table:table-cell table:style-name="ce117" office:value-type="float" office:value="840" calcext:value-type="float">
            <text:p>840</text:p>
          </table:table-cell>
          <table:table-cell table:style-name="ce114" office:value-type="float" office:value="240" calcext:value-type="float">
            <text:p>240</text:p>
          </table:table-cell>
          <table:table-cell table:style-name="ce117" office:value-type="float" office:value="840" calcext:value-type="float">
            <text:p>840</text:p>
          </table:table-cell>
          <table:table-cell table:style-name="ce121" table:formula="of:=IF(AND(ISNUMBER([.B313]);ISNUMBER([.D313]));([.D313]-[.B313])/[.B313];&quot;-&quot;)" office:value-type="percentage" office:value="0" calcext:value-type="percentage">
            <text:p>0,000%</text:p>
          </table:table-cell>
          <table:table-cell table:style-name="ce121" table:formula="of:=IF(AND(ISNUMBER([.C313]);ISNUMBER([.E313]));([.E313]-[.C313])/[.C313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25"/>m7</text:p>
          </table:table-cell>
          <table:table-cell table:style-name="ce114" office:value-type="float" office:value="96" calcext:value-type="float">
            <text:p>96</text:p>
          </table:table-cell>
          <table:table-cell table:style-name="ce117" office:value-type="float" office:value="599" calcext:value-type="float">
            <text:p>599</text:p>
          </table:table-cell>
          <table:table-cell table:style-name="ce114" office:value-type="float" office:value="96" calcext:value-type="float">
            <text:p>96</text:p>
          </table:table-cell>
          <table:table-cell table:style-name="ce117" office:value-type="float" office:value="599" calcext:value-type="float">
            <text:p>599</text:p>
          </table:table-cell>
          <table:table-cell table:style-name="ce121" table:formula="of:=IF(AND(ISNUMBER([.B314]);ISNUMBER([.D314]));([.D314]-[.B314])/[.B314];&quot;-&quot;)" office:value-type="percentage" office:value="0" calcext:value-type="percentage">
            <text:p>0,000%</text:p>
          </table:table-cell>
          <table:table-cell table:style-name="ce121" table:formula="of:=IF(AND(ISNUMBER([.C314]);ISNUMBER([.E314]));([.E314]-[.C314])/[.C314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25"/>m9</text:p>
          </table:table-cell>
          <table:table-cell table:style-name="ce114" office:value-type="float" office:value="240" calcext:value-type="float">
            <text:p>240</text:p>
          </table:table-cell>
          <table:table-cell table:style-name="ce117" office:value-type="float" office:value="271" calcext:value-type="float">
            <text:p>271</text:p>
          </table:table-cell>
          <table:table-cell table:style-name="ce114" office:value-type="float" office:value="240" calcext:value-type="float">
            <text:p>240</text:p>
          </table:table-cell>
          <table:table-cell table:style-name="ce117" office:value-type="float" office:value="271" calcext:value-type="float">
            <text:p>271</text:p>
          </table:table-cell>
          <table:table-cell table:style-name="ce121" table:formula="of:=IF(AND(ISNUMBER([.B315]);ISNUMBER([.D315]));([.D315]-[.B315])/[.B315];&quot;-&quot;)" office:value-type="percentage" office:value="0" calcext:value-type="percentage">
            <text:p>0,000%</text:p>
          </table:table-cell>
          <table:table-cell table:style-name="ce121" table:formula="of:=IF(AND(ISNUMBER([.C315]);ISNUMBER([.E315]));([.E315]-[.C315])/[.C315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9"/>syn_filt</text:p>
          </table:table-cell>
          <table:table-cell table:style-name="ce114" office:value-type="float" office:value="176" calcext:value-type="float">
            <text:p>176</text:p>
          </table:table-cell>
          <table:table-cell table:style-name="ce117" office:value-type="float" office:value="757" calcext:value-type="float">
            <text:p>757</text:p>
          </table:table-cell>
          <table:table-cell table:style-name="ce114" office:value-type="float" office:value="176" calcext:value-type="float">
            <text:p>176</text:p>
          </table:table-cell>
          <table:table-cell table:style-name="ce117" office:value-type="float" office:value="758" calcext:value-type="float">
            <text:p>758</text:p>
          </table:table-cell>
          <table:table-cell table:style-name="ce121" table:formula="of:=IF(AND(ISNUMBER([.B316]);ISNUMBER([.D316]));([.D316]-[.B316])/[.B316];&quot;-&quot;)" office:value-type="percentage" office:value="0" calcext:value-type="percentage">
            <text:p>0,000%</text:p>
          </table:table-cell>
          <table:table-cell table:style-name="ce121" table:formula="of:=IF(AND(ISNUMBER([.C316]);ISNUMBER([.E316]));([.E316]-[.C316])/[.C316];&quot;-&quot;)" office:value-type="percentage" office:value="0.00132100396301189" calcext:value-type="percentage">
            <text:p>0,132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8"/>vq_subvec</text:p>
          </table:table-cell>
          <table:table-cell table:style-name="ce114" office:value-type="float" office:value="368" calcext:value-type="float">
            <text:p>368</text:p>
          </table:table-cell>
          <table:table-cell table:style-name="ce117" office:value-type="float" office:value="519" calcext:value-type="float">
            <text:p>519</text:p>
          </table:table-cell>
          <table:table-cell table:style-name="ce114" office:value-type="float" office:value="384" calcext:value-type="float">
            <text:p>384</text:p>
          </table:table-cell>
          <table:table-cell table:style-name="ce117" office:value-type="float" office:value="519" calcext:value-type="float">
            <text:p>519</text:p>
          </table:table-cell>
          <table:table-cell table:style-name="ce121" table:formula="of:=IF(AND(ISNUMBER([.B317]);ISNUMBER([.D317]));([.D317]-[.B317])/[.B317];&quot;-&quot;)" office:value-type="percentage" office:value="0.0434782608695652" calcext:value-type="percentage">
            <text:p>4,348%</text:p>
          </table:table-cell>
          <table:table-cell table:style-name="ce121" table:formula="of:=IF(AND(ISNUMBER([.C317]);ISNUMBER([.E317]));([.E317]-[.C317])/[.C317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0"/>bug_redundant_mod</text:p>
          </table:table-cell>
          <table:table-cell table:style-name="ce114" office:value-type="float" office:value="368" calcext:value-type="float">
            <text:p>368</text:p>
          </table:table-cell>
          <table:table-cell table:style-name="ce117" office:value-type="float" office:value="1367" calcext:value-type="float">
            <text:p>1367</text:p>
          </table:table-cell>
          <table:table-cell table:style-name="ce114" office:value-type="float" office:value="368" calcext:value-type="float">
            <text:p>368</text:p>
          </table:table-cell>
          <table:table-cell table:style-name="ce117" office:value-type="float" office:value="1367" calcext:value-type="float">
            <text:p>1367</text:p>
          </table:table-cell>
          <table:table-cell table:style-name="ce121" table:formula="of:=IF(AND(ISNUMBER([.B318]);ISNUMBER([.D318]));([.D318]-[.B318])/[.B318];&quot;-&quot;)" office:value-type="percentage" office:value="0" calcext:value-type="percentage">
            <text:p>0,000%</text:p>
          </table:table-cell>
          <table:table-cell table:style-name="ce121" table:formula="of:=IF(AND(ISNUMBER([.C318]);ISNUMBER([.E318]));([.E318]-[.C318])/[.C318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9"/>bug_cast_normalize</text:p>
          </table:table-cell>
          <table:table-cell table:style-name="ce114" office:value-type="float" office:value="96" calcext:value-type="float">
            <text:p>96</text:p>
          </table:table-cell>
          <table:table-cell table:style-name="ce117" office:value-type="float" office:value="648" calcext:value-type="float">
            <text:p>648</text:p>
          </table:table-cell>
          <table:table-cell table:style-name="ce114" office:value-type="float" office:value="96" calcext:value-type="float">
            <text:p>96</text:p>
          </table:table-cell>
          <table:table-cell table:style-name="ce117" office:value-type="float" office:value="648" calcext:value-type="float">
            <text:p>648</text:p>
          </table:table-cell>
          <table:table-cell table:style-name="ce121" table:formula="of:=IF(AND(ISNUMBER([.B319]);ISNUMBER([.D319]));([.D319]-[.B319])/[.B319];&quot;-&quot;)" office:value-type="percentage" office:value="0" calcext:value-type="percentage">
            <text:p>0,000%</text:p>
          </table:table-cell>
          <table:table-cell table:style-name="ce121" table:formula="of:=IF(AND(ISNUMBER([.C319]);ISNUMBER([.E319]));([.E319]-[.C319])/[.C319];&quot;-&quot;)" office:value-type="percentage" office:value="0" calcext:value-type="percentage">
            <text:p>0,00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0"/>bug_infineon_cc09</text:p>
          </table:table-cell>
          <table:table-cell table:style-name="ce114" office:value-type="float" office:value="112" calcext:value-type="float">
            <text:p>112</text:p>
          </table:table-cell>
          <table:table-cell table:style-name="ce117" office:value-type="float" office:value="1683" calcext:value-type="float">
            <text:p>1683</text:p>
          </table:table-cell>
          <table:table-cell table:style-name="ce114" office:value-type="float" office:value="112" calcext:value-type="float">
            <text:p>112</text:p>
          </table:table-cell>
          <table:table-cell table:style-name="ce117" office:value-type="float" office:value="1669" calcext:value-type="float">
            <text:p>1669</text:p>
          </table:table-cell>
          <table:table-cell table:style-name="ce121" table:formula="of:=IF(AND(ISNUMBER([.B320]);ISNUMBER([.D320]));([.D320]-[.B320])/[.B320];&quot;-&quot;)" office:value-type="percentage" office:value="0" calcext:value-type="percentage">
            <text:p>0,000%</text:p>
          </table:table-cell>
          <table:table-cell table:style-name="ce121" table:formula="of:=IF(AND(ISNUMBER([.C320]);ISNUMBER([.E320]));([.E320]-[.C320])/[.C320];&quot;-&quot;)" office:value-type="percentage" office:value="-0.0083184789067142" calcext:value-type="percentage">
            <text:p>-0,832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5"/>bug_plum_uns</text:p>
          </table:table-cell>
          <table:table-cell table:style-name="ce114" office:value-type="float" office:value="48" calcext:value-type="float">
            <text:p>48</text:p>
          </table:table-cell>
          <table:table-cell table:style-name="ce117" office:value-type="float" office:value="5291" calcext:value-type="float">
            <text:p>5291</text:p>
          </table:table-cell>
          <table:table-cell table:style-name="ce114" office:value-type="float" office:value="48" calcext:value-type="float">
            <text:p>48</text:p>
          </table:table-cell>
          <table:table-cell table:style-name="ce117" office:value-type="float" office:value="5236" calcext:value-type="float">
            <text:p>5236</text:p>
          </table:table-cell>
          <table:table-cell table:style-name="ce121" table:formula="of:=IF(AND(ISNUMBER([.B321]);ISNUMBER([.D321]));([.D321]-[.B321])/[.B321];&quot;-&quot;)" office:value-type="percentage" office:value="0" calcext:value-type="percentage">
            <text:p>0,000%</text:p>
          </table:table-cell>
          <table:table-cell table:style-name="ce121" table:formula="of:=IF(AND(ISNUMBER([.C321]);ISNUMBER([.E321]));([.E321]-[.C321])/[.C321];&quot;-&quot;)" office:value-type="percentage" office:value="-0.0103950103950104" calcext:value-type="percentage">
            <text:p>-1,040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4"/>bug_plum_uns2</text:p>
          </table:table-cell>
          <table:table-cell table:style-name="ce114" office:value-type="float" office:value="80" calcext:value-type="float">
            <text:p>80</text:p>
          </table:table-cell>
          <table:table-cell table:style-name="ce117" office:value-type="float" office:value="3515" calcext:value-type="float">
            <text:p>3515</text:p>
          </table:table-cell>
          <table:table-cell table:style-name="ce114" office:value-type="float" office:value="80" calcext:value-type="float">
            <text:p>80</text:p>
          </table:table-cell>
          <table:table-cell table:style-name="ce117" office:value-type="float" office:value="3488" calcext:value-type="float">
            <text:p>3488</text:p>
          </table:table-cell>
          <table:table-cell table:style-name="ce121" table:formula="of:=IF(AND(ISNUMBER([.B322]);ISNUMBER([.D322]));([.D322]-[.B322])/[.B322];&quot;-&quot;)" office:value-type="percentage" office:value="0" calcext:value-type="percentage">
            <text:p>0,000%</text:p>
          </table:table-cell>
          <table:table-cell table:style-name="ce121" table:formula="of:=IF(AND(ISNUMBER([.C322]);ISNUMBER([.E322]));([.E322]-[.C322])/[.C322];&quot;-&quot;)" office:value-type="percentage" office:value="-0.00768136557610242" calcext:value-type="percentage">
            <text:p>-0,768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113" office:value-type="string" calcext:value-type="string">
            <text:p><text:s text:c="13"/>bug_plum_float</text:p>
          </table:table-cell>
          <table:table-cell table:style-name="ce114" office:value-type="float" office:value="272" calcext:value-type="float">
            <text:p>272</text:p>
          </table:table-cell>
          <table:table-cell table:style-name="ce117" office:value-type="float" office:value="15338" calcext:value-type="float">
            <text:p>15338</text:p>
          </table:table-cell>
          <table:table-cell table:style-name="ce114" office:value-type="float" office:value="272" calcext:value-type="float">
            <text:p>272</text:p>
          </table:table-cell>
          <table:table-cell table:style-name="ce117" office:value-type="float" office:value="14932" calcext:value-type="float">
            <text:p>14932</text:p>
          </table:table-cell>
          <table:table-cell table:style-name="ce121" table:formula="of:=IF(AND(ISNUMBER([.B323]);ISNUMBER([.D323]));([.D323]-[.B323])/[.B323];&quot;-&quot;)" office:value-type="percentage" office:value="0" calcext:value-type="percentage">
            <text:p>0,000%</text:p>
          </table:table-cell>
          <table:table-cell table:style-name="ce121" table:formula="of:=IF(AND(ISNUMBER([.C323]);ISNUMBER([.E323]));([.E323]-[.C323])/[.C323];&quot;-&quot;)" office:value-type="percentage" office:value="-0.0264702047203025" calcext:value-type="percentage">
            <text:p>-2,647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52"/>
          <table:table-cell table:style-name="ce52" table:formula="of:=SUM([.B5:.B323])" office:value-type="float" office:value="90256" calcext:value-type="float">
            <text:p>90256</text:p>
          </table:table-cell>
          <table:table-cell table:style-name="ce52" table:formula="of:=SUM([.C5:.C323])" office:value-type="float" office:value="880351" calcext:value-type="float">
            <text:p>880351</text:p>
          </table:table-cell>
          <table:table-cell table:style-name="ce52" table:formula="of:=SUM([.D5:.D323])" office:value-type="float" office:value="90368" calcext:value-type="float">
            <text:p>90368</text:p>
          </table:table-cell>
          <table:table-cell table:style-name="ce52" table:formula="of:=SUM([.E5:.E323])" office:value-type="float" office:value="875199" calcext:value-type="float">
            <text:p>875199</text:p>
          </table:table-cell>
          <table:table-cell table:style-name="ce122" table:formula="of:=([.D324]-[.B324])/[.B324]" office:value-type="percentage" office:value="0.0012409147314306" calcext:value-type="percentage">
            <text:p>0,124%</text:p>
          </table:table-cell>
          <table:table-cell table:style-name="ce122" table:formula="of:=IF(AND(ISNUMBER([.C324]);ISNUMBER([.E324]));([.E324]-[.C324])/[.C324];&quot;-&quot;)" office:value-type="percentage" office:value="-0.00585221122029736" calcext:value-type="percentage">
            <text:p>-0,585%</text:p>
          </table:table-cell>
          <table:table-cell table:style-name="ce126"/>
          <table:table-cell table:number-columns-repeated="1016"/>
        </table:table-row>
        <table:table-row table:style-name="ro1">
          <table:table-cell table:style-name="ce52" table:number-columns-repeated="5"/>
          <table:table-cell table:style-name="ce122" table:formula="of:=AVERAGE([.F5:.F323])" office:value-type="percentage" office:value="0.00497100125419978" calcext:value-type="percentage">
            <text:p>0,497%</text:p>
          </table:table-cell>
          <table:table-cell table:style-name="ce122" table:formula="of:=AVERAGE([.G5:.G323])" office:value-type="percentage" office:value="-0.00630121500621555" calcext:value-type="percentage">
            <text:p>-0,630%</text:p>
          </table:table-cell>
          <table:table-cell table:style-name="ce126"/>
          <table:table-cell table:number-columns-repeated="1016"/>
        </table:table-row>
        <table:table-row table:style-name="ro1" table:number-rows-repeated="104825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Loop_Benchs.B5:Loop_Benchs.E323">
            <calcext:condition calcext:apply-style-name="Excel_CondFormat_10_1_1" calcext:value="=&quot; (not executed)&quot;" calcext:base-cell-address="Loop_Benchs.B5"/>
          </calcext:conditional-format>
          <calcext:conditional-format calcext:target-range-address="Loop_Benchs.F5:Loop_Benchs.G323">
            <calcext:condition calcext:apply-style-name="Excel_CondFormat_10_2_1" calcext:value="=&quot;-&quot;" calcext:base-cell-address="Loop_Benchs.F5"/>
            <calcext:condition calcext:apply-style-name="Excel_CondFormat_10_2_2" calcext:value="&gt;0.01" calcext:base-cell-address="Loop_Benchs.F5"/>
            <calcext:condition calcext:apply-style-name="Excel_CondFormat_10_2_3" calcext:value="&lt;-0.01" calcext:base-cell-address="Loop_Benchs.F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0P0"/>
    </number:currency-style>
    <number:number-style style:name="N107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07"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09"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1P2" style:volatile="true">
      <loext:text> </loext:text>
      <loext:fill-character> </loext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2P1" style:volatile="true">
      <loext:text> €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2P2" style:volatile="true">
      <loext:text> €</loext:text>
      <loext:fill-character> </loext:fill-character>
      <number:text>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1" style:volatile="true">
      <loext:text> €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$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date-style style:name="N125">
      <number:day number:style="long"/>
      <number:text>/</number:text>
      <number:month number:textual="true"/>
      <number:text>/</number:text>
      <number:year/>
    </number:date-style>
    <number:number-style style:name="N126">
      <number:number number:decimal-places="3" loext:min-decimal-places="3" number:min-integer-digits="1"/>
    </number:number-style>
    <number:number-style style:name="N127">
      <number:number number:decimal-places="0" loext:min-decimal-places="0" number:min-integer-digits="5"/>
    </number:number-style>
    <number:number-style style:name="N128">
      <number:number number:decimal-places="4" loext:min-decimal-places="4" number:min-integer-digits="1"/>
    </number:number-style>
    <number:percentage-style style:name="N129">
      <number:number number:decimal-places="3" loext:min-decimal-places="3" number:min-integer-digits="1"/>
      <number:text>%</number:text>
    </number:percentage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number:date-style style:name="N20121" number:language="en" number:country="US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Excel_5f_CondFormat_5f_3_5f_1_5f_1" style:display-name="Excel_CondFormat_3_1_1" style:family="table-cell" style:parent-style-name="Default">
      <style:table-cell-properties fo:background-color="#ff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Excel_5f_CondFormat_5f_3_5f_2_5f_1" style:display-name="Excel_CondFormat_3_2_1" style:family="table-cell" style:parent-style-name="Default">
      <style:table-cell-properties fo:background-color="#ff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Excel_5f_CondFormat_5f_4_5f_1_5f_1" style:display-name="Excel_CondFormat_4_1_1" style:family="table-cell" style:parent-style-name="Default">
      <style:table-cell-properties fo:background-color="#ff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Excel_5f_CondFormat_5f_5_5f_1_5f_1" style:display-name="Excel_CondFormat_5_1_1" style:family="table-cell" style:parent-style-name="Default">
      <style:table-cell-properties fo:background-color="#808080"/>
      <style:text-properties fo:color="#ffffff"/>
    </style:style>
    <style:style style:name="Excel_5f_CondFormat_5f_5_5f_1_5f_2" style:display-name="Excel_CondFormat_5_1_2" style:family="table-cell" style:parent-style-name="Default">
      <style:table-cell-properties fo:background-color="#99cc00"/>
      <style:text-properties fo:color="#ffffff"/>
    </style:style>
    <style:style style:name="Excel_5f_CondFormat_5f_5_5f_1_5f_3" style:display-name="Excel_CondFormat_5_1_3" style:family="table-cell" style:parent-style-name="Default">
      <style:table-cell-properties fo:background-color="#ff0000"/>
      <style:text-properties fo:color="#ffffff"/>
    </style:style>
    <style:style style:name="Excel_5f_CondFormat_5f_7_5f_1_5f_1" style:display-name="Excel_CondFormat_7_1_1" style:family="table-cell" style:parent-style-name="Default">
      <style:table-cell-properties fo:background-color="#ff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Excel_5f_CondFormat_5f_7_5f_2_5f_1" style:display-name="Excel_CondFormat_7_2_1" style:family="table-cell" style:parent-style-name="Default">
      <style:table-cell-properties fo:background-color="#ff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Excel_5f_CondFormat_5f_8_5f_1_5f_1" style:display-name="Excel_CondFormat_8_1_1" style:family="table-cell" style:parent-style-name="Default">
      <style:table-cell-properties fo:background-color="#808080"/>
      <style:text-properties fo:color="#ffffff"/>
    </style:style>
    <style:style style:name="Excel_5f_CondFormat_5f_8_5f_1_5f_2" style:display-name="Excel_CondFormat_8_1_2" style:family="table-cell" style:parent-style-name="Default">
      <style:table-cell-properties fo:background-color="#99cc00"/>
      <style:text-properties fo:color="#ffffff"/>
    </style:style>
    <style:style style:name="Excel_5f_CondFormat_5f_8_5f_1_5f_3" style:display-name="Excel_CondFormat_8_1_3" style:family="table-cell" style:parent-style-name="Default">
      <style:table-cell-properties fo:background-color="#ff0000"/>
      <style:text-properties fo:color="#ffffff"/>
    </style:style>
    <style:style style:name="Excel_5f_CondFormat_5f_10_5f_1_5f_1" style:display-name="Excel_CondFormat_10_1_1" style:family="table-cell" style:parent-style-name="Default">
      <style:table-cell-properties fo:background-color="#969696"/>
    </style:style>
    <style:style style:name="Excel_5f_CondFormat_5f_10_5f_2_5f_1" style:display-name="Excel_CondFormat_10_2_1" style:family="table-cell" style:parent-style-name="Default">
      <style:table-cell-properties fo:background-color="#969696"/>
    </style:style>
    <style:style style:name="Excel_5f_CondFormat_5f_10_5f_2_5f_2" style:display-name="Excel_CondFormat_10_2_2" style:family="table-cell" style:parent-style-name="Default">
      <style:table-cell-properties fo:background-color="#ff0000"/>
    </style:style>
    <style:style style:name="Excel_5f_CondFormat_5f_10_5f_2_5f_3" style:display-name="Excel_CondFormat_10_2_3" style:family="table-cell" style:parent-style-name="Default">
      <style:table-cell-properties fo:background-color="#99cc0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15.9mm" fo:page-height="279.4mm"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5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tro" style:display-name="PageStyle_Intr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oc_26_Transposer" style:display-name="PageStyle_Doc&amp;Transpos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eed" style:display-name="PageStyle_Spee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eed-normal" style:display-name="PageStyle_Speed-norma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eed-ratio" style:display-name="PageStyle_Speed-rati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eed-chart" style:display-name="PageStyle_Speed-char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ize" style:display-name="PageStyle_Siz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ize-ratio" style:display-name="PageStyle_Size-rati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ize-chart" style:display-name="PageStyle_Size-char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Loop_5f_Benchs" style:display-name="PageStyle_Loop_Bench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torola PC</meta:initial-creator>
    <meta:creation-date>2002-12-13T23:15:28</meta:creation-date>
    <dc:date>2016-10-28T15:47:22.641442151</dc:date>
    <meta:editing-cycles>1</meta:editing-cycles>
    <meta:editing-duration>PT2M53S</meta:editing-duration>
    <meta:document-statistic meta:table-count="10" meta:cell-count="7901" meta:object-count="2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6">
      <number:number number:decimal-places="3" loext:min-decimal-places="3" number:min-integer-digits="1"/>
    </number:number-style>
    <style:style style:name="ch1" style:family="chart">
      <style:graphic-properties draw:stroke="solid" svg:stroke-color="#ffffff" draw:fill-color="#003366"/>
    </style:style>
    <style:style style:name="ch2" style:family="chart">
      <style:chart-properties chart:auto-position="true" style:rotation-angle="0"/>
      <style:text-properties fo:color="#ffffff" fo:font-family="Arial" fo:font-size="10pt" fo:font-weight="bold" style:font-size-asian="10pt" style:font-weight-asian="bold" style:font-size-complex="10pt" style:font-weight-complex="bold"/>
    </style:style>
    <style:style style:name="ch3" style:family="chart">
      <style:graphic-properties svg:stroke-color="#3c3c3c" draw:fill="solid" draw:fill-color="#808080"/>
      <style:text-properties fo:color="#ffffff" fo:font-family="Arial" fo:font-size="5pt" style:font-size-asian="5pt" style:font-size-complex="5pt"/>
    </style:style>
    <style:style style:name="ch4" style:family="chart">
      <style:chart-properties chart:symbol-type="automatic"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ffffff"/>
      <style:text-properties fo:color="#ffffff" fo:font-family="Arial" fo:font-size="8pt" style:font-size-asian="8pt" style:font-size-complex="8pt"/>
    </style:style>
    <style:style style:name="ch6" style:family="chart">
      <style:chart-properties chart:auto-position="true" style:rotation-angle="0"/>
      <style:text-properties fo:color="#ffffff" fo:font-family="Arial" fo:font-size="8pt" fo:font-weight="bold" style:font-size-asian="8pt" style:font-weight-asian="bold" style:font-size-complex="8pt" style:font-weight-complex="bold"/>
    </style:style>
    <style:style style:name="ch7" style:family="chart">
      <style:graphic-properties svg:stroke-color="#969696"/>
    </style:style>
    <style:style style:name="ch8" style:family="chart" style:data-style-name="N126">
      <style:chart-properties chart:display-label="true" chart:logarithmic="false" chart:minimum="0.9" chart:maximum="1.1" chart:interval-major="0.05" chart:interval-minor-divisor="2" chart:reverse-direction="false" text:line-break="false" loext:try-staggering-first="false" chart:link-data-style-to-source="true" chart:axis-position="1" chart:tick-mark-position="at-axis"/>
      <style:graphic-properties svg:stroke-color="#ffffff"/>
      <style:text-properties fo:color="#ffffff" fo:font-family="Arial" fo:font-size="8pt" style:font-size-asian="8pt" style:font-size-complex="8pt"/>
    </style:style>
    <style:style style:name="ch9" style:family="chart">
      <style:chart-properties chart:auto-position="true" style:rotation-angle="90"/>
      <style:text-properties fo:color="#ffffff" fo:font-family="Arial" fo:font-size="8pt" fo:font-weight="bold" style:font-size-asian="8pt" style:font-weight-asian="bold" style:font-size-complex="8pt" style:font-weight-complex="bold"/>
    </style:style>
    <style:style style:name="ch10" style:family="chart">
      <style:graphic-properties svg:stroke-color="#ffffff"/>
    </style:style>
    <style:style style:name="ch11" style:family="chart" style:data-style-name="N126">
      <style:chart-properties chart:symbol-type="named-symbol" chart:symbol-name="diamond" chart:symbol-width="0.176cm" chart:symbol-height="0.176cm" chart:link-data-style-to-source="tru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12" style:family="chart" style:data-style-name="N126">
      <style:chart-properties chart:symbol-type="named-symbol" chart:symbol-name="square" chart:symbol-width="0.176cm" chart:symbol-height="0.176cm" chart:link-data-style-to-source="true"/>
      <style:graphic-properties svg:stroke-width="0.035cm" svg:stroke-color="#ff00ff" draw:fill-color="#ff00ff"/>
      <style:text-properties fo:font-size="10pt" style:font-size-asian="10pt" style:font-size-complex="10pt"/>
    </style:style>
    <style:style style:name="ch13" style:family="chart" style:data-style-name="N126">
      <style:chart-properties chart:symbol-type="named-symbol" chart:symbol-name="asterisk" chart:symbol-width="0.176cm" chart:symbol-height="0.176cm" chart:link-data-style-to-source="true"/>
      <style:graphic-properties svg:stroke-width="0.035cm" svg:stroke-color="#008000" draw:fill-color="#008000"/>
      <style:text-properties fo:font-size="10pt" style:font-size-asian="10pt" style:font-size-complex="10pt"/>
    </style:style>
    <style:style style:name="ch14" style:family="chart" style:data-style-name="N126">
      <style:chart-properties chart:symbol-type="named-symbol" chart:symbol-name="circle" chart:symbol-width="0.176cm" chart:symbol-height="0.176cm" chart:link-data-style-to-source="tru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15" style:family="chart" style:data-style-name="N126">
      <style:chart-properties chart:symbol-type="named-symbol" chart:symbol-name="arrow-up" chart:symbol-width="0.176cm" chart:symbol-height="0.176cm" chart:link-data-style-to-source="true"/>
      <style:graphic-properties svg:stroke-width="0.035cm" svg:stroke-color="#ffff00" draw:fill-color="#ffff00"/>
      <style:text-properties fo:font-size="10pt" style:font-size-asian="10pt" style:font-size-complex="10pt"/>
    </style:style>
    <style:style style:name="ch16" style:family="chart" style:data-style-name="N126">
      <style:chart-properties chart:symbol-type="named-symbol" chart:symbol-name="x" chart:symbol-width="0.176cm" chart:symbol-height="0.176cm" chart:link-data-style-to-source="true"/>
      <style:graphic-properties svg:stroke-width="0.035cm" svg:stroke-color="#00ffff" draw:fill-color="#00ffff"/>
      <style:text-properties fo:font-size="10pt" style:font-size-asian="10pt" style:font-size-complex="10pt"/>
    </style:style>
    <style:style style:name="ch17" style:family="chart" style:data-style-name="N126">
      <style:chart-properties chart:symbol-type="named-symbol" chart:symbol-name="asterisk" chart:symbol-width="0.176cm" chart:symbol-height="0.176cm" chart:link-data-style-to-source="true"/>
      <style:graphic-properties svg:stroke-width="0.035cm" svg:stroke-color="#800080" draw:fill-color="#800080"/>
      <style:text-properties fo:font-size="10pt" style:font-size-asian="10pt" style:font-size-complex="10pt"/>
    </style:style>
    <style:style style:name="ch18" style:family="chart" style:data-style-name="N126">
      <style:chart-properties chart:symbol-type="named-symbol" chart:symbol-name="circle" chart:symbol-width="0.176cm" chart:symbol-height="0.176cm" chart:link-data-style-to-source="true"/>
      <style:graphic-properties svg:stroke-width="0.035cm" svg:stroke-color="#800000" draw:fill-color="#800000"/>
      <style:text-properties fo:font-size="10pt" style:font-size-asian="10pt" style:font-size-complex="10pt"/>
    </style:style>
    <style:style style:name="ch19" style:family="chart" style:data-style-name="N126">
      <style:chart-properties chart:symbol-type="named-symbol" chart:symbol-name="plus" chart:symbol-width="0.176cm" chart:symbol-height="0.176cm" chart:link-data-style-to-source="true"/>
      <style:graphic-properties svg:stroke-width="0.035cm" svg:stroke-color="#660066" draw:fill-color="#660066"/>
      <style:text-properties fo:font-size="10pt" style:font-size-asian="10pt" style:font-size-complex="10pt"/>
    </style:style>
    <style:style style:name="ch20" style:family="chart" style:data-style-name="N126">
      <style:chart-properties chart:symbol-type="named-symbol" chart:symbol-name="arrow-right" chart:symbol-width="0.176cm" chart:symbol-height="0.176cm" chart:link-data-style-to-source="true"/>
      <style:graphic-properties svg:stroke-width="0.035cm" svg:stroke-color="#ff8080" draw:fill-color="#ff8080"/>
      <style:text-properties fo:font-size="10pt" style:font-size-asian="10pt" style:font-size-complex="10pt"/>
    </style:style>
    <style:style style:name="ch21" style:family="chart" style:data-style-name="N126">
      <style:chart-properties chart:symbol-type="named-symbol" chart:symbol-name="plus" chart:symbol-width="0.176cm" chart:symbol-height="0.176cm" chart:link-data-style-to-source="true"/>
      <style:graphic-properties svg:stroke-width="0.035cm" svg:stroke-color="#008080" draw:fill-color="#008080"/>
      <style:text-properties fo:font-size="10pt" style:font-size-asian="10pt" style:font-size-complex="10pt"/>
    </style:style>
    <style:style style:name="ch22" style:family="chart" style:data-style-name="N126">
      <style:chart-properties chart:symbol-type="named-symbol" chart:symbol-name="arrow-right" chart:symbol-width="0.176cm" chart:symbol-height="0.176cm" chart:link-data-style-to-source="true"/>
      <style:graphic-properties svg:stroke-width="0.035cm" svg:stroke-color="#0000ff" draw:fill-color="#0000ff"/>
      <style:text-properties fo:font-size="10pt" style:font-size-asian="10pt" style:font-size-complex="10pt"/>
    </style:style>
    <style:style style:name="ch23" style:family="chart" style:data-style-name="N126">
      <style:chart-properties chart:symbol-type="named-symbol" chart:symbol-name="horizontal-bar" chart:symbol-width="0.176cm" chart:symbol-height="0.176cm" chart:link-data-style-to-source="true"/>
      <style:graphic-properties svg:stroke-width="0.035cm" svg:stroke-color="#00ccff" draw:fill-color="#00ccff"/>
      <style:text-properties fo:font-size="10pt" style:font-size-asian="10pt" style:font-size-complex="10pt"/>
    </style:style>
    <style:style style:name="ch24" style:family="chart" style:data-style-name="N126">
      <style:chart-properties chart:symbol-type="named-symbol" chart:symbol-name="diamond" chart:symbol-width="0.176cm" chart:symbol-height="0.176cm" chart:link-data-style-to-source="true"/>
      <style:graphic-properties svg:stroke-width="0.035cm" svg:stroke-color="#ccffff" draw:fill-color="#ccffff"/>
      <style:text-properties fo:font-size="10pt" style:font-size-asian="10pt" style:font-size-complex="10pt"/>
    </style:style>
    <style:style style:name="ch25" style:family="chart" style:data-style-name="N126">
      <style:chart-properties chart:symbol-type="named-symbol" chart:symbol-name="square" chart:symbol-width="0.176cm" chart:symbol-height="0.176cm" chart:link-data-style-to-source="true"/>
      <style:graphic-properties svg:stroke-width="0.035cm" svg:stroke-color="#ccffcc" draw:fill-color="#ccffcc"/>
      <style:text-properties fo:font-size="10pt" style:font-size-asian="10pt" style:font-size-complex="10pt"/>
    </style:style>
    <style:style style:name="ch26" style:family="chart" style:data-style-name="N126">
      <style:chart-properties chart:symbol-type="named-symbol" chart:symbol-name="arrow-up" chart:symbol-width="0.176cm" chart:symbol-height="0.176cm" chart:link-data-style-to-source="true"/>
      <style:graphic-properties svg:stroke-width="0.035cm" svg:stroke-color="#ffff99" draw:fill-color="#ffff99"/>
      <style:text-properties fo:font-size="10pt" style:font-size-asian="10pt" style:font-size-complex="10pt"/>
    </style:style>
    <style:style style:name="ch27" style:family="chart" style:data-style-name="N126">
      <style:chart-properties chart:symbol-type="named-symbol" chart:symbol-name="arrow-up" chart:symbol-width="0.176cm" chart:symbol-height="0.176cm" chart:link-data-style-to-source="true"/>
      <style:graphic-properties svg:stroke-width="0.035cm" svg:stroke-color="#9999ff" draw:fill-color="#9999ff"/>
      <style:text-properties fo:font-size="10pt" style:font-size-asian="10pt" style:font-size-complex="10pt"/>
    </style:style>
    <style:style style:name="ch28" style:family="chart" style:data-style-name="N126">
      <style:chart-properties chart:symbol-type="named-symbol" chart:symbol-name="x" chart:symbol-width="0.176cm" chart:symbol-height="0.176cm" chart:link-data-style-to-source="true"/>
      <style:graphic-properties svg:stroke-width="0.035cm" svg:stroke-color="#993366" draw:fill-color="#993366"/>
      <style:text-properties fo:font-size="10pt" style:font-size-asian="10pt" style:font-size-complex="10pt"/>
    </style:style>
    <style:style style:name="ch29" style:family="chart" style:data-style-name="N126">
      <style:chart-properties chart:symbol-type="named-symbol" chart:symbol-name="asterisk" chart:symbol-width="0.176cm" chart:symbol-height="0.176cm" chart:link-data-style-to-source="true"/>
      <style:graphic-properties svg:stroke-width="0.035cm" svg:stroke-color="#ffffcc" draw:fill-color="#ffffcc"/>
      <style:text-properties fo:font-size="10pt" style:font-size-asian="10pt" style:font-size-complex="10pt"/>
    </style:style>
    <style:style style:name="ch30" style:family="chart" style:data-style-name="N126">
      <style:chart-properties chart:symbol-type="named-symbol" chart:symbol-name="circle" chart:symbol-width="0.176cm" chart:symbol-height="0.176cm" chart:link-data-style-to-source="true"/>
      <style:graphic-properties svg:stroke-width="0.035cm" svg:stroke-color="#ccffff" draw:fill-color="#ccffff"/>
      <style:text-properties fo:font-size="10pt" style:font-size-asian="10pt" style:font-size-complex="10pt"/>
    </style:style>
    <style:style style:name="ch31" style:family="chart" style:data-style-name="N126">
      <style:chart-properties chart:symbol-type="named-symbol" chart:symbol-name="x" chart:symbol-width="0.176cm" chart:symbol-height="0.176cm" chart:link-data-style-to-source="true"/>
      <style:graphic-properties svg:stroke-width="0.035cm"/>
      <style:text-properties fo:font-size="10pt" style:font-size-asian="10pt" style:font-size-complex="10pt"/>
    </style:style>
    <style:style style:name="ch32" style:family="chart" style:data-style-name="N126">
      <style:chart-properties chart:symbol-type="named-symbol" chart:symbol-name="asterisk" chart:symbol-width="0.176cm" chart:symbol-height="0.176cm" chart:link-data-style-to-source="true"/>
      <style:graphic-properties svg:stroke-width="0.035cm" svg:stroke-color="#ff99cc" draw:fill-color="#ff99cc"/>
      <style:text-properties fo:font-size="10pt" style:font-size-asian="10pt" style:font-size-complex="10pt"/>
    </style:style>
    <style:style style:name="ch33" style:family="chart" style:data-style-name="N126">
      <style:chart-properties chart:symbol-type="named-symbol" chart:symbol-name="circle" chart:symbol-width="0.176cm" chart:symbol-height="0.176cm" chart:link-data-style-to-source="true"/>
      <style:graphic-properties svg:stroke-width="0.035cm" svg:stroke-color="#cc99ff" draw:fill-color="#cc99ff"/>
      <style:text-properties fo:font-size="10pt" style:font-size-asian="10pt" style:font-size-complex="10pt"/>
    </style:style>
    <style:style style:name="ch34" style:family="chart" style:data-style-name="N126">
      <style:chart-properties chart:symbol-type="named-symbol" chart:symbol-name="plus" chart:symbol-width="0.176cm" chart:symbol-height="0.176cm" chart:link-data-style-to-source="true"/>
      <style:graphic-properties svg:stroke-width="0.035cm" svg:stroke-color="#ffcc99" draw:fill-color="#ffcc99"/>
      <style:text-properties fo:font-size="10pt" style:font-size-asian="10pt" style:font-size-complex="10pt"/>
    </style:style>
    <style:style style:name="ch35" style:family="chart" style:data-style-name="N126">
      <style:chart-properties chart:symbol-type="named-symbol" chart:symbol-name="arrow-right" chart:symbol-width="0.176cm" chart:symbol-height="0.176cm" chart:link-data-style-to-source="true"/>
      <style:graphic-properties svg:stroke-width="0.035cm" svg:stroke-color="#3366ff" draw:fill-color="#3366ff"/>
      <style:text-properties fo:font-size="10pt" style:font-size-asian="10pt" style:font-size-complex="10pt"/>
    </style:style>
    <style:style style:name="ch36" style:family="chart" style:data-style-name="N126">
      <style:chart-properties chart:symbol-type="named-symbol" chart:symbol-name="horizontal-bar" chart:symbol-width="0.176cm" chart:symbol-height="0.176cm" chart:link-data-style-to-source="true"/>
      <style:graphic-properties svg:stroke-width="0.035cm" svg:stroke-color="#33cccc" draw:fill-color="#33cccc"/>
      <style:text-properties fo:font-size="10pt" style:font-size-asian="10pt" style:font-size-complex="10pt"/>
    </style:style>
    <style:style style:name="ch37" style:family="chart" style:data-style-name="N126">
      <style:chart-properties chart:symbol-type="named-symbol" chart:symbol-name="diamond" chart:symbol-width="0.176cm" chart:symbol-height="0.176cm" chart:link-data-style-to-source="true"/>
      <style:graphic-properties svg:stroke-width="0.035cm" svg:stroke-color="#99cc00" draw:fill-color="#99cc00"/>
      <style:text-properties fo:font-size="10pt" style:font-size-asian="10pt" style:font-size-complex="10pt"/>
    </style:style>
    <style:style style:name="ch38" style:family="chart" style:data-style-name="N126">
      <style:chart-properties chart:symbol-type="named-symbol" chart:symbol-name="square" chart:symbol-width="0.176cm" chart:symbol-height="0.176cm" chart:link-data-style-to-source="true"/>
      <style:graphic-properties svg:stroke-width="0.035cm" svg:stroke-color="#ffcc00" draw:fill-color="#ffcc00"/>
      <style:text-properties fo:font-size="10pt" style:font-size-asian="10pt" style:font-size-complex="10pt"/>
    </style:style>
    <style:style style:name="ch39" style:family="chart" style:data-style-name="N126">
      <style:chart-properties chart:symbol-type="named-symbol" chart:symbol-name="arrow-up" chart:symbol-width="0.176cm" chart:symbol-height="0.176cm" chart:link-data-style-to-source="true"/>
      <style:graphic-properties svg:stroke-width="0.035cm" svg:stroke-color="#ff9900" draw:fill-color="#ff9900"/>
      <style:text-properties fo:font-size="10pt" style:font-size-asian="10pt" style:font-size-complex="10pt"/>
    </style:style>
    <style:style style:name="ch40" style:family="chart" style:data-style-name="N126">
      <style:chart-properties chart:symbol-type="named-symbol" chart:symbol-name="x" chart:symbol-width="0.176cm" chart:symbol-height="0.176cm" chart:link-data-style-to-source="true"/>
      <style:graphic-properties svg:stroke-width="0.035cm" svg:stroke-color="#ff6600" draw:fill-color="#ff6600"/>
      <style:text-properties fo:font-size="10pt" style:font-size-asian="10pt" style:font-size-complex="10pt"/>
    </style:style>
    <style:style style:name="ch41" style:family="chart" style:data-style-name="N126">
      <style:chart-properties chart:symbol-type="named-symbol" chart:symbol-name="x" chart:symbol-width="0.176cm" chart:symbol-height="0.176cm" chart:link-data-style-to-source="true"/>
      <style:graphic-properties svg:stroke-width="0.035cm" svg:stroke-color="#800000" draw:fill-color="#800000"/>
      <style:text-properties fo:font-size="10pt" style:font-size-asian="10pt" style:font-size-complex="10pt"/>
    </style:style>
    <style:style style:name="ch42" style:family="chart" style:data-style-name="N126">
      <style:chart-properties chart:symbol-type="named-symbol" chart:symbol-name="asterisk" chart:symbol-width="0.176cm" chart:symbol-height="0.176cm" chart:link-data-style-to-source="true"/>
      <style:graphic-properties svg:stroke-width="0.035cm" svg:stroke-color="#666699" draw:fill-color="#666699"/>
      <style:text-properties fo:font-size="10pt" style:font-size-asian="10pt" style:font-size-complex="10pt"/>
    </style:style>
    <style:style style:name="ch43" style:family="chart" style:data-style-name="N126">
      <style:chart-properties chart:symbol-type="named-symbol" chart:symbol-name="circle" chart:symbol-width="0.176cm" chart:symbol-height="0.176cm" chart:link-data-style-to-source="true"/>
      <style:graphic-properties svg:stroke-width="0.035cm" svg:stroke-color="#969696" draw:fill-color="#969696"/>
      <style:text-properties fo:font-size="10pt" style:font-size-asian="10pt" style:font-size-complex="10pt"/>
    </style:style>
    <style:style style:name="ch44" style:family="chart" style:data-style-name="N126">
      <style:chart-properties chart:symbol-type="named-symbol" chart:symbol-name="plus" chart:symbol-width="0.176cm" chart:symbol-height="0.176cm" chart:link-data-style-to-source="true"/>
      <style:graphic-properties svg:stroke-width="0.035cm" svg:stroke-color="#003366" draw:fill-color="#003366"/>
      <style:text-properties fo:font-size="10pt" style:font-size-asian="10pt" style:font-size-complex="10pt"/>
    </style:style>
    <style:style style:name="ch45" style:family="chart" style:data-style-name="N126">
      <style:chart-properties chart:symbol-type="named-symbol" chart:symbol-name="diamond" chart:symbol-width="0.176cm" chart:symbol-height="0.176cm" chart:link-data-style-to-source="true"/>
      <style:graphic-properties svg:stroke-width="0.035cm" svg:stroke-color="#c0c0c0" draw:fill-color="#c0c0c0"/>
      <style:text-properties fo:font-size="10pt" style:font-size-asian="10pt" style:font-size-complex="10pt"/>
    </style:style>
    <style:style style:name="ch46" style:family="chart" style:data-style-name="N126">
      <style:chart-properties chart:symbol-type="named-symbol" chart:symbol-name="square" chart:symbol-width="0.176cm" chart:symbol-height="0.176cm" chart:link-data-style-to-source="true"/>
      <style:graphic-properties svg:stroke-width="0.035cm" svg:stroke-color="#808080" draw:fill-color="#808080"/>
      <style:text-properties fo:font-size="10pt" style:font-size-asian="10pt" style:font-size-complex="10pt"/>
    </style:style>
    <style:style style:name="ch47" style:family="chart" style:data-style-name="N126">
      <style:chart-properties chart:symbol-type="named-symbol" chart:symbol-name="arrow-right" chart:symbol-width="0.176cm" chart:symbol-height="0.176cm" chart:link-data-style-to-source="true"/>
      <style:graphic-properties svg:stroke-width="0.035cm" svg:stroke-color="#339966" draw:fill-color="#339966"/>
      <style:text-properties fo:font-size="10pt" style:font-size-asian="10pt" style:font-size-complex="10pt"/>
    </style:style>
    <style:style style:name="ch48" style:family="chart" style:data-style-name="N126">
      <style:chart-properties chart:symbol-type="named-symbol" chart:symbol-name="horizontal-bar" chart:symbol-width="0.176cm" chart:symbol-height="0.176cm" chart:link-data-style-to-source="true"/>
      <style:graphic-properties svg:stroke-width="0.035cm" svg:stroke-color="#003300" draw:fill-color="#003300"/>
      <style:text-properties fo:font-size="10pt" style:font-size-asian="10pt" style:font-size-complex="10pt"/>
    </style:style>
    <style:style style:name="ch49" style:family="chart" style:data-style-name="N126">
      <style:chart-properties chart:symbol-type="named-symbol" chart:symbol-name="diamond" chart:symbol-width="0.176cm" chart:symbol-height="0.176cm" chart:link-data-style-to-source="true"/>
      <style:graphic-properties svg:stroke-width="0.035cm" svg:stroke-color="#333300" draw:fill-color="#333300"/>
      <style:text-properties fo:font-size="10pt" style:font-size-asian="10pt" style:font-size-complex="10pt"/>
    </style:style>
    <style:style style:name="ch50" style:family="chart" style:data-style-name="N126">
      <style:chart-properties chart:symbol-type="named-symbol" chart:symbol-name="square" chart:symbol-width="0.176cm" chart:symbol-height="0.176cm" chart:link-data-style-to-source="true"/>
      <style:graphic-properties svg:stroke-width="0.035cm" svg:stroke-color="#993300" draw:fill-color="#993300"/>
      <style:text-properties fo:font-size="10pt" style:font-size-asian="10pt" style:font-size-complex="10pt"/>
    </style:style>
    <style:style style:name="ch51" style:family="chart" style:data-style-name="N126">
      <style:chart-properties chart:symbol-type="named-symbol" chart:symbol-name="arrow-up" chart:symbol-width="0.176cm" chart:symbol-height="0.176cm" chart:link-data-style-to-source="true"/>
      <style:graphic-properties svg:stroke-width="0.035cm" svg:stroke-color="#993366" draw:fill-color="#993366"/>
      <style:text-properties fo:font-size="10pt" style:font-size-asian="10pt" style:font-size-complex="10pt"/>
    </style:style>
    <style:style style:name="ch52" style:family="chart" style:data-style-name="N126">
      <style:chart-properties chart:symbol-type="named-symbol" chart:symbol-name="x" chart:symbol-width="0.176cm" chart:symbol-height="0.176cm" chart:link-data-style-to-source="true"/>
      <style:graphic-properties svg:stroke-width="0.035cm" svg:stroke-color="#333399" draw:fill-color="#333399"/>
      <style:text-properties fo:font-size="10pt" style:font-size-asian="10pt" style:font-size-complex="10pt"/>
    </style:style>
    <style:style style:name="ch53" style:family="chart" style:data-style-name="N126">
      <style:chart-properties chart:symbol-type="named-symbol" chart:symbol-name="horizontal-bar" chart:symbol-width="0.176cm" chart:symbol-height="0.176cm" chart:link-data-style-to-source="true"/>
      <style:graphic-properties svg:stroke-width="0.035cm" svg:stroke-color="#0066cc" draw:fill-color="#0066cc"/>
      <style:text-properties fo:font-size="10pt" style:font-size-asian="10pt" style:font-size-complex="10pt"/>
    </style:style>
    <style:style style:name="ch54" style:family="chart" style:data-style-name="N126">
      <style:chart-properties chart:symbol-type="named-symbol" chart:symbol-name="diamond" chart:symbol-width="0.176cm" chart:symbol-height="0.176cm" chart:link-data-style-to-source="true"/>
      <style:graphic-properties svg:stroke-width="0.035cm" svg:stroke-color="#ccccff" draw:fill-color="#ccccff"/>
      <style:text-properties fo:font-size="10pt" style:font-size-asian="10pt" style:font-size-complex="10pt"/>
    </style:style>
    <style:style style:name="ch55" style:family="chart" style:data-style-name="N126">
      <style:chart-properties chart:symbol-type="named-symbol" chart:symbol-name="asterisk" chart:symbol-width="0.176cm" chart:symbol-height="0.176cm" chart:link-data-style-to-source="true"/>
      <style:graphic-properties svg:stroke-width="0.035cm" svg:stroke-color="#000000" draw:fill-color="#000000"/>
      <style:text-properties fo:font-size="10pt" style:font-size-asian="10pt" style:font-size-complex="10pt"/>
    </style:style>
    <style:style style:name="ch56" style:family="chart" style:data-style-name="N126">
      <style:chart-properties chart:symbol-type="named-symbol" chart:symbol-name="circle" chart:symbol-width="0.176cm" chart:symbol-height="0.176cm" chart:link-data-style-to-source="true"/>
      <style:graphic-properties svg:stroke-width="0.035cm" svg:stroke-color="#ffffff" draw:fill-color="#ffffff"/>
      <style:text-properties fo:font-size="10pt" style:font-size-asian="10pt" style:font-size-complex="10pt"/>
    </style:style>
    <style:style style:name="ch57" style:family="chart" style:data-style-name="N126">
      <style:chart-properties chart:symbol-type="named-symbol" chart:symbol-name="plus" chart:symbol-width="0.176cm" chart:symbol-height="0.176cm" chart:link-data-style-to-source="true"/>
      <style:graphic-properties svg:stroke-width="0.035cm" svg:stroke-color="#ff0000" draw:fill-color="#ff0000"/>
      <style:text-properties fo:font-size="10pt" style:font-size-asian="10pt" style:font-size-complex="10pt"/>
    </style:style>
    <style:style style:name="ch58" style:family="chart" style:data-style-name="N126">
      <style:chart-properties chart:symbol-type="named-symbol" chart:symbol-name="arrow-right" chart:symbol-width="0.176cm" chart:symbol-height="0.176cm" chart:link-data-style-to-source="true"/>
      <style:graphic-properties svg:stroke-width="0.035cm" svg:stroke-color="#00ff00" draw:fill-color="#00ff00"/>
      <style:text-properties fo:font-size="10pt" style:font-size-asian="10pt" style:font-size-complex="10pt"/>
    </style:style>
    <style:style style:name="ch59" style:family="chart" style:data-style-name="N126">
      <style:chart-properties chart:symbol-type="named-symbol" chart:symbol-name="horizontal-bar" chart:symbol-width="0.176cm" chart:symbol-height="0.176cm" chart:link-data-style-to-source="true"/>
      <style:graphic-properties svg:stroke-width="0.035cm" svg:stroke-color="#0000ff" draw:fill-color="#0000ff"/>
      <style:text-properties fo:font-size="10pt" style:font-size-asian="10pt" style:font-size-complex="10pt"/>
    </style:style>
    <style:style style:name="ch60" style:family="chart" style:data-style-name="N126">
      <style:chart-properties chart:symbol-type="named-symbol" chart:symbol-name="square" chart:symbol-width="0.176cm" chart:symbol-height="0.176cm" chart:link-data-style-to-source="true"/>
      <style:graphic-properties svg:stroke-width="0.035cm" svg:stroke-color="#333333" draw:fill-color="#333333"/>
      <style:text-properties fo:font-size="10pt" style:font-size-asian="10pt" style:font-size-complex="10pt"/>
    </style:style>
    <style:style style:name="ch61" style:family="chart" style:data-style-name="N126">
      <style:chart-properties chart:symbol-type="named-symbol" chart:symbol-name="diamond" chart:symbol-width="0.176cm" chart:symbol-height="0.176cm" chart:link-data-style-to-source="true"/>
      <style:graphic-properties svg:stroke-width="0.035cm" svg:stroke-color="#ffff00" draw:fill-color="#ffff00"/>
      <style:text-properties fo:font-size="10pt" style:font-size-asian="10pt" style:font-size-complex="10pt"/>
    </style:style>
    <style:style style:name="ch62" style:family="chart" style:data-style-name="N126">
      <style:chart-properties chart:symbol-type="named-symbol" chart:symbol-name="horizontal-bar" chart:symbol-width="0.176cm" chart:symbol-height="0.176cm" chart:link-data-style-to-source="true"/>
      <style:graphic-properties svg:stroke-width="0.035cm" svg:stroke-color="#008080" draw:fill-color="#008080"/>
      <style:text-properties fo:font-size="10pt" style:font-size-asian="10pt" style:font-size-complex="10pt"/>
    </style:style>
    <style:style style:name="ch63" style:family="chart" style:data-style-name="N126">
      <style:chart-properties chart:symbol-type="named-symbol" chart:symbol-name="arrow-up" chart:symbol-width="0.176cm" chart:symbol-height="0.176cm" chart:link-data-style-to-source="true"/>
      <style:graphic-properties svg:stroke-width="0.035cm" svg:stroke-color="#00ffff" draw:fill-color="#00ffff"/>
      <style:text-properties fo:font-size="10pt" style:font-size-asian="10pt" style:font-size-complex="10pt"/>
    </style:style>
    <style:style style:name="ch64" style:family="chart" style:data-style-name="N126">
      <style:chart-properties chart:symbol-type="named-symbol" chart:symbol-name="diamond" chart:symbol-width="0.282cm" chart:symbol-height="0.282cm" chart:link-data-style-to-source="true"/>
      <style:graphic-properties svg:stroke-width="0.07cm" svg:stroke-color="#ffcc00" draw:fill-color="#ffcc00"/>
      <style:text-properties fo:font-size="10pt" style:font-size-asian="10pt" style:font-size-complex="10pt"/>
    </style:style>
    <style:style style:name="ch65" style:family="chart" style:data-style-name="N126">
      <style:chart-properties chart:symbol-type="named-symbol" chart:symbol-name="diamond" chart:symbol-width="0.282cm" chart:symbol-height="0.282cm" chart:link-data-style-to-source="true"/>
      <style:graphic-properties svg:stroke-width="0.07cm" svg:stroke-color="#ff0000" draw:fill-color="#ff0000"/>
      <style:text-properties fo:font-size="10pt" style:font-size-asian="10pt" style:font-size-complex="10pt"/>
    </style:style>
    <style:style style:name="ch66" style:family="chart">
      <style:graphic-properties draw:stroke="solid" svg:stroke-width="0.035cm" svg:stroke-color="#ffffff" draw:fill="solid" draw:fill-color="#808080"/>
    </style:style>
    <style:style style:name="ch67" style:family="chart">
      <style:graphic-properties draw:fill-color="#d9d9d9"/>
    </style:style>
  </office:automatic-styles>
  <office:body>
    <office:chart>
      <chart:chart svg:width="22.903cm" svg:height="14.504cm" xlink:href=".." xlink:type="simple" chart:class="chart:line" chart:style-name="ch1">
        <chart:title svg:x="10.865cm" svg:y="0.425cm" chart:style-name="ch2">
          <text:p>Speed</text:p>
        </chart:title>
        <chart:legend svg:x="20.279cm" svg:y="0.212cm" style:legend-expansion="custom" chartooo:width="2.575cm" chartooo:height="15.945cm" style:legend-expansion-aspect-ratio="0.161492630918783" chart:style-name="ch3"/>
        <chart:plot-area chart:style-name="ch4" table:cell-range-address="'Speed-ratio'.B4:'Speed-ratio'.L54 'Speed-ratio'.B69:'Speed-ratio'.L73" chart:data-source-has-labels="column" svg:x="0.85cm" svg:y="1.752cm" svg:width="19.232cm" svg:height="12.017cm">
          <chartooo:coordinate-region svg:x="1.842cm" svg:y="1.912cm" svg:width="18.072cm" svg:height="11.289cm"/>
          <chart:axis chart:dimension="x" chart:name="primary-x" chart:style-name="ch5">
            <chart:title svg:x="10.127cm" svg:y="14.016cm" chart:style-name="ch6">
              <text:p>Test</text:p>
            </chart:title>
            <chart:grid chart:style-name="ch7" chart:class="major"/>
          </chart:axis>
          <chart:axis chart:dimension="y" chart:name="primary-y" chart:style-name="ch8">
            <chart:title svg:x="0cm" svg:y="8.174cm" chart:style-name="ch9">
              <text:p>Ratio</text:p>
            </chart:title>
            <chart:grid chart:style-name="ch10" chart:class="major"/>
            <chart:grid chart:style-name="ch7" chart:class="minor"/>
          </chart:axis>
          <chart:series chart:style-name="ch11" chart:values-cell-range-address="'Speed-ratio'.C4:'Speed-ratio'.L4" chart:label-cell-address="'Speed-ratio'.B4:'Speed-ratio'.B4" chart:class="chart:line">
            <chart:data-point chart:repeated="10"/>
          </chart:series>
          <chart:series chart:style-name="ch12" chart:values-cell-range-address="'Speed-ratio'.C5:'Speed-ratio'.L5" chart:label-cell-address="'Speed-ratio'.B5:'Speed-ratio'.B5" chart:class="chart:line">
            <chart:data-point chart:repeated="10"/>
          </chart:series>
          <chart:series chart:style-name="ch13" chart:values-cell-range-address="'Speed-ratio'.C6:'Speed-ratio'.L6" chart:label-cell-address="'Speed-ratio'.B6:'Speed-ratio'.B6" chart:class="chart:line">
            <chart:data-point chart:repeated="10"/>
          </chart:series>
          <chart:series chart:style-name="ch14" chart:values-cell-range-address="'Speed-ratio'.C7:'Speed-ratio'.L7" chart:label-cell-address="'Speed-ratio'.B7:'Speed-ratio'.B7" chart:class="chart:line">
            <chart:data-point chart:repeated="10"/>
          </chart:series>
          <chart:series chart:style-name="ch15" chart:values-cell-range-address="'Speed-ratio'.C8:'Speed-ratio'.L8" chart:label-cell-address="'Speed-ratio'.B8:'Speed-ratio'.B8" chart:class="chart:line">
            <chart:data-point chart:repeated="10"/>
          </chart:series>
          <chart:series chart:style-name="ch16" chart:values-cell-range-address="'Speed-ratio'.C9:'Speed-ratio'.L9" chart:label-cell-address="'Speed-ratio'.B9:'Speed-ratio'.B9" chart:class="chart:line">
            <chart:data-point chart:repeated="10"/>
          </chart:series>
          <chart:series chart:style-name="ch17" chart:values-cell-range-address="'Speed-ratio'.C10:'Speed-ratio'.L10" chart:label-cell-address="'Speed-ratio'.B10:'Speed-ratio'.B10" chart:class="chart:line">
            <chart:data-point chart:repeated="10"/>
          </chart:series>
          <chart:series chart:style-name="ch18" chart:values-cell-range-address="'Speed-ratio'.C11:'Speed-ratio'.L11" chart:label-cell-address="'Speed-ratio'.B11:'Speed-ratio'.B11" chart:class="chart:line">
            <chart:data-point chart:repeated="10"/>
          </chart:series>
          <chart:series chart:style-name="ch19" chart:values-cell-range-address="'Speed-ratio'.C12:'Speed-ratio'.L12" chart:label-cell-address="'Speed-ratio'.B12:'Speed-ratio'.B12" chart:class="chart:line">
            <chart:data-point chart:repeated="10"/>
          </chart:series>
          <chart:series chart:style-name="ch20" chart:values-cell-range-address="'Speed-ratio'.C13:'Speed-ratio'.L13" chart:label-cell-address="'Speed-ratio'.B13:'Speed-ratio'.B13" chart:class="chart:line">
            <chart:data-point chart:repeated="10"/>
          </chart:series>
          <chart:series chart:style-name="ch21" chart:values-cell-range-address="'Speed-ratio'.C14:'Speed-ratio'.L14" chart:label-cell-address="'Speed-ratio'.B14:'Speed-ratio'.B14" chart:class="chart:line">
            <chart:data-point chart:repeated="10"/>
          </chart:series>
          <chart:series chart:style-name="ch22" chart:values-cell-range-address="'Speed-ratio'.C15:'Speed-ratio'.L15" chart:label-cell-address="'Speed-ratio'.B15:'Speed-ratio'.B15" chart:class="chart:line">
            <chart:data-point chart:repeated="10"/>
          </chart:series>
          <chart:series chart:style-name="ch23" chart:values-cell-range-address="'Speed-ratio'.C16:'Speed-ratio'.L16" chart:label-cell-address="'Speed-ratio'.B16:'Speed-ratio'.B16" chart:class="chart:line">
            <chart:data-point chart:repeated="10"/>
          </chart:series>
          <chart:series chart:style-name="ch24" chart:values-cell-range-address="'Speed-ratio'.C17:'Speed-ratio'.L17" chart:label-cell-address="'Speed-ratio'.B17:'Speed-ratio'.B17" chart:class="chart:line">
            <chart:data-point chart:repeated="10"/>
          </chart:series>
          <chart:series chart:style-name="ch25" chart:values-cell-range-address="'Speed-ratio'.C18:'Speed-ratio'.L18" chart:label-cell-address="'Speed-ratio'.B18:'Speed-ratio'.B18" chart:class="chart:line">
            <chart:data-point chart:repeated="10"/>
          </chart:series>
          <chart:series chart:style-name="ch26" chart:values-cell-range-address="'Speed-ratio'.C19:'Speed-ratio'.L19" chart:label-cell-address="'Speed-ratio'.B19:'Speed-ratio'.B19" chart:class="chart:line">
            <chart:data-point chart:repeated="10"/>
          </chart:series>
          <chart:series chart:style-name="ch27" chart:values-cell-range-address="'Speed-ratio'.C20:'Speed-ratio'.L20" chart:label-cell-address="'Speed-ratio'.B20:'Speed-ratio'.B20" chart:class="chart:line">
            <chart:data-point chart:repeated="10"/>
          </chart:series>
          <chart:series chart:style-name="ch28" chart:values-cell-range-address="'Speed-ratio'.C21:'Speed-ratio'.L21" chart:label-cell-address="'Speed-ratio'.B21:'Speed-ratio'.B21" chart:class="chart:line">
            <chart:data-point chart:repeated="10"/>
          </chart:series>
          <chart:series chart:style-name="ch29" chart:values-cell-range-address="'Speed-ratio'.C22:'Speed-ratio'.L22" chart:label-cell-address="'Speed-ratio'.B22:'Speed-ratio'.B22" chart:class="chart:line">
            <chart:data-point chart:repeated="10"/>
          </chart:series>
          <chart:series chart:style-name="ch30" chart:values-cell-range-address="'Speed-ratio'.C23:'Speed-ratio'.L23" chart:label-cell-address="'Speed-ratio'.B23:'Speed-ratio'.B23" chart:class="chart:line">
            <chart:data-point chart:repeated="10"/>
          </chart:series>
          <chart:series chart:style-name="ch31" chart:values-cell-range-address="'Speed-ratio'.C24:'Speed-ratio'.L24" chart:label-cell-address="'Speed-ratio'.B24:'Speed-ratio'.B24" chart:class="chart:line">
            <chart:data-point chart:repeated="10"/>
          </chart:series>
          <chart:series chart:style-name="ch32" chart:values-cell-range-address="'Speed-ratio'.C25:'Speed-ratio'.L25" chart:label-cell-address="'Speed-ratio'.B25:'Speed-ratio'.B25" chart:class="chart:line">
            <chart:data-point chart:repeated="10"/>
          </chart:series>
          <chart:series chart:style-name="ch33" chart:values-cell-range-address="'Speed-ratio'.C26:'Speed-ratio'.L26" chart:label-cell-address="'Speed-ratio'.B26:'Speed-ratio'.B26" chart:class="chart:line">
            <chart:data-point chart:repeated="10"/>
          </chart:series>
          <chart:series chart:style-name="ch34" chart:values-cell-range-address="'Speed-ratio'.C27:'Speed-ratio'.L27" chart:label-cell-address="'Speed-ratio'.B27:'Speed-ratio'.B27" chart:class="chart:line">
            <chart:data-point chart:repeated="10"/>
          </chart:series>
          <chart:series chart:style-name="ch35" chart:values-cell-range-address="'Speed-ratio'.C28:'Speed-ratio'.L28" chart:label-cell-address="'Speed-ratio'.B28:'Speed-ratio'.B28" chart:class="chart:line">
            <chart:data-point chart:repeated="10"/>
          </chart:series>
          <chart:series chart:style-name="ch36" chart:values-cell-range-address="'Speed-ratio'.C29:'Speed-ratio'.L29" chart:label-cell-address="'Speed-ratio'.B29:'Speed-ratio'.B29" chart:class="chart:line">
            <chart:data-point chart:repeated="10"/>
          </chart:series>
          <chart:series chart:style-name="ch37" chart:values-cell-range-address="'Speed-ratio'.C30:'Speed-ratio'.L30" chart:label-cell-address="'Speed-ratio'.B30:'Speed-ratio'.B30" chart:class="chart:line">
            <chart:data-point chart:repeated="10"/>
          </chart:series>
          <chart:series chart:style-name="ch38" chart:values-cell-range-address="'Speed-ratio'.C31:'Speed-ratio'.L31" chart:label-cell-address="'Speed-ratio'.B31:'Speed-ratio'.B31" chart:class="chart:line">
            <chart:data-point chart:repeated="10"/>
          </chart:series>
          <chart:series chart:style-name="ch39" chart:values-cell-range-address="'Speed-ratio'.C32:'Speed-ratio'.L32" chart:label-cell-address="'Speed-ratio'.B32:'Speed-ratio'.B32" chart:class="chart:line">
            <chart:data-point chart:repeated="10"/>
          </chart:series>
          <chart:series chart:style-name="ch40" chart:values-cell-range-address="'Speed-ratio'.C33:'Speed-ratio'.L33" chart:label-cell-address="'Speed-ratio'.B33:'Speed-ratio'.B33" chart:class="chart:line">
            <chart:data-point chart:repeated="10"/>
          </chart:series>
          <chart:series chart:style-name="ch41" chart:values-cell-range-address="'Speed-ratio'.C34:'Speed-ratio'.L34" chart:label-cell-address="'Speed-ratio'.B34:'Speed-ratio'.B34" chart:class="chart:line">
            <chart:data-point chart:repeated="10"/>
          </chart:series>
          <chart:series chart:style-name="ch42" chart:values-cell-range-address="'Speed-ratio'.C35:'Speed-ratio'.L35" chart:label-cell-address="'Speed-ratio'.B35:'Speed-ratio'.B35" chart:class="chart:line">
            <chart:data-point chart:repeated="10"/>
          </chart:series>
          <chart:series chart:style-name="ch43" chart:values-cell-range-address="'Speed-ratio'.C36:'Speed-ratio'.L36" chart:label-cell-address="'Speed-ratio'.B36:'Speed-ratio'.B36" chart:class="chart:line">
            <chart:data-point chart:repeated="10"/>
          </chart:series>
          <chart:series chart:style-name="ch44" chart:values-cell-range-address="'Speed-ratio'.C37:'Speed-ratio'.L37" chart:label-cell-address="'Speed-ratio'.B37:'Speed-ratio'.B37" chart:class="chart:line">
            <chart:data-point chart:repeated="10"/>
          </chart:series>
          <chart:series chart:style-name="ch45" chart:values-cell-range-address="'Speed-ratio'.C38:'Speed-ratio'.L38" chart:label-cell-address="'Speed-ratio'.B38:'Speed-ratio'.B38" chart:class="chart:line">
            <chart:data-point chart:repeated="10"/>
          </chart:series>
          <chart:series chart:style-name="ch46" chart:values-cell-range-address="'Speed-ratio'.C39:'Speed-ratio'.L39" chart:label-cell-address="'Speed-ratio'.B39:'Speed-ratio'.B39" chart:class="chart:line">
            <chart:data-point chart:repeated="10"/>
          </chart:series>
          <chart:series chart:style-name="ch47" chart:values-cell-range-address="'Speed-ratio'.C40:'Speed-ratio'.L40" chart:label-cell-address="'Speed-ratio'.B40:'Speed-ratio'.B40" chart:class="chart:line">
            <chart:data-point chart:repeated="10"/>
          </chart:series>
          <chart:series chart:style-name="ch48" chart:values-cell-range-address="'Speed-ratio'.C41:'Speed-ratio'.L41" chart:label-cell-address="'Speed-ratio'.B41:'Speed-ratio'.B41" chart:class="chart:line">
            <chart:data-point chart:repeated="10"/>
          </chart:series>
          <chart:series chart:style-name="ch49" chart:values-cell-range-address="'Speed-ratio'.C42:'Speed-ratio'.L42" chart:label-cell-address="'Speed-ratio'.B42:'Speed-ratio'.B42" chart:class="chart:line">
            <chart:data-point chart:repeated="10"/>
          </chart:series>
          <chart:series chart:style-name="ch50" chart:values-cell-range-address="'Speed-ratio'.C43:'Speed-ratio'.L43" chart:label-cell-address="'Speed-ratio'.B43:'Speed-ratio'.B43" chart:class="chart:line">
            <chart:data-point chart:repeated="10"/>
          </chart:series>
          <chart:series chart:style-name="ch51" chart:values-cell-range-address="'Speed-ratio'.C44:'Speed-ratio'.L44" chart:label-cell-address="'Speed-ratio'.B44:'Speed-ratio'.B44" chart:class="chart:line">
            <chart:data-point chart:repeated="10"/>
          </chart:series>
          <chart:series chart:style-name="ch52" chart:values-cell-range-address="'Speed-ratio'.C45:'Speed-ratio'.L45" chart:label-cell-address="'Speed-ratio'.B45:'Speed-ratio'.B45" chart:class="chart:line">
            <chart:data-point chart:repeated="10"/>
          </chart:series>
          <chart:series chart:style-name="ch53" chart:values-cell-range-address="'Speed-ratio'.C46:'Speed-ratio'.L46" chart:label-cell-address="'Speed-ratio'.B46:'Speed-ratio'.B46" chart:class="chart:line">
            <chart:data-point chart:repeated="10"/>
          </chart:series>
          <chart:series chart:style-name="ch54" chart:values-cell-range-address="'Speed-ratio'.C47:'Speed-ratio'.L47" chart:label-cell-address="'Speed-ratio'.B47:'Speed-ratio'.B47" chart:class="chart:line">
            <chart:data-point chart:repeated="10"/>
          </chart:series>
          <chart:series chart:style-name="ch55" chart:values-cell-range-address="'Speed-ratio'.C48:'Speed-ratio'.L48" chart:label-cell-address="'Speed-ratio'.B48:'Speed-ratio'.B48" chart:class="chart:line">
            <chart:data-point chart:repeated="10"/>
          </chart:series>
          <chart:series chart:style-name="ch56" chart:values-cell-range-address="'Speed-ratio'.C49:'Speed-ratio'.L49" chart:label-cell-address="'Speed-ratio'.B49:'Speed-ratio'.B49" chart:class="chart:line">
            <chart:data-point chart:repeated="10"/>
          </chart:series>
          <chart:series chart:style-name="ch57" chart:values-cell-range-address="'Speed-ratio'.C50:'Speed-ratio'.L50" chart:label-cell-address="'Speed-ratio'.B50:'Speed-ratio'.B50" chart:class="chart:line">
            <chart:data-point chart:repeated="10"/>
          </chart:series>
          <chart:series chart:style-name="ch58" chart:values-cell-range-address="'Speed-ratio'.C51:'Speed-ratio'.L51" chart:label-cell-address="'Speed-ratio'.B51:'Speed-ratio'.B51" chart:class="chart:line">
            <chart:data-point chart:repeated="10"/>
          </chart:series>
          <chart:series chart:style-name="ch59" chart:values-cell-range-address="'Speed-ratio'.C52:'Speed-ratio'.L52" chart:label-cell-address="'Speed-ratio'.B52:'Speed-ratio'.B52" chart:class="chart:line">
            <chart:data-point chart:repeated="10"/>
          </chart:series>
          <chart:series chart:style-name="ch60" chart:values-cell-range-address="'Speed-ratio'.C53:'Speed-ratio'.L53" chart:label-cell-address="'Speed-ratio'.B53:'Speed-ratio'.B53" chart:class="chart:line">
            <chart:data-point chart:repeated="10"/>
          </chart:series>
          <chart:series chart:style-name="ch61" chart:values-cell-range-address="'Speed-ratio'.C54:'Speed-ratio'.L54" chart:label-cell-address="'Speed-ratio'.B54:'Speed-ratio'.B54" chart:class="chart:line">
            <chart:data-point chart:repeated="10"/>
          </chart:series>
          <chart:series chart:style-name="ch12" chart:values-cell-range-address="'Speed-ratio'.C69:'Speed-ratio'.L69" chart:label-cell-address="'Speed-ratio'.B69:'Speed-ratio'.B69" chart:class="chart:line">
            <chart:data-point chart:repeated="10"/>
          </chart:series>
          <chart:series chart:style-name="ch62" chart:values-cell-range-address="'Speed-ratio'.C70:'Speed-ratio'.L70" chart:label-cell-address="'Speed-ratio'.B70:'Speed-ratio'.B70" chart:class="chart:line">
            <chart:data-point chart:repeated="10"/>
          </chart:series>
          <chart:series chart:style-name="ch63" chart:values-cell-range-address="'Speed-ratio'.C71:'Speed-ratio'.L71" chart:label-cell-address="'Speed-ratio'.B71:'Speed-ratio'.B71" chart:class="chart:line">
            <chart:data-point chart:repeated="10"/>
          </chart:series>
          <chart:series chart:style-name="ch64" chart:values-cell-range-address="'Speed-ratio'.C72:'Speed-ratio'.L72" chart:label-cell-address="'Speed-ratio'.B72:'Speed-ratio'.B72" chart:class="chart:line">
            <chart:data-point chart:repeated="10"/>
          </chart:series>
          <chart:series chart:style-name="ch65" chart:values-cell-range-address="'Speed-ratio'.C73:'Speed-ratio'.L73" chart:label-cell-address="'Speed-ratio'.B73:'Speed-ratio'.B73" chart:class="chart:line">
            <chart:data-point chart:repeated="10"/>
          </chart:series>
          <chart:wall chart:style-name="ch66"/>
          <chart:floor chart:style-name="ch6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AMR-cod</text:p>
                <draw:g>
                  <svg:desc>'Speed-ratio'.B4:'Speed-ratio'.B4</svg:desc>
                </draw:g>
              </table:table-cell>
              <table:table-cell office:value-type="float" office:value="1">
                <text:p>1</text:p>
                <draw:g>
                  <svg:desc>'Speed-ratio'.C4:'Speed-ratio'.L4</svg:desc>
                </draw:g>
              </table:table-cell>
              <table:table-cell office:value-type="float" office:value="1.00442226098143">
                <text:p>1.00442226098143</text:p>
              </table:table-cell>
              <table:table-cell office:value-type="float" office:value="1.00012016533336">
                <text:p>1.00012016533336</text:p>
              </table:table-cell>
              <table:table-cell office:value-type="float" office:value="0.99644098556779">
                <text:p>0.99644098556779</text:p>
              </table:table-cell>
              <table:table-cell office:value-type="float" office:value="0.996945503254183">
                <text:p>0.996945503254183</text:p>
              </table:table-cell>
              <table:table-cell office:value-type="float" office:value="1.00160456062783">
                <text:p>1.00160456062783</text:p>
              </table:table-cell>
              <table:table-cell office:value-type="float" office:value="1.00023988888241">
                <text:p>1.00023988888241</text:p>
              </table:table-cell>
              <table:table-cell office:value-type="float" office:value="1.0300157098502">
                <text:p>1.0300157098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MR-dec</text:p>
                <draw:g>
                  <svg:desc>'Speed-ratio'.B5:'Speed-ratio'.B5</svg:desc>
                </draw:g>
              </table:table-cell>
              <table:table-cell office:value-type="float" office:value="1">
                <text:p>1</text:p>
                <draw:g>
                  <svg:desc>'Speed-ratio'.C5:'Speed-ratio'.L5</svg:desc>
                </draw:g>
              </table:table-cell>
              <table:table-cell office:value-type="float" office:value="0.976241943744222">
                <text:p>0.976241943744222</text:p>
              </table:table-cell>
              <table:table-cell office:value-type="float" office:value="0.978199056861037">
                <text:p>0.978199056861037</text:p>
              </table:table-cell>
              <table:table-cell office:value-type="float" office:value="0.969916660569741">
                <text:p>0.969916660569741</text:p>
              </table:table-cell>
              <table:table-cell office:value-type="float" office:value="0.969808578706875">
                <text:p>0.969808578706875</text:p>
              </table:table-cell>
              <table:table-cell office:value-type="float" office:value="0.978912397155951">
                <text:p>0.978912397155951</text:p>
              </table:table-cell>
              <table:table-cell office:value-type="float" office:value="0.979464446055511">
                <text:p>0.979464446055511</text:p>
              </table:table-cell>
              <table:table-cell office:value-type="float" office:value="1.0096791465191">
                <text:p>1.0096791465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CC-cod</text:p>
                <draw:g>
                  <svg:desc>'Speed-ratio'.B6:'Speed-ratio'.B6</svg:desc>
                </draw:g>
              </table:table-cell>
              <table:table-cell office:value-type="float" office:value="1">
                <text:p>1</text:p>
                <draw:g>
                  <svg:desc>'Speed-ratio'.C6:'Speed-ratio'.L6</svg:desc>
                </draw:g>
              </table:table-cell>
              <table:table-cell office:value-type="float" office:value="0.964536068494544">
                <text:p>0.964536068494544</text:p>
              </table:table-cell>
              <table:table-cell office:value-type="float" office:value="0.964690505158561">
                <text:p>0.964690505158561</text:p>
              </table:table-cell>
              <table:table-cell office:value-type="float" office:value="0.964690505158561">
                <text:p>0.964690505158561</text:p>
              </table:table-cell>
              <table:table-cell office:value-type="float" office:value="0.964690505158561">
                <text:p>0.964690505158561</text:p>
              </table:table-cell>
              <table:table-cell office:value-type="float" office:value="0.987200590626071">
                <text:p>0.987200590626071</text:p>
              </table:table-cell>
              <table:table-cell office:value-type="float" office:value="0.987193057130265">
                <text:p>0.987193057130265</text:p>
              </table:table-cell>
              <table:table-cell office:value-type="float" office:value="0.98350164418546">
                <text:p>0.98350164418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CC-dec</text:p>
                <draw:g>
                  <svg:desc>'Speed-ratio'.B7:'Speed-ratio'.B7</svg:desc>
                </draw:g>
              </table:table-cell>
              <table:table-cell office:value-type="float" office:value="1">
                <text:p>1</text:p>
                <draw:g>
                  <svg:desc>'Speed-ratio'.C7:'Speed-ratio'.L7</svg:desc>
                </draw:g>
              </table:table-cell>
              <table:table-cell office:value-type="float" office:value="0.947514296606939">
                <text:p>0.947514296606939</text:p>
              </table:table-cell>
              <table:table-cell office:value-type="float" office:value="0.953425467022493">
                <text:p>0.953425467022493</text:p>
              </table:table-cell>
              <table:table-cell office:value-type="float" office:value="0.953434998093786">
                <text:p>0.953434998093786</text:p>
              </table:table-cell>
              <table:table-cell office:value-type="float" office:value="0.953434998093786">
                <text:p>0.953434998093786</text:p>
              </table:table-cell>
              <table:table-cell office:value-type="float" office:value="0.97677087304613">
                <text:p>0.97677087304613</text:p>
              </table:table-cell>
              <table:table-cell office:value-type="float" office:value="0.976767060617613">
                <text:p>0.976767060617613</text:p>
              </table:table-cell>
              <table:table-cell office:value-type="float" office:value="0.976765154403355">
                <text:p>0.976765154403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FR-cod</text:p>
                <draw:g>
                  <svg:desc>'Speed-ratio'.B8:'Speed-ratio'.B8</svg:desc>
                </draw:g>
              </table:table-cell>
              <table:table-cell office:value-type="float" office:value="1">
                <text:p>1</text:p>
                <draw:g>
                  <svg:desc>'Speed-ratio'.C8:'Speed-ratio'.L8</svg:desc>
                </draw:g>
              </table:table-cell>
              <table:table-cell office:value-type="float" office:value="1.00489380258568">
                <text:p>1.00489380258568</text:p>
              </table:table-cell>
              <table:table-cell office:value-type="float" office:value="1.00819259183255">
                <text:p>1.00819259183255</text:p>
              </table:table-cell>
              <table:table-cell office:value-type="float" office:value="0.997254258157193">
                <text:p>0.997254258157193</text:p>
              </table:table-cell>
              <table:table-cell office:value-type="float" office:value="0.997619792735481">
                <text:p>0.997619792735481</text:p>
              </table:table-cell>
              <table:table-cell office:value-type="float" office:value="1.00078519392571">
                <text:p>1.00078519392571</text:p>
              </table:table-cell>
              <table:table-cell office:value-type="float" office:value="0.997539246870511">
                <text:p>0.997539246870511</text:p>
              </table:table-cell>
              <table:table-cell office:value-type="float" office:value="1.02196080443259">
                <text:p>1.02196080443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FR-dec</text:p>
                <draw:g>
                  <svg:desc>'Speed-ratio'.B9:'Speed-ratio'.B9</svg:desc>
                </draw:g>
              </table:table-cell>
              <table:table-cell office:value-type="float" office:value="1">
                <text:p>1</text:p>
                <draw:g>
                  <svg:desc>'Speed-ratio'.C9:'Speed-ratio'.L9</svg:desc>
                </draw:g>
              </table:table-cell>
              <table:table-cell office:value-type="float" office:value="0.992654572930925">
                <text:p>0.992654572930925</text:p>
              </table:table-cell>
              <table:table-cell office:value-type="float" office:value="0.992664895341083">
                <text:p>0.992664895341083</text:p>
              </table:table-cell>
              <table:table-cell office:value-type="float" office:value="0.990938988362515">
                <text:p>0.990938988362515</text:p>
              </table:table-cell>
              <table:table-cell office:value-type="float" office:value="0.992392383712888">
                <text:p>0.992392383712888</text:p>
              </table:table-cell>
              <table:table-cell office:value-type="float" office:value="0.991349820286839">
                <text:p>0.991349820286839</text:p>
              </table:table-cell>
              <table:table-cell office:value-type="float" office:value="0.991064921766453">
                <text:p>0.991064921766453</text:p>
              </table:table-cell>
              <table:table-cell office:value-type="float" office:value="1.01722810255521">
                <text:p>1.01722810255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VR-cod</text:p>
                <draw:g>
                  <svg:desc>'Speed-ratio'.B10:'Speed-ratio'.B10</svg:desc>
                </draw:g>
              </table:table-cell>
              <table:table-cell office:value-type="float" office:value="1">
                <text:p>1</text:p>
                <draw:g>
                  <svg:desc>'Speed-ratio'.C10:'Speed-ratio'.L10</svg:desc>
                </draw:g>
              </table:table-cell>
              <table:table-cell office:value-type="float" office:value="0.995807332468907">
                <text:p>0.995807332468907</text:p>
              </table:table-cell>
              <table:table-cell office:value-type="float" office:value="0.977675019636244">
                <text:p>0.977675019636244</text:p>
              </table:table-cell>
              <table:table-cell office:value-type="float" office:value="0.979360371776271">
                <text:p>0.979360371776271</text:p>
              </table:table-cell>
              <table:table-cell office:value-type="float" office:value="0.979216773813888">
                <text:p>0.979216773813888</text:p>
              </table:table-cell>
              <table:table-cell office:value-type="float" office:value="0.974485409251737">
                <text:p>0.974485409251737</text:p>
              </table:table-cell>
              <table:table-cell office:value-type="float" office:value="0.978039827230529">
                <text:p>0.978039827230529</text:p>
              </table:table-cell>
              <table:table-cell office:value-type="float" office:value="0.990955293222291">
                <text:p>0.990955293222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VR-dec</text:p>
                <draw:g>
                  <svg:desc>'Speed-ratio'.B11:'Speed-ratio'.B11</svg:desc>
                </draw:g>
              </table:table-cell>
              <table:table-cell office:value-type="float" office:value="1">
                <text:p>1</text:p>
                <draw:g>
                  <svg:desc>'Speed-ratio'.C11:'Speed-ratio'.L11</svg:desc>
                </draw:g>
              </table:table-cell>
              <table:table-cell office:value-type="float" office:value="1.00271199478795">
                <text:p>1.00271199478795</text:p>
              </table:table-cell>
              <table:table-cell office:value-type="float" office:value="1.00060754962833">
                <text:p>1.00060754962833</text:p>
              </table:table-cell>
              <table:table-cell office:value-type="float" office:value="0.991982542760034">
                <text:p>0.991982542760034</text:p>
              </table:table-cell>
              <table:table-cell office:value-type="float" office:value="0.991914252297935">
                <text:p>0.991914252297935</text:p>
              </table:table-cell>
              <table:table-cell office:value-type="float" office:value="0.993921363925367">
                <text:p>0.993921363925367</text:p>
              </table:table-cell>
              <table:table-cell office:value-type="float" office:value="0.993510836204934">
                <text:p>0.993510836204934</text:p>
              </table:table-cell>
              <table:table-cell office:value-type="float" office:value="0.995296592541426">
                <text:p>0.995296592541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R-cod</text:p>
                <draw:g>
                  <svg:desc>'Speed-ratio'.B12:'Speed-ratio'.B12</svg:desc>
                </draw:g>
              </table:table-cell>
              <table:table-cell office:value-type="float" office:value="1">
                <text:p>1</text:p>
                <draw:g>
                  <svg:desc>'Speed-ratio'.C12:'Speed-ratio'.L1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.00147388479034">
                <text:p>1.00147388479034</text:p>
              </table:table-cell>
              <table:table-cell office:value-type="float" office:value="0.998968678456419">
                <text:p>0.998968678456419</text:p>
              </table:table-cell>
              <table:table-cell office:value-type="float" office:value="0.999433121234483">
                <text:p>0.999433121234483</text:p>
              </table:table-cell>
              <table:table-cell office:value-type="float" office:value="0.997897575946837">
                <text:p>0.997897575946837</text:p>
              </table:table-cell>
              <table:table-cell office:value-type="float" office:value="0.922865701447828">
                <text:p>0.922865701447828</text:p>
              </table:table-cell>
              <table:table-cell office:value-type="float" office:value="0.934293778455822">
                <text:p>0.934293778455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R-dec</text:p>
                <draw:g>
                  <svg:desc>'Speed-ratio'.B13:'Speed-ratio'.B13</svg:desc>
                </draw:g>
              </table:table-cell>
              <table:table-cell office:value-type="float" office:value="1">
                <text:p>1</text:p>
                <draw:g>
                  <svg:desc>'Speed-ratio'.C13:'Speed-ratio'.L1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.01904724323297">
                <text:p>1.01904724323297</text:p>
              </table:table-cell>
              <table:table-cell office:value-type="float" office:value="1.01608555044761">
                <text:p>1.01608555044761</text:p>
              </table:table-cell>
              <table:table-cell office:value-type="float" office:value="0.898418170501813">
                <text:p>0.898418170501813</text:p>
              </table:table-cell>
              <table:table-cell office:value-type="float" office:value="0.900422765860894">
                <text:p>0.900422765860894</text:p>
              </table:table-cell>
              <table:table-cell office:value-type="float" office:value="0.873151587658896">
                <text:p>0.873151587658896</text:p>
              </table:table-cell>
              <table:table-cell office:value-type="float" office:value="0.139604569530366">
                <text:p>0.139604569530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721-cod</text:p>
                <draw:g>
                  <svg:desc>'Speed-ratio'.B14:'Speed-ratio'.B14</svg:desc>
                </draw:g>
              </table:table-cell>
              <table:table-cell office:value-type="float" office:value="1">
                <text:p>1</text:p>
                <draw:g>
                  <svg:desc>'Speed-ratio'.C14:'Speed-ratio'.L14</svg:desc>
                </draw:g>
              </table:table-cell>
              <table:table-cell office:value-type="float" office:value="0.976095521814338">
                <text:p>0.976095521814338</text:p>
              </table:table-cell>
              <table:table-cell office:value-type="float" office:value="0.976455890832212">
                <text:p>0.976455890832212</text:p>
              </table:table-cell>
              <table:table-cell office:value-type="float" office:value="0.976167595617913">
                <text:p>0.976167595617913</text:p>
              </table:table-cell>
              <table:table-cell office:value-type="float" office:value="0.976167595617913">
                <text:p>0.976167595617913</text:p>
              </table:table-cell>
              <table:table-cell office:value-type="float" office:value="0.997309244666539">
                <text:p>0.997309244666539</text:p>
              </table:table-cell>
              <table:table-cell office:value-type="float" office:value="0.997261195464155">
                <text:p>0.997261195464155</text:p>
              </table:table-cell>
              <table:table-cell office:value-type="float" office:value="0.997237170862964">
                <text:p>0.997237170862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721-dec</text:p>
                <draw:g>
                  <svg:desc>'Speed-ratio'.B15:'Speed-ratio'.B15</svg:desc>
                </draw:g>
              </table:table-cell>
              <table:table-cell office:value-type="float" office:value="1">
                <text:p>1</text:p>
                <draw:g>
                  <svg:desc>'Speed-ratio'.C15:'Speed-ratio'.L15</svg:desc>
                </draw:g>
              </table:table-cell>
              <table:table-cell office:value-type="float" office:value="0.974897342527311">
                <text:p>0.974897342527311</text:p>
              </table:table-cell>
              <table:table-cell office:value-type="float" office:value="0.975956199478319">
                <text:p>0.975956199478319</text:p>
              </table:table-cell>
              <table:table-cell office:value-type="float" office:value="0.974974819865189">
                <text:p>0.974974819865189</text:p>
              </table:table-cell>
              <table:table-cell office:value-type="float" office:value="0.974974819865189">
                <text:p>0.974974819865189</text:p>
              </table:table-cell>
              <table:table-cell office:value-type="float" office:value="0.998579582138891">
                <text:p>0.998579582138891</text:p>
              </table:table-cell>
              <table:table-cell office:value-type="float" office:value="0.998527930580305">
                <text:p>0.998527930580305</text:p>
              </table:table-cell>
              <table:table-cell office:value-type="float" office:value="0.998502104801012">
                <text:p>0.998502104801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722-cod</text:p>
                <draw:g>
                  <svg:desc>'Speed-ratio'.B16:'Speed-ratio'.B16</svg:desc>
                </draw:g>
              </table:table-cell>
              <table:table-cell office:value-type="float" office:value="1">
                <text:p>1</text:p>
                <draw:g>
                  <svg:desc>'Speed-ratio'.C16:'Speed-ratio'.L16</svg:desc>
                </draw:g>
              </table:table-cell>
              <table:table-cell office:value-type="float" office:value="0.983337338780742">
                <text:p>0.983337338780742</text:p>
              </table:table-cell>
              <table:table-cell office:value-type="float" office:value="0.981735159817351">
                <text:p>0.981735159817351</text:p>
              </table:table-cell>
              <table:table-cell office:value-type="float" office:value="0.970760233918129">
                <text:p>0.970760233918129</text:p>
              </table:table-cell>
              <table:table-cell office:value-type="float" office:value="0.972522630777858">
                <text:p>0.972522630777858</text:p>
              </table:table-cell>
              <table:table-cell office:value-type="float" office:value="0.980132980853961">
                <text:p>0.980132980853961</text:p>
              </table:table-cell>
              <table:table-cell office:value-type="float" office:value="0.979972762957622">
                <text:p>0.979972762957622</text:p>
              </table:table-cell>
              <table:table-cell office:value-type="float" office:value="0.979892654009453">
                <text:p>0.979892654009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722-dec</text:p>
                <draw:g>
                  <svg:desc>'Speed-ratio'.B17:'Speed-ratio'.B17</svg:desc>
                </draw:g>
              </table:table-cell>
              <table:table-cell office:value-type="float" office:value="1">
                <text:p>1</text:p>
                <draw:g>
                  <svg:desc>'Speed-ratio'.C17:'Speed-ratio'.L17</svg:desc>
                </draw:g>
              </table:table-cell>
              <table:table-cell office:value-type="float" office:value="0.987381703470031">
                <text:p>0.987381703470031</text:p>
              </table:table-cell>
              <table:table-cell office:value-type="float" office:value="0.975650630914826">
                <text:p>0.975650630914826</text:p>
              </table:table-cell>
              <table:table-cell office:value-type="float" office:value="0.965891167192429">
                <text:p>0.965891167192429</text:p>
              </table:table-cell>
              <table:table-cell office:value-type="float" office:value="0.972101735015773">
                <text:p>0.972101735015773</text:p>
              </table:table-cell>
              <table:table-cell office:value-type="float" office:value="0.959680599369085">
                <text:p>0.959680599369085</text:p>
              </table:table-cell>
              <table:table-cell office:value-type="float" office:value="0.959483438485804">
                <text:p>0.959483438485804</text:p>
              </table:table-cell>
              <table:table-cell office:value-type="float" office:value="0.959384858044164">
                <text:p>0.959384858044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723-cod</text:p>
                <draw:g>
                  <svg:desc>'Speed-ratio'.B18:'Speed-ratio'.B18</svg:desc>
                </draw:g>
              </table:table-cell>
              <table:table-cell office:value-type="float" office:value="1">
                <text:p>1</text:p>
                <draw:g>
                  <svg:desc>'Speed-ratio'.C18:'Speed-ratio'.L18</svg:desc>
                </draw:g>
              </table:table-cell>
              <table:table-cell office:value-type="float" office:value="1.01785619732199">
                <text:p>1.01785619732199</text:p>
              </table:table-cell>
              <table:table-cell office:value-type="float" office:value="1.01887745018116">
                <text:p>1.01887745018116</text:p>
              </table:table-cell>
              <table:table-cell office:value-type="float" office:value="1.01766694050363">
                <text:p>1.01766694050363</text:p>
              </table:table-cell>
              <table:table-cell office:value-type="float" office:value="1.01744413122994">
                <text:p>1.01744413122994</text:p>
              </table:table-cell>
              <table:table-cell office:value-type="float" office:value="1.01913957873844">
                <text:p>1.01913957873844</text:p>
              </table:table-cell>
              <table:table-cell office:value-type="float" office:value="1.015645929327">
                <text:p>1.015645929327</text:p>
              </table:table-cell>
              <table:table-cell office:value-type="float" office:value="1.02399629664774">
                <text:p>1.02399629664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723-dec</text:p>
                <draw:g>
                  <svg:desc>'Speed-ratio'.B19:'Speed-ratio'.B19</svg:desc>
                </draw:g>
              </table:table-cell>
              <table:table-cell office:value-type="float" office:value="1">
                <text:p>1</text:p>
                <draw:g>
                  <svg:desc>'Speed-ratio'.C19:'Speed-ratio'.L19</svg:desc>
                </draw:g>
              </table:table-cell>
              <table:table-cell office:value-type="float" office:value="0.978169840923496">
                <text:p>0.978169840923496</text:p>
              </table:table-cell>
              <table:table-cell office:value-type="float" office:value="0.970319919370759">
                <text:p>0.970319919370759</text:p>
              </table:table-cell>
              <table:table-cell office:value-type="float" office:value="0.967748303772742">
                <text:p>0.967748303772742</text:p>
              </table:table-cell>
              <table:table-cell office:value-type="float" office:value="0.968537971592739">
                <text:p>0.968537971592739</text:p>
              </table:table-cell>
              <table:table-cell office:value-type="float" office:value="0.972029134586411">
                <text:p>0.972029134586411</text:p>
              </table:table-cell>
              <table:table-cell office:value-type="float" office:value="0.969582203381025">
                <text:p>0.969582203381025</text:p>
              </table:table-cell>
              <table:table-cell office:value-type="float" office:value="1.01202684870588">
                <text:p>1.01202684870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723_24-cod</text:p>
                <draw:g>
                  <svg:desc>'Speed-ratio'.B20:'Speed-ratio'.B20</svg:desc>
                </draw:g>
              </table:table-cell>
              <table:table-cell office:value-type="float" office:value="1">
                <text:p>1</text:p>
                <draw:g>
                  <svg:desc>'Speed-ratio'.C20:'Speed-ratio'.L20</svg:desc>
                </draw:g>
              </table:table-cell>
              <table:table-cell office:value-type="float" office:value="0.969666162934469">
                <text:p>0.969666162934469</text:p>
              </table:table-cell>
              <table:table-cell office:value-type="float" office:value="0.970078307459816">
                <text:p>0.970078307459816</text:p>
              </table:table-cell>
              <table:table-cell office:value-type="float" office:value="0.969281494710812">
                <text:p>0.969281494710812</text:p>
              </table:table-cell>
              <table:table-cell office:value-type="float" office:value="0.969281494710812">
                <text:p>0.969281494710812</text:p>
              </table:table-cell>
              <table:table-cell office:value-type="float" office:value="0.992471493336997">
                <text:p>0.992471493336997</text:p>
              </table:table-cell>
              <table:table-cell office:value-type="float" office:value="0.992416540733617">
                <text:p>0.992416540733617</text:p>
              </table:table-cell>
              <table:table-cell office:value-type="float" office:value="0.992389064431927">
                <text:p>0.992389064431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723_24-dec</text:p>
                <draw:g>
                  <svg:desc>'Speed-ratio'.B21:'Speed-ratio'.B21</svg:desc>
                </draw:g>
              </table:table-cell>
              <table:table-cell office:value-type="float" office:value="1">
                <text:p>1</text:p>
                <draw:g>
                  <svg:desc>'Speed-ratio'.C21:'Speed-ratio'.L21</svg:desc>
                </draw:g>
              </table:table-cell>
              <table:table-cell office:value-type="float" office:value="0.98053303451761">
                <text:p>0.98053303451761</text:p>
              </table:table-cell>
              <table:table-cell office:value-type="float" office:value="0.981433876035418">
                <text:p>0.981433876035418</text:p>
              </table:table-cell>
              <table:table-cell office:value-type="float" office:value="0.9804671192846">
                <text:p>0.9804671192846</text:p>
              </table:table-cell>
              <table:table-cell office:value-type="float" office:value="0.9804671192846">
                <text:p>0.9804671192846</text:p>
              </table:table-cell>
              <table:table-cell office:value-type="float" office:value="0.999956056511326">
                <text:p>0.999956056511326</text:p>
              </table:table-cell>
              <table:table-cell office:value-type="float" office:value="0.999912113022653">
                <text:p>0.999912113022653</text:p>
              </table:table-cell>
              <table:table-cell office:value-type="float" office:value="0.999890141278316">
                <text:p>0.999890141278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723_40-cod</text:p>
                <draw:g>
                  <svg:desc>'Speed-ratio'.B22:'Speed-ratio'.B22</svg:desc>
                </draw:g>
              </table:table-cell>
              <table:table-cell office:value-type="float" office:value="1">
                <text:p>1</text:p>
                <draw:g>
                  <svg:desc>'Speed-ratio'.C22:'Speed-ratio'.L22</svg:desc>
                </draw:g>
              </table:table-cell>
              <table:table-cell office:value-type="float" office:value="0.972563310359397">
                <text:p>0.972563310359397</text:p>
              </table:table-cell>
              <table:table-cell office:value-type="float" office:value="0.972959412712245">
                <text:p>0.972959412712245</text:p>
              </table:table-cell>
              <table:table-cell office:value-type="float" office:value="0.972378462594734">
                <text:p>0.972378462594734</text:p>
              </table:table-cell>
              <table:table-cell office:value-type="float" office:value="0.972378462594734">
                <text:p>0.972378462594734</text:p>
              </table:table-cell>
              <table:table-cell office:value-type="float" office:value="0.994665821648314">
                <text:p>0.994665821648314</text:p>
              </table:table-cell>
              <table:table-cell office:value-type="float" office:value="0.994613008001267">
                <text:p>0.994613008001267</text:p>
              </table:table-cell>
              <table:table-cell office:value-type="float" office:value="0.994586601177744">
                <text:p>0.994586601177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723_40-dec</text:p>
                <draw:g>
                  <svg:desc>'Speed-ratio'.B23:'Speed-ratio'.B23</svg:desc>
                </draw:g>
              </table:table-cell>
              <table:table-cell office:value-type="float" office:value="1">
                <text:p>1</text:p>
                <draw:g>
                  <svg:desc>'Speed-ratio'.C23:'Speed-ratio'.L23</svg:desc>
                </draw:g>
              </table:table-cell>
              <table:table-cell office:value-type="float" office:value="0.98087022546559">
                <text:p>0.98087022546559</text:p>
              </table:table-cell>
              <table:table-cell office:value-type="float" office:value="0.981734967203088">
                <text:p>0.981734967203088</text:p>
              </table:table-cell>
              <table:table-cell office:value-type="float" office:value="0.980806951679919">
                <text:p>0.980806951679919</text:p>
              </table:table-cell>
              <table:table-cell office:value-type="float" office:value="0.980806951679919">
                <text:p>0.980806951679919</text:p>
              </table:table-cell>
              <table:table-cell office:value-type="float" office:value="1.00023200388079">
                <text:p>1.00023200388079</text:p>
              </table:table-cell>
              <table:table-cell office:value-type="float" office:value="1.00018982135701">
                <text:p>1.00018982135701</text:p>
              </table:table-cell>
              <table:table-cell office:value-type="float" office:value="1.00016873009512">
                <text:p>1.00016873009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728-cod</text:p>
                <draw:g>
                  <svg:desc>'Speed-ratio'.B24:'Speed-ratio'.B24</svg:desc>
                </draw:g>
              </table:table-cell>
              <table:table-cell office:value-type="float" office:value="1">
                <text:p>1</text:p>
                <draw:g>
                  <svg:desc>'Speed-ratio'.C24:'Speed-ratio'.L24</svg:desc>
                </draw:g>
              </table:table-cell>
              <table:table-cell office:value-type="float" office:value="0.984913065890659">
                <text:p>0.984913065890659</text:p>
              </table:table-cell>
              <table:table-cell office:value-type="float" office:value="0.984914472672755">
                <text:p>0.984914472672755</text:p>
              </table:table-cell>
              <table:table-cell office:value-type="float" office:value="0.984514745588482">
                <text:p>0.984514745588482</text:p>
              </table:table-cell>
              <table:table-cell office:value-type="float" office:value="0.984721140618924">
                <text:p>0.984721140618924</text:p>
              </table:table-cell>
              <table:table-cell office:value-type="float" office:value="0.985930169346419">
                <text:p>0.985930169346419</text:p>
              </table:table-cell>
              <table:table-cell office:value-type="float" office:value="0.986149225415729">
                <text:p>0.986149225415729</text:p>
              </table:table-cell>
              <table:table-cell office:value-type="float" office:value="0.998570106483356">
                <text:p>0.998570106483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728-dec</text:p>
                <draw:g>
                  <svg:desc>'Speed-ratio'.B25:'Speed-ratio'.B25</svg:desc>
                </draw:g>
              </table:table-cell>
              <table:table-cell office:value-type="float" office:value="1">
                <text:p>1</text:p>
                <draw:g>
                  <svg:desc>'Speed-ratio'.C25:'Speed-ratio'.L25</svg:desc>
                </draw:g>
              </table:table-cell>
              <table:table-cell office:value-type="float" office:value="1.00405463293824">
                <text:p>1.00405463293824</text:p>
              </table:table-cell>
              <table:table-cell office:value-type="float" office:value="1.00709070650157">
                <text:p>1.00709070650157</text:p>
              </table:table-cell>
              <table:table-cell office:value-type="float" office:value="1.00393788338622">
                <text:p>1.00393788338622</text:p>
              </table:table-cell>
              <table:table-cell office:value-type="float" office:value="1.0040879899531">
                <text:p>1.0040879899531</text:p>
              </table:table-cell>
              <table:table-cell office:value-type="float" office:value="1.0053827688195">
                <text:p>1.0053827688195</text:p>
              </table:table-cell>
              <table:table-cell office:value-type="float" office:value="1.00511796093835">
                <text:p>1.00511796093835</text:p>
              </table:table-cell>
              <table:table-cell office:value-type="float" office:value="1.01428879918258">
                <text:p>1.01428879918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728-cod V1</text:p>
                <draw:g>
                  <svg:desc>'Speed-ratio'.B26:'Speed-ratio'.B26</svg:desc>
                </draw:g>
              </table:table-cell>
              <table:table-cell office:value-type="float" office:value="1">
                <text:p>1</text:p>
                <draw:g>
                  <svg:desc>'Speed-ratio'.C26:'Speed-ratio'.L26</svg:desc>
                </draw:g>
              </table:table-cell>
              <table:table-cell office:value-type="float" office:value="0.984548300000654">
                <text:p>0.984548300000654</text:p>
              </table:table-cell>
              <table:table-cell office:value-type="float" office:value="0.985676741893705">
                <text:p>0.985676741893705</text:p>
              </table:table-cell>
              <table:table-cell office:value-type="float" office:value="0.981922774913796">
                <text:p>0.981922774913796</text:p>
              </table:table-cell>
              <table:table-cell office:value-type="float" office:value="0.989755766966398">
                <text:p>0.989755766966398</text:p>
              </table:table-cell>
              <table:table-cell office:value-type="float" office:value="0.983743463426788">
                <text:p>0.983743463426788</text:p>
              </table:table-cell>
              <table:table-cell office:value-type="float" office:value="0.98376961335157">
                <text:p>0.98376961335157</text:p>
              </table:table-cell>
              <table:table-cell office:value-type="float" office:value="0.983744916200387">
                <text:p>0.983744916200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728-dec V1</text:p>
                <draw:g>
                  <svg:desc>'Speed-ratio'.B27:'Speed-ratio'.B27</svg:desc>
                </draw:g>
              </table:table-cell>
              <table:table-cell office:value-type="float" office:value="1">
                <text:p>1</text:p>
                <draw:g>
                  <svg:desc>'Speed-ratio'.C27:'Speed-ratio'.L27</svg:desc>
                </draw:g>
              </table:table-cell>
              <table:table-cell office:value-type="float" office:value="1.00302337477841">
                <text:p>1.00302337477841</text:p>
              </table:table-cell>
              <table:table-cell office:value-type="float" office:value="1.00726205238364">
                <text:p>1.00726205238364</text:p>
              </table:table-cell>
              <table:table-cell office:value-type="float" office:value="1.00006860987316">
                <text:p>1.00006860987316</text:p>
              </table:table-cell>
              <table:table-cell office:value-type="float" office:value="0.994039517269004">
                <text:p>0.994039517269004</text:p>
              </table:table-cell>
              <table:table-cell office:value-type="float" office:value="0.992504371356992">
                <text:p>0.992504371356992</text:p>
              </table:table-cell>
              <table:table-cell office:value-type="float" office:value="0.993321131538243">
                <text:p>0.993321131538243</text:p>
              </table:table-cell>
              <table:table-cell office:value-type="float" office:value="0.992464012608073">
                <text:p>0.992464012608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729AB-cod</text:p>
                <draw:g>
                  <svg:desc>'Speed-ratio'.B28:'Speed-ratio'.B28</svg:desc>
                </draw:g>
              </table:table-cell>
              <table:table-cell office:value-type="float" office:value="1">
                <text:p>1</text:p>
                <draw:g>
                  <svg:desc>'Speed-ratio'.C28:'Speed-ratio'.L28</svg:desc>
                </draw:g>
              </table:table-cell>
              <table:table-cell office:value-type="float" office:value="1.0187236560666">
                <text:p>1.0187236560666</text:p>
              </table:table-cell>
              <table:table-cell office:value-type="float" office:value="1.01736572317518">
                <text:p>1.01736572317518</text:p>
              </table:table-cell>
              <table:table-cell office:value-type="float" office:value="1.01102940916855">
                <text:p>1.01102940916855</text:p>
              </table:table-cell>
              <table:table-cell office:value-type="float" office:value="1.00480749200458">
                <text:p>1.00480749200458</text:p>
              </table:table-cell>
              <table:table-cell office:value-type="float" office:value="1.00480819815793">
                <text:p>1.00480819815793</text:p>
              </table:table-cell>
              <table:table-cell office:value-type="float" office:value="1.01043412189478">
                <text:p>1.01043412189478</text:p>
              </table:table-cell>
              <table:table-cell office:value-type="float" office:value="1.03587541477682">
                <text:p>1.03587541477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728AB-dec</text:p>
                <draw:g>
                  <svg:desc>'Speed-ratio'.B29:'Speed-ratio'.B29</svg:desc>
                </draw:g>
              </table:table-cell>
              <table:table-cell office:value-type="float" office:value="1">
                <text:p>1</text:p>
                <draw:g>
                  <svg:desc>'Speed-ratio'.C29:'Speed-ratio'.L29</svg:desc>
                </draw:g>
              </table:table-cell>
              <table:table-cell office:value-type="float" office:value="0.983667158157299">
                <text:p>0.983667158157299</text:p>
              </table:table-cell>
              <table:table-cell office:value-type="float" office:value="0.985001061739398">
                <text:p>0.985001061739398</text:p>
              </table:table-cell>
              <table:table-cell office:value-type="float" office:value="0.981576578327955">
                <text:p>0.981576578327955</text:p>
              </table:table-cell>
              <table:table-cell office:value-type="float" office:value="0.981851733326953">
                <text:p>0.981851733326953</text:p>
              </table:table-cell>
              <table:table-cell office:value-type="float" office:value="0.990279850578872">
                <text:p>0.990279850578872</text:p>
              </table:table-cell>
              <table:table-cell office:value-type="float" office:value="0.990480235197708">
                <text:p>0.990480235197708</text:p>
              </table:table-cell>
              <table:table-cell office:value-type="float" office:value="1.034412319766">
                <text:p>1.034412319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729I-cod</text:p>
                <draw:g>
                  <svg:desc>'Speed-ratio'.B30:'Speed-ratio'.B30</svg:desc>
                </draw:g>
              </table:table-cell>
              <table:table-cell office:value-type="float" office:value="1">
                <text:p>1</text:p>
                <draw:g>
                  <svg:desc>'Speed-ratio'.C30:'Speed-ratio'.L30</svg:desc>
                </draw:g>
              </table:table-cell>
              <table:table-cell office:value-type="float" office:value="0.997023153401142">
                <text:p>0.997023153401142</text:p>
              </table:table-cell>
              <table:table-cell office:value-type="float" office:value="1.00406396360501">
                <text:p>1.00406396360501</text:p>
              </table:table-cell>
              <table:table-cell office:value-type="float" office:value="1.00114678203253">
                <text:p>1.00114678203253</text:p>
              </table:table-cell>
              <table:table-cell office:value-type="float" office:value="0.995264552030263">
                <text:p>0.995264552030263</text:p>
              </table:table-cell>
              <table:table-cell office:value-type="float" office:value="1.00419879982283">
                <text:p>1.00419879982283</text:p>
              </table:table-cell>
              <table:table-cell office:value-type="float" office:value="1.00358596921285">
                <text:p>1.00358596921285</text:p>
              </table:table-cell>
              <table:table-cell office:value-type="float" office:value="1.03638386792523">
                <text:p>1.03638386792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729I-dec</text:p>
                <draw:g>
                  <svg:desc>'Speed-ratio'.B31:'Speed-ratio'.B31</svg:desc>
                </draw:g>
              </table:table-cell>
              <table:table-cell office:value-type="float" office:value="1">
                <text:p>1</text:p>
                <draw:g>
                  <svg:desc>'Speed-ratio'.C31:'Speed-ratio'.L31</svg:desc>
                </draw:g>
              </table:table-cell>
              <table:table-cell office:value-type="float" office:value="0.998610392331371">
                <text:p>0.998610392331371</text:p>
              </table:table-cell>
              <table:table-cell office:value-type="float" office:value="0.987513229029191">
                <text:p>0.987513229029191</text:p>
              </table:table-cell>
              <table:table-cell office:value-type="float" office:value="0.986454906693933">
                <text:p>0.986454906693933</text:p>
              </table:table-cell>
              <table:table-cell office:value-type="float" office:value="0.98732699294989">
                <text:p>0.98732699294989</text:p>
              </table:table-cell>
              <table:table-cell office:value-type="float" office:value="0.989205470326683">
                <text:p>0.989205470326683</text:p>
              </table:table-cell>
              <table:table-cell office:value-type="float" office:value="0.989094444971715">
                <text:p>0.989094444971715</text:p>
              </table:table-cell>
              <table:table-cell office:value-type="float" office:value="1.021327612543">
                <text:p>1.021327612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729I-cod V1</text:p>
                <draw:g>
                  <svg:desc>'Speed-ratio'.B32:'Speed-ratio'.B32</svg:desc>
                </draw:g>
              </table:table-cell>
              <table:table-cell office:value-type="float" office:value="1">
                <text:p>1</text:p>
                <draw:g>
                  <svg:desc>'Speed-ratio'.C32:'Speed-ratio'.L32</svg:desc>
                </draw:g>
              </table:table-cell>
              <table:table-cell office:value-type="float" office:value="0.997120003537808">
                <text:p>0.997120003537808</text:p>
              </table:table-cell>
              <table:table-cell office:value-type="float" office:value="0.996564062350699">
                <text:p>0.996564062350699</text:p>
              </table:table-cell>
              <table:table-cell office:value-type="float" office:value="0.983502208365809">
                <text:p>0.983502208365809</text:p>
              </table:table-cell>
              <table:table-cell office:value-type="float" office:value="0.991264458221889">
                <text:p>0.991264458221889</text:p>
              </table:table-cell>
              <table:table-cell office:value-type="float" office:value="0.997547620232153">
                <text:p>0.997547620232153</text:p>
              </table:table-cell>
              <table:table-cell office:value-type="float" office:value="0.998096059371992">
                <text:p>0.998096059371992</text:p>
              </table:table-cell>
              <table:table-cell office:value-type="float" office:value="1.01957323616998">
                <text:p>1.01957323616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729I-dec V1</text:p>
                <draw:g>
                  <svg:desc>'Speed-ratio'.B33:'Speed-ratio'.B33</svg:desc>
                </draw:g>
              </table:table-cell>
              <table:table-cell office:value-type="float" office:value="1">
                <text:p>1</text:p>
                <draw:g>
                  <svg:desc>'Speed-ratio'.C33:'Speed-ratio'.L33</svg:desc>
                </draw:g>
              </table:table-cell>
              <table:table-cell office:value-type="float" office:value="0.993317515989272">
                <text:p>0.993317515989272</text:p>
              </table:table-cell>
              <table:table-cell office:value-type="float" office:value="0.981324530637508">
                <text:p>0.981324530637508</text:p>
              </table:table-cell>
              <table:table-cell office:value-type="float" office:value="0.975118630080462">
                <text:p>0.975118630080462</text:p>
              </table:table-cell>
              <table:table-cell office:value-type="float" office:value="0.992052816174954">
                <text:p>0.992052816174954</text:p>
              </table:table-cell>
              <table:table-cell office:value-type="float" office:value="0.964510006189395">
                <text:p>0.964510006189395</text:p>
              </table:table-cell>
              <table:table-cell office:value-type="float" office:value="0.964280998555808">
                <text:p>0.964280998555808</text:p>
              </table:table-cell>
              <table:table-cell office:value-type="float" office:value="0.988425830410563">
                <text:p>0.988425830410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SM9-cod</text:p>
                <draw:g>
                  <svg:desc>'Speed-ratio'.B34:'Speed-ratio'.B34</svg:desc>
                </draw:g>
              </table:table-cell>
              <table:table-cell office:value-type="float" office:value="1">
                <text:p>1</text:p>
                <draw:g>
                  <svg:desc>'Speed-ratio'.C34:'Speed-ratio'.L34</svg:desc>
                </draw:g>
              </table:table-cell>
              <table:table-cell office:value-type="float" office:value="0.959534734404509">
                <text:p>0.959534734404509</text:p>
              </table:table-cell>
              <table:table-cell office:value-type="float" office:value="1.02881213413963">
                <text:p>1.02881213413963</text:p>
              </table:table-cell>
              <table:table-cell office:value-type="float" office:value="0.934239829786777">
                <text:p>0.934239829786777</text:p>
              </table:table-cell>
              <table:table-cell office:value-type="float" office:value="0.923860073769809">
                <text:p>0.923860073769809</text:p>
              </table:table-cell>
              <table:table-cell office:value-type="float" office:value="0.958568285429522">
                <text:p>0.958568285429522</text:p>
              </table:table-cell>
              <table:table-cell office:value-type="float" office:value="0.943568513777439">
                <text:p>0.943568513777439</text:p>
              </table:table-cell>
              <table:table-cell office:value-type="float" office:value="0.947397371043872">
                <text:p>0.947397371043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SM9-dec</text:p>
                <draw:g>
                  <svg:desc>'Speed-ratio'.B35:'Speed-ratio'.B35</svg:desc>
                </draw:g>
              </table:table-cell>
              <table:table-cell office:value-type="float" office:value="NaN">
                <text:p>NaN</text:p>
                <draw:g>
                  <svg:desc>'Speed-ratio'.C35:'Speed-ratio'.L3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SM10-cod</text:p>
                <draw:g>
                  <svg:desc>'Speed-ratio'.B36:'Speed-ratio'.B36</svg:desc>
                </draw:g>
              </table:table-cell>
              <table:table-cell office:value-type="float" office:value="1">
                <text:p>1</text:p>
                <draw:g>
                  <svg:desc>'Speed-ratio'.C36:'Speed-ratio'.L36</svg:desc>
                </draw:g>
              </table:table-cell>
              <table:table-cell office:value-type="float" office:value="0.939406250812553">
                <text:p>0.939406250812553</text:p>
              </table:table-cell>
              <table:table-cell office:value-type="float" office:value="0.98903117605762">
                <text:p>0.98903117605762</text:p>
              </table:table-cell>
              <table:table-cell office:value-type="float" office:value="0.909650536935438">
                <text:p>0.909650536935438</text:p>
              </table:table-cell>
              <table:table-cell office:value-type="float" office:value="0.911778127356405">
                <text:p>0.911778127356405</text:p>
              </table:table-cell>
              <table:table-cell office:value-type="float" office:value="0.939179385839465">
                <text:p>0.939179385839465</text:p>
              </table:table-cell>
              <table:table-cell office:value-type="float" office:value="0.924663277776333">
                <text:p>0.924663277776333</text:p>
              </table:table-cell>
              <table:table-cell office:value-type="float" office:value="0.927088587846798">
                <text:p>0.927088587846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SM10-dec</text:p>
                <draw:g>
                  <svg:desc>'Speed-ratio'.B37:'Speed-ratio'.B37</svg:desc>
                </draw:g>
              </table:table-cell>
              <table:table-cell office:value-type="float" office:value="1">
                <text:p>1</text:p>
                <draw:g>
                  <svg:desc>'Speed-ratio'.C37:'Speed-ratio'.L37</svg:desc>
                </draw:g>
              </table:table-cell>
              <table:table-cell office:value-type="float" office:value="0.938564650245071">
                <text:p>0.938564650245071</text:p>
              </table:table-cell>
              <table:table-cell office:value-type="float" office:value="1.05576974271442">
                <text:p>1.05576974271442</text:p>
              </table:table-cell>
              <table:table-cell office:value-type="float" office:value="0.968373030165417">
                <text:p>0.968373030165417</text:p>
              </table:table-cell>
              <table:table-cell office:value-type="float" office:value="0.967669396639471">
                <text:p>0.967669396639471</text:p>
              </table:table-cell>
              <table:table-cell office:value-type="float" office:value="0.943945254388575">
                <text:p>0.943945254388575</text:p>
              </table:table-cell>
              <table:table-cell office:value-type="float" office:value="0.940575330023959">
                <text:p>0.940575330023959</text:p>
              </table:table-cell>
              <table:table-cell office:value-type="float" office:value="0.942017047975488">
                <text:p>0.942017047975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R-cod</text:p>
                <draw:g>
                  <svg:desc>'Speed-ratio'.B38:'Speed-ratio'.B38</svg:desc>
                </draw:g>
              </table:table-cell>
              <table:table-cell office:value-type="float" office:value="1">
                <text:p>1</text:p>
                <draw:g>
                  <svg:desc>'Speed-ratio'.C38:'Speed-ratio'.L38</svg:desc>
                </draw:g>
              </table:table-cell>
              <table:table-cell office:value-type="float" office:value="0.683637478478818">
                <text:p>0.683637478478818</text:p>
              </table:table-cell>
              <table:table-cell office:value-type="float" office:value="0.67824649773765">
                <text:p>0.67824649773765</text:p>
              </table:table-cell>
              <table:table-cell office:value-type="float" office:value="0.677216692730842">
                <text:p>0.677216692730842</text:p>
              </table:table-cell>
              <table:table-cell office:value-type="float" office:value="0.681447539429919">
                <text:p>0.681447539429919</text:p>
              </table:table-cell>
              <table:table-cell office:value-type="float" office:value="0.682300504288178">
                <text:p>0.682300504288178</text:p>
              </table:table-cell>
              <table:table-cell office:value-type="float" office:value="0.682850804196732">
                <text:p>0.682850804196732</text:p>
              </table:table-cell>
              <table:table-cell office:value-type="float" office:value="0.686311916450765">
                <text:p>0.686311916450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R-dec</text:p>
                <draw:g>
                  <svg:desc>'Speed-ratio'.B39:'Speed-ratio'.B39</svg:desc>
                </draw:g>
              </table:table-cell>
              <table:table-cell office:value-type="float" office:value="1">
                <text:p>1</text:p>
                <draw:g>
                  <svg:desc>'Speed-ratio'.C39:'Speed-ratio'.L39</svg:desc>
                </draw:g>
              </table:table-cell>
              <table:table-cell office:value-type="float" office:value="0.648511970652726">
                <text:p>0.648511970652726</text:p>
              </table:table-cell>
              <table:table-cell office:value-type="float" office:value="0.648546927467351">
                <text:p>0.648546927467351</text:p>
              </table:table-cell>
              <table:table-cell office:value-type="float" office:value="0.648046565218792">
                <text:p>0.648046565218792</text:p>
              </table:table-cell>
              <table:table-cell office:value-type="float" office:value="0.647921817370521">
                <text:p>0.647921817370521</text:p>
              </table:table-cell>
              <table:table-cell office:value-type="float" office:value="0.64230130992095">
                <text:p>0.64230130992095</text:p>
              </table:table-cell>
              <table:table-cell office:value-type="float" office:value="0.647126721194728">
                <text:p>0.647126721194728</text:p>
              </table:table-cell>
              <table:table-cell office:value-type="float" office:value="0.661723590297907">
                <text:p>0.661723590297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P3-CF2-cod</text:p>
                <draw:g>
                  <svg:desc>'Speed-ratio'.B40:'Speed-ratio'.B40</svg:desc>
                </draw:g>
              </table:table-cell>
              <table:table-cell office:value-type="float" office:value="NaN">
                <text:p>NaN</text:p>
                <draw:g>
                  <svg:desc>'Speed-ratio'.C40:'Speed-ratio'.L4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P3-CF2-dec</text:p>
                <draw:g>
                  <svg:desc>'Speed-ratio'.B41:'Speed-ratio'.B41</svg:desc>
                </draw:g>
              </table:table-cell>
              <table:table-cell office:value-type="float" office:value="1">
                <text:p>1</text:p>
                <draw:g>
                  <svg:desc>'Speed-ratio'.C41:'Speed-ratio'.L41</svg:desc>
                </draw:g>
              </table:table-cell>
              <table:table-cell office:value-type="float" office:value="0.992637502595266">
                <text:p>0.992637502595266</text:p>
              </table:table-cell>
              <table:table-cell office:value-type="float" office:value="1.01883636036851">
                <text:p>1.01883636036851</text:p>
              </table:table-cell>
              <table:table-cell office:value-type="float" office:value="1.01802973632101">
                <text:p>1.01802973632101</text:p>
              </table:table-cell>
              <table:table-cell office:value-type="float" office:value="1.0227053978426">
                <text:p>1.0227053978426</text:p>
              </table:table-cell>
              <table:table-cell office:value-type="float" office:value="0.996694793664763">
                <text:p>0.996694793664763</text:p>
              </table:table-cell>
              <table:table-cell office:value-type="float" office:value="0.97002274537268">
                <text:p>0.97002274537268</text:p>
              </table:table-cell>
              <table:table-cell office:value-type="float" office:value="0.967238296514132">
                <text:p>0.967238296514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B-AMR-cod</text:p>
                <draw:g>
                  <svg:desc>'Speed-ratio'.B42:'Speed-ratio'.B42</svg:desc>
                </draw:g>
              </table:table-cell>
              <table:table-cell office:value-type="float" office:value="1">
                <text:p>1</text:p>
                <draw:g>
                  <svg:desc>'Speed-ratio'.C42:'Speed-ratio'.L42</svg:desc>
                </draw:g>
              </table:table-cell>
              <table:table-cell office:value-type="float" office:value="1.00449316477206">
                <text:p>1.00449316477206</text:p>
              </table:table-cell>
              <table:table-cell office:value-type="float" office:value="0.99992892215326">
                <text:p>0.99992892215326</text:p>
              </table:table-cell>
              <table:table-cell office:value-type="float" office:value="1.01127374388466">
                <text:p>1.01127374388466</text:p>
              </table:table-cell>
              <table:table-cell office:value-type="float" office:value="0.990652094562407">
                <text:p>0.990652094562407</text:p>
              </table:table-cell>
              <table:table-cell office:value-type="float" office:value="0.996156984429552">
                <text:p>0.996156984429552</text:p>
              </table:table-cell>
              <table:table-cell office:value-type="float" office:value="0.991534449727546">
                <text:p>0.991534449727546</text:p>
              </table:table-cell>
              <table:table-cell office:value-type="float" office:value="1.02268923101881">
                <text:p>1.02268923101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B-AMR-dec</text:p>
                <draw:g>
                  <svg:desc>'Speed-ratio'.B43:'Speed-ratio'.B43</svg:desc>
                </draw:g>
              </table:table-cell>
              <table:table-cell office:value-type="float" office:value="1">
                <text:p>1</text:p>
                <draw:g>
                  <svg:desc>'Speed-ratio'.C43:'Speed-ratio'.L43</svg:desc>
                </draw:g>
              </table:table-cell>
              <table:table-cell office:value-type="float" office:value="1.01579873863679">
                <text:p>1.01579873863679</text:p>
              </table:table-cell>
              <table:table-cell office:value-type="float" office:value="1.01393639034286">
                <text:p>1.01393639034286</text:p>
              </table:table-cell>
              <table:table-cell office:value-type="float" office:value="1.01962925588532">
                <text:p>1.01962925588532</text:p>
              </table:table-cell>
              <table:table-cell office:value-type="float" office:value="1.00946951912136">
                <text:p>1.00946951912136</text:p>
              </table:table-cell>
              <table:table-cell office:value-type="float" office:value="1.01252640153983">
                <text:p>1.01252640153983</text:p>
              </table:table-cell>
              <table:table-cell office:value-type="float" office:value="1.01415041501242">
                <text:p>1.01415041501242</text:p>
              </table:table-cell>
              <table:table-cell office:value-type="float" office:value="1.0806987404958">
                <text:p>1.0806987404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PEG4-cod</text:p>
                <draw:g>
                  <svg:desc>'Speed-ratio'.B44:'Speed-ratio'.B44</svg:desc>
                </draw:g>
              </table:table-cell>
              <table:table-cell office:value-type="float" office:value="1">
                <text:p>1</text:p>
                <draw:g>
                  <svg:desc>'Speed-ratio'.C44:'Speed-ratio'.L44</svg:desc>
                </draw:g>
              </table:table-cell>
              <table:table-cell office:value-type="float" office:value="0.996194080764649">
                <text:p>0.996194080764649</text:p>
              </table:table-cell>
              <table:table-cell office:value-type="float" office:value="1.02295774546484">
                <text:p>1.02295774546484</text:p>
              </table:table-cell>
              <table:table-cell office:value-type="float" office:value="1.01559604423426">
                <text:p>1.01559604423426</text:p>
              </table:table-cell>
              <table:table-cell office:value-type="float" office:value="1.01341855709239">
                <text:p>1.01341855709239</text:p>
              </table:table-cell>
              <table:table-cell office:value-type="float" office:value="1.00690906293549">
                <text:p>1.00690906293549</text:p>
              </table:table-cell>
              <table:table-cell office:value-type="float" office:value="0.984130731843012">
                <text:p>0.984130731843012</text:p>
              </table:table-cell>
              <table:table-cell office:value-type="float" office:value="0.963285004862807">
                <text:p>0.963285004862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PEG4-dec</text:p>
                <draw:g>
                  <svg:desc>'Speed-ratio'.B45:'Speed-ratio'.B45</svg:desc>
                </draw:g>
              </table:table-cell>
              <table:table-cell office:value-type="float" office:value="NaN">
                <text:p>NaN</text:p>
                <draw:g>
                  <svg:desc>'Speed-ratio'.C45:'Speed-ratio'.L4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PEG4_Fast-cod</text:p>
                <draw:g>
                  <svg:desc>'Speed-ratio'.B46:'Speed-ratio'.B46</svg:desc>
                </draw:g>
              </table:table-cell>
              <table:table-cell office:value-type="float" office:value="1">
                <text:p>1</text:p>
                <draw:g>
                  <svg:desc>'Speed-ratio'.C46:'Speed-ratio'.L4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PEG4_Fast-dec</text:p>
                <draw:g>
                  <svg:desc>'Speed-ratio'.B47:'Speed-ratio'.B47</svg:desc>
                </draw:g>
              </table:table-cell>
              <table:table-cell office:value-type="float" office:value="1">
                <text:p>1</text:p>
                <draw:g>
                  <svg:desc>'Speed-ratio'.C47:'Speed-ratio'.L4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.00751888367082">
                <text:p>1.00751888367082</text:p>
              </table:table-cell>
              <table:table-cell office:value-type="float" office:value="0.998925390542567">
                <text:p>0.998925390542567</text:p>
              </table:table-cell>
              <table:table-cell office:value-type="float" office:value="1.00139677829779">
                <text:p>1.00139677829779</text:p>
              </table:table-cell>
              <table:table-cell office:value-type="float" office:value="1.01091611854129">
                <text:p>1.01091611854129</text:p>
              </table:table-cell>
              <table:table-cell office:value-type="float" office:value="0.990079588198224">
                <text:p>0.990079588198224</text:p>
              </table:table-cell>
              <table:table-cell office:value-type="float" office:value="0.990137505416364">
                <text:p>0.990137505416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PEG-cod</text:p>
                <draw:g>
                  <svg:desc>'Speed-ratio'.B48:'Speed-ratio'.B48</svg:desc>
                </draw:g>
              </table:table-cell>
              <table:table-cell office:value-type="float" office:value="1">
                <text:p>1</text:p>
                <draw:g>
                  <svg:desc>'Speed-ratio'.C48:'Speed-ratio'.L48</svg:desc>
                </draw:g>
              </table:table-cell>
              <table:table-cell office:value-type="float" office:value="0.973149235678681">
                <text:p>0.973149235678681</text:p>
              </table:table-cell>
              <table:table-cell office:value-type="float" office:value="0.99300748245309">
                <text:p>0.99300748245309</text:p>
              </table:table-cell>
              <table:table-cell office:value-type="float" office:value="1.00798387149691">
                <text:p>1.00798387149691</text:p>
              </table:table-cell>
              <table:table-cell office:value-type="float" office:value="0.994722256853083">
                <text:p>0.994722256853083</text:p>
              </table:table-cell>
              <table:table-cell office:value-type="float" office:value="0.992034173004114">
                <text:p>0.992034173004114</text:p>
              </table:table-cell>
              <table:table-cell office:value-type="float" office:value="0.966003613274629">
                <text:p>0.966003613274629</text:p>
              </table:table-cell>
              <table:table-cell office:value-type="float" office:value="0.948949372598168">
                <text:p>0.948949372598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PEG-dec</text:p>
                <draw:g>
                  <svg:desc>'Speed-ratio'.B49:'Speed-ratio'.B49</svg:desc>
                </draw:g>
              </table:table-cell>
              <table:table-cell office:value-type="float" office:value="1">
                <text:p>1</text:p>
                <draw:g>
                  <svg:desc>'Speed-ratio'.C49:'Speed-ratio'.L49</svg:desc>
                </draw:g>
              </table:table-cell>
              <table:table-cell office:value-type="float" office:value="1.00842367170111">
                <text:p>1.00842367170111</text:p>
              </table:table-cell>
              <table:table-cell office:value-type="float" office:value="1.15924604951566">
                <text:p>1.15924604951566</text:p>
              </table:table-cell>
              <table:table-cell office:value-type="float" office:value="1.15431451409312">
                <text:p>1.15431451409312</text:p>
              </table:table-cell>
              <table:table-cell office:value-type="float" office:value="1.15620667420992">
                <text:p>1.15620667420992</text:p>
              </table:table-cell>
              <table:table-cell office:value-type="float" office:value="1.15596994726618">
                <text:p>1.15596994726618</text:p>
              </table:table-cell>
              <table:table-cell office:value-type="float" office:value="1.00603239848263">
                <text:p>1.00603239848263</text:p>
              </table:table-cell>
              <table:table-cell office:value-type="float" office:value="0.997112096829597">
                <text:p>0.997112096829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PEG2000-cod</text:p>
                <draw:g>
                  <svg:desc>'Speed-ratio'.B50:'Speed-ratio'.B50</svg:desc>
                </draw:g>
              </table:table-cell>
              <table:table-cell office:value-type="float" office:value="1">
                <text:p>1</text:p>
                <draw:g>
                  <svg:desc>'Speed-ratio'.C50:'Speed-ratio'.L50</svg:desc>
                </draw:g>
              </table:table-cell>
              <table:table-cell office:value-type="float" office:value="0.998165121080675">
                <text:p>0.998165121080675</text:p>
              </table:table-cell>
              <table:table-cell office:value-type="float" office:value="1.0188460590547">
                <text:p>1.0188460590547</text:p>
              </table:table-cell>
              <table:table-cell office:value-type="float" office:value="1.01797620721708">
                <text:p>1.01797620721708</text:p>
              </table:table-cell>
              <table:table-cell office:value-type="float" office:value="1.01781887702011">
                <text:p>1.01781887702011</text:p>
              </table:table-cell>
              <table:table-cell office:value-type="float" office:value="1.01808857296991">
                <text:p>1.01808857296991</text:p>
              </table:table-cell>
              <table:table-cell office:value-type="float" office:value="0.987560270535971">
                <text:p>0.987560270535971</text:p>
              </table:table-cell>
              <table:table-cell office:value-type="float" office:value="0.988016673251322">
                <text:p>0.988016673251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PEG2000-dec</text:p>
                <draw:g>
                  <svg:desc>'Speed-ratio'.B51:'Speed-ratio'.B51</svg:desc>
                </draw:g>
              </table:table-cell>
              <table:table-cell office:value-type="float" office:value="1">
                <text:p>1</text:p>
                <draw:g>
                  <svg:desc>'Speed-ratio'.C51:'Speed-ratio'.L51</svg:desc>
                </draw:g>
              </table:table-cell>
              <table:table-cell office:value-type="float" office:value="1.00445099023742">
                <text:p>1.00445099023742</text:p>
              </table:table-cell>
              <table:table-cell office:value-type="float" office:value="1.04921083688595">
                <text:p>1.04921083688595</text:p>
              </table:table-cell>
              <table:table-cell office:value-type="float" office:value="1.03353957529116">
                <text:p>1.03353957529116</text:p>
              </table:table-cell>
              <table:table-cell office:value-type="float" office:value="1.03351885684588">
                <text:p>1.03351885684588</text:p>
              </table:table-cell>
              <table:table-cell office:value-type="float" office:value="1.03007248697872">
                <text:p>1.03007248697872</text:p>
              </table:table-cell>
              <table:table-cell office:value-type="float" office:value="0.988647188891523">
                <text:p>0.988647188891523</text:p>
              </table:table-cell>
              <table:table-cell office:value-type="float" office:value="0.992009429314237">
                <text:p>0.992009429314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MS</text:p>
                <draw:g>
                  <svg:desc>'Speed-ratio'.B52:'Speed-ratio'.B52</svg:desc>
                </draw:g>
              </table:table-cell>
              <table:table-cell office:value-type="float" office:value="1">
                <text:p>1</text:p>
                <draw:g>
                  <svg:desc>'Speed-ratio'.C52:'Speed-ratio'.L52</svg:desc>
                </draw:g>
              </table:table-cell>
              <table:table-cell office:value-type="float" office:value="0.863729043951065">
                <text:p>0.863729043951065</text:p>
              </table:table-cell>
              <table:table-cell office:value-type="float" office:value="0.863729043951065">
                <text:p>0.863729043951065</text:p>
              </table:table-cell>
              <table:table-cell office:value-type="float" office:value="0.863729043951065">
                <text:p>0.863729043951065</text:p>
              </table:table-cell>
              <table:table-cell office:value-type="float" office:value="0.863729043951065">
                <text:p>0.863729043951065</text:p>
              </table:table-cell>
              <table:table-cell office:value-type="float" office:value="0.863729043951065">
                <text:p>0.863729043951065</text:p>
              </table:table-cell>
              <table:table-cell office:value-type="float" office:value="0.863729043951065">
                <text:p>0.863729043951065</text:p>
              </table:table-cell>
              <table:table-cell office:value-type="float" office:value="0.863729043951065">
                <text:p>0.863729043951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LS</text:p>
                <draw:g>
                  <svg:desc>'Speed-ratio'.B53:'Speed-ratio'.B53</svg:desc>
                </draw:g>
              </table:table-cell>
              <table:table-cell office:value-type="float" office:value="1">
                <text:p>1</text:p>
                <draw:g>
                  <svg:desc>'Speed-ratio'.C53:'Speed-ratio'.L5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69276685393258">
                <text:p>0.969276685393258</text:p>
              </table:table-cell>
              <table:table-cell office:value-type="float" office:value="1.31163682116105">
                <text:p>1.31163682116105</text:p>
              </table:table-cell>
              <table:table-cell office:value-type="float" office:value="0.980249297752809">
                <text:p>0.980249297752809</text:p>
              </table:table-cell>
              <table:table-cell office:value-type="float" office:value="0.99122191011236">
                <text:p>0.99122191011236</text:p>
              </table:table-cell>
              <table:table-cell office:value-type="float" office:value="0.99122191011236">
                <text:p>0.99122191011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S2</text:p>
                <draw:g>
                  <svg:desc>'Speed-ratio'.B54:'Speed-ratio'.B54</svg:desc>
                </draw:g>
              </table:table-cell>
              <table:table-cell office:value-type="float" office:value="1">
                <text:p>1</text:p>
                <draw:g>
                  <svg:desc>'Speed-ratio'.C54:'Speed-ratio'.L5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.982399546301911">
                <text:p>0.982399546301911</text:p>
              </table:table-cell>
              <table:table-cell office:value-type="float" office:value="0.975131516021042">
                <text:p>0.975131516021042</text:p>
              </table:table-cell>
              <table:table-cell office:value-type="float" office:value="0.974175035868006">
                <text:p>0.974175035868006</text:p>
              </table:table-cell>
              <table:table-cell office:value-type="float" office:value="1.00572052920853">
                <text:p>1.00572052920853</text:p>
              </table:table-cell>
              <table:table-cell office:value-type="float" office:value="1.00841672405">
                <text:p>1.00841672405</text:p>
              </table:table-cell>
              <table:table-cell office:value-type="float" office:value="0.992591866741388">
                <text:p>0.992591866741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stone - total</text:p>
                <draw:g>
                  <svg:desc>'Speed-ratio'.B69:'Speed-ratio'.B69</svg:desc>
                </draw:g>
              </table:table-cell>
              <table:table-cell office:value-type="float" office:value="1">
                <text:p>1</text:p>
                <draw:g>
                  <svg:desc>'Speed-ratio'.C69:'Speed-ratio'.L69</svg:desc>
                </draw:g>
              </table:table-cell>
              <table:table-cell office:value-type="float" office:value="1.00317916805965">
                <text:p>1.00317916805965</text:p>
              </table:table-cell>
              <table:table-cell office:value-type="float" office:value="1.00582583654986">
                <text:p>1.00582583654986</text:p>
              </table:table-cell>
              <table:table-cell office:value-type="float" office:value="0.99599517267929">
                <text:p>0.99599517267929</text:p>
              </table:table-cell>
              <table:table-cell office:value-type="float" office:value="0.995307545411259">
                <text:p>0.995307545411259</text:p>
              </table:table-cell>
              <table:table-cell office:value-type="float" office:value="0.990362454284817">
                <text:p>0.990362454284817</text:p>
              </table:table-cell>
              <table:table-cell office:value-type="float" office:value="0.990381449513216">
                <text:p>0.990381449513216</text:p>
              </table:table-cell>
              <table:table-cell office:value-type="float" office:value="1.03377794831272">
                <text:p>1.03377794831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hryStone</text:p>
                <draw:g>
                  <svg:desc>'Speed-ratio'.B70:'Speed-ratio'.B70</svg:desc>
                </draw:g>
              </table:table-cell>
              <table:table-cell office:value-type="float" office:value="1">
                <text:p>1</text:p>
                <draw:g>
                  <svg:desc>'Speed-ratio'.C70:'Speed-ratio'.L70</svg:desc>
                </draw:g>
              </table:table-cell>
              <table:table-cell office:value-type="float" office:value="1.02193332475222">
                <text:p>1.02193332475222</text:p>
              </table:table-cell>
              <table:table-cell office:value-type="float" office:value="0.967820826361179">
                <text:p>0.967820826361179</text:p>
              </table:table-cell>
              <table:table-cell office:value-type="float" office:value="0.967743596344446">
                <text:p>0.967743596344446</text:p>
              </table:table-cell>
              <table:table-cell office:value-type="float" office:value="0.966456429398893">
                <text:p>0.966456429398893</text:p>
              </table:table-cell>
              <table:table-cell office:value-type="float" office:value="0.969030763289999">
                <text:p>0.969030763289999</text:p>
              </table:table-cell>
              <table:table-cell office:value-type="float" office:value="0.969030763289999">
                <text:p>0.969030763289999</text:p>
              </table:table-cell>
              <table:table-cell office:value-type="float" office:value="0.969030763289999">
                <text:p>0.96903076328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enchLoop - total</text:p>
                <draw:g>
                  <svg:desc>'Speed-ratio'.B71:'Speed-ratio'.B71</svg:desc>
                </draw:g>
              </table:table-cell>
              <table:table-cell office:value-type="float" office:value="NaN">
                <text:p>NaN</text:p>
                <draw:g>
                  <svg:desc>'Speed-ratio'.C71:'Speed-ratio'.L7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otal</text:p>
                <draw:g>
                  <svg:desc>'Speed-ratio'.B72:'Speed-ratio'.B72</svg:desc>
                </draw:g>
              </table:table-cell>
              <table:table-cell office:value-type="float" office:value="1">
                <text:p>1</text:p>
                <draw:g>
                  <svg:desc>'Speed-ratio'.C72:'Speed-ratio'.L72</svg:desc>
                </draw:g>
              </table:table-cell>
              <table:table-cell office:value-type="float" office:value="0.992209861089118">
                <text:p>0.992209861089118</text:p>
              </table:table-cell>
              <table:table-cell office:value-type="float" office:value="1.007137735294">
                <text:p>1.007137735294</text:p>
              </table:table-cell>
              <table:table-cell office:value-type="float" office:value="1.00241579870653">
                <text:p>1.00241579870653</text:p>
              </table:table-cell>
              <table:table-cell office:value-type="float" office:value="1.00106898244224">
                <text:p>1.00106898244224</text:p>
              </table:table-cell>
              <table:table-cell office:value-type="float" office:value="0.99960757135661">
                <text:p>0.99960757135661</text:p>
              </table:table-cell>
              <table:table-cell office:value-type="float" office:value="0.984428128546819">
                <text:p>0.984428128546819</text:p>
              </table:table-cell>
              <table:table-cell office:value-type="float" office:value="0.975939320846891">
                <text:p>0.975939320846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verage</text:p>
                <draw:g>
                  <svg:desc>'Speed-ratio'.B73:'Speed-ratio'.B73</svg:desc>
                </draw:g>
              </table:table-cell>
              <table:table-cell office:value-type="float" office:value="1">
                <text:p>1</text:p>
                <draw:g>
                  <svg:desc>'Speed-ratio'.C73:'Speed-ratio'.L73</svg:desc>
                </draw:g>
              </table:table-cell>
              <table:table-cell office:value-type="float" office:value="0.986790632292528">
                <text:p>0.986790632292528</text:p>
              </table:table-cell>
              <table:table-cell office:value-type="float" office:value="0.994927642252887">
                <text:p>0.994927642252887</text:p>
              </table:table-cell>
              <table:table-cell office:value-type="float" office:value="0.987775636420005">
                <text:p>0.987775636420005</text:p>
              </table:table-cell>
              <table:table-cell office:value-type="float" office:value="0.990747292197844">
                <text:p>0.990747292197844</text:p>
              </table:table-cell>
              <table:table-cell office:value-type="float" office:value="0.988176494428836">
                <text:p>0.988176494428836</text:p>
              </table:table-cell>
              <table:table-cell office:value-type="float" office:value="0.980976021140336">
                <text:p>0.980976021140336</text:p>
              </table:table-cell>
              <table:table-cell office:value-type="float" office:value="1.00108480676586">
                <text:p>1.00108480676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6">
      <number:number number:decimal-places="3" loext:min-decimal-places="3" number:min-integer-digits="1"/>
    </number:number-style>
    <style:style style:name="ch1" style:family="chart">
      <style:graphic-properties draw:stroke="solid" svg:stroke-color="#ffffff" draw:fill-color="#003366"/>
    </style:style>
    <style:style style:name="ch2" style:family="chart">
      <style:chart-properties chart:auto-position="true" style:rotation-angle="0"/>
      <style:text-properties fo:color="#ffffff" fo:font-family="Arial" fo:font-size="10pt" fo:font-weight="bold" style:font-size-asian="10pt" style:font-weight-asian="bold" style:font-size-complex="10pt" style:font-weight-complex="bold"/>
    </style:style>
    <style:style style:name="ch3" style:family="chart">
      <style:graphic-properties svg:stroke-color="#3c3c3c" draw:fill="solid" draw:fill-color="#808080"/>
      <style:text-properties fo:color="#ffffff" fo:font-family="Arial" fo:font-size="5pt" style:font-size-asian="5pt" style:font-size-complex="5pt"/>
    </style:style>
    <style:style style:name="ch4" style:family="chart">
      <style:chart-properties chart:symbol-type="automatic"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ffffff"/>
      <style:text-properties fo:color="#ffffff" fo:font-family="Arial" fo:font-size="8pt" style:font-size-asian="8pt" style:font-size-complex="8pt"/>
    </style:style>
    <style:style style:name="ch6" style:family="chart">
      <style:chart-properties chart:auto-position="true" style:rotation-angle="0"/>
      <style:text-properties fo:color="#ffffff" fo:font-family="Arial" fo:font-size="8pt" fo:font-weight="bold" style:font-size-asian="8pt" style:font-weight-asian="bold" style:font-size-complex="8pt" style:font-weight-complex="bold"/>
    </style:style>
    <style:style style:name="ch7" style:family="chart">
      <style:graphic-properties svg:stroke-color="#969696"/>
    </style:style>
    <style:style style:name="ch8" style:family="chart" style:data-style-name="N126">
      <style:chart-properties chart:display-label="true" chart:logarithmic="false" chart:minimum="0.9" chart:maximum="1.1" chart:interval-major="0.05" chart:interval-minor-divisor="2" chart:reverse-direction="false" text:line-break="false" loext:try-staggering-first="false" chart:link-data-style-to-source="true" chart:axis-position="1" chart:tick-mark-position="at-axis"/>
      <style:graphic-properties svg:stroke-color="#ffffff"/>
      <style:text-properties fo:color="#ffffff" fo:font-family="Arial" fo:font-size="8pt" style:font-size-asian="8pt" style:font-size-complex="8pt"/>
    </style:style>
    <style:style style:name="ch9" style:family="chart">
      <style:chart-properties chart:auto-position="true" style:rotation-angle="90"/>
      <style:text-properties fo:color="#ffffff" fo:font-family="Arial" fo:font-size="8pt" fo:font-weight="bold" style:font-size-asian="8pt" style:font-weight-asian="bold" style:font-size-complex="8pt" style:font-weight-complex="bold"/>
    </style:style>
    <style:style style:name="ch10" style:family="chart">
      <style:graphic-properties svg:stroke-color="#ffffff"/>
    </style:style>
    <style:style style:name="ch11" style:family="chart" style:data-style-name="N126">
      <style:chart-properties chart:symbol-type="named-symbol" chart:symbol-name="diamond" chart:symbol-width="0.176cm" chart:symbol-height="0.176cm" chart:link-data-style-to-source="tru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12" style:family="chart" style:data-style-name="N126">
      <style:chart-properties chart:symbol-type="named-symbol" chart:symbol-name="square" chart:symbol-width="0.176cm" chart:symbol-height="0.176cm" chart:link-data-style-to-source="true"/>
      <style:graphic-properties svg:stroke-width="0.035cm" svg:stroke-color="#ff00ff" draw:fill-color="#ff00ff"/>
      <style:text-properties fo:font-size="10pt" style:font-size-asian="10pt" style:font-size-complex="10pt"/>
    </style:style>
    <style:style style:name="ch13" style:family="chart" style:data-style-name="N126">
      <style:chart-properties chart:symbol-type="named-symbol" chart:symbol-name="asterisk" chart:symbol-width="0.176cm" chart:symbol-height="0.176cm" chart:link-data-style-to-source="true"/>
      <style:graphic-properties svg:stroke-width="0.035cm" svg:stroke-color="#008000" draw:fill-color="#008000"/>
      <style:text-properties fo:font-size="10pt" style:font-size-asian="10pt" style:font-size-complex="10pt"/>
    </style:style>
    <style:style style:name="ch14" style:family="chart" style:data-style-name="N126">
      <style:chart-properties chart:symbol-type="named-symbol" chart:symbol-name="circle" chart:symbol-width="0.176cm" chart:symbol-height="0.176cm" chart:link-data-style-to-source="tru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15" style:family="chart" style:data-style-name="N126">
      <style:chart-properties chart:symbol-type="named-symbol" chart:symbol-name="arrow-up" chart:symbol-width="0.176cm" chart:symbol-height="0.176cm" chart:link-data-style-to-source="true"/>
      <style:graphic-properties svg:stroke-width="0.035cm" svg:stroke-color="#ffff00" draw:fill-color="#ffff00"/>
      <style:text-properties fo:font-size="10pt" style:font-size-asian="10pt" style:font-size-complex="10pt"/>
    </style:style>
    <style:style style:name="ch16" style:family="chart" style:data-style-name="N126">
      <style:chart-properties chart:symbol-type="named-symbol" chart:symbol-name="x" chart:symbol-width="0.176cm" chart:symbol-height="0.176cm" chart:link-data-style-to-source="true"/>
      <style:graphic-properties svg:stroke-width="0.035cm" svg:stroke-color="#00ffff" draw:fill-color="#00ffff"/>
      <style:text-properties fo:font-size="10pt" style:font-size-asian="10pt" style:font-size-complex="10pt"/>
    </style:style>
    <style:style style:name="ch17" style:family="chart" style:data-style-name="N126">
      <style:chart-properties chart:symbol-type="named-symbol" chart:symbol-name="asterisk" chart:symbol-width="0.176cm" chart:symbol-height="0.176cm" chart:link-data-style-to-source="true"/>
      <style:graphic-properties svg:stroke-width="0.035cm" svg:stroke-color="#800080" draw:fill-color="#800080"/>
      <style:text-properties fo:font-size="10pt" style:font-size-asian="10pt" style:font-size-complex="10pt"/>
    </style:style>
    <style:style style:name="ch18" style:family="chart" style:data-style-name="N126">
      <style:chart-properties chart:symbol-type="named-symbol" chart:symbol-name="circle" chart:symbol-width="0.176cm" chart:symbol-height="0.176cm" chart:link-data-style-to-source="true"/>
      <style:graphic-properties svg:stroke-width="0.035cm" svg:stroke-color="#800000" draw:fill-color="#800000"/>
      <style:text-properties fo:font-size="10pt" style:font-size-asian="10pt" style:font-size-complex="10pt"/>
    </style:style>
    <style:style style:name="ch19" style:family="chart" style:data-style-name="N126">
      <style:chart-properties chart:symbol-type="named-symbol" chart:symbol-name="plus" chart:symbol-width="0.176cm" chart:symbol-height="0.176cm" chart:link-data-style-to-source="true"/>
      <style:graphic-properties svg:stroke-width="0.035cm" svg:stroke-color="#660066" draw:fill-color="#660066"/>
      <style:text-properties fo:font-size="10pt" style:font-size-asian="10pt" style:font-size-complex="10pt"/>
    </style:style>
    <style:style style:name="ch20" style:family="chart" style:data-style-name="N126">
      <style:chart-properties chart:symbol-type="named-symbol" chart:symbol-name="arrow-right" chart:symbol-width="0.176cm" chart:symbol-height="0.176cm" chart:link-data-style-to-source="true"/>
      <style:graphic-properties svg:stroke-width="0.035cm" svg:stroke-color="#ff8080" draw:fill-color="#ff8080"/>
      <style:text-properties fo:font-size="10pt" style:font-size-asian="10pt" style:font-size-complex="10pt"/>
    </style:style>
    <style:style style:name="ch21" style:family="chart" style:data-style-name="N126">
      <style:chart-properties chart:symbol-type="named-symbol" chart:symbol-name="plus" chart:symbol-width="0.176cm" chart:symbol-height="0.176cm" chart:link-data-style-to-source="true"/>
      <style:graphic-properties svg:stroke-width="0.035cm" svg:stroke-color="#008080" draw:fill-color="#008080"/>
      <style:text-properties fo:font-size="10pt" style:font-size-asian="10pt" style:font-size-complex="10pt"/>
    </style:style>
    <style:style style:name="ch22" style:family="chart" style:data-style-name="N126">
      <style:chart-properties chart:symbol-type="named-symbol" chart:symbol-name="arrow-right" chart:symbol-width="0.176cm" chart:symbol-height="0.176cm" chart:link-data-style-to-source="true"/>
      <style:graphic-properties svg:stroke-width="0.035cm" svg:stroke-color="#0000ff" draw:fill-color="#0000ff"/>
      <style:text-properties fo:font-size="10pt" style:font-size-asian="10pt" style:font-size-complex="10pt"/>
    </style:style>
    <style:style style:name="ch23" style:family="chart" style:data-style-name="N126">
      <style:chart-properties chart:symbol-type="named-symbol" chart:symbol-name="horizontal-bar" chart:symbol-width="0.176cm" chart:symbol-height="0.176cm" chart:link-data-style-to-source="true"/>
      <style:graphic-properties svg:stroke-width="0.035cm" svg:stroke-color="#00ccff" draw:fill-color="#00ccff"/>
      <style:text-properties fo:font-size="10pt" style:font-size-asian="10pt" style:font-size-complex="10pt"/>
    </style:style>
    <style:style style:name="ch24" style:family="chart" style:data-style-name="N126">
      <style:chart-properties chart:symbol-type="named-symbol" chart:symbol-name="diamond" chart:symbol-width="0.176cm" chart:symbol-height="0.176cm" chart:link-data-style-to-source="true"/>
      <style:graphic-properties svg:stroke-width="0.035cm" svg:stroke-color="#ccffff" draw:fill-color="#ccffff"/>
      <style:text-properties fo:font-size="10pt" style:font-size-asian="10pt" style:font-size-complex="10pt"/>
    </style:style>
    <style:style style:name="ch25" style:family="chart" style:data-style-name="N126">
      <style:chart-properties chart:symbol-type="named-symbol" chart:symbol-name="square" chart:symbol-width="0.176cm" chart:symbol-height="0.176cm" chart:link-data-style-to-source="true"/>
      <style:graphic-properties svg:stroke-width="0.035cm" svg:stroke-color="#ccffcc" draw:fill-color="#ccffcc"/>
      <style:text-properties fo:font-size="10pt" style:font-size-asian="10pt" style:font-size-complex="10pt"/>
    </style:style>
    <style:style style:name="ch26" style:family="chart" style:data-style-name="N126">
      <style:chart-properties chart:symbol-type="named-symbol" chart:symbol-name="arrow-up" chart:symbol-width="0.176cm" chart:symbol-height="0.176cm" chart:link-data-style-to-source="true"/>
      <style:graphic-properties svg:stroke-width="0.035cm" svg:stroke-color="#ffff99" draw:fill-color="#ffff99"/>
      <style:text-properties fo:font-size="10pt" style:font-size-asian="10pt" style:font-size-complex="10pt"/>
    </style:style>
    <style:style style:name="ch27" style:family="chart" style:data-style-name="N126">
      <style:chart-properties chart:symbol-type="named-symbol" chart:symbol-name="arrow-up" chart:symbol-width="0.176cm" chart:symbol-height="0.176cm" chart:link-data-style-to-source="true"/>
      <style:graphic-properties svg:stroke-width="0.035cm" svg:stroke-color="#9999ff" draw:fill-color="#9999ff"/>
      <style:text-properties fo:font-size="10pt" style:font-size-asian="10pt" style:font-size-complex="10pt"/>
    </style:style>
    <style:style style:name="ch28" style:family="chart" style:data-style-name="N126">
      <style:chart-properties chart:symbol-type="named-symbol" chart:symbol-name="x" chart:symbol-width="0.176cm" chart:symbol-height="0.176cm" chart:link-data-style-to-source="true"/>
      <style:graphic-properties svg:stroke-width="0.035cm" svg:stroke-color="#993366" draw:fill-color="#993366"/>
      <style:text-properties fo:font-size="10pt" style:font-size-asian="10pt" style:font-size-complex="10pt"/>
    </style:style>
    <style:style style:name="ch29" style:family="chart" style:data-style-name="N126">
      <style:chart-properties chart:symbol-type="named-symbol" chart:symbol-name="asterisk" chart:symbol-width="0.176cm" chart:symbol-height="0.176cm" chart:link-data-style-to-source="true"/>
      <style:graphic-properties svg:stroke-width="0.035cm" svg:stroke-color="#ffffcc" draw:fill-color="#ffffcc"/>
      <style:text-properties fo:font-size="10pt" style:font-size-asian="10pt" style:font-size-complex="10pt"/>
    </style:style>
    <style:style style:name="ch30" style:family="chart" style:data-style-name="N126">
      <style:chart-properties chart:symbol-type="named-symbol" chart:symbol-name="circle" chart:symbol-width="0.176cm" chart:symbol-height="0.176cm" chart:link-data-style-to-source="true"/>
      <style:graphic-properties svg:stroke-width="0.035cm" svg:stroke-color="#ccffff" draw:fill-color="#ccffff"/>
      <style:text-properties fo:font-size="10pt" style:font-size-asian="10pt" style:font-size-complex="10pt"/>
    </style:style>
    <style:style style:name="ch31" style:family="chart" style:data-style-name="N126">
      <style:chart-properties chart:symbol-type="named-symbol" chart:symbol-name="x" chart:symbol-width="0.176cm" chart:symbol-height="0.176cm" chart:link-data-style-to-source="true"/>
      <style:graphic-properties svg:stroke-width="0.035cm"/>
      <style:text-properties fo:font-size="10pt" style:font-size-asian="10pt" style:font-size-complex="10pt"/>
    </style:style>
    <style:style style:name="ch32" style:family="chart" style:data-style-name="N126">
      <style:chart-properties chart:symbol-type="named-symbol" chart:symbol-name="asterisk" chart:symbol-width="0.176cm" chart:symbol-height="0.176cm" chart:link-data-style-to-source="true"/>
      <style:graphic-properties svg:stroke-width="0.035cm" svg:stroke-color="#ff99cc" draw:fill-color="#ff99cc"/>
      <style:text-properties fo:font-size="10pt" style:font-size-asian="10pt" style:font-size-complex="10pt"/>
    </style:style>
    <style:style style:name="ch33" style:family="chart" style:data-style-name="N126">
      <style:chart-properties chart:symbol-type="named-symbol" chart:symbol-name="circle" chart:symbol-width="0.176cm" chart:symbol-height="0.176cm" chart:link-data-style-to-source="true"/>
      <style:graphic-properties svg:stroke-width="0.035cm" svg:stroke-color="#cc99ff" draw:fill-color="#cc99ff"/>
      <style:text-properties fo:font-size="10pt" style:font-size-asian="10pt" style:font-size-complex="10pt"/>
    </style:style>
    <style:style style:name="ch34" style:family="chart" style:data-style-name="N126">
      <style:chart-properties chart:symbol-type="named-symbol" chart:symbol-name="plus" chart:symbol-width="0.176cm" chart:symbol-height="0.176cm" chart:link-data-style-to-source="true"/>
      <style:graphic-properties svg:stroke-width="0.035cm" svg:stroke-color="#ffcc99" draw:fill-color="#ffcc99"/>
      <style:text-properties fo:font-size="10pt" style:font-size-asian="10pt" style:font-size-complex="10pt"/>
    </style:style>
    <style:style style:name="ch35" style:family="chart" style:data-style-name="N126">
      <style:chart-properties chart:symbol-type="named-symbol" chart:symbol-name="arrow-right" chart:symbol-width="0.176cm" chart:symbol-height="0.176cm" chart:link-data-style-to-source="true"/>
      <style:graphic-properties svg:stroke-width="0.035cm" svg:stroke-color="#3366ff" draw:fill-color="#3366ff"/>
      <style:text-properties fo:font-size="10pt" style:font-size-asian="10pt" style:font-size-complex="10pt"/>
    </style:style>
    <style:style style:name="ch36" style:family="chart" style:data-style-name="N126">
      <style:chart-properties chart:symbol-type="named-symbol" chart:symbol-name="horizontal-bar" chart:symbol-width="0.176cm" chart:symbol-height="0.176cm" chart:link-data-style-to-source="true"/>
      <style:graphic-properties svg:stroke-width="0.035cm" svg:stroke-color="#33cccc" draw:fill-color="#33cccc"/>
      <style:text-properties fo:font-size="10pt" style:font-size-asian="10pt" style:font-size-complex="10pt"/>
    </style:style>
    <style:style style:name="ch37" style:family="chart" style:data-style-name="N126">
      <style:chart-properties chart:symbol-type="named-symbol" chart:symbol-name="diamond" chart:symbol-width="0.176cm" chart:symbol-height="0.176cm" chart:link-data-style-to-source="true"/>
      <style:graphic-properties svg:stroke-width="0.035cm" svg:stroke-color="#99cc00" draw:fill-color="#99cc00"/>
      <style:text-properties fo:font-size="10pt" style:font-size-asian="10pt" style:font-size-complex="10pt"/>
    </style:style>
    <style:style style:name="ch38" style:family="chart" style:data-style-name="N126">
      <style:chart-properties chart:symbol-type="named-symbol" chart:symbol-name="square" chart:symbol-width="0.176cm" chart:symbol-height="0.176cm" chart:link-data-style-to-source="true"/>
      <style:graphic-properties svg:stroke-width="0.035cm" svg:stroke-color="#ffcc00" draw:fill-color="#ffcc00"/>
      <style:text-properties fo:font-size="10pt" style:font-size-asian="10pt" style:font-size-complex="10pt"/>
    </style:style>
    <style:style style:name="ch39" style:family="chart" style:data-style-name="N126">
      <style:chart-properties chart:symbol-type="named-symbol" chart:symbol-name="arrow-up" chart:symbol-width="0.176cm" chart:symbol-height="0.176cm" chart:link-data-style-to-source="true"/>
      <style:graphic-properties svg:stroke-width="0.035cm" svg:stroke-color="#ff9900" draw:fill-color="#ff9900"/>
      <style:text-properties fo:font-size="10pt" style:font-size-asian="10pt" style:font-size-complex="10pt"/>
    </style:style>
    <style:style style:name="ch40" style:family="chart" style:data-style-name="N126">
      <style:chart-properties chart:symbol-type="named-symbol" chart:symbol-name="x" chart:symbol-width="0.176cm" chart:symbol-height="0.176cm" chart:link-data-style-to-source="true"/>
      <style:graphic-properties svg:stroke-width="0.035cm" svg:stroke-color="#ff6600" draw:fill-color="#ff6600"/>
      <style:text-properties fo:font-size="10pt" style:font-size-asian="10pt" style:font-size-complex="10pt"/>
    </style:style>
    <style:style style:name="ch41" style:family="chart" style:data-style-name="N126">
      <style:chart-properties chart:symbol-type="named-symbol" chart:symbol-name="x" chart:symbol-width="0.176cm" chart:symbol-height="0.176cm" chart:link-data-style-to-source="true"/>
      <style:graphic-properties svg:stroke-width="0.035cm" svg:stroke-color="#800000" draw:fill-color="#800000"/>
      <style:text-properties fo:font-size="10pt" style:font-size-asian="10pt" style:font-size-complex="10pt"/>
    </style:style>
    <style:style style:name="ch42" style:family="chart" style:data-style-name="N126">
      <style:chart-properties chart:symbol-type="named-symbol" chart:symbol-name="asterisk" chart:symbol-width="0.176cm" chart:symbol-height="0.176cm" chart:link-data-style-to-source="true"/>
      <style:graphic-properties svg:stroke-width="0.035cm" svg:stroke-color="#666699" draw:fill-color="#666699"/>
      <style:text-properties fo:font-size="10pt" style:font-size-asian="10pt" style:font-size-complex="10pt"/>
    </style:style>
    <style:style style:name="ch43" style:family="chart" style:data-style-name="N126">
      <style:chart-properties chart:symbol-type="named-symbol" chart:symbol-name="circle" chart:symbol-width="0.176cm" chart:symbol-height="0.176cm" chart:link-data-style-to-source="true"/>
      <style:graphic-properties svg:stroke-width="0.035cm" svg:stroke-color="#969696" draw:fill-color="#969696"/>
      <style:text-properties fo:font-size="10pt" style:font-size-asian="10pt" style:font-size-complex="10pt"/>
    </style:style>
    <style:style style:name="ch44" style:family="chart" style:data-style-name="N126">
      <style:chart-properties chart:symbol-type="named-symbol" chart:symbol-name="plus" chart:symbol-width="0.176cm" chart:symbol-height="0.176cm" chart:link-data-style-to-source="true"/>
      <style:graphic-properties svg:stroke-width="0.035cm" svg:stroke-color="#003366" draw:fill-color="#003366"/>
      <style:text-properties fo:font-size="10pt" style:font-size-asian="10pt" style:font-size-complex="10pt"/>
    </style:style>
    <style:style style:name="ch45" style:family="chart" style:data-style-name="N126">
      <style:chart-properties chart:symbol-type="named-symbol" chart:symbol-name="diamond" chart:symbol-width="0.176cm" chart:symbol-height="0.176cm" chart:link-data-style-to-source="true"/>
      <style:graphic-properties svg:stroke-width="0.035cm" svg:stroke-color="#c0c0c0" draw:fill-color="#c0c0c0"/>
      <style:text-properties fo:font-size="10pt" style:font-size-asian="10pt" style:font-size-complex="10pt"/>
    </style:style>
    <style:style style:name="ch46" style:family="chart" style:data-style-name="N126">
      <style:chart-properties chart:symbol-type="named-symbol" chart:symbol-name="square" chart:symbol-width="0.176cm" chart:symbol-height="0.176cm" chart:link-data-style-to-source="true"/>
      <style:graphic-properties svg:stroke-width="0.035cm" svg:stroke-color="#808080" draw:fill-color="#808080"/>
      <style:text-properties fo:font-size="10pt" style:font-size-asian="10pt" style:font-size-complex="10pt"/>
    </style:style>
    <style:style style:name="ch47" style:family="chart" style:data-style-name="N126">
      <style:chart-properties chart:symbol-type="named-symbol" chart:symbol-name="arrow-right" chart:symbol-width="0.176cm" chart:symbol-height="0.176cm" chart:link-data-style-to-source="true"/>
      <style:graphic-properties svg:stroke-width="0.035cm" svg:stroke-color="#339966" draw:fill-color="#339966"/>
      <style:text-properties fo:font-size="10pt" style:font-size-asian="10pt" style:font-size-complex="10pt"/>
    </style:style>
    <style:style style:name="ch48" style:family="chart" style:data-style-name="N126">
      <style:chart-properties chart:symbol-type="named-symbol" chart:symbol-name="horizontal-bar" chart:symbol-width="0.176cm" chart:symbol-height="0.176cm" chart:link-data-style-to-source="true"/>
      <style:graphic-properties svg:stroke-width="0.035cm" svg:stroke-color="#003300" draw:fill-color="#003300"/>
      <style:text-properties fo:font-size="10pt" style:font-size-asian="10pt" style:font-size-complex="10pt"/>
    </style:style>
    <style:style style:name="ch49" style:family="chart" style:data-style-name="N126">
      <style:chart-properties chart:symbol-type="named-symbol" chart:symbol-name="diamond" chart:symbol-width="0.176cm" chart:symbol-height="0.176cm" chart:link-data-style-to-source="true"/>
      <style:graphic-properties svg:stroke-width="0.035cm" svg:stroke-color="#333300" draw:fill-color="#333300"/>
      <style:text-properties fo:font-size="10pt" style:font-size-asian="10pt" style:font-size-complex="10pt"/>
    </style:style>
    <style:style style:name="ch50" style:family="chart" style:data-style-name="N126">
      <style:chart-properties chart:symbol-type="named-symbol" chart:symbol-name="square" chart:symbol-width="0.176cm" chart:symbol-height="0.176cm" chart:link-data-style-to-source="true"/>
      <style:graphic-properties svg:stroke-width="0.035cm" svg:stroke-color="#993300" draw:fill-color="#993300"/>
      <style:text-properties fo:font-size="10pt" style:font-size-asian="10pt" style:font-size-complex="10pt"/>
    </style:style>
    <style:style style:name="ch51" style:family="chart" style:data-style-name="N126">
      <style:chart-properties chart:symbol-type="named-symbol" chart:symbol-name="arrow-up" chart:symbol-width="0.176cm" chart:symbol-height="0.176cm" chart:link-data-style-to-source="true"/>
      <style:graphic-properties svg:stroke-width="0.035cm" svg:stroke-color="#993366" draw:fill-color="#993366"/>
      <style:text-properties fo:font-size="10pt" style:font-size-asian="10pt" style:font-size-complex="10pt"/>
    </style:style>
    <style:style style:name="ch52" style:family="chart" style:data-style-name="N126">
      <style:chart-properties chart:symbol-type="named-symbol" chart:symbol-name="x" chart:symbol-width="0.176cm" chart:symbol-height="0.176cm" chart:link-data-style-to-source="true"/>
      <style:graphic-properties svg:stroke-width="0.035cm" svg:stroke-color="#333399" draw:fill-color="#333399"/>
      <style:text-properties fo:font-size="10pt" style:font-size-asian="10pt" style:font-size-complex="10pt"/>
    </style:style>
    <style:style style:name="ch53" style:family="chart" style:data-style-name="N126">
      <style:chart-properties chart:symbol-type="named-symbol" chart:symbol-name="horizontal-bar" chart:symbol-width="0.176cm" chart:symbol-height="0.176cm" chart:link-data-style-to-source="true"/>
      <style:graphic-properties svg:stroke-width="0.035cm" svg:stroke-color="#0066cc" draw:fill-color="#0066cc"/>
      <style:text-properties fo:font-size="10pt" style:font-size-asian="10pt" style:font-size-complex="10pt"/>
    </style:style>
    <style:style style:name="ch54" style:family="chart" style:data-style-name="N126">
      <style:chart-properties chart:symbol-type="named-symbol" chart:symbol-name="diamond" chart:symbol-width="0.176cm" chart:symbol-height="0.176cm" chart:link-data-style-to-source="true"/>
      <style:graphic-properties svg:stroke-width="0.035cm" svg:stroke-color="#ccccff" draw:fill-color="#ccccff"/>
      <style:text-properties fo:font-size="10pt" style:font-size-asian="10pt" style:font-size-complex="10pt"/>
    </style:style>
    <style:style style:name="ch55" style:family="chart" style:data-style-name="N126">
      <style:chart-properties chart:symbol-type="named-symbol" chart:symbol-name="asterisk" chart:symbol-width="0.176cm" chart:symbol-height="0.176cm" chart:link-data-style-to-source="true"/>
      <style:graphic-properties svg:stroke-width="0.035cm" svg:stroke-color="#000000" draw:fill-color="#000000"/>
      <style:text-properties fo:font-size="10pt" style:font-size-asian="10pt" style:font-size-complex="10pt"/>
    </style:style>
    <style:style style:name="ch56" style:family="chart" style:data-style-name="N126">
      <style:chart-properties chart:symbol-type="named-symbol" chart:symbol-name="circle" chart:symbol-width="0.176cm" chart:symbol-height="0.176cm" chart:link-data-style-to-source="true"/>
      <style:graphic-properties svg:stroke-width="0.035cm" svg:stroke-color="#ffffff" draw:fill-color="#ffffff"/>
      <style:text-properties fo:font-size="10pt" style:font-size-asian="10pt" style:font-size-complex="10pt"/>
    </style:style>
    <style:style style:name="ch57" style:family="chart" style:data-style-name="N126">
      <style:chart-properties chart:symbol-type="named-symbol" chart:symbol-name="plus" chart:symbol-width="0.176cm" chart:symbol-height="0.176cm" chart:link-data-style-to-source="true"/>
      <style:graphic-properties svg:stroke-width="0.035cm" svg:stroke-color="#ff0000" draw:fill-color="#ff0000"/>
      <style:text-properties fo:font-size="10pt" style:font-size-asian="10pt" style:font-size-complex="10pt"/>
    </style:style>
    <style:style style:name="ch58" style:family="chart" style:data-style-name="N126">
      <style:chart-properties chart:symbol-type="named-symbol" chart:symbol-name="arrow-right" chart:symbol-width="0.176cm" chart:symbol-height="0.176cm" chart:link-data-style-to-source="true"/>
      <style:graphic-properties svg:stroke-width="0.035cm" svg:stroke-color="#00ff00" draw:fill-color="#00ff00"/>
      <style:text-properties fo:font-size="10pt" style:font-size-asian="10pt" style:font-size-complex="10pt"/>
    </style:style>
    <style:style style:name="ch59" style:family="chart" style:data-style-name="N126">
      <style:chart-properties chart:symbol-type="named-symbol" chart:symbol-name="horizontal-bar" chart:symbol-width="0.176cm" chart:symbol-height="0.176cm" chart:link-data-style-to-source="true"/>
      <style:graphic-properties svg:stroke-width="0.035cm" svg:stroke-color="#0000ff" draw:fill-color="#0000ff"/>
      <style:text-properties fo:font-size="10pt" style:font-size-asian="10pt" style:font-size-complex="10pt"/>
    </style:style>
    <style:style style:name="ch60" style:family="chart" style:data-style-name="N126">
      <style:chart-properties chart:symbol-type="named-symbol" chart:symbol-name="square" chart:symbol-width="0.176cm" chart:symbol-height="0.176cm" chart:link-data-style-to-source="true"/>
      <style:graphic-properties svg:stroke-width="0.035cm" svg:stroke-color="#333333" draw:fill-color="#333333"/>
      <style:text-properties fo:font-size="10pt" style:font-size-asian="10pt" style:font-size-complex="10pt"/>
    </style:style>
    <style:style style:name="ch61" style:family="chart" style:data-style-name="N126">
      <style:chart-properties chart:symbol-type="named-symbol" chart:symbol-name="diamond" chart:symbol-width="0.176cm" chart:symbol-height="0.176cm" chart:link-data-style-to-source="true"/>
      <style:graphic-properties svg:stroke-width="0.035cm" svg:stroke-color="#ffff00" draw:fill-color="#ffff00"/>
      <style:text-properties fo:font-size="10pt" style:font-size-asian="10pt" style:font-size-complex="10pt"/>
    </style:style>
    <style:style style:name="ch62" style:family="chart" style:data-style-name="N126">
      <style:chart-properties chart:symbol-type="named-symbol" chart:symbol-name="horizontal-bar" chart:symbol-width="0.176cm" chart:symbol-height="0.176cm" chart:link-data-style-to-source="true"/>
      <style:graphic-properties svg:stroke-width="0.035cm" svg:stroke-color="#008080" draw:fill-color="#008080"/>
      <style:text-properties fo:font-size="10pt" style:font-size-asian="10pt" style:font-size-complex="10pt"/>
    </style:style>
    <style:style style:name="ch63" style:family="chart" style:data-style-name="N126">
      <style:chart-properties chart:symbol-type="named-symbol" chart:symbol-name="arrow-up" chart:symbol-width="0.176cm" chart:symbol-height="0.176cm" chart:link-data-style-to-source="true"/>
      <style:graphic-properties svg:stroke-width="0.035cm" svg:stroke-color="#00ffff" draw:fill-color="#00ffff"/>
      <style:text-properties fo:font-size="10pt" style:font-size-asian="10pt" style:font-size-complex="10pt"/>
    </style:style>
    <style:style style:name="ch64" style:family="chart" style:data-style-name="N126">
      <style:chart-properties chart:symbol-type="named-symbol" chart:symbol-name="diamond" chart:symbol-width="0.282cm" chart:symbol-height="0.282cm" chart:link-data-style-to-source="true"/>
      <style:graphic-properties svg:stroke-width="0.07cm" svg:stroke-color="#ffcc00" draw:fill-color="#ffcc00"/>
      <style:text-properties fo:font-size="10pt" style:font-size-asian="10pt" style:font-size-complex="10pt"/>
    </style:style>
    <style:style style:name="ch65" style:family="chart" style:data-style-name="N126">
      <style:chart-properties chart:symbol-type="named-symbol" chart:symbol-name="diamond" chart:symbol-width="0.282cm" chart:symbol-height="0.282cm" chart:link-data-style-to-source="true"/>
      <style:graphic-properties svg:stroke-width="0.07cm" svg:stroke-color="#ff0000" draw:fill-color="#ff0000"/>
      <style:text-properties fo:font-size="10pt" style:font-size-asian="10pt" style:font-size-complex="10pt"/>
    </style:style>
    <style:style style:name="ch66" style:family="chart">
      <style:graphic-properties draw:stroke="solid" svg:stroke-width="0.035cm" svg:stroke-color="#ffffff" draw:fill="solid" draw:fill-color="#808080"/>
    </style:style>
    <style:style style:name="ch67" style:family="chart">
      <style:graphic-properties draw:fill-color="#d9d9d9"/>
    </style:style>
  </office:automatic-styles>
  <office:body>
    <office:chart>
      <chart:chart svg:width="22.903cm" svg:height="14.504cm" xlink:href=".." xlink:type="simple" chart:class="chart:line" chart:style-name="ch1">
        <chart:title svg:x="11.039cm" svg:y="0.425cm" chart:style-name="ch2">
          <text:p>Size</text:p>
        </chart:title>
        <chart:legend svg:x="20.279cm" svg:y="0.263cm" style:legend-expansion="custom" chartooo:width="2.575cm" chartooo:height="15.804cm" style:legend-expansion-aspect-ratio="0.162933434573526" chart:style-name="ch3"/>
        <chart:plot-area chart:style-name="ch4" table:cell-range-address="'Size-ratio'.B4:'Size-ratio'.L54 'Size-ratio'.B69:'Size-ratio'.L73" chart:data-source-has-labels="column" svg:x="0.85cm" svg:y="1.726cm" svg:width="19.255cm" svg:height="12.038cm">
          <chartooo:coordinate-region svg:x="1.842cm" svg:y="1.887cm" svg:width="18.095cm" svg:height="11.309cm"/>
          <chart:axis chart:dimension="x" chart:name="primary-x" chart:style-name="ch5">
            <chart:title svg:x="10.138cm" svg:y="14.016cm" chart:style-name="ch6">
              <text:p>Test</text:p>
            </chart:title>
            <chart:grid chart:style-name="ch7" chart:class="major"/>
          </chart:axis>
          <chart:axis chart:dimension="y" chart:name="primary-y" chart:style-name="ch8">
            <chart:title svg:x="0cm" svg:y="8.159cm" chart:style-name="ch9">
              <text:p>Ratio</text:p>
            </chart:title>
            <chart:grid chart:style-name="ch10" chart:class="major"/>
            <chart:grid chart:style-name="ch7" chart:class="minor"/>
          </chart:axis>
          <chart:series chart:style-name="ch11" chart:values-cell-range-address="'Size-ratio'.C4:'Size-ratio'.L4" chart:label-cell-address="'Size-ratio'.B4:'Size-ratio'.B4" chart:class="chart:line">
            <chart:data-point chart:repeated="10"/>
          </chart:series>
          <chart:series chart:style-name="ch12" chart:values-cell-range-address="'Size-ratio'.C5:'Size-ratio'.L5" chart:label-cell-address="'Size-ratio'.B5:'Size-ratio'.B5" chart:class="chart:line">
            <chart:data-point chart:repeated="10"/>
          </chart:series>
          <chart:series chart:style-name="ch13" chart:values-cell-range-address="'Size-ratio'.C6:'Size-ratio'.L6" chart:label-cell-address="'Size-ratio'.B6:'Size-ratio'.B6" chart:class="chart:line">
            <chart:data-point chart:repeated="10"/>
          </chart:series>
          <chart:series chart:style-name="ch14" chart:values-cell-range-address="'Size-ratio'.C7:'Size-ratio'.L7" chart:label-cell-address="'Size-ratio'.B7:'Size-ratio'.B7" chart:class="chart:line">
            <chart:data-point chart:repeated="10"/>
          </chart:series>
          <chart:series chart:style-name="ch15" chart:values-cell-range-address="'Size-ratio'.C8:'Size-ratio'.L8" chart:label-cell-address="'Size-ratio'.B8:'Size-ratio'.B8" chart:class="chart:line">
            <chart:data-point chart:repeated="10"/>
          </chart:series>
          <chart:series chart:style-name="ch16" chart:values-cell-range-address="'Size-ratio'.C9:'Size-ratio'.L9" chart:label-cell-address="'Size-ratio'.B9:'Size-ratio'.B9" chart:class="chart:line">
            <chart:data-point chart:repeated="10"/>
          </chart:series>
          <chart:series chart:style-name="ch17" chart:values-cell-range-address="'Size-ratio'.C10:'Size-ratio'.L10" chart:label-cell-address="'Size-ratio'.B10:'Size-ratio'.B10" chart:class="chart:line">
            <chart:data-point chart:repeated="10"/>
          </chart:series>
          <chart:series chart:style-name="ch18" chart:values-cell-range-address="'Size-ratio'.C11:'Size-ratio'.L11" chart:label-cell-address="'Size-ratio'.B11:'Size-ratio'.B11" chart:class="chart:line">
            <chart:data-point chart:repeated="10"/>
          </chart:series>
          <chart:series chart:style-name="ch19" chart:values-cell-range-address="'Size-ratio'.C12:'Size-ratio'.L12" chart:label-cell-address="'Size-ratio'.B12:'Size-ratio'.B12" chart:class="chart:line">
            <chart:data-point chart:repeated="10"/>
          </chart:series>
          <chart:series chart:style-name="ch20" chart:values-cell-range-address="'Size-ratio'.C13:'Size-ratio'.L13" chart:label-cell-address="'Size-ratio'.B13:'Size-ratio'.B13" chart:class="chart:line">
            <chart:data-point chart:repeated="10"/>
          </chart:series>
          <chart:series chart:style-name="ch21" chart:values-cell-range-address="'Size-ratio'.C14:'Size-ratio'.L14" chart:label-cell-address="'Size-ratio'.B14:'Size-ratio'.B14" chart:class="chart:line">
            <chart:data-point chart:repeated="10"/>
          </chart:series>
          <chart:series chart:style-name="ch22" chart:values-cell-range-address="'Size-ratio'.C15:'Size-ratio'.L15" chart:label-cell-address="'Size-ratio'.B15:'Size-ratio'.B15" chart:class="chart:line">
            <chart:data-point chart:repeated="10"/>
          </chart:series>
          <chart:series chart:style-name="ch23" chart:values-cell-range-address="'Size-ratio'.C16:'Size-ratio'.L16" chart:label-cell-address="'Size-ratio'.B16:'Size-ratio'.B16" chart:class="chart:line">
            <chart:data-point chart:repeated="10"/>
          </chart:series>
          <chart:series chart:style-name="ch24" chart:values-cell-range-address="'Size-ratio'.C17:'Size-ratio'.L17" chart:label-cell-address="'Size-ratio'.B17:'Size-ratio'.B17" chart:class="chart:line">
            <chart:data-point chart:repeated="10"/>
          </chart:series>
          <chart:series chart:style-name="ch25" chart:values-cell-range-address="'Size-ratio'.C18:'Size-ratio'.L18" chart:label-cell-address="'Size-ratio'.B18:'Size-ratio'.B18" chart:class="chart:line">
            <chart:data-point chart:repeated="10"/>
          </chart:series>
          <chart:series chart:style-name="ch26" chart:values-cell-range-address="'Size-ratio'.C19:'Size-ratio'.L19" chart:label-cell-address="'Size-ratio'.B19:'Size-ratio'.B19" chart:class="chart:line">
            <chart:data-point chart:repeated="10"/>
          </chart:series>
          <chart:series chart:style-name="ch27" chart:values-cell-range-address="'Size-ratio'.C20:'Size-ratio'.L20" chart:label-cell-address="'Size-ratio'.B20:'Size-ratio'.B20" chart:class="chart:line">
            <chart:data-point chart:repeated="10"/>
          </chart:series>
          <chart:series chart:style-name="ch28" chart:values-cell-range-address="'Size-ratio'.C21:'Size-ratio'.L21" chart:label-cell-address="'Size-ratio'.B21:'Size-ratio'.B21" chart:class="chart:line">
            <chart:data-point chart:repeated="10"/>
          </chart:series>
          <chart:series chart:style-name="ch29" chart:values-cell-range-address="'Size-ratio'.C22:'Size-ratio'.L22" chart:label-cell-address="'Size-ratio'.B22:'Size-ratio'.B22" chart:class="chart:line">
            <chart:data-point chart:repeated="10"/>
          </chart:series>
          <chart:series chart:style-name="ch30" chart:values-cell-range-address="'Size-ratio'.C23:'Size-ratio'.L23" chart:label-cell-address="'Size-ratio'.B23:'Size-ratio'.B23" chart:class="chart:line">
            <chart:data-point chart:repeated="10"/>
          </chart:series>
          <chart:series chart:style-name="ch31" chart:values-cell-range-address="'Size-ratio'.C24:'Size-ratio'.L24" chart:label-cell-address="'Size-ratio'.B24:'Size-ratio'.B24" chart:class="chart:line">
            <chart:data-point chart:repeated="10"/>
          </chart:series>
          <chart:series chart:style-name="ch32" chart:values-cell-range-address="'Size-ratio'.C25:'Size-ratio'.L25" chart:label-cell-address="'Size-ratio'.B25:'Size-ratio'.B25" chart:class="chart:line">
            <chart:data-point chart:repeated="10"/>
          </chart:series>
          <chart:series chart:style-name="ch33" chart:values-cell-range-address="'Size-ratio'.C26:'Size-ratio'.L26" chart:label-cell-address="'Size-ratio'.B26:'Size-ratio'.B26" chart:class="chart:line">
            <chart:data-point chart:repeated="10"/>
          </chart:series>
          <chart:series chart:style-name="ch34" chart:values-cell-range-address="'Size-ratio'.C27:'Size-ratio'.L27" chart:label-cell-address="'Size-ratio'.B27:'Size-ratio'.B27" chart:class="chart:line">
            <chart:data-point chart:repeated="10"/>
          </chart:series>
          <chart:series chart:style-name="ch35" chart:values-cell-range-address="'Size-ratio'.C28:'Size-ratio'.L28" chart:label-cell-address="'Size-ratio'.B28:'Size-ratio'.B28" chart:class="chart:line">
            <chart:data-point chart:repeated="10"/>
          </chart:series>
          <chart:series chart:style-name="ch36" chart:values-cell-range-address="'Size-ratio'.C29:'Size-ratio'.L29" chart:label-cell-address="'Size-ratio'.B29:'Size-ratio'.B29" chart:class="chart:line">
            <chart:data-point chart:repeated="10"/>
          </chart:series>
          <chart:series chart:style-name="ch37" chart:values-cell-range-address="'Size-ratio'.C30:'Size-ratio'.L30" chart:label-cell-address="'Size-ratio'.B30:'Size-ratio'.B30" chart:class="chart:line">
            <chart:data-point chart:repeated="10"/>
          </chart:series>
          <chart:series chart:style-name="ch38" chart:values-cell-range-address="'Size-ratio'.C31:'Size-ratio'.L31" chart:label-cell-address="'Size-ratio'.B31:'Size-ratio'.B31" chart:class="chart:line">
            <chart:data-point chart:repeated="10"/>
          </chart:series>
          <chart:series chart:style-name="ch39" chart:values-cell-range-address="'Size-ratio'.C32:'Size-ratio'.L32" chart:label-cell-address="'Size-ratio'.B32:'Size-ratio'.B32" chart:class="chart:line">
            <chart:data-point chart:repeated="10"/>
          </chart:series>
          <chart:series chart:style-name="ch40" chart:values-cell-range-address="'Size-ratio'.C33:'Size-ratio'.L33" chart:label-cell-address="'Size-ratio'.B33:'Size-ratio'.B33" chart:class="chart:line">
            <chart:data-point chart:repeated="10"/>
          </chart:series>
          <chart:series chart:style-name="ch41" chart:values-cell-range-address="'Size-ratio'.C34:'Size-ratio'.L34" chart:label-cell-address="'Size-ratio'.B34:'Size-ratio'.B34" chart:class="chart:line">
            <chart:data-point chart:repeated="10"/>
          </chart:series>
          <chart:series chart:style-name="ch42" chart:values-cell-range-address="'Size-ratio'.C35:'Size-ratio'.L35" chart:label-cell-address="'Size-ratio'.B35:'Size-ratio'.B35" chart:class="chart:line">
            <chart:data-point chart:repeated="10"/>
          </chart:series>
          <chart:series chart:style-name="ch43" chart:values-cell-range-address="'Size-ratio'.C36:'Size-ratio'.L36" chart:label-cell-address="'Size-ratio'.B36:'Size-ratio'.B36" chart:class="chart:line">
            <chart:data-point chart:repeated="10"/>
          </chart:series>
          <chart:series chart:style-name="ch44" chart:values-cell-range-address="'Size-ratio'.C37:'Size-ratio'.L37" chart:label-cell-address="'Size-ratio'.B37:'Size-ratio'.B37" chart:class="chart:line">
            <chart:data-point chart:repeated="10"/>
          </chart:series>
          <chart:series chart:style-name="ch45" chart:values-cell-range-address="'Size-ratio'.C38:'Size-ratio'.L38" chart:label-cell-address="'Size-ratio'.B38:'Size-ratio'.B38" chart:class="chart:line">
            <chart:data-point chart:repeated="10"/>
          </chart:series>
          <chart:series chart:style-name="ch46" chart:values-cell-range-address="'Size-ratio'.C39:'Size-ratio'.L39" chart:label-cell-address="'Size-ratio'.B39:'Size-ratio'.B39" chart:class="chart:line">
            <chart:data-point chart:repeated="10"/>
          </chart:series>
          <chart:series chart:style-name="ch47" chart:values-cell-range-address="'Size-ratio'.C40:'Size-ratio'.L40" chart:label-cell-address="'Size-ratio'.B40:'Size-ratio'.B40" chart:class="chart:line">
            <chart:data-point chart:repeated="10"/>
          </chart:series>
          <chart:series chart:style-name="ch48" chart:values-cell-range-address="'Size-ratio'.C41:'Size-ratio'.L41" chart:label-cell-address="'Size-ratio'.B41:'Size-ratio'.B41" chart:class="chart:line">
            <chart:data-point chart:repeated="10"/>
          </chart:series>
          <chart:series chart:style-name="ch49" chart:values-cell-range-address="'Size-ratio'.C42:'Size-ratio'.L42" chart:label-cell-address="'Size-ratio'.B42:'Size-ratio'.B42" chart:class="chart:line">
            <chart:data-point chart:repeated="10"/>
          </chart:series>
          <chart:series chart:style-name="ch50" chart:values-cell-range-address="'Size-ratio'.C43:'Size-ratio'.L43" chart:label-cell-address="'Size-ratio'.B43:'Size-ratio'.B43" chart:class="chart:line">
            <chart:data-point chart:repeated="10"/>
          </chart:series>
          <chart:series chart:style-name="ch51" chart:values-cell-range-address="'Size-ratio'.C44:'Size-ratio'.L44" chart:label-cell-address="'Size-ratio'.B44:'Size-ratio'.B44" chart:class="chart:line">
            <chart:data-point chart:repeated="10"/>
          </chart:series>
          <chart:series chart:style-name="ch52" chart:values-cell-range-address="'Size-ratio'.C45:'Size-ratio'.L45" chart:label-cell-address="'Size-ratio'.B45:'Size-ratio'.B45" chart:class="chart:line">
            <chart:data-point chart:repeated="10"/>
          </chart:series>
          <chart:series chart:style-name="ch53" chart:values-cell-range-address="'Size-ratio'.C46:'Size-ratio'.L46" chart:label-cell-address="'Size-ratio'.B46:'Size-ratio'.B46" chart:class="chart:line">
            <chart:data-point chart:repeated="10"/>
          </chart:series>
          <chart:series chart:style-name="ch54" chart:values-cell-range-address="'Size-ratio'.C47:'Size-ratio'.L47" chart:label-cell-address="'Size-ratio'.B47:'Size-ratio'.B47" chart:class="chart:line">
            <chart:data-point chart:repeated="10"/>
          </chart:series>
          <chart:series chart:style-name="ch55" chart:values-cell-range-address="'Size-ratio'.C48:'Size-ratio'.L48" chart:label-cell-address="'Size-ratio'.B48:'Size-ratio'.B48" chart:class="chart:line">
            <chart:data-point chart:repeated="10"/>
          </chart:series>
          <chart:series chart:style-name="ch56" chart:values-cell-range-address="'Size-ratio'.C49:'Size-ratio'.L49" chart:label-cell-address="'Size-ratio'.B49:'Size-ratio'.B49" chart:class="chart:line">
            <chart:data-point chart:repeated="10"/>
          </chart:series>
          <chart:series chart:style-name="ch57" chart:values-cell-range-address="'Size-ratio'.C50:'Size-ratio'.L50" chart:label-cell-address="'Size-ratio'.B50:'Size-ratio'.B50" chart:class="chart:line">
            <chart:data-point chart:repeated="10"/>
          </chart:series>
          <chart:series chart:style-name="ch58" chart:values-cell-range-address="'Size-ratio'.C51:'Size-ratio'.L51" chart:label-cell-address="'Size-ratio'.B51:'Size-ratio'.B51" chart:class="chart:line">
            <chart:data-point chart:repeated="10"/>
          </chart:series>
          <chart:series chart:style-name="ch59" chart:values-cell-range-address="'Size-ratio'.C52:'Size-ratio'.L52" chart:label-cell-address="'Size-ratio'.B52:'Size-ratio'.B52" chart:class="chart:line">
            <chart:data-point chart:repeated="10"/>
          </chart:series>
          <chart:series chart:style-name="ch60" chart:values-cell-range-address="'Size-ratio'.C53:'Size-ratio'.L53" chart:label-cell-address="'Size-ratio'.B53:'Size-ratio'.B53" chart:class="chart:line">
            <chart:data-point chart:repeated="10"/>
          </chart:series>
          <chart:series chart:style-name="ch61" chart:values-cell-range-address="'Size-ratio'.C54:'Size-ratio'.L54" chart:label-cell-address="'Size-ratio'.B54:'Size-ratio'.B54" chart:class="chart:line">
            <chart:data-point chart:repeated="10"/>
          </chart:series>
          <chart:series chart:style-name="ch12" chart:values-cell-range-address="'Size-ratio'.C69:'Size-ratio'.L69" chart:label-cell-address="'Size-ratio'.B69:'Size-ratio'.B69" chart:class="chart:line">
            <chart:data-point chart:repeated="10"/>
          </chart:series>
          <chart:series chart:style-name="ch62" chart:values-cell-range-address="'Size-ratio'.C70:'Size-ratio'.L70" chart:label-cell-address="'Size-ratio'.B70:'Size-ratio'.B70" chart:class="chart:line">
            <chart:data-point chart:repeated="10"/>
          </chart:series>
          <chart:series chart:style-name="ch63" chart:values-cell-range-address="'Size-ratio'.C71:'Size-ratio'.L71" chart:label-cell-address="'Size-ratio'.B71:'Size-ratio'.B71" chart:class="chart:line">
            <chart:data-point chart:repeated="10"/>
          </chart:series>
          <chart:series chart:style-name="ch64" chart:values-cell-range-address="'Size-ratio'.C72:'Size-ratio'.L72" chart:label-cell-address="'Size-ratio'.B72:'Size-ratio'.B72" chart:class="chart:line">
            <chart:data-point chart:repeated="10"/>
          </chart:series>
          <chart:series chart:style-name="ch65" chart:values-cell-range-address="'Size-ratio'.C73:'Size-ratio'.L73" chart:label-cell-address="'Size-ratio'.B73:'Size-ratio'.B73" chart:class="chart:line">
            <chart:data-point chart:repeated="10"/>
          </chart:series>
          <chart:wall chart:style-name="ch66"/>
          <chart:floor chart:style-name="ch6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AMR-cod</text:p>
                <draw:g>
                  <svg:desc>'Size-ratio'.B4:'Size-ratio'.B4</svg:desc>
                </draw:g>
              </table:table-cell>
              <table:table-cell office:value-type="float" office:value="1">
                <text:p>1</text:p>
                <draw:g>
                  <svg:desc>'Size-ratio'.C4:'Size-ratio'.L4</svg:desc>
                </draw:g>
              </table:table-cell>
              <table:table-cell office:value-type="float" office:value="0.94812831417021">
                <text:p>0.94812831417021</text:p>
              </table:table-cell>
              <table:table-cell office:value-type="float" office:value="0.946763269806269">
                <text:p>0.946763269806269</text:p>
              </table:table-cell>
              <table:table-cell office:value-type="float" office:value="0.950175880716123">
                <text:p>0.950175880716123</text:p>
              </table:table-cell>
              <table:table-cell office:value-type="float" office:value="0.940883078700058">
                <text:p>0.940883078700058</text:p>
              </table:table-cell>
              <table:table-cell office:value-type="float" office:value="0.937522969496509">
                <text:p>0.937522969496509</text:p>
              </table:table-cell>
              <table:table-cell office:value-type="float" office:value="0.937522969496509">
                <text:p>0.937522969496509</text:p>
              </table:table-cell>
              <table:table-cell office:value-type="float" office:value="0.964403843124902">
                <text:p>0.964403843124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MR-dec</text:p>
                <draw:g>
                  <svg:desc>'Size-ratio'.B5:'Size-ratio'.B5</svg:desc>
                </draw:g>
              </table:table-cell>
              <table:table-cell office:value-type="float" office:value="1">
                <text:p>1</text:p>
                <draw:g>
                  <svg:desc>'Size-ratio'.C5:'Size-ratio'.L5</svg:desc>
                </draw:g>
              </table:table-cell>
              <table:table-cell office:value-type="float" office:value="0.949753589029355">
                <text:p>0.949753589029355</text:p>
              </table:table-cell>
              <table:table-cell office:value-type="float" office:value="0.948575101778444">
                <text:p>0.948575101778444</text:p>
              </table:table-cell>
              <table:table-cell office:value-type="float" office:value="0.949753589029355">
                <text:p>0.949753589029355</text:p>
              </table:table-cell>
              <table:table-cell office:value-type="float" office:value="0.950717805871009">
                <text:p>0.950717805871009</text:p>
              </table:table-cell>
              <table:table-cell office:value-type="float" office:value="0.948682236983073">
                <text:p>0.948682236983073</text:p>
              </table:table-cell>
              <table:table-cell office:value-type="float" office:value="0.953610456395972">
                <text:p>0.953610456395972</text:p>
              </table:table-cell>
              <table:table-cell office:value-type="float" office:value="1.01757017355903">
                <text:p>1.01757017355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CC-cod</text:p>
                <draw:g>
                  <svg:desc>'Size-ratio'.B6:'Size-ratio'.B6</svg:desc>
                </draw:g>
              </table:table-cell>
              <table:table-cell office:value-type="float" office:value="1">
                <text:p>1</text:p>
                <draw:g>
                  <svg:desc>'Size-ratio'.C6:'Size-ratio'.L6</svg:desc>
                </draw:g>
              </table:table-cell>
              <table:table-cell office:value-type="float" office:value="0.958904109589041">
                <text:p>0.958904109589041</text:p>
              </table:table-cell>
              <table:table-cell office:value-type="float" office:value="0.938356164383562">
                <text:p>0.938356164383562</text:p>
              </table:table-cell>
              <table:table-cell office:value-type="float" office:value="0.938356164383562">
                <text:p>0.938356164383562</text:p>
              </table:table-cell>
              <table:table-cell office:value-type="float" office:value="0.938356164383562">
                <text:p>0.938356164383562</text:p>
              </table:table-cell>
              <table:table-cell office:value-type="float" office:value="0.948630136986301">
                <text:p>0.948630136986301</text:p>
              </table:table-cell>
              <table:table-cell office:value-type="float" office:value="0.948630136986301">
                <text:p>0.948630136986301</text:p>
              </table:table-cell>
              <table:table-cell office:value-type="float" office:value="0.934931506849315">
                <text:p>0.934931506849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CC-dec</text:p>
                <draw:g>
                  <svg:desc>'Size-ratio'.B7:'Size-ratio'.B7</svg:desc>
                </draw:g>
              </table:table-cell>
              <table:table-cell office:value-type="float" office:value="1">
                <text:p>1</text:p>
                <draw:g>
                  <svg:desc>'Size-ratio'.C7:'Size-ratio'.L7</svg:desc>
                </draw:g>
              </table:table-cell>
              <table:table-cell office:value-type="float" office:value="0.981468771448181">
                <text:p>0.981468771448181</text:p>
              </table:table-cell>
              <table:table-cell office:value-type="float" office:value="0.950583390528483">
                <text:p>0.950583390528483</text:p>
              </table:table-cell>
              <table:table-cell office:value-type="float" office:value="0.949897048730268">
                <text:p>0.949897048730268</text:p>
              </table:table-cell>
              <table:table-cell office:value-type="float" office:value="0.949897048730268">
                <text:p>0.949897048730268</text:p>
              </table:table-cell>
              <table:table-cell office:value-type="float" office:value="0.949897048730268">
                <text:p>0.949897048730268</text:p>
              </table:table-cell>
              <table:table-cell office:value-type="float" office:value="0.949897048730268">
                <text:p>0.949897048730268</text:p>
              </table:table-cell>
              <table:table-cell office:value-type="float" office:value="0.947151681537406">
                <text:p>0.947151681537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FR-cod</text:p>
                <draw:g>
                  <svg:desc>'Size-ratio'.B8:'Size-ratio'.B8</svg:desc>
                </draw:g>
              </table:table-cell>
              <table:table-cell office:value-type="float" office:value="1">
                <text:p>1</text:p>
                <draw:g>
                  <svg:desc>'Size-ratio'.C8:'Size-ratio'.L8</svg:desc>
                </draw:g>
              </table:table-cell>
              <table:table-cell office:value-type="float" office:value="0.979114357452636">
                <text:p>0.979114357452636</text:p>
              </table:table-cell>
              <table:table-cell office:value-type="float" office:value="0.978315453092901">
                <text:p>0.978315453092901</text:p>
              </table:table-cell>
              <table:table-cell office:value-type="float" office:value="0.982766491668569">
                <text:p>0.982766491668569</text:p>
              </table:table-cell>
              <table:table-cell office:value-type="float" office:value="0.97352202693449">
                <text:p>0.97352202693449</text:p>
              </table:table-cell>
              <table:table-cell office:value-type="float" office:value="0.965076466560146">
                <text:p>0.965076466560146</text:p>
              </table:table-cell>
              <table:table-cell office:value-type="float" office:value="0.965190595754394">
                <text:p>0.965190595754394</text:p>
              </table:table-cell>
              <table:table-cell office:value-type="float" office:value="0.980141520200867">
                <text:p>0.980141520200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FR-dec</text:p>
                <draw:g>
                  <svg:desc>'Size-ratio'.B9:'Size-ratio'.B9</svg:desc>
                </draw:g>
              </table:table-cell>
              <table:table-cell office:value-type="float" office:value="1">
                <text:p>1</text:p>
                <draw:g>
                  <svg:desc>'Size-ratio'.C9:'Size-ratio'.L9</svg:desc>
                </draw:g>
              </table:table-cell>
              <table:table-cell office:value-type="float" office:value="0.988487702773417">
                <text:p>0.988487702773417</text:p>
              </table:table-cell>
              <table:table-cell office:value-type="float" office:value="0.988487702773417">
                <text:p>0.988487702773417</text:p>
              </table:table-cell>
              <table:table-cell office:value-type="float" office:value="0.988749345892203">
                <text:p>0.988749345892203</text:p>
              </table:table-cell>
              <table:table-cell office:value-type="float" office:value="0.988749345892203">
                <text:p>0.988749345892203</text:p>
              </table:table-cell>
              <table:table-cell office:value-type="float" office:value="0.985871271585557">
                <text:p>0.985871271585557</text:p>
              </table:table-cell>
              <table:table-cell office:value-type="float" office:value="0.985871271585557">
                <text:p>0.985871271585557</text:p>
              </table:table-cell>
              <table:table-cell office:value-type="float" office:value="0.999738356881214">
                <text:p>0.999738356881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VR-cod</text:p>
                <draw:g>
                  <svg:desc>'Size-ratio'.B10:'Size-ratio'.B10</svg:desc>
                </draw:g>
              </table:table-cell>
              <table:table-cell office:value-type="float" office:value="1">
                <text:p>1</text:p>
                <draw:g>
                  <svg:desc>'Size-ratio'.C10:'Size-ratio'.L10</svg:desc>
                </draw:g>
              </table:table-cell>
              <table:table-cell office:value-type="float" office:value="0.982472254114045">
                <text:p>0.982472254114045</text:p>
              </table:table-cell>
              <table:table-cell office:value-type="float" office:value="0.98193647148871">
                <text:p>0.98193647148871</text:p>
              </table:table-cell>
              <table:table-cell office:value-type="float" office:value="0.980482204362801">
                <text:p>0.980482204362801</text:p>
              </table:table-cell>
              <table:table-cell office:value-type="float" office:value="0.977037887485649">
                <text:p>0.977037887485649</text:p>
              </table:table-cell>
              <table:table-cell office:value-type="float" office:value="0.972368924607731">
                <text:p>0.972368924607731</text:p>
              </table:table-cell>
              <table:table-cell office:value-type="float" office:value="0.972522005357826">
                <text:p>0.972522005357826</text:p>
              </table:table-cell>
              <table:table-cell office:value-type="float" office:value="0.979869881362419">
                <text:p>0.979869881362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VR-dec</text:p>
                <draw:g>
                  <svg:desc>'Size-ratio'.B11:'Size-ratio'.B11</svg:desc>
                </draw:g>
              </table:table-cell>
              <table:table-cell office:value-type="float" office:value="1">
                <text:p>1</text:p>
                <draw:g>
                  <svg:desc>'Size-ratio'.C11:'Size-ratio'.L11</svg:desc>
                </draw:g>
              </table:table-cell>
              <table:table-cell office:value-type="float" office:value="0.980053464939338">
                <text:p>0.980053464939338</text:p>
              </table:table-cell>
              <table:table-cell office:value-type="float" office:value="0.978819658646926">
                <text:p>0.978819658646926</text:p>
              </table:table-cell>
              <table:table-cell office:value-type="float" office:value="0.982726711906231">
                <text:p>0.982726711906231</text:p>
              </table:table-cell>
              <table:table-cell office:value-type="float" office:value="0.979230927411063">
                <text:p>0.979230927411063</text:p>
              </table:table-cell>
              <table:table-cell office:value-type="float" office:value="0.958667489204195">
                <text:p>0.958667489204195</text:p>
              </table:table-cell>
              <table:table-cell office:value-type="float" office:value="0.958873123586264">
                <text:p>0.958873123586264</text:p>
              </table:table-cell>
              <table:table-cell office:value-type="float" office:value="0.960723833024882">
                <text:p>0.960723833024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R-cod</text:p>
                <draw:g>
                  <svg:desc>'Size-ratio'.B12:'Size-ratio'.B12</svg:desc>
                </draw:g>
              </table:table-cell>
              <table:table-cell office:value-type="float" office:value="1">
                <text:p>1</text:p>
                <draw:g>
                  <svg:desc>'Size-ratio'.C12:'Size-ratio'.L1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.00185356811863">
                <text:p>1.00185356811863</text:p>
              </table:table-cell>
              <table:table-cell office:value-type="float" office:value="0.992585727525487">
                <text:p>0.992585727525487</text:p>
              </table:table-cell>
              <table:table-cell office:value-type="float" office:value="0.998146431881372">
                <text:p>0.998146431881372</text:p>
              </table:table-cell>
              <table:table-cell office:value-type="float" office:value="0.992585727525487">
                <text:p>0.992585727525487</text:p>
              </table:table-cell>
              <table:table-cell office:value-type="float" office:value="0.992585727525487">
                <text:p>0.992585727525487</text:p>
              </table:table-cell>
              <table:table-cell office:value-type="float" office:value="1.12604263206673">
                <text:p>1.12604263206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R-dec</text:p>
                <draw:g>
                  <svg:desc>'Size-ratio'.B13:'Size-ratio'.B13</svg:desc>
                </draw:g>
              </table:table-cell>
              <table:table-cell office:value-type="float" office:value="1">
                <text:p>1</text:p>
                <draw:g>
                  <svg:desc>'Size-ratio'.C13:'Size-ratio'.L1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.9847850893876">
                <text:p>0.9847850893876</text:p>
              </table:table-cell>
              <table:table-cell office:value-type="float" office:value="0.97907949790795">
                <text:p>0.97907949790795</text:p>
              </table:table-cell>
              <table:table-cell office:value-type="float" office:value="0.97793837961202">
                <text:p>0.97793837961202</text:p>
              </table:table-cell>
              <table:table-cell office:value-type="float" office:value="0.97299353366299">
                <text:p>0.97299353366299</text:p>
              </table:table-cell>
              <table:table-cell office:value-type="float" office:value="0.97299353366299">
                <text:p>0.97299353366299</text:p>
              </table:table-cell>
              <table:table-cell office:value-type="float" office:value="0.97907949790795">
                <text:p>0.97907949790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721-cod</text:p>
                <draw:g>
                  <svg:desc>'Size-ratio'.B14:'Size-ratio'.B14</svg:desc>
                </draw:g>
              </table:table-cell>
              <table:table-cell office:value-type="float" office:value="1">
                <text:p>1</text:p>
                <draw:g>
                  <svg:desc>'Size-ratio'.C14:'Size-ratio'.L14</svg:desc>
                </draw:g>
              </table:table-cell>
              <table:table-cell office:value-type="float" office:value="0.948646125116713">
                <text:p>0.948646125116713</text:p>
              </table:table-cell>
              <table:table-cell office:value-type="float" office:value="0.948646125116713">
                <text:p>0.948646125116713</text:p>
              </table:table-cell>
              <table:table-cell office:value-type="float" office:value="0.947712418300653">
                <text:p>0.947712418300653</text:p>
              </table:table-cell>
              <table:table-cell office:value-type="float" office:value="0.947712418300653">
                <text:p>0.947712418300653</text:p>
              </table:table-cell>
              <table:table-cell office:value-type="float" office:value="0.943043884220355">
                <text:p>0.943043884220355</text:p>
              </table:table-cell>
              <table:table-cell office:value-type="float" office:value="0.943043884220355">
                <text:p>0.943043884220355</text:p>
              </table:table-cell>
              <table:table-cell office:value-type="float" office:value="0.943043884220355">
                <text:p>0.943043884220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721-dec</text:p>
                <draw:g>
                  <svg:desc>'Size-ratio'.B15:'Size-ratio'.B15</svg:desc>
                </draw:g>
              </table:table-cell>
              <table:table-cell office:value-type="float" office:value="1">
                <text:p>1</text:p>
                <draw:g>
                  <svg:desc>'Size-ratio'.C15:'Size-ratio'.L15</svg:desc>
                </draw:g>
              </table:table-cell>
              <table:table-cell office:value-type="float" office:value="0.943000838222967">
                <text:p>0.943000838222967</text:p>
              </table:table-cell>
              <table:table-cell office:value-type="float" office:value="0.945515507124895">
                <text:p>0.945515507124895</text:p>
              </table:table-cell>
              <table:table-cell office:value-type="float" office:value="0.945515507124895">
                <text:p>0.945515507124895</text:p>
              </table:table-cell>
              <table:table-cell office:value-type="float" office:value="0.947191953059514">
                <text:p>0.947191953059514</text:p>
              </table:table-cell>
              <table:table-cell office:value-type="float" office:value="0.943000838222967">
                <text:p>0.943000838222967</text:p>
              </table:table-cell>
              <table:table-cell office:value-type="float" office:value="0.943000838222967">
                <text:p>0.943000838222967</text:p>
              </table:table-cell>
              <table:table-cell office:value-type="float" office:value="0.941324392288349">
                <text:p>0.941324392288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722-cod</text:p>
                <draw:g>
                  <svg:desc>'Size-ratio'.B16:'Size-ratio'.B16</svg:desc>
                </draw:g>
              </table:table-cell>
              <table:table-cell office:value-type="float" office:value="1">
                <text:p>1</text:p>
                <draw:g>
                  <svg:desc>'Size-ratio'.C16:'Size-ratio'.L16</svg:desc>
                </draw:g>
              </table:table-cell>
              <table:table-cell office:value-type="float" office:value="0.99572192513369">
                <text:p>0.99572192513369</text:p>
              </table:table-cell>
              <table:table-cell office:value-type="float" office:value="0.993582887700535">
                <text:p>0.993582887700535</text:p>
              </table:table-cell>
              <table:table-cell office:value-type="float" office:value="0.98716577540107">
                <text:p>0.98716577540107</text:p>
              </table:table-cell>
              <table:table-cell office:value-type="float" office:value="0.99144385026738">
                <text:p>0.99144385026738</text:p>
              </table:table-cell>
              <table:table-cell office:value-type="float" office:value="0.980748663101604">
                <text:p>0.980748663101604</text:p>
              </table:table-cell>
              <table:table-cell office:value-type="float" office:value="0.980748663101604">
                <text:p>0.980748663101604</text:p>
              </table:table-cell>
              <table:table-cell office:value-type="float" office:value="0.976470588235294">
                <text:p>0.976470588235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722-dec</text:p>
                <draw:g>
                  <svg:desc>'Size-ratio'.B17:'Size-ratio'.B17</svg:desc>
                </draw:g>
              </table:table-cell>
              <table:table-cell office:value-type="float" office:value="1">
                <text:p>1</text:p>
                <draw:g>
                  <svg:desc>'Size-ratio'.C17:'Size-ratio'.L17</svg:desc>
                </draw:g>
              </table:table-cell>
              <table:table-cell office:value-type="float" office:value="1.00109170305677">
                <text:p>1.00109170305677</text:p>
              </table:table-cell>
              <table:table-cell office:value-type="float" office:value="1.00109170305677">
                <text:p>1.00109170305677</text:p>
              </table:table-cell>
              <table:table-cell office:value-type="float" office:value="0.998908296943231">
                <text:p>0.998908296943231</text:p>
              </table:table-cell>
              <table:table-cell office:value-type="float" office:value="1.00764192139738">
                <text:p>1.00764192139738</text:p>
              </table:table-cell>
              <table:table-cell office:value-type="float" office:value="0.983624454148472">
                <text:p>0.983624454148472</text:p>
              </table:table-cell>
              <table:table-cell office:value-type="float" office:value="0.983624454148472">
                <text:p>0.983624454148472</text:p>
              </table:table-cell>
              <table:table-cell office:value-type="float" office:value="0.978165938864629">
                <text:p>0.978165938864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723-cod</text:p>
                <draw:g>
                  <svg:desc>'Size-ratio'.B18:'Size-ratio'.B18</svg:desc>
                </draw:g>
              </table:table-cell>
              <table:table-cell office:value-type="float" office:value="1">
                <text:p>1</text:p>
                <draw:g>
                  <svg:desc>'Size-ratio'.C18:'Size-ratio'.L18</svg:desc>
                </draw:g>
              </table:table-cell>
              <table:table-cell office:value-type="float" office:value="0.978297564504461">
                <text:p>0.978297564504461</text:p>
              </table:table-cell>
              <table:table-cell office:value-type="float" office:value="0.983240897034001">
                <text:p>0.983240897034001</text:p>
              </table:table-cell>
              <table:table-cell office:value-type="float" office:value="0.983240897034001">
                <text:p>0.983240897034001</text:p>
              </table:table-cell>
              <table:table-cell office:value-type="float" office:value="0.977935857246202">
                <text:p>0.977935857246202</text:p>
              </table:table-cell>
              <table:table-cell office:value-type="float" office:value="0.969616590306245">
                <text:p>0.969616590306245</text:p>
              </table:table-cell>
              <table:table-cell office:value-type="float" office:value="0.970098866650591">
                <text:p>0.970098866650591</text:p>
              </table:table-cell>
              <table:table-cell office:value-type="float" office:value="0.96322642874367">
                <text:p>0.96322642874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723-dec</text:p>
                <draw:g>
                  <svg:desc>'Size-ratio'.B19:'Size-ratio'.B19</svg:desc>
                </draw:g>
              </table:table-cell>
              <table:table-cell office:value-type="float" office:value="1">
                <text:p>1</text:p>
                <draw:g>
                  <svg:desc>'Size-ratio'.C19:'Size-ratio'.L19</svg:desc>
                </draw:g>
              </table:table-cell>
              <table:table-cell office:value-type="float" office:value="0.939442231075697">
                <text:p>0.939442231075697</text:p>
              </table:table-cell>
              <table:table-cell office:value-type="float" office:value="0.935723771580345">
                <text:p>0.935723771580345</text:p>
              </table:table-cell>
              <table:table-cell office:value-type="float" office:value="0.937583001328021">
                <text:p>0.937583001328021</text:p>
              </table:table-cell>
              <table:table-cell office:value-type="float" office:value="0.935989375830013">
                <text:p>0.935989375830013</text:p>
              </table:table-cell>
              <table:table-cell office:value-type="float" office:value="0.936520584329349">
                <text:p>0.936520584329349</text:p>
              </table:table-cell>
              <table:table-cell office:value-type="float" office:value="0.936520584329349">
                <text:p>0.936520584329349</text:p>
              </table:table-cell>
              <table:table-cell office:value-type="float" office:value="0.941832669322709">
                <text:p>0.941832669322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723_24-cod</text:p>
                <draw:g>
                  <svg:desc>'Size-ratio'.B20:'Size-ratio'.B20</svg:desc>
                </draw:g>
              </table:table-cell>
              <table:table-cell office:value-type="float" office:value="1">
                <text:p>1</text:p>
                <draw:g>
                  <svg:desc>'Size-ratio'.C20:'Size-ratio'.L20</svg:desc>
                </draw:g>
              </table:table-cell>
              <table:table-cell office:value-type="float" office:value="0.947916666666667">
                <text:p>0.947916666666667</text:p>
              </table:table-cell>
              <table:table-cell office:value-type="float" office:value="0.947916666666667">
                <text:p>0.947916666666667</text:p>
              </table:table-cell>
              <table:table-cell office:value-type="float" office:value="0.946969696969697">
                <text:p>0.946969696969697</text:p>
              </table:table-cell>
              <table:table-cell office:value-type="float" office:value="0.946969696969697">
                <text:p>0.946969696969697</text:p>
              </table:table-cell>
              <table:table-cell office:value-type="float" office:value="0.940340909090909">
                <text:p>0.940340909090909</text:p>
              </table:table-cell>
              <table:table-cell office:value-type="float" office:value="0.940340909090909">
                <text:p>0.940340909090909</text:p>
              </table:table-cell>
              <table:table-cell office:value-type="float" office:value="0.940340909090909">
                <text:p>0.940340909090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723_24-dec</text:p>
                <draw:g>
                  <svg:desc>'Size-ratio'.B21:'Size-ratio'.B21</svg:desc>
                </draw:g>
              </table:table-cell>
              <table:table-cell office:value-type="float" office:value="1">
                <text:p>1</text:p>
                <draw:g>
                  <svg:desc>'Size-ratio'.C21:'Size-ratio'.L21</svg:desc>
                </draw:g>
              </table:table-cell>
              <table:table-cell office:value-type="float" office:value="0.942953020134228">
                <text:p>0.942953020134228</text:p>
              </table:table-cell>
              <table:table-cell office:value-type="float" office:value="0.945469798657718">
                <text:p>0.945469798657718</text:p>
              </table:table-cell>
              <table:table-cell office:value-type="float" office:value="0.945469798657718">
                <text:p>0.945469798657718</text:p>
              </table:table-cell>
              <table:table-cell office:value-type="float" office:value="0.947147651006711">
                <text:p>0.947147651006711</text:p>
              </table:table-cell>
              <table:table-cell office:value-type="float" office:value="0.943791946308725">
                <text:p>0.943791946308725</text:p>
              </table:table-cell>
              <table:table-cell office:value-type="float" office:value="0.943791946308725">
                <text:p>0.943791946308725</text:p>
              </table:table-cell>
              <table:table-cell office:value-type="float" office:value="0.942114093959732">
                <text:p>0.942114093959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723_40-cod</text:p>
                <draw:g>
                  <svg:desc>'Size-ratio'.B22:'Size-ratio'.B22</svg:desc>
                </draw:g>
              </table:table-cell>
              <table:table-cell office:value-type="float" office:value="1">
                <text:p>1</text:p>
                <draw:g>
                  <svg:desc>'Size-ratio'.C22:'Size-ratio'.L22</svg:desc>
                </draw:g>
              </table:table-cell>
              <table:table-cell office:value-type="float" office:value="0.946919431279621">
                <text:p>0.946919431279621</text:p>
              </table:table-cell>
              <table:table-cell office:value-type="float" office:value="0.946919431279621">
                <text:p>0.946919431279621</text:p>
              </table:table-cell>
              <table:table-cell office:value-type="float" office:value="0.945971563981043">
                <text:p>0.945971563981043</text:p>
              </table:table-cell>
              <table:table-cell office:value-type="float" office:value="0.945971563981043">
                <text:p>0.945971563981043</text:p>
              </table:table-cell>
              <table:table-cell office:value-type="float" office:value="0.939336492890995">
                <text:p>0.939336492890995</text:p>
              </table:table-cell>
              <table:table-cell office:value-type="float" office:value="0.939336492890995">
                <text:p>0.939336492890995</text:p>
              </table:table-cell>
              <table:table-cell office:value-type="float" office:value="0.939336492890995">
                <text:p>0.939336492890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723_40-dec</text:p>
                <draw:g>
                  <svg:desc>'Size-ratio'.B23:'Size-ratio'.B23</svg:desc>
                </draw:g>
              </table:table-cell>
              <table:table-cell office:value-type="float" office:value="1">
                <text:p>1</text:p>
                <draw:g>
                  <svg:desc>'Size-ratio'.C23:'Size-ratio'.L23</svg:desc>
                </draw:g>
              </table:table-cell>
              <table:table-cell office:value-type="float" office:value="0.942953020134228">
                <text:p>0.942953020134228</text:p>
              </table:table-cell>
              <table:table-cell office:value-type="float" office:value="0.945469798657718">
                <text:p>0.945469798657718</text:p>
              </table:table-cell>
              <table:table-cell office:value-type="float" office:value="0.945469798657718">
                <text:p>0.945469798657718</text:p>
              </table:table-cell>
              <table:table-cell office:value-type="float" office:value="0.947147651006711">
                <text:p>0.947147651006711</text:p>
              </table:table-cell>
              <table:table-cell office:value-type="float" office:value="0.943791946308725">
                <text:p>0.943791946308725</text:p>
              </table:table-cell>
              <table:table-cell office:value-type="float" office:value="0.943791946308725">
                <text:p>0.943791946308725</text:p>
              </table:table-cell>
              <table:table-cell office:value-type="float" office:value="0.942114093959732">
                <text:p>0.942114093959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728-cod</text:p>
                <draw:g>
                  <svg:desc>'Size-ratio'.B24:'Size-ratio'.B24</svg:desc>
                </draw:g>
              </table:table-cell>
              <table:table-cell office:value-type="float" office:value="1">
                <text:p>1</text:p>
                <draw:g>
                  <svg:desc>'Size-ratio'.C24:'Size-ratio'.L24</svg:desc>
                </draw:g>
              </table:table-cell>
              <table:table-cell office:value-type="float" office:value="0.998321678321678">
                <text:p>0.998321678321678</text:p>
              </table:table-cell>
              <table:table-cell office:value-type="float" office:value="0.999440559440559">
                <text:p>0.999440559440559</text:p>
              </table:table-cell>
              <table:table-cell office:value-type="float" office:value="0.99972027972028">
                <text:p>0.99972027972028</text:p>
              </table:table-cell>
              <table:table-cell office:value-type="float" office:value="0.993286713286713">
                <text:p>0.993286713286713</text:p>
              </table:table-cell>
              <table:table-cell office:value-type="float" office:value="1.00251748251748">
                <text:p>1.00251748251748</text:p>
              </table:table-cell>
              <table:table-cell office:value-type="float" office:value="1.00251748251748">
                <text:p>1.00251748251748</text:p>
              </table:table-cell>
              <table:table-cell office:value-type="float" office:value="0.98041958041958">
                <text:p>0.98041958041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728-dec</text:p>
                <draw:g>
                  <svg:desc>'Size-ratio'.B25:'Size-ratio'.B25</svg:desc>
                </draw:g>
              </table:table-cell>
              <table:table-cell office:value-type="float" office:value="1">
                <text:p>1</text:p>
                <draw:g>
                  <svg:desc>'Size-ratio'.C25:'Size-ratio'.L25</svg:desc>
                </draw:g>
              </table:table-cell>
              <table:table-cell office:value-type="float" office:value="0.986169102296451">
                <text:p>0.986169102296451</text:p>
              </table:table-cell>
              <table:table-cell office:value-type="float" office:value="0.987473903966597">
                <text:p>0.987473903966597</text:p>
              </table:table-cell>
              <table:table-cell office:value-type="float" office:value="0.986951983298539">
                <text:p>0.986951983298539</text:p>
              </table:table-cell>
              <table:table-cell office:value-type="float" office:value="0.980949895615866">
                <text:p>0.980949895615866</text:p>
              </table:table-cell>
              <table:table-cell office:value-type="float" office:value="0.983298538622129">
                <text:p>0.983298538622129</text:p>
              </table:table-cell>
              <table:table-cell office:value-type="float" office:value="0.981993736951983">
                <text:p>0.981993736951983</text:p>
              </table:table-cell>
              <table:table-cell office:value-type="float" office:value="0.961377870563674">
                <text:p>0.961377870563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728-cod V1</text:p>
                <draw:g>
                  <svg:desc>'Size-ratio'.B26:'Size-ratio'.B26</svg:desc>
                </draw:g>
              </table:table-cell>
              <table:table-cell office:value-type="float" office:value="1">
                <text:p>1</text:p>
                <draw:g>
                  <svg:desc>'Size-ratio'.C26:'Size-ratio'.L26</svg:desc>
                </draw:g>
              </table:table-cell>
              <table:table-cell office:value-type="float" office:value="0.99299347668519">
                <text:p>0.99299347668519</text:p>
              </table:table-cell>
              <table:table-cell office:value-type="float" office:value="0.994201497946364">
                <text:p>0.994201497946364</text:p>
              </table:table-cell>
              <table:table-cell office:value-type="float" office:value="0.998308770234356">
                <text:p>0.998308770234356</text:p>
              </table:table-cell>
              <table:table-cell office:value-type="float" office:value="0.975597970524281">
                <text:p>0.975597970524281</text:p>
              </table:table-cell>
              <table:table-cell office:value-type="float" office:value="0.958927277120077">
                <text:p>0.958927277120077</text:p>
              </table:table-cell>
              <table:table-cell office:value-type="float" office:value="0.959893694129017">
                <text:p>0.959893694129017</text:p>
              </table:table-cell>
              <table:table-cell office:value-type="float" office:value="0.949504711282919">
                <text:p>0.949504711282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728-dec V1</text:p>
                <draw:g>
                  <svg:desc>'Size-ratio'.B27:'Size-ratio'.B27</svg:desc>
                </draw:g>
              </table:table-cell>
              <table:table-cell office:value-type="float" office:value="1">
                <text:p>1</text:p>
                <draw:g>
                  <svg:desc>'Size-ratio'.C27:'Size-ratio'.L27</svg:desc>
                </draw:g>
              </table:table-cell>
              <table:table-cell office:value-type="float" office:value="0.993201754385965">
                <text:p>0.993201754385965</text:p>
              </table:table-cell>
              <table:table-cell office:value-type="float" office:value="0.993201754385965">
                <text:p>0.993201754385965</text:p>
              </table:table-cell>
              <table:table-cell office:value-type="float" office:value="0.991447368421053">
                <text:p>0.991447368421053</text:p>
              </table:table-cell>
              <table:table-cell office:value-type="float" office:value="0.982017543859649">
                <text:p>0.982017543859649</text:p>
              </table:table-cell>
              <table:table-cell office:value-type="float" office:value="0.964473684210526">
                <text:p>0.964473684210526</text:p>
              </table:table-cell>
              <table:table-cell office:value-type="float" office:value="0.966447368421053">
                <text:p>0.966447368421053</text:p>
              </table:table-cell>
              <table:table-cell office:value-type="float" office:value="0.956798245614035">
                <text:p>0.956798245614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729AB-cod</text:p>
                <draw:g>
                  <svg:desc>'Size-ratio'.B28:'Size-ratio'.B28</svg:desc>
                </draw:g>
              </table:table-cell>
              <table:table-cell office:value-type="float" office:value="1">
                <text:p>1</text:p>
                <draw:g>
                  <svg:desc>'Size-ratio'.C28:'Size-ratio'.L28</svg:desc>
                </draw:g>
              </table:table-cell>
              <table:table-cell office:value-type="float" office:value="0.994624619243863">
                <text:p>0.994624619243863</text:p>
              </table:table-cell>
              <table:table-cell office:value-type="float" office:value="0.993370363734098">
                <text:p>0.993370363734098</text:p>
              </table:table-cell>
              <table:table-cell office:value-type="float" office:value="0.994176670847518">
                <text:p>0.994176670847518</text:p>
              </table:table-cell>
              <table:table-cell office:value-type="float" office:value="0.991578570148719">
                <text:p>0.991578570148719</text:p>
              </table:table-cell>
              <table:table-cell office:value-type="float" office:value="0.983515499014514">
                <text:p>0.983515499014514</text:p>
              </table:table-cell>
              <table:table-cell office:value-type="float" office:value="0.979931911843756">
                <text:p>0.979931911843756</text:p>
              </table:table-cell>
              <table:table-cell office:value-type="float" office:value="0.999372872245117">
                <text:p>0.999372872245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728AB-dec</text:p>
                <draw:g>
                  <svg:desc>'Size-ratio'.B29:'Size-ratio'.B29</svg:desc>
                </draw:g>
              </table:table-cell>
              <table:table-cell office:value-type="float" office:value="1">
                <text:p>1</text:p>
                <draw:g>
                  <svg:desc>'Size-ratio'.C29:'Size-ratio'.L29</svg:desc>
                </draw:g>
              </table:table-cell>
              <table:table-cell office:value-type="float" office:value="0.976248182258846">
                <text:p>0.976248182258846</text:p>
              </table:table-cell>
              <table:table-cell office:value-type="float" office:value="0.974309258361609">
                <text:p>0.974309258361609</text:p>
              </table:table-cell>
              <table:table-cell office:value-type="float" office:value="0.973097430925836">
                <text:p>0.973097430925836</text:p>
              </table:table-cell>
              <table:table-cell office:value-type="float" office:value="0.971158507028599">
                <text:p>0.971158507028599</text:p>
              </table:table-cell>
              <table:table-cell office:value-type="float" office:value="0.97697527872031">
                <text:p>0.97697527872031</text:p>
              </table:table-cell>
              <table:table-cell office:value-type="float" office:value="0.97697527872031">
                <text:p>0.97697527872031</text:p>
              </table:table-cell>
              <table:table-cell office:value-type="float" office:value="0.997576345128454">
                <text:p>0.997576345128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729I-cod</text:p>
                <draw:g>
                  <svg:desc>'Size-ratio'.B30:'Size-ratio'.B30</svg:desc>
                </draw:g>
              </table:table-cell>
              <table:table-cell office:value-type="float" office:value="1">
                <text:p>1</text:p>
                <draw:g>
                  <svg:desc>'Size-ratio'.C30:'Size-ratio'.L30</svg:desc>
                </draw:g>
              </table:table-cell>
              <table:table-cell office:value-type="float" office:value="0.992685475444096">
                <text:p>0.992685475444096</text:p>
              </table:table-cell>
              <table:table-cell office:value-type="float" office:value="0.991565905359009">
                <text:p>0.991565905359009</text:p>
              </table:table-cell>
              <table:table-cell office:value-type="float" office:value="0.990520973279594">
                <text:p>0.990520973279594</text:p>
              </table:table-cell>
              <table:table-cell office:value-type="float" office:value="0.987460815047022">
                <text:p>0.987460815047022</text:p>
              </table:table-cell>
              <table:table-cell office:value-type="float" office:value="0.982758620689655">
                <text:p>0.982758620689655</text:p>
              </table:table-cell>
              <table:table-cell office:value-type="float" office:value="0.98111658456486">
                <text:p>0.98111658456486</text:p>
              </table:table-cell>
              <table:table-cell office:value-type="float" office:value="1.00320943424392">
                <text:p>1.00320943424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729I-dec</text:p>
                <draw:g>
                  <svg:desc>'Size-ratio'.B31:'Size-ratio'.B31</svg:desc>
                </draw:g>
              </table:table-cell>
              <table:table-cell office:value-type="float" office:value="1">
                <text:p>1</text:p>
                <draw:g>
                  <svg:desc>'Size-ratio'.C31:'Size-ratio'.L31</svg:desc>
                </draw:g>
              </table:table-cell>
              <table:table-cell office:value-type="float" office:value="0.980637254901961">
                <text:p>0.980637254901961</text:p>
              </table:table-cell>
              <table:table-cell office:value-type="float" office:value="0.980392156862745">
                <text:p>0.980392156862745</text:p>
              </table:table-cell>
              <table:table-cell office:value-type="float" office:value="0.982230392156863">
                <text:p>0.982230392156863</text:p>
              </table:table-cell>
              <table:table-cell office:value-type="float" office:value="0.980882352941176">
                <text:p>0.980882352941176</text:p>
              </table:table-cell>
              <table:table-cell office:value-type="float" office:value="0.973897058823529">
                <text:p>0.973897058823529</text:p>
              </table:table-cell>
              <table:table-cell office:value-type="float" office:value="0.974019607843137">
                <text:p>0.974019607843137</text:p>
              </table:table-cell>
              <table:table-cell office:value-type="float" office:value="1.00281862745098">
                <text:p>1.00281862745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729I-cod V1</text:p>
                <draw:g>
                  <svg:desc>'Size-ratio'.B32:'Size-ratio'.B32</svg:desc>
                </draw:g>
              </table:table-cell>
              <table:table-cell office:value-type="float" office:value="1">
                <text:p>1</text:p>
                <draw:g>
                  <svg:desc>'Size-ratio'.C32:'Size-ratio'.L32</svg:desc>
                </draw:g>
              </table:table-cell>
              <table:table-cell office:value-type="float" office:value="0.992945967565995">
                <text:p>0.992945967565995</text:p>
              </table:table-cell>
              <table:table-cell office:value-type="float" office:value="0.991927859792015">
                <text:p>0.991927859792015</text:p>
              </table:table-cell>
              <table:table-cell office:value-type="float" office:value="0.990618864082612">
                <text:p>0.990618864082612</text:p>
              </table:table-cell>
              <table:table-cell office:value-type="float" office:value="0.984946549341866">
                <text:p>0.984946549341866</text:p>
              </table:table-cell>
              <table:table-cell office:value-type="float" office:value="0.980946840229801">
                <text:p>0.980946840229801</text:p>
              </table:table-cell>
              <table:table-cell office:value-type="float" office:value="0.979346956584976">
                <text:p>0.979346956584976</text:p>
              </table:table-cell>
              <table:table-cell office:value-type="float" office:value="1.00036360991928">
                <text:p>1.00036360991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729I-dec V1</text:p>
                <draw:g>
                  <svg:desc>'Size-ratio'.B33:'Size-ratio'.B33</svg:desc>
                </draw:g>
              </table:table-cell>
              <table:table-cell office:value-type="float" office:value="1">
                <text:p>1</text:p>
                <draw:g>
                  <svg:desc>'Size-ratio'.C33:'Size-ratio'.L33</svg:desc>
                </draw:g>
              </table:table-cell>
              <table:table-cell office:value-type="float" office:value="0.984931340381577">
                <text:p>0.984931340381577</text:p>
              </table:table-cell>
              <table:table-cell office:value-type="float" office:value="0.984445254587435">
                <text:p>0.984445254587435</text:p>
              </table:table-cell>
              <table:table-cell office:value-type="float" office:value="0.985295904727184">
                <text:p>0.985295904727184</text:p>
              </table:table-cell>
              <table:table-cell office:value-type="float" office:value="0.980313525337222">
                <text:p>0.980313525337222</text:p>
              </table:table-cell>
              <table:table-cell office:value-type="float" office:value="0.979341353748937">
                <text:p>0.979341353748937</text:p>
              </table:table-cell>
              <table:table-cell office:value-type="float" office:value="0.979341353748937">
                <text:p>0.979341353748937</text:p>
              </table:table-cell>
              <table:table-cell office:value-type="float" office:value="1.01069388747114">
                <text:p>1.01069388747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SM9-cod</text:p>
                <draw:g>
                  <svg:desc>'Size-ratio'.B34:'Size-ratio'.B34</svg:desc>
                </draw:g>
              </table:table-cell>
              <table:table-cell office:value-type="float" office:value="1">
                <text:p>1</text:p>
                <draw:g>
                  <svg:desc>'Size-ratio'.C34:'Size-ratio'.L34</svg:desc>
                </draw:g>
              </table:table-cell>
              <table:table-cell office:value-type="float" office:value="0.95263774912075">
                <text:p>0.95263774912075</text:p>
              </table:table-cell>
              <table:table-cell office:value-type="float" office:value="0.947479484173505">
                <text:p>0.947479484173505</text:p>
              </table:table-cell>
              <table:table-cell office:value-type="float" office:value="0.947010550996483">
                <text:p>0.947010550996483</text:p>
              </table:table-cell>
              <table:table-cell office:value-type="float" office:value="0.948651817116061">
                <text:p>0.948651817116061</text:p>
              </table:table-cell>
              <table:table-cell office:value-type="float" office:value="0.945603751465416">
                <text:p>0.945603751465416</text:p>
              </table:table-cell>
              <table:table-cell office:value-type="float" office:value="0.945838218053927">
                <text:p>0.945838218053927</text:p>
              </table:table-cell>
              <table:table-cell office:value-type="float" office:value="0.945603751465416">
                <text:p>0.945603751465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SM9-dec</text:p>
                <draw:g>
                  <svg:desc>'Size-ratio'.B35:'Size-ratio'.B35</svg:desc>
                </draw:g>
              </table:table-cell>
              <table:table-cell office:value-type="float" office:value="NaN">
                <text:p>NaN</text:p>
                <draw:g>
                  <svg:desc>'Size-ratio'.C35:'Size-ratio'.L3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SM10-cod</text:p>
                <draw:g>
                  <svg:desc>'Size-ratio'.B36:'Size-ratio'.B36</svg:desc>
                </draw:g>
              </table:table-cell>
              <table:table-cell office:value-type="float" office:value="1">
                <text:p>1</text:p>
                <draw:g>
                  <svg:desc>'Size-ratio'.C36:'Size-ratio'.L36</svg:desc>
                </draw:g>
              </table:table-cell>
              <table:table-cell office:value-type="float" office:value="0.916482055826318">
                <text:p>0.916482055826318</text:p>
              </table:table-cell>
              <table:table-cell office:value-type="float" office:value="0.9162605228179">
                <text:p>0.9162605228179</text:p>
              </table:table-cell>
              <table:table-cell office:value-type="float" office:value="0.911386796632698">
                <text:p>0.911386796632698</text:p>
              </table:table-cell>
              <table:table-cell office:value-type="float" office:value="0.913823659725299">
                <text:p>0.913823659725299</text:p>
              </table:table-cell>
              <table:table-cell office:value-type="float" office:value="0.904297740363314">
                <text:p>0.904297740363314</text:p>
              </table:table-cell>
              <table:table-cell office:value-type="float" office:value="0.904519273371732">
                <text:p>0.904519273371732</text:p>
              </table:table-cell>
              <table:table-cell office:value-type="float" office:value="0.915152857775809">
                <text:p>0.915152857775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SM10-dec</text:p>
                <draw:g>
                  <svg:desc>'Size-ratio'.B37:'Size-ratio'.B37</svg:desc>
                </draw:g>
              </table:table-cell>
              <table:table-cell office:value-type="float" office:value="1">
                <text:p>1</text:p>
                <draw:g>
                  <svg:desc>'Size-ratio'.C37:'Size-ratio'.L3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.10332480818414">
                <text:p>1.10332480818414</text:p>
              </table:table-cell>
              <table:table-cell office:value-type="float" office:value="1.10332480818414">
                <text:p>1.10332480818414</text:p>
              </table:table-cell>
              <table:table-cell office:value-type="float" office:value="1.08900255754476">
                <text:p>1.08900255754476</text:p>
              </table:table-cell>
              <table:table-cell office:value-type="float" office:value="0.975959079283888">
                <text:p>0.975959079283888</text:p>
              </table:table-cell>
              <table:table-cell office:value-type="float" office:value="0.975959079283888">
                <text:p>0.975959079283888</text:p>
              </table:table-cell>
              <table:table-cell office:value-type="float" office:value="0.970332480818414">
                <text:p>0.970332480818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R-cod</text:p>
                <draw:g>
                  <svg:desc>'Size-ratio'.B38:'Size-ratio'.B38</svg:desc>
                </draw:g>
              </table:table-cell>
              <table:table-cell office:value-type="float" office:value="1">
                <text:p>1</text:p>
                <draw:g>
                  <svg:desc>'Size-ratio'.C38:'Size-ratio'.L38</svg:desc>
                </draw:g>
              </table:table-cell>
              <table:table-cell office:value-type="float" office:value="0.985941363475804">
                <text:p>0.985941363475804</text:p>
              </table:table-cell>
              <table:table-cell office:value-type="float" office:value="0.983327446132109">
                <text:p>0.983327446132109</text:p>
              </table:table-cell>
              <table:table-cell office:value-type="float" office:value="0.986930413281526">
                <text:p>0.986930413281526</text:p>
              </table:table-cell>
              <table:table-cell office:value-type="float" office:value="0.981490639350053">
                <text:p>0.981490639350053</text:p>
              </table:table-cell>
              <table:table-cell office:value-type="float" office:value="0.979936418226775">
                <text:p>0.979936418226775</text:p>
              </table:table-cell>
              <table:table-cell office:value-type="float" office:value="0.979865771812081">
                <text:p>0.979865771812081</text:p>
              </table:table-cell>
              <table:table-cell office:value-type="float" office:value="0.985446838572942">
                <text:p>0.985446838572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R-dec</text:p>
                <draw:g>
                  <svg:desc>'Size-ratio'.B39:'Size-ratio'.B39</svg:desc>
                </draw:g>
              </table:table-cell>
              <table:table-cell office:value-type="float" office:value="1">
                <text:p>1</text:p>
                <draw:g>
                  <svg:desc>'Size-ratio'.C39:'Size-ratio'.L39</svg:desc>
                </draw:g>
              </table:table-cell>
              <table:table-cell office:value-type="float" office:value="0.989440750879937">
                <text:p>0.989440750879937</text:p>
              </table:table-cell>
              <table:table-cell office:value-type="float" office:value="0.988267500977708">
                <text:p>0.988267500977708</text:p>
              </table:table-cell>
              <table:table-cell office:value-type="float" office:value="0.989049667579194">
                <text:p>0.989049667579194</text:p>
              </table:table-cell>
              <table:table-cell office:value-type="float" office:value="0.986116542823621">
                <text:p>0.986116542823621</text:p>
              </table:table-cell>
              <table:table-cell office:value-type="float" office:value="0.979663668361361">
                <text:p>0.979663668361361</text:p>
              </table:table-cell>
              <table:table-cell office:value-type="float" office:value="0.978490418459132">
                <text:p>0.978490418459132</text:p>
              </table:table-cell>
              <table:table-cell office:value-type="float" office:value="0.993156042236996">
                <text:p>0.993156042236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P3-CF2-cod</text:p>
                <draw:g>
                  <svg:desc>'Size-ratio'.B40:'Size-ratio'.B40</svg:desc>
                </draw:g>
              </table:table-cell>
              <table:table-cell office:value-type="float" office:value="NaN">
                <text:p>NaN</text:p>
                <draw:g>
                  <svg:desc>'Size-ratio'.C40:'Size-ratio'.L4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P3-CF2-dec</text:p>
                <draw:g>
                  <svg:desc>'Size-ratio'.B41:'Size-ratio'.B41</svg:desc>
                </draw:g>
              </table:table-cell>
              <table:table-cell office:value-type="float" office:value="1">
                <text:p>1</text:p>
                <draw:g>
                  <svg:desc>'Size-ratio'.C41:'Size-ratio'.L41</svg:desc>
                </draw:g>
              </table:table-cell>
              <table:table-cell office:value-type="float" office:value="0.929918699186992">
                <text:p>0.929918699186992</text:p>
              </table:table-cell>
              <table:table-cell office:value-type="float" office:value="0.725650406504065">
                <text:p>0.725650406504065</text:p>
              </table:table-cell>
              <table:table-cell office:value-type="float" office:value="0.72650406504065">
                <text:p>0.72650406504065</text:p>
              </table:table-cell>
              <table:table-cell office:value-type="float" office:value="0.727276422764228">
                <text:p>0.727276422764228</text:p>
              </table:table-cell>
              <table:table-cell office:value-type="float" office:value="0.719186991869919">
                <text:p>0.719186991869919</text:p>
              </table:table-cell>
              <table:table-cell office:value-type="float" office:value="0.723983739837398">
                <text:p>0.723983739837398</text:p>
              </table:table-cell>
              <table:table-cell office:value-type="float" office:value="0.706219512195122">
                <text:p>0.706219512195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B-AMR-cod</text:p>
                <draw:g>
                  <svg:desc>'Size-ratio'.B42:'Size-ratio'.B42</svg:desc>
                </draw:g>
              </table:table-cell>
              <table:table-cell office:value-type="float" office:value="1">
                <text:p>1</text:p>
                <draw:g>
                  <svg:desc>'Size-ratio'.C42:'Size-ratio'.L42</svg:desc>
                </draw:g>
              </table:table-cell>
              <table:table-cell office:value-type="float" office:value="0.965037315941639">
                <text:p>0.965037315941639</text:p>
              </table:table-cell>
              <table:table-cell office:value-type="float" office:value="0.964230484771062">
                <text:p>0.964230484771062</text:p>
              </table:table-cell>
              <table:table-cell office:value-type="float" office:value="0.963020238015195">
                <text:p>0.963020238015195</text:p>
              </table:table-cell>
              <table:table-cell office:value-type="float" office:value="0.962347878706381">
                <text:p>0.962347878706381</text:p>
              </table:table-cell>
              <table:table-cell office:value-type="float" office:value="0.960061857056411">
                <text:p>0.960061857056411</text:p>
              </table:table-cell>
              <table:table-cell office:value-type="float" office:value="0.960398036710818">
                <text:p>0.960398036710818</text:p>
              </table:table-cell>
              <table:table-cell office:value-type="float" office:value="0.976870839776777">
                <text:p>0.976870839776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B-AMR-dec</text:p>
                <draw:g>
                  <svg:desc>'Size-ratio'.B43:'Size-ratio'.B43</svg:desc>
                </draw:g>
              </table:table-cell>
              <table:table-cell office:value-type="float" office:value="1">
                <text:p>1</text:p>
                <draw:g>
                  <svg:desc>'Size-ratio'.C43:'Size-ratio'.L43</svg:desc>
                </draw:g>
              </table:table-cell>
              <table:table-cell office:value-type="float" office:value="0.956093696955981">
                <text:p>0.956093696955981</text:p>
              </table:table-cell>
              <table:table-cell office:value-type="float" office:value="0.954962091207423">
                <text:p>0.954962091207423</text:p>
              </table:table-cell>
              <table:table-cell office:value-type="float" office:value="0.948059296141224">
                <text:p>0.948059296141224</text:p>
              </table:table-cell>
              <table:table-cell office:value-type="float" office:value="0.951906755686319">
                <text:p>0.951906755686319</text:p>
              </table:table-cell>
              <table:table-cell office:value-type="float" office:value="0.956998981554826">
                <text:p>0.956998981554826</text:p>
              </table:table-cell>
              <table:table-cell office:value-type="float" office:value="0.957112142129682">
                <text:p>0.957112142129682</text:p>
              </table:table-cell>
              <table:table-cell office:value-type="float" office:value="0.982233789747652">
                <text:p>0.982233789747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PEG4-cod</text:p>
                <draw:g>
                  <svg:desc>'Size-ratio'.B44:'Size-ratio'.B44</svg:desc>
                </draw:g>
              </table:table-cell>
              <table:table-cell office:value-type="float" office:value="1">
                <text:p>1</text:p>
                <draw:g>
                  <svg:desc>'Size-ratio'.C44:'Size-ratio'.L44</svg:desc>
                </draw:g>
              </table:table-cell>
              <table:table-cell office:value-type="float" office:value="0.894006508768758">
                <text:p>0.894006508768758</text:p>
              </table:table-cell>
              <table:table-cell office:value-type="float" office:value="0.894142108117881">
                <text:p>0.894142108117881</text:p>
              </table:table-cell>
              <table:table-cell office:value-type="float" office:value="0.893690110287471">
                <text:p>0.893690110287471</text:p>
              </table:table-cell>
              <table:table-cell office:value-type="float" office:value="0.88062737298861">
                <text:p>0.88062737298861</text:p>
              </table:table-cell>
              <table:table-cell office:value-type="float" office:value="0.878593382751763">
                <text:p>0.878593382751763</text:p>
              </table:table-cell>
              <table:table-cell office:value-type="float" office:value="0.879813776893871">
                <text:p>0.879813776893871</text:p>
              </table:table-cell>
              <table:table-cell office:value-type="float" office:value="0.870321822455252">
                <text:p>0.870321822455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PEG4-dec</text:p>
                <draw:g>
                  <svg:desc>'Size-ratio'.B45:'Size-ratio'.B45</svg:desc>
                </draw:g>
              </table:table-cell>
              <table:table-cell office:value-type="float" office:value="NaN">
                <text:p>NaN</text:p>
                <draw:g>
                  <svg:desc>'Size-ratio'.C45:'Size-ratio'.L4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PEG4_Fast-cod</text:p>
                <draw:g>
                  <svg:desc>'Size-ratio'.B46:'Size-ratio'.B46</svg:desc>
                </draw:g>
              </table:table-cell>
              <table:table-cell office:value-type="float" office:value="1">
                <text:p>1</text:p>
                <draw:g>
                  <svg:desc>'Size-ratio'.C46:'Size-ratio'.L4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PEG4_Fast-dec</text:p>
                <draw:g>
                  <svg:desc>'Size-ratio'.B47:'Size-ratio'.B47</svg:desc>
                </draw:g>
              </table:table-cell>
              <table:table-cell office:value-type="float" office:value="1">
                <text:p>1</text:p>
                <draw:g>
                  <svg:desc>'Size-ratio'.C47:'Size-ratio'.L4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.00631296171927">
                <text:p>1.00631296171927</text:p>
              </table:table-cell>
              <table:table-cell office:value-type="float" office:value="0.997582269979852">
                <text:p>0.997582269979852</text:p>
              </table:table-cell>
              <table:table-cell office:value-type="float" office:value="0.988045668233714">
                <text:p>0.988045668233714</text:p>
              </table:table-cell>
              <table:table-cell office:value-type="float" office:value="1.00658159838818">
                <text:p>1.00658159838818</text:p>
              </table:table-cell>
              <table:table-cell office:value-type="float" office:value="1.00711887172599">
                <text:p>1.00711887172599</text:p>
              </table:table-cell>
              <table:table-cell office:value-type="float" office:value="1.00188045668234">
                <text:p>1.00188045668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PEG-cod</text:p>
                <draw:g>
                  <svg:desc>'Size-ratio'.B48:'Size-ratio'.B48</svg:desc>
                </draw:g>
              </table:table-cell>
              <table:table-cell office:value-type="float" office:value="1">
                <text:p>1</text:p>
                <draw:g>
                  <svg:desc>'Size-ratio'.C48:'Size-ratio'.L48</svg:desc>
                </draw:g>
              </table:table-cell>
              <table:table-cell office:value-type="float" office:value="0.886570358480471">
                <text:p>0.886570358480471</text:p>
              </table:table-cell>
              <table:table-cell office:value-type="float" office:value="0.889322020943209">
                <text:p>0.889322020943209</text:p>
              </table:table-cell>
              <table:table-cell office:value-type="float" office:value="0.890621417106168">
                <text:p>0.890621417106168</text:p>
              </table:table-cell>
              <table:table-cell office:value-type="float" office:value="0.878468241229076">
                <text:p>0.878468241229076</text:p>
              </table:table-cell>
              <table:table-cell office:value-type="float" office:value="0.878773981502713">
                <text:p>0.878773981502713</text:p>
              </table:table-cell>
              <table:table-cell office:value-type="float" office:value="0.878773981502713">
                <text:p>0.878773981502713</text:p>
              </table:table-cell>
              <table:table-cell office:value-type="float" office:value="0.869448903156768">
                <text:p>0.869448903156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PEG-dec</text:p>
                <draw:g>
                  <svg:desc>'Size-ratio'.B49:'Size-ratio'.B49</svg:desc>
                </draw:g>
              </table:table-cell>
              <table:table-cell office:value-type="float" office:value="1">
                <text:p>1</text:p>
                <draw:g>
                  <svg:desc>'Size-ratio'.C49:'Size-ratio'.L49</svg:desc>
                </draw:g>
              </table:table-cell>
              <table:table-cell office:value-type="float" office:value="0.861224245328222">
                <text:p>0.861224245328222</text:p>
              </table:table-cell>
              <table:table-cell office:value-type="float" office:value="0.852898897939626">
                <text:p>0.852898897939626</text:p>
              </table:table-cell>
              <table:table-cell office:value-type="float" office:value="0.853737422137039">
                <text:p>0.853737422137039</text:p>
              </table:table-cell>
              <table:table-cell office:value-type="float" office:value="0.840261140392908">
                <text:p>0.840261140392908</text:p>
              </table:table-cell>
              <table:table-cell office:value-type="float" office:value="0.839242932438908">
                <text:p>0.839242932438908</text:p>
              </table:table-cell>
              <table:table-cell office:value-type="float" office:value="0.839482510781025">
                <text:p>0.839482510781025</text:p>
              </table:table-cell>
              <table:table-cell office:value-type="float" office:value="0.832295160517489">
                <text:p>0.832295160517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PEG2000-cod</text:p>
                <draw:g>
                  <svg:desc>'Size-ratio'.B50:'Size-ratio'.B50</svg:desc>
                </draw:g>
              </table:table-cell>
              <table:table-cell office:value-type="float" office:value="1">
                <text:p>1</text:p>
                <draw:g>
                  <svg:desc>'Size-ratio'.C50:'Size-ratio'.L50</svg:desc>
                </draw:g>
              </table:table-cell>
              <table:table-cell office:value-type="float" office:value="0.926493260233315">
                <text:p>0.926493260233315</text:p>
              </table:table-cell>
              <table:table-cell office:value-type="float" office:value="0.92176099591904">
                <text:p>0.92176099591904</text:p>
              </table:table-cell>
              <table:table-cell office:value-type="float" office:value="0.92233810132322">
                <text:p>0.92233810132322</text:p>
              </table:table-cell>
              <table:table-cell office:value-type="float" office:value="0.919394863761903">
                <text:p>0.919394863761903</text:p>
              </table:table-cell>
              <table:table-cell office:value-type="float" office:value="0.918652871099386">
                <text:p>0.918652871099386</text:p>
              </table:table-cell>
              <table:table-cell office:value-type="float" office:value="0.919337153221485">
                <text:p>0.919337153221485</text:p>
              </table:table-cell>
              <table:table-cell office:value-type="float" office:value="0.896492023578878">
                <text:p>0.896492023578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PEG2000-dec</text:p>
                <draw:g>
                  <svg:desc>'Size-ratio'.B51:'Size-ratio'.B51</svg:desc>
                </draw:g>
              </table:table-cell>
              <table:table-cell office:value-type="float" office:value="1">
                <text:p>1</text:p>
                <draw:g>
                  <svg:desc>'Size-ratio'.C51:'Size-ratio'.L51</svg:desc>
                </draw:g>
              </table:table-cell>
              <table:table-cell office:value-type="float" office:value="0.918868000564186">
                <text:p>0.918868000564186</text:p>
              </table:table-cell>
              <table:table-cell office:value-type="float" office:value="0.915613854802636">
                <text:p>0.915613854802636</text:p>
              </table:table-cell>
              <table:table-cell office:value-type="float" office:value="0.916389610912974">
                <text:p>0.916389610912974</text:p>
              </table:table-cell>
              <table:table-cell office:value-type="float" office:value="0.912994418585907">
                <text:p>0.912994418585907</text:p>
              </table:table-cell>
              <table:table-cell office:value-type="float" office:value="0.909679824296278">
                <text:p>0.909679824296278</text:p>
              </table:table-cell>
              <table:table-cell office:value-type="float" office:value="0.910435430897258">
                <text:p>0.910435430897258</text:p>
              </table:table-cell>
              <table:table-cell office:value-type="float" office:value="0.894738963106248">
                <text:p>0.894738963106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MS</text:p>
                <draw:g>
                  <svg:desc>'Size-ratio'.B52:'Size-ratio'.B52</svg:desc>
                </draw:g>
              </table:table-cell>
              <table:table-cell office:value-type="float" office:value="1">
                <text:p>1</text:p>
                <draw:g>
                  <svg:desc>'Size-ratio'.C52:'Size-ratio'.L52</svg:desc>
                </draw:g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1.03787878787879">
                <text:p>1.03787878787879</text:p>
              </table:table-cell>
              <table:table-cell office:value-type="float" office:value="1.03787878787879">
                <text:p>1.03787878787879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LS</text:p>
                <draw:g>
                  <svg:desc>'Size-ratio'.B53:'Size-ratio'.B53</svg:desc>
                </draw:g>
              </table:table-cell>
              <table:table-cell office:value-type="float" office:value="1">
                <text:p>1</text:p>
                <draw:g>
                  <svg:desc>'Size-ratio'.C53:'Size-ratio'.L53</svg:desc>
                </draw:g>
              </table:table-cell>
              <table:table-cell office:value-type="float" office:value="0.965340179717587">
                <text:p>0.965340179717587</text:p>
              </table:table-cell>
              <table:table-cell office:value-type="float" office:value="0.965340179717587">
                <text:p>0.965340179717587</text:p>
              </table:table-cell>
              <table:table-cell office:value-type="float" office:value="0.965340179717587">
                <text:p>0.965340179717587</text:p>
              </table:table-cell>
              <table:table-cell office:value-type="float" office:value="0.915275994865212">
                <text:p>0.915275994865212</text:p>
              </table:table-cell>
              <table:table-cell office:value-type="float" office:value="0.992297817715019">
                <text:p>0.992297817715019</text:p>
              </table:table-cell>
              <table:table-cell office:value-type="float" office:value="0.99614890885751">
                <text:p>0.99614890885751</text:p>
              </table:table-cell>
              <table:table-cell office:value-type="float" office:value="0.940949935815148">
                <text:p>0.940949935815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S2</text:p>
                <draw:g>
                  <svg:desc>'Size-ratio'.B54:'Size-ratio'.B54</svg:desc>
                </draw:g>
              </table:table-cell>
              <table:table-cell office:value-type="float" office:value="1">
                <text:p>1</text:p>
                <draw:g>
                  <svg:desc>'Size-ratio'.C54:'Size-ratio'.L5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.999000999000999">
                <text:p>0.999000999000999</text:p>
              </table:table-cell>
              <table:table-cell office:value-type="float" office:value="1.002997002997">
                <text:p>1.002997002997</text:p>
              </table:table-cell>
              <table:table-cell office:value-type="float" office:value="1">
                <text:p>1</text:p>
              </table:table-cell>
              <table:table-cell office:value-type="float" office:value="0.999000999000999">
                <text:p>0.999000999000999</text:p>
              </table:table-cell>
              <table:table-cell office:value-type="float" office:value="1.000999000999">
                <text:p>1.000999000999</text:p>
              </table:table-cell>
              <table:table-cell office:value-type="float" office:value="0.928071928071928">
                <text:p>0.928071928071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stone - total</text:p>
                <draw:g>
                  <svg:desc>'Size-ratio'.B69:'Size-ratio'.B69</svg:desc>
                </draw:g>
              </table:table-cell>
              <table:table-cell office:value-type="float" office:value="1">
                <text:p>1</text:p>
                <draw:g>
                  <svg:desc>'Size-ratio'.C69:'Size-ratio'.L69</svg:desc>
                </draw:g>
              </table:table-cell>
              <table:table-cell office:value-type="float" office:value="0.972432432432432">
                <text:p>0.972432432432432</text:p>
              </table:table-cell>
              <table:table-cell office:value-type="float" office:value="0.970810810810811">
                <text:p>0.970810810810811</text:p>
              </table:table-cell>
              <table:table-cell office:value-type="float" office:value="0.969324324324324">
                <text:p>0.969324324324324</text:p>
              </table:table-cell>
              <table:table-cell office:value-type="float" office:value="0.962297297297297">
                <text:p>0.962297297297297</text:p>
              </table:table-cell>
              <table:table-cell office:value-type="float" office:value="0.958108108108108">
                <text:p>0.958108108108108</text:p>
              </table:table-cell>
              <table:table-cell office:value-type="float" office:value="0.960810810810811">
                <text:p>0.960810810810811</text:p>
              </table:table-cell>
              <table:table-cell office:value-type="float" office:value="0.952972972972973">
                <text:p>0.952972972972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hrySTone</text:p>
                <draw:g>
                  <svg:desc>'Size-ratio'.B70:'Size-ratio'.B70</svg:desc>
                </draw:g>
              </table:table-cell>
              <table:table-cell office:value-type="float" office:value="1">
                <text:p>1</text:p>
                <draw:g>
                  <svg:desc>'Size-ratio'.C70:'Size-ratio'.L70</svg:desc>
                </draw:g>
              </table:table-cell>
              <table:table-cell office:value-type="float" office:value="0.875409836065574">
                <text:p>0.875409836065574</text:p>
              </table:table-cell>
              <table:table-cell office:value-type="float" office:value="0.855737704918033">
                <text:p>0.855737704918033</text:p>
              </table:table-cell>
              <table:table-cell office:value-type="float" office:value="0.855737704918033">
                <text:p>0.855737704918033</text:p>
              </table:table-cell>
              <table:table-cell office:value-type="float" office:value="0.872131147540984">
                <text:p>0.872131147540984</text:p>
              </table:table-cell>
              <table:table-cell office:value-type="float" office:value="0.872131147540984">
                <text:p>0.872131147540984</text:p>
              </table:table-cell>
              <table:table-cell office:value-type="float" office:value="0.872131147540984">
                <text:p>0.872131147540984</text:p>
              </table:table-cell>
              <table:table-cell office:value-type="float" office:value="0.829508196721311">
                <text:p>0.829508196721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enchLoop - total</text:p>
                <draw:g>
                  <svg:desc>'Size-ratio'.B71:'Size-ratio'.B71</svg:desc>
                </draw:g>
              </table:table-cell>
              <table:table-cell office:value-type="float" office:value="NaN">
                <text:p>NaN</text:p>
                <draw:g>
                  <svg:desc>'Size-ratio'.C71:'Size-ratio'.L7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otal</text:p>
                <draw:g>
                  <svg:desc>'Size-ratio'.B72:'Size-ratio'.B72</svg:desc>
                </draw:g>
              </table:table-cell>
              <table:table-cell office:value-type="float" office:value="1">
                <text:p>1</text:p>
                <draw:g>
                  <svg:desc>'Size-ratio'.C72:'Size-ratio'.L72</svg:desc>
                </draw:g>
              </table:table-cell>
              <table:table-cell office:value-type="float" office:value="0.944674834718704">
                <text:p>0.944674834718704</text:p>
              </table:table-cell>
              <table:table-cell office:value-type="float" office:value="0.933718474796192">
                <text:p>0.933718474796192</text:p>
              </table:table-cell>
              <table:table-cell office:value-type="float" office:value="0.933951086186154">
                <text:p>0.933951086186154</text:p>
              </table:table-cell>
              <table:table-cell office:value-type="float" office:value="0.929773167549257">
                <text:p>0.929773167549257</text:p>
              </table:table-cell>
              <table:table-cell office:value-type="float" office:value="0.926747402203266">
                <text:p>0.926747402203266</text:p>
              </table:table-cell>
              <table:table-cell office:value-type="float" office:value="0.927321661572235">
                <text:p>0.927321661572235</text:p>
              </table:table-cell>
              <table:table-cell office:value-type="float" office:value="0.924161417766422">
                <text:p>0.924161417766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verage</text:p>
                <draw:g>
                  <svg:desc>'Size-ratio'.B73:'Size-ratio'.B73</svg:desc>
                </draw:g>
              </table:table-cell>
              <table:table-cell office:value-type="float" office:value="1">
                <text:p>1</text:p>
                <draw:g>
                  <svg:desc>'Size-ratio'.C73:'Size-ratio'.L73</svg:desc>
                </draw:g>
              </table:table-cell>
              <table:table-cell office:value-type="float" office:value="0.968049263301091">
                <text:p>0.968049263301091</text:p>
              </table:table-cell>
              <table:table-cell office:value-type="float" office:value="0.964040702667109">
                <text:p>0.964040702667109</text:p>
              </table:table-cell>
              <table:table-cell office:value-type="float" office:value="0.963457513371903">
                <text:p>0.963457513371903</text:p>
              </table:table-cell>
              <table:table-cell office:value-type="float" office:value="0.959834556688421">
                <text:p>0.959834556688421</text:p>
              </table:table-cell>
              <table:table-cell office:value-type="float" office:value="0.957216052714666">
                <text:p>0.957216052714666</text:p>
              </table:table-cell>
              <table:table-cell office:value-type="float" office:value="0.95798924639837">
                <text:p>0.95798924639837</text:p>
              </table:table-cell>
              <table:table-cell office:value-type="float" office:value="0.955905216824112">
                <text:p>0.955905216824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